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46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Timestamp (Log)</text:p>
          </table:table-cell>
          <table:table-cell office:value-type="string" calcext:value-type="string">
            <text:p>Log Size (MB)</text:p>
          </table:table-cell>
          <table:table-cell/>
          <table:table-cell table:style-name="Default" office:value-type="string" calcext:value-type="string">
            <text:p>Timestamp (Journal)</text:p>
          </table:table-cell>
          <table:table-cell office:value-type="string" calcext:value-type="string">
            <text:p>Log Size (MB)</text:p>
          </table:table-cell>
        </table:table-row>
        <table:table-row table:style-name="ro1">
          <table:table-cell/>
          <table:table-cell office:value-type="time" office:time-value="PT15H47M19.247794663S" calcext:value-type="time">
            <text:p>15:47:19.25</text:p>
          </table:table-cell>
          <table:table-cell office:value-type="float" office:value="0.086218" calcext:value-type="float">
            <text:p>0.086218</text:p>
          </table:table-cell>
          <table:table-cell/>
          <table:table-cell office:value-type="time" office:time-value="PT15H46M09.962773404S" calcext:value-type="time">
            <text:p>15:46:09.96</text:p>
          </table:table-cell>
          <table:table-cell office:value-type="float" office:value="0.064506" calcext:value-type="float">
            <text:p>0.064506</text:p>
          </table:table-cell>
        </table:table-row>
        <table:table-row table:style-name="ro1">
          <table:table-cell/>
          <table:table-cell office:value-type="time" office:time-value="PT15H47M33.452014473S" calcext:value-type="time">
            <text:p>15:47:33.45</text:p>
          </table:table-cell>
          <table:table-cell office:value-type="float" office:value="0.093027" calcext:value-type="float">
            <text:p>0.093027</text:p>
          </table:table-cell>
          <table:table-cell/>
          <table:table-cell office:value-type="time" office:time-value="PT15H47M29.335950836S" calcext:value-type="time">
            <text:p>15:47:29.34</text:p>
          </table:table-cell>
          <table:table-cell office:value-type="float" office:value="0.069554" calcext:value-type="float">
            <text:p>0.069554</text:p>
          </table:table-cell>
        </table:table-row>
        <table:table-row table:style-name="ro1">
          <table:table-cell/>
          <table:table-cell office:value-type="time" office:time-value="PT15H47M55.588355896S" calcext:value-type="time">
            <text:p>15:47:55.59</text:p>
          </table:table-cell>
          <table:table-cell office:value-type="float" office:value="0.106833" calcext:value-type="float">
            <text:p>0.106833</text:p>
          </table:table-cell>
          <table:table-cell/>
          <table:table-cell office:value-type="time" office:time-value="PT15H47M43.540170238S" calcext:value-type="time">
            <text:p>15:47:43.54</text:p>
          </table:table-cell>
          <table:table-cell office:value-type="float" office:value="0.080574" calcext:value-type="float">
            <text:p>0.080574</text:p>
          </table:table-cell>
        </table:table-row>
        <table:table-row table:style-name="ro1">
          <table:table-cell/>
          <table:table-cell office:value-type="time" office:time-value="PT15H48M16.512677401S" calcext:value-type="time">
            <text:p>15:48:16.51</text:p>
          </table:table-cell>
          <table:table-cell office:value-type="float" office:value="0.120823" calcext:value-type="float">
            <text:p>0.120823</text:p>
          </table:table-cell>
          <table:table-cell/>
          <table:table-cell office:value-type="time" office:time-value="PT15H48M05.716511662S" calcext:value-type="time">
            <text:p>15:48:05.72</text:p>
          </table:table-cell>
          <table:table-cell office:value-type="float" office:value="0.091859" calcext:value-type="float">
            <text:p>0.091859</text:p>
          </table:table-cell>
        </table:table-row>
        <table:table-row table:style-name="ro1">
          <table:table-cell/>
          <table:table-cell office:value-type="time" office:time-value="PT15H48M34.524953246S" calcext:value-type="time">
            <text:p>15:48:34.52</text:p>
          </table:table-cell>
          <table:table-cell office:value-type="float" office:value="0.134634" calcext:value-type="float">
            <text:p>0.134634</text:p>
          </table:table-cell>
          <table:table-cell/>
          <table:table-cell office:value-type="time" office:time-value="PT15H48M26.616832241S" calcext:value-type="time">
            <text:p>15:48:26.62</text:p>
          </table:table-cell>
          <table:table-cell office:value-type="float" office:value="0.102808" calcext:value-type="float">
            <text:p>0.102808</text:p>
          </table:table-cell>
        </table:table-row>
        <table:table-row table:style-name="ro1">
          <table:table-cell/>
          <table:table-cell office:value-type="time" office:time-value="PT15H48M54.873263884S" calcext:value-type="time">
            <text:p>15:48:54.87</text:p>
          </table:table-cell>
          <table:table-cell office:value-type="float" office:value="0.14856" calcext:value-type="float">
            <text:p>0.14856</text:p>
          </table:table-cell>
          <table:table-cell/>
          <table:table-cell office:value-type="time" office:time-value="PT15H48M44.61310738S" calcext:value-type="time">
            <text:p>15:48:44.61</text:p>
          </table:table-cell>
          <table:table-cell office:value-type="float" office:value="0.11343" calcext:value-type="float">
            <text:p>0.11343</text:p>
          </table:table-cell>
        </table:table-row>
        <table:table-row table:style-name="ro1">
          <table:table-cell/>
          <table:table-cell office:value-type="time" office:time-value="PT15H49M08.965478427S" calcext:value-type="time">
            <text:p>15:49:08.97</text:p>
          </table:table-cell>
          <table:table-cell office:value-type="float" office:value="0.154932" calcext:value-type="float">
            <text:p>0.154932</text:p>
          </table:table-cell>
          <table:table-cell/>
          <table:table-cell office:value-type="time" office:time-value="PT15H49M04.949417334S" calcext:value-type="time">
            <text:p>15:49:04.95</text:p>
          </table:table-cell>
          <table:table-cell office:value-type="float" office:value="0.11589" calcext:value-type="float">
            <text:p>0.11589</text:p>
          </table:table-cell>
        </table:table-row>
        <table:table-row table:style-name="ro1">
          <table:table-cell/>
          <table:table-cell office:value-type="time" office:time-value="PT15H49M36.785900612S" calcext:value-type="time">
            <text:p>15:49:36.79</text:p>
          </table:table-cell>
          <table:table-cell office:value-type="float" office:value="0.17129" calcext:value-type="float">
            <text:p>0.17129</text:p>
          </table:table-cell>
          <table:table-cell/>
          <table:table-cell office:value-type="time" office:time-value="PT15H49M19.053631724S" calcext:value-type="time">
            <text:p>15:49:19.05</text:p>
          </table:table-cell>
          <table:table-cell office:value-type="float" office:value="0.129049" calcext:value-type="float">
            <text:p>0.129049</text:p>
          </table:table-cell>
        </table:table-row>
        <table:table-row table:style-name="ro1">
          <table:table-cell/>
          <table:table-cell office:value-type="time" office:time-value="PT15H49M57.814218574S" calcext:value-type="time">
            <text:p>15:49:57.81</text:p>
          </table:table-cell>
          <table:table-cell office:value-type="float" office:value="0.185136" calcext:value-type="float">
            <text:p>0.185136</text:p>
          </table:table-cell>
          <table:table-cell/>
          <table:table-cell office:value-type="time" office:time-value="PT15H49M46.910053816S" calcext:value-type="time">
            <text:p>15:49:46.91</text:p>
          </table:table-cell>
          <table:table-cell office:value-type="float" office:value="0.140208" calcext:value-type="float">
            <text:p>0.140208</text:p>
          </table:table-cell>
        </table:table-row>
        <table:table-row table:style-name="ro1">
          <table:table-cell/>
          <table:table-cell office:value-type="time" office:time-value="PT15H50M16.37849849S" calcext:value-type="time">
            <text:p>15:50:16.38</text:p>
          </table:table-cell>
          <table:table-cell office:value-type="float" office:value="0.199155" calcext:value-type="float">
            <text:p>0.199155</text:p>
          </table:table-cell>
          <table:table-cell/>
          <table:table-cell office:value-type="time" office:time-value="PT15H50M07.922371077S" calcext:value-type="time">
            <text:p>15:50:07.92</text:p>
          </table:table-cell>
          <table:table-cell office:value-type="float" office:value="0.14906" calcext:value-type="float">
            <text:p>0.14906</text:p>
          </table:table-cell>
        </table:table-row>
        <table:table-row table:style-name="ro1">
          <table:table-cell/>
          <table:table-cell office:value-type="time" office:time-value="PT15H50M34.23876712S" calcext:value-type="time">
            <text:p>15:50:34.24</text:p>
          </table:table-cell>
          <table:table-cell office:value-type="float" office:value="0.20621" calcext:value-type="float">
            <text:p>0.20621</text:p>
          </table:table-cell>
          <table:table-cell/>
          <table:table-cell office:value-type="time" office:time-value="PT15H50M26.466650302S" calcext:value-type="time">
            <text:p>15:50:26.47</text:p>
          </table:table-cell>
          <table:table-cell office:value-type="float" office:value="0.154156" calcext:value-type="float">
            <text:p>0.154156</text:p>
          </table:table-cell>
        </table:table-row>
        <table:table-row table:style-name="ro1">
          <table:table-cell/>
          <table:table-cell office:value-type="time" office:time-value="PT16H04M29.395611441S" calcext:value-type="time">
            <text:p>16:04:29.40</text:p>
          </table:table-cell>
          <table:table-cell office:value-type="float" office:value="0.514567" calcext:value-type="float">
            <text:p>0.514567</text:p>
          </table:table-cell>
          <table:table-cell/>
          <table:table-cell office:value-type="time" office:time-value="PT16H00M53.128420524S" calcext:value-type="time">
            <text:p>16:00:53.13</text:p>
          </table:table-cell>
          <table:table-cell office:value-type="float" office:value="0.318078" calcext:value-type="float">
            <text:p>0.318078</text:p>
          </table:table-cell>
        </table:table-row>
        <table:table-row table:style-name="ro1">
          <table:table-cell/>
          <table:table-cell office:value-type="time" office:time-value="PT16H04M44.671834444S" calcext:value-type="time">
            <text:p>16:04:44.67</text:p>
          </table:table-cell>
          <table:table-cell office:value-type="float" office:value="0.521372" calcext:value-type="float">
            <text:p>0.521372</text:p>
          </table:table-cell>
          <table:table-cell/>
          <table:table-cell office:value-type="time" office:time-value="PT16H04M39.571760023S" calcext:value-type="time">
            <text:p>16:04:39.57</text:p>
          </table:table-cell>
          <table:table-cell office:value-type="float" office:value="0.322627" calcext:value-type="float">
            <text:p>0.322627</text:p>
          </table:table-cell>
        </table:table-row>
        <table:table-row table:style-name="ro1">
          <table:table-cell/>
          <table:table-cell office:value-type="time" office:time-value="PT16H04M59.908056597S" calcext:value-type="time">
            <text:p>16:04:59.91</text:p>
          </table:table-cell>
          <table:table-cell office:value-type="float" office:value="0.528213" calcext:value-type="float">
            <text:p>0.528213</text:p>
          </table:table-cell>
          <table:table-cell/>
          <table:table-cell office:value-type="time" office:time-value="PT16H04M54.847982847S" calcext:value-type="time">
            <text:p>16:04:54.85</text:p>
          </table:table-cell>
          <table:table-cell office:value-type="float" office:value="0.327679" calcext:value-type="float">
            <text:p>0.327679</text:p>
          </table:table-cell>
        </table:table-row>
        <table:table-row table:style-name="ro1">
          <table:table-cell/>
          <table:table-cell office:value-type="time" office:time-value="PT16H05M27.964465006S" calcext:value-type="time">
            <text:p>16:05:27.96</text:p>
          </table:table-cell>
          <table:table-cell office:value-type="float" office:value="0.545824" calcext:value-type="float">
            <text:p>0.545824</text:p>
          </table:table-cell>
          <table:table-cell/>
          <table:table-cell office:value-type="time" office:time-value="PT16H05M10.000203603S" calcext:value-type="time">
            <text:p>16:05:10.00</text:p>
          </table:table-cell>
          <table:table-cell office:value-type="float" office:value="0.341776" calcext:value-type="float">
            <text:p>0.341776</text:p>
          </table:table-cell>
        </table:table-row>
        <table:table-row table:style-name="ro1">
          <table:table-cell/>
          <table:table-cell office:value-type="time" office:time-value="PT16H05M46.296731414S" calcext:value-type="time">
            <text:p>16:05:46.30</text:p>
          </table:table-cell>
          <table:table-cell office:value-type="float" office:value="0.559856" calcext:value-type="float">
            <text:p>0.559856</text:p>
          </table:table-cell>
          <table:table-cell/>
          <table:table-cell office:value-type="time" office:time-value="PT16H05M38.080612059S" calcext:value-type="time">
            <text:p>16:05:38.08</text:p>
          </table:table-cell>
          <table:table-cell office:value-type="float" office:value="0.352798" calcext:value-type="float">
            <text:p>0.352798</text:p>
          </table:table-cell>
        </table:table-row>
        <table:table-row table:style-name="ro1">
          <table:table-cell/>
          <table:table-cell office:value-type="time" office:time-value="PT16H06M04.576996726S" calcext:value-type="time">
            <text:p>16:06:04.58</text:p>
          </table:table-cell>
          <table:table-cell office:value-type="float" office:value="0.574102" calcext:value-type="float">
            <text:p>0.574102</text:p>
          </table:table-cell>
          <table:table-cell/>
          <table:table-cell office:value-type="time" office:time-value="PT16H05M56.380877812S" calcext:value-type="time">
            <text:p>16:05:56.38</text:p>
          </table:table-cell>
          <table:table-cell office:value-type="float" office:value="0.364247" calcext:value-type="float">
            <text:p>0.364247</text:p>
          </table:table-cell>
        </table:table-row>
        <table:table-row table:style-name="ro1">
          <table:table-cell/>
          <table:table-cell office:value-type="time" office:time-value="PT16H06M18.629200451S" calcext:value-type="time">
            <text:p>16:06:18.63</text:p>
          </table:table-cell>
          <table:table-cell office:value-type="float" office:value="0.580937" calcext:value-type="float">
            <text:p>0.580937</text:p>
          </table:table-cell>
          <table:table-cell/>
          <table:table-cell office:value-type="time" office:time-value="PT16H06M14.665143001S" calcext:value-type="time">
            <text:p>16:06:14.67</text:p>
          </table:table-cell>
          <table:table-cell office:value-type="float" office:value="0.368939" calcext:value-type="float">
            <text:p>0.368939</text:p>
          </table:table-cell>
        </table:table-row>
        <table:table-row table:style-name="ro1">
          <table:table-cell/>
          <table:table-cell office:value-type="time" office:time-value="PT16H06M45.241585759S" calcext:value-type="time">
            <text:p>16:06:45.24</text:p>
          </table:table-cell>
          <table:table-cell office:value-type="float" office:value="0.595888" calcext:value-type="float">
            <text:p>0.595888</text:p>
          </table:table-cell>
          <table:table-cell/>
          <table:table-cell office:value-type="time" office:time-value="PT16H06M28.709346474S" calcext:value-type="time">
            <text:p>16:06:28.71</text:p>
          </table:table-cell>
          <table:table-cell office:value-type="float" office:value="0.380412" calcext:value-type="float">
            <text:p>0.380412</text:p>
          </table:table-cell>
        </table:table-row>
        <table:table-row table:style-name="ro1">
          <table:table-cell/>
          <table:table-cell office:value-type="time" office:time-value="PT16H07M02.813839826S" calcext:value-type="time">
            <text:p>16:07:02.81</text:p>
          </table:table-cell>
          <table:table-cell office:value-type="float" office:value="0.602696" calcext:value-type="float">
            <text:p>0.602696</text:p>
          </table:table-cell>
          <table:table-cell/>
          <table:table-cell office:value-type="time" office:time-value="PT16H06M55.357732056S" calcext:value-type="time">
            <text:p>16:06:55.36</text:p>
          </table:table-cell>
          <table:table-cell office:value-type="float" office:value="0.384964" calcext:value-type="float">
            <text:p>0.384964</text:p>
          </table:table-cell>
        </table:table-row>
        <table:table-row table:style-name="ro1">
          <table:table-cell/>
          <table:table-cell office:value-type="time" office:time-value="PT16H07M17.058045576S" calcext:value-type="time">
            <text:p>16:07:17.06</text:p>
          </table:table-cell>
          <table:table-cell office:value-type="float" office:value="0.609739" calcext:value-type="float">
            <text:p>0.609739</text:p>
          </table:table-cell>
          <table:table-cell/>
          <table:table-cell office:value-type="time" office:time-value="PT16H07M12.937986082S" calcext:value-type="time">
            <text:p>16:07:12.94</text:p>
          </table:table-cell>
          <table:table-cell office:value-type="float" office:value="0.390016" calcext:value-type="float">
            <text:p>0.390016</text:p>
          </table:table-cell>
        </table:table-row>
        <table:table-row table:style-name="ro1">
          <table:table-cell/>
          <table:table-cell office:value-type="time" office:time-value="PT16H07M34.686299969S" calcext:value-type="time">
            <text:p>16:07:34.69</text:p>
          </table:table-cell>
          <table:table-cell office:value-type="float" office:value="0.616547" calcext:value-type="float">
            <text:p>0.616547</text:p>
          </table:table-cell>
          <table:table-cell/>
          <table:table-cell office:value-type="time" office:time-value="PT16H07M27.18219171S" calcext:value-type="time">
            <text:p>16:07:27.18</text:p>
          </table:table-cell>
          <table:table-cell office:value-type="float" office:value="0.394568" calcext:value-type="float">
            <text:p>0.394568</text:p>
          </table:table-cell>
        </table:table-row>
        <table:table-row table:style-name="ro1">
          <table:table-cell/>
          <table:table-cell office:value-type="time" office:time-value="PT16H07M53.47857088S" calcext:value-type="time">
            <text:p>16:07:53.48</text:p>
          </table:table-cell>
          <table:table-cell office:value-type="float" office:value="0.631457" calcext:value-type="float">
            <text:p>0.631457</text:p>
          </table:table-cell>
          <table:table-cell/>
          <table:table-cell office:value-type="time" office:time-value="PT16H07M44.798445782S" calcext:value-type="time">
            <text:p>16:07:44.80</text:p>
          </table:table-cell>
          <table:table-cell office:value-type="float" office:value="0.405931" calcext:value-type="float">
            <text:p>0.405931</text:p>
          </table:table-cell>
        </table:table-row>
        <table:table-row table:style-name="ro1">
          <table:table-cell/>
          <table:table-cell office:value-type="time" office:time-value="PT16H08M07.562773734S" calcext:value-type="time">
            <text:p>16:08:07.56</text:p>
          </table:table-cell>
          <table:table-cell office:value-type="float" office:value="0.638292" calcext:value-type="float">
            <text:p>0.638292</text:p>
          </table:table-cell>
          <table:table-cell/>
          <table:table-cell office:value-type="time" office:time-value="PT16H08M03.55871608S" calcext:value-type="time">
            <text:p>16:08:03.56</text:p>
          </table:table-cell>
          <table:table-cell office:value-type="float" office:value="0.410638" calcext:value-type="float">
            <text:p>0.410638</text:p>
          </table:table-cell>
        </table:table-row>
        <table:table-row table:style-name="ro1">
          <table:table-cell/>
          <table:table-cell office:value-type="time" office:time-value="PT16H08M21.790978508S" calcext:value-type="time">
            <text:p>16:08:21.79</text:p>
          </table:table-cell>
          <table:table-cell office:value-type="float" office:value="0.644956" calcext:value-type="float">
            <text:p>0.644956</text:p>
          </table:table-cell>
          <table:table-cell/>
          <table:table-cell office:value-type="time" office:time-value="PT16H08M17.63491871S" calcext:value-type="time">
            <text:p>16:08:17.63</text:p>
          </table:table-cell>
          <table:table-cell office:value-type="float" office:value="0.41533" calcext:value-type="float">
            <text:p>0.41533</text:p>
          </table:table-cell>
        </table:table-row>
        <table:table-row table:style-name="ro1">
          <table:table-cell/>
          <table:table-cell office:value-type="time" office:time-value="PT16H08M40.731250864S" calcext:value-type="time">
            <text:p>16:08:40.73</text:p>
          </table:table-cell>
          <table:table-cell office:value-type="float" office:value="0.660078" calcext:value-type="float">
            <text:p>0.660078</text:p>
          </table:table-cell>
          <table:table-cell/>
          <table:table-cell office:value-type="time" office:time-value="PT16H08M31.875123548S" calcext:value-type="time">
            <text:p>16:08:31.88</text:p>
          </table:table-cell>
          <table:table-cell office:value-type="float" office:value="0.42711" calcext:value-type="float">
            <text:p>0.42711</text:p>
          </table:table-cell>
        </table:table-row>
        <table:table-row table:style-name="ro1">
          <table:table-cell/>
          <table:table-cell office:value-type="time" office:time-value="PT16H08M59.539521066S" calcext:value-type="time">
            <text:p>16:08:59.54</text:p>
          </table:table-cell>
          <table:table-cell office:value-type="float" office:value="0.674976" calcext:value-type="float">
            <text:p>0.674976</text:p>
          </table:table-cell>
          <table:table-cell/>
          <table:table-cell office:value-type="time" office:time-value="PT16H08M50.811395708S" calcext:value-type="time">
            <text:p>16:08:50.81</text:p>
          </table:table-cell>
          <table:table-cell office:value-type="float" office:value="0.438401" calcext:value-type="float">
            <text:p>0.438401</text:p>
          </table:table-cell>
        </table:table-row>
        <table:table-row table:style-name="ro1">
          <table:table-cell/>
          <table:table-cell office:value-type="time" office:time-value="PT16H09M13.927727602S" calcext:value-type="time">
            <text:p>16:09:13.93</text:p>
          </table:table-cell>
          <table:table-cell office:value-type="float" office:value="0.681784" calcext:value-type="float">
            <text:p>0.681784</text:p>
          </table:table-cell>
          <table:table-cell/>
          <table:table-cell office:value-type="time" office:time-value="PT16H09M09.623665834S" calcext:value-type="time">
            <text:p>16:09:09.62</text:p>
          </table:table-cell>
          <table:table-cell office:value-type="float" office:value="0.442953" calcext:value-type="float">
            <text:p>0.442953</text:p>
          </table:table-cell>
        </table:table-row>
        <table:table-row table:style-name="ro1">
          <table:table-cell/>
          <table:table-cell office:value-type="time" office:time-value="PT16H09M28.667939045S" calcext:value-type="time">
            <text:p>16:09:28.67</text:p>
          </table:table-cell>
          <table:table-cell office:value-type="float" office:value="0.688652" calcext:value-type="float">
            <text:p>0.688652</text:p>
          </table:table-cell>
          <table:table-cell/>
          <table:table-cell office:value-type="time" office:time-value="PT16H09M24.019872386S" calcext:value-type="time">
            <text:p>16:09:24.02</text:p>
          </table:table-cell>
          <table:table-cell office:value-type="float" office:value="0.448145" calcext:value-type="float">
            <text:p>0.448145</text:p>
          </table:table-cell>
        </table:table-row>
        <table:table-row table:style-name="ro1">
          <table:table-cell/>
          <table:table-cell office:value-type="time" office:time-value="PT16H09M51.004259182S" calcext:value-type="time">
            <text:p>16:09:51.00</text:p>
          </table:table-cell>
          <table:table-cell office:value-type="float" office:value="0.702849" calcext:value-type="float">
            <text:p>0.702849</text:p>
          </table:table-cell>
          <table:table-cell/>
          <table:table-cell office:value-type="time" office:time-value="PT16H09M38.752083617S" calcext:value-type="time">
            <text:p>16:09:38.75</text:p>
          </table:table-cell>
          <table:table-cell office:value-type="float" office:value="0.459334" calcext:value-type="float">
            <text:p>0.459334</text:p>
          </table:table-cell>
        </table:table-row>
        <table:table-row table:style-name="ro1">
          <table:table-cell/>
          <table:table-cell office:value-type="time" office:time-value="PT16H10M14.260592172S" calcext:value-type="time">
            <text:p>16:10:14.26</text:p>
          </table:table-cell>
          <table:table-cell office:value-type="float" office:value="0.717247" calcext:value-type="float">
            <text:p>0.717247</text:p>
          </table:table-cell>
          <table:table-cell/>
          <table:table-cell office:value-type="time" office:time-value="PT16H10M01.104403839S" calcext:value-type="time">
            <text:p>16:10:01.10</text:p>
          </table:table-cell>
          <table:table-cell office:value-type="float" office:value="0.470943" calcext:value-type="float">
            <text:p>0.470943</text:p>
          </table:table-cell>
        </table:table-row>
        <table:table-row table:style-name="ro1">
          <table:table-cell/>
          <table:table-cell office:value-type="time" office:time-value="PT16H10M28.56479682S" calcext:value-type="time">
            <text:p>16:10:28.56</text:p>
          </table:table-cell>
          <table:table-cell office:value-type="float" office:value="0.72429" calcext:value-type="float">
            <text:p>0.72429</text:p>
          </table:table-cell>
          <table:table-cell/>
          <table:table-cell office:value-type="time" office:time-value="PT16H10M24.344736457S" calcext:value-type="time">
            <text:p>16:10:24.34</text:p>
          </table:table-cell>
          <table:table-cell office:value-type="float" office:value="0.475995" calcext:value-type="float">
            <text:p>0.475995</text:p>
          </table:table-cell>
        </table:table-row>
        <table:table-row table:style-name="ro1">
          <table:table-cell/>
          <table:table-cell office:value-type="time" office:time-value="PT16H10M42.76899992S" calcext:value-type="time">
            <text:p>16:10:42.77</text:p>
          </table:table-cell>
          <table:table-cell office:value-type="float" office:value="0.731333" calcext:value-type="float">
            <text:p>0.731333</text:p>
          </table:table-cell>
          <table:table-cell/>
          <table:table-cell office:value-type="time" office:time-value="PT16H10M38.644940964S" calcext:value-type="time">
            <text:p>16:10:38.64</text:p>
          </table:table-cell>
          <table:table-cell office:value-type="float" office:value="0.481047" calcext:value-type="float">
            <text:p>0.481047</text:p>
          </table:table-cell>
        </table:table-row>
        <table:table-row table:style-name="ro1">
          <table:table-cell/>
          <table:table-cell office:value-type="time" office:time-value="PT16H10M59.209234848S" calcext:value-type="time">
            <text:p>16:10:59.21</text:p>
          </table:table-cell>
          <table:table-cell office:value-type="float" office:value="0.738168" calcext:value-type="float">
            <text:p>0.738168</text:p>
          </table:table-cell>
          <table:table-cell/>
          <table:table-cell office:value-type="time" office:time-value="PT16H10M52.845143924S" calcext:value-type="time">
            <text:p>16:10:52.85</text:p>
          </table:table-cell>
          <table:table-cell office:value-type="float" office:value="0.485739" calcext:value-type="float">
            <text:p>0.485739</text:p>
          </table:table-cell>
        </table:table-row>
        <table:table-row table:style-name="ro1">
          <table:table-cell/>
          <table:table-cell office:value-type="time" office:time-value="PT20H44M31.388403664S" calcext:value-type="time">
            <text:p>20:44:31.39</text:p>
          </table:table-cell>
          <table:table-cell office:value-type="float" office:value="1.404727" calcext:value-type="float">
            <text:p>1.404727</text:p>
          </table:table-cell>
          <table:table-cell/>
          <table:table-cell office:value-type="time" office:time-value="PT20H37M12.394215379S" calcext:value-type="time">
            <text:p>20:37:12.39</text:p>
          </table:table-cell>
          <table:table-cell office:value-type="float" office:value="0.866543" calcext:value-type="float">
            <text:p>0.866543</text:p>
          </table:table-cell>
        </table:table-row>
        <table:table-row table:style-name="ro1">
          <table:table-cell/>
          <table:table-cell office:value-type="time" office:time-value="PT20H45M46.393458104S" calcext:value-type="time">
            <text:p>20:45:46.39</text:p>
          </table:table-cell>
          <table:table-cell office:value-type="float" office:value="1.496298" calcext:value-type="float">
            <text:p>1.496298</text:p>
          </table:table-cell>
          <table:table-cell/>
          <table:table-cell office:value-type="time" office:time-value="PT20H44M41.480545577S" calcext:value-type="time">
            <text:p>20:44:41.48</text:p>
          </table:table-cell>
          <table:table-cell office:value-type="float" office:value="0.934076" calcext:value-type="float">
            <text:p>0.934076</text:p>
          </table:table-cell>
        </table:table-row>
        <table:table-row table:style-name="ro1">
          <table:table-cell/>
          <table:table-cell office:value-type="time" office:time-value="PT20H46M01.001663402S" calcext:value-type="time">
            <text:p>20:46:01.00</text:p>
          </table:table-cell>
          <table:table-cell office:value-type="float" office:value="1.503118" calcext:value-type="float">
            <text:p>1.503118</text:p>
          </table:table-cell>
          <table:table-cell/>
          <table:table-cell office:value-type="time" office:time-value="PT20H45M56.497600106S" calcext:value-type="time">
            <text:p>20:45:56.50</text:p>
          </table:table-cell>
          <table:table-cell office:value-type="float" office:value="0.938673" calcext:value-type="float">
            <text:p>0.938673</text:p>
          </table:table-cell>
        </table:table-row>
        <table:table-row table:style-name="ro1">
          <table:table-cell/>
          <table:table-cell office:value-type="time" office:time-value="PT20H46M21.609952989S" calcext:value-type="time">
            <text:p>20:46:21.61</text:p>
          </table:table-cell>
          <table:table-cell office:value-type="float" office:value="1.517107" calcext:value-type="float">
            <text:p>1.517107</text:p>
          </table:table-cell>
          <table:table-cell/>
          <table:table-cell office:value-type="time" office:time-value="PT20H46M11.129805728S" calcext:value-type="time">
            <text:p>20:46:11.13</text:p>
          </table:table-cell>
          <table:table-cell office:value-type="float" office:value="0.949503" calcext:value-type="float">
            <text:p>0.949503</text:p>
          </table:table-cell>
        </table:table-row>
        <table:table-row table:style-name="ro1">
          <table:table-cell/>
          <table:table-cell office:value-type="time" office:time-value="PT20H46M36.802166444S" calcext:value-type="time">
            <text:p>20:46:36.80</text:p>
          </table:table-cell>
          <table:table-cell office:value-type="float" office:value="1.523915" calcext:value-type="float">
            <text:p>1.523915</text:p>
          </table:table-cell>
          <table:table-cell/>
          <table:table-cell office:value-type="time" office:time-value="PT20H46M31.714094958S" calcext:value-type="time">
            <text:p>20:46:31.71</text:p>
          </table:table-cell>
          <table:table-cell office:value-type="float" office:value="0.954055" calcext:value-type="float">
            <text:p>0.954055</text:p>
          </table:table-cell>
        </table:table-row>
        <table:table-row table:style-name="ro1">
          <table:table-cell/>
          <table:table-cell office:value-type="time" office:time-value="PT20H46M59.022478609S" calcext:value-type="time">
            <text:p>20:46:59.02</text:p>
          </table:table-cell>
          <table:table-cell office:value-type="float" office:value="1.539064" calcext:value-type="float">
            <text:p>1.539064</text:p>
          </table:table-cell>
          <table:table-cell/>
          <table:table-cell office:value-type="time" office:time-value="PT20H46M46.89430823S" calcext:value-type="time">
            <text:p>20:46:46.89</text:p>
          </table:table-cell>
          <table:table-cell office:value-type="float" office:value="0.965959" calcext:value-type="float">
            <text:p>0.965959</text:p>
          </table:table-cell>
        </table:table-row>
        <table:table-row table:style-name="ro1">
          <table:table-cell/>
          <table:table-cell office:value-type="time" office:time-value="PT20H47M19.730769494S" calcext:value-type="time">
            <text:p>20:47:19.73</text:p>
          </table:table-cell>
          <table:table-cell office:value-type="float" office:value="1.553064" calcext:value-type="float">
            <text:p>1.553064</text:p>
          </table:table-cell>
          <table:table-cell/>
          <table:table-cell office:value-type="time" office:time-value="PT20H47M09.146620826S" calcext:value-type="time">
            <text:p>20:47:09.15</text:p>
          </table:table-cell>
          <table:table-cell office:value-type="float" office:value="0.977074" calcext:value-type="float">
            <text:p>0.977074</text:p>
          </table:table-cell>
        </table:table-row>
        <table:table-row table:style-name="ro1">
          <table:table-cell/>
          <table:table-cell office:value-type="time" office:time-value="PT20H47M57.727303133S" calcext:value-type="time">
            <text:p>20:47:57.73</text:p>
          </table:table-cell>
          <table:table-cell office:value-type="float" office:value="1.593776" calcext:value-type="float">
            <text:p>1.593776</text:p>
          </table:table-cell>
          <table:table-cell/>
          <table:table-cell office:value-type="time" office:time-value="PT20H47M29.854911693S" calcext:value-type="time">
            <text:p>20:47:29.85</text:p>
          </table:table-cell>
          <table:table-cell office:value-type="float" office:value="1.006457" calcext:value-type="float">
            <text:p>1.006457</text:p>
          </table:table-cell>
        </table:table-row>
        <table:table-row table:style-name="ro1">
          <table:table-cell/>
          <table:table-cell office:value-type="time" office:time-value="PT20H48M17.6435828S" calcext:value-type="time">
            <text:p>20:48:17.64</text:p>
          </table:table-cell>
          <table:table-cell office:value-type="float" office:value="1.609593" calcext:value-type="float">
            <text:p>1.609593</text:p>
          </table:table-cell>
          <table:table-cell/>
          <table:table-cell office:value-type="time" office:time-value="PT20H48M07.815444796S" calcext:value-type="time">
            <text:p>20:48:07.82</text:p>
          </table:table-cell>
          <table:table-cell office:value-type="float" office:value="1.019008" calcext:value-type="float">
            <text:p>1.019008</text:p>
          </table:table-cell>
        </table:table-row>
        <table:table-row table:style-name="ro1">
          <table:table-cell/>
          <table:table-cell office:value-type="time" office:time-value="PT20H48M37.859866651S" calcext:value-type="time">
            <text:p>20:48:37.86</text:p>
          </table:table-cell>
          <table:table-cell office:value-type="float" office:value="1.625054" calcext:value-type="float">
            <text:p>1.625054</text:p>
          </table:table-cell>
          <table:table-cell/>
          <table:table-cell office:value-type="time" office:time-value="PT20H48M27.747724673S" calcext:value-type="time">
            <text:p>20:48:27.75</text:p>
          </table:table-cell>
          <table:table-cell office:value-type="float" office:value="1.030807" calcext:value-type="float">
            <text:p>1.030807</text:p>
          </table:table-cell>
        </table:table-row>
        <table:table-row table:style-name="ro1">
          <table:table-cell/>
          <table:table-cell office:value-type="time" office:time-value="PT20H49M00.852189444S" calcext:value-type="time">
            <text:p>20:49:00.85</text:p>
          </table:table-cell>
          <table:table-cell office:value-type="float" office:value="1.638844" calcext:value-type="float">
            <text:p>1.638844</text:p>
          </table:table-cell>
          <table:table-cell/>
          <table:table-cell office:value-type="time" office:time-value="PT20H48M47.944008228S" calcext:value-type="time">
            <text:p>20:48:47.94</text:p>
          </table:table-cell>
          <table:table-cell office:value-type="float" office:value="1.041764" calcext:value-type="float">
            <text:p>1.041764</text:p>
          </table:table-cell>
        </table:table-row>
        <table:table-row table:style-name="ro1">
          <table:table-cell/>
          <table:table-cell office:value-type="time" office:time-value="PT20H49M16.104403552S" calcext:value-type="time">
            <text:p>20:49:16.10</text:p>
          </table:table-cell>
          <table:table-cell office:value-type="float" office:value="1.645887" calcext:value-type="float">
            <text:p>1.645887</text:p>
          </table:table-cell>
          <table:table-cell/>
          <table:table-cell office:value-type="time" office:time-value="PT20H49M10.968331454S" calcext:value-type="time">
            <text:p>20:49:10.97</text:p>
          </table:table-cell>
          <table:table-cell office:value-type="float" office:value="1.045792" calcext:value-type="float">
            <text:p>1.045792</text:p>
          </table:table-cell>
        </table:table-row>
        <table:table-row table:style-name="ro1">
          <table:table-cell/>
          <table:table-cell office:value-type="time" office:time-value="PT20H49M36.712692824S" calcext:value-type="time">
            <text:p>20:49:36.71</text:p>
          </table:table-cell>
          <table:table-cell office:value-type="float" office:value="1.659683" calcext:value-type="float">
            <text:p>1.659683</text:p>
          </table:table-cell>
          <table:table-cell/>
          <table:table-cell office:value-type="time" office:time-value="PT20H49M26.200545272S" calcext:value-type="time">
            <text:p>20:49:26.20</text:p>
          </table:table-cell>
          <table:table-cell office:value-type="float" office:value="1.056785" calcext:value-type="float">
            <text:p>1.056785</text:p>
          </table:table-cell>
        </table:table-row>
        <table:table-row table:style-name="ro1">
          <table:table-cell/>
          <table:table-cell office:value-type="time" office:time-value="PT20H50M19.12928813S" calcext:value-type="time">
            <text:p>20:50:19.13</text:p>
          </table:table-cell>
          <table:table-cell office:value-type="float" office:value="1.70022" calcext:value-type="float">
            <text:p>1.70022</text:p>
          </table:table-cell>
          <table:table-cell/>
          <table:table-cell office:value-type="time" office:time-value="PT20H49M46.856835204S" calcext:value-type="time">
            <text:p>20:49:46.86</text:p>
          </table:table-cell>
          <table:table-cell office:value-type="float" office:value="1.086308" calcext:value-type="float">
            <text:p>1.086308</text:p>
          </table:table-cell>
        </table:table-row>
        <table:table-row table:style-name="ro1">
          <table:table-cell/>
          <table:table-cell office:value-type="time" office:time-value="PT20H50M38.513560147S" calcext:value-type="time">
            <text:p>20:50:38.51</text:p>
          </table:table-cell>
          <table:table-cell office:value-type="float" office:value="1.715569" calcext:value-type="float">
            <text:p>1.715569</text:p>
          </table:table-cell>
          <table:table-cell/>
          <table:table-cell office:value-type="time" office:time-value="PT20H50M29.245430091S" calcext:value-type="time">
            <text:p>20:50:29.25</text:p>
          </table:table-cell>
          <table:table-cell office:value-type="float" office:value="1.098565" calcext:value-type="float">
            <text:p>1.098565</text:p>
          </table:table-cell>
        </table:table-row>
        <table:table-row table:style-name="ro1">
          <table:table-cell/>
          <table:table-cell office:value-type="time" office:time-value="PT20H50M52.997763389S" calcext:value-type="time">
            <text:p>20:50:53.00</text:p>
          </table:table-cell>
          <table:table-cell office:value-type="float" office:value="1.722175" calcext:value-type="float">
            <text:p>1.722175</text:p>
          </table:table-cell>
          <table:table-cell/>
          <table:table-cell office:value-type="time" office:time-value="PT20H50M48.597701649S" calcext:value-type="time">
            <text:p>20:50:48.60</text:p>
          </table:table-cell>
          <table:table-cell office:value-type="float" office:value="1.103257" calcext:value-type="float">
            <text:p>1.103257</text:p>
          </table:table-cell>
        </table:table-row>
        <table:table-row table:style-name="ro1">
          <table:table-cell/>
          <table:table-cell office:value-type="time" office:time-value="PT20H51M11.726026166S" calcext:value-type="time">
            <text:p>20:51:11.73</text:p>
          </table:table-cell>
          <table:table-cell office:value-type="float" office:value="1.736174" calcext:value-type="float">
            <text:p>1.736174</text:p>
          </table:table-cell>
          <table:table-cell/>
          <table:table-cell office:value-type="time" office:time-value="PT20H51M03.081904883S" calcext:value-type="time">
            <text:p>20:51:03.08</text:p>
          </table:table-cell>
          <table:table-cell office:value-type="float" office:value="1.114608" calcext:value-type="float">
            <text:p>1.114608</text:p>
          </table:table-cell>
        </table:table-row>
        <table:table-row table:style-name="ro1">
          <table:table-cell/>
          <table:table-cell office:value-type="time" office:time-value="PT20H51M35.53036014S" calcext:value-type="time">
            <text:p>20:51:35.53</text:p>
          </table:table-cell>
          <table:table-cell office:value-type="float" office:value="1.751128" calcext:value-type="float">
            <text:p>1.751128</text:p>
          </table:table-cell>
          <table:table-cell/>
          <table:table-cell office:value-type="time" office:time-value="PT20H51M21.81016765S" calcext:value-type="time">
            <text:p>20:51:21.81</text:p>
          </table:table-cell>
          <table:table-cell office:value-type="float" office:value="1.126376" calcext:value-type="float">
            <text:p>1.126376</text:p>
          </table:table-cell>
        </table:table-row>
        <table:table-row table:style-name="ro1">
          <table:table-cell/>
          <table:table-cell office:value-type="time" office:time-value="PT20H52M14.034900297S" calcext:value-type="time">
            <text:p>20:52:14.03</text:p>
          </table:table-cell>
          <table:table-cell office:value-type="float" office:value="1.79317" calcext:value-type="float">
            <text:p>1.79317</text:p>
          </table:table-cell>
          <table:table-cell/>
          <table:table-cell office:value-type="time" office:time-value="PT20H51M45.630501836S" calcext:value-type="time">
            <text:p>20:51:45.63</text:p>
          </table:table-cell>
          <table:table-cell office:value-type="float" office:value="1.15679" calcext:value-type="float">
            <text:p>1.15679</text:p>
          </table:table-cell>
        </table:table-row>
        <table:table-row table:style-name="ro1">
          <table:table-cell/>
          <table:table-cell office:value-type="time" office:time-value="PT20H52M28.227099374S" calcext:value-type="time">
            <text:p>20:52:28.23</text:p>
          </table:table-cell>
          <table:table-cell office:value-type="float" office:value="1.799749" calcext:value-type="float">
            <text:p>1.799749</text:p>
          </table:table-cell>
          <table:table-cell/>
          <table:table-cell office:value-type="time" office:time-value="PT20H52M24.123041806S" calcext:value-type="time">
            <text:p>20:52:24.12</text:p>
          </table:table-cell>
          <table:table-cell office:value-type="float" office:value="1.161342" calcext:value-type="float">
            <text:p>1.161342</text:p>
          </table:table-cell>
        </table:table-row>
        <table:table-row table:style-name="ro1">
          <table:table-cell/>
          <table:table-cell office:value-type="time" office:time-value="PT20H52M45.527342035S" calcext:value-type="time">
            <text:p>20:52:45.53</text:p>
          </table:table-cell>
          <table:table-cell office:value-type="float" office:value="1.806141" calcext:value-type="float">
            <text:p>1.806141</text:p>
          </table:table-cell>
          <table:table-cell/>
          <table:table-cell office:value-type="time" office:time-value="PT20H52M38.307240764S" calcext:value-type="time">
            <text:p>20:52:38.31</text:p>
          </table:table-cell>
          <table:table-cell office:value-type="float" office:value="1.164452" calcext:value-type="float">
            <text:p>1.164452</text:p>
          </table:table-cell>
        </table:table-row>
        <table:table-row table:style-name="ro1">
          <table:table-cell/>
          <table:table-cell office:value-type="time" office:time-value="PT20H53M08.44366345S" calcext:value-type="time">
            <text:p>20:53:08.44</text:p>
          </table:table-cell>
          <table:table-cell office:value-type="float" office:value="1.819926" calcext:value-type="float">
            <text:p>1.819926</text:p>
          </table:table-cell>
          <table:table-cell/>
          <table:table-cell office:value-type="time" office:time-value="PT20H52M55.643483923S" calcext:value-type="time">
            <text:p>20:52:55.64</text:p>
          </table:table-cell>
          <table:table-cell office:value-type="float" office:value="1.175346" calcext:value-type="float">
            <text:p>1.175346</text:p>
          </table:table-cell>
        </table:table-row>
        <table:table-row table:style-name="ro1">
          <table:table-cell/>
          <table:table-cell office:value-type="time" office:time-value="PT20H53M24.079882744S" calcext:value-type="time">
            <text:p>20:53:24.08</text:p>
          </table:table-cell>
          <table:table-cell office:value-type="float" office:value="1.826988" calcext:value-type="float">
            <text:p>1.826988</text:p>
          </table:table-cell>
          <table:table-cell/>
          <table:table-cell office:value-type="time" office:time-value="PT20H53M18.559805328S" calcext:value-type="time">
            <text:p>20:53:18.56</text:p>
          </table:table-cell>
          <table:table-cell office:value-type="float" office:value="1.18053" calcext:value-type="float">
            <text:p>1.18053</text:p>
          </table:table-cell>
        </table:table-row>
        <table:table-row table:style-name="ro1">
          <table:table-cell/>
          <table:table-cell office:value-type="time" office:time-value="PT20H53M58.400364047S" calcext:value-type="time">
            <text:p>20:53:58.40</text:p>
          </table:table-cell>
          <table:table-cell office:value-type="float" office:value="1.868856" calcext:value-type="float">
            <text:p>1.868856</text:p>
          </table:table-cell>
          <table:table-cell/>
          <table:table-cell office:value-type="time" office:time-value="PT20H53M34.180024391S" calcext:value-type="time">
            <text:p>20:53:34.18</text:p>
          </table:table-cell>
          <table:table-cell office:value-type="float" office:value="1.210634" calcext:value-type="float">
            <text:p>1.210634</text:p>
          </table:table-cell>
        </table:table-row>
        <table:table-row table:style-name="ro1">
          <table:table-cell/>
          <table:table-cell office:value-type="time" office:time-value="PT20H54M13.248572262S" calcext:value-type="time">
            <text:p>20:54:13.25</text:p>
          </table:table-cell>
          <table:table-cell office:value-type="float" office:value="1.87567" calcext:value-type="float">
            <text:p>1.87567</text:p>
          </table:table-cell>
          <table:table-cell/>
          <table:table-cell office:value-type="time" office:time-value="PT20H54M08.476505344S" calcext:value-type="time">
            <text:p>20:54:08.48</text:p>
          </table:table-cell>
          <table:table-cell office:value-type="float" office:value="1.215686" calcext:value-type="float">
            <text:p>1.215686</text:p>
          </table:table-cell>
        </table:table-row>
        <table:table-row table:style-name="ro1">
          <table:table-cell/>
          <table:table-cell office:value-type="time" office:time-value="PT20H54M27.552772839S" calcext:value-type="time">
            <text:p>20:54:27.55</text:p>
          </table:table-cell>
          <table:table-cell office:value-type="float" office:value="1.882713" calcext:value-type="float">
            <text:p>1.882713</text:p>
          </table:table-cell>
          <table:table-cell/>
          <table:table-cell office:value-type="time" office:time-value="PT20H54M23.332713665S" calcext:value-type="time">
            <text:p>20:54:23.33</text:p>
          </table:table-cell>
          <table:table-cell office:value-type="float" office:value="1.220738" calcext:value-type="float">
            <text:p>1.220738</text:p>
          </table:table-cell>
        </table:table-row>
        <table:table-row table:style-name="ro1">
          <table:table-cell/>
          <table:table-cell office:value-type="time" office:time-value="PT20H54M50.725097753S" calcext:value-type="time">
            <text:p>20:54:50.73</text:p>
          </table:table-cell>
          <table:table-cell office:value-type="float" office:value="1.897175" calcext:value-type="float">
            <text:p>1.897175</text:p>
          </table:table-cell>
          <table:table-cell/>
          <table:table-cell office:value-type="time" office:time-value="PT20H54M37.628914126S" calcext:value-type="time">
            <text:p>20:54:37.63</text:p>
          </table:table-cell>
          <table:table-cell office:value-type="float" office:value="1.230538" calcext:value-type="float">
            <text:p>1.230538</text:p>
          </table:table-cell>
        </table:table-row>
        <table:table-row table:style-name="ro1">
          <table:table-cell/>
          <table:table-cell office:value-type="time" office:time-value="PT20H55M07.101327364S" calcext:value-type="time">
            <text:p>20:55:07.10</text:p>
          </table:table-cell>
          <table:table-cell office:value-type="float" office:value="1.904218" calcext:value-type="float">
            <text:p>1.904218</text:p>
          </table:table-cell>
          <table:table-cell/>
          <table:table-cell office:value-type="time" office:time-value="PT20H55M00.809239144S" calcext:value-type="time">
            <text:p>20:55:00.81</text:p>
          </table:table-cell>
          <table:table-cell office:value-type="float" office:value="1.23559" calcext:value-type="float">
            <text:p>1.23559</text:p>
          </table:table-cell>
        </table:table-row>
        <table:table-row table:style-name="ro1">
          <table:table-cell/>
          <table:table-cell office:value-type="time" office:time-value="PT20H55M21.409527972S" calcext:value-type="time">
            <text:p>20:55:21.41</text:p>
          </table:table-cell>
          <table:table-cell office:value-type="float" office:value="1.910851" calcext:value-type="float">
            <text:p>1.910851</text:p>
          </table:table-cell>
          <table:table-cell/>
          <table:table-cell office:value-type="time" office:time-value="PT20H55M17.217469198S" calcext:value-type="time">
            <text:p>20:55:17.22</text:p>
          </table:table-cell>
          <table:table-cell office:value-type="float" office:value="1.240281" calcext:value-type="float">
            <text:p>1.240281</text:p>
          </table:table-cell>
        </table:table-row>
        <table:table-row table:style-name="ro1">
          <table:table-cell/>
          <table:table-cell office:value-type="time" office:time-value="PT20H55M35.965732049S" calcext:value-type="time">
            <text:p>20:55:35.97</text:p>
          </table:table-cell>
          <table:table-cell office:value-type="float" office:value="1.917457" calcext:value-type="float">
            <text:p>1.917457</text:p>
          </table:table-cell>
          <table:table-cell/>
          <table:table-cell office:value-type="time" office:time-value="PT20H55M31.509669576S" calcext:value-type="time">
            <text:p>20:55:31.51</text:p>
          </table:table-cell>
          <table:table-cell office:value-type="float" office:value="1.244833" calcext:value-type="float">
            <text:p>1.244833</text:p>
          </table:table-cell>
        </table:table-row>
        <table:table-row table:style-name="ro1">
          <table:table-cell/>
          <table:table-cell office:value-type="time" office:time-value="PT20H55M58.422046874S" calcext:value-type="time">
            <text:p>20:55:58.42</text:p>
          </table:table-cell>
          <table:table-cell office:value-type="float" office:value="1.934875" calcext:value-type="float">
            <text:p>1.934875</text:p>
          </table:table-cell>
          <table:table-cell/>
          <table:table-cell office:value-type="time" office:time-value="PT20H55M46.053873481S" calcext:value-type="time">
            <text:p>20:55:46.05</text:p>
          </table:table-cell>
          <table:table-cell office:value-type="float" office:value="1.259091" calcext:value-type="float">
            <text:p>1.259091</text:p>
          </table:table-cell>
        </table:table-row>
        <table:table-row table:style-name="ro1">
          <table:table-cell/>
          <table:table-cell office:value-type="time" office:time-value="PT20H56M23.830403066S" calcext:value-type="time">
            <text:p>20:56:23.83</text:p>
          </table:table-cell>
          <table:table-cell office:value-type="float" office:value="1.948867" calcext:value-type="float">
            <text:p>1.948867</text:p>
          </table:table-cell>
          <table:table-cell/>
          <table:table-cell office:value-type="time" office:time-value="PT20H56M08.506188243S" calcext:value-type="time">
            <text:p>20:56:08.51</text:p>
          </table:table-cell>
          <table:table-cell office:value-type="float" office:value="1.269908" calcext:value-type="float">
            <text:p>1.269908</text:p>
          </table:table-cell>
        </table:table-row>
        <table:table-row table:style-name="ro1">
          <table:table-cell/>
          <table:table-cell office:value-type="time" office:time-value="PT20H56M51.362789014S" calcext:value-type="time">
            <text:p>20:56:51.36</text:p>
          </table:table-cell>
          <table:table-cell office:value-type="float" office:value="1.963806" calcext:value-type="float">
            <text:p>1.963806</text:p>
          </table:table-cell>
          <table:table-cell/>
          <table:table-cell office:value-type="time" office:time-value="PT20H56M33.962545101S" calcext:value-type="time">
            <text:p>20:56:33.96</text:p>
          </table:table-cell>
          <table:table-cell office:value-type="float" office:value="1.28129" calcext:value-type="float">
            <text:p>1.28129</text:p>
          </table:table-cell>
        </table:table-row>
        <table:table-row table:style-name="ro1">
          <table:table-cell/>
          <table:table-cell office:value-type="time" office:time-value="PT20H57M11.135066168S" calcext:value-type="time">
            <text:p>20:57:11.14</text:p>
          </table:table-cell>
          <table:table-cell office:value-type="float" office:value="1.979904" calcext:value-type="float">
            <text:p>1.979904</text:p>
          </table:table-cell>
          <table:table-cell/>
          <table:table-cell office:value-type="time" office:time-value="PT20H57M01.490930985S" calcext:value-type="time">
            <text:p>20:57:01.49</text:p>
          </table:table-cell>
          <table:table-cell office:value-type="float" office:value="1.293466" calcext:value-type="float">
            <text:p>1.293466</text:p>
          </table:table-cell>
        </table:table-row>
        <table:table-row table:style-name="ro1">
          <table:table-cell/>
          <table:table-cell office:value-type="time" office:time-value="PT20H57M45.223543974S" calcext:value-type="time">
            <text:p>20:57:45.22</text:p>
          </table:table-cell>
          <table:table-cell office:value-type="float" office:value="2.024017" calcext:value-type="float">
            <text:p>2.024017</text:p>
          </table:table-cell>
          <table:table-cell/>
          <table:table-cell office:value-type="time" office:time-value="PT20H57M21.223207573S" calcext:value-type="time">
            <text:p>20:57:21.22</text:p>
          </table:table-cell>
          <table:table-cell office:value-type="float" office:value="1.324314" calcext:value-type="float">
            <text:p>1.324314</text:p>
          </table:table-cell>
        </table:table-row>
        <table:table-row table:style-name="ro1">
          <table:table-cell/>
          <table:table-cell office:value-type="time" office:time-value="PT20H57M59.327741658S" calcext:value-type="time">
            <text:p>20:57:59.33</text:p>
          </table:table-cell>
          <table:table-cell office:value-type="float" office:value="2.031049" calcext:value-type="float">
            <text:p>2.031049</text:p>
          </table:table-cell>
          <table:table-cell/>
          <table:table-cell office:value-type="time" office:time-value="PT20H57M55.303685258S" calcext:value-type="time">
            <text:p>20:57:55.30</text:p>
          </table:table-cell>
          <table:table-cell office:value-type="float" office:value="1.329354" calcext:value-type="float">
            <text:p>1.329354</text:p>
          </table:table-cell>
        </table:table-row>
        <table:table-row table:style-name="ro1">
          <table:table-cell/>
          <table:table-cell office:value-type="time" office:time-value="PT20H58M18.436009473S" calcext:value-type="time">
            <text:p>20:58:18.44</text:p>
          </table:table-cell>
          <table:table-cell office:value-type="float" office:value="2.046171" calcext:value-type="float">
            <text:p>2.046171</text:p>
          </table:table-cell>
          <table:table-cell/>
          <table:table-cell office:value-type="time" office:time-value="PT20H58M09.411882995S" calcext:value-type="time">
            <text:p>20:58:09.41</text:p>
          </table:table-cell>
          <table:table-cell office:value-type="float" office:value="1.341119" calcext:value-type="float">
            <text:p>1.341119</text:p>
          </table:table-cell>
        </table:table-row>
        <table:table-row table:style-name="ro1">
          <table:table-cell/>
          <table:table-cell office:value-type="time" office:time-value="PT20H58M32.708209502S" calcext:value-type="time">
            <text:p>20:58:32.71</text:p>
          </table:table-cell>
          <table:table-cell office:value-type="float" office:value="2.053024" calcext:value-type="float">
            <text:p>2.053024</text:p>
          </table:table-cell>
          <table:table-cell/>
          <table:table-cell office:value-type="time" office:time-value="PT20H58M28.516150749S" calcext:value-type="time">
            <text:p>20:58:28.52</text:p>
          </table:table-cell>
          <table:table-cell office:value-type="float" office:value="1.346311" calcext:value-type="float">
            <text:p>1.346311</text:p>
          </table:table-cell>
        </table:table-row>
        <table:table-row table:style-name="ro1">
          <table:table-cell/>
          <table:table-cell office:value-type="time" office:time-value="PT20H58M49.072438845S" calcext:value-type="time">
            <text:p>20:58:49.07</text:p>
          </table:table-cell>
          <table:table-cell office:value-type="float" office:value="2.059642" calcext:value-type="float">
            <text:p>2.059642</text:p>
          </table:table-cell>
          <table:table-cell/>
          <table:table-cell office:value-type="time" office:time-value="PT20H58M42.784350719S" calcext:value-type="time">
            <text:p>20:58:42.78</text:p>
          </table:table-cell>
          <table:table-cell office:value-type="float" office:value="1.348803" calcext:value-type="float">
            <text:p>1.348803</text:p>
          </table:table-cell>
        </table:table-row>
        <table:table-row table:style-name="ro1">
          <table:table-cell/>
          <table:table-cell office:value-type="time" office:time-value="PT20H59M07.016690326S" calcext:value-type="time">
            <text:p>20:59:07.02</text:p>
          </table:table-cell>
          <table:table-cell office:value-type="float" office:value="2.066275" calcext:value-type="float">
            <text:p>2.066275</text:p>
          </table:table-cell>
          <table:table-cell/>
          <table:table-cell office:value-type="time" office:time-value="PT20H58M59.152580114S" calcext:value-type="time">
            <text:p>20:58:59.15</text:p>
          </table:table-cell>
          <table:table-cell office:value-type="float" office:value="1.353635" calcext:value-type="float">
            <text:p>1.353635</text:p>
          </table:table-cell>
        </table:table-row>
        <table:table-row table:style-name="ro1">
          <table:table-cell/>
          <table:table-cell office:value-type="time" office:time-value="PT20H59M38.705134409S" calcext:value-type="time">
            <text:p>20:59:38.71</text:p>
          </table:table-cell>
          <table:table-cell office:value-type="float" office:value="2.106877" calcext:value-type="float">
            <text:p>2.106877</text:p>
          </table:table-cell>
          <table:table-cell/>
          <table:table-cell office:value-type="time" office:time-value="PT20H59M17.136832152S" calcext:value-type="time">
            <text:p>20:59:17.14</text:p>
          </table:table-cell>
          <table:table-cell office:value-type="float" office:value="1.382931" calcext:value-type="float">
            <text:p>1.382931</text:p>
          </table:table-cell>
        </table:table-row>
        <table:table-row table:style-name="ro1">
          <table:table-cell/>
          <table:table-cell office:value-type="time" office:time-value="PT21H00M04.685498484S" calcext:value-type="time">
            <text:p>21:00:04.69</text:p>
          </table:table-cell>
          <table:table-cell office:value-type="float" office:value="2.120896" calcext:value-type="float">
            <text:p>2.120896</text:p>
          </table:table-cell>
          <table:table-cell/>
          <table:table-cell office:value-type="time" office:time-value="PT20H59M48.789275724S" calcext:value-type="time">
            <text:p>20:59:48.79</text:p>
          </table:table-cell>
          <table:table-cell office:value-type="float" office:value="1.393888" calcext:value-type="float">
            <text:p>1.393888</text:p>
          </table:table-cell>
        </table:table-row>
        <table:table-row table:style-name="ro1">
          <table:table-cell/>
          <table:table-cell office:value-type="time" office:time-value="PT21H00M23.109756665S" calcext:value-type="time">
            <text:p>21:00:23.11</text:p>
          </table:table-cell>
          <table:table-cell office:value-type="float" office:value="2.134915" calcext:value-type="float">
            <text:p>2.134915</text:p>
          </table:table-cell>
          <table:table-cell/>
          <table:table-cell office:value-type="time" office:time-value="PT21H00M14.785640019S" calcext:value-type="time">
            <text:p>21:00:14.79</text:p>
          </table:table-cell>
          <table:table-cell office:value-type="float" office:value="1.404846" calcext:value-type="float">
            <text:p>1.404846</text:p>
          </table:table-cell>
        </table:table-row>
        <table:table-row table:style-name="ro1">
          <table:table-cell/>
          <table:table-cell office:value-type="time" office:time-value="PT21H00M41.770018146S" calcext:value-type="time">
            <text:p>21:00:41.77</text:p>
          </table:table-cell>
          <table:table-cell office:value-type="float" office:value="2.149813" calcext:value-type="float">
            <text:p>2.149813</text:p>
          </table:table-cell>
          <table:table-cell/>
          <table:table-cell office:value-type="time" office:time-value="PT21H00M33.193897972S" calcext:value-type="time">
            <text:p>21:00:33.19</text:p>
          </table:table-cell>
          <table:table-cell office:value-type="float" office:value="1.416122" calcext:value-type="float">
            <text:p>1.416122</text:p>
          </table:table-cell>
        </table:table-row>
        <table:table-row table:style-name="ro1">
          <table:table-cell/>
          <table:table-cell office:value-type="time" office:time-value="PT21H00M58.878257874S" calcext:value-type="time">
            <text:p>21:00:58.88</text:p>
          </table:table-cell>
          <table:table-cell office:value-type="float" office:value="2.160199" calcext:value-type="float">
            <text:p>2.160199</text:p>
          </table:table-cell>
          <table:table-cell/>
          <table:table-cell office:value-type="time" office:time-value="PT21H00M51.858159506S" calcext:value-type="time">
            <text:p>21:00:51.86</text:p>
          </table:table-cell>
          <table:table-cell office:value-type="float" office:value="1.423215" calcext:value-type="float">
            <text:p>1.423215</text:p>
          </table:table-cell>
        </table:table-row>
        <table:table-row table:style-name="ro1">
          <table:table-cell/>
          <table:table-cell office:value-type="time" office:time-value="PT21H01M34.518757269S" calcext:value-type="time">
            <text:p>21:01:34.52</text:p>
          </table:table-cell>
          <table:table-cell office:value-type="float" office:value="2.187972" calcext:value-type="float">
            <text:p>2.187972</text:p>
          </table:table-cell>
          <table:table-cell/>
          <table:table-cell office:value-type="time" office:time-value="PT21H01M08.966399231S" calcext:value-type="time">
            <text:p>21:01:08.97</text:p>
          </table:table-cell>
          <table:table-cell office:value-type="float" office:value="1.445588" calcext:value-type="float">
            <text:p>1.445588</text:p>
          </table:table-cell>
        </table:table-row>
        <table:table-row table:style-name="ro1">
          <table:table-cell/>
          <table:table-cell office:value-type="time" office:time-value="PT21H01M52.527009593S" calcext:value-type="time">
            <text:p>21:01:52.53</text:p>
          </table:table-cell>
          <table:table-cell office:value-type="float" office:value="2.195044" calcext:value-type="float">
            <text:p>2.195044</text:p>
          </table:table-cell>
          <table:table-cell/>
          <table:table-cell office:value-type="time" office:time-value="PT21H01M44.638899069S" calcext:value-type="time">
            <text:p>21:01:44.64</text:p>
          </table:table-cell>
          <table:table-cell office:value-type="float" office:value="1.449692" calcext:value-type="float">
            <text:p>1.449692</text:p>
          </table:table-cell>
        </table:table-row>
        <table:table-row table:style-name="ro1">
          <table:table-cell/>
          <table:table-cell office:value-type="time" office:time-value="PT21H02M18.387371929S" calcext:value-type="time">
            <text:p>21:02:18.39</text:p>
          </table:table-cell>
          <table:table-cell office:value-type="float" office:value="2.209231" calcext:value-type="float">
            <text:p>2.209231</text:p>
          </table:table-cell>
          <table:table-cell/>
          <table:table-cell office:value-type="time" office:time-value="PT21H02M02.64715139S" calcext:value-type="time">
            <text:p>21:02:02.65</text:p>
          </table:table-cell>
          <table:table-cell office:value-type="float" office:value="1.460936" calcext:value-type="float">
            <text:p>1.460936</text:p>
          </table:table-cell>
        </table:table-row>
        <table:table-row table:style-name="ro1">
          <table:table-cell/>
          <table:table-cell office:value-type="time" office:time-value="PT21H02M32.695572401S" calcext:value-type="time">
            <text:p>21:02:32.70</text:p>
          </table:table-cell>
          <table:table-cell office:value-type="float" office:value="2.21633" calcext:value-type="float">
            <text:p>2.21633</text:p>
          </table:table-cell>
          <table:table-cell/>
          <table:table-cell office:value-type="time" office:time-value="PT21H02M28.491513498S" calcext:value-type="time">
            <text:p>21:02:28.49</text:p>
          </table:table-cell>
          <table:table-cell office:value-type="float" office:value="1.466189" calcext:value-type="float">
            <text:p>1.466189</text:p>
          </table:table-cell>
        </table:table-row>
        <table:table-row table:style-name="ro1">
          <table:table-cell/>
          <table:table-cell office:value-type="time" office:time-value="PT21H02M56.375904179S" calcext:value-type="time">
            <text:p>21:02:56.38</text:p>
          </table:table-cell>
          <table:table-cell office:value-type="float" office:value="2.230517" calcext:value-type="float">
            <text:p>2.230517</text:p>
          </table:table-cell>
          <table:table-cell/>
          <table:table-cell office:value-type="time" office:time-value="PT21H02M42.775713632S" calcext:value-type="time">
            <text:p>21:02:42.78</text:p>
          </table:table-cell>
          <table:table-cell office:value-type="float" office:value="1.477435" calcext:value-type="float">
            <text:p>1.477435</text:p>
          </table:table-cell>
        </table:table-row>
        <table:table-row table:style-name="ro1">
          <table:table-cell/>
          <table:table-cell office:value-type="time" office:time-value="PT21H03M10.72810526S" calcext:value-type="time">
            <text:p>21:03:10.73</text:p>
          </table:table-cell>
          <table:table-cell office:value-type="float" office:value="2.237616" calcext:value-type="float">
            <text:p>2.237616</text:p>
          </table:table-cell>
          <table:table-cell/>
          <table:table-cell office:value-type="time" office:time-value="PT21H03M06.504046079S" calcext:value-type="time">
            <text:p>21:03:06.50</text:p>
          </table:table-cell>
          <table:table-cell office:value-type="float" office:value="1.482688" calcext:value-type="float">
            <text:p>1.482688</text:p>
          </table:table-cell>
        </table:table-row>
        <table:table-row table:style-name="ro1">
          <table:table-cell/>
          <table:table-cell office:value-type="time" office:time-value="PT21H03M37.044473957S" calcext:value-type="time">
            <text:p>21:03:37.04</text:p>
          </table:table-cell>
          <table:table-cell office:value-type="float" office:value="2.251632" calcext:value-type="float">
            <text:p>2.251632</text:p>
          </table:table-cell>
          <table:table-cell/>
          <table:table-cell office:value-type="time" office:time-value="PT21H03M20.820246654S" calcext:value-type="time">
            <text:p>21:03:20.82</text:p>
          </table:table-cell>
          <table:table-cell office:value-type="float" office:value="1.493643" calcext:value-type="float">
            <text:p>1.493643</text:p>
          </table:table-cell>
        </table:table-row>
        <table:table-row table:style-name="ro1">
          <table:table-cell/>
          <table:table-cell office:value-type="time" office:time-value="PT21H03M51.308673798S" calcext:value-type="time">
            <text:p>21:03:51.31</text:p>
          </table:table-cell>
          <table:table-cell office:value-type="float" office:value="2.258265" calcext:value-type="float">
            <text:p>2.258265</text:p>
          </table:table-cell>
          <table:table-cell/>
          <table:table-cell office:value-type="time" office:time-value="PT21H03M47.160615684S" calcext:value-type="time">
            <text:p>21:03:47.16</text:p>
          </table:table-cell>
          <table:table-cell office:value-type="float" office:value="1.498475" calcext:value-type="float">
            <text:p>1.498475</text:p>
          </table:table-cell>
        </table:table-row>
        <table:table-row table:style-name="ro1">
          <table:table-cell/>
          <table:table-cell office:value-type="time" office:time-value="PT21H04M05.616874253S" calcext:value-type="time">
            <text:p>21:04:05.62</text:p>
          </table:table-cell>
          <table:table-cell office:value-type="float" office:value="2.265079" calcext:value-type="float">
            <text:p>2.265079</text:p>
          </table:table-cell>
          <table:table-cell/>
          <table:table-cell office:value-type="time" office:time-value="PT21H04M01.392815075S" calcext:value-type="time">
            <text:p>21:04:01.39</text:p>
          </table:table-cell>
          <table:table-cell office:value-type="float" office:value="1.503527" calcext:value-type="float">
            <text:p>1.503527</text:p>
          </table:table-cell>
        </table:table-row>
        <table:table-row table:style-name="ro1">
          <table:table-cell/>
          <table:table-cell office:value-type="time" office:time-value="PT21H04M23.661127045S" calcext:value-type="time">
            <text:p>21:04:23.66</text:p>
          </table:table-cell>
          <table:table-cell office:value-type="float" office:value="2.279068" calcext:value-type="float">
            <text:p>2.279068</text:p>
          </table:table-cell>
          <table:table-cell/>
          <table:table-cell office:value-type="time" office:time-value="PT21H04M15.70901564S" calcext:value-type="time">
            <text:p>21:04:15.71</text:p>
          </table:table-cell>
          <table:table-cell office:value-type="float" office:value="1.514357" calcext:value-type="float">
            <text:p>1.514357</text:p>
          </table:table-cell>
        </table:table-row>
        <table:table-row table:style-name="ro1">
          <table:table-cell/>
          <table:table-cell office:value-type="time" office:time-value="PT21H04M37.965327439S" calcext:value-type="time">
            <text:p>21:04:37.97</text:p>
          </table:table-cell>
          <table:table-cell office:value-type="float" office:value="2.285965" calcext:value-type="float">
            <text:p>2.285965</text:p>
          </table:table-cell>
          <table:table-cell/>
          <table:table-cell office:value-type="time" office:time-value="PT21H04M33.737268206S" calcext:value-type="time">
            <text:p>21:04:33.74</text:p>
          </table:table-cell>
          <table:table-cell office:value-type="float" office:value="1.51961" calcext:value-type="float">
            <text:p>1.51961</text:p>
          </table:table-cell>
        </table:table-row>
        <table:table-row table:style-name="ro1">
          <table:table-cell/>
          <table:table-cell office:value-type="time" office:time-value="PT21H04M52.257527662S" calcext:value-type="time">
            <text:p>21:04:52.26</text:p>
          </table:table-cell>
          <table:table-cell office:value-type="float" office:value="2.293008" calcext:value-type="float">
            <text:p>2.293008</text:p>
          </table:table-cell>
          <table:table-cell/>
          <table:table-cell office:value-type="time" office:time-value="PT21H04M48.045468654S" calcext:value-type="time">
            <text:p>21:04:48.05</text:p>
          </table:table-cell>
          <table:table-cell office:value-type="float" office:value="1.524662" calcext:value-type="float">
            <text:p>1.524662</text:p>
          </table:table-cell>
        </table:table-row>
        <table:table-row table:style-name="ro1">
          <table:table-cell/>
          <table:table-cell office:value-type="time" office:time-value="PT21H05M16.857872289S" calcext:value-type="time">
            <text:p>21:05:16.86</text:p>
          </table:table-cell>
          <table:table-cell office:value-type="float" office:value="2.318823" calcext:value-type="float">
            <text:p>2.318823</text:p>
          </table:table-cell>
          <table:table-cell/>
          <table:table-cell office:value-type="time" office:time-value="PT21H05M02.345668988S" calcext:value-type="time">
            <text:p>21:05:02.35</text:p>
          </table:table-cell>
          <table:table-cell office:value-type="float" office:value="1.544676" calcext:value-type="float">
            <text:p>1.544676</text:p>
          </table:table-cell>
        </table:table-row>
        <table:table-row table:style-name="ro1">
          <table:table-cell/>
          <table:table-cell office:value-type="time" office:time-value="PT21H05M30.958069817S" calcext:value-type="time">
            <text:p>21:05:30.96</text:p>
          </table:table-cell>
          <table:table-cell office:value-type="float" office:value="2.325637" calcext:value-type="float">
            <text:p>2.325637</text:p>
          </table:table-cell>
          <table:table-cell/>
          <table:table-cell office:value-type="time" office:time-value="PT21H05M26.934013445S" calcext:value-type="time">
            <text:p>21:05:26.93</text:p>
          </table:table-cell>
          <table:table-cell office:value-type="float" office:value="1.549728" calcext:value-type="float">
            <text:p>1.549728</text:p>
          </table:table-cell>
        </table:table-row>
        <table:table-row table:style-name="ro1">
          <table:table-cell/>
          <table:table-cell office:value-type="time" office:time-value="PT21H05M45.258270144S" calcext:value-type="time">
            <text:p>21:05:45.26</text:p>
          </table:table-cell>
          <table:table-cell office:value-type="float" office:value="2.332707" calcext:value-type="float">
            <text:p>2.332707</text:p>
          </table:table-cell>
          <table:table-cell/>
          <table:table-cell office:value-type="time" office:time-value="PT21H05M41.034210971S" calcext:value-type="time">
            <text:p>21:05:41.03</text:p>
          </table:table-cell>
          <table:table-cell office:value-type="float" office:value="1.55492" calcext:value-type="float">
            <text:p>1.55492</text:p>
          </table:table-cell>
        </table:table-row>
        <table:table-row table:style-name="ro1">
          <table:table-cell/>
          <table:table-cell office:value-type="time" office:time-value="PT21H06M03.326523255S" calcext:value-type="time">
            <text:p>21:06:03.33</text:p>
          </table:table-cell>
          <table:table-cell office:value-type="float" office:value="2.339513" calcext:value-type="float">
            <text:p>2.339513</text:p>
          </table:table-cell>
          <table:table-cell/>
          <table:table-cell office:value-type="time" office:time-value="PT21H05M55.334411297S" calcext:value-type="time">
            <text:p>21:05:55.33</text:p>
          </table:table-cell>
          <table:table-cell office:value-type="float" office:value="1.559964" calcext:value-type="float">
            <text:p>1.559964</text:p>
          </table:table-cell>
        </table:table-row>
        <table:table-row table:style-name="ro1">
          <table:table-cell/>
          <table:table-cell office:value-type="time" office:time-value="PT21H06M17.542722401S" calcext:value-type="time">
            <text:p>21:06:17.54</text:p>
          </table:table-cell>
          <table:table-cell office:value-type="float" office:value="2.346092" calcext:value-type="float">
            <text:p>2.346092</text:p>
          </table:table-cell>
          <table:table-cell/>
          <table:table-cell office:value-type="time" office:time-value="PT21H06M13.446665022S" calcext:value-type="time">
            <text:p>21:06:13.45</text:p>
          </table:table-cell>
          <table:table-cell office:value-type="float" office:value="1.564516" calcext:value-type="float">
            <text:p>1.564516</text:p>
          </table:table-cell>
        </table:table-row>
        <table:table-row table:style-name="ro1">
          <table:table-cell/>
          <table:table-cell office:value-type="time" office:time-value="PT21H06M44.675102478S" calcext:value-type="time">
            <text:p>21:06:44.68</text:p>
          </table:table-cell>
          <table:table-cell office:value-type="float" office:value="2.361212" calcext:value-type="float">
            <text:p>2.361212</text:p>
          </table:table-cell>
          <table:table-cell/>
          <table:table-cell office:value-type="time" office:time-value="PT21H06M27.670864279S" calcext:value-type="time">
            <text:p>21:06:27.67</text:p>
          </table:table-cell>
          <table:table-cell office:value-type="float" office:value="1.576773" calcext:value-type="float">
            <text:p>1.576773</text:p>
          </table:table-cell>
        </table:table-row>
        <table:table-row table:style-name="ro1">
          <table:table-cell/>
          <table:table-cell office:value-type="time" office:time-value="PT21H07M08.199432007S" calcext:value-type="time">
            <text:p>21:07:08.20</text:p>
          </table:table-cell>
          <table:table-cell office:value-type="float" office:value="2.376166" calcext:value-type="float">
            <text:p>2.376166</text:p>
          </table:table-cell>
          <table:table-cell/>
          <table:table-cell office:value-type="time" office:time-value="PT21H06M54.791244186S" calcext:value-type="time">
            <text:p>21:06:54.79</text:p>
          </table:table-cell>
          <table:table-cell office:value-type="float" office:value="1.588541" calcext:value-type="float">
            <text:p>1.588541</text:p>
          </table:table-cell>
        </table:table-row>
        <table:table-row table:style-name="ro1">
          <table:table-cell/>
          <table:table-cell office:value-type="time" office:time-value="PT21H07M26.199684152S" calcext:value-type="time">
            <text:p>21:07:26.20</text:p>
          </table:table-cell>
          <table:table-cell office:value-type="float" office:value="2.382816" calcext:value-type="float">
            <text:p>2.382816</text:p>
          </table:table-cell>
          <table:table-cell/>
          <table:table-cell office:value-type="time" office:time-value="PT21H07M18.275573153S" calcext:value-type="time">
            <text:p>21:07:18.28</text:p>
          </table:table-cell>
          <table:table-cell office:value-type="float" office:value="1.593385" calcext:value-type="float">
            <text:p>1.593385</text:p>
          </table:table-cell>
        </table:table-row>
        <table:table-row table:style-name="ro1">
          <table:table-cell/>
          <table:table-cell office:value-type="time" office:time-value="PT21H07M51.860043594S" calcext:value-type="time">
            <text:p>21:07:51.86</text:p>
          </table:table-cell>
          <table:table-cell office:value-type="float" office:value="2.396832" calcext:value-type="float">
            <text:p>2.396832</text:p>
          </table:table-cell>
          <table:table-cell/>
          <table:table-cell office:value-type="time" office:time-value="PT21H07M36.323825968S" calcext:value-type="time">
            <text:p>21:07:36.32</text:p>
          </table:table-cell>
          <table:table-cell office:value-type="float" office:value="1.604339" calcext:value-type="float">
            <text:p>1.604339</text:p>
          </table:table-cell>
        </table:table-row>
        <table:table-row table:style-name="ro1">
          <table:table-cell/>
          <table:table-cell office:value-type="time" office:time-value="PT21H08M05.952240991S" calcext:value-type="time">
            <text:p>21:08:05.95</text:p>
          </table:table-cell>
          <table:table-cell office:value-type="float" office:value="2.403673" calcext:value-type="float">
            <text:p>2.403673</text:p>
          </table:table-cell>
          <table:table-cell/>
          <table:table-cell office:value-type="time" office:time-value="PT21H08M01.976185297S" calcext:value-type="time">
            <text:p>21:08:01.98</text:p>
          </table:table-cell>
          <table:table-cell office:value-type="float" office:value="1.609531" calcext:value-type="float">
            <text:p>1.609531</text:p>
          </table:table-cell>
        </table:table-row>
        <table:table-row table:style-name="ro1">
          <table:table-cell/>
          <table:table-cell office:value-type="time" office:time-value="PT21H08M24.300498003S" calcext:value-type="time">
            <text:p>21:08:24.30</text:p>
          </table:table-cell>
          <table:table-cell office:value-type="float" office:value="2.417434" calcext:value-type="float">
            <text:p>2.417434</text:p>
          </table:table-cell>
          <table:table-cell/>
          <table:table-cell office:value-type="time" office:time-value="PT21H08M16.036382244S" calcext:value-type="time">
            <text:p>21:08:16.04</text:p>
          </table:table-cell>
          <table:table-cell office:value-type="float" office:value="1.620288" calcext:value-type="float">
            <text:p>1.620288</text:p>
          </table:table-cell>
        </table:table-row>
        <table:table-row table:style-name="ro1">
          <table:table-cell/>
          <table:table-cell office:value-type="time" office:time-value="PT21H08M38.384695284S" calcext:value-type="time">
            <text:p>21:08:38.38</text:p>
          </table:table-cell>
          <table:table-cell office:value-type="float" office:value="2.424302" calcext:value-type="float">
            <text:p>2.424302</text:p>
          </table:table-cell>
          <table:table-cell/>
          <table:table-cell office:value-type="time" office:time-value="PT21H08M34.380639199S" calcext:value-type="time">
            <text:p>21:08:34.38</text:p>
          </table:table-cell>
          <table:table-cell office:value-type="float" office:value="1.62548" calcext:value-type="float">
            <text:p>1.62548</text:p>
          </table:table-cell>
        </table:table-row>
        <table:table-row table:style-name="ro1">
          <table:table-cell/>
          <table:table-cell office:value-type="time" office:time-value="PT21H09M07.185098696S" calcext:value-type="time">
            <text:p>21:09:07.19</text:p>
          </table:table-cell>
          <table:table-cell office:value-type="float" office:value="2.440461" calcext:value-type="float">
            <text:p>2.440461</text:p>
          </table:table-cell>
          <table:table-cell/>
          <table:table-cell office:value-type="time" office:time-value="PT21H08M48.476836647S" calcext:value-type="time">
            <text:p>21:08:48.48</text:p>
          </table:table-cell>
          <table:table-cell office:value-type="float" office:value="1.638123" calcext:value-type="float">
            <text:p>1.638123</text:p>
          </table:table-cell>
        </table:table-row>
        <table:table-row table:style-name="ro1">
          <table:table-cell/>
          <table:table-cell office:value-type="time" office:time-value="PT21H09M30.797429434S" calcext:value-type="time">
            <text:p>21:09:30.80</text:p>
          </table:table-cell>
          <table:table-cell office:value-type="float" office:value="2.455213" calcext:value-type="float">
            <text:p>2.455213</text:p>
          </table:table-cell>
          <table:table-cell/>
          <table:table-cell office:value-type="time" office:time-value="PT21H09M17.30524045S" calcext:value-type="time">
            <text:p>21:09:17.31</text:p>
          </table:table-cell>
          <table:table-cell office:value-type="float" office:value="1.649598" calcext:value-type="float">
            <text:p>1.649598</text:p>
          </table:table-cell>
        </table:table-row>
        <table:table-row table:style-name="ro1">
          <table:table-cell/>
          <table:table-cell office:value-type="time" office:time-value="PT21H09M45.045629007S" calcext:value-type="time">
            <text:p>21:09:45.05</text:p>
          </table:table-cell>
          <table:table-cell office:value-type="float" office:value="2.461792" calcext:value-type="float">
            <text:p>2.461792</text:p>
          </table:table-cell>
          <table:table-cell/>
          <table:table-cell office:value-type="time" office:time-value="PT21H09M40.873570569S" calcext:value-type="time">
            <text:p>21:09:40.87</text:p>
          </table:table-cell>
          <table:table-cell office:value-type="float" office:value="1.65415" calcext:value-type="float">
            <text:p>1.65415</text:p>
          </table:table-cell>
        </table:table-row>
        <table:table-row table:style-name="ro1">
          <table:table-cell/>
          <table:table-cell office:value-type="time" office:time-value="PT21H10M03.009880628S" calcext:value-type="time">
            <text:p>21:10:03.01</text:p>
          </table:table-cell>
          <table:table-cell office:value-type="float" office:value="2.476206" calcext:value-type="float">
            <text:p>2.476206</text:p>
          </table:table-cell>
          <table:table-cell/>
          <table:table-cell office:value-type="time" office:time-value="PT21H09M55.137770366S" calcext:value-type="time">
            <text:p>21:09:55.14</text:p>
          </table:table-cell>
          <table:table-cell office:value-type="float" office:value="1.665888" calcext:value-type="float">
            <text:p>1.665888</text:p>
          </table:table-cell>
        </table:table-row>
        <table:table-row table:style-name="ro1">
          <table:table-cell/>
          <table:table-cell office:value-type="time" office:time-value="PT21H10M20.970132192S" calcext:value-type="time">
            <text:p>21:10:20.97</text:p>
          </table:table-cell>
          <table:table-cell office:value-type="float" office:value="2.481703" calcext:value-type="float">
            <text:p>2.481703</text:p>
          </table:table-cell>
          <table:table-cell/>
          <table:table-cell office:value-type="time" office:time-value="PT21H10M13.086021762S" calcext:value-type="time">
            <text:p>21:10:13.09</text:p>
          </table:table-cell>
          <table:table-cell office:value-type="float" office:value="1.668335" calcext:value-type="float">
            <text:p>1.668335</text:p>
          </table:table-cell>
        </table:table-row>
        <table:table-row table:style-name="ro1">
          <table:table-cell/>
          <table:table-cell office:value-type="time" office:time-value="PT21H10M36.274346551S" calcext:value-type="time">
            <text:p>21:10:36.27</text:p>
          </table:table-cell>
          <table:table-cell office:value-type="float" office:value="2.488122" calcext:value-type="float">
            <text:p>2.488122</text:p>
          </table:table-cell>
          <table:table-cell/>
          <table:table-cell office:value-type="time" office:time-value="PT21H10M31.082273828S" calcext:value-type="time">
            <text:p>21:10:31.08</text:p>
          </table:table-cell>
          <table:table-cell office:value-type="float" office:value="1.671444" calcext:value-type="float">
            <text:p>1.671444</text:p>
          </table:table-cell>
        </table:table-row>
        <table:table-row table:style-name="ro1">
          <table:table-cell/>
          <table:table-cell office:value-type="time" office:time-value="PT21H11M02.09870826S" calcext:value-type="time">
            <text:p>21:11:02.10</text:p>
          </table:table-cell>
          <table:table-cell office:value-type="float" office:value="2.502138" calcext:value-type="float">
            <text:p>2.502138</text:p>
          </table:table-cell>
          <table:table-cell/>
          <table:table-cell office:value-type="time" office:time-value="PT21H10M46.358487795S" calcext:value-type="time">
            <text:p>21:10:46.36</text:p>
          </table:table-cell>
          <table:table-cell office:value-type="float" office:value="1.682399" calcext:value-type="float">
            <text:p>1.682399</text:p>
          </table:table-cell>
        </table:table-row>
        <table:table-row table:style-name="ro1">
          <table:table-cell/>
          <table:table-cell office:value-type="time" office:time-value="PT21H11M26.063043913S" calcext:value-type="time">
            <text:p>21:11:26.06</text:p>
          </table:table-cell>
          <table:table-cell office:value-type="float" office:value="2.516107" calcext:value-type="float">
            <text:p>2.516107</text:p>
          </table:table-cell>
          <table:table-cell/>
          <table:table-cell office:value-type="time" office:time-value="PT21H11M12.218850006S" calcext:value-type="time">
            <text:p>21:11:12.22</text:p>
          </table:table-cell>
          <table:table-cell office:value-type="float" office:value="1.693516" calcext:value-type="float">
            <text:p>1.693516</text:p>
          </table:table-cell>
        </table:table-row>
        <table:table-row table:style-name="ro1">
          <table:table-cell/>
          <table:table-cell office:value-type="time" office:time-value="PT21H11M40.155241292S" calcext:value-type="time">
            <text:p>21:11:40.16</text:p>
          </table:table-cell>
          <table:table-cell office:value-type="float" office:value="2.52249" calcext:value-type="float">
            <text:p>2.52249</text:p>
          </table:table-cell>
          <table:table-cell/>
          <table:table-cell office:value-type="time" office:time-value="PT21H11M36.17118549S" calcext:value-type="time">
            <text:p>21:11:36.17</text:p>
          </table:table-cell>
          <table:table-cell office:value-type="float" office:value="1.696603" calcext:value-type="float">
            <text:p>1.696603</text:p>
          </table:table-cell>
        </table:table-row>
        <table:table-row table:style-name="ro1">
          <table:table-cell/>
          <table:table-cell office:value-type="time" office:time-value="PT21H11M58.099492622S" calcext:value-type="time">
            <text:p>21:11:58.10</text:p>
          </table:table-cell>
          <table:table-cell office:value-type="float" office:value="2.529533" calcext:value-type="float">
            <text:p>2.529533</text:p>
          </table:table-cell>
          <table:table-cell/>
          <table:table-cell office:value-type="time" office:time-value="PT21H11M50.239382532S" calcext:value-type="time">
            <text:p>21:11:50.24</text:p>
          </table:table-cell>
          <table:table-cell office:value-type="float" office:value="1.701653" calcext:value-type="float">
            <text:p>1.701653</text:p>
          </table:table-cell>
        </table:table-row>
        <table:table-row table:style-name="ro1">
          <table:table-cell/>
          <table:table-cell office:value-type="time" office:time-value="PT21H12M16.207746248S" calcext:value-type="time">
            <text:p>21:12:16.21</text:p>
          </table:table-cell>
          <table:table-cell office:value-type="float" office:value="2.536395" calcext:value-type="float">
            <text:p>2.536395</text:p>
          </table:table-cell>
          <table:table-cell/>
          <table:table-cell office:value-type="time" office:time-value="PT21H12M08.219634366S" calcext:value-type="time">
            <text:p>21:12:08.22</text:p>
          </table:table-cell>
          <table:table-cell office:value-type="float" office:value="1.706485" calcext:value-type="float">
            <text:p>1.706485</text:p>
          </table:table-cell>
        </table:table-row>
        <table:table-row table:style-name="ro1">
          <table:table-cell/>
          <table:table-cell office:value-type="time" office:time-value="PT21H12M34.22799864S" calcext:value-type="time">
            <text:p>21:12:34.23</text:p>
          </table:table-cell>
          <table:table-cell office:value-type="float" office:value="2.550411" calcext:value-type="float">
            <text:p>2.550411</text:p>
          </table:table-cell>
          <table:table-cell/>
          <table:table-cell office:value-type="time" office:time-value="PT21H12M26.331888047S" calcext:value-type="time">
            <text:p>21:12:26.33</text:p>
          </table:table-cell>
          <table:table-cell office:value-type="float" office:value="1.71744" calcext:value-type="float">
            <text:p>1.71744</text:p>
          </table:table-cell>
        </table:table-row>
        <table:table-row table:style-name="ro1">
          <table:table-cell/>
          <table:table-cell office:value-type="time" office:time-value="PT21H12M48.296195678S" calcext:value-type="time">
            <text:p>21:12:48.30</text:p>
          </table:table-cell>
          <table:table-cell office:value-type="float" office:value="2.557225" calcext:value-type="float">
            <text:p>2.557225</text:p>
          </table:table-cell>
          <table:table-cell/>
          <table:table-cell office:value-type="time" office:time-value="PT21H12M44.296139654S" calcext:value-type="time">
            <text:p>21:12:44.30</text:p>
          </table:table-cell>
          <table:table-cell office:value-type="float" office:value="1.722492" calcext:value-type="float">
            <text:p>1.722492</text:p>
          </table:table-cell>
        </table:table-row>
        <table:table-row table:style-name="ro1">
          <table:table-cell/>
          <table:table-cell office:value-type="time" office:time-value="PT21H13M06.28444762S" calcext:value-type="time">
            <text:p>21:13:06.28</text:p>
          </table:table-cell>
          <table:table-cell office:value-type="float" office:value="2.571158" calcext:value-type="float">
            <text:p>2.571158</text:p>
          </table:table-cell>
          <table:table-cell/>
          <table:table-cell office:value-type="time" office:time-value="PT21H12M58.380336916S" calcext:value-type="time">
            <text:p>21:12:58.38</text:p>
          </table:table-cell>
          <table:table-cell office:value-type="float" office:value="1.733104" calcext:value-type="float">
            <text:p>1.733104</text:p>
          </table:table-cell>
        </table:table-row>
        <table:table-row table:style-name="ro1">
          <table:table-cell/>
          <table:table-cell office:value-type="time" office:time-value="PT21H13M21.292657822S" calcext:value-type="time">
            <text:p>21:13:21.29</text:p>
          </table:table-cell>
          <table:table-cell office:value-type="float" office:value="2.577972" calcext:value-type="float">
            <text:p>2.577972</text:p>
          </table:table-cell>
          <table:table-cell/>
          <table:table-cell office:value-type="time" office:time-value="PT21H13M16.360588744S" calcext:value-type="time">
            <text:p>21:13:16.36</text:p>
          </table:table-cell>
          <table:table-cell office:value-type="float" office:value="1.738156" calcext:value-type="float">
            <text:p>1.738156</text:p>
          </table:table-cell>
        </table:table-row>
        <table:table-row table:style-name="ro1">
          <table:table-cell/>
          <table:table-cell office:value-type="time" office:time-value="PT21H13M47.521025169S" calcext:value-type="time">
            <text:p>21:13:47.52</text:p>
          </table:table-cell>
          <table:table-cell office:value-type="float" office:value="2.59193" calcext:value-type="float">
            <text:p>2.59193</text:p>
          </table:table-cell>
          <table:table-cell/>
          <table:table-cell office:value-type="time" office:time-value="PT21H13M31.380799114S" calcext:value-type="time">
            <text:p>21:13:31.38</text:p>
          </table:table-cell>
          <table:table-cell office:value-type="float" office:value="1.748377" calcext:value-type="float">
            <text:p>1.748377</text:p>
          </table:table-cell>
        </table:table-row>
        <table:table-row table:style-name="ro1">
          <table:table-cell/>
          <table:table-cell office:value-type="time" office:time-value="PT21H14M05.961283437S" calcext:value-type="time">
            <text:p>21:14:05.96</text:p>
          </table:table-cell>
          <table:table-cell office:value-type="float" office:value="2.606369" calcext:value-type="float">
            <text:p>2.606369</text:p>
          </table:table-cell>
          <table:table-cell/>
          <table:table-cell office:value-type="time" office:time-value="PT21H13M57.645166965S" calcext:value-type="time">
            <text:p>21:13:57.65</text:p>
          </table:table-cell>
          <table:table-cell office:value-type="float" office:value="1.760092" calcext:value-type="float">
            <text:p>1.760092</text:p>
          </table:table-cell>
        </table:table-row>
        <table:table-row table:style-name="ro1">
          <table:table-cell/>
          <table:table-cell office:value-type="time" office:time-value="PT21H14M24.349540976S" calcext:value-type="time">
            <text:p>21:14:24.35</text:p>
          </table:table-cell>
          <table:table-cell office:value-type="float" office:value="2.620399" calcext:value-type="float">
            <text:p>2.620399</text:p>
          </table:table-cell>
          <table:table-cell/>
          <table:table-cell office:value-type="time" office:time-value="PT21H14M16.041424616S" calcext:value-type="time">
            <text:p>21:14:16.04</text:p>
          </table:table-cell>
          <table:table-cell office:value-type="float" office:value="1.771542" calcext:value-type="float">
            <text:p>1.771542</text:p>
          </table:table-cell>
        </table:table-row>
        <table:table-row table:style-name="ro1">
          <table:table-cell/>
          <table:table-cell office:value-type="time" office:time-value="PT21H14M46.881856552S" calcext:value-type="time">
            <text:p>21:14:46.88</text:p>
          </table:table-cell>
          <table:table-cell office:value-type="float" office:value="2.63538" calcext:value-type="float">
            <text:p>2.63538</text:p>
          </table:table-cell>
          <table:table-cell/>
          <table:table-cell office:value-type="time" office:time-value="PT21H14M34.43368221S" calcext:value-type="time">
            <text:p>21:14:34.43</text:p>
          </table:table-cell>
          <table:table-cell office:value-type="float" office:value="1.783173" calcext:value-type="float">
            <text:p>1.783173</text:p>
          </table:table-cell>
        </table:table-row>
        <table:table-row table:style-name="ro1">
          <table:table-cell/>
          <table:table-cell office:value-type="time" office:time-value="PT21H15M12.390213808S" calcext:value-type="time">
            <text:p>21:15:12.39</text:p>
          </table:table-cell>
          <table:table-cell office:value-type="float" office:value="2.662106" calcext:value-type="float">
            <text:p>2.662106</text:p>
          </table:table-cell>
          <table:table-cell/>
          <table:table-cell office:value-type="time" office:time-value="PT21H14M57.00199829S" calcext:value-type="time">
            <text:p>21:14:57.00</text:p>
          </table:table-cell>
          <table:table-cell office:value-type="float" office:value="1.803584" calcext:value-type="float">
            <text:p>1.803584</text:p>
          </table:table-cell>
        </table:table-row>
        <table:table-row table:style-name="ro1">
          <table:table-cell/>
          <table:table-cell office:value-type="time" office:time-value="PT21H15M31.070475432S" calcext:value-type="time">
            <text:p>21:15:31.07</text:p>
          </table:table-cell>
          <table:table-cell office:value-type="float" office:value="2.677255" calcext:value-type="float">
            <text:p>2.677255</text:p>
          </table:table-cell>
          <table:table-cell/>
          <table:table-cell office:value-type="time" office:time-value="PT21H15M22.478355096S" calcext:value-type="time">
            <text:p>21:15:22.48</text:p>
          </table:table-cell>
          <table:table-cell office:value-type="float" office:value="1.815489" calcext:value-type="float">
            <text:p>1.815489</text:p>
          </table:table-cell>
        </table:table-row>
        <table:table-row table:style-name="ro1">
          <table:table-cell/>
          <table:table-cell office:value-type="time" office:time-value="PT21H15M49.486733358S" calcext:value-type="time">
            <text:p>21:15:49.49</text:p>
          </table:table-cell>
          <table:table-cell office:value-type="float" office:value="2.690989" calcext:value-type="float">
            <text:p>2.690989</text:p>
          </table:table-cell>
          <table:table-cell/>
          <table:table-cell office:value-type="time" office:time-value="PT21H15M41.154616664S" calcext:value-type="time">
            <text:p>21:15:41.15</text:p>
          </table:table-cell>
          <table:table-cell office:value-type="float" office:value="1.826245" calcext:value-type="float">
            <text:p>1.826245</text:p>
          </table:table-cell>
        </table:table-row>
        <table:table-row table:style-name="ro1">
          <table:table-cell/>
          <table:table-cell office:value-type="time" office:time-value="PT21H16M07.878990946S" calcext:value-type="time">
            <text:p>21:16:07.88</text:p>
          </table:table-cell>
          <table:table-cell office:value-type="float" office:value="2.70475" calcext:value-type="float">
            <text:p>2.70475</text:p>
          </table:table-cell>
          <table:table-cell/>
          <table:table-cell office:value-type="time" office:time-value="PT21H15M59.570874589S" calcext:value-type="time">
            <text:p>21:15:59.57</text:p>
          </table:table-cell>
          <table:table-cell office:value-type="float" office:value="1.837002" calcext:value-type="float">
            <text:p>1.837002</text:p>
          </table:table-cell>
        </table:table-row>
        <table:table-row table:style-name="ro1">
          <table:table-cell/>
          <table:table-cell office:value-type="time" office:time-value="PT21H16M30.703310605S" calcext:value-type="time">
            <text:p>21:16:30.70</text:p>
          </table:table-cell>
          <table:table-cell office:value-type="float" office:value="2.719167" calcext:value-type="float">
            <text:p>2.719167</text:p>
          </table:table-cell>
          <table:table-cell/>
          <table:table-cell office:value-type="time" office:time-value="PT21H16M17.975132345S" calcext:value-type="time">
            <text:p>21:16:17.98</text:p>
          </table:table-cell>
          <table:table-cell office:value-type="float" office:value="1.848742" calcext:value-type="float">
            <text:p>1.848742</text:p>
          </table:table-cell>
        </table:table-row>
        <table:table-row table:style-name="ro1">
          <table:table-cell/>
          <table:table-cell office:value-type="time" office:time-value="PT21H16M56.991678777S" calcext:value-type="time">
            <text:p>21:16:56.99</text:p>
          </table:table-cell>
          <table:table-cell office:value-type="float" office:value="2.733394" calcext:value-type="float">
            <text:p>2.733394</text:p>
          </table:table-cell>
          <table:table-cell/>
          <table:table-cell office:value-type="time" office:time-value="PT21H16M40.823452339S" calcext:value-type="time">
            <text:p>21:16:40.82</text:p>
          </table:table-cell>
          <table:table-cell office:value-type="float" office:value="1.860059" calcext:value-type="float">
            <text:p>1.860059</text:p>
          </table:table-cell>
        </table:table-row>
        <table:table-row table:style-name="ro1">
          <table:table-cell/>
          <table:table-cell office:value-type="time" office:time-value="PT21H17M18.651982132S" calcext:value-type="time">
            <text:p>21:17:18.65</text:p>
          </table:table-cell>
          <table:table-cell office:value-type="float" office:value="2.752061" calcext:value-type="float">
            <text:p>2.752061</text:p>
          </table:table-cell>
          <table:table-cell/>
          <table:table-cell office:value-type="time" office:time-value="PT21H17M07.119820623S" calcext:value-type="time">
            <text:p>21:17:07.12</text:p>
          </table:table-cell>
          <table:table-cell office:value-type="float" office:value="1.874439" calcext:value-type="float">
            <text:p>1.874439</text:p>
          </table:table-cell>
        </table:table-row>
        <table:table-row table:style-name="ro1">
          <table:table-cell/>
          <table:table-cell office:value-type="time" office:time-value="PT21H17M34.272200893S" calcext:value-type="time">
            <text:p>21:17:34.27</text:p>
          </table:table-cell>
          <table:table-cell office:value-type="float" office:value="2.758946" calcext:value-type="float">
            <text:p>2.758946</text:p>
          </table:table-cell>
          <table:table-cell/>
          <table:table-cell office:value-type="time" office:time-value="PT21H17M28.732123304S" calcext:value-type="time">
            <text:p>21:17:28.73</text:p>
          </table:table-cell>
          <table:table-cell office:value-type="float" office:value="1.877587" calcext:value-type="float">
            <text:p>1.877587</text:p>
          </table:table-cell>
        </table:table-row>
        <table:table-row table:style-name="ro1">
          <table:table-cell/>
          <table:table-cell office:value-type="time" office:time-value="PT21H17M48.396398702S" calcext:value-type="time">
            <text:p>21:17:48.40</text:p>
          </table:table-cell>
          <table:table-cell office:value-type="float" office:value="2.76576" calcext:value-type="float">
            <text:p>2.76576</text:p>
          </table:table-cell>
          <table:table-cell/>
          <table:table-cell office:value-type="time" office:time-value="PT21H17M44.380342458S" calcext:value-type="time">
            <text:p>21:17:44.38</text:p>
          </table:table-cell>
          <table:table-cell office:value-type="float" office:value="1.882639" calcext:value-type="float">
            <text:p>1.882639</text:p>
          </table:table-cell>
        </table:table-row>
        <table:table-row table:style-name="ro1">
          <table:table-cell/>
          <table:table-cell office:value-type="time" office:time-value="PT21H18M06.832656901S" calcext:value-type="time">
            <text:p>21:18:06.83</text:p>
          </table:table-cell>
          <table:table-cell office:value-type="float" office:value="2.779947" calcext:value-type="float">
            <text:p>2.779947</text:p>
          </table:table-cell>
          <table:table-cell/>
          <table:table-cell office:value-type="time" office:time-value="PT21H17M58.476539875S" calcext:value-type="time">
            <text:p>21:17:58.48</text:p>
          </table:table-cell>
          <table:table-cell office:value-type="float" office:value="1.893885" calcext:value-type="float">
            <text:p>1.893885</text:p>
          </table:table-cell>
        </table:table-row>
        <table:table-row table:style-name="ro1">
          <table:table-cell/>
          <table:table-cell office:value-type="time" office:time-value="PT21H18M25.552919077S" calcext:value-type="time">
            <text:p>21:18:25.55</text:p>
          </table:table-cell>
          <table:table-cell office:value-type="float" office:value="2.795363" calcext:value-type="float">
            <text:p>2.795363</text:p>
          </table:table-cell>
          <table:table-cell/>
          <table:table-cell office:value-type="time" office:time-value="PT21H18M16.924798241S" calcext:value-type="time">
            <text:p>21:18:16.92</text:p>
          </table:table-cell>
          <table:table-cell office:value-type="float" office:value="1.906354" calcext:value-type="float">
            <text:p>1.906354</text:p>
          </table:table-cell>
        </table:table-row>
        <table:table-row table:style-name="ro1">
          <table:table-cell/>
          <table:table-cell office:value-type="time" office:time-value="PT21H18M44.669186798S" calcext:value-type="time">
            <text:p>21:18:44.67</text:p>
          </table:table-cell>
          <table:table-cell office:value-type="float" office:value="2.810481" calcext:value-type="float">
            <text:p>2.810481</text:p>
          </table:table-cell>
          <table:table-cell/>
          <table:table-cell office:value-type="time" office:time-value="PT21H18M35.629060192S" calcext:value-type="time">
            <text:p>21:18:35.63</text:p>
          </table:table-cell>
          <table:table-cell office:value-type="float" office:value="1.918035" calcext:value-type="float">
            <text:p>1.918035</text:p>
          </table:table-cell>
        </table:table-row>
        <table:table-row table:style-name="ro1">
          <table:table-cell/>
          <table:table-cell office:value-type="time" office:time-value="PT21H18M58.785384493S" calcext:value-type="time">
            <text:p>21:18:58.79</text:p>
          </table:table-cell>
          <table:table-cell office:value-type="float" office:value="2.817287" calcext:value-type="float">
            <text:p>2.817287</text:p>
          </table:table-cell>
          <table:table-cell/>
          <table:table-cell office:value-type="time" office:time-value="PT21H18M54.745327913S" calcext:value-type="time">
            <text:p>21:18:54.75</text:p>
          </table:table-cell>
          <table:table-cell office:value-type="float" office:value="1.923078" calcext:value-type="float">
            <text:p>1.923078</text:p>
          </table:table-cell>
        </table:table-row>
        <table:table-row table:style-name="ro1">
          <table:table-cell/>
          <table:table-cell office:value-type="time" office:time-value="PT21H19M24.741748007S" calcext:value-type="time">
            <text:p>21:19:24.74</text:p>
          </table:table-cell>
          <table:table-cell office:value-type="float" office:value="2.83111" calcext:value-type="float">
            <text:p>2.83111</text:p>
          </table:table-cell>
          <table:table-cell/>
          <table:table-cell office:value-type="time" office:time-value="PT21H19M08.865525664S" calcext:value-type="time">
            <text:p>21:19:08.87</text:p>
          </table:table-cell>
          <table:table-cell office:value-type="float" office:value="1.934033" calcext:value-type="float">
            <text:p>1.934033</text:p>
          </table:table-cell>
        </table:table-row>
        <table:table-row table:style-name="ro1">
          <table:table-cell/>
          <table:table-cell office:value-type="time" office:time-value="PT21H19M38.885946093S" calcext:value-type="time">
            <text:p>21:19:38.89</text:p>
          </table:table-cell>
          <table:table-cell office:value-type="float" office:value="2.838178" calcext:value-type="float">
            <text:p>2.838178</text:p>
          </table:table-cell>
          <table:table-cell/>
          <table:table-cell office:value-type="time" office:time-value="PT21H19M34.857889681S" calcext:value-type="time">
            <text:p>21:19:34.86</text:p>
          </table:table-cell>
          <table:table-cell office:value-type="float" office:value="1.939577" calcext:value-type="float">
            <text:p>1.939577</text:p>
          </table:table-cell>
        </table:table-row>
        <table:table-row table:style-name="ro1">
          <table:table-cell/>
          <table:table-cell office:value-type="time" office:time-value="PT21H20M06.574333861S" calcext:value-type="time">
            <text:p>21:20:06.57</text:p>
          </table:table-cell>
          <table:table-cell office:value-type="float" office:value="2.853073" calcext:value-type="float">
            <text:p>2.853073</text:p>
          </table:table-cell>
          <table:table-cell/>
          <table:table-cell office:value-type="time" office:time-value="PT21H19M48.970087319S" calcext:value-type="time">
            <text:p>21:19:48.97</text:p>
          </table:table-cell>
          <table:table-cell office:value-type="float" office:value="1.950847" calcext:value-type="float">
            <text:p>1.950847</text:p>
          </table:table-cell>
        </table:table-row>
        <table:table-row table:style-name="ro1">
          <table:table-cell/>
          <table:table-cell office:value-type="time" office:time-value="PT21H20M20.906534579S" calcext:value-type="time">
            <text:p>21:20:20.91</text:p>
          </table:table-cell>
          <table:table-cell office:value-type="float" office:value="2.85857" calcext:value-type="float">
            <text:p>2.85857</text:p>
          </table:table-cell>
          <table:table-cell/>
          <table:table-cell office:value-type="time" office:time-value="PT21H20M16.686475479S" calcext:value-type="time">
            <text:p>21:20:16.69</text:p>
          </table:table-cell>
          <table:table-cell office:value-type="float" office:value="1.953294" calcext:value-type="float">
            <text:p>1.953294</text:p>
          </table:table-cell>
        </table:table-row>
        <table:table-row table:style-name="ro1">
          <table:table-cell/>
          <table:table-cell office:value-type="time" office:time-value="PT21H20M39.146790028S" calcext:value-type="time">
            <text:p>21:20:39.15</text:p>
          </table:table-cell>
          <table:table-cell office:value-type="float" office:value="2.865162" calcext:value-type="float">
            <text:p>2.865162</text:p>
          </table:table-cell>
          <table:table-cell/>
          <table:table-cell office:value-type="time" office:time-value="PT21H20M30.986675748S" calcext:value-type="time">
            <text:p>21:20:30.99</text:p>
          </table:table-cell>
          <table:table-cell office:value-type="float" office:value="1.957912" calcext:value-type="float">
            <text:p>1.957912</text:p>
          </table:table-cell>
        </table:table-row>
        <table:table-row table:style-name="ro1">
          <table:table-cell/>
          <table:table-cell office:value-type="time" office:time-value="PT21H20M57.275043907S" calcext:value-type="time">
            <text:p>21:20:57.28</text:p>
          </table:table-cell>
          <table:table-cell office:value-type="float" office:value="2.872205" calcext:value-type="float">
            <text:p>2.872205</text:p>
          </table:table-cell>
          <table:table-cell/>
          <table:table-cell office:value-type="time" office:time-value="PT21H20M49.270931813S" calcext:value-type="time">
            <text:p>21:20:49.27</text:p>
          </table:table-cell>
          <table:table-cell office:value-type="float" office:value="1.96194" calcext:value-type="float">
            <text:p>1.96194</text:p>
          </table:table-cell>
        </table:table-row>
        <table:table-row table:style-name="ro1">
          <table:table-cell/>
          <table:table-cell office:value-type="time" office:time-value="PT21H21M15.603300587S" calcext:value-type="time">
            <text:p>21:21:15.60</text:p>
          </table:table-cell>
          <table:table-cell office:value-type="float" office:value="2.879275" calcext:value-type="float">
            <text:p>2.879275</text:p>
          </table:table-cell>
          <table:table-cell/>
          <table:table-cell office:value-type="time" office:time-value="PT21H21M07.399185692S" calcext:value-type="time">
            <text:p>21:21:07.40</text:p>
          </table:table-cell>
          <table:table-cell office:value-type="float" office:value="1.967131" calcext:value-type="float">
            <text:p>1.967131</text:p>
          </table:table-cell>
        </table:table-row>
        <table:table-row table:style-name="ro1">
          <table:table-cell/>
          <table:table-cell office:value-type="time" office:time-value="PT21H21M42.919683141S" calcext:value-type="time">
            <text:p>21:21:42.92</text:p>
          </table:table-cell>
          <table:table-cell office:value-type="float" office:value="2.894185" calcext:value-type="float">
            <text:p>2.894185</text:p>
          </table:table-cell>
          <table:table-cell/>
          <table:table-cell office:value-type="time" office:time-value="PT21H21M25.727442371S" calcext:value-type="time">
            <text:p>21:21:25.73</text:p>
          </table:table-cell>
          <table:table-cell office:value-type="float" office:value="1.978493" calcext:value-type="float">
            <text:p>1.978493</text:p>
          </table:table-cell>
        </table:table-row>
        <table:table-row table:style-name="ro1">
          <table:table-cell/>
          <table:table-cell office:value-type="time" office:time-value="PT21H22M09.248051857S" calcext:value-type="time">
            <text:p>21:22:09.25</text:p>
          </table:table-cell>
          <table:table-cell office:value-type="float" office:value="2.90821" calcext:value-type="float">
            <text:p>2.90821</text:p>
          </table:table-cell>
          <table:table-cell/>
          <table:table-cell office:value-type="time" office:time-value="PT21H21M53.039824869S" calcext:value-type="time">
            <text:p>21:21:53.04</text:p>
          </table:table-cell>
          <table:table-cell office:value-type="float" office:value="1.98981" calcext:value-type="float">
            <text:p>1.98981</text:p>
          </table:table-cell>
        </table:table-row>
        <table:table-row table:style-name="ro1">
          <table:table-cell/>
          <table:table-cell office:value-type="time" office:time-value="PT21H22M36.620435194S" calcext:value-type="time">
            <text:p>21:22:36.62</text:p>
          </table:table-cell>
          <table:table-cell office:value-type="float" office:value="2.923626" calcext:value-type="float">
            <text:p>2.923626</text:p>
          </table:table-cell>
          <table:table-cell/>
          <table:table-cell office:value-type="time" office:time-value="PT21H22M19.372193641S" calcext:value-type="time">
            <text:p>21:22:19.37</text:p>
          </table:table-cell>
          <table:table-cell office:value-type="float" office:value="2.002278" calcext:value-type="float">
            <text:p>2.002278</text:p>
          </table:table-cell>
        </table:table-row>
        <table:table-row table:style-name="ro1">
          <table:table-cell/>
          <table:table-cell office:value-type="time" office:time-value="PT21H22M56.636715511S" calcext:value-type="time">
            <text:p>21:22:56.64</text:p>
          </table:table-cell>
          <table:table-cell office:value-type="float" office:value="2.938436" calcext:value-type="float">
            <text:p>2.938436</text:p>
          </table:table-cell>
          <table:table-cell/>
          <table:table-cell office:value-type="time" office:time-value="PT21H22M46.744576977S" calcext:value-type="time">
            <text:p>21:22:46.74</text:p>
          </table:table-cell>
          <table:table-cell office:value-type="float" office:value="2.013894" calcext:value-type="float">
            <text:p>2.013894</text:p>
          </table:table-cell>
        </table:table-row>
        <table:table-row table:style-name="ro1">
          <table:table-cell/>
          <table:table-cell office:value-type="time" office:time-value="PT21H23M14.844970507S" calcext:value-type="time">
            <text:p>21:23:14.84</text:p>
          </table:table-cell>
          <table:table-cell office:value-type="float" office:value="2.952434" calcext:value-type="float">
            <text:p>2.952434</text:p>
          </table:table-cell>
          <table:table-cell/>
          <table:table-cell office:value-type="time" office:time-value="PT21H23M06.716856677S" calcext:value-type="time">
            <text:p>21:23:06.72</text:p>
          </table:table-cell>
          <table:table-cell office:value-type="float" office:value="2.025211" calcext:value-type="float">
            <text:p>2.025211</text:p>
          </table:table-cell>
        </table:table-row>
        <table:table-row table:style-name="ro1">
          <table:table-cell/>
          <table:table-cell office:value-type="time" office:time-value="PT21H23M32.929223766S" calcext:value-type="time">
            <text:p>21:23:32.93</text:p>
          </table:table-cell>
          <table:table-cell office:value-type="float" office:value="2.959053" calcext:value-type="float">
            <text:p>2.959053</text:p>
          </table:table-cell>
          <table:table-cell/>
          <table:table-cell office:value-type="time" office:time-value="PT21H23M24.925111673S" calcext:value-type="time">
            <text:p>21:23:24.93</text:p>
          </table:table-cell>
          <table:table-cell office:value-type="float" office:value="2.029827" calcext:value-type="float">
            <text:p>2.029827</text:p>
          </table:table-cell>
        </table:table-row>
        <table:table-row table:style-name="ro1">
          <table:table-cell/>
          <table:table-cell office:value-type="time" office:time-value="PT21H23M47.277424704S" calcext:value-type="time">
            <text:p>21:23:47.28</text:p>
          </table:table-cell>
          <table:table-cell office:value-type="float" office:value="2.965659" calcext:value-type="float">
            <text:p>2.965659</text:p>
          </table:table-cell>
          <table:table-cell/>
          <table:table-cell office:value-type="time" office:time-value="PT21H23M43.045365437S" calcext:value-type="time">
            <text:p>21:23:43.05</text:p>
          </table:table-cell>
          <table:table-cell office:value-type="float" office:value="2.034379" calcext:value-type="float">
            <text:p>2.034379</text:p>
          </table:table-cell>
        </table:table-row>
        <table:table-row table:style-name="ro1">
          <table:table-cell/>
          <table:table-cell office:value-type="time" office:time-value="PT21H24M01.925629843S" calcext:value-type="time">
            <text:p>21:24:01.93</text:p>
          </table:table-cell>
          <table:table-cell office:value-type="float" office:value="2.972528" calcext:value-type="float">
            <text:p>2.972528</text:p>
          </table:table-cell>
          <table:table-cell/>
          <table:table-cell office:value-type="time" office:time-value="PT21H23M57.353565814S" calcext:value-type="time">
            <text:p>21:23:57.35</text:p>
          </table:table-cell>
          <table:table-cell office:value-type="float" office:value="2.038562" calcext:value-type="float">
            <text:p>2.038562</text:p>
          </table:table-cell>
        </table:table-row>
        <table:table-row table:style-name="ro1">
          <table:table-cell/>
          <table:table-cell office:value-type="time" office:time-value="PT21H24M20.213885958S" calcext:value-type="time">
            <text:p>21:24:20.21</text:p>
          </table:table-cell>
          <table:table-cell office:value-type="float" office:value="2.979369" calcext:value-type="float">
            <text:p>2.979369</text:p>
          </table:table-cell>
          <table:table-cell/>
          <table:table-cell office:value-type="time" office:time-value="PT21H24M12.001770953S" calcext:value-type="time">
            <text:p>21:24:12.00</text:p>
          </table:table-cell>
          <table:table-cell office:value-type="float" office:value="2.043754" calcext:value-type="float">
            <text:p>2.043754</text:p>
          </table:table-cell>
        </table:table-row>
        <table:table-row table:style-name="ro1">
          <table:table-cell/>
          <table:table-cell office:value-type="time" office:time-value="PT21H24M37.92213395S" calcext:value-type="time">
            <text:p>21:24:37.92</text:p>
          </table:table-cell>
          <table:table-cell office:value-type="float" office:value="2.986175" calcext:value-type="float">
            <text:p>2.986175</text:p>
          </table:table-cell>
          <table:table-cell/>
          <table:table-cell office:value-type="time" office:time-value="PT21H24M30.330027628S" calcext:value-type="time">
            <text:p>21:24:30.33</text:p>
          </table:table-cell>
          <table:table-cell office:value-type="float" office:value="2.048798" calcext:value-type="float">
            <text:p>2.048798</text:p>
          </table:table-cell>
        </table:table-row>
        <table:table-row table:style-name="ro1">
          <table:table-cell/>
          <table:table-cell office:value-type="time" office:time-value="PT21H25M03.914497956S" calcext:value-type="time">
            <text:p>21:25:03.91</text:p>
          </table:table-cell>
          <table:table-cell office:value-type="float" office:value="3.000135" calcext:value-type="float">
            <text:p>3.000135</text:p>
          </table:table-cell>
          <table:table-cell/>
          <table:table-cell office:value-type="time" office:time-value="PT21H24M47.994275004S" calcext:value-type="time">
            <text:p>21:24:47.99</text:p>
          </table:table-cell>
          <table:table-cell office:value-type="float" office:value="2.059552" calcext:value-type="float">
            <text:p>2.059552</text:p>
          </table:table-cell>
        </table:table-row>
        <table:table-row table:style-name="ro1">
          <table:table-cell/>
          <table:table-cell office:value-type="time" office:time-value="PT21H25M43.975058975S" calcext:value-type="time">
            <text:p>21:25:43.98</text:p>
          </table:table-cell>
          <table:table-cell office:value-type="float" office:value="3.025782" calcext:value-type="float">
            <text:p>3.025782</text:p>
          </table:table-cell>
          <table:table-cell/>
          <table:table-cell office:value-type="time" office:time-value="PT21H25M14.042639793S" calcext:value-type="time">
            <text:p>21:25:14.04</text:p>
          </table:table-cell>
          <table:table-cell office:value-type="float" office:value="2.079277" calcext:value-type="float">
            <text:p>2.079277</text:p>
          </table:table-cell>
        </table:table-row>
        <table:table-row table:style-name="ro1">
          <table:table-cell/>
          <table:table-cell office:value-type="time" office:time-value="PT21H26M03.235328701S" calcext:value-type="time">
            <text:p>21:26:03.24</text:p>
          </table:table-cell>
          <table:table-cell office:value-type="float" office:value="3.040733" calcext:value-type="float">
            <text:p>3.040733</text:p>
          </table:table-cell>
          <table:table-cell/>
          <table:table-cell office:value-type="time" office:time-value="PT21H25M54.099200756S" calcext:value-type="time">
            <text:p>21:25:54.10</text:p>
          </table:table-cell>
          <table:table-cell office:value-type="float" office:value="2.090751" calcext:value-type="float">
            <text:p>2.090751</text:p>
          </table:table-cell>
        </table:table-row>
        <table:table-row table:style-name="ro1">
          <table:table-cell/>
          <table:table-cell office:value-type="time" office:time-value="PT21H26M17.551529188S" calcext:value-type="time">
            <text:p>21:26:17.55</text:p>
          </table:table-cell>
          <table:table-cell office:value-type="float" office:value="3.047776" calcext:value-type="float">
            <text:p>3.047776</text:p>
          </table:table-cell>
          <table:table-cell/>
          <table:table-cell office:value-type="time" office:time-value="PT21H26M13.315469866S" calcext:value-type="time">
            <text:p>21:26:13.32</text:p>
          </table:table-cell>
          <table:table-cell office:value-type="float" office:value="2.095818" calcext:value-type="float">
            <text:p>2.095818</text:p>
          </table:table-cell>
        </table:table-row>
        <table:table-row table:style-name="ro1">
          <table:table-cell/>
          <table:table-cell office:value-type="time" office:time-value="PT21H26M36.303791799S" calcext:value-type="time">
            <text:p>21:26:36.30</text:p>
          </table:table-cell>
          <table:table-cell office:value-type="float" office:value="3.062954" calcext:value-type="float">
            <text:p>3.062954</text:p>
          </table:table-cell>
          <table:table-cell/>
          <table:table-cell office:value-type="time" office:time-value="PT21H26M27.643670521S" calcext:value-type="time">
            <text:p>21:26:27.64</text:p>
          </table:table-cell>
          <table:table-cell office:value-type="float" office:value="2.107784" calcext:value-type="float">
            <text:p>2.107784</text:p>
          </table:table-cell>
        </table:table-row>
        <table:table-row table:style-name="ro1">
          <table:table-cell/>
          <table:table-cell office:value-type="time" office:time-value="PT21H26M54.408045335S" calcext:value-type="time">
            <text:p>21:26:54.41</text:p>
          </table:table-cell>
          <table:table-cell office:value-type="float" office:value="3.069302" calcext:value-type="float">
            <text:p>3.069302</text:p>
          </table:table-cell>
          <table:table-cell/>
          <table:table-cell office:value-type="time" office:time-value="PT21H26M46.375932852S" calcext:value-type="time">
            <text:p>21:26:46.38</text:p>
          </table:table-cell>
          <table:table-cell office:value-type="float" office:value="2.110723" calcext:value-type="float">
            <text:p>2.110723</text:p>
          </table:table-cell>
        </table:table-row>
        <table:table-row table:style-name="ro1">
          <table:table-cell/>
          <table:table-cell office:value-type="time" office:time-value="PT21H27M12.552299431S" calcext:value-type="time">
            <text:p>21:27:12.55</text:p>
          </table:table-cell>
          <table:table-cell office:value-type="float" office:value="3.083497" calcext:value-type="float">
            <text:p>3.083497</text:p>
          </table:table-cell>
          <table:table-cell/>
          <table:table-cell office:value-type="time" office:time-value="PT21H27M04.540187228S" calcext:value-type="time">
            <text:p>21:27:04.54</text:p>
          </table:table-cell>
          <table:table-cell office:value-type="float" office:value="2.121977" calcext:value-type="float">
            <text:p>2.121977</text:p>
          </table:table-cell>
        </table:table-row>
        <table:table-row table:style-name="ro1">
          <table:table-cell/>
          <table:table-cell office:value-type="time" office:time-value="PT21H27M31.412563553S" calcext:value-type="time">
            <text:p>21:27:31.41</text:p>
          </table:table-cell>
          <table:table-cell office:value-type="float" office:value="3.098197" calcext:value-type="float">
            <text:p>3.098197</text:p>
          </table:table-cell>
          <table:table-cell/>
          <table:table-cell office:value-type="time" office:time-value="PT21H27M22.636440651S" calcext:value-type="time">
            <text:p>21:27:22.64</text:p>
          </table:table-cell>
          <table:table-cell office:value-type="float" office:value="2.133253" calcext:value-type="float">
            <text:p>2.133253</text:p>
          </table:table-cell>
        </table:table-row>
        <table:table-row table:style-name="ro1">
          <table:table-cell/>
          <table:table-cell office:value-type="time" office:time-value="PT21H27M49.748820337S" calcext:value-type="time">
            <text:p>21:27:49.75</text:p>
          </table:table-cell>
          <table:table-cell office:value-type="float" office:value="3.105267" calcext:value-type="float">
            <text:p>3.105267</text:p>
          </table:table-cell>
          <table:table-cell/>
          <table:table-cell office:value-type="time" office:time-value="PT21H27M41.492704717S" calcext:value-type="time">
            <text:p>21:27:41.49</text:p>
          </table:table-cell>
          <table:table-cell office:value-type="float" office:value="2.138445" calcext:value-type="float">
            <text:p>2.138445</text:p>
          </table:table-cell>
        </table:table-row>
        <table:table-row table:style-name="ro1">
          <table:table-cell/>
          <table:table-cell office:value-type="time" office:time-value="PT21H28M07.897074488S" calcext:value-type="time">
            <text:p>21:28:07.90</text:p>
          </table:table-cell>
          <table:table-cell office:value-type="float" office:value="3.119662" calcext:value-type="float">
            <text:p>3.119662</text:p>
          </table:table-cell>
          <table:table-cell/>
          <table:table-cell office:value-type="time" office:time-value="PT21H27M59.872962117S" calcext:value-type="time">
            <text:p>21:27:59.87</text:p>
          </table:table-cell>
          <table:table-cell office:value-type="float" office:value="2.150051" calcext:value-type="float">
            <text:p>2.150051</text:p>
          </table:table-cell>
        </table:table-row>
        <table:table-row table:style-name="ro1">
          <table:table-cell/>
          <table:table-cell office:value-type="time" office:time-value="PT21H28M35.541461624S" calcext:value-type="time">
            <text:p>21:28:35.54</text:p>
          </table:table-cell>
          <table:table-cell office:value-type="float" office:value="3.134356" calcext:value-type="float">
            <text:p>3.134356</text:p>
          </table:table-cell>
          <table:table-cell/>
          <table:table-cell office:value-type="time" office:time-value="PT21H28M17.981215708S" calcext:value-type="time">
            <text:p>21:28:17.98</text:p>
          </table:table-cell>
          <table:table-cell office:value-type="float" office:value="2.160795" calcext:value-type="float">
            <text:p>2.160795</text:p>
          </table:table-cell>
        </table:table-row>
        <table:table-row table:style-name="ro1">
          <table:table-cell/>
          <table:table-cell office:value-type="time" office:time-value="PT21H28M53.717716167S" calcext:value-type="time">
            <text:p>21:28:53.72</text:p>
          </table:table-cell>
          <table:table-cell office:value-type="float" office:value="3.140706" calcext:value-type="float">
            <text:p>3.140706</text:p>
          </table:table-cell>
          <table:table-cell/>
          <table:table-cell office:value-type="time" office:time-value="PT21H28M45.657603292S" calcext:value-type="time">
            <text:p>21:28:45.66</text:p>
          </table:table-cell>
          <table:table-cell office:value-type="float" office:value="2.164338" calcext:value-type="float">
            <text:p>2.164338</text:p>
          </table:table-cell>
        </table:table-row>
        <table:table-row table:style-name="ro1">
          <table:table-cell/>
          <table:table-cell office:value-type="time" office:time-value="PT21H29M11.869970373S" calcext:value-type="time">
            <text:p>21:29:11.87</text:p>
          </table:table-cell>
          <table:table-cell office:value-type="float" office:value="3.15452" calcext:value-type="float">
            <text:p>3.15452</text:p>
          </table:table-cell>
          <table:table-cell/>
          <table:table-cell office:value-type="time" office:time-value="PT21H29M03.83785789S" calcext:value-type="time">
            <text:p>21:29:03.84</text:p>
          </table:table-cell>
          <table:table-cell office:value-type="float" office:value="2.175292" calcext:value-type="float">
            <text:p>2.175292</text:p>
          </table:table-cell>
        </table:table-row>
        <table:table-row table:style-name="ro1">
          <table:table-cell/>
          <table:table-cell office:value-type="time" office:time-value="PT21H29M26.218171307S" calcext:value-type="time">
            <text:p>21:29:26.22</text:p>
          </table:table-cell>
          <table:table-cell office:value-type="float" office:value="3.16139" calcext:value-type="float">
            <text:p>3.16139</text:p>
          </table:table-cell>
          <table:table-cell/>
          <table:table-cell office:value-type="time" office:time-value="PT21H29M21.94611148S" calcext:value-type="time">
            <text:p>21:29:21.95</text:p>
          </table:table-cell>
          <table:table-cell office:value-type="float" office:value="2.18042" calcext:value-type="float">
            <text:p>2.18042</text:p>
          </table:table-cell>
        </table:table-row>
        <table:table-row table:style-name="ro1">
          <table:table-cell/>
          <table:table-cell office:value-type="time" office:time-value="PT21H29M40.558372128S" calcext:value-type="time">
            <text:p>21:29:40.56</text:p>
          </table:table-cell>
          <table:table-cell office:value-type="float" office:value="3.168004" calcext:value-type="float">
            <text:p>3.168004</text:p>
          </table:table-cell>
          <table:table-cell/>
          <table:table-cell office:value-type="time" office:time-value="PT21H29M36.29831247S" calcext:value-type="time">
            <text:p>21:29:36.30</text:p>
          </table:table-cell>
          <table:table-cell office:value-type="float" office:value="2.184524" calcext:value-type="float">
            <text:p>2.184524</text:p>
          </table:table-cell>
        </table:table-row>
        <table:table-row table:style-name="ro1">
          <table:table-cell/>
          <table:table-cell office:value-type="time" office:time-value="PT21H29M54.906573062S" calcext:value-type="time">
            <text:p>21:29:54.91</text:p>
          </table:table-cell>
          <table:table-cell office:value-type="float" office:value="3.174837" calcext:value-type="float">
            <text:p>3.174837</text:p>
          </table:table-cell>
          <table:table-cell/>
          <table:table-cell office:value-type="time" office:time-value="PT21H29M50.638513291S" calcext:value-type="time">
            <text:p>21:29:50.64</text:p>
          </table:table-cell>
          <table:table-cell office:value-type="float" office:value="2.189567" calcext:value-type="float">
            <text:p>2.189567</text:p>
          </table:table-cell>
        </table:table-row>
        <table:table-row table:style-name="ro1">
          <table:table-cell/>
          <table:table-cell office:value-type="time" office:time-value="PT21H30M09.258774051S" calcext:value-type="time">
            <text:p>21:30:09.26</text:p>
          </table:table-cell>
          <table:table-cell office:value-type="float" office:value="3.181705" calcext:value-type="float">
            <text:p>3.181705</text:p>
          </table:table-cell>
          <table:table-cell/>
          <table:table-cell office:value-type="time" office:time-value="PT21H30M04.990714281S" calcext:value-type="time">
            <text:p>21:30:04.99</text:p>
          </table:table-cell>
          <table:table-cell office:value-type="float" office:value="2.194759" calcext:value-type="float">
            <text:p>2.194759</text:p>
          </table:table-cell>
        </table:table-row>
        <table:table-row table:style-name="ro1">
          <table:table-cell/>
          <table:table-cell office:value-type="time" office:time-value="PT21H30M35.511141691S" calcext:value-type="time">
            <text:p>21:30:35.51</text:p>
          </table:table-cell>
          <table:table-cell office:value-type="float" office:value="3.195948" calcext:value-type="float">
            <text:p>3.195948</text:p>
          </table:table-cell>
          <table:table-cell/>
          <table:table-cell office:value-type="time" office:time-value="PT21H30M19.34291527S" calcext:value-type="time">
            <text:p>21:30:19.34</text:p>
          </table:table-cell>
          <table:table-cell office:value-type="float" office:value="2.206497" calcext:value-type="float">
            <text:p>2.206497</text:p>
          </table:table-cell>
        </table:table-row>
        <table:table-row table:style-name="ro1">
          <table:table-cell/>
          <table:table-cell office:value-type="time" office:time-value="PT21H30M53.843398417S" calcext:value-type="time">
            <text:p>21:30:53.84</text:p>
          </table:table-cell>
          <table:table-cell office:value-type="float" office:value="3.202762" calcext:value-type="float">
            <text:p>3.202762</text:p>
          </table:table-cell>
          <table:table-cell/>
          <table:table-cell office:value-type="time" office:time-value="PT21H30M45.623283302S" calcext:value-type="time">
            <text:p>21:30:45.62</text:p>
          </table:table-cell>
          <table:table-cell office:value-type="float" office:value="2.211549" calcext:value-type="float">
            <text:p>2.211549</text:p>
          </table:table-cell>
        </table:table-row>
        <table:table-row table:style-name="ro1">
          <table:table-cell/>
          <table:table-cell office:value-type="time" office:time-value="PT21H31M08.047597333S" calcext:value-type="time">
            <text:p>21:31:08.05</text:p>
          </table:table-cell>
          <table:table-cell office:value-type="float" office:value="3.209568" calcext:value-type="float">
            <text:p>3.209568</text:p>
          </table:table-cell>
          <table:table-cell/>
          <table:table-cell office:value-type="time" office:time-value="PT21H31M03.959540084S" calcext:value-type="time">
            <text:p>21:31:03.96</text:p>
          </table:table-cell>
          <table:table-cell office:value-type="float" office:value="2.216593" calcext:value-type="float">
            <text:p>2.216593</text:p>
          </table:table-cell>
        </table:table-row>
        <table:table-row table:style-name="ro1">
          <table:table-cell/>
          <table:table-cell office:value-type="time" office:time-value="PT21H31M26.595857084S" calcext:value-type="time">
            <text:p>21:31:26.60</text:p>
          </table:table-cell>
          <table:table-cell office:value-type="float" office:value="3.223982" calcext:value-type="float">
            <text:p>3.223982</text:p>
          </table:table-cell>
          <table:table-cell/>
          <table:table-cell office:value-type="time" office:time-value="PT21H31M18.131738552S" calcext:value-type="time">
            <text:p>21:31:18.13</text:p>
          </table:table-cell>
          <table:table-cell office:value-type="float" office:value="2.228331" calcext:value-type="float">
            <text:p>2.228331</text:p>
          </table:table-cell>
        </table:table-row>
        <table:table-row table:style-name="ro1">
          <table:table-cell/>
          <table:table-cell office:value-type="time" office:time-value="PT21H31M54.480247577S" calcext:value-type="time">
            <text:p>21:31:54.48</text:p>
          </table:table-cell>
          <table:table-cell office:value-type="float" office:value="3.238651" calcext:value-type="float">
            <text:p>3.238651</text:p>
          </table:table-cell>
          <table:table-cell/>
          <table:table-cell office:value-type="time" office:time-value="PT21H31M36.683998358S" calcext:value-type="time">
            <text:p>21:31:36.68</text:p>
          </table:table-cell>
          <table:table-cell office:value-type="float" office:value="2.239466" calcext:value-type="float">
            <text:p>2.239466</text:p>
          </table:table-cell>
        </table:table-row>
        <table:table-row table:style-name="ro1">
          <table:table-cell/>
          <table:table-cell office:value-type="time" office:time-value="PT21H32M13.328511529S" calcext:value-type="time">
            <text:p>21:32:13.33</text:p>
          </table:table-cell>
          <table:table-cell office:value-type="float" office:value="3.253776" calcext:value-type="float">
            <text:p>3.253776</text:p>
          </table:table-cell>
          <table:table-cell/>
          <table:table-cell office:value-type="time" office:time-value="PT21H32M04.604389356S" calcext:value-type="time">
            <text:p>21:32:04.60</text:p>
          </table:table-cell>
          <table:table-cell office:value-type="float" office:value="2.251234" calcext:value-type="float">
            <text:p>2.251234</text:p>
          </table:table-cell>
        </table:table-row>
        <table:table-row table:style-name="ro1">
          <table:table-cell/>
          <table:table-cell office:value-type="time" office:time-value="PT21H32M31.480765733S" calcext:value-type="time">
            <text:p>21:32:31.48</text:p>
          </table:table-cell>
          <table:table-cell office:value-type="float" office:value="3.260382" calcext:value-type="float">
            <text:p>3.260382</text:p>
          </table:table-cell>
          <table:table-cell/>
          <table:table-cell office:value-type="time" office:time-value="PT21H32M23.412652747S" calcext:value-type="time">
            <text:p>21:32:23.41</text:p>
          </table:table-cell>
          <table:table-cell office:value-type="float" office:value="2.255786" calcext:value-type="float">
            <text:p>2.255786</text:p>
          </table:table-cell>
        </table:table-row>
        <table:table-row table:style-name="ro1">
          <table:table-cell/>
          <table:table-cell office:value-type="time" office:time-value="PT21H32M49.86102313S" calcext:value-type="time">
            <text:p>21:32:49.86</text:p>
          </table:table-cell>
          <table:table-cell office:value-type="float" office:value="3.26745" calcext:value-type="float">
            <text:p>3.26745</text:p>
          </table:table-cell>
          <table:table-cell/>
          <table:table-cell office:value-type="time" office:time-value="PT21H32M41.600907456S" calcext:value-type="time">
            <text:p>21:32:41.60</text:p>
          </table:table-cell>
          <table:table-cell office:value-type="float" office:value="2.26133" calcext:value-type="float">
            <text:p>2.26133</text:p>
          </table:table-cell>
        </table:table-row>
        <table:table-row table:style-name="ro1">
          <table:table-cell/>
          <table:table-cell office:value-type="time" office:time-value="PT21H33M08.065278063S" calcext:value-type="time">
            <text:p>21:33:08.07</text:p>
          </table:table-cell>
          <table:table-cell office:value-type="float" office:value="3.274054" calcext:value-type="float">
            <text:p>3.274054</text:p>
          </table:table-cell>
          <table:table-cell/>
          <table:table-cell office:value-type="time" office:time-value="PT21H32M59.981164853S" calcext:value-type="time">
            <text:p>21:32:59.98</text:p>
          </table:table-cell>
          <table:table-cell office:value-type="float" office:value="2.26535" calcext:value-type="float">
            <text:p>2.26535</text:p>
          </table:table-cell>
        </table:table-row>
        <table:table-row table:style-name="ro1">
          <table:table-cell/>
          <table:table-cell office:value-type="time" office:time-value="PT21H33M26.489536076S" calcext:value-type="time">
            <text:p>21:33:26.49</text:p>
          </table:table-cell>
          <table:table-cell office:value-type="float" office:value="3.28066" calcext:value-type="float">
            <text:p>3.28066</text:p>
          </table:table-cell>
          <table:table-cell/>
          <table:table-cell office:value-type="time" office:time-value="PT21H33M18.185419785S" calcext:value-type="time">
            <text:p>21:33:18.19</text:p>
          </table:table-cell>
          <table:table-cell office:value-type="float" office:value="2.270042" calcext:value-type="float">
            <text:p>2.270042</text:p>
          </table:table-cell>
        </table:table-row>
        <table:table-row table:style-name="ro1">
          <table:table-cell/>
          <table:table-cell office:value-type="time" office:time-value="PT21H33M44.673790728S" calcext:value-type="time">
            <text:p>21:33:44.67</text:p>
          </table:table-cell>
          <table:table-cell office:value-type="float" office:value="3.287466" calcext:value-type="float">
            <text:p>3.287466</text:p>
          </table:table-cell>
          <table:table-cell/>
          <table:table-cell office:value-type="time" office:time-value="PT21H33M36.613677854S" calcext:value-type="time">
            <text:p>21:33:36.61</text:p>
          </table:table-cell>
          <table:table-cell office:value-type="float" office:value="2.275086" calcext:value-type="float">
            <text:p>2.275086</text:p>
          </table:table-cell>
        </table:table-row>
        <table:table-row table:style-name="ro1">
          <table:table-cell/>
          <table:table-cell office:value-type="time" office:time-value="PT21H34M12.142175394S" calcext:value-type="time">
            <text:p>21:34:12.14</text:p>
          </table:table-cell>
          <table:table-cell office:value-type="float" office:value="3.302569" calcext:value-type="float">
            <text:p>3.302569</text:p>
          </table:table-cell>
          <table:table-cell/>
          <table:table-cell office:value-type="time" office:time-value="PT21H33M54.801932562S" calcext:value-type="time">
            <text:p>21:33:54.80</text:p>
          </table:table-cell>
          <table:table-cell office:value-type="float" office:value="2.286734" calcext:value-type="float">
            <text:p>2.286734</text:p>
          </table:table-cell>
        </table:table-row>
        <table:table-row table:style-name="ro1">
          <table:table-cell/>
          <table:table-cell office:value-type="time" office:time-value="PT21H34M38.414543312S" calcext:value-type="time">
            <text:p>21:34:38.41</text:p>
          </table:table-cell>
          <table:table-cell office:value-type="float" office:value="3.317265" calcext:value-type="float">
            <text:p>3.317265</text:p>
          </table:table-cell>
          <table:table-cell/>
          <table:table-cell office:value-type="time" office:time-value="PT21H34M22.254317005S" calcext:value-type="time">
            <text:p>21:34:22.25</text:p>
          </table:table-cell>
          <table:table-cell office:value-type="float" office:value="2.298009" calcext:value-type="float">
            <text:p>2.298009</text:p>
          </table:table-cell>
        </table:table-row>
        <table:table-row table:style-name="ro1">
          <table:table-cell/>
          <table:table-cell office:value-type="time" office:time-value="PT21H35M05.878927922S" calcext:value-type="time">
            <text:p>21:35:05.88</text:p>
          </table:table-cell>
          <table:table-cell office:value-type="float" office:value="3.33239" calcext:value-type="float">
            <text:p>3.33239</text:p>
          </table:table-cell>
          <table:table-cell/>
          <table:table-cell office:value-type="time" office:time-value="PT21H34M48.530684978S" calcext:value-type="time">
            <text:p>21:34:48.53</text:p>
          </table:table-cell>
          <table:table-cell office:value-type="float" office:value="2.309777" calcext:value-type="float">
            <text:p>2.309777</text:p>
          </table:table-cell>
        </table:table-row>
        <table:table-row table:style-name="ro1">
          <table:table-cell/>
          <table:table-cell office:value-type="time" office:time-value="PT21H35M24.343186494S" calcext:value-type="time">
            <text:p>21:35:24.34</text:p>
          </table:table-cell>
          <table:table-cell office:value-type="float" office:value="3.339289" calcext:value-type="float">
            <text:p>3.339289</text:p>
          </table:table-cell>
          <table:table-cell/>
          <table:table-cell office:value-type="time" office:time-value="PT21H35M15.999069644S" calcext:value-type="time">
            <text:p>21:35:16.00</text:p>
          </table:table-cell>
          <table:table-cell office:value-type="float" office:value="2.314678" calcext:value-type="float">
            <text:p>2.314678</text:p>
          </table:table-cell>
        </table:table-row>
        <table:table-row table:style-name="ro1">
          <table:table-cell/>
          <table:table-cell office:value-type="time" office:time-value="PT21H35M38.547385409S" calcext:value-type="time">
            <text:p>21:35:38.55</text:p>
          </table:table-cell>
          <table:table-cell office:value-type="float" office:value="3.345959" calcext:value-type="float">
            <text:p>3.345959</text:p>
          </table:table-cell>
          <table:table-cell/>
          <table:table-cell office:value-type="time" office:time-value="PT21H35M34.455328104S" calcext:value-type="time">
            <text:p>21:35:34.46</text:p>
          </table:table-cell>
          <table:table-cell office:value-type="float" office:value="2.319579" calcext:value-type="float">
            <text:p>2.319579</text:p>
          </table:table-cell>
        </table:table-row>
        <table:table-row table:style-name="ro1">
          <table:table-cell/>
          <table:table-cell office:value-type="time" office:time-value="PT21H35M57.147645886S" calcext:value-type="time">
            <text:p>21:35:57.15</text:p>
          </table:table-cell>
          <table:table-cell office:value-type="float" office:value="3.359984" calcext:value-type="float">
            <text:p>3.359984</text:p>
          </table:table-cell>
          <table:table-cell/>
          <table:table-cell office:value-type="time" office:time-value="PT21H35M48.631526627S" calcext:value-type="time">
            <text:p>21:35:48.63</text:p>
          </table:table-cell>
          <table:table-cell office:value-type="float" office:value="2.330556" calcext:value-type="float">
            <text:p>2.330556</text:p>
          </table:table-cell>
        </table:table-row>
        <table:table-row table:style-name="ro1">
          <table:table-cell/>
          <table:table-cell office:value-type="time" office:time-value="PT21H36M13.863879979S" calcext:value-type="time">
            <text:p>21:36:13.86</text:p>
          </table:table-cell>
          <table:table-cell office:value-type="float" office:value="3.366803" calcext:value-type="float">
            <text:p>3.366803</text:p>
          </table:table-cell>
          <table:table-cell/>
          <table:table-cell office:value-type="time" office:time-value="PT21H36M07.227787048S" calcext:value-type="time">
            <text:p>21:36:07.23</text:p>
          </table:table-cell>
          <table:table-cell office:value-type="float" office:value="2.3356" calcext:value-type="float">
            <text:p>2.3356</text:p>
          </table:table-cell>
        </table:table-row>
        <table:table-row table:style-name="ro1">
          <table:table-cell/>
          <table:table-cell office:value-type="time" office:time-value="PT21H36M32.236137263S" calcext:value-type="time">
            <text:p>21:36:32.24</text:p>
          </table:table-cell>
          <table:table-cell office:value-type="float" office:value="3.373617" calcext:value-type="float">
            <text:p>3.373617</text:p>
          </table:table-cell>
          <table:table-cell/>
          <table:table-cell office:value-type="time" office:time-value="PT21H36M23.944021141S" calcext:value-type="time">
            <text:p>21:36:23.94</text:p>
          </table:table-cell>
          <table:table-cell office:value-type="float" office:value="2.340652" calcext:value-type="float">
            <text:p>2.340652</text:p>
          </table:table-cell>
        </table:table-row>
        <table:table-row table:style-name="ro1">
          <table:table-cell/>
          <table:table-cell office:value-type="time" office:time-value="PT21H36M55.320460534S" calcext:value-type="time">
            <text:p>21:36:55.32</text:p>
          </table:table-cell>
          <table:table-cell office:value-type="float" office:value="3.386863" calcext:value-type="float">
            <text:p>3.386863</text:p>
          </table:table-cell>
          <table:table-cell/>
          <table:table-cell office:value-type="time" office:time-value="PT21H36M42.356278985S" calcext:value-type="time">
            <text:p>21:36:42.36</text:p>
          </table:table-cell>
          <table:table-cell office:value-type="float" office:value="2.34916" calcext:value-type="float">
            <text:p>2.34916</text:p>
          </table:table-cell>
        </table:table-row>
        <table:table-row table:style-name="ro1">
          <table:table-cell/>
          <table:table-cell office:value-type="time" office:time-value="PT21H37M09.740662474S" calcext:value-type="time">
            <text:p>21:37:09.74</text:p>
          </table:table-cell>
          <table:table-cell office:value-type="float" office:value="3.392403" calcext:value-type="float">
            <text:p>3.392403</text:p>
          </table:table-cell>
          <table:table-cell/>
          <table:table-cell office:value-type="time" office:time-value="PT21H37M05.4366022S" calcext:value-type="time">
            <text:p>21:37:05.44</text:p>
          </table:table-cell>
          <table:table-cell office:value-type="float" office:value="2.351652" calcext:value-type="float">
            <text:p>2.351652</text:p>
          </table:table-cell>
        </table:table-row>
        <table:table-row table:style-name="ro1">
          <table:table-cell/>
          <table:table-cell office:value-type="time" office:time-value="PT21H37M24.096863517S" calcext:value-type="time">
            <text:p>21:37:24.10</text:p>
          </table:table-cell>
          <table:table-cell office:value-type="float" office:value="3.399244" calcext:value-type="float">
            <text:p>3.399244</text:p>
          </table:table-cell>
          <table:table-cell/>
          <table:table-cell office:value-type="time" office:time-value="PT21H37M19.816803579S" calcext:value-type="time">
            <text:p>21:37:19.82</text:p>
          </table:table-cell>
          <table:table-cell office:value-type="float" office:value="2.356844" calcext:value-type="float">
            <text:p>2.356844</text:p>
          </table:table-cell>
        </table:table-row>
        <table:table-row table:style-name="ro1">
          <table:table-cell/>
          <table:table-cell office:value-type="time" office:time-value="PT21H37M38.461064672S" calcext:value-type="time">
            <text:p>21:37:38.46</text:p>
          </table:table-cell>
          <table:table-cell office:value-type="float" office:value="3.40499" calcext:value-type="float">
            <text:p>3.40499</text:p>
          </table:table-cell>
          <table:table-cell/>
          <table:table-cell office:value-type="time" office:time-value="PT21H37M34.173004622S" calcext:value-type="time">
            <text:p>21:37:34.17</text:p>
          </table:table-cell>
          <table:table-cell office:value-type="float" office:value="2.359431" calcext:value-type="float">
            <text:p>2.359431</text:p>
          </table:table-cell>
        </table:table-row>
        <table:table-row table:style-name="ro1">
          <table:table-cell/>
          <table:table-cell office:value-type="time" office:time-value="PT21H37M56.661319546S" calcext:value-type="time">
            <text:p>21:37:56.66</text:p>
          </table:table-cell>
          <table:table-cell office:value-type="float" office:value="3.419177" calcext:value-type="float">
            <text:p>3.419177</text:p>
          </table:table-cell>
          <table:table-cell/>
          <table:table-cell office:value-type="time" office:time-value="PT21H37M48.545205889S" calcext:value-type="time">
            <text:p>21:37:48.55</text:p>
          </table:table-cell>
          <table:table-cell office:value-type="float" office:value="2.370676" calcext:value-type="float">
            <text:p>2.370676</text:p>
          </table:table-cell>
        </table:table-row>
        <table:table-row table:style-name="ro1">
          <table:table-cell/>
          <table:table-cell office:value-type="time" office:time-value="PT21H38M14.849574253S" calcext:value-type="time">
            <text:p>21:38:14.85</text:p>
          </table:table-cell>
          <table:table-cell office:value-type="float" office:value="3.433196" calcext:value-type="float">
            <text:p>3.433196</text:p>
          </table:table-cell>
          <table:table-cell/>
          <table:table-cell office:value-type="time" office:time-value="PT21H38M06.745460764S" calcext:value-type="time">
            <text:p>21:38:06.75</text:p>
          </table:table-cell>
          <table:table-cell office:value-type="float" office:value="2.381633" calcext:value-type="float">
            <text:p>2.381633</text:p>
          </table:table-cell>
        </table:table-row>
        <table:table-row table:style-name="ro1">
          <table:table-cell/>
          <table:table-cell office:value-type="time" office:time-value="PT21H38M34.129844252S" calcext:value-type="time">
            <text:p>21:38:34.13</text:p>
          </table:table-cell>
          <table:table-cell office:value-type="float" office:value="3.44815" calcext:value-type="float">
            <text:p>3.44815</text:p>
          </table:table-cell>
          <table:table-cell/>
          <table:table-cell office:value-type="time" office:time-value="PT21H38M24.929715414S" calcext:value-type="time">
            <text:p>21:38:24.93</text:p>
          </table:table-cell>
          <table:table-cell office:value-type="float" office:value="2.3934" calcext:value-type="float">
            <text:p>2.3934</text:p>
          </table:table-cell>
        </table:table-row>
        <table:table-row table:style-name="ro1">
          <table:table-cell/>
          <table:table-cell office:value-type="time" office:time-value="PT21H39M00.266210263S" calcext:value-type="time">
            <text:p>21:39:00.27</text:p>
          </table:table-cell>
          <table:table-cell office:value-type="float" office:value="3.462396" calcext:value-type="float">
            <text:p>3.462396</text:p>
          </table:table-cell>
          <table:table-cell/>
          <table:table-cell office:value-type="time" office:time-value="PT21H38M44.221985581S" calcext:value-type="time">
            <text:p>21:38:44.22</text:p>
          </table:table-cell>
          <table:table-cell office:value-type="float" office:value="2.404849" calcext:value-type="float">
            <text:p>2.404849</text:p>
          </table:table-cell>
        </table:table-row>
        <table:table-row table:style-name="ro1">
          <table:table-cell/>
          <table:table-cell office:value-type="time" office:time-value="PT21H39M14.490409457S" calcext:value-type="time">
            <text:p>21:39:14.49</text:p>
          </table:table-cell>
          <table:table-cell office:value-type="float" office:value="3.467905" calcext:value-type="float">
            <text:p>3.467905</text:p>
          </table:table-cell>
          <table:table-cell/>
          <table:table-cell office:value-type="time" office:time-value="PT21H39M10.386351984S" calcext:value-type="time">
            <text:p>21:39:10.39</text:p>
          </table:table-cell>
          <table:table-cell office:value-type="float" office:value="2.407341" calcext:value-type="float">
            <text:p>2.407341</text:p>
          </table:table-cell>
        </table:table-row>
        <table:table-row table:style-name="ro1">
          <table:table-cell/>
          <table:table-cell office:value-type="time" office:time-value="PT21H39M28.702608483S" calcext:value-type="time">
            <text:p>21:39:28.70</text:p>
          </table:table-cell>
          <table:table-cell office:value-type="float" office:value="3.474773" calcext:value-type="float">
            <text:p>3.474773</text:p>
          </table:table-cell>
          <table:table-cell/>
          <table:table-cell office:value-type="time" office:time-value="PT21H39M24.570550618S" calcext:value-type="time">
            <text:p>21:39:24.57</text:p>
          </table:table-cell>
          <table:table-cell office:value-type="float" office:value="2.412533" calcext:value-type="float">
            <text:p>2.412533</text:p>
          </table:table-cell>
        </table:table-row>
        <table:table-row table:style-name="ro1">
          <table:table-cell/>
          <table:table-cell office:value-type="time" office:time-value="PT21H39M43.07480975S" calcext:value-type="time">
            <text:p>21:39:43.07</text:p>
          </table:table-cell>
          <table:table-cell office:value-type="float" office:value="3.481843" calcext:value-type="float">
            <text:p>3.481843</text:p>
          </table:table-cell>
          <table:table-cell/>
          <table:table-cell office:value-type="time" office:time-value="PT21H39M38.778749588S" calcext:value-type="time">
            <text:p>21:39:38.78</text:p>
          </table:table-cell>
          <table:table-cell office:value-type="float" office:value="2.417725" calcext:value-type="float">
            <text:p>2.417725</text:p>
          </table:table-cell>
        </table:table-row>
        <table:table-row table:style-name="ro1">
          <table:table-cell/>
          <table:table-cell office:value-type="time" office:time-value="PT21H40M04.407108485S" calcext:value-type="time">
            <text:p>21:40:04.41</text:p>
          </table:table-cell>
          <table:table-cell office:value-type="float" office:value="3.497192" calcext:value-type="float">
            <text:p>3.497192</text:p>
          </table:table-cell>
          <table:table-cell/>
          <table:table-cell office:value-type="time" office:time-value="PT21H39M53.166951079S" calcext:value-type="time">
            <text:p>21:39:53.17</text:p>
          </table:table-cell>
          <table:table-cell office:value-type="float" office:value="2.429982" calcext:value-type="float">
            <text:p>2.429982</text:p>
          </table:table-cell>
        </table:table-row>
        <table:table-row table:style-name="ro1">
          <table:table-cell/>
          <table:table-cell office:value-type="time" office:time-value="PT21H40M22.607363359S" calcext:value-type="time">
            <text:p>21:40:22.61</text:p>
          </table:table-cell>
          <table:table-cell office:value-type="float" office:value="3.511009" calcext:value-type="float">
            <text:p>3.511009</text:p>
          </table:table-cell>
          <table:table-cell/>
          <table:table-cell office:value-type="time" office:time-value="PT21H40M14.487249646S" calcext:value-type="time">
            <text:p>21:40:14.49</text:p>
          </table:table-cell>
          <table:table-cell office:value-type="float" office:value="2.44094" calcext:value-type="float">
            <text:p>2.44094</text:p>
          </table:table-cell>
        </table:table-row>
        <table:table-row table:style-name="ro1">
          <table:table-cell/>
          <table:table-cell office:value-type="time" office:time-value="PT21H40M36.991564794S" calcext:value-type="time">
            <text:p>21:40:36.99</text:p>
          </table:table-cell>
          <table:table-cell office:value-type="float" office:value="3.517815" calcext:value-type="float">
            <text:p>3.517815</text:p>
          </table:table-cell>
          <table:table-cell/>
          <table:table-cell office:value-type="time" office:time-value="PT21H40M32.683504464S" calcext:value-type="time">
            <text:p>21:40:32.68</text:p>
          </table:table-cell>
          <table:table-cell office:value-type="float" office:value="2.445983" calcext:value-type="float">
            <text:p>2.445983</text:p>
          </table:table-cell>
        </table:table-row>
        <table:table-row table:style-name="ro1">
          <table:table-cell/>
          <table:table-cell office:value-type="time" office:time-value="PT21H40M56.275834849S" calcext:value-type="time">
            <text:p>21:40:56.28</text:p>
          </table:table-cell>
          <table:table-cell office:value-type="float" office:value="3.532937" calcext:value-type="float">
            <text:p>3.532937</text:p>
          </table:table-cell>
          <table:table-cell/>
          <table:table-cell office:value-type="time" office:time-value="PT21H40M47.075706011S" calcext:value-type="time">
            <text:p>21:40:47.08</text:p>
          </table:table-cell>
          <table:table-cell office:value-type="float" office:value="2.457748" calcext:value-type="float">
            <text:p>2.457748</text:p>
          </table:table-cell>
        </table:table-row>
        <table:table-row table:style-name="ro1">
          <table:table-cell/>
          <table:table-cell office:value-type="time" office:time-value="PT21H41M22.624203828S" calcext:value-type="time">
            <text:p>21:41:22.62</text:p>
          </table:table-cell>
          <table:table-cell office:value-type="float" office:value="3.547127" calcext:value-type="float">
            <text:p>3.547127</text:p>
          </table:table-cell>
          <table:table-cell/>
          <table:table-cell office:value-type="time" office:time-value="PT21H41M06.359976066S" calcext:value-type="time">
            <text:p>21:41:06.36</text:p>
          </table:table-cell>
          <table:table-cell office:value-type="float" office:value="2.468997" calcext:value-type="float">
            <text:p>2.468997</text:p>
          </table:table-cell>
        </table:table-row>
        <table:table-row table:style-name="ro1">
          <table:table-cell/>
          <table:table-cell office:value-type="time" office:time-value="PT21H41M41.2884652S" calcext:value-type="time">
            <text:p>21:41:41.29</text:p>
          </table:table-cell>
          <table:table-cell office:value-type="float" office:value="3.561352" calcext:value-type="float">
            <text:p>3.561352</text:p>
          </table:table-cell>
          <table:table-cell/>
          <table:table-cell office:value-type="time" office:time-value="PT21H41M32.748345605S" calcext:value-type="time">
            <text:p>21:41:32.75</text:p>
          </table:table-cell>
          <table:table-cell office:value-type="float" office:value="2.480807" calcext:value-type="float">
            <text:p>2.480807</text:p>
          </table:table-cell>
        </table:table-row>
        <table:table-row table:style-name="ro1">
          <table:table-cell/>
          <table:table-cell office:value-type="time" office:time-value="PT21H41M59.948726515S" calcext:value-type="time">
            <text:p>21:41:59.95</text:p>
          </table:table-cell>
          <table:table-cell office:value-type="float" office:value="3.575315" calcext:value-type="float">
            <text:p>3.575315</text:p>
          </table:table-cell>
          <table:table-cell/>
          <table:table-cell office:value-type="time" office:time-value="PT21H41M51.372606417S" calcext:value-type="time">
            <text:p>21:41:51.37</text:p>
          </table:table-cell>
          <table:table-cell office:value-type="float" office:value="2.491563" calcext:value-type="float">
            <text:p>2.491563</text:p>
          </table:table-cell>
        </table:table-row>
        <table:table-row table:style-name="ro1">
          <table:table-cell/>
          <table:table-cell office:value-type="time" office:time-value="PT21H42M26.677100816S" calcext:value-type="time">
            <text:p>21:42:26.68</text:p>
          </table:table-cell>
          <table:table-cell office:value-type="float" office:value="3.589503" calcext:value-type="float">
            <text:p>3.589503</text:p>
          </table:table-cell>
          <table:table-cell/>
          <table:table-cell office:value-type="time" office:time-value="PT21H42M10.028867676S" calcext:value-type="time">
            <text:p>21:42:10.03</text:p>
          </table:table-cell>
          <table:table-cell office:value-type="float" office:value="2.503303" calcext:value-type="float">
            <text:p>2.503303</text:p>
          </table:table-cell>
        </table:table-row>
        <table:table-row table:style-name="ro1">
          <table:table-cell/>
          <table:table-cell office:value-type="time" office:time-value="PT21H42M44.953356754S" calcext:value-type="time">
            <text:p>21:42:44.95</text:p>
          </table:table-cell>
          <table:table-cell office:value-type="float" office:value="3.60321" calcext:value-type="float">
            <text:p>3.60321</text:p>
          </table:table-cell>
          <table:table-cell/>
          <table:table-cell office:value-type="time" office:time-value="PT21H42M36.797242537S" calcext:value-type="time">
            <text:p>21:42:36.80</text:p>
          </table:table-cell>
          <table:table-cell office:value-type="float" office:value="2.51392" calcext:value-type="float">
            <text:p>2.51392</text:p>
          </table:table-cell>
        </table:table-row>
        <table:table-row table:style-name="ro1">
          <table:table-cell/>
          <table:table-cell office:value-type="time" office:time-value="PT21H43M03.577617566S" calcext:value-type="time">
            <text:p>21:43:03.58</text:p>
          </table:table-cell>
          <table:table-cell office:value-type="float" office:value="3.617229" calcext:value-type="float">
            <text:p>3.617229</text:p>
          </table:table-cell>
          <table:table-cell/>
          <table:table-cell office:value-type="time" office:time-value="PT21H42M55.041498027S" calcext:value-type="time">
            <text:p>21:42:55.04</text:p>
          </table:table-cell>
          <table:table-cell office:value-type="float" office:value="2.524878" calcext:value-type="float">
            <text:p>2.524878</text:p>
          </table:table-cell>
        </table:table-row>
        <table:table-row table:style-name="ro1">
          <table:table-cell/>
          <table:table-cell office:value-type="time" office:time-value="PT21H43M22.225878713S" calcext:value-type="time">
            <text:p>21:43:22.23</text:p>
          </table:table-cell>
          <table:table-cell office:value-type="float" office:value="3.63119" calcext:value-type="float">
            <text:p>3.63119</text:p>
          </table:table-cell>
          <table:table-cell/>
          <table:table-cell office:value-type="time" office:time-value="PT21H43M13.657758727S" calcext:value-type="time">
            <text:p>21:43:13.66</text:p>
          </table:table-cell>
          <table:table-cell office:value-type="float" office:value="2.536127" calcext:value-type="float">
            <text:p>2.536127</text:p>
          </table:table-cell>
        </table:table-row>
        <table:table-row table:style-name="ro1">
          <table:table-cell/>
          <table:table-cell office:value-type="time" office:time-value="PT21H43M48.462246124S" calcext:value-type="time">
            <text:p>21:43:48.46</text:p>
          </table:table-cell>
          <table:table-cell office:value-type="float" office:value="3.645409" calcext:value-type="float">
            <text:p>3.645409</text:p>
          </table:table-cell>
          <table:table-cell/>
          <table:table-cell office:value-type="time" office:time-value="PT21H43M32.314019986S" calcext:value-type="time">
            <text:p>21:43:32.31</text:p>
          </table:table-cell>
          <table:table-cell office:value-type="float" office:value="2.547452" calcext:value-type="float">
            <text:p>2.547452</text:p>
          </table:table-cell>
        </table:table-row>
        <table:table-row table:style-name="ro1">
          <table:table-cell/>
          <table:table-cell office:value-type="time" office:time-value="PT21H44M16.146633812S" calcext:value-type="time">
            <text:p>21:44:16.15</text:p>
          </table:table-cell>
          <table:table-cell office:value-type="float" office:value="3.660977" calcext:value-type="float">
            <text:p>3.660977</text:p>
          </table:table-cell>
          <table:table-cell/>
          <table:table-cell office:value-type="time" office:time-value="PT21H43M58.574387733S" calcext:value-type="time">
            <text:p>21:43:58.57</text:p>
          </table:table-cell>
          <table:table-cell office:value-type="float" office:value="2.56008" calcext:value-type="float">
            <text:p>2.56008</text:p>
          </table:table-cell>
        </table:table-row>
        <table:table-row table:style-name="ro1">
          <table:table-cell/>
          <table:table-cell office:value-type="time" office:time-value="PT21H44M35.098899216S" calcext:value-type="time">
            <text:p>21:44:35.10</text:p>
          </table:table-cell>
          <table:table-cell office:value-type="float" office:value="3.676102" calcext:value-type="float">
            <text:p>3.676102</text:p>
          </table:table-cell>
          <table:table-cell/>
          <table:table-cell office:value-type="time" office:time-value="PT21H44M26.266775533S" calcext:value-type="time">
            <text:p>21:44:26.27</text:p>
          </table:table-cell>
          <table:table-cell office:value-type="float" office:value="2.571847" calcext:value-type="float">
            <text:p>2.571847</text:p>
          </table:table-cell>
        </table:table-row>
        <table:table-row table:style-name="ro1">
          <table:table-cell/>
          <table:table-cell office:value-type="time" office:time-value="PT21H44M54.483170671S" calcext:value-type="time">
            <text:p>21:44:54.48</text:p>
          </table:table-cell>
          <table:table-cell office:value-type="float" office:value="3.691" calcext:value-type="float">
            <text:p>3.691</text:p>
          </table:table-cell>
          <table:table-cell/>
          <table:table-cell office:value-type="time" office:time-value="PT21H44M45.187040489S" calcext:value-type="time">
            <text:p>21:44:45.19</text:p>
          </table:table-cell>
          <table:table-cell office:value-type="float" office:value="2.583123" calcext:value-type="float">
            <text:p>2.583123</text:p>
          </table:table-cell>
        </table:table-row>
        <table:table-row table:style-name="ro1">
          <table:table-cell/>
          <table:table-cell office:value-type="time" office:time-value="PT21H45M12.795427113S" calcext:value-type="time">
            <text:p>21:45:12.80</text:p>
          </table:table-cell>
          <table:table-cell office:value-type="float" office:value="3.697606" calcext:value-type="float">
            <text:p>3.697606</text:p>
          </table:table-cell>
          <table:table-cell/>
          <table:table-cell office:value-type="time" office:time-value="PT21H45M04.559311775S" calcext:value-type="time">
            <text:p>21:45:04.56</text:p>
          </table:table-cell>
          <table:table-cell office:value-type="float" office:value="2.587674" calcext:value-type="float">
            <text:p>2.587674</text:p>
          </table:table-cell>
        </table:table-row>
        <table:table-row table:style-name="ro1">
          <table:table-cell/>
          <table:table-cell office:value-type="time" office:time-value="PT21H45M27.255629611S" calcext:value-type="time">
            <text:p>21:45:27.26</text:p>
          </table:table-cell>
          <table:table-cell office:value-type="float" office:value="3.704676" calcext:value-type="float">
            <text:p>3.704676</text:p>
          </table:table-cell>
          <table:table-cell/>
          <table:table-cell office:value-type="time" office:time-value="PT21H45M22.907568722S" calcext:value-type="time">
            <text:p>21:45:22.91</text:p>
          </table:table-cell>
          <table:table-cell office:value-type="float" office:value="2.592866" calcext:value-type="float">
            <text:p>2.592866</text:p>
          </table:table-cell>
        </table:table-row>
        <table:table-row table:style-name="ro1">
          <table:table-cell/>
          <table:table-cell office:value-type="time" office:time-value="PT21H45M46.179894624S" calcext:value-type="time">
            <text:p>21:45:46.18</text:p>
          </table:table-cell>
          <table:table-cell office:value-type="float" office:value="3.718896" calcext:value-type="float">
            <text:p>3.718896</text:p>
          </table:table-cell>
          <table:table-cell/>
          <table:table-cell office:value-type="time" office:time-value="PT21H45M37.335770772S" calcext:value-type="time">
            <text:p>21:45:37.34</text:p>
          </table:table-cell>
          <table:table-cell office:value-type="float" office:value="2.602078" calcext:value-type="float">
            <text:p>2.602078</text:p>
          </table:table-cell>
        </table:table-row>
        <table:table-row table:style-name="ro1">
          <table:table-cell/>
          <table:table-cell office:value-type="time" office:time-value="PT21H46M06.51617941S" calcext:value-type="time">
            <text:p>21:46:06.52</text:p>
          </table:table-cell>
          <table:table-cell office:value-type="float" office:value="3.732915" calcext:value-type="float">
            <text:p>3.732915</text:p>
          </table:table-cell>
          <table:table-cell/>
          <table:table-cell office:value-type="time" office:time-value="PT21H45M56.268035896S" calcext:value-type="time">
            <text:p>21:45:56.27</text:p>
          </table:table-cell>
          <table:table-cell office:value-type="float" office:value="2.613036" calcext:value-type="float">
            <text:p>2.613036</text:p>
          </table:table-cell>
        </table:table-row>
        <table:table-row table:style-name="ro1">
          <table:table-cell/>
          <table:table-cell office:value-type="time" office:time-value="PT21H46M34.280568218S" calcext:value-type="time">
            <text:p>21:46:34.28</text:p>
          </table:table-cell>
          <table:table-cell office:value-type="float" office:value="3.747667" calcext:value-type="float">
            <text:p>3.747667</text:p>
          </table:table-cell>
          <table:table-cell/>
          <table:table-cell office:value-type="time" office:time-value="PT21H46M16.63632113S" calcext:value-type="time">
            <text:p>21:46:16.64</text:p>
          </table:table-cell>
          <table:table-cell office:value-type="float" office:value="2.624512" calcext:value-type="float">
            <text:p>2.624512</text:p>
          </table:table-cell>
        </table:table-row>
        <table:table-row table:style-name="ro1">
          <table:table-cell/>
          <table:table-cell office:value-type="time" office:time-value="PT21H46M54.420850259S" calcext:value-type="time">
            <text:p>21:46:54.42</text:p>
          </table:table-cell>
          <table:table-cell office:value-type="float" office:value="3.762815" calcext:value-type="float">
            <text:p>3.762815</text:p>
          </table:table-cell>
          <table:table-cell/>
          <table:table-cell office:value-type="time" office:time-value="PT21H46M44.408710051S" calcext:value-type="time">
            <text:p>21:46:44.41</text:p>
          </table:table-cell>
          <table:table-cell office:value-type="float" office:value="2.636274" calcext:value-type="float">
            <text:p>2.636274</text:p>
          </table:table-cell>
        </table:table-row>
        <table:table-row table:style-name="ro1">
          <table:table-cell/>
          <table:table-cell office:value-type="time" office:time-value="PT21H47M08.653049564S" calcext:value-type="time">
            <text:p>21:47:08.65</text:p>
          </table:table-cell>
          <table:table-cell office:value-type="float" office:value="3.769677" calcext:value-type="float">
            <text:p>3.769677</text:p>
          </table:table-cell>
          <table:table-cell/>
          <table:table-cell office:value-type="time" office:time-value="PT21H47M04.504991476S" calcext:value-type="time">
            <text:p>21:47:04.50</text:p>
          </table:table-cell>
          <table:table-cell office:value-type="float" office:value="2.641106" calcext:value-type="float">
            <text:p>2.641106</text:p>
          </table:table-cell>
        </table:table-row>
        <table:table-row table:style-name="ro1">
          <table:table-cell/>
          <table:table-cell office:value-type="time" office:time-value="PT21H47M36.457438932S" calcext:value-type="time">
            <text:p>21:47:36.46</text:p>
          </table:table-cell>
          <table:table-cell office:value-type="float" office:value="3.785007" calcext:value-type="float">
            <text:p>3.785007</text:p>
          </table:table-cell>
          <table:table-cell/>
          <table:table-cell office:value-type="time" office:time-value="PT21H47M18.741190837S" calcext:value-type="time">
            <text:p>21:47:18.74</text:p>
          </table:table-cell>
          <table:table-cell office:value-type="float" office:value="2.653231" calcext:value-type="float">
            <text:p>2.653231</text:p>
          </table:table-cell>
        </table:table-row>
        <table:table-row table:style-name="ro1">
          <table:table-cell/>
          <table:table-cell office:value-type="time" office:time-value="PT21H48M04.609833174S" calcext:value-type="time">
            <text:p>21:48:04.61</text:p>
          </table:table-cell>
          <table:table-cell office:value-type="float" office:value="3.800169" calcext:value-type="float">
            <text:p>3.800169</text:p>
          </table:table-cell>
          <table:table-cell/>
          <table:table-cell office:value-type="time" office:time-value="PT21H47M46.585580765S" calcext:value-type="time">
            <text:p>21:47:46.59</text:p>
          </table:table-cell>
          <table:table-cell office:value-type="float" office:value="2.665068" calcext:value-type="float">
            <text:p>2.665068</text:p>
          </table:table-cell>
        </table:table-row>
        <table:table-row table:style-name="ro1">
          <table:table-cell/>
          <table:table-cell office:value-type="time" office:time-value="PT21H48M31.446208986S" calcext:value-type="time">
            <text:p>21:48:31.45</text:p>
          </table:table-cell>
          <table:table-cell office:value-type="float" office:value="3.814384" calcext:value-type="float">
            <text:p>3.814384</text:p>
          </table:table-cell>
          <table:table-cell/>
          <table:table-cell office:value-type="time" office:time-value="PT21H48M14.733974951S" calcext:value-type="time">
            <text:p>21:48:14.73</text:p>
          </table:table-cell>
          <table:table-cell office:value-type="float" office:value="2.676809" calcext:value-type="float">
            <text:p>2.676809</text:p>
          </table:table-cell>
        </table:table-row>
        <table:table-row table:style-name="ro1">
          <table:table-cell/>
          <table:table-cell office:value-type="time" office:time-value="PT21H48M51.730493043S" calcext:value-type="time">
            <text:p>21:48:51.73</text:p>
          </table:table-cell>
          <table:table-cell office:value-type="float" office:value="3.830253" calcext:value-type="float">
            <text:p>3.830253</text:p>
          </table:table-cell>
          <table:table-cell/>
          <table:table-cell office:value-type="time" office:time-value="PT21H48M41.574350819S" calcext:value-type="time">
            <text:p>21:48:41.57</text:p>
          </table:table-cell>
          <table:table-cell office:value-type="float" office:value="2.689499" calcext:value-type="float">
            <text:p>2.689499</text:p>
          </table:table-cell>
        </table:table-row>
        <table:table-row table:style-name="ro1">
          <table:table-cell/>
          <table:table-cell office:value-type="time" office:time-value="PT21H49M11.126764666S" calcext:value-type="time">
            <text:p>21:49:11.13</text:p>
          </table:table-cell>
          <table:table-cell office:value-type="float" office:value="3.845378" calcext:value-type="float">
            <text:p>3.845378</text:p>
          </table:table-cell>
          <table:table-cell/>
          <table:table-cell office:value-type="time" office:time-value="PT21H49M01.818634316S" calcext:value-type="time">
            <text:p>21:49:01.82</text:p>
          </table:table-cell>
          <table:table-cell office:value-type="float" office:value="2.701267" calcext:value-type="float">
            <text:p>2.701267</text:p>
          </table:table-cell>
        </table:table-row>
        <table:table-row table:style-name="ro1">
          <table:table-cell/>
          <table:table-cell office:value-type="time" office:time-value="PT21H49M29.427020939S" calcext:value-type="time">
            <text:p>21:49:29.43</text:p>
          </table:table-cell>
          <table:table-cell office:value-type="float" office:value="3.859593" calcext:value-type="float">
            <text:p>3.859593</text:p>
          </table:table-cell>
          <table:table-cell/>
          <table:table-cell office:value-type="time" office:time-value="PT21H49M21.210905882S" calcext:value-type="time">
            <text:p>21:49:21.21</text:p>
          </table:table-cell>
          <table:table-cell office:value-type="float" office:value="2.713004" calcext:value-type="float">
            <text:p>2.713004</text:p>
          </table:table-cell>
        </table:table-row>
        <table:table-row table:style-name="ro1">
          <table:table-cell/>
          <table:table-cell office:value-type="time" office:time-value="PT21H49M47.935280126S" calcext:value-type="time">
            <text:p>21:49:47.94</text:p>
          </table:table-cell>
          <table:table-cell office:value-type="float" office:value="3.866463" calcext:value-type="float">
            <text:p>3.866463</text:p>
          </table:table-cell>
          <table:table-cell/>
          <table:table-cell office:value-type="time" office:time-value="PT21H49M39.503162044S" calcext:value-type="time">
            <text:p>21:49:39.50</text:p>
          </table:table-cell>
          <table:table-cell office:value-type="float" office:value="2.718257" calcext:value-type="float">
            <text:p>2.718257</text:p>
          </table:table-cell>
        </table:table-row>
        <table:table-row table:style-name="ro1">
          <table:table-cell/>
          <table:table-cell office:value-type="time" office:time-value="PT21H50M14.835656834S" calcext:value-type="time">
            <text:p>21:50:14.84</text:p>
          </table:table-cell>
          <table:table-cell office:value-type="float" office:value="3.880279" calcext:value-type="float">
            <text:p>3.880279</text:p>
          </table:table-cell>
          <table:table-cell/>
          <table:table-cell office:value-type="time" office:time-value="PT21H49M58.059421902S" calcext:value-type="time">
            <text:p>21:49:58.06</text:p>
          </table:table-cell>
          <table:table-cell office:value-type="float" office:value="2.729151" calcext:value-type="float">
            <text:p>2.729151</text:p>
          </table:table-cell>
        </table:table-row>
        <table:table-row table:style-name="ro1">
          <table:table-cell/>
          <table:table-cell office:value-type="time" office:time-value="PT21H50M29.323859724S" calcext:value-type="time">
            <text:p>21:50:29.32</text:p>
          </table:table-cell>
          <table:table-cell office:value-type="float" office:value="3.887314" calcext:value-type="float">
            <text:p>3.887314</text:p>
          </table:table-cell>
          <table:table-cell/>
          <table:table-cell office:value-type="time" office:time-value="PT21H50M24.951798498S" calcext:value-type="time">
            <text:p>21:50:24.95</text:p>
          </table:table-cell>
          <table:table-cell office:value-type="float" office:value="2.734195" calcext:value-type="float">
            <text:p>2.734195</text:p>
          </table:table-cell>
        </table:table-row>
        <table:table-row table:style-name="ro1">
          <table:table-cell/>
          <table:table-cell office:value-type="time" office:time-value="PT21H50M43.560059085S" calcext:value-type="time">
            <text:p>21:50:43.56</text:p>
          </table:table-cell>
          <table:table-cell office:value-type="float" office:value="3.893984" calcext:value-type="float">
            <text:p>3.893984</text:p>
          </table:table-cell>
          <table:table-cell/>
          <table:table-cell office:value-type="time" office:time-value="PT21H50M39.400000828S" calcext:value-type="time">
            <text:p>21:50:39.40</text:p>
          </table:table-cell>
          <table:table-cell office:value-type="float" office:value="2.738971" calcext:value-type="float">
            <text:p>2.738971</text:p>
          </table:table-cell>
        </table:table-row>
        <table:table-row table:style-name="ro1">
          <table:table-cell/>
          <table:table-cell office:value-type="time" office:time-value="PT21H51M11.17644582S" calcext:value-type="time">
            <text:p>21:51:11.18</text:p>
          </table:table-cell>
          <table:table-cell office:value-type="float" office:value="3.909333" calcext:value-type="float">
            <text:p>3.909333</text:p>
          </table:table-cell>
          <table:table-cell/>
          <table:table-cell office:value-type="time" office:time-value="PT21H50M53.648200358S" calcext:value-type="time">
            <text:p>21:50:53.65</text:p>
          </table:table-cell>
          <table:table-cell office:value-type="float" office:value="2.751228" calcext:value-type="float">
            <text:p>2.751228</text:p>
          </table:table-cell>
        </table:table-row>
        <table:table-row table:style-name="ro1">
          <table:table-cell/>
          <table:table-cell office:value-type="time" office:time-value="PT21H51M29.704705287S" calcext:value-type="time">
            <text:p>21:51:29.70</text:p>
          </table:table-cell>
          <table:table-cell office:value-type="float" office:value="3.916405" calcext:value-type="float">
            <text:p>3.916405</text:p>
          </table:table-cell>
          <table:table-cell/>
          <table:table-cell office:value-type="time" office:time-value="PT21H51M21.256586981S" calcext:value-type="time">
            <text:p>21:51:21.26</text:p>
          </table:table-cell>
          <table:table-cell office:value-type="float" office:value="2.756356" calcext:value-type="float">
            <text:p>2.756356</text:p>
          </table:table-cell>
        </table:table-row>
        <table:table-row table:style-name="ro1">
          <table:table-cell/>
          <table:table-cell office:value-type="time" office:time-value="PT21H51M56.213076505S" calcext:value-type="time">
            <text:p>21:51:56.21</text:p>
          </table:table-cell>
          <table:table-cell office:value-type="float" office:value="3.930657" calcext:value-type="float">
            <text:p>3.930657</text:p>
          </table:table-cell>
          <table:table-cell/>
          <table:table-cell office:value-type="time" office:time-value="PT21H51M39.828847063S" calcext:value-type="time">
            <text:p>21:51:39.83</text:p>
          </table:table-cell>
          <table:table-cell office:value-type="float" office:value="2.768165" calcext:value-type="float">
            <text:p>2.768165</text:p>
          </table:table-cell>
        </table:table-row>
        <table:table-row table:style-name="ro1">
          <table:table-cell/>
          <table:table-cell office:value-type="time" office:time-value="PT21H52M10.689279227S" calcext:value-type="time">
            <text:p>21:52:10.69</text:p>
          </table:table-cell>
          <table:table-cell office:value-type="float" office:value="3.937927" calcext:value-type="float">
            <text:p>3.937927</text:p>
          </table:table-cell>
          <table:table-cell/>
          <table:table-cell office:value-type="time" office:time-value="PT21H52M06.32921817S" calcext:value-type="time">
            <text:p>21:52:06.33</text:p>
          </table:table-cell>
          <table:table-cell office:value-type="float" office:value="2.773709" calcext:value-type="float">
            <text:p>2.773709</text:p>
          </table:table-cell>
        </table:table-row>
        <table:table-row table:style-name="ro1">
          <table:table-cell/>
          <table:table-cell office:value-type="time" office:time-value="PT21H52M39.029676101S" calcext:value-type="time">
            <text:p>21:52:39.03</text:p>
          </table:table-cell>
          <table:table-cell office:value-type="float" office:value="3.953105" calcext:value-type="float">
            <text:p>3.953105</text:p>
          </table:table-cell>
          <table:table-cell/>
          <table:table-cell office:value-type="time" office:time-value="PT21H52M20.781420556S" calcext:value-type="time">
            <text:p>21:52:20.78</text:p>
          </table:table-cell>
          <table:table-cell office:value-type="float" office:value="2.785673" calcext:value-type="float">
            <text:p>2.785673</text:p>
          </table:table-cell>
        </table:table-row>
        <table:table-row table:style-name="ro1">
          <table:table-cell/>
          <table:table-cell office:value-type="time" office:time-value="PT21H52M53.521879047S" calcext:value-type="time">
            <text:p>21:52:53.52</text:p>
          </table:table-cell>
          <table:table-cell office:value-type="float" office:value="3.960375" calcext:value-type="float">
            <text:p>3.960375</text:p>
          </table:table-cell>
          <table:table-cell/>
          <table:table-cell office:value-type="time" office:time-value="PT21H52M49.149817821S" calcext:value-type="time">
            <text:p>21:52:49.15</text:p>
          </table:table-cell>
          <table:table-cell office:value-type="float" office:value="2.791217" calcext:value-type="float">
            <text:p>2.791217</text:p>
          </table:table-cell>
        </table:table-row>
        <table:table-row table:style-name="ro1">
          <table:table-cell/>
          <table:table-cell office:value-type="time" office:time-value="PT21H53M17.64621688S" calcext:value-type="time">
            <text:p>21:53:17.65</text:p>
          </table:table-cell>
          <table:table-cell office:value-type="float" office:value="3.974571" calcext:value-type="float">
            <text:p>3.974571</text:p>
          </table:table-cell>
          <table:table-cell/>
          <table:table-cell office:value-type="time" office:time-value="PT21H53M03.610020319S" calcext:value-type="time">
            <text:p>21:53:03.61</text:p>
          </table:table-cell>
          <table:table-cell office:value-type="float" office:value="2.802499" calcext:value-type="float">
            <text:p>2.802499</text:p>
          </table:table-cell>
        </table:table-row>
        <table:table-row table:style-name="ro1">
          <table:table-cell/>
          <table:table-cell office:value-type="time" office:time-value="PT21H53M37.998501889S" calcext:value-type="time">
            <text:p>21:53:38.00</text:p>
          </table:table-cell>
          <table:table-cell office:value-type="float" office:value="3.989581" calcext:value-type="float">
            <text:p>3.989581</text:p>
          </table:table-cell>
          <table:table-cell/>
          <table:table-cell office:value-type="time" office:time-value="PT21H53M27.774358712S" calcext:value-type="time">
            <text:p>21:53:27.77</text:p>
          </table:table-cell>
          <table:table-cell office:value-type="float" office:value="2.814177" calcext:value-type="float">
            <text:p>2.814177</text:p>
          </table:table-cell>
        </table:table-row>
        <table:table-row table:style-name="ro1">
          <table:table-cell/>
          <table:table-cell office:value-type="time" office:time-value="PT21H54M04.94687927S" calcext:value-type="time">
            <text:p>21:54:04.95</text:p>
          </table:table-cell>
          <table:table-cell office:value-type="float" office:value="4.003542" calcext:value-type="float">
            <text:p>4.003542</text:p>
          </table:table-cell>
          <table:table-cell/>
          <table:table-cell office:value-type="time" office:time-value="PT21H53M48.114643554S" calcext:value-type="time">
            <text:p>21:53:48.11</text:p>
          </table:table-cell>
          <table:table-cell office:value-type="float" office:value="2.825425" calcext:value-type="float">
            <text:p>2.825425</text:p>
          </table:table-cell>
        </table:table-row>
        <table:table-row table:style-name="ro1">
          <table:table-cell/>
          <table:table-cell office:value-type="time" office:time-value="PT21H54M23.315136495S" calcext:value-type="time">
            <text:p>21:54:23.32</text:p>
          </table:table-cell>
          <table:table-cell office:value-type="float" office:value="4.017505" calcext:value-type="float">
            <text:p>4.017505</text:p>
          </table:table-cell>
          <table:table-cell/>
          <table:table-cell office:value-type="time" office:time-value="PT21H54M15.075021102S" calcext:value-type="time">
            <text:p>21:54:15.08</text:p>
          </table:table-cell>
          <table:table-cell office:value-type="float" office:value="2.836179" calcext:value-type="float">
            <text:p>2.836179</text:p>
          </table:table-cell>
        </table:table-row>
        <table:table-row table:style-name="ro1">
          <table:table-cell/>
          <table:table-cell office:value-type="time" office:time-value="PT21H54M41.843395961S" calcext:value-type="time">
            <text:p>21:54:41.84</text:p>
          </table:table-cell>
          <table:table-cell office:value-type="float" office:value="4.024313" calcext:value-type="float">
            <text:p>4.024313</text:p>
          </table:table-cell>
          <table:table-cell/>
          <table:table-cell office:value-type="time" office:time-value="PT21H54M33.383277488S" calcext:value-type="time">
            <text:p>21:54:33.38</text:p>
          </table:table-cell>
          <table:table-cell office:value-type="float" office:value="2.840746" calcext:value-type="float">
            <text:p>2.840746</text:p>
          </table:table-cell>
        </table:table-row>
        <table:table-row table:style-name="ro1">
          <table:table-cell/>
          <table:table-cell office:value-type="time" office:time-value="PT21H55M00.235653523S" calcext:value-type="time">
            <text:p>21:55:00.24</text:p>
          </table:table-cell>
          <table:table-cell office:value-type="float" office:value="4.0387" calcext:value-type="float">
            <text:p>4.0387</text:p>
          </table:table-cell>
          <table:table-cell/>
          <table:table-cell office:value-type="time" office:time-value="PT21H54M51.97553785S" calcext:value-type="time">
            <text:p>21:54:51.98</text:p>
          </table:table-cell>
          <table:table-cell office:value-type="float" office:value="2.852344" calcext:value-type="float">
            <text:p>2.852344</text:p>
          </table:table-cell>
        </table:table-row>
        <table:table-row table:style-name="ro1">
          <table:table-cell/>
          <table:table-cell office:value-type="time" office:time-value="PT21H55M33.37211756S" calcext:value-type="time">
            <text:p>21:55:33.37</text:p>
          </table:table-cell>
          <table:table-cell office:value-type="float" office:value="4.064347" calcext:value-type="float">
            <text:p>4.064347</text:p>
          </table:table-cell>
          <table:table-cell/>
          <table:table-cell office:value-type="time" office:time-value="PT21H55M10.31979474S" calcext:value-type="time">
            <text:p>21:55:10.32</text:p>
          </table:table-cell>
          <table:table-cell office:value-type="float" office:value="2.871046" calcext:value-type="float">
            <text:p>2.871046</text:p>
          </table:table-cell>
        </table:table-row>
        <table:table-row table:style-name="ro1">
          <table:table-cell/>
          <table:table-cell office:value-type="time" office:time-value="PT21H55M51.73637473S" calcext:value-type="time">
            <text:p>21:55:51.74</text:p>
          </table:table-cell>
          <table:table-cell office:value-type="float" office:value="4.078108" calcext:value-type="float">
            <text:p>4.078108</text:p>
          </table:table-cell>
          <table:table-cell/>
          <table:table-cell office:value-type="time" office:time-value="PT21H55M43.492259281S" calcext:value-type="time">
            <text:p>21:55:43.49</text:p>
          </table:table-cell>
          <table:table-cell office:value-type="float" office:value="2.8818" calcext:value-type="float">
            <text:p>2.8818</text:p>
          </table:table-cell>
        </table:table-row>
        <table:table-row table:style-name="ro1">
          <table:table-cell/>
          <table:table-cell office:value-type="time" office:time-value="PT21H56M14.480693237S" calcext:value-type="time">
            <text:p>21:56:14.48</text:p>
          </table:table-cell>
          <table:table-cell office:value-type="float" office:value="4.092831" calcext:value-type="float">
            <text:p>4.092831</text:p>
          </table:table-cell>
          <table:table-cell/>
          <table:table-cell office:value-type="time" office:time-value="PT21H56M01.820515946S" calcext:value-type="time">
            <text:p>21:56:01.82</text:p>
          </table:table-cell>
          <table:table-cell office:value-type="float" office:value="2.893216" calcext:value-type="float">
            <text:p>2.893216</text:p>
          </table:table-cell>
        </table:table-row>
        <table:table-row table:style-name="ro1">
          <table:table-cell/>
          <table:table-cell office:value-type="time" office:time-value="PT21H56M29.000896575S" calcext:value-type="time">
            <text:p>21:56:29.00</text:p>
          </table:table-cell>
          <table:table-cell office:value-type="float" office:value="4.099243" calcext:value-type="float">
            <text:p>4.099243</text:p>
          </table:table-cell>
          <table:table-cell/>
          <table:table-cell office:value-type="time" office:time-value="PT21H56M24.600834957S" calcext:value-type="time">
            <text:p>21:56:24.60</text:p>
          </table:table-cell>
          <table:table-cell office:value-type="float" office:value="2.896364" calcext:value-type="float">
            <text:p>2.896364</text:p>
          </table:table-cell>
        </table:table-row>
        <table:table-row table:style-name="ro1">
          <table:table-cell/>
          <table:table-cell office:value-type="time" office:time-value="PT21H56M47.409154361S" calcext:value-type="time">
            <text:p>21:56:47.41</text:p>
          </table:table-cell>
          <table:table-cell office:value-type="float" office:value="4.106286" calcext:value-type="float">
            <text:p>4.106286</text:p>
          </table:table-cell>
          <table:table-cell/>
          <table:table-cell office:value-type="time" office:time-value="PT21H56M39.081037735S" calcext:value-type="time">
            <text:p>21:56:39.08</text:p>
          </table:table-cell>
          <table:table-cell office:value-type="float" office:value="2.901416" calcext:value-type="float">
            <text:p>2.901416</text:p>
          </table:table-cell>
        </table:table-row>
        <table:table-row table:style-name="ro1">
          <table:table-cell/>
          <table:table-cell office:value-type="time" office:time-value="PT21H57M01.897357251S" calcext:value-type="time">
            <text:p>21:57:01.90</text:p>
          </table:table-cell>
          <table:table-cell office:value-type="float" office:value="4.113556" calcext:value-type="float">
            <text:p>4.113556</text:p>
          </table:table-cell>
          <table:table-cell/>
          <table:table-cell office:value-type="time" office:time-value="PT21H56M57.505295745S" calcext:value-type="time">
            <text:p>21:56:57.51</text:p>
          </table:table-cell>
          <table:table-cell office:value-type="float" office:value="2.90696" calcext:value-type="float">
            <text:p>2.90696</text:p>
          </table:table-cell>
        </table:table-row>
        <table:table-row table:style-name="ro1">
          <table:table-cell/>
          <table:table-cell office:value-type="time" office:time-value="PT21H57M30.213753788S" calcext:value-type="time">
            <text:p>21:57:30.21</text:p>
          </table:table-cell>
          <table:table-cell office:value-type="float" office:value="4.128678" calcext:value-type="float">
            <text:p>4.128678</text:p>
          </table:table-cell>
          <table:table-cell/>
          <table:table-cell office:value-type="time" office:time-value="PT21H57M11.993498635S" calcext:value-type="time">
            <text:p>21:57:11.99</text:p>
          </table:table-cell>
          <table:table-cell office:value-type="float" office:value="2.918725" calcext:value-type="float">
            <text:p>2.918725</text:p>
          </table:table-cell>
        </table:table-row>
        <table:table-row table:style-name="ro1">
          <table:table-cell/>
          <table:table-cell office:value-type="time" office:time-value="PT21H57M57.502135929S" calcext:value-type="time">
            <text:p>21:57:57.50</text:p>
          </table:table-cell>
          <table:table-cell office:value-type="float" office:value="4.143811" calcext:value-type="float">
            <text:p>4.143811</text:p>
          </table:table-cell>
          <table:table-cell/>
          <table:table-cell office:value-type="time" office:time-value="PT21H57M40.337895565S" calcext:value-type="time">
            <text:p>21:57:40.34</text:p>
          </table:table-cell>
          <table:table-cell office:value-type="float" office:value="2.9305" calcext:value-type="float">
            <text:p>2.9305</text:p>
          </table:table-cell>
        </table:table-row>
        <table:table-row table:style-name="ro1">
          <table:table-cell/>
          <table:table-cell office:value-type="time" office:time-value="PT21H58M15.994394891S" calcext:value-type="time">
            <text:p>21:58:15.99</text:p>
          </table:table-cell>
          <table:table-cell office:value-type="float" office:value="4.150854" calcext:value-type="float">
            <text:p>4.150854</text:p>
          </table:table-cell>
          <table:table-cell/>
          <table:table-cell office:value-type="time" office:time-value="PT21H58M07.62227765S" calcext:value-type="time">
            <text:p>21:58:07.62</text:p>
          </table:table-cell>
          <table:table-cell office:value-type="float" office:value="2.935552" calcext:value-type="float">
            <text:p>2.935552</text:p>
          </table:table-cell>
        </table:table-row>
        <table:table-row table:style-name="ro1">
          <table:table-cell/>
          <table:table-cell office:value-type="time" office:time-value="PT21H58M30.494597949S" calcext:value-type="time">
            <text:p>21:58:30.49</text:p>
          </table:table-cell>
          <table:table-cell office:value-type="float" office:value="4.158124" calcext:value-type="float">
            <text:p>4.158124</text:p>
          </table:table-cell>
          <table:table-cell/>
          <table:table-cell office:value-type="time" office:time-value="PT21H58M26.114536612S" calcext:value-type="time">
            <text:p>21:58:26.11</text:p>
          </table:table-cell>
          <table:table-cell office:value-type="float" office:value="2.941096" calcext:value-type="float">
            <text:p>2.941096</text:p>
          </table:table-cell>
        </table:table-row>
        <table:table-row table:style-name="ro1">
          <table:table-cell/>
          <table:table-cell office:value-type="time" office:time-value="PT21H58M49.046857752S" calcext:value-type="time">
            <text:p>21:58:49.05</text:p>
          </table:table-cell>
          <table:table-cell office:value-type="float" office:value="4.16473" calcext:value-type="float">
            <text:p>4.16473</text:p>
          </table:table-cell>
          <table:table-cell/>
          <table:table-cell office:value-type="time" office:time-value="PT21H58M40.566738998S" calcext:value-type="time">
            <text:p>21:58:40.57</text:p>
          </table:table-cell>
          <table:table-cell office:value-type="float" office:value="2.945788" calcext:value-type="float">
            <text:p>2.945788</text:p>
          </table:table-cell>
        </table:table-row>
        <table:table-row table:style-name="ro1">
          <table:table-cell/>
          <table:table-cell office:value-type="time" office:time-value="PT21H59M17.047249864S" calcext:value-type="time">
            <text:p>21:59:17.05</text:p>
          </table:table-cell>
          <table:table-cell office:value-type="float" office:value="4.18006" calcext:value-type="float">
            <text:p>4.18006</text:p>
          </table:table-cell>
          <table:table-cell/>
          <table:table-cell office:value-type="time" office:time-value="PT21H58M59.170999528S" calcext:value-type="time">
            <text:p>21:58:59.17</text:p>
          </table:table-cell>
          <table:table-cell office:value-type="float" office:value="2.957912" calcext:value-type="float">
            <text:p>2.957912</text:p>
          </table:table-cell>
        </table:table-row>
        <table:table-row table:style-name="ro1">
          <table:table-cell/>
          <table:table-cell office:value-type="time" office:time-value="PT21H59M45.507648418S" calcext:value-type="time">
            <text:p>21:59:45.51</text:p>
          </table:table-cell>
          <table:table-cell office:value-type="float" office:value="4.195185" calcext:value-type="float">
            <text:p>4.195185</text:p>
          </table:table-cell>
          <table:table-cell/>
          <table:table-cell office:value-type="time" office:time-value="PT21H59M27.175391696S" calcext:value-type="time">
            <text:p>21:59:27.18</text:p>
          </table:table-cell>
          <table:table-cell office:value-type="float" office:value="2.96968" calcext:value-type="float">
            <text:p>2.96968</text:p>
          </table:table-cell>
        </table:table-row>
        <table:table-row table:style-name="ro1">
          <table:table-cell/>
          <table:table-cell office:value-type="time" office:time-value="PT22H00M07.499956394S" calcext:value-type="time">
            <text:p>22:00:07.50</text:p>
          </table:table-cell>
          <table:table-cell office:value-type="float" office:value="4.209356" calcext:value-type="float">
            <text:p>4.209356</text:p>
          </table:table-cell>
          <table:table-cell/>
          <table:table-cell office:value-type="time" office:time-value="PT21H59M55.631790194S" calcext:value-type="time">
            <text:p>21:59:55.63</text:p>
          </table:table-cell>
          <table:table-cell office:value-type="float" office:value="2.980797" calcext:value-type="float">
            <text:p>2.980797</text:p>
          </table:table-cell>
        </table:table-row>
        <table:table-row table:style-name="ro1">
          <table:table-cell/>
          <table:table-cell office:value-type="time" office:time-value="PT22H00M22.07216046S" calcext:value-type="time">
            <text:p>22:00:22.07</text:p>
          </table:table-cell>
          <table:table-cell office:value-type="float" office:value="4.216224" calcext:value-type="float">
            <text:p>4.216224</text:p>
          </table:table-cell>
          <table:table-cell/>
          <table:table-cell office:value-type="time" office:time-value="PT22H00M17.620098114S" calcext:value-type="time">
            <text:p>22:00:17.62</text:p>
          </table:table-cell>
          <table:table-cell office:value-type="float" office:value="2.985989" calcext:value-type="float">
            <text:p>2.985989</text:p>
          </table:table-cell>
        </table:table-row>
        <table:table-row table:style-name="ro1">
          <table:table-cell/>
          <table:table-cell office:value-type="time" office:time-value="PT22H00M36.652364638S" calcext:value-type="time">
            <text:p>22:00:36.65</text:p>
          </table:table-cell>
          <table:table-cell office:value-type="float" office:value="4.223267" calcext:value-type="float">
            <text:p>4.223267</text:p>
          </table:table-cell>
          <table:table-cell/>
          <table:table-cell office:value-type="time" office:time-value="PT22H00M32.160301732S" calcext:value-type="time">
            <text:p>22:00:32.16</text:p>
          </table:table-cell>
          <table:table-cell office:value-type="float" office:value="2.991041" calcext:value-type="float">
            <text:p>2.991041</text:p>
          </table:table-cell>
        </table:table-row>
        <table:table-row table:style-name="ro1">
          <table:table-cell/>
          <table:table-cell office:value-type="time" office:time-value="PT22H01M03.464740114S" calcext:value-type="time">
            <text:p>22:01:03.46</text:p>
          </table:table-cell>
          <table:table-cell office:value-type="float" office:value="4.237283" calcext:value-type="float">
            <text:p>4.237283</text:p>
          </table:table-cell>
          <table:table-cell/>
          <table:table-cell office:value-type="time" office:time-value="PT22H00M46.752506079S" calcext:value-type="time">
            <text:p>22:00:46.75</text:p>
          </table:table-cell>
          <table:table-cell office:value-type="float" office:value="3.001996" calcext:value-type="float">
            <text:p>3.001996</text:p>
          </table:table-cell>
        </table:table-row>
        <table:table-row table:style-name="ro1">
          <table:table-cell/>
          <table:table-cell office:value-type="time" office:time-value="PT22H01M22.817011119S" calcext:value-type="time">
            <text:p>22:01:22.82</text:p>
          </table:table-cell>
          <table:table-cell office:value-type="float" office:value="4.25268" calcext:value-type="float">
            <text:p>4.25268</text:p>
          </table:table-cell>
          <table:table-cell/>
          <table:table-cell office:value-type="time" office:time-value="PT22H01M13.592881946S" calcext:value-type="time">
            <text:p>22:01:13.59</text:p>
          </table:table-cell>
          <table:table-cell office:value-type="float" office:value="3.014332" calcext:value-type="float">
            <text:p>3.014332</text:p>
          </table:table-cell>
        </table:table-row>
        <table:table-row table:style-name="ro1">
          <table:table-cell/>
          <table:table-cell office:value-type="time" office:time-value="PT22H01M50.997405752S" calcext:value-type="time">
            <text:p>22:01:51.00</text:p>
          </table:table-cell>
          <table:table-cell office:value-type="float" office:value="4.26804" calcext:value-type="float">
            <text:p>4.26804</text:p>
          </table:table-cell>
          <table:table-cell/>
          <table:table-cell office:value-type="time" office:time-value="PT22H01M32.905152391S" calcext:value-type="time">
            <text:p>22:01:32.91</text:p>
          </table:table-cell>
          <table:table-cell office:value-type="float" office:value="3.026598" calcext:value-type="float">
            <text:p>3.026598</text:p>
          </table:table-cell>
        </table:table-row>
        <table:table-row table:style-name="ro1">
          <table:table-cell/>
          <table:table-cell office:value-type="time" office:time-value="PT22H02M10.689681519S" calcext:value-type="time">
            <text:p>22:02:10.69</text:p>
          </table:table-cell>
          <table:table-cell office:value-type="float" office:value="4.283373" calcext:value-type="float">
            <text:p>4.283373</text:p>
          </table:table-cell>
          <table:table-cell/>
          <table:table-cell office:value-type="time" office:time-value="PT22H02M01.121547528S" calcext:value-type="time">
            <text:p>22:02:01.12</text:p>
          </table:table-cell>
          <table:table-cell office:value-type="float" office:value="3.038724" calcext:value-type="float">
            <text:p>3.038724</text:p>
          </table:table-cell>
        </table:table-row>
        <table:table-row table:style-name="ro1">
          <table:table-cell/>
          <table:table-cell office:value-type="time" office:time-value="PT22H02M38.906076655S" calcext:value-type="time">
            <text:p>22:02:38.91</text:p>
          </table:table-cell>
          <table:table-cell office:value-type="float" office:value="4.298554" calcext:value-type="float">
            <text:p>4.298554</text:p>
          </table:table-cell>
          <table:table-cell/>
          <table:table-cell office:value-type="time" office:time-value="PT22H02M20.773822735S" calcext:value-type="time">
            <text:p>22:02:20.77</text:p>
          </table:table-cell>
          <table:table-cell office:value-type="float" office:value="3.050708" calcext:value-type="float">
            <text:p>3.050708</text:p>
          </table:table-cell>
        </table:table-row>
        <table:table-row table:style-name="ro1">
          <table:table-cell/>
          <table:table-cell office:value-type="time" office:time-value="PT22H03M06.250459581S" calcext:value-type="time">
            <text:p>22:03:06.25</text:p>
          </table:table-cell>
          <table:table-cell office:value-type="float" office:value="4.312517" calcext:value-type="float">
            <text:p>4.312517</text:p>
          </table:table-cell>
          <table:table-cell/>
          <table:table-cell office:value-type="time" office:time-value="PT22H02M49.030218432S" calcext:value-type="time">
            <text:p>22:02:49.03</text:p>
          </table:table-cell>
          <table:table-cell office:value-type="float" office:value="3.061464" calcext:value-type="float">
            <text:p>3.061464</text:p>
          </table:table-cell>
        </table:table-row>
        <table:table-row table:style-name="ro1">
          <table:table-cell/>
          <table:table-cell office:value-type="time" office:time-value="PT22H03M21.742676531S" calcext:value-type="time">
            <text:p>22:03:21.74</text:p>
          </table:table-cell>
          <table:table-cell office:value-type="float" office:value="4.319379" calcext:value-type="float">
            <text:p>4.319379</text:p>
          </table:table-cell>
          <table:table-cell/>
          <table:table-cell office:value-type="time" office:time-value="PT22H03M16.362601189S" calcext:value-type="time">
            <text:p>22:03:16.36</text:p>
          </table:table-cell>
          <table:table-cell office:value-type="float" office:value="3.066296" calcext:value-type="float">
            <text:p>3.066296</text:p>
          </table:table-cell>
        </table:table-row>
        <table:table-row table:style-name="ro1">
          <table:table-cell/>
          <table:table-cell office:value-type="time" office:time-value="PT22H03M40.710942159S" calcext:value-type="time">
            <text:p>22:03:40.71</text:p>
          </table:table-cell>
          <table:table-cell office:value-type="float" office:value="4.333622" calcext:value-type="float">
            <text:p>4.333622</text:p>
          </table:table-cell>
          <table:table-cell/>
          <table:table-cell office:value-type="time" office:time-value="PT22H03M31.830817803S" calcext:value-type="time">
            <text:p>22:03:31.83</text:p>
          </table:table-cell>
          <table:table-cell office:value-type="float" office:value="3.077743" calcext:value-type="float">
            <text:p>3.077743</text:p>
          </table:table-cell>
        </table:table-row>
        <table:table-row table:style-name="ro1">
          <table:table-cell/>
          <table:table-cell office:value-type="time" office:time-value="PT22H03M56.315160677S" calcext:value-type="time">
            <text:p>22:03:56.32</text:p>
          </table:table-cell>
          <table:table-cell office:value-type="float" office:value="4.340521" calcext:value-type="float">
            <text:p>4.340521</text:p>
          </table:table-cell>
          <table:table-cell/>
          <table:table-cell office:value-type="time" office:time-value="PT22H03M50.791083319S" calcext:value-type="time">
            <text:p>22:03:50.79</text:p>
          </table:table-cell>
          <table:table-cell office:value-type="float" office:value="3.081911" calcext:value-type="float">
            <text:p>3.081911</text:p>
          </table:table-cell>
        </table:table-row>
        <table:table-row table:style-name="ro1">
          <table:table-cell/>
          <table:table-cell office:value-type="time" office:time-value="PT22H04M15.315426753S" calcext:value-type="time">
            <text:p>22:04:15.32</text:p>
          </table:table-cell>
          <table:table-cell office:value-type="float" office:value="4.354935" calcext:value-type="float">
            <text:p>4.354935</text:p>
          </table:table-cell>
          <table:table-cell/>
          <table:table-cell office:value-type="time" office:time-value="PT22H04M06.435302397S" calcext:value-type="time">
            <text:p>22:04:06.44</text:p>
          </table:table-cell>
          <table:table-cell office:value-type="float" office:value="3.093648" calcext:value-type="float">
            <text:p>3.093648</text:p>
          </table:table-cell>
        </table:table-row>
        <table:table-row table:style-name="ro1">
          <table:table-cell/>
          <table:table-cell office:value-type="time" office:time-value="PT22H04M38.47175103S" calcext:value-type="time">
            <text:p>22:04:38.47</text:p>
          </table:table-cell>
          <table:table-cell office:value-type="float" office:value="4.375227" calcext:value-type="float">
            <text:p>4.375227</text:p>
          </table:table-cell>
          <table:table-cell/>
          <table:table-cell office:value-type="time" office:time-value="PT22H04M25.411568137S" calcext:value-type="time">
            <text:p>22:04:25.41</text:p>
          </table:table-cell>
          <table:table-cell office:value-type="float" office:value="3.1078" calcext:value-type="float">
            <text:p>3.1078</text:p>
          </table:table-cell>
        </table:table-row>
        <table:table-row table:style-name="ro1">
          <table:table-cell/>
          <table:table-cell office:value-type="time" office:time-value="PT22H04M53.03995504S" calcext:value-type="time">
            <text:p>22:04:53.04</text:p>
          </table:table-cell>
          <table:table-cell office:value-type="float" office:value="4.382104" calcext:value-type="float">
            <text:p>4.382104</text:p>
          </table:table-cell>
          <table:table-cell/>
          <table:table-cell office:value-type="time" office:time-value="PT22H04M48.555892246S" calcext:value-type="time">
            <text:p>22:04:48.56</text:p>
          </table:table-cell>
          <table:table-cell office:value-type="float" office:value="3.113015" calcext:value-type="float">
            <text:p>3.113015</text:p>
          </table:table-cell>
        </table:table-row>
        <table:table-row table:style-name="ro1">
          <table:table-cell/>
          <table:table-cell office:value-type="time" office:time-value="PT22H05M35.308546961S" calcext:value-type="time">
            <text:p>22:05:35.31</text:p>
          </table:table-cell>
          <table:table-cell office:value-type="float" office:value="4.408683" calcext:value-type="float">
            <text:p>4.408683</text:p>
          </table:table-cell>
          <table:table-cell/>
          <table:table-cell office:value-type="time" office:time-value="PT22H05M03.132096368S" calcext:value-type="time">
            <text:p>22:05:03.13</text:p>
          </table:table-cell>
          <table:table-cell office:value-type="float" office:value="3.133255" calcext:value-type="float">
            <text:p>3.133255</text:p>
          </table:table-cell>
        </table:table-row>
        <table:table-row table:style-name="ro1">
          <table:table-cell/>
          <table:table-cell office:value-type="time" office:time-value="PT22H05M54.328813317S" calcext:value-type="time">
            <text:p>22:05:54.33</text:p>
          </table:table-cell>
          <table:table-cell office:value-type="float" office:value="4.422646" calcext:value-type="float">
            <text:p>4.422646</text:p>
          </table:table-cell>
          <table:table-cell/>
          <table:table-cell office:value-type="time" office:time-value="PT22H05M45.432688737S" calcext:value-type="time">
            <text:p>22:05:45.43</text:p>
          </table:table-cell>
          <table:table-cell office:value-type="float" office:value="3.144009" calcext:value-type="float">
            <text:p>3.144009</text:p>
          </table:table-cell>
        </table:table-row>
        <table:table-row table:style-name="ro1">
          <table:table-cell/>
          <table:table-cell office:value-type="time" office:time-value="PT22H06M12.853072727S" calcext:value-type="time">
            <text:p>22:06:12.85</text:p>
          </table:table-cell>
          <table:table-cell office:value-type="float" office:value="4.429466" calcext:value-type="float">
            <text:p>4.429466</text:p>
          </table:table-cell>
          <table:table-cell/>
          <table:table-cell office:value-type="time" office:time-value="PT22H06M04.412954533S" calcext:value-type="time">
            <text:p>22:06:04.41</text:p>
          </table:table-cell>
          <table:table-cell office:value-type="float" office:value="3.148606" calcext:value-type="float">
            <text:p>3.148606</text:p>
          </table:table-cell>
        </table:table-row>
        <table:table-row table:style-name="ro1">
          <table:table-cell/>
          <table:table-cell office:value-type="time" office:time-value="PT22H06M27.461277297S" calcext:value-type="time">
            <text:p>22:06:27.46</text:p>
          </table:table-cell>
          <table:table-cell office:value-type="float" office:value="4.435212" calcext:value-type="float">
            <text:p>4.435212</text:p>
          </table:table-cell>
          <table:table-cell/>
          <table:table-cell office:value-type="time" office:time-value="PT22H06M22.969214391S" calcext:value-type="time">
            <text:p>22:06:22.97</text:p>
          </table:table-cell>
          <table:table-cell office:value-type="float" office:value="3.151053" calcext:value-type="float">
            <text:p>3.151053</text:p>
          </table:table-cell>
        </table:table-row>
        <table:table-row table:style-name="ro1">
          <table:table-cell/>
          <table:table-cell office:value-type="time" office:time-value="PT22H06M56.285680948S" calcext:value-type="time">
            <text:p>22:06:56.29</text:p>
          </table:table-cell>
          <table:table-cell office:value-type="float" office:value="4.450346" calcext:value-type="float">
            <text:p>4.450346</text:p>
          </table:table-cell>
          <table:table-cell/>
          <table:table-cell office:value-type="time" office:time-value="PT22H06M37.54941857S" calcext:value-type="time">
            <text:p>22:06:37.55</text:p>
          </table:table-cell>
          <table:table-cell office:value-type="float" office:value="3.162862" calcext:value-type="float">
            <text:p>3.162862</text:p>
          </table:table-cell>
        </table:table-row>
        <table:table-row table:style-name="ro1">
          <table:table-cell/>
          <table:table-cell office:value-type="time" office:time-value="PT22H07M21.138028976S" calcext:value-type="time">
            <text:p>22:07:21.14</text:p>
          </table:table-cell>
          <table:table-cell office:value-type="float" office:value="4.465535" calcext:value-type="float">
            <text:p>4.465535</text:p>
          </table:table-cell>
          <table:table-cell/>
          <table:table-cell office:value-type="time" office:time-value="PT22H07M06.413822781S" calcext:value-type="time">
            <text:p>22:07:06.41</text:p>
          </table:table-cell>
          <table:table-cell office:value-type="float" office:value="3.174839" calcext:value-type="float">
            <text:p>3.174839</text:p>
          </table:table-cell>
        </table:table-row>
        <table:table-row table:style-name="ro1">
          <table:table-cell/>
          <table:table-cell office:value-type="time" office:time-value="PT22H07M39.930292139S" calcext:value-type="time">
            <text:p>22:07:39.93</text:p>
          </table:table-cell>
          <table:table-cell office:value-type="float" office:value="4.47257" calcext:value-type="float">
            <text:p>4.47257</text:p>
          </table:table-cell>
          <table:table-cell/>
          <table:table-cell office:value-type="time" office:time-value="PT22H07M31.270170864S" calcext:value-type="time">
            <text:p>22:07:31.27</text:p>
          </table:table-cell>
          <table:table-cell office:value-type="float" office:value="3.179882" calcext:value-type="float">
            <text:p>3.179882</text:p>
          </table:table-cell>
        </table:table-row>
        <table:table-row table:style-name="ro1">
          <table:table-cell/>
          <table:table-cell office:value-type="time" office:time-value="PT22H07M54.550496877S" calcext:value-type="time">
            <text:p>22:07:54.55</text:p>
          </table:table-cell>
          <table:table-cell office:value-type="float" office:value="4.479438" calcext:value-type="float">
            <text:p>4.479438</text:p>
          </table:table-cell>
          <table:table-cell/>
          <table:table-cell office:value-type="time" office:time-value="PT22H07M50.046433803S" calcext:value-type="time">
            <text:p>22:07:50.05</text:p>
          </table:table-cell>
          <table:table-cell office:value-type="float" office:value="3.185073" calcext:value-type="float">
            <text:p>3.185073</text:p>
          </table:table-cell>
        </table:table-row>
        <table:table-row table:style-name="ro1">
          <table:table-cell/>
          <table:table-cell office:value-type="time" office:time-value="PT22H08M08.922698143S" calcext:value-type="time">
            <text:p>22:08:08.92</text:p>
          </table:table-cell>
          <table:table-cell office:value-type="float" office:value="4.486493" calcext:value-type="float">
            <text:p>4.486493</text:p>
          </table:table-cell>
          <table:table-cell/>
          <table:table-cell office:value-type="time" office:time-value="PT22H08M04.630638038S" calcext:value-type="time">
            <text:p>22:08:04.63</text:p>
          </table:table-cell>
          <table:table-cell office:value-type="float" office:value="3.19017" calcext:value-type="float">
            <text:p>3.19017</text:p>
          </table:table-cell>
        </table:table-row>
        <table:table-row table:style-name="ro1">
          <table:table-cell/>
          <table:table-cell office:value-type="time" office:time-value="PT22H08M37.163093616S" calcext:value-type="time">
            <text:p>22:08:37.16</text:p>
          </table:table-cell>
          <table:table-cell office:value-type="float" office:value="4.501615" calcext:value-type="float">
            <text:p>4.501615</text:p>
          </table:table-cell>
          <table:table-cell/>
          <table:table-cell office:value-type="time" office:time-value="PT22H08M19.010839415S" calcext:value-type="time">
            <text:p>22:08:19.01</text:p>
          </table:table-cell>
          <table:table-cell office:value-type="float" office:value="3.201935" calcext:value-type="float">
            <text:p>3.201935</text:p>
          </table:table-cell>
        </table:table-row>
        <table:table-row table:style-name="ro1">
          <table:table-cell/>
          <table:table-cell office:value-type="time" office:time-value="PT22H08M59.159401648S" calcext:value-type="time">
            <text:p>22:08:59.16</text:p>
          </table:table-cell>
          <table:table-cell office:value-type="float" office:value="4.51687" calcext:value-type="float">
            <text:p>4.51687</text:p>
          </table:table-cell>
          <table:table-cell/>
          <table:table-cell office:value-type="time" office:time-value="PT22H08M47.291235448S" calcext:value-type="time">
            <text:p>22:08:47.29</text:p>
          </table:table-cell>
          <table:table-cell office:value-type="float" office:value="3.214057" calcext:value-type="float">
            <text:p>3.214057</text:p>
          </table:table-cell>
        </table:table-row>
        <table:table-row table:style-name="ro1">
          <table:table-cell/>
          <table:table-cell office:value-type="time" office:time-value="PT22H09M13.779606386S" calcext:value-type="time">
            <text:p>22:09:13.78</text:p>
          </table:table-cell>
          <table:table-cell office:value-type="float" office:value="4.523461" calcext:value-type="float">
            <text:p>4.523461</text:p>
          </table:table-cell>
          <table:table-cell/>
          <table:table-cell office:value-type="time" office:time-value="PT22H09M09.28754348S" calcext:value-type="time">
            <text:p>22:09:09.29</text:p>
          </table:table-cell>
          <table:table-cell office:value-type="float" office:value="3.218654" calcext:value-type="float">
            <text:p>3.218654</text:p>
          </table:table-cell>
        </table:table-row>
        <table:table-row table:style-name="ro1">
          <table:table-cell/>
          <table:table-cell office:value-type="time" office:time-value="PT22H09M28.36381062S" calcext:value-type="time">
            <text:p>22:09:28.36</text:p>
          </table:table-cell>
          <table:table-cell office:value-type="float" office:value="4.53004" calcext:value-type="float">
            <text:p>4.53004</text:p>
          </table:table-cell>
          <table:table-cell/>
          <table:table-cell office:value-type="time" office:time-value="PT22H09M23.859747546S" calcext:value-type="time">
            <text:p>22:09:23.86</text:p>
          </table:table-cell>
          <table:table-cell office:value-type="float" office:value="3.223206" calcext:value-type="float">
            <text:p>3.223206</text:p>
          </table:table-cell>
        </table:table-row>
        <table:table-row table:style-name="ro1">
          <table:table-cell/>
          <table:table-cell office:value-type="time" office:time-value="PT22H09M42.73201183S" calcext:value-type="time">
            <text:p>22:09:42.73</text:p>
          </table:table-cell>
          <table:table-cell office:value-type="float" office:value="4.53691" calcext:value-type="float">
            <text:p>4.53691</text:p>
          </table:table-cell>
          <table:table-cell/>
          <table:table-cell office:value-type="time" office:time-value="PT22H09M38.439951725S" calcext:value-type="time">
            <text:p>22:09:38.44</text:p>
          </table:table-cell>
          <table:table-cell office:value-type="float" office:value="3.228459" calcext:value-type="float">
            <text:p>3.228459</text:p>
          </table:table-cell>
        </table:table-row>
        <table:table-row table:style-name="ro1">
          <table:table-cell/>
          <table:table-cell office:value-type="time" office:time-value="PT22H09M57.32021612S" calcext:value-type="time">
            <text:p>22:09:57.32</text:p>
          </table:table-cell>
          <table:table-cell office:value-type="float" office:value="4.543945" calcext:value-type="float">
            <text:p>4.543945</text:p>
          </table:table-cell>
          <table:table-cell/>
          <table:table-cell office:value-type="time" office:time-value="PT22H09M52.81215299S" calcext:value-type="time">
            <text:p>22:09:52.81</text:p>
          </table:table-cell>
          <table:table-cell office:value-type="float" office:value="3.233503" calcext:value-type="float">
            <text:p>3.233503</text:p>
          </table:table-cell>
        </table:table-row>
        <table:table-row table:style-name="ro1">
          <table:table-cell/>
          <table:table-cell office:value-type="time" office:time-value="PT22H10M11.892420186S" calcext:value-type="time">
            <text:p>22:10:11.89</text:p>
          </table:table-cell>
          <table:table-cell office:value-type="float" office:value="4.55098" calcext:value-type="float">
            <text:p>4.55098</text:p>
          </table:table-cell>
          <table:table-cell/>
          <table:table-cell office:value-type="time" office:time-value="PT22H10M07.408357392S" calcext:value-type="time">
            <text:p>22:10:07.41</text:p>
          </table:table-cell>
          <table:table-cell office:value-type="float" office:value="3.238547" calcext:value-type="float">
            <text:p>3.238547</text:p>
          </table:table-cell>
        </table:table-row>
        <table:table-row table:style-name="ro1">
          <table:table-cell/>
          <table:table-cell office:value-type="time" office:time-value="PT22H10M34.908742502S" calcext:value-type="time">
            <text:p>22:10:34.91</text:p>
          </table:table-cell>
          <table:table-cell office:value-type="float" office:value="4.565223" calcext:value-type="float">
            <text:p>4.565223</text:p>
          </table:table-cell>
          <table:table-cell/>
          <table:table-cell office:value-type="time" office:time-value="PT22H10M21.976561403S" calcext:value-type="time">
            <text:p>22:10:21.98</text:p>
          </table:table-cell>
          <table:table-cell office:value-type="float" office:value="3.249993" calcext:value-type="float">
            <text:p>3.249993</text:p>
          </table:table-cell>
        </table:table-row>
        <table:table-row table:style-name="ro1">
          <table:table-cell/>
          <table:table-cell office:value-type="time" office:time-value="PT22H10M51.784978834S" calcext:value-type="time">
            <text:p>22:10:51.78</text:p>
          </table:table-cell>
          <table:table-cell office:value-type="float" office:value="4.571802" calcext:value-type="float">
            <text:p>4.571802</text:p>
          </table:table-cell>
          <table:table-cell/>
          <table:table-cell office:value-type="time" office:time-value="PT22H10M45.008883943S" calcext:value-type="time">
            <text:p>22:10:45.01</text:p>
          </table:table-cell>
          <table:table-cell office:value-type="float" office:value="3.254545" calcext:value-type="float">
            <text:p>3.254545</text:p>
          </table:table-cell>
        </table:table-row>
        <table:table-row table:style-name="ro1">
          <table:table-cell/>
          <table:table-cell office:value-type="time" office:time-value="PT22H11M12.465268436S" calcext:value-type="time">
            <text:p>22:11:12.47</text:p>
          </table:table-cell>
          <table:table-cell office:value-type="float" office:value="4.585989" calcext:value-type="float">
            <text:p>4.585989</text:p>
          </table:table-cell>
          <table:table-cell/>
          <table:table-cell office:value-type="time" office:time-value="PT22H11M01.873120106S" calcext:value-type="time">
            <text:p>22:11:01.87</text:p>
          </table:table-cell>
          <table:table-cell office:value-type="float" office:value="3.265791" calcext:value-type="float">
            <text:p>3.265791</text:p>
          </table:table-cell>
        </table:table-row>
        <table:table-row table:style-name="ro1">
          <table:table-cell/>
          <table:table-cell office:value-type="time" office:time-value="PT22H11M26.777468861S" calcext:value-type="time">
            <text:p>22:11:26.78</text:p>
          </table:table-cell>
          <table:table-cell office:value-type="float" office:value="4.592803" calcext:value-type="float">
            <text:p>4.592803</text:p>
          </table:table-cell>
          <table:table-cell/>
          <table:table-cell office:value-type="time" office:time-value="PT22H11M22.541409541S" calcext:value-type="time">
            <text:p>22:11:22.54</text:p>
          </table:table-cell>
          <table:table-cell office:value-type="float" office:value="3.270843" calcext:value-type="float">
            <text:p>3.270843</text:p>
          </table:table-cell>
        </table:table-row>
        <table:table-row table:style-name="ro1">
          <table:table-cell/>
          <table:table-cell office:value-type="time" office:time-value="PT22H11M45.249727543S" calcext:value-type="time">
            <text:p>22:11:45.25</text:p>
          </table:table-cell>
          <table:table-cell office:value-type="float" office:value="4.598549" calcext:value-type="float">
            <text:p>4.598549</text:p>
          </table:table-cell>
          <table:table-cell/>
          <table:table-cell office:value-type="time" office:time-value="PT22H11M36.84960991S" calcext:value-type="time">
            <text:p>22:11:36.85</text:p>
          </table:table-cell>
          <table:table-cell office:value-type="float" office:value="3.27343" calcext:value-type="float">
            <text:p>3.27343</text:p>
          </table:table-cell>
        </table:table-row>
        <table:table-row table:style-name="ro1">
          <table:table-cell/>
          <table:table-cell office:value-type="time" office:time-value="PT22H12M09.274063975S" calcext:value-type="time">
            <text:p>22:12:09.27</text:p>
          </table:table-cell>
          <table:table-cell office:value-type="float" office:value="4.612944" calcext:value-type="float">
            <text:p>4.612944</text:p>
          </table:table-cell>
          <table:table-cell/>
          <table:table-cell office:value-type="time" office:time-value="PT22H11M55.377869376S" calcext:value-type="time">
            <text:p>22:11:55.38</text:p>
          </table:table-cell>
          <table:table-cell office:value-type="float" office:value="3.285035" calcext:value-type="float">
            <text:p>3.285035</text:p>
          </table:table-cell>
        </table:table-row>
        <table:table-row table:style-name="ro1">
          <table:table-cell/>
          <table:table-cell office:value-type="time" office:time-value="PT22H12M23.834267873S" calcext:value-type="time">
            <text:p>22:12:23.83</text:p>
          </table:table-cell>
          <table:table-cell office:value-type="float" office:value="4.619785" calcext:value-type="float">
            <text:p>4.619785</text:p>
          </table:table-cell>
          <table:table-cell/>
          <table:table-cell office:value-type="time" office:time-value="PT22H12M19.398205752S" calcext:value-type="time">
            <text:p>22:12:19.40</text:p>
          </table:table-cell>
          <table:table-cell office:value-type="float" office:value="3.290087" calcext:value-type="float">
            <text:p>3.290087</text:p>
          </table:table-cell>
        </table:table-row>
        <table:table-row table:style-name="ro1">
          <table:table-cell/>
          <table:table-cell office:value-type="time" office:time-value="PT22H12M42.302526499S" calcext:value-type="time">
            <text:p>22:12:42.30</text:p>
          </table:table-cell>
          <table:table-cell office:value-type="float" office:value="4.634028" calcext:value-type="float">
            <text:p>4.634028</text:p>
          </table:table-cell>
          <table:table-cell/>
          <table:table-cell office:value-type="time" office:time-value="PT22H12M33.922409146S" calcext:value-type="time">
            <text:p>22:12:33.92</text:p>
          </table:table-cell>
          <table:table-cell office:value-type="float" office:value="3.301533" calcext:value-type="float">
            <text:p>3.301533</text:p>
          </table:table-cell>
        </table:table-row>
        <table:table-row table:style-name="ro1">
          <table:table-cell/>
          <table:table-cell office:value-type="time" office:time-value="PT22H13M01.218791399S" calcext:value-type="time">
            <text:p>22:13:01.22</text:p>
          </table:table-cell>
          <table:table-cell office:value-type="float" office:value="4.648255" calcext:value-type="float">
            <text:p>4.648255</text:p>
          </table:table-cell>
          <table:table-cell/>
          <table:table-cell office:value-type="time" office:time-value="PT22H12M52.398667884S" calcext:value-type="time">
            <text:p>22:12:52.40</text:p>
          </table:table-cell>
          <table:table-cell office:value-type="float" office:value="3.31285" calcext:value-type="float">
            <text:p>3.31285</text:p>
          </table:table-cell>
        </table:table-row>
        <table:table-row table:style-name="ro1">
          <table:table-cell/>
          <table:table-cell office:value-type="time" office:time-value="PT22H13M20.379059715S" calcext:value-type="time">
            <text:p>22:13:20.38</text:p>
          </table:table-cell>
          <table:table-cell office:value-type="float" office:value="4.663016" calcext:value-type="float">
            <text:p>4.663016</text:p>
          </table:table-cell>
          <table:table-cell/>
          <table:table-cell office:value-type="time" office:time-value="PT22H13M11.306932671S" calcext:value-type="time">
            <text:p>22:13:11.31</text:p>
          </table:table-cell>
          <table:table-cell office:value-type="float" office:value="3.324325" calcext:value-type="float">
            <text:p>3.324325</text:p>
          </table:table-cell>
        </table:table-row>
        <table:table-row table:style-name="ro1">
          <table:table-cell/>
          <table:table-cell office:value-type="time" office:time-value="PT22H13M39.563328368S" calcext:value-type="time">
            <text:p>22:13:39.56</text:p>
          </table:table-cell>
          <table:table-cell office:value-type="float" office:value="4.678141" calcext:value-type="float">
            <text:p>4.678141</text:p>
          </table:table-cell>
          <table:table-cell/>
          <table:table-cell office:value-type="time" office:time-value="PT22H13M30.467200988S" calcext:value-type="time">
            <text:p>22:13:30.47</text:p>
          </table:table-cell>
          <table:table-cell office:value-type="float" office:value="3.336092" calcext:value-type="float">
            <text:p>3.336092</text:p>
          </table:table-cell>
        </table:table-row>
        <table:table-row table:style-name="ro1">
          <table:table-cell/>
          <table:table-cell office:value-type="time" office:time-value="PT22H13M58.127588338S" calcext:value-type="time">
            <text:p>22:13:58.13</text:p>
          </table:table-cell>
          <table:table-cell office:value-type="float" office:value="4.692331" calcext:value-type="float">
            <text:p>4.692331</text:p>
          </table:table-cell>
          <table:table-cell/>
          <table:table-cell office:value-type="time" office:time-value="PT22H13M49.65146964S" calcext:value-type="time">
            <text:p>22:13:49.65</text:p>
          </table:table-cell>
          <table:table-cell office:value-type="float" office:value="3.347341" calcext:value-type="float">
            <text:p>3.347341</text:p>
          </table:table-cell>
        </table:table-row>
        <table:table-row table:style-name="ro1">
          <table:table-cell/>
          <table:table-cell office:value-type="time" office:time-value="PT22H14M25.407970367S" calcext:value-type="time">
            <text:p>22:14:25.41</text:p>
          </table:table-cell>
          <table:table-cell office:value-type="float" office:value="4.706748" calcext:value-type="float">
            <text:p>4.706748</text:p>
          </table:table-cell>
          <table:table-cell/>
          <table:table-cell office:value-type="time" office:time-value="PT22H14M08.219729666S" calcext:value-type="time">
            <text:p>22:14:08.22</text:p>
          </table:table-cell>
          <table:table-cell office:value-type="float" office:value="3.359082" calcext:value-type="float">
            <text:p>3.359082</text:p>
          </table:table-cell>
        </table:table-row>
        <table:table-row table:style-name="ro1">
          <table:table-cell/>
          <table:table-cell office:value-type="time" office:time-value="PT22H14M44.63223958S" calcext:value-type="time">
            <text:p>22:14:44.63</text:p>
          </table:table-cell>
          <table:table-cell office:value-type="float" office:value="4.721966" calcext:value-type="float">
            <text:p>4.721966</text:p>
          </table:table-cell>
          <table:table-cell/>
          <table:table-cell office:value-type="time" office:time-value="PT22H14M35.5361122S" calcext:value-type="time">
            <text:p>22:14:35.54</text:p>
          </table:table-cell>
          <table:table-cell office:value-type="float" office:value="3.37112" calcext:value-type="float">
            <text:p>3.37112</text:p>
          </table:table-cell>
        </table:table-row>
        <table:table-row table:style-name="ro1">
          <table:table-cell/>
          <table:table-cell office:value-type="time" office:time-value="PT22H15M00.012454961S" calcext:value-type="time">
            <text:p>22:15:00.01</text:p>
          </table:table-cell>
          <table:table-cell office:value-type="float" office:value="4.728328" calcext:value-type="float">
            <text:p>4.728328</text:p>
          </table:table-cell>
          <table:table-cell/>
          <table:table-cell office:value-type="time" office:time-value="PT22H14M54.708380684S" calcext:value-type="time">
            <text:p>22:14:54.71</text:p>
          </table:table-cell>
          <table:table-cell office:value-type="float" office:value="3.373612" calcext:value-type="float">
            <text:p>3.373612</text:p>
          </table:table-cell>
        </table:table-row>
        <table:table-row table:style-name="ro1">
          <table:table-cell/>
          <table:table-cell office:value-type="time" office:time-value="PT22H15M28.308851218S" calcext:value-type="time">
            <text:p>22:15:28.31</text:p>
          </table:table-cell>
          <table:table-cell office:value-type="float" office:value="4.743506" calcext:value-type="float">
            <text:p>4.743506</text:p>
          </table:table-cell>
          <table:table-cell/>
          <table:table-cell office:value-type="time" office:time-value="PT22H15M10.128596626S" calcext:value-type="time">
            <text:p>22:15:10.13</text:p>
          </table:table-cell>
          <table:table-cell office:value-type="float" office:value="3.385578" calcext:value-type="float">
            <text:p>3.385578</text:p>
          </table:table-cell>
        </table:table-row>
        <table:table-row table:style-name="ro1">
          <table:table-cell/>
          <table:table-cell office:value-type="time" office:time-value="PT22H15M42.689052596S" calcext:value-type="time">
            <text:p>22:15:42.69</text:p>
          </table:table-cell>
          <table:table-cell office:value-type="float" office:value="4.750549" calcext:value-type="float">
            <text:p>4.750549</text:p>
          </table:table-cell>
          <table:table-cell/>
          <table:table-cell office:value-type="time" office:time-value="PT22H15M38.428992939S" calcext:value-type="time">
            <text:p>22:15:38.43</text:p>
          </table:table-cell>
          <table:table-cell office:value-type="float" office:value="3.389606" calcext:value-type="float">
            <text:p>3.389606</text:p>
          </table:table-cell>
        </table:table-row>
        <table:table-row table:style-name="ro1">
          <table:table-cell/>
          <table:table-cell office:value-type="time" office:time-value="PT22H16M01.233312286S" calcext:value-type="time">
            <text:p>22:16:01.23</text:p>
          </table:table-cell>
          <table:table-cell office:value-type="float" office:value="4.75714" calcext:value-type="float">
            <text:p>4.75714</text:p>
          </table:table-cell>
          <table:table-cell/>
          <table:table-cell office:value-type="time" office:time-value="PT22H15M52.761193644S" calcext:value-type="time">
            <text:p>22:15:52.76</text:p>
          </table:table-cell>
          <table:table-cell office:value-type="float" office:value="3.394203" calcext:value-type="float">
            <text:p>3.394203</text:p>
          </table:table-cell>
        </table:table-row>
        <table:table-row table:style-name="ro1">
          <table:table-cell/>
          <table:table-cell office:value-type="time" office:time-value="PT22H16M19.769571864S" calcext:value-type="time">
            <text:p>22:16:19.77</text:p>
          </table:table-cell>
          <table:table-cell office:value-type="float" office:value="4.763773" calcext:value-type="float">
            <text:p>4.763773</text:p>
          </table:table-cell>
          <table:table-cell/>
          <table:table-cell office:value-type="time" office:time-value="PT22H16M11.353454006S" calcext:value-type="time">
            <text:p>22:16:11.35</text:p>
          </table:table-cell>
          <table:table-cell office:value-type="float" office:value="3.399034" calcext:value-type="float">
            <text:p>3.399034</text:p>
          </table:table-cell>
        </table:table-row>
        <table:table-row table:style-name="ro1">
          <table:table-cell/>
          <table:table-cell office:value-type="time" office:time-value="PT22H16M38.76983794S" calcext:value-type="time">
            <text:p>22:16:38.77</text:p>
          </table:table-cell>
          <table:table-cell office:value-type="float" office:value="4.777789" calcext:value-type="float">
            <text:p>4.777789</text:p>
          </table:table-cell>
          <table:table-cell/>
          <table:table-cell office:value-type="time" office:time-value="PT22H16M29.897713696S" calcext:value-type="time">
            <text:p>22:16:29.90</text:p>
          </table:table-cell>
          <table:table-cell office:value-type="float" office:value="3.410004" calcext:value-type="float">
            <text:p>3.410004</text:p>
          </table:table-cell>
        </table:table-row>
        <table:table-row table:style-name="ro1">
          <table:table-cell/>
          <table:table-cell office:value-type="time" office:time-value="PT22H16M53.310041558S" calcext:value-type="time">
            <text:p>22:16:53.31</text:p>
          </table:table-cell>
          <table:table-cell office:value-type="float" office:value="4.784395" calcext:value-type="float">
            <text:p>4.784395</text:p>
          </table:table-cell>
          <table:table-cell/>
          <table:table-cell office:value-type="time" office:time-value="PT22H16M48.841978988S" calcext:value-type="time">
            <text:p>22:16:48.84</text:p>
          </table:table-cell>
          <table:table-cell office:value-type="float" office:value="3.414696" calcext:value-type="float">
            <text:p>3.414696</text:p>
          </table:table-cell>
        </table:table-row>
        <table:table-row table:style-name="ro1">
          <table:table-cell/>
          <table:table-cell office:value-type="time" office:time-value="PT22H17M07.830244896S" calcext:value-type="time">
            <text:p>22:17:07.83</text:p>
          </table:table-cell>
          <table:table-cell office:value-type="float" office:value="4.791001" calcext:value-type="float">
            <text:p>4.791001</text:p>
          </table:table-cell>
          <table:table-cell/>
          <table:table-cell office:value-type="time" office:time-value="PT22H17M03.390182718S" calcext:value-type="time">
            <text:p>22:17:03.39</text:p>
          </table:table-cell>
          <table:table-cell office:value-type="float" office:value="3.419388" calcext:value-type="float">
            <text:p>3.419388</text:p>
          </table:table-cell>
        </table:table-row>
        <table:table-row table:style-name="ro1">
          <table:table-cell/>
          <table:table-cell office:value-type="time" office:time-value="PT22H17M30.686564971S" calcext:value-type="time">
            <text:p>22:17:30.69</text:p>
          </table:table-cell>
          <table:table-cell office:value-type="float" office:value="4.805017" calcext:value-type="float">
            <text:p>4.805017</text:p>
          </table:table-cell>
          <table:table-cell/>
          <table:table-cell office:value-type="time" office:time-value="PT22H17M17.922386224S" calcext:value-type="time">
            <text:p>22:17:17.92</text:p>
          </table:table-cell>
          <table:table-cell office:value-type="float" office:value="3.430343" calcext:value-type="float">
            <text:p>3.430343</text:p>
          </table:table-cell>
        </table:table-row>
        <table:table-row table:style-name="ro1">
          <table:table-cell/>
          <table:table-cell office:value-type="time" office:time-value="PT22H17M46.33078405S" calcext:value-type="time">
            <text:p>22:17:46.33</text:p>
          </table:table-cell>
          <table:table-cell office:value-type="float" office:value="4.811867" calcext:value-type="float">
            <text:p>4.811867</text:p>
          </table:table-cell>
          <table:table-cell/>
          <table:table-cell office:value-type="time" office:time-value="PT22H17M40.802706636S" calcext:value-type="time">
            <text:p>22:17:40.80</text:p>
          </table:table-cell>
          <table:table-cell office:value-type="float" office:value="3.435558" calcext:value-type="float">
            <text:p>3.435558</text:p>
          </table:table-cell>
        </table:table-row>
        <table:table-row table:style-name="ro1">
          <table:table-cell/>
          <table:table-cell office:value-type="time" office:time-value="PT22H18M04.851043404S" calcext:value-type="time">
            <text:p>22:18:04.85</text:p>
          </table:table-cell>
          <table:table-cell office:value-type="float" office:value="4.818485" calcext:value-type="float">
            <text:p>4.818485</text:p>
          </table:table-cell>
          <table:table-cell/>
          <table:table-cell office:value-type="time" office:time-value="PT22H17M56.442925658S" calcext:value-type="time">
            <text:p>22:17:56.44</text:p>
          </table:table-cell>
          <table:table-cell office:value-type="float" office:value="3.440293" calcext:value-type="float">
            <text:p>3.440293</text:p>
          </table:table-cell>
        </table:table-row>
        <table:table-row table:style-name="ro1">
          <table:table-cell/>
          <table:table-cell office:value-type="time" office:time-value="PT22H18M32.095424929S" calcext:value-type="time">
            <text:p>22:18:32.10</text:p>
          </table:table-cell>
          <table:table-cell office:value-type="float" office:value="4.832709" calcext:value-type="float">
            <text:p>4.832709</text:p>
          </table:table-cell>
          <table:table-cell/>
          <table:table-cell office:value-type="time" office:time-value="PT22H18M14.983185292S" calcext:value-type="time">
            <text:p>22:18:14.98</text:p>
          </table:table-cell>
          <table:table-cell office:value-type="float" office:value="3.449503" calcext:value-type="float">
            <text:p>3.449503</text:p>
          </table:table-cell>
        </table:table-row>
        <table:table-row table:style-name="ro1">
          <table:table-cell/>
          <table:table-cell office:value-type="time" office:time-value="PT22H18M59.399807294S" calcext:value-type="time">
            <text:p>22:18:59.40</text:p>
          </table:table-cell>
          <table:table-cell office:value-type="float" office:value="4.846936" calcext:value-type="float">
            <text:p>4.846936</text:p>
          </table:table-cell>
          <table:table-cell/>
          <table:table-cell office:value-type="time" office:time-value="PT22H18M42.223566761S" calcext:value-type="time">
            <text:p>22:18:42.22</text:p>
          </table:table-cell>
          <table:table-cell office:value-type="float" office:value="3.46082" calcext:value-type="float">
            <text:p>3.46082</text:p>
          </table:table-cell>
        </table:table-row>
        <table:table-row table:style-name="ro1">
          <table:table-cell/>
          <table:table-cell office:value-type="time" office:time-value="PT22H19M13.788008783S" calcext:value-type="time">
            <text:p>22:19:13.79</text:p>
          </table:table-cell>
          <table:table-cell office:value-type="float" office:value="4.853542" calcext:value-type="float">
            <text:p>4.853542</text:p>
          </table:table-cell>
          <table:table-cell/>
          <table:table-cell office:value-type="time" office:time-value="PT22H19M09.515948958S" calcext:value-type="time">
            <text:p>22:19:09.52</text:p>
          </table:table-cell>
          <table:table-cell office:value-type="float" office:value="3.465512" calcext:value-type="float">
            <text:p>3.465512</text:p>
          </table:table-cell>
        </table:table-row>
        <table:table-row table:style-name="ro1">
          <table:table-cell/>
          <table:table-cell office:value-type="time" office:time-value="PT22H19M32.528271218S" calcext:value-type="time">
            <text:p>22:19:32.53</text:p>
          </table:table-cell>
          <table:table-cell office:value-type="float" office:value="4.860154" calcext:value-type="float">
            <text:p>4.860154</text:p>
          </table:table-cell>
          <table:table-cell/>
          <table:table-cell office:value-type="time" office:time-value="PT22H19M23.860149831S" calcext:value-type="time">
            <text:p>22:19:23.86</text:p>
          </table:table-cell>
          <table:table-cell office:value-type="float" office:value="3.468599" calcext:value-type="float">
            <text:p>3.468599</text:p>
          </table:table-cell>
        </table:table-row>
        <table:table-row table:style-name="ro1">
          <table:table-cell/>
          <table:table-cell office:value-type="time" office:time-value="PT22H19M59.936655039S" calcext:value-type="time">
            <text:p>22:19:59.94</text:p>
          </table:table-cell>
          <table:table-cell office:value-type="float" office:value="4.874341" calcext:value-type="float">
            <text:p>4.874341</text:p>
          </table:table-cell>
          <table:table-cell/>
          <table:table-cell office:value-type="time" office:time-value="PT22H19M42.652412994S" calcext:value-type="time">
            <text:p>22:19:42.65</text:p>
          </table:table-cell>
          <table:table-cell office:value-type="float" office:value="3.479843" calcext:value-type="float">
            <text:p>3.479843</text:p>
          </table:table-cell>
        </table:table-row>
        <table:table-row table:style-name="ro1">
          <table:table-cell/>
          <table:table-cell office:value-type="time" office:time-value="PT22H20M26.869032195S" calcext:value-type="time">
            <text:p>22:20:26.87</text:p>
          </table:table-cell>
          <table:table-cell office:value-type="float" office:value="4.889264" calcext:value-type="float">
            <text:p>4.889264</text:p>
          </table:table-cell>
          <table:table-cell/>
          <table:table-cell office:value-type="time" office:time-value="PT22H20M10.068796928S" calcext:value-type="time">
            <text:p>22:20:10.07</text:p>
          </table:table-cell>
          <table:table-cell office:value-type="float" office:value="3.491611" calcext:value-type="float">
            <text:p>3.491611</text:p>
          </table:table-cell>
        </table:table-row>
        <table:table-row table:style-name="ro1">
          <table:table-cell/>
          <table:table-cell office:value-type="time" office:time-value="PT22H20M48.757338714S" calcext:value-type="time">
            <text:p>22:20:48.76</text:p>
          </table:table-cell>
          <table:table-cell office:value-type="float" office:value="4.903491" calcext:value-type="float">
            <text:p>4.903491</text:p>
          </table:table-cell>
          <table:table-cell/>
          <table:table-cell office:value-type="time" office:time-value="PT22H20M36.993173971S" calcext:value-type="time">
            <text:p>22:20:36.99</text:p>
          </table:table-cell>
          <table:table-cell office:value-type="float" office:value="3.502928" calcext:value-type="float">
            <text:p>3.502928</text:p>
          </table:table-cell>
        </table:table-row>
        <table:table-row table:style-name="ro1">
          <table:table-cell/>
          <table:table-cell office:value-type="time" office:time-value="PT22H21M15.985720015S" calcext:value-type="time">
            <text:p>22:21:15.99</text:p>
          </table:table-cell>
          <table:table-cell office:value-type="float" office:value="4.918597" calcext:value-type="float">
            <text:p>4.918597</text:p>
          </table:table-cell>
          <table:table-cell/>
          <table:table-cell office:value-type="time" office:time-value="PT22H20M58.881480491S" calcext:value-type="time">
            <text:p>22:20:58.88</text:p>
          </table:table-cell>
          <table:table-cell office:value-type="float" office:value="3.514564" calcext:value-type="float">
            <text:p>3.514564</text:p>
          </table:table-cell>
        </table:table-row>
        <table:table-row table:style-name="ro1">
          <table:table-cell/>
          <table:table-cell office:value-type="time" office:time-value="PT22H21M30.58992453S" calcext:value-type="time">
            <text:p>22:21:30.59</text:p>
          </table:table-cell>
          <table:table-cell office:value-type="float" office:value="4.92543" calcext:value-type="float">
            <text:p>4.92543</text:p>
          </table:table-cell>
          <table:table-cell/>
          <table:table-cell office:value-type="time" office:time-value="PT22H21M26.105861736S" calcext:value-type="time">
            <text:p>22:21:26.11</text:p>
          </table:table-cell>
          <table:table-cell office:value-type="float" office:value="3.519748" calcext:value-type="float">
            <text:p>3.519748</text:p>
          </table:table-cell>
        </table:table-row>
        <table:table-row table:style-name="ro1">
          <table:table-cell/>
          <table:table-cell office:value-type="time" office:time-value="PT22H21M56.386285777S" calcext:value-type="time">
            <text:p>22:21:56.39</text:p>
          </table:table-cell>
          <table:table-cell office:value-type="float" office:value="4.939273" calcext:value-type="float">
            <text:p>4.939273</text:p>
          </table:table-cell>
          <table:table-cell/>
          <table:table-cell office:value-type="time" office:time-value="PT22H21M40.674065746S" calcext:value-type="time">
            <text:p>22:21:40.67</text:p>
          </table:table-cell>
          <table:table-cell office:value-type="float" office:value="3.530903" calcext:value-type="float">
            <text:p>3.530903</text:p>
          </table:table-cell>
        </table:table-row>
        <table:table-row table:style-name="ro1">
          <table:table-cell/>
          <table:table-cell office:value-type="time" office:time-value="PT22H22M15.034546923S" calcext:value-type="time">
            <text:p>22:22:15.03</text:p>
          </table:table-cell>
          <table:table-cell office:value-type="float" office:value="4.946079" calcext:value-type="float">
            <text:p>4.946079</text:p>
          </table:table-cell>
          <table:table-cell/>
          <table:table-cell office:value-type="time" office:time-value="PT22H22M06.506427497S" calcext:value-type="time">
            <text:p>22:22:06.51</text:p>
          </table:table-cell>
          <table:table-cell office:value-type="float" office:value="3.535947" calcext:value-type="float">
            <text:p>3.535947</text:p>
          </table:table-cell>
        </table:table-row>
        <table:table-row table:style-name="ro1">
          <table:table-cell/>
          <table:table-cell office:value-type="time" office:time-value="PT22H22M38.446874785S" calcext:value-type="time">
            <text:p>22:22:38.45</text:p>
          </table:table-cell>
          <table:table-cell office:value-type="float" office:value="4.961201" calcext:value-type="float">
            <text:p>4.961201</text:p>
          </table:table-cell>
          <table:table-cell/>
          <table:table-cell office:value-type="time" office:time-value="PT22H22M25.162688755S" calcext:value-type="time">
            <text:p>22:22:25.16</text:p>
          </table:table-cell>
          <table:table-cell office:value-type="float" office:value="3.547711" calcext:value-type="float">
            <text:p>3.547711</text:p>
          </table:table-cell>
        </table:table-row>
        <table:table-row table:style-name="ro1">
          <table:table-cell/>
          <table:table-cell office:value-type="time" office:time-value="PT22H22M57.271138396S" calcext:value-type="time">
            <text:p>22:22:57.27</text:p>
          </table:table-cell>
          <table:table-cell office:value-type="float" office:value="4.968042" calcext:value-type="float">
            <text:p>4.968042</text:p>
          </table:table-cell>
          <table:table-cell/>
          <table:table-cell office:value-type="time" office:time-value="PT22H22M48.523015889S" calcext:value-type="time">
            <text:p>22:22:48.52</text:p>
          </table:table-cell>
          <table:table-cell office:value-type="float" office:value="3.552762" calcext:value-type="float">
            <text:p>3.552762</text:p>
          </table:table-cell>
        </table:table-row>
        <table:table-row table:style-name="ro1">
          <table:table-cell/>
          <table:table-cell office:value-type="time" office:time-value="PT22H23M20.899469282S" calcext:value-type="time">
            <text:p>22:23:20.90</text:p>
          </table:table-cell>
          <table:table-cell office:value-type="float" office:value="4.983022" calcext:value-type="float">
            <text:p>4.983022</text:p>
          </table:table-cell>
          <table:table-cell/>
          <table:table-cell office:value-type="time" office:time-value="PT22H23M07.403280284S" calcext:value-type="time">
            <text:p>22:23:07.40</text:p>
          </table:table-cell>
          <table:table-cell office:value-type="float" office:value="3.564312" calcext:value-type="float">
            <text:p>3.564312</text:p>
          </table:table-cell>
        </table:table-row>
        <table:table-row table:style-name="ro1">
          <table:table-cell/>
          <table:table-cell office:value-type="time" office:time-value="PT22H23M43.099780171S" calcext:value-type="time">
            <text:p>22:23:43.10</text:p>
          </table:table-cell>
          <table:table-cell office:value-type="float" office:value="4.997691" calcext:value-type="float">
            <text:p>4.997691</text:p>
          </table:table-cell>
          <table:table-cell/>
          <table:table-cell office:value-type="time" office:time-value="PT22H23M31.019611003S" calcext:value-type="time">
            <text:p>22:23:31.02</text:p>
          </table:table-cell>
          <table:table-cell office:value-type="float" office:value="3.575447" calcext:value-type="float">
            <text:p>3.575447</text:p>
          </table:table-cell>
        </table:table-row>
        <table:table-row table:style-name="ro1">
          <table:table-cell/>
          <table:table-cell office:value-type="time" office:time-value="PT22H23M57.683984405S" calcext:value-type="time">
            <text:p>22:23:57.68</text:p>
          </table:table-cell>
          <table:table-cell office:value-type="float" office:value="5.0032" calcext:value-type="float">
            <text:p>5.0032</text:p>
          </table:table-cell>
          <table:table-cell/>
          <table:table-cell office:value-type="time" office:time-value="PT22H23M53.223921947S" calcext:value-type="time">
            <text:p>22:23:53.22</text:p>
          </table:table-cell>
          <table:table-cell office:value-type="float" office:value="3.577938" calcext:value-type="float">
            <text:p>3.577938</text:p>
          </table:table-cell>
        </table:table-row>
        <table:table-row table:style-name="ro1">
          <table:table-cell/>
          <table:table-cell office:value-type="time" office:time-value="PT22H24M12.060185726S" calcext:value-type="time">
            <text:p>22:24:12.06</text:p>
          </table:table-cell>
          <table:table-cell office:value-type="float" office:value="5.009548" calcext:value-type="float">
            <text:p>5.009548</text:p>
          </table:table-cell>
          <table:table-cell/>
          <table:table-cell office:value-type="time" office:time-value="PT22H24M07.768125621S" calcext:value-type="time">
            <text:p>22:24:07.77</text:p>
          </table:table-cell>
          <table:table-cell office:value-type="float" office:value="3.580877" calcext:value-type="float">
            <text:p>3.580877</text:p>
          </table:table-cell>
        </table:table-row>
        <table:table-row table:style-name="ro1">
          <table:table-cell/>
          <table:table-cell office:value-type="time" office:time-value="PT22H24M26.632389793S" calcext:value-type="time">
            <text:p>22:24:26.63</text:p>
          </table:table-cell>
          <table:table-cell office:value-type="float" office:value="5.016591" calcext:value-type="float">
            <text:p>5.016591</text:p>
          </table:table-cell>
          <table:table-cell/>
          <table:table-cell office:value-type="time" office:time-value="PT22H24M22.140326887S" calcext:value-type="time">
            <text:p>22:24:22.14</text:p>
          </table:table-cell>
          <table:table-cell office:value-type="float" office:value="3.585929" calcext:value-type="float">
            <text:p>3.585929</text:p>
          </table:table-cell>
        </table:table-row>
        <table:table-row table:style-name="ro1">
          <table:table-cell/>
          <table:table-cell office:value-type="time" office:time-value="PT22H24M46.328665615S" calcext:value-type="time">
            <text:p>22:24:46.33</text:p>
          </table:table-cell>
          <table:table-cell office:value-type="float" office:value="5.031713" calcext:value-type="float">
            <text:p>5.031713</text:p>
          </table:table-cell>
          <table:table-cell/>
          <table:table-cell office:value-type="time" office:time-value="PT22H24M36.720531065S" calcext:value-type="time">
            <text:p>22:24:36.72</text:p>
          </table:table-cell>
          <table:table-cell office:value-type="float" office:value="3.597694" calcext:value-type="float">
            <text:p>3.597694</text:p>
          </table:table-cell>
        </table:table-row>
        <table:table-row table:style-name="ro1">
          <table:table-cell/>
          <table:table-cell office:value-type="time" office:time-value="PT22H25M28.629257984S" calcext:value-type="time">
            <text:p>22:25:28.63</text:p>
          </table:table-cell>
          <table:table-cell office:value-type="float" office:value="5.058295" calcext:value-type="float">
            <text:p>5.058295</text:p>
          </table:table-cell>
          <table:table-cell/>
          <table:table-cell office:value-type="time" office:time-value="PT22H24M56.408806776S" calcext:value-type="time">
            <text:p>22:24:56.41</text:p>
          </table:table-cell>
          <table:table-cell office:value-type="float" office:value="3.61795" calcext:value-type="float">
            <text:p>3.61795</text:p>
          </table:table-cell>
        </table:table-row>
        <table:table-row table:style-name="ro1">
          <table:table-cell/>
          <table:table-cell office:value-type="time" office:time-value="PT22H25M55.725637436S" calcext:value-type="time">
            <text:p>22:25:55.73</text:p>
          </table:table-cell>
          <table:table-cell office:value-type="float" office:value="5.072029" calcext:value-type="float">
            <text:p>5.072029</text:p>
          </table:table-cell>
          <table:table-cell/>
          <table:table-cell office:value-type="time" office:time-value="PT22H25M38.745399649S" calcext:value-type="time">
            <text:p>22:25:38.75</text:p>
          </table:table-cell>
          <table:table-cell office:value-type="float" office:value="3.628567" calcext:value-type="float">
            <text:p>3.628567</text:p>
          </table:table-cell>
        </table:table-row>
        <table:table-row table:style-name="ro1">
          <table:table-cell/>
          <table:table-cell office:value-type="time" office:time-value="PT22H26M16.897933929S" calcext:value-type="time">
            <text:p>22:26:16.90</text:p>
          </table:table-cell>
          <table:table-cell office:value-type="float" office:value="5.087026" calcext:value-type="float">
            <text:p>5.087026</text:p>
          </table:table-cell>
          <table:table-cell/>
          <table:table-cell office:value-type="time" office:time-value="PT22H26M05.853779269S" calcext:value-type="time">
            <text:p>22:26:05.85</text:p>
          </table:table-cell>
          <table:table-cell office:value-type="float" office:value="3.640488" calcext:value-type="float">
            <text:p>3.640488</text:p>
          </table:table-cell>
        </table:table-row>
        <table:table-row table:style-name="ro1">
          <table:table-cell/>
          <table:table-cell office:value-type="time" office:time-value="PT22H26M32.206148302S" calcext:value-type="time">
            <text:p>22:26:32.21</text:p>
          </table:table-cell>
          <table:table-cell office:value-type="float" office:value="5.094069" calcext:value-type="float">
            <text:p>5.094069</text:p>
          </table:table-cell>
          <table:table-cell/>
          <table:table-cell office:value-type="time" office:time-value="PT22H26M26.970074977S" calcext:value-type="time">
            <text:p>22:26:26.97</text:p>
          </table:table-cell>
          <table:table-cell office:value-type="float" office:value="3.64554" calcext:value-type="float">
            <text:p>3.64554</text:p>
          </table:table-cell>
        </table:table-row>
        <table:table-row table:style-name="ro1">
          <table:table-cell/>
          <table:table-cell office:value-type="time" office:time-value="PT22H26M51.510418635S" calcext:value-type="time">
            <text:p>22:26:51.51</text:p>
          </table:table-cell>
          <table:table-cell office:value-type="float" office:value="5.108989" calcext:value-type="float">
            <text:p>5.108989</text:p>
          </table:table-cell>
          <table:table-cell/>
          <table:table-cell office:value-type="time" office:time-value="PT22H26M42.318289911S" calcext:value-type="time">
            <text:p>22:26:42.32</text:p>
          </table:table-cell>
          <table:table-cell office:value-type="float" office:value="3.657305" calcext:value-type="float">
            <text:p>3.657305</text:p>
          </table:table-cell>
        </table:table-row>
        <table:table-row table:style-name="ro1">
          <table:table-cell/>
          <table:table-cell office:value-type="time" office:time-value="PT22H27M18.518796855S" calcext:value-type="time">
            <text:p>22:27:18.52</text:p>
          </table:table-cell>
          <table:table-cell office:value-type="float" office:value="5.122781" calcext:value-type="float">
            <text:p>5.122781</text:p>
          </table:table-cell>
          <table:table-cell/>
          <table:table-cell office:value-type="time" office:time-value="PT22H27M01.594559852S" calcext:value-type="time">
            <text:p>22:27:01.59</text:p>
          </table:table-cell>
          <table:table-cell office:value-type="float" office:value="3.667036" calcext:value-type="float">
            <text:p>3.667036</text:p>
          </table:table-cell>
        </table:table-row>
        <table:table-row table:style-name="ro1">
          <table:table-cell/>
          <table:table-cell office:value-type="time" office:time-value="PT22H27M43.067140625S" calcext:value-type="time">
            <text:p>22:27:43.07</text:p>
          </table:table-cell>
          <table:table-cell office:value-type="float" office:value="5.136744" calcext:value-type="float">
            <text:p>5.136744</text:p>
          </table:table-cell>
          <table:table-cell/>
          <table:table-cell office:value-type="time" office:time-value="PT22H27M28.646938688S" calcext:value-type="time">
            <text:p>22:27:28.65</text:p>
          </table:table-cell>
          <table:table-cell office:value-type="float" office:value="3.677792" calcext:value-type="float">
            <text:p>3.677792</text:p>
          </table:table-cell>
        </table:table-row>
        <table:table-row table:style-name="ro1">
          <table:table-cell/>
          <table:table-cell office:value-type="time" office:time-value="PT22H28M04.027434149S" calcext:value-type="time">
            <text:p>22:28:04.03</text:p>
          </table:table-cell>
          <table:table-cell office:value-type="float" office:value="5.150934" calcext:value-type="float">
            <text:p>5.150934</text:p>
          </table:table-cell>
          <table:table-cell/>
          <table:table-cell office:value-type="time" office:time-value="PT22H27M53.139281673S" calcext:value-type="time">
            <text:p>22:27:53.14</text:p>
          </table:table-cell>
          <table:table-cell office:value-type="float" office:value="3.68904" calcext:value-type="float">
            <text:p>3.68904</text:p>
          </table:table-cell>
        </table:table-row>
        <table:table-row table:style-name="ro1">
          <table:table-cell/>
          <table:table-cell office:value-type="time" office:time-value="PT22H28M22.659695071S" calcext:value-type="time">
            <text:p>22:28:22.66</text:p>
          </table:table-cell>
          <table:table-cell office:value-type="float" office:value="5.157767" calcext:value-type="float">
            <text:p>5.157767</text:p>
          </table:table-cell>
          <table:table-cell/>
          <table:table-cell office:value-type="time" office:time-value="PT22H28M14.107575309S" calcext:value-type="time">
            <text:p>22:28:14.11</text:p>
          </table:table-cell>
          <table:table-cell office:value-type="float" office:value="3.694084" calcext:value-type="float">
            <text:p>3.694084</text:p>
          </table:table-cell>
        </table:table-row>
        <table:table-row table:style-name="ro1">
          <table:table-cell/>
          <table:table-cell office:value-type="time" office:time-value="PT22H28M41.307956218S" calcext:value-type="time">
            <text:p>22:28:41.31</text:p>
          </table:table-cell>
          <table:table-cell office:value-type="float" office:value="5.164575" calcext:value-type="float">
            <text:p>5.164575</text:p>
          </table:table-cell>
          <table:table-cell/>
          <table:table-cell office:value-type="time" office:time-value="PT22H28M32.779836792S" calcext:value-type="time">
            <text:p>22:28:32.78</text:p>
          </table:table-cell>
          <table:table-cell office:value-type="float" office:value="3.698635" calcext:value-type="float">
            <text:p>3.698635</text:p>
          </table:table-cell>
        </table:table-row>
        <table:table-row table:style-name="ro1">
          <table:table-cell/>
          <table:table-cell office:value-type="time" office:time-value="PT22H29M06.252305533S" calcext:value-type="time">
            <text:p>22:29:06.25</text:p>
          </table:table-cell>
          <table:table-cell office:value-type="float" office:value="5.179495" calcext:value-type="float">
            <text:p>5.179495</text:p>
          </table:table-cell>
          <table:table-cell/>
          <table:table-cell office:value-type="time" office:time-value="PT22H28M51.43609805S" calcext:value-type="time">
            <text:p>22:28:51.44</text:p>
          </table:table-cell>
          <table:table-cell office:value-type="float" office:value="3.7104" calcext:value-type="float">
            <text:p>3.7104</text:p>
          </table:table-cell>
        </table:table-row>
        <table:table-row table:style-name="ro1">
          <table:table-cell/>
          <table:table-cell office:value-type="time" office:time-value="PT22H29M24.872566288S" calcext:value-type="time">
            <text:p>22:29:24.87</text:p>
          </table:table-cell>
          <table:table-cell office:value-type="float" office:value="5.185004" calcext:value-type="float">
            <text:p>5.185004</text:p>
          </table:table-cell>
          <table:table-cell/>
          <table:table-cell office:value-type="time" office:time-value="PT22H29M16.332446694S" calcext:value-type="time">
            <text:p>22:29:16.33</text:p>
          </table:table-cell>
          <table:table-cell office:value-type="float" office:value="3.712892" calcext:value-type="float">
            <text:p>3.712892</text:p>
          </table:table-cell>
        </table:table-row>
        <table:table-row table:style-name="ro1">
          <table:table-cell/>
          <table:table-cell office:value-type="time" office:time-value="PT22H29M42.320810629S" calcext:value-type="time">
            <text:p>22:29:42.32</text:p>
          </table:table-cell>
          <table:table-cell office:value-type="float" office:value="5.191583" calcext:value-type="float">
            <text:p>5.191583</text:p>
          </table:table-cell>
          <table:table-cell/>
          <table:table-cell office:value-type="time" office:time-value="PT22H29M34.984707896S" calcext:value-type="time">
            <text:p>22:29:34.98</text:p>
          </table:table-cell>
          <table:table-cell office:value-type="float" office:value="3.717444" calcext:value-type="float">
            <text:p>3.717444</text:p>
          </table:table-cell>
        </table:table-row>
        <table:table-row table:style-name="ro1">
          <table:table-cell/>
          <table:table-cell office:value-type="time" office:time-value="PT22H30M00.969071776S" calcext:value-type="time">
            <text:p>22:30:00.97</text:p>
          </table:table-cell>
          <table:table-cell office:value-type="float" office:value="5.205516" calcext:value-type="float">
            <text:p>5.205516</text:p>
          </table:table-cell>
          <table:table-cell/>
          <table:table-cell office:value-type="time" office:time-value="PT22H29M52.448952462S" calcext:value-type="time">
            <text:p>22:29:52.45</text:p>
          </table:table-cell>
          <table:table-cell office:value-type="float" office:value="3.728058" calcext:value-type="float">
            <text:p>3.728058</text:p>
          </table:table-cell>
        </table:table-row>
        <table:table-row table:style-name="ro1">
          <table:table-cell/>
          <table:table-cell office:value-type="time" office:time-value="PT22H30M20.277342165S" calcext:value-type="time">
            <text:p>22:30:20.28</text:p>
          </table:table-cell>
          <table:table-cell office:value-type="float" office:value="5.220639" calcext:value-type="float">
            <text:p>5.220639</text:p>
          </table:table-cell>
          <table:table-cell/>
          <table:table-cell office:value-type="time" office:time-value="PT22H30M11.057213048S" calcext:value-type="time">
            <text:p>22:30:11.06</text:p>
          </table:table-cell>
          <table:table-cell office:value-type="float" office:value="3.740316" calcext:value-type="float">
            <text:p>3.740316</text:p>
          </table:table-cell>
        </table:table-row>
        <table:table-row table:style-name="ro1">
          <table:table-cell/>
          <table:table-cell office:value-type="time" office:time-value="PT22H30M40.085619556S" calcext:value-type="time">
            <text:p>22:30:40.09</text:p>
          </table:table-cell>
          <table:table-cell office:value-type="float" office:value="5.235972" calcext:value-type="float">
            <text:p>5.235972</text:p>
          </table:table-cell>
          <table:table-cell/>
          <table:table-cell office:value-type="time" office:time-value="PT22H30M30.361483381S" calcext:value-type="time">
            <text:p>22:30:30.36</text:p>
          </table:table-cell>
          <table:table-cell office:value-type="float" office:value="3.752444" calcext:value-type="float">
            <text:p>3.752444</text:p>
          </table:table-cell>
        </table:table-row>
        <table:table-row table:style-name="ro1">
          <table:table-cell/>
          <table:table-cell office:value-type="time" office:time-value="PT22H31M02.265930165S" calcext:value-type="time">
            <text:p>22:31:02.27</text:p>
          </table:table-cell>
          <table:table-cell office:value-type="float" office:value="5.249591" calcext:value-type="float">
            <text:p>5.249591</text:p>
          </table:table-cell>
          <table:table-cell/>
          <table:table-cell office:value-type="time" office:time-value="PT22H30M50.165760716S" calcext:value-type="time">
            <text:p>22:30:50.17</text:p>
          </table:table-cell>
          <table:table-cell office:value-type="float" office:value="3.761295" calcext:value-type="float">
            <text:p>3.761295</text:p>
          </table:table-cell>
        </table:table-row>
        <table:table-row table:style-name="ro1">
          <table:table-cell/>
          <table:table-cell office:value-type="time" office:time-value="PT22H31M21.346197361S" calcext:value-type="time">
            <text:p>22:31:21.35</text:p>
          </table:table-cell>
          <table:table-cell office:value-type="float" office:value="5.263352" calcext:value-type="float">
            <text:p>5.263352</text:p>
          </table:table-cell>
          <table:table-cell/>
          <table:table-cell office:value-type="time" office:time-value="PT22H31M12.386071885S" calcext:value-type="time">
            <text:p>22:31:12.39</text:p>
          </table:table-cell>
          <table:table-cell office:value-type="float" office:value="3.77205" calcext:value-type="float">
            <text:p>3.77205</text:p>
          </table:table-cell>
        </table:table-row>
        <table:table-row table:style-name="ro1">
          <table:table-cell/>
          <table:table-cell office:value-type="time" office:time-value="PT22H31M42.766497326S" calcext:value-type="time">
            <text:p>22:31:42.77</text:p>
          </table:table-cell>
          <table:table-cell office:value-type="float" office:value="5.277427" calcext:value-type="float">
            <text:p>5.277427</text:p>
          </table:table-cell>
          <table:table-cell/>
          <table:table-cell office:value-type="time" office:time-value="PT22H31M31.434338633S" calcext:value-type="time">
            <text:p>22:31:31.43</text:p>
          </table:table-cell>
          <table:table-cell office:value-type="float" office:value="3.783208" calcext:value-type="float">
            <text:p>3.783208</text:p>
          </table:table-cell>
        </table:table-row>
        <table:table-row table:style-name="ro1">
          <table:table-cell/>
          <table:table-cell office:value-type="time" office:time-value="PT22H31M58.486717469S" calcext:value-type="time">
            <text:p>22:31:58.49</text:p>
          </table:table-cell>
          <table:table-cell office:value-type="float" office:value="5.284241" calcext:value-type="float">
            <text:p>5.284241</text:p>
          </table:table-cell>
          <table:table-cell/>
          <table:table-cell office:value-type="time" office:time-value="PT22H31M52.890639103S" calcext:value-type="time">
            <text:p>22:31:52.89</text:p>
          </table:table-cell>
          <table:table-cell office:value-type="float" office:value="3.788275" calcext:value-type="float">
            <text:p>3.788275</text:p>
          </table:table-cell>
        </table:table-row>
        <table:table-row table:style-name="ro1">
          <table:table-cell/>
          <table:table-cell office:value-type="time" office:time-value="PT22H32M17.406982425S" calcext:value-type="time">
            <text:p>22:32:17.41</text:p>
          </table:table-cell>
          <table:table-cell office:value-type="float" office:value="5.290847" calcext:value-type="float">
            <text:p>5.290847</text:p>
          </table:table-cell>
          <table:table-cell/>
          <table:table-cell office:value-type="time" office:time-value="PT22H32M08.618859358S" calcext:value-type="time">
            <text:p>22:32:08.62</text:p>
          </table:table-cell>
          <table:table-cell office:value-type="float" office:value="3.792826" calcext:value-type="float">
            <text:p>3.792826</text:p>
          </table:table-cell>
        </table:table-row>
        <table:table-row table:style-name="ro1">
          <table:table-cell/>
          <table:table-cell office:value-type="time" office:time-value="PT22H32M31.835184474S" calcext:value-type="time">
            <text:p>22:32:31.84</text:p>
          </table:table-cell>
          <table:table-cell office:value-type="float" office:value="5.296344" calcext:value-type="float">
            <text:p>5.296344</text:p>
          </table:table-cell>
          <table:table-cell/>
          <table:table-cell office:value-type="time" office:time-value="PT22H32M27.507123865S" calcext:value-type="time">
            <text:p>22:32:27.51</text:p>
          </table:table-cell>
          <table:table-cell office:value-type="float" office:value="3.795273" calcext:value-type="float">
            <text:p>3.795273</text:p>
          </table:table-cell>
        </table:table-row>
        <table:table-row table:style-name="ro1">
          <table:table-cell/>
          <table:table-cell office:value-type="time" office:time-value="PT22H32M55.927521859S" calcext:value-type="time">
            <text:p>22:32:55.93</text:p>
          </table:table-cell>
          <table:table-cell office:value-type="float" office:value="5.310189" calcext:value-type="float">
            <text:p>5.310189</text:p>
          </table:table-cell>
          <table:table-cell/>
          <table:table-cell office:value-type="time" office:time-value="PT22H32M41.915325635S" calcext:value-type="time">
            <text:p>22:32:41.92</text:p>
          </table:table-cell>
          <table:table-cell office:value-type="float" office:value="3.806227" calcext:value-type="float">
            <text:p>3.806227</text:p>
          </table:table-cell>
        </table:table-row>
        <table:table-row table:style-name="ro1">
          <table:table-cell/>
          <table:table-cell office:value-type="time" office:time-value="PT22H33M10.391724412S" calcext:value-type="time">
            <text:p>22:33:10.39</text:p>
          </table:table-cell>
          <table:table-cell office:value-type="float" office:value="5.316768" calcext:value-type="float">
            <text:p>5.316768</text:p>
          </table:table-cell>
          <table:table-cell/>
          <table:table-cell office:value-type="time" office:time-value="PT22H33M06.063663803S" calcext:value-type="time">
            <text:p>22:33:06.06</text:p>
          </table:table-cell>
          <table:table-cell office:value-type="float" office:value="3.810779" calcext:value-type="float">
            <text:p>3.810779</text:p>
          </table:table-cell>
        </table:table-row>
        <table:table-row table:style-name="ro1">
          <table:table-cell/>
          <table:table-cell office:value-type="time" office:time-value="PT22H33M38.884123414S" calcext:value-type="time">
            <text:p>22:33:38.88</text:p>
          </table:table-cell>
          <table:table-cell office:value-type="float" office:value="5.332181" calcext:value-type="float">
            <text:p>5.332181</text:p>
          </table:table-cell>
          <table:table-cell/>
          <table:table-cell office:value-type="time" office:time-value="PT22H33M20.483865741S" calcext:value-type="time">
            <text:p>22:33:20.48</text:p>
          </table:table-cell>
          <table:table-cell office:value-type="float" office:value="3.823244" calcext:value-type="float">
            <text:p>3.823244</text:p>
          </table:table-cell>
        </table:table-row>
        <table:table-row table:style-name="ro1">
          <table:table-cell/>
          <table:table-cell office:value-type="time" office:time-value="PT22H33M57.808388426S" calcext:value-type="time">
            <text:p>22:33:57.81</text:p>
          </table:table-cell>
          <table:table-cell office:value-type="float" office:value="5.338814" calcext:value-type="float">
            <text:p>5.338814</text:p>
          </table:table-cell>
          <table:table-cell/>
          <table:table-cell office:value-type="time" office:time-value="PT22H33M49.004265135S" calcext:value-type="time">
            <text:p>22:33:49.00</text:p>
          </table:table-cell>
          <table:table-cell office:value-type="float" office:value="3.828076" calcext:value-type="float">
            <text:p>3.828076</text:p>
          </table:table-cell>
        </table:table-row>
        <table:table-row table:style-name="ro1">
          <table:table-cell/>
          <table:table-cell office:value-type="time" office:time-value="PT22H34M12.464593668S" calcext:value-type="time">
            <text:p>22:34:12.46</text:p>
          </table:table-cell>
          <table:table-cell office:value-type="float" office:value="5.345682" calcext:value-type="float">
            <text:p>5.345682</text:p>
          </table:table-cell>
          <table:table-cell/>
          <table:table-cell office:value-type="time" office:time-value="PT22H34M07.936530258S" calcext:value-type="time">
            <text:p>22:34:07.94</text:p>
          </table:table-cell>
          <table:table-cell office:value-type="float" office:value="3.833268" calcext:value-type="float">
            <text:p>3.833268</text:p>
          </table:table-cell>
        </table:table-row>
        <table:table-row table:style-name="ro1">
          <table:table-cell/>
          <table:table-cell office:value-type="time" office:time-value="PT22H34M32.684876829S" calcext:value-type="time">
            <text:p>22:34:32.68</text:p>
          </table:table-cell>
          <table:table-cell office:value-type="float" office:value="5.359698" calcext:value-type="float">
            <text:p>5.359698</text:p>
          </table:table-cell>
          <table:table-cell/>
          <table:table-cell office:value-type="time" office:time-value="PT22H34M22.544734829S" calcext:value-type="time">
            <text:p>22:34:22.54</text:p>
          </table:table-cell>
          <table:table-cell office:value-type="float" office:value="3.844223" calcext:value-type="float">
            <text:p>3.844223</text:p>
          </table:table-cell>
        </table:table-row>
        <table:table-row table:style-name="ro1">
          <table:table-cell/>
          <table:table-cell office:value-type="time" office:time-value="PT22H34M51.381138648S" calcext:value-type="time">
            <text:p>22:34:51.38</text:p>
          </table:table-cell>
          <table:table-cell office:value-type="float" office:value="5.366333" calcext:value-type="float">
            <text:p>5.366333</text:p>
          </table:table-cell>
          <table:table-cell/>
          <table:table-cell office:value-type="time" office:time-value="PT22H34M42.805018549S" calcext:value-type="time">
            <text:p>22:34:42.81</text:p>
          </table:table-cell>
          <table:table-cell office:value-type="float" office:value="3.848991" calcext:value-type="float">
            <text:p>3.848991</text:p>
          </table:table-cell>
        </table:table-row>
        <table:table-row table:style-name="ro1">
          <table:table-cell/>
          <table:table-cell office:value-type="time" office:time-value="PT22H35M10.045400018S" calcext:value-type="time">
            <text:p>22:35:10.05</text:p>
          </table:table-cell>
          <table:table-cell office:value-type="float" office:value="5.373001" calcext:value-type="float">
            <text:p>5.373001</text:p>
          </table:table-cell>
          <table:table-cell/>
          <table:table-cell office:value-type="time" office:time-value="PT22H35M01.501280368S" calcext:value-type="time">
            <text:p>22:35:01.50</text:p>
          </table:table-cell>
          <table:table-cell office:value-type="float" office:value="3.852139" calcext:value-type="float">
            <text:p>3.852139</text:p>
          </table:table-cell>
        </table:table-row>
        <table:table-row table:style-name="ro1">
          <table:table-cell/>
          <table:table-cell office:value-type="time" office:time-value="PT22H35M26.513630636S" calcext:value-type="time">
            <text:p>22:35:26.51</text:p>
          </table:table-cell>
          <table:table-cell office:value-type="float" office:value="5.378498" calcext:value-type="float">
            <text:p>5.378498</text:p>
          </table:table-cell>
          <table:table-cell/>
          <table:table-cell office:value-type="time" office:time-value="PT22H35M20.165541739S" calcext:value-type="time">
            <text:p>22:35:20.17</text:p>
          </table:table-cell>
          <table:table-cell office:value-type="float" office:value="3.854601" calcext:value-type="float">
            <text:p>3.854601</text:p>
          </table:table-cell>
        </table:table-row>
        <table:table-row table:style-name="ro1">
          <table:table-cell/>
          <table:table-cell office:value-type="time" office:time-value="PT22H35M41.181836047S" calcext:value-type="time">
            <text:p>22:35:41.18</text:p>
          </table:table-cell>
          <table:table-cell office:value-type="float" office:value="5.385195" calcext:value-type="float">
            <text:p>5.385195</text:p>
          </table:table-cell>
          <table:table-cell/>
          <table:table-cell office:value-type="time" office:time-value="PT22H35M36.637772412S" calcext:value-type="time">
            <text:p>22:35:36.64</text:p>
          </table:table-cell>
          <table:table-cell office:value-type="float" office:value="3.859502" calcext:value-type="float">
            <text:p>3.859502</text:p>
          </table:table-cell>
        </table:table-row>
        <table:table-row table:style-name="ro1">
          <table:table-cell/>
          <table:table-cell office:value-type="time" office:time-value="PT22H36M08.326216171S" calcext:value-type="time">
            <text:p>22:36:08.33</text:p>
          </table:table-cell>
          <table:table-cell office:value-type="float" office:value="5.399267" calcext:value-type="float">
            <text:p>5.399267</text:p>
          </table:table-cell>
          <table:table-cell/>
          <table:table-cell office:value-type="time" office:time-value="PT22H35M51.273977375S" calcext:value-type="time">
            <text:p>22:35:51.27</text:p>
          </table:table-cell>
          <table:table-cell office:value-type="float" office:value="3.870657" calcext:value-type="float">
            <text:p>3.870657</text:p>
          </table:table-cell>
        </table:table-row>
        <table:table-row table:style-name="ro1">
          <table:table-cell/>
          <table:table-cell office:value-type="time" office:time-value="PT22H36M37.470624303S" calcext:value-type="time">
            <text:p>22:36:37.47</text:p>
          </table:table-cell>
          <table:table-cell office:value-type="float" office:value="5.414402" calcext:value-type="float">
            <text:p>5.414402</text:p>
          </table:table-cell>
          <table:table-cell/>
          <table:table-cell office:value-type="time" office:time-value="PT22H36M18.458358059S" calcext:value-type="time">
            <text:p>22:36:18.46</text:p>
          </table:table-cell>
          <table:table-cell office:value-type="float" office:value="3.882384" calcext:value-type="float">
            <text:p>3.882384</text:p>
          </table:table-cell>
        </table:table-row>
        <table:table-row table:style-name="ro1">
          <table:table-cell/>
          <table:table-cell office:value-type="time" office:time-value="PT22H36M56.230887018S" calcext:value-type="time">
            <text:p>22:36:56.23</text:p>
          </table:table-cell>
          <table:table-cell office:value-type="float" office:value="5.421008" calcext:value-type="float">
            <text:p>5.421008</text:p>
          </table:table-cell>
          <table:table-cell/>
          <table:table-cell office:value-type="time" office:time-value="PT22H36M47.578765856S" calcext:value-type="time">
            <text:p>22:36:47.58</text:p>
          </table:table-cell>
          <table:table-cell office:value-type="float" office:value="3.887076" calcext:value-type="float">
            <text:p>3.887076</text:p>
          </table:table-cell>
        </table:table-row>
        <table:table-row table:style-name="ro1">
          <table:table-cell/>
          <table:table-cell office:value-type="time" office:time-value="PT22H37M14.051136569S" calcext:value-type="time">
            <text:p>22:37:14.05</text:p>
          </table:table-cell>
          <table:table-cell office:value-type="float" office:value="5.427849" calcext:value-type="float">
            <text:p>5.427849</text:p>
          </table:table-cell>
          <table:table-cell/>
          <table:table-cell office:value-type="time" office:time-value="PT22H37M06.355028795S" calcext:value-type="time">
            <text:p>22:37:06.36</text:p>
          </table:table-cell>
          <table:table-cell office:value-type="float" office:value="3.892128" calcext:value-type="float">
            <text:p>3.892128</text:p>
          </table:table-cell>
        </table:table-row>
        <table:table-row table:style-name="ro1">
          <table:table-cell/>
          <table:table-cell office:value-type="time" office:time-value="PT22H37M33.211404886S" calcext:value-type="time">
            <text:p>22:37:33.21</text:p>
          </table:table-cell>
          <table:table-cell office:value-type="float" office:value="5.442244" calcext:value-type="float">
            <text:p>5.442244</text:p>
          </table:table-cell>
          <table:table-cell/>
          <table:table-cell office:value-type="time" office:time-value="PT22H37M24.175278346S" calcext:value-type="time">
            <text:p>22:37:24.18</text:p>
          </table:table-cell>
          <table:table-cell office:value-type="float" office:value="3.903734" calcext:value-type="float">
            <text:p>3.903734</text:p>
          </table:table-cell>
        </table:table-row>
        <table:table-row table:style-name="ro1">
          <table:table-cell/>
          <table:table-cell office:value-type="time" office:time-value="PT22H37M54.595704347S" calcext:value-type="time">
            <text:p>22:37:54.60</text:p>
          </table:table-cell>
          <table:table-cell office:value-type="float" office:value="5.456913" calcext:value-type="float">
            <text:p>5.456913</text:p>
          </table:table-cell>
          <table:table-cell/>
          <table:table-cell office:value-type="time" office:time-value="PT22H37M43.303546214S" calcext:value-type="time">
            <text:p>22:37:43.30</text:p>
          </table:table-cell>
          <table:table-cell office:value-type="float" office:value="3.914869" calcext:value-type="float">
            <text:p>3.914869</text:p>
          </table:table-cell>
        </table:table-row>
        <table:table-row table:style-name="ro1">
          <table:table-cell/>
          <table:table-cell office:value-type="time" office:time-value="PT22H38M17.308022406S" calcext:value-type="time">
            <text:p>22:38:17.31</text:p>
          </table:table-cell>
          <table:table-cell office:value-type="float" office:value="5.471923" calcext:value-type="float">
            <text:p>5.471923</text:p>
          </table:table-cell>
          <table:table-cell/>
          <table:table-cell office:value-type="time" office:time-value="PT22H38M04.679845564S" calcext:value-type="time">
            <text:p>22:38:04.68</text:p>
          </table:table-cell>
          <table:table-cell office:value-type="float" office:value="3.926852" calcext:value-type="float">
            <text:p>3.926852</text:p>
          </table:table-cell>
        </table:table-row>
        <table:table-row table:style-name="ro1">
          <table:table-cell/>
          <table:table-cell office:value-type="time" office:time-value="PT22H38M44.328400794S" calcext:value-type="time">
            <text:p>22:38:44.33</text:p>
          </table:table-cell>
          <table:table-cell office:value-type="float" office:value="5.486169" calcext:value-type="float">
            <text:p>5.486169</text:p>
          </table:table-cell>
          <table:table-cell/>
          <table:table-cell office:value-type="time" office:time-value="PT22H38M27.396163678S" calcext:value-type="time">
            <text:p>22:38:27.40</text:p>
          </table:table-cell>
          <table:table-cell office:value-type="float" office:value="3.938301" calcext:value-type="float">
            <text:p>3.938301</text:p>
          </table:table-cell>
        </table:table-row>
        <table:table-row table:style-name="ro1">
          <table:table-cell/>
          <table:table-cell office:value-type="time" office:time-value="PT22H39M04.300680482S" calcext:value-type="time">
            <text:p>22:39:04.30</text:p>
          </table:table-cell>
          <table:table-cell office:value-type="float" office:value="5.501092" calcext:value-type="float">
            <text:p>5.501092</text:p>
          </table:table-cell>
          <table:table-cell/>
          <table:table-cell office:value-type="time" office:time-value="PT22H38M54.456542626S" calcext:value-type="time">
            <text:p>22:38:54.46</text:p>
          </table:table-cell>
          <table:table-cell office:value-type="float" office:value="3.950069" calcext:value-type="float">
            <text:p>3.950069</text:p>
          </table:table-cell>
        </table:table-row>
        <table:table-row table:style-name="ro1">
          <table:table-cell/>
          <table:table-cell office:value-type="time" office:time-value="PT22H39M33.381087718S" calcext:value-type="time">
            <text:p>22:39:33.38</text:p>
          </table:table-cell>
          <table:table-cell office:value-type="float" office:value="5.516273" calcext:value-type="float">
            <text:p>5.516273</text:p>
          </table:table-cell>
          <table:table-cell/>
          <table:table-cell office:value-type="time" office:time-value="PT22H39M14.436822426S" calcext:value-type="time">
            <text:p>22:39:14.44</text:p>
          </table:table-cell>
          <table:table-cell office:value-type="float" office:value="3.962038" calcext:value-type="float">
            <text:p>3.962038</text:p>
          </table:table-cell>
        </table:table-row>
        <table:table-row table:style-name="ro1">
          <table:table-cell/>
          <table:table-cell office:value-type="time" office:time-value="PT22H39M52.101349873S" calcext:value-type="time">
            <text:p>22:39:52.10</text:p>
          </table:table-cell>
          <table:table-cell office:value-type="float" office:value="5.523079" calcext:value-type="float">
            <text:p>5.523079</text:p>
          </table:table-cell>
          <table:table-cell/>
          <table:table-cell office:value-type="time" office:time-value="PT22H39M43.497229382S" calcext:value-type="time">
            <text:p>22:39:43.50</text:p>
          </table:table-cell>
          <table:table-cell office:value-type="float" office:value="3.967082" calcext:value-type="float">
            <text:p>3.967082</text:p>
          </table:table-cell>
        </table:table-row>
        <table:table-row table:style-name="ro1">
          <table:table-cell/>
          <table:table-cell office:value-type="time" office:time-value="PT22H40M11.045615164S" calcext:value-type="time">
            <text:p>22:40:11.05</text:p>
          </table:table-cell>
          <table:table-cell office:value-type="float" office:value="5.530122" calcext:value-type="float">
            <text:p>5.530122</text:p>
          </table:table-cell>
          <table:table-cell/>
          <table:table-cell office:value-type="time" office:time-value="PT22H40M02.217491537S" calcext:value-type="time">
            <text:p>22:40:02.22</text:p>
          </table:table-cell>
          <table:table-cell office:value-type="float" office:value="3.972133" calcext:value-type="float">
            <text:p>3.972133</text:p>
          </table:table-cell>
        </table:table-row>
        <table:table-row table:style-name="ro1">
          <table:table-cell/>
          <table:table-cell office:value-type="time" office:time-value="PT22H40M27.869850768S" calcext:value-type="time">
            <text:p>22:40:27.87</text:p>
          </table:table-cell>
          <table:table-cell office:value-type="float" office:value="5.536478" calcext:value-type="float">
            <text:p>5.536478</text:p>
          </table:table-cell>
          <table:table-cell/>
          <table:table-cell office:value-type="time" office:time-value="PT22H40M21.161756829S" calcext:value-type="time">
            <text:p>22:40:21.16</text:p>
          </table:table-cell>
          <table:table-cell office:value-type="float" office:value="3.97508" calcext:value-type="float">
            <text:p>3.97508</text:p>
          </table:table-cell>
        </table:table-row>
        <table:table-row table:style-name="ro1">
          <table:table-cell/>
          <table:table-cell office:value-type="time" office:time-value="PT22H40M55.566238622S" calcext:value-type="time">
            <text:p>22:40:55.57</text:p>
          </table:table-cell>
          <table:table-cell office:value-type="float" office:value="5.550494" calcext:value-type="float">
            <text:p>5.550494</text:p>
          </table:table-cell>
          <table:table-cell/>
          <table:table-cell office:value-type="time" office:time-value="PT22H40M37.9979926S" calcext:value-type="time">
            <text:p>22:40:38.00</text:p>
          </table:table-cell>
          <table:table-cell office:value-type="float" office:value="3.986035" calcext:value-type="float">
            <text:p>3.986035</text:p>
          </table:table-cell>
        </table:table-row>
        <table:table-row table:style-name="ro1">
          <table:table-cell/>
          <table:table-cell office:value-type="time" office:time-value="PT22H41M12.790479827S" calcext:value-type="time">
            <text:p>22:41:12.79</text:p>
          </table:table-cell>
          <table:table-cell office:value-type="float" office:value="5.557335" calcext:value-type="float">
            <text:p>5.557335</text:p>
          </table:table-cell>
          <table:table-cell/>
          <table:table-cell office:value-type="time" office:time-value="PT22H41M05.686380343S" calcext:value-type="time">
            <text:p>22:41:05.69</text:p>
          </table:table-cell>
          <table:table-cell office:value-type="float" office:value="3.991227" calcext:value-type="float">
            <text:p>3.991227</text:p>
          </table:table-cell>
        </table:table-row>
        <table:table-row table:style-name="ro1">
          <table:table-cell/>
          <table:table-cell office:value-type="time" office:time-value="PT22H41M40.04686152S" calcext:value-type="time">
            <text:p>22:41:40.05</text:p>
          </table:table-cell>
          <table:table-cell office:value-type="float" office:value="5.571351" calcext:value-type="float">
            <text:p>5.571351</text:p>
          </table:table-cell>
          <table:table-cell/>
          <table:table-cell office:value-type="time" office:time-value="PT22H41M22.918621659S" calcext:value-type="time">
            <text:p>22:41:22.92</text:p>
          </table:table-cell>
          <table:table-cell office:value-type="float" office:value="4.002182" calcext:value-type="float">
            <text:p>4.002182</text:p>
          </table:table-cell>
        </table:table-row>
        <table:table-row table:style-name="ro1">
          <table:table-cell/>
          <table:table-cell office:value-type="time" office:time-value="PT22H41M54.531064354S" calcext:value-type="time">
            <text:p>22:41:54.53</text:p>
          </table:table-cell>
          <table:table-cell office:value-type="float" office:value="5.578192" calcext:value-type="float">
            <text:p>5.578192</text:p>
          </table:table-cell>
          <table:table-cell/>
          <table:table-cell office:value-type="time" office:time-value="PT22H41M50.171003296S" calcext:value-type="time">
            <text:p>22:41:50.17</text:p>
          </table:table-cell>
          <table:table-cell office:value-type="float" office:value="4.007374" calcext:value-type="float">
            <text:p>4.007374</text:p>
          </table:table-cell>
        </table:table-row>
        <table:table-row table:style-name="ro1">
          <table:table-cell/>
          <table:table-cell office:value-type="time" office:time-value="PT22H42M20.487427841S" calcext:value-type="time">
            <text:p>22:42:20.49</text:p>
          </table:table-cell>
          <table:table-cell office:value-type="float" office:value="5.592379" calcext:value-type="float">
            <text:p>5.592379</text:p>
          </table:table-cell>
          <table:table-cell/>
          <table:table-cell office:value-type="time" office:time-value="PT22H42M04.627205738S" calcext:value-type="time">
            <text:p>22:42:04.63</text:p>
          </table:table-cell>
          <table:table-cell office:value-type="float" office:value="4.018619" calcext:value-type="float">
            <text:p>4.018619</text:p>
          </table:table-cell>
        </table:table-row>
        <table:table-row table:style-name="ro1">
          <table:table-cell/>
          <table:table-cell office:value-type="time" office:time-value="PT22H42M49.167829476S" calcext:value-type="time">
            <text:p>22:42:49.17</text:p>
          </table:table-cell>
          <table:table-cell office:value-type="float" office:value="5.607504" calcext:value-type="float">
            <text:p>5.607504</text:p>
          </table:table-cell>
          <table:table-cell/>
          <table:table-cell office:value-type="time" office:time-value="PT22H42M30.611569618S" calcext:value-type="time">
            <text:p>22:42:30.61</text:p>
          </table:table-cell>
          <table:table-cell office:value-type="float" office:value="4.030386" calcext:value-type="float">
            <text:p>4.030386</text:p>
          </table:table-cell>
        </table:table-row>
        <table:table-row table:style-name="ro1">
          <table:table-cell/>
          <table:table-cell office:value-type="time" office:time-value="PT22H43M03.684032758S" calcext:value-type="time">
            <text:p>22:43:03.68</text:p>
          </table:table-cell>
          <table:table-cell office:value-type="float" office:value="5.614374" calcext:value-type="float">
            <text:p>5.614374</text:p>
          </table:table-cell>
          <table:table-cell/>
          <table:table-cell office:value-type="time" office:time-value="PT22H42M59.291971252S" calcext:value-type="time">
            <text:p>22:42:59.29</text:p>
          </table:table-cell>
          <table:table-cell office:value-type="float" office:value="4.035638" calcext:value-type="float">
            <text:p>4.035638</text:p>
          </table:table-cell>
        </table:table-row>
        <table:table-row table:style-name="ro1">
          <table:table-cell/>
          <table:table-cell office:value-type="time" office:time-value="PT22H43M18.140235199S" calcext:value-type="time">
            <text:p>22:43:18.14</text:p>
          </table:table-cell>
          <table:table-cell office:value-type="float" office:value="5.621215" calcext:value-type="float">
            <text:p>5.621215</text:p>
          </table:table-cell>
          <table:table-cell/>
          <table:table-cell office:value-type="time" office:time-value="PT22H43M13.768173974S" calcext:value-type="time">
            <text:p>22:43:13.77</text:p>
          </table:table-cell>
          <table:table-cell office:value-type="float" office:value="4.04069" calcext:value-type="float">
            <text:p>4.04069</text:p>
          </table:table-cell>
        </table:table-row>
        <table:table-row table:style-name="ro1">
          <table:table-cell/>
          <table:table-cell office:value-type="time" office:time-value="PT22H43M39.144529339S" calcext:value-type="time">
            <text:p>22:43:39.14</text:p>
          </table:table-cell>
          <table:table-cell office:value-type="float" office:value="5.636166" calcext:value-type="float">
            <text:p>5.636166</text:p>
          </table:table-cell>
          <table:table-cell/>
          <table:table-cell office:value-type="time" office:time-value="PT22H43M28.232376528S" calcext:value-type="time">
            <text:p>22:43:28.23</text:p>
          </table:table-cell>
          <table:table-cell office:value-type="float" office:value="4.052164" calcext:value-type="float">
            <text:p>4.052164</text:p>
          </table:table-cell>
        </table:table-row>
        <table:table-row table:style-name="ro1">
          <table:table-cell/>
          <table:table-cell office:value-type="time" office:time-value="PT22H43M58.200796199S" calcext:value-type="time">
            <text:p>22:43:58.20</text:p>
          </table:table-cell>
          <table:table-cell office:value-type="float" office:value="5.643209" calcext:value-type="float">
            <text:p>5.643209</text:p>
          </table:table-cell>
          <table:table-cell/>
          <table:table-cell office:value-type="time" office:time-value="PT22H43M49.276671228S" calcext:value-type="time">
            <text:p>22:43:49.28</text:p>
          </table:table-cell>
          <table:table-cell office:value-type="float" office:value="4.057216" calcext:value-type="float">
            <text:p>4.057216</text:p>
          </table:table-cell>
        </table:table-row>
        <table:table-row table:style-name="ro1">
          <table:table-cell/>
          <table:table-cell office:value-type="time" office:time-value="PT22H44M25.605179965S" calcext:value-type="time">
            <text:p>22:44:25.61</text:p>
          </table:table-cell>
          <table:table-cell office:value-type="float" office:value="5.657023" calcext:value-type="float">
            <text:p>5.657023</text:p>
          </table:table-cell>
          <table:table-cell/>
          <table:table-cell office:value-type="time" office:time-value="PT22H44M08.328938032S" calcext:value-type="time">
            <text:p>22:44:08.33</text:p>
          </table:table-cell>
          <table:table-cell office:value-type="float" office:value="4.068171" calcext:value-type="float">
            <text:p>4.068171</text:p>
          </table:table-cell>
        </table:table-row>
        <table:table-row table:style-name="ro1">
          <table:table-cell/>
          <table:table-cell office:value-type="time" office:time-value="PT22H44M40.317385992S" calcext:value-type="time">
            <text:p>22:44:40.32</text:p>
          </table:table-cell>
          <table:table-cell office:value-type="float" office:value="5.66392" calcext:value-type="float">
            <text:p>5.66392</text:p>
          </table:table-cell>
          <table:table-cell/>
          <table:table-cell office:value-type="time" office:time-value="PT22H44M35.729321741S" calcext:value-type="time">
            <text:p>22:44:35.73</text:p>
          </table:table-cell>
          <table:table-cell office:value-type="float" office:value="4.073423" calcext:value-type="float">
            <text:p>4.073423</text:p>
          </table:table-cell>
        </table:table-row>
        <table:table-row table:style-name="ro1">
          <table:table-cell/>
          <table:table-cell office:value-type="time" office:time-value="PT22H44M59.493654532S" calcext:value-type="time">
            <text:p>22:44:59.49</text:p>
          </table:table-cell>
          <table:table-cell office:value-type="float" office:value="5.678334" calcext:value-type="float">
            <text:p>5.678334</text:p>
          </table:table-cell>
          <table:table-cell/>
          <table:table-cell office:value-type="time" office:time-value="PT22H44M50.405527264S" calcext:value-type="time">
            <text:p>22:44:50.41</text:p>
          </table:table-cell>
          <table:table-cell office:value-type="float" office:value="4.085161" calcext:value-type="float">
            <text:p>4.085161</text:p>
          </table:table-cell>
        </table:table-row>
        <table:table-row table:style-name="ro1">
          <table:table-cell/>
          <table:table-cell office:value-type="time" office:time-value="PT22H45M40.298225951S" calcext:value-type="time">
            <text:p>22:45:40.30</text:p>
          </table:table-cell>
          <table:table-cell office:value-type="float" office:value="5.704949" calcext:value-type="float">
            <text:p>5.704949</text:p>
          </table:table-cell>
          <table:table-cell/>
          <table:table-cell office:value-type="time" office:time-value="PT22H45M09.581795805S" calcext:value-type="time">
            <text:p>22:45:09.58</text:p>
          </table:table-cell>
          <table:table-cell office:value-type="float" office:value="4.105905" calcext:value-type="float">
            <text:p>4.105905</text:p>
          </table:table-cell>
        </table:table-row>
        <table:table-row table:style-name="ro1">
          <table:table-cell/>
          <table:table-cell office:value-type="time" office:time-value="PT22H45M54.990431698S" calcext:value-type="time">
            <text:p>22:45:54.99</text:p>
          </table:table-cell>
          <table:table-cell office:value-type="float" office:value="5.711361" calcext:value-type="float">
            <text:p>5.711361</text:p>
          </table:table-cell>
          <table:table-cell/>
          <table:table-cell office:value-type="time" office:time-value="PT22H45M50.414367616S" calcext:value-type="time">
            <text:p>22:45:50.41</text:p>
          </table:table-cell>
          <table:table-cell office:value-type="float" office:value="4.109053" calcext:value-type="float">
            <text:p>4.109053</text:p>
          </table:table-cell>
        </table:table-row>
        <table:table-row table:style-name="ro1">
          <table:table-cell/>
          <table:table-cell office:value-type="time" office:time-value="PT22H46M22.806821233S" calcext:value-type="time">
            <text:p>22:46:22.81</text:p>
          </table:table-cell>
          <table:table-cell office:value-type="float" office:value="5.725604" calcext:value-type="float">
            <text:p>5.725604</text:p>
          </table:table-cell>
          <table:table-cell/>
          <table:table-cell office:value-type="time" office:time-value="PT22H46M05.082573026S" calcext:value-type="time">
            <text:p>22:46:05.08</text:p>
          </table:table-cell>
          <table:table-cell office:value-type="float" office:value="4.120499" calcext:value-type="float">
            <text:p>4.120499</text:p>
          </table:table-cell>
        </table:table-row>
        <table:table-row table:style-name="ro1">
          <table:table-cell/>
          <table:table-cell office:value-type="time" office:time-value="PT22H46M50.183204606S" calcext:value-type="time">
            <text:p>22:46:50.18</text:p>
          </table:table-cell>
          <table:table-cell office:value-type="float" office:value="5.739567" calcext:value-type="float">
            <text:p>5.739567</text:p>
          </table:table-cell>
          <table:table-cell/>
          <table:table-cell office:value-type="time" office:time-value="PT22H46M32.934963065S" calcext:value-type="time">
            <text:p>22:46:32.93</text:p>
          </table:table-cell>
          <table:table-cell office:value-type="float" office:value="4.131256" calcext:value-type="float">
            <text:p>4.131256</text:p>
          </table:table-cell>
        </table:table-row>
        <table:table-row table:style-name="ro1">
          <table:table-cell/>
          <table:table-cell office:value-type="time" office:time-value="PT22H47M08.899466705S" calcext:value-type="time">
            <text:p>22:47:08.90</text:p>
          </table:table-cell>
          <table:table-cell office:value-type="float" office:value="5.746637" calcext:value-type="float">
            <text:p>5.746637</text:p>
          </table:table-cell>
          <table:table-cell/>
          <table:table-cell office:value-type="time" office:time-value="PT22H47M00.307346383S" calcext:value-type="time">
            <text:p>22:47:00.31</text:p>
          </table:table-cell>
          <table:table-cell office:value-type="float" office:value="4.136447" calcext:value-type="float">
            <text:p>4.136447</text:p>
          </table:table-cell>
        </table:table-row>
        <table:table-row table:style-name="ro1">
          <table:table-cell/>
          <table:table-cell office:value-type="time" office:time-value="PT22H47M23.607672676S" calcext:value-type="time">
            <text:p>22:47:23.61</text:p>
          </table:table-cell>
          <table:table-cell office:value-type="float" office:value="5.753243" calcext:value-type="float">
            <text:p>5.753243</text:p>
          </table:table-cell>
          <table:table-cell/>
          <table:table-cell office:value-type="time" office:time-value="PT22H47M19.015608369S" calcext:value-type="time">
            <text:p>22:47:19.02</text:p>
          </table:table-cell>
          <table:table-cell office:value-type="float" office:value="4.141139" calcext:value-type="float">
            <text:p>4.141139</text:p>
          </table:table-cell>
        </table:table-row>
        <table:table-row table:style-name="ro1">
          <table:table-cell/>
          <table:table-cell office:value-type="time" office:time-value="PT22H47M50.976055937S" calcext:value-type="time">
            <text:p>22:47:50.98</text:p>
          </table:table-cell>
          <table:table-cell office:value-type="float" office:value="5.767403" calcext:value-type="float">
            <text:p>5.767403</text:p>
          </table:table-cell>
          <table:table-cell/>
          <table:table-cell office:value-type="time" office:time-value="PT22H47M33.691813892S" calcext:value-type="time">
            <text:p>22:47:33.69</text:p>
          </table:table-cell>
          <table:table-cell office:value-type="float" office:value="4.152245" calcext:value-type="float">
            <text:p>4.152245</text:p>
          </table:table-cell>
        </table:table-row>
        <table:table-row table:style-name="ro1">
          <table:table-cell/>
          <table:table-cell office:value-type="time" office:time-value="PT22H48M05.492259219S" calcext:value-type="time">
            <text:p>22:48:05.49</text:p>
          </table:table-cell>
          <table:table-cell office:value-type="float" office:value="5.774223" calcext:value-type="float">
            <text:p>5.774223</text:p>
          </table:table-cell>
          <table:table-cell/>
          <table:table-cell office:value-type="time" office:time-value="PT22H48M01.100197713S" calcext:value-type="time">
            <text:p>22:48:01.10</text:p>
          </table:table-cell>
          <table:table-cell office:value-type="float" office:value="4.156842" calcext:value-type="float">
            <text:p>4.156842</text:p>
          </table:table-cell>
        </table:table-row>
        <table:table-row table:style-name="ro1">
          <table:table-cell/>
          <table:table-cell office:value-type="time" office:time-value="PT22H48M20.196465134S" calcext:value-type="time">
            <text:p>22:48:20.20</text:p>
          </table:table-cell>
          <table:table-cell office:value-type="float" office:value="5.781064" calcext:value-type="float">
            <text:p>5.781064</text:p>
          </table:table-cell>
          <table:table-cell/>
          <table:table-cell office:value-type="time" office:time-value="PT22H48M15.584400547S" calcext:value-type="time">
            <text:p>22:48:15.58</text:p>
          </table:table-cell>
          <table:table-cell office:value-type="float" office:value="4.161894" calcext:value-type="float">
            <text:p>4.161894</text:p>
          </table:table-cell>
        </table:table-row>
        <table:table-row table:style-name="ro1">
          <table:table-cell/>
          <table:table-cell office:value-type="time" office:time-value="PT22H48M35.000672449S" calcext:value-type="time">
            <text:p>22:48:35.00</text:p>
          </table:table-cell>
          <table:table-cell office:value-type="float" office:value="5.787878" calcext:value-type="float">
            <text:p>5.787878</text:p>
          </table:table-cell>
          <table:table-cell/>
          <table:table-cell office:value-type="time" office:time-value="PT22H48M30.276606294S" calcext:value-type="time">
            <text:p>22:48:30.28</text:p>
          </table:table-cell>
          <table:table-cell office:value-type="float" office:value="4.166946" calcext:value-type="float">
            <text:p>4.166946</text:p>
          </table:table-cell>
        </table:table-row>
        <table:table-row table:style-name="ro1">
          <table:table-cell/>
          <table:table-cell office:value-type="time" office:time-value="PT22H48M50.492889399S" calcext:value-type="time">
            <text:p>22:48:50.49</text:p>
          </table:table-cell>
          <table:table-cell office:value-type="float" office:value="5.794921" calcext:value-type="float">
            <text:p>5.794921</text:p>
          </table:table-cell>
          <table:table-cell/>
          <table:table-cell office:value-type="time" office:time-value="PT22H48M45.128814281S" calcext:value-type="time">
            <text:p>22:48:45.13</text:p>
          </table:table-cell>
          <table:table-cell office:value-type="float" office:value="4.171998" calcext:value-type="float">
            <text:p>4.171998</text:p>
          </table:table-cell>
        </table:table-row>
        <table:table-row table:style-name="ro1">
          <table:table-cell/>
          <table:table-cell office:value-type="time" office:time-value="PT22H49M05.245095986S" calcext:value-type="time">
            <text:p>22:49:05.25</text:p>
          </table:table-cell>
          <table:table-cell office:value-type="float" office:value="5.801771" calcext:value-type="float">
            <text:p>5.801771</text:p>
          </table:table-cell>
          <table:table-cell/>
          <table:table-cell office:value-type="time" office:time-value="PT22H49M00.617031175S" calcext:value-type="time">
            <text:p>22:49:00.62</text:p>
          </table:table-cell>
          <table:table-cell office:value-type="float" office:value="4.177213" calcext:value-type="float">
            <text:p>4.177213</text:p>
          </table:table-cell>
        </table:table-row>
        <table:table-row table:style-name="ro1">
          <table:table-cell/>
          <table:table-cell office:value-type="time" office:time-value="PT22H49M24.537366151S" calcext:value-type="time">
            <text:p>22:49:24.54</text:p>
          </table:table-cell>
          <table:table-cell office:value-type="float" office:value="5.816222" calcext:value-type="float">
            <text:p>5.816222</text:p>
          </table:table-cell>
          <table:table-cell/>
          <table:table-cell office:value-type="time" office:time-value="PT22H49M15.345237426S" calcext:value-type="time">
            <text:p>22:49:15.35</text:p>
          </table:table-cell>
          <table:table-cell office:value-type="float" office:value="4.18902" calcext:value-type="float">
            <text:p>4.18902</text:p>
          </table:table-cell>
        </table:table-row>
        <table:table-row table:style-name="ro1">
          <table:table-cell/>
          <table:table-cell office:value-type="time" office:time-value="PT22H49M52.341755518S" calcext:value-type="time">
            <text:p>22:49:52.34</text:p>
          </table:table-cell>
          <table:table-cell office:value-type="float" office:value="5.830412" calcext:value-type="float">
            <text:p>5.830412</text:p>
          </table:table-cell>
          <table:table-cell/>
          <table:table-cell office:value-type="time" office:time-value="PT22H49M34.633507535S" calcext:value-type="time">
            <text:p>22:49:34.63</text:p>
          </table:table-cell>
          <table:table-cell office:value-type="float" office:value="4.200269" calcext:value-type="float">
            <text:p>4.200269</text:p>
          </table:table-cell>
        </table:table-row>
        <table:table-row table:style-name="ro1">
          <table:table-cell/>
          <table:table-cell office:value-type="time" office:time-value="PT22H50M16.078087917S" calcext:value-type="time">
            <text:p>22:50:16.08</text:p>
          </table:table-cell>
          <table:table-cell office:value-type="float" office:value="5.844384" calcext:value-type="float">
            <text:p>5.844384</text:p>
          </table:table-cell>
          <table:table-cell/>
          <table:table-cell office:value-type="time" office:time-value="PT22H50M02.477897462S" calcext:value-type="time">
            <text:p>22:50:02.48</text:p>
          </table:table-cell>
          <table:table-cell office:value-type="float" office:value="4.211049" calcext:value-type="float">
            <text:p>4.211049</text:p>
          </table:table-cell>
        </table:table-row>
        <table:table-row table:style-name="ro1">
          <table:table-cell/>
          <table:table-cell office:value-type="time" office:time-value="PT22H50M30.598291255S" calcext:value-type="time">
            <text:p>22:50:30.60</text:p>
          </table:table-cell>
          <table:table-cell office:value-type="float" office:value="5.851483" calcext:value-type="float">
            <text:p>5.851483</text:p>
          </table:table-cell>
          <table:table-cell/>
          <table:table-cell office:value-type="time" office:time-value="PT22H50M26.206229749S" calcext:value-type="time">
            <text:p>22:50:26.21</text:p>
          </table:table-cell>
          <table:table-cell office:value-type="float" office:value="4.215278" calcext:value-type="float">
            <text:p>4.215278</text:p>
          </table:table-cell>
        </table:table-row>
        <table:table-row table:style-name="ro1">
          <table:table-cell/>
          <table:table-cell office:value-type="time" office:time-value="PT22H50M59.390694457S" calcext:value-type="time">
            <text:p>22:50:59.39</text:p>
          </table:table-cell>
          <table:table-cell office:value-type="float" office:value="5.866434" calcext:value-type="float">
            <text:p>5.866434</text:p>
          </table:table-cell>
          <table:table-cell/>
          <table:table-cell office:value-type="time" office:time-value="PT22H50M40.694432639S" calcext:value-type="time">
            <text:p>22:50:40.69</text:p>
          </table:table-cell>
          <table:table-cell office:value-type="float" office:value="4.226752" calcext:value-type="float">
            <text:p>4.226752</text:p>
          </table:table-cell>
        </table:table-row>
        <table:table-row table:style-name="ro1">
          <table:table-cell/>
          <table:table-cell office:value-type="time" office:time-value="PT22H51M19.9309821S" calcext:value-type="time">
            <text:p>22:51:19.93</text:p>
          </table:table-cell>
          <table:table-cell office:value-type="float" office:value="5.880665" calcext:value-type="float">
            <text:p>5.880665</text:p>
          </table:table-cell>
          <table:table-cell/>
          <table:table-cell office:value-type="time" office:time-value="PT22H51M09.530836458S" calcext:value-type="time">
            <text:p>22:51:09.53</text:p>
          </table:table-cell>
          <table:table-cell office:value-type="float" office:value="4.238107" calcext:value-type="float">
            <text:p>4.238107</text:p>
          </table:table-cell>
        </table:table-row>
        <table:table-row table:style-name="ro1">
          <table:table-cell/>
          <table:table-cell office:value-type="time" office:time-value="PT22H51M34.687188742S" calcext:value-type="time">
            <text:p>22:51:34.69</text:p>
          </table:table-cell>
          <table:table-cell office:value-type="float" office:value="5.887506" calcext:value-type="float">
            <text:p>5.887506</text:p>
          </table:table-cell>
          <table:table-cell/>
          <table:table-cell office:value-type="time" office:time-value="PT22H51M30.055123876S" calcext:value-type="time">
            <text:p>22:51:30.06</text:p>
          </table:table-cell>
          <table:table-cell office:value-type="float" office:value="4.243298" calcext:value-type="float">
            <text:p>4.243298</text:p>
          </table:table-cell>
        </table:table-row>
        <table:table-row table:style-name="ro1">
          <table:table-cell/>
          <table:table-cell office:value-type="time" office:time-value="PT22H51M49.16739152S" calcext:value-type="time">
            <text:p>22:51:49.17</text:p>
          </table:table-cell>
          <table:table-cell office:value-type="float" office:value="5.89432" calcext:value-type="float">
            <text:p>5.89432</text:p>
          </table:table-cell>
          <table:table-cell/>
          <table:table-cell office:value-type="time" office:time-value="PT22H51M44.767329903S" calcext:value-type="time">
            <text:p>22:51:44.77</text:p>
          </table:table-cell>
          <table:table-cell office:value-type="float" office:value="4.248349" calcext:value-type="float">
            <text:p>4.248349</text:p>
          </table:table-cell>
        </table:table-row>
        <table:table-row table:style-name="ro1">
          <table:table-cell/>
          <table:table-cell office:value-type="time" office:time-value="PT22H52M08.071656252S" calcext:value-type="time">
            <text:p>22:52:08.07</text:p>
          </table:table-cell>
          <table:table-cell office:value-type="float" office:value="5.908336" calcext:value-type="float">
            <text:p>5.908336</text:p>
          </table:table-cell>
          <table:table-cell/>
          <table:table-cell office:value-type="time" office:time-value="PT22H51M59.263532905S" calcext:value-type="time">
            <text:p>22:51:59.26</text:p>
          </table:table-cell>
          <table:table-cell office:value-type="float" office:value="4.259303" calcext:value-type="float">
            <text:p>4.259303</text:p>
          </table:table-cell>
        </table:table-row>
        <table:table-row table:style-name="ro1">
          <table:table-cell/>
          <table:table-cell office:value-type="time" office:time-value="PT22H52M35.952046683S" calcext:value-type="time">
            <text:p>22:52:35.95</text:p>
          </table:table-cell>
          <table:table-cell office:value-type="float" office:value="5.922097" calcext:value-type="float">
            <text:p>5.922097</text:p>
          </table:table-cell>
          <table:table-cell/>
          <table:table-cell office:value-type="time" office:time-value="PT22H52M18.159797524S" calcext:value-type="time">
            <text:p>22:52:18.16</text:p>
          </table:table-cell>
          <table:table-cell office:value-type="float" office:value="4.270059" calcext:value-type="float">
            <text:p>4.270059</text:p>
          </table:table-cell>
        </table:table-row>
        <table:table-row table:style-name="ro1">
          <table:table-cell/>
          <table:table-cell office:value-type="time" office:time-value="PT22H52M55.228316624S" calcext:value-type="time">
            <text:p>22:52:55.23</text:p>
          </table:table-cell>
          <table:table-cell office:value-type="float" office:value="5.936066" calcext:value-type="float">
            <text:p>5.936066</text:p>
          </table:table-cell>
          <table:table-cell/>
          <table:table-cell office:value-type="time" office:time-value="PT22H52M46.084188572S" calcext:value-type="time">
            <text:p>22:52:46.08</text:p>
          </table:table-cell>
          <table:table-cell office:value-type="float" office:value="4.281315" calcext:value-type="float">
            <text:p>4.281315</text:p>
          </table:table-cell>
        </table:table-row>
        <table:table-row table:style-name="ro1">
          <table:table-cell/>
          <table:table-cell office:value-type="time" office:time-value="PT22H53M22.688701174S" calcext:value-type="time">
            <text:p>22:53:22.69</text:p>
          </table:table-cell>
          <table:table-cell office:value-type="float" office:value="5.950085" calcext:value-type="float">
            <text:p>5.950085</text:p>
          </table:table-cell>
          <table:table-cell/>
          <table:table-cell office:value-type="time" office:time-value="PT22H53M05.320457952S" calcext:value-type="time">
            <text:p>22:53:05.32</text:p>
          </table:table-cell>
          <table:table-cell office:value-type="float" office:value="4.292273" calcext:value-type="float">
            <text:p>4.292273</text:p>
          </table:table-cell>
        </table:table-row>
        <table:table-row table:style-name="ro1">
          <table:table-cell/>
          <table:table-cell office:value-type="time" office:time-value="PT22H53M37.428907593S" calcext:value-type="time">
            <text:p>22:53:37.43</text:p>
          </table:table-cell>
          <table:table-cell office:value-type="float" office:value="5.956546" calcext:value-type="float">
            <text:p>5.956546</text:p>
          </table:table-cell>
          <table:table-cell/>
          <table:table-cell office:value-type="time" office:time-value="PT22H53M32.796842726S" calcext:value-type="time">
            <text:p>22:53:32.80</text:p>
          </table:table-cell>
          <table:table-cell office:value-type="float" office:value="4.295421" calcext:value-type="float">
            <text:p>4.295421</text:p>
          </table:table-cell>
        </table:table-row>
        <table:table-row table:style-name="ro1">
          <table:table-cell/>
          <table:table-cell office:value-type="time" office:time-value="PT22H54M04.853291638S" calcext:value-type="time">
            <text:p>22:54:04.85</text:p>
          </table:table-cell>
          <table:table-cell office:value-type="float" office:value="5.970416" calcext:value-type="float">
            <text:p>5.970416</text:p>
          </table:table-cell>
          <table:table-cell/>
          <table:table-cell office:value-type="time" office:time-value="PT22H53M47.513048809S" calcext:value-type="time">
            <text:p>22:53:47.51</text:p>
          </table:table-cell>
          <table:table-cell office:value-type="float" office:value="4.306576" calcext:value-type="float">
            <text:p>4.306576</text:p>
          </table:table-cell>
        </table:table-row>
        <table:table-row table:style-name="ro1">
          <table:table-cell/>
          <table:table-cell office:value-type="time" office:time-value="PT22H54M19.3894952S" calcext:value-type="time">
            <text:p>22:54:19.39</text:p>
          </table:table-cell>
          <table:table-cell office:value-type="float" office:value="5.977008" calcext:value-type="float">
            <text:p>5.977008</text:p>
          </table:table-cell>
          <table:table-cell/>
          <table:table-cell office:value-type="time" office:time-value="PT22H54M14.969433303S" calcext:value-type="time">
            <text:p>22:54:14.97</text:p>
          </table:table-cell>
          <table:table-cell office:value-type="float" office:value="4.311194" calcext:value-type="float">
            <text:p>4.311194</text:p>
          </table:table-cell>
        </table:table-row>
        <table:table-row table:style-name="ro1">
          <table:table-cell/>
          <table:table-cell office:value-type="time" office:time-value="PT22H54M46.561875717S" calcext:value-type="time">
            <text:p>22:54:46.56</text:p>
          </table:table-cell>
          <table:table-cell office:value-type="float" office:value="5.991024" calcext:value-type="float">
            <text:p>5.991024</text:p>
          </table:table-cell>
          <table:table-cell/>
          <table:table-cell office:value-type="time" office:time-value="PT22H54M29.46963636S" calcext:value-type="time">
            <text:p>22:54:29.47</text:p>
          </table:table-cell>
          <table:table-cell office:value-type="float" office:value="4.322145" calcext:value-type="float">
            <text:p>4.322145</text:p>
          </table:table-cell>
        </table:table-row>
        <table:table-row table:style-name="ro1">
          <table:table-cell/>
          <table:table-cell office:value-type="time" office:time-value="PT22H55M03.890118378S" calcext:value-type="time">
            <text:p>22:55:03.89</text:p>
          </table:table-cell>
          <table:table-cell office:value-type="float" office:value="5.997892" calcext:value-type="float">
            <text:p>5.997892</text:p>
          </table:table-cell>
          <table:table-cell/>
          <table:table-cell office:value-type="time" office:time-value="PT22H54M56.646016933S" calcext:value-type="time">
            <text:p>22:54:56.65</text:p>
          </table:table-cell>
          <table:table-cell office:value-type="float" office:value="4.327337" calcext:value-type="float">
            <text:p>4.327337</text:p>
          </table:table-cell>
        </table:table-row>
        <table:table-row table:style-name="ro1">
          <table:table-cell/>
          <table:table-cell office:value-type="time" office:time-value="PT22H55M31.55850584S" calcext:value-type="time">
            <text:p>22:55:31.56</text:p>
          </table:table-cell>
          <table:table-cell office:value-type="float" office:value="6.013051" calcext:value-type="float">
            <text:p>6.013051</text:p>
          </table:table-cell>
          <table:table-cell/>
          <table:table-cell office:value-type="time" office:time-value="PT22H55M13.97825965S" calcext:value-type="time">
            <text:p>22:55:13.98</text:p>
          </table:table-cell>
          <table:table-cell office:value-type="float" office:value="4.339171" calcext:value-type="float">
            <text:p>4.339171</text:p>
          </table:table-cell>
        </table:table-row>
        <table:table-row table:style-name="ro1">
          <table:table-cell/>
          <table:table-cell office:value-type="time" office:time-value="PT22H55M50.298768275S" calcext:value-type="time">
            <text:p>22:55:50.30</text:p>
          </table:table-cell>
          <table:table-cell office:value-type="float" office:value="6.019921" calcext:value-type="float">
            <text:p>6.019921</text:p>
          </table:table-cell>
          <table:table-cell/>
          <table:table-cell office:value-type="time" office:time-value="PT22H55M41.678647561S" calcext:value-type="time">
            <text:p>22:55:41.68</text:p>
          </table:table-cell>
          <table:table-cell office:value-type="float" office:value="4.344424" calcext:value-type="float">
            <text:p>4.344424</text:p>
          </table:table-cell>
        </table:table-row>
        <table:table-row table:style-name="ro1">
          <table:table-cell/>
          <table:table-cell office:value-type="time" office:time-value="PT22H56M05.038974694S" calcext:value-type="time">
            <text:p>22:56:05.04</text:p>
          </table:table-cell>
          <table:table-cell office:value-type="float" office:value="6.026729" calcext:value-type="float">
            <text:p>6.026729</text:p>
          </table:table-cell>
          <table:table-cell/>
          <table:table-cell office:value-type="time" office:time-value="PT22H56M00.386909548S" calcext:value-type="time">
            <text:p>22:56:00.39</text:p>
          </table:table-cell>
          <table:table-cell office:value-type="float" office:value="4.348976" calcext:value-type="float">
            <text:p>4.348976</text:p>
          </table:table-cell>
        </table:table-row>
        <table:table-row table:style-name="ro1">
          <table:table-cell/>
          <table:table-cell office:value-type="time" office:time-value="PT22H56M25.479260936S" calcext:value-type="time">
            <text:p>22:56:25.48</text:p>
          </table:table-cell>
          <table:table-cell office:value-type="float" office:value="6.041676" calcext:value-type="float">
            <text:p>6.041676</text:p>
          </table:table-cell>
          <table:table-cell/>
          <table:table-cell office:value-type="time" office:time-value="PT22H56M15.131116022S" calcext:value-type="time">
            <text:p>22:56:15.13</text:p>
          </table:table-cell>
          <table:table-cell office:value-type="float" office:value="4.360881" calcext:value-type="float">
            <text:p>4.360881</text:p>
          </table:table-cell>
        </table:table-row>
        <table:table-row table:style-name="ro1">
          <table:table-cell/>
          <table:table-cell office:value-type="time" office:time-value="PT22H56M45.511541464S" calcext:value-type="time">
            <text:p>22:56:45.51</text:p>
          </table:table-cell>
          <table:table-cell office:value-type="float" office:value="6.056547" calcext:value-type="float">
            <text:p>6.056547</text:p>
          </table:table-cell>
          <table:table-cell/>
          <table:table-cell office:value-type="time" office:time-value="PT22H56M35.567402208S" calcext:value-type="time">
            <text:p>22:56:35.57</text:p>
          </table:table-cell>
          <table:table-cell office:value-type="float" office:value="4.372017" calcext:value-type="float">
            <text:p>4.372017</text:p>
          </table:table-cell>
        </table:table-row>
        <table:table-row table:style-name="ro1">
          <table:table-cell/>
          <table:table-cell office:value-type="time" office:time-value="PT22H57M09.703880248S" calcext:value-type="time">
            <text:p>22:57:09.70</text:p>
          </table:table-cell>
          <table:table-cell office:value-type="float" office:value="6.071472" calcext:value-type="float">
            <text:p>6.071472</text:p>
          </table:table-cell>
          <table:table-cell/>
          <table:table-cell office:value-type="time" office:time-value="PT22H56M55.599682736S" calcext:value-type="time">
            <text:p>22:56:55.60</text:p>
          </table:table-cell>
          <table:table-cell office:value-type="float" office:value="4.383433" calcext:value-type="float">
            <text:p>4.383433</text:p>
          </table:table-cell>
        </table:table-row>
        <table:table-row table:style-name="ro1">
          <table:table-cell/>
          <table:table-cell office:value-type="time" office:time-value="PT22H57M24.208083362S" calcext:value-type="time">
            <text:p>22:57:24.21</text:p>
          </table:table-cell>
          <table:table-cell office:value-type="float" office:value="6.078542" calcext:value-type="float">
            <text:p>6.078542</text:p>
          </table:table-cell>
          <table:table-cell/>
          <table:table-cell office:value-type="time" office:time-value="PT22H57M19.788021465S" calcext:value-type="time">
            <text:p>22:57:19.79</text:p>
          </table:table-cell>
          <table:table-cell office:value-type="float" office:value="4.388625" calcext:value-type="float">
            <text:p>4.388625</text:p>
          </table:table-cell>
        </table:table-row>
        <table:table-row table:style-name="ro1">
          <table:table-cell/>
          <table:table-cell office:value-type="time" office:time-value="PT22H57M46.460394979S" calcext:value-type="time">
            <text:p>22:57:46.46</text:p>
          </table:table-cell>
          <table:table-cell office:value-type="float" office:value="6.093479" calcext:value-type="float">
            <text:p>6.093479</text:p>
          </table:table-cell>
          <table:table-cell/>
          <table:table-cell office:value-type="time" office:time-value="PT22H57M34.292224579S" calcext:value-type="time">
            <text:p>22:57:34.29</text:p>
          </table:table-cell>
          <table:table-cell office:value-type="float" office:value="4.400024" calcext:value-type="float">
            <text:p>4.400024</text:p>
          </table:table-cell>
        </table:table-row>
        <table:table-row table:style-name="ro1">
          <table:table-cell/>
          <table:table-cell office:value-type="time" office:time-value="PT22H58M01.440604759S" calcext:value-type="time">
            <text:p>22:58:01.44</text:p>
          </table:table-cell>
          <table:table-cell office:value-type="float" office:value="6.100549" calcext:value-type="float">
            <text:p>6.100549</text:p>
          </table:table-cell>
          <table:table-cell/>
          <table:table-cell office:value-type="time" office:time-value="PT22H57M56.584536756S" calcext:value-type="time">
            <text:p>22:57:56.58</text:p>
          </table:table-cell>
          <table:table-cell office:value-type="float" office:value="4.405216" calcext:value-type="float">
            <text:p>4.405216</text:p>
          </table:table-cell>
        </table:table-row>
        <table:table-row table:style-name="ro1">
          <table:table-cell/>
          <table:table-cell office:value-type="time" office:time-value="PT22H58M16.12881045S" calcext:value-type="time">
            <text:p>22:58:16.13</text:p>
          </table:table-cell>
          <table:table-cell office:value-type="float" office:value="6.107448" calcext:value-type="float">
            <text:p>6.107448</text:p>
          </table:table-cell>
          <table:table-cell/>
          <table:table-cell office:value-type="time" office:time-value="PT22H58M11.524745975S" calcext:value-type="time">
            <text:p>22:58:11.52</text:p>
          </table:table-cell>
          <table:table-cell office:value-type="float" office:value="4.410117" calcext:value-type="float">
            <text:p>4.410117</text:p>
          </table:table-cell>
        </table:table-row>
        <table:table-row table:style-name="ro1">
          <table:table-cell/>
          <table:table-cell office:value-type="time" office:time-value="PT22H58M36.541096299S" calcext:value-type="time">
            <text:p>22:58:36.54</text:p>
          </table:table-cell>
          <table:table-cell office:value-type="float" office:value="6.12257" calcext:value-type="float">
            <text:p>6.12257</text:p>
          </table:table-cell>
          <table:table-cell/>
          <table:table-cell office:value-type="time" office:time-value="PT22H58M26.224951834S" calcext:value-type="time">
            <text:p>22:58:26.22</text:p>
          </table:table-cell>
          <table:table-cell office:value-type="float" office:value="4.421882" calcext:value-type="float">
            <text:p>4.421882</text:p>
          </table:table-cell>
        </table:table-row>
        <table:table-row table:style-name="ro1">
          <table:table-cell/>
          <table:table-cell office:value-type="time" office:time-value="PT22H58M55.297358958S" calcext:value-type="time">
            <text:p>22:58:55.30</text:p>
          </table:table-cell>
          <table:table-cell office:value-type="float" office:value="6.128067" calcext:value-type="float">
            <text:p>6.128067</text:p>
          </table:table-cell>
          <table:table-cell/>
          <table:table-cell office:value-type="time" office:time-value="PT22H58M46.625237515S" calcext:value-type="time">
            <text:p>22:58:46.63</text:p>
          </table:table-cell>
          <table:table-cell office:value-type="float" office:value="4.424329" calcext:value-type="float">
            <text:p>4.424329</text:p>
          </table:table-cell>
        </table:table-row>
        <table:table-row table:style-name="ro1">
          <table:table-cell/>
          <table:table-cell office:value-type="time" office:time-value="PT22H59M24.865773028S" calcext:value-type="time">
            <text:p>22:59:24.87</text:p>
          </table:table-cell>
          <table:table-cell office:value-type="float" office:value="6.143055" calcext:value-type="float">
            <text:p>6.143055</text:p>
          </table:table-cell>
          <table:table-cell/>
          <table:table-cell office:value-type="time" office:time-value="PT22H59M05.433500902S" calcext:value-type="time">
            <text:p>22:59:05.43</text:p>
          </table:table-cell>
          <table:table-cell office:value-type="float" office:value="4.435886" calcext:value-type="float">
            <text:p>4.435886</text:p>
          </table:table-cell>
        </table:table-row>
        <table:table-row table:style-name="ro1">
          <table:table-cell/>
          <table:table-cell office:value-type="time" office:time-value="PT22H59M44.97405462S" calcext:value-type="time">
            <text:p>22:59:44.97</text:p>
          </table:table-cell>
          <table:table-cell office:value-type="float" office:value="6.157472" calcext:value-type="float">
            <text:p>6.157472</text:p>
          </table:table-cell>
          <table:table-cell/>
          <table:table-cell office:value-type="time" office:time-value="PT22H59M34.993914861S" calcext:value-type="time">
            <text:p>22:59:34.99</text:p>
          </table:table-cell>
          <table:table-cell office:value-type="float" office:value="4.447627" calcext:value-type="float">
            <text:p>4.447627</text:p>
          </table:table-cell>
        </table:table-row>
        <table:table-row table:style-name="ro1">
          <table:table-cell/>
          <table:table-cell office:value-type="time" office:time-value="PT22H59M59.490257902S" calcext:value-type="time">
            <text:p>22:59:59.49</text:p>
          </table:table-cell>
          <table:table-cell office:value-type="float" office:value="6.164515" calcext:value-type="float">
            <text:p>6.164515</text:p>
          </table:table-cell>
          <table:table-cell/>
          <table:table-cell office:value-type="time" office:time-value="PT22H59M55.054195781S" calcext:value-type="time">
            <text:p>22:59:55.05</text:p>
          </table:table-cell>
          <table:table-cell office:value-type="float" office:value="4.452679" calcext:value-type="float">
            <text:p>4.452679</text:p>
          </table:table-cell>
        </table:table-row>
        <table:table-row table:style-name="ro1">
          <table:table-cell/>
          <table:table-cell office:value-type="time" office:time-value="PT23H00M29.034671636S" calcext:value-type="time">
            <text:p>23:00:29.03</text:p>
          </table:table-cell>
          <table:table-cell office:value-type="float" office:value="6.179208" calcext:value-type="float">
            <text:p>6.179208</text:p>
          </table:table-cell>
          <table:table-cell/>
          <table:table-cell office:value-type="time" office:time-value="PT23H00M09.574399119S" calcext:value-type="time">
            <text:p>23:00:09.57</text:p>
          </table:table-cell>
          <table:table-cell office:value-type="float" office:value="4.463952" calcext:value-type="float">
            <text:p>4.463952</text:p>
          </table:table-cell>
        </table:table-row>
        <table:table-row table:style-name="ro1">
          <table:table-cell/>
          <table:table-cell office:value-type="time" office:time-value="PT23H01M03.57915539S" calcext:value-type="time">
            <text:p>23:01:03.58</text:p>
          </table:table-cell>
          <table:table-cell office:value-type="float" office:value="6.198918" calcext:value-type="float">
            <text:p>6.198918</text:p>
          </table:table-cell>
          <table:table-cell/>
          <table:table-cell office:value-type="time" office:time-value="PT23H00M39.174813637S" calcext:value-type="time">
            <text:p>23:00:39.17</text:p>
          </table:table-cell>
          <table:table-cell office:value-type="float" office:value="4.478464" calcext:value-type="float">
            <text:p>4.478464</text:p>
          </table:table-cell>
        </table:table-row>
        <table:table-row table:style-name="ro1">
          <table:table-cell/>
          <table:table-cell office:value-type="time" office:time-value="PT23H01M26.495476306S" calcext:value-type="time">
            <text:p>23:01:26.50</text:p>
          </table:table-cell>
          <table:table-cell office:value-type="float" office:value="6.212708" calcext:value-type="float">
            <text:p>6.212708</text:p>
          </table:table-cell>
          <table:table-cell/>
          <table:table-cell office:value-type="time" office:time-value="PT23H01M13.671296719S" calcext:value-type="time">
            <text:p>23:01:13.67</text:p>
          </table:table-cell>
          <table:table-cell office:value-type="float" office:value="4.48942" calcext:value-type="float">
            <text:p>4.48942</text:p>
          </table:table-cell>
        </table:table-row>
        <table:table-row table:style-name="ro1">
          <table:table-cell/>
          <table:table-cell office:value-type="time" office:time-value="PT23H01M45.635744342S" calcext:value-type="time">
            <text:p>23:01:45.64</text:p>
          </table:table-cell>
          <table:table-cell office:value-type="float" office:value="6.219778" calcext:value-type="float">
            <text:p>6.219778</text:p>
          </table:table-cell>
          <table:table-cell/>
          <table:table-cell office:value-type="time" office:time-value="PT23H01M36.623618138S" calcext:value-type="time">
            <text:p>23:01:36.62</text:p>
          </table:table-cell>
          <table:table-cell office:value-type="float" office:value="4.494612" calcext:value-type="float">
            <text:p>4.494612</text:p>
          </table:table-cell>
        </table:table-row>
        <table:table-row table:style-name="ro1">
          <table:table-cell/>
          <table:table-cell office:value-type="time" office:time-value="PT23H02M13.20813046S" calcext:value-type="time">
            <text:p>23:02:13.21</text:p>
          </table:table-cell>
          <table:table-cell office:value-type="float" office:value="6.234002" calcext:value-type="float">
            <text:p>6.234002</text:p>
          </table:table-cell>
          <table:table-cell/>
          <table:table-cell office:value-type="time" office:time-value="PT23H01M55.767886231S" calcext:value-type="time">
            <text:p>23:01:55.77</text:p>
          </table:table-cell>
          <table:table-cell office:value-type="float" office:value="4.505927" calcext:value-type="float">
            <text:p>4.505927</text:p>
          </table:table-cell>
        </table:table-row>
        <table:table-row table:style-name="ro1">
          <table:table-cell/>
          <table:table-cell office:value-type="time" office:time-value="PT23H02M27.956336991S" calcext:value-type="time">
            <text:p>23:02:27.96</text:p>
          </table:table-cell>
          <table:table-cell office:value-type="float" office:value="6.240358" calcext:value-type="float">
            <text:p>6.240358</text:p>
          </table:table-cell>
          <table:table-cell/>
          <table:table-cell office:value-type="time" office:time-value="PT23H02M23.324272125S" calcext:value-type="time">
            <text:p>23:02:23.32</text:p>
          </table:table-cell>
          <table:table-cell office:value-type="float" office:value="4.508874" calcext:value-type="float">
            <text:p>4.508874</text:p>
          </table:table-cell>
        </table:table-row>
        <table:table-row table:style-name="ro1">
          <table:table-cell/>
          <table:table-cell office:value-type="time" office:time-value="PT23H02M42.672543074S" calcext:value-type="time">
            <text:p>23:02:42.67</text:p>
          </table:table-cell>
          <table:table-cell office:value-type="float" office:value="6.247255" calcext:value-type="float">
            <text:p>6.247255</text:p>
          </table:table-cell>
          <table:table-cell/>
          <table:table-cell office:value-type="time" office:time-value="PT23H02M38.040478208S" calcext:value-type="time">
            <text:p>23:02:38.04</text:p>
          </table:table-cell>
          <table:table-cell office:value-type="float" office:value="4.514126" calcext:value-type="float">
            <text:p>4.514126</text:p>
          </table:table-cell>
        </table:table-row>
        <table:table-row table:style-name="ro1">
          <table:table-cell/>
          <table:table-cell office:value-type="time" office:time-value="PT23H03M02.292817832S" calcext:value-type="time">
            <text:p>23:03:02.29</text:p>
          </table:table-cell>
          <table:table-cell office:value-type="float" office:value="6.262604" calcext:value-type="float">
            <text:p>6.262604</text:p>
          </table:table-cell>
          <table:table-cell/>
          <table:table-cell office:value-type="time" office:time-value="PT23H02M52.768684458S" calcext:value-type="time">
            <text:p>23:02:52.77</text:p>
          </table:table-cell>
          <table:table-cell office:value-type="float" office:value="4.526382" calcext:value-type="float">
            <text:p>4.526382</text:p>
          </table:table-cell>
        </table:table-row>
        <table:table-row table:style-name="ro1">
          <table:table-cell/>
          <table:table-cell office:value-type="time" office:time-value="PT23H03M21.621088502S" calcext:value-type="time">
            <text:p>23:03:21.62</text:p>
          </table:table-cell>
          <table:table-cell office:value-type="float" office:value="6.276623" calcext:value-type="float">
            <text:p>6.276623</text:p>
          </table:table-cell>
          <table:table-cell/>
          <table:table-cell office:value-type="time" office:time-value="PT23H03M12.384959161S" calcext:value-type="time">
            <text:p>23:03:12.38</text:p>
          </table:table-cell>
          <table:table-cell office:value-type="float" office:value="4.537339" calcext:value-type="float">
            <text:p>4.537339</text:p>
          </table:table-cell>
        </table:table-row>
        <table:table-row table:style-name="ro1">
          <table:table-cell/>
          <table:table-cell office:value-type="time" office:time-value="PT23H03M40.509353009S" calcext:value-type="time">
            <text:p>23:03:40.51</text:p>
          </table:table-cell>
          <table:table-cell office:value-type="float" office:value="6.29085" calcext:value-type="float">
            <text:p>6.29085</text:p>
          </table:table-cell>
          <table:table-cell/>
          <table:table-cell office:value-type="time" office:time-value="PT23H03M31.71322983S" calcext:value-type="time">
            <text:p>23:03:31.71</text:p>
          </table:table-cell>
          <table:table-cell office:value-type="float" office:value="4.548657" calcext:value-type="float">
            <text:p>4.548657</text:p>
          </table:table-cell>
        </table:table-row>
        <table:table-row table:style-name="ro1">
          <table:table-cell/>
          <table:table-cell office:value-type="time" office:time-value="PT23H03M59.649621045S" calcext:value-type="time">
            <text:p>23:03:59.65</text:p>
          </table:table-cell>
          <table:table-cell office:value-type="float" office:value="6.297429" calcext:value-type="float">
            <text:p>6.297429</text:p>
          </table:table-cell>
          <table:table-cell/>
          <table:table-cell office:value-type="time" office:time-value="PT23H03M50.585494113S" calcext:value-type="time">
            <text:p>23:03:50.59</text:p>
          </table:table-cell>
          <table:table-cell office:value-type="float" office:value="4.553209" calcext:value-type="float">
            <text:p>4.553209</text:p>
          </table:table-cell>
        </table:table-row>
        <table:table-row table:style-name="ro1">
          <table:table-cell/>
          <table:table-cell office:value-type="time" office:time-value="PT23H04M23.089949299S" calcext:value-type="time">
            <text:p>23:04:23.09</text:p>
          </table:table-cell>
          <table:table-cell office:value-type="float" office:value="6.311672" calcext:value-type="float">
            <text:p>6.311672</text:p>
          </table:table-cell>
          <table:table-cell/>
          <table:table-cell office:value-type="time" office:time-value="PT23H04M09.781762934S" calcext:value-type="time">
            <text:p>23:04:09.78</text:p>
          </table:table-cell>
          <table:table-cell office:value-type="float" office:value="4.564655" calcext:value-type="float">
            <text:p>4.564655</text:p>
          </table:table-cell>
        </table:table-row>
        <table:table-row table:style-name="ro1">
          <table:table-cell/>
          <table:table-cell office:value-type="time" office:time-value="PT23H04M37.782155046S" calcext:value-type="time">
            <text:p>23:04:37.78</text:p>
          </table:table-cell>
          <table:table-cell office:value-type="float" office:value="6.31848" calcext:value-type="float">
            <text:p>6.31848</text:p>
          </table:table-cell>
          <table:table-cell/>
          <table:table-cell office:value-type="time" office:time-value="PT23H04M33.166090403S" calcext:value-type="time">
            <text:p>23:04:33.17</text:p>
          </table:table-cell>
          <table:table-cell office:value-type="float" office:value="4.569206" calcext:value-type="float">
            <text:p>4.569206</text:p>
          </table:table-cell>
        </table:table-row>
        <table:table-row table:style-name="ro1">
          <table:table-cell/>
          <table:table-cell office:value-type="time" office:time-value="PT23H04M52.538361689S" calcext:value-type="time">
            <text:p>23:04:52.54</text:p>
          </table:table-cell>
          <table:table-cell office:value-type="float" office:value="6.325342" calcext:value-type="float">
            <text:p>6.325342</text:p>
          </table:table-cell>
          <table:table-cell/>
          <table:table-cell office:value-type="time" office:time-value="PT23H04M47.866296262S" calcext:value-type="time">
            <text:p>23:04:47.87</text:p>
          </table:table-cell>
          <table:table-cell office:value-type="float" office:value="4.574038" calcext:value-type="float">
            <text:p>4.574038</text:p>
          </table:table-cell>
        </table:table-row>
        <table:table-row table:style-name="ro1">
          <table:table-cell/>
          <table:table-cell office:value-type="time" office:time-value="PT23H05M34.766953049S" calcext:value-type="time">
            <text:p>23:05:34.77</text:p>
          </table:table-cell>
          <table:table-cell office:value-type="float" office:value="6.351169" calcext:value-type="float">
            <text:p>6.351169</text:p>
          </table:table-cell>
          <table:table-cell/>
          <table:table-cell office:value-type="time" office:time-value="PT23H05M02.634503073S" calcext:value-type="time">
            <text:p>23:05:02.63</text:p>
          </table:table-cell>
          <table:table-cell office:value-type="float" office:value="4.594095" calcext:value-type="float">
            <text:p>4.594095</text:p>
          </table:table-cell>
        </table:table-row>
        <table:table-row table:style-name="ro1">
          <table:table-cell/>
          <table:table-cell office:value-type="time" office:time-value="PT23H06M03.835360117S" calcext:value-type="time">
            <text:p>23:06:03.84</text:p>
          </table:table-cell>
          <table:table-cell office:value-type="float" office:value="6.365894" calcext:value-type="float">
            <text:p>6.365894</text:p>
          </table:table-cell>
          <table:table-cell/>
          <table:table-cell office:value-type="time" office:time-value="PT23H05M44.899094938S" calcext:value-type="time">
            <text:p>23:05:44.90</text:p>
          </table:table-cell>
          <table:table-cell office:value-type="float" office:value="4.605572" calcext:value-type="float">
            <text:p>4.605572</text:p>
          </table:table-cell>
        </table:table-row>
        <table:table-row table:style-name="ro1">
          <table:table-cell/>
          <table:table-cell office:value-type="time" office:time-value="PT23H06M29.399718115S" calcext:value-type="time">
            <text:p>23:06:29.40</text:p>
          </table:table-cell>
          <table:table-cell office:value-type="float" office:value="6.380619" calcext:value-type="float">
            <text:p>6.380619</text:p>
          </table:table-cell>
          <table:table-cell/>
          <table:table-cell office:value-type="time" office:time-value="PT23H06M13.959501894S" calcext:value-type="time">
            <text:p>23:06:13.96</text:p>
          </table:table-cell>
          <table:table-cell office:value-type="float" office:value="4.617049" calcext:value-type="float">
            <text:p>4.617049</text:p>
          </table:table-cell>
        </table:table-row>
        <table:table-row table:style-name="ro1">
          <table:table-cell/>
          <table:table-cell office:value-type="time" office:time-value="PT23H06M57.184107202S" calcext:value-type="time">
            <text:p>23:06:57.18</text:p>
          </table:table-cell>
          <table:table-cell office:value-type="float" office:value="6.394667" calcext:value-type="float">
            <text:p>6.394667</text:p>
          </table:table-cell>
          <table:table-cell/>
          <table:table-cell office:value-type="time" office:time-value="PT23H06M39.53586006S" calcext:value-type="time">
            <text:p>23:06:39.54</text:p>
          </table:table-cell>
          <table:table-cell office:value-type="float" office:value="4.628083" calcext:value-type="float">
            <text:p>4.628083</text:p>
          </table:table-cell>
        </table:table-row>
        <table:table-row table:style-name="ro1">
          <table:table-cell/>
          <table:table-cell office:value-type="time" office:time-value="PT23H07M11.824312221S" calcext:value-type="time">
            <text:p>23:07:11.82</text:p>
          </table:table-cell>
          <table:table-cell office:value-type="float" office:value="6.401261" calcext:value-type="float">
            <text:p>6.401261</text:p>
          </table:table-cell>
          <table:table-cell/>
          <table:table-cell office:value-type="time" office:time-value="PT23H07M07.304248923S" calcext:value-type="time">
            <text:p>23:07:07.30</text:p>
          </table:table-cell>
          <table:table-cell office:value-type="float" office:value="4.632725" calcext:value-type="float">
            <text:p>4.632725</text:p>
          </table:table-cell>
        </table:table-row>
        <table:table-row table:style-name="ro1">
          <table:table-cell/>
          <table:table-cell office:value-type="time" office:time-value="PT23H07M26.356515727S" calcext:value-type="time">
            <text:p>23:07:26.36</text:p>
          </table:table-cell>
          <table:table-cell office:value-type="float" office:value="6.408096" calcext:value-type="float">
            <text:p>6.408096</text:p>
          </table:table-cell>
          <table:table-cell/>
          <table:table-cell office:value-type="time" office:time-value="PT23H07M21.900453325S" calcext:value-type="time">
            <text:p>23:07:21.90</text:p>
          </table:table-cell>
          <table:table-cell office:value-type="float" office:value="4.637417" calcext:value-type="float">
            <text:p>4.637417</text:p>
          </table:table-cell>
        </table:table-row>
        <table:table-row table:style-name="ro1">
          <table:table-cell/>
          <table:table-cell office:value-type="time" office:time-value="PT23H07M46.528798215S" calcext:value-type="time">
            <text:p>23:07:46.53</text:p>
          </table:table-cell>
          <table:table-cell office:value-type="float" office:value="6.423218" calcext:value-type="float">
            <text:p>6.423218</text:p>
          </table:table-cell>
          <table:table-cell/>
          <table:table-cell office:value-type="time" office:time-value="PT23H07M36.456657167S" calcext:value-type="time">
            <text:p>23:07:36.46</text:p>
          </table:table-cell>
          <table:table-cell office:value-type="float" office:value="4.649182" calcext:value-type="float">
            <text:p>4.649182</text:p>
          </table:table-cell>
        </table:table-row>
        <table:table-row table:style-name="ro1">
          <table:table-cell/>
          <table:table-cell office:value-type="time" office:time-value="PT23H08M16.09321223S" calcext:value-type="time">
            <text:p>23:08:16.09</text:p>
          </table:table-cell>
          <table:table-cell office:value-type="float" office:value="6.43834" calcext:value-type="float">
            <text:p>6.43834</text:p>
          </table:table-cell>
          <table:table-cell/>
          <table:table-cell office:value-type="time" office:time-value="PT23H07M56.608939376S" calcext:value-type="time">
            <text:p>23:07:56.61</text:p>
          </table:table-cell>
          <table:table-cell office:value-type="float" office:value="4.660947" calcext:value-type="float">
            <text:p>4.660947</text:p>
          </table:table-cell>
        </table:table-row>
        <table:table-row table:style-name="ro1">
          <table:table-cell/>
          <table:table-cell office:value-type="time" office:time-value="PT23H08M44.005603109S" calcext:value-type="time">
            <text:p>23:08:44.01</text:p>
          </table:table-cell>
          <table:table-cell office:value-type="float" office:value="6.452623" calcext:value-type="float">
            <text:p>6.452623</text:p>
          </table:table-cell>
          <table:table-cell/>
          <table:table-cell office:value-type="time" office:time-value="PT23H08M26.221354062S" calcext:value-type="time">
            <text:p>23:08:26.22</text:p>
          </table:table-cell>
          <table:table-cell office:value-type="float" office:value="4.672466" calcext:value-type="float">
            <text:p>4.672466</text:p>
          </table:table-cell>
        </table:table-row>
        <table:table-row table:style-name="ro1">
          <table:table-cell/>
          <table:table-cell office:value-type="time" office:time-value="PT23H08M58.597807455S" calcext:value-type="time">
            <text:p>23:08:58.60</text:p>
          </table:table-cell>
          <table:table-cell office:value-type="float" office:value="6.459429" calcext:value-type="float">
            <text:p>6.459429</text:p>
          </table:table-cell>
          <table:table-cell/>
          <table:table-cell office:value-type="time" office:time-value="PT23H08M54.129744885S" calcext:value-type="time">
            <text:p>23:08:54.13</text:p>
          </table:table-cell>
          <table:table-cell office:value-type="float" office:value="4.677509" calcext:value-type="float">
            <text:p>4.677509</text:p>
          </table:table-cell>
        </table:table-row>
        <table:table-row table:style-name="ro1">
          <table:table-cell/>
          <table:table-cell office:value-type="time" office:time-value="PT23H09M26.386196598S" calcext:value-type="time">
            <text:p>23:09:26.39</text:p>
          </table:table-cell>
          <table:table-cell office:value-type="float" office:value="6.473387" calcext:value-type="float">
            <text:p>6.473387</text:p>
          </table:table-cell>
          <table:table-cell/>
          <table:table-cell office:value-type="time" office:time-value="PT23H09M08.685948728S" calcext:value-type="time">
            <text:p>23:09:08.69</text:p>
          </table:table-cell>
          <table:table-cell office:value-type="float" office:value="4.688755" calcext:value-type="float">
            <text:p>4.688755</text:p>
          </table:table-cell>
        </table:table-row>
        <table:table-row table:style-name="ro1">
          <table:table-cell/>
          <table:table-cell office:value-type="time" office:time-value="PT23H09M46.086472477S" calcext:value-type="time">
            <text:p>23:09:46.09</text:p>
          </table:table-cell>
          <table:table-cell office:value-type="float" office:value="6.488285" calcext:value-type="float">
            <text:p>6.488285</text:p>
          </table:table-cell>
          <table:table-cell/>
          <table:table-cell office:value-type="time" office:time-value="PT23H09M36.514338431S" calcext:value-type="time">
            <text:p>23:09:36.51</text:p>
          </table:table-cell>
          <table:table-cell office:value-type="float" office:value="4.700031" calcext:value-type="float">
            <text:p>4.700031</text:p>
          </table:table-cell>
        </table:table-row>
        <table:table-row table:style-name="ro1">
          <table:table-cell/>
          <table:table-cell office:value-type="time" office:time-value="PT23H10M00.646676375S" calcext:value-type="time">
            <text:p>23:10:00.65</text:p>
          </table:table-cell>
          <table:table-cell office:value-type="float" office:value="6.494955" calcext:value-type="float">
            <text:p>6.494955</text:p>
          </table:table-cell>
          <table:table-cell/>
          <table:table-cell office:value-type="time" office:time-value="PT23H09M56.170613693S" calcext:value-type="time">
            <text:p>23:09:56.17</text:p>
          </table:table-cell>
          <table:table-cell office:value-type="float" office:value="4.704932" calcext:value-type="float">
            <text:p>4.704932</text:p>
          </table:table-cell>
        </table:table-row>
        <table:table-row table:style-name="ro1">
          <table:table-cell/>
          <table:table-cell office:value-type="time" office:time-value="PT23H10M27.759056051S" calcext:value-type="time">
            <text:p>23:10:27.76</text:p>
          </table:table-cell>
          <table:table-cell office:value-type="float" office:value="6.509875" calcext:value-type="float">
            <text:p>6.509875</text:p>
          </table:table-cell>
          <table:table-cell/>
          <table:table-cell office:value-type="time" office:time-value="PT23H10M10.734817647S" calcext:value-type="time">
            <text:p>23:10:10.73</text:p>
          </table:table-cell>
          <table:table-cell office:value-type="float" office:value="4.716697" calcext:value-type="float">
            <text:p>4.716697</text:p>
          </table:table-cell>
        </table:table-row>
        <table:table-row table:style-name="ro1">
          <table:table-cell/>
          <table:table-cell office:value-type="time" office:time-value="PT23H10M42.607263983S" calcext:value-type="time">
            <text:p>23:10:42.61</text:p>
          </table:table-cell>
          <table:table-cell office:value-type="float" office:value="6.516287" calcext:value-type="float">
            <text:p>6.516287</text:p>
          </table:table-cell>
          <table:table-cell/>
          <table:table-cell office:value-type="time" office:time-value="PT23H10M37.883197828S" calcext:value-type="time">
            <text:p>23:10:37.88</text:p>
          </table:table-cell>
          <table:table-cell office:value-type="float" office:value="4.719845" calcext:value-type="float">
            <text:p>4.719845</text:p>
          </table:table-cell>
        </table:table-row>
        <table:table-row table:style-name="ro1">
          <table:table-cell/>
          <table:table-cell office:value-type="time" office:time-value="PT23H11M02.287539581S" calcext:value-type="time">
            <text:p>23:11:02.29</text:p>
          </table:table-cell>
          <table:table-cell office:value-type="float" office:value="6.530982" calcext:value-type="float">
            <text:p>6.530982</text:p>
          </table:table-cell>
          <table:table-cell/>
          <table:table-cell office:value-type="time" office:time-value="PT23H10M52.695405255S" calcext:value-type="time">
            <text:p>23:10:52.70</text:p>
          </table:table-cell>
          <table:table-cell office:value-type="float" office:value="4.731194" calcext:value-type="float">
            <text:p>4.731194</text:p>
          </table:table-cell>
        </table:table-row>
        <table:table-row table:style-name="ro1">
          <table:table-cell/>
          <table:table-cell office:value-type="time" office:time-value="PT23H11M21.951814956S" calcext:value-type="time">
            <text:p>23:11:21.95</text:p>
          </table:table-cell>
          <table:table-cell office:value-type="float" office:value="6.545734" calcext:value-type="float">
            <text:p>6.545734</text:p>
          </table:table-cell>
          <table:table-cell/>
          <table:table-cell office:value-type="time" office:time-value="PT23H11M12.375680853S" calcext:value-type="time">
            <text:p>23:11:12.38</text:p>
          </table:table-cell>
          <table:table-cell office:value-type="float" office:value="4.74267" calcext:value-type="float">
            <text:p>4.74267</text:p>
          </table:table-cell>
        </table:table-row>
        <table:table-row table:style-name="ro1">
          <table:table-cell/>
          <table:table-cell office:value-type="time" office:time-value="PT23H11M49.728203931S" calcext:value-type="time">
            <text:p>23:11:49.73</text:p>
          </table:table-cell>
          <table:table-cell office:value-type="float" office:value="6.559924" calcext:value-type="float">
            <text:p>6.559924</text:p>
          </table:table-cell>
          <table:table-cell/>
          <table:table-cell office:value-type="time" office:time-value="PT23H11M32.039956228S" calcext:value-type="time">
            <text:p>23:11:32.04</text:p>
          </table:table-cell>
          <table:table-cell office:value-type="float" office:value="4.753918" calcext:value-type="float">
            <text:p>4.753918</text:p>
          </table:table-cell>
        </table:table-row>
        <table:table-row table:style-name="ro1">
          <table:table-cell/>
          <table:table-cell office:value-type="time" office:time-value="PT23H12M09.156476S" calcext:value-type="time">
            <text:p>23:12:09.16</text:p>
          </table:table-cell>
          <table:table-cell office:value-type="float" office:value="6.57417" calcext:value-type="float">
            <text:p>6.57417</text:p>
          </table:table-cell>
          <table:table-cell/>
          <table:table-cell office:value-type="time" office:time-value="PT23H11M59.856345763S" calcext:value-type="time">
            <text:p>23:11:59.86</text:p>
          </table:table-cell>
          <table:table-cell office:value-type="float" office:value="4.765367" calcext:value-type="float">
            <text:p>4.765367</text:p>
          </table:table-cell>
        </table:table-row>
        <table:table-row table:style-name="ro1">
          <table:table-cell/>
          <table:table-cell office:value-type="time" office:time-value="PT23H12M27.784736867S" calcext:value-type="time">
            <text:p>23:12:27.78</text:p>
          </table:table-cell>
          <table:table-cell office:value-type="float" office:value="6.581011" calcext:value-type="float">
            <text:p>6.581011</text:p>
          </table:table-cell>
          <table:table-cell/>
          <table:table-cell office:value-type="time" office:time-value="PT23H12M19.240617217S" calcext:value-type="time">
            <text:p>23:12:19.24</text:p>
          </table:table-cell>
          <table:table-cell office:value-type="float" office:value="4.770559" calcext:value-type="float">
            <text:p>4.770559</text:p>
          </table:table-cell>
        </table:table-row>
        <table:table-row table:style-name="ro1">
          <table:table-cell/>
          <table:table-cell office:value-type="time" office:time-value="PT23H12M42.868948103S" calcext:value-type="time">
            <text:p>23:12:42.87</text:p>
          </table:table-cell>
          <table:table-cell office:value-type="float" office:value="6.58759" calcext:value-type="float">
            <text:p>6.58759</text:p>
          </table:table-cell>
          <table:table-cell/>
          <table:table-cell office:value-type="time" office:time-value="PT23H12M37.864878027S" calcext:value-type="time">
            <text:p>23:12:37.86</text:p>
          </table:table-cell>
          <table:table-cell office:value-type="float" office:value="4.775111" calcext:value-type="float">
            <text:p>4.775111</text:p>
          </table:table-cell>
        </table:table-row>
        <table:table-row table:style-name="ro1">
          <table:table-cell/>
          <table:table-cell office:value-type="time" office:time-value="PT23H12M57.673155418S" calcext:value-type="time">
            <text:p>23:12:57.67</text:p>
          </table:table-cell>
          <table:table-cell office:value-type="float" office:value="6.59441" calcext:value-type="float">
            <text:p>6.59441</text:p>
          </table:table-cell>
          <table:table-cell/>
          <table:table-cell office:value-type="time" office:time-value="PT23H12M52.973089599S" calcext:value-type="time">
            <text:p>23:12:52.97</text:p>
          </table:table-cell>
          <table:table-cell office:value-type="float" office:value="4.779708" calcext:value-type="float">
            <text:p>4.779708</text:p>
          </table:table-cell>
        </table:table-row>
        <table:table-row table:style-name="ro1">
          <table:table-cell/>
          <table:table-cell office:value-type="time" office:time-value="PT23H13M12.241359428S" calcext:value-type="time">
            <text:p>23:13:12.24</text:p>
          </table:table-cell>
          <table:table-cell office:value-type="float" office:value="6.599907" calcext:value-type="float">
            <text:p>6.599907</text:p>
          </table:table-cell>
          <table:table-cell/>
          <table:table-cell office:value-type="time" office:time-value="PT23H13M07.757296634S" calcext:value-type="time">
            <text:p>23:13:07.76</text:p>
          </table:table-cell>
          <table:table-cell office:value-type="float" office:value="4.782155" calcext:value-type="float">
            <text:p>4.782155</text:p>
          </table:table-cell>
        </table:table-row>
        <table:table-row table:style-name="ro1">
          <table:table-cell/>
          <table:table-cell office:value-type="time" office:time-value="PT23H13M31.293626232S" calcext:value-type="time">
            <text:p>23:13:31.29</text:p>
          </table:table-cell>
          <table:table-cell office:value-type="float" office:value="6.606523" calcext:value-type="float">
            <text:p>6.606523</text:p>
          </table:table-cell>
          <table:table-cell/>
          <table:table-cell office:value-type="time" office:time-value="PT23H13M22.313500476S" calcext:value-type="time">
            <text:p>23:13:22.31</text:p>
          </table:table-cell>
          <table:table-cell office:value-type="float" office:value="4.785234" calcext:value-type="float">
            <text:p>4.785234</text:p>
          </table:table-cell>
        </table:table-row>
        <table:table-row table:style-name="ro1">
          <table:table-cell/>
          <table:table-cell office:value-type="time" office:time-value="PT23H13M50.3218927S" calcext:value-type="time">
            <text:p>23:13:50.32</text:p>
          </table:table-cell>
          <table:table-cell office:value-type="float" office:value="6.613566" calcext:value-type="float">
            <text:p>6.613566</text:p>
          </table:table-cell>
          <table:table-cell/>
          <table:table-cell office:value-type="time" office:time-value="PT23H13M41.425768121S" calcext:value-type="time">
            <text:p>23:13:41.43</text:p>
          </table:table-cell>
          <table:table-cell office:value-type="float" office:value="4.790285" calcext:value-type="float">
            <text:p>4.790285</text:p>
          </table:table-cell>
        </table:table-row>
        <table:table-row table:style-name="ro1">
          <table:table-cell/>
          <table:table-cell office:value-type="time" office:time-value="PT23H14M10.558176085S" calcext:value-type="time">
            <text:p>23:14:10.56</text:p>
          </table:table-cell>
          <table:table-cell office:value-type="float" office:value="6.628461" calcext:value-type="float">
            <text:p>6.628461</text:p>
          </table:table-cell>
          <table:table-cell/>
          <table:table-cell office:value-type="time" office:time-value="PT23H14M00.458034645S" calcext:value-type="time">
            <text:p>23:14:00.46</text:p>
          </table:table-cell>
          <table:table-cell office:value-type="float" office:value="4.801558" calcext:value-type="float">
            <text:p>4.801558</text:p>
          </table:table-cell>
        </table:table-row>
        <table:table-row table:style-name="ro1">
          <table:table-cell/>
          <table:table-cell office:value-type="time" office:time-value="PT23H14M25.130380151S" calcext:value-type="time">
            <text:p>23:14:25.13</text:p>
          </table:table-cell>
          <table:table-cell office:value-type="float" office:value="6.635275" calcext:value-type="float">
            <text:p>6.635275</text:p>
          </table:table-cell>
          <table:table-cell/>
          <table:table-cell office:value-type="time" office:time-value="PT23H14M20.638317245S" calcext:value-type="time">
            <text:p>23:14:20.64</text:p>
          </table:table-cell>
          <table:table-cell office:value-type="float" office:value="4.80661" calcext:value-type="float">
            <text:p>4.80661</text:p>
          </table:table-cell>
        </table:table-row>
        <table:table-row table:style-name="ro1">
          <table:table-cell/>
          <table:table-cell office:value-type="time" office:time-value="PT23H14M42.538623933S" calcext:value-type="time">
            <text:p>23:14:42.54</text:p>
          </table:table-cell>
          <table:table-cell office:value-type="float" office:value="6.642318" calcext:value-type="float">
            <text:p>6.642318</text:p>
          </table:table-cell>
          <table:table-cell/>
          <table:table-cell office:value-type="time" office:time-value="PT23H14M35.218521424S" calcext:value-type="time">
            <text:p>23:14:35.22</text:p>
          </table:table-cell>
          <table:table-cell office:value-type="float" office:value="4.811662" calcext:value-type="float">
            <text:p>4.811662</text:p>
          </table:table-cell>
        </table:table-row>
        <table:table-row table:style-name="ro1">
          <table:table-cell/>
          <table:table-cell office:value-type="time" office:time-value="PT23H15M01.518889729S" calcext:value-type="time">
            <text:p>23:15:01.52</text:p>
          </table:table-cell>
          <table:table-cell office:value-type="float" office:value="6.649151" calcext:value-type="float">
            <text:p>6.649151</text:p>
          </table:table-cell>
          <table:table-cell/>
          <table:table-cell office:value-type="time" office:time-value="PT23H14M52.666765765S" calcext:value-type="time">
            <text:p>23:14:52.67</text:p>
          </table:table-cell>
          <table:table-cell office:value-type="float" office:value="4.8146" calcext:value-type="float">
            <text:p>4.8146</text:p>
          </table:table-cell>
        </table:table-row>
        <table:table-row table:style-name="ro1">
          <table:table-cell/>
          <table:table-cell office:value-type="time" office:time-value="PT23H15M46.359517668S" calcext:value-type="time">
            <text:p>23:15:46.36</text:p>
          </table:table-cell>
          <table:table-cell office:value-type="float" office:value="6.675786" calcext:value-type="float">
            <text:p>6.675786</text:p>
          </table:table-cell>
          <table:table-cell/>
          <table:table-cell office:value-type="time" office:time-value="PT23H15M11.659031729S" calcext:value-type="time">
            <text:p>23:15:11.66</text:p>
          </table:table-cell>
          <table:table-cell office:value-type="float" office:value="4.835042" calcext:value-type="float">
            <text:p>4.835042</text:p>
          </table:table-cell>
        </table:table-row>
        <table:table-row table:style-name="ro1">
          <table:table-cell/>
          <table:table-cell office:value-type="time" office:time-value="PT23H16M09.927847714S" calcext:value-type="time">
            <text:p>23:16:09.93</text:p>
          </table:table-cell>
          <table:table-cell office:value-type="float" office:value="6.690475" calcext:value-type="float">
            <text:p>6.690475</text:p>
          </table:table-cell>
          <table:table-cell/>
          <table:table-cell office:value-type="time" office:time-value="PT23H15M56.491659556S" calcext:value-type="time">
            <text:p>23:15:56.49</text:p>
          </table:table-cell>
          <table:table-cell office:value-type="float" office:value="4.845334" calcext:value-type="float">
            <text:p>4.845334</text:p>
          </table:table-cell>
        </table:table-row>
        <table:table-row table:style-name="ro1">
          <table:table-cell/>
          <table:table-cell office:value-type="time" office:time-value="PT23H16M28.94811407S" calcext:value-type="time">
            <text:p>23:16:28.95</text:p>
          </table:table-cell>
          <table:table-cell office:value-type="float" office:value="6.704463" calcext:value-type="float">
            <text:p>6.704463</text:p>
          </table:table-cell>
          <table:table-cell/>
          <table:table-cell office:value-type="time" office:time-value="PT23H16M20.059989602S" calcext:value-type="time">
            <text:p>23:16:20.06</text:p>
          </table:table-cell>
          <table:table-cell office:value-type="float" office:value="4.854478" calcext:value-type="float">
            <text:p>4.854478</text:p>
          </table:table-cell>
        </table:table-row>
        <table:table-row table:style-name="ro1">
          <table:table-cell/>
          <table:table-cell office:value-type="time" office:time-value="PT23H16M58.540528476S" calcext:value-type="time">
            <text:p>23:16:58.54</text:p>
          </table:table-cell>
          <table:table-cell office:value-type="float" office:value="6.719417" calcext:value-type="float">
            <text:p>6.719417</text:p>
          </table:table-cell>
          <table:table-cell/>
          <table:table-cell office:value-type="time" office:time-value="PT23H16M39.036255342S" calcext:value-type="time">
            <text:p>23:16:39.04</text:p>
          </table:table-cell>
          <table:table-cell office:value-type="float" office:value="4.86626" calcext:value-type="float">
            <text:p>4.86626</text:p>
          </table:table-cell>
        </table:table-row>
        <table:table-row table:style-name="ro1">
          <table:table-cell/>
          <table:table-cell office:value-type="time" office:time-value="PT23H17M20.808840317S" calcext:value-type="time">
            <text:p>23:17:20.81</text:p>
          </table:table-cell>
          <table:table-cell office:value-type="float" office:value="6.736857" calcext:value-type="float">
            <text:p>6.736857</text:p>
          </table:table-cell>
          <table:table-cell/>
          <table:table-cell office:value-type="time" office:time-value="PT23H17M08.672670364S" calcext:value-type="time">
            <text:p>23:17:08.67</text:p>
          </table:table-cell>
          <table:table-cell office:value-type="float" office:value="4.88006" calcext:value-type="float">
            <text:p>4.88006</text:p>
          </table:table-cell>
        </table:table-row>
        <table:table-row table:style-name="ro1">
          <table:table-cell/>
          <table:table-cell office:value-type="time" office:time-value="PT23H17M36.637061972S" calcext:value-type="time">
            <text:p>23:17:36.64</text:p>
          </table:table-cell>
          <table:table-cell office:value-type="float" office:value="6.743892" calcext:value-type="float">
            <text:p>6.743892</text:p>
          </table:table-cell>
          <table:table-cell/>
          <table:table-cell office:value-type="time" office:time-value="PT23H17M30.896981589S" calcext:value-type="time">
            <text:p>23:17:30.90</text:p>
          </table:table-cell>
          <table:table-cell office:value-type="float" office:value="4.885104" calcext:value-type="float">
            <text:p>4.885104</text:p>
          </table:table-cell>
        </table:table-row>
        <table:table-row table:style-name="ro1">
          <table:table-cell/>
          <table:table-cell office:value-type="time" office:time-value="PT23H17M55.913331913S" calcext:value-type="time">
            <text:p>23:17:55.91</text:p>
          </table:table-cell>
          <table:table-cell office:value-type="float" office:value="6.750727" calcext:value-type="float">
            <text:p>6.750727</text:p>
          </table:table-cell>
          <table:table-cell/>
          <table:table-cell office:value-type="time" office:time-value="PT23H17M46.765203804S" calcext:value-type="time">
            <text:p>23:17:46.77</text:p>
          </table:table-cell>
          <table:table-cell office:value-type="float" office:value="4.889796" calcext:value-type="float">
            <text:p>4.889796</text:p>
          </table:table-cell>
        </table:table-row>
        <table:table-row table:style-name="ro1">
          <table:table-cell/>
          <table:table-cell office:value-type="time" office:time-value="PT23H18M14.953598549S" calcext:value-type="time">
            <text:p>23:18:14.95</text:p>
          </table:table-cell>
          <table:table-cell office:value-type="float" office:value="6.764597" calcext:value-type="float">
            <text:p>6.764597</text:p>
          </table:table-cell>
          <table:table-cell/>
          <table:table-cell office:value-type="time" office:time-value="PT23H18M06.049473857S" calcext:value-type="time">
            <text:p>23:18:06.05</text:p>
          </table:table-cell>
          <table:table-cell office:value-type="float" office:value="4.900952" calcext:value-type="float">
            <text:p>4.900952</text:p>
          </table:table-cell>
        </table:table-row>
        <table:table-row table:style-name="ro1">
          <table:table-cell/>
          <table:table-cell office:value-type="time" office:time-value="PT23H18M34.157867482S" calcext:value-type="time">
            <text:p>23:18:34.16</text:p>
          </table:table-cell>
          <table:table-cell office:value-type="float" office:value="6.771405" calcext:value-type="float">
            <text:p>6.771405</text:p>
          </table:table-cell>
          <table:table-cell/>
          <table:table-cell office:value-type="time" office:time-value="PT23H18M25.041739821S" calcext:value-type="time">
            <text:p>23:18:25.04</text:p>
          </table:table-cell>
          <table:table-cell office:value-type="float" office:value="4.905504" calcext:value-type="float">
            <text:p>4.905504</text:p>
          </table:table-cell>
        </table:table-row>
        <table:table-row table:style-name="ro1">
          <table:table-cell/>
          <table:table-cell office:value-type="time" office:time-value="PT23H18M53.418137199S" calcext:value-type="time">
            <text:p>23:18:53.42</text:p>
          </table:table-cell>
          <table:table-cell office:value-type="float" office:value="6.778219" calcext:value-type="float">
            <text:p>6.778219</text:p>
          </table:table-cell>
          <table:table-cell/>
          <table:table-cell office:value-type="time" office:time-value="PT23H18M44.282009258S" calcext:value-type="time">
            <text:p>23:18:44.28</text:p>
          </table:table-cell>
          <table:table-cell office:value-type="float" office:value="4.910556" calcext:value-type="float">
            <text:p>4.910556</text:p>
          </table:table-cell>
        </table:table-row>
        <table:table-row table:style-name="ro1">
          <table:table-cell/>
          <table:table-cell office:value-type="time" office:time-value="PT23H19M08.038341937S" calcext:value-type="time">
            <text:p>23:19:08.04</text:p>
          </table:table-cell>
          <table:table-cell office:value-type="float" office:value="6.785254" calcext:value-type="float">
            <text:p>6.785254</text:p>
          </table:table-cell>
          <table:table-cell/>
          <table:table-cell office:value-type="time" office:time-value="PT23H19M03.534278863S" calcext:value-type="time">
            <text:p>23:19:03.53</text:p>
          </table:table-cell>
          <table:table-cell office:value-type="float" office:value="4.9156" calcext:value-type="float">
            <text:p>4.9156</text:p>
          </table:table-cell>
        </table:table-row>
        <table:table-row table:style-name="ro1">
          <table:table-cell/>
          <table:table-cell office:value-type="time" office:time-value="PT23H19M22.622546171S" calcext:value-type="time">
            <text:p>23:19:22.62</text:p>
          </table:table-cell>
          <table:table-cell office:value-type="float" office:value="6.792131" calcext:value-type="float">
            <text:p>6.792131</text:p>
          </table:table-cell>
          <table:table-cell/>
          <table:table-cell office:value-type="time" office:time-value="PT23H19M18.118483097S" calcext:value-type="time">
            <text:p>23:19:18.12</text:p>
          </table:table-cell>
          <table:table-cell office:value-type="float" office:value="4.920815" calcext:value-type="float">
            <text:p>4.920815</text:p>
          </table:table-cell>
        </table:table-row>
        <table:table-row table:style-name="ro1">
          <table:table-cell/>
          <table:table-cell office:value-type="time" office:time-value="PT23H19M42.478824235S" calcext:value-type="time">
            <text:p>23:19:42.48</text:p>
          </table:table-cell>
          <table:table-cell office:value-type="float" office:value="6.807688" calcext:value-type="float">
            <text:p>6.807688</text:p>
          </table:table-cell>
          <table:table-cell/>
          <table:table-cell office:value-type="time" office:time-value="PT23H19M32.710687444S" calcext:value-type="time">
            <text:p>23:19:32.71</text:p>
          </table:table-cell>
          <table:table-cell office:value-type="float" office:value="4.933431" calcext:value-type="float">
            <text:p>4.933431</text:p>
          </table:table-cell>
        </table:table-row>
        <table:table-row table:style-name="ro1">
          <table:table-cell/>
          <table:table-cell office:value-type="time" office:time-value="PT23H20M01.715093615S" calcext:value-type="time">
            <text:p>23:20:01.72</text:p>
          </table:table-cell>
          <table:table-cell office:value-type="float" office:value="6.814758" calcext:value-type="float">
            <text:p>6.814758</text:p>
          </table:table-cell>
          <table:table-cell/>
          <table:table-cell office:value-type="time" office:time-value="PT23H19M52.562965451S" calcext:value-type="time">
            <text:p>23:19:52.56</text:p>
          </table:table-cell>
          <table:table-cell office:value-type="float" office:value="4.938623" calcext:value-type="float">
            <text:p>4.938623</text:p>
          </table:table-cell>
        </table:table-row>
        <table:table-row table:style-name="ro1">
          <table:table-cell/>
          <table:table-cell office:value-type="time" office:time-value="PT23H20M20.779360588S" calcext:value-type="time">
            <text:p>23:20:20.78</text:p>
          </table:table-cell>
          <table:table-cell office:value-type="float" office:value="6.821337" calcext:value-type="float">
            <text:p>6.821337</text:p>
          </table:table-cell>
          <table:table-cell/>
          <table:table-cell office:value-type="time" office:time-value="PT23H20M11.83123528S" calcext:value-type="time">
            <text:p>23:20:11.83</text:p>
          </table:table-cell>
          <table:table-cell office:value-type="float" office:value="4.943175" calcext:value-type="float">
            <text:p>4.943175</text:p>
          </table:table-cell>
        </table:table-row>
        <table:table-row table:style-name="ro1">
          <table:table-cell/>
          <table:table-cell office:value-type="time" office:time-value="PT23H20M48.595750123S" calcext:value-type="time">
            <text:p>23:20:48.60</text:p>
          </table:table-cell>
          <table:table-cell office:value-type="float" office:value="6.835524" calcext:value-type="float">
            <text:p>6.835524</text:p>
          </table:table-cell>
          <table:table-cell/>
          <table:table-cell office:value-type="time" office:time-value="PT23H20M30.90750242S" calcext:value-type="time">
            <text:p>23:20:30.91</text:p>
          </table:table-cell>
          <table:table-cell office:value-type="float" office:value="4.954421" calcext:value-type="float">
            <text:p>4.954421</text:p>
          </table:table-cell>
        </table:table-row>
        <table:table-row table:style-name="ro1">
          <table:table-cell/>
          <table:table-cell office:value-type="time" office:time-value="PT23H21M03.255955421S" calcext:value-type="time">
            <text:p>23:21:03.26</text:p>
          </table:table-cell>
          <table:table-cell office:value-type="float" office:value="6.841307" calcext:value-type="float">
            <text:p>6.841307</text:p>
          </table:table-cell>
          <table:table-cell/>
          <table:table-cell office:value-type="time" office:time-value="PT23H20M58.719891899S" calcext:value-type="time">
            <text:p>23:20:58.72</text:p>
          </table:table-cell>
          <table:table-cell office:value-type="float" office:value="4.957077" calcext:value-type="float">
            <text:p>4.957077</text:p>
          </table:table-cell>
        </table:table-row>
        <table:table-row table:style-name="ro1">
          <table:table-cell/>
          <table:table-cell office:value-type="time" office:time-value="PT23H21M24.648254995S" calcext:value-type="time">
            <text:p>23:21:24.65</text:p>
          </table:table-cell>
          <table:table-cell office:value-type="float" office:value="6.855121" calcext:value-type="float">
            <text:p>6.855121</text:p>
          </table:table-cell>
          <table:table-cell/>
          <table:table-cell office:value-type="time" office:time-value="PT23H21M13.348096749S" calcext:value-type="time">
            <text:p>23:21:13.35</text:p>
          </table:table-cell>
          <table:table-cell office:value-type="float" office:value="4.965927" calcext:value-type="float">
            <text:p>4.965927</text:p>
          </table:table-cell>
        </table:table-row>
        <table:table-row table:style-name="ro1">
          <table:table-cell/>
          <table:table-cell office:value-type="time" office:time-value="PT23H21M43.900524599S" calcext:value-type="time">
            <text:p>23:21:43.90</text:p>
          </table:table-cell>
          <table:table-cell office:value-type="float" office:value="6.862164" calcext:value-type="float">
            <text:p>6.862164</text:p>
          </table:table-cell>
          <table:table-cell/>
          <table:table-cell office:value-type="time" office:time-value="PT23H21M34.736396267S" calcext:value-type="time">
            <text:p>23:21:34.74</text:p>
          </table:table-cell>
          <table:table-cell office:value-type="float" office:value="4.970979" calcext:value-type="float">
            <text:p>4.970979</text:p>
          </table:table-cell>
        </table:table-row>
        <table:table-row table:style-name="ro1">
          <table:table-cell/>
          <table:table-cell office:value-type="time" office:time-value="PT23H21M58.776732923S" calcext:value-type="time">
            <text:p>23:21:58.78</text:p>
          </table:table-cell>
          <table:table-cell office:value-type="float" office:value="6.869061" calcext:value-type="float">
            <text:p>6.869061</text:p>
          </table:table-cell>
          <table:table-cell/>
          <table:table-cell office:value-type="time" office:time-value="PT23H21M54.028666432S" calcext:value-type="time">
            <text:p>23:21:54.03</text:p>
          </table:table-cell>
          <table:table-cell office:value-type="float" office:value="4.976231" calcext:value-type="float">
            <text:p>4.976231</text:p>
          </table:table-cell>
        </table:table-row>
        <table:table-row table:style-name="ro1">
          <table:table-cell/>
          <table:table-cell office:value-type="time" office:time-value="PT23H22M18.537009642S" calcext:value-type="time">
            <text:p>23:22:18.54</text:p>
          </table:table-cell>
          <table:table-cell office:value-type="float" office:value="6.884008" calcext:value-type="float">
            <text:p>6.884008</text:p>
          </table:table-cell>
          <table:table-cell/>
          <table:table-cell office:value-type="time" office:time-value="PT23H22M08.864874195S" calcext:value-type="time">
            <text:p>23:22:08.86</text:p>
          </table:table-cell>
          <table:table-cell office:value-type="float" office:value="4.988136" calcext:value-type="float">
            <text:p>4.988136</text:p>
          </table:table-cell>
        </table:table-row>
        <table:table-row table:style-name="ro1">
          <table:table-cell/>
          <table:table-cell office:value-type="time" office:time-value="PT23H22M38.317286641S" calcext:value-type="time">
            <text:p>23:22:38.32</text:p>
          </table:table-cell>
          <table:table-cell office:value-type="float" office:value="6.898912" calcext:value-type="float">
            <text:p>6.898912</text:p>
          </table:table-cell>
          <table:table-cell/>
          <table:table-cell office:value-type="time" office:time-value="PT23H22M28.621150858S" calcext:value-type="time">
            <text:p>23:22:28.62</text:p>
          </table:table-cell>
          <table:table-cell office:value-type="float" office:value="4.999911" calcext:value-type="float">
            <text:p>4.999911</text:p>
          </table:table-cell>
        </table:table-row>
        <table:table-row table:style-name="ro1">
          <table:table-cell/>
          <table:table-cell office:value-type="time" office:time-value="PT23H22M57.449554565S" calcext:value-type="time">
            <text:p>23:22:57.45</text:p>
          </table:table-cell>
          <table:table-cell office:value-type="float" office:value="6.905762" calcext:value-type="float">
            <text:p>6.905762</text:p>
          </table:table-cell>
          <table:table-cell/>
          <table:table-cell office:value-type="time" office:time-value="PT23H22M48.397427801S" calcext:value-type="time">
            <text:p>23:22:48.40</text:p>
          </table:table-cell>
          <table:table-cell office:value-type="float" office:value="5.005126" calcext:value-type="float">
            <text:p>5.005126</text:p>
          </table:table-cell>
        </table:table-row>
        <table:table-row table:style-name="ro1">
          <table:table-cell/>
          <table:table-cell office:value-type="time" office:time-value="PT23H23M16.609822882S" calcext:value-type="time">
            <text:p>23:23:16.61</text:p>
          </table:table-cell>
          <table:table-cell office:value-type="float" office:value="6.912341" calcext:value-type="float">
            <text:p>6.912341</text:p>
          </table:table-cell>
          <table:table-cell/>
          <table:table-cell office:value-type="time" office:time-value="PT23H23M07.545695949S" calcext:value-type="time">
            <text:p>23:23:07.55</text:p>
          </table:table-cell>
          <table:table-cell office:value-type="float" office:value="5.009693" calcext:value-type="float">
            <text:p>5.009693</text:p>
          </table:table-cell>
        </table:table-row>
        <table:table-row table:style-name="ro1">
          <table:table-cell/>
          <table:table-cell office:value-type="time" office:time-value="PT23H23M35.702090246S" calcext:value-type="time">
            <text:p>23:23:35.70</text:p>
          </table:table-cell>
          <table:table-cell office:value-type="float" office:value="6.926528" calcext:value-type="float">
            <text:p>6.926528</text:p>
          </table:table-cell>
          <table:table-cell/>
          <table:table-cell office:value-type="time" office:time-value="PT23H23M26.733964658S" calcext:value-type="time">
            <text:p>23:23:26.73</text:p>
          </table:table-cell>
          <table:table-cell office:value-type="float" office:value="5.020938" calcext:value-type="float">
            <text:p>5.020938</text:p>
          </table:table-cell>
        </table:table-row>
        <table:table-row table:style-name="ro1">
          <table:table-cell/>
          <table:table-cell office:value-type="time" office:time-value="PT23H23M54.75435705S" calcext:value-type="time">
            <text:p>23:23:54.75</text:p>
          </table:table-cell>
          <table:table-cell office:value-type="float" office:value="6.940547" calcext:value-type="float">
            <text:p>6.940547</text:p>
          </table:table-cell>
          <table:table-cell/>
          <table:table-cell office:value-type="time" office:time-value="PT23H23M45.79823163S" calcext:value-type="time">
            <text:p>23:23:45.80</text:p>
          </table:table-cell>
          <table:table-cell office:value-type="float" office:value="5.031896" calcext:value-type="float">
            <text:p>5.031896</text:p>
          </table:table-cell>
        </table:table-row>
        <table:table-row table:style-name="ro1">
          <table:table-cell/>
          <table:table-cell office:value-type="time" office:time-value="PT23H24M24.73477689S" calcext:value-type="time">
            <text:p>23:24:24.73</text:p>
          </table:table-cell>
          <table:table-cell office:value-type="float" office:value="6.955445" calcext:value-type="float">
            <text:p>6.955445</text:p>
          </table:table-cell>
          <table:table-cell/>
          <table:table-cell office:value-type="time" office:time-value="PT23H24M04.838498266S" calcext:value-type="time">
            <text:p>23:24:04.84</text:p>
          </table:table-cell>
          <table:table-cell office:value-type="float" office:value="5.041066" calcext:value-type="float">
            <text:p>5.041066</text:p>
          </table:table-cell>
        </table:table-row>
        <table:table-row table:style-name="ro1">
          <table:table-cell/>
          <table:table-cell office:value-type="time" office:time-value="PT23H24M54.743197122S" calcext:value-type="time">
            <text:p>23:24:54.74</text:p>
          </table:table-cell>
          <table:table-cell office:value-type="float" office:value="6.970626" calcext:value-type="float">
            <text:p>6.970626</text:p>
          </table:table-cell>
          <table:table-cell/>
          <table:table-cell office:value-type="time" office:time-value="PT23H24M34.862918722S" calcext:value-type="time">
            <text:p>23:24:34.86</text:p>
          </table:table-cell>
          <table:table-cell office:value-type="float" office:value="5.053035" calcext:value-type="float">
            <text:p>5.053035</text:p>
          </table:table-cell>
        </table:table-row>
        <table:table-row table:style-name="ro1">
          <table:table-cell/>
          <table:table-cell office:value-type="time" office:time-value="PT23H25M09.611405333S" calcext:value-type="time">
            <text:p>23:25:09.61</text:p>
          </table:table-cell>
          <table:table-cell office:value-type="float" office:value="6.977205" calcext:value-type="float">
            <text:p>6.977205</text:p>
          </table:table-cell>
          <table:table-cell/>
          <table:table-cell office:value-type="time" office:time-value="PT23H25M04.859338786S" calcext:value-type="time">
            <text:p>23:25:04.86</text:p>
          </table:table-cell>
          <table:table-cell office:value-type="float" office:value="5.057586" calcext:value-type="float">
            <text:p>5.057586</text:p>
          </table:table-cell>
        </table:table-row>
        <table:table-row table:style-name="ro1">
          <table:table-cell/>
          <table:table-cell office:value-type="time" office:time-value="PT23H25M28.659672081S" calcext:value-type="time">
            <text:p>23:25:28.66</text:p>
          </table:table-cell>
          <table:table-cell office:value-type="float" office:value="6.991238" calcext:value-type="float">
            <text:p>6.991238</text:p>
          </table:table-cell>
          <table:table-cell/>
          <table:table-cell office:value-type="time" office:time-value="PT23H25M19.703546661S" calcext:value-type="time">
            <text:p>23:25:19.70</text:p>
          </table:table-cell>
          <table:table-cell office:value-type="float" office:value="5.068567" calcext:value-type="float">
            <text:p>5.068567</text:p>
          </table:table-cell>
        </table:table-row>
        <table:table-row table:style-name="ro1">
          <table:table-cell/>
          <table:table-cell office:value-type="time" office:time-value="PT23H25M58.136084863S" calcext:value-type="time">
            <text:p>23:25:58.14</text:p>
          </table:table-cell>
          <table:table-cell office:value-type="float" office:value="7.006206" calcext:value-type="float">
            <text:p>7.006206</text:p>
          </table:table-cell>
          <table:table-cell/>
          <table:table-cell office:value-type="time" office:time-value="PT23H25M38.747813353S" calcext:value-type="time">
            <text:p>23:25:38.75</text:p>
          </table:table-cell>
          <table:table-cell office:value-type="float" office:value="5.080412" calcext:value-type="float">
            <text:p>5.080412</text:p>
          </table:table-cell>
        </table:table-row>
        <table:table-row table:style-name="ro1">
          <table:table-cell/>
          <table:table-cell office:value-type="time" office:time-value="PT23H26M17.692358725S" calcext:value-type="time">
            <text:p>23:26:17.69</text:p>
          </table:table-cell>
          <table:table-cell office:value-type="float" office:value="7.020604" calcext:value-type="float">
            <text:p>7.020604</text:p>
          </table:table-cell>
          <table:table-cell/>
          <table:table-cell office:value-type="time" office:time-value="PT23H26M08.276226863S" calcext:value-type="time">
            <text:p>23:26:08.28</text:p>
          </table:table-cell>
          <table:table-cell office:value-type="float" office:value="5.09202" calcext:value-type="float">
            <text:p>5.09202</text:p>
          </table:table-cell>
        </table:table-row>
        <table:table-row table:style-name="ro1">
          <table:table-cell/>
          <table:table-cell office:value-type="time" office:time-value="PT23H26M37.02462945S" calcext:value-type="time">
            <text:p>23:26:37.02</text:p>
          </table:table-cell>
          <table:table-cell office:value-type="float" office:value="7.027183" calcext:value-type="float">
            <text:p>7.027183</text:p>
          </table:table-cell>
          <table:table-cell/>
          <table:table-cell office:value-type="time" office:time-value="PT23H26M27.772499885S" calcext:value-type="time">
            <text:p>23:26:27.77</text:p>
          </table:table-cell>
          <table:table-cell office:value-type="float" office:value="5.096572" calcext:value-type="float">
            <text:p>5.096572</text:p>
          </table:table-cell>
        </table:table-row>
        <table:table-row table:style-name="ro1">
          <table:table-cell/>
          <table:table-cell office:value-type="time" office:time-value="PT23H26M51.700834973S" calcext:value-type="time">
            <text:p>23:26:51.70</text:p>
          </table:table-cell>
          <table:table-cell office:value-type="float" office:value="7.034453" calcext:value-type="float">
            <text:p>7.034453</text:p>
          </table:table-cell>
          <table:table-cell/>
          <table:table-cell office:value-type="time" office:time-value="PT23H26M47.152771282S" calcext:value-type="time">
            <text:p>23:26:47.15</text:p>
          </table:table-cell>
          <table:table-cell office:value-type="float" office:value="5.102116" calcext:value-type="float">
            <text:p>5.102116</text:p>
          </table:table-cell>
        </table:table-row>
        <table:table-row table:style-name="ro1">
          <table:table-cell/>
          <table:table-cell office:value-type="time" office:time-value="PT23H27M21.153247418S" calcext:value-type="time">
            <text:p>23:27:21.15</text:p>
          </table:table-cell>
          <table:table-cell office:value-type="float" office:value="7.049407" calcext:value-type="float">
            <text:p>7.049407</text:p>
          </table:table-cell>
          <table:table-cell/>
          <table:table-cell office:value-type="time" office:time-value="PT23H27M01.796976357S" calcext:value-type="time">
            <text:p>23:27:01.80</text:p>
          </table:table-cell>
          <table:table-cell office:value-type="float" office:value="5.113592" calcext:value-type="float">
            <text:p>5.113592</text:p>
          </table:table-cell>
        </table:table-row>
        <table:table-row table:style-name="ro1">
          <table:table-cell/>
          <table:table-cell office:value-type="time" office:time-value="PT23H27M40.277515231S" calcext:value-type="time">
            <text:p>23:27:40.28</text:p>
          </table:table-cell>
          <table:table-cell office:value-type="float" office:value="7.063805" calcext:value-type="float">
            <text:p>7.063805</text:p>
          </table:table-cell>
          <table:table-cell/>
          <table:table-cell office:value-type="time" office:time-value="PT23H27M31.281389251S" calcext:value-type="time">
            <text:p>23:27:31.28</text:p>
          </table:table-cell>
          <table:table-cell office:value-type="float" office:value="5.125199" calcext:value-type="float">
            <text:p>5.125199</text:p>
          </table:table-cell>
        </table:table-row>
        <table:table-row table:style-name="ro1">
          <table:table-cell/>
          <table:table-cell office:value-type="time" office:time-value="PT23H28M09.661926724S" calcext:value-type="time">
            <text:p>23:28:09.66</text:p>
          </table:table-cell>
          <table:table-cell office:value-type="float" office:value="7.078911" calcext:value-type="float">
            <text:p>7.078911</text:p>
          </table:table-cell>
          <table:table-cell/>
          <table:table-cell office:value-type="time" office:time-value="PT23H27M50.365656503S" calcext:value-type="time">
            <text:p>23:27:50.37</text:p>
          </table:table-cell>
          <table:table-cell office:value-type="float" office:value="5.136834" calcext:value-type="float">
            <text:p>5.136834</text:p>
          </table:table-cell>
        </table:table-row>
        <table:table-row table:style-name="ro1">
          <table:table-cell/>
          <table:table-cell office:value-type="time" office:time-value="PT23H28M30.026211901S" calcext:value-type="time">
            <text:p>23:28:30.03</text:p>
          </table:table-cell>
          <table:table-cell office:value-type="float" office:value="7.093939" calcext:value-type="float">
            <text:p>7.093939</text:p>
          </table:table-cell>
          <table:table-cell/>
          <table:table-cell office:value-type="time" office:time-value="PT23H28M19.80606878S" calcext:value-type="time">
            <text:p>23:28:19.81</text:p>
          </table:table-cell>
          <table:table-cell office:value-type="float" office:value="5.148463" calcext:value-type="float">
            <text:p>5.148463</text:p>
          </table:table-cell>
        </table:table-row>
        <table:table-row table:style-name="ro1">
          <table:table-cell/>
          <table:table-cell office:value-type="time" office:time-value="PT23H28M49.050478313S" calcext:value-type="time">
            <text:p>23:28:49.05</text:p>
          </table:table-cell>
          <table:table-cell office:value-type="float" office:value="7.099433" calcext:value-type="float">
            <text:p>7.099433</text:p>
          </table:table-cell>
          <table:table-cell/>
          <table:table-cell office:value-type="time" office:time-value="PT23H28M40.110353118S" calcext:value-type="time">
            <text:p>23:28:40.11</text:p>
          </table:table-cell>
          <table:table-cell office:value-type="float" office:value="5.150907" calcext:value-type="float">
            <text:p>5.150907</text:p>
          </table:table-cell>
        </table:table-row>
        <table:table-row table:style-name="ro1">
          <table:table-cell/>
          <table:table-cell office:value-type="time" office:time-value="PT23H29M17.130871545S" calcext:value-type="time">
            <text:p>23:29:17.13</text:p>
          </table:table-cell>
          <table:table-cell office:value-type="float" office:value="7.113393" calcext:value-type="float">
            <text:p>7.113393</text:p>
          </table:table-cell>
          <table:table-cell/>
          <table:table-cell office:value-type="time" office:time-value="PT23H28M59.178620146S" calcext:value-type="time">
            <text:p>23:28:59.18</text:p>
          </table:table-cell>
          <table:table-cell office:value-type="float" office:value="5.161661" calcext:value-type="float">
            <text:p>5.161661</text:p>
          </table:table-cell>
        </table:table-row>
        <table:table-row table:style-name="ro1">
          <table:table-cell/>
          <table:table-cell office:value-type="time" office:time-value="PT23H29M47.143291833S" calcext:value-type="time">
            <text:p>23:29:47.14</text:p>
          </table:table-cell>
          <table:table-cell office:value-type="float" office:value="7.128182" calcext:value-type="float">
            <text:p>7.128182</text:p>
          </table:table-cell>
          <table:table-cell/>
          <table:table-cell office:value-type="time" office:time-value="PT23H29M27.26701349S" calcext:value-type="time">
            <text:p>23:29:27.27</text:p>
          </table:table-cell>
          <table:table-cell office:value-type="float" office:value="5.173218" calcext:value-type="float">
            <text:p>5.173218</text:p>
          </table:table-cell>
        </table:table-row>
        <table:table-row table:style-name="ro1">
          <table:table-cell/>
          <table:table-cell office:value-type="time" office:time-value="PT23H30M06.28355987S" calcext:value-type="time">
            <text:p>23:30:06.28</text:p>
          </table:table-cell>
          <table:table-cell office:value-type="float" office:value="7.134761" calcext:value-type="float">
            <text:p>7.134761</text:p>
          </table:table-cell>
          <table:table-cell/>
          <table:table-cell office:value-type="time" office:time-value="PT23H29M57.255433442S" calcext:value-type="time">
            <text:p>23:29:57.26</text:p>
          </table:table-cell>
          <table:table-cell office:value-type="float" office:value="5.17777" calcext:value-type="float">
            <text:p>5.17777</text:p>
          </table:table-cell>
        </table:table-row>
        <table:table-row table:style-name="ro1">
          <table:table-cell/>
          <table:table-cell office:value-type="time" office:time-value="PT23H30M25.647831043S" calcext:value-type="time">
            <text:p>23:30:25.65</text:p>
          </table:table-cell>
          <table:table-cell office:value-type="float" office:value="7.141804" calcext:value-type="float">
            <text:p>7.141804</text:p>
          </table:table-cell>
          <table:table-cell/>
          <table:table-cell office:value-type="time" office:time-value="PT23H30M16.411701702S" calcext:value-type="time">
            <text:p>23:30:16.41</text:p>
          </table:table-cell>
          <table:table-cell office:value-type="float" office:value="5.182822" calcext:value-type="float">
            <text:p>5.182822</text:p>
          </table:table-cell>
        </table:table-row>
        <table:table-row table:style-name="ro1">
          <table:table-cell/>
          <table:table-cell office:value-type="time" office:time-value="PT23H30M40.324036566S" calcext:value-type="time">
            <text:p>23:30:40.32</text:p>
          </table:table-cell>
          <table:table-cell office:value-type="float" office:value="7.14816" calcext:value-type="float">
            <text:p>7.14816</text:p>
          </table:table-cell>
          <table:table-cell/>
          <table:table-cell office:value-type="time" office:time-value="PT23H30M35.771972819S" calcext:value-type="time">
            <text:p>23:30:35.77</text:p>
          </table:table-cell>
          <table:table-cell office:value-type="float" office:value="5.185769" calcext:value-type="float">
            <text:p>5.185769</text:p>
          </table:table-cell>
        </table:table-row>
        <table:table-row table:style-name="ro1">
          <table:table-cell/>
          <table:table-cell office:value-type="time" office:time-value="PT23H30M54.960241528S" calcext:value-type="time">
            <text:p>23:30:54.96</text:p>
          </table:table-cell>
          <table:table-cell office:value-type="float" office:value="7.155001" calcext:value-type="float">
            <text:p>7.155001</text:p>
          </table:table-cell>
          <table:table-cell/>
          <table:table-cell office:value-type="time" office:time-value="PT23H30M50.408177782S" calcext:value-type="time">
            <text:p>23:30:50.41</text:p>
          </table:table-cell>
          <table:table-cell office:value-type="float" office:value="5.19096" calcext:value-type="float">
            <text:p>5.19096</text:p>
          </table:table-cell>
        </table:table-row>
        <table:table-row table:style-name="ro1">
          <table:table-cell/>
          <table:table-cell office:value-type="time" office:time-value="PT23H31M14.096509509S" calcext:value-type="time">
            <text:p>23:31:14.10</text:p>
          </table:table-cell>
          <table:table-cell office:value-type="float" office:value="7.161815" calcext:value-type="float">
            <text:p>7.161815</text:p>
          </table:table-cell>
          <table:table-cell/>
          <table:table-cell office:value-type="time" office:time-value="PT23H31M05.032382576S" calcext:value-type="time">
            <text:p>23:31:05.03</text:p>
          </table:table-cell>
          <table:table-cell office:value-type="float" office:value="5.196012" calcext:value-type="float">
            <text:p>5.196012</text:p>
          </table:table-cell>
        </table:table-row>
        <table:table-row table:style-name="ro1">
          <table:table-cell/>
          <table:table-cell office:value-type="time" office:time-value="PT23H31M33.252777769S" calcext:value-type="time">
            <text:p>23:31:33.25</text:p>
          </table:table-cell>
          <table:table-cell office:value-type="float" office:value="7.175831" calcext:value-type="float">
            <text:p>7.175831</text:p>
          </table:table-cell>
          <table:table-cell/>
          <table:table-cell office:value-type="time" office:time-value="PT23H31M24.228651397S" calcext:value-type="time">
            <text:p>23:31:24.23</text:p>
          </table:table-cell>
          <table:table-cell office:value-type="float" office:value="5.206965" calcext:value-type="float">
            <text:p>5.206965</text:p>
          </table:table-cell>
        </table:table-row>
        <table:table-row table:style-name="ro1">
          <table:table-cell/>
          <table:table-cell office:value-type="time" office:time-value="PT23H31M52.353045245S" calcext:value-type="time">
            <text:p>23:31:52.35</text:p>
          </table:table-cell>
          <table:table-cell office:value-type="float" office:value="7.189819" calcext:value-type="float">
            <text:p>7.189819</text:p>
          </table:table-cell>
          <table:table-cell/>
          <table:table-cell office:value-type="time" office:time-value="PT23H31M43.344919097S" calcext:value-type="time">
            <text:p>23:31:43.34</text:p>
          </table:table-cell>
          <table:table-cell office:value-type="float" office:value="5.218214" calcext:value-type="float">
            <text:p>5.218214</text:p>
          </table:table-cell>
        </table:table-row>
        <table:table-row table:style-name="ro1">
          <table:table-cell/>
          <table:table-cell office:value-type="time" office:time-value="PT23H32M12.701330199S" calcext:value-type="time">
            <text:p>23:32:12.70</text:p>
          </table:table-cell>
          <table:table-cell office:value-type="float" office:value="7.204835" calcext:value-type="float">
            <text:p>7.204835</text:p>
          </table:table-cell>
          <table:table-cell/>
          <table:table-cell office:value-type="time" office:time-value="PT23H32M02.445186574S" calcext:value-type="time">
            <text:p>23:32:02.45</text:p>
          </table:table-cell>
          <table:table-cell office:value-type="float" office:value="5.229978" calcext:value-type="float">
            <text:p>5.229978</text:p>
          </table:table-cell>
        </table:table-row>
        <table:table-row table:style-name="ro1">
          <table:table-cell/>
          <table:table-cell office:value-type="time" office:time-value="PT23H32M42.741750879S" calcext:value-type="time">
            <text:p>23:32:42.74</text:p>
          </table:table-cell>
          <table:table-cell office:value-type="float" office:value="7.219813" calcext:value-type="float">
            <text:p>7.219813</text:p>
          </table:table-cell>
          <table:table-cell/>
          <table:table-cell office:value-type="time" office:time-value="PT23H32M22.797471583S" calcext:value-type="time">
            <text:p>23:32:22.80</text:p>
          </table:table-cell>
          <table:table-cell office:value-type="float" office:value="5.241591" calcext:value-type="float">
            <text:p>5.241591</text:p>
          </table:table-cell>
        </table:table-row>
        <table:table-row table:style-name="ro1">
          <table:table-cell/>
          <table:table-cell office:value-type="time" office:time-value="PT23H32M57.425956513S" calcext:value-type="time">
            <text:p>23:32:57.43</text:p>
          </table:table-cell>
          <table:table-cell office:value-type="float" office:value="7.226654" calcext:value-type="float">
            <text:p>7.226654</text:p>
          </table:table-cell>
          <table:table-cell/>
          <table:table-cell office:value-type="time" office:time-value="PT23H32M52.861892599S" calcext:value-type="time">
            <text:p>23:32:52.86</text:p>
          </table:table-cell>
          <table:table-cell office:value-type="float" office:value="5.246783" calcext:value-type="float">
            <text:p>5.246783</text:p>
          </table:table-cell>
        </table:table-row>
        <table:table-row table:style-name="ro1">
          <table:table-cell/>
          <table:table-cell office:value-type="time" office:time-value="PT23H33M25.634351538S" calcext:value-type="time">
            <text:p>23:33:25.63</text:p>
          </table:table-cell>
          <table:table-cell office:value-type="float" office:value="7.240441" calcext:value-type="float">
            <text:p>7.240441</text:p>
          </table:table-cell>
          <table:table-cell/>
          <table:table-cell office:value-type="time" office:time-value="PT23H33M07.510097729S" calcext:value-type="time">
            <text:p>23:33:07.51</text:p>
          </table:table-cell>
          <table:table-cell office:value-type="float" office:value="5.257598" calcext:value-type="float">
            <text:p>5.257598</text:p>
          </table:table-cell>
        </table:table-row>
        <table:table-row table:style-name="ro1">
          <table:table-cell/>
          <table:table-cell office:value-type="time" office:time-value="PT23H33M44.802619966S" calcext:value-type="time">
            <text:p>23:33:44.80</text:p>
          </table:table-cell>
          <table:table-cell office:value-type="float" office:value="7.247101" calcext:value-type="float">
            <text:p>7.247101</text:p>
          </table:table-cell>
          <table:table-cell/>
          <table:table-cell office:value-type="time" office:time-value="PT23H33M35.76249337S" calcext:value-type="time">
            <text:p>23:33:35.76</text:p>
          </table:table-cell>
          <table:table-cell office:value-type="float" office:value="5.26243" calcext:value-type="float">
            <text:p>5.26243</text:p>
          </table:table-cell>
        </table:table-row>
        <table:table-row table:style-name="ro1">
          <table:table-cell/>
          <table:table-cell office:value-type="time" office:time-value="PT23H34M03.942888003S" calcext:value-type="time">
            <text:p>23:34:03.94</text:p>
          </table:table-cell>
          <table:table-cell office:value-type="float" office:value="7.253716" calcext:value-type="float">
            <text:p>7.253716</text:p>
          </table:table-cell>
          <table:table-cell/>
          <table:table-cell office:value-type="time" office:time-value="PT23H33M54.922761687S" calcext:value-type="time">
            <text:p>23:33:54.92</text:p>
          </table:table-cell>
          <table:table-cell office:value-type="float" office:value="5.267145" calcext:value-type="float">
            <text:p>5.267145</text:p>
          </table:table-cell>
        </table:table-row>
        <table:table-row table:style-name="ro1">
          <table:table-cell/>
          <table:table-cell office:value-type="time" office:time-value="PT23H34M18.639093805S" calcext:value-type="time">
            <text:p>23:34:18.64</text:p>
          </table:table-cell>
          <table:table-cell office:value-type="float" office:value="7.260331" calcext:value-type="float">
            <text:p>7.260331</text:p>
          </table:table-cell>
          <table:table-cell/>
          <table:table-cell office:value-type="time" office:time-value="PT23H34M14.063029723S" calcext:value-type="time">
            <text:p>23:34:14.06</text:p>
          </table:table-cell>
          <table:table-cell office:value-type="float" office:value="5.27186" calcext:value-type="float">
            <text:p>5.27186</text:p>
          </table:table-cell>
        </table:table-row>
        <table:table-row table:style-name="ro1">
          <table:table-cell/>
          <table:table-cell office:value-type="time" office:time-value="PT23H34M37.803362178S" calcext:value-type="time">
            <text:p>23:34:37.80</text:p>
          </table:table-cell>
          <table:table-cell office:value-type="float" office:value="7.26698" calcext:value-type="float">
            <text:p>7.26698</text:p>
          </table:table-cell>
          <table:table-cell/>
          <table:table-cell office:value-type="time" office:time-value="PT23H34M28.719234966S" calcext:value-type="time">
            <text:p>23:34:28.72</text:p>
          </table:table-cell>
          <table:table-cell office:value-type="float" office:value="5.275433" calcext:value-type="float">
            <text:p>5.275433</text:p>
          </table:table-cell>
        </table:table-row>
        <table:table-row table:style-name="ro1">
          <table:table-cell/>
          <table:table-cell office:value-type="time" office:time-value="PT23H34M57.3996366S" calcext:value-type="time">
            <text:p>23:34:57.40</text:p>
          </table:table-cell>
          <table:table-cell office:value-type="float" office:value="7.280767" calcext:value-type="float">
            <text:p>7.280767</text:p>
          </table:table-cell>
          <table:table-cell/>
          <table:table-cell office:value-type="time" office:time-value="PT23H34M47.93150401S" calcext:value-type="time">
            <text:p>23:34:47.93</text:p>
          </table:table-cell>
          <table:table-cell office:value-type="float" office:value="5.286388" calcext:value-type="float">
            <text:p>5.286388</text:p>
          </table:table-cell>
        </table:table-row>
        <table:table-row table:style-name="ro1">
          <table:table-cell/>
          <table:table-cell office:value-type="time" office:time-value="PT23H35M13.999869067S" calcext:value-type="time">
            <text:p>23:35:14.00</text:p>
          </table:table-cell>
          <table:table-cell office:value-type="float" office:value="7.290006" calcext:value-type="float">
            <text:p>7.290006</text:p>
          </table:table-cell>
          <table:table-cell/>
          <table:table-cell office:value-type="time" office:time-value="PT23H35M07.479777761S" calcext:value-type="time">
            <text:p>23:35:07.48</text:p>
          </table:table-cell>
          <table:table-cell office:value-type="float" office:value="5.293563" calcext:value-type="float">
            <text:p>5.293563</text:p>
          </table:table-cell>
        </table:table-row>
        <table:table-row table:style-name="ro1">
          <table:table-cell/>
          <table:table-cell office:value-type="time" office:time-value="PT23H35M42.128262971S" calcext:value-type="time">
            <text:p>23:35:42.13</text:p>
          </table:table-cell>
          <table:table-cell office:value-type="float" office:value="7.303796" calcext:value-type="float">
            <text:p>7.303796</text:p>
          </table:table-cell>
          <table:table-cell/>
          <table:table-cell office:value-type="time" office:time-value="PT23H35M24.084010283S" calcext:value-type="time">
            <text:p>23:35:24.08</text:p>
          </table:table-cell>
          <table:table-cell office:value-type="float" office:value="5.304521" calcext:value-type="float">
            <text:p>5.304521</text:p>
          </table:table-cell>
        </table:table-row>
        <table:table-row table:style-name="ro1">
          <table:table-cell/>
          <table:table-cell office:value-type="time" office:time-value="PT23H36M01.312531623S" calcext:value-type="time">
            <text:p>23:36:01.31</text:p>
          </table:table-cell>
          <table:table-cell office:value-type="float" office:value="7.317813" calcext:value-type="float">
            <text:p>7.317813</text:p>
          </table:table-cell>
          <table:table-cell/>
          <table:table-cell office:value-type="time" office:time-value="PT23H35M52.260404859S" calcext:value-type="time">
            <text:p>23:35:52.26</text:p>
          </table:table-cell>
          <table:table-cell office:value-type="float" office:value="5.31597" calcext:value-type="float">
            <text:p>5.31597</text:p>
          </table:table-cell>
        </table:table-row>
        <table:table-row table:style-name="ro1">
          <table:table-cell/>
          <table:table-cell office:value-type="time" office:time-value="PT23H36M29.444925584S" calcext:value-type="time">
            <text:p>23:36:29.44</text:p>
          </table:table-cell>
          <table:table-cell office:value-type="float" office:value="7.331782" calcext:value-type="float">
            <text:p>7.331782</text:p>
          </table:table-cell>
          <table:table-cell/>
          <table:table-cell office:value-type="time" office:time-value="PT23H36M11.39667284S" calcext:value-type="time">
            <text:p>23:36:11.40</text:p>
          </table:table-cell>
          <table:table-cell office:value-type="float" office:value="5.327085" calcext:value-type="float">
            <text:p>5.327085</text:p>
          </table:table-cell>
        </table:table-row>
        <table:table-row table:style-name="ro1">
          <table:table-cell/>
          <table:table-cell office:value-type="time" office:time-value="PT23H36M49.105200902S" calcext:value-type="time">
            <text:p>23:36:49.11</text:p>
          </table:table-cell>
          <table:table-cell office:value-type="float" office:value="7.34618" calcext:value-type="float">
            <text:p>7.34618</text:p>
          </table:table-cell>
          <table:table-cell/>
          <table:table-cell office:value-type="time" office:time-value="PT23H36M39.581067528S" calcext:value-type="time">
            <text:p>23:36:39.58</text:p>
          </table:table-cell>
          <table:table-cell office:value-type="float" office:value="5.338693" calcext:value-type="float">
            <text:p>5.338693</text:p>
          </table:table-cell>
        </table:table-row>
        <table:table-row table:style-name="ro1">
          <table:table-cell/>
          <table:table-cell office:value-type="time" office:time-value="PT23H37M08.201468323S" calcext:value-type="time">
            <text:p>23:37:08.20</text:p>
          </table:table-cell>
          <table:table-cell office:value-type="float" office:value="7.352759" calcext:value-type="float">
            <text:p>7.352759</text:p>
          </table:table-cell>
          <table:table-cell/>
          <table:table-cell office:value-type="time" office:time-value="PT23H36M59.189342119S" calcext:value-type="time">
            <text:p>23:36:59.19</text:p>
          </table:table-cell>
          <table:table-cell office:value-type="float" office:value="5.34326" calcext:value-type="float">
            <text:p>5.34326</text:p>
          </table:table-cell>
        </table:table-row>
        <table:table-row table:style-name="ro1">
          <table:table-cell/>
          <table:table-cell office:value-type="time" office:time-value="PT23H37M37.949884913S" calcext:value-type="time">
            <text:p>23:37:37.95</text:p>
          </table:table-cell>
          <table:table-cell office:value-type="float" office:value="7.36772" calcext:value-type="float">
            <text:p>7.36772</text:p>
          </table:table-cell>
          <table:table-cell/>
          <table:table-cell office:value-type="time" office:time-value="PT23H37M18.337610267S" calcext:value-type="time">
            <text:p>23:37:18.34</text:p>
          </table:table-cell>
          <table:table-cell office:value-type="float" office:value="5.355226" calcext:value-type="float">
            <text:p>5.355226</text:p>
          </table:table-cell>
        </table:table-row>
        <table:table-row table:style-name="ro1">
          <table:table-cell/>
          <table:table-cell office:value-type="time" office:time-value="PT23H38M01.534215184S" calcext:value-type="time">
            <text:p>23:38:01.53</text:p>
          </table:table-cell>
          <table:table-cell office:value-type="float" office:value="7.382653" calcext:value-type="float">
            <text:p>7.382653</text:p>
          </table:table-cell>
          <table:table-cell/>
          <table:table-cell office:value-type="time" office:time-value="PT23H37M48.082026802S" calcext:value-type="time">
            <text:p>23:37:48.08</text:p>
          </table:table-cell>
          <table:table-cell office:value-type="float" office:value="5.367061" calcext:value-type="float">
            <text:p>5.367061</text:p>
          </table:table-cell>
        </table:table-row>
        <table:table-row table:style-name="ro1">
          <table:table-cell/>
          <table:table-cell office:value-type="time" office:time-value="PT23H38M21.022488093S" calcext:value-type="time">
            <text:p>23:38:21.02</text:p>
          </table:table-cell>
          <table:table-cell office:value-type="float" office:value="7.389259" calcext:value-type="float">
            <text:p>7.389259</text:p>
          </table:table-cell>
          <table:table-cell/>
          <table:table-cell office:value-type="time" office:time-value="PT23H38M11.650356848S" calcext:value-type="time">
            <text:p>23:38:11.65</text:p>
          </table:table-cell>
          <table:table-cell office:value-type="float" office:value="5.371753" calcext:value-type="float">
            <text:p>5.371753</text:p>
          </table:table-cell>
        </table:table-row>
        <table:table-row table:style-name="ro1">
          <table:table-cell/>
          <table:table-cell office:value-type="time" office:time-value="PT23H38M40.086755066S" calcext:value-type="time">
            <text:p>23:38:40.09</text:p>
          </table:table-cell>
          <table:table-cell office:value-type="float" office:value="7.396358" calcext:value-type="float">
            <text:p>7.396358</text:p>
          </table:table-cell>
          <table:table-cell/>
          <table:table-cell office:value-type="time" office:time-value="PT23H38M31.142629814S" calcext:value-type="time">
            <text:p>23:38:31.14</text:p>
          </table:table-cell>
          <table:table-cell office:value-type="float" office:value="5.375982" calcext:value-type="float">
            <text:p>5.375982</text:p>
          </table:table-cell>
        </table:table-row>
        <table:table-row table:style-name="ro1">
          <table:table-cell/>
          <table:table-cell office:value-type="time" office:time-value="PT23H38M59.515027135S" calcext:value-type="time">
            <text:p>23:38:59.52</text:p>
          </table:table-cell>
          <table:table-cell office:value-type="float" office:value="7.403255" calcext:value-type="float">
            <text:p>7.403255</text:p>
          </table:table-cell>
          <table:table-cell/>
          <table:table-cell office:value-type="time" office:time-value="PT23H38M50.214896898S" calcext:value-type="time">
            <text:p>23:38:50.21</text:p>
          </table:table-cell>
          <table:table-cell office:value-type="float" office:value="5.381235" calcext:value-type="float">
            <text:p>5.381235</text:p>
          </table:table-cell>
        </table:table-row>
        <table:table-row table:style-name="ro1">
          <table:table-cell/>
          <table:table-cell office:value-type="time" office:time-value="PT23H39M18.7072959S" calcext:value-type="time">
            <text:p>23:39:18.71</text:p>
          </table:table-cell>
          <table:table-cell office:value-type="float" office:value="7.410298" calcext:value-type="float">
            <text:p>7.410298</text:p>
          </table:table-cell>
          <table:table-cell/>
          <table:table-cell office:value-type="time" office:time-value="PT23H39M09.639168912S" calcext:value-type="time">
            <text:p>23:39:09.64</text:p>
          </table:table-cell>
          <table:table-cell office:value-type="float" office:value="5.386287" calcext:value-type="float">
            <text:p>5.386287</text:p>
          </table:table-cell>
        </table:table-row>
        <table:table-row table:style-name="ro1">
          <table:table-cell/>
          <table:table-cell office:value-type="time" office:time-value="PT23H39M43.319640566S" calcext:value-type="time">
            <text:p>23:39:43.32</text:p>
          </table:table-cell>
          <table:table-cell office:value-type="float" office:value="7.424991" calcext:value-type="float">
            <text:p>7.424991</text:p>
          </table:table-cell>
          <table:table-cell/>
          <table:table-cell office:value-type="time" office:time-value="PT23H39M28.835437732S" calcext:value-type="time">
            <text:p>23:39:28.84</text:p>
          </table:table-cell>
          <table:table-cell office:value-type="float" office:value="5.397699" calcext:value-type="float">
            <text:p>5.397699</text:p>
          </table:table-cell>
        </table:table-row>
        <table:table-row table:style-name="ro1">
          <table:table-cell/>
          <table:table-cell office:value-type="time" office:time-value="PT23H40M11.608036711S" calcext:value-type="time">
            <text:p>23:40:11.61</text:p>
          </table:table-cell>
          <table:table-cell office:value-type="float" office:value="7.439923" calcext:value-type="float">
            <text:p>7.439923</text:p>
          </table:table-cell>
          <table:table-cell/>
          <table:table-cell office:value-type="time" office:time-value="PT23H39M53.455782511S" calcext:value-type="time">
            <text:p>23:39:53.46</text:p>
          </table:table-cell>
          <table:table-cell office:value-type="float" office:value="5.409055" calcext:value-type="float">
            <text:p>5.409055</text:p>
          </table:table-cell>
        </table:table-row>
        <table:table-row table:style-name="ro1">
          <table:table-cell/>
          <table:table-cell office:value-type="time" office:time-value="PT23H40M31.088309509S" calcext:value-type="time">
            <text:p>23:40:31.09</text:p>
          </table:table-cell>
          <table:table-cell office:value-type="float" office:value="7.447193" calcext:value-type="float">
            <text:p>7.447193</text:p>
          </table:table-cell>
          <table:table-cell/>
          <table:table-cell office:value-type="time" office:time-value="PT23H40M21.744178656S" calcext:value-type="time">
            <text:p>23:40:21.74</text:p>
          </table:table-cell>
          <table:table-cell office:value-type="float" office:value="5.414599" calcext:value-type="float">
            <text:p>5.414599</text:p>
          </table:table-cell>
        </table:table-row>
        <table:table-row table:style-name="ro1">
          <table:table-cell/>
          <table:table-cell office:value-type="time" office:time-value="PT23H41M00.776725259S" calcext:value-type="time">
            <text:p>23:41:00.78</text:p>
          </table:table-cell>
          <table:table-cell office:value-type="float" office:value="7.462351" calcext:value-type="float">
            <text:p>7.462351</text:p>
          </table:table-cell>
          <table:table-cell/>
          <table:table-cell office:value-type="time" office:time-value="PT23H40M41.220451397S" calcext:value-type="time">
            <text:p>23:40:41.22</text:p>
          </table:table-cell>
          <table:table-cell office:value-type="float" office:value="5.426867" calcext:value-type="float">
            <text:p>5.426867</text:p>
          </table:table-cell>
        </table:table-row>
        <table:table-row table:style-name="ro1">
          <table:table-cell/>
          <table:table-cell office:value-type="time" office:time-value="PT23H41M20.060995312S" calcext:value-type="time">
            <text:p>23:41:20.06</text:p>
          </table:table-cell>
          <table:table-cell office:value-type="float" office:value="7.468734" calcext:value-type="float">
            <text:p>7.468734</text:p>
          </table:table-cell>
          <table:table-cell/>
          <table:table-cell office:value-type="time" office:time-value="PT23H41M10.900867036S" calcext:value-type="time">
            <text:p>23:41:10.90</text:p>
          </table:table-cell>
          <table:table-cell office:value-type="float" office:value="5.429954" calcext:value-type="float">
            <text:p>5.429954</text:p>
          </table:table-cell>
        </table:table-row>
        <table:table-row table:style-name="ro1">
          <table:table-cell/>
          <table:table-cell office:value-type="time" office:time-value="PT23H41M39.297264693S" calcext:value-type="time">
            <text:p>23:41:39.30</text:p>
          </table:table-cell>
          <table:table-cell office:value-type="float" office:value="7.475313" calcext:value-type="float">
            <text:p>7.475313</text:p>
          </table:table-cell>
          <table:table-cell/>
          <table:table-cell office:value-type="time" office:time-value="PT23H41M30.181137033S" calcext:value-type="time">
            <text:p>23:41:30.18</text:p>
          </table:table-cell>
          <table:table-cell office:value-type="float" office:value="5.434506" calcext:value-type="float">
            <text:p>5.434506</text:p>
          </table:table-cell>
        </table:table-row>
        <table:table-row table:style-name="ro1">
          <table:table-cell/>
          <table:table-cell office:value-type="time" office:time-value="PT23H42M07.517659886S" calcext:value-type="time">
            <text:p>23:42:07.52</text:p>
          </table:table-cell>
          <table:table-cell office:value-type="float" office:value="7.489127" calcext:value-type="float">
            <text:p>7.489127</text:p>
          </table:table-cell>
          <table:table-cell/>
          <table:table-cell office:value-type="time" office:time-value="PT23H41M49.425406526S" calcext:value-type="time">
            <text:p>23:41:49.43</text:p>
          </table:table-cell>
          <table:table-cell office:value-type="float" office:value="5.445461" calcext:value-type="float">
            <text:p>5.445461</text:p>
          </table:table-cell>
        </table:table-row>
        <table:table-row table:style-name="ro1">
          <table:table-cell/>
          <table:table-cell office:value-type="time" office:time-value="PT23H42M22.233865969S" calcext:value-type="time">
            <text:p>23:42:22.23</text:p>
          </table:table-cell>
          <table:table-cell office:value-type="float" office:value="7.495997" calcext:value-type="float">
            <text:p>7.495997</text:p>
          </table:table-cell>
          <table:table-cell/>
          <table:table-cell office:value-type="time" office:time-value="PT23H42M17.637801606S" calcext:value-type="time">
            <text:p>23:42:17.64</text:p>
          </table:table-cell>
          <table:table-cell office:value-type="float" office:value="5.450714" calcext:value-type="float">
            <text:p>5.450714</text:p>
          </table:table-cell>
        </table:table-row>
        <table:table-row table:style-name="ro1">
          <table:table-cell/>
          <table:table-cell office:value-type="time" office:time-value="PT23H42M41.886141175S" calcext:value-type="time">
            <text:p>23:42:41.89</text:p>
          </table:table-cell>
          <table:table-cell office:value-type="float" office:value="7.509957" calcext:value-type="float">
            <text:p>7.509957</text:p>
          </table:table-cell>
          <table:table-cell/>
          <table:table-cell office:value-type="time" office:time-value="PT23H42M32.322007241S" calcext:value-type="time">
            <text:p>23:42:32.32</text:p>
          </table:table-cell>
          <table:table-cell office:value-type="float" office:value="5.461468" calcext:value-type="float">
            <text:p>5.461468</text:p>
          </table:table-cell>
        </table:table-row>
        <table:table-row table:style-name="ro1">
          <table:table-cell/>
          <table:table-cell office:value-type="time" office:time-value="PT23H43M02.346427697S" calcext:value-type="time">
            <text:p>23:43:02.35</text:p>
          </table:table-cell>
          <table:table-cell office:value-type="float" office:value="7.524938" calcext:value-type="float">
            <text:p>7.524938</text:p>
          </table:table-cell>
          <table:table-cell/>
          <table:table-cell office:value-type="time" office:time-value="PT23H42M51.974282447S" calcext:value-type="time">
            <text:p>23:42:51.97</text:p>
          </table:table-cell>
          <table:table-cell office:value-type="float" office:value="5.473085" calcext:value-type="float">
            <text:p>5.473085</text:p>
          </table:table-cell>
        </table:table-row>
        <table:table-row table:style-name="ro1">
          <table:table-cell/>
          <table:table-cell office:value-type="time" office:time-value="PT23H43M21.542696518S" calcext:value-type="time">
            <text:p>23:43:21.54</text:p>
          </table:table-cell>
          <table:table-cell office:value-type="float" office:value="7.539126" calcext:value-type="float">
            <text:p>7.539126</text:p>
          </table:table-cell>
          <table:table-cell/>
          <table:table-cell office:value-type="time" office:time-value="PT23H43M12.442569081S" calcext:value-type="time">
            <text:p>23:43:12.44</text:p>
          </table:table-cell>
          <table:table-cell office:value-type="float" office:value="5.484824" calcext:value-type="float">
            <text:p>5.484824</text:p>
          </table:table-cell>
        </table:table-row>
        <table:table-row table:style-name="ro1">
          <table:table-cell/>
          <table:table-cell office:value-type="time" office:time-value="PT23H43M40.734965282S" calcext:value-type="time">
            <text:p>23:43:40.73</text:p>
          </table:table-cell>
          <table:table-cell office:value-type="float" office:value="7.553089" calcext:value-type="float">
            <text:p>7.553089</text:p>
          </table:table-cell>
          <table:table-cell/>
          <table:table-cell office:value-type="time" office:time-value="PT23H43M31.626837734S" calcext:value-type="time">
            <text:p>23:43:31.63</text:p>
          </table:table-cell>
          <table:table-cell office:value-type="float" office:value="5.49558" calcext:value-type="float">
            <text:p>5.49558</text:p>
          </table:table-cell>
        </table:table-row>
        <table:table-row table:style-name="ro1">
          <table:table-cell/>
          <table:table-cell office:value-type="time" office:time-value="PT23H44M05.307309388S" calcext:value-type="time">
            <text:p>23:44:05.31</text:p>
          </table:table-cell>
          <table:table-cell office:value-type="float" office:value="7.567118" calcext:value-type="float">
            <text:p>7.567118</text:p>
          </table:table-cell>
          <table:table-cell/>
          <table:table-cell office:value-type="time" office:time-value="PT23H43M50.823106554S" calcext:value-type="time">
            <text:p>23:43:50.82</text:p>
          </table:table-cell>
          <table:table-cell office:value-type="float" office:value="5.507029" calcext:value-type="float">
            <text:p>5.507029</text:p>
          </table:table-cell>
        </table:table-row>
        <table:table-row table:style-name="ro1">
          <table:table-cell/>
          <table:table-cell office:value-type="time" office:time-value="PT23H44M24.999585155S" calcext:value-type="time">
            <text:p>23:44:25.00</text:p>
          </table:table-cell>
          <table:table-cell office:value-type="float" office:value="7.580879" calcext:value-type="float">
            <text:p>7.580879</text:p>
          </table:table-cell>
          <table:table-cell/>
          <table:table-cell office:value-type="time" office:time-value="PT23H44M15.435451221S" calcext:value-type="time">
            <text:p>23:44:15.44</text:p>
          </table:table-cell>
          <table:table-cell office:value-type="float" office:value="5.517786" calcext:value-type="float">
            <text:p>5.517786</text:p>
          </table:table-cell>
        </table:table-row>
        <table:table-row table:style-name="ro1">
          <table:table-cell/>
          <table:table-cell office:value-type="time" office:time-value="PT23H44M55.3160097S" calcext:value-type="time">
            <text:p>23:44:55.32</text:p>
          </table:table-cell>
          <table:table-cell office:value-type="float" office:value="7.595869" calcext:value-type="float">
            <text:p>7.595869</text:p>
          </table:table-cell>
          <table:table-cell/>
          <table:table-cell office:value-type="time" office:time-value="PT23H44M35.091726483S" calcext:value-type="time">
            <text:p>23:44:35.09</text:p>
          </table:table-cell>
          <table:table-cell office:value-type="float" office:value="5.529426" calcext:value-type="float">
            <text:p>5.529426</text:p>
          </table:table-cell>
        </table:table-row>
        <table:table-row table:style-name="ro1">
          <table:table-cell/>
          <table:table-cell office:value-type="time" office:time-value="PT23H45M26.91245217S" calcext:value-type="time">
            <text:p>23:45:26.91</text:p>
          </table:table-cell>
          <table:table-cell office:value-type="float" office:value="7.62219" calcext:value-type="float">
            <text:p>7.62219</text:p>
          </table:table-cell>
          <table:table-cell/>
          <table:table-cell office:value-type="time" office:time-value="PT23H45M05.444151532S" calcext:value-type="time">
            <text:p>23:45:05.44</text:p>
          </table:table-cell>
          <table:table-cell office:value-type="float" office:value="5.549464" calcext:value-type="float">
            <text:p>5.549464</text:p>
          </table:table-cell>
        </table:table-row>
        <table:table-row table:style-name="ro1">
          <table:table-cell/>
          <table:table-cell office:value-type="time" office:time-value="PT23H45M41.656658645S" calcext:value-type="time">
            <text:p>23:45:41.66</text:p>
          </table:table-cell>
          <table:table-cell office:value-type="float" office:value="7.629225" calcext:value-type="float">
            <text:p>7.629225</text:p>
          </table:table-cell>
          <table:table-cell/>
          <table:table-cell office:value-type="time" office:time-value="PT23H45M37.048594115S" calcext:value-type="time">
            <text:p>23:45:37.05</text:p>
          </table:table-cell>
          <table:table-cell office:value-type="float" office:value="5.554508" calcext:value-type="float">
            <text:p>5.554508</text:p>
          </table:table-cell>
        </table:table-row>
        <table:table-row table:style-name="ro1">
          <table:table-cell/>
          <table:table-cell office:value-type="time" office:time-value="PT23H46M00.924928474S" calcext:value-type="time">
            <text:p>23:46:00.92</text:p>
          </table:table-cell>
          <table:table-cell office:value-type="float" office:value="7.636093" calcext:value-type="float">
            <text:p>7.636093</text:p>
          </table:table-cell>
          <table:table-cell/>
          <table:table-cell office:value-type="time" office:time-value="PT23H45M51.732799749S" calcext:value-type="time">
            <text:p>23:45:51.73</text:p>
          </table:table-cell>
          <table:table-cell office:value-type="float" office:value="5.5597" calcext:value-type="float">
            <text:p>5.5597</text:p>
          </table:table-cell>
        </table:table-row>
        <table:table-row table:style-name="ro1">
          <table:table-cell/>
          <table:table-cell office:value-type="time" office:time-value="PT23H46M31.297353803S" calcext:value-type="time">
            <text:p>23:46:31.30</text:p>
          </table:table-cell>
          <table:table-cell office:value-type="float" office:value="7.650986" calcext:value-type="float">
            <text:p>7.650986</text:p>
          </table:table-cell>
          <table:table-cell/>
          <table:table-cell office:value-type="time" office:time-value="PT23H46M11.057070362S" calcext:value-type="time">
            <text:p>23:46:11.06</text:p>
          </table:table-cell>
          <table:table-cell office:value-type="float" office:value="5.571465" calcext:value-type="float">
            <text:p>5.571465</text:p>
          </table:table-cell>
        </table:table-row>
        <table:table-row table:style-name="ro1">
          <table:table-cell/>
          <table:table-cell office:value-type="time" office:time-value="PT23H46M51.309634051S" calcext:value-type="time">
            <text:p>23:46:51.31</text:p>
          </table:table-cell>
          <table:table-cell office:value-type="float" office:value="7.666108" calcext:value-type="float">
            <text:p>7.666108</text:p>
          </table:table-cell>
          <table:table-cell/>
          <table:table-cell office:value-type="time" office:time-value="PT23H46M41.437495804S" calcext:value-type="time">
            <text:p>23:46:41.44</text:p>
          </table:table-cell>
          <table:table-cell office:value-type="float" office:value="5.583229" calcext:value-type="float">
            <text:p>5.583229</text:p>
          </table:table-cell>
        </table:table-row>
        <table:table-row table:style-name="ro1">
          <table:table-cell/>
          <table:table-cell office:value-type="time" office:time-value="PT23H47M10.797906961S" calcext:value-type="time">
            <text:p>23:47:10.80</text:p>
          </table:table-cell>
          <table:table-cell office:value-type="float" office:value="7.672751" calcext:value-type="float">
            <text:p>7.672751</text:p>
          </table:table-cell>
          <table:table-cell/>
          <table:table-cell office:value-type="time" office:time-value="PT23H47M01.405775436S" calcext:value-type="time">
            <text:p>23:47:01.41</text:p>
          </table:table-cell>
          <table:table-cell office:value-type="float" office:value="5.58799" calcext:value-type="float">
            <text:p>5.58799</text:p>
          </table:table-cell>
        </table:table-row>
        <table:table-row table:style-name="ro1">
          <table:table-cell/>
          <table:table-cell office:value-type="time" office:time-value="PT23H47M30.314180263S" calcext:value-type="time">
            <text:p>23:47:30.31</text:p>
          </table:table-cell>
          <table:table-cell office:value-type="float" office:value="7.679621" calcext:value-type="float">
            <text:p>7.679621</text:p>
          </table:table-cell>
          <table:table-cell/>
          <table:table-cell office:value-type="time" office:time-value="PT23H47M20.922048737S" calcext:value-type="time">
            <text:p>23:47:20.92</text:p>
          </table:table-cell>
          <table:table-cell office:value-type="float" office:value="5.593243" calcext:value-type="float">
            <text:p>5.593243</text:p>
          </table:table-cell>
        </table:table-row>
        <table:table-row table:style-name="ro1">
          <table:table-cell/>
          <table:table-cell office:value-type="time" office:time-value="PT23H47M45.054386682S" calcext:value-type="time">
            <text:p>23:47:45.05</text:p>
          </table:table-cell>
          <table:table-cell office:value-type="float" office:value="7.6862" calcext:value-type="float">
            <text:p>7.6862</text:p>
          </table:table-cell>
          <table:table-cell/>
          <table:table-cell office:value-type="time" office:time-value="PT23H47M40.438322039S" calcext:value-type="time">
            <text:p>23:47:40.44</text:p>
          </table:table-cell>
          <table:table-cell office:value-type="float" office:value="5.597795" calcext:value-type="float">
            <text:p>5.597795</text:p>
          </table:table-cell>
        </table:table-row>
        <table:table-row table:style-name="ro1">
          <table:table-cell/>
          <table:table-cell office:value-type="time" office:time-value="PT23H48M08.422713927S" calcext:value-type="time">
            <text:p>23:48:08.42</text:p>
          </table:table-cell>
          <table:table-cell office:value-type="float" office:value="7.700216" calcext:value-type="float">
            <text:p>7.700216</text:p>
          </table:table-cell>
          <table:table-cell/>
          <table:table-cell office:value-type="time" office:time-value="PT23H47M55.14652801S" calcext:value-type="time">
            <text:p>23:47:55.15</text:p>
          </table:table-cell>
          <table:table-cell office:value-type="float" office:value="5.60875" calcext:value-type="float">
            <text:p>5.60875</text:p>
          </table:table-cell>
        </table:table-row>
        <table:table-row table:style-name="ro1">
          <table:table-cell/>
          <table:table-cell office:value-type="time" office:time-value="PT23H48M28.794999217S" calcext:value-type="time">
            <text:p>23:48:28.79</text:p>
          </table:table-cell>
          <table:table-cell office:value-type="float" office:value="7.714912" calcext:value-type="float">
            <text:p>7.714912</text:p>
          </table:table-cell>
          <table:table-cell/>
          <table:table-cell office:value-type="time" office:time-value="PT23H48M18.542855648S" calcext:value-type="time">
            <text:p>23:48:18.54</text:p>
          </table:table-cell>
          <table:table-cell office:value-type="float" office:value="5.620026" calcext:value-type="float">
            <text:p>5.620026</text:p>
          </table:table-cell>
        </table:table-row>
        <table:table-row table:style-name="ro1">
          <table:table-cell/>
          <table:table-cell office:value-type="time" office:time-value="PT23H48M43.7112081S" calcext:value-type="time">
            <text:p>23:48:43.71</text:p>
          </table:table-cell>
          <table:table-cell office:value-type="float" office:value="7.720421" calcext:value-type="float">
            <text:p>7.720421</text:p>
          </table:table-cell>
          <table:table-cell/>
          <table:table-cell office:value-type="time" office:time-value="PT23H48M38.871140321S" calcext:value-type="time">
            <text:p>23:48:38.87</text:p>
          </table:table-cell>
          <table:table-cell office:value-type="float" office:value="5.622518" calcext:value-type="float">
            <text:p>5.622518</text:p>
          </table:table-cell>
        </table:table-row>
        <table:table-row table:style-name="ro1">
          <table:table-cell/>
          <table:table-cell office:value-type="time" office:time-value="PT23H49M03.431484259S" calcext:value-type="time">
            <text:p>23:49:03.43</text:p>
          </table:table-cell>
          <table:table-cell office:value-type="float" office:value="7.734645" calcext:value-type="float">
            <text:p>7.734645</text:p>
          </table:table-cell>
          <table:table-cell/>
          <table:table-cell office:value-type="time" office:time-value="PT23H48M53.799349372S" calcext:value-type="time">
            <text:p>23:48:53.80</text:p>
          </table:table-cell>
          <table:table-cell office:value-type="float" office:value="5.633833" calcext:value-type="float">
            <text:p>5.633833</text:p>
          </table:table-cell>
        </table:table-row>
        <table:table-row table:style-name="ro1">
          <table:table-cell/>
          <table:table-cell office:value-type="time" office:time-value="PT23H49M22.655753472S" calcext:value-type="time">
            <text:p>23:49:22.66</text:p>
          </table:table-cell>
          <table:table-cell office:value-type="float" office:value="7.748462" calcext:value-type="float">
            <text:p>7.748462</text:p>
          </table:table-cell>
          <table:table-cell/>
          <table:table-cell office:value-type="time" office:time-value="PT23H49M13.515625475S" calcext:value-type="time">
            <text:p>23:49:13.52</text:p>
          </table:table-cell>
          <table:table-cell office:value-type="float" office:value="5.644789" calcext:value-type="float">
            <text:p>5.644789</text:p>
          </table:table-cell>
        </table:table-row>
        <table:table-row table:style-name="ro1">
          <table:table-cell/>
          <table:table-cell office:value-type="time" office:time-value="PT23H49M41.956023749S" calcext:value-type="time">
            <text:p>23:49:41.96</text:p>
          </table:table-cell>
          <table:table-cell office:value-type="float" office:value="7.755505" calcext:value-type="float">
            <text:p>7.755505</text:p>
          </table:table-cell>
          <table:table-cell/>
          <table:table-cell office:value-type="time" office:time-value="PT23H49M32.743894744S" calcext:value-type="time">
            <text:p>23:49:32.74</text:p>
          </table:table-cell>
          <table:table-cell office:value-type="float" office:value="5.64984" calcext:value-type="float">
            <text:p>5.64984</text:p>
          </table:table-cell>
        </table:table-row>
        <table:table-row table:style-name="ro1">
          <table:table-cell/>
          <table:table-cell office:value-type="time" office:time-value="PT23H50M02.008304557S" calcext:value-type="time">
            <text:p>23:50:02.01</text:p>
          </table:table-cell>
          <table:table-cell office:value-type="float" office:value="7.770918" calcext:value-type="float">
            <text:p>7.770918</text:p>
          </table:table-cell>
          <table:table-cell/>
          <table:table-cell office:value-type="time" office:time-value="PT23H49M52.088165637S" calcext:value-type="time">
            <text:p>23:49:52.09</text:p>
          </table:table-cell>
          <table:table-cell office:value-type="float" office:value="5.662306" calcext:value-type="float">
            <text:p>5.662306</text:p>
          </table:table-cell>
        </table:table-row>
        <table:table-row table:style-name="ro1">
          <table:table-cell/>
          <table:table-cell office:value-type="time" office:time-value="PT23H50M27.864666644S" calcext:value-type="time">
            <text:p>23:50:27.86</text:p>
          </table:table-cell>
          <table:table-cell office:value-type="float" office:value="7.785822" calcext:value-type="float">
            <text:p>7.785822</text:p>
          </table:table-cell>
          <table:table-cell/>
          <table:table-cell office:value-type="time" office:time-value="PT23H50M12.096445829S" calcext:value-type="time">
            <text:p>23:50:12.10</text:p>
          </table:table-cell>
          <table:table-cell office:value-type="float" office:value="5.673942" calcext:value-type="float">
            <text:p>5.673942</text:p>
          </table:table-cell>
        </table:table-row>
        <table:table-row table:style-name="ro1">
          <table:table-cell/>
          <table:table-cell office:value-type="time" office:time-value="PT23H50M47.560942467S" calcext:value-type="time">
            <text:p>23:50:47.56</text:p>
          </table:table-cell>
          <table:table-cell office:value-type="float" office:value="7.800068" calcext:value-type="float">
            <text:p>7.800068</text:p>
          </table:table-cell>
          <table:table-cell/>
          <table:table-cell office:value-type="time" office:time-value="PT23H50M37.980808308S" calcext:value-type="time">
            <text:p>23:50:37.98</text:p>
          </table:table-cell>
          <table:table-cell office:value-type="float" office:value="5.685683" calcext:value-type="float">
            <text:p>5.685683</text:p>
          </table:table-cell>
        </table:table-row>
        <table:table-row table:style-name="ro1">
          <table:table-cell/>
          <table:table-cell office:value-type="time" office:time-value="PT23H51M06.84521252S" calcext:value-type="time">
            <text:p>23:51:06.85</text:p>
          </table:table-cell>
          <table:table-cell office:value-type="float" office:value="7.806674" calcext:value-type="float">
            <text:p>7.806674</text:p>
          </table:table-cell>
          <table:table-cell/>
          <table:table-cell office:value-type="time" office:time-value="PT23H50M57.637083571S" calcext:value-type="time">
            <text:p>23:50:57.64</text:p>
          </table:table-cell>
          <table:table-cell office:value-type="float" office:value="5.690375" calcext:value-type="float">
            <text:p>5.690375</text:p>
          </table:table-cell>
        </table:table-row>
        <table:table-row table:style-name="ro1">
          <table:table-cell/>
          <table:table-cell office:value-type="time" office:time-value="PT23H51M26.165483077S" calcext:value-type="time">
            <text:p>23:51:26.17</text:p>
          </table:table-cell>
          <table:table-cell office:value-type="float" office:value="7.813515" calcext:value-type="float">
            <text:p>7.813515</text:p>
          </table:table-cell>
          <table:table-cell/>
          <table:table-cell office:value-type="time" office:time-value="PT23H51M16.96535424S" calcext:value-type="time">
            <text:p>23:51:16.97</text:p>
          </table:table-cell>
          <table:table-cell office:value-type="float" office:value="5.695567" calcext:value-type="float">
            <text:p>5.695567</text:p>
          </table:table-cell>
        </table:table-row>
        <table:table-row table:style-name="ro1">
          <table:table-cell/>
          <table:table-cell office:value-type="time" office:time-value="PT23H51M41.149692913S" calcext:value-type="time">
            <text:p>23:51:41.15</text:p>
          </table:table-cell>
          <table:table-cell office:value-type="float" office:value="7.820614" calcext:value-type="float">
            <text:p>7.820614</text:p>
          </table:table-cell>
          <table:table-cell/>
          <table:table-cell office:value-type="time" office:time-value="PT23H51M36.289624853S" calcext:value-type="time">
            <text:p>23:51:36.29</text:p>
          </table:table-cell>
          <table:table-cell office:value-type="float" office:value="5.70082" calcext:value-type="float">
            <text:p>5.70082</text:p>
          </table:table-cell>
        </table:table-row>
        <table:table-row table:style-name="ro1">
          <table:table-cell/>
          <table:table-cell office:value-type="time" office:time-value="PT23H52M09.474089562S" calcext:value-type="time">
            <text:p>23:52:09.47</text:p>
          </table:table-cell>
          <table:table-cell office:value-type="float" office:value="7.83463" calcext:value-type="float">
            <text:p>7.83463</text:p>
          </table:table-cell>
          <table:table-cell/>
          <table:table-cell office:value-type="time" office:time-value="PT23H51M51.241834241S" calcext:value-type="time">
            <text:p>23:51:51.24</text:p>
          </table:table-cell>
          <table:table-cell office:value-type="float" office:value="5.711775" calcext:value-type="float">
            <text:p>5.711775</text:p>
          </table:table-cell>
        </table:table-row>
        <table:table-row table:style-name="ro1">
          <table:table-cell/>
          <table:table-cell office:value-type="time" office:time-value="PT23H52M29.686372611S" calcext:value-type="time">
            <text:p>23:52:29.69</text:p>
          </table:table-cell>
          <table:table-cell office:value-type="float" office:value="7.849609" calcext:value-type="float">
            <text:p>7.849609</text:p>
          </table:table-cell>
          <table:table-cell/>
          <table:table-cell office:value-type="time" office:time-value="PT23H52M19.602231394S" calcext:value-type="time">
            <text:p>23:52:19.60</text:p>
          </table:table-cell>
          <table:table-cell office:value-type="float" office:value="5.723742" calcext:value-type="float">
            <text:p>5.723742</text:p>
          </table:table-cell>
        </table:table-row>
        <table:table-row table:style-name="ro1">
          <table:table-cell/>
          <table:table-cell office:value-type="time" office:time-value="PT23H52M59.598791498S" calcext:value-type="time">
            <text:p>23:52:59.60</text:p>
          </table:table-cell>
          <table:table-cell office:value-type="float" office:value="7.864342" calcext:value-type="float">
            <text:p>7.864342</text:p>
          </table:table-cell>
          <table:table-cell/>
          <table:table-cell office:value-type="time" office:time-value="PT23H52M39.770513827S" calcext:value-type="time">
            <text:p>23:52:39.77</text:p>
          </table:table-cell>
          <table:table-cell office:value-type="float" office:value="5.735102" calcext:value-type="float">
            <text:p>5.735102</text:p>
          </table:table-cell>
        </table:table-row>
        <table:table-row table:style-name="ro1">
          <table:table-cell/>
          <table:table-cell office:value-type="time" office:time-value="PT23H53M14.579001278S" calcext:value-type="time">
            <text:p>23:53:14.58</text:p>
          </table:table-cell>
          <table:table-cell office:value-type="float" office:value="7.871383" calcext:value-type="float">
            <text:p>7.871383</text:p>
          </table:table-cell>
          <table:table-cell/>
          <table:table-cell office:value-type="time" office:time-value="PT23H53M09.722933274S" calcext:value-type="time">
            <text:p>23:53:09.72</text:p>
          </table:table-cell>
          <table:table-cell office:value-type="float" office:value="5.740646" calcext:value-type="float">
            <text:p>5.740646</text:p>
          </table:table-cell>
        </table:table-row>
        <table:table-row table:style-name="ro1">
          <table:table-cell/>
          <table:table-cell office:value-type="time" office:time-value="PT23H53M34.335277941S" calcext:value-type="time">
            <text:p>23:53:34.34</text:p>
          </table:table-cell>
          <table:table-cell office:value-type="float" office:value="7.885458" calcext:value-type="float">
            <text:p>7.885458</text:p>
          </table:table-cell>
          <table:table-cell/>
          <table:table-cell office:value-type="time" office:time-value="PT23H53M24.66714255S" calcext:value-type="time">
            <text:p>23:53:24.67</text:p>
          </table:table-cell>
          <table:table-cell office:value-type="float" office:value="5.751814" calcext:value-type="float">
            <text:p>5.751814</text:p>
          </table:table-cell>
        </table:table-row>
        <table:table-row table:style-name="ro1">
          <table:table-cell/>
          <table:table-cell office:value-type="time" office:time-value="PT23H53M49.063484192S" calcext:value-type="time">
            <text:p>23:53:49.06</text:p>
          </table:table-cell>
          <table:table-cell office:value-type="float" office:value="7.890955" calcext:value-type="float">
            <text:p>7.890955</text:p>
          </table:table-cell>
          <table:table-cell/>
          <table:table-cell office:value-type="time" office:time-value="PT23H53M44.419419157S" calcext:value-type="time">
            <text:p>23:53:44.42</text:p>
          </table:table-cell>
          <table:table-cell office:value-type="float" office:value="5.754264" calcext:value-type="float">
            <text:p>5.754264</text:p>
          </table:table-cell>
        </table:table-row>
        <table:table-row table:style-name="ro1">
          <table:table-cell/>
          <table:table-cell office:value-type="time" office:time-value="PT23H54M17.463881905S" calcext:value-type="time">
            <text:p>23:54:17.46</text:p>
          </table:table-cell>
          <table:table-cell office:value-type="float" office:value="7.904971" calcext:value-type="float">
            <text:p>7.904971</text:p>
          </table:table-cell>
          <table:table-cell/>
          <table:table-cell office:value-type="time" office:time-value="PT23H53M59.147625408S" calcext:value-type="time">
            <text:p>23:53:59.15</text:p>
          </table:table-cell>
          <table:table-cell office:value-type="float" office:value="5.765228" calcext:value-type="float">
            <text:p>5.765228</text:p>
          </table:table-cell>
        </table:table-row>
        <table:table-row table:style-name="ro1">
          <table:table-cell/>
          <table:table-cell office:value-type="time" office:time-value="PT23H54M38.388174924S" calcext:value-type="time">
            <text:p>23:54:38.39</text:p>
          </table:table-cell>
          <table:table-cell office:value-type="float" office:value="7.918732" calcext:value-type="float">
            <text:p>7.918732</text:p>
          </table:table-cell>
          <table:table-cell/>
          <table:table-cell office:value-type="time" office:time-value="PT23H54M27.588023681S" calcext:value-type="time">
            <text:p>23:54:27.59</text:p>
          </table:table-cell>
          <table:table-cell office:value-type="float" office:value="5.775993" calcext:value-type="float">
            <text:p>5.775993</text:p>
          </table:table-cell>
        </table:table-row>
        <table:table-row table:style-name="ro1">
          <table:table-cell/>
          <table:table-cell office:value-type="time" office:time-value="PT23H55M08.316594036S" calcext:value-type="time">
            <text:p>23:55:08.32</text:p>
          </table:table-cell>
          <table:table-cell office:value-type="float" office:value="7.933657" calcext:value-type="float">
            <text:p>7.933657</text:p>
          </table:table-cell>
          <table:table-cell/>
          <table:table-cell office:value-type="time" office:time-value="PT23H54M48.476316197S" calcext:value-type="time">
            <text:p>23:54:48.48</text:p>
          </table:table-cell>
          <table:table-cell office:value-type="float" office:value="5.787834" calcext:value-type="float">
            <text:p>5.787834</text:p>
          </table:table-cell>
        </table:table-row>
        <table:table-row table:style-name="ro1">
          <table:table-cell/>
          <table:table-cell office:value-type="time" office:time-value="PT23H55M23.084800847S" calcext:value-type="time">
            <text:p>23:55:23.08</text:p>
          </table:table-cell>
          <table:table-cell office:value-type="float" office:value="7.940263" calcext:value-type="float">
            <text:p>7.940263</text:p>
          </table:table-cell>
          <table:table-cell/>
          <table:table-cell office:value-type="time" office:time-value="PT23H55M18.436735756S" calcext:value-type="time">
            <text:p>23:55:18.44</text:p>
          </table:table-cell>
          <table:table-cell office:value-type="float" office:value="5.79253" calcext:value-type="float">
            <text:p>5.79253</text:p>
          </table:table-cell>
        </table:table-row>
        <table:table-row table:style-name="ro1">
          <table:table-cell/>
          <table:table-cell office:value-type="time" office:time-value="PT23H55M42.701075549S" calcext:value-type="time">
            <text:p>23:55:42.70</text:p>
          </table:table-cell>
          <table:table-cell office:value-type="float" office:value="7.947334" calcext:value-type="float">
            <text:p>7.947334</text:p>
          </table:table-cell>
          <table:table-cell/>
          <table:table-cell office:value-type="time" office:time-value="PT23H55M33.168942063S" calcext:value-type="time">
            <text:p>23:55:33.17</text:p>
          </table:table-cell>
          <table:table-cell office:value-type="float" office:value="5.797742" calcext:value-type="float">
            <text:p>5.797742</text:p>
          </table:table-cell>
        </table:table-row>
        <table:table-row table:style-name="ro1">
          <table:table-cell/>
          <table:table-cell office:value-type="time" office:time-value="PT23H56M11.021472142S" calcext:value-type="time">
            <text:p>23:56:11.02</text:p>
          </table:table-cell>
          <table:table-cell office:value-type="float" office:value="7.96135" calcext:value-type="float">
            <text:p>7.96135</text:p>
          </table:table-cell>
          <table:table-cell/>
          <table:table-cell office:value-type="time" office:time-value="PT23H55M52.833217438S" calcext:value-type="time">
            <text:p>23:55:52.83</text:p>
          </table:table-cell>
          <table:table-cell office:value-type="float" office:value="5.808997" calcext:value-type="float">
            <text:p>5.808997</text:p>
          </table:table-cell>
        </table:table-row>
        <table:table-row table:style-name="ro1">
          <table:table-cell/>
          <table:table-cell office:value-type="time" office:time-value="PT23H56M41.513899152S" calcext:value-type="time">
            <text:p>23:56:41.51</text:p>
          </table:table-cell>
          <table:table-cell office:value-type="float" office:value="7.97579" calcext:value-type="float">
            <text:p>7.97579</text:p>
          </table:table-cell>
          <table:table-cell/>
          <table:table-cell office:value-type="time" office:time-value="PT23H56M21.153614031S" calcext:value-type="time">
            <text:p>23:56:21.15</text:p>
          </table:table-cell>
          <table:table-cell office:value-type="float" office:value="5.81926" calcext:value-type="float">
            <text:p>5.81926</text:p>
          </table:table-cell>
        </table:table-row>
        <table:table-row table:style-name="ro1">
          <table:table-cell/>
          <table:table-cell office:value-type="time" office:time-value="PT23H56M56.514109212S" calcext:value-type="time">
            <text:p>23:56:56.51</text:p>
          </table:table-cell>
          <table:table-cell office:value-type="float" office:value="7.982631" calcext:value-type="float">
            <text:p>7.982631</text:p>
          </table:table-cell>
          <table:table-cell/>
          <table:table-cell office:value-type="time" office:time-value="PT23H56M51.638040929S" calcext:value-type="time">
            <text:p>23:56:51.64</text:p>
          </table:table-cell>
          <table:table-cell office:value-type="float" office:value="5.824317" calcext:value-type="float">
            <text:p>5.824317</text:p>
          </table:table-cell>
        </table:table-row>
        <table:table-row table:style-name="ro1">
          <table:table-cell/>
          <table:table-cell office:value-type="time" office:time-value="PT23H57M25.50251516S" calcext:value-type="time">
            <text:p>23:57:25.50</text:p>
          </table:table-cell>
          <table:table-cell office:value-type="float" office:value="7.996874" calcext:value-type="float">
            <text:p>7.996874</text:p>
          </table:table-cell>
          <table:table-cell/>
          <table:table-cell office:value-type="time" office:time-value="PT23H57M06.60625054S" calcext:value-type="time">
            <text:p>23:57:06.61</text:p>
          </table:table-cell>
          <table:table-cell office:value-type="float" office:value="5.833668" calcext:value-type="float">
            <text:p>5.833668</text:p>
          </table:table-cell>
        </table:table-row>
        <table:table-row table:style-name="ro1">
          <table:table-cell/>
          <table:table-cell office:value-type="time" office:time-value="PT23H57M44.874786445S" calcext:value-type="time">
            <text:p>23:57:44.87</text:p>
          </table:table-cell>
          <table:table-cell office:value-type="float" office:value="8.003915" calcext:value-type="float">
            <text:p>8.003915</text:p>
          </table:table-cell>
          <table:table-cell/>
          <table:table-cell office:value-type="time" office:time-value="PT23H57M35.626656936S" calcext:value-type="time">
            <text:p>23:57:35.63</text:p>
          </table:table-cell>
          <table:table-cell office:value-type="float" office:value="5.839217" calcext:value-type="float">
            <text:p>5.839217</text:p>
          </table:table-cell>
        </table:table-row>
        <table:table-row table:style-name="ro1">
          <table:table-cell/>
          <table:table-cell office:value-type="time" office:time-value="PT23H58M04.439060419S" calcext:value-type="time">
            <text:p>23:58:04.44</text:p>
          </table:table-cell>
          <table:table-cell office:value-type="float" office:value="8.010521" calcext:value-type="float">
            <text:p>8.010521</text:p>
          </table:table-cell>
          <table:table-cell/>
          <table:table-cell office:value-type="time" office:time-value="PT23H57M54.998928222S" calcext:value-type="time">
            <text:p>23:57:55.00</text:p>
          </table:table-cell>
          <table:table-cell office:value-type="float" office:value="5.843914" calcext:value-type="float">
            <text:p>5.843914</text:p>
          </table:table-cell>
        </table:table-row>
        <table:table-row table:style-name="ro1">
          <table:table-cell/>
          <table:table-cell office:value-type="time" office:time-value="PT23H58M33.023460709S" calcext:value-type="time">
            <text:p>23:58:33.02</text:p>
          </table:table-cell>
          <table:table-cell office:value-type="float" office:value="8.024308" calcext:value-type="float">
            <text:p>8.024308</text:p>
          </table:table-cell>
          <table:table-cell/>
          <table:table-cell office:value-type="time" office:time-value="PT23H58M14.575202364S" calcext:value-type="time">
            <text:p>23:58:14.58</text:p>
          </table:table-cell>
          <table:table-cell office:value-type="float" office:value="5.85488" calcext:value-type="float">
            <text:p>5.85488</text:p>
          </table:table-cell>
        </table:table-row>
        <table:table-row table:style-name="ro1">
          <table:table-cell/>
          <table:table-cell office:value-type="time" office:time-value="PT23H58M52.659735692S" calcext:value-type="time">
            <text:p>23:58:52.66</text:p>
          </table:table-cell>
          <table:table-cell office:value-type="float" office:value="8.031116" calcext:value-type="float">
            <text:p>8.031116</text:p>
          </table:table-cell>
          <table:table-cell/>
          <table:table-cell office:value-type="time" office:time-value="PT23H58M43.147602486S" calcext:value-type="time">
            <text:p>23:58:43.15</text:p>
          </table:table-cell>
          <table:table-cell office:value-type="float" office:value="5.859436" calcext:value-type="float">
            <text:p>5.859436</text:p>
          </table:table-cell>
        </table:table-row>
        <table:table-row table:style-name="ro1">
          <table:table-cell/>
          <table:table-cell office:value-type="time" office:time-value="PT23H59M21.300136766S" calcext:value-type="time">
            <text:p>23:59:21.30</text:p>
          </table:table-cell>
          <table:table-cell office:value-type="float" office:value="8.045567" calcext:value-type="float">
            <text:p>8.045567</text:p>
          </table:table-cell>
          <table:table-cell/>
          <table:table-cell office:value-type="time" office:time-value="PT23H59M02.795877636S" calcext:value-type="time">
            <text:p>23:59:02.80</text:p>
          </table:table-cell>
          <table:table-cell office:value-type="float" office:value="5.871253" calcext:value-type="float">
            <text:p>5.871253</text:p>
          </table:table-cell>
        </table:table-row>
        <table:table-row table:style-name="ro1">
          <table:table-cell/>
          <table:table-cell office:value-type="time" office:time-value="PT23H59M41.136414549S" calcext:value-type="time">
            <text:p>23:59:41.14</text:p>
          </table:table-cell>
          <table:table-cell office:value-type="float" office:value="8.059586" calcext:value-type="float">
            <text:p>8.059586</text:p>
          </table:table-cell>
          <table:table-cell/>
          <table:table-cell office:value-type="time" office:time-value="PT23H59M31.436278711S" calcext:value-type="time">
            <text:p>23:59:31.44</text:p>
          </table:table-cell>
          <table:table-cell office:value-type="float" office:value="5.882236" calcext:value-type="float">
            <text:p>5.882236</text:p>
          </table:table-cell>
        </table:table-row>
        <table:table-row table:style-name="ro1">
          <table:table-cell/>
          <table:table-cell office:value-type="time" office:time-value="PT00H00M09.600813159S" calcext:value-type="time">
            <text:p>00:00:09.60</text:p>
          </table:table-cell>
          <table:table-cell office:value-type="float" office:value="8.073376" calcext:value-type="float">
            <text:p>8.073376</text:p>
          </table:table-cell>
          <table:table-cell/>
          <table:table-cell office:value-type="time" office:time-value="PT23H59M51.228555878S" calcext:value-type="time">
            <text:p>23:59:51.23</text:p>
          </table:table-cell>
          <table:table-cell office:value-type="float" office:value="5.893203" calcext:value-type="float">
            <text:p>5.893203</text:p>
          </table:table-cell>
        </table:table-row>
        <table:table-row table:style-name="ro1">
          <table:table-cell/>
          <table:table-cell office:value-type="time" office:time-value="PT00H00M34.009154969S" calcext:value-type="time">
            <text:p>00:00:34.01</text:p>
          </table:table-cell>
          <table:table-cell office:value-type="float" office:value="8.093707" calcext:value-type="float">
            <text:p>8.093707</text:p>
          </table:table-cell>
          <table:table-cell/>
          <table:table-cell office:value-type="time" office:time-value="PT00H00M19.732955048S" calcext:value-type="time">
            <text:p>00:00:19.73</text:p>
          </table:table-cell>
          <table:table-cell office:value-type="float" office:value="5.907789" calcext:value-type="float">
            <text:p>5.907789</text:p>
          </table:table-cell>
        </table:table-row>
        <table:table-row table:style-name="ro1">
          <table:table-cell/>
          <table:table-cell office:value-type="time" office:time-value="PT00H01M03.985574752S" calcext:value-type="time">
            <text:p>00:01:03.99</text:p>
          </table:table-cell>
          <table:table-cell office:value-type="float" office:value="8.10863" calcext:value-type="float">
            <text:p>8.10863</text:p>
          </table:table-cell>
          <table:table-cell/>
          <table:table-cell office:value-type="time" office:time-value="PT00H00M44.101296297S" calcext:value-type="time">
            <text:p>00:00:44.10</text:p>
          </table:table-cell>
          <table:table-cell office:value-type="float" office:value="5.919583" calcext:value-type="float">
            <text:p>5.919583</text:p>
          </table:table-cell>
        </table:table-row>
        <table:table-row table:style-name="ro1">
          <table:table-cell/>
          <table:table-cell office:value-type="time" office:time-value="PT00H01M20.853810972S" calcext:value-type="time">
            <text:p>00:01:20.85</text:p>
          </table:table-cell>
          <table:table-cell office:value-type="float" office:value="8.115236" calcext:value-type="float">
            <text:p>8.115236</text:p>
          </table:table-cell>
          <table:table-cell/>
          <table:table-cell office:value-type="time" office:time-value="PT00H01M14.117716641S" calcext:value-type="time">
            <text:p>00:01:14.12</text:p>
          </table:table-cell>
          <table:table-cell office:value-type="float" office:value="5.924139" calcext:value-type="float">
            <text:p>5.924139</text:p>
          </table:table-cell>
        </table:table-row>
        <table:table-row table:style-name="ro1">
          <table:table-cell/>
          <table:table-cell office:value-type="time" office:time-value="PT00H01M40.154081249S" calcext:value-type="time">
            <text:p>00:01:40.15</text:p>
          </table:table-cell>
          <table:table-cell office:value-type="float" office:value="8.12205" calcext:value-type="float">
            <text:p>8.12205</text:p>
          </table:table-cell>
          <table:table-cell/>
          <table:table-cell office:value-type="time" office:time-value="PT00H01M30.933952132S" calcext:value-type="time">
            <text:p>00:01:30.93</text:p>
          </table:table-cell>
          <table:table-cell office:value-type="float" office:value="5.929196" calcext:value-type="float">
            <text:p>5.929196</text:p>
          </table:table-cell>
        </table:table-row>
        <table:table-row table:style-name="ro1">
          <table:table-cell/>
          <table:table-cell office:value-type="time" office:time-value="PT00H02M08.694480923S" calcext:value-type="time">
            <text:p>00:02:08.69</text:p>
          </table:table-cell>
          <table:table-cell office:value-type="float" office:value="8.13623" calcext:value-type="float">
            <text:p>8.13623</text:p>
          </table:table-cell>
          <table:table-cell/>
          <table:table-cell office:value-type="time" office:time-value="PT00H01M50.278223025S" calcext:value-type="time">
            <text:p>00:01:50.28</text:p>
          </table:table-cell>
          <table:table-cell office:value-type="float" office:value="5.938273" calcext:value-type="float">
            <text:p>5.938273</text:p>
          </table:table-cell>
        </table:table-row>
        <table:table-row table:style-name="ro1">
          <table:table-cell/>
          <table:table-cell office:value-type="time" office:time-value="PT00H02M37.678886815S" calcext:value-type="time">
            <text:p>00:02:37.68</text:p>
          </table:table-cell>
          <table:table-cell office:value-type="float" office:value="8.149997" calcext:value-type="float">
            <text:p>8.149997</text:p>
          </table:table-cell>
          <table:table-cell/>
          <table:table-cell office:value-type="time" office:time-value="PT00H02M18.826622811S" calcext:value-type="time">
            <text:p>00:02:18.83</text:p>
          </table:table-cell>
          <table:table-cell office:value-type="float" office:value="5.947987" calcext:value-type="float">
            <text:p>5.947987</text:p>
          </table:table-cell>
        </table:table-row>
        <table:table-row table:style-name="ro1">
          <table:table-cell/>
          <table:table-cell office:value-type="time" office:time-value="PT00H02M57.415163197S" calcext:value-type="time">
            <text:p>00:02:57.42</text:p>
          </table:table-cell>
          <table:table-cell office:value-type="float" office:value="8.15704" calcext:value-type="float">
            <text:p>8.15704</text:p>
          </table:table-cell>
          <table:table-cell/>
          <table:table-cell office:value-type="time" office:time-value="PT00H02M47.799028535S" calcext:value-type="time">
            <text:p>00:02:47.80</text:p>
          </table:table-cell>
          <table:table-cell office:value-type="float" office:value="5.953044" calcext:value-type="float">
            <text:p>5.953044</text:p>
          </table:table-cell>
        </table:table-row>
        <table:table-row table:style-name="ro1">
          <table:table-cell/>
          <table:table-cell office:value-type="time" office:time-value="PT00H03M17.095438796S" calcext:value-type="time">
            <text:p>00:03:17.10</text:p>
          </table:table-cell>
          <table:table-cell office:value-type="float" office:value="8.163881" calcext:value-type="float">
            <text:p>8.163881</text:p>
          </table:table-cell>
          <table:table-cell/>
          <table:table-cell office:value-type="time" office:time-value="PT00H03M07.515304638S" calcext:value-type="time">
            <text:p>00:03:07.52</text:p>
          </table:table-cell>
          <table:table-cell office:value-type="float" office:value="5.95824" calcext:value-type="float">
            <text:p>5.95824</text:p>
          </table:table-cell>
        </table:table-row>
        <table:table-row table:style-name="ro1">
          <table:table-cell/>
          <table:table-cell office:value-type="time" office:time-value="PT00H03M39.663754838S" calcext:value-type="time">
            <text:p>00:03:39.66</text:p>
          </table:table-cell>
          <table:table-cell office:value-type="float" office:value="8.178049" calcext:value-type="float">
            <text:p>8.178049</text:p>
          </table:table-cell>
          <table:table-cell/>
          <table:table-cell office:value-type="time" office:time-value="PT00H03M27.23158074S" calcext:value-type="time">
            <text:p>00:03:27.23</text:p>
          </table:table-cell>
          <table:table-cell office:value-type="float" office:value="5.969364" calcext:value-type="float">
            <text:p>5.969364</text:p>
          </table:table-cell>
        </table:table-row>
        <table:table-row table:style-name="ro1">
          <table:table-cell/>
          <table:table-cell office:value-type="time" office:time-value="PT00H04M08.264155352S" calcext:value-type="time">
            <text:p>00:04:08.26</text:p>
          </table:table-cell>
          <table:table-cell office:value-type="float" office:value="8.192018" calcext:value-type="float">
            <text:p>8.192018</text:p>
          </table:table-cell>
          <table:table-cell/>
          <table:table-cell office:value-type="time" office:time-value="PT00H03M49.795896727S" calcext:value-type="time">
            <text:p>00:03:49.80</text:p>
          </table:table-cell>
          <table:table-cell office:value-type="float" office:value="5.980492" calcext:value-type="float">
            <text:p>5.980492</text:p>
          </table:table-cell>
        </table:table-row>
        <table:table-row table:style-name="ro1">
          <table:table-cell/>
          <table:table-cell office:value-type="time" office:time-value="PT00H04M49.420731701S" calcext:value-type="time">
            <text:p>00:04:49.42</text:p>
          </table:table-cell>
          <table:table-cell office:value-type="float" office:value="8.213828" calcext:value-type="float">
            <text:p>8.213828</text:p>
          </table:table-cell>
          <table:table-cell/>
          <table:table-cell office:value-type="time" office:time-value="PT00H04M18.392297185S" calcext:value-type="time">
            <text:p>00:04:18.39</text:p>
          </table:table-cell>
          <table:table-cell office:value-type="float" office:value="5.995004" calcext:value-type="float">
            <text:p>5.995004</text:p>
          </table:table-cell>
        </table:table-row>
        <table:table-row table:style-name="ro1">
          <table:table-cell/>
          <table:table-cell office:value-type="time" office:time-value="PT00H05M04.456942265S" calcext:value-type="time">
            <text:p>00:05:04.46</text:p>
          </table:table-cell>
          <table:table-cell office:value-type="float" office:value="8.220404" calcext:value-type="float">
            <text:p>8.220404</text:p>
          </table:table-cell>
          <table:table-cell/>
          <table:table-cell office:value-type="time" office:time-value="PT00H04M59.540873421S" calcext:value-type="time">
            <text:p>00:04:59.54</text:p>
          </table:table-cell>
          <table:table-cell office:value-type="float" office:value="5.999558" calcext:value-type="float">
            <text:p>5.999558</text:p>
          </table:table-cell>
        </table:table-row>
        <table:table-row table:style-name="ro1">
          <table:table-cell/>
          <table:table-cell office:value-type="time" office:time-value="PT00H05M46.065524943S" calcext:value-type="time">
            <text:p>00:05:46.07</text:p>
          </table:table-cell>
          <table:table-cell office:value-type="float" office:value="8.259196" calcext:value-type="float">
            <text:p>8.259196</text:p>
          </table:table-cell>
          <table:table-cell/>
          <table:table-cell office:value-type="time" office:time-value="PT00H05M14.537083425S" calcext:value-type="time">
            <text:p>00:05:14.54</text:p>
          </table:table-cell>
          <table:table-cell office:value-type="float" office:value="6.025431" calcext:value-type="float">
            <text:p>6.025431</text:p>
          </table:table-cell>
        </table:table-row>
        <table:table-row table:style-name="ro1">
          <table:table-cell/>
          <table:table-cell office:value-type="time" office:time-value="PT00H06M16.129945959S" calcext:value-type="time">
            <text:p>00:06:16.13</text:p>
          </table:table-cell>
          <table:table-cell office:value-type="float" office:value="8.273889" calcext:value-type="float">
            <text:p>8.273889</text:p>
          </table:table-cell>
          <table:table-cell/>
          <table:table-cell office:value-type="time" office:time-value="PT00H05M56.197666831S" calcext:value-type="time">
            <text:p>00:05:56.20</text:p>
          </table:table-cell>
          <table:table-cell office:value-type="float" office:value="6.036716" calcext:value-type="float">
            <text:p>6.036716</text:p>
          </table:table-cell>
        </table:table-row>
        <table:table-row table:style-name="ro1">
          <table:table-cell/>
          <table:table-cell office:value-type="time" office:time-value="PT00H06M31.166156523S" calcext:value-type="time">
            <text:p>00:06:31.17</text:p>
          </table:table-cell>
          <table:table-cell office:value-type="float" office:value="8.280303" calcext:value-type="float">
            <text:p>8.280303</text:p>
          </table:table-cell>
          <table:table-cell/>
          <table:table-cell office:value-type="time" office:time-value="PT00H06M26.258087791S" calcext:value-type="time">
            <text:p>00:06:26.26</text:p>
          </table:table-cell>
          <table:table-cell office:value-type="float" office:value="6.039806" calcext:value-type="float">
            <text:p>6.039806</text:p>
          </table:table-cell>
        </table:table-row>
        <table:table-row table:style-name="ro1">
          <table:table-cell/>
          <table:table-cell office:value-type="time" office:time-value="PT00H06M51.290438339S" calcext:value-type="time">
            <text:p>00:06:51.29</text:p>
          </table:table-cell>
          <table:table-cell office:value-type="float" office:value="8.295404" calcext:value-type="float">
            <text:p>8.295404</text:p>
          </table:table-cell>
          <table:table-cell/>
          <table:table-cell office:value-type="time" office:time-value="PT00H06M41.258297851S" calcext:value-type="time">
            <text:p>00:06:41.26</text:p>
          </table:table-cell>
          <table:table-cell office:value-type="float" office:value="6.051942" calcext:value-type="float">
            <text:p>6.051942</text:p>
          </table:table-cell>
        </table:table-row>
        <table:table-row table:style-name="ro1">
          <table:table-cell/>
          <table:table-cell office:value-type="time" office:time-value="PT00H07M06.954657698S" calcext:value-type="time">
            <text:p>00:07:06.95</text:p>
          </table:table-cell>
          <table:table-cell office:value-type="float" office:value="8.302447" calcext:value-type="float">
            <text:p>8.302447</text:p>
          </table:table-cell>
          <table:table-cell/>
          <table:table-cell office:value-type="time" office:time-value="PT00H07M01.374579556S" calcext:value-type="time">
            <text:p>00:07:01.37</text:p>
          </table:table-cell>
          <table:table-cell office:value-type="float" office:value="6.056999" calcext:value-type="float">
            <text:p>6.056999</text:p>
          </table:table-cell>
        </table:table-row>
        <table:table-row table:style-name="ro1">
          <table:table-cell/>
          <table:table-cell office:value-type="time" office:time-value="PT00H07M21.742864789S" calcext:value-type="time">
            <text:p>00:07:21.74</text:p>
          </table:table-cell>
          <table:table-cell office:value-type="float" office:value="8.309517" calcext:value-type="float">
            <text:p>8.309517</text:p>
          </table:table-cell>
          <table:table-cell/>
          <table:table-cell office:value-type="time" office:time-value="PT00H07M17.054799138S" calcext:value-type="time">
            <text:p>00:07:17.05</text:p>
          </table:table-cell>
          <table:table-cell office:value-type="float" office:value="6.061168" calcext:value-type="float">
            <text:p>6.061168</text:p>
          </table:table-cell>
        </table:table-row>
        <table:table-row table:style-name="ro1">
          <table:table-cell/>
          <table:table-cell office:value-type="time" office:time-value="PT00H07M36.767075185S" calcext:value-type="time">
            <text:p>00:07:36.77</text:p>
          </table:table-cell>
          <table:table-cell office:value-type="float" office:value="8.316358" calcext:value-type="float">
            <text:p>8.316358</text:p>
          </table:table-cell>
          <table:table-cell/>
          <table:table-cell office:value-type="time" office:time-value="PT00H07M31.831006061S" calcext:value-type="time">
            <text:p>00:07:31.83</text:p>
          </table:table-cell>
          <table:table-cell office:value-type="float" office:value="6.066365" calcext:value-type="float">
            <text:p>6.066365</text:p>
          </table:table-cell>
        </table:table-row>
        <table:table-row table:style-name="ro1">
          <table:table-cell/>
          <table:table-cell office:value-type="time" office:time-value="PT00H07M56.127346302S" calcext:value-type="time">
            <text:p>00:07:56.13</text:p>
          </table:table-cell>
          <table:table-cell office:value-type="float" office:value="8.330092" calcext:value-type="float">
            <text:p>8.330092</text:p>
          </table:table-cell>
          <table:table-cell/>
          <table:table-cell office:value-type="time" office:time-value="PT00H07M46.851216401S" calcext:value-type="time">
            <text:p>00:07:46.85</text:p>
          </table:table-cell>
          <table:table-cell office:value-type="float" office:value="6.076108" calcext:value-type="float">
            <text:p>6.076108</text:p>
          </table:table-cell>
        </table:table-row>
        <table:table-row table:style-name="ro1">
          <table:table-cell/>
          <table:table-cell office:value-type="time" office:time-value="PT00H08M15.447616859S" calcext:value-type="time">
            <text:p>00:08:15.45</text:p>
          </table:table-cell>
          <table:table-cell office:value-type="float" office:value="8.336442" calcext:value-type="float">
            <text:p>8.336442</text:p>
          </table:table-cell>
          <table:table-cell/>
          <table:table-cell office:value-type="time" office:time-value="PT00H08M06.211487518S" calcext:value-type="time">
            <text:p>00:08:06.21</text:p>
          </table:table-cell>
          <table:table-cell office:value-type="float" office:value="6.078573" calcext:value-type="float">
            <text:p>6.078573</text:p>
          </table:table-cell>
        </table:table-row>
        <table:table-row table:style-name="ro1">
          <table:table-cell/>
          <table:table-cell office:value-type="time" office:time-value="PT00H08M42.543996312S" calcext:value-type="time">
            <text:p>00:08:42.54</text:p>
          </table:table-cell>
          <table:table-cell office:value-type="float" office:value="8.350402" calcext:value-type="float">
            <text:p>8.350402</text:p>
          </table:table-cell>
          <table:table-cell/>
          <table:table-cell office:value-type="time" office:time-value="PT00H08M25.559758468S" calcext:value-type="time">
            <text:p>00:08:25.56</text:p>
          </table:table-cell>
          <table:table-cell office:value-type="float" office:value="6.089338" calcext:value-type="float">
            <text:p>6.089338</text:p>
          </table:table-cell>
        </table:table-row>
        <table:table-row table:style-name="ro1">
          <table:table-cell/>
          <table:table-cell office:value-type="time" office:time-value="PT00H09M04.15229891S" calcext:value-type="time">
            <text:p>00:09:04.15</text:p>
          </table:table-cell>
          <table:table-cell office:value-type="float" office:value="8.364421" calcext:value-type="float">
            <text:p>8.364421</text:p>
          </table:table-cell>
          <table:table-cell/>
          <table:table-cell office:value-type="time" office:time-value="PT00H08M52.692138424S" calcext:value-type="time">
            <text:p>00:08:52.69</text:p>
          </table:table-cell>
          <table:table-cell office:value-type="float" office:value="6.100307" calcext:value-type="float">
            <text:p>6.100307</text:p>
          </table:table-cell>
        </table:table-row>
        <table:table-row table:style-name="ro1">
          <table:table-cell/>
          <table:table-cell office:value-type="time" office:time-value="PT00H09M24.308581174S" calcext:value-type="time">
            <text:p>00:09:24.31</text:p>
          </table:table-cell>
          <table:table-cell office:value-type="float" office:value="8.380016" calcext:value-type="float">
            <text:p>8.380016</text:p>
          </table:table-cell>
          <table:table-cell/>
          <table:table-cell office:value-type="time" office:time-value="PT00H09M14.248440294S" calcext:value-type="time">
            <text:p>00:09:14.25</text:p>
          </table:table-cell>
          <table:table-cell office:value-type="float" office:value="6.113087" calcext:value-type="float">
            <text:p>6.113087</text:p>
          </table:table-cell>
        </table:table-row>
        <table:table-row table:style-name="ro1">
          <table:table-cell/>
          <table:table-cell office:value-type="time" office:time-value="PT00H09M43.908855653S" calcext:value-type="time">
            <text:p>00:09:43.91</text:p>
          </table:table-cell>
          <table:table-cell office:value-type="float" office:value="8.387057" calcext:value-type="float">
            <text:p>8.387057</text:p>
          </table:table-cell>
          <table:table-cell/>
          <table:table-cell office:value-type="time" office:time-value="PT00H09M34.392722391S" calcext:value-type="time">
            <text:p>00:09:34.39</text:p>
          </table:table-cell>
          <table:table-cell office:value-type="float" office:value="6.118636" calcext:value-type="float">
            <text:p>6.118636</text:p>
          </table:table-cell>
        </table:table-row>
        <table:table-row table:style-name="ro1">
          <table:table-cell/>
          <table:table-cell office:value-type="time" office:time-value="PT00H09M58.957066385S" calcext:value-type="time">
            <text:p>00:09:58.96</text:p>
          </table:table-cell>
          <table:table-cell office:value-type="float" office:value="8.393636" calcext:value-type="float">
            <text:p>8.393636</text:p>
          </table:table-cell>
          <table:table-cell/>
          <table:table-cell office:value-type="time" office:time-value="PT00H09M54.032997429S" calcext:value-type="time">
            <text:p>00:09:54.03</text:p>
          </table:table-cell>
          <table:table-cell office:value-type="float" office:value="6.123192" calcext:value-type="float">
            <text:p>6.123192</text:p>
          </table:table-cell>
        </table:table-row>
        <table:table-row table:style-name="ro1">
          <table:table-cell/>
          <table:table-cell office:value-type="time" office:time-value="PT00H10M23.093404385S" calcext:value-type="time">
            <text:p>00:10:23.09</text:p>
          </table:table-cell>
          <table:table-cell office:value-type="float" office:value="8.408569" calcext:value-type="float">
            <text:p>8.408569</text:p>
          </table:table-cell>
          <table:table-cell/>
          <table:table-cell office:value-type="time" office:time-value="PT00H10M09.045207657S" calcext:value-type="time">
            <text:p>00:10:09.05</text:p>
          </table:table-cell>
          <table:table-cell office:value-type="float" office:value="6.135034" calcext:value-type="float">
            <text:p>6.135034</text:p>
          </table:table-cell>
        </table:table-row>
        <table:table-row table:style-name="ro1">
          <table:table-cell/>
          <table:table-cell office:value-type="time" office:time-value="PT00H10M37.929612148S" calcext:value-type="time">
            <text:p>00:10:37.93</text:p>
          </table:table-cell>
          <table:table-cell office:value-type="float" office:value="8.415201" calcext:value-type="float">
            <text:p>8.415201</text:p>
          </table:table-cell>
          <table:table-cell/>
          <table:table-cell office:value-type="time" office:time-value="PT00H10M33.225546274S" calcext:value-type="time">
            <text:p>00:10:33.23</text:p>
          </table:table-cell>
          <table:table-cell office:value-type="float" office:value="6.139664" calcext:value-type="float">
            <text:p>6.139664</text:p>
          </table:table-cell>
        </table:table-row>
        <table:table-row table:style-name="ro1">
          <table:table-cell/>
          <table:table-cell office:value-type="time" office:time-value="PT00H10M59.969920796S" calcext:value-type="time">
            <text:p>00:10:59.97</text:p>
          </table:table-cell>
          <table:table-cell office:value-type="float" office:value="8.428932" calcext:value-type="float">
            <text:p>8.428932</text:p>
          </table:table-cell>
          <table:table-cell/>
          <table:table-cell office:value-type="time" office:time-value="PT00H10M48.017753421S" calcext:value-type="time">
            <text:p>00:10:48.02</text:p>
          </table:table-cell>
          <table:table-cell office:value-type="float" office:value="6.150427" calcext:value-type="float">
            <text:p>6.150427</text:p>
          </table:table-cell>
        </table:table-row>
        <table:table-row table:style-name="ro1">
          <table:table-cell/>
          <table:table-cell office:value-type="time" office:time-value="PT00H11M23.670252691S" calcext:value-type="time">
            <text:p>00:11:23.67</text:p>
          </table:table-cell>
          <table:table-cell office:value-type="float" office:value="8.444055" calcext:value-type="float">
            <text:p>8.444055</text:p>
          </table:table-cell>
          <table:table-cell/>
          <table:table-cell office:value-type="time" office:time-value="PT00H11M10.066062181S" calcext:value-type="time">
            <text:p>00:11:10.07</text:p>
          </table:table-cell>
          <table:table-cell office:value-type="float" office:value="6.162699" calcext:value-type="float">
            <text:p>6.162699</text:p>
          </table:table-cell>
        </table:table-row>
        <table:table-row table:style-name="ro1">
          <table:table-cell/>
          <table:table-cell office:value-type="time" office:time-value="PT00H11M38.706463255S" calcext:value-type="time">
            <text:p>00:11:38.71</text:p>
          </table:table-cell>
          <table:table-cell office:value-type="float" office:value="8.451103" calcext:value-type="float">
            <text:p>8.451103</text:p>
          </table:table-cell>
          <table:table-cell/>
          <table:table-cell office:value-type="time" office:time-value="PT00H11M33.754393907S" calcext:value-type="time">
            <text:p>00:11:33.75</text:p>
          </table:table-cell>
          <table:table-cell office:value-type="float" office:value="6.167814" calcext:value-type="float">
            <text:p>6.167814</text:p>
          </table:table-cell>
        </table:table-row>
        <table:table-row table:style-name="ro1">
          <table:table-cell/>
          <table:table-cell office:value-type="time" office:time-value="PT00H12M02.382794814S" calcext:value-type="time">
            <text:p>00:12:02.38</text:p>
          </table:table-cell>
          <table:table-cell office:value-type="float" office:value="8.464917" calcext:value-type="float">
            <text:p>8.464917</text:p>
          </table:table-cell>
          <table:table-cell/>
          <table:table-cell office:value-type="time" office:time-value="PT00H11M48.794604527S" calcext:value-type="time">
            <text:p>00:11:48.79</text:p>
          </table:table-cell>
          <table:table-cell office:value-type="float" office:value="6.17878" calcext:value-type="float">
            <text:p>6.17878</text:p>
          </table:table-cell>
        </table:table-row>
        <table:table-row table:style-name="ro1">
          <table:table-cell/>
          <table:table-cell office:value-type="time" office:time-value="PT00H12M22.063070412S" calcext:value-type="time">
            <text:p>00:12:22.06</text:p>
          </table:table-cell>
          <table:table-cell office:value-type="float" office:value="8.471987" calcext:value-type="float">
            <text:p>8.471987</text:p>
          </table:table-cell>
          <table:table-cell/>
          <table:table-cell office:value-type="time" office:time-value="PT00H12M12.46693603S" calcext:value-type="time">
            <text:p>00:12:12.47</text:p>
          </table:table-cell>
          <table:table-cell office:value-type="float" office:value="6.183976" calcext:value-type="float">
            <text:p>6.183976</text:p>
          </table:table-cell>
        </table:table-row>
        <table:table-row table:style-name="ro1">
          <table:table-cell/>
          <table:table-cell office:value-type="time" office:time-value="PT00H12M41.499342594S" calcext:value-type="time">
            <text:p>00:12:41.50</text:p>
          </table:table-cell>
          <table:table-cell office:value-type="float" office:value="8.486609" calcext:value-type="float">
            <text:p>8.486609</text:p>
          </table:table-cell>
          <table:table-cell/>
          <table:table-cell office:value-type="time" office:time-value="PT00H12M32.187212189S" calcext:value-type="time">
            <text:p>00:12:32.19</text:p>
          </table:table-cell>
          <table:table-cell office:value-type="float" office:value="6.196085" calcext:value-type="float">
            <text:p>6.196085</text:p>
          </table:table-cell>
        </table:table-row>
        <table:table-row table:style-name="ro1">
          <table:table-cell/>
          <table:table-cell office:value-type="time" office:time-value="PT00H13M01.695625418S" calcext:value-type="time">
            <text:p>00:13:01.70</text:p>
          </table:table-cell>
          <table:table-cell office:value-type="float" office:value="8.501734" calcext:value-type="float">
            <text:p>8.501734</text:p>
          </table:table-cell>
          <table:table-cell/>
          <table:table-cell office:value-type="time" office:time-value="PT00H12M51.591483922S" calcext:value-type="time">
            <text:p>00:12:51.59</text:p>
          </table:table-cell>
          <table:table-cell office:value-type="float" office:value="6.207863" calcext:value-type="float">
            <text:p>6.207863</text:p>
          </table:table-cell>
        </table:table-row>
        <table:table-row table:style-name="ro1">
          <table:table-cell/>
          <table:table-cell office:value-type="time" office:time-value="PT00H13M21.883908131S" calcext:value-type="time">
            <text:p>00:13:21.88</text:p>
          </table:table-cell>
          <table:table-cell office:value-type="float" office:value="8.516684" calcext:value-type="float">
            <text:p>8.516684</text:p>
          </table:table-cell>
          <table:table-cell/>
          <table:table-cell office:value-type="time" office:time-value="PT00H13M11.783766691S" calcext:value-type="time">
            <text:p>00:13:11.78</text:p>
          </table:table-cell>
          <table:table-cell office:value-type="float" office:value="6.21978" calcext:value-type="float">
            <text:p>6.21978</text:p>
          </table:table-cell>
        </table:table-row>
        <table:table-row table:style-name="ro1">
          <table:table-cell/>
          <table:table-cell office:value-type="time" office:time-value="PT00H13M36.688115446S" calcext:value-type="time">
            <text:p>00:13:36.69</text:p>
          </table:table-cell>
          <table:table-cell office:value-type="float" office:value="8.523317" calcext:value-type="float">
            <text:p>8.523317</text:p>
          </table:table-cell>
          <table:table-cell/>
          <table:table-cell office:value-type="time" office:time-value="PT00H13M31.960049235S" calcext:value-type="time">
            <text:p>00:13:31.96</text:p>
          </table:table-cell>
          <table:table-cell office:value-type="float" office:value="6.224616" calcext:value-type="float">
            <text:p>6.224616</text:p>
          </table:table-cell>
        </table:table-row>
        <table:table-row table:style-name="ro1">
          <table:table-cell/>
          <table:table-cell office:value-type="time" office:time-value="PT00H13M56.508393005S" calcext:value-type="time">
            <text:p>00:13:56.51</text:p>
          </table:table-cell>
          <table:table-cell office:value-type="float" office:value="8.537102" calcext:value-type="float">
            <text:p>8.537102</text:p>
          </table:table-cell>
          <table:table-cell/>
          <table:table-cell office:value-type="time" office:time-value="PT00H13M46.780256775S" calcext:value-type="time">
            <text:p>00:13:46.78</text:p>
          </table:table-cell>
          <table:table-cell office:value-type="float" office:value="6.235521" calcext:value-type="float">
            <text:p>6.235521</text:p>
          </table:table-cell>
        </table:table-row>
        <table:table-row table:style-name="ro1">
          <table:table-cell/>
          <table:table-cell office:value-type="time" office:time-value="PT00H14M12.200612756S" calcext:value-type="time">
            <text:p>00:14:12.20</text:p>
          </table:table-cell>
          <table:table-cell office:value-type="float" office:value="8.543908" calcext:value-type="float">
            <text:p>8.543908</text:p>
          </table:table-cell>
          <table:table-cell/>
          <table:table-cell office:value-type="time" office:time-value="PT00H14M06.588534166S" calcext:value-type="time">
            <text:p>00:14:06.59</text:p>
          </table:table-cell>
          <table:table-cell office:value-type="float" office:value="6.24057" calcext:value-type="float">
            <text:p>6.24057</text:p>
          </table:table-cell>
        </table:table-row>
        <table:table-row table:style-name="ro1">
          <table:table-cell/>
          <table:table-cell office:value-type="time" office:time-value="PT00H14M42.429036069S" calcext:value-type="time">
            <text:p>00:14:42.43</text:p>
          </table:table-cell>
          <table:table-cell office:value-type="float" office:value="8.55903" calcext:value-type="float">
            <text:p>8.55903</text:p>
          </table:table-cell>
          <table:table-cell/>
          <table:table-cell office:value-type="time" office:time-value="PT00H14M22.288754028S" calcext:value-type="time">
            <text:p>00:14:22.29</text:p>
          </table:table-cell>
          <table:table-cell office:value-type="float" office:value="6.252346" calcext:value-type="float">
            <text:p>6.252346</text:p>
          </table:table-cell>
        </table:table-row>
        <table:table-row table:style-name="ro1">
          <table:table-cell/>
          <table:table-cell office:value-type="time" office:time-value="PT00H15M10.493429077S" calcext:value-type="time">
            <text:p>00:15:10.49</text:p>
          </table:table-cell>
          <table:table-cell office:value-type="float" office:value="8.58445" calcext:value-type="float">
            <text:p>8.58445</text:p>
          </table:table-cell>
          <table:table-cell/>
          <table:table-cell office:value-type="time" office:time-value="PT00H14M52.561177957S" calcext:value-type="time">
            <text:p>00:14:52.56</text:p>
          </table:table-cell>
          <table:table-cell office:value-type="float" office:value="6.263114" calcext:value-type="float">
            <text:p>6.263114</text:p>
          </table:table-cell>
        </table:table-row>
        <table:table-row table:style-name="ro1">
          <table:table-cell/>
          <table:table-cell office:value-type="time" office:time-value="PT00H15M30.397707812S" calcext:value-type="time">
            <text:p>00:15:30.40</text:p>
          </table:table-cell>
          <table:table-cell office:value-type="float" office:value="8.598411" calcext:value-type="float">
            <text:p>8.598411</text:p>
          </table:table-cell>
          <table:table-cell/>
          <table:table-cell office:value-type="time" office:time-value="PT00H15M20.585570405S" calcext:value-type="time">
            <text:p>00:15:20.59</text:p>
          </table:table-cell>
          <table:table-cell office:value-type="float" office:value="6.274373" calcext:value-type="float">
            <text:p>6.274373</text:p>
          </table:table-cell>
        </table:table-row>
        <table:table-row table:style-name="ro1">
          <table:table-cell/>
          <table:table-cell office:value-type="time" office:time-value="PT00H15M51.093997639S" calcext:value-type="time">
            <text:p>00:15:51.09</text:p>
          </table:table-cell>
          <table:table-cell office:value-type="float" office:value="8.61308" calcext:value-type="float">
            <text:p>8.61308</text:p>
          </table:table-cell>
          <table:table-cell/>
          <table:table-cell office:value-type="time" office:time-value="PT00H15M40.485849085S" calcext:value-type="time">
            <text:p>00:15:40.49</text:p>
          </table:table-cell>
          <table:table-cell office:value-type="float" office:value="6.28552" calcext:value-type="float">
            <text:p>6.28552</text:p>
          </table:table-cell>
        </table:table-row>
        <table:table-row table:style-name="ro1">
          <table:table-cell/>
          <table:table-cell office:value-type="time" office:time-value="PT00H16M10.670271781S" calcext:value-type="time">
            <text:p>00:16:10.67</text:p>
          </table:table-cell>
          <table:table-cell office:value-type="float" office:value="8.620008" calcext:value-type="float">
            <text:p>8.620008</text:p>
          </table:table-cell>
          <table:table-cell/>
          <table:table-cell office:value-type="time" office:time-value="PT00H16M01.178138855S" calcext:value-type="time">
            <text:p>00:16:01.18</text:p>
          </table:table-cell>
          <table:table-cell office:value-type="float" office:value="6.289753" calcext:value-type="float">
            <text:p>6.289753</text:p>
          </table:table-cell>
        </table:table-row>
        <table:table-row table:style-name="ro1">
          <table:table-cell/>
          <table:table-cell office:value-type="time" office:time-value="PT00H16M41.530703944S" calcext:value-type="time">
            <text:p>00:16:41.53</text:p>
          </table:table-cell>
          <table:table-cell office:value-type="float" office:value="8.635015" calcext:value-type="float">
            <text:p>8.635015</text:p>
          </table:table-cell>
          <table:table-cell/>
          <table:table-cell office:value-type="time" office:time-value="PT00H16M20.806413726S" calcext:value-type="time">
            <text:p>00:16:20.81</text:p>
          </table:table-cell>
          <table:table-cell office:value-type="float" office:value="6.301731" calcext:value-type="float">
            <text:p>6.301731</text:p>
          </table:table-cell>
        </table:table-row>
        <table:table-row table:style-name="ro1">
          <table:table-cell/>
          <table:table-cell office:value-type="time" office:time-value="PT00H16M56.386911988S" calcext:value-type="time">
            <text:p>00:16:56.39</text:p>
          </table:table-cell>
          <table:table-cell office:value-type="float" office:value="8.641877" calcext:value-type="float">
            <text:p>8.641877</text:p>
          </table:table-cell>
          <table:table-cell/>
          <table:table-cell office:value-type="time" office:time-value="PT00H16M51.662845833S" calcext:value-type="time">
            <text:p>00:16:51.66</text:p>
          </table:table-cell>
          <table:table-cell office:value-type="float" office:value="6.306568" calcext:value-type="float">
            <text:p>6.306568</text:p>
          </table:table-cell>
        </table:table-row>
        <table:table-row table:style-name="ro1">
          <table:table-cell/>
          <table:table-cell office:value-type="time" office:time-value="PT00H17M33.723434841S" calcext:value-type="time">
            <text:p>00:17:33.72</text:p>
          </table:table-cell>
          <table:table-cell office:value-type="float" office:value="8.660061" calcext:value-type="float">
            <text:p>8.660061</text:p>
          </table:table-cell>
          <table:table-cell/>
          <table:table-cell office:value-type="time" office:time-value="PT00H17M06.47505326S" calcext:value-type="time">
            <text:p>00:17:06.48</text:p>
          </table:table-cell>
          <table:table-cell office:value-type="float" office:value="6.320399" calcext:value-type="float">
            <text:p>6.320399</text:p>
          </table:table-cell>
        </table:table-row>
        <table:table-row table:style-name="ro1">
          <table:table-cell/>
          <table:table-cell office:value-type="time" office:time-value="PT00H17M49.811660137S" calcext:value-type="time">
            <text:p>00:17:49.81</text:p>
          </table:table-cell>
          <table:table-cell office:value-type="float" office:value="8.66716" calcext:value-type="float">
            <text:p>8.66716</text:p>
          </table:table-cell>
          <table:table-cell/>
          <table:table-cell office:value-type="time" office:time-value="PT00H17M43.855576729S" calcext:value-type="time">
            <text:p>00:17:43.86</text:p>
          </table:table-cell>
          <table:table-cell office:value-type="float" office:value="6.325657" calcext:value-type="float">
            <text:p>6.325657</text:p>
          </table:table-cell>
        </table:table-row>
        <table:table-row table:style-name="ro1">
          <table:table-cell/>
          <table:table-cell office:value-type="time" office:time-value="PT00H18M06.187889466S" calcext:value-type="time">
            <text:p>00:18:06.19</text:p>
          </table:table-cell>
          <table:table-cell office:value-type="float" office:value="8.674232" calcext:value-type="float">
            <text:p>8.674232</text:p>
          </table:table-cell>
          <table:table-cell/>
          <table:table-cell office:value-type="time" office:time-value="PT00H17M59.943802026S" calcext:value-type="time">
            <text:p>00:17:59.94</text:p>
          </table:table-cell>
          <table:table-cell office:value-type="float" office:value="6.329765" calcext:value-type="float">
            <text:p>6.329765</text:p>
          </table:table-cell>
        </table:table-row>
        <table:table-row table:style-name="ro1">
          <table:table-cell/>
          <table:table-cell office:value-type="time" office:time-value="PT00H18M26.980180638S" calcext:value-type="time">
            <text:p>00:18:26.98</text:p>
          </table:table-cell>
          <table:table-cell office:value-type="float" office:value="8.689152" calcext:value-type="float">
            <text:p>8.689152</text:p>
          </table:table-cell>
          <table:table-cell/>
          <table:table-cell office:value-type="time" office:time-value="PT00H18M16.324031411S" calcext:value-type="time">
            <text:p>00:18:16.32</text:p>
          </table:table-cell>
          <table:table-cell office:value-type="float" office:value="6.341542" calcext:value-type="float">
            <text:p>6.341542</text:p>
          </table:table-cell>
        </table:table-row>
        <table:table-row table:style-name="ro1">
          <table:table-cell/>
          <table:table-cell office:value-type="time" office:time-value="PT00H18M57.672610448S" calcext:value-type="time">
            <text:p>00:18:57.67</text:p>
          </table:table-cell>
          <table:table-cell office:value-type="float" office:value="8.70413" calcext:value-type="float">
            <text:p>8.70413</text:p>
          </table:table-cell>
          <table:table-cell/>
          <table:table-cell office:value-type="time" office:time-value="PT00H18M37.076322022S" calcext:value-type="time">
            <text:p>00:18:37.08</text:p>
          </table:table-cell>
          <table:table-cell office:value-type="float" office:value="6.353459" calcext:value-type="float">
            <text:p>6.353459</text:p>
          </table:table-cell>
        </table:table-row>
        <table:table-row table:style-name="ro1">
          <table:table-cell/>
          <table:table-cell office:value-type="time" office:time-value="PT00H19M12.76082174S" calcext:value-type="time">
            <text:p>00:19:12.76</text:p>
          </table:table-cell>
          <table:table-cell office:value-type="float" office:value="8.710505" calcext:value-type="float">
            <text:p>8.710505</text:p>
          </table:table-cell>
          <table:table-cell/>
          <table:table-cell office:value-type="time" office:time-value="PT00H19M07.800752281S" calcext:value-type="time">
            <text:p>00:19:07.80</text:p>
          </table:table-cell>
          <table:table-cell office:value-type="float" office:value="6.356541" calcext:value-type="float">
            <text:p>6.356541</text:p>
          </table:table-cell>
        </table:table-row>
        <table:table-row table:style-name="ro1">
          <table:table-cell/>
          <table:table-cell office:value-type="time" office:time-value="PT00H19M27.58102928S" calcext:value-type="time">
            <text:p>00:19:27.58</text:p>
          </table:table-cell>
          <table:table-cell office:value-type="float" office:value="8.717548" calcext:value-type="float">
            <text:p>8.717548</text:p>
          </table:table-cell>
          <table:table-cell/>
          <table:table-cell office:value-type="time" office:time-value="PT00H19M22.840962901S" calcext:value-type="time">
            <text:p>00:19:22.84</text:p>
          </table:table-cell>
          <table:table-cell office:value-type="float" office:value="6.360573" calcext:value-type="float">
            <text:p>6.360573</text:p>
          </table:table-cell>
        </table:table-row>
        <table:table-row table:style-name="ro1">
          <table:table-cell/>
          <table:table-cell office:value-type="time" office:time-value="PT00H19M42.625239956S" calcext:value-type="time">
            <text:p>00:19:42.63</text:p>
          </table:table-cell>
          <table:table-cell office:value-type="float" office:value="8.724418" calcext:value-type="float">
            <text:p>8.724418</text:p>
          </table:table-cell>
          <table:table-cell/>
          <table:table-cell office:value-type="time" office:time-value="PT00H19M37.66117044S" calcext:value-type="time">
            <text:p>00:19:37.66</text:p>
          </table:table-cell>
          <table:table-cell office:value-type="float" office:value="6.365831" calcext:value-type="float">
            <text:p>6.365831</text:p>
          </table:table-cell>
        </table:table-row>
        <table:table-row table:style-name="ro1">
          <table:table-cell/>
          <table:table-cell office:value-type="time" office:time-value="PT00H20M13.409671055S" calcext:value-type="time">
            <text:p>00:20:13.41</text:p>
          </table:table-cell>
          <table:table-cell office:value-type="float" office:value="8.739323" calcext:value-type="float">
            <text:p>8.739323</text:p>
          </table:table-cell>
          <table:table-cell/>
          <table:table-cell office:value-type="time" office:time-value="PT00H19M52.72138134S" calcext:value-type="time">
            <text:p>00:19:52.72</text:p>
          </table:table-cell>
          <table:table-cell office:value-type="float" office:value="6.377607" calcext:value-type="float">
            <text:p>6.377607</text:p>
          </table:table-cell>
        </table:table-row>
        <table:table-row table:style-name="ro1">
          <table:table-cell/>
          <table:table-cell office:value-type="time" office:time-value="PT00H20M28.269879154S" calcext:value-type="time">
            <text:p>00:20:28.27</text:p>
          </table:table-cell>
          <table:table-cell office:value-type="float" office:value="8.746184" calcext:value-type="float">
            <text:p>8.746184</text:p>
          </table:table-cell>
          <table:table-cell/>
          <table:table-cell office:value-type="time" office:time-value="PT00H20M23.521812663S" calcext:value-type="time">
            <text:p>00:20:23.52</text:p>
          </table:table-cell>
          <table:table-cell office:value-type="float" office:value="6.382362" calcext:value-type="float">
            <text:p>6.382362</text:p>
          </table:table-cell>
        </table:table-row>
        <table:table-row table:style-name="ro1">
          <table:table-cell/>
          <table:table-cell office:value-type="time" office:time-value="PT00H20M47.978155145S" calcext:value-type="time">
            <text:p>00:20:47.98</text:p>
          </table:table-cell>
          <table:table-cell office:value-type="float" office:value="8.75279" calcext:value-type="float">
            <text:p>8.75279</text:p>
          </table:table-cell>
          <table:table-cell/>
          <table:table-cell office:value-type="time" office:time-value="PT00H20M38.358020426S" calcext:value-type="time">
            <text:p>00:20:38.36</text:p>
          </table:table-cell>
          <table:table-cell office:value-type="float" office:value="6.386934" calcext:value-type="float">
            <text:p>6.386934</text:p>
          </table:table-cell>
        </table:table-row>
        <table:table-row table:style-name="ro1">
          <table:table-cell/>
          <table:table-cell office:value-type="time" office:time-value="PT00H21M09.326454102S" calcext:value-type="time">
            <text:p>00:21:09.33</text:p>
          </table:table-cell>
          <table:table-cell office:value-type="float" office:value="8.767671" calcext:value-type="float">
            <text:p>8.767671</text:p>
          </table:table-cell>
          <table:table-cell/>
          <table:table-cell office:value-type="time" office:time-value="PT00H20M58.114297089S" calcext:value-type="time">
            <text:p>00:20:58.11</text:p>
          </table:table-cell>
          <table:table-cell office:value-type="float" office:value="6.398145" calcext:value-type="float">
            <text:p>6.398145</text:p>
          </table:table-cell>
        </table:table-row>
        <table:table-row table:style-name="ro1">
          <table:table-cell/>
          <table:table-cell office:value-type="time" office:time-value="PT00H21M25.634682479S" calcext:value-type="time">
            <text:p>00:21:25.63</text:p>
          </table:table-cell>
          <table:table-cell office:value-type="float" office:value="8.77425" calcext:value-type="float">
            <text:p>8.77425</text:p>
          </table:table-cell>
          <table:table-cell/>
          <table:table-cell office:value-type="time" office:time-value="PT00H21M19.454595934S" calcext:value-type="time">
            <text:p>00:21:19.45</text:p>
          </table:table-cell>
          <table:table-cell office:value-type="float" office:value="6.402702" calcext:value-type="float">
            <text:p>6.402702</text:p>
          </table:table-cell>
        </table:table-row>
        <table:table-row table:style-name="ro1">
          <table:table-cell/>
          <table:table-cell office:value-type="time" office:time-value="PT00H21M54.983093468S" calcext:value-type="time">
            <text:p>00:21:54.98</text:p>
          </table:table-cell>
          <table:table-cell office:value-type="float" office:value="8.788437" calcext:value-type="float">
            <text:p>8.788437</text:p>
          </table:table-cell>
          <table:table-cell/>
          <table:table-cell office:value-type="time" office:time-value="PT00H21M35.762824311S" calcext:value-type="time">
            <text:p>00:21:35.76</text:p>
          </table:table-cell>
          <table:table-cell office:value-type="float" office:value="6.413959" calcext:value-type="float">
            <text:p>6.413959</text:p>
          </table:table-cell>
        </table:table-row>
        <table:table-row table:style-name="ro1">
          <table:table-cell/>
          <table:table-cell office:value-type="time" office:time-value="PT00H22M19.751440319S" calcext:value-type="time">
            <text:p>00:22:19.75</text:p>
          </table:table-cell>
          <table:table-cell office:value-type="float" office:value="8.803308" calcext:value-type="float">
            <text:p>8.803308</text:p>
          </table:table-cell>
          <table:table-cell/>
          <table:table-cell office:value-type="time" office:time-value="PT00H22M05.115235357S" calcext:value-type="time">
            <text:p>00:22:05.12</text:p>
          </table:table-cell>
          <table:table-cell office:value-type="float" office:value="6.425104" calcext:value-type="float">
            <text:p>6.425104</text:p>
          </table:table-cell>
        </table:table-row>
        <table:table-row table:style-name="ro1">
          <table:table-cell/>
          <table:table-cell office:value-type="time" office:time-value="PT00H22M43.523773222S" calcext:value-type="time">
            <text:p>00:22:43.52</text:p>
          </table:table-cell>
          <table:table-cell office:value-type="float" office:value="8.816813" calcext:value-type="float">
            <text:p>8.816813</text:p>
          </table:table-cell>
          <table:table-cell/>
          <table:table-cell office:value-type="time" office:time-value="PT00H22M29.879582152S" calcext:value-type="time">
            <text:p>00:22:29.88</text:p>
          </table:table-cell>
          <table:table-cell office:value-type="float" office:value="6.434847" calcext:value-type="float">
            <text:p>6.434847</text:p>
          </table:table-cell>
        </table:table-row>
        <table:table-row table:style-name="ro1">
          <table:table-cell/>
          <table:table-cell office:value-type="time" office:time-value="PT00H22M59.852001879S" calcext:value-type="time">
            <text:p>00:22:59.85</text:p>
          </table:table-cell>
          <table:table-cell office:value-type="float" office:value="8.823419" calcext:value-type="float">
            <text:p>8.823419</text:p>
          </table:table-cell>
          <table:table-cell/>
          <table:table-cell office:value-type="time" office:time-value="PT00H22M53.651915054S" calcext:value-type="time">
            <text:p>00:22:53.65</text:p>
          </table:table-cell>
          <table:table-cell office:value-type="float" office:value="6.439404" calcext:value-type="float">
            <text:p>6.439404</text:p>
          </table:table-cell>
        </table:table-row>
        <table:table-row table:style-name="ro1">
          <table:table-cell/>
          <table:table-cell office:value-type="time" office:time-value="PT00H23M23.540333606S" calcext:value-type="time">
            <text:p>00:23:23.54</text:p>
          </table:table-cell>
          <table:table-cell office:value-type="float" office:value="8.837433" calcext:value-type="float">
            <text:p>8.837433</text:p>
          </table:table-cell>
          <table:table-cell/>
          <table:table-cell office:value-type="time" office:time-value="PT00H23M09.980143712S" calcext:value-type="time">
            <text:p>00:23:09.98</text:p>
          </table:table-cell>
          <table:table-cell office:value-type="float" office:value="6.450722" calcext:value-type="float">
            <text:p>6.450722</text:p>
          </table:table-cell>
        </table:table-row>
        <table:table-row table:style-name="ro1">
          <table:table-cell/>
          <table:table-cell office:value-type="time" office:time-value="PT00H23M40.11256568S" calcext:value-type="time">
            <text:p>00:23:40.11</text:p>
          </table:table-cell>
          <table:table-cell office:value-type="float" office:value="8.844247" calcext:value-type="float">
            <text:p>8.844247</text:p>
          </table:table-cell>
          <table:table-cell/>
          <table:table-cell office:value-type="time" office:time-value="PT00H23M33.61647471S" calcext:value-type="time">
            <text:p>00:23:33.62</text:p>
          </table:table-cell>
          <table:table-cell office:value-type="float" office:value="6.455779" calcext:value-type="float">
            <text:p>6.455779</text:p>
          </table:table-cell>
        </table:table-row>
        <table:table-row table:style-name="ro1">
          <table:table-cell/>
          <table:table-cell office:value-type="time" office:time-value="PT00H24M09.408975941S" calcext:value-type="time">
            <text:p>00:24:09.41</text:p>
          </table:table-cell>
          <table:table-cell office:value-type="float" office:value="8.858319" calcext:value-type="float">
            <text:p>8.858319</text:p>
          </table:table-cell>
          <table:table-cell/>
          <table:table-cell office:value-type="time" office:time-value="PT00H23M50.256707736S" calcext:value-type="time">
            <text:p>00:23:50.26</text:p>
          </table:table-cell>
          <table:table-cell office:value-type="float" office:value="6.466944" calcext:value-type="float">
            <text:p>6.466944</text:p>
          </table:table-cell>
        </table:table-row>
        <table:table-row table:style-name="ro1">
          <table:table-cell/>
          <table:table-cell office:value-type="time" office:time-value="PT00H24M24.293184376S" calcext:value-type="time">
            <text:p>00:24:24.29</text:p>
          </table:table-cell>
          <table:table-cell office:value-type="float" office:value="8.865187" calcext:value-type="float">
            <text:p>8.865187</text:p>
          </table:table-cell>
          <table:table-cell/>
          <table:table-cell office:value-type="time" office:time-value="PT00H24M19.541117829S" calcext:value-type="time">
            <text:p>00:24:19.54</text:p>
          </table:table-cell>
          <table:table-cell office:value-type="float" office:value="6.472141" calcext:value-type="float">
            <text:p>6.472141</text:p>
          </table:table-cell>
        </table:table-row>
        <table:table-row table:style-name="ro1">
          <table:table-cell/>
          <table:table-cell office:value-type="time" office:time-value="PT00H24M39.369395501S" calcext:value-type="time">
            <text:p>00:24:39.37</text:p>
          </table:table-cell>
          <table:table-cell office:value-type="float" office:value="8.872222" calcext:value-type="float">
            <text:p>8.872222</text:p>
          </table:table-cell>
          <table:table-cell/>
          <table:table-cell office:value-type="time" office:time-value="PT00H24M34.385325705S" calcext:value-type="time">
            <text:p>00:24:34.39</text:p>
          </table:table-cell>
          <table:table-cell office:value-type="float" office:value="6.47719" calcext:value-type="float">
            <text:p>6.47719</text:p>
          </table:table-cell>
        </table:table-row>
        <table:table-row table:style-name="ro1">
          <table:table-cell/>
          <table:table-cell office:value-type="time" office:time-value="PT00H24M54.437606513S" calcext:value-type="time">
            <text:p>00:24:54.44</text:p>
          </table:table-cell>
          <table:table-cell office:value-type="float" office:value="8.87903" calcext:value-type="float">
            <text:p>8.87903</text:p>
          </table:table-cell>
          <table:table-cell/>
          <table:table-cell office:value-type="time" office:time-value="PT00H24M49.449536661S" calcext:value-type="time">
            <text:p>00:24:49.45</text:p>
          </table:table-cell>
          <table:table-cell office:value-type="float" office:value="6.481746" calcext:value-type="float">
            <text:p>6.481746</text:p>
          </table:table-cell>
        </table:table-row>
        <table:table-row table:style-name="ro1">
          <table:table-cell/>
          <table:table-cell office:value-type="time" office:time-value="PT00H25M38.674225993S" calcext:value-type="time">
            <text:p>00:25:38.67</text:p>
          </table:table-cell>
          <table:table-cell office:value-type="float" office:value="8.904672" calcext:value-type="float">
            <text:p>8.904672</text:p>
          </table:table-cell>
          <table:table-cell/>
          <table:table-cell office:value-type="time" office:time-value="PT00H25M04.529747841S" calcext:value-type="time">
            <text:p>00:25:04.53</text:p>
          </table:table-cell>
          <table:table-cell office:value-type="float" office:value="6.501976" calcext:value-type="float">
            <text:p>6.501976</text:p>
          </table:table-cell>
        </table:table-row>
        <table:table-row table:style-name="ro1">
          <table:table-cell/>
          <table:table-cell office:value-type="time" office:time-value="PT00H25M58.218499688S" calcext:value-type="time">
            <text:p>00:25:58.22</text:p>
          </table:table-cell>
          <table:table-cell office:value-type="float" office:value="8.918462" calcext:value-type="float">
            <text:p>8.918462</text:p>
          </table:table-cell>
          <table:table-cell/>
          <table:table-cell office:value-type="time" office:time-value="PT00H25M48.810367938S" calcext:value-type="time">
            <text:p>00:25:48.81</text:p>
          </table:table-cell>
          <table:table-cell office:value-type="float" office:value="6.512945" calcext:value-type="float">
            <text:p>6.512945</text:p>
          </table:table-cell>
        </table:table-row>
        <table:table-row table:style-name="ro1">
          <table:table-cell/>
          <table:table-cell office:value-type="time" office:time-value="PT00H26M18.030777135S" calcext:value-type="time">
            <text:p>00:26:18.03</text:p>
          </table:table-cell>
          <table:table-cell office:value-type="float" office:value="8.925276" calcext:value-type="float">
            <text:p>8.925276</text:p>
          </table:table-cell>
          <table:table-cell/>
          <table:table-cell office:value-type="time" office:time-value="PT00H26M08.302640904S" calcext:value-type="time">
            <text:p>00:26:08.30</text:p>
          </table:table-cell>
          <table:table-cell office:value-type="float" office:value="6.518" calcext:value-type="float">
            <text:p>6.518</text:p>
          </table:table-cell>
        </table:table-row>
        <table:table-row table:style-name="ro1">
          <table:table-cell/>
          <table:table-cell office:value-type="time" office:time-value="PT00H26M40.579092897S" calcext:value-type="time">
            <text:p>00:26:40.58</text:p>
          </table:table-cell>
          <table:table-cell office:value-type="float" office:value="8.940227" calcext:value-type="float">
            <text:p>8.940227</text:p>
          </table:table-cell>
          <table:table-cell/>
          <table:table-cell office:value-type="time" office:time-value="PT00H26M28.166919079S" calcext:value-type="time">
            <text:p>00:26:28.17</text:p>
          </table:table-cell>
          <table:table-cell office:value-type="float" office:value="6.529486" calcext:value-type="float">
            <text:p>6.529486</text:p>
          </table:table-cell>
        </table:table-row>
        <table:table-row table:style-name="ro1">
          <table:table-cell/>
          <table:table-cell office:value-type="time" office:time-value="PT00H27M09.323495427S" calcext:value-type="time">
            <text:p>00:27:09.32</text:p>
          </table:table-cell>
          <table:table-cell office:value-type="float" office:value="8.954417" calcext:value-type="float">
            <text:p>8.954417</text:p>
          </table:table-cell>
          <table:table-cell/>
          <table:table-cell office:value-type="time" office:time-value="PT00H26M50.663234113S" calcext:value-type="time">
            <text:p>00:26:50.66</text:p>
          </table:table-cell>
          <table:table-cell office:value-type="float" office:value="6.540746" calcext:value-type="float">
            <text:p>6.540746</text:p>
          </table:table-cell>
        </table:table-row>
        <table:table-row table:style-name="ro1">
          <table:table-cell/>
          <table:table-cell office:value-type="time" office:time-value="PT00H27M29.359776011S" calcext:value-type="time">
            <text:p>00:27:29.36</text:p>
          </table:table-cell>
          <table:table-cell office:value-type="float" office:value="8.968607" calcext:value-type="float">
            <text:p>8.968607</text:p>
          </table:table-cell>
          <table:table-cell/>
          <table:table-cell office:value-type="time" office:time-value="PT00H27M19.459637372S" calcext:value-type="time">
            <text:p>00:27:19.46</text:p>
          </table:table-cell>
          <table:table-cell office:value-type="float" office:value="6.552006" calcext:value-type="float">
            <text:p>6.552006</text:p>
          </table:table-cell>
        </table:table-row>
        <table:table-row table:style-name="ro1">
          <table:table-cell/>
          <table:table-cell office:value-type="time" office:time-value="PT00H27M50.168067407S" calcext:value-type="time">
            <text:p>00:27:50.17</text:p>
          </table:table-cell>
          <table:table-cell office:value-type="float" office:value="8.983713" calcext:value-type="float">
            <text:p>8.983713</text:p>
          </table:table-cell>
          <table:table-cell/>
          <table:table-cell office:value-type="time" office:time-value="PT00H27M39.45191734S" calcext:value-type="time">
            <text:p>00:27:39.45</text:p>
          </table:table-cell>
          <table:table-cell office:value-type="float" office:value="6.563668" calcext:value-type="float">
            <text:p>6.563668</text:p>
          </table:table-cell>
        </table:table-row>
        <table:table-row table:style-name="ro1">
          <table:table-cell/>
          <table:table-cell office:value-type="time" office:time-value="PT00H28M05.020275394S" calcext:value-type="time">
            <text:p>00:28:05.02</text:p>
          </table:table-cell>
          <table:table-cell office:value-type="float" office:value="8.990518" calcext:value-type="float">
            <text:p>8.990518</text:p>
          </table:table-cell>
          <table:table-cell/>
          <table:table-cell office:value-type="time" office:time-value="PT00H28M00.248208567S" calcext:value-type="time">
            <text:p>00:28:00.25</text:p>
          </table:table-cell>
          <table:table-cell office:value-type="float" office:value="6.568221" calcext:value-type="float">
            <text:p>6.568221</text:p>
          </table:table-cell>
        </table:table-row>
        <table:table-row table:style-name="ro1">
          <table:table-cell/>
          <table:table-cell office:value-type="time" office:time-value="PT00H28M20.092486462S" calcext:value-type="time">
            <text:p>00:28:20.09</text:p>
          </table:table-cell>
          <table:table-cell office:value-type="float" office:value="8.997368" calcext:value-type="float">
            <text:p>8.997368</text:p>
          </table:table-cell>
          <table:table-cell/>
          <table:table-cell office:value-type="time" office:time-value="PT00H28M15.108416666S" calcext:value-type="time">
            <text:p>00:28:15.11</text:p>
          </table:table-cell>
          <table:table-cell office:value-type="float" office:value="6.573441" calcext:value-type="float">
            <text:p>6.573441</text:p>
          </table:table-cell>
        </table:table-row>
        <table:table-row table:style-name="ro1">
          <table:table-cell/>
          <table:table-cell office:value-type="time" office:time-value="PT00H28M48.748887761S" calcext:value-type="time">
            <text:p>00:28:48.75</text:p>
          </table:table-cell>
          <table:table-cell office:value-type="float" office:value="9.011555" calcext:value-type="float">
            <text:p>9.011555</text:p>
          </table:table-cell>
          <table:table-cell/>
          <table:table-cell office:value-type="time" office:time-value="PT00H28M30.18462779S" calcext:value-type="time">
            <text:p>00:28:30.18</text:p>
          </table:table-cell>
          <table:table-cell office:value-type="float" office:value="6.584697" calcext:value-type="float">
            <text:p>6.584697</text:p>
          </table:table-cell>
        </table:table-row>
        <table:table-row table:style-name="ro1">
          <table:table-cell/>
          <table:table-cell office:value-type="time" office:time-value="PT00H29M08.845169185S" calcext:value-type="time">
            <text:p>00:29:08.85</text:p>
          </table:table-cell>
          <table:table-cell office:value-type="float" office:value="9.025953" calcext:value-type="float">
            <text:p>9.025953</text:p>
          </table:table-cell>
          <table:table-cell/>
          <table:table-cell office:value-type="time" office:time-value="PT00H28M58.885029705S" calcext:value-type="time">
            <text:p>00:28:58.89</text:p>
          </table:table-cell>
          <table:table-cell office:value-type="float" office:value="6.596316" calcext:value-type="float">
            <text:p>6.596316</text:p>
          </table:table-cell>
        </table:table-row>
        <table:table-row table:style-name="ro1">
          <table:table-cell/>
          <table:table-cell office:value-type="time" office:time-value="PT00H29M29.14145341S" calcext:value-type="time">
            <text:p>00:29:29.14</text:p>
          </table:table-cell>
          <table:table-cell office:value-type="float" office:value="9.040876" calcext:value-type="float">
            <text:p>9.040876</text:p>
          </table:table-cell>
          <table:table-cell/>
          <table:table-cell office:value-type="time" office:time-value="PT00H29M18.925310345S" calcext:value-type="time">
            <text:p>00:29:18.93</text:p>
          </table:table-cell>
          <table:table-cell office:value-type="float" office:value="6.608236" calcext:value-type="float">
            <text:p>6.608236</text:p>
          </table:table-cell>
        </table:table-row>
        <table:table-row table:style-name="ro1">
          <table:table-cell/>
          <table:table-cell office:value-type="time" office:time-value="PT00H29M49.973745141S" calcext:value-type="time">
            <text:p>00:29:49.97</text:p>
          </table:table-cell>
          <table:table-cell office:value-type="float" office:value="9.05583" calcext:value-type="float">
            <text:p>9.05583</text:p>
          </table:table-cell>
          <table:table-cell/>
          <table:table-cell office:value-type="time" office:time-value="PT00H29M39.229594682S" calcext:value-type="time">
            <text:p>00:29:39.23</text:p>
          </table:table-cell>
          <table:table-cell office:value-type="float" office:value="6.619725" calcext:value-type="float">
            <text:p>6.619725</text:p>
          </table:table-cell>
        </table:table-row>
        <table:table-row table:style-name="ro1">
          <table:table-cell/>
          <table:table-cell office:value-type="time" office:time-value="PT00H30M10.834037264S" calcext:value-type="time">
            <text:p>00:30:10.83</text:p>
          </table:table-cell>
          <table:table-cell office:value-type="float" office:value="9.070981" calcext:value-type="float">
            <text:p>9.070981</text:p>
          </table:table-cell>
          <table:table-cell/>
          <table:table-cell office:value-type="time" office:time-value="PT00H30M00.061886413S" calcext:value-type="time">
            <text:p>00:30:00.06</text:p>
          </table:table-cell>
          <table:table-cell office:value-type="float" office:value="6.631563" calcext:value-type="float">
            <text:p>6.631563</text:p>
          </table:table-cell>
        </table:table-row>
        <table:table-row table:style-name="ro1">
          <table:table-cell/>
          <table:table-cell office:value-type="time" office:time-value="PT00H30M40.506452791S" calcext:value-type="time">
            <text:p>00:30:40.51</text:p>
          </table:table-cell>
          <table:table-cell office:value-type="float" office:value="9.085767" calcext:value-type="float">
            <text:p>9.085767</text:p>
          </table:table-cell>
          <table:table-cell/>
          <table:table-cell office:value-type="time" office:time-value="PT00H30M20.922178537S" calcext:value-type="time">
            <text:p>00:30:20.92</text:p>
          </table:table-cell>
          <table:table-cell office:value-type="float" office:value="6.643132" calcext:value-type="float">
            <text:p>6.643132</text:p>
          </table:table-cell>
        </table:table-row>
        <table:table-row table:style-name="ro1">
          <table:table-cell/>
          <table:table-cell office:value-type="time" office:time-value="PT00H31M10.97887952S" calcext:value-type="time">
            <text:p>00:31:10.98</text:p>
          </table:table-cell>
          <table:table-cell office:value-type="float" office:value="9.100526" calcext:value-type="float">
            <text:p>9.100526</text:p>
          </table:table-cell>
          <table:table-cell/>
          <table:table-cell office:value-type="time" office:time-value="PT00H30M50.638594679S" calcext:value-type="time">
            <text:p>00:30:50.64</text:p>
          </table:table-cell>
          <table:table-cell office:value-type="float" office:value="6.654701" calcext:value-type="float">
            <text:p>6.654701</text:p>
          </table:table-cell>
        </table:table-row>
        <table:table-row table:style-name="ro1">
          <table:table-cell/>
          <table:table-cell office:value-type="time" office:time-value="PT00H31M32.031174333S" calcext:value-type="time">
            <text:p>00:31:32.03</text:p>
          </table:table-cell>
          <table:table-cell office:value-type="float" office:value="9.115517" calcext:value-type="float">
            <text:p>9.115517</text:p>
          </table:table-cell>
          <table:table-cell/>
          <table:table-cell office:value-type="time" office:time-value="PT00H31M21.119021521S" calcext:value-type="time">
            <text:p>00:31:21.12</text:p>
          </table:table-cell>
          <table:table-cell office:value-type="float" office:value="6.666273" calcext:value-type="float">
            <text:p>6.666273</text:p>
          </table:table-cell>
        </table:table-row>
        <table:table-row table:style-name="ro1">
          <table:table-cell/>
          <table:table-cell office:value-type="time" office:time-value="PT00H31M51.575448027S" calcext:value-type="time">
            <text:p>00:31:51.58</text:p>
          </table:table-cell>
          <table:table-cell office:value-type="float" office:value="9.129536" calcext:value-type="float">
            <text:p>9.129536</text:p>
          </table:table-cell>
          <table:table-cell/>
          <table:table-cell office:value-type="time" office:time-value="PT00H31M42.123315661S" calcext:value-type="time">
            <text:p>00:31:42.12</text:p>
          </table:table-cell>
          <table:table-cell office:value-type="float" office:value="6.677241" calcext:value-type="float">
            <text:p>6.677241</text:p>
          </table:table-cell>
        </table:table-row>
        <table:table-row table:style-name="ro1">
          <table:table-cell/>
          <table:table-cell office:value-type="time" office:time-value="PT00H32M12.371739254S" calcext:value-type="time">
            <text:p>00:32:12.37</text:p>
          </table:table-cell>
          <table:table-cell office:value-type="float" office:value="9.144203" calcext:value-type="float">
            <text:p>9.144203</text:p>
          </table:table-cell>
          <table:table-cell/>
          <table:table-cell office:value-type="time" office:time-value="PT00H32M01.655589187S" calcext:value-type="time">
            <text:p>00:32:01.66</text:p>
          </table:table-cell>
          <table:table-cell office:value-type="float" office:value="6.686774" calcext:value-type="float">
            <text:p>6.686774</text:p>
          </table:table-cell>
        </table:table-row>
        <table:table-row table:style-name="ro1">
          <table:table-cell/>
          <table:table-cell office:value-type="time" office:time-value="PT00H32M32.136016029S" calcext:value-type="time">
            <text:p>00:32:32.14</text:p>
          </table:table-cell>
          <table:table-cell office:value-type="float" office:value="9.150794" calcext:value-type="float">
            <text:p>9.150794</text:p>
          </table:table-cell>
          <table:table-cell/>
          <table:table-cell office:value-type="time" office:time-value="PT00H32M22.45588047S" calcext:value-type="time">
            <text:p>00:32:22.46</text:p>
          </table:table-cell>
          <table:table-cell office:value-type="float" office:value="6.691376" calcext:value-type="float">
            <text:p>6.691376</text:p>
          </table:table-cell>
        </table:table-row>
        <table:table-row table:style-name="ro1">
          <table:table-cell/>
          <table:table-cell office:value-type="time" office:time-value="PT00H32M56.292354309S" calcext:value-type="time">
            <text:p>00:32:56.29</text:p>
          </table:table-cell>
          <table:table-cell office:value-type="float" office:value="9.165025" calcext:value-type="float">
            <text:p>9.165025</text:p>
          </table:table-cell>
          <table:table-cell/>
          <table:table-cell office:value-type="time" office:time-value="PT00H32M42.272157973S" calcext:value-type="time">
            <text:p>00:32:42.27</text:p>
          </table:table-cell>
          <table:table-cell office:value-type="float" office:value="6.701759" calcext:value-type="float">
            <text:p>6.701759</text:p>
          </table:table-cell>
        </table:table-row>
        <table:table-row table:style-name="ro1">
          <table:table-cell/>
          <table:table-cell office:value-type="time" office:time-value="PT00H33M16.156632484S" calcext:value-type="time">
            <text:p>00:33:16.16</text:p>
          </table:table-cell>
          <table:table-cell office:value-type="float" office:value="9.17166" calcext:value-type="float">
            <text:p>9.17166</text:p>
          </table:table-cell>
          <table:table-cell/>
          <table:table-cell office:value-type="time" office:time-value="PT00H33M06.420496142S" calcext:value-type="time">
            <text:p>00:33:06.42</text:p>
          </table:table-cell>
          <table:table-cell office:value-type="float" office:value="6.706531" calcext:value-type="float">
            <text:p>6.706531</text:p>
          </table:table-cell>
        </table:table-row>
        <table:table-row table:style-name="ro1">
          <table:table-cell/>
          <table:table-cell office:value-type="time" office:time-value="PT00H33M31.648849434S" calcext:value-type="time">
            <text:p>00:33:31.65</text:p>
          </table:table-cell>
          <table:table-cell office:value-type="float" office:value="9.178243" calcext:value-type="float">
            <text:p>9.178243</text:p>
          </table:table-cell>
          <table:table-cell/>
          <table:table-cell office:value-type="time" office:time-value="PT00H33M26.284774317S" calcext:value-type="time">
            <text:p>00:33:26.28</text:p>
          </table:table-cell>
          <table:table-cell office:value-type="float" office:value="6.709973" calcext:value-type="float">
            <text:p>6.709973</text:p>
          </table:table-cell>
        </table:table-row>
        <table:table-row table:style-name="ro1">
          <table:table-cell/>
          <table:table-cell office:value-type="time" office:time-value="PT00H33M56.933203511S" calcext:value-type="time">
            <text:p>00:33:56.93</text:p>
          </table:table-cell>
          <table:table-cell office:value-type="float" office:value="9.193432" calcext:value-type="float">
            <text:p>9.193432</text:p>
          </table:table-cell>
          <table:table-cell/>
          <table:table-cell office:value-type="time" office:time-value="PT00H33M41.748990875S" calcext:value-type="time">
            <text:p>00:33:41.75</text:p>
          </table:table-cell>
          <table:table-cell office:value-type="float" office:value="6.721976" calcext:value-type="float">
            <text:p>6.721976</text:p>
          </table:table-cell>
        </table:table-row>
        <table:table-row table:style-name="ro1">
          <table:table-cell/>
          <table:table-cell office:value-type="time" office:time-value="PT00H34M21.897553107S" calcext:value-type="time">
            <text:p>00:34:21.90</text:p>
          </table:table-cell>
          <table:table-cell office:value-type="float" office:value="9.208367" calcext:value-type="float">
            <text:p>9.208367</text:p>
          </table:table-cell>
          <table:table-cell/>
          <table:table-cell office:value-type="time" office:time-value="PT00H34M07.073345512S" calcext:value-type="time">
            <text:p>00:34:07.07</text:p>
          </table:table-cell>
          <table:table-cell office:value-type="float" office:value="6.733624" calcext:value-type="float">
            <text:p>6.733624</text:p>
          </table:table-cell>
        </table:table-row>
        <table:table-row table:style-name="ro1">
          <table:table-cell/>
          <table:table-cell office:value-type="time" office:time-value="PT00H34M52.493981573S" calcext:value-type="time">
            <text:p>00:34:52.49</text:p>
          </table:table-cell>
          <table:table-cell office:value-type="float" office:value="9.223348" calcext:value-type="float">
            <text:p>9.223348</text:p>
          </table:table-cell>
          <table:table-cell/>
          <table:table-cell office:value-type="time" office:time-value="PT00H34M31.993694491S" calcext:value-type="time">
            <text:p>00:34:31.99</text:p>
          </table:table-cell>
          <table:table-cell office:value-type="float" office:value="6.745252" calcext:value-type="float">
            <text:p>6.745252</text:p>
          </table:table-cell>
        </table:table-row>
        <table:table-row table:style-name="ro1">
          <table:table-cell/>
          <table:table-cell office:value-type="time" office:time-value="PT00H35M20.702376598S" calcext:value-type="time">
            <text:p>00:35:20.70</text:p>
          </table:table-cell>
          <table:table-cell office:value-type="float" office:value="9.249911" calcext:value-type="float">
            <text:p>9.249911</text:p>
          </table:table-cell>
          <table:table-cell/>
          <table:table-cell office:value-type="time" office:time-value="PT00H35M02.630123518S" calcext:value-type="time">
            <text:p>00:35:02.63</text:p>
          </table:table-cell>
          <table:table-cell office:value-type="float" office:value="6.765399" calcext:value-type="float">
            <text:p>6.765399</text:p>
          </table:table-cell>
        </table:table-row>
        <table:table-row table:style-name="ro1">
          <table:table-cell/>
          <table:table-cell office:value-type="time" office:time-value="PT00H35M51.318805344S" calcext:value-type="time">
            <text:p>00:35:51.32</text:p>
          </table:table-cell>
          <table:table-cell office:value-type="float" office:value="9.264871" calcext:value-type="float">
            <text:p>9.264871</text:p>
          </table:table-cell>
          <table:table-cell/>
          <table:table-cell office:value-type="time" office:time-value="PT00H35M30.798517982S" calcext:value-type="time">
            <text:p>00:35:30.80</text:p>
          </table:table-cell>
          <table:table-cell office:value-type="float" office:value="6.777386" calcext:value-type="float">
            <text:p>6.777386</text:p>
          </table:table-cell>
        </table:table-row>
        <table:table-row table:style-name="ro1">
          <table:table-cell/>
          <table:table-cell office:value-type="time" office:time-value="PT00H36M22.011235155S" calcext:value-type="time">
            <text:p>00:36:22.01</text:p>
          </table:table-cell>
          <table:table-cell office:value-type="float" office:value="9.279798" calcext:value-type="float">
            <text:p>9.279798</text:p>
          </table:table-cell>
          <table:table-cell/>
          <table:table-cell office:value-type="time" office:time-value="PT00H36M01.462947401S" calcext:value-type="time">
            <text:p>00:36:01.46</text:p>
          </table:table-cell>
          <table:table-cell office:value-type="float" office:value="6.788735" calcext:value-type="float">
            <text:p>6.788735</text:p>
          </table:table-cell>
        </table:table-row>
        <table:table-row table:style-name="ro1">
          <table:table-cell/>
          <table:table-cell office:value-type="time" office:time-value="PT00H36M51.183643679S" calcext:value-type="time">
            <text:p>00:36:51.18</text:p>
          </table:table-cell>
          <table:table-cell office:value-type="float" office:value="9.294252" calcext:value-type="float">
            <text:p>9.294252</text:p>
          </table:table-cell>
          <table:table-cell/>
          <table:table-cell office:value-type="time" office:time-value="PT00H36M32.147377099S" calcext:value-type="time">
            <text:p>00:36:32.15</text:p>
          </table:table-cell>
          <table:table-cell office:value-type="float" office:value="6.800555" calcext:value-type="float">
            <text:p>6.800555</text:p>
          </table:table-cell>
        </table:table-row>
        <table:table-row table:style-name="ro1">
          <table:table-cell/>
          <table:table-cell office:value-type="time" office:time-value="PT00H37M06.3238557S" calcext:value-type="time">
            <text:p>00:37:06.32</text:p>
          </table:table-cell>
          <table:table-cell office:value-type="float" office:value="9.301293" calcext:value-type="float">
            <text:p>9.301293</text:p>
          </table:table-cell>
          <table:table-cell/>
          <table:table-cell office:value-type="time" office:time-value="PT00H37M01.303785399S" calcext:value-type="time">
            <text:p>00:37:01.30</text:p>
          </table:table-cell>
          <table:table-cell office:value-type="float" office:value="6.806104" calcext:value-type="float">
            <text:p>6.806104</text:p>
          </table:table-cell>
        </table:table-row>
        <table:table-row table:style-name="ro1">
          <table:table-cell/>
          <table:table-cell office:value-type="time" office:time-value="PT00H37M21.212064191S" calcext:value-type="time">
            <text:p>00:37:21.21</text:p>
          </table:table-cell>
          <table:table-cell office:value-type="float" office:value="9.308336" calcext:value-type="float">
            <text:p>9.308336</text:p>
          </table:table-cell>
          <table:table-cell/>
          <table:table-cell office:value-type="time" office:time-value="PT00H37M16.407996916S" calcext:value-type="time">
            <text:p>00:37:16.41</text:p>
          </table:table-cell>
          <table:table-cell office:value-type="float" office:value="6.811161" calcext:value-type="float">
            <text:p>6.811161</text:p>
          </table:table-cell>
        </table:table-row>
        <table:table-row table:style-name="ro1">
          <table:table-cell/>
          <table:table-cell office:value-type="time" office:time-value="PT00H37M44.176385779S" calcext:value-type="time">
            <text:p>00:37:44.18</text:p>
          </table:table-cell>
          <table:table-cell office:value-type="float" office:value="9.323231" calcext:value-type="float">
            <text:p>9.323231</text:p>
          </table:table-cell>
          <table:table-cell/>
          <table:table-cell office:value-type="time" office:time-value="PT00H37M31.304205519S" calcext:value-type="time">
            <text:p>00:37:31.30</text:p>
          </table:table-cell>
          <table:table-cell office:value-type="float" office:value="6.822444" calcext:value-type="float">
            <text:p>6.822444</text:p>
          </table:table-cell>
        </table:table-row>
        <table:table-row table:style-name="ro1">
          <table:table-cell/>
          <table:table-cell office:value-type="time" office:time-value="PT00H38M06.304695659S" calcext:value-type="time">
            <text:p>00:38:06.30</text:p>
          </table:table-cell>
          <table:table-cell office:value-type="float" office:value="9.337194" calcext:value-type="float">
            <text:p>9.337194</text:p>
          </table:table-cell>
          <table:table-cell/>
          <table:table-cell office:value-type="time" office:time-value="PT00H37M54.264527051S" calcext:value-type="time">
            <text:p>00:37:54.26</text:p>
          </table:table-cell>
          <table:table-cell office:value-type="float" office:value="6.833212" calcext:value-type="float">
            <text:p>6.833212</text:p>
          </table:table-cell>
        </table:table-row>
        <table:table-row table:style-name="ro1">
          <table:table-cell/>
          <table:table-cell office:value-type="time" office:time-value="PT00H38M35.733107769S" calcext:value-type="time">
            <text:p>00:38:35.73</text:p>
          </table:table-cell>
          <table:table-cell office:value-type="float" office:value="9.352146" calcext:value-type="float">
            <text:p>9.352146</text:p>
          </table:table-cell>
          <table:table-cell/>
          <table:table-cell office:value-type="time" office:time-value="PT00H38M16.404837099S" calcext:value-type="time">
            <text:p>00:38:16.40</text:p>
          </table:table-cell>
          <table:table-cell office:value-type="float" office:value="6.845067" calcext:value-type="float">
            <text:p>6.845067</text:p>
          </table:table-cell>
        </table:table-row>
        <table:table-row table:style-name="ro1">
          <table:table-cell/>
          <table:table-cell office:value-type="time" office:time-value="PT00H38M55.609386112S" calcext:value-type="time">
            <text:p>00:38:55.61</text:p>
          </table:table-cell>
          <table:table-cell office:value-type="float" office:value="9.358752" calcext:value-type="float">
            <text:p>9.358752</text:p>
          </table:table-cell>
          <table:table-cell/>
          <table:table-cell office:value-type="time" office:time-value="PT00H38M45.865249657S" calcext:value-type="time">
            <text:p>00:38:45.87</text:p>
          </table:table-cell>
          <table:table-cell office:value-type="float" office:value="6.849624" calcext:value-type="float">
            <text:p>6.849624</text:p>
          </table:table-cell>
        </table:table-row>
        <table:table-row table:style-name="ro1">
          <table:table-cell/>
          <table:table-cell office:value-type="time" office:time-value="PT00H39M16.037672186S" calcext:value-type="time">
            <text:p>00:39:16.04</text:p>
          </table:table-cell>
          <table:table-cell office:value-type="float" office:value="9.373874" calcext:value-type="float">
            <text:p>9.373874</text:p>
          </table:table-cell>
          <table:table-cell/>
          <table:table-cell office:value-type="time" office:time-value="PT00H39M05.741528S" calcext:value-type="time">
            <text:p>00:39:05.74</text:p>
          </table:table-cell>
          <table:table-cell office:value-type="float" office:value="6.861401" calcext:value-type="float">
            <text:p>6.861401</text:p>
          </table:table-cell>
        </table:table-row>
        <table:table-row table:style-name="ro1">
          <table:table-cell/>
          <table:table-cell office:value-type="time" office:time-value="PT00H39M36.433957811S" calcext:value-type="time">
            <text:p>00:39:36.43</text:p>
          </table:table-cell>
          <table:table-cell office:value-type="float" office:value="9.388785" calcext:value-type="float">
            <text:p>9.388785</text:p>
          </table:table-cell>
          <table:table-cell/>
          <table:table-cell office:value-type="time" office:time-value="PT00H39M26.125813458S" calcext:value-type="time">
            <text:p>00:39:26.13</text:p>
          </table:table-cell>
          <table:table-cell office:value-type="float" office:value="6.871729" calcext:value-type="float">
            <text:p>6.871729</text:p>
          </table:table-cell>
        </table:table-row>
        <table:table-row table:style-name="ro1">
          <table:table-cell/>
          <table:table-cell office:value-type="time" office:time-value="PT00H39M57.27824971S" calcext:value-type="time">
            <text:p>00:39:57.28</text:p>
          </table:table-cell>
          <table:table-cell office:value-type="float" office:value="9.403576" calcext:value-type="float">
            <text:p>9.403576</text:p>
          </table:table-cell>
          <table:table-cell/>
          <table:table-cell office:value-type="time" office:time-value="PT00H39M46.530099195S" calcext:value-type="time">
            <text:p>00:39:46.53</text:p>
          </table:table-cell>
          <table:table-cell office:value-type="float" office:value="6.883225" calcext:value-type="float">
            <text:p>6.883225</text:p>
          </table:table-cell>
        </table:table-row>
        <table:table-row table:style-name="ro1">
          <table:table-cell/>
          <table:table-cell office:value-type="time" office:time-value="PT00H40M12.654465036S" calcext:value-type="time">
            <text:p>00:40:12.65</text:p>
          </table:table-cell>
          <table:table-cell office:value-type="float" office:value="9.410182" calcext:value-type="float">
            <text:p>9.410182</text:p>
          </table:table-cell>
          <table:table-cell/>
          <table:table-cell office:value-type="time" office:time-value="PT00H40M07.362390927S" calcext:value-type="time">
            <text:p>00:40:07.36</text:p>
          </table:table-cell>
          <table:table-cell office:value-type="float" office:value="6.887922" calcext:value-type="float">
            <text:p>6.887922</text:p>
          </table:table-cell>
        </table:table-row>
        <table:table-row table:style-name="ro1">
          <table:table-cell/>
          <table:table-cell office:value-type="time" office:time-value="PT00H40M27.554673695S" calcext:value-type="time">
            <text:p>00:40:27.55</text:p>
          </table:table-cell>
          <table:table-cell office:value-type="float" office:value="9.416819" calcext:value-type="float">
            <text:p>9.416819</text:p>
          </table:table-cell>
          <table:table-cell/>
          <table:table-cell office:value-type="time" office:time-value="PT00H40M22.746606364S" calcext:value-type="time">
            <text:p>00:40:22.75</text:p>
          </table:table-cell>
          <table:table-cell office:value-type="float" office:value="6.890387" calcext:value-type="float">
            <text:p>6.890387</text:p>
          </table:table-cell>
        </table:table-row>
        <table:table-row table:style-name="ro1">
          <table:table-cell/>
          <table:table-cell office:value-type="time" office:time-value="PT00H40M42.446882243S" calcext:value-type="time">
            <text:p>00:40:42.45</text:p>
          </table:table-cell>
          <table:table-cell office:value-type="float" office:value="9.423438" calcext:value-type="float">
            <text:p>9.423438</text:p>
          </table:table-cell>
          <table:table-cell/>
          <table:table-cell office:value-type="time" office:time-value="PT00H40M37.642814967S" calcext:value-type="time">
            <text:p>00:40:37.64</text:p>
          </table:table-cell>
          <table:table-cell office:value-type="float" office:value="6.895009" calcext:value-type="float">
            <text:p>6.895009</text:p>
          </table:table-cell>
        </table:table-row>
        <table:table-row table:style-name="ro1">
          <table:table-cell/>
          <table:table-cell office:value-type="time" office:time-value="PT00H41M13.119311773S" calcext:value-type="time">
            <text:p>00:41:13.12</text:p>
          </table:table-cell>
          <table:table-cell office:value-type="float" office:value="9.438416" calcext:value-type="float">
            <text:p>9.438416</text:p>
          </table:table-cell>
          <table:table-cell/>
          <table:table-cell office:value-type="time" office:time-value="PT00H40M52.535023515S" calcext:value-type="time">
            <text:p>00:40:52.54</text:p>
          </table:table-cell>
          <table:table-cell office:value-type="float" office:value="6.906632" calcext:value-type="float">
            <text:p>6.906632</text:p>
          </table:table-cell>
        </table:table-row>
        <table:table-row table:style-name="ro1">
          <table:table-cell/>
          <table:table-cell office:value-type="time" office:time-value="PT00H41M28.067521105S" calcext:value-type="time">
            <text:p>00:41:28.07</text:p>
          </table:table-cell>
          <table:table-cell office:value-type="float" office:value="9.445222" calcext:value-type="float">
            <text:p>9.445222</text:p>
          </table:table-cell>
          <table:table-cell/>
          <table:table-cell office:value-type="time" office:time-value="PT00H41M23.24345355S" calcext:value-type="time">
            <text:p>00:41:23.24</text:p>
          </table:table-cell>
          <table:table-cell office:value-type="float" office:value="6.911681" calcext:value-type="float">
            <text:p>6.911681</text:p>
          </table:table-cell>
        </table:table-row>
        <table:table-row table:style-name="ro1">
          <table:table-cell/>
          <table:table-cell office:value-type="time" office:time-value="PT00H41M42.97172982S" calcext:value-type="time">
            <text:p>00:41:42.97</text:p>
          </table:table-cell>
          <table:table-cell office:value-type="float" office:value="9.451813" calcext:value-type="float">
            <text:p>9.451813</text:p>
          </table:table-cell>
          <table:table-cell/>
          <table:table-cell office:value-type="time" office:time-value="PT00H41M38.155662377S" calcext:value-type="time">
            <text:p>00:41:38.16</text:p>
          </table:table-cell>
          <table:table-cell office:value-type="float" office:value="6.916282" calcext:value-type="float">
            <text:p>6.916282</text:p>
          </table:table-cell>
        </table:table-row>
        <table:table-row table:style-name="ro1">
          <table:table-cell/>
          <table:table-cell office:value-type="time" office:time-value="PT00H42M12.00813644S" calcext:value-type="time">
            <text:p>00:42:12.01</text:p>
          </table:table-cell>
          <table:table-cell office:value-type="float" office:value="9.465816" calcext:value-type="float">
            <text:p>9.465816</text:p>
          </table:table-cell>
          <table:table-cell/>
          <table:table-cell office:value-type="time" office:time-value="PT00H41M53.059871093S" calcext:value-type="time">
            <text:p>00:41:53.06</text:p>
          </table:table-cell>
          <table:table-cell office:value-type="float" office:value="6.927561" calcext:value-type="float">
            <text:p>6.927561</text:p>
          </table:table-cell>
        </table:table-row>
        <table:table-row table:style-name="ro1">
          <table:table-cell/>
          <table:table-cell office:value-type="time" office:time-value="PT00H42M32.48042313S" calcext:value-type="time">
            <text:p>00:42:32.48</text:p>
          </table:table-cell>
          <table:table-cell office:value-type="float" office:value="9.480553" calcext:value-type="float">
            <text:p>9.480553</text:p>
          </table:table-cell>
          <table:table-cell/>
          <table:table-cell office:value-type="time" office:time-value="PT00H42M22.152278497S" calcext:value-type="time">
            <text:p>00:42:22.15</text:p>
          </table:table-cell>
          <table:table-cell office:value-type="float" office:value="6.939094" calcext:value-type="float">
            <text:p>6.939094</text:p>
          </table:table-cell>
        </table:table-row>
        <table:table-row table:style-name="ro1">
          <table:table-cell/>
          <table:table-cell office:value-type="time" office:time-value="PT00H42M52.89270898S" calcext:value-type="time">
            <text:p>00:42:52.89</text:p>
          </table:table-cell>
          <table:table-cell office:value-type="float" office:value="9.495503" calcext:value-type="float">
            <text:p>9.495503</text:p>
          </table:table-cell>
          <table:table-cell/>
          <table:table-cell office:value-type="time" office:time-value="PT00H42M42.572564458S" calcext:value-type="time">
            <text:p>00:42:42.57</text:p>
          </table:table-cell>
          <table:table-cell office:value-type="float" office:value="6.951014" calcext:value-type="float">
            <text:p>6.951014</text:p>
          </table:table-cell>
        </table:table-row>
        <table:table-row table:style-name="ro1">
          <table:table-cell/>
          <table:table-cell office:value-type="time" office:time-value="PT00H43M12.512983738S" calcext:value-type="time">
            <text:p>00:43:12.51</text:p>
          </table:table-cell>
          <table:table-cell office:value-type="float" office:value="9.509516" calcext:value-type="float">
            <text:p>9.509516</text:p>
          </table:table-cell>
          <table:table-cell/>
          <table:table-cell office:value-type="time" office:time-value="PT00H43M02.980850252S" calcext:value-type="time">
            <text:p>00:43:02.98</text:p>
          </table:table-cell>
          <table:table-cell office:value-type="float" office:value="6.962343" calcext:value-type="float">
            <text:p>6.962343</text:p>
          </table:table-cell>
        </table:table-row>
        <table:table-row table:style-name="ro1">
          <table:table-cell/>
          <table:table-cell office:value-type="time" office:time-value="PT00H43M27.421192509S" calcext:value-type="time">
            <text:p>00:43:27.42</text:p>
          </table:table-cell>
          <table:table-cell office:value-type="float" office:value="9.515013" calcext:value-type="float">
            <text:p>9.515013</text:p>
          </table:table-cell>
          <table:table-cell/>
          <table:table-cell office:value-type="time" office:time-value="PT00H43M22.597124954S" calcext:value-type="time">
            <text:p>00:43:22.60</text:p>
          </table:table-cell>
          <table:table-cell office:value-type="float" office:value="6.964793" calcext:value-type="float">
            <text:p>6.964793</text:p>
          </table:table-cell>
        </table:table-row>
        <table:table-row table:style-name="ro1">
          <table:table-cell/>
          <table:table-cell office:value-type="time" office:time-value="PT00H43M47.061467548S" calcext:value-type="time">
            <text:p>00:43:47.06</text:p>
          </table:table-cell>
          <table:table-cell office:value-type="float" office:value="9.521592" calcext:value-type="float">
            <text:p>9.521592</text:p>
          </table:table-cell>
          <table:table-cell/>
          <table:table-cell office:value-type="time" office:time-value="PT00H43M37.505333726S" calcext:value-type="time">
            <text:p>00:43:37.51</text:p>
          </table:table-cell>
          <table:table-cell office:value-type="float" office:value="6.96935" calcext:value-type="float">
            <text:p>6.96935</text:p>
          </table:table-cell>
        </table:table-row>
        <table:table-row table:style-name="ro1">
          <table:table-cell/>
          <table:table-cell office:value-type="time" office:time-value="PT00H44M02.637685674S" calcext:value-type="time">
            <text:p>00:44:02.64</text:p>
          </table:table-cell>
          <table:table-cell office:value-type="float" office:value="9.528254" calcext:value-type="float">
            <text:p>9.528254</text:p>
          </table:table-cell>
          <table:table-cell/>
          <table:table-cell office:value-type="time" office:time-value="PT00H43M57.193609436S" calcext:value-type="time">
            <text:p>00:43:57.19</text:p>
          </table:table-cell>
          <table:table-cell office:value-type="float" office:value="6.974247" calcext:value-type="float">
            <text:p>6.974247</text:p>
          </table:table-cell>
        </table:table-row>
        <table:table-row table:style-name="ro1">
          <table:table-cell/>
          <table:table-cell office:value-type="time" office:time-value="PT00H44M22.273960656S" calcext:value-type="time">
            <text:p>00:44:22.27</text:p>
          </table:table-cell>
          <table:table-cell office:value-type="float" office:value="9.541585" calcext:value-type="float">
            <text:p>9.541585</text:p>
          </table:table-cell>
          <table:table-cell/>
          <table:table-cell office:value-type="time" office:time-value="PT00H44M12.729827002S" calcext:value-type="time">
            <text:p>00:44:12.73</text:p>
          </table:table-cell>
          <table:table-cell office:value-type="float" office:value="6.982905" calcext:value-type="float">
            <text:p>6.982905</text:p>
          </table:table-cell>
        </table:table-row>
        <table:table-row table:style-name="ro1">
          <table:table-cell/>
          <table:table-cell office:value-type="time" office:time-value="PT00H44M41.910235639S" calcext:value-type="time">
            <text:p>00:44:41.91</text:p>
          </table:table-cell>
          <table:table-cell office:value-type="float" office:value="9.555775" calcext:value-type="float">
            <text:p>9.555775</text:p>
          </table:table-cell>
          <table:table-cell/>
          <table:table-cell office:value-type="time" office:time-value="PT00H44M32.362101929S" calcext:value-type="time">
            <text:p>00:44:32.36</text:p>
          </table:table-cell>
          <table:table-cell office:value-type="float" office:value="6.994164" calcext:value-type="float">
            <text:p>6.994164</text:p>
          </table:table-cell>
        </table:table-row>
        <table:table-row table:style-name="ro1">
          <table:table-cell/>
          <table:table-cell office:value-type="time" office:time-value="PT00H45M01.570510957S" calcext:value-type="time">
            <text:p>00:45:01.57</text:p>
          </table:table-cell>
          <table:table-cell office:value-type="float" office:value="9.562816" calcext:value-type="float">
            <text:p>9.562816</text:p>
          </table:table-cell>
          <table:table-cell/>
          <table:table-cell office:value-type="time" office:time-value="PT00H44M51.998376911S" calcext:value-type="time">
            <text:p>00:44:52.00</text:p>
          </table:table-cell>
          <table:table-cell office:value-type="float" office:value="6.999713" calcext:value-type="float">
            <text:p>6.999713</text:p>
          </table:table-cell>
        </table:table-row>
        <table:table-row table:style-name="ro1">
          <table:table-cell/>
          <table:table-cell office:value-type="time" office:time-value="PT00H45M16.522720345S" calcext:value-type="time">
            <text:p>00:45:16.52</text:p>
          </table:table-cell>
          <table:table-cell office:value-type="float" office:value="9.56963" calcext:value-type="float">
            <text:p>9.56963</text:p>
          </table:table-cell>
          <table:table-cell/>
          <table:table-cell office:value-type="time" office:time-value="PT00H45M11.690652678S" calcext:value-type="time">
            <text:p>00:45:11.69</text:p>
          </table:table-cell>
          <table:table-cell office:value-type="float" office:value="7.00477" calcext:value-type="float">
            <text:p>7.00477</text:p>
          </table:table-cell>
        </table:table-row>
        <table:table-row table:style-name="ro1">
          <table:table-cell/>
          <table:table-cell office:value-type="time" office:time-value="PT00H45M45.599127525S" calcext:value-type="time">
            <text:p>00:45:45.60</text:p>
          </table:table-cell>
          <table:table-cell office:value-type="float" office:value="9.583646" calcext:value-type="float">
            <text:p>9.583646</text:p>
          </table:table-cell>
          <table:table-cell/>
          <table:table-cell office:value-type="time" office:time-value="PT00H45M26.610861617S" calcext:value-type="time">
            <text:p>00:45:26.61</text:p>
          </table:table-cell>
          <table:table-cell office:value-type="float" office:value="7.015736" calcext:value-type="float">
            <text:p>7.015736</text:p>
          </table:table-cell>
        </table:table-row>
        <table:table-row table:style-name="ro1">
          <table:table-cell/>
          <table:table-cell office:value-type="time" office:time-value="PT00H46M00.559337025S" calcext:value-type="time">
            <text:p>00:46:00.56</text:p>
          </table:table-cell>
          <table:table-cell office:value-type="float" office:value="9.590506" calcext:value-type="float">
            <text:p>9.590506</text:p>
          </table:table-cell>
          <table:table-cell/>
          <table:table-cell office:value-type="time" office:time-value="PT00H45M55.719269246S" calcext:value-type="time">
            <text:p>00:45:55.72</text:p>
          </table:table-cell>
          <table:table-cell office:value-type="float" office:value="7.020925" calcext:value-type="float">
            <text:p>7.020925</text:p>
          </table:table-cell>
        </table:table-row>
        <table:table-row table:style-name="ro1">
          <table:table-cell/>
          <table:table-cell office:value-type="time" office:time-value="PT00H46M15.711549214S" calcext:value-type="time">
            <text:p>00:46:15.71</text:p>
          </table:table-cell>
          <table:table-cell office:value-type="float" office:value="9.597378" calcext:value-type="float">
            <text:p>9.597378</text:p>
          </table:table-cell>
          <table:table-cell/>
          <table:table-cell office:value-type="time" office:time-value="PT00H46M10.655478409S" calcext:value-type="time">
            <text:p>00:46:10.66</text:p>
          </table:table-cell>
          <table:table-cell office:value-type="float" office:value="7.025691" calcext:value-type="float">
            <text:p>7.025691</text:p>
          </table:table-cell>
        </table:table-row>
        <table:table-row table:style-name="ro1">
          <table:table-cell/>
          <table:table-cell office:value-type="time" office:time-value="PT00H46M37.255850916S" calcext:value-type="time">
            <text:p>00:46:37.26</text:p>
          </table:table-cell>
          <table:table-cell office:value-type="float" office:value="9.612527" calcext:value-type="float">
            <text:p>9.612527</text:p>
          </table:table-cell>
          <table:table-cell/>
          <table:table-cell office:value-type="time" office:time-value="PT00H46M25.807690598S" calcext:value-type="time">
            <text:p>00:46:25.81</text:p>
          </table:table-cell>
          <table:table-cell office:value-type="float" office:value="7.037607" calcext:value-type="float">
            <text:p>7.037607</text:p>
          </table:table-cell>
        </table:table-row>
        <table:table-row table:style-name="ro1">
          <table:table-cell/>
          <table:table-cell office:value-type="time" office:time-value="PT00H47M08.572289465S" calcext:value-type="time">
            <text:p>00:47:08.57</text:p>
          </table:table-cell>
          <table:table-cell office:value-type="float" office:value="9.627489" calcext:value-type="float">
            <text:p>9.627489</text:p>
          </table:table-cell>
          <table:table-cell/>
          <table:table-cell office:value-type="time" office:time-value="PT00H46M47.403993028S" calcext:value-type="time">
            <text:p>00:46:47.40</text:p>
          </table:table-cell>
          <table:table-cell office:value-type="float" office:value="7.049119" calcext:value-type="float">
            <text:p>7.049119</text:p>
          </table:table-cell>
        </table:table-row>
        <table:table-row table:style-name="ro1">
          <table:table-cell/>
          <table:table-cell office:value-type="time" office:time-value="PT00H47M29.608584053S" calcext:value-type="time">
            <text:p>00:47:29.61</text:p>
          </table:table-cell>
          <table:table-cell office:value-type="float" office:value="9.642636" calcext:value-type="float">
            <text:p>9.642636</text:p>
          </table:table-cell>
          <table:table-cell/>
          <table:table-cell office:value-type="time" office:time-value="PT00H47M18.712431465S" calcext:value-type="time">
            <text:p>00:47:18.71</text:p>
          </table:table-cell>
          <table:table-cell office:value-type="float" office:value="7.061387" calcext:value-type="float">
            <text:p>7.061387</text:p>
          </table:table-cell>
        </table:table-row>
        <table:table-row table:style-name="ro1">
          <table:table-cell/>
          <table:table-cell office:value-type="time" office:time-value="PT00H47M49.496862564S" calcext:value-type="time">
            <text:p>00:47:49.50</text:p>
          </table:table-cell>
          <table:table-cell office:value-type="float" office:value="9.649213" calcext:value-type="float">
            <text:p>9.649213</text:p>
          </table:table-cell>
          <table:table-cell/>
          <table:table-cell office:value-type="time" office:time-value="PT00H47M39.696725325S" calcext:value-type="time">
            <text:p>00:47:39.70</text:p>
          </table:table-cell>
          <table:table-cell office:value-type="float" office:value="7.064328" calcext:value-type="float">
            <text:p>7.064328</text:p>
          </table:table-cell>
        </table:table-row>
        <table:table-row table:style-name="ro1">
          <table:table-cell/>
          <table:table-cell office:value-type="time" office:time-value="PT00H48M09.141137658S" calcext:value-type="time">
            <text:p>00:48:09.14</text:p>
          </table:table-cell>
          <table:table-cell office:value-type="float" office:value="9.655829" calcext:value-type="float">
            <text:p>9.655829</text:p>
          </table:table-cell>
          <table:table-cell/>
          <table:table-cell office:value-type="time" office:time-value="PT00H47M59.62100434S" calcext:value-type="time">
            <text:p>00:47:59.62</text:p>
          </table:table-cell>
          <table:table-cell office:value-type="float" office:value="7.068969" calcext:value-type="float">
            <text:p>7.068969</text:p>
          </table:table-cell>
        </table:table-row>
        <table:table-row table:style-name="ro1">
          <table:table-cell/>
          <table:table-cell office:value-type="time" office:time-value="PT00H48M38.665551112S" calcext:value-type="time">
            <text:p>00:48:38.67</text:p>
          </table:table-cell>
          <table:table-cell office:value-type="float" office:value="9.670041" calcext:value-type="float">
            <text:p>9.670041</text:p>
          </table:table-cell>
          <table:table-cell/>
          <table:table-cell office:value-type="time" office:time-value="PT00H48M19.277279603S" calcext:value-type="time">
            <text:p>00:48:19.28</text:p>
          </table:table-cell>
          <table:table-cell office:value-type="float" office:value="7.080718" calcext:value-type="float">
            <text:p>7.080718</text:p>
          </table:table-cell>
        </table:table-row>
        <table:table-row table:style-name="ro1">
          <table:table-cell/>
          <table:table-cell office:value-type="time" office:time-value="PT00H49M04.217908942S" calcext:value-type="time">
            <text:p>00:49:04.22</text:p>
          </table:table-cell>
          <table:table-cell office:value-type="float" office:value="9.685739" calcext:value-type="float">
            <text:p>9.685739</text:p>
          </table:table-cell>
          <table:table-cell/>
          <table:table-cell office:value-type="time" office:time-value="PT00H48M48.805693113S" calcext:value-type="time">
            <text:p>00:48:48.81</text:p>
          </table:table-cell>
          <table:table-cell office:value-type="float" office:value="7.093129" calcext:value-type="float">
            <text:p>7.093129</text:p>
          </table:table-cell>
        </table:table-row>
        <table:table-row table:style-name="ro1">
          <table:table-cell/>
          <table:table-cell office:value-type="time" office:time-value="PT00H49M19.206118834S" calcext:value-type="time">
            <text:p>00:49:19.21</text:p>
          </table:table-cell>
          <table:table-cell office:value-type="float" office:value="9.692553" calcext:value-type="float">
            <text:p>9.692553</text:p>
          </table:table-cell>
          <table:table-cell/>
          <table:table-cell office:value-type="time" office:time-value="PT00H49M14.350050831S" calcext:value-type="time">
            <text:p>00:49:14.35</text:p>
          </table:table-cell>
          <table:table-cell office:value-type="float" office:value="7.098186" calcext:value-type="float">
            <text:p>7.098186</text:p>
          </table:table-cell>
        </table:table-row>
        <table:table-row table:style-name="ro1">
          <table:table-cell/>
          <table:table-cell office:value-type="time" office:time-value="PT00H49M39.114397626S" calcext:value-type="time">
            <text:p>00:49:39.11</text:p>
          </table:table-cell>
          <table:table-cell office:value-type="float" office:value="9.699171" calcext:value-type="float">
            <text:p>9.699171</text:p>
          </table:table-cell>
          <table:table-cell/>
          <table:table-cell office:value-type="time" office:time-value="PT00H49M29.294260107S" calcext:value-type="time">
            <text:p>00:49:29.29</text:p>
          </table:table-cell>
          <table:table-cell office:value-type="float" office:value="7.100681" calcext:value-type="float">
            <text:p>7.100681</text:p>
          </table:table-cell>
        </table:table-row>
        <table:table-row table:style-name="ro1">
          <table:table-cell/>
          <table:table-cell office:value-type="time" office:time-value="PT00H49M59.338680843S" calcext:value-type="time">
            <text:p>00:49:59.34</text:p>
          </table:table-cell>
          <table:table-cell office:value-type="float" office:value="9.713187" calcext:value-type="float">
            <text:p>9.713187</text:p>
          </table:table-cell>
          <table:table-cell/>
          <table:table-cell office:value-type="time" office:time-value="PT00H49M49.254539626S" calcext:value-type="time">
            <text:p>00:49:49.25</text:p>
          </table:table-cell>
          <table:table-cell office:value-type="float" office:value="7.111647" calcext:value-type="float">
            <text:p>7.111647</text:p>
          </table:table-cell>
        </table:table-row>
        <table:table-row table:style-name="ro1">
          <table:table-cell/>
          <table:table-cell office:value-type="time" office:time-value="PT00H50M30.211113174S" calcext:value-type="time">
            <text:p>00:50:30.21</text:p>
          </table:table-cell>
          <table:table-cell office:value-type="float" office:value="9.728083" calcext:value-type="float">
            <text:p>9.728083</text:p>
          </table:table-cell>
          <table:table-cell/>
          <table:table-cell office:value-type="time" office:time-value="PT00H50M09.430822171S" calcext:value-type="time">
            <text:p>00:50:09.43</text:p>
          </table:table-cell>
          <table:table-cell office:value-type="float" office:value="7.123302" calcext:value-type="float">
            <text:p>7.123302</text:p>
          </table:table-cell>
        </table:table-row>
        <table:table-row table:style-name="ro1">
          <table:table-cell/>
          <table:table-cell office:value-type="time" office:time-value="PT00H50M51.503411347S" calcext:value-type="time">
            <text:p>00:50:51.50</text:p>
          </table:table-cell>
          <table:table-cell office:value-type="float" office:value="9.742102" calcext:value-type="float">
            <text:p>9.742102</text:p>
          </table:table-cell>
          <table:table-cell/>
          <table:table-cell office:value-type="time" office:time-value="PT00H50M40.351255174S" calcext:value-type="time">
            <text:p>00:50:40.35</text:p>
          </table:table-cell>
          <table:table-cell office:value-type="float" office:value="7.134271" calcext:value-type="float">
            <text:p>7.134271</text:p>
          </table:table-cell>
        </table:table-row>
        <table:table-row table:style-name="ro1">
          <table:table-cell/>
          <table:table-cell office:value-type="time" office:time-value="PT00H51M11.983698149S" calcext:value-type="time">
            <text:p>00:51:11.98</text:p>
          </table:table-cell>
          <table:table-cell office:value-type="float" office:value="9.757288" calcext:value-type="float">
            <text:p>9.757288</text:p>
          </table:table-cell>
          <table:table-cell/>
          <table:table-cell office:value-type="time" office:time-value="PT00H51M01.599552731S" calcext:value-type="time">
            <text:p>00:51:01.60</text:p>
          </table:table-cell>
          <table:table-cell office:value-type="float" office:value="7.146256" calcext:value-type="float">
            <text:p>7.146256</text:p>
          </table:table-cell>
        </table:table-row>
        <table:table-row table:style-name="ro1">
          <table:table-cell/>
          <table:table-cell office:value-type="time" office:time-value="PT00H51M26.923907368S" calcext:value-type="time">
            <text:p>00:51:26.92</text:p>
          </table:table-cell>
          <table:table-cell office:value-type="float" office:value="9.764358" calcext:value-type="float">
            <text:p>9.764358</text:p>
          </table:table-cell>
          <table:table-cell/>
          <table:table-cell office:value-type="time" office:time-value="PT00H51M22.071839421S" calcext:value-type="time">
            <text:p>00:51:22.07</text:p>
          </table:table-cell>
          <table:table-cell office:value-type="float" office:value="7.151453" calcext:value-type="float">
            <text:p>7.151453</text:p>
          </table:table-cell>
        </table:table-row>
        <table:table-row table:style-name="ro1">
          <table:table-cell/>
          <table:table-cell office:value-type="time" office:time-value="PT00H51M52.840270296S" calcext:value-type="time">
            <text:p>00:51:52.84</text:p>
          </table:table-cell>
          <table:table-cell office:value-type="float" office:value="9.77948" calcext:value-type="float">
            <text:p>9.77948</text:p>
          </table:table-cell>
          <table:table-cell/>
          <table:table-cell office:value-type="time" office:time-value="PT00H51M37.016048697S" calcext:value-type="time">
            <text:p>00:51:37.02</text:p>
          </table:table-cell>
          <table:table-cell office:value-type="float" office:value="7.163229" calcext:value-type="float">
            <text:p>7.163229</text:p>
          </table:table-cell>
        </table:table-row>
        <table:table-row table:style-name="ro1">
          <table:table-cell/>
          <table:table-cell office:value-type="time" office:time-value="PT00H52M13.376557882S" calcext:value-type="time">
            <text:p>00:52:13.38</text:p>
          </table:table-cell>
          <table:table-cell office:value-type="float" office:value="9.794434" calcext:value-type="float">
            <text:p>9.794434</text:p>
          </table:table-cell>
          <table:table-cell/>
          <table:table-cell office:value-type="time" office:time-value="PT00H52M02.980412296S" calcext:value-type="time">
            <text:p>00:52:02.98</text:p>
          </table:table-cell>
          <table:table-cell office:value-type="float" office:value="7.174718" calcext:value-type="float">
            <text:p>7.174718</text:p>
          </table:table-cell>
        </table:table-row>
        <table:table-row table:style-name="ro1">
          <table:table-cell/>
          <table:table-cell office:value-type="time" office:time-value="PT00H52M33.104834153S" calcext:value-type="time">
            <text:p>00:52:33.10</text:p>
          </table:table-cell>
          <table:table-cell office:value-type="float" office:value="9.801013" calcext:value-type="float">
            <text:p>9.801013</text:p>
          </table:table-cell>
          <table:table-cell/>
          <table:table-cell office:value-type="time" office:time-value="PT00H52M23.460699098S" calcext:value-type="time">
            <text:p>00:52:23.46</text:p>
          </table:table-cell>
          <table:table-cell office:value-type="float" office:value="7.179274" calcext:value-type="float">
            <text:p>7.179274</text:p>
          </table:table-cell>
        </table:table-row>
        <table:table-row table:style-name="ro1">
          <table:table-cell/>
          <table:table-cell office:value-type="time" office:time-value="PT00H52M53.169115129S" calcext:value-type="time">
            <text:p>00:52:53.17</text:p>
          </table:table-cell>
          <table:table-cell office:value-type="float" office:value="9.807592" calcext:value-type="float">
            <text:p>9.807592</text:p>
          </table:table-cell>
          <table:table-cell/>
          <table:table-cell office:value-type="time" office:time-value="PT00H52M43.236976041S" calcext:value-type="time">
            <text:p>00:52:43.24</text:p>
          </table:table-cell>
          <table:table-cell office:value-type="float" office:value="7.183844" calcext:value-type="float">
            <text:p>7.183844</text:p>
          </table:table-cell>
        </table:table-row>
        <table:table-row table:style-name="ro1">
          <table:table-cell/>
          <table:table-cell office:value-type="time" office:time-value="PT00H53M20.773501695S" calcext:value-type="time">
            <text:p>00:53:20.77</text:p>
          </table:table-cell>
          <table:table-cell office:value-type="float" office:value="9.821835" calcext:value-type="float">
            <text:p>9.821835</text:p>
          </table:table-cell>
          <table:table-cell/>
          <table:table-cell office:value-type="time" office:time-value="PT00H53M03.313257185S" calcext:value-type="time">
            <text:p>00:53:03.31</text:p>
          </table:table-cell>
          <table:table-cell office:value-type="float" office:value="7.195301" calcext:value-type="float">
            <text:p>7.195301</text:p>
          </table:table-cell>
        </table:table-row>
        <table:table-row table:style-name="ro1">
          <table:table-cell/>
          <table:table-cell office:value-type="time" office:time-value="PT00H53M41.737795275S" calcext:value-type="time">
            <text:p>00:53:41.74</text:p>
          </table:table-cell>
          <table:table-cell office:value-type="float" office:value="9.836814" calcext:value-type="float">
            <text:p>9.836814</text:p>
          </table:table-cell>
          <table:table-cell/>
          <table:table-cell office:value-type="time" office:time-value="PT00H53M30.861642967S" calcext:value-type="time">
            <text:p>00:53:30.86</text:p>
          </table:table-cell>
          <table:table-cell office:value-type="float" office:value="7.207281" calcext:value-type="float">
            <text:p>7.207281</text:p>
          </table:table-cell>
        </table:table-row>
        <table:table-row table:style-name="ro1">
          <table:table-cell/>
          <table:table-cell office:value-type="time" office:time-value="PT00H54M02.270082805S" calcext:value-type="time">
            <text:p>00:54:02.27</text:p>
          </table:table-cell>
          <table:table-cell office:value-type="float" office:value="9.851808" calcext:value-type="float">
            <text:p>9.851808</text:p>
          </table:table-cell>
          <table:table-cell/>
          <table:table-cell office:value-type="time" office:time-value="PT00H53M51.837936715S" calcext:value-type="time">
            <text:p>00:53:51.84</text:p>
          </table:table-cell>
          <table:table-cell office:value-type="float" office:value="7.218976" calcext:value-type="float">
            <text:p>7.218976</text:p>
          </table:table-cell>
        </table:table-row>
        <table:table-row table:style-name="ro1">
          <table:table-cell/>
          <table:table-cell office:value-type="time" office:time-value="PT00H54M22.498366077S" calcext:value-type="time">
            <text:p>00:54:22.50</text:p>
          </table:table-cell>
          <table:table-cell office:value-type="float" office:value="9.865569" calcext:value-type="float">
            <text:p>9.865569</text:p>
          </table:table-cell>
          <table:table-cell/>
          <table:table-cell office:value-type="time" office:time-value="PT00H54M12.366224189S" calcext:value-type="time">
            <text:p>00:54:12.37</text:p>
          </table:table-cell>
          <table:table-cell office:value-type="float" office:value="7.229744" calcext:value-type="float">
            <text:p>7.229744</text:p>
          </table:table-cell>
        </table:table-row>
        <table:table-row table:style-name="ro1">
          <table:table-cell/>
          <table:table-cell office:value-type="time" office:time-value="PT00H54M43.834664867S" calcext:value-type="time">
            <text:p>00:54:43.83</text:p>
          </table:table-cell>
          <table:table-cell office:value-type="float" office:value="9.879569" calcext:value-type="float">
            <text:p>9.879569</text:p>
          </table:table-cell>
          <table:table-cell/>
          <table:table-cell office:value-type="time" office:time-value="PT00H54M32.582507294S" calcext:value-type="time">
            <text:p>00:54:32.58</text:p>
          </table:table-cell>
          <table:table-cell office:value-type="float" office:value="7.240581" calcext:value-type="float">
            <text:p>7.240581</text:p>
          </table:table-cell>
        </table:table-row>
        <table:table-row table:style-name="ro1">
          <table:table-cell/>
          <table:table-cell office:value-type="time" office:time-value="PT00H55M29.85530933S" calcext:value-type="time">
            <text:p>00:55:29.86</text:p>
          </table:table-cell>
          <table:table-cell office:value-type="float" office:value="9.905185" calcext:value-type="float">
            <text:p>9.905185</text:p>
          </table:table-cell>
          <table:table-cell/>
          <table:table-cell office:value-type="time" office:time-value="PT00H54M53.922806139S" calcext:value-type="time">
            <text:p>00:54:53.92</text:p>
          </table:table-cell>
          <table:table-cell office:value-type="float" office:value="7.260617" calcext:value-type="float">
            <text:p>7.260617</text:p>
          </table:table-cell>
        </table:table-row>
        <table:table-row table:style-name="ro1">
          <table:table-cell/>
          <table:table-cell office:value-type="time" office:time-value="PT00H55M59.651726593S" calcext:value-type="time">
            <text:p>00:55:59.65</text:p>
          </table:table-cell>
          <table:table-cell office:value-type="float" office:value="9.919402" calcext:value-type="float">
            <text:p>9.919402</text:p>
          </table:table-cell>
          <table:table-cell/>
          <table:table-cell office:value-type="time" office:time-value="PT00H55M40.003451443S" calcext:value-type="time">
            <text:p>00:55:40.00</text:p>
          </table:table-cell>
          <table:table-cell office:value-type="float" office:value="7.272017" calcext:value-type="float">
            <text:p>7.272017</text:p>
          </table:table-cell>
        </table:table-row>
        <table:table-row table:style-name="ro1">
          <table:table-cell/>
          <table:table-cell office:value-type="time" office:time-value="PT00H56M14.663936821S" calcext:value-type="time">
            <text:p>00:56:14.66</text:p>
          </table:table-cell>
          <table:table-cell office:value-type="float" office:value="9.926008" calcext:value-type="float">
            <text:p>9.926008</text:p>
          </table:table-cell>
          <table:table-cell/>
          <table:table-cell office:value-type="time" office:time-value="PT00H56M09.787868538S" calcext:value-type="time">
            <text:p>00:56:09.79</text:p>
          </table:table-cell>
          <table:table-cell office:value-type="float" office:value="7.276574" calcext:value-type="float">
            <text:p>7.276574</text:p>
          </table:table-cell>
        </table:table-row>
        <table:table-row table:style-name="ro1">
          <table:table-cell/>
          <table:table-cell office:value-type="time" office:time-value="PT00H56M34.38421298S" calcext:value-type="time">
            <text:p>00:56:34.38</text:p>
          </table:table-cell>
          <table:table-cell office:value-type="float" office:value="9.932822" calcext:value-type="float">
            <text:p>9.932822</text:p>
          </table:table-cell>
          <table:table-cell/>
          <table:table-cell office:value-type="time" office:time-value="PT00H56M24.744077982S" calcext:value-type="time">
            <text:p>00:56:24.74</text:p>
          </table:table-cell>
          <table:table-cell office:value-type="float" office:value="7.281631" calcext:value-type="float">
            <text:p>7.281631</text:p>
          </table:table-cell>
        </table:table-row>
        <table:table-row table:style-name="ro1">
          <table:table-cell/>
          <table:table-cell office:value-type="time" office:time-value="PT00H56M54.632496533S" calcext:value-type="time">
            <text:p>00:56:54.63</text:p>
          </table:table-cell>
          <table:table-cell office:value-type="float" office:value="9.946838" calcext:value-type="float">
            <text:p>9.946838</text:p>
          </table:table-cell>
          <table:table-cell/>
          <table:table-cell office:value-type="time" office:time-value="PT00H56M44.504354701S" calcext:value-type="time">
            <text:p>00:56:44.50</text:p>
          </table:table-cell>
          <table:table-cell office:value-type="float" office:value="7.292597" calcext:value-type="float">
            <text:p>7.292597</text:p>
          </table:table-cell>
        </table:table-row>
        <table:table-row table:style-name="ro1">
          <table:table-cell/>
          <table:table-cell office:value-type="time" office:time-value="PT00H57M12.528747148S" calcext:value-type="time">
            <text:p>00:57:12.53</text:p>
          </table:table-cell>
          <table:table-cell office:value-type="float" office:value="9.953646" calcext:value-type="float">
            <text:p>9.953646</text:p>
          </table:table-cell>
          <table:table-cell/>
          <table:table-cell office:value-type="time" office:time-value="PT00H57M04.720637805S" calcext:value-type="time">
            <text:p>00:57:04.72</text:p>
          </table:table-cell>
          <table:table-cell office:value-type="float" office:value="7.297169" calcext:value-type="float">
            <text:p>7.297169</text:p>
          </table:table-cell>
        </table:table-row>
        <table:table-row table:style-name="ro1">
          <table:table-cell/>
          <table:table-cell office:value-type="time" office:time-value="PT00H57M33.621042521S" calcext:value-type="time">
            <text:p>00:57:33.62</text:p>
          </table:table-cell>
          <table:table-cell office:value-type="float" office:value="9.968976" calcext:value-type="float">
            <text:p>9.968976</text:p>
          </table:table-cell>
          <table:table-cell/>
          <table:table-cell office:value-type="time" office:time-value="PT00H57M22.664889093S" calcext:value-type="time">
            <text:p>00:57:22.66</text:p>
          </table:table-cell>
          <table:table-cell office:value-type="float" office:value="7.309305" calcext:value-type="float">
            <text:p>7.309305</text:p>
          </table:table-cell>
        </table:table-row>
        <table:table-row table:style-name="ro1">
          <table:table-cell/>
          <table:table-cell office:value-type="time" office:time-value="PT00H57M53.869326074S" calcext:value-type="time">
            <text:p>00:57:53.87</text:p>
          </table:table-cell>
          <table:table-cell office:value-type="float" office:value="9.982995" calcext:value-type="float">
            <text:p>9.982995</text:p>
          </table:table-cell>
          <table:table-cell/>
          <table:table-cell office:value-type="time" office:time-value="PT00H57M43.717183905S" calcext:value-type="time">
            <text:p>00:57:43.72</text:p>
          </table:table-cell>
          <table:table-cell office:value-type="float" office:value="7.320274" calcext:value-type="float">
            <text:p>7.320274</text:p>
          </table:table-cell>
        </table:table-row>
        <table:table-row table:style-name="ro1">
          <table:table-cell/>
          <table:table-cell office:value-type="time" office:time-value="PT00H58M08.949537254S" calcext:value-type="time">
            <text:p>00:58:08.95</text:p>
          </table:table-cell>
          <table:table-cell office:value-type="float" office:value="9.989407" calcext:value-type="float">
            <text:p>9.989407</text:p>
          </table:table-cell>
          <table:table-cell/>
          <table:table-cell office:value-type="time" office:time-value="PT00H58M03.95346729S" calcext:value-type="time">
            <text:p>00:58:03.95</text:p>
          </table:table-cell>
          <table:table-cell office:value-type="float" office:value="7.323424" calcext:value-type="float">
            <text:p>7.323424</text:p>
          </table:table-cell>
        </table:table-row>
        <table:table-row table:style-name="ro1">
          <table:table-cell/>
          <table:table-cell office:value-type="time" office:time-value="PT00H58M24.161750283S" calcext:value-type="time">
            <text:p>00:58:24.16</text:p>
          </table:table-cell>
          <table:table-cell office:value-type="float" office:value="9.996215" calcext:value-type="float">
            <text:p>9.996215</text:p>
          </table:table-cell>
          <table:table-cell/>
          <table:table-cell office:value-type="time" office:time-value="PT00H58M19.041678582S" calcext:value-type="time">
            <text:p>00:58:19.04</text:p>
          </table:table-cell>
          <table:table-cell office:value-type="float" office:value="7.327981" calcext:value-type="float">
            <text:p>7.327981</text:p>
          </table:table-cell>
        </table:table-row>
        <table:table-row table:style-name="ro1">
          <table:table-cell/>
          <table:table-cell office:value-type="time" office:time-value="PT00H58M39.261961743S" calcext:value-type="time">
            <text:p>00:58:39.26</text:p>
          </table:table-cell>
          <table:table-cell office:value-type="float" office:value="10.003021" calcext:value-type="float">
            <text:p>10.003021</text:p>
          </table:table-cell>
          <table:table-cell/>
          <table:table-cell office:value-type="time" office:time-value="PT00H58M34.253891611S" calcext:value-type="time">
            <text:p>00:58:34.25</text:p>
          </table:table-cell>
          <table:table-cell office:value-type="float" office:value="7.33303" calcext:value-type="float">
            <text:p>7.33303</text:p>
          </table:table-cell>
        </table:table-row>
        <table:table-row table:style-name="ro1">
          <table:table-cell/>
          <table:table-cell office:value-type="time" office:time-value="PT00H59M25.55060996S" calcext:value-type="time">
            <text:p>00:59:25.55</text:p>
          </table:table-cell>
          <table:table-cell office:value-type="float" office:value="10.028485" calcext:value-type="float">
            <text:p>10.028485</text:p>
          </table:table-cell>
          <table:table-cell/>
          <table:table-cell office:value-type="time" office:time-value="PT00H58M49.358103127S" calcext:value-type="time">
            <text:p>00:58:49.36</text:p>
          </table:table-cell>
          <table:table-cell office:value-type="float" office:value="7.352594" calcext:value-type="float">
            <text:p>7.352594</text:p>
          </table:table-cell>
        </table:table-row>
        <table:table-row table:style-name="ro1">
          <table:table-cell/>
          <table:table-cell office:value-type="time" office:time-value="PT00H59M46.702906172S" calcext:value-type="time">
            <text:p>00:59:46.70</text:p>
          </table:table-cell>
          <table:table-cell office:value-type="float" office:value="10.043472" calcext:value-type="float">
            <text:p>10.043472</text:p>
          </table:table-cell>
          <table:table-cell/>
          <table:table-cell office:value-type="time" office:time-value="PT00H59M35.698752072S" calcext:value-type="time">
            <text:p>00:59:35.70</text:p>
          </table:table-cell>
          <table:table-cell office:value-type="float" office:value="7.364243" calcext:value-type="float">
            <text:p>7.364243</text:p>
          </table:table-cell>
        </table:table-row>
        <table:table-row table:style-name="ro1">
          <table:table-cell/>
          <table:table-cell office:value-type="time" office:time-value="PT01H00M01.931119425S" calcext:value-type="time">
            <text:p>01:00:01.93</text:p>
          </table:table-cell>
          <table:table-cell office:value-type="float" office:value="10.048969" calcext:value-type="float">
            <text:p>10.048969</text:p>
          </table:table-cell>
          <table:table-cell/>
          <table:table-cell office:value-type="time" office:time-value="PT00H59M56.779047276S" calcext:value-type="time">
            <text:p>00:59:56.78</text:p>
          </table:table-cell>
          <table:table-cell office:value-type="float" office:value="7.366693" calcext:value-type="float">
            <text:p>7.366693</text:p>
          </table:table-cell>
        </table:table-row>
        <table:table-row table:style-name="ro1">
          <table:table-cell/>
          <table:table-cell office:value-type="time" office:time-value="PT01H00M21.687396088S" calcext:value-type="time">
            <text:p>01:00:21.69</text:p>
          </table:table-cell>
          <table:table-cell office:value-type="float" office:value="10.062812" calcext:value-type="float">
            <text:p>10.062812</text:p>
          </table:table-cell>
          <table:table-cell/>
          <table:table-cell office:value-type="time" office:time-value="PT01H00M12.019260697S" calcext:value-type="time">
            <text:p>01:00:12.02</text:p>
          </table:table-cell>
          <table:table-cell office:value-type="float" office:value="7.37786" calcext:value-type="float">
            <text:p>7.37786</text:p>
          </table:table-cell>
        </table:table-row>
        <table:table-row table:style-name="ro1">
          <table:table-cell/>
          <table:table-cell office:value-type="time" office:time-value="PT01H01M00.003932665S" calcext:value-type="time">
            <text:p>01:01:00.00</text:p>
          </table:table-cell>
          <table:table-cell office:value-type="float" office:value="10.082047" calcext:value-type="float">
            <text:p>10.082047</text:p>
          </table:table-cell>
          <table:table-cell/>
          <table:table-cell office:value-type="time" office:time-value="PT01H00M31.77553736S" calcext:value-type="time">
            <text:p>01:00:31.78</text:p>
          </table:table-cell>
          <table:table-cell office:value-type="float" office:value="7.391283" calcext:value-type="float">
            <text:p>7.391283</text:p>
          </table:table-cell>
        </table:table-row>
        <table:table-row table:style-name="ro1">
          <table:table-cell/>
          <table:table-cell office:value-type="time" office:time-value="PT01H01M15.228145862S" calcext:value-type="time">
            <text:p>01:01:15.23</text:p>
          </table:table-cell>
          <table:table-cell office:value-type="float" office:value="10.08888" calcext:value-type="float">
            <text:p>10.08888</text:p>
          </table:table-cell>
          <table:table-cell/>
          <table:table-cell office:value-type="time" office:time-value="PT01H01M10.108074161S" calcext:value-type="time">
            <text:p>01:01:10.11</text:p>
          </table:table-cell>
          <table:table-cell office:value-type="float" office:value="7.396332" calcext:value-type="float">
            <text:p>7.396332</text:p>
          </table:table-cell>
        </table:table-row>
        <table:table-row table:style-name="ro1">
          <table:table-cell/>
          <table:table-cell office:value-type="time" office:time-value="PT01H01M46.256580378S" calcext:value-type="time">
            <text:p>01:01:46.26</text:p>
          </table:table-cell>
          <table:table-cell office:value-type="float" office:value="10.104002" calcext:value-type="float">
            <text:p>10.104002</text:p>
          </table:table-cell>
          <table:table-cell/>
          <table:table-cell office:value-type="time" office:time-value="PT01H01M25.328287302S" calcext:value-type="time">
            <text:p>01:01:25.33</text:p>
          </table:table-cell>
          <table:table-cell office:value-type="float" office:value="7.408109" calcext:value-type="float">
            <text:p>7.408109</text:p>
          </table:table-cell>
        </table:table-row>
        <table:table-row table:style-name="ro1">
          <table:table-cell/>
          <table:table-cell office:value-type="time" office:time-value="PT01H02M16.132998761S" calcext:value-type="time">
            <text:p>01:02:16.13</text:p>
          </table:table-cell>
          <table:table-cell office:value-type="float" office:value="10.117965" calcext:value-type="float">
            <text:p>10.117965</text:p>
          </table:table-cell>
          <table:table-cell/>
          <table:table-cell office:value-type="time" office:time-value="PT01H01M56.392722322S" calcext:value-type="time">
            <text:p>01:01:56.39</text:p>
          </table:table-cell>
          <table:table-cell office:value-type="float" office:value="7.418876" calcext:value-type="float">
            <text:p>7.418876</text:p>
          </table:table-cell>
        </table:table-row>
        <table:table-row table:style-name="ro1">
          <table:table-cell/>
          <table:table-cell office:value-type="time" office:time-value="PT01H02M40.585341187S" calcext:value-type="time">
            <text:p>01:02:40.59</text:p>
          </table:table-cell>
          <table:table-cell office:value-type="float" office:value="10.131953" calcext:value-type="float">
            <text:p>10.131953</text:p>
          </table:table-cell>
          <table:table-cell/>
          <table:table-cell office:value-type="time" office:time-value="PT01H02M26.269140705S" calcext:value-type="time">
            <text:p>01:02:26.27</text:p>
          </table:table-cell>
          <table:table-cell office:value-type="float" office:value="7.430136" calcext:value-type="float">
            <text:p>7.430136</text:p>
          </table:table-cell>
        </table:table-row>
        <table:table-row table:style-name="ro1">
          <table:table-cell/>
          <table:table-cell office:value-type="time" office:time-value="PT01H02M55.797554215S" calcext:value-type="time">
            <text:p>01:02:55.80</text:p>
          </table:table-cell>
          <table:table-cell office:value-type="float" office:value="10.138759" calcext:value-type="float">
            <text:p>10.138759</text:p>
          </table:table-cell>
          <table:table-cell/>
          <table:table-cell office:value-type="time" office:time-value="PT01H02M50.661482291S" calcext:value-type="time">
            <text:p>01:02:50.66</text:p>
          </table:table-cell>
          <table:table-cell office:value-type="float" office:value="7.435185" calcext:value-type="float">
            <text:p>7.435185</text:p>
          </table:table-cell>
        </table:table-row>
        <table:table-row table:style-name="ro1">
          <table:table-cell/>
          <table:table-cell office:value-type="time" office:time-value="PT01H03M15.573831158S" calcext:value-type="time">
            <text:p>01:03:15.57</text:p>
          </table:table-cell>
          <table:table-cell office:value-type="float" office:value="10.152744" calcext:value-type="float">
            <text:p>10.152744</text:p>
          </table:table-cell>
          <table:table-cell/>
          <table:table-cell office:value-type="time" office:time-value="PT01H03M05.885695488S" calcext:value-type="time">
            <text:p>01:03:05.89</text:p>
          </table:table-cell>
          <table:table-cell office:value-type="float" office:value="7.446442" calcext:value-type="float">
            <text:p>7.446442</text:p>
          </table:table-cell>
        </table:table-row>
        <table:table-row table:style-name="ro1">
          <table:table-cell/>
          <table:table-cell office:value-type="time" office:time-value="PT01H03M35.550110902S" calcext:value-type="time">
            <text:p>01:03:35.55</text:p>
          </table:table-cell>
          <table:table-cell office:value-type="float" office:value="10.159585" calcext:value-type="float">
            <text:p>10.159585</text:p>
          </table:table-cell>
          <table:table-cell/>
          <table:table-cell office:value-type="time" office:time-value="PT01H03M25.661972431S" calcext:value-type="time">
            <text:p>01:03:25.66</text:p>
          </table:table-cell>
          <table:table-cell office:value-type="float" office:value="7.451639" calcext:value-type="float">
            <text:p>7.451639</text:p>
          </table:table-cell>
        </table:table-row>
        <table:table-row table:style-name="ro1">
          <table:table-cell/>
          <table:table-cell office:value-type="time" office:time-value="PT01H03M50.818324715S" calcext:value-type="time">
            <text:p>01:03:50.82</text:p>
          </table:table-cell>
          <table:table-cell office:value-type="float" office:value="10.166399" calcext:value-type="float">
            <text:p>10.166399</text:p>
          </table:table-cell>
          <table:table-cell/>
          <table:table-cell office:value-type="time" office:time-value="PT01H03M45.674252678S" calcext:value-type="time">
            <text:p>01:03:45.67</text:p>
          </table:table-cell>
          <table:table-cell office:value-type="float" office:value="7.456695" calcext:value-type="float">
            <text:p>7.456695</text:p>
          </table:table-cell>
        </table:table-row>
        <table:table-row table:style-name="ro1">
          <table:table-cell/>
          <table:table-cell office:value-type="time" office:time-value="PT01H04M05.814534719S" calcext:value-type="time">
            <text:p>01:04:05.81</text:p>
          </table:table-cell>
          <table:table-cell office:value-type="float" office:value="10.17322" calcext:value-type="float">
            <text:p>10.17322</text:p>
          </table:table-cell>
          <table:table-cell/>
          <table:table-cell office:value-type="time" office:time-value="PT01H04M00.910466043S" calcext:value-type="time">
            <text:p>01:04:00.91</text:p>
          </table:table-cell>
          <table:table-cell office:value-type="float" office:value="7.461318" calcext:value-type="float">
            <text:p>7.461318</text:p>
          </table:table-cell>
        </table:table-row>
        <table:table-row table:style-name="ro1">
          <table:table-cell/>
          <table:table-cell office:value-type="time" office:time-value="PT01H04M25.68281295S" calcext:value-type="time">
            <text:p>01:04:25.68</text:p>
          </table:table-cell>
          <table:table-cell office:value-type="float" office:value="10.180263" calcext:value-type="float">
            <text:p>10.180263</text:p>
          </table:table-cell>
          <table:table-cell/>
          <table:table-cell office:value-type="time" office:time-value="PT01H04M15.902675991S" calcext:value-type="time">
            <text:p>01:04:15.90</text:p>
          </table:table-cell>
          <table:table-cell office:value-type="float" office:value="7.466375" calcext:value-type="float">
            <text:p>7.466375</text:p>
          </table:table-cell>
        </table:table-row>
        <table:table-row table:style-name="ro1">
          <table:table-cell/>
          <table:table-cell office:value-type="time" office:time-value="PT01H04M46.867109611S" calcext:value-type="time">
            <text:p>01:04:46.87</text:p>
          </table:table-cell>
          <table:table-cell office:value-type="float" office:value="10.195612" calcext:value-type="float">
            <text:p>10.195612</text:p>
          </table:table-cell>
          <table:table-cell/>
          <table:table-cell office:value-type="time" office:time-value="PT01H04M35.822954951S" calcext:value-type="time">
            <text:p>01:04:35.82</text:p>
          </table:table-cell>
          <table:table-cell office:value-type="float" office:value="7.478644" calcext:value-type="float">
            <text:p>7.478644</text:p>
          </table:table-cell>
        </table:table-row>
        <table:table-row table:style-name="ro1">
          <table:table-cell/>
          <table:table-cell office:value-type="time" office:time-value="PT01H05M01.879319839S" calcext:value-type="time">
            <text:p>01:05:01.88</text:p>
          </table:table-cell>
          <table:table-cell office:value-type="float" office:value="10.202224" calcext:value-type="float">
            <text:p>10.202224</text:p>
          </table:table-cell>
          <table:table-cell/>
          <table:table-cell office:value-type="time" office:time-value="PT01H04M56.951250827S" calcext:value-type="time">
            <text:p>01:04:56.95</text:p>
          </table:table-cell>
          <table:table-cell office:value-type="float" office:value="7.481594" calcext:value-type="float">
            <text:p>7.481594</text:p>
          </table:table-cell>
        </table:table-row>
        <table:table-row table:style-name="ro1">
          <table:table-cell/>
          <table:table-cell office:value-type="time" office:time-value="PT01H05M20.715583618S" calcext:value-type="time">
            <text:p>01:05:20.72</text:p>
          </table:table-cell>
          <table:table-cell office:value-type="float" office:value="10.209044" calcext:value-type="float">
            <text:p>10.209044</text:p>
          </table:table-cell>
          <table:table-cell/>
          <table:table-cell office:value-type="time" office:time-value="PT01H05M11.959460999S" calcext:value-type="time">
            <text:p>01:05:11.96</text:p>
          </table:table-cell>
          <table:table-cell office:value-type="float" office:value="7.486192" calcext:value-type="float">
            <text:p>7.486192</text:p>
          </table:table-cell>
        </table:table-row>
        <table:table-row table:style-name="ro1">
          <table:table-cell/>
          <table:table-cell office:value-type="time" office:time-value="PT01H05M52.212024688S" calcext:value-type="time">
            <text:p>01:05:52.21</text:p>
          </table:table-cell>
          <table:table-cell office:value-type="float" office:value="10.223939" calcext:value-type="float">
            <text:p>10.223939</text:p>
          </table:table-cell>
          <table:table-cell/>
          <table:table-cell office:value-type="time" office:time-value="PT01H05M30.84372545S" calcext:value-type="time">
            <text:p>01:05:30.84</text:p>
          </table:table-cell>
          <table:table-cell office:value-type="float" office:value="7.497476" calcext:value-type="float">
            <text:p>7.497476</text:p>
          </table:table-cell>
        </table:table-row>
        <table:table-row table:style-name="ro1">
          <table:table-cell/>
          <table:table-cell office:value-type="time" office:time-value="PT01H06M12.176304264S" calcext:value-type="time">
            <text:p>01:06:12.18</text:p>
          </table:table-cell>
          <table:table-cell office:value-type="float" office:value="10.229433" calcext:value-type="float">
            <text:p>10.229433</text:p>
          </table:table-cell>
          <table:table-cell/>
          <table:table-cell office:value-type="time" office:time-value="PT01H06M02.348166632S" calcext:value-type="time">
            <text:p>01:06:02.35</text:p>
          </table:table-cell>
          <table:table-cell office:value-type="float" office:value="7.499923" calcext:value-type="float">
            <text:p>7.499923</text:p>
          </table:table-cell>
        </table:table-row>
        <table:table-row table:style-name="ro1">
          <table:table-cell/>
          <table:table-cell office:value-type="time" office:time-value="PT01H06M27.216514884S" calcext:value-type="time">
            <text:p>01:06:27.22</text:p>
          </table:table-cell>
          <table:table-cell office:value-type="float" office:value="10.236247" calcext:value-type="float">
            <text:p>10.236247</text:p>
          </table:table-cell>
          <table:table-cell/>
          <table:table-cell office:value-type="time" office:time-value="PT01H06M22.304446096S" calcext:value-type="time">
            <text:p>01:06:22.30</text:p>
          </table:table-cell>
          <table:table-cell office:value-type="float" office:value="7.50498" calcext:value-type="float">
            <text:p>7.50498</text:p>
          </table:table-cell>
        </table:table-row>
        <table:table-row table:style-name="ro1">
          <table:table-cell/>
          <table:table-cell office:value-type="time" office:time-value="PT01H06M42.220725S" calcext:value-type="time">
            <text:p>01:06:42.22</text:p>
          </table:table-cell>
          <table:table-cell office:value-type="float" office:value="10.242826" calcext:value-type="float">
            <text:p>10.242826</text:p>
          </table:table-cell>
          <table:table-cell/>
          <table:table-cell office:value-type="time" office:time-value="PT01H06M37.3006561S" calcext:value-type="time">
            <text:p>01:06:37.30</text:p>
          </table:table-cell>
          <table:table-cell office:value-type="float" office:value="7.509537" calcext:value-type="float">
            <text:p>7.509537</text:p>
          </table:table-cell>
        </table:table-row>
        <table:table-row table:style-name="ro1">
          <table:table-cell/>
          <table:table-cell office:value-type="time" office:time-value="PT01H07M02.205004855S" calcext:value-type="time">
            <text:p>01:07:02.21</text:p>
          </table:table-cell>
          <table:table-cell office:value-type="float" office:value="10.249925" calcext:value-type="float">
            <text:p>10.249925</text:p>
          </table:table-cell>
          <table:table-cell/>
          <table:table-cell office:value-type="time" office:time-value="PT01H06M52.304866216S" calcext:value-type="time">
            <text:p>01:06:52.30</text:p>
          </table:table-cell>
          <table:table-cell office:value-type="float" office:value="7.514795" calcext:value-type="float">
            <text:p>7.514795</text:p>
          </table:table-cell>
        </table:table-row>
        <table:table-row table:style-name="ro1">
          <table:table-cell/>
          <table:table-cell office:value-type="time" office:time-value="PT01H07M22.337286784S" calcext:value-type="time">
            <text:p>01:07:22.34</text:p>
          </table:table-cell>
          <table:table-cell office:value-type="float" office:value="10.25696" calcext:value-type="float">
            <text:p>10.25696</text:p>
          </table:table-cell>
          <table:table-cell/>
          <table:table-cell office:value-type="time" office:time-value="PT01H07M12.333146688S" calcext:value-type="time">
            <text:p>01:07:12.33</text:p>
          </table:table-cell>
          <table:table-cell office:value-type="float" office:value="7.519844" calcext:value-type="float">
            <text:p>7.519844</text:p>
          </table:table-cell>
        </table:table-row>
        <table:table-row table:style-name="ro1">
          <table:table-cell/>
          <table:table-cell office:value-type="time" office:time-value="PT01H07M43.513583332S" calcext:value-type="time">
            <text:p>01:07:43.51</text:p>
          </table:table-cell>
          <table:table-cell office:value-type="float" office:value="10.271882" calcext:value-type="float">
            <text:p>10.271882</text:p>
          </table:table-cell>
          <table:table-cell/>
          <table:table-cell office:value-type="time" office:time-value="PT01H07M32.48142884S" calcext:value-type="time">
            <text:p>01:07:32.48</text:p>
          </table:table-cell>
          <table:table-cell office:value-type="float" office:value="7.531266" calcext:value-type="float">
            <text:p>7.531266</text:p>
          </table:table-cell>
        </table:table-row>
        <table:table-row table:style-name="ro1">
          <table:table-cell/>
          <table:table-cell office:value-type="time" office:time-value="PT01H08M00.861826274S" calcext:value-type="time">
            <text:p>01:08:00.86</text:p>
          </table:table-cell>
          <table:table-cell office:value-type="float" office:value="10.278712" calcext:value-type="float">
            <text:p>10.278712</text:p>
          </table:table-cell>
          <table:table-cell/>
          <table:table-cell office:value-type="time" office:time-value="PT01H07M53.597724549S" calcext:value-type="time">
            <text:p>01:07:53.60</text:p>
          </table:table-cell>
          <table:table-cell office:value-type="float" office:value="7.536312" calcext:value-type="float">
            <text:p>7.536312</text:p>
          </table:table-cell>
        </table:table-row>
        <table:table-row table:style-name="ro1">
          <table:table-cell/>
          <table:table-cell office:value-type="time" office:time-value="PT01H08M15.858036277S" calcext:value-type="time">
            <text:p>01:08:15.86</text:p>
          </table:table-cell>
          <table:table-cell office:value-type="float" office:value="10.285526" calcext:value-type="float">
            <text:p>10.285526</text:p>
          </table:table-cell>
          <table:table-cell/>
          <table:table-cell office:value-type="time" office:time-value="PT01H08M10.937967378S" calcext:value-type="time">
            <text:p>01:08:10.94</text:p>
          </table:table-cell>
          <table:table-cell office:value-type="float" office:value="7.541369" calcext:value-type="float">
            <text:p>7.541369</text:p>
          </table:table-cell>
        </table:table-row>
        <table:table-row table:style-name="ro1">
          <table:table-cell/>
          <table:table-cell office:value-type="time" office:time-value="PT01H08M36.314322743S" calcext:value-type="time">
            <text:p>01:08:36.31</text:p>
          </table:table-cell>
          <table:table-cell office:value-type="float" office:value="10.299471" calcext:value-type="float">
            <text:p>10.299471</text:p>
          </table:table-cell>
          <table:table-cell/>
          <table:table-cell office:value-type="time" office:time-value="PT01H08M25.94617755S" calcext:value-type="time">
            <text:p>01:08:25.95</text:p>
          </table:table-cell>
          <table:table-cell office:value-type="float" office:value="7.552038" calcext:value-type="float">
            <text:p>7.552038</text:p>
          </table:table-cell>
        </table:table-row>
        <table:table-row table:style-name="ro1">
          <table:table-cell/>
          <table:table-cell office:value-type="time" office:time-value="PT01H08M51.322532915S" calcext:value-type="time">
            <text:p>01:08:51.32</text:p>
          </table:table-cell>
          <table:table-cell office:value-type="float" office:value="10.306541" calcext:value-type="float">
            <text:p>10.306541</text:p>
          </table:table-cell>
          <table:table-cell/>
          <table:table-cell office:value-type="time" office:time-value="PT01H08M46.394463903S" calcext:value-type="time">
            <text:p>01:08:46.39</text:p>
          </table:table-cell>
          <table:table-cell office:value-type="float" office:value="7.557234" calcext:value-type="float">
            <text:p>7.557234</text:p>
          </table:table-cell>
        </table:table-row>
        <table:table-row table:style-name="ro1">
          <table:table-cell/>
          <table:table-cell office:value-type="time" office:time-value="PT01H09M23.042977122S" calcext:value-type="time">
            <text:p>01:09:23.04</text:p>
          </table:table-cell>
          <table:table-cell office:value-type="float" office:value="10.321465" calcext:value-type="float">
            <text:p>10.321465</text:p>
          </table:table-cell>
          <table:table-cell/>
          <table:table-cell office:value-type="time" office:time-value="PT01H09M01.414674243S" calcext:value-type="time">
            <text:p>01:09:01.41</text:p>
          </table:table-cell>
          <table:table-cell office:value-type="float" office:value="7.568578" calcext:value-type="float">
            <text:p>7.568578</text:p>
          </table:table-cell>
        </table:table-row>
        <table:table-row table:style-name="ro1">
          <table:table-cell/>
          <table:table-cell office:value-type="time" office:time-value="PT01H09M43.019256866S" calcext:value-type="time">
            <text:p>01:09:43.02</text:p>
          </table:table-cell>
          <table:table-cell office:value-type="float" office:value="10.328041" calcext:value-type="float">
            <text:p>10.328041</text:p>
          </table:table-cell>
          <table:table-cell/>
          <table:table-cell office:value-type="time" office:time-value="PT01H09M33.171118954S" calcext:value-type="time">
            <text:p>01:09:33.17</text:p>
          </table:table-cell>
          <table:table-cell office:value-type="float" office:value="7.573131" calcext:value-type="float">
            <text:p>7.573131</text:p>
          </table:table-cell>
        </table:table-row>
        <table:table-row table:style-name="ro1">
          <table:table-cell/>
          <table:table-cell office:value-type="time" office:time-value="PT01H10M03.09553801S" calcext:value-type="time">
            <text:p>01:10:03.10</text:p>
          </table:table-cell>
          <table:table-cell office:value-type="float" office:value="10.335311" calcext:value-type="float">
            <text:p>10.335311</text:p>
          </table:table-cell>
          <table:table-cell/>
          <table:table-cell office:value-type="time" office:time-value="PT01H09M53.147398698S" calcext:value-type="time">
            <text:p>01:09:53.15</text:p>
          </table:table-cell>
          <table:table-cell office:value-type="float" office:value="7.57868" calcext:value-type="float">
            <text:p>7.57868</text:p>
          </table:table-cell>
        </table:table-row>
        <table:table-row table:style-name="ro1">
          <table:table-cell/>
          <table:table-cell office:value-type="time" office:time-value="PT01H10M23.299820946S" calcext:value-type="time">
            <text:p>01:10:23.30</text:p>
          </table:table-cell>
          <table:table-cell office:value-type="float" office:value="10.342144" calcext:value-type="float">
            <text:p>10.342144</text:p>
          </table:table-cell>
          <table:table-cell/>
          <table:table-cell office:value-type="time" office:time-value="PT01H10M13.227679898S" calcext:value-type="time">
            <text:p>01:10:13.23</text:p>
          </table:table-cell>
          <table:table-cell office:value-type="float" office:value="7.583728" calcext:value-type="float">
            <text:p>7.583728</text:p>
          </table:table-cell>
        </table:table-row>
        <table:table-row table:style-name="ro1">
          <table:table-cell/>
          <table:table-cell office:value-type="time" office:time-value="PT01H10M48.112168413S" calcext:value-type="time">
            <text:p>01:10:48.11</text:p>
          </table:table-cell>
          <table:table-cell office:value-type="float" office:value="10.356151" calcext:value-type="float">
            <text:p>10.356151</text:p>
          </table:table-cell>
          <table:table-cell/>
          <table:table-cell office:value-type="time" office:time-value="PT01H10M33.435962891S" calcext:value-type="time">
            <text:p>01:10:33.44</text:p>
          </table:table-cell>
          <table:table-cell office:value-type="float" office:value="7.595099" calcext:value-type="float">
            <text:p>7.595099</text:p>
          </table:table-cell>
        </table:table-row>
        <table:table-row table:style-name="ro1">
          <table:table-cell/>
          <table:table-cell office:value-type="time" office:time-value="PT01H11M03.424382843S" calcext:value-type="time">
            <text:p>01:11:03.42</text:p>
          </table:table-cell>
          <table:table-cell office:value-type="float" office:value="10.363219" calcext:value-type="float">
            <text:p>10.363219</text:p>
          </table:table-cell>
          <table:table-cell/>
          <table:table-cell office:value-type="time" office:time-value="PT01H10M58.252310414S" calcext:value-type="time">
            <text:p>01:10:58.25</text:p>
          </table:table-cell>
          <table:table-cell office:value-type="float" office:value="7.600648" calcext:value-type="float">
            <text:p>7.600648</text:p>
          </table:table-cell>
        </table:table-row>
        <table:table-row table:style-name="ro1">
          <table:table-cell/>
          <table:table-cell office:value-type="time" office:time-value="PT01H11M33.056797809S" calcext:value-type="time">
            <text:p>01:11:33.06</text:p>
          </table:table-cell>
          <table:table-cell office:value-type="float" office:value="10.377207" calcext:value-type="float">
            <text:p>10.377207</text:p>
          </table:table-cell>
          <table:table-cell/>
          <table:table-cell office:value-type="time" office:time-value="PT01H11M13.516524171S" calcext:value-type="time">
            <text:p>01:11:13.52</text:p>
          </table:table-cell>
          <table:table-cell office:value-type="float" office:value="7.611908" calcext:value-type="float">
            <text:p>7.611908</text:p>
          </table:table-cell>
        </table:table-row>
        <table:table-row table:style-name="ro1">
          <table:table-cell/>
          <table:table-cell office:value-type="time" office:time-value="PT01H12M04.201233949S" calcext:value-type="time">
            <text:p>01:12:04.20</text:p>
          </table:table-cell>
          <table:table-cell office:value-type="float" office:value="10.392338" calcext:value-type="float">
            <text:p>10.392338</text:p>
          </table:table-cell>
          <table:table-cell/>
          <table:table-cell office:value-type="time" office:time-value="PT01H11M43.192939753S" calcext:value-type="time">
            <text:p>01:11:43.19</text:p>
          </table:table-cell>
          <table:table-cell office:value-type="float" office:value="7.624048" calcext:value-type="float">
            <text:p>7.624048</text:p>
          </table:table-cell>
        </table:table-row>
        <table:table-row table:style-name="ro1">
          <table:table-cell/>
          <table:table-cell office:value-type="time" office:time-value="PT01H12M34.81366264S" calcext:value-type="time">
            <text:p>01:12:34.81</text:p>
          </table:table-cell>
          <table:table-cell office:value-type="float" office:value="10.407469" calcext:value-type="float">
            <text:p>10.407469</text:p>
          </table:table-cell>
          <table:table-cell/>
          <table:table-cell office:value-type="time" office:time-value="PT01H12M14.34137595S" calcext:value-type="time">
            <text:p>01:12:14.34</text:p>
          </table:table-cell>
          <table:table-cell office:value-type="float" office:value="7.636188" calcext:value-type="float">
            <text:p>7.636188</text:p>
          </table:table-cell>
        </table:table-row>
        <table:table-row table:style-name="ro1">
          <table:table-cell/>
          <table:table-cell office:value-type="time" office:time-value="PT01H13M03.430063378S" calcext:value-type="time">
            <text:p>01:13:03.43</text:p>
          </table:table-cell>
          <table:table-cell office:value-type="float" office:value="10.421715" calcext:value-type="float">
            <text:p>10.421715</text:p>
          </table:table-cell>
          <table:table-cell/>
          <table:table-cell office:value-type="time" office:time-value="PT01H12M44.909804024S" calcext:value-type="time">
            <text:p>01:12:44.91</text:p>
          </table:table-cell>
          <table:table-cell office:value-type="float" office:value="7.647649" calcext:value-type="float">
            <text:p>7.647649</text:p>
          </table:table-cell>
        </table:table-row>
        <table:table-row table:style-name="ro1">
          <table:table-cell/>
          <table:table-cell office:value-type="time" office:time-value="PT01H13M22.746333879S" calcext:value-type="time">
            <text:p>01:13:22.75</text:p>
          </table:table-cell>
          <table:table-cell office:value-type="float" office:value="10.428328" calcext:value-type="float">
            <text:p>10.428328</text:p>
          </table:table-cell>
          <table:table-cell/>
          <table:table-cell office:value-type="time" office:time-value="PT01H13M13.51820465S" calcext:value-type="time">
            <text:p>01:13:13.52</text:p>
          </table:table-cell>
          <table:table-cell office:value-type="float" office:value="7.652287" calcext:value-type="float">
            <text:p>7.652287</text:p>
          </table:table-cell>
        </table:table-row>
        <table:table-row table:style-name="ro1">
          <table:table-cell/>
          <table:table-cell office:value-type="time" office:time-value="PT01H13M42.598611886S" calcext:value-type="time">
            <text:p>01:13:42.60</text:p>
          </table:table-cell>
          <table:table-cell office:value-type="float" office:value="10.4424" calcext:value-type="float">
            <text:p>10.4424</text:p>
          </table:table-cell>
          <table:table-cell/>
          <table:table-cell office:value-type="time" office:time-value="PT01H13M32.838475207S" calcext:value-type="time">
            <text:p>01:13:32.84</text:p>
          </table:table-cell>
          <table:table-cell office:value-type="float" office:value="7.663453" calcext:value-type="float">
            <text:p>7.663453</text:p>
          </table:table-cell>
        </table:table-row>
        <table:table-row table:style-name="ro1">
          <table:table-cell/>
          <table:table-cell office:value-type="time" office:time-value="PT01H13M57.858825587S" calcext:value-type="time">
            <text:p>01:13:57.86</text:p>
          </table:table-cell>
          <table:table-cell office:value-type="float" office:value="10.449233" calcext:value-type="float">
            <text:p>10.449233</text:p>
          </table:table-cell>
          <table:table-cell/>
          <table:table-cell office:value-type="time" office:time-value="PT01H13M52.686753159S" calcext:value-type="time">
            <text:p>01:13:52.69</text:p>
          </table:table-cell>
          <table:table-cell office:value-type="float" office:value="7.668502" calcext:value-type="float">
            <text:p>7.668502</text:p>
          </table:table-cell>
        </table:table-row>
        <table:table-row table:style-name="ro1">
          <table:table-cell/>
          <table:table-cell office:value-type="time" office:time-value="PT01H14M19.035122136S" calcext:value-type="time">
            <text:p>01:14:19.04</text:p>
          </table:table-cell>
          <table:table-cell office:value-type="float" office:value="10.464191" calcext:value-type="float">
            <text:p>10.464191</text:p>
          </table:table-cell>
          <table:table-cell/>
          <table:table-cell office:value-type="time" office:time-value="PT01H14M07.946966859S" calcext:value-type="time">
            <text:p>01:14:07.95</text:p>
          </table:table-cell>
          <table:table-cell office:value-type="float" office:value="7.680503" calcext:value-type="float">
            <text:p>7.680503</text:p>
          </table:table-cell>
        </table:table-row>
        <table:table-row table:style-name="ro1">
          <table:table-cell/>
          <table:table-cell office:value-type="time" office:time-value="PT01H14M38.903400367S" calcext:value-type="time">
            <text:p>01:14:38.90</text:p>
          </table:table-cell>
          <table:table-cell office:value-type="float" office:value="10.47821" calcext:value-type="float">
            <text:p>10.47821</text:p>
          </table:table-cell>
          <table:table-cell/>
          <table:table-cell office:value-type="time" office:time-value="PT01H14M29.123263408S" calcext:value-type="time">
            <text:p>01:14:29.12</text:p>
          </table:table-cell>
          <table:table-cell office:value-type="float" office:value="7.691472" calcext:value-type="float">
            <text:p>7.691472</text:p>
          </table:table-cell>
        </table:table-row>
        <table:table-row table:style-name="ro1">
          <table:table-cell/>
          <table:table-cell office:value-type="time" office:time-value="PT01H14M59.58368997S" calcext:value-type="time">
            <text:p>01:14:59.58</text:p>
          </table:table-cell>
          <table:table-cell office:value-type="float" office:value="10.493428" calcext:value-type="float">
            <text:p>10.493428</text:p>
          </table:table-cell>
          <table:table-cell/>
          <table:table-cell office:value-type="time" office:time-value="PT01H14M49.003541807S" calcext:value-type="time">
            <text:p>01:14:49.00</text:p>
          </table:table-cell>
          <table:table-cell office:value-type="float" office:value="7.703537" calcext:value-type="float">
            <text:p>7.703537</text:p>
          </table:table-cell>
        </table:table-row>
        <table:table-row table:style-name="ro1">
          <table:table-cell/>
          <table:table-cell office:value-type="time" office:time-value="PT01H15M47.924366923S" calcext:value-type="time">
            <text:p>01:15:47.92</text:p>
          </table:table-cell>
          <table:table-cell office:value-type="float" office:value="10.519779" calcext:value-type="float">
            <text:p>10.519779</text:p>
          </table:table-cell>
          <table:table-cell/>
          <table:table-cell office:value-type="time" office:time-value="PT01H15M09.679831354S" calcext:value-type="time">
            <text:p>01:15:09.68</text:p>
          </table:table-cell>
          <table:table-cell office:value-type="float" office:value="7.723743" calcext:value-type="float">
            <text:p>7.723743</text:p>
          </table:table-cell>
        </table:table-row>
        <table:table-row table:style-name="ro1">
          <table:table-cell/>
          <table:table-cell office:value-type="time" office:time-value="PT01H16M10.684685654S" calcext:value-type="time">
            <text:p>01:16:10.68</text:p>
          </table:table-cell>
          <table:table-cell office:value-type="float" office:value="10.53515" calcext:value-type="float">
            <text:p>10.53515</text:p>
          </table:table-cell>
          <table:table-cell/>
          <table:table-cell office:value-type="time" office:time-value="PT01H15M58.068508979S" calcext:value-type="time">
            <text:p>01:15:58.07</text:p>
          </table:table-cell>
          <table:table-cell office:value-type="float" office:value="7.735986" calcext:value-type="float">
            <text:p>7.735986</text:p>
          </table:table-cell>
        </table:table-row>
        <table:table-row table:style-name="ro1">
          <table:table-cell/>
          <table:table-cell office:value-type="time" office:time-value="PT01H16M30.556963941S" calcext:value-type="time">
            <text:p>01:16:30.56</text:p>
          </table:table-cell>
          <table:table-cell office:value-type="float" office:value="10.54222" calcext:value-type="float">
            <text:p>10.54222</text:p>
          </table:table-cell>
          <table:table-cell/>
          <table:table-cell office:value-type="time" office:time-value="PT01H16M20.776826982S" calcext:value-type="time">
            <text:p>01:16:20.78</text:p>
          </table:table-cell>
          <table:table-cell office:value-type="float" office:value="7.741183" calcext:value-type="float">
            <text:p>7.741183</text:p>
          </table:table-cell>
        </table:table-row>
        <table:table-row table:style-name="ro1">
          <table:table-cell/>
          <table:table-cell office:value-type="time" office:time-value="PT01H16M45.629175009S" calcext:value-type="time">
            <text:p>01:16:45.63</text:p>
          </table:table-cell>
          <table:table-cell office:value-type="float" office:value="10.547997" calcext:value-type="float">
            <text:p>10.547997</text:p>
          </table:table-cell>
          <table:table-cell/>
          <table:table-cell office:value-type="time" office:time-value="PT01H16M40.689105829S" calcext:value-type="time">
            <text:p>01:16:40.69</text:p>
          </table:table-cell>
          <table:table-cell office:value-type="float" office:value="7.743633" calcext:value-type="float">
            <text:p>7.743633</text:p>
          </table:table-cell>
        </table:table-row>
        <table:table-row table:style-name="ro1">
          <table:table-cell/>
          <table:table-cell office:value-type="time" office:time-value="PT01H17M11.741540681S" calcext:value-type="time">
            <text:p>01:17:11.74</text:p>
          </table:table-cell>
          <table:table-cell office:value-type="float" office:value="10.562892" calcext:value-type="float">
            <text:p>10.562892</text:p>
          </table:table-cell>
          <table:table-cell/>
          <table:table-cell office:value-type="time" office:time-value="PT01H16M55.713316225S" calcext:value-type="time">
            <text:p>01:16:55.71</text:p>
          </table:table-cell>
          <table:table-cell office:value-type="float" office:value="7.754916" calcext:value-type="float">
            <text:p>7.754916</text:p>
          </table:table-cell>
        </table:table-row>
        <table:table-row table:style-name="ro1">
          <table:table-cell/>
          <table:table-cell office:value-type="time" office:time-value="PT01H17M51.054091206S" calcext:value-type="time">
            <text:p>01:17:51.05</text:p>
          </table:table-cell>
          <table:table-cell office:value-type="float" office:value="10.581202" calcext:value-type="float">
            <text:p>10.581202</text:p>
          </table:table-cell>
          <table:table-cell/>
          <table:table-cell office:value-type="time" office:time-value="PT01H17M21.877682626S" calcext:value-type="time">
            <text:p>01:17:21.88</text:p>
          </table:table-cell>
          <table:table-cell office:value-type="float" office:value="7.769102" calcext:value-type="float">
            <text:p>7.769102</text:p>
          </table:table-cell>
        </table:table-row>
        <table:table-row table:style-name="ro1">
          <table:table-cell/>
          <table:table-cell office:value-type="time" office:time-value="PT01H18M06.314304907S" calcext:value-type="time">
            <text:p>01:18:06.31</text:p>
          </table:table-cell>
          <table:table-cell office:value-type="float" office:value="10.586984" calcext:value-type="float">
            <text:p>10.586984</text:p>
          </table:table-cell>
          <table:table-cell/>
          <table:table-cell office:value-type="time" office:time-value="PT01H18M01.178232983S" calcext:value-type="time">
            <text:p>01:18:01.18</text:p>
          </table:table-cell>
          <table:table-cell office:value-type="float" office:value="7.771855" calcext:value-type="float">
            <text:p>7.771855</text:p>
          </table:table-cell>
        </table:table-row>
        <table:table-row table:style-name="ro1">
          <table:table-cell/>
          <table:table-cell office:value-type="time" office:time-value="PT01H18M21.350515471S" calcext:value-type="time">
            <text:p>01:18:21.35</text:p>
          </table:table-cell>
          <table:table-cell office:value-type="float" office:value="10.593798" calcext:value-type="float">
            <text:p>10.593798</text:p>
          </table:table-cell>
          <table:table-cell/>
          <table:table-cell office:value-type="time" office:time-value="PT01H18M16.394446068S" calcext:value-type="time">
            <text:p>01:18:16.39</text:p>
          </table:table-cell>
          <table:table-cell office:value-type="float" office:value="7.776912" calcext:value-type="float">
            <text:p>7.776912</text:p>
          </table:table-cell>
        </table:table-row>
        <table:table-row table:style-name="ro1">
          <table:table-cell/>
          <table:table-cell office:value-type="time" office:time-value="PT01H18M41.266794375S" calcext:value-type="time">
            <text:p>01:18:41.27</text:p>
          </table:table-cell>
          <table:table-cell office:value-type="float" office:value="10.607814" calcext:value-type="float">
            <text:p>10.607814</text:p>
          </table:table-cell>
          <table:table-cell/>
          <table:table-cell office:value-type="time" office:time-value="PT01H18M31.446656856S" calcext:value-type="time">
            <text:p>01:18:31.45</text:p>
          </table:table-cell>
          <table:table-cell office:value-type="float" office:value="7.787878" calcext:value-type="float">
            <text:p>7.787878</text:p>
          </table:table-cell>
        </table:table-row>
        <table:table-row table:style-name="ro1">
          <table:table-cell/>
          <table:table-cell office:value-type="time" office:time-value="PT01H19M01.983084482S" calcext:value-type="time">
            <text:p>01:19:01.98</text:p>
          </table:table-cell>
          <table:table-cell office:value-type="float" office:value="10.622737" calcext:value-type="float">
            <text:p>10.622737</text:p>
          </table:table-cell>
          <table:table-cell/>
          <table:table-cell office:value-type="time" office:time-value="PT01H18M51.354935647S" calcext:value-type="time">
            <text:p>01:18:51.35</text:p>
          </table:table-cell>
          <table:table-cell office:value-type="float" office:value="7.799658" calcext:value-type="float">
            <text:p>7.799658</text:p>
          </table:table-cell>
        </table:table-row>
        <table:table-row table:style-name="ro1">
          <table:table-cell/>
          <table:table-cell office:value-type="time" office:time-value="PT01H19M22.683374364S" calcext:value-type="time">
            <text:p>01:19:22.68</text:p>
          </table:table-cell>
          <table:table-cell office:value-type="float" office:value="10.637662" calcext:value-type="float">
            <text:p>10.637662</text:p>
          </table:table-cell>
          <table:table-cell/>
          <table:table-cell office:value-type="time" office:time-value="PT01H19M12.071225754S" calcext:value-type="time">
            <text:p>01:19:12.07</text:p>
          </table:table-cell>
          <table:table-cell office:value-type="float" office:value="7.811086" calcext:value-type="float">
            <text:p>7.811086</text:p>
          </table:table-cell>
        </table:table-row>
        <table:table-row table:style-name="ro1">
          <table:table-cell/>
          <table:table-cell office:value-type="time" office:time-value="PT01H19M37.931587897S" calcext:value-type="time">
            <text:p>01:19:37.93</text:p>
          </table:table-cell>
          <table:table-cell office:value-type="float" office:value="10.644272" calcext:value-type="float">
            <text:p>10.644272</text:p>
          </table:table-cell>
          <table:table-cell/>
          <table:table-cell office:value-type="time" office:time-value="PT01H19M32.767515581S" calcext:value-type="time">
            <text:p>01:19:32.77</text:p>
          </table:table-cell>
          <table:table-cell office:value-type="float" office:value="7.815643" calcext:value-type="float">
            <text:p>7.815643</text:p>
          </table:table-cell>
        </table:table-row>
        <table:table-row table:style-name="ro1">
          <table:table-cell/>
          <table:table-cell office:value-type="time" office:time-value="PT01H20M08.036009473S" calcext:value-type="time">
            <text:p>01:20:08.04</text:p>
          </table:table-cell>
          <table:table-cell office:value-type="float" office:value="10.658203" calcext:value-type="float">
            <text:p>10.658203</text:p>
          </table:table-cell>
          <table:table-cell/>
          <table:table-cell office:value-type="time" office:time-value="PT01H19M48.015729114S" calcext:value-type="time">
            <text:p>01:19:48.02</text:p>
          </table:table-cell>
          <table:table-cell office:value-type="float" office:value="7.82676" calcext:value-type="float">
            <text:p>7.82676</text:p>
          </table:table-cell>
        </table:table-row>
        <table:table-row table:style-name="ro1">
          <table:table-cell/>
          <table:table-cell office:value-type="time" office:time-value="PT01H20M28.316293474S" calcext:value-type="time">
            <text:p>01:20:28.32</text:p>
          </table:table-cell>
          <table:table-cell office:value-type="float" office:value="10.6637" calcext:value-type="float">
            <text:p>10.6637</text:p>
          </table:table-cell>
          <table:table-cell/>
          <table:table-cell office:value-type="time" office:time-value="PT01H20M18.164151306S" calcext:value-type="time">
            <text:p>01:20:18.16</text:p>
          </table:table-cell>
          <table:table-cell office:value-type="float" office:value="7.82921" calcext:value-type="float">
            <text:p>7.82921</text:p>
          </table:table-cell>
        </table:table-row>
        <table:table-row table:style-name="ro1">
          <table:table-cell/>
          <table:table-cell office:value-type="time" office:time-value="PT01H20M59.664732472S" calcext:value-type="time">
            <text:p>01:20:59.66</text:p>
          </table:table-cell>
          <table:table-cell office:value-type="float" office:value="10.678253" calcext:value-type="float">
            <text:p>10.678253</text:p>
          </table:table-cell>
          <table:table-cell/>
          <table:table-cell office:value-type="time" office:time-value="PT01H20M38.460435531S" calcext:value-type="time">
            <text:p>01:20:38.46</text:p>
          </table:table-cell>
          <table:table-cell office:value-type="float" office:value="7.839747" calcext:value-type="float">
            <text:p>7.839747</text:p>
          </table:table-cell>
        </table:table-row>
        <table:table-row table:style-name="ro1">
          <table:table-cell/>
          <table:table-cell office:value-type="time" office:time-value="PT01H21M22.201048066S" calcext:value-type="time">
            <text:p>01:21:22.20</text:p>
          </table:table-cell>
          <table:table-cell office:value-type="float" office:value="10.692214" calcext:value-type="float">
            <text:p>10.692214</text:p>
          </table:table-cell>
          <table:table-cell/>
          <table:table-cell office:value-type="time" office:time-value="PT01H21M09.800874416S" calcext:value-type="time">
            <text:p>01:21:09.80</text:p>
          </table:table-cell>
          <table:table-cell office:value-type="float" office:value="7.851007" calcext:value-type="float">
            <text:p>7.851007</text:p>
          </table:table-cell>
        </table:table-row>
        <table:table-row table:style-name="ro1">
          <table:table-cell/>
          <table:table-cell office:value-type="time" office:time-value="PT01H21M37.293259414S" calcext:value-type="time">
            <text:p>01:21:37.29</text:p>
          </table:table-cell>
          <table:table-cell office:value-type="float" office:value="10.698874" calcext:value-type="float">
            <text:p>10.698874</text:p>
          </table:table-cell>
          <table:table-cell/>
          <table:table-cell office:value-type="time" office:time-value="PT01H21M32.329189898S" calcext:value-type="time">
            <text:p>01:21:32.33</text:p>
          </table:table-cell>
          <table:table-cell office:value-type="float" office:value="7.855843" calcext:value-type="float">
            <text:p>7.855843</text:p>
          </table:table-cell>
        </table:table-row>
        <table:table-row table:style-name="ro1">
          <table:table-cell/>
          <table:table-cell office:value-type="time" office:time-value="PT01H21M58.021549689S" calcext:value-type="time">
            <text:p>01:21:58.02</text:p>
          </table:table-cell>
          <table:table-cell office:value-type="float" office:value="10.713825" calcext:value-type="float">
            <text:p>10.713825</text:p>
          </table:table-cell>
          <table:table-cell/>
          <table:table-cell office:value-type="time" office:time-value="PT01H21M47.389400798S" calcext:value-type="time">
            <text:p>01:21:47.39</text:p>
          </table:table-cell>
          <table:table-cell office:value-type="float" office:value="7.867329" calcext:value-type="float">
            <text:p>7.867329</text:p>
          </table:table-cell>
        </table:table-row>
        <table:table-row table:style-name="ro1">
          <table:table-cell/>
          <table:table-cell office:value-type="time" office:time-value="PT01H22M29.805994792S" calcext:value-type="time">
            <text:p>01:22:29.81</text:p>
          </table:table-cell>
          <table:table-cell office:value-type="float" office:value="10.728521" calcext:value-type="float">
            <text:p>10.728521</text:p>
          </table:table-cell>
          <table:table-cell/>
          <table:table-cell office:value-type="time" office:time-value="PT01H22M08.113691017S" calcext:value-type="time">
            <text:p>01:22:08.11</text:p>
          </table:table-cell>
          <table:table-cell office:value-type="float" office:value="7.878617" calcext:value-type="float">
            <text:p>7.878617</text:p>
          </table:table-cell>
        </table:table-row>
        <table:table-row table:style-name="ro1">
          <table:table-cell/>
          <table:table-cell office:value-type="time" office:time-value="PT01H22M50.298281761S" calcext:value-type="time">
            <text:p>01:22:50.30</text:p>
          </table:table-cell>
          <table:table-cell office:value-type="float" office:value="10.742767" calcext:value-type="float">
            <text:p>10.742767</text:p>
          </table:table-cell>
          <table:table-cell/>
          <table:table-cell office:value-type="time" office:time-value="PT01H22M39.954136904S" calcext:value-type="time">
            <text:p>01:22:39.95</text:p>
          </table:table-cell>
          <table:table-cell office:value-type="float" office:value="7.890078" calcext:value-type="float">
            <text:p>7.890078</text:p>
          </table:table-cell>
        </table:table-row>
        <table:table-row table:style-name="ro1">
          <table:table-cell/>
          <table:table-cell office:value-type="time" office:time-value="PT01H23M20.514704906S" calcext:value-type="time">
            <text:p>01:23:20.51</text:p>
          </table:table-cell>
          <table:table-cell office:value-type="float" office:value="10.756774" calcext:value-type="float">
            <text:p>10.756774</text:p>
          </table:table-cell>
          <table:table-cell/>
          <table:table-cell office:value-type="time" office:time-value="PT01H23M00.386423034S" calcext:value-type="time">
            <text:p>01:23:00.39</text:p>
          </table:table-cell>
          <table:table-cell office:value-type="float" office:value="7.900997" calcext:value-type="float">
            <text:p>7.900997</text:p>
          </table:table-cell>
        </table:table-row>
        <table:table-row table:style-name="ro1">
          <table:table-cell/>
          <table:table-cell office:value-type="time" office:time-value="PT01H23M45.851059711S" calcext:value-type="time">
            <text:p>01:23:45.85</text:p>
          </table:table-cell>
          <table:table-cell office:value-type="float" office:value="10.771057" calcext:value-type="float">
            <text:p>10.771057</text:p>
          </table:table-cell>
          <table:table-cell/>
          <table:table-cell office:value-type="time" office:time-value="PT01H23M30.670847131S" calcext:value-type="time">
            <text:p>01:23:30.67</text:p>
          </table:table-cell>
          <table:table-cell office:value-type="float" office:value="7.912526" calcext:value-type="float">
            <text:p>7.912526</text:p>
          </table:table-cell>
        </table:table-row>
        <table:table-row table:style-name="ro1">
          <table:table-cell/>
          <table:table-cell office:value-type="time" office:time-value="PT01H24M18.447516186S" calcext:value-type="time">
            <text:p>01:24:18.45</text:p>
          </table:table-cell>
          <table:table-cell office:value-type="float" office:value="10.788604" calcext:value-type="float">
            <text:p>10.788604</text:p>
          </table:table-cell>
          <table:table-cell/>
          <table:table-cell office:value-type="time" office:time-value="PT01H23M55.947201096S" calcext:value-type="time">
            <text:p>01:23:55.95</text:p>
          </table:table-cell>
          <table:table-cell office:value-type="float" office:value="7.925887" calcext:value-type="float">
            <text:p>7.925887</text:p>
          </table:table-cell>
        </table:table-row>
        <table:table-row table:style-name="ro1">
          <table:table-cell/>
          <table:table-cell office:value-type="time" office:time-value="PT01H24M39.259807637S" calcext:value-type="time">
            <text:p>01:24:39.26</text:p>
          </table:table-cell>
          <table:table-cell office:value-type="float" office:value="10.803341" calcext:value-type="float">
            <text:p>10.803341</text:p>
          </table:table-cell>
          <table:table-cell/>
          <table:table-cell office:value-type="time" office:time-value="PT01H24M28.591658242S" calcext:value-type="time">
            <text:p>01:24:28.59</text:p>
          </table:table-cell>
          <table:table-cell office:value-type="float" office:value="7.937375" calcext:value-type="float">
            <text:p>7.937375</text:p>
          </table:table-cell>
        </table:table-row>
        <table:table-row table:style-name="ro1">
          <table:table-cell/>
          <table:table-cell office:value-type="time" office:time-value="PT01H24M54.328018649S" calcext:value-type="time">
            <text:p>01:24:54.33</text:p>
          </table:table-cell>
          <table:table-cell office:value-type="float" office:value="10.810238" calcext:value-type="float">
            <text:p>10.810238</text:p>
          </table:table-cell>
          <table:table-cell/>
          <table:table-cell office:value-type="time" office:time-value="PT01H24M49.351948965S" calcext:value-type="time">
            <text:p>01:24:49.35</text:p>
          </table:table-cell>
          <table:table-cell office:value-type="float" office:value="7.942633" calcext:value-type="float">
            <text:p>7.942633</text:p>
          </table:table-cell>
        </table:table-row>
        <table:table-row table:style-name="ro1">
          <table:table-cell/>
          <table:table-cell office:value-type="time" office:time-value="PT01H25M38.936643339S" calcext:value-type="time">
            <text:p>01:25:38.94</text:p>
          </table:table-cell>
          <table:table-cell office:value-type="float" office:value="10.837215" calcext:value-type="float">
            <text:p>10.837215</text:p>
          </table:table-cell>
          <table:table-cell/>
          <table:table-cell office:value-type="time" office:time-value="PT01H25M04.428160089S" calcext:value-type="time">
            <text:p>01:25:04.43</text:p>
          </table:table-cell>
          <table:table-cell office:value-type="float" office:value="7.963675" calcext:value-type="float">
            <text:p>7.963675</text:p>
          </table:table-cell>
        </table:table-row>
        <table:table-row table:style-name="ro1">
          <table:table-cell/>
          <table:table-cell office:value-type="time" office:time-value="PT01H25M54.29685844S" calcext:value-type="time">
            <text:p>01:25:54.30</text:p>
          </table:table-cell>
          <table:table-cell office:value-type="float" office:value="10.843848" calcext:value-type="float">
            <text:p>10.843848</text:p>
          </table:table-cell>
          <table:table-cell/>
          <table:table-cell office:value-type="time" office:time-value="PT01H25M49.068785227S" calcext:value-type="time">
            <text:p>01:25:49.07</text:p>
          </table:table-cell>
          <table:table-cell office:value-type="float" office:value="7.968512" calcext:value-type="float">
            <text:p>7.968512</text:p>
          </table:table-cell>
        </table:table-row>
        <table:table-row table:style-name="ro1">
          <table:table-cell/>
          <table:table-cell office:value-type="time" office:time-value="PT01H26M14.505141433S" calcext:value-type="time">
            <text:p>01:26:14.51</text:p>
          </table:table-cell>
          <table:table-cell office:value-type="float" office:value="10.850427" calcext:value-type="float">
            <text:p>10.850427</text:p>
          </table:table-cell>
          <table:table-cell/>
          <table:table-cell office:value-type="time" office:time-value="PT01H26M04.376999601S" calcext:value-type="time">
            <text:p>01:26:04.38</text:p>
          </table:table-cell>
          <table:table-cell office:value-type="float" office:value="7.973068" calcext:value-type="float">
            <text:p>7.973068</text:p>
          </table:table-cell>
        </table:table-row>
        <table:table-row table:style-name="ro1">
          <table:table-cell/>
          <table:table-cell office:value-type="time" office:time-value="PT01H26M29.613353005S" calcext:value-type="time">
            <text:p>01:26:29.61</text:p>
          </table:table-cell>
          <table:table-cell office:value-type="float" office:value="10.857241" calcext:value-type="float">
            <text:p>10.857241</text:p>
          </table:table-cell>
          <table:table-cell/>
          <table:table-cell office:value-type="time" office:time-value="PT01H26M24.633283265S" calcext:value-type="time">
            <text:p>01:26:24.63</text:p>
          </table:table-cell>
          <table:table-cell office:value-type="float" office:value="7.978125" calcext:value-type="float">
            <text:p>7.978125</text:p>
          </table:table-cell>
        </table:table-row>
        <table:table-row table:style-name="ro1">
          <table:table-cell/>
          <table:table-cell office:value-type="time" office:time-value="PT01H26M50.093639807S" calcext:value-type="time">
            <text:p>01:26:50.09</text:p>
          </table:table-cell>
          <table:table-cell office:value-type="float" office:value="10.871257" calcext:value-type="float">
            <text:p>10.871257</text:p>
          </table:table-cell>
          <table:table-cell/>
          <table:table-cell office:value-type="time" office:time-value="PT01H26M39.717494502S" calcext:value-type="time">
            <text:p>01:26:39.72</text:p>
          </table:table-cell>
          <table:table-cell office:value-type="float" office:value="7.989091" calcext:value-type="float">
            <text:p>7.989091</text:p>
          </table:table-cell>
        </table:table-row>
        <table:table-row table:style-name="ro1">
          <table:table-cell/>
          <table:table-cell office:value-type="time" office:time-value="PT01H27M10.005918655S" calcext:value-type="time">
            <text:p>01:27:10.01</text:p>
          </table:table-cell>
          <table:table-cell office:value-type="float" office:value="10.878071" calcext:value-type="float">
            <text:p>10.878071</text:p>
          </table:table-cell>
          <table:table-cell/>
          <table:table-cell office:value-type="time" office:time-value="PT01H27M00.173780967S" calcext:value-type="time">
            <text:p>01:27:00.17</text:p>
          </table:table-cell>
          <table:table-cell office:value-type="float" office:value="7.994147" calcext:value-type="float">
            <text:p>7.994147</text:p>
          </table:table-cell>
        </table:table-row>
        <table:table-row table:style-name="ro1">
          <table:table-cell/>
          <table:table-cell office:value-type="time" office:time-value="PT01H27M30.066199575S" calcext:value-type="time">
            <text:p>01:27:30.07</text:p>
          </table:table-cell>
          <table:table-cell office:value-type="float" office:value="10.884714" calcext:value-type="float">
            <text:p>10.884714</text:p>
          </table:table-cell>
          <table:table-cell/>
          <table:table-cell office:value-type="time" office:time-value="PT01H27M20.142060599S" calcext:value-type="time">
            <text:p>01:27:20.14</text:p>
          </table:table-cell>
          <table:table-cell office:value-type="float" office:value="7.998913" calcext:value-type="float">
            <text:p>7.998913</text:p>
          </table:table-cell>
        </table:table-row>
        <table:table-row table:style-name="ro1">
          <table:table-cell/>
          <table:table-cell office:value-type="time" office:time-value="PT01H27M50.066479655S" calcext:value-type="time">
            <text:p>01:27:50.07</text:p>
          </table:table-cell>
          <table:table-cell office:value-type="float" office:value="10.898901" calcext:value-type="float">
            <text:p>10.898901</text:p>
          </table:table-cell>
          <table:table-cell/>
          <table:table-cell office:value-type="time" office:time-value="PT01H27M40.206341575S" calcext:value-type="time">
            <text:p>01:27:40.21</text:p>
          </table:table-cell>
          <table:table-cell office:value-type="float" office:value="8.010168" calcext:value-type="float">
            <text:p>8.010168</text:p>
          </table:table-cell>
        </table:table-row>
        <table:table-row table:style-name="ro1">
          <table:table-cell/>
          <table:table-cell office:value-type="time" office:time-value="PT01H28M13.522808132S" calcext:value-type="time">
            <text:p>01:28:13.52</text:p>
          </table:table-cell>
          <table:table-cell office:value-type="float" office:value="10.913799" calcext:value-type="float">
            <text:p>10.913799</text:p>
          </table:table-cell>
          <table:table-cell/>
          <table:table-cell office:value-type="time" office:time-value="PT01H28M00.158620983S" calcext:value-type="time">
            <text:p>01:28:00.16</text:p>
          </table:table-cell>
          <table:table-cell office:value-type="float" office:value="8.021456" calcext:value-type="float">
            <text:p>8.021456</text:p>
          </table:table-cell>
        </table:table-row>
        <table:table-row table:style-name="ro1">
          <table:table-cell/>
          <table:table-cell office:value-type="time" office:time-value="PT01H28M33.531088324S" calcext:value-type="time">
            <text:p>01:28:33.53</text:p>
          </table:table-cell>
          <table:table-cell office:value-type="float" office:value="10.920842" calcext:value-type="float">
            <text:p>10.920842</text:p>
          </table:table-cell>
          <table:table-cell/>
          <table:table-cell office:value-type="time" office:time-value="PT01H28M23.662950133S" calcext:value-type="time">
            <text:p>01:28:23.66</text:p>
          </table:table-cell>
          <table:table-cell office:value-type="float" office:value="8.026512" calcext:value-type="float">
            <text:p>8.026512</text:p>
          </table:table-cell>
        </table:table-row>
        <table:table-row table:style-name="ro1">
          <table:table-cell/>
          <table:table-cell office:value-type="time" office:time-value="PT01H29M04.947528274S" calcext:value-type="time">
            <text:p>01:29:04.95</text:p>
          </table:table-cell>
          <table:table-cell office:value-type="float" office:value="10.935762" calcext:value-type="float">
            <text:p>10.935762</text:p>
          </table:table-cell>
          <table:table-cell/>
          <table:table-cell office:value-type="time" office:time-value="PT01H28M43.663230213S" calcext:value-type="time">
            <text:p>01:28:43.66</text:p>
          </table:table-cell>
          <table:table-cell office:value-type="float" office:value="8.038289" calcext:value-type="float">
            <text:p>8.038289</text:p>
          </table:table-cell>
        </table:table-row>
        <table:table-row table:style-name="ro1">
          <table:table-cell/>
          <table:table-cell office:value-type="time" office:time-value="PT01H29M26.64783216S" calcext:value-type="time">
            <text:p>01:29:26.65</text:p>
          </table:table-cell>
          <table:table-cell office:value-type="float" office:value="10.949723" calcext:value-type="float">
            <text:p>10.949723</text:p>
          </table:table-cell>
          <table:table-cell/>
          <table:table-cell office:value-type="time" office:time-value="PT01H29M15.09167033S" calcext:value-type="time">
            <text:p>01:29:15.09</text:p>
          </table:table-cell>
          <table:table-cell office:value-type="float" office:value="8.049548" calcext:value-type="float">
            <text:p>8.049548</text:p>
          </table:table-cell>
        </table:table-row>
        <table:table-row table:style-name="ro1">
          <table:table-cell/>
          <table:table-cell office:value-type="time" office:time-value="PT01H29M41.724043284S" calcext:value-type="time">
            <text:p>01:29:41.72</text:p>
          </table:table-cell>
          <table:table-cell office:value-type="float" office:value="10.956329" calcext:value-type="float">
            <text:p>10.956329</text:p>
          </table:table-cell>
          <table:table-cell/>
          <table:table-cell office:value-type="time" office:time-value="PT01H29M36.731973377S" calcext:value-type="time">
            <text:p>01:29:36.73</text:p>
          </table:table-cell>
          <table:table-cell office:value-type="float" office:value="8.054104" calcext:value-type="float">
            <text:p>8.054104</text:p>
          </table:table-cell>
        </table:table-row>
        <table:table-row table:style-name="ro1">
          <table:table-cell/>
          <table:table-cell office:value-type="time" office:time-value="PT01H29M57.044257826S" calcext:value-type="time">
            <text:p>01:29:57.04</text:p>
          </table:table-cell>
          <table:table-cell office:value-type="float" office:value="10.962679" calcext:value-type="float">
            <text:p>10.962679</text:p>
          </table:table-cell>
          <table:table-cell/>
          <table:table-cell office:value-type="time" office:time-value="PT01H29M51.812184557S" calcext:value-type="time">
            <text:p>01:29:51.81</text:p>
          </table:table-cell>
          <table:table-cell office:value-type="float" office:value="8.056554" calcext:value-type="float">
            <text:p>8.056554</text:p>
          </table:table-cell>
        </table:table-row>
        <table:table-row table:style-name="ro1">
          <table:table-cell/>
          <table:table-cell office:value-type="time" office:time-value="PT01H30M12.132469118S" calcext:value-type="time">
            <text:p>01:30:12.13</text:p>
          </table:table-cell>
          <table:table-cell office:value-type="float" office:value="10.969312" calcext:value-type="float">
            <text:p>10.969312</text:p>
          </table:table-cell>
          <table:table-cell/>
          <table:table-cell office:value-type="time" office:time-value="PT01H30M07.136399154S" calcext:value-type="time">
            <text:p>01:30:07.14</text:p>
          </table:table-cell>
          <table:table-cell office:value-type="float" office:value="8.06125" calcext:value-type="float">
            <text:p>8.06125</text:p>
          </table:table-cell>
        </table:table-row>
        <table:table-row table:style-name="ro1">
          <table:table-cell/>
          <table:table-cell office:value-type="time" office:time-value="PT01H30M32.932760401S" calcext:value-type="time">
            <text:p>01:30:32.93</text:p>
          </table:table-cell>
          <table:table-cell office:value-type="float" office:value="10.984263" calcext:value-type="float">
            <text:p>10.984263</text:p>
          </table:table-cell>
          <table:table-cell/>
          <table:table-cell office:value-type="time" office:time-value="PT01H30M22.224610446S" calcext:value-type="time">
            <text:p>01:30:22.22</text:p>
          </table:table-cell>
          <table:table-cell office:value-type="float" office:value="8.072736" calcext:value-type="float">
            <text:p>8.072736</text:p>
          </table:table-cell>
        </table:table-row>
        <table:table-row table:style-name="ro1">
          <table:table-cell/>
          <table:table-cell office:value-type="time" office:time-value="PT01H30M52.981041153S" calcext:value-type="time">
            <text:p>01:30:52.98</text:p>
          </table:table-cell>
          <table:table-cell office:value-type="float" office:value="10.990904" calcext:value-type="float">
            <text:p>10.990904</text:p>
          </table:table-cell>
          <table:table-cell/>
          <table:table-cell office:value-type="time" office:time-value="PT01H30M43.016901617S" calcext:value-type="time">
            <text:p>01:30:43.02</text:p>
          </table:table-cell>
          <table:table-cell office:value-type="float" office:value="8.076969" calcext:value-type="float">
            <text:p>8.076969</text:p>
          </table:table-cell>
        </table:table-row>
        <table:table-row table:style-name="ro1">
          <table:table-cell/>
          <table:table-cell office:value-type="time" office:time-value="PT01H31M22.965461049S" calcext:value-type="time">
            <text:p>01:31:22.97</text:p>
          </table:table-cell>
          <table:table-cell office:value-type="float" office:value="11.004933" calcext:value-type="float">
            <text:p>11.004933</text:p>
          </table:table-cell>
          <table:table-cell/>
          <table:table-cell office:value-type="time" office:time-value="PT01H31M03.117183098S" calcext:value-type="time">
            <text:p>01:31:03.12</text:p>
          </table:table-cell>
          <table:table-cell office:value-type="float" office:value="8.088427" calcext:value-type="float">
            <text:p>8.088427</text:p>
          </table:table-cell>
        </table:table-row>
        <table:table-row table:style-name="ro1">
          <table:table-cell/>
          <table:table-cell office:value-type="time" office:time-value="PT01H31M38.301675814S" calcext:value-type="time">
            <text:p>01:31:38.30</text:p>
          </table:table-cell>
          <table:table-cell office:value-type="float" office:value="11.011747" calcext:value-type="float">
            <text:p>11.011747</text:p>
          </table:table-cell>
          <table:table-cell/>
          <table:table-cell office:value-type="time" office:time-value="PT01H31M33.101602993S" calcext:value-type="time">
            <text:p>01:31:33.10</text:p>
          </table:table-cell>
          <table:table-cell office:value-type="float" office:value="8.092459" calcext:value-type="float">
            <text:p>8.092459</text:p>
          </table:table-cell>
        </table:table-row>
        <table:table-row table:style-name="ro1">
          <table:table-cell/>
          <table:table-cell office:value-type="time" office:time-value="PT01H32M09.706115595S" calcext:value-type="time">
            <text:p>01:32:09.71</text:p>
          </table:table-cell>
          <table:table-cell office:value-type="float" office:value="11.025967" calcext:value-type="float">
            <text:p>11.025967</text:p>
          </table:table-cell>
          <table:table-cell/>
          <table:table-cell office:value-type="time" office:time-value="PT01H31M48.397817198S" calcext:value-type="time">
            <text:p>01:31:48.40</text:p>
          </table:table-cell>
          <table:table-cell office:value-type="float" office:value="8.101682" calcext:value-type="float">
            <text:p>8.101682</text:p>
          </table:table-cell>
        </table:table-row>
        <table:table-row table:style-name="ro1">
          <table:table-cell/>
          <table:table-cell office:value-type="time" office:time-value="PT01H32M39.526533195S" calcext:value-type="time">
            <text:p>01:32:39.53</text:p>
          </table:table-cell>
          <table:table-cell office:value-type="float" office:value="11.039936" calcext:value-type="float">
            <text:p>11.039936</text:p>
          </table:table-cell>
          <table:table-cell/>
          <table:table-cell office:value-type="time" office:time-value="PT01H32M19.846257596S" calcext:value-type="time">
            <text:p>01:32:19.85</text:p>
          </table:table-cell>
          <table:table-cell office:value-type="float" office:value="8.11281" calcext:value-type="float">
            <text:p>8.11281</text:p>
          </table:table-cell>
        </table:table-row>
        <table:table-row table:style-name="ro1">
          <table:table-cell/>
          <table:table-cell office:value-type="time" office:time-value="PT01H32M54.910748632S" calcext:value-type="time">
            <text:p>01:32:54.91</text:p>
          </table:table-cell>
          <table:table-cell office:value-type="float" office:value="11.045433" calcext:value-type="float">
            <text:p>11.045433</text:p>
          </table:table-cell>
          <table:table-cell/>
          <table:table-cell office:value-type="time" office:time-value="PT01H32M49.662675139S" calcext:value-type="time">
            <text:p>01:32:49.66</text:p>
          </table:table-cell>
          <table:table-cell office:value-type="float" office:value="8.115275" calcext:value-type="float">
            <text:p>8.115275</text:p>
          </table:table-cell>
        </table:table-row>
        <table:table-row table:style-name="ro1">
          <table:table-cell/>
          <table:table-cell office:value-type="time" office:time-value="PT01H33M15.707039859S" calcext:value-type="time">
            <text:p>01:33:15.71</text:p>
          </table:table-cell>
          <table:table-cell office:value-type="float" office:value="11.060135" calcext:value-type="float">
            <text:p>11.060135</text:p>
          </table:table-cell>
          <table:table-cell/>
          <table:table-cell office:value-type="time" office:time-value="PT01H33M04.994889848S" calcext:value-type="time">
            <text:p>01:33:04.99</text:p>
          </table:table-cell>
          <table:table-cell office:value-type="float" office:value="8.126611" calcext:value-type="float">
            <text:p>8.126611</text:p>
          </table:table-cell>
        </table:table-row>
        <table:table-row table:style-name="ro1">
          <table:table-cell/>
          <table:table-cell office:value-type="time" office:time-value="PT01H33M31.043254624S" calcext:value-type="time">
            <text:p>01:33:31.04</text:p>
          </table:table-cell>
          <table:table-cell office:value-type="float" office:value="11.067234" calcext:value-type="float">
            <text:p>11.067234</text:p>
          </table:table-cell>
          <table:table-cell/>
          <table:table-cell office:value-type="time" office:time-value="PT01H33M25.791181075S" calcext:value-type="time">
            <text:p>01:33:25.79</text:p>
          </table:table-cell>
          <table:table-cell office:value-type="float" office:value="8.131869" calcext:value-type="float">
            <text:p>8.131869</text:p>
          </table:table-cell>
        </table:table-row>
        <table:table-row table:style-name="ro1">
          <table:table-cell/>
          <table:table-cell office:value-type="time" office:time-value="PT01H34M00.887672559S" calcext:value-type="time">
            <text:p>01:34:00.89</text:p>
          </table:table-cell>
          <table:table-cell office:value-type="float" office:value="11.081517" calcext:value-type="float">
            <text:p>11.081517</text:p>
          </table:table-cell>
          <table:table-cell/>
          <table:table-cell office:value-type="time" office:time-value="PT01H33M41.135395953S" calcext:value-type="time">
            <text:p>01:33:41.14</text:p>
          </table:table-cell>
          <table:table-cell office:value-type="float" office:value="8.143399" calcext:value-type="float">
            <text:p>8.143399</text:p>
          </table:table-cell>
        </table:table-row>
        <table:table-row table:style-name="ro1">
          <table:table-cell/>
          <table:table-cell office:value-type="time" office:time-value="PT01H34M16.271887997S" calcext:value-type="time">
            <text:p>01:34:16.27</text:p>
          </table:table-cell>
          <table:table-cell office:value-type="float" office:value="11.08835" calcext:value-type="float">
            <text:p>11.08835</text:p>
          </table:table-cell>
          <table:table-cell/>
          <table:table-cell office:value-type="time" office:time-value="PT01H34M11.019814448S" calcext:value-type="time">
            <text:p>01:34:11.02</text:p>
          </table:table-cell>
          <table:table-cell office:value-type="float" office:value="8.148448" calcext:value-type="float">
            <text:p>8.148448</text:p>
          </table:table-cell>
        </table:table-row>
        <table:table-row table:style-name="ro1">
          <table:table-cell/>
          <table:table-cell office:value-type="time" office:time-value="PT01H34M48.296336461S" calcext:value-type="time">
            <text:p>01:34:48.30</text:p>
          </table:table-cell>
          <table:table-cell office:value-type="float" office:value="11.103228" calcext:value-type="float">
            <text:p>11.103228</text:p>
          </table:table-cell>
          <table:table-cell/>
          <table:table-cell office:value-type="time" office:time-value="PT01H34M26.360029269S" calcext:value-type="time">
            <text:p>01:34:26.36</text:p>
          </table:table-cell>
          <table:table-cell office:value-type="float" office:value="8.16013" calcext:value-type="float">
            <text:p>8.16013</text:p>
          </table:table-cell>
        </table:table-row>
        <table:table-row table:style-name="ro1">
          <table:table-cell/>
          <table:table-cell office:value-type="time" office:time-value="PT01H35M07.392603881S" calcext:value-type="time">
            <text:p>01:35:07.39</text:p>
          </table:table-cell>
          <table:table-cell office:value-type="float" office:value="11.110033" calcext:value-type="float">
            <text:p>11.110033</text:p>
          </table:table-cell>
          <table:table-cell/>
          <table:table-cell office:value-type="time" office:time-value="PT01H34M58.432478405S" calcext:value-type="time">
            <text:p>01:34:58.43</text:p>
          </table:table-cell>
          <table:table-cell office:value-type="float" office:value="8.164684" calcext:value-type="float">
            <text:p>8.164684</text:p>
          </table:table-cell>
        </table:table-row>
        <table:table-row table:style-name="ro1">
          <table:table-cell/>
          <table:table-cell office:value-type="time" office:time-value="PT01H35M37.513025681S" calcext:value-type="time">
            <text:p>01:35:37.51</text:p>
          </table:table-cell>
          <table:table-cell office:value-type="float" office:value="11.123347" calcext:value-type="float">
            <text:p>11.123347</text:p>
          </table:table-cell>
          <table:table-cell/>
          <table:table-cell office:value-type="time" office:time-value="PT01H35M17.480745153S" calcext:value-type="time">
            <text:p>01:35:17.48</text:p>
          </table:table-cell>
          <table:table-cell office:value-type="float" office:value="8.173447" calcext:value-type="float">
            <text:p>8.173447</text:p>
          </table:table-cell>
        </table:table-row>
        <table:table-row table:style-name="ro1">
          <table:table-cell/>
          <table:table-cell office:value-type="time" office:time-value="PT01H35M58.389318029S" calcext:value-type="time">
            <text:p>01:35:58.39</text:p>
          </table:table-cell>
          <table:table-cell office:value-type="float" office:value="11.138082" calcext:value-type="float">
            <text:p>11.138082</text:p>
          </table:table-cell>
          <table:table-cell/>
          <table:table-cell office:value-type="time" office:time-value="PT01H35M47.649167626S" calcext:value-type="time">
            <text:p>01:35:47.65</text:p>
          </table:table-cell>
          <table:table-cell office:value-type="float" office:value="8.184919" calcext:value-type="float">
            <text:p>8.184919</text:p>
          </table:table-cell>
        </table:table-row>
        <table:table-row table:style-name="ro1">
          <table:table-cell/>
          <table:table-cell office:value-type="time" office:time-value="PT01H36M18.64960175S" calcext:value-type="time">
            <text:p>01:36:18.65</text:p>
          </table:table-cell>
          <table:table-cell office:value-type="float" office:value="11.144438" calcext:value-type="float">
            <text:p>11.144438</text:p>
          </table:table-cell>
          <table:table-cell/>
          <table:table-cell office:value-type="time" office:time-value="PT01H36M08.473459245S" calcext:value-type="time">
            <text:p>01:36:08.47</text:p>
          </table:table-cell>
          <table:table-cell office:value-type="float" office:value="8.187869" calcext:value-type="float">
            <text:p>8.187869</text:p>
          </table:table-cell>
        </table:table-row>
        <table:table-row table:style-name="ro1">
          <table:table-cell/>
          <table:table-cell office:value-type="time" office:time-value="PT01H36M38.753883286S" calcext:value-type="time">
            <text:p>01:36:38.75</text:p>
          </table:table-cell>
          <table:table-cell office:value-type="float" office:value="11.15131" calcext:value-type="float">
            <text:p>11.15131</text:p>
          </table:table-cell>
          <table:table-cell/>
          <table:table-cell office:value-type="time" office:time-value="PT01H36M28.781743638S" calcext:value-type="time">
            <text:p>01:36:28.78</text:p>
          </table:table-cell>
          <table:table-cell office:value-type="float" office:value="8.192635" calcext:value-type="float">
            <text:p>8.192635</text:p>
          </table:table-cell>
        </table:table-row>
        <table:table-row table:style-name="ro1">
          <table:table-cell/>
          <table:table-cell office:value-type="time" office:time-value="PT01H37M10.36632598S" calcext:value-type="time">
            <text:p>01:37:10.37</text:p>
          </table:table-cell>
          <table:table-cell office:value-type="float" office:value="11.16623" calcext:value-type="float">
            <text:p>11.16623</text:p>
          </table:table-cell>
          <table:table-cell/>
          <table:table-cell office:value-type="time" office:time-value="PT01H36M48.894025286S" calcext:value-type="time">
            <text:p>01:36:48.89</text:p>
          </table:table-cell>
          <table:table-cell office:value-type="float" office:value="8.204411" calcext:value-type="float">
            <text:p>8.204411</text:p>
          </table:table-cell>
        </table:table-row>
        <table:table-row table:style-name="ro1">
          <table:table-cell/>
          <table:table-cell office:value-type="time" office:time-value="PT01H37M25.75854153S" calcext:value-type="time">
            <text:p>01:37:25.76</text:p>
          </table:table-cell>
          <table:table-cell office:value-type="float" office:value="11.172848" calcext:value-type="float">
            <text:p>11.172848</text:p>
          </table:table-cell>
          <table:table-cell/>
          <table:table-cell office:value-type="time" office:time-value="PT01H37M20.494467813S" calcext:value-type="time">
            <text:p>01:37:20.49</text:p>
          </table:table-cell>
          <table:table-cell office:value-type="float" office:value="8.209012" calcext:value-type="float">
            <text:p>8.209012</text:p>
          </table:table-cell>
        </table:table-row>
        <table:table-row table:style-name="ro1">
          <table:table-cell/>
          <table:table-cell office:value-type="time" office:time-value="PT01H37M56.094966355S" calcext:value-type="time">
            <text:p>01:37:56.09</text:p>
          </table:table-cell>
          <table:table-cell office:value-type="float" office:value="11.186864" calcext:value-type="float">
            <text:p>11.186864</text:p>
          </table:table-cell>
          <table:table-cell/>
          <table:table-cell office:value-type="time" office:time-value="PT01H37M35.85868297S" calcext:value-type="time">
            <text:p>01:37:35.86</text:p>
          </table:table-cell>
          <table:table-cell office:value-type="float" office:value="8.219977" calcext:value-type="float">
            <text:p>8.219977</text:p>
          </table:table-cell>
        </table:table-row>
        <table:table-row table:style-name="ro1">
          <table:table-cell/>
          <table:table-cell office:value-type="time" office:time-value="PT01H38M16.515252316S" calcext:value-type="time">
            <text:p>01:38:16.52</text:p>
          </table:table-cell>
          <table:table-cell office:value-type="float" office:value="11.19344" calcext:value-type="float">
            <text:p>11.19344</text:p>
          </table:table-cell>
          <table:table-cell/>
          <table:table-cell office:value-type="time" office:time-value="PT01H38M06.227108243S" calcext:value-type="time">
            <text:p>01:38:06.23</text:p>
          </table:table-cell>
          <table:table-cell office:value-type="float" office:value="8.22453" calcext:value-type="float">
            <text:p>8.22453</text:p>
          </table:table-cell>
        </table:table-row>
        <table:table-row table:style-name="ro1">
          <table:table-cell/>
          <table:table-cell office:value-type="time" office:time-value="PT01H38M33.879495482S" calcext:value-type="time">
            <text:p>01:38:33.88</text:p>
          </table:table-cell>
          <table:table-cell office:value-type="float" office:value="11.200337" calcext:value-type="float">
            <text:p>11.200337</text:p>
          </table:table-cell>
          <table:table-cell/>
          <table:table-cell office:value-type="time" office:time-value="PT01H38M26.651394261S" calcext:value-type="time">
            <text:p>01:38:26.65</text:p>
          </table:table-cell>
          <table:table-cell office:value-type="float" office:value="8.229787" calcext:value-type="float">
            <text:p>8.229787</text:p>
          </table:table-cell>
        </table:table-row>
        <table:table-row table:style-name="ro1">
          <table:table-cell/>
          <table:table-cell office:value-type="time" office:time-value="PT01H38M54.191779931S" calcext:value-type="time">
            <text:p>01:38:54.19</text:p>
          </table:table-cell>
          <table:table-cell office:value-type="float" office:value="11.207209" calcext:value-type="float">
            <text:p>11.207209</text:p>
          </table:table-cell>
          <table:table-cell/>
          <table:table-cell office:value-type="time" office:time-value="PT01H38M44.007637314S" calcext:value-type="time">
            <text:p>01:38:44.01</text:p>
          </table:table-cell>
          <table:table-cell office:value-type="float" office:value="8.234553" calcext:value-type="float">
            <text:p>8.234553</text:p>
          </table:table-cell>
        </table:table-row>
        <table:table-row table:style-name="ro1">
          <table:table-cell/>
          <table:table-cell office:value-type="time" office:time-value="PT01H39M09.5639952S" calcext:value-type="time">
            <text:p>01:39:09.56</text:p>
          </table:table-cell>
          <table:table-cell office:value-type="float" office:value="11.214023" calcext:value-type="float">
            <text:p>11.214023</text:p>
          </table:table-cell>
          <table:table-cell/>
          <table:table-cell office:value-type="time" office:time-value="PT01H39M04.327921875S" calcext:value-type="time">
            <text:p>01:39:04.33</text:p>
          </table:table-cell>
          <table:table-cell office:value-type="float" office:value="8.23961" calcext:value-type="float">
            <text:p>8.23961</text:p>
          </table:table-cell>
        </table:table-row>
        <table:table-row table:style-name="ro1">
          <table:table-cell/>
          <table:table-cell office:value-type="time" office:time-value="PT01H39M24.680206884S" calcext:value-type="time">
            <text:p>01:39:24.68</text:p>
          </table:table-cell>
          <table:table-cell office:value-type="float" office:value="11.221066" calcext:value-type="float">
            <text:p>11.221066</text:p>
          </table:table-cell>
          <table:table-cell/>
          <table:table-cell office:value-type="time" office:time-value="PT01H39M19.660136584S" calcext:value-type="time">
            <text:p>01:39:19.66</text:p>
          </table:table-cell>
          <table:table-cell office:value-type="float" office:value="8.244667" calcext:value-type="float">
            <text:p>8.244667</text:p>
          </table:table-cell>
        </table:table-row>
        <table:table-row table:style-name="ro1">
          <table:table-cell/>
          <table:table-cell office:value-type="time" office:time-value="PT01H39M46.116507074S" calcext:value-type="time">
            <text:p>01:39:46.12</text:p>
          </table:table-cell>
          <table:table-cell office:value-type="float" office:value="11.236308" calcext:value-type="float">
            <text:p>11.236308</text:p>
          </table:table-cell>
          <table:table-cell/>
          <table:table-cell office:value-type="time" office:time-value="PT01H39M34.780348325S" calcext:value-type="time">
            <text:p>01:39:34.78</text:p>
          </table:table-cell>
          <table:table-cell office:value-type="float" office:value="8.256854" calcext:value-type="float">
            <text:p>8.256854</text:p>
          </table:table-cell>
        </table:table-row>
        <table:table-row table:style-name="ro1">
          <table:table-cell/>
          <table:table-cell office:value-type="time" office:time-value="PT01H40M01.508722624S" calcext:value-type="time">
            <text:p>01:40:01.51</text:p>
          </table:table-cell>
          <table:table-cell office:value-type="float" office:value="11.24337" calcext:value-type="float">
            <text:p>11.24337</text:p>
          </table:table-cell>
          <table:table-cell/>
          <table:table-cell office:value-type="time" office:time-value="PT01H39M56.20064829S" calcext:value-type="time">
            <text:p>01:39:56.20</text:p>
          </table:table-cell>
          <table:table-cell office:value-type="float" office:value="8.262043" calcext:value-type="float">
            <text:p>8.262043</text:p>
          </table:table-cell>
        </table:table-row>
        <table:table-row table:style-name="ro1">
          <table:table-cell/>
          <table:table-cell office:value-type="time" office:time-value="PT01H40M21.609004104S" calcext:value-type="time">
            <text:p>01:40:21.61</text:p>
          </table:table-cell>
          <table:table-cell office:value-type="float" office:value="11.250405" calcext:value-type="float">
            <text:p>11.250405</text:p>
          </table:table-cell>
          <table:table-cell/>
          <table:table-cell office:value-type="time" office:time-value="PT01H40M11.596863896S" calcext:value-type="time">
            <text:p>01:40:11.60</text:p>
          </table:table-cell>
          <table:table-cell office:value-type="float" office:value="8.267091" calcext:value-type="float">
            <text:p>8.267091</text:p>
          </table:table-cell>
        </table:table-row>
        <table:table-row table:style-name="ro1">
          <table:table-cell/>
          <table:table-cell office:value-type="time" office:time-value="PT01H40M41.745286088S" calcext:value-type="time">
            <text:p>01:40:41.75</text:p>
          </table:table-cell>
          <table:table-cell office:value-type="float" office:value="11.255902" calcext:value-type="float">
            <text:p>11.255902</text:p>
          </table:table-cell>
          <table:table-cell/>
          <table:table-cell office:value-type="time" office:time-value="PT01H40M31.737145936S" calcext:value-type="time">
            <text:p>01:40:31.74</text:p>
          </table:table-cell>
          <table:table-cell office:value-type="float" office:value="8.269541" calcext:value-type="float">
            <text:p>8.269541</text:p>
          </table:table-cell>
        </table:table-row>
        <table:table-row table:style-name="ro1">
          <table:table-cell/>
          <table:table-cell office:value-type="time" office:time-value="PT01H41M06.501632771S" calcext:value-type="time">
            <text:p>01:41:06.50</text:p>
          </table:table-cell>
          <table:table-cell office:value-type="float" office:value="11.269716" calcext:value-type="float">
            <text:p>11.269716</text:p>
          </table:table-cell>
          <table:table-cell/>
          <table:table-cell office:value-type="time" office:time-value="PT01H40M51.881428033S" calcext:value-type="time">
            <text:p>01:40:51.88</text:p>
          </table:table-cell>
          <table:table-cell office:value-type="float" office:value="8.280507" calcext:value-type="float">
            <text:p>8.280507</text:p>
          </table:table-cell>
        </table:table-row>
        <table:table-row table:style-name="ro1">
          <table:table-cell/>
          <table:table-cell office:value-type="time" office:time-value="PT01H41M26.641914812S" calcext:value-type="time">
            <text:p>01:41:26.64</text:p>
          </table:table-cell>
          <table:table-cell office:value-type="float" office:value="11.276759" calcext:value-type="float">
            <text:p>11.276759</text:p>
          </table:table-cell>
          <table:table-cell/>
          <table:table-cell office:value-type="time" office:time-value="PT01H41M16.581773931S" calcext:value-type="time">
            <text:p>01:41:16.58</text:p>
          </table:table-cell>
          <table:table-cell office:value-type="float" office:value="8.285564" calcext:value-type="float">
            <text:p>8.285564</text:p>
          </table:table-cell>
        </table:table-row>
        <table:table-row table:style-name="ro1">
          <table:table-cell/>
          <table:table-cell office:value-type="time" office:time-value="PT01H41M47.614208503S" calcext:value-type="time">
            <text:p>01:41:47.61</text:p>
          </table:table-cell>
          <table:table-cell office:value-type="float" office:value="11.29171" calcext:value-type="float">
            <text:p>11.29171</text:p>
          </table:table-cell>
          <table:table-cell/>
          <table:table-cell office:value-type="time" office:time-value="PT01H41M36.770056644S" calcext:value-type="time">
            <text:p>01:41:36.77</text:p>
          </table:table-cell>
          <table:table-cell office:value-type="float" office:value="8.29705" calcext:value-type="float">
            <text:p>8.29705</text:p>
          </table:table-cell>
        </table:table-row>
        <table:table-row table:style-name="ro1">
          <table:table-cell/>
          <table:table-cell office:value-type="time" office:time-value="PT01H42M19.114649629S" calcext:value-type="time">
            <text:p>01:42:19.11</text:p>
          </table:table-cell>
          <table:table-cell office:value-type="float" office:value="11.307062" calcext:value-type="float">
            <text:p>11.307062</text:p>
          </table:table-cell>
          <table:table-cell/>
          <table:table-cell office:value-type="time" office:time-value="PT01H41M57.702349776S" calcext:value-type="time">
            <text:p>01:41:57.70</text:p>
          </table:table-cell>
          <table:table-cell office:value-type="float" office:value="8.309321" calcext:value-type="float">
            <text:p>8.309321</text:p>
          </table:table-cell>
        </table:table-row>
        <table:table-row table:style-name="ro1">
          <table:table-cell/>
          <table:table-cell office:value-type="time" office:time-value="PT01H42M39.418933966S" calcext:value-type="time">
            <text:p>01:42:39.42</text:p>
          </table:table-cell>
          <table:table-cell office:value-type="float" office:value="11.313641" calcext:value-type="float">
            <text:p>11.313641</text:p>
          </table:table-cell>
          <table:table-cell/>
          <table:table-cell office:value-type="time" office:time-value="PT01H42M29.250791574S" calcext:value-type="time">
            <text:p>01:42:29.25</text:p>
          </table:table-cell>
          <table:table-cell office:value-type="float" office:value="8.313878" calcext:value-type="float">
            <text:p>8.313878</text:p>
          </table:table-cell>
        </table:table-row>
        <table:table-row table:style-name="ro1">
          <table:table-cell/>
          <table:table-cell office:value-type="time" office:time-value="PT01H43M09.403353862S" calcext:value-type="time">
            <text:p>01:43:09.40</text:p>
          </table:table-cell>
          <table:table-cell office:value-type="float" office:value="11.327884" calcext:value-type="float">
            <text:p>11.327884</text:p>
          </table:table-cell>
          <table:table-cell/>
          <table:table-cell office:value-type="time" office:time-value="PT01H42M49.559075967S" calcext:value-type="time">
            <text:p>01:42:49.56</text:p>
          </table:table-cell>
          <table:table-cell office:value-type="float" office:value="8.325335" calcext:value-type="float">
            <text:p>8.325335</text:p>
          </table:table-cell>
        </table:table-row>
        <table:table-row table:style-name="ro1">
          <table:table-cell/>
          <table:table-cell office:value-type="time" office:time-value="PT01H43M41.559804174S" calcext:value-type="time">
            <text:p>01:43:41.56</text:p>
          </table:table-cell>
          <table:table-cell office:value-type="float" office:value="11.342836" calcext:value-type="float">
            <text:p>11.342836</text:p>
          </table:table-cell>
          <table:table-cell/>
          <table:table-cell office:value-type="time" office:time-value="PT01H43M19.543495862S" calcext:value-type="time">
            <text:p>01:43:19.54</text:p>
          </table:table-cell>
          <table:table-cell office:value-type="float" office:value="8.337176" calcext:value-type="float">
            <text:p>8.337176</text:p>
          </table:table-cell>
        </table:table-row>
        <table:table-row table:style-name="ro1">
          <table:table-cell/>
          <table:table-cell office:value-type="time" office:time-value="PT01H44M01.700086215S" calcext:value-type="time">
            <text:p>01:44:01.70</text:p>
          </table:table-cell>
          <table:table-cell office:value-type="float" office:value="11.356861" calcext:value-type="float">
            <text:p>11.356861</text:p>
          </table:table-cell>
          <table:table-cell/>
          <table:table-cell office:value-type="time" office:time-value="PT01H43M51.699946175S" calcext:value-type="time">
            <text:p>01:43:51.70</text:p>
          </table:table-cell>
          <table:table-cell office:value-type="float" office:value="8.348505" calcext:value-type="float">
            <text:p>8.348505</text:p>
          </table:table-cell>
        </table:table-row>
        <table:table-row table:style-name="ro1">
          <table:table-cell/>
          <table:table-cell office:value-type="time" office:time-value="PT01H44M21.892368983S" calcext:value-type="time">
            <text:p>01:44:21.89</text:p>
          </table:table-cell>
          <table:table-cell office:value-type="float" office:value="11.363931" calcext:value-type="float">
            <text:p>11.363931</text:p>
          </table:table-cell>
          <table:table-cell/>
          <table:table-cell office:value-type="time" office:time-value="PT01H44M11.788227487S" calcext:value-type="time">
            <text:p>01:44:11.79</text:p>
          </table:table-cell>
          <table:table-cell office:value-type="float" office:value="8.353701" calcext:value-type="float">
            <text:p>8.353701</text:p>
          </table:table-cell>
        </table:table-row>
        <table:table-row table:style-name="ro1">
          <table:table-cell/>
          <table:table-cell office:value-type="time" office:time-value="PT01H44M53.460811061S" calcext:value-type="time">
            <text:p>01:44:53.46</text:p>
          </table:table-cell>
          <table:table-cell office:value-type="float" office:value="11.37928" calcext:value-type="float">
            <text:p>11.37928</text:p>
          </table:table-cell>
          <table:table-cell/>
          <table:table-cell office:value-type="time" office:time-value="PT01H44M32.032510984S" calcext:value-type="time">
            <text:p>01:44:32.03</text:p>
          </table:table-cell>
          <table:table-cell office:value-type="float" office:value="8.36597" calcext:value-type="float">
            <text:p>8.36597</text:p>
          </table:table-cell>
        </table:table-row>
        <table:table-row table:style-name="ro1">
          <table:table-cell/>
          <table:table-cell office:value-type="time" office:time-value="PT01H45M23.625233478S" calcext:value-type="time">
            <text:p>01:45:23.63</text:p>
          </table:table-cell>
          <table:table-cell office:value-type="float" office:value="11.405862" calcext:value-type="float">
            <text:p>11.405862</text:p>
          </table:table-cell>
          <table:table-cell/>
          <table:table-cell office:value-type="time" office:time-value="PT01H45M03.59295295S" calcext:value-type="time">
            <text:p>01:45:03.59</text:p>
          </table:table-cell>
          <table:table-cell office:value-type="float" office:value="8.386251" calcext:value-type="float">
            <text:p>8.386251</text:p>
          </table:table-cell>
        </table:table-row>
        <table:table-row table:style-name="ro1">
          <table:table-cell/>
          <table:table-cell office:value-type="time" office:time-value="PT01H45M43.709514734S" calcext:value-type="time">
            <text:p>01:45:43.71</text:p>
          </table:table-cell>
          <table:table-cell office:value-type="float" office:value="11.420052" calcext:value-type="float">
            <text:p>11.420052</text:p>
          </table:table-cell>
          <table:table-cell/>
          <table:table-cell office:value-type="time" office:time-value="PT01H45M33.721374862S" calcext:value-type="time">
            <text:p>01:45:33.72</text:p>
          </table:table-cell>
          <table:table-cell office:value-type="float" office:value="8.397511" calcext:value-type="float">
            <text:p>8.397511</text:p>
          </table:table-cell>
        </table:table-row>
        <table:table-row table:style-name="ro1">
          <table:table-cell/>
          <table:table-cell office:value-type="time" office:time-value="PT01H46M04.345803721S" calcext:value-type="time">
            <text:p>01:46:04.35</text:p>
          </table:table-cell>
          <table:table-cell office:value-type="float" office:value="11.434021" calcext:value-type="float">
            <text:p>11.434021</text:p>
          </table:table-cell>
          <table:table-cell/>
          <table:table-cell office:value-type="time" office:time-value="PT01H45M53.805656118S" calcext:value-type="time">
            <text:p>01:45:53.81</text:p>
          </table:table-cell>
          <table:table-cell office:value-type="float" office:value="8.408639" calcext:value-type="float">
            <text:p>8.408639</text:p>
          </table:table-cell>
        </table:table-row>
        <table:table-row table:style-name="ro1">
          <table:table-cell/>
          <table:table-cell office:value-type="time" office:time-value="PT01H46M34.846230842S" calcext:value-type="time">
            <text:p>01:46:34.85</text:p>
          </table:table-cell>
          <table:table-cell office:value-type="float" office:value="11.447982" calcext:value-type="float">
            <text:p>11.447982</text:p>
          </table:table-cell>
          <table:table-cell/>
          <table:table-cell office:value-type="time" office:time-value="PT01H46M14.441945105S" calcext:value-type="time">
            <text:p>01:46:14.44</text:p>
          </table:table-cell>
          <table:table-cell office:value-type="float" office:value="8.419899" calcext:value-type="float">
            <text:p>8.419899</text:p>
          </table:table-cell>
        </table:table-row>
        <table:table-row table:style-name="ro1">
          <table:table-cell/>
          <table:table-cell office:value-type="time" office:time-value="PT01H47M05.318657572S" calcext:value-type="time">
            <text:p>01:47:05.32</text:p>
          </table:table-cell>
          <table:table-cell office:value-type="float" office:value="11.462001" calcext:value-type="float">
            <text:p>11.462001</text:p>
          </table:table-cell>
          <table:table-cell/>
          <table:table-cell office:value-type="time" office:time-value="PT01H46M44.994372955S" calcext:value-type="time">
            <text:p>01:46:44.99</text:p>
          </table:table-cell>
          <table:table-cell office:value-type="float" office:value="8.430867" calcext:value-type="float">
            <text:p>8.430867</text:p>
          </table:table-cell>
        </table:table-row>
        <table:table-row table:style-name="ro1">
          <table:table-cell/>
          <table:table-cell office:value-type="time" office:time-value="PT01H47M20.74287357S" calcext:value-type="time">
            <text:p>01:47:20.74</text:p>
          </table:table-cell>
          <table:table-cell office:value-type="float" office:value="11.468843" calcext:value-type="float">
            <text:p>11.468843</text:p>
          </table:table-cell>
          <table:table-cell/>
          <table:table-cell office:value-type="time" office:time-value="PT01H47M15.458799573S" calcext:value-type="time">
            <text:p>01:47:15.46</text:p>
          </table:table-cell>
          <table:table-cell office:value-type="float" office:value="8.436079" calcext:value-type="float">
            <text:p>8.436079</text:p>
          </table:table-cell>
        </table:table-row>
        <table:table-row table:style-name="ro1">
          <table:table-cell/>
          <table:table-cell office:value-type="time" office:time-value="PT01H47M50.675292737S" calcext:value-type="time">
            <text:p>01:47:50.68</text:p>
          </table:table-cell>
          <table:table-cell office:value-type="float" office:value="11.483257" calcext:value-type="float">
            <text:p>11.483257</text:p>
          </table:table-cell>
          <table:table-cell/>
          <table:table-cell office:value-type="time" office:time-value="PT01H47M30.847015066S" calcext:value-type="time">
            <text:p>01:47:30.85</text:p>
          </table:table-cell>
          <table:table-cell office:value-type="float" office:value="8.447828" calcext:value-type="float">
            <text:p>8.447828</text:p>
          </table:table-cell>
        </table:table-row>
        <table:table-row table:style-name="ro1">
          <table:table-cell/>
          <table:table-cell office:value-type="time" office:time-value="PT01H48M05.871505542S" calcext:value-type="time">
            <text:p>01:48:05.87</text:p>
          </table:table-cell>
          <table:table-cell office:value-type="float" office:value="11.489849" calcext:value-type="float">
            <text:p>11.489849</text:p>
          </table:table-cell>
          <table:table-cell/>
          <table:table-cell office:value-type="time" office:time-value="PT01H48M00.807434626S" calcext:value-type="time">
            <text:p>01:48:00.81</text:p>
          </table:table-cell>
          <table:table-cell office:value-type="float" office:value="8.452451" calcext:value-type="float">
            <text:p>8.452451</text:p>
          </table:table-cell>
        </table:table-row>
        <table:table-row table:style-name="ro1">
          <table:table-cell/>
          <table:table-cell office:value-type="time" office:time-value="PT01H48M22.331736048S" calcext:value-type="time">
            <text:p>01:48:22.33</text:p>
          </table:table-cell>
          <table:table-cell office:value-type="float" office:value="11.496428" calcext:value-type="float">
            <text:p>11.496428</text:p>
          </table:table-cell>
          <table:table-cell/>
          <table:table-cell office:value-type="time" office:time-value="PT01H48M15.959646814S" calcext:value-type="time">
            <text:p>01:48:15.96</text:p>
          </table:table-cell>
          <table:table-cell office:value-type="float" office:value="8.457008" calcext:value-type="float">
            <text:p>8.457008</text:p>
          </table:table-cell>
        </table:table-row>
        <table:table-row table:style-name="ro1">
          <table:table-cell/>
          <table:table-cell office:value-type="time" office:time-value="PT01H48M42.252015007S" calcext:value-type="time">
            <text:p>01:48:42.25</text:p>
          </table:table-cell>
          <table:table-cell office:value-type="float" office:value="11.503248" calcext:value-type="float">
            <text:p>11.503248</text:p>
          </table:table-cell>
          <table:table-cell/>
          <table:table-cell office:value-type="time" office:time-value="PT01H48M32.423877376S" calcext:value-type="time">
            <text:p>01:48:32.42</text:p>
          </table:table-cell>
          <table:table-cell office:value-type="float" office:value="8.46161" calcext:value-type="float">
            <text:p>8.46161</text:p>
          </table:table-cell>
        </table:table-row>
        <table:table-row table:style-name="ro1">
          <table:table-cell/>
          <table:table-cell office:value-type="time" office:time-value="PT01H49M02.42029744S" calcext:value-type="time">
            <text:p>01:49:02.42</text:p>
          </table:table-cell>
          <table:table-cell office:value-type="float" office:value="11.510083" calcext:value-type="float">
            <text:p>11.510083</text:p>
          </table:table-cell>
          <table:table-cell/>
          <table:table-cell office:value-type="time" office:time-value="PT01H48M52.38015684S" calcext:value-type="time">
            <text:p>01:48:52.38</text:p>
          </table:table-cell>
          <table:table-cell office:value-type="float" office:value="8.466307" calcext:value-type="float">
            <text:p>8.466307</text:p>
          </table:table-cell>
        </table:table-row>
        <table:table-row table:style-name="ro1">
          <table:table-cell/>
          <table:table-cell office:value-type="time" office:time-value="PT01H49M23.036586146S" calcext:value-type="time">
            <text:p>01:49:23.04</text:p>
          </table:table-cell>
          <table:table-cell office:value-type="float" office:value="11.523906" calcext:value-type="float">
            <text:p>11.523906</text:p>
          </table:table-cell>
          <table:table-cell/>
          <table:table-cell office:value-type="time" office:time-value="PT01H49M12.524438936S" calcext:value-type="time">
            <text:p>01:49:12.52</text:p>
          </table:table-cell>
          <table:table-cell office:value-type="float" office:value="8.477294" calcext:value-type="float">
            <text:p>8.477294</text:p>
          </table:table-cell>
        </table:table-row>
        <table:table-row table:style-name="ro1">
          <table:table-cell/>
          <table:table-cell office:value-type="time" office:time-value="PT01H49M38.404801359S" calcext:value-type="time">
            <text:p>01:49:38.40</text:p>
          </table:table-cell>
          <table:table-cell office:value-type="float" office:value="11.530714" calcext:value-type="float">
            <text:p>11.530714</text:p>
          </table:table-cell>
          <table:table-cell/>
          <table:table-cell office:value-type="time" office:time-value="PT01H49M33.124727418S" calcext:value-type="time">
            <text:p>01:49:33.12</text:p>
          </table:table-cell>
          <table:table-cell office:value-type="float" office:value="8.48185" calcext:value-type="float">
            <text:p>8.48185</text:p>
          </table:table-cell>
        </table:table-row>
        <table:table-row table:style-name="ro1">
          <table:table-cell/>
          <table:table-cell office:value-type="time" office:time-value="PT01H49M58.521083064S" calcext:value-type="time">
            <text:p>01:49:58.52</text:p>
          </table:table-cell>
          <table:table-cell office:value-type="float" office:value="11.544501" calcext:value-type="float">
            <text:p>11.544501</text:p>
          </table:table-cell>
          <table:table-cell/>
          <table:table-cell office:value-type="time" office:time-value="PT01H49M48.5049428S" calcext:value-type="time">
            <text:p>01:49:48.50</text:p>
          </table:table-cell>
          <table:table-cell office:value-type="float" office:value="8.492814" calcext:value-type="float">
            <text:p>8.492814</text:p>
          </table:table-cell>
        </table:table-row>
        <table:table-row table:style-name="ro1">
          <table:table-cell/>
          <table:table-cell office:value-type="time" office:time-value="PT01H50M18.729366056S" calcext:value-type="time">
            <text:p>01:50:18.73</text:p>
          </table:table-cell>
          <table:table-cell office:value-type="float" office:value="11.551144" calcext:value-type="float">
            <text:p>11.551144</text:p>
          </table:table-cell>
          <table:table-cell/>
          <table:table-cell office:value-type="time" office:time-value="PT01H50M08.601224224S" calcext:value-type="time">
            <text:p>01:50:08.60</text:p>
          </table:table-cell>
          <table:table-cell office:value-type="float" office:value="8.497579" calcext:value-type="float">
            <text:p>8.497579</text:p>
          </table:table-cell>
        </table:table-row>
        <table:table-row table:style-name="ro1">
          <table:table-cell/>
          <table:table-cell office:value-type="time" office:time-value="PT01H50M39.129651738S" calcext:value-type="time">
            <text:p>01:50:39.13</text:p>
          </table:table-cell>
          <table:table-cell office:value-type="float" office:value="11.557779" calcext:value-type="float">
            <text:p>11.557779</text:p>
          </table:table-cell>
          <table:table-cell/>
          <table:table-cell office:value-type="time" office:time-value="PT01H50M28.861507945S" calcext:value-type="time">
            <text:p>01:50:28.86</text:p>
          </table:table-cell>
          <table:table-cell office:value-type="float" office:value="8.502337" calcext:value-type="float">
            <text:p>8.502337</text:p>
          </table:table-cell>
        </table:table-row>
        <table:table-row table:style-name="ro1">
          <table:table-cell/>
          <table:table-cell office:value-type="time" office:time-value="PT01H50M55.853885941S" calcext:value-type="time">
            <text:p>01:50:55.85</text:p>
          </table:table-cell>
          <table:table-cell office:value-type="float" office:value="11.564385" calcext:value-type="float">
            <text:p>11.564385</text:p>
          </table:table-cell>
          <table:table-cell/>
          <table:table-cell office:value-type="time" office:time-value="PT01H50M49.265793682S" calcext:value-type="time">
            <text:p>01:50:49.27</text:p>
          </table:table-cell>
          <table:table-cell office:value-type="float" office:value="8.506894" calcext:value-type="float">
            <text:p>8.506894</text:p>
          </table:table-cell>
        </table:table-row>
        <table:table-row table:style-name="ro1">
          <table:table-cell/>
          <table:table-cell office:value-type="time" office:time-value="PT01H51M15.978167757S" calcext:value-type="time">
            <text:p>01:51:15.98</text:p>
          </table:table-cell>
          <table:table-cell office:value-type="float" office:value="11.57122" calcext:value-type="float">
            <text:p>11.57122</text:p>
          </table:table-cell>
          <table:table-cell/>
          <table:table-cell office:value-type="time" office:time-value="PT01H51M05.934027101S" calcext:value-type="time">
            <text:p>01:51:05.93</text:p>
          </table:table-cell>
          <table:table-cell office:value-type="float" office:value="8.511591" calcext:value-type="float">
            <text:p>8.511591</text:p>
          </table:table-cell>
        </table:table-row>
        <table:table-row table:style-name="ro1">
          <table:table-cell/>
          <table:table-cell office:value-type="time" office:time-value="PT01H51M38.162478422S" calcext:value-type="time">
            <text:p>01:51:38.16</text:p>
          </table:table-cell>
          <table:table-cell office:value-type="float" office:value="11.585842" calcext:value-type="float">
            <text:p>11.585842</text:p>
          </table:table-cell>
          <table:table-cell/>
          <table:table-cell office:value-type="time" office:time-value="PT01H51M26.122309814S" calcext:value-type="time">
            <text:p>01:51:26.12</text:p>
          </table:table-cell>
          <table:table-cell office:value-type="float" office:value="8.5237" calcext:value-type="float">
            <text:p>8.5237</text:p>
          </table:table-cell>
        </table:table-row>
        <table:table-row table:style-name="ro1">
          <table:table-cell/>
          <table:table-cell office:value-type="time" office:time-value="PT01H52M04.030840677S" calcext:value-type="time">
            <text:p>01:52:04.03</text:p>
          </table:table-cell>
          <table:table-cell office:value-type="float" office:value="11.600819" calcext:value-type="float">
            <text:p>11.600819</text:p>
          </table:table-cell>
          <table:table-cell/>
          <table:table-cell office:value-type="time" office:time-value="PT01H51M48.302620422S" calcext:value-type="time">
            <text:p>01:51:48.30</text:p>
          </table:table-cell>
          <table:table-cell office:value-type="float" office:value="8.53576" calcext:value-type="float">
            <text:p>8.53576</text:p>
          </table:table-cell>
        </table:table-row>
        <table:table-row table:style-name="ro1">
          <table:table-cell/>
          <table:table-cell office:value-type="time" office:time-value="PT01H52M19.467056843S" calcext:value-type="time">
            <text:p>01:52:19.47</text:p>
          </table:table-cell>
          <table:table-cell office:value-type="float" office:value="11.607633" calcext:value-type="float">
            <text:p>11.607633</text:p>
          </table:table-cell>
          <table:table-cell/>
          <table:table-cell office:value-type="time" office:time-value="PT01H52M14.158982509S" calcext:value-type="time">
            <text:p>01:52:14.16</text:p>
          </table:table-cell>
          <table:table-cell office:value-type="float" office:value="8.540817" calcext:value-type="float">
            <text:p>8.540817</text:p>
          </table:table-cell>
        </table:table-row>
        <table:table-row table:style-name="ro1">
          <table:table-cell/>
          <table:table-cell office:value-type="time" office:time-value="PT01H52M49.919483292S" calcext:value-type="time">
            <text:p>01:52:49.92</text:p>
          </table:table-cell>
          <table:table-cell office:value-type="float" office:value="11.622755" calcext:value-type="float">
            <text:p>11.622755</text:p>
          </table:table-cell>
          <table:table-cell/>
          <table:table-cell office:value-type="time" office:time-value="PT01H52M29.563198227S" calcext:value-type="time">
            <text:p>01:52:29.56</text:p>
          </table:table-cell>
          <table:table-cell office:value-type="float" office:value="8.552591" calcext:value-type="float">
            <text:p>8.552591</text:p>
          </table:table-cell>
        </table:table-row>
        <table:table-row table:style-name="ro1">
          <table:table-cell/>
          <table:table-cell office:value-type="time" office:time-value="PT01H53M10.115766117S" calcext:value-type="time">
            <text:p>01:53:10.12</text:p>
          </table:table-cell>
          <table:table-cell office:value-type="float" office:value="11.636718" calcext:value-type="float">
            <text:p>11.636718</text:p>
          </table:table-cell>
          <table:table-cell/>
          <table:table-cell office:value-type="time" office:time-value="PT01H53M00.059625293S" calcext:value-type="time">
            <text:p>01:53:00.06</text:p>
          </table:table-cell>
          <table:table-cell office:value-type="float" office:value="8.563359" calcext:value-type="float">
            <text:p>8.563359</text:p>
          </table:table-cell>
        </table:table-row>
        <table:table-row table:style-name="ro1">
          <table:table-cell/>
          <table:table-cell office:value-type="time" office:time-value="PT01H53M30.760055215S" calcext:value-type="time">
            <text:p>01:53:30.76</text:p>
          </table:table-cell>
          <table:table-cell office:value-type="float" office:value="11.650679" calcext:value-type="float">
            <text:p>11.650679</text:p>
          </table:table-cell>
          <table:table-cell/>
          <table:table-cell office:value-type="time" office:time-value="PT01H53M20.211907501S" calcext:value-type="time">
            <text:p>01:53:20.21</text:p>
          </table:table-cell>
          <table:table-cell office:value-type="float" office:value="8.574618" calcext:value-type="float">
            <text:p>8.574618</text:p>
          </table:table-cell>
        </table:table-row>
        <table:table-row table:style-name="ro1">
          <table:table-cell/>
          <table:table-cell office:value-type="time" office:time-value="PT01H53M51.42834465S" calcext:value-type="time">
            <text:p>01:53:51.43</text:p>
          </table:table-cell>
          <table:table-cell office:value-type="float" office:value="11.664869" calcext:value-type="float">
            <text:p>11.664869</text:p>
          </table:table-cell>
          <table:table-cell/>
          <table:table-cell office:value-type="time" office:time-value="PT01H53M40.8561966S" calcext:value-type="time">
            <text:p>01:53:40.86</text:p>
          </table:table-cell>
          <table:table-cell office:value-type="float" office:value="8.585878" calcext:value-type="float">
            <text:p>8.585878</text:p>
          </table:table-cell>
        </table:table-row>
        <table:table-row table:style-name="ro1">
          <table:table-cell/>
          <table:table-cell office:value-type="time" office:time-value="PT01H54M18.824728303S" calcext:value-type="time">
            <text:p>01:54:18.82</text:p>
          </table:table-cell>
          <table:table-cell office:value-type="float" office:value="11.679847" calcext:value-type="float">
            <text:p>11.679847</text:p>
          </table:table-cell>
          <table:table-cell/>
          <table:table-cell office:value-type="time" office:time-value="PT01H54M01.520485978S" calcext:value-type="time">
            <text:p>01:54:01.52</text:p>
          </table:table-cell>
          <table:table-cell office:value-type="float" office:value="8.597503" calcext:value-type="float">
            <text:p>8.597503</text:p>
          </table:table-cell>
        </table:table-row>
        <table:table-row table:style-name="ro1">
          <table:table-cell/>
          <table:table-cell office:value-type="time" office:time-value="PT01H54M34.296944973S" calcext:value-type="time">
            <text:p>01:54:34.30</text:p>
          </table:table-cell>
          <table:table-cell office:value-type="float" office:value="11.686259" calcext:value-type="float">
            <text:p>11.686259</text:p>
          </table:table-cell>
          <table:table-cell/>
          <table:table-cell office:value-type="time" office:time-value="PT01H54M28.964870304S" calcext:value-type="time">
            <text:p>01:54:28.96</text:p>
          </table:table-cell>
          <table:table-cell office:value-type="float" office:value="8.600653" calcext:value-type="float">
            <text:p>8.600653</text:p>
          </table:table-cell>
        </table:table-row>
        <table:table-row table:style-name="ro1">
          <table:table-cell/>
          <table:table-cell office:value-type="time" office:time-value="PT01H55M02.661342182S" calcext:value-type="time">
            <text:p>01:55:02.66</text:p>
          </table:table-cell>
          <table:table-cell office:value-type="float" office:value="11.701238" calcext:value-type="float">
            <text:p>11.701238</text:p>
          </table:table-cell>
          <table:table-cell/>
          <table:table-cell office:value-type="time" office:time-value="PT01H54M44.397086413S" calcext:value-type="time">
            <text:p>01:54:44.40</text:p>
          </table:table-cell>
          <table:table-cell office:value-type="float" office:value="8.612634" calcext:value-type="float">
            <text:p>8.612634</text:p>
          </table:table-cell>
        </table:table-row>
        <table:table-row table:style-name="ro1">
          <table:table-cell/>
          <table:table-cell office:value-type="time" office:time-value="PT01H55M22.861625063S" calcext:value-type="time">
            <text:p>01:55:22.86</text:p>
          </table:table-cell>
          <table:table-cell office:value-type="float" office:value="11.707817" calcext:value-type="float">
            <text:p>11.707817</text:p>
          </table:table-cell>
          <table:table-cell/>
          <table:table-cell office:value-type="time" office:time-value="PT01H55M12.797484127S" calcext:value-type="time">
            <text:p>01:55:12.80</text:p>
          </table:table-cell>
          <table:table-cell office:value-type="float" office:value="8.617205" calcext:value-type="float">
            <text:p>8.617205</text:p>
          </table:table-cell>
        </table:table-row>
        <table:table-row table:style-name="ro1">
          <table:table-cell/>
          <table:table-cell office:value-type="time" office:time-value="PT01H55M43.053907832S" calcext:value-type="time">
            <text:p>01:55:43.05</text:p>
          </table:table-cell>
          <table:table-cell office:value-type="float" office:value="11.721833" calcext:value-type="float">
            <text:p>11.721833</text:p>
          </table:table-cell>
          <table:table-cell/>
          <table:table-cell office:value-type="time" office:time-value="PT01H55M32.997767007S" calcext:value-type="time">
            <text:p>01:55:33.00</text:p>
          </table:table-cell>
          <table:table-cell office:value-type="float" office:value="8.628171" calcext:value-type="float">
            <text:p>8.628171</text:p>
          </table:table-cell>
        </table:table-row>
        <table:table-row table:style-name="ro1">
          <table:table-cell/>
          <table:table-cell office:value-type="time" office:time-value="PT01H56M06.57023715S" calcext:value-type="time">
            <text:p>01:56:06.57</text:p>
          </table:table-cell>
          <table:table-cell office:value-type="float" office:value="11.736812" calcext:value-type="float">
            <text:p>11.736812</text:p>
          </table:table-cell>
          <table:table-cell/>
          <table:table-cell office:value-type="time" office:time-value="PT01H55M53.154049272S" calcext:value-type="time">
            <text:p>01:55:53.15</text:p>
          </table:table-cell>
          <table:table-cell office:value-type="float" office:value="8.640152" calcext:value-type="float">
            <text:p>8.640152</text:p>
          </table:table-cell>
        </table:table-row>
        <table:table-row table:style-name="ro1">
          <table:table-cell/>
          <table:table-cell office:value-type="time" office:time-value="PT01H56M35.662644554S" calcext:value-type="time">
            <text:p>01:56:35.66</text:p>
          </table:table-cell>
          <table:table-cell office:value-type="float" office:value="11.750519" calcext:value-type="float">
            <text:p>11.750519</text:p>
          </table:table-cell>
          <table:table-cell/>
          <table:table-cell office:value-type="time" office:time-value="PT01H56M16.654378366S" calcext:value-type="time">
            <text:p>01:56:16.65</text:p>
          </table:table-cell>
          <table:table-cell office:value-type="float" office:value="8.65078" calcext:value-type="float">
            <text:p>8.65078</text:p>
          </table:table-cell>
        </table:table-row>
        <table:table-row table:style-name="ro1">
          <table:table-cell/>
          <table:table-cell office:value-type="time" office:time-value="PT01H56M51.818870802S" calcext:value-type="time">
            <text:p>01:56:51.82</text:p>
          </table:table-cell>
          <table:table-cell office:value-type="float" office:value="11.757591" calcext:value-type="float">
            <text:p>11.757591</text:p>
          </table:table-cell>
          <table:table-cell/>
          <table:table-cell office:value-type="time" office:time-value="PT01H56M45.742785714S" calcext:value-type="time">
            <text:p>01:56:45.74</text:p>
          </table:table-cell>
          <table:table-cell office:value-type="float" office:value="8.655913" calcext:value-type="float">
            <text:p>8.655913</text:p>
          </table:table-cell>
        </table:table-row>
        <table:table-row table:style-name="ro1">
          <table:table-cell/>
          <table:table-cell office:value-type="time" office:time-value="PT01H57M10.17512786S" calcext:value-type="time">
            <text:p>01:57:10.18</text:p>
          </table:table-cell>
          <table:table-cell office:value-type="float" office:value="11.764463" calcext:value-type="float">
            <text:p>11.764463</text:p>
          </table:table-cell>
          <table:table-cell/>
          <table:table-cell office:value-type="time" office:time-value="PT01H57M01.907012074S" calcext:value-type="time">
            <text:p>01:57:01.91</text:p>
          </table:table-cell>
          <table:table-cell office:value-type="float" office:value="8.660679" calcext:value-type="float">
            <text:p>8.660679</text:p>
          </table:table-cell>
        </table:table-row>
        <table:table-row table:style-name="ro1">
          <table:table-cell/>
          <table:table-cell office:value-type="time" office:time-value="PT01H57M41.83157117S" calcext:value-type="time">
            <text:p>01:57:41.83</text:p>
          </table:table-cell>
          <table:table-cell office:value-type="float" office:value="11.779627" calcext:value-type="float">
            <text:p>11.779627</text:p>
          </table:table-cell>
          <table:table-cell/>
          <table:table-cell office:value-type="time" office:time-value="PT01H57M20.271269244S" calcext:value-type="time">
            <text:p>01:57:20.27</text:p>
          </table:table-cell>
          <table:table-cell office:value-type="float" office:value="8.672595" calcext:value-type="float">
            <text:p>8.672595</text:p>
          </table:table-cell>
        </table:table-row>
        <table:table-row table:style-name="ro1">
          <table:table-cell/>
          <table:table-cell office:value-type="time" office:time-value="PT01H58M01.179842119S" calcext:value-type="time">
            <text:p>01:58:01.18</text:p>
          </table:table-cell>
          <table:table-cell office:value-type="float" office:value="11.786477" calcext:value-type="float">
            <text:p>11.786477</text:p>
          </table:table-cell>
          <table:table-cell/>
          <table:table-cell office:value-type="time" office:time-value="PT01H57M51.967713114S" calcext:value-type="time">
            <text:p>01:57:51.97</text:p>
          </table:table-cell>
          <table:table-cell office:value-type="float" office:value="8.677815" calcext:value-type="float">
            <text:p>8.677815</text:p>
          </table:table-cell>
        </table:table-row>
        <table:table-row table:style-name="ro1">
          <table:table-cell/>
          <table:table-cell office:value-type="time" office:time-value="PT01H58M21.380125S" calcext:value-type="time">
            <text:p>01:58:21.38</text:p>
          </table:table-cell>
          <table:table-cell office:value-type="float" office:value="11.793285" calcext:value-type="float">
            <text:p>11.793285</text:p>
          </table:table-cell>
          <table:table-cell/>
          <table:table-cell office:value-type="time" office:time-value="PT01H58M11.315984064S" calcext:value-type="time">
            <text:p>01:58:11.32</text:p>
          </table:table-cell>
          <table:table-cell office:value-type="float" office:value="8.682372" calcext:value-type="float">
            <text:p>8.682372</text:p>
          </table:table-cell>
        </table:table-row>
        <table:table-row table:style-name="ro1">
          <table:table-cell/>
          <table:table-cell office:value-type="time" office:time-value="PT01H58M44.300445971S" calcext:value-type="time">
            <text:p>01:58:44.30</text:p>
          </table:table-cell>
          <table:table-cell office:value-type="float" office:value="11.80748" calcext:value-type="float">
            <text:p>11.80748</text:p>
          </table:table-cell>
          <table:table-cell/>
          <table:table-cell office:value-type="time" office:time-value="PT01H58M31.524267056S" calcext:value-type="time">
            <text:p>01:58:31.52</text:p>
          </table:table-cell>
          <table:table-cell office:value-type="float" office:value="8.693636" calcext:value-type="float">
            <text:p>8.693636</text:p>
          </table:table-cell>
        </table:table-row>
        <table:table-row table:style-name="ro1">
          <table:table-cell/>
          <table:table-cell office:value-type="time" office:time-value="PT01H59M33.565135864S" calcext:value-type="time">
            <text:p>01:59:33.57</text:p>
          </table:table-cell>
          <table:table-cell office:value-type="float" office:value="11.833888" calcext:value-type="float">
            <text:p>11.833888</text:p>
          </table:table-cell>
          <table:table-cell/>
          <table:table-cell office:value-type="time" office:time-value="PT01H58M54.3925873S" calcext:value-type="time">
            <text:p>01:58:54.39</text:p>
          </table:table-cell>
          <table:table-cell office:value-type="float" office:value="8.714097" calcext:value-type="float">
            <text:p>8.714097</text:p>
          </table:table-cell>
        </table:table-row>
        <table:table-row table:style-name="ro1">
          <table:table-cell/>
          <table:table-cell office:value-type="time" office:time-value="PT01H59M50.197368779S" calcext:value-type="time">
            <text:p>01:59:50.20</text:p>
          </table:table-cell>
          <table:table-cell office:value-type="float" office:value="11.840683" calcext:value-type="float">
            <text:p>11.840683</text:p>
          </table:table-cell>
          <table:table-cell/>
          <table:table-cell office:value-type="time" office:time-value="PT01H59M43.689277641S" calcext:value-type="time">
            <text:p>01:59:43.69</text:p>
          </table:table-cell>
          <table:table-cell office:value-type="float" office:value="8.718643" calcext:value-type="float">
            <text:p>8.718643</text:p>
          </table:table-cell>
        </table:table-row>
        <table:table-row table:style-name="ro1">
          <table:table-cell/>
          <table:table-cell office:value-type="time" office:time-value="PT02H00M20.757796741S" calcext:value-type="time">
            <text:p>02:00:20.76</text:p>
          </table:table-cell>
          <table:table-cell office:value-type="float" office:value="11.854623" calcext:value-type="float">
            <text:p>11.854623</text:p>
          </table:table-cell>
          <table:table-cell/>
          <table:table-cell office:value-type="time" office:time-value="PT02H00M00.333510723S" calcext:value-type="time">
            <text:p>02:00:00.33</text:p>
          </table:table-cell>
          <table:table-cell office:value-type="float" office:value="8.729388" calcext:value-type="float">
            <text:p>8.729388</text:p>
          </table:table-cell>
        </table:table-row>
        <table:table-row table:style-name="ro1">
          <table:table-cell/>
          <table:table-cell office:value-type="time" office:time-value="PT02H00M52.658243468S" calcext:value-type="time">
            <text:p>02:00:52.66</text:p>
          </table:table-cell>
          <table:table-cell office:value-type="float" office:value="11.86971" calcext:value-type="float">
            <text:p>11.86971</text:p>
          </table:table-cell>
          <table:table-cell/>
          <table:table-cell office:value-type="time" office:time-value="PT02H00M30.901938797S" calcext:value-type="time">
            <text:p>02:00:30.90</text:p>
          </table:table-cell>
          <table:table-cell office:value-type="float" office:value="8.741512" calcext:value-type="float">
            <text:p>8.741512</text:p>
          </table:table-cell>
        </table:table-row>
        <table:table-row table:style-name="ro1">
          <table:table-cell/>
          <table:table-cell office:value-type="time" office:time-value="PT02H01M12.958527749S" calcext:value-type="time">
            <text:p>02:01:12.96</text:p>
          </table:table-cell>
          <table:table-cell office:value-type="float" office:value="11.876318" calcext:value-type="float">
            <text:p>11.876318</text:p>
          </table:table-cell>
          <table:table-cell/>
          <table:table-cell office:value-type="time" office:time-value="PT02H01M02.794385412S" calcext:value-type="time">
            <text:p>02:01:02.79</text:p>
          </table:table-cell>
          <table:table-cell office:value-type="float" office:value="8.746106" calcext:value-type="float">
            <text:p>8.746106</text:p>
          </table:table-cell>
        </table:table-row>
        <table:table-row table:style-name="ro1">
          <table:table-cell/>
          <table:table-cell office:value-type="time" office:time-value="PT02H01M33.370813599S" calcext:value-type="time">
            <text:p>02:01:33.37</text:p>
          </table:table-cell>
          <table:table-cell office:value-type="float" office:value="11.883185" calcext:value-type="float">
            <text:p>11.883185</text:p>
          </table:table-cell>
          <table:table-cell/>
          <table:table-cell office:value-type="time" office:time-value="PT02H01M23.086669581S" calcext:value-type="time">
            <text:p>02:01:23.09</text:p>
          </table:table-cell>
          <table:table-cell office:value-type="float" office:value="8.751318" calcext:value-type="float">
            <text:p>8.751318</text:p>
          </table:table-cell>
        </table:table-row>
        <table:table-row table:style-name="ro1">
          <table:table-cell/>
          <table:table-cell office:value-type="time" office:time-value="PT02H01M53.503095527S" calcext:value-type="time">
            <text:p>02:01:53.50</text:p>
          </table:table-cell>
          <table:table-cell office:value-type="float" office:value="11.890445" calcext:value-type="float">
            <text:p>11.890445</text:p>
          </table:table-cell>
          <table:table-cell/>
          <table:table-cell office:value-type="time" office:time-value="PT02H01M43.486955263S" calcext:value-type="time">
            <text:p>02:01:43.49</text:p>
          </table:table-cell>
          <table:table-cell office:value-type="float" office:value="8.756859" calcext:value-type="float">
            <text:p>8.756859</text:p>
          </table:table-cell>
        </table:table-row>
        <table:table-row table:style-name="ro1">
          <table:table-cell/>
          <table:table-cell office:value-type="time" office:time-value="PT02H02M13.815379976S" calcext:value-type="time">
            <text:p>02:02:13.82</text:p>
          </table:table-cell>
          <table:table-cell office:value-type="float" office:value="11.897705" calcext:value-type="float">
            <text:p>11.897705</text:p>
          </table:table-cell>
          <table:table-cell/>
          <table:table-cell office:value-type="time" office:time-value="PT02H02M03.635237415S" calcext:value-type="time">
            <text:p>02:02:03.64</text:p>
          </table:table-cell>
          <table:table-cell office:value-type="float" office:value="8.7624" calcext:value-type="float">
            <text:p>8.7624</text:p>
          </table:table-cell>
        </table:table-row>
        <table:table-row table:style-name="ro1">
          <table:table-cell/>
          <table:table-cell office:value-type="time" office:time-value="PT02H02M39.619741335S" calcext:value-type="time">
            <text:p>02:02:39.62</text:p>
          </table:table-cell>
          <table:table-cell office:value-type="float" office:value="11.918063" calcext:value-type="float">
            <text:p>11.918063</text:p>
          </table:table-cell>
          <table:table-cell/>
          <table:table-cell office:value-type="time" office:time-value="PT02H02M23.963522089S" calcext:value-type="time">
            <text:p>02:02:23.96</text:p>
          </table:table-cell>
          <table:table-cell office:value-type="float" office:value="8.776657" calcext:value-type="float">
            <text:p>8.776657</text:p>
          </table:table-cell>
        </table:table-row>
        <table:table-row table:style-name="ro1">
          <table:table-cell/>
          <table:table-cell office:value-type="time" office:time-value="PT02H02M59.9760264S" calcext:value-type="time">
            <text:p>02:02:59.98</text:p>
          </table:table-cell>
          <table:table-cell office:value-type="float" office:value="11.925323" calcext:value-type="float">
            <text:p>11.925323</text:p>
          </table:table-cell>
          <table:table-cell/>
          <table:table-cell office:value-type="time" office:time-value="PT02H02M49.707882607S" calcext:value-type="time">
            <text:p>02:02:49.71</text:p>
          </table:table-cell>
          <table:table-cell office:value-type="float" office:value="8.782198" calcext:value-type="float">
            <text:p>8.782198</text:p>
          </table:table-cell>
        </table:table-row>
        <table:table-row table:style-name="ro1">
          <table:table-cell/>
          <table:table-cell office:value-type="time" office:time-value="PT02H03M21.592329111S" calcext:value-type="time">
            <text:p>02:03:21.59</text:p>
          </table:table-cell>
          <table:table-cell office:value-type="float" office:value="11.939717" calcext:value-type="float">
            <text:p>11.939717</text:p>
          </table:table-cell>
          <table:table-cell/>
          <table:table-cell office:value-type="time" office:time-value="PT02H03M10.084167953S" calcext:value-type="time">
            <text:p>02:03:10.08</text:p>
          </table:table-cell>
          <table:table-cell office:value-type="float" office:value="8.791719" calcext:value-type="float">
            <text:p>8.791719</text:p>
          </table:table-cell>
        </table:table-row>
        <table:table-row table:style-name="ro1">
          <table:table-cell/>
          <table:table-cell office:value-type="time" office:time-value="PT02H03M41.760611543S" calcext:value-type="time">
            <text:p>02:03:41.76</text:p>
          </table:table-cell>
          <table:table-cell office:value-type="float" office:value="11.946777" calcext:value-type="float">
            <text:p>11.946777</text:p>
          </table:table-cell>
          <table:table-cell/>
          <table:table-cell office:value-type="time" office:time-value="PT02H03M31.684470439S" calcext:value-type="time">
            <text:p>02:03:31.68</text:p>
          </table:table-cell>
          <table:table-cell office:value-type="float" office:value="8.796908" calcext:value-type="float">
            <text:p>8.796908</text:p>
          </table:table-cell>
        </table:table-row>
        <table:table-row table:style-name="ro1">
          <table:table-cell/>
          <table:table-cell office:value-type="time" office:time-value="PT02H04M13.685058607S" calcext:value-type="time">
            <text:p>02:04:13.69</text:p>
          </table:table-cell>
          <table:table-cell office:value-type="float" office:value="11.961675" calcext:value-type="float">
            <text:p>11.961675</text:p>
          </table:table-cell>
          <table:table-cell/>
          <table:table-cell office:value-type="time" office:time-value="PT02H03M51.892753432S" calcext:value-type="time">
            <text:p>02:03:51.89</text:p>
          </table:table-cell>
          <table:table-cell office:value-type="float" office:value="8.80866" calcext:value-type="float">
            <text:p>8.80866</text:p>
          </table:table-cell>
        </table:table-row>
        <table:table-row table:style-name="ro1">
          <table:table-cell/>
          <table:table-cell office:value-type="time" office:time-value="PT02H04M28.949272364S" calcext:value-type="time">
            <text:p>02:04:28.95</text:p>
          </table:table-cell>
          <table:table-cell office:value-type="float" office:value="11.968473" calcext:value-type="float">
            <text:p>11.968473</text:p>
          </table:table-cell>
          <table:table-cell/>
          <table:table-cell office:value-type="time" office:time-value="PT02H04M23.825200607S" calcext:value-type="time">
            <text:p>02:04:23.83</text:p>
          </table:table-cell>
          <table:table-cell office:value-type="float" office:value="8.813224" calcext:value-type="float">
            <text:p>8.813224</text:p>
          </table:table-cell>
        </table:table-row>
        <table:table-row table:style-name="ro1">
          <table:table-cell/>
          <table:table-cell office:value-type="time" office:time-value="PT02H04M44.381488473S" calcext:value-type="time">
            <text:p>02:04:44.38</text:p>
          </table:table-cell>
          <table:table-cell office:value-type="float" office:value="11.975069" calcext:value-type="float">
            <text:p>11.975069</text:p>
          </table:table-cell>
          <table:table-cell/>
          <table:table-cell office:value-type="time" office:time-value="PT02H04M39.037413636S" calcext:value-type="time">
            <text:p>02:04:39.04</text:p>
          </table:table-cell>
          <table:table-cell office:value-type="float" office:value="8.817772" calcext:value-type="float">
            <text:p>8.817772</text:p>
          </table:table-cell>
        </table:table-row>
        <table:table-row table:style-name="ro1">
          <table:table-cell/>
          <table:table-cell office:value-type="time" office:time-value="PT02H05M03.497756174S" calcext:value-type="time">
            <text:p>02:05:03.50</text:p>
          </table:table-cell>
          <table:table-cell office:value-type="float" office:value="11.98168" calcext:value-type="float">
            <text:p>11.98168</text:p>
          </table:table-cell>
          <table:table-cell/>
          <table:table-cell office:value-type="time" office:time-value="PT02H04M54.46562969S" calcext:value-type="time">
            <text:p>02:04:54.47</text:p>
          </table:table-cell>
          <table:table-cell office:value-type="float" office:value="8.822552" calcext:value-type="float">
            <text:p>8.822552</text:p>
          </table:table-cell>
        </table:table-row>
        <table:table-row table:style-name="ro1">
          <table:table-cell/>
          <table:table-cell office:value-type="time" office:time-value="PT02H05M24.038043816S" calcext:value-type="time">
            <text:p>02:05:24.04</text:p>
          </table:table-cell>
          <table:table-cell office:value-type="float" office:value="11.988478" calcext:value-type="float">
            <text:p>11.988478</text:p>
          </table:table-cell>
          <table:table-cell/>
          <table:table-cell office:value-type="time" office:time-value="PT02H05M13.577897334S" calcext:value-type="time">
            <text:p>02:05:13.58</text:p>
          </table:table-cell>
          <table:table-cell office:value-type="float" office:value="8.827101" calcext:value-type="float">
            <text:p>8.827101</text:p>
          </table:table-cell>
        </table:table-row>
        <table:table-row table:style-name="ro1">
          <table:table-cell/>
          <table:table-cell office:value-type="time" office:time-value="PT02H05M54.778474298S" calcext:value-type="time">
            <text:p>02:05:54.78</text:p>
          </table:table-cell>
          <table:table-cell office:value-type="float" office:value="12.002645" calcext:value-type="float">
            <text:p>12.002645</text:p>
          </table:table-cell>
          <table:table-cell/>
          <table:table-cell office:value-type="time" office:time-value="PT02H05M34.182185872S" calcext:value-type="time">
            <text:p>02:05:34.18</text:p>
          </table:table-cell>
          <table:table-cell office:value-type="float" office:value="8.838339" calcext:value-type="float">
            <text:p>8.838339</text:p>
          </table:table-cell>
        </table:table-row>
        <table:table-row table:style-name="ro1">
          <table:table-cell/>
          <table:table-cell office:value-type="time" office:time-value="PT02H06M12.098716848S" calcext:value-type="time">
            <text:p>02:06:12.10</text:p>
          </table:table-cell>
          <table:table-cell office:value-type="float" office:value="12.009214" calcext:value-type="float">
            <text:p>12.009214</text:p>
          </table:table-cell>
          <table:table-cell/>
          <table:table-cell office:value-type="time" office:time-value="PT02H06M04.906616131S" calcext:value-type="time">
            <text:p>02:06:04.91</text:p>
          </table:table-cell>
          <table:table-cell office:value-type="float" office:value="8.842888" calcext:value-type="float">
            <text:p>8.842888</text:p>
          </table:table-cell>
        </table:table-row>
        <table:table-row table:style-name="ro1">
          <table:table-cell/>
          <table:table-cell office:value-type="time" office:time-value="PT02H06M32.615004154S" calcext:value-type="time">
            <text:p>02:06:32.62</text:p>
          </table:table-cell>
          <table:table-cell office:value-type="float" office:value="12.016247" calcext:value-type="float">
            <text:p>12.016247</text:p>
          </table:table-cell>
          <table:table-cell/>
          <table:table-cell office:value-type="time" office:time-value="PT02H06M22.238858848S" calcext:value-type="time">
            <text:p>02:06:22.24</text:p>
          </table:table-cell>
          <table:table-cell office:value-type="float" office:value="8.847937" calcext:value-type="float">
            <text:p>8.847937</text:p>
          </table:table-cell>
        </table:table-row>
        <table:table-row table:style-name="ro1">
          <table:table-cell/>
          <table:table-cell office:value-type="time" office:time-value="PT02H07M03.355434636S" calcext:value-type="time">
            <text:p>02:07:03.36</text:p>
          </table:table-cell>
          <table:table-cell office:value-type="float" office:value="12.030439" calcext:value-type="float">
            <text:p>12.030439</text:p>
          </table:table-cell>
          <table:table-cell/>
          <table:table-cell office:value-type="time" office:time-value="PT02H06M42.75914621S" calcext:value-type="time">
            <text:p>02:06:42.76</text:p>
          </table:table-cell>
          <table:table-cell office:value-type="float" office:value="8.859668" calcext:value-type="float">
            <text:p>8.859668</text:p>
          </table:table-cell>
        </table:table-row>
        <table:table-row table:style-name="ro1">
          <table:table-cell/>
          <table:table-cell office:value-type="time" office:time-value="PT02H07M35.327882372S" calcext:value-type="time">
            <text:p>02:07:35.33</text:p>
          </table:table-cell>
          <table:table-cell office:value-type="float" office:value="12.045398" calcext:value-type="float">
            <text:p>12.045398</text:p>
          </table:table-cell>
          <table:table-cell/>
          <table:table-cell office:value-type="time" office:time-value="PT02H07M13.495576637S" calcext:value-type="time">
            <text:p>02:07:13.50</text:p>
          </table:table-cell>
          <table:table-cell office:value-type="float" office:value="8.869174" calcext:value-type="float">
            <text:p>8.869174</text:p>
          </table:table-cell>
        </table:table-row>
        <table:table-row table:style-name="ro1">
          <table:table-cell/>
          <table:table-cell office:value-type="time" office:time-value="PT02H07M50.844099658S" calcext:value-type="time">
            <text:p>02:07:50.84</text:p>
          </table:table-cell>
          <table:table-cell office:value-type="float" office:value="12.052256" calcext:value-type="float">
            <text:p>12.052256</text:p>
          </table:table-cell>
          <table:table-cell/>
          <table:table-cell office:value-type="time" office:time-value="PT02H07M45.46002426S" calcext:value-type="time">
            <text:p>02:07:45.46</text:p>
          </table:table-cell>
          <table:table-cell office:value-type="float" office:value="8.874363" calcext:value-type="float">
            <text:p>8.874363</text:p>
          </table:table-cell>
        </table:table-row>
        <table:table-row table:style-name="ro1">
          <table:table-cell/>
          <table:table-cell office:value-type="time" office:time-value="PT02H08M20.220511039S" calcext:value-type="time">
            <text:p>02:08:20.22</text:p>
          </table:table-cell>
          <table:table-cell office:value-type="float" office:value="12.066626" calcext:value-type="float">
            <text:p>12.066626</text:p>
          </table:table-cell>
          <table:table-cell/>
          <table:table-cell office:value-type="time" office:time-value="PT02H08M00.936240986S" calcext:value-type="time">
            <text:p>02:08:00.94</text:p>
          </table:table-cell>
          <table:table-cell office:value-type="float" office:value="8.885957" calcext:value-type="float">
            <text:p>8.885957</text:p>
          </table:table-cell>
        </table:table-row>
        <table:table-row table:style-name="ro1">
          <table:table-cell/>
          <table:table-cell office:value-type="time" office:time-value="PT02H08M47.608894581S" calcext:value-type="time">
            <text:p>02:08:47.61</text:p>
          </table:table-cell>
          <table:table-cell office:value-type="float" office:value="12.080889" calcext:value-type="float">
            <text:p>12.080889</text:p>
          </table:table-cell>
          <table:table-cell/>
          <table:table-cell office:value-type="time" office:time-value="PT02H08M30.352652928S" calcext:value-type="time">
            <text:p>02:08:30.35</text:p>
          </table:table-cell>
          <table:table-cell office:value-type="float" office:value="8.897469" calcext:value-type="float">
            <text:p>8.897469</text:p>
          </table:table-cell>
        </table:table-row>
        <table:table-row table:style-name="ro1">
          <table:table-cell/>
          <table:table-cell office:value-type="time" office:time-value="PT02H09M05.765148837S" calcext:value-type="time">
            <text:p>02:09:05.77</text:p>
          </table:table-cell>
          <table:table-cell office:value-type="float" office:value="12.087922" calcext:value-type="float">
            <text:p>12.087922</text:p>
          </table:table-cell>
          <table:table-cell/>
          <table:table-cell office:value-type="time" office:time-value="PT02H08M57.745036525S" calcext:value-type="time">
            <text:p>02:08:57.75</text:p>
          </table:table-cell>
          <table:table-cell office:value-type="float" office:value="8.902517" calcext:value-type="float">
            <text:p>8.902517</text:p>
          </table:table-cell>
        </table:table-row>
        <table:table-row table:style-name="ro1">
          <table:table-cell/>
          <table:table-cell office:value-type="time" office:time-value="PT02H09M23.785401189S" calcext:value-type="time">
            <text:p>02:09:23.79</text:p>
          </table:table-cell>
          <table:table-cell office:value-type="float" office:value="12.094982" calcext:value-type="float">
            <text:p>12.094982</text:p>
          </table:table-cell>
          <table:table-cell/>
          <table:table-cell office:value-type="time" office:time-value="PT02H09M15.905290838S" calcext:value-type="time">
            <text:p>02:09:15.91</text:p>
          </table:table-cell>
          <table:table-cell office:value-type="float" office:value="8.907706" calcext:value-type="float">
            <text:p>8.907706</text:p>
          </table:table-cell>
        </table:table-row>
        <table:table-row table:style-name="ro1">
          <table:table-cell/>
          <table:table-cell office:value-type="time" office:time-value="PT02H09M56.265856039S" calcext:value-type="time">
            <text:p>02:09:56.27</text:p>
          </table:table-cell>
          <table:table-cell office:value-type="float" office:value="12.109855" calcext:value-type="float">
            <text:p>12.109855</text:p>
          </table:table-cell>
          <table:table-cell/>
          <table:table-cell office:value-type="time" office:time-value="PT02H09M33.92554319S" calcext:value-type="time">
            <text:p>02:09:33.93</text:p>
          </table:table-cell>
          <table:table-cell office:value-type="float" office:value="8.91897" calcext:value-type="float">
            <text:p>8.91897</text:p>
          </table:table-cell>
        </table:table-row>
        <table:table-row table:style-name="ro1">
          <table:table-cell/>
          <table:table-cell office:value-type="time" office:time-value="PT02H10M27.09828781S" calcext:value-type="time">
            <text:p>02:10:27.10</text:p>
          </table:table-cell>
          <table:table-cell office:value-type="float" office:value="12.123654" calcext:value-type="float">
            <text:p>12.123654</text:p>
          </table:table-cell>
          <table:table-cell/>
          <table:table-cell office:value-type="time" office:time-value="PT02H10M06.409998095S" calcext:value-type="time">
            <text:p>02:10:06.41</text:p>
          </table:table-cell>
          <table:table-cell office:value-type="float" office:value="8.929997" calcext:value-type="float">
            <text:p>8.929997</text:p>
          </table:table-cell>
        </table:table-row>
        <table:table-row table:style-name="ro1">
          <table:table-cell/>
          <table:table-cell office:value-type="time" office:time-value="PT02H10M42.474503135S" calcext:value-type="time">
            <text:p>02:10:42.47</text:p>
          </table:table-cell>
          <table:table-cell office:value-type="float" office:value="12.130277" calcext:value-type="float">
            <text:p>12.130277</text:p>
          </table:table-cell>
          <table:table-cell/>
          <table:table-cell office:value-type="time" office:time-value="PT02H10M37.234429754S" calcext:value-type="time">
            <text:p>02:10:37.23</text:p>
          </table:table-cell>
          <table:table-cell office:value-type="float" office:value="8.934686" calcext:value-type="float">
            <text:p>8.934686</text:p>
          </table:table-cell>
        </table:table-row>
        <table:table-row table:style-name="ro1">
          <table:table-cell/>
          <table:table-cell office:value-type="time" office:time-value="PT02H11M13.114932218S" calcext:value-type="time">
            <text:p>02:11:13.11</text:p>
          </table:table-cell>
          <table:table-cell office:value-type="float" office:value="12.144283" calcext:value-type="float">
            <text:p>12.144283</text:p>
          </table:table-cell>
          <table:table-cell/>
          <table:table-cell office:value-type="time" office:time-value="PT02H10M52.566644464S" calcext:value-type="time">
            <text:p>02:10:52.57</text:p>
          </table:table-cell>
          <table:table-cell office:value-type="float" office:value="8.945641" calcext:value-type="float">
            <text:p>8.945641</text:p>
          </table:table-cell>
        </table:table-row>
        <table:table-row table:style-name="ro1">
          <table:table-cell/>
          <table:table-cell office:value-type="time" office:time-value="PT02H11M32.419202551S" calcext:value-type="time">
            <text:p>02:11:32.42</text:p>
          </table:table-cell>
          <table:table-cell office:value-type="float" office:value="12.150857" calcext:value-type="float">
            <text:p>12.150857</text:p>
          </table:table-cell>
          <table:table-cell/>
          <table:table-cell office:value-type="time" office:time-value="PT02H11M23.251074162S" calcext:value-type="time">
            <text:p>02:11:23.25</text:p>
          </table:table-cell>
          <table:table-cell office:value-type="float" office:value="8.950209" calcext:value-type="float">
            <text:p>8.950209</text:p>
          </table:table-cell>
        </table:table-row>
        <table:table-row table:style-name="ro1">
          <table:table-cell/>
          <table:table-cell office:value-type="time" office:time-value="PT02H11M49.011434905S" calcext:value-type="time">
            <text:p>02:11:49.01</text:p>
          </table:table-cell>
          <table:table-cell office:value-type="float" office:value="12.157666" calcext:value-type="float">
            <text:p>12.157666</text:p>
          </table:table-cell>
          <table:table-cell/>
          <table:table-cell office:value-type="time" office:time-value="PT02H11M42.507343823S" calcext:value-type="time">
            <text:p>02:11:42.51</text:p>
          </table:table-cell>
          <table:table-cell office:value-type="float" office:value="8.955261" calcext:value-type="float">
            <text:p>8.955261</text:p>
          </table:table-cell>
        </table:table-row>
        <table:table-row table:style-name="ro1">
          <table:table-cell/>
          <table:table-cell office:value-type="time" office:time-value="PT02H12M04.315649222S" calcext:value-type="time">
            <text:p>02:12:04.32</text:p>
          </table:table-cell>
          <table:table-cell office:value-type="float" office:value="12.164267" calcext:value-type="float">
            <text:p>12.164267</text:p>
          </table:table-cell>
          <table:table-cell/>
          <table:table-cell office:value-type="time" office:time-value="PT02H11M59.151576906S" calcext:value-type="time">
            <text:p>02:11:59.15</text:p>
          </table:table-cell>
          <table:table-cell office:value-type="float" office:value="8.959954" calcext:value-type="float">
            <text:p>8.959954</text:p>
          </table:table-cell>
        </table:table-row>
        <table:table-row table:style-name="ro1">
          <table:table-cell/>
          <table:table-cell office:value-type="time" office:time-value="PT02H12M19.795866004S" calcext:value-type="time">
            <text:p>02:12:19.80</text:p>
          </table:table-cell>
          <table:table-cell office:value-type="float" office:value="12.171305" calcext:value-type="float">
            <text:p>12.171305</text:p>
          </table:table-cell>
          <table:table-cell/>
          <table:table-cell office:value-type="time" office:time-value="PT02H12M14.407790551S" calcext:value-type="time">
            <text:p>02:12:14.41</text:p>
          </table:table-cell>
          <table:table-cell office:value-type="float" office:value="8.963982" calcext:value-type="float">
            <text:p>8.963982</text:p>
          </table:table-cell>
        </table:table-row>
        <table:table-row table:style-name="ro1">
          <table:table-cell/>
          <table:table-cell office:value-type="time" office:time-value="PT02H12M40.940162104S" calcext:value-type="time">
            <text:p>02:12:40.94</text:p>
          </table:table-cell>
          <table:table-cell office:value-type="float" office:value="12.186472" calcext:value-type="float">
            <text:p>12.186472</text:p>
          </table:table-cell>
          <table:table-cell/>
          <table:table-cell office:value-type="time" office:time-value="PT02H12M29.9000075S" calcext:value-type="time">
            <text:p>02:12:29.90</text:p>
          </table:table-cell>
          <table:table-cell office:value-type="float" office:value="8.975948" calcext:value-type="float">
            <text:p>8.975948</text:p>
          </table:table-cell>
        </table:table-row>
        <table:table-row table:style-name="ro1">
          <table:table-cell/>
          <table:table-cell office:value-type="time" office:time-value="PT02H13M07.824538588S" calcext:value-type="time">
            <text:p>02:13:07.82</text:p>
          </table:table-cell>
          <table:table-cell office:value-type="float" office:value="12.202034" calcext:value-type="float">
            <text:p>12.202034</text:p>
          </table:table-cell>
          <table:table-cell/>
          <table:table-cell office:value-type="time" office:time-value="PT02H12M51.032303433S" calcext:value-type="time">
            <text:p>02:12:51.03</text:p>
          </table:table-cell>
          <table:table-cell office:value-type="float" office:value="8.987733" calcext:value-type="float">
            <text:p>8.987733</text:p>
          </table:table-cell>
        </table:table-row>
        <table:table-row table:style-name="ro1">
          <table:table-cell/>
          <table:table-cell office:value-type="time" office:time-value="PT02H13M28.428827126S" calcext:value-type="time">
            <text:p>02:13:28.43</text:p>
          </table:table-cell>
          <table:table-cell office:value-type="float" office:value="12.208635" calcext:value-type="float">
            <text:p>12.208635</text:p>
          </table:table-cell>
          <table:table-cell/>
          <table:table-cell office:value-type="time" office:time-value="PT02H13M17.956680476S" calcext:value-type="time">
            <text:p>02:13:17.96</text:p>
          </table:table-cell>
          <table:table-cell office:value-type="float" office:value="8.990321" calcext:value-type="float">
            <text:p>8.990321</text:p>
          </table:table-cell>
        </table:table-row>
        <table:table-row table:style-name="ro1">
          <table:table-cell/>
          <table:table-cell office:value-type="time" office:time-value="PT02H13M48.793112303S" calcext:value-type="time">
            <text:p>02:13:48.79</text:p>
          </table:table-cell>
          <table:table-cell office:value-type="float" office:value="12.214139" calcext:value-type="float">
            <text:p>12.214139</text:p>
          </table:table-cell>
          <table:table-cell/>
          <table:table-cell office:value-type="time" office:time-value="PT02H13M38.552968903S" calcext:value-type="time">
            <text:p>02:13:38.55</text:p>
          </table:table-cell>
          <table:table-cell office:value-type="float" office:value="8.992814" calcext:value-type="float">
            <text:p>8.992814</text:p>
          </table:table-cell>
        </table:table-row>
        <table:table-row table:style-name="ro1">
          <table:table-cell/>
          <table:table-cell office:value-type="time" office:time-value="PT02H14M15.9854931S" calcext:value-type="time">
            <text:p>02:14:15.99</text:p>
          </table:table-cell>
          <table:table-cell office:value-type="float" office:value="12.227943" calcext:value-type="float">
            <text:p>12.227943</text:p>
          </table:table-cell>
          <table:table-cell/>
          <table:table-cell office:value-type="time" office:time-value="PT02H13M58.933254304S" calcext:value-type="time">
            <text:p>02:13:58.93</text:p>
          </table:table-cell>
          <table:table-cell office:value-type="float" office:value="9.003771" calcext:value-type="float">
            <text:p>9.003771</text:p>
          </table:table-cell>
        </table:table-row>
        <table:table-row table:style-name="ro1">
          <table:table-cell/>
          <table:table-cell office:value-type="time" office:time-value="PT02H14M45.857911427S" calcext:value-type="time">
            <text:p>02:14:45.86</text:p>
          </table:table-cell>
          <table:table-cell office:value-type="float" office:value="12.241952" calcext:value-type="float">
            <text:p>12.241952</text:p>
          </table:table-cell>
          <table:table-cell/>
          <table:table-cell office:value-type="time" office:time-value="PT02H14M26.129635157S" calcext:value-type="time">
            <text:p>02:14:26.13</text:p>
          </table:table-cell>
          <table:table-cell office:value-type="float" office:value="9.01473" calcext:value-type="float">
            <text:p>9.01473</text:p>
          </table:table-cell>
        </table:table-row>
        <table:table-row table:style-name="ro1">
          <table:table-cell/>
          <table:table-cell office:value-type="time" office:time-value="PT02H15M22.146419604S" calcext:value-type="time">
            <text:p>02:15:22.15</text:p>
          </table:table-cell>
          <table:table-cell office:value-type="float" office:value="12.26825" calcext:value-type="float">
            <text:p>12.26825</text:p>
          </table:table-cell>
          <table:table-cell/>
          <table:table-cell office:value-type="time" office:time-value="PT02H14M55.998053428S" calcext:value-type="time">
            <text:p>02:14:56.00</text:p>
          </table:table-cell>
          <table:table-cell office:value-type="float" office:value="9.034784" calcext:value-type="float">
            <text:p>9.034784</text:p>
          </table:table-cell>
        </table:table-row>
        <table:table-row table:style-name="ro1">
          <table:table-cell/>
          <table:table-cell office:value-type="time" office:time-value="PT02H15M38.894654143S" calcext:value-type="time">
            <text:p>02:15:38.89</text:p>
          </table:table-cell>
          <table:table-cell office:value-type="float" office:value="12.275048" calcext:value-type="float">
            <text:p>12.275048</text:p>
          </table:table-cell>
          <table:table-cell/>
          <table:table-cell office:value-type="time" office:time-value="PT02H15M32.234560877S" calcext:value-type="time">
            <text:p>02:15:32.23</text:p>
          </table:table-cell>
          <table:table-cell office:value-type="float" office:value="9.039826" calcext:value-type="float">
            <text:p>9.039826</text:p>
          </table:table-cell>
        </table:table-row>
        <table:table-row table:style-name="ro1">
          <table:table-cell/>
          <table:table-cell office:value-type="time" office:time-value="PT02H16M08.679071238S" calcext:value-type="time">
            <text:p>02:16:08.68</text:p>
          </table:table-cell>
          <table:table-cell office:value-type="float" office:value="12.289452" calcext:value-type="float">
            <text:p>12.289452</text:p>
          </table:table-cell>
          <table:table-cell/>
          <table:table-cell office:value-type="time" office:time-value="PT02H15M48.990795527S" calcext:value-type="time">
            <text:p>02:15:48.99</text:p>
          </table:table-cell>
          <table:table-cell office:value-type="float" office:value="9.051565" calcext:value-type="float">
            <text:p>9.051565</text:p>
          </table:table-cell>
        </table:table-row>
        <table:table-row table:style-name="ro1">
          <table:table-cell/>
          <table:table-cell office:value-type="time" office:time-value="PT02H16M23.979285499S" calcext:value-type="time">
            <text:p>02:16:23.98</text:p>
          </table:table-cell>
          <table:table-cell office:value-type="float" office:value="12.296309" calcext:value-type="float">
            <text:p>12.296309</text:p>
          </table:table-cell>
          <table:table-cell/>
          <table:table-cell office:value-type="time" office:time-value="PT02H16M18.819213239S" calcext:value-type="time">
            <text:p>02:16:18.82</text:p>
          </table:table-cell>
          <table:table-cell office:value-type="float" office:value="9.056398" calcext:value-type="float">
            <text:p>9.056398</text:p>
          </table:table-cell>
        </table:table-row>
        <table:table-row table:style-name="ro1">
          <table:table-cell/>
          <table:table-cell office:value-type="time" office:time-value="PT02H16M56.139735868S" calcext:value-type="time">
            <text:p>02:16:56.14</text:p>
          </table:table-cell>
          <table:table-cell office:value-type="float" office:value="12.311193" calcext:value-type="float">
            <text:p>12.311193</text:p>
          </table:table-cell>
          <table:table-cell/>
          <table:table-cell office:value-type="time" office:time-value="PT02H16M34.079426939S" calcext:value-type="time">
            <text:p>02:16:34.08</text:p>
          </table:table-cell>
          <table:table-cell office:value-type="float" office:value="9.067672" calcext:value-type="float">
            <text:p>9.067672</text:p>
          </table:table-cell>
        </table:table-row>
        <table:table-row table:style-name="ro1">
          <table:table-cell/>
          <table:table-cell office:value-type="time" office:time-value="PT02H17M16.500020989S" calcext:value-type="time">
            <text:p>02:17:16.50</text:p>
          </table:table-cell>
          <table:table-cell office:value-type="float" office:value="12.317821" calcext:value-type="float">
            <text:p>12.317821</text:p>
          </table:table-cell>
          <table:table-cell/>
          <table:table-cell office:value-type="time" office:time-value="PT02H17M06.279877868S" calcext:value-type="time">
            <text:p>02:17:06.28</text:p>
          </table:table-cell>
          <table:table-cell office:value-type="float" office:value="9.072504" calcext:value-type="float">
            <text:p>9.072504</text:p>
          </table:table-cell>
        </table:table-row>
        <table:table-row table:style-name="ro1">
          <table:table-cell/>
          <table:table-cell office:value-type="time" office:time-value="PT02H17M38.76833283S" calcext:value-type="time">
            <text:p>02:17:38.77</text:p>
          </table:table-cell>
          <table:table-cell office:value-type="float" office:value="12.331998" calcext:value-type="float">
            <text:p>12.331998</text:p>
          </table:table-cell>
          <table:table-cell/>
          <table:table-cell office:value-type="time" office:time-value="PT02H17M26.644163045S" calcext:value-type="time">
            <text:p>02:17:26.64</text:p>
          </table:table-cell>
          <table:table-cell office:value-type="float" office:value="9.083751" calcext:value-type="float">
            <text:p>9.083751</text:p>
          </table:table-cell>
        </table:table-row>
        <table:table-row table:style-name="ro1">
          <table:table-cell/>
          <table:table-cell office:value-type="time" office:time-value="PT02H18M05.340704944S" calcext:value-type="time">
            <text:p>02:18:05.34</text:p>
          </table:table-cell>
          <table:table-cell office:value-type="float" office:value="12.347379" calcext:value-type="float">
            <text:p>12.347379</text:p>
          </table:table-cell>
          <table:table-cell/>
          <table:table-cell office:value-type="time" office:time-value="PT02H17M48.912474886S" calcext:value-type="time">
            <text:p>02:17:48.91</text:p>
          </table:table-cell>
          <table:table-cell office:value-type="float" office:value="9.096454" calcext:value-type="float">
            <text:p>9.096454</text:p>
          </table:table-cell>
        </table:table-row>
        <table:table-row table:style-name="ro1">
          <table:table-cell/>
          <table:table-cell office:value-type="time" office:time-value="PT02H18M20.652919373S" calcext:value-type="time">
            <text:p>02:18:20.65</text:p>
          </table:table-cell>
          <table:table-cell office:value-type="float" office:value="12.354242" calcext:value-type="float">
            <text:p>12.354242</text:p>
          </table:table-cell>
          <table:table-cell/>
          <table:table-cell office:value-type="time" office:time-value="PT02H18M15.480846944S" calcext:value-type="time">
            <text:p>02:18:15.48</text:p>
          </table:table-cell>
          <table:table-cell office:value-type="float" office:value="9.101647" calcext:value-type="float">
            <text:p>9.101647</text:p>
          </table:table-cell>
        </table:table-row>
        <table:table-row table:style-name="ro1">
          <table:table-cell/>
          <table:table-cell office:value-type="time" office:time-value="PT02H18M43.825243874S" calcext:value-type="time">
            <text:p>02:18:43.83</text:p>
          </table:table-cell>
          <table:table-cell office:value-type="float" office:value="12.36958" calcext:value-type="float">
            <text:p>12.36958</text:p>
          </table:table-cell>
          <table:table-cell/>
          <table:table-cell office:value-type="time" office:time-value="PT02H18M30.753060813S" calcext:value-type="time">
            <text:p>02:18:30.75</text:p>
          </table:table-cell>
          <table:table-cell office:value-type="float" office:value="9.113906" calcext:value-type="float">
            <text:p>9.113906</text:p>
          </table:table-cell>
        </table:table-row>
        <table:table-row table:style-name="ro1">
          <table:table-cell/>
          <table:table-cell office:value-type="time" office:time-value="PT02H19M04.005526474S" calcext:value-type="time">
            <text:p>02:19:04.01</text:p>
          </table:table-cell>
          <table:table-cell office:value-type="float" office:value="12.376618" calcext:value-type="float">
            <text:p>12.376618</text:p>
          </table:table-cell>
          <table:table-cell/>
          <table:table-cell office:value-type="time" office:time-value="PT02H18M53.961385818S" calcext:value-type="time">
            <text:p>02:18:53.96</text:p>
          </table:table-cell>
          <table:table-cell office:value-type="float" office:value="9.118959" calcext:value-type="float">
            <text:p>9.118959</text:p>
          </table:table-cell>
        </table:table-row>
        <table:table-row table:style-name="ro1">
          <table:table-cell/>
          <table:table-cell office:value-type="time" office:time-value="PT02H19M22.08177961S" calcext:value-type="time">
            <text:p>02:19:22.08</text:p>
          </table:table-cell>
          <table:table-cell office:value-type="float" office:value="12.383656" calcext:value-type="float">
            <text:p>12.383656</text:p>
          </table:table-cell>
          <table:table-cell/>
          <table:table-cell office:value-type="time" office:time-value="PT02H19M14.141668419S" calcext:value-type="time">
            <text:p>02:19:14.14</text:p>
          </table:table-cell>
          <table:table-cell office:value-type="float" office:value="9.124011" calcext:value-type="float">
            <text:p>9.124011</text:p>
          </table:table-cell>
        </table:table-row>
        <table:table-row table:style-name="ro1">
          <table:table-cell/>
          <table:table-cell office:value-type="time" office:time-value="PT02H19M44.006086634S" calcext:value-type="time">
            <text:p>02:19:44.01</text:p>
          </table:table-cell>
          <table:table-cell office:value-type="float" office:value="12.398767" calcext:value-type="float">
            <text:p>12.398767</text:p>
          </table:table-cell>
          <table:table-cell/>
          <table:table-cell office:value-type="time" office:time-value="PT02H19M32.221921611S" calcext:value-type="time">
            <text:p>02:19:32.22</text:p>
          </table:table-cell>
          <table:table-cell office:value-type="float" office:value="9.135777" calcext:value-type="float">
            <text:p>9.135777</text:p>
          </table:table-cell>
        </table:table-row>
        <table:table-row table:style-name="ro1">
          <table:table-cell/>
          <table:table-cell office:value-type="time" office:time-value="PT02H19M59.266300335S" calcext:value-type="time">
            <text:p>02:19:59.27</text:p>
          </table:table-cell>
          <table:table-cell office:value-type="float" office:value="12.405341" calcext:value-type="float">
            <text:p>12.405341</text:p>
          </table:table-cell>
          <table:table-cell/>
          <table:table-cell office:value-type="time" office:time-value="PT02H19M54.09022785S" calcext:value-type="time">
            <text:p>02:19:54.09</text:p>
          </table:table-cell>
          <table:table-cell office:value-type="float" office:value="9.14033" calcext:value-type="float">
            <text:p>9.14033</text:p>
          </table:table-cell>
        </table:table-row>
        <table:table-row table:style-name="ro1">
          <table:table-cell/>
          <table:table-cell office:value-type="time" office:time-value="PT02H20M14.570514652S" calcext:value-type="time">
            <text:p>02:20:14.57</text:p>
          </table:table-cell>
          <table:table-cell office:value-type="float" office:value="12.412379" calcext:value-type="float">
            <text:p>12.412379</text:p>
          </table:table-cell>
          <table:table-cell/>
          <table:table-cell office:value-type="time" office:time-value="PT02H20M09.398442223S" calcext:value-type="time">
            <text:p>02:20:09.40</text:p>
          </table:table-cell>
          <table:table-cell office:value-type="float" office:value="9.145383" calcext:value-type="float">
            <text:p>9.145383</text:p>
          </table:table-cell>
        </table:table-row>
        <table:table-row table:style-name="ro1">
          <table:table-cell/>
          <table:table-cell office:value-type="time" office:time-value="PT02H20M29.830728353S" calcext:value-type="time">
            <text:p>02:20:29.83</text:p>
          </table:table-cell>
          <table:table-cell office:value-type="float" office:value="12.419188" calcext:value-type="float">
            <text:p>12.419188</text:p>
          </table:table-cell>
          <table:table-cell/>
          <table:table-cell office:value-type="time" office:time-value="PT02H20M24.654655868S" calcext:value-type="time">
            <text:p>02:20:24.65</text:p>
          </table:table-cell>
          <table:table-cell office:value-type="float" office:value="9.150436" calcext:value-type="float">
            <text:p>9.150436</text:p>
          </table:table-cell>
        </table:table-row>
        <table:table-row table:style-name="ro1">
          <table:table-cell/>
          <table:table-cell office:value-type="time" office:time-value="PT02H20M53.399058399S" calcext:value-type="time">
            <text:p>02:20:53.40</text:p>
          </table:table-cell>
          <table:table-cell office:value-type="float" office:value="12.432882" calcext:value-type="float">
            <text:p>12.432882</text:p>
          </table:table-cell>
          <table:table-cell/>
          <table:table-cell office:value-type="time" office:time-value="PT02H20M39.930869793S" calcext:value-type="time">
            <text:p>02:20:39.93</text:p>
          </table:table-cell>
          <table:table-cell office:value-type="float" office:value="9.161051" calcext:value-type="float">
            <text:p>9.161051</text:p>
          </table:table-cell>
        </table:table-row>
        <table:table-row table:style-name="ro1">
          <table:table-cell/>
          <table:table-cell office:value-type="time" office:time-value="PT02H21M08.667272212S" calcext:value-type="time">
            <text:p>02:21:08.67</text:p>
          </table:table-cell>
          <table:table-cell office:value-type="float" office:value="12.439539" calcext:value-type="float">
            <text:p>12.439539</text:p>
          </table:table-cell>
          <table:table-cell/>
          <table:table-cell office:value-type="time" office:time-value="PT02H21M03.491199727S" calcext:value-type="time">
            <text:p>02:21:03.49</text:p>
          </table:table-cell>
          <table:table-cell office:value-type="float" office:value="9.165805" calcext:value-type="float">
            <text:p>9.165805</text:p>
          </table:table-cell>
        </table:table-row>
        <table:table-row table:style-name="ro1">
          <table:table-cell/>
          <table:table-cell office:value-type="time" office:time-value="PT02H21M29.011557109S" calcext:value-type="time">
            <text:p>02:21:29.01</text:p>
          </table:table-cell>
          <table:table-cell office:value-type="float" office:value="12.453943" calcext:value-type="float">
            <text:p>12.453943</text:p>
          </table:table-cell>
          <table:table-cell/>
          <table:table-cell office:value-type="time" office:time-value="PT02H21M18.771413708S" calcext:value-type="time">
            <text:p>02:21:18.77</text:p>
          </table:table-cell>
          <table:table-cell office:value-type="float" office:value="9.177545" calcext:value-type="float">
            <text:p>9.177545</text:p>
          </table:table-cell>
        </table:table-row>
        <table:table-row table:style-name="ro1">
          <table:table-cell/>
          <table:table-cell office:value-type="time" office:time-value="PT02H21M49.859849065S" calcext:value-type="time">
            <text:p>02:21:49.86</text:p>
          </table:table-cell>
          <table:table-cell office:value-type="float" office:value="12.46775" calcext:value-type="float">
            <text:p>12.46775</text:p>
          </table:table-cell>
          <table:table-cell/>
          <table:table-cell office:value-type="time" office:time-value="PT02H21M39.103698438S" calcext:value-type="time">
            <text:p>02:21:39.10</text:p>
          </table:table-cell>
          <table:table-cell office:value-type="float" office:value="9.188505" calcext:value-type="float">
            <text:p>9.188505</text:p>
          </table:table-cell>
        </table:table-row>
        <table:table-row table:style-name="ro1">
          <table:table-cell/>
          <table:table-cell office:value-type="time" office:time-value="PT02H22M07.16409139S" calcext:value-type="time">
            <text:p>02:22:07.16</text:p>
          </table:table-cell>
          <table:table-cell office:value-type="float" office:value="12.474351" calcext:value-type="float">
            <text:p>12.474351</text:p>
          </table:table-cell>
          <table:table-cell/>
          <table:table-cell office:value-type="time" office:time-value="PT02H21M59.947990337S" calcext:value-type="time">
            <text:p>02:21:59.95</text:p>
          </table:table-cell>
          <table:table-cell office:value-type="float" office:value="9.193058" calcext:value-type="float">
            <text:p>9.193058</text:p>
          </table:table-cell>
        </table:table-row>
        <table:table-row table:style-name="ro1">
          <table:table-cell/>
          <table:table-cell office:value-type="time" office:time-value="PT02H22M30.368416338S" calcext:value-type="time">
            <text:p>02:22:30.37</text:p>
          </table:table-cell>
          <table:table-cell office:value-type="float" office:value="12.489206" calcext:value-type="float">
            <text:p>12.489206</text:p>
          </table:table-cell>
          <table:table-cell/>
          <table:table-cell office:value-type="time" office:time-value="PT02H22M17.296233278S" calcext:value-type="time">
            <text:p>02:22:17.30</text:p>
          </table:table-cell>
          <table:table-cell office:value-type="float" office:value="9.2047" calcext:value-type="float">
            <text:p>9.2047</text:p>
          </table:table-cell>
        </table:table-row>
        <table:table-row table:style-name="ro1">
          <table:table-cell/>
          <table:table-cell office:value-type="time" office:time-value="PT02H22M50.976704933S" calcext:value-type="time">
            <text:p>02:22:50.98</text:p>
          </table:table-cell>
          <table:table-cell office:value-type="float" office:value="12.49578" calcext:value-type="float">
            <text:p>12.49578</text:p>
          </table:table-cell>
          <table:table-cell/>
          <table:table-cell office:value-type="time" office:time-value="PT02H22M40.504558283S" calcext:value-type="time">
            <text:p>02:22:40.50</text:p>
          </table:table-cell>
          <table:table-cell office:value-type="float" office:value="9.209253" calcext:value-type="float">
            <text:p>9.209253</text:p>
          </table:table-cell>
        </table:table-row>
        <table:table-row table:style-name="ro1">
          <table:table-cell/>
          <table:table-cell office:value-type="time" office:time-value="PT02H23M18.381088698S" calcext:value-type="time">
            <text:p>02:23:18.38</text:p>
          </table:table-cell>
          <table:table-cell office:value-type="float" office:value="12.511118" calcext:value-type="float">
            <text:p>12.511118</text:p>
          </table:table-cell>
          <table:table-cell/>
          <table:table-cell office:value-type="time" office:time-value="PT02H23M01.116846933S" calcext:value-type="time">
            <text:p>02:23:01.12</text:p>
          </table:table-cell>
          <table:table-cell office:value-type="float" office:value="9.221512" calcext:value-type="float">
            <text:p>9.221512</text:p>
          </table:table-cell>
        </table:table-row>
        <table:table-row table:style-name="ro1">
          <table:table-cell/>
          <table:table-cell office:value-type="time" office:time-value="PT02H23M41.165407765S" calcext:value-type="time">
            <text:p>02:23:41.17</text:p>
          </table:table-cell>
          <table:table-cell office:value-type="float" office:value="12.526229" calcext:value-type="float">
            <text:p>12.526229</text:p>
          </table:table-cell>
          <table:table-cell/>
          <table:table-cell office:value-type="time" office:time-value="PT02H23M28.501230418S" calcext:value-type="time">
            <text:p>02:23:28.50</text:p>
          </table:table-cell>
          <table:table-cell office:value-type="float" office:value="9.233276" calcext:value-type="float">
            <text:p>9.233276</text:p>
          </table:table-cell>
        </table:table-row>
        <table:table-row table:style-name="ro1">
          <table:table-cell/>
          <table:table-cell office:value-type="time" office:time-value="PT02H23M59.609666055S" calcext:value-type="time">
            <text:p>02:23:59.61</text:p>
          </table:table-cell>
          <table:table-cell office:value-type="float" office:value="12.5328" calcext:value-type="float">
            <text:p>12.5328</text:p>
          </table:table-cell>
          <table:table-cell/>
          <table:table-cell office:value-type="time" office:time-value="PT02H23M51.30154971S" calcext:value-type="time">
            <text:p>02:23:51.30</text:p>
          </table:table-cell>
          <table:table-cell office:value-type="float" office:value="9.237826" calcext:value-type="float">
            <text:p>9.237826</text:p>
          </table:table-cell>
        </table:table-row>
        <table:table-row table:style-name="ro1">
          <table:table-cell/>
          <table:table-cell office:value-type="time" office:time-value="PT02H24M20.001951624S" calcext:value-type="time">
            <text:p>02:24:20.00</text:p>
          </table:table-cell>
          <table:table-cell office:value-type="float" office:value="12.539609" calcext:value-type="float">
            <text:p>12.539609</text:p>
          </table:table-cell>
          <table:table-cell/>
          <table:table-cell office:value-type="time" office:time-value="PT02H24M09.697807327S" calcext:value-type="time">
            <text:p>02:24:09.70</text:p>
          </table:table-cell>
          <table:table-cell office:value-type="float" office:value="9.242879" calcext:value-type="float">
            <text:p>9.242879</text:p>
          </table:table-cell>
        </table:table-row>
        <table:table-row table:style-name="ro1">
          <table:table-cell/>
          <table:table-cell office:value-type="time" office:time-value="PT02H24M43.834285367S" calcext:value-type="time">
            <text:p>02:24:43.83</text:p>
          </table:table-cell>
          <table:table-cell office:value-type="float" office:value="12.553823" calcext:value-type="float">
            <text:p>12.553823</text:p>
          </table:table-cell>
          <table:table-cell/>
          <table:table-cell office:value-type="time" office:time-value="PT02H24M30.142093625S" calcext:value-type="time">
            <text:p>02:24:30.14</text:p>
          </table:table-cell>
          <table:table-cell office:value-type="float" office:value="9.254195" calcext:value-type="float">
            <text:p>9.254195</text:p>
          </table:table-cell>
        </table:table-row>
        <table:table-row table:style-name="ro1">
          <table:table-cell/>
          <table:table-cell office:value-type="time" office:time-value="PT02H25M32.038960416S" calcext:value-type="time">
            <text:p>02:25:32.04</text:p>
          </table:table-cell>
          <table:table-cell office:value-type="float" office:value="12.579895" calcext:value-type="float">
            <text:p>12.579895</text:p>
          </table:table-cell>
          <table:table-cell/>
          <table:table-cell office:value-type="time" office:time-value="PT02H24M53.926426696S" calcext:value-type="time">
            <text:p>02:24:53.93</text:p>
          </table:table-cell>
          <table:table-cell office:value-type="float" office:value="9.274784" calcext:value-type="float">
            <text:p>9.274784</text:p>
          </table:table-cell>
        </table:table-row>
        <table:table-row table:style-name="ro1">
          <table:table-cell/>
          <table:table-cell office:value-type="time" office:time-value="PT02H25M47.619178598S" calcext:value-type="time">
            <text:p>02:25:47.62</text:p>
          </table:table-cell>
          <table:table-cell office:value-type="float" office:value="12.586469" calcext:value-type="float">
            <text:p>12.586469</text:p>
          </table:table-cell>
          <table:table-cell/>
          <table:table-cell office:value-type="time" office:time-value="PT02H25M42.179102416S" calcext:value-type="time">
            <text:p>02:25:42.18</text:p>
          </table:table-cell>
          <table:table-cell office:value-type="float" office:value="9.279337" calcext:value-type="float">
            <text:p>9.279337</text:p>
          </table:table-cell>
        </table:table-row>
        <table:table-row table:style-name="ro1">
          <table:table-cell/>
          <table:table-cell office:value-type="time" office:time-value="PT02H26M03.171396388S" calcext:value-type="time">
            <text:p>02:26:03.17</text:p>
          </table:table-cell>
          <table:table-cell office:value-type="float" office:value="12.593305" calcext:value-type="float">
            <text:p>12.593305</text:p>
          </table:table-cell>
          <table:table-cell/>
          <table:table-cell office:value-type="time" office:time-value="PT02H25M57.703319814S" calcext:value-type="time">
            <text:p>02:25:57.70</text:p>
          </table:table-cell>
          <table:table-cell office:value-type="float" office:value="9.28453" calcext:value-type="float">
            <text:p>9.28453</text:p>
          </table:table-cell>
        </table:table-row>
        <table:table-row table:style-name="ro1">
          <table:table-cell/>
          <table:table-cell office:value-type="time" office:time-value="PT02H26M35.703851966S" calcext:value-type="time">
            <text:p>02:26:35.70</text:p>
          </table:table-cell>
          <table:table-cell office:value-type="float" office:value="12.60819" calcext:value-type="float">
            <text:p>12.60819</text:p>
          </table:table-cell>
          <table:table-cell/>
          <table:table-cell office:value-type="time" office:time-value="PT02H26M13.263537716S" calcext:value-type="time">
            <text:p>02:26:13.26</text:p>
          </table:table-cell>
          <table:table-cell office:value-type="float" office:value="9.295274" calcext:value-type="float">
            <text:p>9.295274</text:p>
          </table:table-cell>
        </table:table-row>
        <table:table-row table:style-name="ro1">
          <table:table-cell/>
          <table:table-cell office:value-type="time" office:time-value="PT02H26M52.660089418S" calcext:value-type="time">
            <text:p>02:26:52.66</text:p>
          </table:table-cell>
          <table:table-cell office:value-type="float" office:value="12.615228" calcext:value-type="float">
            <text:p>12.615228</text:p>
          </table:table-cell>
          <table:table-cell/>
          <table:table-cell office:value-type="time" office:time-value="PT02H26M45.843993967S" calcext:value-type="time">
            <text:p>02:26:45.84</text:p>
          </table:table-cell>
          <table:table-cell office:value-type="float" office:value="9.300327" calcext:value-type="float">
            <text:p>9.300327</text:p>
          </table:table-cell>
        </table:table-row>
        <table:table-row table:style-name="ro1">
          <table:table-cell/>
          <table:table-cell office:value-type="time" office:time-value="PT02H27M13.344379076S" calcext:value-type="time">
            <text:p>02:27:13.34</text:p>
          </table:table-cell>
          <table:table-cell office:value-type="float" office:value="12.62192" calcext:value-type="float">
            <text:p>12.62192</text:p>
          </table:table-cell>
          <table:table-cell/>
          <table:table-cell office:value-type="time" office:time-value="PT02H27M02.792231306S" calcext:value-type="time">
            <text:p>02:27:02.79</text:p>
          </table:table-cell>
          <table:table-cell office:value-type="float" office:value="9.305228" calcext:value-type="float">
            <text:p>9.305228</text:p>
          </table:table-cell>
        </table:table-row>
        <table:table-row table:style-name="ro1">
          <table:table-cell/>
          <table:table-cell office:value-type="time" office:time-value="PT02H27M42.560788217S" calcext:value-type="time">
            <text:p>02:27:42.56</text:p>
          </table:table-cell>
          <table:table-cell office:value-type="float" office:value="12.636631" calcext:value-type="float">
            <text:p>12.636631</text:p>
          </table:table-cell>
          <table:table-cell/>
          <table:table-cell office:value-type="time" office:time-value="PT02H27M23.480521021S" calcext:value-type="time">
            <text:p>02:27:23.48</text:p>
          </table:table-cell>
          <table:table-cell office:value-type="float" office:value="9.316703" calcext:value-type="float">
            <text:p>9.316703</text:p>
          </table:table-cell>
        </table:table-row>
        <table:table-row table:style-name="ro1">
          <table:table-cell/>
          <table:table-cell office:value-type="time" office:time-value="PT02H28M04.36509356S" calcext:value-type="time">
            <text:p>02:28:04.37</text:p>
          </table:table-cell>
          <table:table-cell office:value-type="float" office:value="12.651806" calcext:value-type="float">
            <text:p>12.651806</text:p>
          </table:table-cell>
          <table:table-cell/>
          <table:table-cell office:value-type="time" office:time-value="PT02H27M52.668929769S" calcext:value-type="time">
            <text:p>02:27:52.67</text:p>
          </table:table-cell>
          <table:table-cell office:value-type="float" office:value="9.328679" calcext:value-type="float">
            <text:p>9.328679</text:p>
          </table:table-cell>
        </table:table-row>
        <table:table-row table:style-name="ro1">
          <table:table-cell/>
          <table:table-cell office:value-type="time" office:time-value="PT02H28M19.909311238S" calcext:value-type="time">
            <text:p>02:28:19.91</text:p>
          </table:table-cell>
          <table:table-cell office:value-type="float" office:value="12.658406" calcext:value-type="float">
            <text:p>12.658406</text:p>
          </table:table-cell>
          <table:table-cell/>
          <table:table-cell office:value-type="time" office:time-value="PT02H28M14.449234776S" calcext:value-type="time">
            <text:p>02:28:14.45</text:p>
          </table:table-cell>
          <table:table-cell office:value-type="float" office:value="9.332696" calcext:value-type="float">
            <text:p>9.332696</text:p>
          </table:table-cell>
        </table:table-row>
        <table:table-row table:style-name="ro1">
          <table:table-cell/>
          <table:table-cell office:value-type="time" office:time-value="PT02H28M40.849604482S" calcext:value-type="time">
            <text:p>02:28:40.85</text:p>
          </table:table-cell>
          <table:table-cell office:value-type="float" office:value="12.672354" calcext:value-type="float">
            <text:p>12.672354</text:p>
          </table:table-cell>
          <table:table-cell/>
          <table:table-cell office:value-type="time" office:time-value="PT02H28M30.005452623S" calcext:value-type="time">
            <text:p>02:28:30.01</text:p>
          </table:table-cell>
          <table:table-cell office:value-type="float" office:value="9.343944" calcext:value-type="float">
            <text:p>9.343944</text:p>
          </table:table-cell>
        </table:table-row>
        <table:table-row table:style-name="ro1">
          <table:table-cell/>
          <table:table-cell office:value-type="time" office:time-value="PT02H29M11.250030203S" calcext:value-type="time">
            <text:p>02:29:11.25</text:p>
          </table:table-cell>
          <table:table-cell office:value-type="float" office:value="12.686534" calcext:value-type="float">
            <text:p>12.686534</text:p>
          </table:table-cell>
          <table:table-cell/>
          <table:table-cell office:value-type="time" office:time-value="PT02H28M50.94174581S" calcext:value-type="time">
            <text:p>02:28:50.94</text:p>
          </table:table-cell>
          <table:table-cell office:value-type="float" office:value="9.355195" calcext:value-type="float">
            <text:p>9.355195</text:p>
          </table:table-cell>
        </table:table-row>
        <table:table-row table:style-name="ro1">
          <table:table-cell/>
          <table:table-cell office:value-type="time" office:time-value="PT02H29M28.726274937S" calcext:value-type="time">
            <text:p>02:29:28.73</text:p>
          </table:table-cell>
          <table:table-cell office:value-type="float" office:value="12.693414" calcext:value-type="float">
            <text:p>12.693414</text:p>
          </table:table-cell>
          <table:table-cell/>
          <table:table-cell office:value-type="time" office:time-value="PT02H29M21.378172036S" calcext:value-type="time">
            <text:p>02:29:21.38</text:p>
          </table:table-cell>
          <table:table-cell office:value-type="float" office:value="9.360449" calcext:value-type="float">
            <text:p>9.360449</text:p>
          </table:table-cell>
        </table:table-row>
        <table:table-row table:style-name="ro1">
          <table:table-cell/>
          <table:table-cell office:value-type="time" office:time-value="PT02H29M46.90652953S" calcext:value-type="time">
            <text:p>02:29:46.91</text:p>
          </table:table-cell>
          <table:table-cell office:value-type="float" office:value="12.700015" calcext:value-type="float">
            <text:p>12.700015</text:p>
          </table:table-cell>
          <table:table-cell/>
          <table:table-cell office:value-type="time" office:time-value="PT02H29M38.810416153S" calcext:value-type="time">
            <text:p>02:29:38.81</text:p>
          </table:table-cell>
          <table:table-cell office:value-type="float" office:value="9.365142" calcext:value-type="float">
            <text:p>9.365142</text:p>
          </table:table-cell>
        </table:table-row>
        <table:table-row table:style-name="ro1">
          <table:table-cell/>
          <table:table-cell office:value-type="time" office:time-value="PT02H30M07.382816275S" calcext:value-type="time">
            <text:p>02:30:07.38</text:p>
          </table:table-cell>
          <table:table-cell office:value-type="float" office:value="12.714248" calcext:value-type="float">
            <text:p>12.714248</text:p>
          </table:table-cell>
          <table:table-cell/>
          <table:table-cell office:value-type="time" office:time-value="PT02H29M57.050671586S" calcext:value-type="time">
            <text:p>02:29:57.05</text:p>
          </table:table-cell>
          <table:table-cell office:value-type="float" office:value="9.376591" calcext:value-type="float">
            <text:p>9.376591</text:p>
          </table:table-cell>
        </table:table-row>
        <table:table-row table:style-name="ro1">
          <table:table-cell/>
          <table:table-cell office:value-type="time" office:time-value="PT02H30M27.875103245S" calcext:value-type="time">
            <text:p>02:30:27.88</text:p>
          </table:table-cell>
          <table:table-cell office:value-type="float" office:value="12.720822" calcext:value-type="float">
            <text:p>12.720822</text:p>
          </table:table-cell>
          <table:table-cell/>
          <table:table-cell office:value-type="time" office:time-value="PT02H30M17.470957548S" calcext:value-type="time">
            <text:p>02:30:17.47</text:p>
          </table:table-cell>
          <table:table-cell office:value-type="float" office:value="9.381144" calcext:value-type="float">
            <text:p>9.381144</text:p>
          </table:table-cell>
        </table:table-row>
        <table:table-row table:style-name="ro1">
          <table:table-cell/>
          <table:table-cell office:value-type="time" office:time-value="PT02H30M58.667534456S" calcext:value-type="time">
            <text:p>02:30:58.67</text:p>
          </table:table-cell>
          <table:table-cell office:value-type="float" office:value="12.735061" calcext:value-type="float">
            <text:p>12.735061</text:p>
          </table:table-cell>
          <table:table-cell/>
          <table:table-cell office:value-type="time" office:time-value="PT02H30M38.01124519S" calcext:value-type="time">
            <text:p>02:30:38.01</text:p>
          </table:table-cell>
          <table:table-cell office:value-type="float" office:value="9.392952" calcext:value-type="float">
            <text:p>9.392952</text:p>
          </table:table-cell>
        </table:table-row>
        <table:table-row table:style-name="ro1">
          <table:table-cell/>
          <table:table-cell office:value-type="time" office:time-value="PT02H31M19.423825123S" calcext:value-type="time">
            <text:p>02:31:19.42</text:p>
          </table:table-cell>
          <table:table-cell office:value-type="float" office:value="12.741662" calcext:value-type="float">
            <text:p>12.741662</text:p>
          </table:table-cell>
          <table:table-cell/>
          <table:table-cell office:value-type="time" office:time-value="PT02H31M08.815676569S" calcext:value-type="time">
            <text:p>02:31:08.82</text:p>
          </table:table-cell>
          <table:table-cell office:value-type="float" office:value="9.397504" calcext:value-type="float">
            <text:p>9.397504</text:p>
          </table:table-cell>
        </table:table-row>
        <table:table-row table:style-name="ro1">
          <table:table-cell/>
          <table:table-cell office:value-type="time" office:time-value="PT02H31M48.11222687S" calcext:value-type="time">
            <text:p>02:31:48.11</text:p>
          </table:table-cell>
          <table:table-cell office:value-type="float" office:value="12.755612" calcext:value-type="float">
            <text:p>12.755612</text:p>
          </table:table-cell>
          <table:table-cell/>
          <table:table-cell office:value-type="time" office:time-value="PT02H31M29.56796718S" calcext:value-type="time">
            <text:p>02:31:29.57</text:p>
          </table:table-cell>
          <table:table-cell office:value-type="float" office:value="9.40826" calcext:value-type="float">
            <text:p>9.40826</text:p>
          </table:table-cell>
        </table:table-row>
        <table:table-row table:style-name="ro1">
          <table:table-cell/>
          <table:table-cell office:value-type="time" office:time-value="PT02H32M08.480512103S" calcext:value-type="time">
            <text:p>02:32:08.48</text:p>
          </table:table-cell>
          <table:table-cell office:value-type="float" office:value="12.76244" calcext:value-type="float">
            <text:p>12.76244</text:p>
          </table:table-cell>
          <table:table-cell/>
          <table:table-cell office:value-type="time" office:time-value="PT02H31M58.25236887S" calcext:value-type="time">
            <text:p>02:31:58.25</text:p>
          </table:table-cell>
          <table:table-cell office:value-type="float" office:value="9.413445" calcext:value-type="float">
            <text:p>9.413445</text:p>
          </table:table-cell>
        </table:table-row>
        <table:table-row table:style-name="ro1">
          <table:table-cell/>
          <table:table-cell office:value-type="time" office:time-value="PT02H32M39.484946283S" calcext:value-type="time">
            <text:p>02:32:39.48</text:p>
          </table:table-cell>
          <table:table-cell office:value-type="float" office:value="12.77619" calcext:value-type="float">
            <text:p>12.77619</text:p>
          </table:table-cell>
          <table:table-cell/>
          <table:table-cell office:value-type="time" office:time-value="PT02H32M18.620654103S" calcext:value-type="time">
            <text:p>02:32:18.62</text:p>
          </table:table-cell>
          <table:table-cell office:value-type="float" office:value="9.424262" calcext:value-type="float">
            <text:p>9.424262</text:p>
          </table:table-cell>
        </table:table-row>
        <table:table-row table:style-name="ro1">
          <table:table-cell/>
          <table:table-cell office:value-type="time" office:time-value="PT02H32M54.837161272S" calcext:value-type="time">
            <text:p>02:32:54.84</text:p>
          </table:table-cell>
          <table:table-cell office:value-type="float" office:value="12.782764" calcext:value-type="float">
            <text:p>12.782764</text:p>
          </table:table-cell>
          <table:table-cell/>
          <table:table-cell office:value-type="time" office:time-value="PT02H32M49.617088171S" calcext:value-type="time">
            <text:p>02:32:49.62</text:p>
          </table:table-cell>
          <table:table-cell office:value-type="float" office:value="9.428815" calcext:value-type="float">
            <text:p>9.428815</text:p>
          </table:table-cell>
        </table:table-row>
        <table:table-row table:style-name="ro1">
          <table:table-cell/>
          <table:table-cell office:value-type="time" office:time-value="PT02H33M15.745454068S" calcext:value-type="time">
            <text:p>02:33:15.75</text:p>
          </table:table-cell>
          <table:table-cell office:value-type="float" office:value="12.796739" calcext:value-type="float">
            <text:p>12.796739</text:p>
          </table:table-cell>
          <table:table-cell/>
          <table:table-cell office:value-type="time" office:time-value="PT02H33M04.9293026S" calcext:value-type="time">
            <text:p>02:33:04.93</text:p>
          </table:table-cell>
          <table:table-cell office:value-type="float" office:value="9.440063" calcext:value-type="float">
            <text:p>9.440063</text:p>
          </table:table-cell>
        </table:table-row>
        <table:table-row table:style-name="ro1">
          <table:table-cell/>
          <table:table-cell office:value-type="time" office:time-value="PT02H33M46.153879901S" calcext:value-type="time">
            <text:p>02:33:46.15</text:p>
          </table:table-cell>
          <table:table-cell office:value-type="float" office:value="12.810975" calcext:value-type="float">
            <text:p>12.810975</text:p>
          </table:table-cell>
          <table:table-cell/>
          <table:table-cell office:value-type="time" office:time-value="PT02H33M25.841595452S" calcext:value-type="time">
            <text:p>02:33:25.84</text:p>
          </table:table-cell>
          <table:table-cell office:value-type="float" office:value="9.451515" calcext:value-type="float">
            <text:p>9.451515</text:p>
          </table:table-cell>
        </table:table-row>
        <table:table-row table:style-name="ro1">
          <table:table-cell/>
          <table:table-cell office:value-type="time" office:time-value="PT02H34M06.558165639S" calcext:value-type="time">
            <text:p>02:34:06.56</text:p>
          </table:table-cell>
          <table:table-cell office:value-type="float" office:value="12.816467" calcext:value-type="float">
            <text:p>12.816467</text:p>
          </table:table-cell>
          <table:table-cell/>
          <table:table-cell office:value-type="time" office:time-value="PT02H33M56.290021846S" calcext:value-type="time">
            <text:p>02:33:56.29</text:p>
          </table:table-cell>
          <table:table-cell office:value-type="float" office:value="9.453963" calcext:value-type="float">
            <text:p>9.453963</text:p>
          </table:table-cell>
        </table:table-row>
        <table:table-row table:style-name="ro1">
          <table:table-cell/>
          <table:table-cell office:value-type="time" office:time-value="PT02H34M21.93838102S" calcext:value-type="time">
            <text:p>02:34:21.94</text:p>
          </table:table-cell>
          <table:table-cell office:value-type="float" office:value="12.823276" calcext:value-type="float">
            <text:p>12.823276</text:p>
          </table:table-cell>
          <table:table-cell/>
          <table:table-cell office:value-type="time" office:time-value="PT02H34M16.698307639S" calcext:value-type="time">
            <text:p>02:34:16.70</text:p>
          </table:table-cell>
          <table:table-cell office:value-type="float" office:value="9.459015" calcext:value-type="float">
            <text:p>9.459015</text:p>
          </table:table-cell>
        </table:table-row>
        <table:table-row table:style-name="ro1">
          <table:table-cell/>
          <table:table-cell office:value-type="time" office:time-value="PT02H34M42.286665973S" calcext:value-type="time">
            <text:p>02:34:42.29</text:p>
          </table:table-cell>
          <table:table-cell office:value-type="float" office:value="12.830079" calcext:value-type="float">
            <text:p>12.830079</text:p>
          </table:table-cell>
          <table:table-cell/>
          <table:table-cell office:value-type="time" office:time-value="PT02H34M32.030522348S" calcext:value-type="time">
            <text:p>02:34:32.03</text:p>
          </table:table-cell>
          <table:table-cell office:value-type="float" office:value="9.463568" calcext:value-type="float">
            <text:p>9.463568</text:p>
          </table:table-cell>
        </table:table-row>
        <table:table-row table:style-name="ro1">
          <table:table-cell/>
          <table:table-cell office:value-type="time" office:time-value="PT02H34M57.914884828S" calcext:value-type="time">
            <text:p>02:34:57.91</text:p>
          </table:table-cell>
          <table:table-cell office:value-type="float" office:value="12.837109" calcext:value-type="float">
            <text:p>12.837109</text:p>
          </table:table-cell>
          <table:table-cell/>
          <table:table-cell office:value-type="time" office:time-value="PT02H34M52.422807918S" calcext:value-type="time">
            <text:p>02:34:52.42</text:p>
          </table:table-cell>
          <table:table-cell office:value-type="float" office:value="9.468613" calcext:value-type="float">
            <text:p>9.468613</text:p>
          </table:table-cell>
        </table:table-row>
        <table:table-row table:style-name="ro1">
          <table:table-cell/>
          <table:table-cell office:value-type="time" office:time-value="PT02H35M48.351591133S" calcext:value-type="time">
            <text:p>02:35:48.35</text:p>
          </table:table-cell>
          <table:table-cell office:value-type="float" office:value="12.863631" calcext:value-type="float">
            <text:p>12.863631</text:p>
          </table:table-cell>
          <table:table-cell/>
          <table:table-cell office:value-type="time" office:time-value="PT02H35M08.007026156S" calcext:value-type="time">
            <text:p>02:35:08.01</text:p>
          </table:table-cell>
          <table:table-cell office:value-type="float" office:value="9.489063" calcext:value-type="float">
            <text:p>9.489063</text:p>
          </table:table-cell>
        </table:table-row>
        <table:table-row table:style-name="ro1">
          <table:table-cell/>
          <table:table-cell office:value-type="time" office:time-value="PT02H36M08.739876646S" calcext:value-type="time">
            <text:p>02:36:08.74</text:p>
          </table:table-cell>
          <table:table-cell office:value-type="float" office:value="12.870467" calcext:value-type="float">
            <text:p>12.870467</text:p>
          </table:table-cell>
          <table:table-cell/>
          <table:table-cell office:value-type="time" office:time-value="PT02H35M58.467732797S" calcext:value-type="time">
            <text:p>02:35:58.47</text:p>
          </table:table-cell>
          <table:table-cell office:value-type="float" office:value="9.494256" calcext:value-type="float">
            <text:p>9.494256</text:p>
          </table:table-cell>
        </table:table-row>
        <table:table-row table:style-name="ro1">
          <table:table-cell/>
          <table:table-cell office:value-type="time" office:time-value="PT02H36M29.76017101S" calcext:value-type="time">
            <text:p>02:36:29.76</text:p>
          </table:table-cell>
          <table:table-cell office:value-type="float" office:value="12.883984" calcext:value-type="float">
            <text:p>12.883984</text:p>
          </table:table-cell>
          <table:table-cell/>
          <table:table-cell office:value-type="time" office:time-value="PT02H36M18.888018759S" calcext:value-type="time">
            <text:p>02:36:18.89</text:p>
          </table:table-cell>
          <table:table-cell office:value-type="float" office:value="9.503398" calcext:value-type="float">
            <text:p>9.503398</text:p>
          </table:table-cell>
        </table:table-row>
        <table:table-row table:style-name="ro1">
          <table:table-cell/>
          <table:table-cell office:value-type="time" office:time-value="PT02H36M59.184583064S" calcext:value-type="time">
            <text:p>02:36:59.18</text:p>
          </table:table-cell>
          <table:table-cell office:value-type="float" office:value="12.897937" calcext:value-type="float">
            <text:p>12.897937</text:p>
          </table:table-cell>
          <table:table-cell/>
          <table:table-cell office:value-type="time" office:time-value="PT02H36M39.852312339S" calcext:value-type="time">
            <text:p>02:36:39.85</text:p>
          </table:table-cell>
          <table:table-cell office:value-type="float" office:value="9.514156" calcext:value-type="float">
            <text:p>9.514156</text:p>
          </table:table-cell>
        </table:table-row>
        <table:table-row table:style-name="ro1">
          <table:table-cell/>
          <table:table-cell office:value-type="time" office:time-value="PT02H37M19.688870202S" calcext:value-type="time">
            <text:p>02:37:19.69</text:p>
          </table:table-cell>
          <table:table-cell office:value-type="float" office:value="12.912152" calcext:value-type="float">
            <text:p>12.912152</text:p>
          </table:table-cell>
          <table:table-cell/>
          <table:table-cell office:value-type="time" office:time-value="PT02H37M09.32872512S" calcext:value-type="time">
            <text:p>02:37:09.33</text:p>
          </table:table-cell>
          <table:table-cell office:value-type="float" office:value="9.525967" calcext:value-type="float">
            <text:p>9.525967</text:p>
          </table:table-cell>
        </table:table-row>
        <table:table-row table:style-name="ro1">
          <table:table-cell/>
          <table:table-cell office:value-type="time" office:time-value="PT02H37M44.449216941S" calcext:value-type="time">
            <text:p>02:37:44.45</text:p>
          </table:table-cell>
          <table:table-cell office:value-type="float" office:value="12.927039" calcext:value-type="float">
            <text:p>12.927039</text:p>
          </table:table-cell>
          <table:table-cell/>
          <table:table-cell office:value-type="time" office:time-value="PT02H37M29.785011586S" calcext:value-type="time">
            <text:p>02:37:29.79</text:p>
          </table:table-cell>
          <table:table-cell office:value-type="float" office:value="9.537244" calcext:value-type="float">
            <text:p>9.537244</text:p>
          </table:table-cell>
        </table:table-row>
        <table:table-row table:style-name="ro1">
          <table:table-cell/>
          <table:table-cell office:value-type="time" office:time-value="PT02H38M00.097436075S" calcext:value-type="time">
            <text:p>02:38:00.10</text:p>
          </table:table-cell>
          <table:table-cell office:value-type="float" office:value="12.933875" calcext:value-type="float">
            <text:p>12.933875</text:p>
          </table:table-cell>
          <table:table-cell/>
          <table:table-cell office:value-type="time" office:time-value="PT02H37M54.593358997S" calcext:value-type="time">
            <text:p>02:37:54.59</text:p>
          </table:table-cell>
          <table:table-cell office:value-type="float" office:value="9.542436" calcext:value-type="float">
            <text:p>9.542436</text:p>
          </table:table-cell>
        </table:table-row>
        <table:table-row table:style-name="ro1">
          <table:table-cell/>
          <table:table-cell office:value-type="time" office:time-value="PT02H38M15.43365084S" calcext:value-type="time">
            <text:p>02:38:15.43</text:p>
          </table:table-cell>
          <table:table-cell office:value-type="float" office:value="12.940969" calcext:value-type="float">
            <text:p>12.940969</text:p>
          </table:table-cell>
          <table:table-cell/>
          <table:table-cell office:value-type="time" office:time-value="PT02H38M10.185577347S" calcext:value-type="time">
            <text:p>02:38:10.19</text:p>
          </table:table-cell>
          <table:table-cell office:value-type="float" office:value="9.54769" calcext:value-type="float">
            <text:p>9.54769</text:p>
          </table:table-cell>
        </table:table-row>
        <table:table-row table:style-name="ro1">
          <table:table-cell/>
          <table:table-cell office:value-type="time" office:time-value="PT02H38M41.838020602S" calcext:value-type="time">
            <text:p>02:38:41.84</text:p>
          </table:table-cell>
          <table:table-cell office:value-type="float" office:value="12.955853" calcext:value-type="float">
            <text:p>12.955853</text:p>
          </table:table-cell>
          <table:table-cell/>
          <table:table-cell office:value-type="time" office:time-value="PT02H38M25.529792225S" calcext:value-type="time">
            <text:p>02:38:25.53</text:p>
          </table:table-cell>
          <table:table-cell office:value-type="float" office:value="9.558965" calcext:value-type="float">
            <text:p>9.558965</text:p>
          </table:table-cell>
        </table:table-row>
        <table:table-row table:style-name="ro1">
          <table:table-cell/>
          <table:table-cell office:value-type="time" office:time-value="PT02H39M02.298307124S" calcext:value-type="time">
            <text:p>02:39:02.30</text:p>
          </table:table-cell>
          <table:table-cell office:value-type="float" office:value="12.962461" calcext:value-type="float">
            <text:p>12.962461</text:p>
          </table:table-cell>
          <table:table-cell/>
          <table:table-cell office:value-type="time" office:time-value="PT02H38M51.974162546S" calcext:value-type="time">
            <text:p>02:38:51.97</text:p>
          </table:table-cell>
          <table:table-cell office:value-type="float" office:value="9.563598" calcext:value-type="float">
            <text:p>9.563598</text:p>
          </table:table-cell>
        </table:table-row>
        <table:table-row table:style-name="ro1">
          <table:table-cell/>
          <table:table-cell office:value-type="time" office:time-value="PT02H39M17.682522561S" calcext:value-type="time">
            <text:p>02:39:17.68</text:p>
          </table:table-cell>
          <table:table-cell office:value-type="float" office:value="12.969062" calcext:value-type="float">
            <text:p>12.969062</text:p>
          </table:table-cell>
          <table:table-cell/>
          <table:table-cell office:value-type="time" office:time-value="PT02H39M12.438449124S" calcext:value-type="time">
            <text:p>02:39:12.44</text:p>
          </table:table-cell>
          <table:table-cell office:value-type="float" office:value="9.568166" calcext:value-type="float">
            <text:p>9.568166</text:p>
          </table:table-cell>
        </table:table-row>
        <table:table-row table:style-name="ro1">
          <table:table-cell/>
          <table:table-cell office:value-type="time" office:time-value="PT02H39M38.158809307S" calcext:value-type="time">
            <text:p>02:39:38.16</text:p>
          </table:table-cell>
          <table:table-cell office:value-type="float" office:value="12.975636" calcext:value-type="float">
            <text:p>12.975636</text:p>
          </table:table-cell>
          <table:table-cell/>
          <table:table-cell office:value-type="time" office:time-value="PT02H39M27.766663777S" calcext:value-type="time">
            <text:p>02:39:27.77</text:p>
          </table:table-cell>
          <table:table-cell office:value-type="float" office:value="9.572718" calcext:value-type="float">
            <text:p>9.572718</text:p>
          </table:table-cell>
        </table:table-row>
        <table:table-row table:style-name="ro1">
          <table:table-cell/>
          <table:table-cell office:value-type="time" office:time-value="PT02H39M59.167103503S" calcext:value-type="time">
            <text:p>02:39:59.17</text:p>
          </table:table-cell>
          <table:table-cell office:value-type="float" office:value="12.989611" calcext:value-type="float">
            <text:p>12.989611</text:p>
          </table:table-cell>
          <table:table-cell/>
          <table:table-cell office:value-type="time" office:time-value="PT02H39M48.298951307S" calcext:value-type="time">
            <text:p>02:39:48.30</text:p>
          </table:table-cell>
          <table:table-cell office:value-type="float" office:value="9.583966" calcext:value-type="float">
            <text:p>9.583966</text:p>
          </table:table-cell>
        </table:table-row>
        <table:table-row table:style-name="ro1">
          <table:table-cell/>
          <table:table-cell office:value-type="time" office:time-value="PT02H40M31.591557568S" calcext:value-type="time">
            <text:p>02:40:31.59</text:p>
          </table:table-cell>
          <table:table-cell office:value-type="float" office:value="13.004588" calcext:value-type="float">
            <text:p>13.004588</text:p>
          </table:table-cell>
          <table:table-cell/>
          <table:table-cell office:value-type="time" office:time-value="PT02H40M09.267244943S" calcext:value-type="time">
            <text:p>02:40:09.27</text:p>
          </table:table-cell>
          <table:table-cell office:value-type="float" office:value="9.595526" calcext:value-type="float">
            <text:p>9.595526</text:p>
          </table:table-cell>
        </table:table-row>
        <table:table-row table:style-name="ro1">
          <table:table-cell/>
          <table:table-cell office:value-type="time" office:time-value="PT02H41M00.147957466S" calcext:value-type="time">
            <text:p>02:41:00.15</text:p>
          </table:table-cell>
          <table:table-cell office:value-type="float" office:value="13.019475" calcext:value-type="float">
            <text:p>13.019475</text:p>
          </table:table-cell>
          <table:table-cell/>
          <table:table-cell office:value-type="time" office:time-value="PT02H40M41.739699681S" calcext:value-type="time">
            <text:p>02:40:41.74</text:p>
          </table:table-cell>
          <table:table-cell office:value-type="float" office:value="9.606802" calcext:value-type="float">
            <text:p>9.606802</text:p>
          </table:table-cell>
        </table:table-row>
        <table:table-row table:style-name="ro1">
          <table:table-cell/>
          <table:table-cell office:value-type="time" office:time-value="PT02H41M15.788176489S" calcext:value-type="time">
            <text:p>02:41:15.79</text:p>
          </table:table-cell>
          <table:table-cell office:value-type="float" office:value="13.026338" calcext:value-type="float">
            <text:p>13.026338</text:p>
          </table:table-cell>
          <table:table-cell/>
          <table:table-cell office:value-type="time" office:time-value="PT02H41M10.288099467S" calcext:value-type="time">
            <text:p>02:41:10.29</text:p>
          </table:table-cell>
          <table:table-cell office:value-type="float" office:value="9.611995" calcext:value-type="float">
            <text:p>9.611995</text:p>
          </table:table-cell>
        </table:table-row>
        <table:table-row table:style-name="ro1">
          <table:table-cell/>
          <table:table-cell office:value-type="time" office:time-value="PT02H41M36.304463795S" calcext:value-type="time">
            <text:p>02:41:36.30</text:p>
          </table:table-cell>
          <table:table-cell office:value-type="float" office:value="13.033376" calcext:value-type="float">
            <text:p>13.033376</text:p>
          </table:table-cell>
          <table:table-cell/>
          <table:table-cell office:value-type="time" office:time-value="PT02H41M25.880317817S" calcext:value-type="time">
            <text:p>02:41:25.88</text:p>
          </table:table-cell>
          <table:table-cell office:value-type="float" office:value="9.617048" calcext:value-type="float">
            <text:p>9.617048</text:p>
          </table:table-cell>
        </table:table-row>
        <table:table-row table:style-name="ro1">
          <table:table-cell/>
          <table:table-cell office:value-type="time" office:time-value="PT02H42M09.156923854S" calcext:value-type="time">
            <text:p>02:42:09.16</text:p>
          </table:table-cell>
          <table:table-cell office:value-type="float" office:value="13.048487" calcext:value-type="float">
            <text:p>13.048487</text:p>
          </table:table-cell>
          <table:table-cell/>
          <table:table-cell office:value-type="time" office:time-value="PT02H41M46.452605907S" calcext:value-type="time">
            <text:p>02:41:46.45</text:p>
          </table:table-cell>
          <table:table-cell office:value-type="float" office:value="9.628815" calcext:value-type="float">
            <text:p>9.628815</text:p>
          </table:table-cell>
        </table:table-row>
        <table:table-row table:style-name="ro1">
          <table:table-cell/>
          <table:table-cell office:value-type="time" office:time-value="PT02H42M40.537363299S" calcext:value-type="time">
            <text:p>02:42:40.54</text:p>
          </table:table-cell>
          <table:table-cell office:value-type="float" office:value="13.062238" calcext:value-type="float">
            <text:p>13.062238</text:p>
          </table:table-cell>
          <table:table-cell/>
          <table:table-cell office:value-type="time" office:time-value="PT02H42M19.30106591S" calcext:value-type="time">
            <text:p>02:42:19.30</text:p>
          </table:table-cell>
          <table:table-cell office:value-type="float" office:value="9.639714" calcext:value-type="float">
            <text:p>9.639714</text:p>
          </table:table-cell>
        </table:table-row>
        <table:table-row table:style-name="ro1">
          <table:table-cell/>
          <table:table-cell office:value-type="time" office:time-value="PT02H43M01.017650101S" calcext:value-type="time">
            <text:p>02:43:01.02</text:p>
          </table:table-cell>
          <table:table-cell office:value-type="float" office:value="13.067742" calcext:value-type="float">
            <text:p>13.067742</text:p>
          </table:table-cell>
          <table:table-cell/>
          <table:table-cell office:value-type="time" office:time-value="PT02H42M50.673505244S" calcext:value-type="time">
            <text:p>02:42:50.67</text:p>
          </table:table-cell>
          <table:table-cell office:value-type="float" office:value="9.642207" calcext:value-type="float">
            <text:p>9.642207</text:p>
          </table:table-cell>
        </table:table-row>
        <table:table-row table:style-name="ro1">
          <table:table-cell/>
          <table:table-cell office:value-type="time" office:time-value="PT02H43M21.557937743S" calcext:value-type="time">
            <text:p>02:43:21.56</text:p>
          </table:table-cell>
          <table:table-cell office:value-type="float" office:value="13.08169" calcext:value-type="float">
            <text:p>13.08169</text:p>
          </table:table-cell>
          <table:table-cell/>
          <table:table-cell office:value-type="time" office:time-value="PT02H43M11.157792101S" calcext:value-type="time">
            <text:p>02:43:11.16</text:p>
          </table:table-cell>
          <table:table-cell office:value-type="float" office:value="9.653453" calcext:value-type="float">
            <text:p>9.653453</text:p>
          </table:table-cell>
        </table:table-row>
        <table:table-row table:style-name="ro1">
          <table:table-cell/>
          <table:table-cell office:value-type="time" office:time-value="PT02H43M52.298368226S" calcext:value-type="time">
            <text:p>02:43:52.30</text:p>
          </table:table-cell>
          <table:table-cell office:value-type="float" office:value="13.09587" calcext:value-type="float">
            <text:p>13.09587</text:p>
          </table:table-cell>
          <table:table-cell/>
          <table:table-cell office:value-type="time" office:time-value="PT02H43M31.642078959S" calcext:value-type="time">
            <text:p>02:43:31.64</text:p>
          </table:table-cell>
          <table:table-cell office:value-type="float" office:value="9.664704" calcext:value-type="float">
            <text:p>9.664704</text:p>
          </table:table-cell>
        </table:table-row>
        <table:table-row table:style-name="ro1">
          <table:table-cell/>
          <table:table-cell office:value-type="time" office:time-value="PT02H44M16.698709923S" calcext:value-type="time">
            <text:p>02:44:16.70</text:p>
          </table:table-cell>
          <table:table-cell office:value-type="float" office:value="13.109836" calcext:value-type="float">
            <text:p>13.109836</text:p>
          </table:table-cell>
          <table:table-cell/>
          <table:table-cell office:value-type="time" office:time-value="PT02H44M02.446510338S" calcext:value-type="time">
            <text:p>02:44:02.45</text:p>
          </table:table-cell>
          <table:table-cell office:value-type="float" office:value="9.675905" calcext:value-type="float">
            <text:p>9.675905</text:p>
          </table:table-cell>
        </table:table-row>
        <table:table-row table:style-name="ro1">
          <table:table-cell/>
          <table:table-cell office:value-type="time" office:time-value="PT02H44M32.318928665S" calcext:value-type="time">
            <text:p>02:44:32.32</text:p>
          </table:table-cell>
          <table:table-cell office:value-type="float" office:value="13.116464" calcext:value-type="float">
            <text:p>13.116464</text:p>
          </table:table-cell>
          <table:table-cell/>
          <table:table-cell office:value-type="time" office:time-value="PT02H44M26.790851251S" calcext:value-type="time">
            <text:p>02:44:26.79</text:p>
          </table:table-cell>
          <table:table-cell office:value-type="float" office:value="9.680598" calcext:value-type="float">
            <text:p>9.680598</text:p>
          </table:table-cell>
        </table:table-row>
        <table:table-row table:style-name="ro1">
          <table:table-cell/>
          <table:table-cell office:value-type="time" office:time-value="PT02H44M47.923147184S" calcext:value-type="time">
            <text:p>02:44:47.92</text:p>
          </table:table-cell>
          <table:table-cell office:value-type="float" office:value="13.123521" calcext:value-type="float">
            <text:p>13.123521</text:p>
          </table:table-cell>
          <table:table-cell/>
          <table:table-cell office:value-type="time" office:time-value="PT02H44M42.407069938S" calcext:value-type="time">
            <text:p>02:44:42.41</text:p>
          </table:table-cell>
          <table:table-cell office:value-type="float" office:value="9.685783" calcext:value-type="float">
            <text:p>9.685783</text:p>
          </table:table-cell>
        </table:table-row>
        <table:table-row table:style-name="ro1">
          <table:table-cell/>
          <table:table-cell office:value-type="time" office:time-value="PT02H45M03.51936559S" calcext:value-type="time">
            <text:p>02:45:03.52</text:p>
          </table:table-cell>
          <table:table-cell office:value-type="float" office:value="13.130134" calcext:value-type="float">
            <text:p>13.130134</text:p>
          </table:table-cell>
          <table:table-cell/>
          <table:table-cell office:value-type="time" office:time-value="PT02H44M58.003288344S" calcext:value-type="time">
            <text:p>02:44:58.00</text:p>
          </table:table-cell>
          <table:table-cell office:value-type="float" office:value="9.690381" calcext:value-type="float">
            <text:p>9.690381</text:p>
          </table:table-cell>
        </table:table-row>
        <table:table-row table:style-name="ro1">
          <table:table-cell/>
          <table:table-cell office:value-type="time" office:time-value="PT02H45M36.547828114S" calcext:value-type="time">
            <text:p>02:45:36.55</text:p>
          </table:table-cell>
          <table:table-cell office:value-type="float" office:value="13.145043" calcext:value-type="float">
            <text:p>13.145043</text:p>
          </table:table-cell>
          <table:table-cell/>
          <table:table-cell office:value-type="time" office:time-value="PT02H45M13.607506862S" calcext:value-type="time">
            <text:p>02:45:13.61</text:p>
          </table:table-cell>
          <table:table-cell office:value-type="float" office:value="9.702148" calcext:value-type="float">
            <text:p>9.702148</text:p>
          </table:table-cell>
        </table:table-row>
        <table:table-row table:style-name="ro1">
          <table:table-cell/>
          <table:table-cell office:value-type="time" office:time-value="PT02H45M57.452120853S" calcext:value-type="time">
            <text:p>02:45:57.45</text:p>
          </table:table-cell>
          <table:table-cell office:value-type="float" office:value="13.151641" calcext:value-type="float">
            <text:p>13.151641</text:p>
          </table:table-cell>
          <table:table-cell/>
          <table:table-cell office:value-type="time" office:time-value="PT02H45M46.687970114S" calcext:value-type="time">
            <text:p>02:45:46.69</text:p>
          </table:table-cell>
          <table:table-cell office:value-type="float" office:value="9.706698" calcext:value-type="float">
            <text:p>9.706698</text:p>
          </table:table-cell>
        </table:table-row>
        <table:table-row table:style-name="ro1">
          <table:table-cell/>
          <table:table-cell office:value-type="time" office:time-value="PT02H46M13.06833954S" calcext:value-type="time">
            <text:p>02:46:13.07</text:p>
          </table:table-cell>
          <table:table-cell office:value-type="float" office:value="13.157992" calcext:value-type="float">
            <text:p>13.157992</text:p>
          </table:table-cell>
          <table:table-cell/>
          <table:table-cell office:value-type="time" office:time-value="PT02H46M07.572262574S" calcext:value-type="time">
            <text:p>02:46:07.57</text:p>
          </table:table-cell>
          <table:table-cell office:value-type="float" office:value="9.709645" calcext:value-type="float">
            <text:p>9.709645</text:p>
          </table:table-cell>
        </table:table-row>
        <table:table-row table:style-name="ro1">
          <table:table-cell/>
          <table:table-cell office:value-type="time" office:time-value="PT02H46M34.480639393S" calcext:value-type="time">
            <text:p>02:46:34.48</text:p>
          </table:table-cell>
          <table:table-cell office:value-type="float" office:value="13.172888" calcext:value-type="float">
            <text:p>13.172888</text:p>
          </table:table-cell>
          <table:table-cell/>
          <table:table-cell office:value-type="time" office:time-value="PT02H46M23.164480924S" calcext:value-type="time">
            <text:p>02:46:23.16</text:p>
          </table:table-cell>
          <table:table-cell office:value-type="float" office:value="9.72098" calcext:value-type="float">
            <text:p>9.72098</text:p>
          </table:table-cell>
        </table:table-row>
        <table:table-row table:style-name="ro1">
          <table:table-cell/>
          <table:table-cell office:value-type="time" office:time-value="PT02H46M49.840854495S" calcext:value-type="time">
            <text:p>02:46:49.84</text:p>
          </table:table-cell>
          <table:table-cell office:value-type="float" office:value="13.179462" calcext:value-type="float">
            <text:p>13.179462</text:p>
          </table:table-cell>
          <table:table-cell/>
          <table:table-cell office:value-type="time" office:time-value="PT02H46M44.568780666S" calcext:value-type="time">
            <text:p>02:46:44.57</text:p>
          </table:table-cell>
          <table:table-cell office:value-type="float" office:value="9.725532" calcext:value-type="float">
            <text:p>9.725532</text:p>
          </table:table-cell>
        </table:table-row>
        <table:table-row table:style-name="ro1">
          <table:table-cell/>
          <table:table-cell office:value-type="time" office:time-value="PT02H47M11.253154348S" calcext:value-type="time">
            <text:p>02:47:11.25</text:p>
          </table:table-cell>
          <table:table-cell office:value-type="float" office:value="13.194629" calcext:value-type="float">
            <text:p>13.194629</text:p>
          </table:table-cell>
          <table:table-cell/>
          <table:table-cell office:value-type="time" office:time-value="PT02H46M59.944995991S" calcext:value-type="time">
            <text:p>02:46:59.94</text:p>
          </table:table-cell>
          <table:table-cell office:value-type="float" office:value="9.7375" calcext:value-type="float">
            <text:p>9.7375</text:p>
          </table:table-cell>
        </table:table-row>
        <table:table-row table:style-name="ro1">
          <table:table-cell/>
          <table:table-cell office:value-type="time" office:time-value="PT02H47M42.093586231S" calcext:value-type="time">
            <text:p>02:47:42.09</text:p>
          </table:table-cell>
          <table:table-cell office:value-type="float" office:value="13.208353" calcext:value-type="float">
            <text:p>13.208353</text:p>
          </table:table-cell>
          <table:table-cell/>
          <table:table-cell office:value-type="time" office:time-value="PT02H47M21.353295789S" calcext:value-type="time">
            <text:p>02:47:21.35</text:p>
          </table:table-cell>
          <table:table-cell office:value-type="float" office:value="9.748259" calcext:value-type="float">
            <text:p>9.748259</text:p>
          </table:table-cell>
        </table:table-row>
        <table:table-row table:style-name="ro1">
          <table:table-cell/>
          <table:table-cell office:value-type="time" office:time-value="PT02H48M11.073992067S" calcext:value-type="time">
            <text:p>02:48:11.07</text:p>
          </table:table-cell>
          <table:table-cell office:value-type="float" office:value="13.223011" calcext:value-type="float">
            <text:p>13.223011</text:p>
          </table:table-cell>
          <table:table-cell/>
          <table:table-cell office:value-type="time" office:time-value="PT02H47M52.237728288S" calcext:value-type="time">
            <text:p>02:47:52.24</text:p>
          </table:table-cell>
          <table:table-cell office:value-type="float" office:value="9.759536" calcext:value-type="float">
            <text:p>9.759536</text:p>
          </table:table-cell>
        </table:table-row>
        <table:table-row table:style-name="ro1">
          <table:table-cell/>
          <table:table-cell office:value-type="time" office:time-value="PT02H48M48.142511167S" calcext:value-type="time">
            <text:p>02:48:48.14</text:p>
          </table:table-cell>
          <table:table-cell office:value-type="float" office:value="13.239165" calcext:value-type="float">
            <text:p>13.239165</text:p>
          </table:table-cell>
          <table:table-cell/>
          <table:table-cell office:value-type="time" office:time-value="PT02H48M21.214134068S" calcext:value-type="time">
            <text:p>02:48:21.21</text:p>
          </table:table-cell>
          <table:table-cell office:value-type="float" office:value="9.77176" calcext:value-type="float">
            <text:p>9.77176</text:p>
          </table:table-cell>
        </table:table-row>
        <table:table-row table:style-name="ro1">
          <table:table-cell/>
          <table:table-cell office:value-type="time" office:time-value="PT02H49M21.230974531S" calcext:value-type="time">
            <text:p>02:49:21.23</text:p>
          </table:table-cell>
          <table:table-cell office:value-type="float" office:value="13.254108" calcext:value-type="float">
            <text:p>13.254108</text:p>
          </table:table-cell>
          <table:table-cell/>
          <table:table-cell office:value-type="time" office:time-value="PT02H48M58.29065328S" calcext:value-type="time">
            <text:p>02:48:58.29</text:p>
          </table:table-cell>
          <table:table-cell office:value-type="float" office:value="9.783239" calcext:value-type="float">
            <text:p>9.783239</text:p>
          </table:table-cell>
        </table:table-row>
        <table:table-row table:style-name="ro1">
          <table:table-cell/>
          <table:table-cell office:value-type="time" office:time-value="PT02H49M45.783318357S" calcext:value-type="time">
            <text:p>02:49:45.78</text:p>
          </table:table-cell>
          <table:table-cell office:value-type="float" office:value="13.269017" calcext:value-type="float">
            <text:p>13.269017</text:p>
          </table:table-cell>
          <table:table-cell/>
          <table:table-cell office:value-type="time" office:time-value="PT02H49M31.3831167S" calcext:value-type="time">
            <text:p>02:49:31.38</text:p>
          </table:table-cell>
          <table:table-cell office:value-type="float" office:value="9.795006" calcext:value-type="float">
            <text:p>9.795006</text:p>
          </table:table-cell>
        </table:table-row>
        <table:table-row table:style-name="ro1">
          <table:table-cell/>
          <table:table-cell office:value-type="time" office:time-value="PT02H50M06.911614234S" calcext:value-type="time">
            <text:p>02:50:06.91</text:p>
          </table:table-cell>
          <table:table-cell office:value-type="float" office:value="13.283026" calcext:value-type="float">
            <text:p>13.283026</text:p>
          </table:table-cell>
          <table:table-cell/>
          <table:table-cell office:value-type="time" office:time-value="PT02H49M55.923460358S" calcext:value-type="time">
            <text:p>02:49:55.92</text:p>
          </table:table-cell>
          <table:table-cell office:value-type="float" office:value="9.805965" calcext:value-type="float">
            <text:p>9.805965</text:p>
          </table:table-cell>
        </table:table-row>
        <table:table-row table:style-name="ro1">
          <table:table-cell/>
          <table:table-cell office:value-type="time" office:time-value="PT02H50M27.463902044S" calcext:value-type="time">
            <text:p>02:50:27.46</text:p>
          </table:table-cell>
          <table:table-cell office:value-type="float" office:value="13.297091" calcext:value-type="float">
            <text:p>13.297091</text:p>
          </table:table-cell>
          <table:table-cell/>
          <table:table-cell office:value-type="time" office:time-value="PT02H50M17.01575573S" calcext:value-type="time">
            <text:p>02:50:17.02</text:p>
          </table:table-cell>
          <table:table-cell office:value-type="float" office:value="9.817125" calcext:value-type="float">
            <text:p>9.817125</text:p>
          </table:table-cell>
        </table:table-row>
        <table:table-row table:style-name="ro1">
          <table:table-cell/>
          <table:table-cell office:value-type="time" office:time-value="PT02H51M00.596366024S" calcext:value-type="time">
            <text:p>02:51:00.60</text:p>
          </table:table-cell>
          <table:table-cell office:value-type="float" office:value="13.312005" calcext:value-type="float">
            <text:p>13.312005</text:p>
          </table:table-cell>
          <table:table-cell/>
          <table:table-cell office:value-type="time" office:time-value="PT02H50M37.560043428S" calcext:value-type="time">
            <text:p>02:50:37.56</text:p>
          </table:table-cell>
          <table:table-cell office:value-type="float" office:value="9.828543" calcext:value-type="float">
            <text:p>9.828543</text:p>
          </table:table-cell>
        </table:table-row>
        <table:table-row table:style-name="ro1">
          <table:table-cell/>
          <table:table-cell office:value-type="time" office:time-value="PT02H51M31.912804573S" calcext:value-type="time">
            <text:p>02:51:31.91</text:p>
          </table:table-cell>
          <table:table-cell office:value-type="float" office:value="13.325983" calcext:value-type="float">
            <text:p>13.325983</text:p>
          </table:table-cell>
          <table:table-cell/>
          <table:table-cell office:value-type="time" office:time-value="PT02H51M10.7205078S" calcext:value-type="time">
            <text:p>02:51:10.72</text:p>
          </table:table-cell>
          <table:table-cell office:value-type="float" office:value="9.839794" calcext:value-type="float">
            <text:p>9.839794</text:p>
          </table:table-cell>
        </table:table-row>
        <table:table-row table:style-name="ro1">
          <table:table-cell/>
          <table:table-cell office:value-type="time" office:time-value="PT02H51M54.849125769S" calcext:value-type="time">
            <text:p>02:51:54.85</text:p>
          </table:table-cell>
          <table:table-cell office:value-type="float" office:value="13.341094" calcext:value-type="float">
            <text:p>13.341094</text:p>
          </table:table-cell>
          <table:table-cell/>
          <table:table-cell office:value-type="time" office:time-value="PT02H51M42.064946742S" calcext:value-type="time">
            <text:p>02:51:42.06</text:p>
          </table:table-cell>
          <table:table-cell office:value-type="float" office:value="9.851561" calcext:value-type="float">
            <text:p>9.851561</text:p>
          </table:table-cell>
        </table:table-row>
        <table:table-row table:style-name="ro1">
          <table:table-cell/>
          <table:table-cell office:value-type="time" office:time-value="PT02H52M18.14145195S" calcext:value-type="time">
            <text:p>02:52:18.14</text:p>
          </table:table-cell>
          <table:table-cell office:value-type="float" office:value="13.355103" calcext:value-type="float">
            <text:p>13.355103</text:p>
          </table:table-cell>
          <table:table-cell/>
          <table:table-cell office:value-type="time" office:time-value="PT02H52M04.989267769S" calcext:value-type="time">
            <text:p>02:52:04.99</text:p>
          </table:table-cell>
          <table:table-cell office:value-type="float" office:value="9.862521" calcext:value-type="float">
            <text:p>9.862521</text:p>
          </table:table-cell>
        </table:table-row>
        <table:table-row table:style-name="ro1">
          <table:table-cell/>
          <table:table-cell office:value-type="time" office:time-value="PT02H52M38.709739984S" calcext:value-type="time">
            <text:p>02:52:38.71</text:p>
          </table:table-cell>
          <table:table-cell office:value-type="float" office:value="13.369283" calcext:value-type="float">
            <text:p>13.369283</text:p>
          </table:table-cell>
          <table:table-cell/>
          <table:table-cell office:value-type="time" office:time-value="PT02H52M28.233593278S" calcext:value-type="time">
            <text:p>02:52:28.23</text:p>
          </table:table-cell>
          <table:table-cell office:value-type="float" office:value="9.873772" calcext:value-type="float">
            <text:p>9.873772</text:p>
          </table:table-cell>
        </table:table-row>
        <table:table-row table:style-name="ro1">
          <table:table-cell/>
          <table:table-cell office:value-type="time" office:time-value="PT02H52M54.077955197S" calcext:value-type="time">
            <text:p>02:52:54.08</text:p>
          </table:table-cell>
          <table:table-cell office:value-type="float" office:value="13.376321" calcext:value-type="float">
            <text:p>13.376321</text:p>
          </table:table-cell>
          <table:table-cell/>
          <table:table-cell office:value-type="time" office:time-value="PT02H52M48.7938812S" calcext:value-type="time">
            <text:p>02:52:48.79</text:p>
          </table:table-cell>
          <table:table-cell office:value-type="float" office:value="9.878825" calcext:value-type="float">
            <text:p>9.878825</text:p>
          </table:table-cell>
        </table:table-row>
        <table:table-row table:style-name="ro1">
          <table:table-cell/>
          <table:table-cell office:value-type="time" office:time-value="PT02H53M11.838203908S" calcext:value-type="time">
            <text:p>02:53:11.84</text:p>
          </table:table-cell>
          <table:table-cell office:value-type="float" office:value="13.383359" calcext:value-type="float">
            <text:p>13.383359</text:p>
          </table:table-cell>
          <table:table-cell/>
          <table:table-cell office:value-type="time" office:time-value="PT02H53M04.170096526S" calcext:value-type="time">
            <text:p>02:53:04.17</text:p>
          </table:table-cell>
          <table:table-cell office:value-type="float" office:value="9.883877" calcext:value-type="float">
            <text:p>9.883877</text:p>
          </table:table-cell>
        </table:table-row>
        <table:table-row table:style-name="ro1">
          <table:table-cell/>
          <table:table-cell office:value-type="time" office:time-value="PT02H53M30.010458389S" calcext:value-type="time">
            <text:p>02:53:30.01</text:p>
          </table:table-cell>
          <table:table-cell office:value-type="float" office:value="13.38971" calcext:value-type="float">
            <text:p>13.38971</text:p>
          </table:table-cell>
          <table:table-cell/>
          <table:table-cell office:value-type="time" office:time-value="PT02H53M21.930345236S" calcext:value-type="time">
            <text:p>02:53:21.93</text:p>
          </table:table-cell>
          <table:table-cell office:value-type="float" office:value="9.886824" calcext:value-type="float">
            <text:p>9.886824</text:p>
          </table:table-cell>
        </table:table-row>
        <table:table-row table:style-name="ro1">
          <table:table-cell/>
          <table:table-cell office:value-type="time" office:time-value="PT02H53M45.662677579S" calcext:value-type="time">
            <text:p>02:53:45.66</text:p>
          </table:table-cell>
          <table:table-cell office:value-type="float" office:value="13.396538" calcext:value-type="float">
            <text:p>13.396538</text:p>
          </table:table-cell>
          <table:table-cell/>
          <table:table-cell office:value-type="time" office:time-value="PT02H53M40.102599717S" calcext:value-type="time">
            <text:p>02:53:40.10</text:p>
          </table:table-cell>
          <table:table-cell office:value-type="float" office:value="9.891869" calcext:value-type="float">
            <text:p>9.891869</text:p>
          </table:table-cell>
        </table:table-row>
        <table:table-row table:style-name="ro1">
          <table:table-cell/>
          <table:table-cell office:value-type="time" office:time-value="PT02H54M19.903157076S" calcext:value-type="time">
            <text:p>02:54:19.90</text:p>
          </table:table-cell>
          <table:table-cell office:value-type="float" office:value="13.414127" calcext:value-type="float">
            <text:p>13.414127</text:p>
          </table:table-cell>
          <table:table-cell/>
          <table:table-cell office:value-type="time" office:time-value="PT02H53M55.754818908S" calcext:value-type="time">
            <text:p>02:53:55.75</text:p>
          </table:table-cell>
          <table:table-cell office:value-type="float" office:value="9.905417" calcext:value-type="float">
            <text:p>9.905417</text:p>
          </table:table-cell>
        </table:table-row>
        <table:table-row table:style-name="ro1">
          <table:table-cell/>
          <table:table-cell office:value-type="time" office:time-value="PT02H54M46.899535128S" calcext:value-type="time">
            <text:p>02:54:46.90</text:p>
          </table:table-cell>
          <table:table-cell office:value-type="float" office:value="13.428838" calcext:value-type="float">
            <text:p>13.428838</text:p>
          </table:table-cell>
          <table:table-cell/>
          <table:table-cell office:value-type="time" office:time-value="PT02H54M30.055299245S" calcext:value-type="time">
            <text:p>02:54:30.06</text:p>
          </table:table-cell>
          <table:table-cell office:value-type="float" office:value="9.916893" calcext:value-type="float">
            <text:p>9.916893</text:p>
          </table:table-cell>
        </table:table-row>
        <table:table-row table:style-name="ro1">
          <table:table-cell/>
          <table:table-cell office:value-type="time" office:time-value="PT02H55M34.368199869S" calcext:value-type="time">
            <text:p>02:55:34.37</text:p>
          </table:table-cell>
          <table:table-cell office:value-type="float" office:value="13.454681" calcext:value-type="float">
            <text:p>13.454681</text:p>
          </table:table-cell>
          <table:table-cell/>
          <table:table-cell office:value-type="time" office:time-value="PT02H54M56.9876764S" calcext:value-type="time">
            <text:p>02:54:56.99</text:p>
          </table:table-cell>
          <table:table-cell office:value-type="float" office:value="9.937482" calcext:value-type="float">
            <text:p>9.937482</text:p>
          </table:table-cell>
        </table:table-row>
        <table:table-row table:style-name="ro1">
          <table:table-cell/>
          <table:table-cell office:value-type="time" office:time-value="PT02H55M56.224505941S" calcext:value-type="time">
            <text:p>02:55:56.22</text:p>
          </table:table-cell>
          <table:table-cell office:value-type="float" office:value="13.468432" calcext:value-type="float">
            <text:p>13.468432</text:p>
          </table:table-cell>
          <table:table-cell/>
          <table:table-cell office:value-type="time" office:time-value="PT02H55M44.504341814S" calcext:value-type="time">
            <text:p>02:55:44.50</text:p>
          </table:table-cell>
          <table:table-cell office:value-type="float" office:value="9.94824" calcext:value-type="float">
            <text:p>9.94824</text:p>
          </table:table-cell>
        </table:table-row>
        <table:table-row table:style-name="ro1">
          <table:table-cell/>
          <table:table-cell office:value-type="time" office:time-value="PT02H56M16.856794871S" calcext:value-type="time">
            <text:p>02:56:16.86</text:p>
          </table:table-cell>
          <table:table-cell office:value-type="float" office:value="13.475097" calcext:value-type="float">
            <text:p>13.475097</text:p>
          </table:table-cell>
          <table:table-cell/>
          <table:table-cell office:value-type="time" office:time-value="PT02H56M06.364647941S" calcext:value-type="time">
            <text:p>02:56:06.36</text:p>
          </table:table-cell>
          <table:table-cell office:value-type="float" office:value="9.953142" calcext:value-type="float">
            <text:p>9.953142</text:p>
          </table:table-cell>
        </table:table-row>
        <table:table-row table:style-name="ro1">
          <table:table-cell/>
          <table:table-cell office:value-type="time" office:time-value="PT02H56M48.0932323S" calcext:value-type="time">
            <text:p>02:56:48.09</text:p>
          </table:table-cell>
          <table:table-cell office:value-type="float" office:value="13.488672" calcext:value-type="float">
            <text:p>13.488672</text:p>
          </table:table-cell>
          <table:table-cell/>
          <table:table-cell office:value-type="time" office:time-value="PT02H56M27.000936928S" calcext:value-type="time">
            <text:p>02:56:27.00</text:p>
          </table:table-cell>
          <table:table-cell office:value-type="float" office:value="9.963075" calcext:value-type="float">
            <text:p>9.963075</text:p>
          </table:table-cell>
        </table:table-row>
        <table:table-row table:style-name="ro1">
          <table:table-cell/>
          <table:table-cell office:value-type="time" office:time-value="PT02H57M19.461671577S" calcext:value-type="time">
            <text:p>02:57:19.46</text:p>
          </table:table-cell>
          <table:table-cell office:value-type="float" office:value="13.502452" calcext:value-type="float">
            <text:p>13.502452</text:p>
          </table:table-cell>
          <table:table-cell/>
          <table:table-cell office:value-type="time" office:time-value="PT02H56M58.2333743S" calcext:value-type="time">
            <text:p>02:56:58.23</text:p>
          </table:table-cell>
          <table:table-cell office:value-type="float" office:value="9.974034" calcext:value-type="float">
            <text:p>9.974034</text:p>
          </table:table-cell>
        </table:table-row>
        <table:table-row table:style-name="ro1">
          <table:table-cell/>
          <table:table-cell office:value-type="time" office:time-value="PT02H57M39.837956922S" calcext:value-type="time">
            <text:p>02:57:39.84</text:p>
          </table:table-cell>
          <table:table-cell office:value-type="float" office:value="13.509294" calcext:value-type="float">
            <text:p>13.509294</text:p>
          </table:table-cell>
          <table:table-cell/>
          <table:table-cell office:value-type="time" office:time-value="PT02H57M29.601813578S" calcext:value-type="time">
            <text:p>02:57:29.60</text:p>
          </table:table-cell>
          <table:table-cell office:value-type="float" office:value="9.978772" calcext:value-type="float">
            <text:p>9.978772</text:p>
          </table:table-cell>
        </table:table-row>
        <table:table-row table:style-name="ro1">
          <table:table-cell/>
          <table:table-cell office:value-type="time" office:time-value="PT02H58M05.77432013S" calcext:value-type="time">
            <text:p>02:58:05.77</text:p>
          </table:table-cell>
          <table:table-cell office:value-type="float" office:value="13.524461" calcext:value-type="float">
            <text:p>13.524461</text:p>
          </table:table-cell>
          <table:table-cell/>
          <table:table-cell office:value-type="time" office:time-value="PT02H57M49.986099035S" calcext:value-type="time">
            <text:p>02:57:49.99</text:p>
          </table:table-cell>
          <table:table-cell office:value-type="float" office:value="9.990739" calcext:value-type="float">
            <text:p>9.990739</text:p>
          </table:table-cell>
        </table:table-row>
        <table:table-row table:style-name="ro1">
          <table:table-cell/>
          <table:table-cell office:value-type="time" office:time-value="PT02H58M21.422539264S" calcext:value-type="time">
            <text:p>02:58:21.42</text:p>
          </table:table-cell>
          <table:table-cell office:value-type="float" office:value="13.531497" calcext:value-type="float">
            <text:p>13.531497</text:p>
          </table:table-cell>
          <table:table-cell/>
          <table:table-cell office:value-type="time" office:time-value="PT02H58M15.866461458S" calcext:value-type="time">
            <text:p>02:58:15.87</text:p>
          </table:table-cell>
          <table:table-cell office:value-type="float" office:value="9.996284" calcext:value-type="float">
            <text:p>9.996284</text:p>
          </table:table-cell>
        </table:table-row>
        <table:table-row table:style-name="ro1">
          <table:table-cell/>
          <table:table-cell office:value-type="time" office:time-value="PT02H58M42.046828083S" calcext:value-type="time">
            <text:p>02:58:42.05</text:p>
          </table:table-cell>
          <table:table-cell office:value-type="float" office:value="13.54545" calcext:value-type="float">
            <text:p>13.54545</text:p>
          </table:table-cell>
          <table:table-cell/>
          <table:table-cell office:value-type="time" office:time-value="PT02H58M31.518680649S" calcext:value-type="time">
            <text:p>02:58:31.52</text:p>
          </table:table-cell>
          <table:table-cell office:value-type="float" office:value="10.007043" calcext:value-type="float">
            <text:p>10.007043</text:p>
          </table:table-cell>
        </table:table-row>
        <table:table-row table:style-name="ro1">
          <table:table-cell/>
          <table:table-cell office:value-type="time" office:time-value="PT02H59M02.815118918S" calcext:value-type="time">
            <text:p>02:59:02.82</text:p>
          </table:table-cell>
          <table:table-cell office:value-type="float" office:value="13.552051" calcext:value-type="float">
            <text:p>13.552051</text:p>
          </table:table-cell>
          <table:table-cell/>
          <table:table-cell office:value-type="time" office:time-value="PT02H58M52.138969411S" calcext:value-type="time">
            <text:p>02:58:52.14</text:p>
          </table:table-cell>
          <table:table-cell office:value-type="float" office:value="10.011595" calcext:value-type="float">
            <text:p>10.011595</text:p>
          </table:table-cell>
        </table:table-row>
        <table:table-row table:style-name="ro1">
          <table:table-cell/>
          <table:table-cell office:value-type="time" office:time-value="PT02H59M36.063584523S" calcext:value-type="time">
            <text:p>02:59:36.06</text:p>
          </table:table-cell>
          <table:table-cell office:value-type="float" office:value="13.56696" calcext:value-type="float">
            <text:p>13.56696</text:p>
          </table:table-cell>
          <table:table-cell/>
          <table:table-cell office:value-type="time" office:time-value="PT02H59M12.955260918S" calcext:value-type="time">
            <text:p>02:59:12.96</text:p>
          </table:table-cell>
          <table:table-cell office:value-type="float" office:value="10.023362" calcext:value-type="float">
            <text:p>10.023362</text:p>
          </table:table-cell>
        </table:table-row>
        <table:table-row table:style-name="ro1">
          <table:table-cell/>
          <table:table-cell office:value-type="time" office:time-value="PT02H59M51.779804609S" calcext:value-type="time">
            <text:p>02:59:51.78</text:p>
          </table:table-cell>
          <table:table-cell office:value-type="float" office:value="13.573546" calcext:value-type="float">
            <text:p>13.573546</text:p>
          </table:table-cell>
          <table:table-cell/>
          <table:table-cell office:value-type="time" office:time-value="PT02H59M46.207726579S" calcext:value-type="time">
            <text:p>02:59:46.21</text:p>
          </table:table-cell>
          <table:table-cell office:value-type="float" office:value="10.02796" calcext:value-type="float">
            <text:p>10.02796</text:p>
          </table:table-cell>
        </table:table-row>
        <table:table-row table:style-name="ro1">
          <table:table-cell/>
          <table:table-cell office:value-type="time" office:time-value="PT03H00M24.640264781S" calcext:value-type="time">
            <text:p>03:00:24.64</text:p>
          </table:table-cell>
          <table:table-cell office:value-type="float" office:value="13.588315" calcext:value-type="float">
            <text:p>13.588315</text:p>
          </table:table-cell>
          <table:table-cell/>
          <table:table-cell office:value-type="time" office:time-value="PT03H00M01.871945938S" calcext:value-type="time">
            <text:p>03:00:01.87</text:p>
          </table:table-cell>
          <table:table-cell office:value-type="float" office:value="10.039436" calcext:value-type="float">
            <text:p>10.039436</text:p>
          </table:table-cell>
        </table:table-row>
        <table:table-row table:style-name="ro1">
          <table:table-cell/>
          <table:table-cell office:value-type="time" office:time-value="PT03H00M47.024578246S" calcext:value-type="time">
            <text:p>03:00:47.02</text:p>
          </table:table-cell>
          <table:table-cell office:value-type="float" office:value="13.602495" calcext:value-type="float">
            <text:p>13.602495</text:p>
          </table:table-cell>
          <table:table-cell/>
          <table:table-cell office:value-type="time" office:time-value="PT03H00M34.780406781S" calcext:value-type="time">
            <text:p>03:00:34.78</text:p>
          </table:table-cell>
          <table:table-cell office:value-type="float" office:value="10.050685" calcext:value-type="float">
            <text:p>10.050685</text:p>
          </table:table-cell>
        </table:table-row>
        <table:table-row table:style-name="ro1">
          <table:table-cell/>
          <table:table-cell office:value-type="time" office:time-value="PT03H01M02.456794356S" calcext:value-type="time">
            <text:p>03:01:02.46</text:p>
          </table:table-cell>
          <table:table-cell office:value-type="float" office:value="13.609122" calcext:value-type="float">
            <text:p>13.609122</text:p>
          </table:table-cell>
          <table:table-cell/>
          <table:table-cell office:value-type="time" office:time-value="PT03H00M57.112719518S" calcext:value-type="time">
            <text:p>03:00:57.11</text:p>
          </table:table-cell>
          <table:table-cell office:value-type="float" office:value="10.055435" calcext:value-type="float">
            <text:p>10.055435</text:p>
          </table:table-cell>
        </table:table-row>
        <table:table-row table:style-name="ro1">
          <table:table-cell/>
          <table:table-cell office:value-type="time" office:time-value="PT03H01M34.793247189S" calcext:value-type="time">
            <text:p>03:01:34.79</text:p>
          </table:table-cell>
          <table:table-cell office:value-type="float" office:value="13.624231" calcext:value-type="float">
            <text:p>13.624231</text:p>
          </table:table-cell>
          <table:table-cell/>
          <table:table-cell office:value-type="time" office:time-value="PT03H01M12.548935684S" calcext:value-type="time">
            <text:p>03:01:12.55</text:p>
          </table:table-cell>
          <table:table-cell office:value-type="float" office:value="10.067694" calcext:value-type="float">
            <text:p>10.067694</text:p>
          </table:table-cell>
        </table:table-row>
        <table:table-row table:style-name="ro1">
          <table:table-cell/>
          <table:table-cell office:value-type="time" office:time-value="PT03H01M56.329548779S" calcext:value-type="time">
            <text:p>03:01:56.33</text:p>
          </table:table-cell>
          <table:table-cell office:value-type="float" office:value="13.639345" calcext:value-type="float">
            <text:p>13.639345</text:p>
          </table:table-cell>
          <table:table-cell/>
          <table:table-cell office:value-type="time" office:time-value="PT03H01M44.937389245S" calcext:value-type="time">
            <text:p>03:01:44.94</text:p>
          </table:table-cell>
          <table:table-cell office:value-type="float" office:value="10.079464" calcext:value-type="float">
            <text:p>10.079464</text:p>
          </table:table-cell>
        </table:table-row>
        <table:table-row table:style-name="ro1">
          <table:table-cell/>
          <table:table-cell office:value-type="time" office:time-value="PT03H02M16.981837989S" calcext:value-type="time">
            <text:p>03:02:16.98</text:p>
          </table:table-cell>
          <table:table-cell office:value-type="float" office:value="13.645995" calcext:value-type="float">
            <text:p>13.645995</text:p>
          </table:table-cell>
          <table:table-cell/>
          <table:table-cell office:value-type="time" office:time-value="PT03H02M06.409689939S" calcext:value-type="time">
            <text:p>03:02:06.41</text:p>
          </table:table-cell>
          <table:table-cell office:value-type="float" office:value="10.084226" calcext:value-type="float">
            <text:p>10.084226</text:p>
          </table:table-cell>
        </table:table-row>
        <table:table-row table:style-name="ro1">
          <table:table-cell/>
          <table:table-cell office:value-type="time" office:time-value="PT03H02M32.682057852S" calcext:value-type="time">
            <text:p>03:02:32.68</text:p>
          </table:table-cell>
          <table:table-cell office:value-type="float" office:value="13.65326" calcext:value-type="float">
            <text:p>13.65326</text:p>
          </table:table-cell>
          <table:table-cell/>
          <table:table-cell office:value-type="time" office:time-value="PT03H02M27.12197999S" calcext:value-type="time">
            <text:p>03:02:27.12</text:p>
          </table:table-cell>
          <table:table-cell office:value-type="float" office:value="10.08977" calcext:value-type="float">
            <text:p>10.08977</text:p>
          </table:table-cell>
        </table:table-row>
        <table:table-row table:style-name="ro1">
          <table:table-cell/>
          <table:table-cell office:value-type="time" office:time-value="PT03H02M56.502391427S" calcext:value-type="time">
            <text:p>03:02:56.50</text:p>
          </table:table-cell>
          <table:table-cell office:value-type="float" office:value="13.667998" calcext:value-type="float">
            <text:p>13.667998</text:p>
          </table:table-cell>
          <table:table-cell/>
          <table:table-cell office:value-type="time" office:time-value="PT03H02M42.77419918S" calcext:value-type="time">
            <text:p>03:02:42.77</text:p>
          </table:table-cell>
          <table:table-cell office:value-type="float" office:value="10.101245" calcext:value-type="float">
            <text:p>10.101245</text:p>
          </table:table-cell>
        </table:table-row>
        <table:table-row table:style-name="ro1">
          <table:table-cell/>
          <table:table-cell office:value-type="time" office:time-value="PT03H03M29.158848741S" calcext:value-type="time">
            <text:p>03:03:29.16</text:p>
          </table:table-cell>
          <table:table-cell office:value-type="float" office:value="13.68273" calcext:value-type="float">
            <text:p>13.68273</text:p>
          </table:table-cell>
          <table:table-cell/>
          <table:table-cell office:value-type="time" office:time-value="PT03H03M06.590532699S" calcext:value-type="time">
            <text:p>03:03:06.59</text:p>
          </table:table-cell>
          <table:table-cell office:value-type="float" office:value="10.110919" calcext:value-type="float">
            <text:p>10.110919</text:p>
          </table:table-cell>
        </table:table-row>
        <table:table-row table:style-name="ro1">
          <table:table-cell/>
          <table:table-cell office:value-type="time" office:time-value="PT03H03M44.615065187S" calcext:value-type="time">
            <text:p>03:03:44.62</text:p>
          </table:table-cell>
          <table:table-cell office:value-type="float" office:value="13.688222" calcext:value-type="float">
            <text:p>13.688222</text:p>
          </table:table-cell>
          <table:table-cell/>
          <table:table-cell office:value-type="time" office:time-value="PT03H03M39.29099063S" calcext:value-type="time">
            <text:p>03:03:39.29</text:p>
          </table:table-cell>
          <table:table-cell office:value-type="float" office:value="10.113382" calcext:value-type="float">
            <text:p>10.113382</text:p>
          </table:table-cell>
        </table:table-row>
        <table:table-row table:style-name="ro1">
          <table:table-cell/>
          <table:table-cell office:value-type="time" office:time-value="PT03H04M00.283284602S" calcext:value-type="time">
            <text:p>03:04:00.28</text:p>
          </table:table-cell>
          <table:table-cell office:value-type="float" office:value="13.694852" calcext:value-type="float">
            <text:p>13.694852</text:p>
          </table:table-cell>
          <table:table-cell/>
          <table:table-cell office:value-type="time" office:time-value="PT03H03M54.699206403S" calcext:value-type="time">
            <text:p>03:03:54.70</text:p>
          </table:table-cell>
          <table:table-cell office:value-type="float" office:value="10.118134" calcext:value-type="float">
            <text:p>10.118134</text:p>
          </table:table-cell>
        </table:table-row>
        <table:table-row table:style-name="ro1">
          <table:table-cell/>
          <table:table-cell office:value-type="time" office:time-value="PT03H04M21.051575437S" calcext:value-type="time">
            <text:p>03:04:21.05</text:p>
          </table:table-cell>
          <table:table-cell office:value-type="float" office:value="13.701655" calcext:value-type="float">
            <text:p>13.701655</text:p>
          </table:table-cell>
          <table:table-cell/>
          <table:table-cell office:value-type="time" office:time-value="PT03H04M10.379425986S" calcext:value-type="time">
            <text:p>03:04:10.38</text:p>
          </table:table-cell>
          <table:table-cell office:value-type="float" office:value="10.121678" calcext:value-type="float">
            <text:p>10.121678</text:p>
          </table:table-cell>
        </table:table-row>
        <table:table-row table:style-name="ro1">
          <table:table-cell/>
          <table:table-cell office:value-type="time" office:time-value="PT03H04M52.472015442S" calcext:value-type="time">
            <text:p>03:04:52.47</text:p>
          </table:table-cell>
          <table:table-cell office:value-type="float" office:value="13.716059" calcext:value-type="float">
            <text:p>13.716059</text:p>
          </table:table-cell>
          <table:table-cell/>
          <table:table-cell office:value-type="time" office:time-value="PT03H04M31.191717437S" calcext:value-type="time">
            <text:p>03:04:31.19</text:p>
          </table:table-cell>
          <table:table-cell office:value-type="float" office:value="10.133418" calcext:value-type="float">
            <text:p>10.133418</text:p>
          </table:table-cell>
        </table:table-row>
        <table:table-row table:style-name="ro1">
          <table:table-cell/>
          <table:table-cell office:value-type="time" office:time-value="PT03H05M22.260432593S" calcext:value-type="time">
            <text:p>03:05:22.26</text:p>
          </table:table-cell>
          <table:table-cell office:value-type="float" office:value="13.741696" calcext:value-type="float">
            <text:p>13.741696</text:p>
          </table:table-cell>
          <table:table-cell/>
          <table:table-cell office:value-type="time" office:time-value="PT03H05M02.616157499S" calcext:value-type="time">
            <text:p>03:05:02.62</text:p>
          </table:table-cell>
          <table:table-cell office:value-type="float" office:value="10.153446" calcext:value-type="float">
            <text:p>10.153446</text:p>
          </table:table-cell>
        </table:table-row>
        <table:table-row table:style-name="ro1">
          <table:table-cell/>
          <table:table-cell office:value-type="time" office:time-value="PT03H05M53.256866661S" calcext:value-type="time">
            <text:p>03:05:53.26</text:p>
          </table:table-cell>
          <table:table-cell office:value-type="float" office:value="13.755649" calcext:value-type="float">
            <text:p>13.755649</text:p>
          </table:table-cell>
          <table:table-cell/>
          <table:table-cell office:value-type="time" office:time-value="PT03H05M32.360574033S" calcext:value-type="time">
            <text:p>03:05:32.36</text:p>
          </table:table-cell>
          <table:table-cell office:value-type="float" office:value="10.164205" calcext:value-type="float">
            <text:p>10.164205</text:p>
          </table:table-cell>
        </table:table-row>
        <table:table-row table:style-name="ro1">
          <table:table-cell/>
          <table:table-cell office:value-type="time" office:time-value="PT03H06M22.197271936S" calcext:value-type="time">
            <text:p>03:06:22.20</text:p>
          </table:table-cell>
          <table:table-cell office:value-type="float" office:value="13.769658" calcext:value-type="float">
            <text:p>13.769658</text:p>
          </table:table-cell>
          <table:table-cell/>
          <table:table-cell office:value-type="time" office:time-value="PT03H06M03.397008661S" calcext:value-type="time">
            <text:p>03:06:03.40</text:p>
          </table:table-cell>
          <table:table-cell office:value-type="float" office:value="10.175165" calcext:value-type="float">
            <text:p>10.175165</text:p>
          </table:table-cell>
        </table:table-row>
        <table:table-row table:style-name="ro1">
          <table:table-cell/>
          <table:table-cell office:value-type="time" office:time-value="PT03H06M37.62548799S" calcext:value-type="time">
            <text:p>03:06:37.63</text:p>
          </table:table-cell>
          <table:table-cell office:value-type="float" office:value="13.776232" calcext:value-type="float">
            <text:p>13.776232</text:p>
          </table:table-cell>
          <table:table-cell/>
          <table:table-cell office:value-type="time" office:time-value="PT03H06M32.285413209S" calcext:value-type="time">
            <text:p>03:06:32.29</text:p>
          </table:table-cell>
          <table:table-cell office:value-type="float" office:value="10.179718" calcext:value-type="float">
            <text:p>10.179718</text:p>
          </table:table-cell>
        </table:table-row>
        <table:table-row table:style-name="ro1">
          <table:table-cell/>
          <table:table-cell office:value-type="time" office:time-value="PT03H06M58.797784483S" calcext:value-type="time">
            <text:p>03:06:58.80</text:p>
          </table:table-cell>
          <table:table-cell office:value-type="float" office:value="13.790182" calcext:value-type="float">
            <text:p>13.790182</text:p>
          </table:table-cell>
          <table:table-cell/>
          <table:table-cell office:value-type="time" office:time-value="PT03H06M47.72562943S" calcext:value-type="time">
            <text:p>03:06:47.73</text:p>
          </table:table-cell>
          <table:table-cell office:value-type="float" office:value="10.190474" calcext:value-type="float">
            <text:p>10.190474</text:p>
          </table:table-cell>
        </table:table-row>
        <table:table-row table:style-name="ro1">
          <table:table-cell/>
          <table:table-cell office:value-type="time" office:time-value="PT03H07M19.16206966S" calcext:value-type="time">
            <text:p>03:07:19.16</text:p>
          </table:table-cell>
          <table:table-cell office:value-type="float" office:value="13.796783" calcext:value-type="float">
            <text:p>13.796783</text:p>
          </table:table-cell>
          <table:table-cell/>
          <table:table-cell office:value-type="time" office:time-value="PT03H07M08.889925811S" calcext:value-type="time">
            <text:p>03:07:08.89</text:p>
          </table:table-cell>
          <table:table-cell office:value-type="float" office:value="10.195027" calcext:value-type="float">
            <text:p>10.195027</text:p>
          </table:table-cell>
        </table:table-row>
        <table:table-row table:style-name="ro1">
          <table:table-cell/>
          <table:table-cell office:value-type="time" office:time-value="PT03H07M51.978529215S" calcext:value-type="time">
            <text:p>03:07:51.98</text:p>
          </table:table-cell>
          <table:table-cell office:value-type="float" office:value="13.811894" calcext:value-type="float">
            <text:p>13.811894</text:p>
          </table:table-cell>
          <table:table-cell/>
          <table:table-cell office:value-type="time" office:time-value="PT03H07M29.254210988S" calcext:value-type="time">
            <text:p>03:07:29.25</text:p>
          </table:table-cell>
          <table:table-cell office:value-type="float" office:value="10.206791" calcext:value-type="float">
            <text:p>10.206791</text:p>
          </table:table-cell>
        </table:table-row>
        <table:table-row table:style-name="ro1">
          <table:table-cell/>
          <table:table-cell office:value-type="time" office:time-value="PT03H08M14.178840104S" calcext:value-type="time">
            <text:p>03:08:14.18</text:p>
          </table:table-cell>
          <table:table-cell office:value-type="float" office:value="13.827008" calcext:value-type="float">
            <text:p>13.827008</text:p>
          </table:table-cell>
          <table:table-cell/>
          <table:table-cell office:value-type="time" office:time-value="PT03H08M02.126671327S" calcext:value-type="time">
            <text:p>03:08:02.13</text:p>
          </table:table-cell>
          <table:table-cell office:value-type="float" office:value="10.218561" calcext:value-type="float">
            <text:p>10.218561</text:p>
          </table:table-cell>
        </table:table-row>
        <table:table-row table:style-name="ro1">
          <table:table-cell/>
          <table:table-cell office:value-type="time" office:time-value="PT03H08M29.611056213S" calcext:value-type="time">
            <text:p>03:08:29.61</text:p>
          </table:table-cell>
          <table:table-cell office:value-type="float" office:value="13.834038" calcext:value-type="float">
            <text:p>13.834038</text:p>
          </table:table-cell>
          <table:table-cell/>
          <table:table-cell office:value-type="time" office:time-value="PT03H08M24.270981432S" calcext:value-type="time">
            <text:p>03:08:24.27</text:p>
          </table:table-cell>
          <table:table-cell office:value-type="float" office:value="10.223605" calcext:value-type="float">
            <text:p>10.223605</text:p>
          </table:table-cell>
        </table:table-row>
        <table:table-row table:style-name="ro1">
          <table:table-cell/>
          <table:table-cell office:value-type="time" office:time-value="PT03H08M45.28727574S" calcext:value-type="time">
            <text:p>03:08:45.29</text:p>
          </table:table-cell>
          <table:table-cell office:value-type="float" office:value="13.840445" calcext:value-type="float">
            <text:p>13.840445</text:p>
          </table:table-cell>
          <table:table-cell/>
          <table:table-cell office:value-type="time" office:time-value="PT03H08M39.699197486S" calcext:value-type="time">
            <text:p>03:08:39.70</text:p>
          </table:table-cell>
          <table:table-cell office:value-type="float" office:value="10.226754" calcext:value-type="float">
            <text:p>10.226754</text:p>
          </table:table-cell>
        </table:table-row>
        <table:table-row table:style-name="ro1">
          <table:table-cell/>
          <table:table-cell office:value-type="time" office:time-value="PT03H09M00.95949521S" calcext:value-type="time">
            <text:p>03:09:00.96</text:p>
          </table:table-cell>
          <table:table-cell office:value-type="float" office:value="13.847108" calcext:value-type="float">
            <text:p>13.847108</text:p>
          </table:table-cell>
          <table:table-cell/>
          <table:table-cell office:value-type="time" office:time-value="PT03H08M55.379417068S" calcext:value-type="time">
            <text:p>03:08:55.38</text:p>
          </table:table-cell>
          <table:table-cell office:value-type="float" office:value="10.229903" calcext:value-type="float">
            <text:p>10.229903</text:p>
          </table:table-cell>
        </table:table-row>
        <table:table-row table:style-name="ro1">
          <table:table-cell/>
          <table:table-cell office:value-type="time" office:time-value="PT03H09M21.571783861S" calcext:value-type="time">
            <text:p>03:09:21.57</text:p>
          </table:table-cell>
          <table:table-cell office:value-type="float" office:value="13.853936" calcext:value-type="float">
            <text:p>13.853936</text:p>
          </table:table-cell>
          <table:table-cell/>
          <table:table-cell office:value-type="time" office:time-value="PT03H09M11.047636483S" calcext:value-type="time">
            <text:p>03:09:11.05</text:p>
          </table:table-cell>
          <table:table-cell office:value-type="float" office:value="10.234947" calcext:value-type="float">
            <text:p>10.234947</text:p>
          </table:table-cell>
        </table:table-row>
        <table:table-row table:style-name="ro1">
          <table:table-cell/>
          <table:table-cell office:value-type="time" office:time-value="PT03H09M43.792095029S" calcext:value-type="time">
            <text:p>03:09:43.79</text:p>
          </table:table-cell>
          <table:table-cell office:value-type="float" office:value="13.868169" calcext:value-type="float">
            <text:p>13.868169</text:p>
          </table:table-cell>
          <table:table-cell/>
          <table:table-cell office:value-type="time" office:time-value="PT03H09M31.711925861S" calcext:value-type="time">
            <text:p>03:09:31.71</text:p>
          </table:table-cell>
          <table:table-cell office:value-type="float" office:value="10.246396" calcext:value-type="float">
            <text:p>10.246396</text:p>
          </table:table-cell>
        </table:table-row>
        <table:table-row table:style-name="ro1">
          <table:table-cell/>
          <table:table-cell office:value-type="time" office:time-value="PT03H10M04.656387209S" calcext:value-type="time">
            <text:p>03:10:04.66</text:p>
          </table:table-cell>
          <table:table-cell office:value-type="float" office:value="13.87497" calcext:value-type="float">
            <text:p>13.87497</text:p>
          </table:table-cell>
          <table:table-cell/>
          <table:table-cell office:value-type="time" office:time-value="PT03H09M53.880236302S" calcext:value-type="time">
            <text:p>03:09:53.88</text:p>
          </table:table-cell>
          <table:table-cell office:value-type="float" office:value="10.251441" calcext:value-type="float">
            <text:p>10.251441</text:p>
          </table:table-cell>
        </table:table-row>
        <table:table-row table:style-name="ro1">
          <table:table-cell/>
          <table:table-cell office:value-type="time" office:time-value="PT03H10M25.56868006S" calcext:value-type="time">
            <text:p>03:10:25.57</text:p>
          </table:table-cell>
          <table:table-cell office:value-type="float" office:value="13.882008" calcext:value-type="float">
            <text:p>13.882008</text:p>
          </table:table-cell>
          <table:table-cell/>
          <table:table-cell office:value-type="time" office:time-value="PT03H10M14.792529153S" calcext:value-type="time">
            <text:p>03:10:14.79</text:p>
          </table:table-cell>
          <table:table-cell office:value-type="float" office:value="10.256493" calcext:value-type="float">
            <text:p>10.256493</text:p>
          </table:table-cell>
        </table:table-row>
        <table:table-row table:style-name="ro1">
          <table:table-cell/>
          <table:table-cell office:value-type="time" office:time-value="PT03H10M42.284914151S" calcext:value-type="time">
            <text:p>03:10:42.28</text:p>
          </table:table-cell>
          <table:table-cell office:value-type="float" office:value="13.889102" calcext:value-type="float">
            <text:p>13.889102</text:p>
          </table:table-cell>
          <table:table-cell/>
          <table:table-cell office:value-type="time" office:time-value="PT03H10M35.708822061S" calcext:value-type="time">
            <text:p>03:10:35.71</text:p>
          </table:table-cell>
          <table:table-cell office:value-type="float" office:value="10.260723" calcext:value-type="float">
            <text:p>10.260723</text:p>
          </table:table-cell>
        </table:table-row>
        <table:table-row table:style-name="ro1">
          <table:table-cell/>
          <table:table-cell office:value-type="time" office:time-value="PT03H10M57.985134014S" calcext:value-type="time">
            <text:p>03:10:57.99</text:p>
          </table:table-cell>
          <table:table-cell office:value-type="float" office:value="13.896165" calcext:value-type="float">
            <text:p>13.896165</text:p>
          </table:table-cell>
          <table:table-cell/>
          <table:table-cell office:value-type="time" office:time-value="PT03H10M52.377055479S" calcext:value-type="time">
            <text:p>03:10:52.38</text:p>
          </table:table-cell>
          <table:table-cell office:value-type="float" office:value="10.266267" calcext:value-type="float">
            <text:p>10.266267</text:p>
          </table:table-cell>
        </table:table-row>
        <table:table-row table:style-name="ro1">
          <table:table-cell/>
          <table:table-cell office:value-type="time" office:time-value="PT03H11M13.673353708S" calcext:value-type="time">
            <text:p>03:11:13.67</text:p>
          </table:table-cell>
          <table:table-cell office:value-type="float" office:value="13.902766" calcext:value-type="float">
            <text:p>13.902766</text:p>
          </table:table-cell>
          <table:table-cell/>
          <table:table-cell office:value-type="time" office:time-value="PT03H11M08.077275342S" calcext:value-type="time">
            <text:p>03:11:08.08</text:p>
          </table:table-cell>
          <table:table-cell office:value-type="float" office:value="10.27096" calcext:value-type="float">
            <text:p>10.27096</text:p>
          </table:table-cell>
        </table:table-row>
        <table:table-row table:style-name="ro1">
          <table:table-cell/>
          <table:table-cell office:value-type="time" office:time-value="PT03H11M33.989638214S" calcext:value-type="time">
            <text:p>03:11:33.99</text:p>
          </table:table-cell>
          <table:table-cell office:value-type="float" office:value="13.909804" calcext:value-type="float">
            <text:p>13.909804</text:p>
          </table:table-cell>
          <table:table-cell/>
          <table:table-cell office:value-type="time" office:time-value="PT03H11M23.765495037S" calcext:value-type="time">
            <text:p>03:11:23.77</text:p>
          </table:table-cell>
          <table:table-cell office:value-type="float" office:value="10.276013" calcext:value-type="float">
            <text:p>10.276013</text:p>
          </table:table-cell>
        </table:table-row>
        <table:table-row table:style-name="ro1">
          <table:table-cell/>
          <table:table-cell office:value-type="time" office:time-value="PT03H11M54.741928824S" calcext:value-type="time">
            <text:p>03:11:54.74</text:p>
          </table:table-cell>
          <table:table-cell office:value-type="float" office:value="13.915296" calcext:value-type="float">
            <text:p>13.915296</text:p>
          </table:table-cell>
          <table:table-cell/>
          <table:table-cell office:value-type="time" office:time-value="PT03H11M44.117780046S" calcext:value-type="time">
            <text:p>03:11:44.12</text:p>
          </table:table-cell>
          <table:table-cell office:value-type="float" office:value="10.278476" calcext:value-type="float">
            <text:p>10.278476</text:p>
          </table:table-cell>
        </table:table-row>
        <table:table-row table:style-name="ro1">
          <table:table-cell/>
          <table:table-cell office:value-type="time" office:time-value="PT03H12M26.534374039S" calcext:value-type="time">
            <text:p>03:12:26.53</text:p>
          </table:table-cell>
          <table:table-cell office:value-type="float" office:value="13.929017" calcext:value-type="float">
            <text:p>13.929017</text:p>
          </table:table-cell>
          <table:table-cell/>
          <table:table-cell office:value-type="time" office:time-value="PT03H12M04.890070937S" calcext:value-type="time">
            <text:p>03:12:04.89</text:p>
          </table:table-cell>
          <table:table-cell office:value-type="float" office:value="10.289232" calcext:value-type="float">
            <text:p>10.289232</text:p>
          </table:table-cell>
        </table:table-row>
        <table:table-row table:style-name="ro1">
          <table:table-cell/>
          <table:table-cell office:value-type="time" office:time-value="PT03H12M55.350777578S" calcext:value-type="time">
            <text:p>03:12:55.35</text:p>
          </table:table-cell>
          <table:table-cell office:value-type="float" office:value="13.943424" calcext:value-type="float">
            <text:p>13.943424</text:p>
          </table:table-cell>
          <table:table-cell/>
          <table:table-cell office:value-type="time" office:time-value="PT03H12M36.67451604S" calcext:value-type="time">
            <text:p>03:12:36.67</text:p>
          </table:table-cell>
          <table:table-cell office:value-type="float" office:value="10.300974" calcext:value-type="float">
            <text:p>10.300974</text:p>
          </table:table-cell>
        </table:table-row>
        <table:table-row table:style-name="ro1">
          <table:table-cell/>
          <table:table-cell office:value-type="time" office:time-value="PT03H13M19.811120116S" calcext:value-type="time">
            <text:p>03:13:19.81</text:p>
          </table:table-cell>
          <table:table-cell office:value-type="float" office:value="13.956744" calcext:value-type="float">
            <text:p>13.956744</text:p>
          </table:table-cell>
          <table:table-cell/>
          <table:table-cell office:value-type="time" office:time-value="PT03H13M05.494919635S" calcext:value-type="time">
            <text:p>03:13:05.49</text:p>
          </table:table-cell>
          <table:table-cell office:value-type="float" office:value="10.309768" calcext:value-type="float">
            <text:p>10.309768</text:p>
          </table:table-cell>
        </table:table-row>
        <table:table-row table:style-name="ro1">
          <table:table-cell/>
          <table:table-cell office:value-type="time" office:time-value="PT03H13M40.463409327S" calcext:value-type="time">
            <text:p>03:13:40.46</text:p>
          </table:table-cell>
          <table:table-cell office:value-type="float" office:value="13.963582" calcext:value-type="float">
            <text:p>13.963582</text:p>
          </table:table-cell>
          <table:table-cell/>
          <table:table-cell office:value-type="time" office:time-value="PT03H13M29.947262061S" calcext:value-type="time">
            <text:p>03:13:29.95</text:p>
          </table:table-cell>
          <table:table-cell office:value-type="float" office:value="10.314897" calcext:value-type="float">
            <text:p>10.314897</text:p>
          </table:table-cell>
        </table:table-row>
        <table:table-row table:style-name="ro1">
          <table:table-cell/>
          <table:table-cell office:value-type="time" office:time-value="PT03H13M55.963626389S" calcext:value-type="time">
            <text:p>03:13:55.96</text:p>
          </table:table-cell>
          <table:table-cell office:value-type="float" office:value="13.970618" calcext:value-type="float">
            <text:p>13.970618</text:p>
          </table:table-cell>
          <table:table-cell/>
          <table:table-cell office:value-type="time" office:time-value="PT03H13M50.603551327S" calcext:value-type="time">
            <text:p>03:13:50.60</text:p>
          </table:table-cell>
          <table:table-cell office:value-type="float" office:value="10.320441" calcext:value-type="float">
            <text:p>10.320441</text:p>
          </table:table-cell>
        </table:table-row>
        <table:table-row table:style-name="ro1">
          <table:table-cell/>
          <table:table-cell office:value-type="time" office:time-value="PT03H14M19.851960916S" calcext:value-type="time">
            <text:p>03:14:19.85</text:p>
          </table:table-cell>
          <table:table-cell office:value-type="float" office:value="13.983953" calcext:value-type="float">
            <text:p>13.983953</text:p>
          </table:table-cell>
          <table:table-cell/>
          <table:table-cell office:value-type="time" office:time-value="PT03H14M06.063767829S" calcext:value-type="time">
            <text:p>03:14:06.06</text:p>
          </table:table-cell>
          <table:table-cell office:value-type="float" office:value="10.329294" calcext:value-type="float">
            <text:p>10.329294</text:p>
          </table:table-cell>
        </table:table-row>
        <table:table-row table:style-name="ro1">
          <table:table-cell/>
          <table:table-cell office:value-type="time" office:time-value="PT03H14M40.584251247S" calcext:value-type="time">
            <text:p>03:14:40.58</text:p>
          </table:table-cell>
          <table:table-cell office:value-type="float" office:value="13.998133" calcext:value-type="float">
            <text:p>13.998133</text:p>
          </table:table-cell>
          <table:table-cell/>
          <table:table-cell office:value-type="time" office:time-value="PT03H14M29.956102412S" calcext:value-type="time">
            <text:p>03:14:29.96</text:p>
          </table:table-cell>
          <table:table-cell office:value-type="float" office:value="10.340545" calcext:value-type="float">
            <text:p>10.340545</text:p>
          </table:table-cell>
        </table:table-row>
        <table:table-row table:style-name="ro1">
          <table:table-cell/>
          <table:table-cell office:value-type="time" office:time-value="PT03H15M13.960718644S" calcext:value-type="time">
            <text:p>03:15:13.96</text:p>
          </table:table-cell>
          <table:table-cell office:value-type="float" office:value="14.012818" calcext:value-type="float">
            <text:p>14.012818</text:p>
          </table:table-cell>
          <table:table-cell/>
          <table:table-cell office:value-type="time" office:time-value="PT03H14M50.676392575S" calcext:value-type="time">
            <text:p>03:14:50.68</text:p>
          </table:table-cell>
          <table:table-cell office:value-type="float" office:value="10.351823" calcext:value-type="float">
            <text:p>10.351823</text:p>
          </table:table-cell>
        </table:table-row>
        <table:table-row table:style-name="ro1">
          <table:table-cell/>
          <table:table-cell office:value-type="time" office:time-value="PT03H15M31.824968811S" calcext:value-type="time">
            <text:p>03:15:31.82</text:p>
          </table:table-cell>
          <table:table-cell office:value-type="float" office:value="14.019654" calcext:value-type="float">
            <text:p>14.019654</text:p>
          </table:table-cell>
          <table:table-cell/>
          <table:table-cell office:value-type="time" office:time-value="PT03H15M24.1048607S" calcext:value-type="time">
            <text:p>03:15:24.10</text:p>
          </table:table-cell>
          <table:table-cell office:value-type="float" office:value="10.357016" calcext:value-type="float">
            <text:p>10.357016</text:p>
          </table:table-cell>
        </table:table-row>
        <table:table-row table:style-name="ro1">
          <table:table-cell/>
          <table:table-cell office:value-type="time" office:time-value="PT03H15M52.517258582S" calcext:value-type="time">
            <text:p>03:15:52.52</text:p>
          </table:table-cell>
          <table:table-cell office:value-type="float" office:value="14.026692" calcext:value-type="float">
            <text:p>14.026692</text:p>
          </table:table-cell>
          <table:table-cell/>
          <table:table-cell office:value-type="time" office:time-value="PT03H15M41.973110924S" calcext:value-type="time">
            <text:p>03:15:41.97</text:p>
          </table:table-cell>
          <table:table-cell office:value-type="float" office:value="10.362069" calcext:value-type="float">
            <text:p>10.362069</text:p>
          </table:table-cell>
        </table:table-row>
        <table:table-row table:style-name="ro1">
          <table:table-cell/>
          <table:table-cell office:value-type="time" office:time-value="PT03H16M10.345508245S" calcext:value-type="time">
            <text:p>03:16:10.35</text:p>
          </table:table-cell>
          <table:table-cell office:value-type="float" office:value="14.033722" calcext:value-type="float">
            <text:p>14.033722</text:p>
          </table:table-cell>
          <table:table-cell/>
          <table:table-cell office:value-type="time" office:time-value="PT03H16M02.661400638S" calcext:value-type="time">
            <text:p>03:16:02.66</text:p>
          </table:table-cell>
          <table:table-cell office:value-type="float" office:value="10.367111" calcext:value-type="float">
            <text:p>10.367111</text:p>
          </table:table-cell>
        </table:table-row>
        <table:table-row table:style-name="ro1">
          <table:table-cell/>
          <table:table-cell office:value-type="time" office:time-value="PT03H16M28.057756284S" calcext:value-type="time">
            <text:p>03:16:28.06</text:p>
          </table:table-cell>
          <table:table-cell office:value-type="float" office:value="14.040787" calcext:value-type="float">
            <text:p>14.040787</text:p>
          </table:table-cell>
          <table:table-cell/>
          <table:table-cell office:value-type="time" office:time-value="PT03H16M20.485650246S" calcext:value-type="time">
            <text:p>03:16:20.49</text:p>
          </table:table-cell>
          <table:table-cell office:value-type="float" office:value="10.372303" calcext:value-type="float">
            <text:p>10.372303</text:p>
          </table:table-cell>
        </table:table-row>
        <table:table-row table:style-name="ro1">
          <table:table-cell/>
          <table:table-cell office:value-type="time" office:time-value="PT03H16M49.08605076S" calcext:value-type="time">
            <text:p>03:16:49.09</text:p>
          </table:table-cell>
          <table:table-cell office:value-type="float" office:value="14.047609" calcext:value-type="float">
            <text:p>14.047609</text:p>
          </table:table-cell>
          <table:table-cell/>
          <table:table-cell office:value-type="time" office:time-value="PT03H16M38.20189834S" calcext:value-type="time">
            <text:p>03:16:38.20</text:p>
          </table:table-cell>
          <table:table-cell office:value-type="float" office:value="10.376332" calcext:value-type="float">
            <text:p>10.376332</text:p>
          </table:table-cell>
        </table:table-row>
        <table:table-row table:style-name="ro1">
          <table:table-cell/>
          <table:table-cell office:value-type="time" office:time-value="PT03H17M10.398349213S" calcext:value-type="time">
            <text:p>03:17:10.40</text:p>
          </table:table-cell>
          <table:table-cell office:value-type="float" office:value="14.061786" calcext:value-type="float">
            <text:p>14.061786</text:p>
          </table:table-cell>
          <table:table-cell/>
          <table:table-cell office:value-type="time" office:time-value="PT03H16M59.22619276S" calcext:value-type="time">
            <text:p>03:16:59.23</text:p>
          </table:table-cell>
          <table:table-cell office:value-type="float" office:value="10.387579" calcext:value-type="float">
            <text:p>10.387579</text:p>
          </table:table-cell>
        </table:table-row>
        <table:table-row table:style-name="ro1">
          <table:table-cell/>
          <table:table-cell office:value-type="time" office:time-value="PT03H17M28.174598148S" calcext:value-type="time">
            <text:p>03:17:28.17</text:p>
          </table:table-cell>
          <table:table-cell office:value-type="float" office:value="14.067275" calcext:value-type="float">
            <text:p>14.067275</text:p>
          </table:table-cell>
          <table:table-cell/>
          <table:table-cell office:value-type="time" office:time-value="PT03H17M20.490490541S" calcext:value-type="time">
            <text:p>03:17:20.49</text:p>
          </table:table-cell>
          <table:table-cell office:value-type="float" office:value="10.390024" calcext:value-type="float">
            <text:p>10.390024</text:p>
          </table:table-cell>
        </table:table-row>
        <table:table-row table:style-name="ro1">
          <table:table-cell/>
          <table:table-cell office:value-type="time" office:time-value="PT03H17M48.950889095S" calcext:value-type="time">
            <text:p>03:17:48.95</text:p>
          </table:table-cell>
          <table:table-cell office:value-type="float" office:value="14.073903" calcext:value-type="float">
            <text:p>14.073903</text:p>
          </table:table-cell>
          <table:table-cell/>
          <table:table-cell office:value-type="time" office:time-value="PT03H17M38.318740204S" calcext:value-type="time">
            <text:p>03:17:38.32</text:p>
          </table:table-cell>
          <table:table-cell office:value-type="float" office:value="10.394856" calcext:value-type="float">
            <text:p>10.394856</text:p>
          </table:table-cell>
        </table:table-row>
        <table:table-row table:style-name="ro1">
          <table:table-cell/>
          <table:table-cell office:value-type="time" office:time-value="PT03H18M04.491106717S" calcext:value-type="time">
            <text:p>03:18:04.49</text:p>
          </table:table-cell>
          <table:table-cell office:value-type="float" office:value="14.080306" calcext:value-type="float">
            <text:p>14.080306</text:p>
          </table:table-cell>
          <table:table-cell/>
          <table:table-cell office:value-type="time" office:time-value="PT03H17M59.083030983S" calcext:value-type="time">
            <text:p>03:17:59.08</text:p>
          </table:table-cell>
          <table:table-cell office:value-type="float" office:value="10.397304" calcext:value-type="float">
            <text:p>10.397304</text:p>
          </table:table-cell>
        </table:table-row>
        <table:table-row table:style-name="ro1">
          <table:table-cell/>
          <table:table-cell office:value-type="time" office:time-value="PT03H18M22.207354812S" calcext:value-type="time">
            <text:p>03:18:22.21</text:p>
          </table:table-cell>
          <table:table-cell office:value-type="float" office:value="14.087342" calcext:value-type="float">
            <text:p>14.087342</text:p>
          </table:table-cell>
          <table:table-cell/>
          <table:table-cell office:value-type="time" office:time-value="PT03H18M14.575247933S" calcext:value-type="time">
            <text:p>03:18:14.58</text:p>
          </table:table-cell>
          <table:table-cell office:value-type="float" office:value="10.402849" calcext:value-type="float">
            <text:p>10.402849</text:p>
          </table:table-cell>
        </table:table-row>
        <table:table-row table:style-name="ro1">
          <table:table-cell/>
          <table:table-cell office:value-type="time" office:time-value="PT03H18M42.479638701S" calcext:value-type="time">
            <text:p>03:18:42.48</text:p>
          </table:table-cell>
          <table:table-cell office:value-type="float" office:value="14.093916" calcext:value-type="float">
            <text:p>14.093916</text:p>
          </table:table-cell>
          <table:table-cell/>
          <table:table-cell office:value-type="time" office:time-value="PT03H18M32.295496084S" calcext:value-type="time">
            <text:p>03:18:32.30</text:p>
          </table:table-cell>
          <table:table-cell office:value-type="float" office:value="10.407402" calcext:value-type="float">
            <text:p>10.407402</text:p>
          </table:table-cell>
        </table:table-row>
        <table:table-row table:style-name="ro1">
          <table:table-cell/>
          <table:table-cell office:value-type="time" office:time-value="PT03H19M03.083927239S" calcext:value-type="time">
            <text:p>03:19:03.08</text:p>
          </table:table-cell>
          <table:table-cell office:value-type="float" office:value="14.100802" calcext:value-type="float">
            <text:p>14.100802</text:p>
          </table:table-cell>
          <table:table-cell/>
          <table:table-cell office:value-type="time" office:time-value="PT03H18M52.571780029S" calcext:value-type="time">
            <text:p>03:18:52.57</text:p>
          </table:table-cell>
          <table:table-cell office:value-type="float" office:value="10.412295" calcext:value-type="float">
            <text:p>10.412295</text:p>
          </table:table-cell>
        </table:table-row>
        <table:table-row table:style-name="ro1">
          <table:table-cell/>
          <table:table-cell office:value-type="time" office:time-value="PT03H19M23.068207095S" calcext:value-type="time">
            <text:p>03:19:23.07</text:p>
          </table:table-cell>
          <table:table-cell office:value-type="float" office:value="14.106415" calcext:value-type="float">
            <text:p>14.106415</text:p>
          </table:table-cell>
          <table:table-cell/>
          <table:table-cell office:value-type="time" office:time-value="PT03H19M13.212069071S" calcext:value-type="time">
            <text:p>03:19:13.21</text:p>
          </table:table-cell>
          <table:table-cell office:value-type="float" office:value="10.414809" calcext:value-type="float">
            <text:p>10.414809</text:p>
          </table:table-cell>
        </table:table-row>
        <table:table-row table:style-name="ro1">
          <table:table-cell/>
          <table:table-cell office:value-type="time" office:time-value="PT03H19M44.136502131S" calcext:value-type="time">
            <text:p>03:19:44.14</text:p>
          </table:table-cell>
          <table:table-cell office:value-type="float" office:value="14.113245" calcext:value-type="float">
            <text:p>14.113245</text:p>
          </table:table-cell>
          <table:table-cell/>
          <table:table-cell office:value-type="time" office:time-value="PT03H19M33.208349095S" calcext:value-type="time">
            <text:p>03:19:33.21</text:p>
          </table:table-cell>
          <table:table-cell office:value-type="float" office:value="10.419502" calcext:value-type="float">
            <text:p>10.419502</text:p>
          </table:table-cell>
        </table:table-row>
        <table:table-row table:style-name="ro1">
          <table:table-cell/>
          <table:table-cell office:value-type="time" office:time-value="PT03H20M05.840806074S" calcext:value-type="time">
            <text:p>03:20:05.84</text:p>
          </table:table-cell>
          <table:table-cell office:value-type="float" office:value="14.12821" calcext:value-type="float">
            <text:p>14.12821</text:p>
          </table:table-cell>
          <table:table-cell/>
          <table:table-cell office:value-type="time" office:time-value="PT03H19M54.280644187S" calcext:value-type="time">
            <text:p>03:19:54.28</text:p>
          </table:table-cell>
          <table:table-cell office:value-type="float" office:value="10.431468" calcext:value-type="float">
            <text:p>10.431468</text:p>
          </table:table-cell>
        </table:table-row>
        <table:table-row table:style-name="ro1">
          <table:table-cell/>
          <table:table-cell office:value-type="time" office:time-value="PT03H20M36.209231347S" calcext:value-type="time">
            <text:p>03:20:36.21</text:p>
          </table:table-cell>
          <table:table-cell office:value-type="float" office:value="14.143168" calcext:value-type="float">
            <text:p>14.143168</text:p>
          </table:table-cell>
          <table:table-cell/>
          <table:table-cell office:value-type="time" office:time-value="PT03H20M15.940947514S" calcext:value-type="time">
            <text:p>03:20:15.94</text:p>
          </table:table-cell>
          <table:table-cell office:value-type="float" office:value="10.443038" calcext:value-type="float">
            <text:p>10.443038</text:p>
          </table:table-cell>
        </table:table-row>
        <table:table-row table:style-name="ro1">
          <table:table-cell/>
          <table:table-cell office:value-type="time" office:time-value="PT03H20M58.413542292S" calcext:value-type="time">
            <text:p>03:20:58.41</text:p>
          </table:table-cell>
          <table:table-cell office:value-type="float" office:value="14.157904" calcext:value-type="float">
            <text:p>14.157904</text:p>
          </table:table-cell>
          <table:table-cell/>
          <table:table-cell office:value-type="time" office:time-value="PT03H20M46.353373403S" calcext:value-type="time">
            <text:p>03:20:46.35</text:p>
          </table:table-cell>
          <table:table-cell office:value-type="float" office:value="10.454592" calcext:value-type="float">
            <text:p>10.454592</text:p>
          </table:table-cell>
        </table:table-row>
        <table:table-row table:style-name="ro1">
          <table:table-cell/>
          <table:table-cell office:value-type="time" office:time-value="PT03H21M28.849968517S" calcext:value-type="time">
            <text:p>03:21:28.85</text:p>
          </table:table-cell>
          <table:table-cell office:value-type="float" office:value="14.17117" calcext:value-type="float">
            <text:p>14.17117</text:p>
          </table:table-cell>
          <table:table-cell/>
          <table:table-cell office:value-type="time" office:time-value="PT03H21M08.50568362S" calcext:value-type="time">
            <text:p>03:21:08.51</text:p>
          </table:table-cell>
          <table:table-cell office:value-type="float" office:value="10.463246" calcext:value-type="float">
            <text:p>10.463246</text:p>
          </table:table-cell>
        </table:table-row>
        <table:table-row table:style-name="ro1">
          <table:table-cell/>
          <table:table-cell office:value-type="time" office:time-value="PT03H21M44.638189612S" calcext:value-type="time">
            <text:p>03:21:44.64</text:p>
          </table:table-cell>
          <table:table-cell office:value-type="float" office:value="14.178006" calcext:value-type="float">
            <text:p>14.178006</text:p>
          </table:table-cell>
          <table:table-cell/>
          <table:table-cell office:value-type="time" office:time-value="PT03H21M38.986110462S" calcext:value-type="time">
            <text:p>03:21:38.99</text:p>
          </table:table-cell>
          <table:table-cell office:value-type="float" office:value="10.468299" calcext:value-type="float">
            <text:p>10.468299</text:p>
          </table:table-cell>
        </table:table-row>
        <table:table-row table:style-name="ro1">
          <table:table-cell/>
          <table:table-cell office:value-type="time" office:time-value="PT03H22M05.974488401S" calcext:value-type="time">
            <text:p>03:22:05.97</text:p>
          </table:table-cell>
          <table:table-cell office:value-type="float" office:value="14.191983" calcext:value-type="float">
            <text:p>14.191983</text:p>
          </table:table-cell>
          <table:table-cell/>
          <table:table-cell office:value-type="time" office:time-value="PT03H21M54.734330996S" calcext:value-type="time">
            <text:p>03:21:54.73</text:p>
          </table:table-cell>
          <table:table-cell office:value-type="float" office:value="10.479194" calcext:value-type="float">
            <text:p>10.479194</text:p>
          </table:table-cell>
        </table:table-row>
        <table:table-row table:style-name="ro1">
          <table:table-cell/>
          <table:table-cell office:value-type="time" office:time-value="PT03H22M26.750779348S" calcext:value-type="time">
            <text:p>03:22:26.75</text:p>
          </table:table-cell>
          <table:table-cell office:value-type="float" office:value="14.2062" calcext:value-type="float">
            <text:p>14.2062</text:p>
          </table:table-cell>
          <table:table-cell/>
          <table:table-cell office:value-type="time" office:time-value="PT03H22M16.070629786S" calcext:value-type="time">
            <text:p>03:22:16.07</text:p>
          </table:table-cell>
          <table:table-cell office:value-type="float" office:value="10.490513" calcext:value-type="float">
            <text:p>10.490513</text:p>
          </table:table-cell>
        </table:table-row>
        <table:table-row table:style-name="ro1">
          <table:table-cell/>
          <table:table-cell office:value-type="time" office:time-value="PT03H22M44.419026771S" calcext:value-type="time">
            <text:p>03:22:44.42</text:p>
          </table:table-cell>
          <table:table-cell office:value-type="float" office:value="14.213238" calcext:value-type="float">
            <text:p>14.213238</text:p>
          </table:table-cell>
          <table:table-cell/>
          <table:table-cell office:value-type="time" office:time-value="PT03H22M36.850920789S" calcext:value-type="time">
            <text:p>03:22:36.85</text:p>
          </table:table-cell>
          <table:table-cell office:value-type="float" office:value="10.493461" calcext:value-type="float">
            <text:p>10.493461</text:p>
          </table:table-cell>
        </table:table-row>
        <table:table-row table:style-name="ro1">
          <table:table-cell/>
          <table:table-cell office:value-type="time" office:time-value="PT03H23M17.115484645S" calcext:value-type="time">
            <text:p>03:23:17.12</text:p>
          </table:table-cell>
          <table:table-cell office:value-type="float" office:value="14.228178" calcext:value-type="float">
            <text:p>14.228178</text:p>
          </table:table-cell>
          <table:table-cell/>
          <table:table-cell office:value-type="time" office:time-value="PT03H22M54.515168155S" calcext:value-type="time">
            <text:p>03:22:54.52</text:p>
          </table:table-cell>
          <table:table-cell office:value-type="float" office:value="10.504937" calcext:value-type="float">
            <text:p>10.504937</text:p>
          </table:table-cell>
        </table:table-row>
        <table:table-row table:style-name="ro1">
          <table:table-cell/>
          <table:table-cell office:value-type="time" office:time-value="PT03H23M41.183821694S" calcext:value-type="time">
            <text:p>03:23:41.18</text:p>
          </table:table-cell>
          <table:table-cell office:value-type="float" office:value="14.241929" calcext:value-type="float">
            <text:p>14.241929</text:p>
          </table:table-cell>
          <table:table-cell/>
          <table:table-cell office:value-type="time" office:time-value="PT03H23M27.259626702S" calcext:value-type="time">
            <text:p>03:23:27.26</text:p>
          </table:table-cell>
          <table:table-cell office:value-type="float" office:value="10.515696" calcext:value-type="float">
            <text:p>10.515696</text:p>
          </table:table-cell>
        </table:table-row>
        <table:table-row table:style-name="ro1">
          <table:table-cell/>
          <table:table-cell office:value-type="time" office:time-value="PT03H24M14.672290659S" calcext:value-type="time">
            <text:p>03:24:14.67</text:p>
          </table:table-cell>
          <table:table-cell office:value-type="float" office:value="14.256651" calcext:value-type="float">
            <text:p>14.256651</text:p>
          </table:table-cell>
          <table:table-cell/>
          <table:table-cell office:value-type="time" office:time-value="PT03H23M51.275963022S" calcext:value-type="time">
            <text:p>03:23:51.28</text:p>
          </table:table-cell>
          <table:table-cell office:value-type="float" office:value="10.527103" calcext:value-type="float">
            <text:p>10.527103</text:p>
          </table:table-cell>
        </table:table-row>
        <table:table-row table:style-name="ro1">
          <table:table-cell/>
          <table:table-cell office:value-type="time" office:time-value="PT03H24M35.448581606S" calcext:value-type="time">
            <text:p>03:24:35.45</text:p>
          </table:table-cell>
          <table:table-cell office:value-type="float" office:value="14.26349" calcext:value-type="float">
            <text:p>14.26349</text:p>
          </table:table-cell>
          <table:table-cell/>
          <table:table-cell office:value-type="time" office:time-value="PT03H24M24.808432604S" calcext:value-type="time">
            <text:p>03:24:24.81</text:p>
          </table:table-cell>
          <table:table-cell office:value-type="float" office:value="10.531818" calcext:value-type="float">
            <text:p>10.531818</text:p>
          </table:table-cell>
        </table:table-row>
        <table:table-row table:style-name="ro1">
          <table:table-cell/>
          <table:table-cell office:value-type="time" office:time-value="PT03H25M00.388930866S" calcext:value-type="time">
            <text:p>03:25:00.39</text:p>
          </table:table-cell>
          <table:table-cell office:value-type="float" office:value="14.277667" calcext:value-type="float">
            <text:p>14.277667</text:p>
          </table:table-cell>
          <table:table-cell/>
          <table:table-cell office:value-type="time" office:time-value="PT03H24M45.592723663S" calcext:value-type="time">
            <text:p>03:24:45.59</text:p>
          </table:table-cell>
          <table:table-cell office:value-type="float" office:value="10.543066" calcext:value-type="float">
            <text:p>10.543066</text:p>
          </table:table-cell>
        </table:table-row>
        <table:table-row table:style-name="ro1">
          <table:table-cell/>
          <table:table-cell office:value-type="time" office:time-value="PT03H25M46.617578242S" calcext:value-type="time">
            <text:p>03:25:46.62</text:p>
          </table:table-cell>
          <table:table-cell office:value-type="float" office:value="14.304646" calcext:value-type="float">
            <text:p>14.304646</text:p>
          </table:table-cell>
          <table:table-cell/>
          <table:table-cell office:value-type="time" office:time-value="PT03H25M10.493072362S" calcext:value-type="time">
            <text:p>03:25:10.49</text:p>
          </table:table-cell>
          <table:table-cell office:value-type="float" office:value="10.564048" calcext:value-type="float">
            <text:p>10.564048</text:p>
          </table:table-cell>
        </table:table-row>
        <table:table-row table:style-name="ro1">
          <table:table-cell/>
          <table:table-cell office:value-type="time" office:time-value="PT03H26M02.181796201S" calcext:value-type="time">
            <text:p>03:26:02.18</text:p>
          </table:table-cell>
          <table:table-cell office:value-type="float" office:value="14.311513" calcext:value-type="float">
            <text:p>14.311513</text:p>
          </table:table-cell>
          <table:table-cell/>
          <table:table-cell office:value-type="time" office:time-value="PT03H25M56.749720131S" calcext:value-type="time">
            <text:p>03:25:56.75</text:p>
          </table:table-cell>
          <table:table-cell office:value-type="float" office:value="10.56881" calcext:value-type="float">
            <text:p>10.56881</text:p>
          </table:table-cell>
        </table:table-row>
        <table:table-row table:style-name="ro1">
          <table:table-cell/>
          <table:table-cell office:value-type="time" office:time-value="PT03H26M17.94601696S" calcext:value-type="time">
            <text:p>03:26:17.95</text:p>
          </table:table-cell>
          <table:table-cell office:value-type="float" office:value="14.318322" calcext:value-type="float">
            <text:p>14.318322</text:p>
          </table:table-cell>
          <table:table-cell/>
          <table:table-cell office:value-type="time" office:time-value="PT03H26M12.269937473S" calcext:value-type="time">
            <text:p>03:26:12.27</text:p>
          </table:table-cell>
          <table:table-cell office:value-type="float" office:value="10.573863" calcext:value-type="float">
            <text:p>10.573863</text:p>
          </table:table-cell>
        </table:table-row>
        <table:table-row table:style-name="ro1">
          <table:table-cell/>
          <table:table-cell office:value-type="time" office:time-value="PT03H26M33.45823419S" calcext:value-type="time">
            <text:p>03:26:33.46</text:p>
          </table:table-cell>
          <table:table-cell office:value-type="float" office:value="14.324923" calcext:value-type="float">
            <text:p>14.324923</text:p>
          </table:table-cell>
          <table:table-cell/>
          <table:table-cell office:value-type="time" office:time-value="PT03H26M28.034158232S" calcext:value-type="time">
            <text:p>03:26:28.03</text:p>
          </table:table-cell>
          <table:table-cell office:value-type="float" office:value="10.578555" calcext:value-type="float">
            <text:p>10.578555</text:p>
          </table:table-cell>
        </table:table-row>
        <table:table-row table:style-name="ro1">
          <table:table-cell/>
          <table:table-cell office:value-type="time" office:time-value="PT03H26M48.970451419S" calcext:value-type="time">
            <text:p>03:26:48.97</text:p>
          </table:table-cell>
          <table:table-cell office:value-type="float" office:value="14.331524" calcext:value-type="float">
            <text:p>14.331524</text:p>
          </table:table-cell>
          <table:table-cell/>
          <table:table-cell office:value-type="time" office:time-value="PT03H26M43.554375574S" calcext:value-type="time">
            <text:p>03:26:43.55</text:p>
          </table:table-cell>
          <table:table-cell office:value-type="float" office:value="10.583108" calcext:value-type="float">
            <text:p>10.583108</text:p>
          </table:table-cell>
        </table:table-row>
        <table:table-row table:style-name="ro1">
          <table:table-cell/>
          <table:table-cell office:value-type="time" office:time-value="PT03H27M14.610810482S" calcext:value-type="time">
            <text:p>03:27:14.61</text:p>
          </table:table-cell>
          <table:table-cell office:value-type="float" office:value="14.346862" calcext:value-type="float">
            <text:p>14.346862</text:p>
          </table:table-cell>
          <table:table-cell/>
          <table:table-cell office:value-type="time" office:time-value="PT03H26M59.07059286S" calcext:value-type="time">
            <text:p>03:26:59.07</text:p>
          </table:table-cell>
          <table:table-cell office:value-type="float" office:value="10.595367" calcext:value-type="float">
            <text:p>10.595367</text:p>
          </table:table-cell>
        </table:table-row>
        <table:table-row table:style-name="ro1">
          <table:table-cell/>
          <table:table-cell office:value-type="time" office:time-value="PT03H27M30.119027656S" calcext:value-type="time">
            <text:p>03:27:30.12</text:p>
          </table:table-cell>
          <table:table-cell office:value-type="float" office:value="14.353898" calcext:value-type="float">
            <text:p>14.353898</text:p>
          </table:table-cell>
          <table:table-cell/>
          <table:table-cell office:value-type="time" office:time-value="PT03H27M24.698951754S" calcext:value-type="time">
            <text:p>03:27:24.70</text:p>
          </table:table-cell>
          <table:table-cell office:value-type="float" office:value="10.600911" calcext:value-type="float">
            <text:p>10.600911</text:p>
          </table:table-cell>
        </table:table-row>
        <table:table-row table:style-name="ro1">
          <table:table-cell/>
          <table:table-cell office:value-type="time" office:time-value="PT03H27M52.199336864S" calcext:value-type="time">
            <text:p>03:27:52.20</text:p>
          </table:table-cell>
          <table:table-cell office:value-type="float" office:value="14.36762" calcext:value-type="float">
            <text:p>14.36762</text:p>
          </table:table-cell>
          <table:table-cell/>
          <table:table-cell office:value-type="time" office:time-value="PT03H27M40.211168984S" calcext:value-type="time">
            <text:p>03:27:40.21</text:p>
          </table:table-cell>
          <table:table-cell office:value-type="float" office:value="10.611137" calcext:value-type="float">
            <text:p>10.611137</text:p>
          </table:table-cell>
        </table:table-row>
        <table:table-row table:style-name="ro1">
          <table:table-cell/>
          <table:table-cell office:value-type="time" office:time-value="PT03H28M24.207785104S" calcext:value-type="time">
            <text:p>03:28:24.21</text:p>
          </table:table-cell>
          <table:table-cell office:value-type="float" office:value="14.381893" calcext:value-type="float">
            <text:p>14.381893</text:p>
          </table:table-cell>
          <table:table-cell/>
          <table:table-cell office:value-type="time" office:time-value="PT03H28M02.34347892S" calcext:value-type="time">
            <text:p>03:28:02.34</text:p>
          </table:table-cell>
          <table:table-cell office:value-type="float" office:value="10.622658" calcext:value-type="float">
            <text:p>10.622658</text:p>
          </table:table-cell>
        </table:table-row>
        <table:table-row table:style-name="ro1">
          <table:table-cell/>
          <table:table-cell office:value-type="time" office:time-value="PT03H28M46.316094704S" calcext:value-type="time">
            <text:p>03:28:46.32</text:p>
          </table:table-cell>
          <table:table-cell office:value-type="float" office:value="14.396789" calcext:value-type="float">
            <text:p>14.396789</text:p>
          </table:table-cell>
          <table:table-cell/>
          <table:table-cell office:value-type="time" office:time-value="PT03H28M34.35192716S" calcext:value-type="time">
            <text:p>03:28:34.35</text:p>
          </table:table-cell>
          <table:table-cell office:value-type="float" office:value="10.633978" calcext:value-type="float">
            <text:p>10.633978</text:p>
          </table:table-cell>
        </table:table-row>
        <table:table-row table:style-name="ro1">
          <table:table-cell/>
          <table:table-cell office:value-type="time" office:time-value="PT03H29M01.844312158S" calcext:value-type="time">
            <text:p>03:29:01.84</text:p>
          </table:table-cell>
          <table:table-cell office:value-type="float" office:value="14.403625" calcext:value-type="float">
            <text:p>14.403625</text:p>
          </table:table-cell>
          <table:table-cell/>
          <table:table-cell office:value-type="time" office:time-value="PT03H28M56.408236032S" calcext:value-type="time">
            <text:p>03:28:56.41</text:p>
          </table:table-cell>
          <table:table-cell office:value-type="float" office:value="10.63917" calcext:value-type="float">
            <text:p>10.63917</text:p>
          </table:table-cell>
        </table:table-row>
        <table:table-row table:style-name="ro1">
          <table:table-cell/>
          <table:table-cell office:value-type="time" office:time-value="PT03H29M26.476657104S" calcext:value-type="time">
            <text:p>03:29:26.48</text:p>
          </table:table-cell>
          <table:table-cell office:value-type="float" office:value="14.417805" calcext:value-type="float">
            <text:p>14.417805</text:p>
          </table:table-cell>
          <table:table-cell/>
          <table:table-cell office:value-type="time" office:time-value="PT03H29M11.940453542S" calcext:value-type="time">
            <text:p>03:29:11.94</text:p>
          </table:table-cell>
          <table:table-cell office:value-type="float" office:value="10.650421" calcext:value-type="float">
            <text:p>10.650421</text:p>
          </table:table-cell>
        </table:table-row>
        <table:table-row table:style-name="ro1">
          <table:table-cell/>
          <table:table-cell office:value-type="time" office:time-value="PT03H29M45.844928334S" calcext:value-type="time">
            <text:p>03:29:45.84</text:p>
          </table:table-cell>
          <table:table-cell office:value-type="float" office:value="14.424614" calcext:value-type="float">
            <text:p>14.424614</text:p>
          </table:table-cell>
          <table:table-cell/>
          <table:table-cell office:value-type="time" office:time-value="PT03H29M36.604798937S" calcext:value-type="time">
            <text:p>03:29:36.60</text:p>
          </table:table-cell>
          <table:table-cell office:value-type="float" office:value="10.655474" calcext:value-type="float">
            <text:p>10.655474</text:p>
          </table:table-cell>
        </table:table-row>
        <table:table-row table:style-name="ro1">
          <table:table-cell/>
          <table:table-cell office:value-type="time" office:time-value="PT03H30M09.673262021S" calcext:value-type="time">
            <text:p>03:30:09.67</text:p>
          </table:table-cell>
          <table:table-cell office:value-type="float" office:value="14.439498" calcext:value-type="float">
            <text:p>14.439498</text:p>
          </table:table-cell>
          <table:table-cell/>
          <table:table-cell office:value-type="time" office:time-value="PT03H29M55.98907039S" calcext:value-type="time">
            <text:p>03:29:55.99</text:p>
          </table:table-cell>
          <table:table-cell office:value-type="float" office:value="10.666749" calcext:value-type="float">
            <text:p>10.666749</text:p>
          </table:table-cell>
        </table:table-row>
        <table:table-row table:style-name="ro1">
          <table:table-cell/>
          <table:table-cell office:value-type="time" office:time-value="PT03H30M26.417496504S" calcext:value-type="time">
            <text:p>03:30:26.42</text:p>
          </table:table-cell>
          <table:table-cell office:value-type="float" office:value="14.447716" calcext:value-type="float">
            <text:p>14.447716</text:p>
          </table:table-cell>
          <table:table-cell/>
          <table:table-cell office:value-type="time" office:time-value="PT03H30M19.817404077S" calcext:value-type="time">
            <text:p>03:30:19.82</text:p>
          </table:table-cell>
          <table:table-cell office:value-type="float" office:value="10.672831" calcext:value-type="float">
            <text:p>10.672831</text:p>
          </table:table-cell>
        </table:table-row>
        <table:table-row table:style-name="ro1">
          <table:table-cell/>
          <table:table-cell office:value-type="time" office:time-value="PT03H30M59.193955499S" calcext:value-type="time">
            <text:p>03:30:59.19</text:p>
          </table:table-cell>
          <table:table-cell office:value-type="float" office:value="14.462886" calcext:value-type="float">
            <text:p>14.462886</text:p>
          </table:table-cell>
          <table:table-cell/>
          <table:table-cell office:value-type="time" office:time-value="PT03H30M36.509637832S" calcext:value-type="time">
            <text:p>03:30:36.51</text:p>
          </table:table-cell>
          <table:table-cell office:value-type="float" office:value="10.685092" calcext:value-type="float">
            <text:p>10.685092</text:p>
          </table:table-cell>
        </table:table-row>
        <table:table-row table:style-name="ro1">
          <table:table-cell/>
          <table:table-cell office:value-type="time" office:time-value="PT03H31M20.326251431S" calcext:value-type="time">
            <text:p>03:31:20.33</text:p>
          </table:table-cell>
          <table:table-cell office:value-type="float" office:value="14.469951" calcext:value-type="float">
            <text:p>14.469951</text:p>
          </table:table-cell>
          <table:table-cell/>
          <table:table-cell office:value-type="time" office:time-value="PT03H31M09.338097555S" calcext:value-type="time">
            <text:p>03:31:09.34</text:p>
          </table:table-cell>
          <table:table-cell office:value-type="float" office:value="10.690285" calcext:value-type="float">
            <text:p>10.690285</text:p>
          </table:table-cell>
        </table:table-row>
        <table:table-row table:style-name="ro1">
          <table:table-cell/>
          <table:table-cell office:value-type="time" office:time-value="PT03H31M41.698550724S" calcext:value-type="time">
            <text:p>03:31:41.70</text:p>
          </table:table-cell>
          <table:table-cell office:value-type="float" office:value="14.484101" calcext:value-type="float">
            <text:p>14.484101</text:p>
          </table:table-cell>
          <table:table-cell/>
          <table:table-cell office:value-type="time" office:time-value="PT03H31M30.470393488S" calcext:value-type="time">
            <text:p>03:31:30.47</text:p>
          </table:table-cell>
          <table:table-cell office:value-type="float" office:value="10.701393" calcext:value-type="float">
            <text:p>10.701393</text:p>
          </table:table-cell>
        </table:table-row>
        <table:table-row table:style-name="ro1">
          <table:table-cell/>
          <table:table-cell office:value-type="time" office:time-value="PT03H32M02.698844808S" calcext:value-type="time">
            <text:p>03:32:02.70</text:p>
          </table:table-cell>
          <table:table-cell office:value-type="float" office:value="14.49091" calcext:value-type="float">
            <text:p>14.49091</text:p>
          </table:table-cell>
          <table:table-cell/>
          <table:table-cell office:value-type="time" office:time-value="PT03H31M51.790692053S" calcext:value-type="time">
            <text:p>03:31:51.79</text:p>
          </table:table-cell>
          <table:table-cell office:value-type="float" office:value="10.706446" calcext:value-type="float">
            <text:p>10.706446</text:p>
          </table:table-cell>
        </table:table-row>
        <table:table-row table:style-name="ro1">
          <table:table-cell/>
          <table:table-cell office:value-type="time" office:time-value="PT03H32M18.271062879S" calcext:value-type="time">
            <text:p>03:32:18.27</text:p>
          </table:table-cell>
          <table:table-cell office:value-type="float" office:value="14.497775" calcext:value-type="float">
            <text:p>14.497775</text:p>
          </table:table-cell>
          <table:table-cell/>
          <table:table-cell office:value-type="time" office:time-value="PT03H32M12.842986865S" calcext:value-type="time">
            <text:p>03:32:12.84</text:p>
          </table:table-cell>
          <table:table-cell office:value-type="float" office:value="10.711575" calcext:value-type="float">
            <text:p>10.711575</text:p>
          </table:table-cell>
        </table:table-row>
        <table:table-row table:style-name="ro1">
          <table:table-cell/>
          <table:table-cell office:value-type="time" office:time-value="PT03H32M36.267314894S" calcext:value-type="time">
            <text:p>03:32:36.27</text:p>
          </table:table-cell>
          <table:table-cell office:value-type="float" office:value="14.503547" calcext:value-type="float">
            <text:p>14.503547</text:p>
          </table:table-cell>
          <table:table-cell/>
          <table:table-cell office:value-type="time" office:time-value="PT03H32M28.359204151S" calcext:value-type="time">
            <text:p>03:32:28.36</text:p>
          </table:table-cell>
          <table:table-cell office:value-type="float" office:value="10.714023" calcext:value-type="float">
            <text:p>10.714023</text:p>
          </table:table-cell>
        </table:table-row>
        <table:table-row table:style-name="ro1">
          <table:table-cell/>
          <table:table-cell office:value-type="time" office:time-value="PT03H33M05.28772129S" calcext:value-type="time">
            <text:p>03:33:05.29</text:p>
          </table:table-cell>
          <table:table-cell office:value-type="float" office:value="14.51747" calcext:value-type="float">
            <text:p>14.51747</text:p>
          </table:table-cell>
          <table:table-cell/>
          <table:table-cell office:value-type="time" office:time-value="PT03H32M46.367456335S" calcext:value-type="time">
            <text:p>03:32:46.37</text:p>
          </table:table-cell>
          <table:table-cell office:value-type="float" office:value="10.724639" calcext:value-type="float">
            <text:p>10.724639</text:p>
          </table:table-cell>
        </table:table-row>
        <table:table-row table:style-name="ro1">
          <table:table-cell/>
          <table:table-cell office:value-type="time" office:time-value="PT03H33M21.075942385S" calcext:value-type="time">
            <text:p>03:33:21.08</text:p>
          </table:table-cell>
          <table:table-cell office:value-type="float" office:value="14.524497" calcext:value-type="float">
            <text:p>14.524497</text:p>
          </table:table-cell>
          <table:table-cell/>
          <table:table-cell office:value-type="time" office:time-value="PT03H33M15.375862563S" calcext:value-type="time">
            <text:p>03:33:15.38</text:p>
          </table:table-cell>
          <table:table-cell office:value-type="float" office:value="10.729681" calcext:value-type="float">
            <text:p>10.729681</text:p>
          </table:table-cell>
        </table:table-row>
        <table:table-row table:style-name="ro1">
          <table:table-cell/>
          <table:table-cell office:value-type="time" office:time-value="PT03H33M36.612159951S" calcext:value-type="time">
            <text:p>03:33:36.61</text:p>
          </table:table-cell>
          <table:table-cell office:value-type="float" office:value="14.531354" calcext:value-type="float">
            <text:p>14.531354</text:p>
          </table:table-cell>
          <table:table-cell/>
          <table:table-cell office:value-type="time" office:time-value="PT03H33M31.160083602S" calcext:value-type="time">
            <text:p>03:33:31.16</text:p>
          </table:table-cell>
          <table:table-cell office:value-type="float" office:value="10.734514" calcext:value-type="float">
            <text:p>10.734514</text:p>
          </table:table-cell>
        </table:table-row>
        <table:table-row table:style-name="ro1">
          <table:table-cell/>
          <table:table-cell office:value-type="time" office:time-value="PT03H33M57.400451066S" calcext:value-type="time">
            <text:p>03:33:57.40</text:p>
          </table:table-cell>
          <table:table-cell office:value-type="float" office:value="14.537138" calcext:value-type="float">
            <text:p>14.537138</text:p>
          </table:table-cell>
          <table:table-cell/>
          <table:table-cell office:value-type="time" office:time-value="PT03H33M46.700301224S" calcext:value-type="time">
            <text:p>03:33:46.70</text:p>
          </table:table-cell>
          <table:table-cell office:value-type="float" office:value="10.737007" calcext:value-type="float">
            <text:p>10.737007</text:p>
          </table:table-cell>
        </table:table-row>
        <table:table-row table:style-name="ro1">
          <table:table-cell/>
          <table:table-cell office:value-type="time" office:time-value="PT03H34M13.392675018S" calcext:value-type="time">
            <text:p>03:34:13.39</text:p>
          </table:table-cell>
          <table:table-cell office:value-type="float" office:value="14.543745" calcext:value-type="float">
            <text:p>14.543745</text:p>
          </table:table-cell>
          <table:table-cell/>
          <table:table-cell office:value-type="time" office:time-value="PT03H34M07.520592787S" calcext:value-type="time">
            <text:p>03:34:07.52</text:p>
          </table:table-cell>
          <table:table-cell office:value-type="float" office:value="10.740095" calcext:value-type="float">
            <text:p>10.740095</text:p>
          </table:table-cell>
        </table:table-row>
        <table:table-row table:style-name="ro1">
          <table:table-cell/>
          <table:table-cell office:value-type="time" office:time-value="PT03H34M31.928934596S" calcext:value-type="time">
            <text:p>03:34:31.93</text:p>
          </table:table-cell>
          <table:table-cell office:value-type="float" office:value="14.550783" calcext:value-type="float">
            <text:p>14.550783</text:p>
          </table:table-cell>
          <table:table-cell/>
          <table:table-cell office:value-type="time" office:time-value="PT03H34M23.480816291S" calcext:value-type="time">
            <text:p>03:34:23.48</text:p>
          </table:table-cell>
          <table:table-cell office:value-type="float" office:value="10.745147" calcext:value-type="float">
            <text:p>10.745147</text:p>
          </table:table-cell>
        </table:table-row>
        <table:table-row table:style-name="ro1">
          <table:table-cell/>
          <table:table-cell office:value-type="time" office:time-value="PT03H34M47.513152835S" calcext:value-type="time">
            <text:p>03:34:47.51</text:p>
          </table:table-cell>
          <table:table-cell office:value-type="float" office:value="14.557628" calcext:value-type="float">
            <text:p>14.557628</text:p>
          </table:table-cell>
          <table:table-cell/>
          <table:table-cell office:value-type="time" office:time-value="PT03H34M42.073076653S" calcext:value-type="time">
            <text:p>03:34:42.07</text:p>
          </table:table-cell>
          <table:table-cell office:value-type="float" office:value="10.750363" calcext:value-type="float">
            <text:p>10.750363</text:p>
          </table:table-cell>
        </table:table-row>
        <table:table-row table:style-name="ro1">
          <table:table-cell/>
          <table:table-cell office:value-type="time" office:time-value="PT03H35M03.065370625S" calcext:value-type="time">
            <text:p>03:35:03.07</text:p>
          </table:table-cell>
          <table:table-cell office:value-type="float" office:value="14.564666" calcext:value-type="float">
            <text:p>14.564666</text:p>
          </table:table-cell>
          <table:table-cell/>
          <table:table-cell office:value-type="time" office:time-value="PT03H34M57.605294163S" calcext:value-type="time">
            <text:p>03:34:57.61</text:p>
          </table:table-cell>
          <table:table-cell office:value-type="float" office:value="10.755416" calcext:value-type="float">
            <text:p>10.755416</text:p>
          </table:table-cell>
        </table:table-row>
        <table:table-row table:style-name="ro1">
          <table:table-cell/>
          <table:table-cell office:value-type="time" office:time-value="PT03H35M25.381683138S" calcext:value-type="time">
            <text:p>03:35:25.38</text:p>
          </table:table-cell>
          <table:table-cell office:value-type="float" office:value="14.579777" calcext:value-type="float">
            <text:p>14.579777</text:p>
          </table:table-cell>
          <table:table-cell/>
          <table:table-cell office:value-type="time" office:time-value="PT03H35M13.169512121S" calcext:value-type="time">
            <text:p>03:35:13.17</text:p>
          </table:table-cell>
          <table:table-cell office:value-type="float" office:value="10.767182" calcext:value-type="float">
            <text:p>10.767182</text:p>
          </table:table-cell>
        </table:table-row>
        <table:table-row table:style-name="ro1">
          <table:table-cell/>
          <table:table-cell office:value-type="time" office:time-value="PT03H35M47.133987753S" calcext:value-type="time">
            <text:p>03:35:47.13</text:p>
          </table:table-cell>
          <table:table-cell office:value-type="float" office:value="14.593572" calcext:value-type="float">
            <text:p>14.593572</text:p>
          </table:table-cell>
          <table:table-cell/>
          <table:table-cell office:value-type="time" office:time-value="PT03H35M35.477824522S" calcext:value-type="time">
            <text:p>03:35:35.48</text:p>
          </table:table-cell>
          <table:table-cell office:value-type="float" office:value="10.778141" calcext:value-type="float">
            <text:p>10.778141</text:p>
          </table:table-cell>
        </table:table-row>
        <table:table-row table:style-name="ro1">
          <table:table-cell/>
          <table:table-cell office:value-type="time" office:time-value="PT03H36M08.50228699S" calcext:value-type="time">
            <text:p>03:36:08.50</text:p>
          </table:table-cell>
          <table:table-cell office:value-type="float" office:value="14.607523" calcext:value-type="float">
            <text:p>14.607523</text:p>
          </table:table-cell>
          <table:table-cell/>
          <table:table-cell office:value-type="time" office:time-value="PT03H35M57.226129081S" calcext:value-type="time">
            <text:p>03:35:57.23</text:p>
          </table:table-cell>
          <table:table-cell office:value-type="float" office:value="10.789391" calcext:value-type="float">
            <text:p>10.789391</text:p>
          </table:table-cell>
        </table:table-row>
        <table:table-row table:style-name="ro1">
          <table:table-cell/>
          <table:table-cell office:value-type="time" office:time-value="PT03H36M40.366733213S" calcext:value-type="time">
            <text:p>03:36:40.37</text:p>
          </table:table-cell>
          <table:table-cell office:value-type="float" office:value="14.620845" calcext:value-type="float">
            <text:p>14.620845</text:p>
          </table:table-cell>
          <table:table-cell/>
          <table:table-cell office:value-type="time" office:time-value="PT03H36M18.594428318S" calcext:value-type="time">
            <text:p>03:36:18.59</text:p>
          </table:table-cell>
          <table:table-cell office:value-type="float" office:value="10.798245" calcext:value-type="float">
            <text:p>10.798245</text:p>
          </table:table-cell>
        </table:table-row>
        <table:table-row table:style-name="ro1">
          <table:table-cell/>
          <table:table-cell office:value-type="time" office:time-value="PT03H36M58.614988758S" calcext:value-type="time">
            <text:p>03:36:58.61</text:p>
          </table:table-cell>
          <table:table-cell office:value-type="float" office:value="14.62723" calcext:value-type="float">
            <text:p>14.62723</text:p>
          </table:table-cell>
          <table:table-cell/>
          <table:table-cell office:value-type="time" office:time-value="PT03H36M50.506875214S" calcext:value-type="time">
            <text:p>03:36:50.51</text:p>
          </table:table-cell>
          <table:table-cell office:value-type="float" office:value="10.801771" calcext:value-type="float">
            <text:p>10.801771</text:p>
          </table:table-cell>
        </table:table-row>
        <table:table-row table:style-name="ro1">
          <table:table-cell/>
          <table:table-cell office:value-type="time" office:time-value="PT03H37M19.779285139S" calcext:value-type="time">
            <text:p>03:37:19.78</text:p>
          </table:table-cell>
          <table:table-cell office:value-type="float" office:value="14.633895" calcext:value-type="float">
            <text:p>14.633895</text:p>
          </table:table-cell>
          <table:table-cell/>
          <table:table-cell office:value-type="time" office:time-value="PT03H37M08.751130703S" calcext:value-type="time">
            <text:p>03:37:08.75</text:p>
          </table:table-cell>
          <table:table-cell office:value-type="float" office:value="10.806533" calcext:value-type="float">
            <text:p>10.806533</text:p>
          </table:table-cell>
        </table:table-row>
        <table:table-row table:style-name="ro1">
          <table:table-cell/>
          <table:table-cell office:value-type="time" office:time-value="PT03H37M39.019554575S" calcext:value-type="time">
            <text:p>03:37:39.02</text:p>
          </table:table-cell>
          <table:table-cell office:value-type="float" office:value="14.640931" calcext:value-type="float">
            <text:p>14.640931</text:p>
          </table:table-cell>
          <table:table-cell/>
          <table:table-cell office:value-type="time" office:time-value="PT03H37M29.919427139S" calcext:value-type="time">
            <text:p>03:37:29.92</text:p>
          </table:table-cell>
          <table:table-cell office:value-type="float" office:value="10.812078" calcext:value-type="float">
            <text:p>10.812078</text:p>
          </table:table-cell>
        </table:table-row>
        <table:table-row table:style-name="ro1">
          <table:table-cell/>
          <table:table-cell office:value-type="time" office:time-value="PT03H38M00.039848939S" calcext:value-type="time">
            <text:p>03:38:00.04</text:p>
          </table:table-cell>
          <table:table-cell office:value-type="float" office:value="14.647969" calcext:value-type="float">
            <text:p>14.647969</text:p>
          </table:table-cell>
          <table:table-cell/>
          <table:table-cell office:value-type="time" office:time-value="PT03H37M49.111695904S" calcext:value-type="time">
            <text:p>03:37:49.11</text:p>
          </table:table-cell>
          <table:table-cell office:value-type="float" office:value="10.81713" calcext:value-type="float">
            <text:p>10.81713</text:p>
          </table:table-cell>
        </table:table-row>
        <table:table-row table:style-name="ro1">
          <table:table-cell/>
          <table:table-cell office:value-type="time" office:time-value="PT03H38M27.172228896S" calcext:value-type="time">
            <text:p>03:38:27.17</text:p>
          </table:table-cell>
          <table:table-cell office:value-type="float" office:value="14.66268" calcext:value-type="float">
            <text:p>14.66268</text:p>
          </table:table-cell>
          <table:table-cell/>
          <table:table-cell office:value-type="time" office:time-value="PT03H38M10.187991052S" calcext:value-type="time">
            <text:p>03:38:10.19</text:p>
          </table:table-cell>
          <table:table-cell office:value-type="float" office:value="10.828604" calcext:value-type="float">
            <text:p>10.828604</text:p>
          </table:table-cell>
        </table:table-row>
        <table:table-row table:style-name="ro1">
          <table:table-cell/>
          <table:table-cell office:value-type="time" office:time-value="PT03H38M48.100521971S" calcext:value-type="time">
            <text:p>03:38:48.10</text:p>
          </table:table-cell>
          <table:table-cell office:value-type="float" office:value="14.676916" calcext:value-type="float">
            <text:p>14.676916</text:p>
          </table:table-cell>
          <table:table-cell/>
          <table:table-cell office:value-type="time" office:time-value="PT03H38M37.312370896S" calcext:value-type="time">
            <text:p>03:38:37.31</text:p>
          </table:table-cell>
          <table:table-cell office:value-type="float" office:value="10.840056" calcext:value-type="float">
            <text:p>10.840056</text:p>
          </table:table-cell>
        </table:table-row>
        <table:table-row table:style-name="ro1">
          <table:table-cell/>
          <table:table-cell office:value-type="time" office:time-value="PT03H39M08.920813534S" calcext:value-type="time">
            <text:p>03:39:08.92</text:p>
          </table:table-cell>
          <table:table-cell office:value-type="float" office:value="14.6827" calcext:value-type="float">
            <text:p>14.6827</text:p>
          </table:table-cell>
          <table:table-cell/>
          <table:table-cell office:value-type="time" office:time-value="PT03H38M58.184663188S" calcext:value-type="time">
            <text:p>03:38:58.18</text:p>
          </table:table-cell>
          <table:table-cell office:value-type="float" office:value="10.842548" calcext:value-type="float">
            <text:p>10.842548</text:p>
          </table:table-cell>
        </table:table-row>
        <table:table-row table:style-name="ro1">
          <table:table-cell/>
          <table:table-cell office:value-type="time" office:time-value="PT03H39M42.129278579S" calcext:value-type="time">
            <text:p>03:39:42.13</text:p>
          </table:table-cell>
          <table:table-cell office:value-type="float" office:value="14.697688" calcext:value-type="float">
            <text:p>14.697688</text:p>
          </table:table-cell>
          <table:table-cell/>
          <table:table-cell office:value-type="time" office:time-value="PT03H39M19.076955759S" calcext:value-type="time">
            <text:p>03:39:19.08</text:p>
          </table:table-cell>
          <table:table-cell office:value-type="float" office:value="10.854649" calcext:value-type="float">
            <text:p>10.854649</text:p>
          </table:table-cell>
        </table:table-row>
        <table:table-row table:style-name="ro1">
          <table:table-cell/>
          <table:table-cell office:value-type="time" office:time-value="PT03H40M03.105572327S" calcext:value-type="time">
            <text:p>03:40:03.11</text:p>
          </table:table-cell>
          <table:table-cell office:value-type="float" office:value="14.70426" calcext:value-type="float">
            <text:p>14.70426</text:p>
          </table:table-cell>
          <table:table-cell/>
          <table:table-cell office:value-type="time" office:time-value="PT03H39M52.257420411S" calcext:value-type="time">
            <text:p>03:39:52.26</text:p>
          </table:table-cell>
          <table:table-cell office:value-type="float" office:value="10.85867" calcext:value-type="float">
            <text:p>10.85867</text:p>
          </table:table-cell>
        </table:table-row>
        <table:table-row table:style-name="ro1">
          <table:table-cell/>
          <table:table-cell office:value-type="time" office:time-value="PT03H40M18.98579471S" calcext:value-type="time">
            <text:p>03:40:18.99</text:p>
          </table:table-cell>
          <table:table-cell office:value-type="float" office:value="14.711298" calcext:value-type="float">
            <text:p>14.711298</text:p>
          </table:table-cell>
          <table:table-cell/>
          <table:table-cell office:value-type="time" office:time-value="PT03H40M13.237714215S" calcext:value-type="time">
            <text:p>03:40:13.24</text:p>
          </table:table-cell>
          <table:table-cell office:value-type="float" office:value="10.863723" calcext:value-type="float">
            <text:p>10.863723</text:p>
          </table:table-cell>
        </table:table-row>
        <table:table-row table:style-name="ro1">
          <table:table-cell/>
          <table:table-cell office:value-type="time" office:time-value="PT03H40M44.726155173S" calcext:value-type="time">
            <text:p>03:40:44.73</text:p>
          </table:table-cell>
          <table:table-cell office:value-type="float" office:value="14.725475" calcext:value-type="float">
            <text:p>14.725475</text:p>
          </table:table-cell>
          <table:table-cell/>
          <table:table-cell office:value-type="time" office:time-value="PT03H40M29.085936151S" calcext:value-type="time">
            <text:p>03:40:29.09</text:p>
          </table:table-cell>
          <table:table-cell office:value-type="float" office:value="10.874971" calcext:value-type="float">
            <text:p>10.874971</text:p>
          </table:table-cell>
        </table:table-row>
        <table:table-row table:style-name="ro1">
          <table:table-cell/>
          <table:table-cell office:value-type="time" office:time-value="PT03H41M12.518544372S" calcext:value-type="time">
            <text:p>03:41:12.52</text:p>
          </table:table-cell>
          <table:table-cell office:value-type="float" office:value="14.74027" calcext:value-type="float">
            <text:p>14.74027</text:p>
          </table:table-cell>
          <table:table-cell/>
          <table:table-cell office:value-type="time" office:time-value="PT03H40M54.878297342S" calcext:value-type="time">
            <text:p>03:40:54.88</text:p>
          </table:table-cell>
          <table:table-cell office:value-type="float" office:value="10.886729" calcext:value-type="float">
            <text:p>10.886729</text:p>
          </table:table-cell>
        </table:table-row>
        <table:table-row table:style-name="ro1">
          <table:table-cell/>
          <table:table-cell office:value-type="time" office:time-value="PT03H41M39.298919399S" calcext:value-type="time">
            <text:p>03:41:39.30</text:p>
          </table:table-cell>
          <table:table-cell office:value-type="float" office:value="14.754248" calcext:value-type="float">
            <text:p>14.754248</text:p>
          </table:table-cell>
          <table:table-cell/>
          <table:table-cell office:value-type="time" office:time-value="PT03H41M22.654686316S" calcext:value-type="time">
            <text:p>03:41:22.65</text:p>
          </table:table-cell>
          <table:table-cell office:value-type="float" office:value="10.89798" calcext:value-type="float">
            <text:p>10.89798</text:p>
          </table:table-cell>
        </table:table-row>
        <table:table-row table:style-name="ro1">
          <table:table-cell/>
          <table:table-cell office:value-type="time" office:time-value="PT03H42M00.363214379S" calcext:value-type="time">
            <text:p>03:42:00.36</text:p>
          </table:table-cell>
          <table:table-cell office:value-type="float" office:value="14.761084" calcext:value-type="float">
            <text:p>14.761084</text:p>
          </table:table-cell>
          <table:table-cell/>
          <table:table-cell office:value-type="time" office:time-value="PT03H41M49.399060839S" calcext:value-type="time">
            <text:p>03:41:49.40</text:p>
          </table:table-cell>
          <table:table-cell office:value-type="float" office:value="10.903033" calcext:value-type="float">
            <text:p>10.903033</text:p>
          </table:table-cell>
        </table:table-row>
        <table:table-row table:style-name="ro1">
          <table:table-cell/>
          <table:table-cell office:value-type="time" office:time-value="PT03H42M21.311507735S" calcext:value-type="time">
            <text:p>03:42:21.31</text:p>
          </table:table-cell>
          <table:table-cell office:value-type="float" office:value="14.766588" calcext:value-type="float">
            <text:p>14.766588</text:p>
          </table:table-cell>
          <table:table-cell/>
          <table:table-cell office:value-type="time" office:time-value="PT03H42M10.499356324S" calcext:value-type="time">
            <text:p>03:42:10.50</text:p>
          </table:table-cell>
          <table:table-cell office:value-type="float" office:value="10.905526" calcext:value-type="float">
            <text:p>10.905526</text:p>
          </table:table-cell>
        </table:table-row>
        <table:table-row table:style-name="ro1">
          <table:table-cell/>
          <table:table-cell office:value-type="time" office:time-value="PT03H42M36.919726309S" calcext:value-type="time">
            <text:p>03:42:36.92</text:p>
          </table:table-cell>
          <table:table-cell office:value-type="float" office:value="14.773853" calcext:value-type="float">
            <text:p>14.773853</text:p>
          </table:table-cell>
          <table:table-cell/>
          <table:table-cell office:value-type="time" office:time-value="PT03H42M31.447649679S" calcext:value-type="time">
            <text:p>03:42:31.45</text:p>
          </table:table-cell>
          <table:table-cell office:value-type="float" office:value="10.908966" calcext:value-type="float">
            <text:p>10.908966</text:p>
          </table:table-cell>
        </table:table-row>
        <table:table-row table:style-name="ro1">
          <table:table-cell/>
          <table:table-cell office:value-type="time" office:time-value="PT03H43M02.400083131S" calcext:value-type="time">
            <text:p>03:43:02.40</text:p>
          </table:table-cell>
          <table:table-cell office:value-type="float" office:value="14.787862" calcext:value-type="float">
            <text:p>14.787862</text:p>
          </table:table-cell>
          <table:table-cell/>
          <table:table-cell office:value-type="time" office:time-value="PT03H42M47.023867805S" calcext:value-type="time">
            <text:p>03:42:47.02</text:p>
          </table:table-cell>
          <table:table-cell office:value-type="float" office:value="10.919924" calcext:value-type="float">
            <text:p>10.919924</text:p>
          </table:table-cell>
        </table:table-row>
        <table:table-row table:style-name="ro1">
          <table:table-cell/>
          <table:table-cell office:value-type="time" office:time-value="PT03H43M32.376502915S" calcext:value-type="time">
            <text:p>03:43:32.38</text:p>
          </table:table-cell>
          <table:table-cell office:value-type="float" office:value="14.802809" calcext:value-type="float">
            <text:p>14.802809</text:p>
          </table:table-cell>
          <table:table-cell/>
          <table:table-cell office:value-type="time" office:time-value="PT03H43M12.536225075S" calcext:value-type="time">
            <text:p>03:43:12.54</text:p>
          </table:table-cell>
          <table:table-cell office:value-type="float" office:value="10.931841" calcext:value-type="float">
            <text:p>10.931841</text:p>
          </table:table-cell>
        </table:table-row>
        <table:table-row table:style-name="ro1">
          <table:table-cell/>
          <table:table-cell office:value-type="time" office:time-value="PT03H43M53.312796102S" calcext:value-type="time">
            <text:p>03:43:53.31</text:p>
          </table:table-cell>
          <table:table-cell office:value-type="float" office:value="14.809622" calcext:value-type="float">
            <text:p>14.809622</text:p>
          </table:table-cell>
          <table:table-cell/>
          <table:table-cell office:value-type="time" office:time-value="PT03H43M42.512644859S" calcext:value-type="time">
            <text:p>03:43:42.51</text:p>
          </table:table-cell>
          <table:table-cell office:value-type="float" office:value="10.93693" calcext:value-type="float">
            <text:p>10.93693</text:p>
          </table:table-cell>
        </table:table-row>
        <table:table-row table:style-name="ro1">
          <table:table-cell/>
          <table:table-cell office:value-type="time" office:time-value="PT03H44M24.661235099S" calcext:value-type="time">
            <text:p>03:44:24.66</text:p>
          </table:table-cell>
          <table:table-cell office:value-type="float" office:value="14.823799" calcext:value-type="float">
            <text:p>14.823799</text:p>
          </table:table-cell>
          <table:table-cell/>
          <table:table-cell office:value-type="time" office:time-value="PT03H44M03.468938327S" calcext:value-type="time">
            <text:p>03:44:03.47</text:p>
          </table:table-cell>
          <table:table-cell office:value-type="float" office:value="10.948177" calcext:value-type="float">
            <text:p>10.948177</text:p>
          </table:table-cell>
        </table:table-row>
        <table:table-row table:style-name="ro1">
          <table:table-cell/>
          <table:table-cell office:value-type="time" office:time-value="PT03H44M48.533569403S" calcext:value-type="time">
            <text:p>03:44:48.53</text:p>
          </table:table-cell>
          <table:table-cell office:value-type="float" office:value="14.83895" calcext:value-type="float">
            <text:p>14.83895</text:p>
          </table:table-cell>
          <table:table-cell/>
          <table:table-cell office:value-type="time" office:time-value="PT03H44M34.817377324S" calcext:value-type="time">
            <text:p>03:44:34.82</text:p>
          </table:table-cell>
          <table:table-cell office:value-type="float" office:value="10.960015" calcext:value-type="float">
            <text:p>10.960015</text:p>
          </table:table-cell>
        </table:table-row>
        <table:table-row table:style-name="ro1">
          <table:table-cell/>
          <table:table-cell office:value-type="time" office:time-value="PT03H45M37.674257559S" calcext:value-type="time">
            <text:p>03:45:37.67</text:p>
          </table:table-cell>
          <table:table-cell office:value-type="float" office:value="14.865022" calcext:value-type="float">
            <text:p>14.865022</text:p>
          </table:table-cell>
          <table:table-cell/>
          <table:table-cell office:value-type="time" office:time-value="PT03H44M58.685711571S" calcext:value-type="time">
            <text:p>03:44:58.69</text:p>
          </table:table-cell>
          <table:table-cell office:value-type="float" office:value="10.980605" calcext:value-type="float">
            <text:p>10.980605</text:p>
          </table:table-cell>
        </table:table-row>
        <table:table-row table:style-name="ro1">
          <table:table-cell/>
          <table:table-cell office:value-type="time" office:time-value="PT03H46M09.210699189S" calcext:value-type="time">
            <text:p>03:46:09.21</text:p>
          </table:table-cell>
          <table:table-cell office:value-type="float" office:value="14.879202" calcext:value-type="float">
            <text:p>14.879202</text:p>
          </table:table-cell>
          <table:table-cell/>
          <table:table-cell office:value-type="time" office:time-value="PT03H45M47.830399783S" calcext:value-type="time">
            <text:p>03:45:47.83</text:p>
          </table:table-cell>
          <table:table-cell office:value-type="float" office:value="10.991856" calcext:value-type="float">
            <text:p>10.991856</text:p>
          </table:table-cell>
        </table:table-row>
        <table:table-row table:style-name="ro1">
          <table:table-cell/>
          <table:table-cell office:value-type="time" office:time-value="PT03H46M39.307120653S" calcext:value-type="time">
            <text:p>03:46:39.31</text:p>
          </table:table-cell>
          <table:table-cell office:value-type="float" office:value="14.894129" calcext:value-type="float">
            <text:p>14.894129</text:p>
          </table:table-cell>
          <table:table-cell/>
          <table:table-cell office:value-type="time" office:time-value="PT03H46M19.358841301S" calcext:value-type="time">
            <text:p>03:46:19.36</text:p>
          </table:table-cell>
          <table:table-cell office:value-type="float" office:value="11.003717" calcext:value-type="float">
            <text:p>11.003717</text:p>
          </table:table-cell>
        </table:table-row>
        <table:table-row table:style-name="ro1">
          <table:table-cell/>
          <table:table-cell office:value-type="time" office:time-value="PT03H47M13.207595388S" calcext:value-type="time">
            <text:p>03:47:13.21</text:p>
          </table:table-cell>
          <table:table-cell office:value-type="float" office:value="14.908811" calcext:value-type="float">
            <text:p>14.908811</text:p>
          </table:table-cell>
          <table:table-cell/>
          <table:table-cell office:value-type="time" office:time-value="PT03H46M49.443262598S" calcext:value-type="time">
            <text:p>03:46:49.44</text:p>
          </table:table-cell>
          <table:table-cell office:value-type="float" office:value="11.014991" calcext:value-type="float">
            <text:p>11.014991</text:p>
          </table:table-cell>
        </table:table-row>
        <table:table-row table:style-name="ro1">
          <table:table-cell/>
          <table:table-cell office:value-type="time" office:time-value="PT03H47M46.996068555S" calcext:value-type="time">
            <text:p>03:47:47.00</text:p>
          </table:table-cell>
          <table:table-cell office:value-type="float" office:value="14.92352" calcext:value-type="float">
            <text:p>14.92352</text:p>
          </table:table-cell>
          <table:table-cell/>
          <table:table-cell office:value-type="time" office:time-value="PT03H47M23.343737333S" calcext:value-type="time">
            <text:p>03:47:23.34</text:p>
          </table:table-cell>
          <table:table-cell office:value-type="float" office:value="11.026406" calcext:value-type="float">
            <text:p>11.026406</text:p>
          </table:table-cell>
        </table:table-row>
        <table:table-row table:style-name="ro1">
          <table:table-cell/>
          <table:table-cell office:value-type="time" office:time-value="PT03H48M05.368325837S" calcext:value-type="time">
            <text:p>03:48:05.37</text:p>
          </table:table-cell>
          <table:table-cell office:value-type="float" office:value="14.930558" calcext:value-type="float">
            <text:p>14.930558</text:p>
          </table:table-cell>
          <table:table-cell/>
          <table:table-cell office:value-type="time" office:time-value="PT03H47M57.140210612S" calcext:value-type="time">
            <text:p>03:47:57.14</text:p>
          </table:table-cell>
          <table:table-cell office:value-type="float" office:value="11.031459" calcext:value-type="float">
            <text:p>11.031459</text:p>
          </table:table-cell>
        </table:table-row>
        <table:table-row table:style-name="ro1">
          <table:table-cell/>
          <table:table-cell office:value-type="time" office:time-value="PT03H48M21.004544803S" calcext:value-type="time">
            <text:p>03:48:21.00</text:p>
          </table:table-cell>
          <table:table-cell office:value-type="float" office:value="14.937394" calcext:value-type="float">
            <text:p>14.937394</text:p>
          </table:table-cell>
          <table:table-cell/>
          <table:table-cell office:value-type="time" office:time-value="PT03H48M15.512467893S" calcext:value-type="time">
            <text:p>03:48:15.51</text:p>
          </table:table-cell>
          <table:table-cell office:value-type="float" office:value="11.036512" calcext:value-type="float">
            <text:p>11.036512</text:p>
          </table:table-cell>
        </table:table-row>
        <table:table-row table:style-name="ro1">
          <table:table-cell/>
          <table:table-cell office:value-type="time" office:time-value="PT03H48M58.837074602S" calcext:value-type="time">
            <text:p>03:48:58.84</text:p>
          </table:table-cell>
          <table:table-cell office:value-type="float" office:value="14.953977" calcext:value-type="float">
            <text:p>14.953977</text:p>
          </table:table-cell>
          <table:table-cell/>
          <table:table-cell office:value-type="time" office:time-value="PT03H48M31.100686187S" calcext:value-type="time">
            <text:p>03:48:31.10</text:p>
          </table:table-cell>
          <table:table-cell office:value-type="float" office:value="11.049229" calcext:value-type="float">
            <text:p>11.049229</text:p>
          </table:table-cell>
        </table:table-row>
        <table:table-row table:style-name="ro1">
          <table:table-cell/>
          <table:table-cell office:value-type="time" office:time-value="PT03H49M31.117526651S" calcext:value-type="time">
            <text:p>03:49:31.12</text:p>
          </table:table-cell>
          <table:table-cell office:value-type="float" office:value="14.967769" calcext:value-type="float">
            <text:p>14.967769</text:p>
          </table:table-cell>
          <table:table-cell/>
          <table:table-cell office:value-type="time" office:time-value="PT03H49M08.989216771S" calcext:value-type="time">
            <text:p>03:49:08.99</text:p>
          </table:table-cell>
          <table:table-cell office:value-type="float" office:value="11.060188" calcext:value-type="float">
            <text:p>11.060188</text:p>
          </table:table-cell>
        </table:table-row>
        <table:table-row table:style-name="ro1">
          <table:table-cell/>
          <table:table-cell office:value-type="time" office:time-value="PT03H49M52.061819951S" calcext:value-type="time">
            <text:p>03:49:52.06</text:p>
          </table:table-cell>
          <table:table-cell office:value-type="float" office:value="14.974594" calcext:value-type="float">
            <text:p>14.974594</text:p>
          </table:table-cell>
          <table:table-cell/>
          <table:table-cell office:value-type="time" office:time-value="PT03H49M41.265668764S" calcext:value-type="time">
            <text:p>03:49:41.27</text:p>
          </table:table-cell>
          <table:table-cell office:value-type="float" office:value="11.06523" calcext:value-type="float">
            <text:p>11.06523</text:p>
          </table:table-cell>
        </table:table-row>
        <table:table-row table:style-name="ro1">
          <table:table-cell/>
          <table:table-cell office:value-type="time" office:time-value="PT03H50M15.098142547S" calcext:value-type="time">
            <text:p>03:50:15.10</text:p>
          </table:table-cell>
          <table:table-cell office:value-type="float" office:value="14.98994" calcext:value-type="float">
            <text:p>14.98994</text:p>
          </table:table-cell>
          <table:table-cell/>
          <table:table-cell office:value-type="time" office:time-value="PT03H50M02.213962119S" calcext:value-type="time">
            <text:p>03:50:02.21</text:p>
          </table:table-cell>
          <table:table-cell office:value-type="float" office:value="11.077497" calcext:value-type="float">
            <text:p>11.077497</text:p>
          </table:table-cell>
        </table:table-row>
        <table:table-row table:style-name="ro1">
          <table:table-cell/>
          <table:table-cell office:value-type="time" office:time-value="PT03H50M37.55445702S" calcext:value-type="time">
            <text:p>03:50:37.55</text:p>
          </table:table-cell>
          <table:table-cell office:value-type="float" office:value="15.005079" calcext:value-type="float">
            <text:p>15.005079</text:p>
          </table:table-cell>
          <table:table-cell/>
          <table:table-cell office:value-type="time" office:time-value="PT03H50M25.194283931S" calcext:value-type="time">
            <text:p>03:50:25.19</text:p>
          </table:table-cell>
          <table:table-cell office:value-type="float" office:value="11.089758" calcext:value-type="float">
            <text:p>11.089758</text:p>
          </table:table-cell>
        </table:table-row>
        <table:table-row table:style-name="ro1">
          <table:table-cell/>
          <table:table-cell office:value-type="time" office:time-value="PT03H50M58.542750936S" calcext:value-type="time">
            <text:p>03:50:58.54</text:p>
          </table:table-cell>
          <table:table-cell office:value-type="float" office:value="15.011687" calcext:value-type="float">
            <text:p>15.011687</text:p>
          </table:table-cell>
          <table:table-cell/>
          <table:table-cell office:value-type="time" office:time-value="PT03H50M47.642598293S" calcext:value-type="time">
            <text:p>03:50:47.64</text:p>
          </table:table-cell>
          <table:table-cell office:value-type="float" office:value="11.094391" calcext:value-type="float">
            <text:p>11.094391</text:p>
          </table:table-cell>
        </table:table-row>
        <table:table-row table:style-name="ro1">
          <table:table-cell/>
          <table:table-cell office:value-type="time" office:time-value="PT03H51M14.450973712S" calcext:value-type="time">
            <text:p>03:51:14.45</text:p>
          </table:table-cell>
          <table:table-cell office:value-type="float" office:value="15.018725" calcext:value-type="float">
            <text:p>15.018725</text:p>
          </table:table-cell>
          <table:table-cell/>
          <table:table-cell office:value-type="time" office:time-value="PT03H51M08.690893049S" calcext:value-type="time">
            <text:p>03:51:08.69</text:p>
          </table:table-cell>
          <table:table-cell office:value-type="float" office:value="11.099444" calcext:value-type="float">
            <text:p>11.099444</text:p>
          </table:table-cell>
        </table:table-row>
        <table:table-row table:style-name="ro1">
          <table:table-cell/>
          <table:table-cell office:value-type="time" office:time-value="PT03H51M30.671200857S" calcext:value-type="time">
            <text:p>03:51:30.67</text:p>
          </table:table-cell>
          <table:table-cell office:value-type="float" office:value="15.025561" calcext:value-type="float">
            <text:p>15.025561</text:p>
          </table:table-cell>
          <table:table-cell/>
          <table:table-cell office:value-type="time" office:time-value="PT03H51M24.54311504S" calcext:value-type="time">
            <text:p>03:51:24.54</text:p>
          </table:table-cell>
          <table:table-cell office:value-type="float" office:value="11.104636" calcext:value-type="float">
            <text:p>11.104636</text:p>
          </table:table-cell>
        </table:table-row>
        <table:table-row table:style-name="ro1">
          <table:table-cell/>
          <table:table-cell office:value-type="time" office:time-value="PT03H51M56.123557286S" calcext:value-type="time">
            <text:p>03:51:56.12</text:p>
          </table:table-cell>
          <table:table-cell office:value-type="float" office:value="15.039721" calcext:value-type="float">
            <text:p>15.039721</text:p>
          </table:table-cell>
          <table:table-cell/>
          <table:table-cell office:value-type="time" office:time-value="PT03H51M40.811342857S" calcext:value-type="time">
            <text:p>03:51:40.81</text:p>
          </table:table-cell>
          <table:table-cell office:value-type="float" office:value="11.114131" calcext:value-type="float">
            <text:p>11.114131</text:p>
          </table:table-cell>
        </table:table-row>
        <table:table-row table:style-name="ro1">
          <table:table-cell/>
          <table:table-cell office:value-type="time" office:time-value="PT03H52M17.279853555S" calcext:value-type="time">
            <text:p>03:52:17.28</text:p>
          </table:table-cell>
          <table:table-cell office:value-type="float" office:value="15.046322" calcext:value-type="float">
            <text:p>15.046322</text:p>
          </table:table-cell>
          <table:table-cell/>
          <table:table-cell office:value-type="time" office:time-value="PT03H52M06.267699343S" calcext:value-type="time">
            <text:p>03:52:06.27</text:p>
          </table:table-cell>
          <table:table-cell office:value-type="float" office:value="11.116579" calcext:value-type="float">
            <text:p>11.116579</text:p>
          </table:table-cell>
        </table:table-row>
        <table:table-row table:style-name="ro1">
          <table:table-cell/>
          <table:table-cell office:value-type="time" office:time-value="PT03H52M37.612138284S" calcext:value-type="time">
            <text:p>03:52:37.61</text:p>
          </table:table-cell>
          <table:table-cell office:value-type="float" office:value="15.053131" calcext:value-type="float">
            <text:p>15.053131</text:p>
          </table:table-cell>
          <table:table-cell/>
          <table:table-cell office:value-type="time" office:time-value="PT03H52M27.415995499S" calcext:value-type="time">
            <text:p>03:52:27.42</text:p>
          </table:table-cell>
          <table:table-cell office:value-type="float" office:value="11.121632" calcext:value-type="float">
            <text:p>11.121632</text:p>
          </table:table-cell>
        </table:table-row>
        <table:table-row table:style-name="ro1">
          <table:table-cell/>
          <table:table-cell office:value-type="time" office:time-value="PT03H52M58.788434832S" calcext:value-type="time">
            <text:p>03:52:58.79</text:p>
          </table:table-cell>
          <table:table-cell office:value-type="float" office:value="15.059967" calcext:value-type="float">
            <text:p>15.059967</text:p>
          </table:table-cell>
          <table:table-cell/>
          <table:table-cell office:value-type="time" office:time-value="PT03H52M47.75628034S" calcext:value-type="time">
            <text:p>03:52:47.76</text:p>
          </table:table-cell>
          <table:table-cell office:value-type="float" office:value="11.126684" calcext:value-type="float">
            <text:p>11.126684</text:p>
          </table:table-cell>
        </table:table-row>
        <table:table-row table:style-name="ro1">
          <table:table-cell/>
          <table:table-cell office:value-type="time" office:time-value="PT03H53M26.032816357S" calcext:value-type="time">
            <text:p>03:53:26.03</text:p>
          </table:table-cell>
          <table:table-cell office:value-type="float" office:value="15.074996" calcext:value-type="float">
            <text:p>15.074996</text:p>
          </table:table-cell>
          <table:table-cell/>
          <table:table-cell office:value-type="time" office:time-value="PT03H53M08.944577057S" calcext:value-type="time">
            <text:p>03:53:08.94</text:p>
          </table:table-cell>
          <table:table-cell office:value-type="float" office:value="11.13886" calcext:value-type="float">
            <text:p>11.13886</text:p>
          </table:table-cell>
        </table:table-row>
        <table:table-row table:style-name="ro1">
          <table:table-cell/>
          <table:table-cell office:value-type="time" office:time-value="PT03H53M50.813163376S" calcext:value-type="time">
            <text:p>03:53:50.81</text:p>
          </table:table-cell>
          <table:table-cell office:value-type="float" office:value="15.088846" calcext:value-type="float">
            <text:p>15.088846</text:p>
          </table:table-cell>
          <table:table-cell/>
          <table:table-cell office:value-type="time" office:time-value="PT03H53M36.176958414S" calcext:value-type="time">
            <text:p>03:53:36.18</text:p>
          </table:table-cell>
          <table:table-cell office:value-type="float" office:value="11.149864" calcext:value-type="float">
            <text:p>11.149864</text:p>
          </table:table-cell>
        </table:table-row>
        <table:table-row table:style-name="ro1">
          <table:table-cell/>
          <table:table-cell office:value-type="time" office:time-value="PT03H54M12.701469896S" calcext:value-type="time">
            <text:p>03:54:12.70</text:p>
          </table:table-cell>
          <table:table-cell office:value-type="float" office:value="15.103938" calcext:value-type="float">
            <text:p>15.103938</text:p>
          </table:table-cell>
          <table:table-cell/>
          <table:table-cell office:value-type="time" office:time-value="PT03H54M00.909304761S" calcext:value-type="time">
            <text:p>03:54:00.91</text:p>
          </table:table-cell>
          <table:table-cell office:value-type="float" office:value="11.161498" calcext:value-type="float">
            <text:p>11.161498</text:p>
          </table:table-cell>
        </table:table-row>
        <table:table-row table:style-name="ro1">
          <table:table-cell/>
          <table:table-cell office:value-type="time" office:time-value="PT03H54M33.90176678S" calcext:value-type="time">
            <text:p>03:54:33.90</text:p>
          </table:table-cell>
          <table:table-cell office:value-type="float" office:value="15.109442" calcext:value-type="float">
            <text:p>15.109442</text:p>
          </table:table-cell>
          <table:table-cell/>
          <table:table-cell office:value-type="time" office:time-value="PT03H54M22.79761128S" calcext:value-type="time">
            <text:p>03:54:22.80</text:p>
          </table:table-cell>
          <table:table-cell office:value-type="float" office:value="11.163946" calcext:value-type="float">
            <text:p>11.163946</text:p>
          </table:table-cell>
        </table:table-row>
        <table:table-row table:style-name="ro1">
          <table:table-cell/>
          <table:table-cell office:value-type="time" office:time-value="PT03H54M51.226009385S" calcext:value-type="time">
            <text:p>03:54:51.23</text:p>
          </table:table-cell>
          <table:table-cell office:value-type="float" office:value="15.114934" calcext:value-type="float">
            <text:p>15.114934</text:p>
          </table:table-cell>
          <table:table-cell/>
          <table:table-cell office:value-type="time" office:time-value="PT03H54M44.041908781S" calcext:value-type="time">
            <text:p>03:54:44.04</text:p>
          </table:table-cell>
          <table:table-cell office:value-type="float" office:value="11.166409" calcext:value-type="float">
            <text:p>11.166409</text:p>
          </table:table-cell>
        </table:table-row>
        <table:table-row table:style-name="ro1">
          <table:table-cell/>
          <table:table-cell office:value-type="time" office:time-value="PT03H55M07.058231097S" calcext:value-type="time">
            <text:p>03:55:07.06</text:p>
          </table:table-cell>
          <table:table-cell office:value-type="float" office:value="15.121743" calcext:value-type="float">
            <text:p>15.121743</text:p>
          </table:table-cell>
          <table:table-cell/>
          <table:table-cell office:value-type="time" office:time-value="PT03H55M01.306150546S" calcext:value-type="time">
            <text:p>03:55:01.31</text:p>
          </table:table-cell>
          <table:table-cell office:value-type="float" office:value="11.171462" calcext:value-type="float">
            <text:p>11.171462</text:p>
          </table:table-cell>
        </table:table-row>
        <table:table-row table:style-name="ro1">
          <table:table-cell/>
          <table:table-cell office:value-type="time" office:time-value="PT03H55M28.258527981S" calcext:value-type="time">
            <text:p>03:55:28.26</text:p>
          </table:table-cell>
          <table:table-cell office:value-type="float" office:value="15.128837" calcext:value-type="float">
            <text:p>15.128837</text:p>
          </table:table-cell>
          <table:table-cell/>
          <table:table-cell office:value-type="time" office:time-value="PT03H55M17.150372425S" calcext:value-type="time">
            <text:p>03:55:17.15</text:p>
          </table:table-cell>
          <table:table-cell office:value-type="float" office:value="11.176716" calcext:value-type="float">
            <text:p>11.176716</text:p>
          </table:table-cell>
        </table:table-row>
        <table:table-row table:style-name="ro1">
          <table:table-cell/>
          <table:table-cell office:value-type="time" office:time-value="PT03H56M00.470979078S" calcext:value-type="time">
            <text:p>03:56:00.47</text:p>
          </table:table-cell>
          <table:table-cell office:value-type="float" office:value="15.142383" calcext:value-type="float">
            <text:p>15.142383</text:p>
          </table:table-cell>
          <table:table-cell/>
          <table:table-cell office:value-type="time" office:time-value="PT03H55M38.398669982S" calcext:value-type="time">
            <text:p>03:55:38.40</text:p>
          </table:table-cell>
          <table:table-cell office:value-type="float" office:value="11.186058" calcext:value-type="float">
            <text:p>11.186058</text:p>
          </table:table-cell>
        </table:table-row>
        <table:table-row table:style-name="ro1">
          <table:table-cell/>
          <table:table-cell office:value-type="time" office:time-value="PT03H56M17.651219667S" calcext:value-type="time">
            <text:p>03:56:17.65</text:p>
          </table:table-cell>
          <table:table-cell office:value-type="float" office:value="15.149421" calcext:value-type="float">
            <text:p>15.149421</text:p>
          </table:table-cell>
          <table:table-cell/>
          <table:table-cell office:value-type="time" office:time-value="PT03H56M10.607121022S" calcext:value-type="time">
            <text:p>03:56:10.61</text:p>
          </table:table-cell>
          <table:table-cell office:value-type="float" office:value="11.19111" calcext:value-type="float">
            <text:p>11.19111</text:p>
          </table:table-cell>
        </table:table-row>
        <table:table-row table:style-name="ro1">
          <table:table-cell/>
          <table:table-cell office:value-type="time" office:time-value="PT03H56M38.627513414S" calcext:value-type="time">
            <text:p>03:56:38.63</text:p>
          </table:table-cell>
          <table:table-cell office:value-type="float" office:value="15.156224" calcext:value-type="float">
            <text:p>15.156224</text:p>
          </table:table-cell>
          <table:table-cell/>
          <table:table-cell office:value-type="time" office:time-value="PT03H56M27.787361611S" calcext:value-type="time">
            <text:p>03:56:27.79</text:p>
          </table:table-cell>
          <table:table-cell office:value-type="float" office:value="11.195662" calcext:value-type="float">
            <text:p>11.195662</text:p>
          </table:table-cell>
        </table:table-row>
        <table:table-row table:style-name="ro1">
          <table:table-cell/>
          <table:table-cell office:value-type="time" office:time-value="PT03H57M00.031813156S" calcext:value-type="time">
            <text:p>03:57:00.03</text:p>
          </table:table-cell>
          <table:table-cell office:value-type="float" office:value="15.163079" calcext:value-type="float">
            <text:p>15.163079</text:p>
          </table:table-cell>
          <table:table-cell/>
          <table:table-cell office:value-type="time" office:time-value="PT03H56M48.763655359S" calcext:value-type="time">
            <text:p>03:56:48.76</text:p>
          </table:table-cell>
          <table:table-cell office:value-type="float" office:value="11.200846" calcext:value-type="float">
            <text:p>11.200846</text:p>
          </table:table-cell>
        </table:table-row>
        <table:table-row table:style-name="ro1">
          <table:table-cell/>
          <table:table-cell office:value-type="time" office:time-value="PT03H57M21.980120516S" calcext:value-type="time">
            <text:p>03:57:21.98</text:p>
          </table:table-cell>
          <table:table-cell office:value-type="float" office:value="15.177961" calcext:value-type="float">
            <text:p>15.177961</text:p>
          </table:table-cell>
          <table:table-cell/>
          <table:table-cell office:value-type="time" office:time-value="PT03H57M10.1679551S" calcext:value-type="time">
            <text:p>03:57:10.17</text:p>
          </table:table-cell>
          <table:table-cell office:value-type="float" office:value="11.212472" calcext:value-type="float">
            <text:p>11.212472</text:p>
          </table:table-cell>
        </table:table-row>
        <table:table-row table:style-name="ro1">
          <table:table-cell/>
          <table:table-cell office:value-type="time" office:time-value="PT03H57M42.924413815S" calcext:value-type="time">
            <text:p>03:57:42.92</text:p>
          </table:table-cell>
          <table:table-cell office:value-type="float" office:value="15.184764" calcext:value-type="float">
            <text:p>15.184764</text:p>
          </table:table-cell>
          <table:table-cell/>
          <table:table-cell office:value-type="time" office:time-value="PT03H57M32.0762619S" calcext:value-type="time">
            <text:p>03:57:32.08</text:p>
          </table:table-cell>
          <table:table-cell office:value-type="float" office:value="11.217025" calcext:value-type="float">
            <text:p>11.217025</text:p>
          </table:table-cell>
        </table:table-row>
        <table:table-row table:style-name="ro1">
          <table:table-cell/>
          <table:table-cell office:value-type="time" office:time-value="PT03H58M04.188711596S" calcext:value-type="time">
            <text:p>03:58:04.19</text:p>
          </table:table-cell>
          <table:table-cell office:value-type="float" office:value="15.191794" calcext:value-type="float">
            <text:p>15.191794</text:p>
          </table:table-cell>
          <table:table-cell/>
          <table:table-cell office:value-type="time" office:time-value="PT03H57M53.052555648S" calcext:value-type="time">
            <text:p>03:57:53.05</text:p>
          </table:table-cell>
          <table:table-cell office:value-type="float" office:value="11.22207" calcext:value-type="float">
            <text:p>11.22207</text:p>
          </table:table-cell>
        </table:table-row>
        <table:table-row table:style-name="ro1">
          <table:table-cell/>
          <table:table-cell office:value-type="time" office:time-value="PT03H58M19.860931067S" calcext:value-type="time">
            <text:p>03:58:19.86</text:p>
          </table:table-cell>
          <table:table-cell office:value-type="float" office:value="15.198434" calcext:value-type="float">
            <text:p>15.198434</text:p>
          </table:table-cell>
          <table:table-cell/>
          <table:table-cell office:value-type="time" office:time-value="PT03H58M14.328853597S" calcext:value-type="time">
            <text:p>03:58:14.33</text:p>
          </table:table-cell>
          <table:table-cell office:value-type="float" office:value="11.226902" calcext:value-type="float">
            <text:p>11.226902</text:p>
          </table:table-cell>
        </table:table-row>
        <table:table-row table:style-name="ro1">
          <table:table-cell/>
          <table:table-cell office:value-type="time" office:time-value="PT03H58M40.921225991S" calcext:value-type="time">
            <text:p>03:58:40.92</text:p>
          </table:table-cell>
          <table:table-cell office:value-type="float" office:value="15.212611" calcext:value-type="float">
            <text:p>15.212611</text:p>
          </table:table-cell>
          <table:table-cell/>
          <table:table-cell office:value-type="time" office:time-value="PT03H58M29.961072507S" calcext:value-type="time">
            <text:p>03:58:29.96</text:p>
          </table:table-cell>
          <table:table-cell office:value-type="float" office:value="11.238149" calcext:value-type="float">
            <text:p>11.238149</text:p>
          </table:table-cell>
        </table:table-row>
        <table:table-row table:style-name="ro1">
          <table:table-cell/>
          <table:table-cell office:value-type="time" office:time-value="PT03H59M01.893519683S" calcext:value-type="time">
            <text:p>03:59:01.89</text:p>
          </table:table-cell>
          <table:table-cell office:value-type="float" office:value="15.219649" calcext:value-type="float">
            <text:p>15.219649</text:p>
          </table:table-cell>
          <table:table-cell/>
          <table:table-cell office:value-type="time" office:time-value="PT03H58M51.013367319S" calcext:value-type="time">
            <text:p>03:58:51.01</text:p>
          </table:table-cell>
          <table:table-cell office:value-type="float" office:value="11.243202" calcext:value-type="float">
            <text:p>11.243202</text:p>
          </table:table-cell>
        </table:table-row>
        <table:table-row table:style-name="ro1">
          <table:table-cell/>
          <table:table-cell office:value-type="time" office:time-value="PT03H59M22.989815111S" calcext:value-type="time">
            <text:p>03:59:22.99</text:p>
          </table:table-cell>
          <table:table-cell office:value-type="float" office:value="15.226512" calcext:value-type="float">
            <text:p>15.226512</text:p>
          </table:table-cell>
          <table:table-cell/>
          <table:table-cell office:value-type="time" office:time-value="PT03H59M12.041661795S" calcext:value-type="time">
            <text:p>03:59:12.04</text:p>
          </table:table-cell>
          <table:table-cell office:value-type="float" office:value="11.248393" calcext:value-type="float">
            <text:p>11.248393</text:p>
          </table:table-cell>
        </table:table-row>
        <table:table-row table:style-name="ro1">
          <table:table-cell/>
          <table:table-cell office:value-type="time" office:time-value="PT03H59M55.274267216S" calcext:value-type="time">
            <text:p>03:59:55.27</text:p>
          </table:table-cell>
          <table:table-cell office:value-type="float" office:value="15.240701" calcext:value-type="float">
            <text:p>15.240701</text:p>
          </table:table-cell>
          <table:table-cell/>
          <table:table-cell office:value-type="time" office:time-value="PT03H59M33.141957279S" calcext:value-type="time">
            <text:p>03:59:33.14</text:p>
          </table:table-cell>
          <table:table-cell office:value-type="float" office:value="11.259686" calcext:value-type="float">
            <text:p>11.259686</text:p>
          </table:table-cell>
        </table:table-row>
        <table:table-row table:style-name="ro1">
          <table:table-cell/>
          <table:table-cell office:value-type="time" office:time-value="PT04H00M12.686511053S" calcext:value-type="time">
            <text:p>04:00:12.69</text:p>
          </table:table-cell>
          <table:table-cell office:value-type="float" office:value="15.247299" calcext:value-type="float">
            <text:p>15.247299</text:p>
          </table:table-cell>
          <table:table-cell/>
          <table:table-cell office:value-type="time" office:time-value="PT04H00M05.422409328S" calcext:value-type="time">
            <text:p>04:00:05.42</text:p>
          </table:table-cell>
          <table:table-cell office:value-type="float" office:value="11.264235" calcext:value-type="float">
            <text:p>11.264235</text:p>
          </table:table-cell>
        </table:table-row>
        <table:table-row table:style-name="ro1">
          <table:table-cell/>
          <table:table-cell office:value-type="time" office:time-value="PT04H00M46.346982428S" calcext:value-type="time">
            <text:p>04:00:46.35</text:p>
          </table:table-cell>
          <table:table-cell office:value-type="float" office:value="15.262418" calcext:value-type="float">
            <text:p>15.262418</text:p>
          </table:table-cell>
          <table:table-cell/>
          <table:table-cell office:value-type="time" office:time-value="PT04H00M22.834653166S" calcext:value-type="time">
            <text:p>04:00:22.83</text:p>
          </table:table-cell>
          <table:table-cell office:value-type="float" office:value="11.27601" calcext:value-type="float">
            <text:p>11.27601</text:p>
          </table:table-cell>
        </table:table-row>
        <table:table-row table:style-name="ro1">
          <table:table-cell/>
          <table:table-cell office:value-type="time" office:time-value="PT04H01M18.631434533S" calcext:value-type="time">
            <text:p>04:01:18.63</text:p>
          </table:table-cell>
          <table:table-cell office:value-type="float" office:value="15.276406" calcext:value-type="float">
            <text:p>15.276406</text:p>
          </table:table-cell>
          <table:table-cell/>
          <table:table-cell office:value-type="time" office:time-value="PT04H00M56.487124428S" calcext:value-type="time">
            <text:p>04:00:56.49</text:p>
          </table:table-cell>
          <table:table-cell office:value-type="float" office:value="11.287329" calcext:value-type="float">
            <text:p>11.287329</text:p>
          </table:table-cell>
        </table:table-row>
        <table:table-row table:style-name="ro1">
          <table:table-cell/>
          <table:table-cell office:value-type="time" office:time-value="PT04H01M40.651742901S" calcext:value-type="time">
            <text:p>04:01:40.65</text:p>
          </table:table-cell>
          <table:table-cell office:value-type="float" office:value="15.290186" calcext:value-type="float">
            <text:p>15.290186</text:p>
          </table:table-cell>
          <table:table-cell/>
          <table:table-cell office:value-type="time" office:time-value="PT04H01M28.779576645S" calcext:value-type="time">
            <text:p>04:01:28.78</text:p>
          </table:table-cell>
          <table:table-cell office:value-type="float" office:value="11.298288" calcext:value-type="float">
            <text:p>11.298288</text:p>
          </table:table-cell>
        </table:table-row>
        <table:table-row table:style-name="ro1">
          <table:table-cell/>
          <table:table-cell office:value-type="time" office:time-value="PT04H02M01.712037825S" calcext:value-type="time">
            <text:p>04:02:01.71</text:p>
          </table:table-cell>
          <table:table-cell office:value-type="float" office:value="15.304195" calcext:value-type="float">
            <text:p>15.304195</text:p>
          </table:table-cell>
          <table:table-cell/>
          <table:table-cell office:value-type="time" office:time-value="PT04H01M50.755884397S" calcext:value-type="time">
            <text:p>04:01:50.76</text:p>
          </table:table-cell>
          <table:table-cell office:value-type="float" office:value="11.309248" calcext:value-type="float">
            <text:p>11.309248</text:p>
          </table:table-cell>
        </table:table-row>
        <table:table-row table:style-name="ro1">
          <table:table-cell/>
          <table:table-cell office:value-type="time" office:time-value="PT04H02M23.668345296S" calcext:value-type="time">
            <text:p>04:02:23.67</text:p>
          </table:table-cell>
          <table:table-cell office:value-type="float" office:value="15.319371" calcext:value-type="float">
            <text:p>15.319371</text:p>
          </table:table-cell>
          <table:table-cell/>
          <table:table-cell office:value-type="time" office:time-value="PT04H02M11.816179321S" calcext:value-type="time">
            <text:p>04:02:11.82</text:p>
          </table:table-cell>
          <table:table-cell office:value-type="float" office:value="11.321593" calcext:value-type="float">
            <text:p>11.321593</text:p>
          </table:table-cell>
        </table:table-row>
        <table:table-row table:style-name="ro1">
          <table:table-cell/>
          <table:table-cell office:value-type="time" office:time-value="PT04H02M55.908796785S" calcext:value-type="time">
            <text:p>04:02:55.91</text:p>
          </table:table-cell>
          <table:table-cell office:value-type="float" office:value="15.333351" calcext:value-type="float">
            <text:p>15.333351</text:p>
          </table:table-cell>
          <table:table-cell/>
          <table:table-cell office:value-type="time" office:time-value="PT04H02M33.760486625S" calcext:value-type="time">
            <text:p>04:02:33.76</text:p>
          </table:table-cell>
          <table:table-cell office:value-type="float" office:value="11.332492" calcext:value-type="float">
            <text:p>11.332492</text:p>
          </table:table-cell>
        </table:table-row>
        <table:table-row table:style-name="ro1">
          <table:table-cell/>
          <table:table-cell office:value-type="time" office:time-value="PT04H03M38.369391395S" calcext:value-type="time">
            <text:p>04:03:38.37</text:p>
          </table:table-cell>
          <table:table-cell office:value-type="float" office:value="15.352584" calcext:value-type="float">
            <text:p>15.352584</text:p>
          </table:table-cell>
          <table:table-cell/>
          <table:table-cell office:value-type="time" office:time-value="PT04H03M06.056938898S" calcext:value-type="time">
            <text:p>04:03:06.06</text:p>
          </table:table-cell>
          <table:table-cell office:value-type="float" office:value="11.34605" calcext:value-type="float">
            <text:p>11.34605</text:p>
          </table:table-cell>
        </table:table-row>
        <table:table-row table:style-name="ro1">
          <table:table-cell/>
          <table:table-cell office:value-type="time" office:time-value="PT04H04M10.113835937S" calcext:value-type="time">
            <text:p>04:04:10.11</text:p>
          </table:table-cell>
          <table:table-cell office:value-type="float" office:value="15.366335" calcext:value-type="float">
            <text:p>15.366335</text:p>
          </table:table-cell>
          <table:table-cell/>
          <table:table-cell office:value-type="time" office:time-value="PT04H03M48.497533227S" calcext:value-type="time">
            <text:p>04:03:48.50</text:p>
          </table:table-cell>
          <table:table-cell office:value-type="float" office:value="11.356808" calcext:value-type="float">
            <text:p>11.356808</text:p>
          </table:table-cell>
        </table:table-row>
        <table:table-row table:style-name="ro1">
          <table:table-cell/>
          <table:table-cell office:value-type="time" office:time-value="PT04H04M36.254202002S" calcext:value-type="time">
            <text:p>04:04:36.25</text:p>
          </table:table-cell>
          <table:table-cell office:value-type="float" office:value="15.380173" calcext:value-type="float">
            <text:p>15.380173</text:p>
          </table:table-cell>
          <table:table-cell/>
          <table:table-cell office:value-type="time" office:time-value="PT04H04M20.26197805S" calcext:value-type="time">
            <text:p>04:04:20.26</text:p>
          </table:table-cell>
          <table:table-cell office:value-type="float" office:value="11.367767" calcext:value-type="float">
            <text:p>11.367767</text:p>
          </table:table-cell>
        </table:table-row>
        <table:table-row table:style-name="ro1">
          <table:table-cell/>
          <table:table-cell office:value-type="time" office:time-value="PT04H04M57.874504768S" calcext:value-type="time">
            <text:p>04:04:57.87</text:p>
          </table:table-cell>
          <table:table-cell office:value-type="float" office:value="15.39398" calcext:value-type="float">
            <text:p>15.39398</text:p>
          </table:table-cell>
          <table:table-cell/>
          <table:table-cell office:value-type="time" office:time-value="PT04H04M46.402344114S" calcext:value-type="time">
            <text:p>04:04:46.40</text:p>
          </table:table-cell>
          <table:table-cell office:value-type="float" office:value="11.378726" calcext:value-type="float">
            <text:p>11.378726</text:p>
          </table:table-cell>
        </table:table-row>
        <table:table-row table:style-name="ro1">
          <table:table-cell/>
          <table:table-cell office:value-type="time" office:time-value="PT04H05M15.878756896S" calcext:value-type="time">
            <text:p>04:05:15.88</text:p>
          </table:table-cell>
          <table:table-cell office:value-type="float" office:value="15.400381" calcext:value-type="float">
            <text:p>15.400381</text:p>
          </table:table-cell>
          <table:table-cell/>
          <table:table-cell office:value-type="time" office:time-value="PT04H05M07.966646096S" calcext:value-type="time">
            <text:p>04:05:07.97</text:p>
          </table:table-cell>
          <table:table-cell office:value-type="float" office:value="11.381666" calcext:value-type="float">
            <text:p>11.381666</text:p>
          </table:table-cell>
        </table:table-row>
        <table:table-row table:style-name="ro1">
          <table:table-cell/>
          <table:table-cell office:value-type="time" office:time-value="PT04H05M37.091053949S" calcext:value-type="time">
            <text:p>04:05:37.09</text:p>
          </table:table-cell>
          <table:table-cell office:value-type="float" office:value="15.407419" calcext:value-type="float">
            <text:p>15.407419</text:p>
          </table:table-cell>
          <table:table-cell/>
          <table:table-cell office:value-type="time" office:time-value="PT04H05M26.026899009S" calcext:value-type="time">
            <text:p>04:05:26.03</text:p>
          </table:table-cell>
          <table:table-cell office:value-type="float" office:value="11.386719" calcext:value-type="float">
            <text:p>11.386719</text:p>
          </table:table-cell>
        </table:table-row>
        <table:table-row table:style-name="ro1">
          <table:table-cell/>
          <table:table-cell office:value-type="time" office:time-value="PT04H05M58.279350665S" calcext:value-type="time">
            <text:p>04:05:58.28</text:p>
          </table:table-cell>
          <table:table-cell office:value-type="float" office:value="15.412923" calcext:value-type="float">
            <text:p>15.412923</text:p>
          </table:table-cell>
          <table:table-cell/>
          <table:table-cell office:value-type="time" office:time-value="PT04H05M47.231195949S" calcext:value-type="time">
            <text:p>04:05:47.23</text:p>
          </table:table-cell>
          <table:table-cell office:value-type="float" office:value="11.389212" calcext:value-type="float">
            <text:p>11.389212</text:p>
          </table:table-cell>
        </table:table-row>
        <table:table-row table:style-name="ro1">
          <table:table-cell/>
          <table:table-cell office:value-type="time" office:time-value="PT04H06M25.951738184S" calcext:value-type="time">
            <text:p>04:06:25.95</text:p>
          </table:table-cell>
          <table:table-cell office:value-type="float" office:value="15.426898" calcext:value-type="float">
            <text:p>15.426898</text:p>
          </table:table-cell>
          <table:table-cell/>
          <table:table-cell office:value-type="time" office:time-value="PT04H06M08.423492722S" calcext:value-type="time">
            <text:p>04:06:08.42</text:p>
          </table:table-cell>
          <table:table-cell office:value-type="float" office:value="11.40046" calcext:value-type="float">
            <text:p>11.40046</text:p>
          </table:table-cell>
        </table:table-row>
        <table:table-row table:style-name="ro1">
          <table:table-cell/>
          <table:table-cell office:value-type="time" office:time-value="PT04H06M41.643957935S" calcext:value-type="time">
            <text:p>04:06:41.64</text:p>
          </table:table-cell>
          <table:table-cell office:value-type="float" office:value="15.433696" calcext:value-type="float">
            <text:p>15.433696</text:p>
          </table:table-cell>
          <table:table-cell/>
          <table:table-cell office:value-type="time" office:time-value="PT04H06M36.09588024S" calcext:value-type="time">
            <text:p>04:06:36.10</text:p>
          </table:table-cell>
          <table:table-cell office:value-type="float" office:value="11.405502" calcext:value-type="float">
            <text:p>11.405502</text:p>
          </table:table-cell>
        </table:table-row>
        <table:table-row table:style-name="ro1">
          <table:table-cell/>
          <table:table-cell office:value-type="time" office:time-value="PT04H06M57.276176845S" calcext:value-type="time">
            <text:p>04:06:57.28</text:p>
          </table:table-cell>
          <table:table-cell office:value-type="float" office:value="15.440076" calcext:value-type="float">
            <text:p>15.440076</text:p>
          </table:table-cell>
          <table:table-cell/>
          <table:table-cell office:value-type="time" office:time-value="PT04H06M51.736099263S" calcext:value-type="time">
            <text:p>04:06:51.74</text:p>
          </table:table-cell>
          <table:table-cell office:value-type="float" office:value="11.408526" calcext:value-type="float">
            <text:p>11.408526</text:p>
          </table:table-cell>
        </table:table-row>
        <table:table-row table:style-name="ro1">
          <table:table-cell/>
          <table:table-cell office:value-type="time" office:time-value="PT04H07M13.160399284S" calcext:value-type="time">
            <text:p>04:07:13.16</text:p>
          </table:table-cell>
          <table:table-cell office:value-type="float" office:value="15.446689" calcext:value-type="float">
            <text:p>15.446689</text:p>
          </table:table-cell>
          <table:table-cell/>
          <table:table-cell office:value-type="time" office:time-value="PT04H07M07.372318229S" calcext:value-type="time">
            <text:p>04:07:07.37</text:p>
          </table:table-cell>
          <table:table-cell office:value-type="float" office:value="11.413123" calcext:value-type="float">
            <text:p>11.413123</text:p>
          </table:table-cell>
        </table:table-row>
        <table:table-row table:style-name="ro1">
          <table:table-cell/>
          <table:table-cell office:value-type="time" office:time-value="PT04H07M30.100636512S" calcext:value-type="time">
            <text:p>04:07:30.10</text:p>
          </table:table-cell>
          <table:table-cell office:value-type="float" office:value="15.453303" calcext:value-type="float">
            <text:p>15.453303</text:p>
          </table:table-cell>
          <table:table-cell/>
          <table:table-cell office:value-type="time" office:time-value="PT04H07M23.244540501S" calcext:value-type="time">
            <text:p>04:07:23.24</text:p>
          </table:table-cell>
          <table:table-cell office:value-type="float" office:value="11.417815" calcext:value-type="float">
            <text:p>11.417815</text:p>
          </table:table-cell>
        </table:table-row>
        <table:table-row table:style-name="ro1">
          <table:table-cell/>
          <table:table-cell office:value-type="time" office:time-value="PT04H07M58.361032265S" calcext:value-type="time">
            <text:p>04:07:58.36</text:p>
          </table:table-cell>
          <table:table-cell office:value-type="float" office:value="15.468014" calcext:value-type="float">
            <text:p>15.468014</text:p>
          </table:table-cell>
          <table:table-cell/>
          <table:table-cell office:value-type="time" office:time-value="PT04H07M40.252778681S" calcext:value-type="time">
            <text:p>04:07:40.25</text:p>
          </table:table-cell>
          <table:table-cell office:value-type="float" office:value="11.42929" calcext:value-type="float">
            <text:p>11.42929</text:p>
          </table:table-cell>
        </table:table-row>
        <table:table-row table:style-name="ro1">
          <table:table-cell/>
          <table:table-cell office:value-type="time" office:time-value="PT04H08M22.505370377S" calcext:value-type="time">
            <text:p>04:08:22.51</text:p>
          </table:table-cell>
          <table:table-cell office:value-type="float" office:value="15.482048" calcext:value-type="float">
            <text:p>15.482048</text:p>
          </table:table-cell>
          <table:table-cell/>
          <table:table-cell office:value-type="time" office:time-value="PT04H08M08.497174209S" calcext:value-type="time">
            <text:p>04:08:08.50</text:p>
          </table:table-cell>
          <table:table-cell office:value-type="float" office:value="11.440742" calcext:value-type="float">
            <text:p>11.440742</text:p>
          </table:table-cell>
        </table:table-row>
        <table:table-row table:style-name="ro1">
          <table:table-cell/>
          <table:table-cell office:value-type="time" office:time-value="PT04H08M38.221590464S" calcext:value-type="time">
            <text:p>04:08:38.22</text:p>
          </table:table-cell>
          <table:table-cell office:value-type="float" office:value="15.489086" calcext:value-type="float">
            <text:p>15.489086</text:p>
          </table:table-cell>
          <table:table-cell/>
          <table:table-cell office:value-type="time" office:time-value="PT04H08M32.649512434S" calcext:value-type="time">
            <text:p>04:08:32.65</text:p>
          </table:table-cell>
          <table:table-cell office:value-type="float" office:value="11.444771" calcext:value-type="float">
            <text:p>11.444771</text:p>
          </table:table-cell>
        </table:table-row>
        <table:table-row table:style-name="ro1">
          <table:table-cell/>
          <table:table-cell office:value-type="time" office:time-value="PT04H09M02.701933282S" calcext:value-type="time">
            <text:p>04:09:02.70</text:p>
          </table:table-cell>
          <table:table-cell office:value-type="float" office:value="15.506625" calcext:value-type="float">
            <text:p>15.506625</text:p>
          </table:table-cell>
          <table:table-cell/>
          <table:table-cell office:value-type="time" office:time-value="PT04H08M48.317731848S" calcext:value-type="time">
            <text:p>04:08:48.32</text:p>
          </table:table-cell>
          <table:table-cell office:value-type="float" office:value="11.458478" calcext:value-type="float">
            <text:p>11.458478</text:p>
          </table:table-cell>
        </table:table-row>
        <table:table-row table:style-name="ro1">
          <table:table-cell/>
          <table:table-cell office:value-type="time" office:time-value="PT04H09M25.902258174S" calcext:value-type="time">
            <text:p>04:09:25.90</text:p>
          </table:table-cell>
          <table:table-cell office:value-type="float" office:value="15.520576" calcext:value-type="float">
            <text:p>15.520576</text:p>
          </table:table-cell>
          <table:table-cell/>
          <table:table-cell office:value-type="time" office:time-value="PT04H09M12.79407461S" calcext:value-type="time">
            <text:p>04:09:12.79</text:p>
          </table:table-cell>
          <table:table-cell office:value-type="float" office:value="11.469729" calcext:value-type="float">
            <text:p>11.469729</text:p>
          </table:table-cell>
        </table:table-row>
        <table:table-row table:style-name="ro1">
          <table:table-cell/>
          <table:table-cell office:value-type="time" office:time-value="PT04H09M42.046484255S" calcext:value-type="time">
            <text:p>04:09:42.05</text:p>
          </table:table-cell>
          <table:table-cell office:value-type="float" office:value="15.527204" calcext:value-type="float">
            <text:p>15.527204</text:p>
          </table:table-cell>
          <table:table-cell/>
          <table:table-cell office:value-type="time" office:time-value="PT04H09M36.046400231S" calcext:value-type="time">
            <text:p>04:09:36.05</text:p>
          </table:table-cell>
          <table:table-cell office:value-type="float" office:value="11.474561" calcext:value-type="float">
            <text:p>11.474561</text:p>
          </table:table-cell>
        </table:table-row>
        <table:table-row table:style-name="ro1">
          <table:table-cell/>
          <table:table-cell office:value-type="time" office:time-value="PT04H10M03.122779403S" calcext:value-type="time">
            <text:p>04:10:03.12</text:p>
          </table:table-cell>
          <table:table-cell office:value-type="float" office:value="15.533842" calcext:value-type="float">
            <text:p>15.533842</text:p>
          </table:table-cell>
          <table:table-cell/>
          <table:table-cell office:value-type="time" office:time-value="PT04H09M52.190626311S" calcext:value-type="time">
            <text:p>04:09:52.19</text:p>
          </table:table-cell>
          <table:table-cell office:value-type="float" office:value="11.47859" calcext:value-type="float">
            <text:p>11.47859</text:p>
          </table:table-cell>
        </table:table-row>
        <table:table-row table:style-name="ro1">
          <table:table-cell/>
          <table:table-cell office:value-type="time" office:time-value="PT04H10M18.903000386S" calcext:value-type="time">
            <text:p>04:10:18.90</text:p>
          </table:table-cell>
          <table:table-cell office:value-type="float" office:value="15.540422" calcext:value-type="float">
            <text:p>15.540422</text:p>
          </table:table-cell>
          <table:table-cell/>
          <table:table-cell office:value-type="time" office:time-value="PT04H10M13.26692146S" calcext:value-type="time">
            <text:p>04:10:13.27</text:p>
          </table:table-cell>
          <table:table-cell office:value-type="float" office:value="11.482619" calcext:value-type="float">
            <text:p>11.482619</text:p>
          </table:table-cell>
        </table:table-row>
        <table:table-row table:style-name="ro1">
          <table:table-cell/>
          <table:table-cell office:value-type="time" office:time-value="PT04H10M34.579219913S" calcext:value-type="time">
            <text:p>04:10:34.58</text:p>
          </table:table-cell>
          <table:table-cell office:value-type="float" office:value="15.547287" calcext:value-type="float">
            <text:p>15.547287</text:p>
          </table:table-cell>
          <table:table-cell/>
          <table:table-cell office:value-type="time" office:time-value="PT04H10M28.99914177S" calcext:value-type="time">
            <text:p>04:10:29.00</text:p>
          </table:table-cell>
          <table:table-cell office:value-type="float" office:value="11.487873" calcext:value-type="float">
            <text:p>11.487873</text:p>
          </table:table-cell>
        </table:table-row>
        <table:table-row table:style-name="ro1">
          <table:table-cell/>
          <table:table-cell office:value-type="time" office:time-value="PT04H10M57.191536571S" calcext:value-type="time">
            <text:p>04:10:57.19</text:p>
          </table:table-cell>
          <table:table-cell office:value-type="float" office:value="15.561035" calcext:value-type="float">
            <text:p>15.561035</text:p>
          </table:table-cell>
          <table:table-cell/>
          <table:table-cell office:value-type="time" office:time-value="PT04H10M44.671361241S" calcext:value-type="time">
            <text:p>04:10:44.67</text:p>
          </table:table-cell>
          <table:table-cell office:value-type="float" office:value="11.498629" calcext:value-type="float">
            <text:p>11.498629</text:p>
          </table:table-cell>
        </table:table-row>
        <table:table-row table:style-name="ro1">
          <table:table-cell/>
          <table:table-cell office:value-type="time" office:time-value="PT04H11M13.123759683S" calcext:value-type="time">
            <text:p>04:11:13.12</text:p>
          </table:table-cell>
          <table:table-cell office:value-type="float" office:value="15.567377" calcext:value-type="float">
            <text:p>15.567377</text:p>
          </table:table-cell>
          <table:table-cell/>
          <table:table-cell office:value-type="time" office:time-value="PT04H11M07.323678459S" calcext:value-type="time">
            <text:p>04:11:07.32</text:p>
          </table:table-cell>
          <table:table-cell office:value-type="float" office:value="11.502155" calcext:value-type="float">
            <text:p>11.502155</text:p>
          </table:table-cell>
        </table:table-row>
        <table:table-row table:style-name="ro1">
          <table:table-cell/>
          <table:table-cell office:value-type="time" office:time-value="PT04H11M45.400211676S" calcext:value-type="time">
            <text:p>04:11:45.40</text:p>
          </table:table-cell>
          <table:table-cell office:value-type="float" office:value="15.581781" calcext:value-type="float">
            <text:p>15.581781</text:p>
          </table:table-cell>
          <table:table-cell/>
          <table:table-cell office:value-type="time" office:time-value="PT04H11M23.219901067S" calcext:value-type="time">
            <text:p>04:11:23.22</text:p>
          </table:table-cell>
          <table:table-cell office:value-type="float" office:value="11.513895" calcext:value-type="float">
            <text:p>11.513895</text:p>
          </table:table-cell>
        </table:table-row>
        <table:table-row table:style-name="ro1">
          <table:table-cell/>
          <table:table-cell office:value-type="time" office:time-value="PT04H12M11.112571746S" calcext:value-type="time">
            <text:p>04:12:11.11</text:p>
          </table:table-cell>
          <table:table-cell office:value-type="float" office:value="15.595561" calcext:value-type="float">
            <text:p>15.595561</text:p>
          </table:table-cell>
          <table:table-cell/>
          <table:table-cell office:value-type="time" office:time-value="PT04H11M55.548353788S" calcext:value-type="time">
            <text:p>04:11:55.55</text:p>
          </table:table-cell>
          <table:table-cell office:value-type="float" office:value="11.524855" calcext:value-type="float">
            <text:p>11.524855</text:p>
          </table:table-cell>
        </table:table-row>
        <table:table-row table:style-name="ro1">
          <table:table-cell/>
          <table:table-cell office:value-type="time" office:time-value="PT04H12M26.764790937S" calcext:value-type="time">
            <text:p>04:12:26.76</text:p>
          </table:table-cell>
          <table:table-cell office:value-type="float" office:value="15.602599" calcext:value-type="float">
            <text:p>15.602599</text:p>
          </table:table-cell>
          <table:table-cell/>
          <table:table-cell office:value-type="time" office:time-value="PT04H12M21.196712962S" calcext:value-type="time">
            <text:p>04:12:21.20</text:p>
          </table:table-cell>
          <table:table-cell office:value-type="float" office:value="11.529908" calcext:value-type="float">
            <text:p>11.529908</text:p>
          </table:table-cell>
        </table:table-row>
        <table:table-row table:style-name="ro1">
          <table:table-cell/>
          <table:table-cell office:value-type="time" office:time-value="PT04H12M47.797085469S" calcext:value-type="time">
            <text:p>04:12:47.80</text:p>
          </table:table-cell>
          <table:table-cell office:value-type="float" office:value="15.609408" calcext:value-type="float">
            <text:p>15.609408</text:p>
          </table:table-cell>
          <table:table-cell/>
          <table:table-cell office:value-type="time" office:time-value="PT04H12M36.856932265S" calcext:value-type="time">
            <text:p>04:12:36.86</text:p>
          </table:table-cell>
          <table:table-cell office:value-type="float" office:value="11.534961" calcext:value-type="float">
            <text:p>11.534961</text:p>
          </table:table-cell>
        </table:table-row>
        <table:table-row table:style-name="ro1">
          <table:table-cell/>
          <table:table-cell office:value-type="time" office:time-value="PT04H13M19.7335327S" calcext:value-type="time">
            <text:p>04:13:19.73</text:p>
          </table:table-cell>
          <table:table-cell office:value-type="float" office:value="15.623785" calcext:value-type="float">
            <text:p>15.623785</text:p>
          </table:table-cell>
          <table:table-cell/>
          <table:table-cell office:value-type="time" office:time-value="PT04H12M57.925227301S" calcext:value-type="time">
            <text:p>04:12:57.93</text:p>
          </table:table-cell>
          <table:table-cell office:value-type="float" office:value="11.544456" calcext:value-type="float">
            <text:p>11.544456</text:p>
          </table:table-cell>
        </table:table-row>
        <table:table-row table:style-name="ro1">
          <table:table-cell/>
          <table:table-cell office:value-type="time" office:time-value="PT04H13M51.729980772S" calcext:value-type="time">
            <text:p>04:13:51.73</text:p>
          </table:table-cell>
          <table:table-cell office:value-type="float" office:value="15.637763" calcext:value-type="float">
            <text:p>15.637763</text:p>
          </table:table-cell>
          <table:table-cell/>
          <table:table-cell office:value-type="time" office:time-value="PT04H13M29.889674925S" calcext:value-type="time">
            <text:p>04:13:29.89</text:p>
          </table:table-cell>
          <table:table-cell office:value-type="float" office:value="11.555706" calcext:value-type="float">
            <text:p>11.555706</text:p>
          </table:table-cell>
        </table:table-row>
        <table:table-row table:style-name="ro1">
          <table:table-cell/>
          <table:table-cell office:value-type="time" office:time-value="PT04H14M20.654385824S" calcext:value-type="time">
            <text:p>04:14:20.65</text:p>
          </table:table-cell>
          <table:table-cell office:value-type="float" office:value="15.652951" calcext:value-type="float">
            <text:p>15.652951</text:p>
          </table:table-cell>
          <table:table-cell/>
          <table:table-cell office:value-type="time" office:time-value="PT04H14M01.886122997S" calcext:value-type="time">
            <text:p>04:14:01.89</text:p>
          </table:table-cell>
          <table:table-cell office:value-type="float" office:value="11.567629" calcext:value-type="float">
            <text:p>11.567629</text:p>
          </table:table-cell>
        </table:table-row>
        <table:table-row table:style-name="ro1">
          <table:table-cell/>
          <table:table-cell office:value-type="time" office:time-value="PT04H14M38.102630165S" calcext:value-type="time">
            <text:p>04:14:38.10</text:p>
          </table:table-cell>
          <table:table-cell office:value-type="float" office:value="15.659787" calcext:value-type="float">
            <text:p>15.659787</text:p>
          </table:table-cell>
          <table:table-cell/>
          <table:table-cell office:value-type="time" office:time-value="PT04H14M30.802527936S" calcext:value-type="time">
            <text:p>04:14:30.80</text:p>
          </table:table-cell>
          <table:table-cell office:value-type="float" office:value="11.572682" calcext:value-type="float">
            <text:p>11.572682</text:p>
          </table:table-cell>
        </table:table-row>
        <table:table-row table:style-name="ro1">
          <table:table-cell/>
          <table:table-cell office:value-type="time" office:time-value="PT04H15M11.779101764S" calcext:value-type="time">
            <text:p>04:15:11.78</text:p>
          </table:table-cell>
          <table:table-cell office:value-type="float" office:value="15.674696" calcext:value-type="float">
            <text:p>15.674696</text:p>
          </table:table-cell>
          <table:table-cell/>
          <table:table-cell office:value-type="time" office:time-value="PT04H14M48.230771998S" calcext:value-type="time">
            <text:p>04:14:48.23</text:p>
          </table:table-cell>
          <table:table-cell office:value-type="float" office:value="11.584449" calcext:value-type="float">
            <text:p>11.584449</text:p>
          </table:table-cell>
        </table:table-row>
        <table:table-row table:style-name="ro1">
          <table:table-cell/>
          <table:table-cell office:value-type="time" office:time-value="PT04H15M53.599687411S" calcext:value-type="time">
            <text:p>04:15:53.60</text:p>
          </table:table-cell>
          <table:table-cell office:value-type="float" office:value="15.700131" calcext:value-type="float">
            <text:p>15.700131</text:p>
          </table:table-cell>
          <table:table-cell/>
          <table:table-cell office:value-type="time" office:time-value="PT04H15M21.92324382S" calcext:value-type="time">
            <text:p>04:15:21.92</text:p>
          </table:table-cell>
          <table:table-cell office:value-type="float" office:value="11.604186" calcext:value-type="float">
            <text:p>11.604186</text:p>
          </table:table-cell>
        </table:table-row>
        <table:table-row table:style-name="ro1">
          <table:table-cell/>
          <table:table-cell office:value-type="time" office:time-value="PT04H16M11.147933153S" calcext:value-type="time">
            <text:p>04:16:11.15</text:p>
          </table:table-cell>
          <table:table-cell office:value-type="float" office:value="15.706796" calcext:value-type="float">
            <text:p>15.706796</text:p>
          </table:table-cell>
          <table:table-cell/>
          <table:table-cell office:value-type="time" office:time-value="PT04H16M03.691828739S" calcext:value-type="time">
            <text:p>04:16:03.69</text:p>
          </table:table-cell>
          <table:table-cell office:value-type="float" office:value="11.609088" calcext:value-type="float">
            <text:p>11.609088</text:p>
          </table:table-cell>
        </table:table-row>
        <table:table-row table:style-name="ro1">
          <table:table-cell/>
          <table:table-cell office:value-type="time" office:time-value="PT04H16M43.756389795S" calcext:value-type="time">
            <text:p>04:16:43.76</text:p>
          </table:table-cell>
          <table:table-cell office:value-type="float" office:value="15.7206" calcext:value-type="float">
            <text:p>15.7206</text:p>
          </table:table-cell>
          <table:table-cell/>
          <table:table-cell office:value-type="time" office:time-value="PT04H16M21.292075209S" calcext:value-type="time">
            <text:p>04:16:21.29</text:p>
          </table:table-cell>
          <table:table-cell office:value-type="float" office:value="11.620045" calcext:value-type="float">
            <text:p>11.620045</text:p>
          </table:table-cell>
        </table:table-row>
        <table:table-row table:style-name="ro1">
          <table:table-cell/>
          <table:table-cell office:value-type="time" office:time-value="PT04H17M08.112730876S" calcext:value-type="time">
            <text:p>04:17:08.11</text:p>
          </table:table-cell>
          <table:table-cell office:value-type="float" office:value="15.735596" calcext:value-type="float">
            <text:p>15.735596</text:p>
          </table:table-cell>
          <table:table-cell/>
          <table:table-cell office:value-type="time" office:time-value="PT04H16M53.91253202S" calcext:value-type="time">
            <text:p>04:16:53.91</text:p>
          </table:table-cell>
          <table:table-cell office:value-type="float" office:value="11.631721" calcext:value-type="float">
            <text:p>11.631721</text:p>
          </table:table-cell>
        </table:table-row>
        <table:table-row table:style-name="ro1">
          <table:table-cell/>
          <table:table-cell office:value-type="time" office:time-value="PT04H17M29.229026585S" calcext:value-type="time">
            <text:p>04:17:29.23</text:p>
          </table:table-cell>
          <table:table-cell office:value-type="float" office:value="15.74217" calcext:value-type="float">
            <text:p>15.74217</text:p>
          </table:table-cell>
          <table:table-cell/>
          <table:table-cell office:value-type="time" office:time-value="PT04H17M18.200872149S" calcext:value-type="time">
            <text:p>04:17:18.20</text:p>
          </table:table-cell>
          <table:table-cell office:value-type="float" office:value="11.636272" calcext:value-type="float">
            <text:p>11.636272</text:p>
          </table:table-cell>
        </table:table-row>
        <table:table-row table:style-name="ro1">
          <table:table-cell/>
          <table:table-cell office:value-type="time" office:time-value="PT04H18M01.665480818S" calcext:value-type="time">
            <text:p>04:18:01.67</text:p>
          </table:table-cell>
          <table:table-cell office:value-type="float" office:value="15.756174" calcext:value-type="float">
            <text:p>15.756174</text:p>
          </table:table-cell>
          <table:table-cell/>
          <table:table-cell office:value-type="time" office:time-value="PT04H17M39.381168753S" calcext:value-type="time">
            <text:p>04:17:39.38</text:p>
          </table:table-cell>
          <table:table-cell office:value-type="float" office:value="11.64772" calcext:value-type="float">
            <text:p>11.64772</text:p>
          </table:table-cell>
        </table:table-row>
        <table:table-row table:style-name="ro1">
          <table:table-cell/>
          <table:table-cell office:value-type="time" office:time-value="PT04H18M17.389701017S" calcext:value-type="time">
            <text:p>04:18:17.39</text:p>
          </table:table-cell>
          <table:table-cell office:value-type="float" office:value="15.762974" calcext:value-type="float">
            <text:p>15.762974</text:p>
          </table:table-cell>
          <table:table-cell/>
          <table:table-cell office:value-type="time" office:time-value="PT04H18M11.805622819S" calcext:value-type="time">
            <text:p>04:18:11.81</text:p>
          </table:table-cell>
          <table:table-cell office:value-type="float" office:value="11.65227" calcext:value-type="float">
            <text:p>11.65227</text:p>
          </table:table-cell>
        </table:table-row>
        <table:table-row table:style-name="ro1">
          <table:table-cell/>
          <table:table-cell office:value-type="time" office:time-value="PT04H18M38.509996781S" calcext:value-type="time">
            <text:p>04:18:38.51</text:p>
          </table:table-cell>
          <table:table-cell office:value-type="float" office:value="15.76981" calcext:value-type="float">
            <text:p>15.76981</text:p>
          </table:table-cell>
          <table:table-cell/>
          <table:table-cell office:value-type="time" office:time-value="PT04H18M27.481842345S" calcext:value-type="time">
            <text:p>04:18:27.48</text:p>
          </table:table-cell>
          <table:table-cell office:value-type="float" office:value="11.657322" calcext:value-type="float">
            <text:p>11.657322</text:p>
          </table:table-cell>
        </table:table-row>
        <table:table-row table:style-name="ro1">
          <table:table-cell/>
          <table:table-cell office:value-type="time" office:time-value="PT04H18M54.250217204S" calcext:value-type="time">
            <text:p>04:18:54.25</text:p>
          </table:table-cell>
          <table:table-cell office:value-type="float" office:value="15.776848" calcext:value-type="float">
            <text:p>15.776848</text:p>
          </table:table-cell>
          <table:table-cell/>
          <table:table-cell office:value-type="time" office:time-value="PT04H18M48.658138894S" calcext:value-type="time">
            <text:p>04:18:48.66</text:p>
          </table:table-cell>
          <table:table-cell office:value-type="float" office:value="11.662374" calcext:value-type="float">
            <text:p>11.662374</text:p>
          </table:table-cell>
        </table:table-row>
        <table:table-row table:style-name="ro1">
          <table:table-cell/>
          <table:table-cell office:value-type="time" office:time-value="PT04H19M28.066690763S" calcext:value-type="time">
            <text:p>04:19:28.07</text:p>
          </table:table-cell>
          <table:table-cell office:value-type="float" office:value="15.791561" calcext:value-type="float">
            <text:p>15.791561</text:p>
          </table:table-cell>
          <table:table-cell/>
          <table:table-cell office:value-type="time" office:time-value="PT04H19M04.3543587S" calcext:value-type="time">
            <text:p>04:19:04.35</text:p>
          </table:table-cell>
          <table:table-cell office:value-type="float" office:value="11.673649" calcext:value-type="float">
            <text:p>11.673649</text:p>
          </table:table-cell>
        </table:table-row>
        <table:table-row table:style-name="ro1">
          <table:table-cell/>
          <table:table-cell office:value-type="time" office:time-value="PT04H19M56.267085676S" calcext:value-type="time">
            <text:p>04:19:56.27</text:p>
          </table:table-cell>
          <table:table-cell office:value-type="float" office:value="15.806481" calcext:value-type="float">
            <text:p>15.806481</text:p>
          </table:table-cell>
          <table:table-cell/>
          <table:table-cell office:value-type="time" office:time-value="PT04H19M38.218832932S" calcext:value-type="time">
            <text:p>04:19:38.22</text:p>
          </table:table-cell>
          <table:table-cell office:value-type="float" office:value="11.685426" calcext:value-type="float">
            <text:p>11.685426</text:p>
          </table:table-cell>
        </table:table-row>
        <table:table-row table:style-name="ro1">
          <table:table-cell/>
          <table:table-cell office:value-type="time" office:time-value="PT04H20M12.003306043S" calcext:value-type="time">
            <text:p>04:20:12.00</text:p>
          </table:table-cell>
          <table:table-cell office:value-type="float" office:value="15.811973" calcext:value-type="float">
            <text:p>15.811973</text:p>
          </table:table-cell>
          <table:table-cell/>
          <table:table-cell office:value-type="time" office:time-value="PT04H20M06.407227676S" calcext:value-type="time">
            <text:p>04:20:06.41</text:p>
          </table:table-cell>
          <table:table-cell office:value-type="float" office:value="11.687874" calcext:value-type="float">
            <text:p>11.687874</text:p>
          </table:table-cell>
        </table:table-row>
        <table:table-row table:style-name="ro1">
          <table:table-cell/>
          <table:table-cell office:value-type="time" office:time-value="PT04H20M41.427718096S" calcext:value-type="time">
            <text:p>04:20:41.43</text:p>
          </table:table-cell>
          <table:table-cell office:value-type="float" office:value="15.825908" calcext:value-type="float">
            <text:p>15.825908</text:p>
          </table:table-cell>
          <table:table-cell/>
          <table:table-cell office:value-type="time" office:time-value="PT04H20M22.095447371S" calcext:value-type="time">
            <text:p>04:20:22.10</text:p>
          </table:table-cell>
          <table:table-cell office:value-type="float" office:value="11.698535" calcext:value-type="float">
            <text:p>11.698535</text:p>
          </table:table-cell>
        </table:table-row>
        <table:table-row table:style-name="ro1">
          <table:table-cell/>
          <table:table-cell office:value-type="time" office:time-value="PT04H20M57.479942888S" calcext:value-type="time">
            <text:p>04:20:57.48</text:p>
          </table:table-cell>
          <table:table-cell office:value-type="float" office:value="15.833173" calcext:value-type="float">
            <text:p>15.833173</text:p>
          </table:table-cell>
          <table:table-cell/>
          <table:table-cell office:value-type="time" office:time-value="PT04H20M51.575860209S" calcext:value-type="time">
            <text:p>04:20:51.58</text:p>
          </table:table-cell>
          <table:table-cell office:value-type="float" office:value="11.70408" calcext:value-type="float">
            <text:p>11.70408</text:p>
          </table:table-cell>
        </table:table-row>
        <table:table-row table:style-name="ro1">
          <table:table-cell/>
          <table:table-cell office:value-type="time" office:time-value="PT04H21M21.224275399S" calcext:value-type="time">
            <text:p>04:21:21.22</text:p>
          </table:table-cell>
          <table:table-cell office:value-type="float" office:value="15.847148" calcext:value-type="float">
            <text:p>15.847148</text:p>
          </table:table-cell>
          <table:table-cell/>
          <table:table-cell office:value-type="time" office:time-value="PT04H21M07.624084945S" calcext:value-type="time">
            <text:p>04:21:07.62</text:p>
          </table:table-cell>
          <table:table-cell office:value-type="float" office:value="11.715327" calcext:value-type="float">
            <text:p>11.715327</text:p>
          </table:table-cell>
        </table:table-row>
        <table:table-row table:style-name="ro1">
          <table:table-cell/>
          <table:table-cell office:value-type="time" office:time-value="PT04H21M36.95649571S" calcext:value-type="time">
            <text:p>04:21:36.96</text:p>
          </table:table-cell>
          <table:table-cell office:value-type="float" office:value="15.854199" calcext:value-type="float">
            <text:p>15.854199</text:p>
          </table:table-cell>
          <table:table-cell/>
          <table:table-cell office:value-type="time" office:time-value="PT04H21M31.344417119S" calcext:value-type="time">
            <text:p>04:21:31.34</text:p>
          </table:table-cell>
          <table:table-cell office:value-type="float" office:value="11.720446" calcext:value-type="float">
            <text:p>11.720446</text:p>
          </table:table-cell>
        </table:table-row>
        <table:table-row table:style-name="ro1">
          <table:table-cell/>
          <table:table-cell office:value-type="time" office:time-value="PT04H21M58.088791642S" calcext:value-type="time">
            <text:p>04:21:58.09</text:p>
          </table:table-cell>
          <table:table-cell office:value-type="float" office:value="15.861093" calcext:value-type="float">
            <text:p>15.861093</text:p>
          </table:table-cell>
          <table:table-cell/>
          <table:table-cell office:value-type="time" office:time-value="PT04H21M47.052637094S" calcext:value-type="time">
            <text:p>04:21:47.05</text:p>
          </table:table-cell>
          <table:table-cell office:value-type="float" office:value="11.725347" calcext:value-type="float">
            <text:p>11.725347</text:p>
          </table:table-cell>
        </table:table-row>
        <table:table-row table:style-name="ro1">
          <table:table-cell/>
          <table:table-cell office:value-type="time" office:time-value="PT04H22M19.441090656S" calcext:value-type="time">
            <text:p>04:22:19.44</text:p>
          </table:table-cell>
          <table:table-cell office:value-type="float" office:value="15.867929" calcext:value-type="float">
            <text:p>15.867929</text:p>
          </table:table-cell>
          <table:table-cell/>
          <table:table-cell office:value-type="time" office:time-value="PT04H22M08.236933755S" calcext:value-type="time">
            <text:p>04:22:08.24</text:p>
          </table:table-cell>
          <table:table-cell office:value-type="float" office:value="11.7304" calcext:value-type="float">
            <text:p>11.7304</text:p>
          </table:table-cell>
        </table:table-row>
        <table:table-row table:style-name="ro1">
          <table:table-cell/>
          <table:table-cell office:value-type="time" office:time-value="PT04H22M35.201311358S" calcext:value-type="time">
            <text:p>04:22:35.20</text:p>
          </table:table-cell>
          <table:table-cell office:value-type="float" office:value="15.874503" calcext:value-type="float">
            <text:p>15.874503</text:p>
          </table:table-cell>
          <table:table-cell/>
          <table:table-cell office:value-type="time" office:time-value="PT04H22M29.5772326S" calcext:value-type="time">
            <text:p>04:22:29.58</text:p>
          </table:table-cell>
          <table:table-cell office:value-type="float" office:value="11.734968" calcext:value-type="float">
            <text:p>11.734968</text:p>
          </table:table-cell>
        </table:table-row>
        <table:table-row table:style-name="ro1">
          <table:table-cell/>
          <table:table-cell office:value-type="time" office:time-value="PT04H22M54.365579731S" calcext:value-type="time">
            <text:p>04:22:54.37</text:p>
          </table:table-cell>
          <table:table-cell office:value-type="float" office:value="15.88136" calcext:value-type="float">
            <text:p>15.88136</text:p>
          </table:table-cell>
          <table:table-cell/>
          <table:table-cell office:value-type="time" office:time-value="PT04H22M45.289452631S" calcext:value-type="time">
            <text:p>04:22:45.29</text:p>
          </table:table-cell>
          <table:table-cell office:value-type="float" office:value="11.739801" calcext:value-type="float">
            <text:p>11.739801</text:p>
          </table:table-cell>
        </table:table-row>
        <table:table-row table:style-name="ro1">
          <table:table-cell/>
          <table:table-cell office:value-type="time" office:time-value="PT04H23M18.697920476S" calcext:value-type="time">
            <text:p>04:23:18.70</text:p>
          </table:table-cell>
          <table:table-cell office:value-type="float" office:value="15.896498" calcext:value-type="float">
            <text:p>15.896498</text:p>
          </table:table-cell>
          <table:table-cell/>
          <table:table-cell office:value-type="time" office:time-value="PT04H23M04.465721171S" calcext:value-type="time">
            <text:p>04:23:04.47</text:p>
          </table:table-cell>
          <table:table-cell office:value-type="float" office:value="11.751708" calcext:value-type="float">
            <text:p>11.751708</text:p>
          </table:table-cell>
        </table:table-row>
        <table:table-row table:style-name="ro1">
          <table:table-cell/>
          <table:table-cell office:value-type="time" office:time-value="PT04H23M52.462393307S" calcext:value-type="time">
            <text:p>04:23:52.46</text:p>
          </table:table-cell>
          <table:table-cell office:value-type="float" office:value="15.911646" calcext:value-type="float">
            <text:p>15.911646</text:p>
          </table:table-cell>
          <table:table-cell/>
          <table:table-cell office:value-type="time" office:time-value="PT04H23M28.802061973S" calcext:value-type="time">
            <text:p>04:23:28.80</text:p>
          </table:table-cell>
          <table:table-cell office:value-type="float" office:value="11.763544" calcext:value-type="float">
            <text:p>11.763544</text:p>
          </table:table-cell>
        </table:table-row>
        <table:table-row table:style-name="ro1">
          <table:table-cell/>
          <table:table-cell office:value-type="time" office:time-value="PT04H24M15.202711758S" calcext:value-type="time">
            <text:p>04:24:15.20</text:p>
          </table:table-cell>
          <table:table-cell office:value-type="float" office:value="15.926506" calcext:value-type="float">
            <text:p>15.926506</text:p>
          </table:table-cell>
          <table:table-cell/>
          <table:table-cell office:value-type="time" office:time-value="PT04H24M02.61053542S" calcext:value-type="time">
            <text:p>04:24:02.61</text:p>
          </table:table-cell>
          <table:table-cell office:value-type="float" office:value="11.774682" calcext:value-type="float">
            <text:p>11.774682</text:p>
          </table:table-cell>
        </table:table-row>
        <table:table-row table:style-name="ro1">
          <table:table-cell/>
          <table:table-cell office:value-type="time" office:time-value="PT04H24M36.311007354S" calcext:value-type="time">
            <text:p>04:24:36.31</text:p>
          </table:table-cell>
          <table:table-cell office:value-type="float" office:value="15.93308" calcext:value-type="float">
            <text:p>15.93308</text:p>
          </table:table-cell>
          <table:table-cell/>
          <table:table-cell office:value-type="time" office:time-value="PT04H24M25.294853086S" calcext:value-type="time">
            <text:p>04:24:25.29</text:p>
          </table:table-cell>
          <table:table-cell office:value-type="float" office:value="11.777129" calcext:value-type="float">
            <text:p>11.777129</text:p>
          </table:table-cell>
        </table:table-row>
        <table:table-row table:style-name="ro1">
          <table:table-cell/>
          <table:table-cell office:value-type="time" office:time-value="PT04H24M59.883337456S" calcext:value-type="time">
            <text:p>04:24:59.88</text:p>
          </table:table-cell>
          <table:table-cell office:value-type="float" office:value="15.947294" calcext:value-type="float">
            <text:p>15.947294</text:p>
          </table:table-cell>
          <table:table-cell/>
          <table:table-cell office:value-type="time" office:time-value="PT04H24M46.467149579S" calcext:value-type="time">
            <text:p>04:24:46.47</text:p>
          </table:table-cell>
          <table:table-cell office:value-type="float" office:value="11.788446" calcext:value-type="float">
            <text:p>11.788446</text:p>
          </table:table-cell>
        </table:table-row>
        <table:table-row table:style-name="ro1">
          <table:table-cell/>
          <table:table-cell office:value-type="time" office:time-value="PT04H25M15.915561968S" calcext:value-type="time">
            <text:p>04:25:15.92</text:p>
          </table:table-cell>
          <table:table-cell office:value-type="float" office:value="15.953868" calcext:value-type="float">
            <text:p>15.953868</text:p>
          </table:table-cell>
          <table:table-cell/>
          <table:table-cell office:value-type="time" office:time-value="PT04H25M10.027479513S" calcext:value-type="time">
            <text:p>04:25:10.03</text:p>
          </table:table-cell>
          <table:table-cell office:value-type="float" office:value="11.793004" calcext:value-type="float">
            <text:p>11.793004</text:p>
          </table:table-cell>
        </table:table-row>
        <table:table-row table:style-name="ro1">
          <table:table-cell/>
          <table:table-cell office:value-type="time" office:time-value="PT04H25M37.135859133S" calcext:value-type="time">
            <text:p>04:25:37.14</text:p>
          </table:table-cell>
          <table:table-cell office:value-type="float" office:value="15.968101" calcext:value-type="float">
            <text:p>15.968101</text:p>
          </table:table-cell>
          <table:table-cell/>
          <table:table-cell office:value-type="time" office:time-value="PT04H25M26.019703465S" calcext:value-type="time">
            <text:p>04:25:26.02</text:p>
          </table:table-cell>
          <table:table-cell office:value-type="float" office:value="11.804464" calcext:value-type="float">
            <text:p>11.804464</text:p>
          </table:table-cell>
        </table:table-row>
        <table:table-row table:style-name="ro1">
          <table:table-cell/>
          <table:table-cell office:value-type="time" office:time-value="PT04H25M53.000081292S" calcext:value-type="time">
            <text:p>04:25:53.00</text:p>
          </table:table-cell>
          <table:table-cell office:value-type="float" office:value="15.974702" calcext:value-type="float">
            <text:p>15.974702</text:p>
          </table:table-cell>
          <table:table-cell/>
          <table:table-cell office:value-type="time" office:time-value="PT04H25M47.224000405S" calcext:value-type="time">
            <text:p>04:25:47.22</text:p>
          </table:table-cell>
          <table:table-cell office:value-type="float" office:value="11.809177" calcext:value-type="float">
            <text:p>11.809177</text:p>
          </table:table-cell>
        </table:table-row>
        <table:table-row table:style-name="ro1">
          <table:table-cell/>
          <table:table-cell office:value-type="time" office:time-value="PT04H26M12.824358908S" calcext:value-type="time">
            <text:p>04:26:12.82</text:p>
          </table:table-cell>
          <table:table-cell office:value-type="float" office:value="15.981511" calcext:value-type="float">
            <text:p>15.981511</text:p>
          </table:table-cell>
          <table:table-cell/>
          <table:table-cell office:value-type="time" office:time-value="PT04H26M03.096222677S" calcext:value-type="time">
            <text:p>04:26:03.10</text:p>
          </table:table-cell>
          <table:table-cell office:value-type="float" office:value="11.814235" calcext:value-type="float">
            <text:p>11.814235</text:p>
          </table:table-cell>
        </table:table-row>
        <table:table-row table:style-name="ro1">
          <table:table-cell/>
          <table:table-cell office:value-type="time" office:time-value="PT04H26M34.112657025S" calcext:value-type="time">
            <text:p>04:26:34.11</text:p>
          </table:table-cell>
          <table:table-cell office:value-type="float" office:value="15.995744" calcext:value-type="float">
            <text:p>15.995744</text:p>
          </table:table-cell>
          <table:table-cell/>
          <table:table-cell office:value-type="time" office:time-value="PT04H26M22.984501188S" calcext:value-type="time">
            <text:p>04:26:22.98</text:p>
          </table:table-cell>
          <table:table-cell office:value-type="float" office:value="11.825695" calcext:value-type="float">
            <text:p>11.825695</text:p>
          </table:table-cell>
        </table:table-row>
        <table:table-row table:style-name="ro1">
          <table:table-cell/>
          <table:table-cell office:value-type="time" office:time-value="PT04H27M06.073104592S" calcext:value-type="time">
            <text:p>04:27:06.07</text:p>
          </table:table-cell>
          <table:table-cell office:value-type="float" office:value="16.00958" calcext:value-type="float">
            <text:p>16.00958</text:p>
          </table:table-cell>
          <table:table-cell/>
          <table:table-cell office:value-type="time" office:time-value="PT04H26M44.208798409S" calcext:value-type="time">
            <text:p>04:26:44.21</text:p>
          </table:table-cell>
          <table:table-cell office:value-type="float" office:value="11.836866" calcext:value-type="float">
            <text:p>11.836866</text:p>
          </table:table-cell>
        </table:table-row>
        <table:table-row table:style-name="ro1">
          <table:table-cell/>
          <table:table-cell office:value-type="time" office:time-value="PT04H27M31.545461302S" calcext:value-type="time">
            <text:p>04:27:31.55</text:p>
          </table:table-cell>
          <table:table-cell office:value-type="float" office:value="16.023539" calcext:value-type="float">
            <text:p>16.023539</text:p>
          </table:table-cell>
          <table:table-cell/>
          <table:table-cell office:value-type="time" office:time-value="PT04H27M16.225246761S" calcext:value-type="time">
            <text:p>04:27:16.23</text:p>
          </table:table-cell>
          <table:table-cell office:value-type="float" office:value="11.847996" calcext:value-type="float">
            <text:p>11.847996</text:p>
          </table:table-cell>
        </table:table-row>
        <table:table-row table:style-name="ro1">
          <table:table-cell/>
          <table:table-cell office:value-type="time" office:time-value="PT04H28M01.285877781S" calcext:value-type="time">
            <text:p>04:28:01.29</text:p>
          </table:table-cell>
          <table:table-cell office:value-type="float" office:value="16.038653" calcext:value-type="float">
            <text:p>16.038653</text:p>
          </table:table-cell>
          <table:table-cell/>
          <table:table-cell office:value-type="time" office:time-value="PT04H27M41.649602798S" calcext:value-type="time">
            <text:p>04:27:41.65</text:p>
          </table:table-cell>
          <table:table-cell office:value-type="float" office:value="11.859778" calcext:value-type="float">
            <text:p>11.859778</text:p>
          </table:table-cell>
        </table:table-row>
        <table:table-row table:style-name="ro1">
          <table:table-cell/>
          <table:table-cell office:value-type="time" office:time-value="PT04H28M33.950335207S" calcext:value-type="time">
            <text:p>04:28:33.95</text:p>
          </table:table-cell>
          <table:table-cell office:value-type="float" office:value="16.052639" calcext:value-type="float">
            <text:p>16.052639</text:p>
          </table:table-cell>
          <table:table-cell/>
          <table:table-cell office:value-type="time" office:time-value="PT04H28M11.434019893S" calcext:value-type="time">
            <text:p>04:28:11.43</text:p>
          </table:table-cell>
          <table:table-cell office:value-type="float" office:value="11.871048" calcext:value-type="float">
            <text:p>11.871048</text:p>
          </table:table-cell>
        </table:table-row>
        <table:table-row table:style-name="ro1">
          <table:table-cell/>
          <table:table-cell office:value-type="time" office:time-value="PT04H29M00.542707601S" calcext:value-type="time">
            <text:p>04:29:00.54</text:p>
          </table:table-cell>
          <table:table-cell office:value-type="float" office:value="16.069695" calcext:value-type="float">
            <text:p>16.069695</text:p>
          </table:table-cell>
          <table:table-cell/>
          <table:table-cell office:value-type="time" office:time-value="PT04H28M44.102477376S" calcext:value-type="time">
            <text:p>04:28:44.10</text:p>
          </table:table-cell>
          <table:table-cell office:value-type="float" office:value="11.884877" calcext:value-type="float">
            <text:p>11.884877</text:p>
          </table:table-cell>
        </table:table-row>
        <table:table-row table:style-name="ro1">
          <table:table-cell/>
          <table:table-cell office:value-type="time" office:time-value="PT04H29M16.310928416S" calcext:value-type="time">
            <text:p>04:29:16.31</text:p>
          </table:table-cell>
          <table:table-cell office:value-type="float" office:value="16.076551" calcext:value-type="float">
            <text:p>16.076551</text:p>
          </table:table-cell>
          <table:table-cell/>
          <table:table-cell office:value-type="time" office:time-value="PT04H29M10.682849602S" calcext:value-type="time">
            <text:p>04:29:10.68</text:p>
          </table:table-cell>
          <table:table-cell office:value-type="float" office:value="11.889633" calcext:value-type="float">
            <text:p>11.889633</text:p>
          </table:table-cell>
        </table:table-row>
        <table:table-row table:style-name="ro1">
          <table:table-cell/>
          <table:table-cell office:value-type="time" office:time-value="PT04H29M44.907328874S" calcext:value-type="time">
            <text:p>04:29:44.91</text:p>
          </table:table-cell>
          <table:table-cell office:value-type="float" office:value="16.09132" calcext:value-type="float">
            <text:p>16.09132</text:p>
          </table:table-cell>
          <table:table-cell/>
          <table:table-cell office:value-type="time" office:time-value="PT04H29M26.411069857S" calcext:value-type="time">
            <text:p>04:29:26.41</text:p>
          </table:table-cell>
          <table:table-cell office:value-type="float" office:value="11.901121" calcext:value-type="float">
            <text:p>11.901121</text:p>
          </table:table-cell>
        </table:table-row>
        <table:table-row table:style-name="ro1">
          <table:table-cell/>
          <table:table-cell office:value-type="time" office:time-value="PT04H30M18.743802714S" calcext:value-type="time">
            <text:p>04:30:18.74</text:p>
          </table:table-cell>
          <table:table-cell office:value-type="float" office:value="16.106058" calcext:value-type="float">
            <text:p>16.106058</text:p>
          </table:table-cell>
          <table:table-cell/>
          <table:table-cell office:value-type="time" office:time-value="PT04H29M55.007470315S" calcext:value-type="time">
            <text:p>04:29:55.01</text:p>
          </table:table-cell>
          <table:table-cell office:value-type="float" office:value="11.912609" calcext:value-type="float">
            <text:p>11.912609</text:p>
          </table:table-cell>
        </table:table-row>
        <table:table-row table:style-name="ro1">
          <table:table-cell/>
          <table:table-cell office:value-type="time" office:time-value="PT04H30M34.544023977S" calcext:value-type="time">
            <text:p>04:30:34.54</text:p>
          </table:table-cell>
          <table:table-cell office:value-type="float" office:value="16.112723" calcext:value-type="float">
            <text:p>16.112723</text:p>
          </table:table-cell>
          <table:table-cell/>
          <table:table-cell office:value-type="time" office:time-value="PT04H30M28.883944714S" calcext:value-type="time">
            <text:p>04:30:28.88</text:p>
          </table:table-cell>
          <table:table-cell office:value-type="float" office:value="11.917516" calcext:value-type="float">
            <text:p>11.917516</text:p>
          </table:table-cell>
        </table:table-row>
        <table:table-row table:style-name="ro1">
          <table:table-cell/>
          <table:table-cell office:value-type="time" office:time-value="PT04H30M55.912323214S" calcext:value-type="time">
            <text:p>04:30:55.91</text:p>
          </table:table-cell>
          <table:table-cell office:value-type="float" office:value="16.119588" calcext:value-type="float">
            <text:p>16.119588</text:p>
          </table:table-cell>
          <table:table-cell/>
          <table:table-cell office:value-type="time" office:time-value="PT04H30M44.640165361S" calcext:value-type="time">
            <text:p>04:30:44.64</text:p>
          </table:table-cell>
          <table:table-cell office:value-type="float" office:value="11.922775" calcext:value-type="float">
            <text:p>11.922775</text:p>
          </table:table-cell>
        </table:table-row>
        <table:table-row table:style-name="ro1">
          <table:table-cell/>
          <table:table-cell office:value-type="time" office:time-value="PT04H31M18.704642393S" calcext:value-type="time">
            <text:p>04:31:18.70</text:p>
          </table:table-cell>
          <table:table-cell office:value-type="float" office:value="16.134555" calcext:value-type="float">
            <text:p>16.134555</text:p>
          </table:table-cell>
          <table:table-cell/>
          <table:table-cell office:value-type="time" office:time-value="PT04H31M06.060465327S" calcext:value-type="time">
            <text:p>04:31:06.06</text:p>
          </table:table-cell>
          <table:table-cell office:value-type="float" office:value="11.934402" calcext:value-type="float">
            <text:p>11.934402</text:p>
          </table:table-cell>
        </table:table-row>
        <table:table-row table:style-name="ro1">
          <table:table-cell/>
          <table:table-cell office:value-type="time" office:time-value="PT04H31M51.441100828S" calcext:value-type="time">
            <text:p>04:31:51.44</text:p>
          </table:table-cell>
          <table:table-cell office:value-type="float" office:value="16.148791" calcext:value-type="float">
            <text:p>16.148791</text:p>
          </table:table-cell>
          <table:table-cell/>
          <table:table-cell office:value-type="time" office:time-value="PT04H31M28.808783889S" calcext:value-type="time">
            <text:p>04:31:28.81</text:p>
          </table:table-cell>
          <table:table-cell office:value-type="float" office:value="11.945865" calcext:value-type="float">
            <text:p>11.945865</text:p>
          </table:table-cell>
        </table:table-row>
        <table:table-row table:style-name="ro1">
          <table:table-cell/>
          <table:table-cell office:value-type="time" office:time-value="PT04H32M07.221321811S" calcext:value-type="time">
            <text:p>04:32:07.22</text:p>
          </table:table-cell>
          <table:table-cell office:value-type="float" office:value="16.155616" calcext:value-type="float">
            <text:p>16.155616</text:p>
          </table:table-cell>
          <table:table-cell/>
          <table:table-cell office:value-type="time" office:time-value="PT04H32M01.585242884S" calcext:value-type="time">
            <text:p>04:32:01.59</text:p>
          </table:table-cell>
          <table:table-cell office:value-type="float" office:value="11.950912" calcext:value-type="float">
            <text:p>11.950912</text:p>
          </table:table-cell>
        </table:table-row>
        <table:table-row table:style-name="ro1">
          <table:table-cell/>
          <table:table-cell office:value-type="time" office:time-value="PT04H32M36.661734088S" calcext:value-type="time">
            <text:p>04:32:36.66</text:p>
          </table:table-cell>
          <table:table-cell office:value-type="float" office:value="16.170498" calcext:value-type="float">
            <text:p>16.170498</text:p>
          </table:table-cell>
          <table:table-cell/>
          <table:table-cell office:value-type="time" office:time-value="PT04H32M17.317463195S" calcext:value-type="time">
            <text:p>04:32:17.32</text:p>
          </table:table-cell>
          <table:table-cell office:value-type="float" office:value="11.96269" calcext:value-type="float">
            <text:p>11.96269</text:p>
          </table:table-cell>
        </table:table-row>
        <table:table-row table:style-name="ro1">
          <table:table-cell/>
          <table:table-cell office:value-type="time" office:time-value="PT04H32M58.238036239S" calcext:value-type="time">
            <text:p>04:32:58.24</text:p>
          </table:table-cell>
          <table:table-cell office:value-type="float" office:value="16.177334" calcext:value-type="float">
            <text:p>16.177334</text:p>
          </table:table-cell>
          <table:table-cell/>
          <table:table-cell office:value-type="time" office:time-value="PT04H32M46.813876257S" calcext:value-type="time">
            <text:p>04:32:46.81</text:p>
          </table:table-cell>
          <table:table-cell office:value-type="float" office:value="11.967748" calcext:value-type="float">
            <text:p>11.967748</text:p>
          </table:table-cell>
        </table:table-row>
        <table:table-row table:style-name="ro1">
          <table:table-cell/>
          <table:table-cell office:value-type="time" office:time-value="PT04H33M19.646336036S" calcext:value-type="time">
            <text:p>04:33:19.65</text:p>
          </table:table-cell>
          <table:table-cell office:value-type="float" office:value="16.18417" calcext:value-type="float">
            <text:p>16.18417</text:p>
          </table:table-cell>
          <table:table-cell/>
          <table:table-cell office:value-type="time" office:time-value="PT04H33M08.382178295S" calcext:value-type="time">
            <text:p>04:33:08.38</text:p>
          </table:table-cell>
          <table:table-cell office:value-type="float" office:value="11.972806" calcext:value-type="float">
            <text:p>11.972806</text:p>
          </table:table-cell>
        </table:table-row>
        <table:table-row table:style-name="ro1">
          <table:table-cell/>
          <table:table-cell office:value-type="time" office:time-value="PT04H33M41.522642387S" calcext:value-type="time">
            <text:p>04:33:41.52</text:p>
          </table:table-cell>
          <table:table-cell office:value-type="float" office:value="16.198384" calcext:value-type="float">
            <text:p>16.198384</text:p>
          </table:table-cell>
          <table:table-cell/>
          <table:table-cell office:value-type="time" office:time-value="PT04H33M29.790478093S" calcext:value-type="time">
            <text:p>04:33:29.79</text:p>
          </table:table-cell>
          <table:table-cell office:value-type="float" office:value="11.984134" calcext:value-type="float">
            <text:p>11.984134</text:p>
          </table:table-cell>
        </table:table-row>
        <table:table-row table:style-name="ro1">
          <table:table-cell/>
          <table:table-cell office:value-type="time" office:time-value="PT04H33M57.526866507S" calcext:value-type="time">
            <text:p>04:33:57.53</text:p>
          </table:table-cell>
          <table:table-cell office:value-type="float" office:value="16.203888" calcext:value-type="float">
            <text:p>16.203888</text:p>
          </table:table-cell>
          <table:table-cell/>
          <table:table-cell office:value-type="time" office:time-value="PT04H33M51.614783716S" calcext:value-type="time">
            <text:p>04:33:51.61</text:p>
          </table:table-cell>
          <table:table-cell office:value-type="float" office:value="11.98663" calcext:value-type="float">
            <text:p>11.98663</text:p>
          </table:table-cell>
        </table:table-row>
        <table:table-row table:style-name="ro1">
          <table:table-cell/>
          <table:table-cell office:value-type="time" office:time-value="PT04H34M22.039209773S" calcext:value-type="time">
            <text:p>04:34:22.04</text:p>
          </table:table-cell>
          <table:table-cell office:value-type="float" office:value="16.219226" calcext:value-type="float">
            <text:p>16.219226</text:p>
          </table:table-cell>
          <table:table-cell/>
          <table:table-cell office:value-type="time" office:time-value="PT04H34M07.639008116S" calcext:value-type="time">
            <text:p>04:34:07.64</text:p>
          </table:table-cell>
          <table:table-cell office:value-type="float" office:value="11.998897" calcext:value-type="float">
            <text:p>11.998897</text:p>
          </table:table-cell>
        </table:table-row>
        <table:table-row table:style-name="ro1">
          <table:table-cell/>
          <table:table-cell office:value-type="time" office:time-value="PT04H34M56.143687365S" calcext:value-type="time">
            <text:p>04:34:56.14</text:p>
          </table:table-cell>
          <table:table-cell office:value-type="float" office:value="16.234396" calcext:value-type="float">
            <text:p>16.234396</text:p>
          </table:table-cell>
          <table:table-cell/>
          <table:table-cell office:value-type="time" office:time-value="PT04H34M32.18335183S" calcext:value-type="time">
            <text:p>04:34:32.18</text:p>
          </table:table-cell>
          <table:table-cell office:value-type="float" office:value="12.010878" calcext:value-type="float">
            <text:p>12.010878</text:p>
          </table:table-cell>
        </table:table-row>
        <table:table-row table:style-name="ro1">
          <table:table-cell/>
          <table:table-cell office:value-type="time" office:time-value="PT04H35M39.444293738S" calcext:value-type="time">
            <text:p>04:35:39.44</text:p>
          </table:table-cell>
          <table:table-cell office:value-type="float" office:value="16.259802" calcext:value-type="float">
            <text:p>16.259802</text:p>
          </table:table-cell>
          <table:table-cell/>
          <table:table-cell office:value-type="time" office:time-value="PT04H35M06.295829534S" calcext:value-type="time">
            <text:p>04:35:06.30</text:p>
          </table:table-cell>
          <table:table-cell office:value-type="float" office:value="12.030574" calcext:value-type="float">
            <text:p>12.030574</text:p>
          </table:table-cell>
        </table:table-row>
        <table:table-row table:style-name="ro1">
          <table:table-cell/>
          <table:table-cell office:value-type="time" office:time-value="PT04H36M04.276641485S" calcext:value-type="time">
            <text:p>04:36:04.28</text:p>
          </table:table-cell>
          <table:table-cell office:value-type="float" office:value="16.275121" calcext:value-type="float">
            <text:p>16.275121</text:p>
          </table:table-cell>
          <table:table-cell/>
          <table:table-cell office:value-type="time" office:time-value="PT04H35M49.596435907S" calcext:value-type="time">
            <text:p>04:35:49.60</text:p>
          </table:table-cell>
          <table:table-cell office:value-type="float" office:value="12.042712" calcext:value-type="float">
            <text:p>12.042712</text:p>
          </table:table-cell>
        </table:table-row>
        <table:table-row table:style-name="ro1">
          <table:table-cell/>
          <table:table-cell office:value-type="time" office:time-value="PT04H36M25.55693949S" calcext:value-type="time">
            <text:p>04:36:25.56</text:p>
          </table:table-cell>
          <table:table-cell office:value-type="float" office:value="16.289072" calcext:value-type="float">
            <text:p>16.289072</text:p>
          </table:table-cell>
          <table:table-cell/>
          <table:table-cell office:value-type="time" office:time-value="PT04H36M14.376782926S" calcext:value-type="time">
            <text:p>04:36:14.38</text:p>
          </table:table-cell>
          <table:table-cell office:value-type="float" office:value="12.053973" calcext:value-type="float">
            <text:p>12.053973</text:p>
          </table:table-cell>
        </table:table-row>
        <table:table-row table:style-name="ro1">
          <table:table-cell/>
          <table:table-cell office:value-type="time" office:time-value="PT04H36M47.36524489S" calcext:value-type="time">
            <text:p>04:36:47.37</text:p>
          </table:table-cell>
          <table:table-cell office:value-type="float" office:value="16.303081" calcext:value-type="float">
            <text:p>16.303081</text:p>
          </table:table-cell>
          <table:table-cell/>
          <table:table-cell office:value-type="time" office:time-value="PT04H36M35.657080931S" calcext:value-type="time">
            <text:p>04:36:35.66</text:p>
          </table:table-cell>
          <table:table-cell office:value-type="float" office:value="12.064944" calcext:value-type="float">
            <text:p>12.064944</text:p>
          </table:table-cell>
        </table:table-row>
        <table:table-row table:style-name="ro1">
          <table:table-cell/>
          <table:table-cell office:value-type="time" office:time-value="PT04H37M10.037562388S" calcext:value-type="time">
            <text:p>04:37:10.04</text:p>
          </table:table-cell>
          <table:table-cell office:value-type="float" office:value="16.318021" calcext:value-type="float">
            <text:p>16.318021</text:p>
          </table:table-cell>
          <table:table-cell/>
          <table:table-cell office:value-type="time" office:time-value="PT04H36M57.461386274S" calcext:value-type="time">
            <text:p>04:36:57.46</text:p>
          </table:table-cell>
          <table:table-cell office:value-type="float" office:value="12.076446" calcext:value-type="float">
            <text:p>12.076446</text:p>
          </table:table-cell>
        </table:table-row>
        <table:table-row table:style-name="ro1">
          <table:table-cell/>
          <table:table-cell office:value-type="time" office:time-value="PT04H37M42.230013205S" calcext:value-type="time">
            <text:p>04:37:42.23</text:p>
          </table:table-cell>
          <table:table-cell office:value-type="float" office:value="16.331772" calcext:value-type="float">
            <text:p>16.331772</text:p>
          </table:table-cell>
          <table:table-cell/>
          <table:table-cell office:value-type="time" office:time-value="PT04H37M20.12570366S" calcext:value-type="time">
            <text:p>04:37:20.13</text:p>
          </table:table-cell>
          <table:table-cell office:value-type="float" office:value="12.087216" calcext:value-type="float">
            <text:p>12.087216</text:p>
          </table:table-cell>
        </table:table-row>
        <table:table-row table:style-name="ro1">
          <table:table-cell/>
          <table:table-cell office:value-type="time" office:time-value="PT04H38M14.510465254S" calcext:value-type="time">
            <text:p>04:38:14.51</text:p>
          </table:table-cell>
          <table:table-cell office:value-type="float" office:value="16.34595" calcext:value-type="float">
            <text:p>16.34595</text:p>
          </table:table-cell>
          <table:table-cell/>
          <table:table-cell office:value-type="time" office:time-value="PT04H37M52.378155317S" calcext:value-type="time">
            <text:p>04:37:52.38</text:p>
          </table:table-cell>
          <table:table-cell office:value-type="float" office:value="12.09897" calcext:value-type="float">
            <text:p>12.09897</text:p>
          </table:table-cell>
        </table:table-row>
        <table:table-row table:style-name="ro1">
          <table:table-cell/>
          <table:table-cell office:value-type="time" office:time-value="PT04H38M38.402799837S" calcext:value-type="time">
            <text:p>04:38:38.40</text:p>
          </table:table-cell>
          <table:table-cell office:value-type="float" office:value="16.359757" calcext:value-type="float">
            <text:p>16.359757</text:p>
          </table:table-cell>
          <table:table-cell/>
          <table:table-cell office:value-type="time" office:time-value="PT04H38M24.662607422S" calcext:value-type="time">
            <text:p>04:38:24.66</text:p>
          </table:table-cell>
          <table:table-cell office:value-type="float" office:value="12.109941" calcext:value-type="float">
            <text:p>12.109941</text:p>
          </table:table-cell>
        </table:table-row>
        <table:table-row table:style-name="ro1">
          <table:table-cell/>
          <table:table-cell office:value-type="time" office:time-value="PT04H39M00.647111342S" calcext:value-type="time">
            <text:p>04:39:00.65</text:p>
          </table:table-cell>
          <table:table-cell office:value-type="float" office:value="16.37462" calcext:value-type="float">
            <text:p>16.37462</text:p>
          </table:table-cell>
          <table:table-cell/>
          <table:table-cell office:value-type="time" office:time-value="PT04H38M48.522941557S" calcext:value-type="time">
            <text:p>04:38:48.52</text:p>
          </table:table-cell>
          <table:table-cell office:value-type="float" office:value="12.121586" calcext:value-type="float">
            <text:p>12.121586</text:p>
          </table:table-cell>
        </table:table-row>
        <table:table-row table:style-name="ro1">
          <table:table-cell/>
          <table:table-cell office:value-type="time" office:time-value="PT04H39M16.651335462S" calcext:value-type="time">
            <text:p>04:39:16.65</text:p>
          </table:table-cell>
          <table:table-cell office:value-type="float" office:value="16.381435" calcext:value-type="float">
            <text:p>16.381435</text:p>
          </table:table-cell>
          <table:table-cell/>
          <table:table-cell office:value-type="time" office:time-value="PT04H39M10.731252558S" calcext:value-type="time">
            <text:p>04:39:10.73</text:p>
          </table:table-cell>
          <table:table-cell office:value-type="float" office:value="12.124082" calcext:value-type="float">
            <text:p>12.124082</text:p>
          </table:table-cell>
        </table:table-row>
        <table:table-row table:style-name="ro1">
          <table:table-cell/>
          <table:table-cell office:value-type="time" office:time-value="PT04H39M41.3116808S" calcext:value-type="time">
            <text:p>04:39:41.31</text:p>
          </table:table-cell>
          <table:table-cell office:value-type="float" office:value="16.395612" calcext:value-type="float">
            <text:p>16.395612</text:p>
          </table:table-cell>
          <table:table-cell/>
          <table:table-cell office:value-type="time" office:time-value="PT04H39M26.751476902S" calcext:value-type="time">
            <text:p>04:39:26.75</text:p>
          </table:table-cell>
          <table:table-cell office:value-type="float" office:value="12.135341" calcext:value-type="float">
            <text:p>12.135341</text:p>
          </table:table-cell>
        </table:table-row>
        <table:table-row table:style-name="ro1">
          <table:table-cell/>
          <table:table-cell office:value-type="time" office:time-value="PT04H40M09.984082323S" calcext:value-type="time">
            <text:p>04:40:09.98</text:p>
          </table:table-cell>
          <table:table-cell office:value-type="float" office:value="16.40959" calcext:value-type="float">
            <text:p>16.40959</text:p>
          </table:table-cell>
          <table:table-cell/>
          <table:table-cell office:value-type="time" office:time-value="PT04H39M51.399822073S" calcext:value-type="time">
            <text:p>04:39:51.40</text:p>
          </table:table-cell>
          <table:table-cell office:value-type="float" office:value="12.146602" calcext:value-type="float">
            <text:p>12.146602</text:p>
          </table:table-cell>
        </table:table-row>
        <table:table-row table:style-name="ro1">
          <table:table-cell/>
          <table:table-cell office:value-type="time" office:time-value="PT04H40M31.560384473S" calcext:value-type="time">
            <text:p>04:40:31.56</text:p>
          </table:table-cell>
          <table:table-cell office:value-type="float" office:value="16.416435" calcext:value-type="float">
            <text:p>16.416435</text:p>
          </table:table-cell>
          <table:table-cell/>
          <table:table-cell office:value-type="time" office:time-value="PT04H40M20.136224491S" calcext:value-type="time">
            <text:p>04:40:20.14</text:p>
          </table:table-cell>
          <table:table-cell office:value-type="float" office:value="12.151823" calcext:value-type="float">
            <text:p>12.151823</text:p>
          </table:table-cell>
        </table:table-row>
        <table:table-row table:style-name="ro1">
          <table:table-cell/>
          <table:table-cell office:value-type="time" office:time-value="PT04H41M04.360843804S" calcext:value-type="time">
            <text:p>04:41:04.36</text:p>
          </table:table-cell>
          <table:table-cell office:value-type="float" office:value="16.430239" calcext:value-type="float">
            <text:p>16.430239</text:p>
          </table:table-cell>
          <table:table-cell/>
          <table:table-cell office:value-type="time" office:time-value="PT04H40M41.700526473S" calcext:value-type="time">
            <text:p>04:40:41.70</text:p>
          </table:table-cell>
          <table:table-cell office:value-type="float" office:value="12.16279" calcext:value-type="float">
            <text:p>12.16279</text:p>
          </table:table-cell>
        </table:table-row>
        <table:table-row table:style-name="ro1">
          <table:table-cell/>
          <table:table-cell office:value-type="time" office:time-value="PT04H41M37.069301846S" calcext:value-type="time">
            <text:p>04:41:37.07</text:p>
          </table:table-cell>
          <table:table-cell office:value-type="float" office:value="16.44399" calcext:value-type="float">
            <text:p>16.44399</text:p>
          </table:table-cell>
          <table:table-cell/>
          <table:table-cell office:value-type="time" office:time-value="PT04H41M14.492985692S" calcext:value-type="time">
            <text:p>04:41:14.49</text:p>
          </table:table-cell>
          <table:table-cell office:value-type="float" office:value="12.17356" calcext:value-type="float">
            <text:p>12.17356</text:p>
          </table:table-cell>
        </table:table-row>
        <table:table-row table:style-name="ro1">
          <table:table-cell/>
          <table:table-cell office:value-type="time" office:time-value="PT04H42M02.913663766S" calcext:value-type="time">
            <text:p>04:42:02.91</text:p>
          </table:table-cell>
          <table:table-cell office:value-type="float" office:value="16.458416" calcext:value-type="float">
            <text:p>16.458416</text:p>
          </table:table-cell>
          <table:table-cell/>
          <table:table-cell office:value-type="time" office:time-value="PT04H41M47.213443903S" calcext:value-type="time">
            <text:p>04:41:47.21</text:p>
          </table:table-cell>
          <table:table-cell office:value-type="float" office:value="12.183822" calcext:value-type="float">
            <text:p>12.183822</text:p>
          </table:table-cell>
        </table:table-row>
        <table:table-row table:style-name="ro1">
          <table:table-cell/>
          <table:table-cell office:value-type="time" office:time-value="PT04H42M24.381964403S" calcext:value-type="time">
            <text:p>04:42:24.38</text:p>
          </table:table-cell>
          <table:table-cell office:value-type="float" office:value="16.46499" calcext:value-type="float">
            <text:p>16.46499</text:p>
          </table:table-cell>
          <table:table-cell/>
          <table:table-cell office:value-type="time" office:time-value="PT04H42M13.061805878S" calcext:value-type="time">
            <text:p>04:42:13.06</text:p>
          </table:table-cell>
          <table:table-cell office:value-type="float" office:value="12.188379" calcext:value-type="float">
            <text:p>12.188379</text:p>
          </table:table-cell>
        </table:table-row>
        <table:table-row table:style-name="ro1">
          <table:table-cell/>
          <table:table-cell office:value-type="time" office:time-value="PT04H42M53.814376569S" calcext:value-type="time">
            <text:p>04:42:53.81</text:p>
          </table:table-cell>
          <table:table-cell office:value-type="float" office:value="16.47973" calcext:value-type="float">
            <text:p>16.47973</text:p>
          </table:table-cell>
          <table:table-cell/>
          <table:table-cell office:value-type="time" office:time-value="PT04H42M34.534106572S" calcext:value-type="time">
            <text:p>04:42:34.53</text:p>
          </table:table-cell>
          <table:table-cell office:value-type="float" office:value="12.199805" calcext:value-type="float">
            <text:p>12.199805</text:p>
          </table:table-cell>
        </table:table-row>
        <table:table-row table:style-name="ro1">
          <table:table-cell/>
          <table:table-cell office:value-type="time" office:time-value="PT04H43M15.334677935S" calcext:value-type="time">
            <text:p>04:43:15.33</text:p>
          </table:table-cell>
          <table:table-cell office:value-type="float" office:value="16.486595" calcext:value-type="float">
            <text:p>16.486595</text:p>
          </table:table-cell>
          <table:table-cell/>
          <table:table-cell office:value-type="time" office:time-value="PT04H43M03.906517897S" calcext:value-type="time">
            <text:p>04:43:03.91</text:p>
          </table:table-cell>
          <table:table-cell office:value-type="float" office:value="12.205063" calcext:value-type="float">
            <text:p>12.205063</text:p>
          </table:table-cell>
        </table:table-row>
        <table:table-row table:style-name="ro1">
          <table:table-cell/>
          <table:table-cell office:value-type="time" office:time-value="PT04H43M36.846979189S" calcext:value-type="time">
            <text:p>04:43:36.85</text:p>
          </table:table-cell>
          <table:table-cell office:value-type="float" office:value="16.493404" calcext:value-type="float">
            <text:p>16.493404</text:p>
          </table:table-cell>
          <table:table-cell/>
          <table:table-cell office:value-type="time" office:time-value="PT04H43M25.466819823S" calcext:value-type="time">
            <text:p>04:43:25.47</text:p>
          </table:table-cell>
          <table:table-cell office:value-type="float" office:value="12.21012" calcext:value-type="float">
            <text:p>12.21012</text:p>
          </table:table-cell>
        </table:table-row>
        <table:table-row table:style-name="ro1">
          <table:table-cell/>
          <table:table-cell office:value-type="time" office:time-value="PT04H43M58.195278146S" calcext:value-type="time">
            <text:p>04:43:58.20</text:p>
          </table:table-cell>
          <table:table-cell office:value-type="float" office:value="16.500442" calcext:value-type="float">
            <text:p>16.500442</text:p>
          </table:table-cell>
          <table:table-cell/>
          <table:table-cell office:value-type="time" office:time-value="PT04H43M46.991121245S" calcext:value-type="time">
            <text:p>04:43:46.99</text:p>
          </table:table-cell>
          <table:table-cell office:value-type="float" office:value="12.215178" calcext:value-type="float">
            <text:p>12.215178</text:p>
          </table:table-cell>
        </table:table-row>
        <table:table-row table:style-name="ro1">
          <table:table-cell/>
          <table:table-cell office:value-type="time" office:time-value="PT04H44M21.151599622S" calcext:value-type="time">
            <text:p>04:44:21.15</text:p>
          </table:table-cell>
          <table:table-cell office:value-type="float" office:value="16.514473" calcext:value-type="float">
            <text:p>16.514473</text:p>
          </table:table-cell>
          <table:table-cell/>
          <table:table-cell office:value-type="time" office:time-value="PT04H44M08.351420371S" calcext:value-type="time">
            <text:p>04:44:08.35</text:p>
          </table:table-cell>
          <table:table-cell office:value-type="float" office:value="12.226636" calcext:value-type="float">
            <text:p>12.226636</text:p>
          </table:table-cell>
        </table:table-row>
        <table:table-row table:style-name="ro1">
          <table:table-cell/>
          <table:table-cell office:value-type="time" office:time-value="PT04H44M49.643998624S" calcext:value-type="time">
            <text:p>04:44:49.64</text:p>
          </table:table-cell>
          <table:table-cell office:value-type="float" office:value="16.52888" calcext:value-type="float">
            <text:p>16.52888</text:p>
          </table:table-cell>
          <table:table-cell/>
          <table:table-cell office:value-type="time" office:time-value="PT04H44M31.255741118S" calcext:value-type="time">
            <text:p>04:44:31.26</text:p>
          </table:table-cell>
          <table:table-cell office:value-type="float" office:value="12.23839" calcext:value-type="float">
            <text:p>12.23839</text:p>
          </table:table-cell>
        </table:table-row>
        <table:table-row table:style-name="ro1">
          <table:table-cell/>
          <table:table-cell office:value-type="time" office:time-value="PT04H45M42.020732097S" calcext:value-type="time">
            <text:p>04:45:42.02</text:p>
          </table:table-cell>
          <table:table-cell office:value-type="float" office:value="16.555224" calcext:value-type="float">
            <text:p>16.555224</text:p>
          </table:table-cell>
          <table:table-cell/>
          <table:table-cell office:value-type="time" office:time-value="PT04H44M59.792140736S" calcext:value-type="time">
            <text:p>04:44:59.79</text:p>
          </table:table-cell>
          <table:table-cell office:value-type="float" office:value="12.258465" calcext:value-type="float">
            <text:p>12.258465</text:p>
          </table:table-cell>
        </table:table-row>
        <table:table-row table:style-name="ro1">
          <table:table-cell/>
          <table:table-cell office:value-type="time" office:time-value="PT04H45M57.848953752S" calcext:value-type="time">
            <text:p>04:45:57.85</text:p>
          </table:table-cell>
          <table:table-cell office:value-type="float" office:value="16.561834" calcext:value-type="float">
            <text:p>16.561834</text:p>
          </table:table-cell>
          <table:table-cell/>
          <table:table-cell office:value-type="time" office:time-value="PT04H45M52.168874209S" calcext:value-type="time">
            <text:p>04:45:52.17</text:p>
          </table:table-cell>
          <table:table-cell office:value-type="float" office:value="12.263065" calcext:value-type="float">
            <text:p>12.263065</text:p>
          </table:table-cell>
        </table:table-row>
        <table:table-row table:style-name="ro1">
          <table:table-cell/>
          <table:table-cell office:value-type="time" office:time-value="PT04H46M32.149434089S" calcext:value-type="time">
            <text:p>04:46:32.15</text:p>
          </table:table-cell>
          <table:table-cell office:value-type="float" office:value="16.576788" calcext:value-type="float">
            <text:p>16.576788</text:p>
          </table:table-cell>
          <table:table-cell/>
          <table:table-cell office:value-type="time" office:time-value="PT04H46M07.957095304S" calcext:value-type="time">
            <text:p>04:46:07.96</text:p>
          </table:table-cell>
          <table:table-cell office:value-type="float" office:value="12.274921" calcext:value-type="float">
            <text:p>12.274921</text:p>
          </table:table-cell>
        </table:table-row>
        <table:table-row table:style-name="ro1">
          <table:table-cell/>
          <table:table-cell office:value-type="time" office:time-value="PT04H46M54.877752372S" calcext:value-type="time">
            <text:p>04:46:54.88</text:p>
          </table:table-cell>
          <table:table-cell office:value-type="float" office:value="16.590739" calcext:value-type="float">
            <text:p>16.590739</text:p>
          </table:table-cell>
          <table:table-cell/>
          <table:table-cell office:value-type="time" office:time-value="PT04H46M42.297576201S" calcext:value-type="time">
            <text:p>04:46:42.30</text:p>
          </table:table-cell>
          <table:table-cell office:value-type="float" office:value="12.286182" calcext:value-type="float">
            <text:p>12.286182</text:p>
          </table:table-cell>
        </table:table-row>
        <table:table-row table:style-name="ro1">
          <table:table-cell/>
          <table:table-cell office:value-type="time" office:time-value="PT04H47M10.705974027S" calcext:value-type="time">
            <text:p>04:47:10.71</text:p>
          </table:table-cell>
          <table:table-cell office:value-type="float" office:value="16.597777" calcext:value-type="float">
            <text:p>16.597777</text:p>
          </table:table-cell>
          <table:table-cell/>
          <table:table-cell office:value-type="time" office:time-value="PT04H47M05.017894372S" calcext:value-type="time">
            <text:p>04:47:05.02</text:p>
          </table:table-cell>
          <table:table-cell office:value-type="float" office:value="12.29124" calcext:value-type="float">
            <text:p>12.29124</text:p>
          </table:table-cell>
        </table:table-row>
        <table:table-row table:style-name="ro1">
          <table:table-cell/>
          <table:table-cell office:value-type="time" office:time-value="PT04H47M33.61429483S" calcext:value-type="time">
            <text:p>04:47:33.61</text:p>
          </table:table-cell>
          <table:table-cell office:value-type="float" office:value="16.613115" calcext:value-type="float">
            <text:p>16.613115</text:p>
          </table:table-cell>
          <table:table-cell/>
          <table:table-cell office:value-type="time" office:time-value="PT04H47M20.802115411S" calcext:value-type="time">
            <text:p>04:47:20.80</text:p>
          </table:table-cell>
          <table:table-cell office:value-type="float" office:value="12.30351" calcext:value-type="float">
            <text:p>12.30351</text:p>
          </table:table-cell>
        </table:table-row>
        <table:table-row table:style-name="ro1">
          <table:table-cell/>
          <table:table-cell office:value-type="time" office:time-value="PT04H48M03.014706548S" calcext:value-type="time">
            <text:p>04:48:03.01</text:p>
          </table:table-cell>
          <table:table-cell office:value-type="float" office:value="16.628224" calcext:value-type="float">
            <text:p>16.628224</text:p>
          </table:table-cell>
          <table:table-cell/>
          <table:table-cell office:value-type="time" office:time-value="PT04H47M43.706436159S" calcext:value-type="time">
            <text:p>04:47:43.71</text:p>
          </table:table-cell>
          <table:table-cell office:value-type="float" office:value="12.314756" calcext:value-type="float">
            <text:p>12.314756</text:p>
          </table:table-cell>
        </table:table-row>
        <table:table-row table:style-name="ro1">
          <table:table-cell/>
          <table:table-cell office:value-type="time" office:time-value="PT04H48M29.263074125S" calcext:value-type="time">
            <text:p>04:48:29.26</text:p>
          </table:table-cell>
          <table:table-cell office:value-type="float" office:value="16.64336" calcext:value-type="float">
            <text:p>16.64336</text:p>
          </table:table-cell>
          <table:table-cell/>
          <table:table-cell office:value-type="time" office:time-value="PT04H48M13.154848548S" calcext:value-type="time">
            <text:p>04:48:13.15</text:p>
          </table:table-cell>
          <table:table-cell office:value-type="float" office:value="12.327026" calcext:value-type="float">
            <text:p>12.327026</text:p>
          </table:table-cell>
        </table:table-row>
        <table:table-row table:style-name="ro1">
          <table:table-cell/>
          <table:table-cell office:value-type="time" office:time-value="PT04H49M36.536016201S" calcext:value-type="time">
            <text:p>04:49:36.54</text:p>
          </table:table-cell>
          <table:table-cell office:value-type="float" office:value="16.679362" calcext:value-type="float">
            <text:p>16.679362</text:p>
          </table:table-cell>
          <table:table-cell/>
          <table:table-cell office:value-type="time" office:time-value="PT04H48M39.415216293S" calcext:value-type="time">
            <text:p>04:48:39.42</text:p>
          </table:table-cell>
          <table:table-cell office:value-type="float" office:value="12.354059" calcext:value-type="float">
            <text:p>12.354059</text:p>
          </table:table-cell>
        </table:table-row>
        <table:table-row table:style-name="ro1">
          <table:table-cell/>
          <table:table-cell office:value-type="time" office:time-value="PT04H49M52.628241553S" calcext:value-type="time">
            <text:p>04:49:52.63</text:p>
          </table:table-cell>
          <table:table-cell office:value-type="float" office:value="16.686259" calcext:value-type="float">
            <text:p>16.686259</text:p>
          </table:table-cell>
          <table:table-cell/>
          <table:table-cell office:value-type="time" office:time-value="PT04H49M46.684158314S" calcext:value-type="time">
            <text:p>04:49:46.68</text:p>
          </table:table-cell>
          <table:table-cell office:value-type="float" office:value="12.359322" calcext:value-type="float">
            <text:p>12.359322</text:p>
          </table:table-cell>
        </table:table-row>
        <table:table-row table:style-name="ro1">
          <table:table-cell/>
          <table:table-cell office:value-type="time" office:time-value="PT04H50M22.004652935S" calcext:value-type="time">
            <text:p>04:50:22.00</text:p>
          </table:table-cell>
          <table:table-cell office:value-type="float" office:value="16.700502" calcext:value-type="float">
            <text:p>16.700502</text:p>
          </table:table-cell>
          <table:table-cell/>
          <table:table-cell office:value-type="time" office:time-value="PT04H50M02.73238305S" calcext:value-type="time">
            <text:p>04:50:02.73</text:p>
          </table:table-cell>
          <table:table-cell office:value-type="float" office:value="12.371081" calcext:value-type="float">
            <text:p>12.371081</text:p>
          </table:table-cell>
        </table:table-row>
        <table:table-row table:style-name="ro1">
          <table:table-cell/>
          <table:table-cell office:value-type="time" office:time-value="PT04H50M43.468953517S" calcext:value-type="time">
            <text:p>04:50:43.47</text:p>
          </table:table-cell>
          <table:table-cell office:value-type="float" office:value="16.707078" calcext:value-type="float">
            <text:p>16.707078</text:p>
          </table:table-cell>
          <table:table-cell/>
          <table:table-cell office:value-type="time" office:time-value="PT04H50M32.096794263S" calcext:value-type="time">
            <text:p>04:50:32.10</text:p>
          </table:table-cell>
          <table:table-cell office:value-type="float" office:value="12.37564" calcext:value-type="float">
            <text:p>12.37564</text:p>
          </table:table-cell>
        </table:table-row>
        <table:table-row table:style-name="ro1">
          <table:table-cell/>
          <table:table-cell office:value-type="time" office:time-value="PT04H51M05.84526687S" calcext:value-type="time">
            <text:p>04:51:05.85</text:p>
          </table:table-cell>
          <table:table-cell office:value-type="float" office:value="16.721771" calcext:value-type="float">
            <text:p>16.721771</text:p>
          </table:table-cell>
          <table:table-cell/>
          <table:table-cell office:value-type="time" office:time-value="PT04H50M53.617095629S" calcext:value-type="time">
            <text:p>04:50:53.62</text:p>
          </table:table-cell>
          <table:table-cell office:value-type="float" office:value="12.386952" calcext:value-type="float">
            <text:p>12.386952</text:p>
          </table:table-cell>
        </table:table-row>
        <table:table-row table:style-name="ro1">
          <table:table-cell/>
          <table:table-cell office:value-type="time" office:time-value="PT04H51M21.633487965S" calcext:value-type="time">
            <text:p>04:51:21.63</text:p>
          </table:table-cell>
          <table:table-cell office:value-type="float" office:value="16.728841" calcext:value-type="float">
            <text:p>16.728841</text:p>
          </table:table-cell>
          <table:table-cell/>
          <table:table-cell office:value-type="time" office:time-value="PT04H51M15.933408142S" calcext:value-type="time">
            <text:p>04:51:15.93</text:p>
          </table:table-cell>
          <table:table-cell office:value-type="float" office:value="12.392153" calcext:value-type="float">
            <text:p>12.392153</text:p>
          </table:table-cell>
        </table:table-row>
        <table:table-row table:style-name="ro1">
          <table:table-cell/>
          <table:table-cell office:value-type="time" office:time-value="PT04H51M52.153915367S" calcext:value-type="time">
            <text:p>04:51:52.15</text:p>
          </table:table-cell>
          <table:table-cell office:value-type="float" office:value="16.743765" calcext:value-type="float">
            <text:p>16.743765</text:p>
          </table:table-cell>
          <table:table-cell/>
          <table:table-cell office:value-type="time" office:time-value="PT04H51M31.737629461S" calcext:value-type="time">
            <text:p>04:51:31.74</text:p>
          </table:table-cell>
          <table:table-cell office:value-type="float" office:value="12.403525" calcext:value-type="float">
            <text:p>12.403525</text:p>
          </table:table-cell>
        </table:table-row>
        <table:table-row table:style-name="ro1">
          <table:table-cell/>
          <table:table-cell office:value-type="time" office:time-value="PT04H52M13.462213764S" calcext:value-type="time">
            <text:p>04:52:13.46</text:p>
          </table:table-cell>
          <table:table-cell office:value-type="float" office:value="16.750585" calcext:value-type="float">
            <text:p>16.750585</text:p>
          </table:table-cell>
          <table:table-cell/>
          <table:table-cell office:value-type="time" office:time-value="PT04H52M02.302057479S" calcext:value-type="time">
            <text:p>04:52:02.30</text:p>
          </table:table-cell>
          <table:table-cell office:value-type="float" office:value="12.408175" calcext:value-type="float">
            <text:p>12.408175</text:p>
          </table:table-cell>
        </table:table-row>
        <table:table-row table:style-name="ro1">
          <table:table-cell/>
          <table:table-cell office:value-type="time" office:time-value="PT04H52M46.718679481S" calcext:value-type="time">
            <text:p>04:52:46.72</text:p>
          </table:table-cell>
          <table:table-cell office:value-type="float" office:value="16.765536" calcext:value-type="float">
            <text:p>16.765536</text:p>
          </table:table-cell>
          <table:table-cell/>
          <table:table-cell office:value-type="time" office:time-value="PT04H52M23.618355988S" calcext:value-type="time">
            <text:p>04:52:23.62</text:p>
          </table:table-cell>
          <table:table-cell office:value-type="float" office:value="12.419688" calcext:value-type="float">
            <text:p>12.419688</text:p>
          </table:table-cell>
        </table:table-row>
        <table:table-row table:style-name="ro1">
          <table:table-cell/>
          <table:table-cell office:value-type="time" office:time-value="PT04H53M02.874905729S" calcext:value-type="time">
            <text:p>04:53:02.87</text:p>
          </table:table-cell>
          <table:table-cell office:value-type="float" office:value="16.7724" calcext:value-type="float">
            <text:p>16.7724</text:p>
          </table:table-cell>
          <table:table-cell/>
          <table:table-cell office:value-type="time" office:time-value="PT04H52M56.862821537S" calcext:value-type="time">
            <text:p>04:52:56.86</text:p>
          </table:table-cell>
          <table:table-cell office:value-type="float" office:value="12.422633" calcext:value-type="float">
            <text:p>12.422633</text:p>
          </table:table-cell>
        </table:table-row>
        <table:table-row table:style-name="ro1">
          <table:table-cell/>
          <table:table-cell office:value-type="time" office:time-value="PT04H53M18.835129233S" calcext:value-type="time">
            <text:p>04:53:18.84</text:p>
          </table:table-cell>
          <table:table-cell office:value-type="float" office:value="16.779443" calcext:value-type="float">
            <text:p>16.779443</text:p>
          </table:table-cell>
          <table:table-cell/>
          <table:table-cell office:value-type="time" office:time-value="PT04H53M12.967047058S" calcext:value-type="time">
            <text:p>04:53:12.97</text:p>
          </table:table-cell>
          <table:table-cell office:value-type="float" office:value="12.427695" calcext:value-type="float">
            <text:p>12.427695</text:p>
          </table:table-cell>
        </table:table-row>
        <table:table-row table:style-name="ro1">
          <table:table-cell/>
          <table:table-cell office:value-type="time" office:time-value="PT04H53M51.387585091S" calcext:value-type="time">
            <text:p>04:53:51.39</text:p>
          </table:table-cell>
          <table:table-cell office:value-type="float" office:value="16.794602" calcext:value-type="float">
            <text:p>16.794602</text:p>
          </table:table-cell>
          <table:table-cell/>
          <table:table-cell office:value-type="time" office:time-value="PT04H53M28.935270673S" calcext:value-type="time">
            <text:p>04:53:28.94</text:p>
          </table:table-cell>
          <table:table-cell office:value-type="float" office:value="12.439551" calcext:value-type="float">
            <text:p>12.439551</text:p>
          </table:table-cell>
        </table:table-row>
        <table:table-row table:style-name="ro1">
          <table:table-cell/>
          <table:table-cell office:value-type="time" office:time-value="PT04H54M28.100099206S" calcext:value-type="time">
            <text:p>04:54:28.10</text:p>
          </table:table-cell>
          <table:table-cell office:value-type="float" office:value="16.811068" calcext:value-type="float">
            <text:p>16.811068</text:p>
          </table:table-cell>
          <table:table-cell/>
          <table:table-cell office:value-type="time" office:time-value="PT04H54M01.535727203S" calcext:value-type="time">
            <text:p>04:54:01.54</text:p>
          </table:table-cell>
          <table:table-cell office:value-type="float" office:value="12.452606" calcext:value-type="float">
            <text:p>12.452606</text:p>
          </table:table-cell>
        </table:table-row>
        <table:table-row table:style-name="ro1">
          <table:table-cell/>
          <table:table-cell office:value-type="time" office:time-value="PT04H54M45.852347804S" calcext:value-type="time">
            <text:p>04:54:45.85</text:p>
          </table:table-cell>
          <table:table-cell office:value-type="float" office:value="16.817703" calcext:value-type="float">
            <text:p>16.817703</text:p>
          </table:table-cell>
          <table:table-cell/>
          <table:table-cell office:value-type="time" office:time-value="PT04H54M38.248241318S" calcext:value-type="time">
            <text:p>04:54:38.25</text:p>
          </table:table-cell>
          <table:table-cell office:value-type="float" office:value="12.457369" calcext:value-type="float">
            <text:p>12.457369</text:p>
          </table:table-cell>
        </table:table-row>
        <table:table-row table:style-name="ro1">
          <table:table-cell/>
          <table:table-cell office:value-type="time" office:time-value="PT04H55M36.537057583S" calcext:value-type="time">
            <text:p>04:55:36.54</text:p>
          </table:table-cell>
          <table:table-cell office:value-type="float" office:value="16.843406" calcext:value-type="float">
            <text:p>16.843406</text:p>
          </table:table-cell>
          <table:table-cell/>
          <table:table-cell office:value-type="time" office:time-value="PT04H54M55.948489189S" calcext:value-type="time">
            <text:p>04:54:55.95</text:p>
          </table:table-cell>
          <table:table-cell office:value-type="float" office:value="12.476309" calcext:value-type="float">
            <text:p>12.476309</text:p>
          </table:table-cell>
        </table:table-row>
        <table:table-row table:style-name="ro1">
          <table:table-cell/>
          <table:table-cell office:value-type="time" office:time-value="PT04H55M59.445378386S" calcext:value-type="time">
            <text:p>04:55:59.45</text:p>
          </table:table-cell>
          <table:table-cell office:value-type="float" office:value="16.858219" calcext:value-type="float">
            <text:p>16.858219</text:p>
          </table:table-cell>
          <table:table-cell/>
          <table:table-cell office:value-type="time" office:time-value="PT04H55M46.693199807S" calcext:value-type="time">
            <text:p>04:55:46.69</text:p>
          </table:table-cell>
          <table:table-cell office:value-type="float" office:value="12.488016" calcext:value-type="float">
            <text:p>12.488016</text:p>
          </table:table-cell>
        </table:table-row>
        <table:table-row table:style-name="ro1">
          <table:table-cell/>
          <table:table-cell office:value-type="time" office:time-value="PT04H56M22.217697285S" calcext:value-type="time">
            <text:p>04:56:22.22</text:p>
          </table:table-cell>
          <table:table-cell office:value-type="float" office:value="16.872188" calcext:value-type="float">
            <text:p>16.872188</text:p>
          </table:table-cell>
          <table:table-cell/>
          <table:table-cell office:value-type="time" office:time-value="PT04H56M09.541519771S" calcext:value-type="time">
            <text:p>04:56:09.54</text:p>
          </table:table-cell>
          <table:table-cell office:value-type="float" office:value="12.49915" calcext:value-type="float">
            <text:p>12.49915</text:p>
          </table:table-cell>
        </table:table-row>
        <table:table-row table:style-name="ro1">
          <table:table-cell/>
          <table:table-cell office:value-type="time" office:time-value="PT04H56M46.070031309S" calcext:value-type="time">
            <text:p>04:56:46.07</text:p>
          </table:table-cell>
          <table:table-cell office:value-type="float" office:value="16.886151" calcext:value-type="float">
            <text:p>16.886151</text:p>
          </table:table-cell>
          <table:table-cell/>
          <table:table-cell office:value-type="time" office:time-value="PT04H56M32.321838782S" calcext:value-type="time">
            <text:p>04:56:32.32</text:p>
          </table:table-cell>
          <table:table-cell office:value-type="float" office:value="12.509929" calcext:value-type="float">
            <text:p>12.509929</text:p>
          </table:table-cell>
        </table:table-row>
        <table:table-row table:style-name="ro1">
          <table:table-cell/>
          <table:table-cell office:value-type="time" office:time-value="PT04H57M04.514289598S" calcext:value-type="time">
            <text:p>04:57:04.51</text:p>
          </table:table-cell>
          <table:table-cell office:value-type="float" office:value="16.892984" calcext:value-type="float">
            <text:p>16.892984</text:p>
          </table:table-cell>
          <table:table-cell/>
          <table:table-cell office:value-type="time" office:time-value="PT04H56M56.202173197S" calcext:value-type="time">
            <text:p>04:56:56.20</text:p>
          </table:table-cell>
          <table:table-cell office:value-type="float" office:value="12.514983" calcext:value-type="float">
            <text:p>12.514983</text:p>
          </table:table-cell>
        </table:table-row>
        <table:table-row table:style-name="ro1">
          <table:table-cell/>
          <table:table-cell office:value-type="time" office:time-value="PT04H57M35.582724674S" calcext:value-type="time">
            <text:p>04:57:35.58</text:p>
          </table:table-cell>
          <table:table-cell office:value-type="float" office:value="16.907764" calcext:value-type="float">
            <text:p>16.907764</text:p>
          </table:table-cell>
          <table:table-cell/>
          <table:table-cell office:value-type="time" office:time-value="PT04H57M14.674431879S" calcext:value-type="time">
            <text:p>04:57:14.67</text:p>
          </table:table-cell>
          <table:table-cell office:value-type="float" office:value="12.52648" calcext:value-type="float">
            <text:p>12.52648</text:p>
          </table:table-cell>
        </table:table-row>
        <table:table-row table:style-name="ro1">
          <table:table-cell/>
          <table:table-cell office:value-type="time" office:time-value="PT04H57M57.983038364S" calcext:value-type="time">
            <text:p>04:57:57.98</text:p>
          </table:table-cell>
          <table:table-cell office:value-type="float" office:value="16.922716" calcext:value-type="float">
            <text:p>16.922716</text:p>
          </table:table-cell>
          <table:table-cell/>
          <table:table-cell office:value-type="time" office:time-value="PT04H57M45.730866787S" calcext:value-type="time">
            <text:p>04:57:45.73</text:p>
          </table:table-cell>
          <table:table-cell office:value-type="float" office:value="12.538473" calcext:value-type="float">
            <text:p>12.538473</text:p>
          </table:table-cell>
        </table:table-row>
        <table:table-row table:style-name="ro1">
          <table:table-cell/>
          <table:table-cell office:value-type="time" office:time-value="PT04H58M19.391338161S" calcext:value-type="time">
            <text:p>04:58:19.39</text:p>
          </table:table-cell>
          <table:table-cell office:value-type="float" office:value="16.936463" calcext:value-type="float">
            <text:p>16.936463</text:p>
          </table:table-cell>
          <table:table-cell/>
          <table:table-cell office:value-type="time" office:time-value="PT04H58M08.083179804S" calcext:value-type="time">
            <text:p>04:58:08.08</text:p>
          </table:table-cell>
          <table:table-cell office:value-type="float" office:value="12.549252" calcext:value-type="float">
            <text:p>12.549252</text:p>
          </table:table-cell>
        </table:table-row>
        <table:table-row table:style-name="ro1">
          <table:table-cell/>
          <table:table-cell office:value-type="time" office:time-value="PT04H58M41.383646137S" calcext:value-type="time">
            <text:p>04:58:41.38</text:p>
          </table:table-cell>
          <table:table-cell office:value-type="float" office:value="16.950509" calcext:value-type="float">
            <text:p>16.950509</text:p>
          </table:table-cell>
          <table:table-cell/>
          <table:table-cell office:value-type="time" office:time-value="PT04H58M29.487479546S" calcext:value-type="time">
            <text:p>04:58:29.49</text:p>
          </table:table-cell>
          <table:table-cell office:value-type="float" office:value="12.560372" calcext:value-type="float">
            <text:p>12.560372</text:p>
          </table:table-cell>
        </table:table-row>
        <table:table-row table:style-name="ro1">
          <table:table-cell/>
          <table:table-cell office:value-type="time" office:time-value="PT04H59M02.651943974S" calcext:value-type="time">
            <text:p>04:59:02.65</text:p>
          </table:table-cell>
          <table:table-cell office:value-type="float" office:value="16.956006" calcext:value-type="float">
            <text:p>16.956006</text:p>
          </table:table-cell>
          <table:table-cell/>
          <table:table-cell office:value-type="time" office:time-value="PT04H58M51.479787521S" calcext:value-type="time">
            <text:p>04:58:51.48</text:p>
          </table:table-cell>
          <table:table-cell office:value-type="float" office:value="12.56284" calcext:value-type="float">
            <text:p>12.56284</text:p>
          </table:table-cell>
        </table:table-row>
        <table:table-row table:style-name="ro1">
          <table:table-cell/>
          <table:table-cell office:value-type="time" office:time-value="PT04H59M34.984396751S" calcext:value-type="time">
            <text:p>04:59:34.98</text:p>
          </table:table-cell>
          <table:table-cell office:value-type="float" office:value="16.969764" calcext:value-type="float">
            <text:p>16.969764</text:p>
          </table:table-cell>
          <table:table-cell/>
          <table:table-cell office:value-type="time" office:time-value="PT04H59M12.804086143S" calcext:value-type="time">
            <text:p>04:59:12.80</text:p>
          </table:table-cell>
          <table:table-cell office:value-type="float" office:value="12.573616" calcext:value-type="float">
            <text:p>12.573616</text:p>
          </table:table-cell>
        </table:table-row>
        <table:table-row table:style-name="ro1">
          <table:table-cell/>
          <table:table-cell office:value-type="time" office:time-value="PT04H59M50.920619919S" calcext:value-type="time">
            <text:p>04:59:50.92</text:p>
          </table:table-cell>
          <table:table-cell office:value-type="float" office:value="16.976807" calcext:value-type="float">
            <text:p>16.976807</text:p>
          </table:table-cell>
          <table:table-cell/>
          <table:table-cell office:value-type="time" office:time-value="PT04H59M45.13653892S" calcext:value-type="time">
            <text:p>04:59:45.14</text:p>
          </table:table-cell>
          <table:table-cell office:value-type="float" office:value="12.578678" calcext:value-type="float">
            <text:p>12.578678</text:p>
          </table:table-cell>
        </table:table-row>
        <table:table-row table:style-name="ro1">
          <table:table-cell/>
          <table:table-cell office:value-type="time" office:time-value="PT05H00M07.036845607S" calcext:value-type="time">
            <text:p>05:00:07.04</text:p>
          </table:table-cell>
          <table:table-cell office:value-type="float" office:value="16.983157" calcext:value-type="float">
            <text:p>16.983157</text:p>
          </table:table-cell>
          <table:table-cell/>
          <table:table-cell office:value-type="time" office:time-value="PT05H00M01.064761975S" calcext:value-type="time">
            <text:p>05:00:01.06</text:p>
          </table:table-cell>
          <table:table-cell office:value-type="float" office:value="12.581146" calcext:value-type="float">
            <text:p>12.581146</text:p>
          </table:table-cell>
        </table:table-row>
        <table:table-row table:style-name="ro1">
          <table:table-cell/>
          <table:table-cell office:value-type="time" office:time-value="PT05H00M28.957152575S" calcext:value-type="time">
            <text:p>05:00:28.96</text:p>
          </table:table-cell>
          <table:table-cell office:value-type="float" office:value="16.996942" calcext:value-type="float">
            <text:p>16.996942</text:p>
          </table:table-cell>
          <table:table-cell/>
          <table:table-cell office:value-type="time" office:time-value="PT05H00M17.132986991S" calcext:value-type="time">
            <text:p>05:00:17.13</text:p>
          </table:table-cell>
          <table:table-cell office:value-type="float" office:value="12.591588" calcext:value-type="float">
            <text:p>12.591588</text:p>
          </table:table-cell>
        </table:table-row>
        <table:table-row table:style-name="ro1">
          <table:table-cell/>
          <table:table-cell office:value-type="time" office:time-value="PT05H01M08.377704612S" calcext:value-type="time">
            <text:p>05:01:08.38</text:p>
          </table:table-cell>
          <table:table-cell office:value-type="float" office:value="17.017491" calcext:value-type="float">
            <text:p>17.017491</text:p>
          </table:table-cell>
          <table:table-cell/>
          <table:table-cell office:value-type="time" office:time-value="PT05H00M39.065294127S" calcext:value-type="time">
            <text:p>05:00:39.07</text:p>
          </table:table-cell>
          <table:table-cell office:value-type="float" office:value="12.606428" calcext:value-type="float">
            <text:p>12.606428</text:p>
          </table:table-cell>
        </table:table-row>
        <table:table-row table:style-name="ro1">
          <table:table-cell/>
          <table:table-cell office:value-type="time" office:time-value="PT05H01M30.33801214S" calcext:value-type="time">
            <text:p>05:01:30.34</text:p>
          </table:table-cell>
          <table:table-cell office:value-type="float" office:value="17.031308" calcext:value-type="float">
            <text:p>17.031308</text:p>
          </table:table-cell>
          <table:table-cell/>
          <table:table-cell office:value-type="time" office:time-value="PT05H01M18.46984594S" calcext:value-type="time">
            <text:p>05:01:18.47</text:p>
          </table:table-cell>
          <table:table-cell office:value-type="float" office:value="12.617408" calcext:value-type="float">
            <text:p>12.617408</text:p>
          </table:table-cell>
        </table:table-row>
        <table:table-row table:style-name="ro1">
          <table:table-cell/>
          <table:table-cell office:value-type="time" office:time-value="PT05H02M01.634450409S" calcext:value-type="time">
            <text:p>05:02:01.63</text:p>
          </table:table-cell>
          <table:table-cell office:value-type="float" office:value="17.04603" calcext:value-type="float">
            <text:p>17.04603</text:p>
          </table:table-cell>
          <table:table-cell/>
          <table:table-cell office:value-type="time" office:time-value="PT05H01M40.434153524S" calcext:value-type="time">
            <text:p>05:01:40.43</text:p>
          </table:table-cell>
          <table:table-cell office:value-type="float" office:value="12.628906" calcext:value-type="float">
            <text:p>12.628906</text:p>
          </table:table-cell>
        </table:table-row>
        <table:table-row table:style-name="ro1">
          <table:table-cell/>
          <table:table-cell office:value-type="time" office:time-value="PT05H02M20.35871262S" calcext:value-type="time">
            <text:p>05:02:20.36</text:p>
          </table:table-cell>
          <table:table-cell office:value-type="float" office:value="17.052606" calcext:value-type="float">
            <text:p>17.052606</text:p>
          </table:table-cell>
          <table:table-cell/>
          <table:table-cell office:value-type="time" office:time-value="PT05H02M11.778592465S" calcext:value-type="time">
            <text:p>05:02:11.78</text:p>
          </table:table-cell>
          <table:table-cell office:value-type="float" office:value="12.633465" calcext:value-type="float">
            <text:p>12.633465</text:p>
          </table:table-cell>
        </table:table-row>
        <table:table-row table:style-name="ro1">
          <table:table-cell/>
          <table:table-cell office:value-type="time" office:time-value="PT05H02M41.591009952S" calcext:value-type="time">
            <text:p>05:02:41.59</text:p>
          </table:table-cell>
          <table:table-cell office:value-type="float" office:value="17.059426" calcext:value-type="float">
            <text:p>17.059426</text:p>
          </table:table-cell>
          <table:table-cell/>
          <table:table-cell office:value-type="time" office:time-value="PT05H02M30.506854732S" calcext:value-type="time">
            <text:p>05:02:30.51</text:p>
          </table:table-cell>
          <table:table-cell office:value-type="float" office:value="12.638072" calcext:value-type="float">
            <text:p>12.638072</text:p>
          </table:table-cell>
        </table:table-row>
        <table:table-row table:style-name="ro1">
          <table:table-cell/>
          <table:table-cell office:value-type="time" office:time-value="PT05H03M16.467498356S" calcext:value-type="time">
            <text:p>05:03:16.47</text:p>
          </table:table-cell>
          <table:table-cell office:value-type="float" office:value="17.074187" calcext:value-type="float">
            <text:p>17.074187</text:p>
          </table:table-cell>
          <table:table-cell/>
          <table:table-cell office:value-type="time" office:time-value="PT05H02M51.723151841S" calcext:value-type="time">
            <text:p>05:02:51.72</text:p>
          </table:table-cell>
          <table:table-cell office:value-type="float" office:value="12.649452" calcext:value-type="float">
            <text:p>12.649452</text:p>
          </table:table-cell>
        </table:table-row>
        <table:table-row table:style-name="ro1">
          <table:table-cell/>
          <table:table-cell office:value-type="time" office:time-value="PT05H03M51.963995441S" calcext:value-type="time">
            <text:p>05:03:51.96</text:p>
          </table:table-cell>
          <table:table-cell office:value-type="float" office:value="17.091523" calcext:value-type="float">
            <text:p>17.091523</text:p>
          </table:table-cell>
          <table:table-cell/>
          <table:table-cell office:value-type="time" office:time-value="PT05H03M26.635640748S" calcext:value-type="time">
            <text:p>05:03:26.64</text:p>
          </table:table-cell>
          <table:table-cell office:value-type="float" office:value="12.662588" calcext:value-type="float">
            <text:p>12.662588</text:p>
          </table:table-cell>
        </table:table-row>
        <table:table-row table:style-name="ro1">
          <table:table-cell/>
          <table:table-cell office:value-type="time" office:time-value="PT05H04M07.872218217S" calcext:value-type="time">
            <text:p>05:04:07.87</text:p>
          </table:table-cell>
          <table:table-cell office:value-type="float" office:value="17.098099" calcext:value-type="float">
            <text:p>17.098099</text:p>
          </table:table-cell>
          <table:table-cell/>
          <table:table-cell office:value-type="time" office:time-value="PT05H04M02.112137554S" calcext:value-type="time">
            <text:p>05:04:02.11</text:p>
          </table:table-cell>
          <table:table-cell office:value-type="float" office:value="12.667162" calcext:value-type="float">
            <text:p>12.667162</text:p>
          </table:table-cell>
        </table:table-row>
        <table:table-row table:style-name="ro1">
          <table:table-cell/>
          <table:table-cell office:value-type="time" office:time-value="PT05H04M32.548563779S" calcext:value-type="time">
            <text:p>05:04:32.55</text:p>
          </table:table-cell>
          <table:table-cell office:value-type="float" office:value="17.112721" calcext:value-type="float">
            <text:p>17.112721</text:p>
          </table:table-cell>
          <table:table-cell/>
          <table:table-cell office:value-type="time" office:time-value="PT05H04M17.976359713S" calcext:value-type="time">
            <text:p>05:04:17.98</text:p>
          </table:table-cell>
          <table:table-cell office:value-type="float" office:value="12.679281" calcext:value-type="float">
            <text:p>12.679281</text:p>
          </table:table-cell>
        </table:table-row>
        <table:table-row table:style-name="ro1">
          <table:table-cell/>
          <table:table-cell office:value-type="time" office:time-value="PT05H04M53.972863801S" calcext:value-type="time">
            <text:p>05:04:53.97</text:p>
          </table:table-cell>
          <table:table-cell office:value-type="float" office:value="17.119297" calcext:value-type="float">
            <text:p>17.119297</text:p>
          </table:table-cell>
          <table:table-cell/>
          <table:table-cell office:value-type="time" office:time-value="PT05H04M42.696705892S" calcext:value-type="time">
            <text:p>05:04:42.70</text:p>
          </table:table-cell>
          <table:table-cell office:value-type="float" office:value="12.68384" calcext:value-type="float">
            <text:p>12.68384</text:p>
          </table:table-cell>
        </table:table-row>
        <table:table-row table:style-name="ro1">
          <table:table-cell/>
          <table:table-cell office:value-type="time" office:time-value="PT05H05M10.133090105S" calcext:value-type="time">
            <text:p>05:05:10.13</text:p>
          </table:table-cell>
          <table:table-cell office:value-type="float" office:value="17.12613" calcext:value-type="float">
            <text:p>17.12613</text:p>
          </table:table-cell>
          <table:table-cell/>
          <table:table-cell office:value-type="time" office:time-value="PT05H05M04.113005801S" calcext:value-type="time">
            <text:p>05:05:04.11</text:p>
          </table:table-cell>
          <table:table-cell office:value-type="float" office:value="12.688894" calcext:value-type="float">
            <text:p>12.688894</text:p>
          </table:table-cell>
        </table:table-row>
        <table:table-row table:style-name="ro1">
          <table:table-cell/>
          <table:table-cell office:value-type="time" office:time-value="PT05H05M28.365345426S" calcext:value-type="time">
            <text:p>05:05:28.37</text:p>
          </table:table-cell>
          <table:table-cell office:value-type="float" office:value="17.132736" calcext:value-type="float">
            <text:p>17.132736</text:p>
          </table:table-cell>
          <table:table-cell/>
          <table:table-cell office:value-type="time" office:time-value="PT05H05M20.225231434S" calcext:value-type="time">
            <text:p>05:05:20.23</text:p>
          </table:table-cell>
          <table:table-cell office:value-type="float" office:value="12.69347" calcext:value-type="float">
            <text:p>12.69347</text:p>
          </table:table-cell>
        </table:table-row>
        <table:table-row table:style-name="ro1">
          <table:table-cell/>
          <table:table-cell office:value-type="time" office:time-value="PT05H05M55.445724654S" calcext:value-type="time">
            <text:p>05:05:55.45</text:p>
          </table:table-cell>
          <table:table-cell office:value-type="float" office:value="17.147129" calcext:value-type="float">
            <text:p>17.147129</text:p>
          </table:table-cell>
          <table:table-cell/>
          <table:table-cell office:value-type="time" office:time-value="PT05H05M38.465486867S" calcext:value-type="time">
            <text:p>05:05:38.47</text:p>
          </table:table-cell>
          <table:table-cell office:value-type="float" office:value="12.70559" calcext:value-type="float">
            <text:p>12.70559</text:p>
          </table:table-cell>
        </table:table-row>
        <table:table-row table:style-name="ro1">
          <table:table-cell/>
          <table:table-cell office:value-type="time" office:time-value="PT05H06M17.466033022S" calcext:value-type="time">
            <text:p>05:06:17.47</text:p>
          </table:table-cell>
          <table:table-cell office:value-type="float" office:value="17.161117" calcext:value-type="float">
            <text:p>17.161117</text:p>
          </table:table-cell>
          <table:table-cell/>
          <table:table-cell office:value-type="time" office:time-value="PT05H06M05.537865983S" calcext:value-type="time">
            <text:p>05:06:05.54</text:p>
          </table:table-cell>
          <table:table-cell office:value-type="float" office:value="12.716861" calcext:value-type="float">
            <text:p>12.716861</text:p>
          </table:table-cell>
        </table:table-row>
        <table:table-row table:style-name="ro1">
          <table:table-cell/>
          <table:table-cell office:value-type="time" office:time-value="PT05H06M37.41831243S" calcext:value-type="time">
            <text:p>05:06:37.42</text:p>
          </table:table-cell>
          <table:table-cell office:value-type="float" office:value="17.167922" calcext:value-type="float">
            <text:p>17.167922</text:p>
          </table:table-cell>
          <table:table-cell/>
          <table:table-cell office:value-type="time" office:time-value="PT05H06M27.566174463S" calcext:value-type="time">
            <text:p>05:06:27.57</text:p>
          </table:table-cell>
          <table:table-cell office:value-type="float" office:value="12.72142" calcext:value-type="float">
            <text:p>12.72142</text:p>
          </table:table-cell>
        </table:table-row>
        <table:table-row table:style-name="ro1">
          <table:table-cell/>
          <table:table-cell office:value-type="time" office:time-value="PT05H06M59.866626792S" calcext:value-type="time">
            <text:p>05:06:59.87</text:p>
          </table:table-cell>
          <table:table-cell office:value-type="float" office:value="17.182871" calcext:value-type="float">
            <text:p>17.182871</text:p>
          </table:table-cell>
          <table:table-cell/>
          <table:table-cell office:value-type="time" office:time-value="PT05H06M47.534454094S" calcext:value-type="time">
            <text:p>05:06:47.53</text:p>
          </table:table-cell>
          <table:table-cell office:value-type="float" office:value="12.73341" calcext:value-type="float">
            <text:p>12.73341</text:p>
          </table:table-cell>
        </table:table-row>
        <table:table-row table:style-name="ro1">
          <table:table-cell/>
          <table:table-cell office:value-type="time" office:time-value="PT05H07M22.298940929S" calcext:value-type="time">
            <text:p>05:07:22.30</text:p>
          </table:table-cell>
          <table:table-cell office:value-type="float" office:value="17.197794" calcext:value-type="float">
            <text:p>17.197794</text:p>
          </table:table-cell>
          <table:table-cell/>
          <table:table-cell office:value-type="time" office:time-value="PT05H07M09.962768176S" calcext:value-type="time">
            <text:p>05:07:09.96</text:p>
          </table:table-cell>
          <table:table-cell office:value-type="float" office:value="12.745202" calcext:value-type="float">
            <text:p>12.745202</text:p>
          </table:table-cell>
        </table:table-row>
        <table:table-row table:style-name="ro1">
          <table:table-cell/>
          <table:table-cell office:value-type="time" office:time-value="PT05H07M56.819424347S" calcext:value-type="time">
            <text:p>05:07:56.82</text:p>
          </table:table-cell>
          <table:table-cell office:value-type="float" office:value="17.212983" calcext:value-type="float">
            <text:p>17.212983</text:p>
          </table:table-cell>
          <table:table-cell/>
          <table:table-cell office:value-type="time" office:time-value="PT05H07M32.403082426S" calcext:value-type="time">
            <text:p>05:07:32.40</text:p>
          </table:table-cell>
          <table:table-cell office:value-type="float" office:value="12.757202" calcext:value-type="float">
            <text:p>12.757202</text:p>
          </table:table-cell>
        </table:table-row>
        <table:table-row table:style-name="ro1">
          <table:table-cell/>
          <table:table-cell office:value-type="time" office:time-value="PT05H08M21.087764196S" calcext:value-type="time">
            <text:p>05:08:21.09</text:p>
          </table:table-cell>
          <table:table-cell office:value-type="float" office:value="17.226981" calcext:value-type="float">
            <text:p>17.226981</text:p>
          </table:table-cell>
          <table:table-cell/>
          <table:table-cell office:value-type="time" office:time-value="PT05H08M06.975566572S" calcext:value-type="time">
            <text:p>05:08:06.98</text:p>
          </table:table-cell>
          <table:table-cell office:value-type="float" office:value="12.768541" calcext:value-type="float">
            <text:p>12.768541</text:p>
          </table:table-cell>
        </table:table-row>
        <table:table-row table:style-name="ro1">
          <table:table-cell/>
          <table:table-cell office:value-type="time" office:time-value="PT05H08M47.72013715S" calcext:value-type="time">
            <text:p>05:08:47.72</text:p>
          </table:table-cell>
          <table:table-cell office:value-type="float" office:value="17.242568" calcext:value-type="float">
            <text:p>17.242568</text:p>
          </table:table-cell>
          <table:table-cell/>
          <table:table-cell office:value-type="time" office:time-value="PT05H08M31.18390558S" calcext:value-type="time">
            <text:p>05:08:31.18</text:p>
          </table:table-cell>
          <table:table-cell office:value-type="float" office:value="12.781325" calcext:value-type="float">
            <text:p>12.781325</text:p>
          </table:table-cell>
        </table:table-row>
        <table:table-row table:style-name="ro1">
          <table:table-cell/>
          <table:table-cell office:value-type="time" office:time-value="PT05H09M22.656626394S" calcext:value-type="time">
            <text:p>05:09:22.66</text:p>
          </table:table-cell>
          <table:table-cell office:value-type="float" office:value="17.257461" calcext:value-type="float">
            <text:p>17.257461</text:p>
          </table:table-cell>
          <table:table-cell/>
          <table:table-cell office:value-type="time" office:time-value="PT05H08M57.820278591S" calcext:value-type="time">
            <text:p>05:08:57.82</text:p>
          </table:table-cell>
          <table:table-cell office:value-type="float" office:value="12.793114" calcext:value-type="float">
            <text:p>12.793114</text:p>
          </table:table-cell>
        </table:table-row>
        <table:table-row table:style-name="ro1">
          <table:table-cell/>
          <table:table-cell office:value-type="time" office:time-value="PT05H09M57.113108916S" calcext:value-type="time">
            <text:p>05:09:57.11</text:p>
          </table:table-cell>
          <table:table-cell office:value-type="float" office:value="17.272583" calcext:value-type="float">
            <text:p>17.272583</text:p>
          </table:table-cell>
          <table:table-cell/>
          <table:table-cell office:value-type="time" office:time-value="PT05H09M32.78076817S" calcext:value-type="time">
            <text:p>05:09:32.78</text:p>
          </table:table-cell>
          <table:table-cell office:value-type="float" office:value="12.804902" calcext:value-type="float">
            <text:p>12.804902</text:p>
          </table:table-cell>
        </table:table-row>
        <table:table-row table:style-name="ro1">
          <table:table-cell/>
          <table:table-cell office:value-type="time" office:time-value="PT05H10M19.233418684S" calcext:value-type="time">
            <text:p>05:10:19.23</text:p>
          </table:table-cell>
          <table:table-cell office:value-type="float" office:value="17.286115" calcext:value-type="float">
            <text:p>17.286115</text:p>
          </table:table-cell>
          <table:table-cell/>
          <table:table-cell office:value-type="time" office:time-value="PT05H10M07.265251084S" calcext:value-type="time">
            <text:p>05:10:07.27</text:p>
          </table:table-cell>
          <table:table-cell office:value-type="float" office:value="12.813572" calcext:value-type="float">
            <text:p>12.813572</text:p>
          </table:table-cell>
        </table:table-row>
        <table:table-row table:style-name="ro1">
          <table:table-cell/>
          <table:table-cell office:value-type="time" office:time-value="PT05H10M54.273909384S" calcext:value-type="time">
            <text:p>05:10:54.27</text:p>
          </table:table-cell>
          <table:table-cell office:value-type="float" office:value="17.301237" calcext:value-type="float">
            <text:p>17.301237</text:p>
          </table:table-cell>
          <table:table-cell/>
          <table:table-cell office:value-type="time" office:time-value="PT05H10M29.329560068S" calcext:value-type="time">
            <text:p>05:10:29.33</text:p>
          </table:table-cell>
          <table:table-cell office:value-type="float" office:value="12.82536" calcext:value-type="float">
            <text:p>12.82536</text:p>
          </table:table-cell>
        </table:table-row>
        <table:table-row table:style-name="ro1">
          <table:table-cell/>
          <table:table-cell office:value-type="time" office:time-value="PT05H11M10.198132383S" calcext:value-type="time">
            <text:p>05:11:10.20</text:p>
          </table:table-cell>
          <table:table-cell office:value-type="float" office:value="17.307813" calcext:value-type="float">
            <text:p>17.307813</text:p>
          </table:table-cell>
          <table:table-cell/>
          <table:table-cell office:value-type="time" office:time-value="PT05H11M04.422051496S" calcext:value-type="time">
            <text:p>05:11:04.42</text:p>
          </table:table-cell>
          <table:table-cell office:value-type="float" office:value="12.829934" calcext:value-type="float">
            <text:p>12.829934</text:p>
          </table:table-cell>
        </table:table-row>
        <table:table-row table:style-name="ro1">
          <table:table-cell/>
          <table:table-cell office:value-type="time" office:time-value="PT05H11M40.52255704S" calcext:value-type="time">
            <text:p>05:11:40.52</text:p>
          </table:table-cell>
          <table:table-cell office:value-type="float" office:value="17.321829" calcext:value-type="float">
            <text:p>17.321829</text:p>
          </table:table-cell>
          <table:table-cell/>
          <table:table-cell office:value-type="time" office:time-value="PT05H11M20.310273992S" calcext:value-type="time">
            <text:p>05:11:20.31</text:p>
          </table:table-cell>
          <table:table-cell office:value-type="float" office:value="12.840909" calcext:value-type="float">
            <text:p>12.840909</text:p>
          </table:table-cell>
        </table:table-row>
        <table:table-row table:style-name="ro1">
          <table:table-cell/>
          <table:table-cell office:value-type="time" office:time-value="PT05H12M13.743022253S" calcext:value-type="time">
            <text:p>05:12:13.74</text:p>
          </table:table-cell>
          <table:table-cell office:value-type="float" office:value="17.335817" calcext:value-type="float">
            <text:p>17.335817</text:p>
          </table:table-cell>
          <table:table-cell/>
          <table:table-cell office:value-type="time" office:time-value="PT05H11M50.654698929S" calcext:value-type="time">
            <text:p>05:11:50.65</text:p>
          </table:table-cell>
          <table:table-cell office:value-type="float" office:value="12.85218" calcext:value-type="float">
            <text:p>12.85218</text:p>
          </table:table-cell>
        </table:table-row>
        <table:table-row table:style-name="ro1">
          <table:table-cell/>
          <table:table-cell office:value-type="time" office:time-value="PT05H12M36.355338911S" calcext:value-type="time">
            <text:p>05:12:36.36</text:p>
          </table:table-cell>
          <table:table-cell office:value-type="float" office:value="17.350713" calcext:value-type="float">
            <text:p>17.350713</text:p>
          </table:table-cell>
          <table:table-cell/>
          <table:table-cell office:value-type="time" office:time-value="PT05H12M23.88716431S" calcext:value-type="time">
            <text:p>05:12:23.89</text:p>
          </table:table-cell>
          <table:table-cell office:value-type="float" office:value="12.863972" calcext:value-type="float">
            <text:p>12.863972</text:p>
          </table:table-cell>
        </table:table-row>
        <table:table-row table:style-name="ro1">
          <table:table-cell/>
          <table:table-cell office:value-type="time" office:time-value="PT05H12M57.45163434S" calcext:value-type="time">
            <text:p>05:12:57.45</text:p>
          </table:table-cell>
          <table:table-cell office:value-type="float" office:value="17.357133" calcext:value-type="float">
            <text:p>17.357133</text:p>
          </table:table-cell>
          <table:table-cell/>
          <table:table-cell office:value-type="time" office:time-value="PT05H12M46.451480296S" calcext:value-type="time">
            <text:p>05:12:46.45</text:p>
          </table:table-cell>
          <table:table-cell office:value-type="float" office:value="12.866469" calcext:value-type="float">
            <text:p>12.866469</text:p>
          </table:table-cell>
        </table:table-row>
        <table:table-row table:style-name="ro1">
          <table:table-cell/>
          <table:table-cell office:value-type="time" office:time-value="PT05H13M19.495943044S" calcext:value-type="time">
            <text:p>05:13:19.50</text:p>
          </table:table-cell>
          <table:table-cell office:value-type="float" office:value="17.370701" calcext:value-type="float">
            <text:p>17.370701</text:p>
          </table:table-cell>
          <table:table-cell/>
          <table:table-cell office:value-type="time" office:time-value="PT05H13M07.567776004S" calcext:value-type="time">
            <text:p>05:13:07.57</text:p>
          </table:table-cell>
          <table:table-cell office:value-type="float" office:value="12.875734" calcext:value-type="float">
            <text:p>12.875734</text:p>
          </table:table-cell>
        </table:table-row>
        <table:table-row table:style-name="ro1">
          <table:table-cell/>
          <table:table-cell office:value-type="time" office:time-value="PT05H13M51.144386242S" calcext:value-type="time">
            <text:p>05:13:51.14</text:p>
          </table:table-cell>
          <table:table-cell office:value-type="float" office:value="17.385772" calcext:value-type="float">
            <text:p>17.385772</text:p>
          </table:table-cell>
          <table:table-cell/>
          <table:table-cell office:value-type="time" office:time-value="PT05H13M29.592084428S" calcext:value-type="time">
            <text:p>05:13:29.59</text:p>
          </table:table-cell>
          <table:table-cell office:value-type="float" office:value="12.887933" calcext:value-type="float">
            <text:p>12.887933</text:p>
          </table:table-cell>
        </table:table-row>
        <table:table-row table:style-name="ro1">
          <table:table-cell/>
          <table:table-cell office:value-type="time" office:time-value="PT05H14M13.796703461S" calcext:value-type="time">
            <text:p>05:14:13.80</text:p>
          </table:table-cell>
          <table:table-cell office:value-type="float" office:value="17.400726" calcext:value-type="float">
            <text:p>17.400726</text:p>
          </table:table-cell>
          <table:table-cell/>
          <table:table-cell office:value-type="time" office:time-value="PT05H14M01.300528467S" calcext:value-type="time">
            <text:p>05:14:01.30</text:p>
          </table:table-cell>
          <table:table-cell office:value-type="float" office:value="12.899434" calcext:value-type="float">
            <text:p>12.899434</text:p>
          </table:table-cell>
        </table:table-row>
        <table:table-row table:style-name="ro1">
          <table:table-cell/>
          <table:table-cell office:value-type="time" office:time-value="PT05H14M46.557162231S" calcext:value-type="time">
            <text:p>05:14:46.56</text:p>
          </table:table-cell>
          <table:table-cell office:value-type="float" office:value="17.414472" calcext:value-type="float">
            <text:p>17.414472</text:p>
          </table:table-cell>
          <table:table-cell/>
          <table:table-cell office:value-type="time" office:time-value="PT05H14M23.892844845S" calcext:value-type="time">
            <text:p>05:14:23.89</text:p>
          </table:table-cell>
          <table:table-cell office:value-type="float" office:value="12.910213" calcext:value-type="float">
            <text:p>12.910213</text:p>
          </table:table-cell>
        </table:table-row>
        <table:table-row table:style-name="ro1">
          <table:table-cell/>
          <table:table-cell office:value-type="time" office:time-value="PT05H15M08.189465166S" calcext:value-type="time">
            <text:p>05:15:08.19</text:p>
          </table:table-cell>
          <table:table-cell office:value-type="float" office:value="17.421051" calcext:value-type="float">
            <text:p>17.421051</text:p>
          </table:table-cell>
          <table:table-cell/>
          <table:table-cell office:value-type="time" office:time-value="PT05H14M56.693304176S" calcext:value-type="time">
            <text:p>05:14:56.69</text:p>
          </table:table-cell>
          <table:table-cell office:value-type="float" office:value="12.914774" calcext:value-type="float">
            <text:p>12.914774</text:p>
          </table:table-cell>
        </table:table-row>
        <table:table-row table:style-name="ro1">
          <table:table-cell/>
          <table:table-cell office:value-type="time" office:time-value="PT05H15M29.80176782S" calcext:value-type="time">
            <text:p>05:15:29.80</text:p>
          </table:table-cell>
          <table:table-cell office:value-type="float" office:value="17.435248" calcext:value-type="float">
            <text:p>17.435248</text:p>
          </table:table-cell>
          <table:table-cell/>
          <table:table-cell office:value-type="time" office:time-value="PT05H15M18.349607446S" calcext:value-type="time">
            <text:p>05:15:18.35</text:p>
          </table:table-cell>
          <table:table-cell office:value-type="float" office:value="12.925986" calcext:value-type="float">
            <text:p>12.925986</text:p>
          </table:table-cell>
        </table:table-row>
        <table:table-row table:style-name="ro1">
          <table:table-cell/>
          <table:table-cell office:value-type="time" office:time-value="PT05H16M04.35025163S" calcext:value-type="time">
            <text:p>05:16:04.35</text:p>
          </table:table-cell>
          <table:table-cell office:value-type="float" office:value="17.450398" calcext:value-type="float">
            <text:p>17.450398</text:p>
          </table:table-cell>
          <table:table-cell/>
          <table:table-cell office:value-type="time" office:time-value="PT05H15M39.913909428S" calcext:value-type="time">
            <text:p>05:15:39.91</text:p>
          </table:table-cell>
          <table:table-cell office:value-type="float" office:value="12.937798" calcext:value-type="float">
            <text:p>12.937798</text:p>
          </table:table-cell>
        </table:table-row>
        <table:table-row table:style-name="ro1">
          <table:table-cell/>
          <table:table-cell office:value-type="time" office:time-value="PT05H16M26.134556693S" calcext:value-type="time">
            <text:p>05:16:26.13</text:p>
          </table:table-cell>
          <table:table-cell office:value-type="float" office:value="17.457212" calcext:value-type="float">
            <text:p>17.457212</text:p>
          </table:table-cell>
          <table:table-cell/>
          <table:table-cell office:value-type="time" office:time-value="PT05H16M14.490393631S" calcext:value-type="time">
            <text:p>05:16:14.49</text:p>
          </table:table-cell>
          <table:table-cell office:value-type="float" office:value="12.942859" calcext:value-type="float">
            <text:p>12.942859</text:p>
          </table:table-cell>
        </table:table-row>
        <table:table-row table:style-name="ro1">
          <table:table-cell/>
          <table:table-cell office:value-type="time" office:time-value="PT05H16M58.971016528S" calcext:value-type="time">
            <text:p>05:16:58.97</text:p>
          </table:table-cell>
          <table:table-cell office:value-type="float" office:value="17.471428" calcext:value-type="float">
            <text:p>17.471428</text:p>
          </table:table-cell>
          <table:table-cell/>
          <table:table-cell office:value-type="time" office:time-value="PT05H16M36.294698974S" calcext:value-type="time">
            <text:p>05:16:36.29</text:p>
          </table:table-cell>
          <table:table-cell office:value-type="float" office:value="12.954187" calcext:value-type="float">
            <text:p>12.954187</text:p>
          </table:table-cell>
        </table:table-row>
        <table:table-row table:style-name="ro1">
          <table:table-cell/>
          <table:table-cell office:value-type="time" office:time-value="PT05H17M39.951590412S" calcext:value-type="time">
            <text:p>05:17:39.95</text:p>
          </table:table-cell>
          <table:table-cell office:value-type="float" office:value="17.48874" calcext:value-type="float">
            <text:p>17.48874</text:p>
          </table:table-cell>
          <table:table-cell/>
          <table:table-cell office:value-type="time" office:time-value="PT05H17M09.115158585S" calcext:value-type="time">
            <text:p>05:17:09.12</text:p>
          </table:table-cell>
          <table:table-cell office:value-type="float" office:value="12.967785" calcext:value-type="float">
            <text:p>12.967785</text:p>
          </table:table-cell>
        </table:table-row>
        <table:table-row table:style-name="ro1">
          <table:table-cell/>
          <table:table-cell office:value-type="time" office:time-value="PT05H18M01.57989329S" calcext:value-type="time">
            <text:p>05:18:01.58</text:p>
          </table:table-cell>
          <table:table-cell office:value-type="float" office:value="17.502784" calcext:value-type="float">
            <text:p>17.502784</text:p>
          </table:table-cell>
          <table:table-cell/>
          <table:table-cell office:value-type="time" office:time-value="PT05H17M50.099732524S" calcext:value-type="time">
            <text:p>05:17:50.10</text:p>
          </table:table-cell>
          <table:table-cell office:value-type="float" office:value="12.979257" calcext:value-type="float">
            <text:p>12.979257</text:p>
          </table:table-cell>
        </table:table-row>
        <table:table-row table:style-name="ro1">
          <table:table-cell/>
          <table:table-cell office:value-type="time" office:time-value="PT05H18M17.756119819S" calcext:value-type="time">
            <text:p>05:18:17.76</text:p>
          </table:table-cell>
          <table:table-cell office:value-type="float" office:value="17.509592" calcext:value-type="float">
            <text:p>17.509592</text:p>
          </table:table-cell>
          <table:table-cell/>
          <table:table-cell office:value-type="time" office:time-value="PT05H18M11.676034675S" calcext:value-type="time">
            <text:p>05:18:11.68</text:p>
          </table:table-cell>
          <table:table-cell office:value-type="float" office:value="12.983819" calcext:value-type="float">
            <text:p>12.983819</text:p>
          </table:table-cell>
        </table:table-row>
        <table:table-row table:style-name="ro1">
          <table:table-cell/>
          <table:table-cell office:value-type="time" office:time-value="PT05H18M34.268351053S" calcext:value-type="time">
            <text:p>05:18:34.27</text:p>
          </table:table-cell>
          <table:table-cell office:value-type="float" office:value="17.516418" calcext:value-type="float">
            <text:p>17.516418</text:p>
          </table:table-cell>
          <table:table-cell/>
          <table:table-cell office:value-type="time" office:time-value="PT05H18M27.848261147S" calcext:value-type="time">
            <text:p>05:18:27.85</text:p>
          </table:table-cell>
          <table:table-cell office:value-type="float" office:value="12.988881" calcext:value-type="float">
            <text:p>12.988881</text:p>
          </table:table-cell>
        </table:table-row>
        <table:table-row table:style-name="ro1">
          <table:table-cell/>
          <table:table-cell office:value-type="time" office:time-value="PT05H18M59.396702945S" calcext:value-type="time">
            <text:p>05:18:59.40</text:p>
          </table:table-cell>
          <table:table-cell office:value-type="float" office:value="17.534189" calcext:value-type="float">
            <text:p>17.534189</text:p>
          </table:table-cell>
          <table:table-cell/>
          <table:table-cell office:value-type="time" office:time-value="PT05H18M44.372492549S" calcext:value-type="time">
            <text:p>05:18:44.37</text:p>
          </table:table-cell>
          <table:table-cell office:value-type="float" office:value="13.002745" calcext:value-type="float">
            <text:p>13.002745</text:p>
          </table:table-cell>
        </table:table-row>
        <table:table-row table:style-name="ro1">
          <table:table-cell/>
          <table:table-cell office:value-type="time" office:time-value="PT05H19M21.093006776S" calcext:value-type="time">
            <text:p>05:19:21.09</text:p>
          </table:table-cell>
          <table:table-cell office:value-type="float" office:value="17.54103" calcext:value-type="float">
            <text:p>17.54103</text:p>
          </table:table-cell>
          <table:table-cell/>
          <table:table-cell office:value-type="time" office:time-value="PT05H19M09.484844217S" calcext:value-type="time">
            <text:p>05:19:09.48</text:p>
          </table:table-cell>
          <table:table-cell office:value-type="float" office:value="13.007807" calcext:value-type="float">
            <text:p>13.007807</text:p>
          </table:table-cell>
        </table:table-row>
        <table:table-row table:style-name="ro1">
          <table:table-cell/>
          <table:table-cell office:value-type="time" office:time-value="PT05H19M49.373402809S" calcext:value-type="time">
            <text:p>05:19:49.37</text:p>
          </table:table-cell>
          <table:table-cell office:value-type="float" office:value="17.555444" calcext:value-type="float">
            <text:p>17.555444</text:p>
          </table:table-cell>
          <table:table-cell/>
          <table:table-cell office:value-type="time" office:time-value="PT05H19M31.245148944S" calcext:value-type="time">
            <text:p>05:19:31.25</text:p>
          </table:table-cell>
          <table:table-cell office:value-type="float" office:value="13.019567" calcext:value-type="float">
            <text:p>13.019567</text:p>
          </table:table-cell>
        </table:table-row>
        <table:table-row table:style-name="ro1">
          <table:table-cell/>
          <table:table-cell office:value-type="time" office:time-value="PT05H20M22.021860011S" calcext:value-type="time">
            <text:p>05:20:22.02</text:p>
          </table:table-cell>
          <table:table-cell office:value-type="float" office:value="17.569407" calcext:value-type="float">
            <text:p>17.569407</text:p>
          </table:table-cell>
          <table:table-cell/>
          <table:table-cell office:value-type="time" office:time-value="PT05H19M59.469544193S" calcext:value-type="time">
            <text:p>05:19:59.47</text:p>
          </table:table-cell>
          <table:table-cell office:value-type="float" office:value="13.030345" calcext:value-type="float">
            <text:p>13.030345</text:p>
          </table:table-cell>
        </table:table-row>
        <table:table-row table:style-name="ro1">
          <table:table-cell/>
          <table:table-cell office:value-type="time" office:time-value="PT05H20M44.154169947S" calcext:value-type="time">
            <text:p>05:20:44.15</text:p>
          </table:table-cell>
          <table:table-cell office:value-type="float" office:value="17.583578" calcext:value-type="float">
            <text:p>17.583578</text:p>
          </table:table-cell>
          <table:table-cell/>
          <table:table-cell office:value-type="time" office:time-value="PT05H20M32.186002348S" calcext:value-type="time">
            <text:p>05:20:32.19</text:p>
          </table:table-cell>
          <table:table-cell office:value-type="float" office:value="13.041483" calcext:value-type="float">
            <text:p>13.041483</text:p>
          </table:table-cell>
        </table:table-row>
        <table:table-row table:style-name="ro1">
          <table:table-cell/>
          <table:table-cell office:value-type="time" office:time-value="PT05H21M16.870628102S" calcext:value-type="time">
            <text:p>05:21:16.87</text:p>
          </table:table-cell>
          <table:table-cell office:value-type="float" office:value="17.597777" calcext:value-type="float">
            <text:p>17.597777</text:p>
          </table:table-cell>
          <table:table-cell/>
          <table:table-cell office:value-type="time" office:time-value="PT05H20M54.314312228S" calcext:value-type="time">
            <text:p>05:20:54.31</text:p>
          </table:table-cell>
          <table:table-cell office:value-type="float" office:value="13.052792" calcext:value-type="float">
            <text:p>13.052792</text:p>
          </table:table-cell>
        </table:table-row>
        <table:table-row table:style-name="ro1">
          <table:table-cell/>
          <table:table-cell office:value-type="time" office:time-value="PT05H21M49.043078639S" calcext:value-type="time">
            <text:p>05:21:49.04</text:p>
          </table:table-cell>
          <table:table-cell office:value-type="float" office:value="17.61271" calcext:value-type="float">
            <text:p>17.61271</text:p>
          </table:table-cell>
          <table:table-cell/>
          <table:table-cell office:value-type="time" office:time-value="PT05H21M27.030770383S" calcext:value-type="time">
            <text:p>05:21:27.03</text:p>
          </table:table-cell>
          <table:table-cell office:value-type="float" office:value="13.064668" calcext:value-type="float">
            <text:p>13.064668</text:p>
          </table:table-cell>
        </table:table-row>
        <table:table-row table:style-name="ro1">
          <table:table-cell/>
          <table:table-cell office:value-type="time" office:time-value="PT05H22M10.731382357S" calcext:value-type="time">
            <text:p>05:22:10.73</text:p>
          </table:table-cell>
          <table:table-cell office:value-type="float" office:value="17.619347" calcext:value-type="float">
            <text:p>17.619347</text:p>
          </table:table-cell>
          <table:table-cell/>
          <table:table-cell office:value-type="time" office:time-value="PT05H21M59.191220751S" calcext:value-type="time">
            <text:p>05:21:59.19</text:p>
          </table:table-cell>
          <table:table-cell office:value-type="float" office:value="13.06923" calcext:value-type="float">
            <text:p>13.06923</text:p>
          </table:table-cell>
        </table:table-row>
        <table:table-row table:style-name="ro1">
          <table:table-cell/>
          <table:table-cell office:value-type="time" office:time-value="PT05H22M32.383685572S" calcext:value-type="time">
            <text:p>05:22:32.38</text:p>
          </table:table-cell>
          <table:table-cell office:value-type="float" office:value="17.626161" calcext:value-type="float">
            <text:p>17.626161</text:p>
          </table:table-cell>
          <table:table-cell/>
          <table:table-cell office:value-type="time" office:time-value="PT05H22M20.875524414S" calcext:value-type="time">
            <text:p>05:22:20.88</text:p>
          </table:table-cell>
          <table:table-cell office:value-type="float" office:value="13.074292" calcext:value-type="float">
            <text:p>13.074292</text:p>
          </table:table-cell>
        </table:table-row>
        <table:table-row table:style-name="ro1">
          <table:table-cell/>
          <table:table-cell office:value-type="time" office:time-value="PT05H23M00.92008519S" calcext:value-type="time">
            <text:p>05:23:00.92</text:p>
          </table:table-cell>
          <table:table-cell office:value-type="float" office:value="17.639975" calcext:value-type="float">
            <text:p>17.639975</text:p>
          </table:table-cell>
          <table:table-cell/>
          <table:table-cell office:value-type="time" office:time-value="PT05H22M42.511827404S" calcext:value-type="time">
            <text:p>05:22:42.51</text:p>
          </table:table-cell>
          <table:table-cell office:value-type="float" office:value="13.085269" calcext:value-type="float">
            <text:p>13.085269</text:p>
          </table:table-cell>
        </table:table-row>
        <table:table-row table:style-name="ro1">
          <table:table-cell/>
          <table:table-cell office:value-type="time" office:time-value="PT05H23M22.548388068S" calcext:value-type="time">
            <text:p>05:23:22.55</text:p>
          </table:table-cell>
          <table:table-cell office:value-type="float" office:value="17.646816" calcext:value-type="float">
            <text:p>17.646816</text:p>
          </table:table-cell>
          <table:table-cell/>
          <table:table-cell office:value-type="time" office:time-value="PT05H23M11.072227358S" calcext:value-type="time">
            <text:p>05:23:11.07</text:p>
          </table:table-cell>
          <table:table-cell office:value-type="float" office:value="13.090471" calcext:value-type="float">
            <text:p>13.090471</text:p>
          </table:table-cell>
        </table:table-row>
        <table:table-row table:style-name="ro1">
          <table:table-cell/>
          <table:table-cell office:value-type="time" office:time-value="PT05H23M54.336833227S" calcext:value-type="time">
            <text:p>05:23:54.34</text:p>
          </table:table-cell>
          <table:table-cell office:value-type="float" office:value="17.660867" calcext:value-type="float">
            <text:p>17.660867</text:p>
          </table:table-cell>
          <table:table-cell/>
          <table:table-cell office:value-type="time" office:time-value="PT05H23M32.696530181S" calcext:value-type="time">
            <text:p>05:23:32.70</text:p>
          </table:table-cell>
          <table:table-cell office:value-type="float" office:value="13.102008" calcext:value-type="float">
            <text:p>13.102008</text:p>
          </table:table-cell>
        </table:table-row>
        <table:table-row table:style-name="ro1">
          <table:table-cell/>
          <table:table-cell office:value-type="time" office:time-value="PT05H24M27.721300736S" calcext:value-type="time">
            <text:p>05:24:27.72</text:p>
          </table:table-cell>
          <table:table-cell office:value-type="float" office:value="17.674628" calcext:value-type="float">
            <text:p>17.674628</text:p>
          </table:table-cell>
          <table:table-cell/>
          <table:table-cell office:value-type="time" office:time-value="PT05H24M04.488975395S" calcext:value-type="time">
            <text:p>05:24:04.49</text:p>
          </table:table-cell>
          <table:table-cell office:value-type="float" office:value="13.112787" calcext:value-type="float">
            <text:p>13.112787</text:p>
          </table:table-cell>
        </table:table-row>
        <table:table-row table:style-name="ro1">
          <table:table-cell/>
          <table:table-cell office:value-type="time" office:time-value="PT05H24M49.229601934S" calcext:value-type="time">
            <text:p>05:24:49.23</text:p>
          </table:table-cell>
          <table:table-cell office:value-type="float" office:value="17.681204" calcext:value-type="float">
            <text:p>17.681204</text:p>
          </table:table-cell>
          <table:table-cell/>
          <table:table-cell office:value-type="time" office:time-value="PT05H24M37.845442513S" calcext:value-type="time">
            <text:p>05:24:37.85</text:p>
          </table:table-cell>
          <table:table-cell office:value-type="float" office:value="13.117346" calcext:value-type="float">
            <text:p>13.117346</text:p>
          </table:table-cell>
        </table:table-row>
        <table:table-row table:style-name="ro1">
          <table:table-cell/>
          <table:table-cell office:value-type="time" office:time-value="PT05H25M05.993836697S" calcext:value-type="time">
            <text:p>05:25:05.99</text:p>
          </table:table-cell>
          <table:table-cell office:value-type="float" office:value="17.688072" calcext:value-type="float">
            <text:p>17.688072</text:p>
          </table:table-cell>
          <table:table-cell/>
          <table:table-cell office:value-type="time" office:time-value="PT05H24M59.381744103S" calcext:value-type="time">
            <text:p>05:24:59.38</text:p>
          </table:table-cell>
          <table:table-cell office:value-type="float" office:value="13.122548" calcext:value-type="float">
            <text:p>13.122548</text:p>
          </table:table-cell>
        </table:table-row>
        <table:table-row table:style-name="ro1">
          <table:table-cell/>
          <table:table-cell office:value-type="time" office:time-value="PT05H25M28.754155428S" calcext:value-type="time">
            <text:p>05:25:28.75</text:p>
          </table:table-cell>
          <table:table-cell office:value-type="float" office:value="17.702794" calcext:value-type="float">
            <text:p>17.702794</text:p>
          </table:table-cell>
          <table:table-cell/>
          <table:table-cell office:value-type="time" office:time-value="PT05H25M16.101978249S" calcext:value-type="time">
            <text:p>05:25:16.10</text:p>
          </table:table-cell>
          <table:table-cell office:value-type="float" office:value="13.134046" calcext:value-type="float">
            <text:p>13.134046</text:p>
          </table:table-cell>
        </table:table-row>
        <table:table-row table:style-name="ro1">
          <table:table-cell/>
          <table:table-cell office:value-type="time" office:time-value="PT05H25M44.722379044S" calcext:value-type="time">
            <text:p>05:25:44.72</text:p>
          </table:table-cell>
          <table:table-cell office:value-type="float" office:value="17.709849" calcext:value-type="float">
            <text:p>17.709849</text:p>
          </table:table-cell>
          <table:table-cell/>
          <table:table-cell office:value-type="time" office:time-value="PT05H25M38.906297597S" calcext:value-type="time">
            <text:p>05:25:38.91</text:p>
          </table:table-cell>
          <table:table-cell office:value-type="float" office:value="13.139153" calcext:value-type="float">
            <text:p>13.139153</text:p>
          </table:table-cell>
        </table:table-row>
        <table:table-row table:style-name="ro1">
          <table:table-cell/>
          <table:table-cell office:value-type="time" office:time-value="PT05H26M00.638601931S" calcext:value-type="time">
            <text:p>05:26:00.64</text:p>
          </table:table-cell>
          <table:table-cell office:value-type="float" office:value="17.716884" calcext:value-type="float">
            <text:p>17.716884</text:p>
          </table:table-cell>
          <table:table-cell/>
          <table:table-cell office:value-type="time" office:time-value="PT05H25M54.814520372S" calcext:value-type="time">
            <text:p>05:25:54.81</text:p>
          </table:table-cell>
          <table:table-cell office:value-type="float" office:value="13.144206" calcext:value-type="float">
            <text:p>13.144206</text:p>
          </table:table-cell>
        </table:table-row>
        <table:table-row table:style-name="ro1">
          <table:table-cell/>
          <table:table-cell office:value-type="time" office:time-value="PT05H26M16.546824707S" calcext:value-type="time">
            <text:p>05:26:16.55</text:p>
          </table:table-cell>
          <table:table-cell office:value-type="float" office:value="17.723748" calcext:value-type="float">
            <text:p>17.723748</text:p>
          </table:table-cell>
          <table:table-cell/>
          <table:table-cell office:value-type="time" office:time-value="PT05H26M10.726743204S" calcext:value-type="time">
            <text:p>05:26:10.73</text:p>
          </table:table-cell>
          <table:table-cell office:value-type="float" office:value="13.149259" calcext:value-type="float">
            <text:p>13.149259</text:p>
          </table:table-cell>
        </table:table-row>
        <table:table-row table:style-name="ro1">
          <table:table-cell/>
          <table:table-cell office:value-type="time" office:time-value="PT05H26M32.727051291S" calcext:value-type="time">
            <text:p>05:26:32.73</text:p>
          </table:table-cell>
          <table:table-cell office:value-type="float" office:value="17.730416" calcext:value-type="float">
            <text:p>17.730416</text:p>
          </table:table-cell>
          <table:table-cell/>
          <table:table-cell office:value-type="time" office:time-value="PT05H26M26.638966035S" calcext:value-type="time">
            <text:p>05:26:26.64</text:p>
          </table:table-cell>
          <table:table-cell office:value-type="float" office:value="13.152413" calcext:value-type="float">
            <text:p>13.152413</text:p>
          </table:table-cell>
        </table:table-row>
        <table:table-row table:style-name="ro1">
          <table:table-cell/>
          <table:table-cell office:value-type="time" office:time-value="PT05H26M59.551426935S" calcext:value-type="time">
            <text:p>05:26:59.55</text:p>
          </table:table-cell>
          <table:table-cell office:value-type="float" office:value="17.744286" calcext:value-type="float">
            <text:p>17.744286</text:p>
          </table:table-cell>
          <table:table-cell/>
          <table:table-cell office:value-type="time" office:time-value="PT05H26M42.81919262S" calcext:value-type="time">
            <text:p>05:26:42.82</text:p>
          </table:table-cell>
          <table:table-cell office:value-type="float" office:value="13.163591" calcext:value-type="float">
            <text:p>13.163591</text:p>
          </table:table-cell>
        </table:table-row>
        <table:table-row table:style-name="ro1">
          <table:table-cell/>
          <table:table-cell office:value-type="time" office:time-value="PT05H27M15.835654976S" calcext:value-type="time">
            <text:p>05:27:15.84</text:p>
          </table:table-cell>
          <table:table-cell office:value-type="float" office:value="17.751321" calcext:value-type="float">
            <text:p>17.751321</text:p>
          </table:table-cell>
          <table:table-cell/>
          <table:table-cell office:value-type="time" office:time-value="PT05H27M09.707569159S" calcext:value-type="time">
            <text:p>05:27:09.71</text:p>
          </table:table-cell>
          <table:table-cell office:value-type="float" office:value="13.168645" calcext:value-type="float">
            <text:p>13.168645</text:p>
          </table:table-cell>
        </table:table-row>
        <table:table-row table:style-name="ro1">
          <table:table-cell/>
          <table:table-cell office:value-type="time" office:time-value="PT05H27M36.843949172S" calcext:value-type="time">
            <text:p>05:27:36.84</text:p>
          </table:table-cell>
          <table:table-cell office:value-type="float" office:value="17.757913" calcext:value-type="float">
            <text:p>17.757913</text:p>
          </table:table-cell>
          <table:table-cell/>
          <table:table-cell office:value-type="time" office:time-value="PT05H27M25.979797032S" calcext:value-type="time">
            <text:p>05:27:25.98</text:p>
          </table:table-cell>
          <table:table-cell office:value-type="float" office:value="13.172181" calcext:value-type="float">
            <text:p>13.172181</text:p>
          </table:table-cell>
        </table:table-row>
        <table:table-row table:style-name="ro1">
          <table:table-cell/>
          <table:table-cell office:value-type="time" office:time-value="PT05H27M58.660254683S" calcext:value-type="time">
            <text:p>05:27:58.66</text:p>
          </table:table-cell>
          <table:table-cell office:value-type="float" office:value="17.764948" calcext:value-type="float">
            <text:p>17.764948</text:p>
          </table:table-cell>
          <table:table-cell/>
          <table:table-cell office:value-type="time" office:time-value="PT05H27M46.9360905S" calcext:value-type="time">
            <text:p>05:27:46.94</text:p>
          </table:table-cell>
          <table:table-cell office:value-type="float" office:value="13.177234" calcext:value-type="float">
            <text:p>13.177234</text:p>
          </table:table-cell>
        </table:table-row>
        <table:table-row table:style-name="ro1">
          <table:table-cell/>
          <table:table-cell office:value-type="time" office:time-value="PT05H28M17.764522215S" calcext:value-type="time">
            <text:p>05:28:17.76</text:p>
          </table:table-cell>
          <table:table-cell office:value-type="float" office:value="17.771989" calcext:value-type="float">
            <text:p>17.771989</text:p>
          </table:table-cell>
          <table:table-cell/>
          <table:table-cell office:value-type="time" office:time-value="PT05H28M08.804396739S" calcext:value-type="time">
            <text:p>05:28:08.80</text:p>
          </table:table-cell>
          <table:table-cell office:value-type="float" office:value="13.182787" calcext:value-type="float">
            <text:p>13.182787</text:p>
          </table:table-cell>
        </table:table-row>
        <table:table-row table:style-name="ro1">
          <table:table-cell/>
          <table:table-cell office:value-type="time" office:time-value="PT05H28M38.084806776S" calcext:value-type="time">
            <text:p>05:28:38.08</text:p>
          </table:table-cell>
          <table:table-cell office:value-type="float" office:value="17.779032" calcext:value-type="float">
            <text:p>17.779032</text:p>
          </table:table-cell>
          <table:table-cell/>
          <table:table-cell office:value-type="time" office:time-value="PT05H28M27.912664327S" calcext:value-type="time">
            <text:p>05:28:27.91</text:p>
          </table:table-cell>
          <table:table-cell office:value-type="float" office:value="13.187849" calcext:value-type="float">
            <text:p>13.187849</text:p>
          </table:table-cell>
        </table:table-row>
        <table:table-row table:style-name="ro1">
          <table:table-cell/>
          <table:table-cell office:value-type="time" office:time-value="PT05H29M11.401273333S" calcext:value-type="time">
            <text:p>05:29:11.40</text:p>
          </table:table-cell>
          <table:table-cell office:value-type="float" office:value="17.793017" calcext:value-type="float">
            <text:p>17.793017</text:p>
          </table:table-cell>
          <table:table-cell/>
          <table:table-cell office:value-type="time" office:time-value="PT05H28M48.236948945S" calcext:value-type="time">
            <text:p>05:28:48.24</text:p>
          </table:table-cell>
          <table:table-cell office:value-type="float" office:value="13.199117" calcext:value-type="float">
            <text:p>13.199117</text:p>
          </table:table-cell>
        </table:table-row>
        <table:table-row table:style-name="ro1">
          <table:table-cell/>
          <table:table-cell office:value-type="time" office:time-value="PT05H29M27.681501318S" calcext:value-type="time">
            <text:p>05:29:27.68</text:p>
          </table:table-cell>
          <table:table-cell office:value-type="float" office:value="17.800049" calcext:value-type="float">
            <text:p>17.800049</text:p>
          </table:table-cell>
          <table:table-cell/>
          <table:table-cell office:value-type="time" office:time-value="PT05H29M21.549415446S" calcext:value-type="time">
            <text:p>05:29:21.55</text:p>
          </table:table-cell>
          <table:table-cell office:value-type="float" office:value="13.202059" calcext:value-type="float">
            <text:p>13.202059</text:p>
          </table:table-cell>
        </table:table-row>
        <table:table-row table:style-name="ro1">
          <table:table-cell/>
          <table:table-cell office:value-type="time" office:time-value="PT05H30M02.169984288S" calcext:value-type="time">
            <text:p>05:30:02.17</text:p>
          </table:table-cell>
          <table:table-cell office:value-type="float" office:value="17.815171" calcext:value-type="float">
            <text:p>17.815171</text:p>
          </table:table-cell>
          <table:table-cell/>
          <table:table-cell office:value-type="time" office:time-value="PT05H29M37.789642871S" calcext:value-type="time">
            <text:p>05:29:37.79</text:p>
          </table:table-cell>
          <table:table-cell office:value-type="float" office:value="13.213848" calcext:value-type="float">
            <text:p>13.213848</text:p>
          </table:table-cell>
        </table:table-row>
        <table:table-row table:style-name="ro1">
          <table:table-cell/>
          <table:table-cell office:value-type="time" office:time-value="PT05H30M23.874288231S" calcext:value-type="time">
            <text:p>05:30:23.87</text:p>
          </table:table-cell>
          <table:table-cell office:value-type="float" office:value="17.828932" calcext:value-type="float">
            <text:p>17.828932</text:p>
          </table:table-cell>
          <table:table-cell/>
          <table:table-cell office:value-type="time" office:time-value="PT05H30M12.314126344S" calcext:value-type="time">
            <text:p>05:30:12.31</text:p>
          </table:table-cell>
          <table:table-cell office:value-type="float" office:value="13.224627" calcext:value-type="float">
            <text:p>13.224627</text:p>
          </table:table-cell>
        </table:table-row>
        <table:table-row table:style-name="ro1">
          <table:table-cell/>
          <table:table-cell office:value-type="time" office:time-value="PT05H30M45.422589989S" calcext:value-type="time">
            <text:p>05:30:45.42</text:p>
          </table:table-cell>
          <table:table-cell office:value-type="float" office:value="17.836002" calcext:value-type="float">
            <text:p>17.836002</text:p>
          </table:table-cell>
          <table:table-cell/>
          <table:table-cell office:value-type="time" office:time-value="PT05H30M33.966429559S" calcext:value-type="time">
            <text:p>05:30:33.97</text:p>
          </table:table-cell>
          <table:table-cell office:value-type="float" office:value="13.229828" calcext:value-type="float">
            <text:p>13.229828</text:p>
          </table:table-cell>
        </table:table-row>
        <table:table-row table:style-name="ro1">
          <table:table-cell/>
          <table:table-cell office:value-type="time" office:time-value="PT05H31M01.41481394S" calcext:value-type="time">
            <text:p>05:31:01.41</text:p>
          </table:table-cell>
          <table:table-cell office:value-type="float" office:value="17.842816" calcext:value-type="float">
            <text:p>17.842816</text:p>
          </table:table-cell>
          <table:table-cell/>
          <table:table-cell office:value-type="time" office:time-value="PT05H30M55.566732045S" calcext:value-type="time">
            <text:p>05:30:55.57</text:p>
          </table:table-cell>
          <table:table-cell office:value-type="float" office:value="13.23489" calcext:value-type="float">
            <text:p>13.23489</text:p>
          </table:table-cell>
        </table:table-row>
        <table:table-row table:style-name="ro1">
          <table:table-cell/>
          <table:table-cell office:value-type="time" office:time-value="PT05H31M17.631041029S" calcext:value-type="time">
            <text:p>05:31:17.63</text:p>
          </table:table-cell>
          <table:table-cell office:value-type="float" office:value="17.849859" calcext:value-type="float">
            <text:p>17.849859</text:p>
          </table:table-cell>
          <table:table-cell/>
          <table:table-cell office:value-type="time" office:time-value="PT05H31M11.514955381S" calcext:value-type="time">
            <text:p>05:31:11.51</text:p>
          </table:table-cell>
          <table:table-cell office:value-type="float" office:value="13.239952" calcext:value-type="float">
            <text:p>13.239952</text:p>
          </table:table-cell>
        </table:table-row>
        <table:table-row table:style-name="ro1">
          <table:table-cell/>
          <table:table-cell office:value-type="time" office:time-value="PT05H31M44.767421042S" calcext:value-type="time">
            <text:p>05:31:44.77</text:p>
          </table:table-cell>
          <table:table-cell office:value-type="float" office:value="17.864866" calcext:value-type="float">
            <text:p>17.864866</text:p>
          </table:table-cell>
          <table:table-cell/>
          <table:table-cell office:value-type="time" office:time-value="PT05H31M27.735182526S" calcext:value-type="time">
            <text:p>05:31:27.74</text:p>
          </table:table-cell>
          <table:table-cell office:value-type="float" office:value="13.251651" calcext:value-type="float">
            <text:p>13.251651</text:p>
          </table:table-cell>
        </table:table-row>
        <table:table-row table:style-name="ro1">
          <table:table-cell/>
          <table:table-cell office:value-type="time" office:time-value="PT05H32M06.491725264S" calcext:value-type="time">
            <text:p>05:32:06.49</text:p>
          </table:table-cell>
          <table:table-cell office:value-type="float" office:value="17.871274" calcext:value-type="float">
            <text:p>17.871274</text:p>
          </table:table-cell>
          <table:table-cell/>
          <table:table-cell office:value-type="time" office:time-value="PT05H31M54.863562426S" calcext:value-type="time">
            <text:p>05:31:54.86</text:p>
          </table:table-cell>
          <table:table-cell office:value-type="float" office:value="13.254103" calcext:value-type="float">
            <text:p>13.254103</text:p>
          </table:table-cell>
        </table:table-row>
        <table:table-row table:style-name="ro1">
          <table:table-cell/>
          <table:table-cell office:value-type="time" office:time-value="PT05H32M39.848192382S" calcext:value-type="time">
            <text:p>05:32:39.85</text:p>
          </table:table-cell>
          <table:table-cell office:value-type="float" office:value="17.885496" calcext:value-type="float">
            <text:p>17.885496</text:p>
          </table:table-cell>
          <table:table-cell/>
          <table:table-cell office:value-type="time" office:time-value="PT05H32M16.643867433S" calcext:value-type="time">
            <text:p>05:32:16.64</text:p>
          </table:table-cell>
          <table:table-cell office:value-type="float" office:value="13.265931" calcext:value-type="float">
            <text:p>13.265931</text:p>
          </table:table-cell>
        </table:table-row>
        <table:table-row table:style-name="ro1">
          <table:table-cell/>
          <table:table-cell office:value-type="time" office:time-value="PT05H33M09.772611437S" calcext:value-type="time">
            <text:p>05:33:09.77</text:p>
          </table:table-cell>
          <table:table-cell office:value-type="float" office:value="17.900201" calcext:value-type="float">
            <text:p>17.900201</text:p>
          </table:table-cell>
          <table:table-cell/>
          <table:table-cell office:value-type="time" office:time-value="PT05H32M49.996334494S" calcext:value-type="time">
            <text:p>05:32:50.00</text:p>
          </table:table-cell>
          <table:table-cell office:value-type="float" office:value="13.277272" calcext:value-type="float">
            <text:p>13.277272</text:p>
          </table:table-cell>
        </table:table-row>
        <table:table-row table:style-name="ro1">
          <table:table-cell/>
          <table:table-cell office:value-type="time" office:time-value="PT05H33M29.504887764S" calcext:value-type="time">
            <text:p>05:33:29.50</text:p>
          </table:table-cell>
          <table:table-cell office:value-type="float" office:value="17.905698" calcext:value-type="float">
            <text:p>17.905698</text:p>
          </table:table-cell>
          <table:table-cell/>
          <table:table-cell office:value-type="time" office:time-value="PT05H33M19.912753438S" calcext:value-type="time">
            <text:p>05:33:19.91</text:p>
          </table:table-cell>
          <table:table-cell office:value-type="float" office:value="13.279725" calcext:value-type="float">
            <text:p>13.279725</text:p>
          </table:table-cell>
        </table:table-row>
        <table:table-row table:style-name="ro1">
          <table:table-cell/>
          <table:table-cell office:value-type="time" office:time-value="PT05H33M51.073189802S" calcext:value-type="time">
            <text:p>05:33:51.07</text:p>
          </table:table-cell>
          <table:table-cell office:value-type="float" office:value="17.912335" calcext:value-type="float">
            <text:p>17.912335</text:p>
          </table:table-cell>
          <table:table-cell/>
          <table:table-cell office:value-type="time" office:time-value="PT05H33M39.657029932S" calcext:value-type="time">
            <text:p>05:33:39.66</text:p>
          </table:table-cell>
          <table:table-cell office:value-type="float" office:value="13.282178" calcext:value-type="float">
            <text:p>13.282178</text:p>
          </table:table-cell>
        </table:table-row>
        <table:table-row table:style-name="ro1">
          <table:table-cell/>
          <table:table-cell office:value-type="time" office:time-value="PT05H34M08.281430783S" calcext:value-type="time">
            <text:p>05:34:08.28</text:p>
          </table:table-cell>
          <table:table-cell office:value-type="float" office:value="17.919405" calcext:value-type="float">
            <text:p>17.919405</text:p>
          </table:table-cell>
          <table:table-cell/>
          <table:table-cell office:value-type="time" office:time-value="PT05H34M01.225331971S" calcext:value-type="time">
            <text:p>05:34:01.23</text:p>
          </table:table-cell>
          <table:table-cell office:value-type="float" office:value="13.28738" calcext:value-type="float">
            <text:p>13.28738</text:p>
          </table:table-cell>
        </table:table-row>
        <table:table-row table:style-name="ro1">
          <table:table-cell/>
          <table:table-cell office:value-type="time" office:time-value="PT05H34M24.225654062S" calcext:value-type="time">
            <text:p>05:34:24.23</text:p>
          </table:table-cell>
          <table:table-cell office:value-type="float" office:value="17.92599" calcext:value-type="float">
            <text:p>17.92599</text:p>
          </table:table-cell>
          <table:table-cell/>
          <table:table-cell office:value-type="time" office:time-value="PT05H34M18.373572111S" calcext:value-type="time">
            <text:p>05:34:18.37</text:p>
          </table:table-cell>
          <table:table-cell office:value-type="float" office:value="13.291416" calcext:value-type="float">
            <text:p>13.291416</text:p>
          </table:table-cell>
        </table:table-row>
        <table:table-row table:style-name="ro1">
          <table:table-cell/>
          <table:table-cell office:value-type="time" office:time-value="PT05H34M57.058113841S" calcext:value-type="time">
            <text:p>05:34:57.06</text:p>
          </table:table-cell>
          <table:table-cell office:value-type="float" office:value="17.940177" calcext:value-type="float">
            <text:p>17.940177</text:p>
          </table:table-cell>
          <table:table-cell/>
          <table:table-cell office:value-type="time" office:time-value="PT05H34M34.329795559S" calcext:value-type="time">
            <text:p>05:34:34.33</text:p>
          </table:table-cell>
          <table:table-cell office:value-type="float" office:value="13.302681" calcext:value-type="float">
            <text:p>13.302681</text:p>
          </table:table-cell>
        </table:table-row>
        <table:table-row table:style-name="ro1">
          <table:table-cell/>
          <table:table-cell office:value-type="time" office:time-value="PT05H35M17.68240266S" calcext:value-type="time">
            <text:p>05:35:17.68</text:p>
          </table:table-cell>
          <table:table-cell office:value-type="float" office:value="17.947012" calcext:value-type="float">
            <text:p>17.947012</text:p>
          </table:table-cell>
          <table:table-cell/>
          <table:table-cell office:value-type="time" office:time-value="PT05H35M07.202255898S" calcext:value-type="time">
            <text:p>05:35:07.20</text:p>
          </table:table-cell>
          <table:table-cell office:value-type="float" office:value="13.307383" calcext:value-type="float">
            <text:p>13.307383</text:p>
          </table:table-cell>
        </table:table-row>
        <table:table-row table:style-name="ro1">
          <table:table-cell/>
          <table:table-cell office:value-type="time" office:time-value="PT05H35M39.430707219S" calcext:value-type="time">
            <text:p>05:35:39.43</text:p>
          </table:table-cell>
          <table:table-cell office:value-type="float" office:value="17.953826" calcext:value-type="float">
            <text:p>17.953826</text:p>
          </table:table-cell>
          <table:table-cell/>
          <table:table-cell office:value-type="time" office:time-value="PT05H35M27.774543988S" calcext:value-type="time">
            <text:p>05:35:27.77</text:p>
          </table:table-cell>
          <table:table-cell office:value-type="float" office:value="13.312445" calcext:value-type="float">
            <text:p>13.312445</text:p>
          </table:table-cell>
        </table:table-row>
        <table:table-row table:style-name="ro1">
          <table:table-cell/>
          <table:table-cell office:value-type="time" office:time-value="PT05H36M12.323167838S" calcext:value-type="time">
            <text:p>05:36:12.32</text:p>
          </table:table-cell>
          <table:table-cell office:value-type="float" office:value="17.968075" calcext:value-type="float">
            <text:p>17.968075</text:p>
          </table:table-cell>
          <table:table-cell/>
          <table:table-cell office:value-type="time" office:time-value="PT05H35M49.578849331S" calcext:value-type="time">
            <text:p>05:35:49.58</text:p>
          </table:table-cell>
          <table:table-cell office:value-type="float" office:value="13.324272" calcext:value-type="float">
            <text:p>13.324272</text:p>
          </table:table-cell>
        </table:table-row>
        <table:table-row table:style-name="ro1">
          <table:table-cell/>
          <table:table-cell office:value-type="time" office:time-value="PT05H36M32.415449206S" calcext:value-type="time">
            <text:p>05:36:32.42</text:p>
          </table:table-cell>
          <table:table-cell office:value-type="float" office:value="17.975116" calcext:value-type="float">
            <text:p>17.975116</text:p>
          </table:table-cell>
          <table:table-cell/>
          <table:table-cell office:value-type="time" office:time-value="PT05H36M22.459309783S" calcext:value-type="time">
            <text:p>05:36:22.46</text:p>
          </table:table-cell>
          <table:table-cell office:value-type="float" office:value="13.329826" calcext:value-type="float">
            <text:p>13.329826</text:p>
          </table:table-cell>
        </table:table-row>
        <table:table-row table:style-name="ro1">
          <table:table-cell/>
          <table:table-cell office:value-type="time" office:time-value="PT05H36M50.48370223S" calcext:value-type="time">
            <text:p>05:36:50.48</text:p>
          </table:table-cell>
          <table:table-cell office:value-type="float" office:value="17.981776" calcext:value-type="float">
            <text:p>17.981776</text:p>
          </table:table-cell>
          <table:table-cell/>
          <table:table-cell office:value-type="time" office:time-value="PT05H36M42.535590927S" calcext:value-type="time">
            <text:p>05:36:42.54</text:p>
          </table:table-cell>
          <table:table-cell office:value-type="float" office:value="13.334668" calcext:value-type="float">
            <text:p>13.334668</text:p>
          </table:table-cell>
        </table:table-row>
        <table:table-row table:style-name="ro1">
          <table:table-cell/>
          <table:table-cell office:value-type="time" office:time-value="PT05H37M24.012171756S" calcext:value-type="time">
            <text:p>05:37:24.01</text:p>
          </table:table-cell>
          <table:table-cell office:value-type="float" office:value="17.995765" calcext:value-type="float">
            <text:p>17.995765</text:p>
          </table:table-cell>
          <table:table-cell/>
          <table:table-cell office:value-type="time" office:time-value="PT05H37M00.631844343S" calcext:value-type="time">
            <text:p>05:37:00.63</text:p>
          </table:table-cell>
          <table:table-cell office:value-type="float" office:value="13.345519" calcext:value-type="float">
            <text:p>13.345519</text:p>
          </table:table-cell>
        </table:table-row>
        <table:table-row table:style-name="ro1">
          <table:table-cell/>
          <table:table-cell office:value-type="time" office:time-value="PT05H37M40.004395708S" calcext:value-type="time">
            <text:p>05:37:40.00</text:p>
          </table:table-cell>
          <table:table-cell office:value-type="float" office:value="18.002806" calcext:value-type="float">
            <text:p>18.002806</text:p>
          </table:table-cell>
          <table:table-cell/>
          <table:table-cell office:value-type="time" office:time-value="PT05H37M34.136313533S" calcext:value-type="time">
            <text:p>05:37:34.14</text:p>
          </table:table-cell>
          <table:table-cell office:value-type="float" office:value="13.351073" calcext:value-type="float">
            <text:p>13.351073</text:p>
          </table:table-cell>
        </table:table-row>
        <table:table-row table:style-name="ro1">
          <table:table-cell/>
          <table:table-cell office:value-type="time" office:time-value="PT05H38M01.724699875S" calcext:value-type="time">
            <text:p>05:38:01.72</text:p>
          </table:table-cell>
          <table:table-cell office:value-type="float" office:value="18.016822" calcext:value-type="float">
            <text:p>18.016822</text:p>
          </table:table-cell>
          <table:table-cell/>
          <table:table-cell office:value-type="time" office:time-value="PT05H37M50.112537261S" calcext:value-type="time">
            <text:p>05:37:50.11</text:p>
          </table:table-cell>
          <table:table-cell office:value-type="float" office:value="13.362049" calcext:value-type="float">
            <text:p>13.362049</text:p>
          </table:table-cell>
        </table:table-row>
        <table:table-row table:style-name="ro1">
          <table:table-cell/>
          <table:table-cell office:value-type="time" office:time-value="PT05H38M23.49700477S" calcext:value-type="time">
            <text:p>05:38:23.50</text:p>
          </table:table-cell>
          <table:table-cell office:value-type="float" office:value="18.023628" calcext:value-type="float">
            <text:p>18.023628</text:p>
          </table:table-cell>
          <table:table-cell/>
          <table:table-cell office:value-type="time" office:time-value="PT05H38M11.808841091S" calcext:value-type="time">
            <text:p>05:38:11.81</text:p>
          </table:table-cell>
          <table:table-cell office:value-type="float" office:value="13.367103" calcext:value-type="float">
            <text:p>13.367103</text:p>
          </table:table-cell>
        </table:table-row>
        <table:table-row table:style-name="ro1">
          <table:table-cell/>
          <table:table-cell office:value-type="time" office:time-value="PT05H38M53.94943122S" calcext:value-type="time">
            <text:p>05:38:53.95</text:p>
          </table:table-cell>
          <table:table-cell office:value-type="float" office:value="18.038579" calcext:value-type="float">
            <text:p>18.038579</text:p>
          </table:table-cell>
          <table:table-cell/>
          <table:table-cell office:value-type="time" office:time-value="PT05H38M33.649146938S" calcext:value-type="time">
            <text:p>05:38:33.65</text:p>
          </table:table-cell>
          <table:table-cell office:value-type="float" office:value="13.378892" calcext:value-type="float">
            <text:p>13.378892</text:p>
          </table:table-cell>
        </table:table-row>
        <table:table-row table:style-name="ro1">
          <table:table-cell/>
          <table:table-cell office:value-type="time" office:time-value="PT05H39M15.62573477S" calcext:value-type="time">
            <text:p>05:39:15.63</text:p>
          </table:table-cell>
          <table:table-cell office:value-type="float" office:value="18.045158" calcext:value-type="float">
            <text:p>18.045158</text:p>
          </table:table-cell>
          <table:table-cell/>
          <table:table-cell office:value-type="time" office:time-value="PT05H39M04.045572604S" calcext:value-type="time">
            <text:p>05:39:04.05</text:p>
          </table:table-cell>
          <table:table-cell office:value-type="float" office:value="13.383469" calcext:value-type="float">
            <text:p>13.383469</text:p>
          </table:table-cell>
        </table:table-row>
        <table:table-row table:style-name="ro1">
          <table:table-cell/>
          <table:table-cell office:value-type="time" office:time-value="PT05H39M35.378011377S" calcext:value-type="time">
            <text:p>05:39:35.38</text:p>
          </table:table-cell>
          <table:table-cell office:value-type="float" office:value="18.052026" calcext:value-type="float">
            <text:p>18.052026</text:p>
          </table:table-cell>
          <table:table-cell/>
          <table:table-cell office:value-type="time" office:time-value="PT05H39M25.777876939S" calcext:value-type="time">
            <text:p>05:39:25.78</text:p>
          </table:table-cell>
          <table:table-cell office:value-type="float" office:value="13.38867" calcext:value-type="float">
            <text:p>13.38867</text:p>
          </table:table-cell>
        </table:table-row>
        <table:table-row table:style-name="ro1">
          <table:table-cell/>
          <table:table-cell office:value-type="time" office:time-value="PT05H40M05.162428472S" calcext:value-type="time">
            <text:p>05:40:05.16</text:p>
          </table:table-cell>
          <table:table-cell office:value-type="float" office:value="18.066934" calcext:value-type="float">
            <text:p>18.066934</text:p>
          </table:table-cell>
          <table:table-cell/>
          <table:table-cell office:value-type="time" office:time-value="PT05H39M45.510153265S" calcext:value-type="time">
            <text:p>05:39:45.51</text:p>
          </table:table-cell>
          <table:table-cell office:value-type="float" office:value="13.399943" calcext:value-type="float">
            <text:p>13.399943</text:p>
          </table:table-cell>
        </table:table-row>
        <table:table-row table:style-name="ro1">
          <table:table-cell/>
          <table:table-cell office:value-type="time" office:time-value="PT05H40M38.602896765S" calcext:value-type="time">
            <text:p>05:40:38.60</text:p>
          </table:table-cell>
          <table:table-cell office:value-type="float" office:value="18.080695" calcext:value-type="float">
            <text:p>18.080695</text:p>
          </table:table-cell>
          <table:table-cell/>
          <table:table-cell office:value-type="time" office:time-value="PT05H40M15.310570584S" calcext:value-type="time">
            <text:p>05:40:15.31</text:p>
          </table:table-cell>
          <table:table-cell office:value-type="float" office:value="13.41072" calcext:value-type="float">
            <text:p>13.41072</text:p>
          </table:table-cell>
        </table:table-row>
        <table:table-row table:style-name="ro1">
          <table:table-cell/>
          <table:table-cell office:value-type="time" office:time-value="PT05H40M54.88312475S" calcext:value-type="time">
            <text:p>05:40:54.88</text:p>
          </table:table-cell>
          <table:table-cell office:value-type="float" office:value="18.087557" calcext:value-type="float">
            <text:p>18.087557</text:p>
          </table:table-cell>
          <table:table-cell/>
          <table:table-cell office:value-type="time" office:time-value="PT05H40M48.747038822S" calcext:value-type="time">
            <text:p>05:40:48.75</text:p>
          </table:table-cell>
          <table:table-cell office:value-type="float" office:value="13.415562" calcext:value-type="float">
            <text:p>13.415562</text:p>
          </table:table-cell>
        </table:table-row>
        <table:table-row table:style-name="ro1">
          <table:table-cell/>
          <table:table-cell office:value-type="time" office:time-value="PT05H41M16.747430934S" calcext:value-type="time">
            <text:p>05:41:16.75</text:p>
          </table:table-cell>
          <table:table-cell office:value-type="float" office:value="18.09419" calcext:value-type="float">
            <text:p>18.09419</text:p>
          </table:table-cell>
          <table:table-cell/>
          <table:table-cell office:value-type="time" office:time-value="PT05H41M04.971266023S" calcext:value-type="time">
            <text:p>05:41:04.97</text:p>
          </table:table-cell>
          <table:table-cell office:value-type="float" office:value="13.420264" calcext:value-type="float">
            <text:p>13.420264</text:p>
          </table:table-cell>
        </table:table-row>
        <table:table-row table:style-name="ro1">
          <table:table-cell/>
          <table:table-cell office:value-type="time" office:time-value="PT05H41M38.663737845S" calcext:value-type="time">
            <text:p>05:41:38.66</text:p>
          </table:table-cell>
          <table:table-cell office:value-type="float" office:value="18.101233" calcext:value-type="float">
            <text:p>18.101233</text:p>
          </table:table-cell>
          <table:table-cell/>
          <table:table-cell office:value-type="time" office:time-value="PT05H41M26.887572934S" calcext:value-type="time">
            <text:p>05:41:26.89</text:p>
          </table:table-cell>
          <table:table-cell office:value-type="float" office:value="13.425326" calcext:value-type="float">
            <text:p>13.425326</text:p>
          </table:table-cell>
        </table:table-row>
        <table:table-row table:style-name="ro1">
          <table:table-cell/>
          <table:table-cell office:value-type="time" office:time-value="PT05H42M03.344083464S" calcext:value-type="time">
            <text:p>05:42:03.34</text:p>
          </table:table-cell>
          <table:table-cell office:value-type="float" office:value="18.118209" calcext:value-type="float">
            <text:p>18.118209</text:p>
          </table:table-cell>
          <table:table-cell/>
          <table:table-cell office:value-type="time" office:time-value="PT05H41M48.81988007S" calcext:value-type="time">
            <text:p>05:41:48.82</text:p>
          </table:table-cell>
          <table:table-cell office:value-type="float" office:value="13.438534" calcext:value-type="float">
            <text:p>13.438534</text:p>
          </table:table-cell>
        </table:table-row>
        <table:table-row table:style-name="ro1">
          <table:table-cell/>
          <table:table-cell office:value-type="time" office:time-value="PT05H42M24.776383597S" calcext:value-type="time">
            <text:p>05:42:24.78</text:p>
          </table:table-cell>
          <table:table-cell office:value-type="float" office:value="18.125252" calcext:value-type="float">
            <text:p>18.125252</text:p>
          </table:table-cell>
          <table:table-cell/>
          <table:table-cell office:value-type="time" office:time-value="PT05H42M13.436224792S" calcext:value-type="time">
            <text:p>05:42:13.44</text:p>
          </table:table-cell>
          <table:table-cell office:value-type="float" office:value="13.443596" calcext:value-type="float">
            <text:p>13.443596</text:p>
          </table:table-cell>
        </table:table-row>
        <table:table-row table:style-name="ro1">
          <table:table-cell/>
          <table:table-cell office:value-type="time" office:time-value="PT05H42M46.528688212S" calcext:value-type="time">
            <text:p>05:42:46.53</text:p>
          </table:table-cell>
          <table:table-cell office:value-type="float" office:value="18.132122" calcext:value-type="float">
            <text:p>18.132122</text:p>
          </table:table-cell>
          <table:table-cell/>
          <table:table-cell office:value-type="time" office:time-value="PT05H42M34.928525766S" calcext:value-type="time">
            <text:p>05:42:34.93</text:p>
          </table:table-cell>
          <table:table-cell office:value-type="float" office:value="13.448859" calcext:value-type="float">
            <text:p>13.448859</text:p>
          </table:table-cell>
        </table:table-row>
        <table:table-row table:style-name="ro1">
          <table:table-cell/>
          <table:table-cell office:value-type="time" office:time-value="PT05H43M19.325147487S" calcext:value-type="time">
            <text:p>05:43:19.33</text:p>
          </table:table-cell>
          <table:table-cell office:value-type="float" office:value="18.146346" calcext:value-type="float">
            <text:p>18.146346</text:p>
          </table:table-cell>
          <table:table-cell/>
          <table:table-cell office:value-type="time" office:time-value="PT05H42M56.676830325S" calcext:value-type="time">
            <text:p>05:42:56.68</text:p>
          </table:table-cell>
          <table:table-cell office:value-type="float" office:value="13.460196" calcext:value-type="float">
            <text:p>13.460196</text:p>
          </table:table-cell>
        </table:table-row>
        <table:table-row table:style-name="ro1">
          <table:table-cell/>
          <table:table-cell office:value-type="time" office:time-value="PT05H43M52.97761875S" calcext:value-type="time">
            <text:p>05:43:52.98</text:p>
          </table:table-cell>
          <table:table-cell office:value-type="float" office:value="18.16008" calcext:value-type="float">
            <text:p>18.16008</text:p>
          </table:table-cell>
          <table:table-cell/>
          <table:table-cell office:value-type="time" office:time-value="PT05H43M29.469289544S" calcext:value-type="time">
            <text:p>05:43:29.47</text:p>
          </table:table-cell>
          <table:table-cell office:value-type="float" office:value="13.470974" calcext:value-type="float">
            <text:p>13.470974</text:p>
          </table:table-cell>
        </table:table-row>
        <table:table-row table:style-name="ro1">
          <table:table-cell/>
          <table:table-cell office:value-type="time" office:time-value="PT05H44M15.293931263S" calcext:value-type="time">
            <text:p>05:44:15.29</text:p>
          </table:table-cell>
          <table:table-cell office:value-type="float" office:value="18.17427" calcext:value-type="float">
            <text:p>18.17427</text:p>
          </table:table-cell>
          <table:table-cell/>
          <table:table-cell office:value-type="time" office:time-value="PT05H44M03.133760974S" calcext:value-type="time">
            <text:p>05:44:03.13</text:p>
          </table:table-cell>
          <table:table-cell office:value-type="float" office:value="13.482244" calcext:value-type="float">
            <text:p>13.482244</text:p>
          </table:table-cell>
        </table:table-row>
        <table:table-row table:style-name="ro1">
          <table:table-cell/>
          <table:table-cell office:value-type="time" office:time-value="PT05H44M38.65025834S" calcext:value-type="time">
            <text:p>05:44:38.65</text:p>
          </table:table-cell>
          <table:table-cell office:value-type="float" office:value="18.189277" calcext:value-type="float">
            <text:p>18.189277</text:p>
          </table:table-cell>
          <table:table-cell/>
          <table:table-cell office:value-type="time" office:time-value="PT05H44M25.406072871S" calcext:value-type="time">
            <text:p>05:44:25.41</text:p>
          </table:table-cell>
          <table:table-cell office:value-type="float" office:value="13.493941" calcext:value-type="float">
            <text:p>13.493941</text:p>
          </table:table-cell>
        </table:table-row>
        <table:table-row table:style-name="ro1">
          <table:table-cell/>
          <table:table-cell office:value-type="time" office:time-value="PT05H45M00.518564579S" calcext:value-type="time">
            <text:p>05:45:00.52</text:p>
          </table:table-cell>
          <table:table-cell office:value-type="float" office:value="18.196347" calcext:value-type="float">
            <text:p>18.196347</text:p>
          </table:table-cell>
          <table:table-cell/>
          <table:table-cell office:value-type="time" office:time-value="PT05H44M48.742399668S" calcext:value-type="time">
            <text:p>05:44:48.74</text:p>
          </table:table-cell>
          <table:table-cell office:value-type="float" office:value="13.499143" calcext:value-type="float">
            <text:p>13.499143</text:p>
          </table:table-cell>
        </table:table-row>
        <table:table-row table:style-name="ro1">
          <table:table-cell/>
          <table:table-cell office:value-type="time" office:time-value="PT05H45M33.391024919S" calcext:value-type="time">
            <text:p>05:45:33.39</text:p>
          </table:table-cell>
          <table:table-cell office:value-type="float" office:value="18.222895" calcext:value-type="float">
            <text:p>18.222895</text:p>
          </table:table-cell>
          <table:table-cell/>
          <table:table-cell office:value-type="time" office:time-value="PT05H45M10.690707028S" calcext:value-type="time">
            <text:p>05:45:10.69</text:p>
          </table:table-cell>
          <table:table-cell office:value-type="float" office:value="13.519719" calcext:value-type="float">
            <text:p>13.519719</text:p>
          </table:table-cell>
        </table:table-row>
        <table:table-row table:style-name="ro1">
          <table:table-cell/>
          <table:table-cell office:value-type="time" office:time-value="PT05H45M55.731337768S" calcext:value-type="time">
            <text:p>05:45:55.73</text:p>
          </table:table-cell>
          <table:table-cell office:value-type="float" office:value="18.236627" calcext:value-type="float">
            <text:p>18.236627</text:p>
          </table:table-cell>
          <table:table-cell/>
          <table:table-cell office:value-type="time" office:time-value="PT05H45M43.495166415S" calcext:value-type="time">
            <text:p>05:45:43.50</text:p>
          </table:table-cell>
          <table:table-cell office:value-type="float" office:value="13.529962" calcext:value-type="float">
            <text:p>13.529962</text:p>
          </table:table-cell>
        </table:table-row>
        <table:table-row table:style-name="ro1">
          <table:table-cell/>
          <table:table-cell office:value-type="time" office:time-value="PT05H46M17.327640198S" calcext:value-type="time">
            <text:p>05:46:17.33</text:p>
          </table:table-cell>
          <table:table-cell office:value-type="float" office:value="18.24346" calcext:value-type="float">
            <text:p>18.24346</text:p>
          </table:table-cell>
          <table:table-cell/>
          <table:table-cell office:value-type="time" office:time-value="PT05H46M05.81947904S" calcext:value-type="time">
            <text:p>05:46:05.82</text:p>
          </table:table-cell>
          <table:table-cell office:value-type="float" office:value="13.535016" calcext:value-type="float">
            <text:p>13.535016</text:p>
          </table:table-cell>
        </table:table-row>
        <table:table-row table:style-name="ro1">
          <table:table-cell/>
          <table:table-cell office:value-type="time" office:time-value="PT05H46M40.115959321S" calcext:value-type="time">
            <text:p>05:46:40.12</text:p>
          </table:table-cell>
          <table:table-cell office:value-type="float" office:value="18.258638" calcext:value-type="float">
            <text:p>18.258638</text:p>
          </table:table-cell>
          <table:table-cell/>
          <table:table-cell office:value-type="time" office:time-value="PT05H46M27.475782311S" calcext:value-type="time">
            <text:p>05:46:27.48</text:p>
          </table:table-cell>
          <table:table-cell office:value-type="float" office:value="13.547004" calcext:value-type="float">
            <text:p>13.547004</text:p>
          </table:table-cell>
        </table:table-row>
        <table:table-row table:style-name="ro1">
          <table:table-cell/>
          <table:table-cell office:value-type="time" office:time-value="PT05H46M56.956195148S" calcext:value-type="time">
            <text:p>05:46:56.96</text:p>
          </table:table-cell>
          <table:table-cell office:value-type="float" office:value="18.265681" calcext:value-type="float">
            <text:p>18.265681</text:p>
          </table:table-cell>
          <table:table-cell/>
          <table:table-cell office:value-type="time" office:time-value="PT05H46M50.208100649S" calcext:value-type="time">
            <text:p>05:46:50.21</text:p>
          </table:table-cell>
          <table:table-cell office:value-type="float" office:value="13.552066" calcext:value-type="float">
            <text:p>13.552066</text:p>
          </table:table-cell>
        </table:table-row>
        <table:table-row table:style-name="ro1">
          <table:table-cell/>
          <table:table-cell office:value-type="time" office:time-value="PT05H47M19.396509398S" calcext:value-type="time">
            <text:p>05:47:19.40</text:p>
          </table:table-cell>
          <table:table-cell office:value-type="float" office:value="18.279666" calcext:value-type="float">
            <text:p>18.279666</text:p>
          </table:table-cell>
          <table:table-cell/>
          <table:table-cell office:value-type="time" office:time-value="PT05H47M07.112337373S" calcext:value-type="time">
            <text:p>05:47:07.11</text:p>
          </table:table-cell>
          <table:table-cell office:value-type="float" office:value="13.563333" calcext:value-type="float">
            <text:p>13.563333</text:p>
          </table:table-cell>
        </table:table-row>
        <table:table-row table:style-name="ro1">
          <table:table-cell/>
          <table:table-cell office:value-type="time" office:time-value="PT05H47M35.680737439S" calcext:value-type="time">
            <text:p>05:47:35.68</text:p>
          </table:table-cell>
          <table:table-cell office:value-type="float" office:value="18.286258" calcext:value-type="float">
            <text:p>18.286258</text:p>
          </table:table-cell>
          <table:table-cell/>
          <table:table-cell office:value-type="time" office:time-value="PT05H47M29.480650614S" calcext:value-type="time">
            <text:p>05:47:29.48</text:p>
          </table:table-cell>
          <table:table-cell office:value-type="float" office:value="13.567961" calcext:value-type="float">
            <text:p>13.567961</text:p>
          </table:table-cell>
        </table:table-row>
        <table:table-row table:style-name="ro1">
          <table:table-cell/>
          <table:table-cell office:value-type="time" office:time-value="PT05H47M51.680961503S" calcext:value-type="time">
            <text:p>05:47:51.68</text:p>
          </table:table-cell>
          <table:table-cell office:value-type="float" office:value="18.293301" calcext:value-type="float">
            <text:p>18.293301</text:p>
          </table:table-cell>
          <table:table-cell/>
          <table:table-cell office:value-type="time" office:time-value="PT05H47M45.776878823S" calcext:value-type="time">
            <text:p>05:47:45.78</text:p>
          </table:table-cell>
          <table:table-cell office:value-type="float" office:value="13.573023" calcext:value-type="float">
            <text:p>13.573023</text:p>
          </table:table-cell>
        </table:table-row>
        <table:table-row table:style-name="ro1">
          <table:table-cell/>
          <table:table-cell office:value-type="time" office:time-value="PT05H48M13.497267014S" calcext:value-type="time">
            <text:p>05:48:13.50</text:p>
          </table:table-cell>
          <table:table-cell office:value-type="float" office:value="18.307317" calcext:value-type="float">
            <text:p>18.307317</text:p>
          </table:table-cell>
          <table:table-cell/>
          <table:table-cell office:value-type="time" office:time-value="PT05H48M01.785102999S" calcext:value-type="time">
            <text:p>05:48:01.79</text:p>
          </table:table-cell>
          <table:table-cell office:value-type="float" office:value="13.583999" calcext:value-type="float">
            <text:p>13.583999</text:p>
          </table:table-cell>
        </table:table-row>
        <table:table-row table:style-name="ro1">
          <table:table-cell/>
          <table:table-cell office:value-type="time" office:time-value="PT05H48M30.225501273S" calcext:value-type="time">
            <text:p>05:48:30.23</text:p>
          </table:table-cell>
          <table:table-cell office:value-type="float" office:value="18.314208" calcext:value-type="float">
            <text:p>18.314208</text:p>
          </table:table-cell>
          <table:table-cell/>
          <table:table-cell office:value-type="time" office:time-value="PT05H48M23.593408398S" calcext:value-type="time">
            <text:p>05:48:23.59</text:p>
          </table:table-cell>
          <table:table-cell office:value-type="float" office:value="13.588902" calcext:value-type="float">
            <text:p>13.588902</text:p>
          </table:table-cell>
        </table:table-row>
        <table:table-row table:style-name="ro1">
          <table:table-cell/>
          <table:table-cell office:value-type="time" office:time-value="PT05H48M52.221809305S" calcext:value-type="time">
            <text:p>05:48:52.22</text:p>
          </table:table-cell>
          <table:table-cell office:value-type="float" office:value="18.321085" calcext:value-type="float">
            <text:p>18.321085</text:p>
          </table:table-cell>
          <table:table-cell/>
          <table:table-cell office:value-type="time" office:time-value="PT05H48M40.381643497S" calcext:value-type="time">
            <text:p>05:48:40.38</text:p>
          </table:table-cell>
          <table:table-cell office:value-type="float" office:value="13.594127" calcext:value-type="float">
            <text:p>13.594127</text:p>
          </table:table-cell>
        </table:table-row>
        <table:table-row table:style-name="ro1">
          <table:table-cell/>
          <table:table-cell office:value-type="time" office:time-value="PT05H49M20.998212284S" calcext:value-type="time">
            <text:p>05:49:21.00</text:p>
          </table:table-cell>
          <table:table-cell office:value-type="float" office:value="18.335072" calcext:value-type="float">
            <text:p>18.335072</text:p>
          </table:table-cell>
          <table:table-cell/>
          <table:table-cell office:value-type="time" office:time-value="PT05H49M02.365951361S" calcext:value-type="time">
            <text:p>05:49:02.37</text:p>
          </table:table-cell>
          <table:table-cell office:value-type="float" office:value="13.605455" calcext:value-type="float">
            <text:p>13.605455</text:p>
          </table:table-cell>
        </table:table-row>
        <table:table-row table:style-name="ro1">
          <table:table-cell/>
          <table:table-cell office:value-type="time" office:time-value="PT05H49M43.382525749S" calcext:value-type="time">
            <text:p>05:49:43.38</text:p>
          </table:table-cell>
          <table:table-cell office:value-type="float" office:value="18.348833" calcext:value-type="float">
            <text:p>18.348833</text:p>
          </table:table-cell>
          <table:table-cell/>
          <table:table-cell office:value-type="time" office:time-value="PT05H49M31.14235434S" calcext:value-type="time">
            <text:p>05:49:31.14</text:p>
          </table:table-cell>
          <table:table-cell office:value-type="float" office:value="13.616234" calcext:value-type="float">
            <text:p>13.616234</text:p>
          </table:table-cell>
        </table:table-row>
        <table:table-row table:style-name="ro1">
          <table:table-cell/>
          <table:table-cell office:value-type="time" office:time-value="PT05H50M15.542976117S" calcext:value-type="time">
            <text:p>05:50:15.54</text:p>
          </table:table-cell>
          <table:table-cell office:value-type="float" office:value="18.363784" calcext:value-type="float">
            <text:p>18.363784</text:p>
          </table:table-cell>
          <table:table-cell/>
          <table:table-cell office:value-type="time" office:time-value="PT05H49M53.486667245S" calcext:value-type="time">
            <text:p>05:49:53.49</text:p>
          </table:table-cell>
          <table:table-cell office:value-type="float" office:value="13.627747" calcext:value-type="float">
            <text:p>13.627747</text:p>
          </table:table-cell>
        </table:table-row>
        <table:table-row table:style-name="ro1">
          <table:table-cell/>
          <table:table-cell office:value-type="time" office:time-value="PT05H50M37.459283029S" calcext:value-type="time">
            <text:p>05:50:37.46</text:p>
          </table:table-cell>
          <table:table-cell office:value-type="float" office:value="18.370363" calcext:value-type="float">
            <text:p>18.370363</text:p>
          </table:table-cell>
          <table:table-cell/>
          <table:table-cell office:value-type="time" office:time-value="PT05H50M25.69111823S" calcext:value-type="time">
            <text:p>05:50:25.69</text:p>
          </table:table-cell>
          <table:table-cell office:value-type="float" office:value="13.632324" calcext:value-type="float">
            <text:p>13.632324</text:p>
          </table:table-cell>
        </table:table-row>
        <table:table-row table:style-name="ro1">
          <table:table-cell/>
          <table:table-cell office:value-type="time" office:time-value="PT05H50M59.219587756S" calcext:value-type="time">
            <text:p>05:50:59.22</text:p>
          </table:table-cell>
          <table:table-cell office:value-type="float" office:value="18.376996" calcext:value-type="float">
            <text:p>18.376996</text:p>
          </table:table-cell>
          <table:table-cell/>
          <table:table-cell office:value-type="time" office:time-value="PT05H50M47.591424917S" calcext:value-type="time">
            <text:p>05:50:47.59</text:p>
          </table:table-cell>
          <table:table-cell office:value-type="float" office:value="13.637166" calcext:value-type="float">
            <text:p>13.637166</text:p>
          </table:table-cell>
        </table:table-row>
        <table:table-row table:style-name="ro1">
          <table:table-cell/>
          <table:table-cell office:value-type="time" office:time-value="PT05H51M21.595901109S" calcext:value-type="time">
            <text:p>05:51:21.60</text:p>
          </table:table-cell>
          <table:table-cell office:value-type="float" office:value="18.390822" calcext:value-type="float">
            <text:p>18.390822</text:p>
          </table:table-cell>
          <table:table-cell/>
          <table:table-cell office:value-type="time" office:time-value="PT05H51M09.371729924S" calcext:value-type="time">
            <text:p>05:51:09.37</text:p>
          </table:table-cell>
          <table:table-cell office:value-type="float" office:value="13.648186" calcext:value-type="float">
            <text:p>13.648186</text:p>
          </table:table-cell>
        </table:table-row>
        <table:table-row table:style-name="ro1">
          <table:table-cell/>
          <table:table-cell office:value-type="time" office:time-value="PT05H51M52.24833036S" calcext:value-type="time">
            <text:p>05:51:52.25</text:p>
          </table:table-cell>
          <table:table-cell office:value-type="float" office:value="18.405012" calcext:value-type="float">
            <text:p>18.405012</text:p>
          </table:table-cell>
          <table:table-cell/>
          <table:table-cell office:value-type="time" office:time-value="PT05H51M31.700042606S" calcext:value-type="time">
            <text:p>05:51:31.70</text:p>
          </table:table-cell>
          <table:table-cell office:value-type="float" office:value="13.659457" calcext:value-type="float">
            <text:p>13.659457</text:p>
          </table:table-cell>
        </table:table-row>
        <table:table-row table:style-name="ro1">
          <table:table-cell/>
          <table:table-cell office:value-type="time" office:time-value="PT05H52M15.620657661S" calcext:value-type="time">
            <text:p>05:52:15.62</text:p>
          </table:table-cell>
          <table:table-cell office:value-type="float" office:value="18.420159" calcext:value-type="float">
            <text:p>18.420159</text:p>
          </table:table-cell>
          <table:table-cell/>
          <table:table-cell office:value-type="time" office:time-value="PT05H52M02.396472472S" calcext:value-type="time">
            <text:p>05:52:02.40</text:p>
          </table:table-cell>
          <table:table-cell office:value-type="float" office:value="13.671738" calcext:value-type="float">
            <text:p>13.671738</text:p>
          </table:table-cell>
        </table:table-row>
        <table:table-row table:style-name="ro1">
          <table:table-cell/>
          <table:table-cell office:value-type="time" office:time-value="PT05H52M47.337101812S" calcext:value-type="time">
            <text:p>05:52:47.34</text:p>
          </table:table-cell>
          <table:table-cell office:value-type="float" office:value="18.435281" calcext:value-type="float">
            <text:p>18.435281</text:p>
          </table:table-cell>
          <table:table-cell/>
          <table:table-cell office:value-type="time" office:time-value="PT05H52M25.712798989S" calcext:value-type="time">
            <text:p>05:52:25.71</text:p>
          </table:table-cell>
          <table:table-cell office:value-type="float" office:value="13.681418" calcext:value-type="float">
            <text:p>13.681418</text:p>
          </table:table-cell>
        </table:table-row>
        <table:table-row table:style-name="ro1">
          <table:table-cell/>
          <table:table-cell office:value-type="time" office:time-value="PT05H53M20.341563999S" calcext:value-type="time">
            <text:p>05:53:20.34</text:p>
          </table:table-cell>
          <table:table-cell office:value-type="float" office:value="18.4493" calcext:value-type="float">
            <text:p>18.4493</text:p>
          </table:table-cell>
          <table:table-cell/>
          <table:table-cell office:value-type="time" office:time-value="PT05H52M57.465243644S" calcext:value-type="time">
            <text:p>05:52:57.47</text:p>
          </table:table-cell>
          <table:table-cell office:value-type="float" office:value="13.692398" calcext:value-type="float">
            <text:p>13.692398</text:p>
          </table:table-cell>
        </table:table-row>
        <table:table-row table:style-name="ro1">
          <table:table-cell/>
          <table:table-cell office:value-type="time" office:time-value="PT05H53M47.94195051S" calcext:value-type="time">
            <text:p>05:53:47.94</text:p>
          </table:table-cell>
          <table:table-cell office:value-type="float" office:value="18.464302" calcext:value-type="float">
            <text:p>18.464302</text:p>
          </table:table-cell>
          <table:table-cell/>
          <table:table-cell office:value-type="time" office:time-value="PT05H53M30.505706336S" calcext:value-type="time">
            <text:p>05:53:30.51</text:p>
          </table:table-cell>
          <table:table-cell office:value-type="float" office:value="13.704537" calcext:value-type="float">
            <text:p>13.704537</text:p>
          </table:table-cell>
        </table:table-row>
        <table:table-row table:style-name="ro1">
          <table:table-cell/>
          <table:table-cell office:value-type="time" office:time-value="PT05H54M05.950202694S" calcext:value-type="time">
            <text:p>05:54:05.95</text:p>
          </table:table-cell>
          <table:table-cell office:value-type="float" office:value="18.471337" calcext:value-type="float">
            <text:p>18.471337</text:p>
          </table:table-cell>
          <table:table-cell/>
          <table:table-cell office:value-type="time" office:time-value="PT05H53M58.038091894S" calcext:value-type="time">
            <text:p>05:53:58.04</text:p>
          </table:table-cell>
          <table:table-cell office:value-type="float" office:value="13.709591" calcext:value-type="float">
            <text:p>13.709591</text:p>
          </table:table-cell>
        </table:table-row>
        <table:table-row table:style-name="ro1">
          <table:table-cell/>
          <table:table-cell office:value-type="time" office:time-value="PT05H54M32.898580073S" calcext:value-type="time">
            <text:p>05:54:32.90</text:p>
          </table:table-cell>
          <table:table-cell office:value-type="float" office:value="18.486038" calcext:value-type="float">
            <text:p>18.486038</text:p>
          </table:table-cell>
          <table:table-cell/>
          <table:table-cell office:value-type="time" office:time-value="PT05H54M16.09434475S" calcext:value-type="time">
            <text:p>05:54:16.09</text:p>
          </table:table-cell>
          <table:table-cell office:value-type="float" office:value="13.720438" calcext:value-type="float">
            <text:p>13.720438</text:p>
          </table:table-cell>
        </table:table-row>
        <table:table-row table:style-name="ro1">
          <table:table-cell/>
          <table:table-cell office:value-type="time" office:time-value="PT05H54M55.68289914S" calcext:value-type="time">
            <text:p>05:54:55.68</text:p>
          </table:table-cell>
          <table:table-cell office:value-type="float" office:value="18.500958" calcext:value-type="float">
            <text:p>18.500958</text:p>
          </table:table-cell>
          <table:table-cell/>
          <table:table-cell office:value-type="time" office:time-value="PT05H54M42.994721457S" calcext:value-type="time">
            <text:p>05:54:42.99</text:p>
          </table:table-cell>
          <table:table-cell office:value-type="float" office:value="13.731117" calcext:value-type="float">
            <text:p>13.731117</text:p>
          </table:table-cell>
        </table:table-row>
        <table:table-row table:style-name="ro1">
          <table:table-cell/>
          <table:table-cell office:value-type="time" office:time-value="PT05H55M50.855671768S" calcext:value-type="time">
            <text:p>05:55:50.86</text:p>
          </table:table-cell>
          <table:table-cell office:value-type="float" office:value="18.527802" calcext:value-type="float">
            <text:p>18.527802</text:p>
          </table:table-cell>
          <table:table-cell/>
          <table:table-cell office:value-type="time" office:time-value="PT05H55M05.795040749S" calcext:value-type="time">
            <text:p>05:55:05.80</text:p>
          </table:table-cell>
          <table:table-cell office:value-type="float" office:value="13.752046" calcext:value-type="float">
            <text:p>13.752046</text:p>
          </table:table-cell>
        </table:table-row>
        <table:table-row table:style-name="ro1">
          <table:table-cell/>
          <table:table-cell office:value-type="time" office:time-value="PT05H56M23.388127346S" calcext:value-type="time">
            <text:p>05:56:23.39</text:p>
          </table:table-cell>
          <table:table-cell office:value-type="float" office:value="18.542797" calcext:value-type="float">
            <text:p>18.542797</text:p>
          </table:table-cell>
          <table:table-cell/>
          <table:table-cell office:value-type="time" office:time-value="PT05H56M01.011813993S" calcext:value-type="time">
            <text:p>05:56:01.01</text:p>
          </table:table-cell>
          <table:table-cell office:value-type="float" office:value="13.763696" calcext:value-type="float">
            <text:p>13.763696</text:p>
          </table:table-cell>
        </table:table-row>
        <table:table-row table:style-name="ro1">
          <table:table-cell/>
          <table:table-cell office:value-type="time" office:time-value="PT05H56M51.732524276S" calcext:value-type="time">
            <text:p>05:56:51.73</text:p>
          </table:table-cell>
          <table:table-cell office:value-type="float" office:value="18.557959" calcext:value-type="float">
            <text:p>18.557959</text:p>
          </table:table-cell>
          <table:table-cell/>
          <table:table-cell office:value-type="time" office:time-value="PT05H56M33.536269459S" calcext:value-type="time">
            <text:p>05:56:33.54</text:p>
          </table:table-cell>
          <table:table-cell office:value-type="float" office:value="13.775571" calcext:value-type="float">
            <text:p>13.775571</text:p>
          </table:table-cell>
        </table:table-row>
        <table:table-row table:style-name="ro1">
          <table:table-cell/>
          <table:table-cell office:value-type="time" office:time-value="PT05H57M21.196936889S" calcext:value-type="time">
            <text:p>05:57:21.20</text:p>
          </table:table-cell>
          <table:table-cell office:value-type="float" office:value="18.572435" calcext:value-type="float">
            <text:p>18.572435</text:p>
          </table:table-cell>
          <table:table-cell/>
          <table:table-cell office:value-type="time" office:time-value="PT05H57M01.832665716S" calcext:value-type="time">
            <text:p>05:57:01.83</text:p>
          </table:table-cell>
          <table:table-cell office:value-type="float" office:value="13.786007" calcext:value-type="float">
            <text:p>13.786007</text:p>
          </table:table-cell>
        </table:table-row>
        <table:table-row table:style-name="ro1">
          <table:table-cell/>
          <table:table-cell office:value-type="time" office:time-value="PT05H57M53.93739538S" calcext:value-type="time">
            <text:p>05:57:53.94</text:p>
          </table:table-cell>
          <table:table-cell office:value-type="float" office:value="18.586625" calcext:value-type="float">
            <text:p>18.586625</text:p>
          </table:table-cell>
          <table:table-cell/>
          <table:table-cell office:value-type="time" office:time-value="PT05H57M31.35707917S" calcext:value-type="time">
            <text:p>05:57:31.36</text:p>
          </table:table-cell>
          <table:table-cell office:value-type="float" office:value="13.797278" calcext:value-type="float">
            <text:p>13.797278</text:p>
          </table:table-cell>
        </table:table-row>
        <table:table-row table:style-name="ro1">
          <table:table-cell/>
          <table:table-cell office:value-type="time" office:time-value="PT05H58M20.077761444S" calcext:value-type="time">
            <text:p>05:58:20.08</text:p>
          </table:table-cell>
          <table:table-cell office:value-type="float" office:value="18.601818" calcext:value-type="float">
            <text:p>18.601818</text:p>
          </table:table-cell>
          <table:table-cell/>
          <table:table-cell office:value-type="time" office:time-value="PT05H58M04.093537605S" calcext:value-type="time">
            <text:p>05:58:04.09</text:p>
          </table:table-cell>
          <table:table-cell office:value-type="float" office:value="13.809316" calcext:value-type="float">
            <text:p>13.809316</text:p>
          </table:table-cell>
        </table:table-row>
        <table:table-row table:style-name="ro1">
          <table:table-cell/>
          <table:table-cell office:value-type="time" office:time-value="PT05H58M53.010222624S" calcext:value-type="time">
            <text:p>05:58:53.01</text:p>
          </table:table-cell>
          <table:table-cell office:value-type="float" office:value="18.615206" calcext:value-type="float">
            <text:p>18.615206</text:p>
          </table:table-cell>
          <table:table-cell/>
          <table:table-cell office:value-type="time" office:time-value="PT05H58M30.173902829S" calcext:value-type="time">
            <text:p>05:58:30.17</text:p>
          </table:table-cell>
          <table:table-cell office:value-type="float" office:value="13.818388" calcext:value-type="float">
            <text:p>13.818388</text:p>
          </table:table-cell>
        </table:table-row>
        <table:table-row table:style-name="ro1">
          <table:table-cell/>
          <table:table-cell office:value-type="time" office:time-value="PT05H59M44.21893974S" calcext:value-type="time">
            <text:p>05:59:44.22</text:p>
          </table:table-cell>
          <table:table-cell office:value-type="float" office:value="18.641606" calcext:value-type="float">
            <text:p>18.641606</text:p>
          </table:table-cell>
          <table:table-cell/>
          <table:table-cell office:value-type="time" office:time-value="PT05H59M03.166364848S" calcext:value-type="time">
            <text:p>05:59:03.17</text:p>
          </table:table-cell>
          <table:table-cell office:value-type="float" office:value="13.838576" calcext:value-type="float">
            <text:p>13.838576</text:p>
          </table:table-cell>
        </table:table-row>
        <table:table-row table:style-name="ro1">
          <table:table-cell/>
          <table:table-cell office:value-type="time" office:time-value="PT06H00M06.203247604S" calcext:value-type="time">
            <text:p>06:00:06.20</text:p>
          </table:table-cell>
          <table:table-cell office:value-type="float" office:value="18.648182" calcext:value-type="float">
            <text:p>18.648182</text:p>
          </table:table-cell>
          <table:table-cell/>
          <table:table-cell office:value-type="time" office:time-value="PT05H59M54.363081797S" calcext:value-type="time">
            <text:p>05:59:54.36</text:p>
          </table:table-cell>
          <table:table-cell office:value-type="float" office:value="13.843135" calcext:value-type="float">
            <text:p>13.843135</text:p>
          </table:table-cell>
        </table:table-row>
        <table:table-row table:style-name="ro1">
          <table:table-cell/>
          <table:table-cell office:value-type="time" office:time-value="PT06H00M26.607533342S" calcext:value-type="time">
            <text:p>06:00:26.61</text:p>
          </table:table-cell>
          <table:table-cell office:value-type="float" office:value="18.65499" calcext:value-type="float">
            <text:p>18.65499</text:p>
          </table:table-cell>
          <table:table-cell/>
          <table:table-cell office:value-type="time" office:time-value="PT06H00M16.343389605S" calcext:value-type="time">
            <text:p>06:00:16.34</text:p>
          </table:table-cell>
          <table:table-cell office:value-type="float" office:value="13.847711" calcext:value-type="float">
            <text:p>13.847711</text:p>
          </table:table-cell>
        </table:table-row>
        <table:table-row table:style-name="ro1">
          <table:table-cell/>
          <table:table-cell office:value-type="time" office:time-value="PT06H00M42.639757854S" calcext:value-type="time">
            <text:p>06:00:42.64</text:p>
          </table:table-cell>
          <table:table-cell office:value-type="float" office:value="18.661796" calcext:value-type="float">
            <text:p>18.661796</text:p>
          </table:table-cell>
          <table:table-cell/>
          <table:table-cell office:value-type="time" office:time-value="PT06H00M36.703674726S" calcext:value-type="time">
            <text:p>06:00:36.70</text:p>
          </table:table-cell>
          <table:table-cell office:value-type="float" office:value="13.852765" calcext:value-type="float">
            <text:p>13.852765</text:p>
          </table:table-cell>
        </table:table-row>
        <table:table-row table:style-name="ro1">
          <table:table-cell/>
          <table:table-cell office:value-type="time" office:time-value="PT06H01M05.072071991S" calcext:value-type="time">
            <text:p>06:01:05.07</text:p>
          </table:table-cell>
          <table:table-cell office:value-type="float" office:value="18.675754" calcext:value-type="float">
            <text:p>18.675754</text:p>
          </table:table-cell>
          <table:table-cell/>
          <table:table-cell office:value-type="time" office:time-value="PT06H00M52.735899238S" calcext:value-type="time">
            <text:p>06:00:52.74</text:p>
          </table:table-cell>
          <table:table-cell office:value-type="float" office:value="13.863893" calcext:value-type="float">
            <text:p>13.863893</text:p>
          </table:table-cell>
        </table:table-row>
        <table:table-row table:style-name="ro1">
          <table:table-cell/>
          <table:table-cell office:value-type="time" office:time-value="PT06H01M47.816670578S" calcext:value-type="time">
            <text:p>06:01:47.82</text:p>
          </table:table-cell>
          <table:table-cell office:value-type="float" office:value="18.695142" calcext:value-type="float">
            <text:p>18.695142</text:p>
          </table:table-cell>
          <table:table-cell/>
          <table:table-cell office:value-type="time" office:time-value="PT06H01M15.172213432S" calcext:value-type="time">
            <text:p>06:01:15.17</text:p>
          </table:table-cell>
          <table:table-cell office:value-type="float" office:value="13.877772" calcext:value-type="float">
            <text:p>13.877772</text:p>
          </table:table-cell>
        </table:table-row>
        <table:table-row table:style-name="ro1">
          <table:table-cell/>
          <table:table-cell office:value-type="time" office:time-value="PT06H02M21.541142849S" calcext:value-type="time">
            <text:p>06:02:21.54</text:p>
          </table:table-cell>
          <table:table-cell office:value-type="float" office:value="18.709217" calcext:value-type="float">
            <text:p>18.709217</text:p>
          </table:table-cell>
          <table:table-cell/>
          <table:table-cell office:value-type="time" office:time-value="PT06H01M57.972812803S" calcext:value-type="time">
            <text:p>06:01:57.97</text:p>
          </table:table-cell>
          <table:table-cell office:value-type="float" office:value="13.888952" calcext:value-type="float">
            <text:p>13.888952</text:p>
          </table:table-cell>
        </table:table-row>
        <table:table-row table:style-name="ro1">
          <table:table-cell/>
          <table:table-cell office:value-type="time" office:time-value="PT06H02M43.625452113S" calcext:value-type="time">
            <text:p>06:02:43.63</text:p>
          </table:table-cell>
          <table:table-cell office:value-type="float" office:value="18.716031" calcext:value-type="float">
            <text:p>18.716031</text:p>
          </table:table-cell>
          <table:table-cell/>
          <table:table-cell office:value-type="time" office:time-value="PT06H02M31.689284961S" calcext:value-type="time">
            <text:p>06:02:31.69</text:p>
          </table:table-cell>
          <table:table-cell office:value-type="float" office:value="13.894014" calcext:value-type="float">
            <text:p>13.894014</text:p>
          </table:table-cell>
        </table:table-row>
        <table:table-row table:style-name="ro1">
          <table:table-cell/>
          <table:table-cell office:value-type="time" office:time-value="PT06H03M09.941820642S" calcext:value-type="time">
            <text:p>06:03:09.94</text:p>
          </table:table-cell>
          <table:table-cell office:value-type="float" office:value="18.730724" calcext:value-type="float">
            <text:p>18.730724</text:p>
          </table:table-cell>
          <table:table-cell/>
          <table:table-cell office:value-type="time" office:time-value="PT06H02M53.781594337S" calcext:value-type="time">
            <text:p>06:02:53.78</text:p>
          </table:table-cell>
          <table:table-cell office:value-type="float" office:value="13.905311" calcext:value-type="float">
            <text:p>13.905311</text:p>
          </table:table-cell>
        </table:table-row>
        <table:table-row table:style-name="ro1">
          <table:table-cell/>
          <table:table-cell office:value-type="time" office:time-value="PT06H03M31.606124024S" calcext:value-type="time">
            <text:p>06:03:31.61</text:p>
          </table:table-cell>
          <table:table-cell office:value-type="float" office:value="18.737574" calcext:value-type="float">
            <text:p>18.737574</text:p>
          </table:table-cell>
          <table:table-cell/>
          <table:table-cell office:value-type="time" office:time-value="PT06H03M20.09396281S" calcext:value-type="time">
            <text:p>06:03:20.09</text:p>
          </table:table-cell>
          <table:table-cell office:value-type="float" office:value="13.910536" calcext:value-type="float">
            <text:p>13.910536</text:p>
          </table:table-cell>
        </table:table-row>
        <table:table-row table:style-name="ro1">
          <table:table-cell/>
          <table:table-cell office:value-type="time" office:time-value="PT06H03M47.710349545S" calcext:value-type="time">
            <text:p>06:03:47.71</text:p>
          </table:table-cell>
          <table:table-cell office:value-type="float" office:value="18.744382" calcext:value-type="float">
            <text:p>18.744382</text:p>
          </table:table-cell>
          <table:table-cell/>
          <table:table-cell office:value-type="time" office:time-value="PT06H03M41.762266249S" calcext:value-type="time">
            <text:p>06:03:41.76</text:p>
          </table:table-cell>
          <table:table-cell office:value-type="float" office:value="13.915098" calcext:value-type="float">
            <text:p>13.915098</text:p>
          </table:table-cell>
        </table:table-row>
        <table:table-row table:style-name="ro1">
          <table:table-cell/>
          <table:table-cell office:value-type="time" office:time-value="PT06H04M09.018647942S" calcext:value-type="time">
            <text:p>06:04:09.02</text:p>
          </table:table-cell>
          <table:table-cell office:value-type="float" office:value="18.751196" calcext:value-type="float">
            <text:p>18.751196</text:p>
          </table:table-cell>
          <table:table-cell/>
          <table:table-cell office:value-type="time" office:time-value="PT06H03M57.810490985S" calcext:value-type="time">
            <text:p>06:03:57.81</text:p>
          </table:table-cell>
          <table:table-cell office:value-type="float" office:value="13.92016" calcext:value-type="float">
            <text:p>13.92016</text:p>
          </table:table-cell>
        </table:table-row>
        <table:table-row table:style-name="ro1">
          <table:table-cell/>
          <table:table-cell office:value-type="time" office:time-value="PT06H04M31.146957822S" calcext:value-type="time">
            <text:p>06:04:31.15</text:p>
          </table:table-cell>
          <table:table-cell office:value-type="float" office:value="18.757829" calcext:value-type="float">
            <text:p>18.757829</text:p>
          </table:table-cell>
          <table:table-cell/>
          <table:table-cell office:value-type="time" office:time-value="PT06H04M19.17079011S" calcext:value-type="time">
            <text:p>06:04:19.17</text:p>
          </table:table-cell>
          <table:table-cell office:value-type="float" office:value="13.924862" calcext:value-type="float">
            <text:p>13.924862</text:p>
          </table:table-cell>
        </table:table-row>
        <table:table-row table:style-name="ro1">
          <table:table-cell/>
          <table:table-cell office:value-type="time" office:time-value="PT06H04M52.875262101S" calcext:value-type="time">
            <text:p>06:04:52.88</text:p>
          </table:table-cell>
          <table:table-cell office:value-type="float" office:value="18.764928" calcext:value-type="float">
            <text:p>18.764928</text:p>
          </table:table-cell>
          <table:table-cell/>
          <table:table-cell office:value-type="time" office:time-value="PT06H04M41.295099935S" calcext:value-type="time">
            <text:p>06:04:41.30</text:p>
          </table:table-cell>
          <table:table-cell office:value-type="float" office:value="13.929099" calcext:value-type="float">
            <text:p>13.929099</text:p>
          </table:table-cell>
        </table:table-row>
        <table:table-row table:style-name="ro1">
          <table:table-cell/>
          <table:table-cell office:value-type="time" office:time-value="PT06H05M09.21149087S" calcext:value-type="time">
            <text:p>06:05:09.21</text:p>
          </table:table-cell>
          <table:table-cell office:value-type="float" office:value="18.771546" calcext:value-type="float">
            <text:p>18.771546</text:p>
          </table:table-cell>
          <table:table-cell/>
          <table:table-cell office:value-type="time" office:time-value="PT06H05M03.023404214S" calcext:value-type="time">
            <text:p>06:05:03.02</text:p>
          </table:table-cell>
          <table:table-cell office:value-type="float" office:value="13.933706" calcext:value-type="float">
            <text:p>13.933706</text:p>
          </table:table-cell>
        </table:table-row>
        <table:table-row table:style-name="ro1">
          <table:table-cell/>
          <table:table-cell office:value-type="time" office:time-value="PT06H05M39.811919392S" calcext:value-type="time">
            <text:p>06:05:39.81</text:p>
          </table:table-cell>
          <table:table-cell office:value-type="float" office:value="18.786549" calcext:value-type="float">
            <text:p>18.786549</text:p>
          </table:table-cell>
          <table:table-cell/>
          <table:table-cell office:value-type="time" office:time-value="PT06H05M19.319632423S" calcext:value-type="time">
            <text:p>06:05:19.32</text:p>
          </table:table-cell>
          <table:table-cell office:value-type="float" office:value="13.945835" calcext:value-type="float">
            <text:p>13.945835</text:p>
          </table:table-cell>
        </table:table-row>
        <table:table-row table:style-name="ro1">
          <table:table-cell/>
          <table:table-cell office:value-type="time" office:time-value="PT06H06M01.224219246S" calcext:value-type="time">
            <text:p>06:06:01.22</text:p>
          </table:table-cell>
          <table:table-cell office:value-type="float" office:value="18.793363" calcext:value-type="float">
            <text:p>18.793363</text:p>
          </table:table-cell>
          <table:table-cell/>
          <table:table-cell office:value-type="time" office:time-value="PT06H05M49.904060721S" calcext:value-type="time">
            <text:p>06:05:49.90</text:p>
          </table:table-cell>
          <table:table-cell office:value-type="float" office:value="13.950897" calcext:value-type="float">
            <text:p>13.950897</text:p>
          </table:table-cell>
        </table:table-row>
        <table:table-row table:style-name="ro1">
          <table:table-cell/>
          <table:table-cell office:value-type="time" office:time-value="PT06H06M24.732548452S" calcext:value-type="time">
            <text:p>06:06:24.73</text:p>
          </table:table-cell>
          <table:table-cell office:value-type="float" office:value="18.807779" calcext:value-type="float">
            <text:p>18.807779</text:p>
          </table:table-cell>
          <table:table-cell/>
          <table:table-cell office:value-type="time" office:time-value="PT06H06M11.376361414S" calcext:value-type="time">
            <text:p>06:06:11.38</text:p>
          </table:table-cell>
          <table:table-cell office:value-type="float" office:value="13.959924" calcext:value-type="float">
            <text:p>13.959924</text:p>
          </table:table-cell>
        </table:table-row>
        <table:table-row table:style-name="ro1">
          <table:table-cell/>
          <table:table-cell office:value-type="time" office:time-value="PT06H06M46.608854803S" calcext:value-type="time">
            <text:p>06:06:46.61</text:p>
          </table:table-cell>
          <table:table-cell office:value-type="float" office:value="18.814389" calcext:value-type="float">
            <text:p>18.814389</text:p>
          </table:table-cell>
          <table:table-cell/>
          <table:table-cell office:value-type="time" office:time-value="PT06H06M34.828689836S" calcext:value-type="time">
            <text:p>06:06:34.83</text:p>
          </table:table-cell>
          <table:table-cell office:value-type="float" office:value="13.963949" calcext:value-type="float">
            <text:p>13.963949</text:p>
          </table:table-cell>
        </table:table-row>
        <table:table-row table:style-name="ro1">
          <table:table-cell/>
          <table:table-cell office:value-type="time" office:time-value="PT06H07M20.341327186S" calcext:value-type="time">
            <text:p>06:07:20.34</text:p>
          </table:table-cell>
          <table:table-cell office:value-type="float" office:value="18.828176" calcext:value-type="float">
            <text:p>18.828176</text:p>
          </table:table-cell>
          <table:table-cell/>
          <table:table-cell office:value-type="time" office:time-value="PT06H06M56.75299686S" calcext:value-type="time">
            <text:p>06:06:56.75</text:p>
          </table:table-cell>
          <table:table-cell office:value-type="float" office:value="13.974785" calcext:value-type="float">
            <text:p>13.974785</text:p>
          </table:table-cell>
        </table:table-row>
        <table:table-row table:style-name="ro1">
          <table:table-cell/>
          <table:table-cell office:value-type="time" office:time-value="PT06H07M51.961769992S" calcext:value-type="time">
            <text:p>06:07:51.96</text:p>
          </table:table-cell>
          <table:table-cell office:value-type="float" office:value="18.84222" calcext:value-type="float">
            <text:p>18.84222</text:p>
          </table:table-cell>
          <table:table-cell/>
          <table:table-cell office:value-type="time" office:time-value="PT06H07M30.501469466S" calcext:value-type="time">
            <text:p>06:07:30.50</text:p>
          </table:table-cell>
          <table:table-cell office:value-type="float" office:value="13.986256" calcext:value-type="float">
            <text:p>13.986256</text:p>
          </table:table-cell>
        </table:table-row>
        <table:table-row table:style-name="ro1">
          <table:table-cell/>
          <table:table-cell office:value-type="time" office:time-value="PT06H08M19.786159639S" calcext:value-type="time">
            <text:p>06:08:19.79</text:p>
          </table:table-cell>
          <table:table-cell office:value-type="float" office:value="18.858775" calcext:value-type="float">
            <text:p>18.858775</text:p>
          </table:table-cell>
          <table:table-cell/>
          <table:table-cell office:value-type="time" office:time-value="PT06H08M02.125912329S" calcext:value-type="time">
            <text:p>06:08:02.13</text:p>
          </table:table-cell>
          <table:table-cell office:value-type="float" office:value="13.998402" calcext:value-type="float">
            <text:p>13.998402</text:p>
          </table:table-cell>
        </table:table-row>
        <table:table-row table:style-name="ro1">
          <table:table-cell/>
          <table:table-cell office:value-type="time" office:time-value="PT06H08M41.406462406S" calcext:value-type="time">
            <text:p>06:08:41.41</text:p>
          </table:table-cell>
          <table:table-cell office:value-type="float" office:value="18.865441" calcext:value-type="float">
            <text:p>18.865441</text:p>
          </table:table-cell>
          <table:table-cell/>
          <table:table-cell office:value-type="time" office:time-value="PT06H08M29.942301864S" calcext:value-type="time">
            <text:p>06:08:29.94</text:p>
          </table:table-cell>
          <table:table-cell office:value-type="float" office:value="14.003164" calcext:value-type="float">
            <text:p>14.003164</text:p>
          </table:table-cell>
        </table:table-row>
        <table:table-row table:style-name="ro1">
          <table:table-cell/>
          <table:table-cell office:value-type="time" office:time-value="PT06H09M03.466771334S" calcext:value-type="time">
            <text:p>06:09:03.47</text:p>
          </table:table-cell>
          <table:table-cell office:value-type="float" office:value="18.871218" calcext:value-type="float">
            <text:p>18.871218</text:p>
          </table:table-cell>
          <table:table-cell/>
          <table:table-cell office:value-type="time" office:time-value="PT06H08M51.550604462S" calcext:value-type="time">
            <text:p>06:08:51.55</text:p>
          </table:table-cell>
          <table:table-cell office:value-type="float" office:value="14.005617" calcext:value-type="float">
            <text:p>14.005617</text:p>
          </table:table-cell>
        </table:table-row>
        <table:table-row table:style-name="ro1">
          <table:table-cell/>
          <table:table-cell office:value-type="time" office:time-value="PT06H09M39.335273629S" calcext:value-type="time">
            <text:p>06:09:39.34</text:p>
          </table:table-cell>
          <table:table-cell office:value-type="float" office:value="18.886233" calcext:value-type="float">
            <text:p>18.886233</text:p>
          </table:table-cell>
          <table:table-cell/>
          <table:table-cell office:value-type="time" office:time-value="PT06H09M13.618913502S" calcext:value-type="time">
            <text:p>06:09:13.62</text:p>
          </table:table-cell>
          <table:table-cell office:value-type="float" office:value="14.017614" calcext:value-type="float">
            <text:p>14.017614</text:p>
          </table:table-cell>
        </table:table-row>
        <table:table-row table:style-name="ro1">
          <table:table-cell/>
          <table:table-cell office:value-type="time" office:time-value="PT06H10M09.275692909S" calcext:value-type="time">
            <text:p>06:10:09.28</text:p>
          </table:table-cell>
          <table:table-cell office:value-type="float" office:value="18.901153" calcext:value-type="float">
            <text:p>18.901153</text:p>
          </table:table-cell>
          <table:table-cell/>
          <table:table-cell office:value-type="time" office:time-value="PT06H09M49.487415798S" calcext:value-type="time">
            <text:p>06:09:49.49</text:p>
          </table:table-cell>
          <table:table-cell office:value-type="float" office:value="14.029403" calcext:value-type="float">
            <text:p>14.029403</text:p>
          </table:table-cell>
        </table:table-row>
        <table:table-row table:style-name="ro1">
          <table:table-cell/>
          <table:table-cell office:value-type="time" office:time-value="PT06H10M31.340001893S" calcext:value-type="time">
            <text:p>06:10:31.34</text:p>
          </table:table-cell>
          <table:table-cell office:value-type="float" office:value="18.907759" calcext:value-type="float">
            <text:p>18.907759</text:p>
          </table:table-cell>
          <table:table-cell/>
          <table:table-cell office:value-type="time" office:time-value="PT06H10M19.407834797S" calcext:value-type="time">
            <text:p>06:10:19.41</text:p>
          </table:table-cell>
          <table:table-cell office:value-type="float" office:value="14.033964" calcext:value-type="float">
            <text:p>14.033964</text:p>
          </table:table-cell>
        </table:table-row>
        <table:table-row table:style-name="ro1">
          <table:table-cell/>
          <table:table-cell office:value-type="time" office:time-value="PT06H10M56.136349136S" calcext:value-type="time">
            <text:p>06:10:56.14</text:p>
          </table:table-cell>
          <table:table-cell office:value-type="float" office:value="18.922708" calcext:value-type="float">
            <text:p>18.922708</text:p>
          </table:table-cell>
          <table:table-cell/>
          <table:table-cell office:value-type="time" office:time-value="PT06H10M41.472143781S" calcext:value-type="time">
            <text:p>06:10:41.47</text:p>
          </table:table-cell>
          <table:table-cell office:value-type="float" office:value="14.045953" calcext:value-type="float">
            <text:p>14.045953</text:p>
          </table:table-cell>
        </table:table-row>
        <table:table-row table:style-name="ro1">
          <table:table-cell/>
          <table:table-cell office:value-type="time" office:time-value="PT06H11M15.704623166S" calcext:value-type="time">
            <text:p>06:11:15.70</text:p>
          </table:table-cell>
          <table:table-cell office:value-type="float" office:value="18.929522" calcext:value-type="float">
            <text:p>18.929522</text:p>
          </table:table-cell>
          <table:table-cell/>
          <table:table-cell office:value-type="time" office:time-value="PT06H11M06.284491248S" calcext:value-type="time">
            <text:p>06:11:06.28</text:p>
          </table:table-cell>
          <table:table-cell office:value-type="float" office:value="14.051015" calcext:value-type="float">
            <text:p>14.051015</text:p>
          </table:table-cell>
        </table:table-row>
        <table:table-row table:style-name="ro1">
          <table:table-cell/>
          <table:table-cell office:value-type="time" office:time-value="PT06H11M32.128853167S" calcext:value-type="time">
            <text:p>06:11:32.13</text:p>
          </table:table-cell>
          <table:table-cell office:value-type="float" office:value="18.935905" calcext:value-type="float">
            <text:p>18.935905</text:p>
          </table:table-cell>
          <table:table-cell/>
          <table:table-cell office:value-type="time" office:time-value="PT06H11M25.856765334S" calcext:value-type="time">
            <text:p>06:11:25.86</text:p>
          </table:table-cell>
          <table:table-cell office:value-type="float" office:value="14.054108" calcext:value-type="float">
            <text:p>14.054108</text:p>
          </table:table-cell>
        </table:table-row>
        <table:table-row table:style-name="ro1">
          <table:table-cell/>
          <table:table-cell office:value-type="time" office:time-value="PT06H12M06.029327903S" calcext:value-type="time">
            <text:p>06:12:06.03</text:p>
          </table:table-cell>
          <table:table-cell office:value-type="float" office:value="18.949958" calcext:value-type="float">
            <text:p>18.949958</text:p>
          </table:table-cell>
          <table:table-cell/>
          <table:table-cell office:value-type="time" office:time-value="PT06H11M42.220994496S" calcext:value-type="time">
            <text:p>06:11:42.22</text:p>
          </table:table-cell>
          <table:table-cell office:value-type="float" office:value="14.065151" calcext:value-type="float">
            <text:p>14.065151</text:p>
          </table:table-cell>
        </table:table-row>
        <table:table-row table:style-name="ro1">
          <table:table-cell/>
          <table:table-cell office:value-type="time" office:time-value="PT06H12M41.297821796S" calcext:value-type="time">
            <text:p>06:12:41.30</text:p>
          </table:table-cell>
          <table:table-cell office:value-type="float" office:value="18.96471" calcext:value-type="float">
            <text:p>18.96471</text:p>
          </table:table-cell>
          <table:table-cell/>
          <table:table-cell office:value-type="time" office:time-value="PT06H12M16.185470127S" calcext:value-type="time">
            <text:p>06:12:16.19</text:p>
          </table:table-cell>
          <table:table-cell office:value-type="float" office:value="14.076651" calcext:value-type="float">
            <text:p>14.076651</text:p>
          </table:table-cell>
        </table:table-row>
        <table:table-row table:style-name="ro1">
          <table:table-cell/>
          <table:table-cell office:value-type="time" office:time-value="PT06H13M02.914124506S" calcext:value-type="time">
            <text:p>06:13:02.91</text:p>
          </table:table-cell>
          <table:table-cell office:value-type="float" office:value="18.971778" calcext:value-type="float">
            <text:p>18.971778</text:p>
          </table:table-cell>
          <table:table-cell/>
          <table:table-cell office:value-type="time" office:time-value="PT06H12M51.45396402S" calcext:value-type="time">
            <text:p>06:12:51.45</text:p>
          </table:table-cell>
          <table:table-cell office:value-type="float" office:value="14.082205" calcext:value-type="float">
            <text:p>14.082205</text:p>
          </table:table-cell>
        </table:table-row>
        <table:table-row table:style-name="ro1">
          <table:table-cell/>
          <table:table-cell office:value-type="time" office:time-value="PT06H13M26.4144536S" calcext:value-type="time">
            <text:p>06:13:26.41</text:p>
          </table:table-cell>
          <table:table-cell office:value-type="float" office:value="18.986244" calcext:value-type="float">
            <text:p>18.986244</text:p>
          </table:table-cell>
          <table:table-cell/>
          <table:table-cell office:value-type="time" office:time-value="PT06H13M13.01026589S" calcext:value-type="time">
            <text:p>06:13:13.01</text:p>
          </table:table-cell>
          <table:table-cell office:value-type="float" office:value="14.092567" calcext:value-type="float">
            <text:p>14.092567</text:p>
          </table:table-cell>
        </table:table-row>
        <table:table-row table:style-name="ro1">
          <table:table-cell/>
          <table:table-cell office:value-type="time" office:time-value="PT06H13M58.074896966S" calcext:value-type="time">
            <text:p>06:13:58.07</text:p>
          </table:table-cell>
          <table:table-cell office:value-type="float" office:value="19.000434" calcext:value-type="float">
            <text:p>19.000434</text:p>
          </table:table-cell>
          <table:table-cell/>
          <table:table-cell office:value-type="time" office:time-value="PT06H13M36.510594984S" calcext:value-type="time">
            <text:p>06:13:36.51</text:p>
          </table:table-cell>
          <table:table-cell office:value-type="float" office:value="14.102812" calcext:value-type="float">
            <text:p>14.102812</text:p>
          </table:table-cell>
        </table:table-row>
        <table:table-row table:style-name="ro1">
          <table:table-cell/>
          <table:table-cell office:value-type="time" office:time-value="PT06H14M19.947203262S" calcext:value-type="time">
            <text:p>06:14:19.95</text:p>
          </table:table-cell>
          <table:table-cell office:value-type="float" office:value="19.007342" calcext:value-type="float">
            <text:p>19.007342</text:p>
          </table:table-cell>
          <table:table-cell/>
          <table:table-cell office:value-type="time" office:time-value="PT06H14M08.231039191S" calcext:value-type="time">
            <text:p>06:14:08.23</text:p>
          </table:table-cell>
          <table:table-cell office:value-type="float" office:value="14.107745" calcext:value-type="float">
            <text:p>14.107745</text:p>
          </table:table-cell>
        </table:table-row>
        <table:table-row table:style-name="ro1">
          <table:table-cell/>
          <table:table-cell office:value-type="time" office:time-value="PT06H14M36.079429174S" calcext:value-type="time">
            <text:p>06:14:36.08</text:p>
          </table:table-cell>
          <table:table-cell office:value-type="float" office:value="19.013948" calcext:value-type="float">
            <text:p>19.013948</text:p>
          </table:table-cell>
          <table:table-cell/>
          <table:table-cell office:value-type="time" office:time-value="PT06H14M30.091345318S" calcext:value-type="time">
            <text:p>06:14:30.09</text:p>
          </table:table-cell>
          <table:table-cell office:value-type="float" office:value="14.112307" calcext:value-type="float">
            <text:p>14.112307</text:p>
          </table:table-cell>
        </table:table-row>
        <table:table-row table:style-name="ro1">
          <table:table-cell/>
          <table:table-cell office:value-type="time" office:time-value="PT06H15M11.727928388S" calcext:value-type="time">
            <text:p>06:15:11.73</text:p>
          </table:table-cell>
          <table:table-cell office:value-type="float" office:value="19.028841" calcext:value-type="float">
            <text:p>19.028841</text:p>
          </table:table-cell>
          <table:table-cell/>
          <table:table-cell office:value-type="time" office:time-value="PT06H14M46.175570558S" calcext:value-type="time">
            <text:p>06:14:46.18</text:p>
          </table:table-cell>
          <table:table-cell office:value-type="float" office:value="14.123956" calcext:value-type="float">
            <text:p>14.123956</text:p>
          </table:table-cell>
        </table:table-row>
        <table:table-row table:style-name="ro1">
          <table:table-cell/>
          <table:table-cell office:value-type="time" office:time-value="PT06H15M33.504233339S" calcext:value-type="time">
            <text:p>06:15:33.50</text:p>
          </table:table-cell>
          <table:table-cell office:value-type="float" office:value="19.03435" calcext:value-type="float">
            <text:p>19.03435</text:p>
          </table:table-cell>
          <table:table-cell/>
          <table:table-cell office:value-type="time" office:time-value="PT06H15M21.868070389S" calcext:value-type="time">
            <text:p>06:15:21.87</text:p>
          </table:table-cell>
          <table:table-cell office:value-type="float" office:value="14.126454" calcext:value-type="float">
            <text:p>14.126454</text:p>
          </table:table-cell>
        </table:table-row>
        <table:table-row table:style-name="ro1">
          <table:table-cell/>
          <table:table-cell office:value-type="time" office:time-value="PT06H16M07.336707122S" calcext:value-type="time">
            <text:p>06:16:07.34</text:p>
          </table:table-cell>
          <table:table-cell office:value-type="float" office:value="19.04831" calcext:value-type="float">
            <text:p>19.04831</text:p>
          </table:table-cell>
          <table:table-cell/>
          <table:table-cell office:value-type="time" office:time-value="PT06H15M43.660375564S" calcext:value-type="time">
            <text:p>06:15:43.66</text:p>
          </table:table-cell>
          <table:table-cell office:value-type="float" office:value="14.137229" calcext:value-type="float">
            <text:p>14.137229</text:p>
          </table:table-cell>
        </table:table-row>
        <table:table-row table:style-name="ro1">
          <table:table-cell/>
          <table:table-cell office:value-type="time" office:time-value="PT06H16M25.416960315S" calcext:value-type="time">
            <text:p>06:16:25.42</text:p>
          </table:table-cell>
          <table:table-cell office:value-type="float" office:value="19.057773" calcext:value-type="float">
            <text:p>19.057773</text:p>
          </table:table-cell>
          <table:table-cell/>
          <table:table-cell office:value-type="time" office:time-value="PT06H16M17.476849123S" calcext:value-type="time">
            <text:p>06:16:17.48</text:p>
          </table:table-cell>
          <table:table-cell office:value-type="float" office:value="14.144906" calcext:value-type="float">
            <text:p>14.144906</text:p>
          </table:table-cell>
        </table:table-row>
        <table:table-row table:style-name="ro1">
          <table:table-cell/>
          <table:table-cell office:value-type="time" office:time-value="PT06H16M59.157432809S" calcext:value-type="time">
            <text:p>06:16:59.16</text:p>
          </table:table-cell>
          <table:table-cell office:value-type="float" office:value="19.071792" calcext:value-type="float">
            <text:p>19.071792</text:p>
          </table:table-cell>
          <table:table-cell/>
          <table:table-cell office:value-type="time" office:time-value="PT06H16M35.521101811S" calcext:value-type="time">
            <text:p>06:16:35.52</text:p>
          </table:table-cell>
          <table:table-cell office:value-type="float" office:value="14.155886" calcext:value-type="float">
            <text:p>14.155886</text:p>
          </table:table-cell>
        </table:table-row>
        <table:table-row table:style-name="ro1">
          <table:table-cell/>
          <table:table-cell office:value-type="time" office:time-value="PT06H17M15.297658834S" calcext:value-type="time">
            <text:p>06:17:15.30</text:p>
          </table:table-cell>
          <table:table-cell office:value-type="float" office:value="19.078368" calcext:value-type="float">
            <text:p>19.078368</text:p>
          </table:table-cell>
          <table:table-cell/>
          <table:table-cell office:value-type="time" office:time-value="PT06H17M09.309574978S" calcext:value-type="time">
            <text:p>06:17:09.31</text:p>
          </table:table-cell>
          <table:table-cell office:value-type="float" office:value="14.160444" calcext:value-type="float">
            <text:p>14.160444</text:p>
          </table:table-cell>
        </table:table-row>
        <table:table-row table:style-name="ro1">
          <table:table-cell/>
          <table:table-cell office:value-type="time" office:time-value="PT06H17M31.95789214S" calcext:value-type="time">
            <text:p>06:17:31.96</text:p>
          </table:table-cell>
          <table:table-cell office:value-type="float" office:value="19.085411" calcext:value-type="float">
            <text:p>19.085411</text:p>
          </table:table-cell>
          <table:table-cell/>
          <table:table-cell office:value-type="time" office:time-value="PT06H17M25.389800162S" calcext:value-type="time">
            <text:p>06:17:25.39</text:p>
          </table:table-cell>
          <table:table-cell office:value-type="float" office:value="14.165506" calcext:value-type="float">
            <text:p>14.165506</text:p>
          </table:table-cell>
        </table:table-row>
        <table:table-row table:style-name="ro1">
          <table:table-cell/>
          <table:table-cell office:value-type="time" office:time-value="PT06H18M07.914395668S" calcext:value-type="time">
            <text:p>06:18:07.91</text:p>
          </table:table-cell>
          <table:table-cell office:value-type="float" office:value="19.100104" calcext:value-type="float">
            <text:p>19.100104</text:p>
          </table:table-cell>
          <table:table-cell/>
          <table:table-cell office:value-type="time" office:time-value="PT06H17M42.114034365S" calcext:value-type="time">
            <text:p>06:17:42.11</text:p>
          </table:table-cell>
          <table:table-cell office:value-type="float" office:value="14.176817" calcext:value-type="float">
            <text:p>14.176817</text:p>
          </table:table-cell>
        </table:table-row>
        <table:table-row table:style-name="ro1">
          <table:table-cell/>
          <table:table-cell office:value-type="time" office:time-value="PT06H18M29.938704092S" calcext:value-type="time">
            <text:p>06:18:29.94</text:p>
          </table:table-cell>
          <table:table-cell office:value-type="float" office:value="19.114121" calcext:value-type="float">
            <text:p>19.114121</text:p>
          </table:table-cell>
          <table:table-cell/>
          <table:table-cell office:value-type="time" office:time-value="PT06H18M18.066537836S" calcext:value-type="time">
            <text:p>06:18:18.07</text:p>
          </table:table-cell>
          <table:table-cell office:value-type="float" office:value="14.188289" calcext:value-type="float">
            <text:p>14.188289</text:p>
          </table:table-cell>
        </table:table-row>
        <table:table-row table:style-name="ro1">
          <table:table-cell/>
          <table:table-cell office:value-type="time" office:time-value="PT06H18M53.511034194S" calcext:value-type="time">
            <text:p>06:18:53.51</text:p>
          </table:table-cell>
          <table:table-cell office:value-type="float" office:value="19.129086" calcext:value-type="float">
            <text:p>19.129086</text:p>
          </table:table-cell>
          <table:table-cell/>
          <table:table-cell office:value-type="time" office:time-value="PT06H18M40.038845532S" calcext:value-type="time">
            <text:p>06:18:40.04</text:p>
          </table:table-cell>
          <table:table-cell office:value-type="float" office:value="14.200208" calcext:value-type="float">
            <text:p>14.200208</text:p>
          </table:table-cell>
        </table:table-row>
        <table:table-row table:style-name="ro1">
          <table:table-cell/>
          <table:table-cell office:value-type="time" office:time-value="PT06H19M16.039349676S" calcext:value-type="time">
            <text:p>06:19:16.04</text:p>
          </table:table-cell>
          <table:table-cell office:value-type="float" office:value="19.142876" calcext:value-type="float">
            <text:p>19.142876</text:p>
          </table:table-cell>
          <table:table-cell/>
          <table:table-cell office:value-type="time" office:time-value="PT06H19M03.61517569S" calcext:value-type="time">
            <text:p>06:19:03.62</text:p>
          </table:table-cell>
          <table:table-cell office:value-type="float" office:value="14.211187" calcext:value-type="float">
            <text:p>14.211187</text:p>
          </table:table-cell>
        </table:table-row>
        <table:table-row table:style-name="ro1">
          <table:table-cell/>
          <table:table-cell office:value-type="time" office:time-value="PT06H19M38.611665774S" calcext:value-type="time">
            <text:p>06:19:38.61</text:p>
          </table:table-cell>
          <table:table-cell office:value-type="float" office:value="19.157274" calcext:value-type="float">
            <text:p>19.157274</text:p>
          </table:table-cell>
          <table:table-cell/>
          <table:table-cell office:value-type="time" office:time-value="PT06H19M26.131491004S" calcext:value-type="time">
            <text:p>06:19:26.13</text:p>
          </table:table-cell>
          <table:table-cell office:value-type="float" office:value="14.222817" calcext:value-type="float">
            <text:p>14.222817</text:p>
          </table:table-cell>
        </table:table-row>
        <table:table-row table:style-name="ro1">
          <table:table-cell/>
          <table:table-cell office:value-type="time" office:time-value="PT06H19M55.739905635S" calcext:value-type="time">
            <text:p>06:19:55.74</text:p>
          </table:table-cell>
          <table:table-cell office:value-type="float" office:value="19.164077" calcext:value-type="float">
            <text:p>19.164077</text:p>
          </table:table-cell>
          <table:table-cell/>
          <table:table-cell office:value-type="time" office:time-value="PT06H19M48.699807046S" calcext:value-type="time">
            <text:p>06:19:48.70</text:p>
          </table:table-cell>
          <table:table-cell office:value-type="float" office:value="14.227868" calcext:value-type="float">
            <text:p>14.227868</text:p>
          </table:table-cell>
        </table:table-row>
        <table:table-row table:style-name="ro1">
          <table:table-cell/>
          <table:table-cell office:value-type="time" office:time-value="PT06H20M22.788284415S" calcext:value-type="time">
            <text:p>06:20:22.79</text:p>
          </table:table-cell>
          <table:table-cell office:value-type="float" office:value="19.178062" calcext:value-type="float">
            <text:p>19.178062</text:p>
          </table:table-cell>
          <table:table-cell/>
          <table:table-cell office:value-type="time" office:time-value="PT06H20M05.888047747S" calcext:value-type="time">
            <text:p>06:20:05.89</text:p>
          </table:table-cell>
          <table:table-cell office:value-type="float" office:value="14.239134" calcext:value-type="float">
            <text:p>14.239134</text:p>
          </table:table-cell>
        </table:table-row>
        <table:table-row table:style-name="ro1">
          <table:table-cell/>
          <table:table-cell office:value-type="time" office:time-value="PT06H20M45.796606618S" calcext:value-type="time">
            <text:p>06:20:45.80</text:p>
          </table:table-cell>
          <table:table-cell office:value-type="float" office:value="19.193214" calcext:value-type="float">
            <text:p>19.193214</text:p>
          </table:table-cell>
          <table:table-cell/>
          <table:table-cell office:value-type="time" office:time-value="PT06H20M32.952426751S" calcext:value-type="time">
            <text:p>06:20:32.95</text:p>
          </table:table-cell>
          <table:table-cell office:value-type="float" office:value="14.251066" calcext:value-type="float">
            <text:p>14.251066</text:p>
          </table:table-cell>
        </table:table-row>
        <table:table-row table:style-name="ro1">
          <table:table-cell/>
          <table:table-cell office:value-type="time" office:time-value="PT06H21M07.868915715S" calcext:value-type="time">
            <text:p>06:21:07.87</text:p>
          </table:table-cell>
          <table:table-cell office:value-type="float" office:value="19.199847" calcext:value-type="float">
            <text:p>19.199847</text:p>
          </table:table-cell>
          <table:table-cell/>
          <table:table-cell office:value-type="time" office:time-value="PT06H20M55.880747835S" calcext:value-type="time">
            <text:p>06:20:55.88</text:p>
          </table:table-cell>
          <table:table-cell office:value-type="float" office:value="14.255908" calcext:value-type="float">
            <text:p>14.255908</text:p>
          </table:table-cell>
        </table:table-row>
        <table:table-row table:style-name="ro1">
          <table:table-cell/>
          <table:table-cell office:value-type="time" office:time-value="PT06H21M29.749222122S" calcext:value-type="time">
            <text:p>06:21:29.75</text:p>
          </table:table-cell>
          <table:table-cell office:value-type="float" office:value="19.206888" calcext:value-type="float">
            <text:p>19.206888</text:p>
          </table:table-cell>
          <table:table-cell/>
          <table:table-cell office:value-type="time" office:time-value="PT06H21M18.025057939S" calcext:value-type="time">
            <text:p>06:21:18.03</text:p>
          </table:table-cell>
          <table:table-cell office:value-type="float" office:value="14.261462" calcext:value-type="float">
            <text:p>14.261462</text:p>
          </table:table-cell>
        </table:table-row>
        <table:table-row table:style-name="ro1">
          <table:table-cell/>
          <table:table-cell office:value-type="time" office:time-value="PT06H21M46.169452068S" calcext:value-type="time">
            <text:p>06:21:46.17</text:p>
          </table:table-cell>
          <table:table-cell office:value-type="float" office:value="19.213494" calcext:value-type="float">
            <text:p>19.213494</text:p>
          </table:table-cell>
          <table:table-cell/>
          <table:table-cell office:value-type="time" office:time-value="PT06H21M39.897364235S" calcext:value-type="time">
            <text:p>06:21:39.90</text:p>
          </table:table-cell>
          <table:table-cell office:value-type="float" office:value="14.266164" calcext:value-type="float">
            <text:p>14.266164</text:p>
          </table:table-cell>
        </table:table-row>
        <table:table-row table:style-name="ro1">
          <table:table-cell/>
          <table:table-cell office:value-type="time" office:time-value="PT06H22M19.569919801S" calcext:value-type="time">
            <text:p>06:22:19.57</text:p>
          </table:table-cell>
          <table:table-cell office:value-type="float" office:value="19.227908" calcext:value-type="float">
            <text:p>19.227908</text:p>
          </table:table-cell>
          <table:table-cell/>
          <table:table-cell office:value-type="time" office:time-value="PT06H21M56.265593452S" calcext:value-type="time">
            <text:p>06:21:56.27</text:p>
          </table:table-cell>
          <table:table-cell office:value-type="float" office:value="14.277924" calcext:value-type="float">
            <text:p>14.277924</text:p>
          </table:table-cell>
        </table:table-row>
        <table:table-row table:style-name="ro1">
          <table:table-cell/>
          <table:table-cell office:value-type="time" office:time-value="PT06H22M35.742146274S" calcext:value-type="time">
            <text:p>06:22:35.74</text:p>
          </table:table-cell>
          <table:table-cell office:value-type="float" office:value="19.234578" calcext:value-type="float">
            <text:p>19.234578</text:p>
          </table:table-cell>
          <table:table-cell/>
          <table:table-cell office:value-type="time" office:time-value="PT06H22M29.722061969S" calcext:value-type="time">
            <text:p>06:22:29.72</text:p>
          </table:table-cell>
          <table:table-cell office:value-type="float" office:value="14.282695" calcext:value-type="float">
            <text:p>14.282695</text:p>
          </table:table-cell>
        </table:table-row>
        <table:table-row table:style-name="ro1">
          <table:table-cell/>
          <table:table-cell office:value-type="time" office:time-value="PT06H22M57.502451S" calcext:value-type="time">
            <text:p>06:22:57.50</text:p>
          </table:table-cell>
          <table:table-cell office:value-type="float" office:value="19.241446" calcext:value-type="float">
            <text:p>19.241446</text:p>
          </table:table-cell>
          <table:table-cell/>
          <table:table-cell office:value-type="time" office:time-value="PT06H22M45.838287658S" calcext:value-type="time">
            <text:p>06:22:45.84</text:p>
          </table:table-cell>
          <table:table-cell office:value-type="float" office:value="14.287897" calcext:value-type="float">
            <text:p>14.287897</text:p>
          </table:table-cell>
        </table:table-row>
        <table:table-row table:style-name="ro1">
          <table:table-cell/>
          <table:table-cell office:value-type="time" office:time-value="PT06H23M21.286784071S" calcext:value-type="time">
            <text:p>06:23:21.29</text:p>
          </table:table-cell>
          <table:table-cell office:value-type="float" office:value="19.256397" calcext:value-type="float">
            <text:p>19.256397</text:p>
          </table:table-cell>
          <table:table-cell/>
          <table:table-cell office:value-type="time" office:time-value="PT06H23M07.650593113S" calcext:value-type="time">
            <text:p>06:23:07.65</text:p>
          </table:table-cell>
          <table:table-cell office:value-type="float" office:value="14.299393" calcext:value-type="float">
            <text:p>14.299393</text:p>
          </table:table-cell>
        </table:table-row>
        <table:table-row table:style-name="ro1">
          <table:table-cell/>
          <table:table-cell office:value-type="time" office:time-value="PT06H23M43.495095072S" calcext:value-type="time">
            <text:p>06:23:43.50</text:p>
          </table:table-cell>
          <table:table-cell office:value-type="float" office:value="19.263003" calcext:value-type="float">
            <text:p>19.263003</text:p>
          </table:table-cell>
          <table:table-cell/>
          <table:table-cell office:value-type="time" office:time-value="PT06H23M31.386925512S" calcext:value-type="time">
            <text:p>06:23:31.39</text:p>
          </table:table-cell>
          <table:table-cell office:value-type="float" office:value="14.303955" calcext:value-type="float">
            <text:p>14.303955</text:p>
          </table:table-cell>
        </table:table-row>
        <table:table-row table:style-name="ro1">
          <table:table-cell/>
          <table:table-cell office:value-type="time" office:time-value="PT06H24M16.903562917S" calcext:value-type="time">
            <text:p>06:24:16.90</text:p>
          </table:table-cell>
          <table:table-cell office:value-type="float" office:value="19.279895" calcext:value-type="float">
            <text:p>19.279895</text:p>
          </table:table-cell>
          <table:table-cell/>
          <table:table-cell office:value-type="time" office:time-value="PT06H23M53.643237185S" calcext:value-type="time">
            <text:p>06:23:53.64</text:p>
          </table:table-cell>
          <table:table-cell office:value-type="float" office:value="14.316473" calcext:value-type="float">
            <text:p>14.316473</text:p>
          </table:table-cell>
        </table:table-row>
        <table:table-row table:style-name="ro1">
          <table:table-cell/>
          <table:table-cell office:value-type="time" office:time-value="PT06H24M33.039788886S" calcext:value-type="time">
            <text:p>06:24:33.04</text:p>
          </table:table-cell>
          <table:table-cell office:value-type="float" office:value="19.286741" calcext:value-type="float">
            <text:p>19.286741</text:p>
          </table:table-cell>
          <table:table-cell/>
          <table:table-cell office:value-type="time" office:time-value="PT06H24M27.003704358S" calcext:value-type="time">
            <text:p>06:24:27.00</text:p>
          </table:table-cell>
          <table:table-cell office:value-type="float" office:value="14.321666" calcext:value-type="float">
            <text:p>14.321666</text:p>
          </table:table-cell>
        </table:table-row>
        <table:table-row table:style-name="ro1">
          <table:table-cell/>
          <table:table-cell office:value-type="time" office:time-value="PT06H24M55.120098094S" calcext:value-type="time">
            <text:p>06:24:55.12</text:p>
          </table:table-cell>
          <table:table-cell office:value-type="float" office:value="19.29225" calcext:value-type="float">
            <text:p>19.29225</text:p>
          </table:table-cell>
          <table:table-cell/>
          <table:table-cell office:value-type="time" office:time-value="PT06H24M43.127930158S" calcext:value-type="time">
            <text:p>06:24:43.13</text:p>
          </table:table-cell>
          <table:table-cell office:value-type="float" office:value="14.324164" calcext:value-type="float">
            <text:p>14.324164</text:p>
          </table:table-cell>
        </table:table-row>
        <table:table-row table:style-name="ro1">
          <table:table-cell/>
          <table:table-cell office:value-type="time" office:time-value="PT06H25M17.164406798S" calcext:value-type="time">
            <text:p>06:25:17.16</text:p>
          </table:table-cell>
          <table:table-cell office:value-type="float" office:value="19.298856" calcext:value-type="float">
            <text:p>19.298856</text:p>
          </table:table-cell>
          <table:table-cell/>
          <table:table-cell office:value-type="time" office:time-value="PT06H25M05.276240319S" calcext:value-type="time">
            <text:p>06:25:05.28</text:p>
          </table:table-cell>
          <table:table-cell office:value-type="float" office:value="14.328725" calcext:value-type="float">
            <text:p>14.328725</text:p>
          </table:table-cell>
        </table:table-row>
        <table:table-row table:style-name="ro1">
          <table:table-cell/>
          <table:table-cell office:value-type="time" office:time-value="PT06H25M39.748723064S" calcext:value-type="time">
            <text:p>06:25:39.75</text:p>
          </table:table-cell>
          <table:table-cell office:value-type="float" office:value="19.312872" calcext:value-type="float">
            <text:p>19.312872</text:p>
          </table:table-cell>
          <table:table-cell/>
          <table:table-cell office:value-type="time" office:time-value="PT06H25M27.308548855S" calcext:value-type="time">
            <text:p>06:25:27.31</text:p>
          </table:table-cell>
          <table:table-cell office:value-type="float" office:value="14.339702" calcext:value-type="float">
            <text:p>14.339702</text:p>
          </table:table-cell>
        </table:table-row>
        <table:table-row table:style-name="ro1">
          <table:table-cell/>
          <table:table-cell office:value-type="time" office:time-value="PT06H26M13.245192142S" calcext:value-type="time">
            <text:p>06:26:13.25</text:p>
          </table:table-cell>
          <table:table-cell office:value-type="float" office:value="19.327804" calcext:value-type="float">
            <text:p>19.327804</text:p>
          </table:table-cell>
          <table:table-cell/>
          <table:table-cell office:value-type="time" office:time-value="PT06H25M49.856864617S" calcext:value-type="time">
            <text:p>06:25:49.86</text:p>
          </table:table-cell>
          <table:table-cell office:value-type="float" office:value="14.351083" calcext:value-type="float">
            <text:p>14.351083</text:p>
          </table:table-cell>
        </table:table-row>
        <table:table-row table:style-name="ro1">
          <table:table-cell/>
          <table:table-cell office:value-type="time" office:time-value="PT06H26M36.925523757S" calcext:value-type="time">
            <text:p>06:26:36.93</text:p>
          </table:table-cell>
          <table:table-cell office:value-type="float" office:value="19.342788" calcext:value-type="float">
            <text:p>19.342788</text:p>
          </table:table-cell>
          <table:table-cell/>
          <table:table-cell office:value-type="time" office:time-value="PT06H26M23.401334367S" calcext:value-type="time">
            <text:p>06:26:23.40</text:p>
          </table:table-cell>
          <table:table-cell office:value-type="float" office:value="14.363218" calcext:value-type="float">
            <text:p>14.363218</text:p>
          </table:table-cell>
        </table:table-row>
        <table:table-row table:style-name="ro1">
          <table:table-cell/>
          <table:table-cell office:value-type="time" office:time-value="PT06H26M55.861788936S" calcext:value-type="time">
            <text:p>06:26:55.86</text:p>
          </table:table-cell>
          <table:table-cell office:value-type="float" office:value="19.349364" calcext:value-type="float">
            <text:p>19.349364</text:p>
          </table:table-cell>
          <table:table-cell/>
          <table:table-cell office:value-type="time" office:time-value="PT06H26M47.017665085S" calcext:value-type="time">
            <text:p>06:26:47.02</text:p>
          </table:table-cell>
          <table:table-cell office:value-type="float" office:value="14.367777" calcext:value-type="float">
            <text:p>14.367777</text:p>
          </table:table-cell>
        </table:table-row>
        <table:table-row table:style-name="ro1">
          <table:table-cell/>
          <table:table-cell office:value-type="time" office:time-value="PT06H27M31.318285462S" calcext:value-type="time">
            <text:p>06:27:31.32</text:p>
          </table:table-cell>
          <table:table-cell office:value-type="float" office:value="19.364113" calcext:value-type="float">
            <text:p>19.364113</text:p>
          </table:table-cell>
          <table:table-cell/>
          <table:table-cell office:value-type="time" office:time-value="PT06H27M06.009931049S" calcext:value-type="time">
            <text:p>06:27:06.01</text:p>
          </table:table-cell>
          <table:table-cell office:value-type="float" office:value="14.379275" calcext:value-type="float">
            <text:p>14.379275</text:p>
          </table:table-cell>
        </table:table-row>
        <table:table-row table:style-name="ro1">
          <table:table-cell/>
          <table:table-cell office:value-type="time" office:time-value="PT06H28M07.486791958S" calcext:value-type="time">
            <text:p>06:28:07.49</text:p>
          </table:table-cell>
          <table:table-cell office:value-type="float" office:value="19.379275" calcext:value-type="float">
            <text:p>19.379275</text:p>
          </table:table-cell>
          <table:table-cell/>
          <table:table-cell office:value-type="time" office:time-value="PT06H27M41.466427574S" calcext:value-type="time">
            <text:p>06:27:41.47</text:p>
          </table:table-cell>
          <table:table-cell office:value-type="float" office:value="14.391151" calcext:value-type="float">
            <text:p>14.391151</text:p>
          </table:table-cell>
        </table:table-row>
        <table:table-row table:style-name="ro1">
          <table:table-cell/>
          <table:table-cell office:value-type="time" office:time-value="PT06H28M29.639102175S" calcext:value-type="time">
            <text:p>06:28:29.64</text:p>
          </table:table-cell>
          <table:table-cell office:value-type="float" office:value="19.386117" calcext:value-type="float">
            <text:p>19.386117</text:p>
          </table:table-cell>
          <table:table-cell/>
          <table:table-cell office:value-type="time" office:time-value="PT06H28M17.626933959S" calcext:value-type="time">
            <text:p>06:28:17.63</text:p>
          </table:table-cell>
          <table:table-cell office:value-type="float" office:value="14.396368" calcext:value-type="float">
            <text:p>14.396368</text:p>
          </table:table-cell>
        </table:table-row>
        <table:table-row table:style-name="ro1">
          <table:table-cell/>
          <table:table-cell office:value-type="time" office:time-value="PT06H28M46.339336041S" calcext:value-type="time">
            <text:p>06:28:46.34</text:p>
          </table:table-cell>
          <table:table-cell office:value-type="float" office:value="19.392465" calcext:value-type="float">
            <text:p>19.392465</text:p>
          </table:table-cell>
          <table:table-cell/>
          <table:table-cell office:value-type="time" office:time-value="PT06H28M39.771244063S" calcext:value-type="time">
            <text:p>06:28:39.77</text:p>
          </table:table-cell>
          <table:table-cell office:value-type="float" office:value="14.399312" calcext:value-type="float">
            <text:p>14.399312</text:p>
          </table:table-cell>
        </table:table-row>
        <table:table-row table:style-name="ro1">
          <table:table-cell/>
          <table:table-cell office:value-type="time" office:time-value="PT06H29M15.351742325S" calcext:value-type="time">
            <text:p>06:29:15.35</text:p>
          </table:table-cell>
          <table:table-cell office:value-type="float" office:value="19.407814" calcext:value-type="float">
            <text:p>19.407814</text:p>
          </table:table-cell>
          <table:table-cell/>
          <table:table-cell office:value-type="time" office:time-value="PT06H28M56.499478322S" calcext:value-type="time">
            <text:p>06:28:56.50</text:p>
          </table:table-cell>
          <table:table-cell office:value-type="float" office:value="14.411589" calcext:value-type="float">
            <text:p>14.411589</text:p>
          </table:table-cell>
        </table:table-row>
        <table:table-row table:style-name="ro1">
          <table:table-cell/>
          <table:table-cell office:value-type="time" office:time-value="PT06H29M50.680237058S" calcext:value-type="time">
            <text:p>06:29:50.68</text:p>
          </table:table-cell>
          <table:table-cell office:value-type="float" office:value="19.422768" calcext:value-type="float">
            <text:p>19.422768</text:p>
          </table:table-cell>
          <table:table-cell/>
          <table:table-cell office:value-type="time" office:time-value="PT06H29M25.46788399S" calcext:value-type="time">
            <text:p>06:29:25.47</text:p>
          </table:table-cell>
          <table:table-cell office:value-type="float" office:value="14.423089" calcext:value-type="float">
            <text:p>14.423089</text:p>
          </table:table-cell>
        </table:table-row>
        <table:table-row table:style-name="ro1">
          <table:table-cell/>
          <table:table-cell office:value-type="time" office:time-value="PT06H30M12.928548619S" calcext:value-type="time">
            <text:p>06:30:12.93</text:p>
          </table:table-cell>
          <table:table-cell office:value-type="float" office:value="19.429401" calcext:value-type="float">
            <text:p>19.429401</text:p>
          </table:table-cell>
          <table:table-cell/>
          <table:table-cell office:value-type="time" office:time-value="PT06H30M00.824379115S" calcext:value-type="time">
            <text:p>06:30:00.82</text:p>
          </table:table-cell>
          <table:table-cell office:value-type="float" office:value="14.427929" calcext:value-type="float">
            <text:p>14.427929</text:p>
          </table:table-cell>
        </table:table-row>
        <table:table-row table:style-name="ro1">
          <table:table-cell/>
          <table:table-cell office:value-type="time" office:time-value="PT06H30M45.169000108S" calcext:value-type="time">
            <text:p>06:30:45.17</text:p>
          </table:table-cell>
          <table:table-cell office:value-type="float" office:value="19.44456" calcext:value-type="float">
            <text:p>19.44456</text:p>
          </table:table-cell>
          <table:table-cell/>
          <table:table-cell office:value-type="time" office:time-value="PT06H30M23.080690788S" calcext:value-type="time">
            <text:p>06:30:23.08</text:p>
          </table:table-cell>
          <table:table-cell office:value-type="float" office:value="14.439787" calcext:value-type="float">
            <text:p>14.439787</text:p>
          </table:table-cell>
        </table:table-row>
        <table:table-row table:style-name="ro1">
          <table:table-cell/>
          <table:table-cell office:value-type="time" office:time-value="PT06H31M20.677497362S" calcext:value-type="time">
            <text:p>06:31:20.68</text:p>
          </table:table-cell>
          <table:table-cell office:value-type="float" office:value="19.459685" calcext:value-type="float">
            <text:p>19.459685</text:p>
          </table:table-cell>
          <table:table-cell/>
          <table:table-cell office:value-type="time" office:time-value="PT06H30M55.333142445S" calcext:value-type="time">
            <text:p>06:30:55.33</text:p>
          </table:table-cell>
          <table:table-cell office:value-type="float" office:value="14.451579" calcext:value-type="float">
            <text:p>14.451579</text:p>
          </table:table-cell>
        </table:table-row>
        <table:table-row table:style-name="ro1">
          <table:table-cell/>
          <table:table-cell office:value-type="time" office:time-value="PT06H31M42.973809595S" calcext:value-type="time">
            <text:p>06:31:42.97</text:p>
          </table:table-cell>
          <table:table-cell office:value-type="float" office:value="19.466955" calcext:value-type="float">
            <text:p>19.466955</text:p>
          </table:table-cell>
          <table:table-cell/>
          <table:table-cell office:value-type="time" office:time-value="PT06H31M30.817639362S" calcext:value-type="time">
            <text:p>06:31:30.82</text:p>
          </table:table-cell>
          <table:table-cell office:value-type="float" office:value="14.456107" calcext:value-type="float">
            <text:p>14.456107</text:p>
          </table:table-cell>
        </table:table-row>
        <table:table-row table:style-name="ro1">
          <table:table-cell/>
          <table:table-cell office:value-type="time" office:time-value="PT06H32M15.226261252S" calcext:value-type="time">
            <text:p>06:32:15.23</text:p>
          </table:table-cell>
          <table:table-cell office:value-type="float" office:value="19.481126" calcext:value-type="float">
            <text:p>19.481126</text:p>
          </table:table-cell>
          <table:table-cell/>
          <table:table-cell office:value-type="time" office:time-value="PT06H31M53.137951931S" calcext:value-type="time">
            <text:p>06:31:53.14</text:p>
          </table:table-cell>
          <table:table-cell office:value-type="float" office:value="14.467245" calcext:value-type="float">
            <text:p>14.467245</text:p>
          </table:table-cell>
        </table:table-row>
        <table:table-row table:style-name="ro1">
          <table:table-cell/>
          <table:table-cell office:value-type="time" office:time-value="PT06H32M39.810605526S" calcext:value-type="time">
            <text:p>06:32:39.81</text:p>
          </table:table-cell>
          <table:table-cell office:value-type="float" office:value="19.495372" calcext:value-type="float">
            <text:p>19.495372</text:p>
          </table:table-cell>
          <table:table-cell/>
          <table:table-cell office:value-type="time" office:time-value="PT06H32M25.390403588S" calcext:value-type="time">
            <text:p>06:32:25.39</text:p>
          </table:table-cell>
          <table:table-cell office:value-type="float" office:value="14.478716" calcext:value-type="float">
            <text:p>14.478716</text:p>
          </table:table-cell>
        </table:table-row>
        <table:table-row table:style-name="ro1">
          <table:table-cell/>
          <table:table-cell office:value-type="time" office:time-value="PT06H33M03.466936804S" calcext:value-type="time">
            <text:p>06:33:03.47</text:p>
          </table:table-cell>
          <table:table-cell office:value-type="float" office:value="19.510721" calcext:value-type="float">
            <text:p>19.510721</text:p>
          </table:table-cell>
          <table:table-cell/>
          <table:table-cell office:value-type="time" office:time-value="PT06H32M49.918747078S" calcext:value-type="time">
            <text:p>06:32:49.92</text:p>
          </table:table-cell>
          <table:table-cell office:value-type="float" office:value="14.490997" calcext:value-type="float">
            <text:p>14.490997</text:p>
          </table:table-cell>
        </table:table-row>
        <table:table-row table:style-name="ro1">
          <table:table-cell/>
          <table:table-cell office:value-type="time" office:time-value="PT06H33M19.879166638S" calcext:value-type="time">
            <text:p>06:33:19.88</text:p>
          </table:table-cell>
          <table:table-cell office:value-type="float" office:value="19.517324" calcext:value-type="float">
            <text:p>19.517324</text:p>
          </table:table-cell>
          <table:table-cell/>
          <table:table-cell office:value-type="time" office:time-value="PT06H33M13.563078189S" calcext:value-type="time">
            <text:p>06:33:13.56</text:p>
          </table:table-cell>
          <table:table-cell office:value-type="float" office:value="14.495555" calcext:value-type="float">
            <text:p>14.495555</text:p>
          </table:table-cell>
        </table:table-row>
        <table:table-row table:style-name="ro1">
          <table:table-cell/>
          <table:table-cell office:value-type="time" office:time-value="PT06H33M36.183394959S" calcext:value-type="time">
            <text:p>06:33:36.18</text:p>
          </table:table-cell>
          <table:table-cell office:value-type="float" office:value="19.52393" calcext:value-type="float">
            <text:p>19.52393</text:p>
          </table:table-cell>
          <table:table-cell/>
          <table:table-cell office:value-type="time" office:time-value="PT06H33M29.959307798S" calcext:value-type="time">
            <text:p>06:33:29.96</text:p>
          </table:table-cell>
          <table:table-cell office:value-type="float" office:value="14.500257" calcext:value-type="float">
            <text:p>14.500257</text:p>
          </table:table-cell>
        </table:table-row>
        <table:table-row table:style-name="ro1">
          <table:table-cell/>
          <table:table-cell office:value-type="time" office:time-value="PT06H34M05.135800403S" calcext:value-type="time">
            <text:p>06:34:05.14</text:p>
          </table:table-cell>
          <table:table-cell office:value-type="float" office:value="19.538117" calcext:value-type="float">
            <text:p>19.538117</text:p>
          </table:table-cell>
          <table:table-cell/>
          <table:table-cell office:value-type="time" office:time-value="PT06H33M46.291536511S" calcext:value-type="time">
            <text:p>06:33:46.29</text:p>
          </table:table-cell>
          <table:table-cell office:value-type="float" office:value="14.511523" calcext:value-type="float">
            <text:p>14.511523</text:p>
          </table:table-cell>
        </table:table-row>
        <table:table-row table:style-name="ro1">
          <table:table-cell/>
          <table:table-cell office:value-type="time" office:time-value="PT06H34M36.62424136S" calcext:value-type="time">
            <text:p>06:34:36.62</text:p>
          </table:table-cell>
          <table:table-cell office:value-type="float" office:value="19.554528" calcext:value-type="float">
            <text:p>19.554528</text:p>
          </table:table-cell>
          <table:table-cell/>
          <table:table-cell office:value-type="time" office:time-value="PT06H34M15.235941843S" calcext:value-type="time">
            <text:p>06:34:15.24</text:p>
          </table:table-cell>
          <table:table-cell office:value-type="float" office:value="14.524265" calcext:value-type="float">
            <text:p>14.524265</text:p>
          </table:table-cell>
        </table:table-row>
      </table:table>
      <table:table table:name="Sheet2" table:style-name="ta1">
        <table:shapes>
          <draw:frame draw:z-index="0" draw:style-name="gr1" draw:text-style-name="P1" svg:width="739.9pt" svg:height="402.07pt" svg:x="195.11pt" svg:y="37558.29pt">
            <loext:p draw:notify-on-update-of-ranges="Sheet2.A1:Sheet2.A1 Sheet2.A2:Sheet2.A1619 Sheet2.B1:Sheet2.B1 Sheet2.B2:Sheet2.B1619 Sheet2.C1:Sheet2.C1 Sheet2.C2:Sheet2.C16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2"/>
        <table:table-row table:style-name="ro2">
          <table:table-cell table:style-name="ce2" office:value-type="string" calcext:value-type="string">
            <text:p>Timestamp</text:p>
          </table:table-cell>
          <table:table-cell office:value-type="string" calcext:value-type="string">
            <text:p>Log Size (MB)</text:p>
          </table:table-cell>
          <table:table-cell office:value-type="string" calcext:value-type="string">
            <text:p>Journal Size (MB)</text:p>
          </table:table-cell>
        </table:table-row>
        <table:table-row table:style-name="ro2">
          <table:table-cell office:value-type="string" calcext:value-type="string">
            <text:p>2019-10-02 15:47:19</text:p>
          </table:table-cell>
          <table:table-cell office:value-type="float" office:value="0.086218" calcext:value-type="float">
            <text:p>0.086218</text:p>
          </table:table-cell>
          <table:table-cell office:value-type="float" office:value="0.064506" calcext:value-type="float">
            <text:p>0.064506</text:p>
          </table:table-cell>
        </table:table-row>
        <table:table-row table:style-name="ro2">
          <table:table-cell office:value-type="string" calcext:value-type="string">
            <text:p>2019-10-02 15:47:33</text:p>
          </table:table-cell>
          <table:table-cell office:value-type="float" office:value="0.093027" calcext:value-type="float">
            <text:p>0.093027</text:p>
          </table:table-cell>
          <table:table-cell office:value-type="float" office:value="0.069554" calcext:value-type="float">
            <text:p>0.069554</text:p>
          </table:table-cell>
        </table:table-row>
        <table:table-row table:style-name="ro2">
          <table:table-cell office:value-type="string" calcext:value-type="string">
            <text:p>2019-10-02 15:47:55</text:p>
          </table:table-cell>
          <table:table-cell office:value-type="float" office:value="0.106833" calcext:value-type="float">
            <text:p>0.106833</text:p>
          </table:table-cell>
          <table:table-cell office:value-type="float" office:value="0.080574" calcext:value-type="float">
            <text:p>0.080574</text:p>
          </table:table-cell>
        </table:table-row>
        <table:table-row table:style-name="ro2">
          <table:table-cell office:value-type="string" calcext:value-type="string">
            <text:p>2019-10-02 15:48:16</text:p>
          </table:table-cell>
          <table:table-cell office:value-type="float" office:value="0.120823" calcext:value-type="float">
            <text:p>0.120823</text:p>
          </table:table-cell>
          <table:table-cell office:value-type="float" office:value="0.091859" calcext:value-type="float">
            <text:p>0.091859</text:p>
          </table:table-cell>
        </table:table-row>
        <table:table-row table:style-name="ro2">
          <table:table-cell office:value-type="string" calcext:value-type="string">
            <text:p>2019-10-02 15:48:34</text:p>
          </table:table-cell>
          <table:table-cell office:value-type="float" office:value="0.134634" calcext:value-type="float">
            <text:p>0.134634</text:p>
          </table:table-cell>
          <table:table-cell office:value-type="float" office:value="0.102808" calcext:value-type="float">
            <text:p>0.102808</text:p>
          </table:table-cell>
        </table:table-row>
        <table:table-row table:style-name="ro2">
          <table:table-cell office:value-type="string" calcext:value-type="string">
            <text:p>2019-10-02 15:48:54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11343" calcext:value-type="float">
            <text:p>0.11343</text:p>
          </table:table-cell>
        </table:table-row>
        <table:table-row table:style-name="ro2">
          <table:table-cell office:value-type="string" calcext:value-type="string">
            <text:p>2019-10-02 15:49:08</text:p>
          </table:table-cell>
          <table:table-cell office:value-type="float" office:value="0.154932" calcext:value-type="float">
            <text:p>0.154932</text:p>
          </table:table-cell>
          <table:table-cell office:value-type="float" office:value="0.11589" calcext:value-type="float">
            <text:p>0.11589</text:p>
          </table:table-cell>
        </table:table-row>
        <table:table-row table:style-name="ro2">
          <table:table-cell office:value-type="string" calcext:value-type="string">
            <text:p>2019-10-02 15:49:36</text:p>
          </table:table-cell>
          <table:table-cell office:value-type="float" office:value="0.17129" calcext:value-type="float">
            <text:p>0.17129</text:p>
          </table:table-cell>
          <table:table-cell office:value-type="float" office:value="0.129049" calcext:value-type="float">
            <text:p>0.129049</text:p>
          </table:table-cell>
        </table:table-row>
        <table:table-row table:style-name="ro2">
          <table:table-cell office:value-type="string" calcext:value-type="string">
            <text:p>2019-10-02 15:49:57</text:p>
          </table:table-cell>
          <table:table-cell office:value-type="float" office:value="0.185136" calcext:value-type="float">
            <text:p>0.185136</text:p>
          </table:table-cell>
          <table:table-cell office:value-type="float" office:value="0.140208" calcext:value-type="float">
            <text:p>0.140208</text:p>
          </table:table-cell>
        </table:table-row>
        <table:table-row table:style-name="ro2">
          <table:table-cell office:value-type="string" calcext:value-type="string">
            <text:p>2019-10-02 15:50:16</text:p>
          </table:table-cell>
          <table:table-cell office:value-type="float" office:value="0.199155" calcext:value-type="float">
            <text:p>0.199155</text:p>
          </table:table-cell>
          <table:table-cell office:value-type="float" office:value="0.14906" calcext:value-type="float">
            <text:p>0.14906</text:p>
          </table:table-cell>
        </table:table-row>
        <table:table-row table:style-name="ro2">
          <table:table-cell office:value-type="string" calcext:value-type="string">
            <text:p>2019-10-02 15:50:34</text:p>
          </table:table-cell>
          <table:table-cell office:value-type="float" office:value="0.20621" calcext:value-type="float">
            <text:p>0.20621</text:p>
          </table:table-cell>
          <table:table-cell office:value-type="float" office:value="0.154156" calcext:value-type="float">
            <text:p>0.154156</text:p>
          </table:table-cell>
        </table:table-row>
        <table:table-row table:style-name="ro2">
          <table:table-cell office:value-type="string" calcext:value-type="string">
            <text:p>2019-10-02 16:04:29</text:p>
          </table:table-cell>
          <table:table-cell office:value-type="float" office:value="0.514567" calcext:value-type="float">
            <text:p>0.514567</text:p>
          </table:table-cell>
          <table:table-cell office:value-type="float" office:value="0.318078" calcext:value-type="float">
            <text:p>0.318078</text:p>
          </table:table-cell>
        </table:table-row>
        <table:table-row table:style-name="ro2">
          <table:table-cell office:value-type="string" calcext:value-type="string">
            <text:p>2019-10-02 16:04:44</text:p>
          </table:table-cell>
          <table:table-cell office:value-type="float" office:value="0.521372" calcext:value-type="float">
            <text:p>0.521372</text:p>
          </table:table-cell>
          <table:table-cell office:value-type="float" office:value="0.322627" calcext:value-type="float">
            <text:p>0.322627</text:p>
          </table:table-cell>
        </table:table-row>
        <table:table-row table:style-name="ro2">
          <table:table-cell office:value-type="string" calcext:value-type="string">
            <text:p>2019-10-02 16:04:59</text:p>
          </table:table-cell>
          <table:table-cell office:value-type="float" office:value="0.528213" calcext:value-type="float">
            <text:p>0.528213</text:p>
          </table:table-cell>
          <table:table-cell office:value-type="float" office:value="0.327679" calcext:value-type="float">
            <text:p>0.327679</text:p>
          </table:table-cell>
        </table:table-row>
        <table:table-row table:style-name="ro2">
          <table:table-cell office:value-type="string" calcext:value-type="string">
            <text:p>2019-10-02 16:05:27</text:p>
          </table:table-cell>
          <table:table-cell office:value-type="float" office:value="0.545824" calcext:value-type="float">
            <text:p>0.545824</text:p>
          </table:table-cell>
          <table:table-cell office:value-type="float" office:value="0.341776" calcext:value-type="float">
            <text:p>0.341776</text:p>
          </table:table-cell>
        </table:table-row>
        <table:table-row table:style-name="ro2">
          <table:table-cell office:value-type="string" calcext:value-type="string">
            <text:p>2019-10-02 16:05:46</text:p>
          </table:table-cell>
          <table:table-cell office:value-type="float" office:value="0.559856" calcext:value-type="float">
            <text:p>0.559856</text:p>
          </table:table-cell>
          <table:table-cell office:value-type="float" office:value="0.352798" calcext:value-type="float">
            <text:p>0.352798</text:p>
          </table:table-cell>
        </table:table-row>
        <table:table-row table:style-name="ro2">
          <table:table-cell office:value-type="string" calcext:value-type="string">
            <text:p>2019-10-02 16:06:04</text:p>
          </table:table-cell>
          <table:table-cell office:value-type="float" office:value="0.574102" calcext:value-type="float">
            <text:p>0.574102</text:p>
          </table:table-cell>
          <table:table-cell office:value-type="float" office:value="0.364247" calcext:value-type="float">
            <text:p>0.364247</text:p>
          </table:table-cell>
        </table:table-row>
        <table:table-row table:style-name="ro2">
          <table:table-cell office:value-type="string" calcext:value-type="string">
            <text:p>2019-10-02 16:06:18</text:p>
          </table:table-cell>
          <table:table-cell office:value-type="float" office:value="0.580937" calcext:value-type="float">
            <text:p>0.580937</text:p>
          </table:table-cell>
          <table:table-cell office:value-type="float" office:value="0.368939" calcext:value-type="float">
            <text:p>0.368939</text:p>
          </table:table-cell>
        </table:table-row>
        <table:table-row table:style-name="ro2">
          <table:table-cell office:value-type="string" calcext:value-type="string">
            <text:p>2019-10-02 16:06:45</text:p>
          </table:table-cell>
          <table:table-cell office:value-type="float" office:value="0.595888" calcext:value-type="float">
            <text:p>0.595888</text:p>
          </table:table-cell>
          <table:table-cell office:value-type="float" office:value="0.380412" calcext:value-type="float">
            <text:p>0.380412</text:p>
          </table:table-cell>
        </table:table-row>
        <table:table-row table:style-name="ro2">
          <table:table-cell office:value-type="string" calcext:value-type="string">
            <text:p>2019-10-02 16:07:02</text:p>
          </table:table-cell>
          <table:table-cell office:value-type="float" office:value="0.602696" calcext:value-type="float">
            <text:p>0.602696</text:p>
          </table:table-cell>
          <table:table-cell office:value-type="float" office:value="0.384964" calcext:value-type="float">
            <text:p>0.384964</text:p>
          </table:table-cell>
        </table:table-row>
        <table:table-row table:style-name="ro2">
          <table:table-cell office:value-type="string" calcext:value-type="string">
            <text:p>2019-10-02 16:07:17</text:p>
          </table:table-cell>
          <table:table-cell office:value-type="float" office:value="0.609739" calcext:value-type="float">
            <text:p>0.609739</text:p>
          </table:table-cell>
          <table:table-cell office:value-type="float" office:value="0.390016" calcext:value-type="float">
            <text:p>0.390016</text:p>
          </table:table-cell>
        </table:table-row>
        <table:table-row table:style-name="ro2">
          <table:table-cell office:value-type="string" calcext:value-type="string">
            <text:p>2019-10-02 16:07:34</text:p>
          </table:table-cell>
          <table:table-cell office:value-type="float" office:value="0.616547" calcext:value-type="float">
            <text:p>0.616547</text:p>
          </table:table-cell>
          <table:table-cell office:value-type="float" office:value="0.394568" calcext:value-type="float">
            <text:p>0.394568</text:p>
          </table:table-cell>
        </table:table-row>
        <table:table-row table:style-name="ro2">
          <table:table-cell office:value-type="string" calcext:value-type="string">
            <text:p>2019-10-02 16:07:53</text:p>
          </table:table-cell>
          <table:table-cell office:value-type="float" office:value="0.631457" calcext:value-type="float">
            <text:p>0.631457</text:p>
          </table:table-cell>
          <table:table-cell office:value-type="float" office:value="0.405931" calcext:value-type="float">
            <text:p>0.405931</text:p>
          </table:table-cell>
        </table:table-row>
        <table:table-row table:style-name="ro2">
          <table:table-cell office:value-type="string" calcext:value-type="string">
            <text:p>2019-10-02 16:08:07</text:p>
          </table:table-cell>
          <table:table-cell office:value-type="float" office:value="0.638292" calcext:value-type="float">
            <text:p>0.638292</text:p>
          </table:table-cell>
          <table:table-cell office:value-type="float" office:value="0.410638" calcext:value-type="float">
            <text:p>0.410638</text:p>
          </table:table-cell>
        </table:table-row>
        <table:table-row table:style-name="ro2">
          <table:table-cell office:value-type="string" calcext:value-type="string">
            <text:p>2019-10-02 16:08:21</text:p>
          </table:table-cell>
          <table:table-cell office:value-type="float" office:value="0.644956" calcext:value-type="float">
            <text:p>0.644956</text:p>
          </table:table-cell>
          <table:table-cell office:value-type="float" office:value="0.41533" calcext:value-type="float">
            <text:p>0.41533</text:p>
          </table:table-cell>
        </table:table-row>
        <table:table-row table:style-name="ro2">
          <table:table-cell office:value-type="string" calcext:value-type="string">
            <text:p>2019-10-02 16:08:40</text:p>
          </table:table-cell>
          <table:table-cell office:value-type="float" office:value="0.660078" calcext:value-type="float">
            <text:p>0.660078</text:p>
          </table:table-cell>
          <table:table-cell office:value-type="float" office:value="0.42711" calcext:value-type="float">
            <text:p>0.42711</text:p>
          </table:table-cell>
        </table:table-row>
        <table:table-row table:style-name="ro2">
          <table:table-cell office:value-type="string" calcext:value-type="string">
            <text:p>2019-10-02 16:08:59</text:p>
          </table:table-cell>
          <table:table-cell office:value-type="float" office:value="0.674976" calcext:value-type="float">
            <text:p>0.674976</text:p>
          </table:table-cell>
          <table:table-cell office:value-type="float" office:value="0.438401" calcext:value-type="float">
            <text:p>0.438401</text:p>
          </table:table-cell>
        </table:table-row>
        <table:table-row table:style-name="ro2">
          <table:table-cell office:value-type="string" calcext:value-type="string">
            <text:p>2019-10-02 16:09:13</text:p>
          </table:table-cell>
          <table:table-cell office:value-type="float" office:value="0.681784" calcext:value-type="float">
            <text:p>0.681784</text:p>
          </table:table-cell>
          <table:table-cell office:value-type="float" office:value="0.442953" calcext:value-type="float">
            <text:p>0.442953</text:p>
          </table:table-cell>
        </table:table-row>
        <table:table-row table:style-name="ro2">
          <table:table-cell office:value-type="string" calcext:value-type="string">
            <text:p>2019-10-02 16:09:28</text:p>
          </table:table-cell>
          <table:table-cell office:value-type="float" office:value="0.688652" calcext:value-type="float">
            <text:p>0.688652</text:p>
          </table:table-cell>
          <table:table-cell office:value-type="float" office:value="0.448145" calcext:value-type="float">
            <text:p>0.448145</text:p>
          </table:table-cell>
        </table:table-row>
        <table:table-row table:style-name="ro2">
          <table:table-cell office:value-type="string" calcext:value-type="string">
            <text:p>2019-10-02 16:09:51</text:p>
          </table:table-cell>
          <table:table-cell office:value-type="float" office:value="0.702849" calcext:value-type="float">
            <text:p>0.702849</text:p>
          </table:table-cell>
          <table:table-cell office:value-type="float" office:value="0.459334" calcext:value-type="float">
            <text:p>0.459334</text:p>
          </table:table-cell>
        </table:table-row>
        <table:table-row table:style-name="ro2">
          <table:table-cell office:value-type="string" calcext:value-type="string">
            <text:p>2019-10-02 16:10:14</text:p>
          </table:table-cell>
          <table:table-cell office:value-type="float" office:value="0.717247" calcext:value-type="float">
            <text:p>0.717247</text:p>
          </table:table-cell>
          <table:table-cell office:value-type="float" office:value="0.470943" calcext:value-type="float">
            <text:p>0.470943</text:p>
          </table:table-cell>
        </table:table-row>
        <table:table-row table:style-name="ro2">
          <table:table-cell office:value-type="string" calcext:value-type="string">
            <text:p>2019-10-02 16:10:28</text:p>
          </table:table-cell>
          <table:table-cell office:value-type="float" office:value="0.72429" calcext:value-type="float">
            <text:p>0.72429</text:p>
          </table:table-cell>
          <table:table-cell office:value-type="float" office:value="0.475995" calcext:value-type="float">
            <text:p>0.475995</text:p>
          </table:table-cell>
        </table:table-row>
        <table:table-row table:style-name="ro2">
          <table:table-cell office:value-type="string" calcext:value-type="string">
            <text:p>2019-10-02 16:10:42</text:p>
          </table:table-cell>
          <table:table-cell office:value-type="float" office:value="0.731333" calcext:value-type="float">
            <text:p>0.731333</text:p>
          </table:table-cell>
          <table:table-cell office:value-type="float" office:value="0.481047" calcext:value-type="float">
            <text:p>0.481047</text:p>
          </table:table-cell>
        </table:table-row>
        <table:table-row table:style-name="ro2">
          <table:table-cell office:value-type="string" calcext:value-type="string">
            <text:p>2019-10-02 16:10:59</text:p>
          </table:table-cell>
          <table:table-cell office:value-type="float" office:value="0.738168" calcext:value-type="float">
            <text:p>0.738168</text:p>
          </table:table-cell>
          <table:table-cell office:value-type="float" office:value="0.485739" calcext:value-type="float">
            <text:p>0.485739</text:p>
          </table:table-cell>
        </table:table-row>
        <table:table-row table:style-name="ro2">
          <table:table-cell office:value-type="string" calcext:value-type="string">
            <text:p>2019-10-02 20:44:31</text:p>
          </table:table-cell>
          <table:table-cell office:value-type="float" office:value="1.404727" calcext:value-type="float">
            <text:p>1.404727</text:p>
          </table:table-cell>
          <table:table-cell office:value-type="float" office:value="0.866543" calcext:value-type="float">
            <text:p>0.866543</text:p>
          </table:table-cell>
        </table:table-row>
        <table:table-row table:style-name="ro2">
          <table:table-cell office:value-type="string" calcext:value-type="string">
            <text:p>2019-10-02 20:45:46</text:p>
          </table:table-cell>
          <table:table-cell office:value-type="float" office:value="1.496298" calcext:value-type="float">
            <text:p>1.496298</text:p>
          </table:table-cell>
          <table:table-cell office:value-type="float" office:value="0.934076" calcext:value-type="float">
            <text:p>0.934076</text:p>
          </table:table-cell>
        </table:table-row>
        <table:table-row table:style-name="ro2">
          <table:table-cell office:value-type="string" calcext:value-type="string">
            <text:p>2019-10-02 20:46:01</text:p>
          </table:table-cell>
          <table:table-cell office:value-type="float" office:value="1.503118" calcext:value-type="float">
            <text:p>1.503118</text:p>
          </table:table-cell>
          <table:table-cell office:value-type="float" office:value="0.938673" calcext:value-type="float">
            <text:p>0.938673</text:p>
          </table:table-cell>
        </table:table-row>
        <table:table-row table:style-name="ro2">
          <table:table-cell office:value-type="string" calcext:value-type="string">
            <text:p>2019-10-02 20:46:21</text:p>
          </table:table-cell>
          <table:table-cell office:value-type="float" office:value="1.517107" calcext:value-type="float">
            <text:p>1.517107</text:p>
          </table:table-cell>
          <table:table-cell office:value-type="float" office:value="0.949503" calcext:value-type="float">
            <text:p>0.949503</text:p>
          </table:table-cell>
        </table:table-row>
        <table:table-row table:style-name="ro2">
          <table:table-cell office:value-type="string" calcext:value-type="string">
            <text:p>2019-10-02 20:46:36</text:p>
          </table:table-cell>
          <table:table-cell office:value-type="float" office:value="1.523915" calcext:value-type="float">
            <text:p>1.523915</text:p>
          </table:table-cell>
          <table:table-cell office:value-type="float" office:value="0.954055" calcext:value-type="float">
            <text:p>0.954055</text:p>
          </table:table-cell>
        </table:table-row>
        <table:table-row table:style-name="ro2">
          <table:table-cell office:value-type="string" calcext:value-type="string">
            <text:p>2019-10-02 20:46:59</text:p>
          </table:table-cell>
          <table:table-cell office:value-type="float" office:value="1.539064" calcext:value-type="float">
            <text:p>1.539064</text:p>
          </table:table-cell>
          <table:table-cell office:value-type="float" office:value="0.965959" calcext:value-type="float">
            <text:p>0.965959</text:p>
          </table:table-cell>
        </table:table-row>
        <table:table-row table:style-name="ro2">
          <table:table-cell office:value-type="string" calcext:value-type="string">
            <text:p>2019-10-02 20:47:19</text:p>
          </table:table-cell>
          <table:table-cell office:value-type="float" office:value="1.553064" calcext:value-type="float">
            <text:p>1.553064</text:p>
          </table:table-cell>
          <table:table-cell office:value-type="float" office:value="0.977074" calcext:value-type="float">
            <text:p>0.977074</text:p>
          </table:table-cell>
        </table:table-row>
        <table:table-row table:style-name="ro2">
          <table:table-cell office:value-type="string" calcext:value-type="string">
            <text:p>2019-10-02 20:47:57</text:p>
          </table:table-cell>
          <table:table-cell office:value-type="float" office:value="1.593776" calcext:value-type="float">
            <text:p>1.593776</text:p>
          </table:table-cell>
          <table:table-cell office:value-type="float" office:value="1.006457" calcext:value-type="float">
            <text:p>1.006457</text:p>
          </table:table-cell>
        </table:table-row>
        <table:table-row table:style-name="ro2">
          <table:table-cell office:value-type="string" calcext:value-type="string">
            <text:p>2019-10-02 20:48:17</text:p>
          </table:table-cell>
          <table:table-cell office:value-type="float" office:value="1.609593" calcext:value-type="float">
            <text:p>1.609593</text:p>
          </table:table-cell>
          <table:table-cell office:value-type="float" office:value="1.019008" calcext:value-type="float">
            <text:p>1.019008</text:p>
          </table:table-cell>
        </table:table-row>
        <table:table-row table:style-name="ro2">
          <table:table-cell office:value-type="string" calcext:value-type="string">
            <text:p>2019-10-02 20:48:37</text:p>
          </table:table-cell>
          <table:table-cell office:value-type="float" office:value="1.625054" calcext:value-type="float">
            <text:p>1.625054</text:p>
          </table:table-cell>
          <table:table-cell office:value-type="float" office:value="1.030807" calcext:value-type="float">
            <text:p>1.030807</text:p>
          </table:table-cell>
        </table:table-row>
        <table:table-row table:style-name="ro2">
          <table:table-cell office:value-type="string" calcext:value-type="string">
            <text:p>2019-10-02 20:49:00</text:p>
          </table:table-cell>
          <table:table-cell office:value-type="float" office:value="1.638844" calcext:value-type="float">
            <text:p>1.638844</text:p>
          </table:table-cell>
          <table:table-cell office:value-type="float" office:value="1.041764" calcext:value-type="float">
            <text:p>1.041764</text:p>
          </table:table-cell>
        </table:table-row>
        <table:table-row table:style-name="ro2">
          <table:table-cell office:value-type="string" calcext:value-type="string">
            <text:p>2019-10-02 20:49:16</text:p>
          </table:table-cell>
          <table:table-cell office:value-type="float" office:value="1.645887" calcext:value-type="float">
            <text:p>1.645887</text:p>
          </table:table-cell>
          <table:table-cell office:value-type="float" office:value="1.045792" calcext:value-type="float">
            <text:p>1.045792</text:p>
          </table:table-cell>
        </table:table-row>
        <table:table-row table:style-name="ro2">
          <table:table-cell office:value-type="string" calcext:value-type="string">
            <text:p>2019-10-02 20:49:36</text:p>
          </table:table-cell>
          <table:table-cell office:value-type="float" office:value="1.659683" calcext:value-type="float">
            <text:p>1.659683</text:p>
          </table:table-cell>
          <table:table-cell office:value-type="float" office:value="1.056785" calcext:value-type="float">
            <text:p>1.056785</text:p>
          </table:table-cell>
        </table:table-row>
        <table:table-row table:style-name="ro2">
          <table:table-cell office:value-type="string" calcext:value-type="string">
            <text:p>2019-10-02 20:50:19</text:p>
          </table:table-cell>
          <table:table-cell office:value-type="float" office:value="1.70022" calcext:value-type="float">
            <text:p>1.70022</text:p>
          </table:table-cell>
          <table:table-cell office:value-type="float" office:value="1.086308" calcext:value-type="float">
            <text:p>1.086308</text:p>
          </table:table-cell>
        </table:table-row>
        <table:table-row table:style-name="ro2">
          <table:table-cell office:value-type="string" calcext:value-type="string">
            <text:p>2019-10-02 20:50:38</text:p>
          </table:table-cell>
          <table:table-cell office:value-type="float" office:value="1.715569" calcext:value-type="float">
            <text:p>1.715569</text:p>
          </table:table-cell>
          <table:table-cell office:value-type="float" office:value="1.098565" calcext:value-type="float">
            <text:p>1.098565</text:p>
          </table:table-cell>
        </table:table-row>
        <table:table-row table:style-name="ro2">
          <table:table-cell office:value-type="string" calcext:value-type="string">
            <text:p>2019-10-02 20:50:52</text:p>
          </table:table-cell>
          <table:table-cell office:value-type="float" office:value="1.722175" calcext:value-type="float">
            <text:p>1.722175</text:p>
          </table:table-cell>
          <table:table-cell office:value-type="float" office:value="1.103257" calcext:value-type="float">
            <text:p>1.103257</text:p>
          </table:table-cell>
        </table:table-row>
        <table:table-row table:style-name="ro2">
          <table:table-cell office:value-type="string" calcext:value-type="string">
            <text:p>2019-10-02 20:51:11</text:p>
          </table:table-cell>
          <table:table-cell office:value-type="float" office:value="1.736174" calcext:value-type="float">
            <text:p>1.736174</text:p>
          </table:table-cell>
          <table:table-cell office:value-type="float" office:value="1.114608" calcext:value-type="float">
            <text:p>1.114608</text:p>
          </table:table-cell>
        </table:table-row>
        <table:table-row table:style-name="ro2">
          <table:table-cell office:value-type="string" calcext:value-type="string">
            <text:p>2019-10-02 20:51:35</text:p>
          </table:table-cell>
          <table:table-cell office:value-type="float" office:value="1.751128" calcext:value-type="float">
            <text:p>1.751128</text:p>
          </table:table-cell>
          <table:table-cell office:value-type="float" office:value="1.126376" calcext:value-type="float">
            <text:p>1.126376</text:p>
          </table:table-cell>
        </table:table-row>
        <table:table-row table:style-name="ro2">
          <table:table-cell office:value-type="string" calcext:value-type="string">
            <text:p>2019-10-02 20:52:14</text:p>
          </table:table-cell>
          <table:table-cell office:value-type="float" office:value="1.79317" calcext:value-type="float">
            <text:p>1.79317</text:p>
          </table:table-cell>
          <table:table-cell office:value-type="float" office:value="1.15679" calcext:value-type="float">
            <text:p>1.15679</text:p>
          </table:table-cell>
        </table:table-row>
        <table:table-row table:style-name="ro2">
          <table:table-cell office:value-type="string" calcext:value-type="string">
            <text:p>2019-10-02 20:52:28</text:p>
          </table:table-cell>
          <table:table-cell office:value-type="float" office:value="1.799749" calcext:value-type="float">
            <text:p>1.799749</text:p>
          </table:table-cell>
          <table:table-cell office:value-type="float" office:value="1.161342" calcext:value-type="float">
            <text:p>1.161342</text:p>
          </table:table-cell>
        </table:table-row>
        <table:table-row table:style-name="ro2">
          <table:table-cell office:value-type="string" calcext:value-type="string">
            <text:p>2019-10-02 20:52:45</text:p>
          </table:table-cell>
          <table:table-cell office:value-type="float" office:value="1.806141" calcext:value-type="float">
            <text:p>1.806141</text:p>
          </table:table-cell>
          <table:table-cell office:value-type="float" office:value="1.164452" calcext:value-type="float">
            <text:p>1.164452</text:p>
          </table:table-cell>
        </table:table-row>
        <table:table-row table:style-name="ro2">
          <table:table-cell office:value-type="string" calcext:value-type="string">
            <text:p>2019-10-02 20:53:08</text:p>
          </table:table-cell>
          <table:table-cell office:value-type="float" office:value="1.819926" calcext:value-type="float">
            <text:p>1.819926</text:p>
          </table:table-cell>
          <table:table-cell office:value-type="float" office:value="1.175346" calcext:value-type="float">
            <text:p>1.175346</text:p>
          </table:table-cell>
        </table:table-row>
        <table:table-row table:style-name="ro2">
          <table:table-cell office:value-type="string" calcext:value-type="string">
            <text:p>2019-10-02 20:53:24</text:p>
          </table:table-cell>
          <table:table-cell office:value-type="float" office:value="1.826988" calcext:value-type="float">
            <text:p>1.826988</text:p>
          </table:table-cell>
          <table:table-cell office:value-type="float" office:value="1.18053" calcext:value-type="float">
            <text:p>1.18053</text:p>
          </table:table-cell>
        </table:table-row>
        <table:table-row table:style-name="ro2">
          <table:table-cell office:value-type="string" calcext:value-type="string">
            <text:p>2019-10-02 20:53:58</text:p>
          </table:table-cell>
          <table:table-cell office:value-type="float" office:value="1.868856" calcext:value-type="float">
            <text:p>1.868856</text:p>
          </table:table-cell>
          <table:table-cell office:value-type="float" office:value="1.210634" calcext:value-type="float">
            <text:p>1.210634</text:p>
          </table:table-cell>
        </table:table-row>
        <table:table-row table:style-name="ro2">
          <table:table-cell office:value-type="string" calcext:value-type="string">
            <text:p>2019-10-02 20:54:13</text:p>
          </table:table-cell>
          <table:table-cell office:value-type="float" office:value="1.87567" calcext:value-type="float">
            <text:p>1.87567</text:p>
          </table:table-cell>
          <table:table-cell office:value-type="float" office:value="1.215686" calcext:value-type="float">
            <text:p>1.215686</text:p>
          </table:table-cell>
        </table:table-row>
        <table:table-row table:style-name="ro2">
          <table:table-cell office:value-type="string" calcext:value-type="string">
            <text:p>2019-10-02 20:54:27</text:p>
          </table:table-cell>
          <table:table-cell office:value-type="float" office:value="1.882713" calcext:value-type="float">
            <text:p>1.882713</text:p>
          </table:table-cell>
          <table:table-cell office:value-type="float" office:value="1.220738" calcext:value-type="float">
            <text:p>1.220738</text:p>
          </table:table-cell>
        </table:table-row>
        <table:table-row table:style-name="ro2">
          <table:table-cell office:value-type="string" calcext:value-type="string">
            <text:p>2019-10-02 20:54:50</text:p>
          </table:table-cell>
          <table:table-cell office:value-type="float" office:value="1.897175" calcext:value-type="float">
            <text:p>1.897175</text:p>
          </table:table-cell>
          <table:table-cell office:value-type="float" office:value="1.230538" calcext:value-type="float">
            <text:p>1.230538</text:p>
          </table:table-cell>
        </table:table-row>
        <table:table-row table:style-name="ro2">
          <table:table-cell office:value-type="string" calcext:value-type="string">
            <text:p>2019-10-02 20:55:07</text:p>
          </table:table-cell>
          <table:table-cell office:value-type="float" office:value="1.904218" calcext:value-type="float">
            <text:p>1.904218</text:p>
          </table:table-cell>
          <table:table-cell office:value-type="float" office:value="1.23559" calcext:value-type="float">
            <text:p>1.23559</text:p>
          </table:table-cell>
        </table:table-row>
        <table:table-row table:style-name="ro2">
          <table:table-cell office:value-type="string" calcext:value-type="string">
            <text:p>2019-10-02 20:55:21</text:p>
          </table:table-cell>
          <table:table-cell office:value-type="float" office:value="1.910851" calcext:value-type="float">
            <text:p>1.910851</text:p>
          </table:table-cell>
          <table:table-cell office:value-type="float" office:value="1.240281" calcext:value-type="float">
            <text:p>1.240281</text:p>
          </table:table-cell>
        </table:table-row>
        <table:table-row table:style-name="ro2">
          <table:table-cell office:value-type="string" calcext:value-type="string">
            <text:p>2019-10-02 20:55:35</text:p>
          </table:table-cell>
          <table:table-cell office:value-type="float" office:value="1.917457" calcext:value-type="float">
            <text:p>1.917457</text:p>
          </table:table-cell>
          <table:table-cell office:value-type="float" office:value="1.244833" calcext:value-type="float">
            <text:p>1.244833</text:p>
          </table:table-cell>
        </table:table-row>
        <table:table-row table:style-name="ro2">
          <table:table-cell office:value-type="string" calcext:value-type="string">
            <text:p>2019-10-02 20:55:58</text:p>
          </table:table-cell>
          <table:table-cell office:value-type="float" office:value="1.934875" calcext:value-type="float">
            <text:p>1.934875</text:p>
          </table:table-cell>
          <table:table-cell office:value-type="float" office:value="1.259091" calcext:value-type="float">
            <text:p>1.259091</text:p>
          </table:table-cell>
        </table:table-row>
        <table:table-row table:style-name="ro2">
          <table:table-cell office:value-type="string" calcext:value-type="string">
            <text:p>2019-10-02 20:56:23</text:p>
          </table:table-cell>
          <table:table-cell office:value-type="float" office:value="1.948867" calcext:value-type="float">
            <text:p>1.948867</text:p>
          </table:table-cell>
          <table:table-cell office:value-type="float" office:value="1.269908" calcext:value-type="float">
            <text:p>1.269908</text:p>
          </table:table-cell>
        </table:table-row>
        <table:table-row table:style-name="ro2">
          <table:table-cell office:value-type="string" calcext:value-type="string">
            <text:p>2019-10-02 20:56:51</text:p>
          </table:table-cell>
          <table:table-cell office:value-type="float" office:value="1.963806" calcext:value-type="float">
            <text:p>1.963806</text:p>
          </table:table-cell>
          <table:table-cell office:value-type="float" office:value="1.28129" calcext:value-type="float">
            <text:p>1.28129</text:p>
          </table:table-cell>
        </table:table-row>
        <table:table-row table:style-name="ro2">
          <table:table-cell office:value-type="string" calcext:value-type="string">
            <text:p>2019-10-02 20:57:11</text:p>
          </table:table-cell>
          <table:table-cell office:value-type="float" office:value="1.979904" calcext:value-type="float">
            <text:p>1.979904</text:p>
          </table:table-cell>
          <table:table-cell office:value-type="float" office:value="1.293466" calcext:value-type="float">
            <text:p>1.293466</text:p>
          </table:table-cell>
        </table:table-row>
        <table:table-row table:style-name="ro2">
          <table:table-cell office:value-type="string" calcext:value-type="string">
            <text:p>2019-10-02 20:57:45</text:p>
          </table:table-cell>
          <table:table-cell office:value-type="float" office:value="2.024017" calcext:value-type="float">
            <text:p>2.024017</text:p>
          </table:table-cell>
          <table:table-cell office:value-type="float" office:value="1.324314" calcext:value-type="float">
            <text:p>1.324314</text:p>
          </table:table-cell>
        </table:table-row>
        <table:table-row table:style-name="ro2">
          <table:table-cell office:value-type="string" calcext:value-type="string">
            <text:p>2019-10-02 20:57:59</text:p>
          </table:table-cell>
          <table:table-cell office:value-type="float" office:value="2.031049" calcext:value-type="float">
            <text:p>2.031049</text:p>
          </table:table-cell>
          <table:table-cell office:value-type="float" office:value="1.329354" calcext:value-type="float">
            <text:p>1.329354</text:p>
          </table:table-cell>
        </table:table-row>
        <table:table-row table:style-name="ro2">
          <table:table-cell office:value-type="string" calcext:value-type="string">
            <text:p>2019-10-02 20:58:18</text:p>
          </table:table-cell>
          <table:table-cell office:value-type="float" office:value="2.046171" calcext:value-type="float">
            <text:p>2.046171</text:p>
          </table:table-cell>
          <table:table-cell office:value-type="float" office:value="1.341119" calcext:value-type="float">
            <text:p>1.341119</text:p>
          </table:table-cell>
        </table:table-row>
        <table:table-row table:style-name="ro2">
          <table:table-cell office:value-type="string" calcext:value-type="string">
            <text:p>2019-10-02 20:58:32</text:p>
          </table:table-cell>
          <table:table-cell office:value-type="float" office:value="2.053024" calcext:value-type="float">
            <text:p>2.053024</text:p>
          </table:table-cell>
          <table:table-cell office:value-type="float" office:value="1.346311" calcext:value-type="float">
            <text:p>1.346311</text:p>
          </table:table-cell>
        </table:table-row>
        <table:table-row table:style-name="ro2">
          <table:table-cell office:value-type="string" calcext:value-type="string">
            <text:p>2019-10-02 20:58:49</text:p>
          </table:table-cell>
          <table:table-cell office:value-type="float" office:value="2.059642" calcext:value-type="float">
            <text:p>2.059642</text:p>
          </table:table-cell>
          <table:table-cell office:value-type="float" office:value="1.348803" calcext:value-type="float">
            <text:p>1.348803</text:p>
          </table:table-cell>
        </table:table-row>
        <table:table-row table:style-name="ro2">
          <table:table-cell office:value-type="string" calcext:value-type="string">
            <text:p>2019-10-02 20:59:07</text:p>
          </table:table-cell>
          <table:table-cell office:value-type="float" office:value="2.066275" calcext:value-type="float">
            <text:p>2.066275</text:p>
          </table:table-cell>
          <table:table-cell office:value-type="float" office:value="1.353635" calcext:value-type="float">
            <text:p>1.353635</text:p>
          </table:table-cell>
        </table:table-row>
        <table:table-row table:style-name="ro2">
          <table:table-cell office:value-type="string" calcext:value-type="string">
            <text:p>2019-10-02 20:59:38</text:p>
          </table:table-cell>
          <table:table-cell office:value-type="float" office:value="2.106877" calcext:value-type="float">
            <text:p>2.106877</text:p>
          </table:table-cell>
          <table:table-cell office:value-type="float" office:value="1.382931" calcext:value-type="float">
            <text:p>1.382931</text:p>
          </table:table-cell>
        </table:table-row>
        <table:table-row table:style-name="ro2">
          <table:table-cell office:value-type="string" calcext:value-type="string">
            <text:p>2019-10-02 21:00:04</text:p>
          </table:table-cell>
          <table:table-cell office:value-type="float" office:value="2.120896" calcext:value-type="float">
            <text:p>2.120896</text:p>
          </table:table-cell>
          <table:table-cell office:value-type="float" office:value="1.393888" calcext:value-type="float">
            <text:p>1.393888</text:p>
          </table:table-cell>
        </table:table-row>
        <table:table-row table:style-name="ro2">
          <table:table-cell office:value-type="string" calcext:value-type="string">
            <text:p>2019-10-02 21:00:23</text:p>
          </table:table-cell>
          <table:table-cell office:value-type="float" office:value="2.134915" calcext:value-type="float">
            <text:p>2.134915</text:p>
          </table:table-cell>
          <table:table-cell office:value-type="float" office:value="1.404846" calcext:value-type="float">
            <text:p>1.404846</text:p>
          </table:table-cell>
        </table:table-row>
        <table:table-row table:style-name="ro2">
          <table:table-cell office:value-type="string" calcext:value-type="string">
            <text:p>2019-10-02 21:00:41</text:p>
          </table:table-cell>
          <table:table-cell office:value-type="float" office:value="2.149813" calcext:value-type="float">
            <text:p>2.149813</text:p>
          </table:table-cell>
          <table:table-cell office:value-type="float" office:value="1.416122" calcext:value-type="float">
            <text:p>1.416122</text:p>
          </table:table-cell>
        </table:table-row>
        <table:table-row table:style-name="ro2">
          <table:table-cell office:value-type="string" calcext:value-type="string">
            <text:p>2019-10-02 21:00:58</text:p>
          </table:table-cell>
          <table:table-cell office:value-type="float" office:value="2.160199" calcext:value-type="float">
            <text:p>2.160199</text:p>
          </table:table-cell>
          <table:table-cell office:value-type="float" office:value="1.423215" calcext:value-type="float">
            <text:p>1.423215</text:p>
          </table:table-cell>
        </table:table-row>
        <table:table-row table:style-name="ro2">
          <table:table-cell office:value-type="string" calcext:value-type="string">
            <text:p>2019-10-02 21:01:34</text:p>
          </table:table-cell>
          <table:table-cell office:value-type="float" office:value="2.187972" calcext:value-type="float">
            <text:p>2.187972</text:p>
          </table:table-cell>
          <table:table-cell office:value-type="float" office:value="1.445588" calcext:value-type="float">
            <text:p>1.445588</text:p>
          </table:table-cell>
        </table:table-row>
        <table:table-row table:style-name="ro2">
          <table:table-cell office:value-type="string" calcext:value-type="string">
            <text:p>2019-10-02 21:01:52</text:p>
          </table:table-cell>
          <table:table-cell office:value-type="float" office:value="2.195044" calcext:value-type="float">
            <text:p>2.195044</text:p>
          </table:table-cell>
          <table:table-cell office:value-type="float" office:value="1.449692" calcext:value-type="float">
            <text:p>1.449692</text:p>
          </table:table-cell>
        </table:table-row>
        <table:table-row table:style-name="ro2">
          <table:table-cell office:value-type="string" calcext:value-type="string">
            <text:p>2019-10-02 21:02:18</text:p>
          </table:table-cell>
          <table:table-cell office:value-type="float" office:value="2.209231" calcext:value-type="float">
            <text:p>2.209231</text:p>
          </table:table-cell>
          <table:table-cell office:value-type="float" office:value="1.460936" calcext:value-type="float">
            <text:p>1.460936</text:p>
          </table:table-cell>
        </table:table-row>
        <table:table-row table:style-name="ro2">
          <table:table-cell office:value-type="string" calcext:value-type="string">
            <text:p>2019-10-02 21:02:32</text:p>
          </table:table-cell>
          <table:table-cell office:value-type="float" office:value="2.21633" calcext:value-type="float">
            <text:p>2.21633</text:p>
          </table:table-cell>
          <table:table-cell office:value-type="float" office:value="1.466189" calcext:value-type="float">
            <text:p>1.466189</text:p>
          </table:table-cell>
        </table:table-row>
        <table:table-row table:style-name="ro2">
          <table:table-cell office:value-type="string" calcext:value-type="string">
            <text:p>2019-10-02 21:02:56</text:p>
          </table:table-cell>
          <table:table-cell office:value-type="float" office:value="2.230517" calcext:value-type="float">
            <text:p>2.230517</text:p>
          </table:table-cell>
          <table:table-cell office:value-type="float" office:value="1.477435" calcext:value-type="float">
            <text:p>1.477435</text:p>
          </table:table-cell>
        </table:table-row>
        <table:table-row table:style-name="ro2">
          <table:table-cell office:value-type="string" calcext:value-type="string">
            <text:p>2019-10-02 21:03:10</text:p>
          </table:table-cell>
          <table:table-cell office:value-type="float" office:value="2.237616" calcext:value-type="float">
            <text:p>2.237616</text:p>
          </table:table-cell>
          <table:table-cell office:value-type="float" office:value="1.482688" calcext:value-type="float">
            <text:p>1.482688</text:p>
          </table:table-cell>
        </table:table-row>
        <table:table-row table:style-name="ro2">
          <table:table-cell office:value-type="string" calcext:value-type="string">
            <text:p>2019-10-02 21:03:37</text:p>
          </table:table-cell>
          <table:table-cell office:value-type="float" office:value="2.251632" calcext:value-type="float">
            <text:p>2.251632</text:p>
          </table:table-cell>
          <table:table-cell office:value-type="float" office:value="1.493643" calcext:value-type="float">
            <text:p>1.493643</text:p>
          </table:table-cell>
        </table:table-row>
        <table:table-row table:style-name="ro2">
          <table:table-cell office:value-type="string" calcext:value-type="string">
            <text:p>2019-10-02 21:03:51</text:p>
          </table:table-cell>
          <table:table-cell office:value-type="float" office:value="2.258265" calcext:value-type="float">
            <text:p>2.258265</text:p>
          </table:table-cell>
          <table:table-cell office:value-type="float" office:value="1.498475" calcext:value-type="float">
            <text:p>1.498475</text:p>
          </table:table-cell>
        </table:table-row>
        <table:table-row table:style-name="ro2">
          <table:table-cell office:value-type="string" calcext:value-type="string">
            <text:p>2019-10-02 21:04:05</text:p>
          </table:table-cell>
          <table:table-cell office:value-type="float" office:value="2.265079" calcext:value-type="float">
            <text:p>2.265079</text:p>
          </table:table-cell>
          <table:table-cell office:value-type="float" office:value="1.503527" calcext:value-type="float">
            <text:p>1.503527</text:p>
          </table:table-cell>
        </table:table-row>
        <table:table-row table:style-name="ro2">
          <table:table-cell office:value-type="string" calcext:value-type="string">
            <text:p>2019-10-02 21:04:23</text:p>
          </table:table-cell>
          <table:table-cell office:value-type="float" office:value="2.279068" calcext:value-type="float">
            <text:p>2.279068</text:p>
          </table:table-cell>
          <table:table-cell office:value-type="float" office:value="1.514357" calcext:value-type="float">
            <text:p>1.514357</text:p>
          </table:table-cell>
        </table:table-row>
        <table:table-row table:style-name="ro2">
          <table:table-cell office:value-type="string" calcext:value-type="string">
            <text:p>2019-10-02 21:04:37</text:p>
          </table:table-cell>
          <table:table-cell office:value-type="float" office:value="2.285965" calcext:value-type="float">
            <text:p>2.285965</text:p>
          </table:table-cell>
          <table:table-cell office:value-type="float" office:value="1.51961" calcext:value-type="float">
            <text:p>1.51961</text:p>
          </table:table-cell>
        </table:table-row>
        <table:table-row table:style-name="ro2">
          <table:table-cell office:value-type="string" calcext:value-type="string">
            <text:p>2019-10-02 21:04:52</text:p>
          </table:table-cell>
          <table:table-cell office:value-type="float" office:value="2.293008" calcext:value-type="float">
            <text:p>2.293008</text:p>
          </table:table-cell>
          <table:table-cell office:value-type="float" office:value="1.524662" calcext:value-type="float">
            <text:p>1.524662</text:p>
          </table:table-cell>
        </table:table-row>
        <table:table-row table:style-name="ro2">
          <table:table-cell office:value-type="string" calcext:value-type="string">
            <text:p>2019-10-02 21:05:16</text:p>
          </table:table-cell>
          <table:table-cell office:value-type="float" office:value="2.318823" calcext:value-type="float">
            <text:p>2.318823</text:p>
          </table:table-cell>
          <table:table-cell office:value-type="float" office:value="1.544676" calcext:value-type="float">
            <text:p>1.544676</text:p>
          </table:table-cell>
        </table:table-row>
        <table:table-row table:style-name="ro2">
          <table:table-cell office:value-type="string" calcext:value-type="string">
            <text:p>2019-10-02 21:05:30</text:p>
          </table:table-cell>
          <table:table-cell office:value-type="float" office:value="2.325637" calcext:value-type="float">
            <text:p>2.325637</text:p>
          </table:table-cell>
          <table:table-cell office:value-type="float" office:value="1.549728" calcext:value-type="float">
            <text:p>1.549728</text:p>
          </table:table-cell>
        </table:table-row>
        <table:table-row table:style-name="ro2">
          <table:table-cell office:value-type="string" calcext:value-type="string">
            <text:p>2019-10-02 21:05:45</text:p>
          </table:table-cell>
          <table:table-cell office:value-type="float" office:value="2.332707" calcext:value-type="float">
            <text:p>2.332707</text:p>
          </table:table-cell>
          <table:table-cell office:value-type="float" office:value="1.55492" calcext:value-type="float">
            <text:p>1.55492</text:p>
          </table:table-cell>
        </table:table-row>
        <table:table-row table:style-name="ro2">
          <table:table-cell office:value-type="string" calcext:value-type="string">
            <text:p>2019-10-02 21:06:03</text:p>
          </table:table-cell>
          <table:table-cell office:value-type="float" office:value="2.339513" calcext:value-type="float">
            <text:p>2.339513</text:p>
          </table:table-cell>
          <table:table-cell office:value-type="float" office:value="1.559964" calcext:value-type="float">
            <text:p>1.559964</text:p>
          </table:table-cell>
        </table:table-row>
        <table:table-row table:style-name="ro2">
          <table:table-cell office:value-type="string" calcext:value-type="string">
            <text:p>2019-10-02 21:06:17</text:p>
          </table:table-cell>
          <table:table-cell office:value-type="float" office:value="2.346092" calcext:value-type="float">
            <text:p>2.346092</text:p>
          </table:table-cell>
          <table:table-cell office:value-type="float" office:value="1.564516" calcext:value-type="float">
            <text:p>1.564516</text:p>
          </table:table-cell>
        </table:table-row>
        <table:table-row table:style-name="ro2">
          <table:table-cell office:value-type="string" calcext:value-type="string">
            <text:p>2019-10-02 21:06:44</text:p>
          </table:table-cell>
          <table:table-cell office:value-type="float" office:value="2.361212" calcext:value-type="float">
            <text:p>2.361212</text:p>
          </table:table-cell>
          <table:table-cell office:value-type="float" office:value="1.576773" calcext:value-type="float">
            <text:p>1.576773</text:p>
          </table:table-cell>
        </table:table-row>
        <table:table-row table:style-name="ro2">
          <table:table-cell office:value-type="string" calcext:value-type="string">
            <text:p>2019-10-02 21:07:08</text:p>
          </table:table-cell>
          <table:table-cell office:value-type="float" office:value="2.376166" calcext:value-type="float">
            <text:p>2.376166</text:p>
          </table:table-cell>
          <table:table-cell office:value-type="float" office:value="1.588541" calcext:value-type="float">
            <text:p>1.588541</text:p>
          </table:table-cell>
        </table:table-row>
        <table:table-row table:style-name="ro2">
          <table:table-cell office:value-type="string" calcext:value-type="string">
            <text:p>2019-10-02 21:07:26</text:p>
          </table:table-cell>
          <table:table-cell office:value-type="float" office:value="2.382816" calcext:value-type="float">
            <text:p>2.382816</text:p>
          </table:table-cell>
          <table:table-cell office:value-type="float" office:value="1.593385" calcext:value-type="float">
            <text:p>1.593385</text:p>
          </table:table-cell>
        </table:table-row>
        <table:table-row table:style-name="ro2">
          <table:table-cell office:value-type="string" calcext:value-type="string">
            <text:p>2019-10-02 21:07:51</text:p>
          </table:table-cell>
          <table:table-cell office:value-type="float" office:value="2.396832" calcext:value-type="float">
            <text:p>2.396832</text:p>
          </table:table-cell>
          <table:table-cell office:value-type="float" office:value="1.604339" calcext:value-type="float">
            <text:p>1.604339</text:p>
          </table:table-cell>
        </table:table-row>
        <table:table-row table:style-name="ro2">
          <table:table-cell office:value-type="string" calcext:value-type="string">
            <text:p>2019-10-02 21:08:05</text:p>
          </table:table-cell>
          <table:table-cell office:value-type="float" office:value="2.403673" calcext:value-type="float">
            <text:p>2.403673</text:p>
          </table:table-cell>
          <table:table-cell office:value-type="float" office:value="1.609531" calcext:value-type="float">
            <text:p>1.609531</text:p>
          </table:table-cell>
        </table:table-row>
        <table:table-row table:style-name="ro2">
          <table:table-cell office:value-type="string" calcext:value-type="string">
            <text:p>2019-10-02 21:08:24</text:p>
          </table:table-cell>
          <table:table-cell office:value-type="float" office:value="2.417434" calcext:value-type="float">
            <text:p>2.417434</text:p>
          </table:table-cell>
          <table:table-cell office:value-type="float" office:value="1.620288" calcext:value-type="float">
            <text:p>1.620288</text:p>
          </table:table-cell>
        </table:table-row>
        <table:table-row table:style-name="ro2">
          <table:table-cell office:value-type="string" calcext:value-type="string">
            <text:p>2019-10-02 21:08:38</text:p>
          </table:table-cell>
          <table:table-cell office:value-type="float" office:value="2.424302" calcext:value-type="float">
            <text:p>2.424302</text:p>
          </table:table-cell>
          <table:table-cell office:value-type="float" office:value="1.62548" calcext:value-type="float">
            <text:p>1.62548</text:p>
          </table:table-cell>
        </table:table-row>
        <table:table-row table:style-name="ro2">
          <table:table-cell office:value-type="string" calcext:value-type="string">
            <text:p>2019-10-02 21:09:07</text:p>
          </table:table-cell>
          <table:table-cell office:value-type="float" office:value="2.440461" calcext:value-type="float">
            <text:p>2.440461</text:p>
          </table:table-cell>
          <table:table-cell office:value-type="float" office:value="1.638123" calcext:value-type="float">
            <text:p>1.638123</text:p>
          </table:table-cell>
        </table:table-row>
        <table:table-row table:style-name="ro2">
          <table:table-cell office:value-type="string" calcext:value-type="string">
            <text:p>2019-10-02 21:09:30</text:p>
          </table:table-cell>
          <table:table-cell office:value-type="float" office:value="2.455213" calcext:value-type="float">
            <text:p>2.455213</text:p>
          </table:table-cell>
          <table:table-cell office:value-type="float" office:value="1.649598" calcext:value-type="float">
            <text:p>1.649598</text:p>
          </table:table-cell>
        </table:table-row>
        <table:table-row table:style-name="ro2">
          <table:table-cell office:value-type="string" calcext:value-type="string">
            <text:p>2019-10-02 21:09:45</text:p>
          </table:table-cell>
          <table:table-cell office:value-type="float" office:value="2.461792" calcext:value-type="float">
            <text:p>2.461792</text:p>
          </table:table-cell>
          <table:table-cell office:value-type="float" office:value="1.65415" calcext:value-type="float">
            <text:p>1.65415</text:p>
          </table:table-cell>
        </table:table-row>
        <table:table-row table:style-name="ro2">
          <table:table-cell office:value-type="string" calcext:value-type="string">
            <text:p>2019-10-02 21:10:03</text:p>
          </table:table-cell>
          <table:table-cell office:value-type="float" office:value="2.476206" calcext:value-type="float">
            <text:p>2.476206</text:p>
          </table:table-cell>
          <table:table-cell office:value-type="float" office:value="1.665888" calcext:value-type="float">
            <text:p>1.665888</text:p>
          </table:table-cell>
        </table:table-row>
        <table:table-row table:style-name="ro2">
          <table:table-cell office:value-type="string" calcext:value-type="string">
            <text:p>2019-10-02 21:10:20</text:p>
          </table:table-cell>
          <table:table-cell office:value-type="float" office:value="2.481703" calcext:value-type="float">
            <text:p>2.481703</text:p>
          </table:table-cell>
          <table:table-cell office:value-type="float" office:value="1.668335" calcext:value-type="float">
            <text:p>1.668335</text:p>
          </table:table-cell>
        </table:table-row>
        <table:table-row table:style-name="ro2">
          <table:table-cell office:value-type="string" calcext:value-type="string">
            <text:p>2019-10-02 21:10:36</text:p>
          </table:table-cell>
          <table:table-cell office:value-type="float" office:value="2.488122" calcext:value-type="float">
            <text:p>2.488122</text:p>
          </table:table-cell>
          <table:table-cell office:value-type="float" office:value="1.671444" calcext:value-type="float">
            <text:p>1.671444</text:p>
          </table:table-cell>
        </table:table-row>
        <table:table-row table:style-name="ro2">
          <table:table-cell office:value-type="string" calcext:value-type="string">
            <text:p>2019-10-02 21:11:02</text:p>
          </table:table-cell>
          <table:table-cell office:value-type="float" office:value="2.502138" calcext:value-type="float">
            <text:p>2.502138</text:p>
          </table:table-cell>
          <table:table-cell office:value-type="float" office:value="1.682399" calcext:value-type="float">
            <text:p>1.682399</text:p>
          </table:table-cell>
        </table:table-row>
        <table:table-row table:style-name="ro2">
          <table:table-cell office:value-type="string" calcext:value-type="string">
            <text:p>2019-10-02 21:11:26</text:p>
          </table:table-cell>
          <table:table-cell office:value-type="float" office:value="2.516107" calcext:value-type="float">
            <text:p>2.516107</text:p>
          </table:table-cell>
          <table:table-cell office:value-type="float" office:value="1.693516" calcext:value-type="float">
            <text:p>1.693516</text:p>
          </table:table-cell>
        </table:table-row>
        <table:table-row table:style-name="ro2">
          <table:table-cell office:value-type="string" calcext:value-type="string">
            <text:p>2019-10-02 21:11:40</text:p>
          </table:table-cell>
          <table:table-cell office:value-type="float" office:value="2.52249" calcext:value-type="float">
            <text:p>2.52249</text:p>
          </table:table-cell>
          <table:table-cell office:value-type="float" office:value="1.696603" calcext:value-type="float">
            <text:p>1.696603</text:p>
          </table:table-cell>
        </table:table-row>
        <table:table-row table:style-name="ro2">
          <table:table-cell office:value-type="string" calcext:value-type="string">
            <text:p>2019-10-02 21:11:58</text:p>
          </table:table-cell>
          <table:table-cell office:value-type="float" office:value="2.529533" calcext:value-type="float">
            <text:p>2.529533</text:p>
          </table:table-cell>
          <table:table-cell office:value-type="float" office:value="1.701653" calcext:value-type="float">
            <text:p>1.701653</text:p>
          </table:table-cell>
        </table:table-row>
        <table:table-row table:style-name="ro2">
          <table:table-cell office:value-type="string" calcext:value-type="string">
            <text:p>2019-10-02 21:12:16</text:p>
          </table:table-cell>
          <table:table-cell office:value-type="float" office:value="2.536395" calcext:value-type="float">
            <text:p>2.536395</text:p>
          </table:table-cell>
          <table:table-cell office:value-type="float" office:value="1.706485" calcext:value-type="float">
            <text:p>1.706485</text:p>
          </table:table-cell>
        </table:table-row>
        <table:table-row table:style-name="ro2">
          <table:table-cell office:value-type="string" calcext:value-type="string">
            <text:p>2019-10-02 21:12:34</text:p>
          </table:table-cell>
          <table:table-cell office:value-type="float" office:value="2.550411" calcext:value-type="float">
            <text:p>2.550411</text:p>
          </table:table-cell>
          <table:table-cell office:value-type="float" office:value="1.71744" calcext:value-type="float">
            <text:p>1.71744</text:p>
          </table:table-cell>
        </table:table-row>
        <table:table-row table:style-name="ro2">
          <table:table-cell office:value-type="string" calcext:value-type="string">
            <text:p>2019-10-02 21:12:48</text:p>
          </table:table-cell>
          <table:table-cell office:value-type="float" office:value="2.557225" calcext:value-type="float">
            <text:p>2.557225</text:p>
          </table:table-cell>
          <table:table-cell office:value-type="float" office:value="1.722492" calcext:value-type="float">
            <text:p>1.722492</text:p>
          </table:table-cell>
        </table:table-row>
        <table:table-row table:style-name="ro2">
          <table:table-cell office:value-type="string" calcext:value-type="string">
            <text:p>2019-10-02 21:13:06</text:p>
          </table:table-cell>
          <table:table-cell office:value-type="float" office:value="2.571158" calcext:value-type="float">
            <text:p>2.571158</text:p>
          </table:table-cell>
          <table:table-cell office:value-type="float" office:value="1.733104" calcext:value-type="float">
            <text:p>1.733104</text:p>
          </table:table-cell>
        </table:table-row>
        <table:table-row table:style-name="ro2">
          <table:table-cell office:value-type="string" calcext:value-type="string">
            <text:p>2019-10-02 21:13:21</text:p>
          </table:table-cell>
          <table:table-cell office:value-type="float" office:value="2.577972" calcext:value-type="float">
            <text:p>2.577972</text:p>
          </table:table-cell>
          <table:table-cell office:value-type="float" office:value="1.738156" calcext:value-type="float">
            <text:p>1.738156</text:p>
          </table:table-cell>
        </table:table-row>
        <table:table-row table:style-name="ro2">
          <table:table-cell office:value-type="string" calcext:value-type="string">
            <text:p>2019-10-02 21:13:47</text:p>
          </table:table-cell>
          <table:table-cell office:value-type="float" office:value="2.59193" calcext:value-type="float">
            <text:p>2.59193</text:p>
          </table:table-cell>
          <table:table-cell office:value-type="float" office:value="1.748377" calcext:value-type="float">
            <text:p>1.748377</text:p>
          </table:table-cell>
        </table:table-row>
        <table:table-row table:style-name="ro2">
          <table:table-cell office:value-type="string" calcext:value-type="string">
            <text:p>2019-10-02 21:14:05</text:p>
          </table:table-cell>
          <table:table-cell office:value-type="float" office:value="2.606369" calcext:value-type="float">
            <text:p>2.606369</text:p>
          </table:table-cell>
          <table:table-cell office:value-type="float" office:value="1.760092" calcext:value-type="float">
            <text:p>1.760092</text:p>
          </table:table-cell>
        </table:table-row>
        <table:table-row table:style-name="ro2">
          <table:table-cell office:value-type="string" calcext:value-type="string">
            <text:p>2019-10-02 21:14:24</text:p>
          </table:table-cell>
          <table:table-cell office:value-type="float" office:value="2.620399" calcext:value-type="float">
            <text:p>2.620399</text:p>
          </table:table-cell>
          <table:table-cell office:value-type="float" office:value="1.771542" calcext:value-type="float">
            <text:p>1.771542</text:p>
          </table:table-cell>
        </table:table-row>
        <table:table-row table:style-name="ro2">
          <table:table-cell office:value-type="string" calcext:value-type="string">
            <text:p>2019-10-02 21:14:46</text:p>
          </table:table-cell>
          <table:table-cell office:value-type="float" office:value="2.63538" calcext:value-type="float">
            <text:p>2.63538</text:p>
          </table:table-cell>
          <table:table-cell office:value-type="float" office:value="1.783173" calcext:value-type="float">
            <text:p>1.783173</text:p>
          </table:table-cell>
        </table:table-row>
        <table:table-row table:style-name="ro2">
          <table:table-cell office:value-type="string" calcext:value-type="string">
            <text:p>2019-10-02 21:15:12</text:p>
          </table:table-cell>
          <table:table-cell office:value-type="float" office:value="2.662106" calcext:value-type="float">
            <text:p>2.662106</text:p>
          </table:table-cell>
          <table:table-cell office:value-type="float" office:value="1.803584" calcext:value-type="float">
            <text:p>1.803584</text:p>
          </table:table-cell>
        </table:table-row>
        <table:table-row table:style-name="ro2">
          <table:table-cell office:value-type="string" calcext:value-type="string">
            <text:p>2019-10-02 21:15:31</text:p>
          </table:table-cell>
          <table:table-cell office:value-type="float" office:value="2.677255" calcext:value-type="float">
            <text:p>2.677255</text:p>
          </table:table-cell>
          <table:table-cell office:value-type="float" office:value="1.815489" calcext:value-type="float">
            <text:p>1.815489</text:p>
          </table:table-cell>
        </table:table-row>
        <table:table-row table:style-name="ro2">
          <table:table-cell office:value-type="string" calcext:value-type="string">
            <text:p>2019-10-02 21:15:49</text:p>
          </table:table-cell>
          <table:table-cell office:value-type="float" office:value="2.690989" calcext:value-type="float">
            <text:p>2.690989</text:p>
          </table:table-cell>
          <table:table-cell office:value-type="float" office:value="1.826245" calcext:value-type="float">
            <text:p>1.826245</text:p>
          </table:table-cell>
        </table:table-row>
        <table:table-row table:style-name="ro2">
          <table:table-cell office:value-type="string" calcext:value-type="string">
            <text:p>2019-10-02 21:16:07</text:p>
          </table:table-cell>
          <table:table-cell office:value-type="float" office:value="2.70475" calcext:value-type="float">
            <text:p>2.70475</text:p>
          </table:table-cell>
          <table:table-cell office:value-type="float" office:value="1.837002" calcext:value-type="float">
            <text:p>1.837002</text:p>
          </table:table-cell>
        </table:table-row>
        <table:table-row table:style-name="ro2">
          <table:table-cell office:value-type="string" calcext:value-type="string">
            <text:p>2019-10-02 21:16:30</text:p>
          </table:table-cell>
          <table:table-cell office:value-type="float" office:value="2.719167" calcext:value-type="float">
            <text:p>2.719167</text:p>
          </table:table-cell>
          <table:table-cell office:value-type="float" office:value="1.848742" calcext:value-type="float">
            <text:p>1.848742</text:p>
          </table:table-cell>
        </table:table-row>
        <table:table-row table:style-name="ro2">
          <table:table-cell office:value-type="string" calcext:value-type="string">
            <text:p>2019-10-02 21:16:56</text:p>
          </table:table-cell>
          <table:table-cell office:value-type="float" office:value="2.733394" calcext:value-type="float">
            <text:p>2.733394</text:p>
          </table:table-cell>
          <table:table-cell office:value-type="float" office:value="1.860059" calcext:value-type="float">
            <text:p>1.860059</text:p>
          </table:table-cell>
        </table:table-row>
        <table:table-row table:style-name="ro2">
          <table:table-cell office:value-type="string" calcext:value-type="string">
            <text:p>2019-10-02 21:17:18</text:p>
          </table:table-cell>
          <table:table-cell office:value-type="float" office:value="2.752061" calcext:value-type="float">
            <text:p>2.752061</text:p>
          </table:table-cell>
          <table:table-cell office:value-type="float" office:value="1.874439" calcext:value-type="float">
            <text:p>1.874439</text:p>
          </table:table-cell>
        </table:table-row>
        <table:table-row table:style-name="ro2">
          <table:table-cell office:value-type="string" calcext:value-type="string">
            <text:p>2019-10-02 21:17:34</text:p>
          </table:table-cell>
          <table:table-cell office:value-type="float" office:value="2.758946" calcext:value-type="float">
            <text:p>2.758946</text:p>
          </table:table-cell>
          <table:table-cell office:value-type="float" office:value="1.877587" calcext:value-type="float">
            <text:p>1.877587</text:p>
          </table:table-cell>
        </table:table-row>
        <table:table-row table:style-name="ro2">
          <table:table-cell office:value-type="string" calcext:value-type="string">
            <text:p>2019-10-02 21:17:48</text:p>
          </table:table-cell>
          <table:table-cell office:value-type="float" office:value="2.76576" calcext:value-type="float">
            <text:p>2.76576</text:p>
          </table:table-cell>
          <table:table-cell office:value-type="float" office:value="1.882639" calcext:value-type="float">
            <text:p>1.882639</text:p>
          </table:table-cell>
        </table:table-row>
        <table:table-row table:style-name="ro2">
          <table:table-cell office:value-type="string" calcext:value-type="string">
            <text:p>2019-10-02 21:18:06</text:p>
          </table:table-cell>
          <table:table-cell office:value-type="float" office:value="2.779947" calcext:value-type="float">
            <text:p>2.779947</text:p>
          </table:table-cell>
          <table:table-cell office:value-type="float" office:value="1.893885" calcext:value-type="float">
            <text:p>1.893885</text:p>
          </table:table-cell>
        </table:table-row>
        <table:table-row table:style-name="ro2">
          <table:table-cell office:value-type="string" calcext:value-type="string">
            <text:p>2019-10-02 21:18:25</text:p>
          </table:table-cell>
          <table:table-cell office:value-type="float" office:value="2.795363" calcext:value-type="float">
            <text:p>2.795363</text:p>
          </table:table-cell>
          <table:table-cell office:value-type="float" office:value="1.906354" calcext:value-type="float">
            <text:p>1.906354</text:p>
          </table:table-cell>
        </table:table-row>
        <table:table-row table:style-name="ro2">
          <table:table-cell office:value-type="string" calcext:value-type="string">
            <text:p>2019-10-02 21:18:44</text:p>
          </table:table-cell>
          <table:table-cell office:value-type="float" office:value="2.810481" calcext:value-type="float">
            <text:p>2.810481</text:p>
          </table:table-cell>
          <table:table-cell office:value-type="float" office:value="1.918035" calcext:value-type="float">
            <text:p>1.918035</text:p>
          </table:table-cell>
        </table:table-row>
        <table:table-row table:style-name="ro2">
          <table:table-cell office:value-type="string" calcext:value-type="string">
            <text:p>2019-10-02 21:18:58</text:p>
          </table:table-cell>
          <table:table-cell office:value-type="float" office:value="2.817287" calcext:value-type="float">
            <text:p>2.817287</text:p>
          </table:table-cell>
          <table:table-cell office:value-type="float" office:value="1.923078" calcext:value-type="float">
            <text:p>1.923078</text:p>
          </table:table-cell>
        </table:table-row>
        <table:table-row table:style-name="ro2">
          <table:table-cell office:value-type="string" calcext:value-type="string">
            <text:p>2019-10-02 21:19:24</text:p>
          </table:table-cell>
          <table:table-cell office:value-type="float" office:value="2.83111" calcext:value-type="float">
            <text:p>2.83111</text:p>
          </table:table-cell>
          <table:table-cell office:value-type="float" office:value="1.934033" calcext:value-type="float">
            <text:p>1.934033</text:p>
          </table:table-cell>
        </table:table-row>
        <table:table-row table:style-name="ro2">
          <table:table-cell office:value-type="string" calcext:value-type="string">
            <text:p>2019-10-02 21:19:38</text:p>
          </table:table-cell>
          <table:table-cell office:value-type="float" office:value="2.838178" calcext:value-type="float">
            <text:p>2.838178</text:p>
          </table:table-cell>
          <table:table-cell office:value-type="float" office:value="1.939577" calcext:value-type="float">
            <text:p>1.939577</text:p>
          </table:table-cell>
        </table:table-row>
        <table:table-row table:style-name="ro2">
          <table:table-cell office:value-type="string" calcext:value-type="string">
            <text:p>2019-10-02 21:20:06</text:p>
          </table:table-cell>
          <table:table-cell office:value-type="float" office:value="2.853073" calcext:value-type="float">
            <text:p>2.853073</text:p>
          </table:table-cell>
          <table:table-cell office:value-type="float" office:value="1.950847" calcext:value-type="float">
            <text:p>1.950847</text:p>
          </table:table-cell>
        </table:table-row>
        <table:table-row table:style-name="ro2">
          <table:table-cell office:value-type="string" calcext:value-type="string">
            <text:p>2019-10-02 21:20:20</text:p>
          </table:table-cell>
          <table:table-cell office:value-type="float" office:value="2.85857" calcext:value-type="float">
            <text:p>2.85857</text:p>
          </table:table-cell>
          <table:table-cell office:value-type="float" office:value="1.953294" calcext:value-type="float">
            <text:p>1.953294</text:p>
          </table:table-cell>
        </table:table-row>
        <table:table-row table:style-name="ro2">
          <table:table-cell office:value-type="string" calcext:value-type="string">
            <text:p>2019-10-02 21:20:39</text:p>
          </table:table-cell>
          <table:table-cell office:value-type="float" office:value="2.865162" calcext:value-type="float">
            <text:p>2.865162</text:p>
          </table:table-cell>
          <table:table-cell office:value-type="float" office:value="1.957912" calcext:value-type="float">
            <text:p>1.957912</text:p>
          </table:table-cell>
        </table:table-row>
        <table:table-row table:style-name="ro2">
          <table:table-cell office:value-type="string" calcext:value-type="string">
            <text:p>2019-10-02 21:20:57</text:p>
          </table:table-cell>
          <table:table-cell office:value-type="float" office:value="2.872205" calcext:value-type="float">
            <text:p>2.872205</text:p>
          </table:table-cell>
          <table:table-cell office:value-type="float" office:value="1.96194" calcext:value-type="float">
            <text:p>1.96194</text:p>
          </table:table-cell>
        </table:table-row>
        <table:table-row table:style-name="ro2">
          <table:table-cell office:value-type="string" calcext:value-type="string">
            <text:p>2019-10-02 21:21:15</text:p>
          </table:table-cell>
          <table:table-cell office:value-type="float" office:value="2.879275" calcext:value-type="float">
            <text:p>2.879275</text:p>
          </table:table-cell>
          <table:table-cell office:value-type="float" office:value="1.967131" calcext:value-type="float">
            <text:p>1.967131</text:p>
          </table:table-cell>
        </table:table-row>
        <table:table-row table:style-name="ro2">
          <table:table-cell office:value-type="string" calcext:value-type="string">
            <text:p>2019-10-02 21:21:42</text:p>
          </table:table-cell>
          <table:table-cell office:value-type="float" office:value="2.894185" calcext:value-type="float">
            <text:p>2.894185</text:p>
          </table:table-cell>
          <table:table-cell office:value-type="float" office:value="1.978493" calcext:value-type="float">
            <text:p>1.978493</text:p>
          </table:table-cell>
        </table:table-row>
        <table:table-row table:style-name="ro2">
          <table:table-cell office:value-type="string" calcext:value-type="string">
            <text:p>2019-10-02 21:22:09</text:p>
          </table:table-cell>
          <table:table-cell office:value-type="float" office:value="2.90821" calcext:value-type="float">
            <text:p>2.90821</text:p>
          </table:table-cell>
          <table:table-cell office:value-type="float" office:value="1.98981" calcext:value-type="float">
            <text:p>1.98981</text:p>
          </table:table-cell>
        </table:table-row>
        <table:table-row table:style-name="ro2">
          <table:table-cell office:value-type="string" calcext:value-type="string">
            <text:p>2019-10-02 21:22:36</text:p>
          </table:table-cell>
          <table:table-cell office:value-type="float" office:value="2.923626" calcext:value-type="float">
            <text:p>2.923626</text:p>
          </table:table-cell>
          <table:table-cell office:value-type="float" office:value="2.002278" calcext:value-type="float">
            <text:p>2.002278</text:p>
          </table:table-cell>
        </table:table-row>
        <table:table-row table:style-name="ro2">
          <table:table-cell office:value-type="string" calcext:value-type="string">
            <text:p>2019-10-02 21:22:56</text:p>
          </table:table-cell>
          <table:table-cell office:value-type="float" office:value="2.938436" calcext:value-type="float">
            <text:p>2.938436</text:p>
          </table:table-cell>
          <table:table-cell office:value-type="float" office:value="2.013894" calcext:value-type="float">
            <text:p>2.013894</text:p>
          </table:table-cell>
        </table:table-row>
        <table:table-row table:style-name="ro2">
          <table:table-cell office:value-type="string" calcext:value-type="string">
            <text:p>2019-10-02 21:23:14</text:p>
          </table:table-cell>
          <table:table-cell office:value-type="float" office:value="2.952434" calcext:value-type="float">
            <text:p>2.952434</text:p>
          </table:table-cell>
          <table:table-cell office:value-type="float" office:value="2.025211" calcext:value-type="float">
            <text:p>2.025211</text:p>
          </table:table-cell>
        </table:table-row>
        <table:table-row table:style-name="ro2">
          <table:table-cell office:value-type="string" calcext:value-type="string">
            <text:p>2019-10-02 21:23:32</text:p>
          </table:table-cell>
          <table:table-cell office:value-type="float" office:value="2.959053" calcext:value-type="float">
            <text:p>2.959053</text:p>
          </table:table-cell>
          <table:table-cell office:value-type="float" office:value="2.029827" calcext:value-type="float">
            <text:p>2.029827</text:p>
          </table:table-cell>
        </table:table-row>
        <table:table-row table:style-name="ro2">
          <table:table-cell office:value-type="string" calcext:value-type="string">
            <text:p>2019-10-02 21:23:47</text:p>
          </table:table-cell>
          <table:table-cell office:value-type="float" office:value="2.965659" calcext:value-type="float">
            <text:p>2.965659</text:p>
          </table:table-cell>
          <table:table-cell office:value-type="float" office:value="2.034379" calcext:value-type="float">
            <text:p>2.034379</text:p>
          </table:table-cell>
        </table:table-row>
        <table:table-row table:style-name="ro2">
          <table:table-cell office:value-type="string" calcext:value-type="string">
            <text:p>2019-10-02 21:24:01</text:p>
          </table:table-cell>
          <table:table-cell office:value-type="float" office:value="2.972528" calcext:value-type="float">
            <text:p>2.972528</text:p>
          </table:table-cell>
          <table:table-cell office:value-type="float" office:value="2.038562" calcext:value-type="float">
            <text:p>2.038562</text:p>
          </table:table-cell>
        </table:table-row>
        <table:table-row table:style-name="ro2">
          <table:table-cell office:value-type="string" calcext:value-type="string">
            <text:p>2019-10-02 21:24:20</text:p>
          </table:table-cell>
          <table:table-cell office:value-type="float" office:value="2.979369" calcext:value-type="float">
            <text:p>2.979369</text:p>
          </table:table-cell>
          <table:table-cell office:value-type="float" office:value="2.043754" calcext:value-type="float">
            <text:p>2.043754</text:p>
          </table:table-cell>
        </table:table-row>
        <table:table-row table:style-name="ro2">
          <table:table-cell office:value-type="string" calcext:value-type="string">
            <text:p>2019-10-02 21:24:37</text:p>
          </table:table-cell>
          <table:table-cell office:value-type="float" office:value="2.986175" calcext:value-type="float">
            <text:p>2.986175</text:p>
          </table:table-cell>
          <table:table-cell office:value-type="float" office:value="2.048798" calcext:value-type="float">
            <text:p>2.048798</text:p>
          </table:table-cell>
        </table:table-row>
        <table:table-row table:style-name="ro2">
          <table:table-cell office:value-type="string" calcext:value-type="string">
            <text:p>2019-10-02 21:25:03</text:p>
          </table:table-cell>
          <table:table-cell office:value-type="float" office:value="3.000135" calcext:value-type="float">
            <text:p>3.000135</text:p>
          </table:table-cell>
          <table:table-cell office:value-type="float" office:value="2.059552" calcext:value-type="float">
            <text:p>2.059552</text:p>
          </table:table-cell>
        </table:table-row>
        <table:table-row table:style-name="ro2">
          <table:table-cell office:value-type="string" calcext:value-type="string">
            <text:p>2019-10-02 21:25:43</text:p>
          </table:table-cell>
          <table:table-cell office:value-type="float" office:value="3.025782" calcext:value-type="float">
            <text:p>3.025782</text:p>
          </table:table-cell>
          <table:table-cell office:value-type="float" office:value="2.079277" calcext:value-type="float">
            <text:p>2.079277</text:p>
          </table:table-cell>
        </table:table-row>
        <table:table-row table:style-name="ro2">
          <table:table-cell office:value-type="string" calcext:value-type="string">
            <text:p>2019-10-02 21:26:03</text:p>
          </table:table-cell>
          <table:table-cell office:value-type="float" office:value="3.040733" calcext:value-type="float">
            <text:p>3.040733</text:p>
          </table:table-cell>
          <table:table-cell office:value-type="float" office:value="2.090751" calcext:value-type="float">
            <text:p>2.090751</text:p>
          </table:table-cell>
        </table:table-row>
        <table:table-row table:style-name="ro2">
          <table:table-cell office:value-type="string" calcext:value-type="string">
            <text:p>2019-10-02 21:26:17</text:p>
          </table:table-cell>
          <table:table-cell office:value-type="float" office:value="3.047776" calcext:value-type="float">
            <text:p>3.047776</text:p>
          </table:table-cell>
          <table:table-cell office:value-type="float" office:value="2.095818" calcext:value-type="float">
            <text:p>2.095818</text:p>
          </table:table-cell>
        </table:table-row>
        <table:table-row table:style-name="ro2">
          <table:table-cell office:value-type="string" calcext:value-type="string">
            <text:p>2019-10-02 21:26:36</text:p>
          </table:table-cell>
          <table:table-cell office:value-type="float" office:value="3.062954" calcext:value-type="float">
            <text:p>3.062954</text:p>
          </table:table-cell>
          <table:table-cell office:value-type="float" office:value="2.107784" calcext:value-type="float">
            <text:p>2.107784</text:p>
          </table:table-cell>
        </table:table-row>
        <table:table-row table:style-name="ro2">
          <table:table-cell office:value-type="string" calcext:value-type="string">
            <text:p>2019-10-02 21:26:54</text:p>
          </table:table-cell>
          <table:table-cell office:value-type="float" office:value="3.069302" calcext:value-type="float">
            <text:p>3.069302</text:p>
          </table:table-cell>
          <table:table-cell office:value-type="float" office:value="2.110723" calcext:value-type="float">
            <text:p>2.110723</text:p>
          </table:table-cell>
        </table:table-row>
        <table:table-row table:style-name="ro2">
          <table:table-cell office:value-type="string" calcext:value-type="string">
            <text:p>2019-10-02 21:27:12</text:p>
          </table:table-cell>
          <table:table-cell office:value-type="float" office:value="3.083497" calcext:value-type="float">
            <text:p>3.083497</text:p>
          </table:table-cell>
          <table:table-cell office:value-type="float" office:value="2.121977" calcext:value-type="float">
            <text:p>2.121977</text:p>
          </table:table-cell>
        </table:table-row>
        <table:table-row table:style-name="ro2">
          <table:table-cell office:value-type="string" calcext:value-type="string">
            <text:p>2019-10-02 21:27:31</text:p>
          </table:table-cell>
          <table:table-cell office:value-type="float" office:value="3.098197" calcext:value-type="float">
            <text:p>3.098197</text:p>
          </table:table-cell>
          <table:table-cell office:value-type="float" office:value="2.133253" calcext:value-type="float">
            <text:p>2.133253</text:p>
          </table:table-cell>
        </table:table-row>
        <table:table-row table:style-name="ro2">
          <table:table-cell office:value-type="string" calcext:value-type="string">
            <text:p>2019-10-02 21:27:49</text:p>
          </table:table-cell>
          <table:table-cell office:value-type="float" office:value="3.105267" calcext:value-type="float">
            <text:p>3.105267</text:p>
          </table:table-cell>
          <table:table-cell office:value-type="float" office:value="2.138445" calcext:value-type="float">
            <text:p>2.138445</text:p>
          </table:table-cell>
        </table:table-row>
        <table:table-row table:style-name="ro2">
          <table:table-cell office:value-type="string" calcext:value-type="string">
            <text:p>2019-10-02 21:28:07</text:p>
          </table:table-cell>
          <table:table-cell office:value-type="float" office:value="3.119662" calcext:value-type="float">
            <text:p>3.119662</text:p>
          </table:table-cell>
          <table:table-cell office:value-type="float" office:value="2.150051" calcext:value-type="float">
            <text:p>2.150051</text:p>
          </table:table-cell>
        </table:table-row>
        <table:table-row table:style-name="ro2">
          <table:table-cell office:value-type="string" calcext:value-type="string">
            <text:p>2019-10-02 21:28:35</text:p>
          </table:table-cell>
          <table:table-cell office:value-type="float" office:value="3.134356" calcext:value-type="float">
            <text:p>3.134356</text:p>
          </table:table-cell>
          <table:table-cell office:value-type="float" office:value="2.160795" calcext:value-type="float">
            <text:p>2.160795</text:p>
          </table:table-cell>
        </table:table-row>
        <table:table-row table:style-name="ro2">
          <table:table-cell office:value-type="string" calcext:value-type="string">
            <text:p>2019-10-02 21:28:53</text:p>
          </table:table-cell>
          <table:table-cell office:value-type="float" office:value="3.140706" calcext:value-type="float">
            <text:p>3.140706</text:p>
          </table:table-cell>
          <table:table-cell office:value-type="float" office:value="2.164338" calcext:value-type="float">
            <text:p>2.164338</text:p>
          </table:table-cell>
        </table:table-row>
        <table:table-row table:style-name="ro2">
          <table:table-cell office:value-type="string" calcext:value-type="string">
            <text:p>2019-10-02 21:29:11</text:p>
          </table:table-cell>
          <table:table-cell office:value-type="float" office:value="3.15452" calcext:value-type="float">
            <text:p>3.15452</text:p>
          </table:table-cell>
          <table:table-cell office:value-type="float" office:value="2.175292" calcext:value-type="float">
            <text:p>2.175292</text:p>
          </table:table-cell>
        </table:table-row>
        <table:table-row table:style-name="ro2">
          <table:table-cell office:value-type="string" calcext:value-type="string">
            <text:p>2019-10-02 21:29:26</text:p>
          </table:table-cell>
          <table:table-cell office:value-type="float" office:value="3.16139" calcext:value-type="float">
            <text:p>3.16139</text:p>
          </table:table-cell>
          <table:table-cell office:value-type="float" office:value="2.18042" calcext:value-type="float">
            <text:p>2.18042</text:p>
          </table:table-cell>
        </table:table-row>
        <table:table-row table:style-name="ro2">
          <table:table-cell office:value-type="string" calcext:value-type="string">
            <text:p>2019-10-02 21:29:40</text:p>
          </table:table-cell>
          <table:table-cell office:value-type="float" office:value="3.168004" calcext:value-type="float">
            <text:p>3.168004</text:p>
          </table:table-cell>
          <table:table-cell office:value-type="float" office:value="2.184524" calcext:value-type="float">
            <text:p>2.184524</text:p>
          </table:table-cell>
        </table:table-row>
        <table:table-row table:style-name="ro2">
          <table:table-cell office:value-type="string" calcext:value-type="string">
            <text:p>2019-10-02 21:29:54</text:p>
          </table:table-cell>
          <table:table-cell office:value-type="float" office:value="3.174837" calcext:value-type="float">
            <text:p>3.174837</text:p>
          </table:table-cell>
          <table:table-cell office:value-type="float" office:value="2.189567" calcext:value-type="float">
            <text:p>2.189567</text:p>
          </table:table-cell>
        </table:table-row>
        <table:table-row table:style-name="ro2">
          <table:table-cell office:value-type="string" calcext:value-type="string">
            <text:p>2019-10-02 21:30:09</text:p>
          </table:table-cell>
          <table:table-cell office:value-type="float" office:value="3.181705" calcext:value-type="float">
            <text:p>3.181705</text:p>
          </table:table-cell>
          <table:table-cell office:value-type="float" office:value="2.194759" calcext:value-type="float">
            <text:p>2.194759</text:p>
          </table:table-cell>
        </table:table-row>
        <table:table-row table:style-name="ro2">
          <table:table-cell office:value-type="string" calcext:value-type="string">
            <text:p>2019-10-02 21:30:35</text:p>
          </table:table-cell>
          <table:table-cell office:value-type="float" office:value="3.195948" calcext:value-type="float">
            <text:p>3.195948</text:p>
          </table:table-cell>
          <table:table-cell office:value-type="float" office:value="2.206497" calcext:value-type="float">
            <text:p>2.206497</text:p>
          </table:table-cell>
        </table:table-row>
        <table:table-row table:style-name="ro2">
          <table:table-cell office:value-type="string" calcext:value-type="string">
            <text:p>2019-10-02 21:30:53</text:p>
          </table:table-cell>
          <table:table-cell office:value-type="float" office:value="3.202762" calcext:value-type="float">
            <text:p>3.202762</text:p>
          </table:table-cell>
          <table:table-cell office:value-type="float" office:value="2.211549" calcext:value-type="float">
            <text:p>2.211549</text:p>
          </table:table-cell>
        </table:table-row>
        <table:table-row table:style-name="ro2">
          <table:table-cell office:value-type="string" calcext:value-type="string">
            <text:p>2019-10-02 21:31:08</text:p>
          </table:table-cell>
          <table:table-cell office:value-type="float" office:value="3.209568" calcext:value-type="float">
            <text:p>3.209568</text:p>
          </table:table-cell>
          <table:table-cell office:value-type="float" office:value="2.216593" calcext:value-type="float">
            <text:p>2.216593</text:p>
          </table:table-cell>
        </table:table-row>
        <table:table-row table:style-name="ro2">
          <table:table-cell office:value-type="string" calcext:value-type="string">
            <text:p>2019-10-02 21:31:26</text:p>
          </table:table-cell>
          <table:table-cell office:value-type="float" office:value="3.223982" calcext:value-type="float">
            <text:p>3.223982</text:p>
          </table:table-cell>
          <table:table-cell office:value-type="float" office:value="2.228331" calcext:value-type="float">
            <text:p>2.228331</text:p>
          </table:table-cell>
        </table:table-row>
        <table:table-row table:style-name="ro2">
          <table:table-cell office:value-type="string" calcext:value-type="string">
            <text:p>2019-10-02 21:31:54</text:p>
          </table:table-cell>
          <table:table-cell office:value-type="float" office:value="3.238651" calcext:value-type="float">
            <text:p>3.238651</text:p>
          </table:table-cell>
          <table:table-cell office:value-type="float" office:value="2.239466" calcext:value-type="float">
            <text:p>2.239466</text:p>
          </table:table-cell>
        </table:table-row>
        <table:table-row table:style-name="ro2">
          <table:table-cell office:value-type="string" calcext:value-type="string">
            <text:p>2019-10-02 21:32:13</text:p>
          </table:table-cell>
          <table:table-cell office:value-type="float" office:value="3.253776" calcext:value-type="float">
            <text:p>3.253776</text:p>
          </table:table-cell>
          <table:table-cell office:value-type="float" office:value="2.251234" calcext:value-type="float">
            <text:p>2.251234</text:p>
          </table:table-cell>
        </table:table-row>
        <table:table-row table:style-name="ro2">
          <table:table-cell office:value-type="string" calcext:value-type="string">
            <text:p>2019-10-02 21:32:31</text:p>
          </table:table-cell>
          <table:table-cell office:value-type="float" office:value="3.260382" calcext:value-type="float">
            <text:p>3.260382</text:p>
          </table:table-cell>
          <table:table-cell office:value-type="float" office:value="2.255786" calcext:value-type="float">
            <text:p>2.255786</text:p>
          </table:table-cell>
        </table:table-row>
        <table:table-row table:style-name="ro2">
          <table:table-cell office:value-type="string" calcext:value-type="string">
            <text:p>2019-10-02 21:32:49</text:p>
          </table:table-cell>
          <table:table-cell office:value-type="float" office:value="3.26745" calcext:value-type="float">
            <text:p>3.26745</text:p>
          </table:table-cell>
          <table:table-cell office:value-type="float" office:value="2.26133" calcext:value-type="float">
            <text:p>2.26133</text:p>
          </table:table-cell>
        </table:table-row>
        <table:table-row table:style-name="ro2">
          <table:table-cell office:value-type="string" calcext:value-type="string">
            <text:p>2019-10-02 21:33:08</text:p>
          </table:table-cell>
          <table:table-cell office:value-type="float" office:value="3.274054" calcext:value-type="float">
            <text:p>3.274054</text:p>
          </table:table-cell>
          <table:table-cell office:value-type="float" office:value="2.26535" calcext:value-type="float">
            <text:p>2.26535</text:p>
          </table:table-cell>
        </table:table-row>
        <table:table-row table:style-name="ro2">
          <table:table-cell office:value-type="string" calcext:value-type="string">
            <text:p>2019-10-02 21:33:26</text:p>
          </table:table-cell>
          <table:table-cell office:value-type="float" office:value="3.28066" calcext:value-type="float">
            <text:p>3.28066</text:p>
          </table:table-cell>
          <table:table-cell office:value-type="float" office:value="2.270042" calcext:value-type="float">
            <text:p>2.270042</text:p>
          </table:table-cell>
        </table:table-row>
        <table:table-row table:style-name="ro2">
          <table:table-cell office:value-type="string" calcext:value-type="string">
            <text:p>2019-10-02 21:33:44</text:p>
          </table:table-cell>
          <table:table-cell office:value-type="float" office:value="3.287466" calcext:value-type="float">
            <text:p>3.287466</text:p>
          </table:table-cell>
          <table:table-cell office:value-type="float" office:value="2.275086" calcext:value-type="float">
            <text:p>2.275086</text:p>
          </table:table-cell>
        </table:table-row>
        <table:table-row table:style-name="ro2">
          <table:table-cell office:value-type="string" calcext:value-type="string">
            <text:p>2019-10-02 21:34:12</text:p>
          </table:table-cell>
          <table:table-cell office:value-type="float" office:value="3.302569" calcext:value-type="float">
            <text:p>3.302569</text:p>
          </table:table-cell>
          <table:table-cell office:value-type="float" office:value="2.286734" calcext:value-type="float">
            <text:p>2.286734</text:p>
          </table:table-cell>
        </table:table-row>
        <table:table-row table:style-name="ro2">
          <table:table-cell office:value-type="string" calcext:value-type="string">
            <text:p>2019-10-02 21:34:38</text:p>
          </table:table-cell>
          <table:table-cell office:value-type="float" office:value="3.317265" calcext:value-type="float">
            <text:p>3.317265</text:p>
          </table:table-cell>
          <table:table-cell office:value-type="float" office:value="2.298009" calcext:value-type="float">
            <text:p>2.298009</text:p>
          </table:table-cell>
        </table:table-row>
        <table:table-row table:style-name="ro2">
          <table:table-cell office:value-type="string" calcext:value-type="string">
            <text:p>2019-10-02 21:35:05</text:p>
          </table:table-cell>
          <table:table-cell office:value-type="float" office:value="3.33239" calcext:value-type="float">
            <text:p>3.33239</text:p>
          </table:table-cell>
          <table:table-cell office:value-type="float" office:value="2.309777" calcext:value-type="float">
            <text:p>2.309777</text:p>
          </table:table-cell>
        </table:table-row>
        <table:table-row table:style-name="ro2">
          <table:table-cell office:value-type="string" calcext:value-type="string">
            <text:p>2019-10-02 21:35:24</text:p>
          </table:table-cell>
          <table:table-cell office:value-type="float" office:value="3.339289" calcext:value-type="float">
            <text:p>3.339289</text:p>
          </table:table-cell>
          <table:table-cell office:value-type="float" office:value="2.314678" calcext:value-type="float">
            <text:p>2.314678</text:p>
          </table:table-cell>
        </table:table-row>
        <table:table-row table:style-name="ro2">
          <table:table-cell office:value-type="string" calcext:value-type="string">
            <text:p>2019-10-02 21:35:38</text:p>
          </table:table-cell>
          <table:table-cell office:value-type="float" office:value="3.345959" calcext:value-type="float">
            <text:p>3.345959</text:p>
          </table:table-cell>
          <table:table-cell office:value-type="float" office:value="2.319579" calcext:value-type="float">
            <text:p>2.319579</text:p>
          </table:table-cell>
        </table:table-row>
        <table:table-row table:style-name="ro2">
          <table:table-cell office:value-type="string" calcext:value-type="string">
            <text:p>2019-10-02 21:35:57</text:p>
          </table:table-cell>
          <table:table-cell office:value-type="float" office:value="3.359984" calcext:value-type="float">
            <text:p>3.359984</text:p>
          </table:table-cell>
          <table:table-cell office:value-type="float" office:value="2.330556" calcext:value-type="float">
            <text:p>2.330556</text:p>
          </table:table-cell>
        </table:table-row>
        <table:table-row table:style-name="ro2">
          <table:table-cell office:value-type="string" calcext:value-type="string">
            <text:p>2019-10-02 21:36:13</text:p>
          </table:table-cell>
          <table:table-cell office:value-type="float" office:value="3.366803" calcext:value-type="float">
            <text:p>3.366803</text:p>
          </table:table-cell>
          <table:table-cell office:value-type="float" office:value="2.3356" calcext:value-type="float">
            <text:p>2.3356</text:p>
          </table:table-cell>
        </table:table-row>
        <table:table-row table:style-name="ro2">
          <table:table-cell office:value-type="string" calcext:value-type="string">
            <text:p>2019-10-02 21:36:32</text:p>
          </table:table-cell>
          <table:table-cell office:value-type="float" office:value="3.373617" calcext:value-type="float">
            <text:p>3.373617</text:p>
          </table:table-cell>
          <table:table-cell office:value-type="float" office:value="2.340652" calcext:value-type="float">
            <text:p>2.340652</text:p>
          </table:table-cell>
        </table:table-row>
        <table:table-row table:style-name="ro2">
          <table:table-cell office:value-type="string" calcext:value-type="string">
            <text:p>2019-10-02 21:36:55</text:p>
          </table:table-cell>
          <table:table-cell office:value-type="float" office:value="3.386863" calcext:value-type="float">
            <text:p>3.386863</text:p>
          </table:table-cell>
          <table:table-cell office:value-type="float" office:value="2.34916" calcext:value-type="float">
            <text:p>2.34916</text:p>
          </table:table-cell>
        </table:table-row>
        <table:table-row table:style-name="ro2">
          <table:table-cell office:value-type="string" calcext:value-type="string">
            <text:p>2019-10-02 21:37:09</text:p>
          </table:table-cell>
          <table:table-cell office:value-type="float" office:value="3.392403" calcext:value-type="float">
            <text:p>3.392403</text:p>
          </table:table-cell>
          <table:table-cell office:value-type="float" office:value="2.351652" calcext:value-type="float">
            <text:p>2.351652</text:p>
          </table:table-cell>
        </table:table-row>
        <table:table-row table:style-name="ro2">
          <table:table-cell office:value-type="string" calcext:value-type="string">
            <text:p>2019-10-02 21:37:24</text:p>
          </table:table-cell>
          <table:table-cell office:value-type="float" office:value="3.399244" calcext:value-type="float">
            <text:p>3.399244</text:p>
          </table:table-cell>
          <table:table-cell office:value-type="float" office:value="2.356844" calcext:value-type="float">
            <text:p>2.356844</text:p>
          </table:table-cell>
        </table:table-row>
        <table:table-row table:style-name="ro2">
          <table:table-cell office:value-type="string" calcext:value-type="string">
            <text:p>2019-10-02 21:37:38</text:p>
          </table:table-cell>
          <table:table-cell office:value-type="float" office:value="3.40499" calcext:value-type="float">
            <text:p>3.40499</text:p>
          </table:table-cell>
          <table:table-cell office:value-type="float" office:value="2.359431" calcext:value-type="float">
            <text:p>2.359431</text:p>
          </table:table-cell>
        </table:table-row>
        <table:table-row table:style-name="ro2">
          <table:table-cell office:value-type="string" calcext:value-type="string">
            <text:p>2019-10-02 21:37:56</text:p>
          </table:table-cell>
          <table:table-cell office:value-type="float" office:value="3.419177" calcext:value-type="float">
            <text:p>3.419177</text:p>
          </table:table-cell>
          <table:table-cell office:value-type="float" office:value="2.370676" calcext:value-type="float">
            <text:p>2.370676</text:p>
          </table:table-cell>
        </table:table-row>
        <table:table-row table:style-name="ro2">
          <table:table-cell office:value-type="string" calcext:value-type="string">
            <text:p>2019-10-02 21:38:14</text:p>
          </table:table-cell>
          <table:table-cell office:value-type="float" office:value="3.433196" calcext:value-type="float">
            <text:p>3.433196</text:p>
          </table:table-cell>
          <table:table-cell office:value-type="float" office:value="2.381633" calcext:value-type="float">
            <text:p>2.381633</text:p>
          </table:table-cell>
        </table:table-row>
        <table:table-row table:style-name="ro2">
          <table:table-cell office:value-type="string" calcext:value-type="string">
            <text:p>2019-10-02 21:38:34</text:p>
          </table:table-cell>
          <table:table-cell office:value-type="float" office:value="3.44815" calcext:value-type="float">
            <text:p>3.44815</text:p>
          </table:table-cell>
          <table:table-cell office:value-type="float" office:value="2.3934" calcext:value-type="float">
            <text:p>2.3934</text:p>
          </table:table-cell>
        </table:table-row>
        <table:table-row table:style-name="ro2">
          <table:table-cell office:value-type="string" calcext:value-type="string">
            <text:p>2019-10-02 21:39:00</text:p>
          </table:table-cell>
          <table:table-cell office:value-type="float" office:value="3.462396" calcext:value-type="float">
            <text:p>3.462396</text:p>
          </table:table-cell>
          <table:table-cell office:value-type="float" office:value="2.404849" calcext:value-type="float">
            <text:p>2.404849</text:p>
          </table:table-cell>
        </table:table-row>
        <table:table-row table:style-name="ro2">
          <table:table-cell office:value-type="string" calcext:value-type="string">
            <text:p>2019-10-02 21:39:14</text:p>
          </table:table-cell>
          <table:table-cell office:value-type="float" office:value="3.467905" calcext:value-type="float">
            <text:p>3.467905</text:p>
          </table:table-cell>
          <table:table-cell office:value-type="float" office:value="2.407341" calcext:value-type="float">
            <text:p>2.407341</text:p>
          </table:table-cell>
        </table:table-row>
        <table:table-row table:style-name="ro2">
          <table:table-cell office:value-type="string" calcext:value-type="string">
            <text:p>2019-10-02 21:39:28</text:p>
          </table:table-cell>
          <table:table-cell office:value-type="float" office:value="3.474773" calcext:value-type="float">
            <text:p>3.474773</text:p>
          </table:table-cell>
          <table:table-cell office:value-type="float" office:value="2.412533" calcext:value-type="float">
            <text:p>2.412533</text:p>
          </table:table-cell>
        </table:table-row>
        <table:table-row table:style-name="ro2">
          <table:table-cell office:value-type="string" calcext:value-type="string">
            <text:p>2019-10-02 21:39:43</text:p>
          </table:table-cell>
          <table:table-cell office:value-type="float" office:value="3.481843" calcext:value-type="float">
            <text:p>3.481843</text:p>
          </table:table-cell>
          <table:table-cell office:value-type="float" office:value="2.417725" calcext:value-type="float">
            <text:p>2.417725</text:p>
          </table:table-cell>
        </table:table-row>
        <table:table-row table:style-name="ro2">
          <table:table-cell office:value-type="string" calcext:value-type="string">
            <text:p>2019-10-02 21:40:04</text:p>
          </table:table-cell>
          <table:table-cell office:value-type="float" office:value="3.497192" calcext:value-type="float">
            <text:p>3.497192</text:p>
          </table:table-cell>
          <table:table-cell office:value-type="float" office:value="2.429982" calcext:value-type="float">
            <text:p>2.429982</text:p>
          </table:table-cell>
        </table:table-row>
        <table:table-row table:style-name="ro2">
          <table:table-cell office:value-type="string" calcext:value-type="string">
            <text:p>2019-10-02 21:40:22</text:p>
          </table:table-cell>
          <table:table-cell office:value-type="float" office:value="3.511009" calcext:value-type="float">
            <text:p>3.511009</text:p>
          </table:table-cell>
          <table:table-cell office:value-type="float" office:value="2.44094" calcext:value-type="float">
            <text:p>2.44094</text:p>
          </table:table-cell>
        </table:table-row>
        <table:table-row table:style-name="ro2">
          <table:table-cell office:value-type="string" calcext:value-type="string">
            <text:p>2019-10-02 21:40:36</text:p>
          </table:table-cell>
          <table:table-cell office:value-type="float" office:value="3.517815" calcext:value-type="float">
            <text:p>3.517815</text:p>
          </table:table-cell>
          <table:table-cell office:value-type="float" office:value="2.445983" calcext:value-type="float">
            <text:p>2.445983</text:p>
          </table:table-cell>
        </table:table-row>
        <table:table-row table:style-name="ro2">
          <table:table-cell office:value-type="string" calcext:value-type="string">
            <text:p>2019-10-02 21:40:56</text:p>
          </table:table-cell>
          <table:table-cell office:value-type="float" office:value="3.532937" calcext:value-type="float">
            <text:p>3.532937</text:p>
          </table:table-cell>
          <table:table-cell office:value-type="float" office:value="2.457748" calcext:value-type="float">
            <text:p>2.457748</text:p>
          </table:table-cell>
        </table:table-row>
        <table:table-row table:style-name="ro2">
          <table:table-cell office:value-type="string" calcext:value-type="string">
            <text:p>2019-10-02 21:41:22</text:p>
          </table:table-cell>
          <table:table-cell office:value-type="float" office:value="3.547127" calcext:value-type="float">
            <text:p>3.547127</text:p>
          </table:table-cell>
          <table:table-cell office:value-type="float" office:value="2.468997" calcext:value-type="float">
            <text:p>2.468997</text:p>
          </table:table-cell>
        </table:table-row>
        <table:table-row table:style-name="ro2">
          <table:table-cell office:value-type="string" calcext:value-type="string">
            <text:p>2019-10-02 21:41:41</text:p>
          </table:table-cell>
          <table:table-cell office:value-type="float" office:value="3.561352" calcext:value-type="float">
            <text:p>3.561352</text:p>
          </table:table-cell>
          <table:table-cell office:value-type="float" office:value="2.480807" calcext:value-type="float">
            <text:p>2.480807</text:p>
          </table:table-cell>
        </table:table-row>
        <table:table-row table:style-name="ro2">
          <table:table-cell office:value-type="string" calcext:value-type="string">
            <text:p>2019-10-02 21:41:59</text:p>
          </table:table-cell>
          <table:table-cell office:value-type="float" office:value="3.575315" calcext:value-type="float">
            <text:p>3.575315</text:p>
          </table:table-cell>
          <table:table-cell office:value-type="float" office:value="2.491563" calcext:value-type="float">
            <text:p>2.491563</text:p>
          </table:table-cell>
        </table:table-row>
        <table:table-row table:style-name="ro2">
          <table:table-cell office:value-type="string" calcext:value-type="string">
            <text:p>2019-10-02 21:42:26</text:p>
          </table:table-cell>
          <table:table-cell office:value-type="float" office:value="3.589503" calcext:value-type="float">
            <text:p>3.589503</text:p>
          </table:table-cell>
          <table:table-cell office:value-type="float" office:value="2.503303" calcext:value-type="float">
            <text:p>2.503303</text:p>
          </table:table-cell>
        </table:table-row>
        <table:table-row table:style-name="ro2">
          <table:table-cell office:value-type="string" calcext:value-type="string">
            <text:p>2019-10-02 21:42:44</text:p>
          </table:table-cell>
          <table:table-cell office:value-type="float" office:value="3.60321" calcext:value-type="float">
            <text:p>3.60321</text:p>
          </table:table-cell>
          <table:table-cell office:value-type="float" office:value="2.51392" calcext:value-type="float">
            <text:p>2.51392</text:p>
          </table:table-cell>
        </table:table-row>
        <table:table-row table:style-name="ro2">
          <table:table-cell office:value-type="string" calcext:value-type="string">
            <text:p>2019-10-02 21:43:03</text:p>
          </table:table-cell>
          <table:table-cell office:value-type="float" office:value="3.617229" calcext:value-type="float">
            <text:p>3.617229</text:p>
          </table:table-cell>
          <table:table-cell office:value-type="float" office:value="2.524878" calcext:value-type="float">
            <text:p>2.524878</text:p>
          </table:table-cell>
        </table:table-row>
        <table:table-row table:style-name="ro2">
          <table:table-cell office:value-type="string" calcext:value-type="string">
            <text:p>2019-10-02 21:43:22</text:p>
          </table:table-cell>
          <table:table-cell office:value-type="float" office:value="3.63119" calcext:value-type="float">
            <text:p>3.63119</text:p>
          </table:table-cell>
          <table:table-cell office:value-type="float" office:value="2.536127" calcext:value-type="float">
            <text:p>2.536127</text:p>
          </table:table-cell>
        </table:table-row>
        <table:table-row table:style-name="ro2">
          <table:table-cell office:value-type="string" calcext:value-type="string">
            <text:p>2019-10-02 21:43:48</text:p>
          </table:table-cell>
          <table:table-cell office:value-type="float" office:value="3.645409" calcext:value-type="float">
            <text:p>3.645409</text:p>
          </table:table-cell>
          <table:table-cell office:value-type="float" office:value="2.547452" calcext:value-type="float">
            <text:p>2.547452</text:p>
          </table:table-cell>
        </table:table-row>
        <table:table-row table:style-name="ro2">
          <table:table-cell office:value-type="string" calcext:value-type="string">
            <text:p>2019-10-02 21:44:16</text:p>
          </table:table-cell>
          <table:table-cell office:value-type="float" office:value="3.660977" calcext:value-type="float">
            <text:p>3.660977</text:p>
          </table:table-cell>
          <table:table-cell office:value-type="float" office:value="2.56008" calcext:value-type="float">
            <text:p>2.56008</text:p>
          </table:table-cell>
        </table:table-row>
        <table:table-row table:style-name="ro2">
          <table:table-cell office:value-type="string" calcext:value-type="string">
            <text:p>2019-10-02 21:44:35</text:p>
          </table:table-cell>
          <table:table-cell office:value-type="float" office:value="3.676102" calcext:value-type="float">
            <text:p>3.676102</text:p>
          </table:table-cell>
          <table:table-cell office:value-type="float" office:value="2.571847" calcext:value-type="float">
            <text:p>2.571847</text:p>
          </table:table-cell>
        </table:table-row>
        <table:table-row table:style-name="ro2">
          <table:table-cell office:value-type="string" calcext:value-type="string">
            <text:p>2019-10-02 21:44:54</text:p>
          </table:table-cell>
          <table:table-cell office:value-type="float" office:value="3.691" calcext:value-type="float">
            <text:p>3.691</text:p>
          </table:table-cell>
          <table:table-cell office:value-type="float" office:value="2.583123" calcext:value-type="float">
            <text:p>2.583123</text:p>
          </table:table-cell>
        </table:table-row>
        <table:table-row table:style-name="ro2">
          <table:table-cell office:value-type="string" calcext:value-type="string">
            <text:p>2019-10-02 21:45:12</text:p>
          </table:table-cell>
          <table:table-cell office:value-type="float" office:value="3.697606" calcext:value-type="float">
            <text:p>3.697606</text:p>
          </table:table-cell>
          <table:table-cell office:value-type="float" office:value="2.587674" calcext:value-type="float">
            <text:p>2.587674</text:p>
          </table:table-cell>
        </table:table-row>
        <table:table-row table:style-name="ro2">
          <table:table-cell office:value-type="string" calcext:value-type="string">
            <text:p>2019-10-02 21:45:27</text:p>
          </table:table-cell>
          <table:table-cell office:value-type="float" office:value="3.704676" calcext:value-type="float">
            <text:p>3.704676</text:p>
          </table:table-cell>
          <table:table-cell office:value-type="float" office:value="2.592866" calcext:value-type="float">
            <text:p>2.592866</text:p>
          </table:table-cell>
        </table:table-row>
        <table:table-row table:style-name="ro2">
          <table:table-cell office:value-type="string" calcext:value-type="string">
            <text:p>2019-10-02 21:45:46</text:p>
          </table:table-cell>
          <table:table-cell office:value-type="float" office:value="3.718896" calcext:value-type="float">
            <text:p>3.718896</text:p>
          </table:table-cell>
          <table:table-cell office:value-type="float" office:value="2.602078" calcext:value-type="float">
            <text:p>2.602078</text:p>
          </table:table-cell>
        </table:table-row>
        <table:table-row table:style-name="ro2">
          <table:table-cell office:value-type="string" calcext:value-type="string">
            <text:p>2019-10-02 21:46:06</text:p>
          </table:table-cell>
          <table:table-cell office:value-type="float" office:value="3.732915" calcext:value-type="float">
            <text:p>3.732915</text:p>
          </table:table-cell>
          <table:table-cell office:value-type="float" office:value="2.613036" calcext:value-type="float">
            <text:p>2.613036</text:p>
          </table:table-cell>
        </table:table-row>
        <table:table-row table:style-name="ro2">
          <table:table-cell office:value-type="string" calcext:value-type="string">
            <text:p>2019-10-02 21:46:34</text:p>
          </table:table-cell>
          <table:table-cell office:value-type="float" office:value="3.747667" calcext:value-type="float">
            <text:p>3.747667</text:p>
          </table:table-cell>
          <table:table-cell office:value-type="float" office:value="2.624512" calcext:value-type="float">
            <text:p>2.624512</text:p>
          </table:table-cell>
        </table:table-row>
        <table:table-row table:style-name="ro2">
          <table:table-cell office:value-type="string" calcext:value-type="string">
            <text:p>2019-10-02 21:46:54</text:p>
          </table:table-cell>
          <table:table-cell office:value-type="float" office:value="3.762815" calcext:value-type="float">
            <text:p>3.762815</text:p>
          </table:table-cell>
          <table:table-cell office:value-type="float" office:value="2.636274" calcext:value-type="float">
            <text:p>2.636274</text:p>
          </table:table-cell>
        </table:table-row>
        <table:table-row table:style-name="ro2">
          <table:table-cell office:value-type="string" calcext:value-type="string">
            <text:p>2019-10-02 21:47:08</text:p>
          </table:table-cell>
          <table:table-cell office:value-type="float" office:value="3.769677" calcext:value-type="float">
            <text:p>3.769677</text:p>
          </table:table-cell>
          <table:table-cell office:value-type="float" office:value="2.641106" calcext:value-type="float">
            <text:p>2.641106</text:p>
          </table:table-cell>
        </table:table-row>
        <table:table-row table:style-name="ro2">
          <table:table-cell office:value-type="string" calcext:value-type="string">
            <text:p>2019-10-02 21:47:36</text:p>
          </table:table-cell>
          <table:table-cell office:value-type="float" office:value="3.785007" calcext:value-type="float">
            <text:p>3.785007</text:p>
          </table:table-cell>
          <table:table-cell office:value-type="float" office:value="2.653231" calcext:value-type="float">
            <text:p>2.653231</text:p>
          </table:table-cell>
        </table:table-row>
        <table:table-row table:style-name="ro2">
          <table:table-cell office:value-type="string" calcext:value-type="string">
            <text:p>2019-10-02 21:48:04</text:p>
          </table:table-cell>
          <table:table-cell office:value-type="float" office:value="3.800169" calcext:value-type="float">
            <text:p>3.800169</text:p>
          </table:table-cell>
          <table:table-cell office:value-type="float" office:value="2.665068" calcext:value-type="float">
            <text:p>2.665068</text:p>
          </table:table-cell>
        </table:table-row>
        <table:table-row table:style-name="ro2">
          <table:table-cell office:value-type="string" calcext:value-type="string">
            <text:p>2019-10-02 21:48:31</text:p>
          </table:table-cell>
          <table:table-cell office:value-type="float" office:value="3.814384" calcext:value-type="float">
            <text:p>3.814384</text:p>
          </table:table-cell>
          <table:table-cell office:value-type="float" office:value="2.676809" calcext:value-type="float">
            <text:p>2.676809</text:p>
          </table:table-cell>
        </table:table-row>
        <table:table-row table:style-name="ro2">
          <table:table-cell office:value-type="string" calcext:value-type="string">
            <text:p>2019-10-02 21:48:51</text:p>
          </table:table-cell>
          <table:table-cell office:value-type="float" office:value="3.830253" calcext:value-type="float">
            <text:p>3.830253</text:p>
          </table:table-cell>
          <table:table-cell office:value-type="float" office:value="2.689499" calcext:value-type="float">
            <text:p>2.689499</text:p>
          </table:table-cell>
        </table:table-row>
        <table:table-row table:style-name="ro2">
          <table:table-cell office:value-type="string" calcext:value-type="string">
            <text:p>2019-10-02 21:49:11</text:p>
          </table:table-cell>
          <table:table-cell office:value-type="float" office:value="3.845378" calcext:value-type="float">
            <text:p>3.845378</text:p>
          </table:table-cell>
          <table:table-cell office:value-type="float" office:value="2.701267" calcext:value-type="float">
            <text:p>2.701267</text:p>
          </table:table-cell>
        </table:table-row>
        <table:table-row table:style-name="ro2">
          <table:table-cell office:value-type="string" calcext:value-type="string">
            <text:p>2019-10-02 21:49:29</text:p>
          </table:table-cell>
          <table:table-cell office:value-type="float" office:value="3.859593" calcext:value-type="float">
            <text:p>3.859593</text:p>
          </table:table-cell>
          <table:table-cell office:value-type="float" office:value="2.713004" calcext:value-type="float">
            <text:p>2.713004</text:p>
          </table:table-cell>
        </table:table-row>
        <table:table-row table:style-name="ro2">
          <table:table-cell office:value-type="string" calcext:value-type="string">
            <text:p>2019-10-02 21:49:47</text:p>
          </table:table-cell>
          <table:table-cell office:value-type="float" office:value="3.866463" calcext:value-type="float">
            <text:p>3.866463</text:p>
          </table:table-cell>
          <table:table-cell office:value-type="float" office:value="2.718257" calcext:value-type="float">
            <text:p>2.718257</text:p>
          </table:table-cell>
        </table:table-row>
        <table:table-row table:style-name="ro2">
          <table:table-cell office:value-type="string" calcext:value-type="string">
            <text:p>2019-10-02 21:50:14</text:p>
          </table:table-cell>
          <table:table-cell office:value-type="float" office:value="3.880279" calcext:value-type="float">
            <text:p>3.880279</text:p>
          </table:table-cell>
          <table:table-cell office:value-type="float" office:value="2.729151" calcext:value-type="float">
            <text:p>2.729151</text:p>
          </table:table-cell>
        </table:table-row>
        <table:table-row table:style-name="ro2">
          <table:table-cell office:value-type="string" calcext:value-type="string">
            <text:p>2019-10-02 21:50:29</text:p>
          </table:table-cell>
          <table:table-cell office:value-type="float" office:value="3.887314" calcext:value-type="float">
            <text:p>3.887314</text:p>
          </table:table-cell>
          <table:table-cell office:value-type="float" office:value="2.734195" calcext:value-type="float">
            <text:p>2.734195</text:p>
          </table:table-cell>
        </table:table-row>
        <table:table-row table:style-name="ro2">
          <table:table-cell office:value-type="string" calcext:value-type="string">
            <text:p>2019-10-02 21:50:43</text:p>
          </table:table-cell>
          <table:table-cell office:value-type="float" office:value="3.893984" calcext:value-type="float">
            <text:p>3.893984</text:p>
          </table:table-cell>
          <table:table-cell office:value-type="float" office:value="2.738971" calcext:value-type="float">
            <text:p>2.738971</text:p>
          </table:table-cell>
        </table:table-row>
        <table:table-row table:style-name="ro2">
          <table:table-cell office:value-type="string" calcext:value-type="string">
            <text:p>2019-10-02 21:51:11</text:p>
          </table:table-cell>
          <table:table-cell office:value-type="float" office:value="3.909333" calcext:value-type="float">
            <text:p>3.909333</text:p>
          </table:table-cell>
          <table:table-cell office:value-type="float" office:value="2.751228" calcext:value-type="float">
            <text:p>2.751228</text:p>
          </table:table-cell>
        </table:table-row>
        <table:table-row table:style-name="ro2">
          <table:table-cell office:value-type="string" calcext:value-type="string">
            <text:p>2019-10-02 21:51:29</text:p>
          </table:table-cell>
          <table:table-cell office:value-type="float" office:value="3.916405" calcext:value-type="float">
            <text:p>3.916405</text:p>
          </table:table-cell>
          <table:table-cell office:value-type="float" office:value="2.756356" calcext:value-type="float">
            <text:p>2.756356</text:p>
          </table:table-cell>
        </table:table-row>
        <table:table-row table:style-name="ro2">
          <table:table-cell office:value-type="string" calcext:value-type="string">
            <text:p>2019-10-02 21:51:56</text:p>
          </table:table-cell>
          <table:table-cell office:value-type="float" office:value="3.930657" calcext:value-type="float">
            <text:p>3.930657</text:p>
          </table:table-cell>
          <table:table-cell office:value-type="float" office:value="2.768165" calcext:value-type="float">
            <text:p>2.768165</text:p>
          </table:table-cell>
        </table:table-row>
        <table:table-row table:style-name="ro2">
          <table:table-cell office:value-type="string" calcext:value-type="string">
            <text:p>2019-10-02 21:52:10</text:p>
          </table:table-cell>
          <table:table-cell office:value-type="float" office:value="3.937927" calcext:value-type="float">
            <text:p>3.937927</text:p>
          </table:table-cell>
          <table:table-cell office:value-type="float" office:value="2.773709" calcext:value-type="float">
            <text:p>2.773709</text:p>
          </table:table-cell>
        </table:table-row>
        <table:table-row table:style-name="ro2">
          <table:table-cell office:value-type="string" calcext:value-type="string">
            <text:p>2019-10-02 21:52:39</text:p>
          </table:table-cell>
          <table:table-cell office:value-type="float" office:value="3.953105" calcext:value-type="float">
            <text:p>3.953105</text:p>
          </table:table-cell>
          <table:table-cell office:value-type="float" office:value="2.785673" calcext:value-type="float">
            <text:p>2.785673</text:p>
          </table:table-cell>
        </table:table-row>
        <table:table-row table:style-name="ro2">
          <table:table-cell office:value-type="string" calcext:value-type="string">
            <text:p>2019-10-02 21:52:53</text:p>
          </table:table-cell>
          <table:table-cell office:value-type="float" office:value="3.960375" calcext:value-type="float">
            <text:p>3.960375</text:p>
          </table:table-cell>
          <table:table-cell office:value-type="float" office:value="2.791217" calcext:value-type="float">
            <text:p>2.791217</text:p>
          </table:table-cell>
        </table:table-row>
        <table:table-row table:style-name="ro2">
          <table:table-cell office:value-type="string" calcext:value-type="string">
            <text:p>2019-10-02 21:53:17</text:p>
          </table:table-cell>
          <table:table-cell office:value-type="float" office:value="3.974571" calcext:value-type="float">
            <text:p>3.974571</text:p>
          </table:table-cell>
          <table:table-cell office:value-type="float" office:value="2.802499" calcext:value-type="float">
            <text:p>2.802499</text:p>
          </table:table-cell>
        </table:table-row>
        <table:table-row table:style-name="ro2">
          <table:table-cell office:value-type="string" calcext:value-type="string">
            <text:p>2019-10-02 21:53:37</text:p>
          </table:table-cell>
          <table:table-cell office:value-type="float" office:value="3.989581" calcext:value-type="float">
            <text:p>3.989581</text:p>
          </table:table-cell>
          <table:table-cell office:value-type="float" office:value="2.814177" calcext:value-type="float">
            <text:p>2.814177</text:p>
          </table:table-cell>
        </table:table-row>
        <table:table-row table:style-name="ro2">
          <table:table-cell office:value-type="string" calcext:value-type="string">
            <text:p>2019-10-02 21:54:04</text:p>
          </table:table-cell>
          <table:table-cell office:value-type="float" office:value="4.003542" calcext:value-type="float">
            <text:p>4.003542</text:p>
          </table:table-cell>
          <table:table-cell office:value-type="float" office:value="2.825425" calcext:value-type="float">
            <text:p>2.825425</text:p>
          </table:table-cell>
        </table:table-row>
        <table:table-row table:style-name="ro2">
          <table:table-cell office:value-type="string" calcext:value-type="string">
            <text:p>2019-10-02 21:54:23</text:p>
          </table:table-cell>
          <table:table-cell office:value-type="float" office:value="4.017505" calcext:value-type="float">
            <text:p>4.017505</text:p>
          </table:table-cell>
          <table:table-cell office:value-type="float" office:value="2.836179" calcext:value-type="float">
            <text:p>2.836179</text:p>
          </table:table-cell>
        </table:table-row>
        <table:table-row table:style-name="ro2">
          <table:table-cell office:value-type="string" calcext:value-type="string">
            <text:p>2019-10-02 21:54:41</text:p>
          </table:table-cell>
          <table:table-cell office:value-type="float" office:value="4.024313" calcext:value-type="float">
            <text:p>4.024313</text:p>
          </table:table-cell>
          <table:table-cell office:value-type="float" office:value="2.840746" calcext:value-type="float">
            <text:p>2.840746</text:p>
          </table:table-cell>
        </table:table-row>
        <table:table-row table:style-name="ro2">
          <table:table-cell office:value-type="string" calcext:value-type="string">
            <text:p>2019-10-02 21:55:00</text:p>
          </table:table-cell>
          <table:table-cell office:value-type="float" office:value="4.0387" calcext:value-type="float">
            <text:p>4.0387</text:p>
          </table:table-cell>
          <table:table-cell office:value-type="float" office:value="2.852344" calcext:value-type="float">
            <text:p>2.852344</text:p>
          </table:table-cell>
        </table:table-row>
        <table:table-row table:style-name="ro2">
          <table:table-cell office:value-type="string" calcext:value-type="string">
            <text:p>2019-10-02 21:55:33</text:p>
          </table:table-cell>
          <table:table-cell office:value-type="float" office:value="4.064347" calcext:value-type="float">
            <text:p>4.064347</text:p>
          </table:table-cell>
          <table:table-cell office:value-type="float" office:value="2.871046" calcext:value-type="float">
            <text:p>2.871046</text:p>
          </table:table-cell>
        </table:table-row>
        <table:table-row table:style-name="ro2">
          <table:table-cell office:value-type="string" calcext:value-type="string">
            <text:p>2019-10-02 21:55:51</text:p>
          </table:table-cell>
          <table:table-cell office:value-type="float" office:value="4.078108" calcext:value-type="float">
            <text:p>4.078108</text:p>
          </table:table-cell>
          <table:table-cell office:value-type="float" office:value="2.8818" calcext:value-type="float">
            <text:p>2.8818</text:p>
          </table:table-cell>
        </table:table-row>
        <table:table-row table:style-name="ro2">
          <table:table-cell office:value-type="string" calcext:value-type="string">
            <text:p>2019-10-02 21:56:14</text:p>
          </table:table-cell>
          <table:table-cell office:value-type="float" office:value="4.092831" calcext:value-type="float">
            <text:p>4.092831</text:p>
          </table:table-cell>
          <table:table-cell office:value-type="float" office:value="2.893216" calcext:value-type="float">
            <text:p>2.893216</text:p>
          </table:table-cell>
        </table:table-row>
        <table:table-row table:style-name="ro2">
          <table:table-cell office:value-type="string" calcext:value-type="string">
            <text:p>2019-10-02 21:56:29</text:p>
          </table:table-cell>
          <table:table-cell office:value-type="float" office:value="4.099243" calcext:value-type="float">
            <text:p>4.099243</text:p>
          </table:table-cell>
          <table:table-cell office:value-type="float" office:value="2.896364" calcext:value-type="float">
            <text:p>2.896364</text:p>
          </table:table-cell>
        </table:table-row>
        <table:table-row table:style-name="ro2">
          <table:table-cell office:value-type="string" calcext:value-type="string">
            <text:p>2019-10-02 21:56:47</text:p>
          </table:table-cell>
          <table:table-cell office:value-type="float" office:value="4.106286" calcext:value-type="float">
            <text:p>4.106286</text:p>
          </table:table-cell>
          <table:table-cell office:value-type="float" office:value="2.901416" calcext:value-type="float">
            <text:p>2.901416</text:p>
          </table:table-cell>
        </table:table-row>
        <table:table-row table:style-name="ro2">
          <table:table-cell office:value-type="string" calcext:value-type="string">
            <text:p>2019-10-02 21:57:01</text:p>
          </table:table-cell>
          <table:table-cell office:value-type="float" office:value="4.113556" calcext:value-type="float">
            <text:p>4.113556</text:p>
          </table:table-cell>
          <table:table-cell office:value-type="float" office:value="2.90696" calcext:value-type="float">
            <text:p>2.90696</text:p>
          </table:table-cell>
        </table:table-row>
        <table:table-row table:style-name="ro2">
          <table:table-cell office:value-type="string" calcext:value-type="string">
            <text:p>2019-10-02 21:57:30</text:p>
          </table:table-cell>
          <table:table-cell office:value-type="float" office:value="4.128678" calcext:value-type="float">
            <text:p>4.128678</text:p>
          </table:table-cell>
          <table:table-cell office:value-type="float" office:value="2.918725" calcext:value-type="float">
            <text:p>2.918725</text:p>
          </table:table-cell>
        </table:table-row>
        <table:table-row table:style-name="ro2">
          <table:table-cell office:value-type="string" calcext:value-type="string">
            <text:p>2019-10-02 21:57:57</text:p>
          </table:table-cell>
          <table:table-cell office:value-type="float" office:value="4.143811" calcext:value-type="float">
            <text:p>4.143811</text:p>
          </table:table-cell>
          <table:table-cell office:value-type="float" office:value="2.9305" calcext:value-type="float">
            <text:p>2.9305</text:p>
          </table:table-cell>
        </table:table-row>
        <table:table-row table:style-name="ro2">
          <table:table-cell office:value-type="string" calcext:value-type="string">
            <text:p>2019-10-02 21:58:15</text:p>
          </table:table-cell>
          <table:table-cell office:value-type="float" office:value="4.150854" calcext:value-type="float">
            <text:p>4.150854</text:p>
          </table:table-cell>
          <table:table-cell office:value-type="float" office:value="2.935552" calcext:value-type="float">
            <text:p>2.935552</text:p>
          </table:table-cell>
        </table:table-row>
        <table:table-row table:style-name="ro2">
          <table:table-cell office:value-type="string" calcext:value-type="string">
            <text:p>2019-10-02 21:58:30</text:p>
          </table:table-cell>
          <table:table-cell office:value-type="float" office:value="4.158124" calcext:value-type="float">
            <text:p>4.158124</text:p>
          </table:table-cell>
          <table:table-cell office:value-type="float" office:value="2.941096" calcext:value-type="float">
            <text:p>2.941096</text:p>
          </table:table-cell>
        </table:table-row>
        <table:table-row table:style-name="ro2">
          <table:table-cell office:value-type="string" calcext:value-type="string">
            <text:p>2019-10-02 21:58:49</text:p>
          </table:table-cell>
          <table:table-cell office:value-type="float" office:value="4.16473" calcext:value-type="float">
            <text:p>4.16473</text:p>
          </table:table-cell>
          <table:table-cell office:value-type="float" office:value="2.945788" calcext:value-type="float">
            <text:p>2.945788</text:p>
          </table:table-cell>
        </table:table-row>
        <table:table-row table:style-name="ro2">
          <table:table-cell office:value-type="string" calcext:value-type="string">
            <text:p>2019-10-02 21:59:17</text:p>
          </table:table-cell>
          <table:table-cell office:value-type="float" office:value="4.18006" calcext:value-type="float">
            <text:p>4.18006</text:p>
          </table:table-cell>
          <table:table-cell office:value-type="float" office:value="2.957912" calcext:value-type="float">
            <text:p>2.957912</text:p>
          </table:table-cell>
        </table:table-row>
        <table:table-row table:style-name="ro2">
          <table:table-cell office:value-type="string" calcext:value-type="string">
            <text:p>2019-10-02 21:59:45</text:p>
          </table:table-cell>
          <table:table-cell office:value-type="float" office:value="4.195185" calcext:value-type="float">
            <text:p>4.195185</text:p>
          </table:table-cell>
          <table:table-cell office:value-type="float" office:value="2.96968" calcext:value-type="float">
            <text:p>2.96968</text:p>
          </table:table-cell>
        </table:table-row>
        <table:table-row table:style-name="ro2">
          <table:table-cell office:value-type="string" calcext:value-type="string">
            <text:p>2019-10-02 22:00:07</text:p>
          </table:table-cell>
          <table:table-cell office:value-type="float" office:value="4.209356" calcext:value-type="float">
            <text:p>4.209356</text:p>
          </table:table-cell>
          <table:table-cell office:value-type="float" office:value="2.980797" calcext:value-type="float">
            <text:p>2.980797</text:p>
          </table:table-cell>
        </table:table-row>
        <table:table-row table:style-name="ro2">
          <table:table-cell office:value-type="string" calcext:value-type="string">
            <text:p>2019-10-02 22:00:22</text:p>
          </table:table-cell>
          <table:table-cell office:value-type="float" office:value="4.216224" calcext:value-type="float">
            <text:p>4.216224</text:p>
          </table:table-cell>
          <table:table-cell office:value-type="float" office:value="2.985989" calcext:value-type="float">
            <text:p>2.985989</text:p>
          </table:table-cell>
        </table:table-row>
        <table:table-row table:style-name="ro2">
          <table:table-cell office:value-type="string" calcext:value-type="string">
            <text:p>2019-10-02 22:00:36</text:p>
          </table:table-cell>
          <table:table-cell office:value-type="float" office:value="4.223267" calcext:value-type="float">
            <text:p>4.223267</text:p>
          </table:table-cell>
          <table:table-cell office:value-type="float" office:value="2.991041" calcext:value-type="float">
            <text:p>2.991041</text:p>
          </table:table-cell>
        </table:table-row>
        <table:table-row table:style-name="ro2">
          <table:table-cell office:value-type="string" calcext:value-type="string">
            <text:p>2019-10-02 22:01:03</text:p>
          </table:table-cell>
          <table:table-cell office:value-type="float" office:value="4.237283" calcext:value-type="float">
            <text:p>4.237283</text:p>
          </table:table-cell>
          <table:table-cell office:value-type="float" office:value="3.001996" calcext:value-type="float">
            <text:p>3.001996</text:p>
          </table:table-cell>
        </table:table-row>
        <table:table-row table:style-name="ro2">
          <table:table-cell office:value-type="string" calcext:value-type="string">
            <text:p>2019-10-02 22:01:22</text:p>
          </table:table-cell>
          <table:table-cell office:value-type="float" office:value="4.25268" calcext:value-type="float">
            <text:p>4.25268</text:p>
          </table:table-cell>
          <table:table-cell office:value-type="float" office:value="3.014332" calcext:value-type="float">
            <text:p>3.014332</text:p>
          </table:table-cell>
        </table:table-row>
        <table:table-row table:style-name="ro2">
          <table:table-cell office:value-type="string" calcext:value-type="string">
            <text:p>2019-10-02 22:01:50</text:p>
          </table:table-cell>
          <table:table-cell office:value-type="float" office:value="4.26804" calcext:value-type="float">
            <text:p>4.26804</text:p>
          </table:table-cell>
          <table:table-cell office:value-type="float" office:value="3.026598" calcext:value-type="float">
            <text:p>3.026598</text:p>
          </table:table-cell>
        </table:table-row>
        <table:table-row table:style-name="ro2">
          <table:table-cell office:value-type="string" calcext:value-type="string">
            <text:p>2019-10-02 22:02:10</text:p>
          </table:table-cell>
          <table:table-cell office:value-type="float" office:value="4.283373" calcext:value-type="float">
            <text:p>4.283373</text:p>
          </table:table-cell>
          <table:table-cell office:value-type="float" office:value="3.038724" calcext:value-type="float">
            <text:p>3.038724</text:p>
          </table:table-cell>
        </table:table-row>
        <table:table-row table:style-name="ro2">
          <table:table-cell office:value-type="string" calcext:value-type="string">
            <text:p>2019-10-02 22:02:38</text:p>
          </table:table-cell>
          <table:table-cell office:value-type="float" office:value="4.298554" calcext:value-type="float">
            <text:p>4.298554</text:p>
          </table:table-cell>
          <table:table-cell office:value-type="float" office:value="3.050708" calcext:value-type="float">
            <text:p>3.050708</text:p>
          </table:table-cell>
        </table:table-row>
        <table:table-row table:style-name="ro2">
          <table:table-cell office:value-type="string" calcext:value-type="string">
            <text:p>2019-10-02 22:03:06</text:p>
          </table:table-cell>
          <table:table-cell office:value-type="float" office:value="4.312517" calcext:value-type="float">
            <text:p>4.312517</text:p>
          </table:table-cell>
          <table:table-cell office:value-type="float" office:value="3.061464" calcext:value-type="float">
            <text:p>3.061464</text:p>
          </table:table-cell>
        </table:table-row>
        <table:table-row table:style-name="ro2">
          <table:table-cell office:value-type="string" calcext:value-type="string">
            <text:p>2019-10-02 22:03:21</text:p>
          </table:table-cell>
          <table:table-cell office:value-type="float" office:value="4.319379" calcext:value-type="float">
            <text:p>4.319379</text:p>
          </table:table-cell>
          <table:table-cell office:value-type="float" office:value="3.066296" calcext:value-type="float">
            <text:p>3.066296</text:p>
          </table:table-cell>
        </table:table-row>
        <table:table-row table:style-name="ro2">
          <table:table-cell office:value-type="string" calcext:value-type="string">
            <text:p>2019-10-02 22:03:40</text:p>
          </table:table-cell>
          <table:table-cell office:value-type="float" office:value="4.333622" calcext:value-type="float">
            <text:p>4.333622</text:p>
          </table:table-cell>
          <table:table-cell office:value-type="float" office:value="3.077743" calcext:value-type="float">
            <text:p>3.077743</text:p>
          </table:table-cell>
        </table:table-row>
        <table:table-row table:style-name="ro2">
          <table:table-cell office:value-type="string" calcext:value-type="string">
            <text:p>2019-10-02 22:03:56</text:p>
          </table:table-cell>
          <table:table-cell office:value-type="float" office:value="4.340521" calcext:value-type="float">
            <text:p>4.340521</text:p>
          </table:table-cell>
          <table:table-cell office:value-type="float" office:value="3.081911" calcext:value-type="float">
            <text:p>3.081911</text:p>
          </table:table-cell>
        </table:table-row>
        <table:table-row table:style-name="ro2">
          <table:table-cell office:value-type="string" calcext:value-type="string">
            <text:p>2019-10-02 22:04:15</text:p>
          </table:table-cell>
          <table:table-cell office:value-type="float" office:value="4.354935" calcext:value-type="float">
            <text:p>4.354935</text:p>
          </table:table-cell>
          <table:table-cell office:value-type="float" office:value="3.093648" calcext:value-type="float">
            <text:p>3.093648</text:p>
          </table:table-cell>
        </table:table-row>
        <table:table-row table:style-name="ro2">
          <table:table-cell office:value-type="string" calcext:value-type="string">
            <text:p>2019-10-02 22:04:38</text:p>
          </table:table-cell>
          <table:table-cell office:value-type="float" office:value="4.375227" calcext:value-type="float">
            <text:p>4.375227</text:p>
          </table:table-cell>
          <table:table-cell office:value-type="float" office:value="3.1078" calcext:value-type="float">
            <text:p>3.1078</text:p>
          </table:table-cell>
        </table:table-row>
        <table:table-row table:style-name="ro2">
          <table:table-cell office:value-type="string" calcext:value-type="string">
            <text:p>2019-10-02 22:04:53</text:p>
          </table:table-cell>
          <table:table-cell office:value-type="float" office:value="4.382104" calcext:value-type="float">
            <text:p>4.382104</text:p>
          </table:table-cell>
          <table:table-cell office:value-type="float" office:value="3.113015" calcext:value-type="float">
            <text:p>3.113015</text:p>
          </table:table-cell>
        </table:table-row>
        <table:table-row table:style-name="ro2">
          <table:table-cell office:value-type="string" calcext:value-type="string">
            <text:p>2019-10-02 22:05:35</text:p>
          </table:table-cell>
          <table:table-cell office:value-type="float" office:value="4.408683" calcext:value-type="float">
            <text:p>4.408683</text:p>
          </table:table-cell>
          <table:table-cell office:value-type="float" office:value="3.133255" calcext:value-type="float">
            <text:p>3.133255</text:p>
          </table:table-cell>
        </table:table-row>
        <table:table-row table:style-name="ro2">
          <table:table-cell office:value-type="string" calcext:value-type="string">
            <text:p>2019-10-02 22:05:54</text:p>
          </table:table-cell>
          <table:table-cell office:value-type="float" office:value="4.422646" calcext:value-type="float">
            <text:p>4.422646</text:p>
          </table:table-cell>
          <table:table-cell office:value-type="float" office:value="3.144009" calcext:value-type="float">
            <text:p>3.144009</text:p>
          </table:table-cell>
        </table:table-row>
        <table:table-row table:style-name="ro2">
          <table:table-cell office:value-type="string" calcext:value-type="string">
            <text:p>2019-10-02 22:06:12</text:p>
          </table:table-cell>
          <table:table-cell office:value-type="float" office:value="4.429466" calcext:value-type="float">
            <text:p>4.429466</text:p>
          </table:table-cell>
          <table:table-cell office:value-type="float" office:value="3.148606" calcext:value-type="float">
            <text:p>3.148606</text:p>
          </table:table-cell>
        </table:table-row>
        <table:table-row table:style-name="ro2">
          <table:table-cell office:value-type="string" calcext:value-type="string">
            <text:p>2019-10-02 22:06:27</text:p>
          </table:table-cell>
          <table:table-cell office:value-type="float" office:value="4.435212" calcext:value-type="float">
            <text:p>4.435212</text:p>
          </table:table-cell>
          <table:table-cell office:value-type="float" office:value="3.151053" calcext:value-type="float">
            <text:p>3.151053</text:p>
          </table:table-cell>
        </table:table-row>
        <table:table-row table:style-name="ro2">
          <table:table-cell office:value-type="string" calcext:value-type="string">
            <text:p>2019-10-02 22:06:56</text:p>
          </table:table-cell>
          <table:table-cell office:value-type="float" office:value="4.450346" calcext:value-type="float">
            <text:p>4.450346</text:p>
          </table:table-cell>
          <table:table-cell office:value-type="float" office:value="3.162862" calcext:value-type="float">
            <text:p>3.162862</text:p>
          </table:table-cell>
        </table:table-row>
        <table:table-row table:style-name="ro2">
          <table:table-cell office:value-type="string" calcext:value-type="string">
            <text:p>2019-10-02 22:07:21</text:p>
          </table:table-cell>
          <table:table-cell office:value-type="float" office:value="4.465535" calcext:value-type="float">
            <text:p>4.465535</text:p>
          </table:table-cell>
          <table:table-cell office:value-type="float" office:value="3.174839" calcext:value-type="float">
            <text:p>3.174839</text:p>
          </table:table-cell>
        </table:table-row>
        <table:table-row table:style-name="ro2">
          <table:table-cell office:value-type="string" calcext:value-type="string">
            <text:p>2019-10-02 22:07:39</text:p>
          </table:table-cell>
          <table:table-cell office:value-type="float" office:value="4.47257" calcext:value-type="float">
            <text:p>4.47257</text:p>
          </table:table-cell>
          <table:table-cell office:value-type="float" office:value="3.179882" calcext:value-type="float">
            <text:p>3.179882</text:p>
          </table:table-cell>
        </table:table-row>
        <table:table-row table:style-name="ro2">
          <table:table-cell office:value-type="string" calcext:value-type="string">
            <text:p>2019-10-02 22:07:54</text:p>
          </table:table-cell>
          <table:table-cell office:value-type="float" office:value="4.479438" calcext:value-type="float">
            <text:p>4.479438</text:p>
          </table:table-cell>
          <table:table-cell office:value-type="float" office:value="3.185073" calcext:value-type="float">
            <text:p>3.185073</text:p>
          </table:table-cell>
        </table:table-row>
        <table:table-row table:style-name="ro2">
          <table:table-cell office:value-type="string" calcext:value-type="string">
            <text:p>2019-10-02 22:08:08</text:p>
          </table:table-cell>
          <table:table-cell office:value-type="float" office:value="4.486493" calcext:value-type="float">
            <text:p>4.486493</text:p>
          </table:table-cell>
          <table:table-cell office:value-type="float" office:value="3.19017" calcext:value-type="float">
            <text:p>3.19017</text:p>
          </table:table-cell>
        </table:table-row>
        <table:table-row table:style-name="ro2">
          <table:table-cell office:value-type="string" calcext:value-type="string">
            <text:p>2019-10-02 22:08:37</text:p>
          </table:table-cell>
          <table:table-cell office:value-type="float" office:value="4.501615" calcext:value-type="float">
            <text:p>4.501615</text:p>
          </table:table-cell>
          <table:table-cell office:value-type="float" office:value="3.201935" calcext:value-type="float">
            <text:p>3.201935</text:p>
          </table:table-cell>
        </table:table-row>
        <table:table-row table:style-name="ro2">
          <table:table-cell office:value-type="string" calcext:value-type="string">
            <text:p>2019-10-02 22:08:59</text:p>
          </table:table-cell>
          <table:table-cell office:value-type="float" office:value="4.51687" calcext:value-type="float">
            <text:p>4.51687</text:p>
          </table:table-cell>
          <table:table-cell office:value-type="float" office:value="3.214057" calcext:value-type="float">
            <text:p>3.214057</text:p>
          </table:table-cell>
        </table:table-row>
        <table:table-row table:style-name="ro2">
          <table:table-cell office:value-type="string" calcext:value-type="string">
            <text:p>2019-10-02 22:09:13</text:p>
          </table:table-cell>
          <table:table-cell office:value-type="float" office:value="4.523461" calcext:value-type="float">
            <text:p>4.523461</text:p>
          </table:table-cell>
          <table:table-cell office:value-type="float" office:value="3.218654" calcext:value-type="float">
            <text:p>3.218654</text:p>
          </table:table-cell>
        </table:table-row>
        <table:table-row table:style-name="ro2">
          <table:table-cell office:value-type="string" calcext:value-type="string">
            <text:p>2019-10-02 22:09:28</text:p>
          </table:table-cell>
          <table:table-cell office:value-type="float" office:value="4.53004" calcext:value-type="float">
            <text:p>4.53004</text:p>
          </table:table-cell>
          <table:table-cell office:value-type="float" office:value="3.223206" calcext:value-type="float">
            <text:p>3.223206</text:p>
          </table:table-cell>
        </table:table-row>
        <table:table-row table:style-name="ro2">
          <table:table-cell office:value-type="string" calcext:value-type="string">
            <text:p>2019-10-02 22:09:42</text:p>
          </table:table-cell>
          <table:table-cell office:value-type="float" office:value="4.53691" calcext:value-type="float">
            <text:p>4.53691</text:p>
          </table:table-cell>
          <table:table-cell office:value-type="float" office:value="3.228459" calcext:value-type="float">
            <text:p>3.228459</text:p>
          </table:table-cell>
        </table:table-row>
        <table:table-row table:style-name="ro2">
          <table:table-cell office:value-type="string" calcext:value-type="string">
            <text:p>2019-10-02 22:09:57</text:p>
          </table:table-cell>
          <table:table-cell office:value-type="float" office:value="4.543945" calcext:value-type="float">
            <text:p>4.543945</text:p>
          </table:table-cell>
          <table:table-cell office:value-type="float" office:value="3.233503" calcext:value-type="float">
            <text:p>3.233503</text:p>
          </table:table-cell>
        </table:table-row>
        <table:table-row table:style-name="ro2">
          <table:table-cell office:value-type="string" calcext:value-type="string">
            <text:p>2019-10-02 22:10:11</text:p>
          </table:table-cell>
          <table:table-cell office:value-type="float" office:value="4.55098" calcext:value-type="float">
            <text:p>4.55098</text:p>
          </table:table-cell>
          <table:table-cell office:value-type="float" office:value="3.238547" calcext:value-type="float">
            <text:p>3.238547</text:p>
          </table:table-cell>
        </table:table-row>
        <table:table-row table:style-name="ro2">
          <table:table-cell office:value-type="string" calcext:value-type="string">
            <text:p>2019-10-02 22:10:34</text:p>
          </table:table-cell>
          <table:table-cell office:value-type="float" office:value="4.565223" calcext:value-type="float">
            <text:p>4.565223</text:p>
          </table:table-cell>
          <table:table-cell office:value-type="float" office:value="3.249993" calcext:value-type="float">
            <text:p>3.249993</text:p>
          </table:table-cell>
        </table:table-row>
        <table:table-row table:style-name="ro2">
          <table:table-cell office:value-type="string" calcext:value-type="string">
            <text:p>2019-10-02 22:10:51</text:p>
          </table:table-cell>
          <table:table-cell office:value-type="float" office:value="4.571802" calcext:value-type="float">
            <text:p>4.571802</text:p>
          </table:table-cell>
          <table:table-cell office:value-type="float" office:value="3.254545" calcext:value-type="float">
            <text:p>3.254545</text:p>
          </table:table-cell>
        </table:table-row>
        <table:table-row table:style-name="ro2">
          <table:table-cell office:value-type="string" calcext:value-type="string">
            <text:p>2019-10-02 22:11:12</text:p>
          </table:table-cell>
          <table:table-cell office:value-type="float" office:value="4.585989" calcext:value-type="float">
            <text:p>4.585989</text:p>
          </table:table-cell>
          <table:table-cell office:value-type="float" office:value="3.265791" calcext:value-type="float">
            <text:p>3.265791</text:p>
          </table:table-cell>
        </table:table-row>
        <table:table-row table:style-name="ro2">
          <table:table-cell office:value-type="string" calcext:value-type="string">
            <text:p>2019-10-02 22:11:26</text:p>
          </table:table-cell>
          <table:table-cell office:value-type="float" office:value="4.592803" calcext:value-type="float">
            <text:p>4.592803</text:p>
          </table:table-cell>
          <table:table-cell office:value-type="float" office:value="3.270843" calcext:value-type="float">
            <text:p>3.270843</text:p>
          </table:table-cell>
        </table:table-row>
        <table:table-row table:style-name="ro2">
          <table:table-cell office:value-type="string" calcext:value-type="string">
            <text:p>2019-10-02 22:11:45</text:p>
          </table:table-cell>
          <table:table-cell office:value-type="float" office:value="4.598549" calcext:value-type="float">
            <text:p>4.598549</text:p>
          </table:table-cell>
          <table:table-cell office:value-type="float" office:value="3.27343" calcext:value-type="float">
            <text:p>3.27343</text:p>
          </table:table-cell>
        </table:table-row>
        <table:table-row table:style-name="ro2">
          <table:table-cell office:value-type="string" calcext:value-type="string">
            <text:p>2019-10-02 22:12:09</text:p>
          </table:table-cell>
          <table:table-cell office:value-type="float" office:value="4.612944" calcext:value-type="float">
            <text:p>4.612944</text:p>
          </table:table-cell>
          <table:table-cell office:value-type="float" office:value="3.285035" calcext:value-type="float">
            <text:p>3.285035</text:p>
          </table:table-cell>
        </table:table-row>
        <table:table-row table:style-name="ro2">
          <table:table-cell office:value-type="string" calcext:value-type="string">
            <text:p>2019-10-02 22:12:23</text:p>
          </table:table-cell>
          <table:table-cell office:value-type="float" office:value="4.619785" calcext:value-type="float">
            <text:p>4.619785</text:p>
          </table:table-cell>
          <table:table-cell office:value-type="float" office:value="3.290087" calcext:value-type="float">
            <text:p>3.290087</text:p>
          </table:table-cell>
        </table:table-row>
        <table:table-row table:style-name="ro2">
          <table:table-cell office:value-type="string" calcext:value-type="string">
            <text:p>2019-10-02 22:12:42</text:p>
          </table:table-cell>
          <table:table-cell office:value-type="float" office:value="4.634028" calcext:value-type="float">
            <text:p>4.634028</text:p>
          </table:table-cell>
          <table:table-cell office:value-type="float" office:value="3.301533" calcext:value-type="float">
            <text:p>3.301533</text:p>
          </table:table-cell>
        </table:table-row>
        <table:table-row table:style-name="ro2">
          <table:table-cell office:value-type="string" calcext:value-type="string">
            <text:p>2019-10-02 22:13:01</text:p>
          </table:table-cell>
          <table:table-cell office:value-type="float" office:value="4.648255" calcext:value-type="float">
            <text:p>4.648255</text:p>
          </table:table-cell>
          <table:table-cell office:value-type="float" office:value="3.31285" calcext:value-type="float">
            <text:p>3.31285</text:p>
          </table:table-cell>
        </table:table-row>
        <table:table-row table:style-name="ro2">
          <table:table-cell office:value-type="string" calcext:value-type="string">
            <text:p>2019-10-02 22:13:20</text:p>
          </table:table-cell>
          <table:table-cell office:value-type="float" office:value="4.663016" calcext:value-type="float">
            <text:p>4.663016</text:p>
          </table:table-cell>
          <table:table-cell office:value-type="float" office:value="3.324325" calcext:value-type="float">
            <text:p>3.324325</text:p>
          </table:table-cell>
        </table:table-row>
        <table:table-row table:style-name="ro2">
          <table:table-cell office:value-type="string" calcext:value-type="string">
            <text:p>2019-10-02 22:13:39</text:p>
          </table:table-cell>
          <table:table-cell office:value-type="float" office:value="4.678141" calcext:value-type="float">
            <text:p>4.678141</text:p>
          </table:table-cell>
          <table:table-cell office:value-type="float" office:value="3.336092" calcext:value-type="float">
            <text:p>3.336092</text:p>
          </table:table-cell>
        </table:table-row>
        <table:table-row table:style-name="ro2">
          <table:table-cell office:value-type="string" calcext:value-type="string">
            <text:p>2019-10-02 22:13:58</text:p>
          </table:table-cell>
          <table:table-cell office:value-type="float" office:value="4.692331" calcext:value-type="float">
            <text:p>4.692331</text:p>
          </table:table-cell>
          <table:table-cell office:value-type="float" office:value="3.347341" calcext:value-type="float">
            <text:p>3.347341</text:p>
          </table:table-cell>
        </table:table-row>
        <table:table-row table:style-name="ro2">
          <table:table-cell office:value-type="string" calcext:value-type="string">
            <text:p>2019-10-02 22:14:25</text:p>
          </table:table-cell>
          <table:table-cell office:value-type="float" office:value="4.706748" calcext:value-type="float">
            <text:p>4.706748</text:p>
          </table:table-cell>
          <table:table-cell office:value-type="float" office:value="3.359082" calcext:value-type="float">
            <text:p>3.359082</text:p>
          </table:table-cell>
        </table:table-row>
        <table:table-row table:style-name="ro2">
          <table:table-cell office:value-type="string" calcext:value-type="string">
            <text:p>2019-10-02 22:14:44</text:p>
          </table:table-cell>
          <table:table-cell office:value-type="float" office:value="4.721966" calcext:value-type="float">
            <text:p>4.721966</text:p>
          </table:table-cell>
          <table:table-cell office:value-type="float" office:value="3.37112" calcext:value-type="float">
            <text:p>3.37112</text:p>
          </table:table-cell>
        </table:table-row>
        <table:table-row table:style-name="ro2">
          <table:table-cell office:value-type="string" calcext:value-type="string">
            <text:p>2019-10-02 22:15:00</text:p>
          </table:table-cell>
          <table:table-cell office:value-type="float" office:value="4.728328" calcext:value-type="float">
            <text:p>4.728328</text:p>
          </table:table-cell>
          <table:table-cell office:value-type="float" office:value="3.373612" calcext:value-type="float">
            <text:p>3.373612</text:p>
          </table:table-cell>
        </table:table-row>
        <table:table-row table:style-name="ro2">
          <table:table-cell office:value-type="string" calcext:value-type="string">
            <text:p>2019-10-02 22:15:28</text:p>
          </table:table-cell>
          <table:table-cell office:value-type="float" office:value="4.743506" calcext:value-type="float">
            <text:p>4.743506</text:p>
          </table:table-cell>
          <table:table-cell office:value-type="float" office:value="3.385578" calcext:value-type="float">
            <text:p>3.385578</text:p>
          </table:table-cell>
        </table:table-row>
        <table:table-row table:style-name="ro2">
          <table:table-cell office:value-type="string" calcext:value-type="string">
            <text:p>2019-10-02 22:15:42</text:p>
          </table:table-cell>
          <table:table-cell office:value-type="float" office:value="4.750549" calcext:value-type="float">
            <text:p>4.750549</text:p>
          </table:table-cell>
          <table:table-cell office:value-type="float" office:value="3.389606" calcext:value-type="float">
            <text:p>3.389606</text:p>
          </table:table-cell>
        </table:table-row>
        <table:table-row table:style-name="ro2">
          <table:table-cell office:value-type="string" calcext:value-type="string">
            <text:p>2019-10-02 22:16:01</text:p>
          </table:table-cell>
          <table:table-cell office:value-type="float" office:value="4.75714" calcext:value-type="float">
            <text:p>4.75714</text:p>
          </table:table-cell>
          <table:table-cell office:value-type="float" office:value="3.394203" calcext:value-type="float">
            <text:p>3.394203</text:p>
          </table:table-cell>
        </table:table-row>
        <table:table-row table:style-name="ro2">
          <table:table-cell office:value-type="string" calcext:value-type="string">
            <text:p>2019-10-02 22:16:19</text:p>
          </table:table-cell>
          <table:table-cell office:value-type="float" office:value="4.763773" calcext:value-type="float">
            <text:p>4.763773</text:p>
          </table:table-cell>
          <table:table-cell office:value-type="float" office:value="3.399034" calcext:value-type="float">
            <text:p>3.399034</text:p>
          </table:table-cell>
        </table:table-row>
        <table:table-row table:style-name="ro2">
          <table:table-cell office:value-type="string" calcext:value-type="string">
            <text:p>2019-10-02 22:16:38</text:p>
          </table:table-cell>
          <table:table-cell office:value-type="float" office:value="4.777789" calcext:value-type="float">
            <text:p>4.777789</text:p>
          </table:table-cell>
          <table:table-cell office:value-type="float" office:value="3.410004" calcext:value-type="float">
            <text:p>3.410004</text:p>
          </table:table-cell>
        </table:table-row>
        <table:table-row table:style-name="ro2">
          <table:table-cell office:value-type="string" calcext:value-type="string">
            <text:p>2019-10-02 22:16:53</text:p>
          </table:table-cell>
          <table:table-cell office:value-type="float" office:value="4.784395" calcext:value-type="float">
            <text:p>4.784395</text:p>
          </table:table-cell>
          <table:table-cell office:value-type="float" office:value="3.414696" calcext:value-type="float">
            <text:p>3.414696</text:p>
          </table:table-cell>
        </table:table-row>
        <table:table-row table:style-name="ro2">
          <table:table-cell office:value-type="string" calcext:value-type="string">
            <text:p>2019-10-02 22:17:07</text:p>
          </table:table-cell>
          <table:table-cell office:value-type="float" office:value="4.791001" calcext:value-type="float">
            <text:p>4.791001</text:p>
          </table:table-cell>
          <table:table-cell office:value-type="float" office:value="3.419388" calcext:value-type="float">
            <text:p>3.419388</text:p>
          </table:table-cell>
        </table:table-row>
        <table:table-row table:style-name="ro2">
          <table:table-cell office:value-type="string" calcext:value-type="string">
            <text:p>2019-10-02 22:17:30</text:p>
          </table:table-cell>
          <table:table-cell office:value-type="float" office:value="4.805017" calcext:value-type="float">
            <text:p>4.805017</text:p>
          </table:table-cell>
          <table:table-cell office:value-type="float" office:value="3.430343" calcext:value-type="float">
            <text:p>3.430343</text:p>
          </table:table-cell>
        </table:table-row>
        <table:table-row table:style-name="ro2">
          <table:table-cell office:value-type="string" calcext:value-type="string">
            <text:p>2019-10-02 22:17:46</text:p>
          </table:table-cell>
          <table:table-cell office:value-type="float" office:value="4.811867" calcext:value-type="float">
            <text:p>4.811867</text:p>
          </table:table-cell>
          <table:table-cell office:value-type="float" office:value="3.435558" calcext:value-type="float">
            <text:p>3.435558</text:p>
          </table:table-cell>
        </table:table-row>
        <table:table-row table:style-name="ro2">
          <table:table-cell office:value-type="string" calcext:value-type="string">
            <text:p>2019-10-02 22:18:04</text:p>
          </table:table-cell>
          <table:table-cell office:value-type="float" office:value="4.818485" calcext:value-type="float">
            <text:p>4.818485</text:p>
          </table:table-cell>
          <table:table-cell office:value-type="float" office:value="3.440293" calcext:value-type="float">
            <text:p>3.440293</text:p>
          </table:table-cell>
        </table:table-row>
        <table:table-row table:style-name="ro2">
          <table:table-cell office:value-type="string" calcext:value-type="string">
            <text:p>2019-10-02 22:18:32</text:p>
          </table:table-cell>
          <table:table-cell office:value-type="float" office:value="4.832709" calcext:value-type="float">
            <text:p>4.832709</text:p>
          </table:table-cell>
          <table:table-cell office:value-type="float" office:value="3.449503" calcext:value-type="float">
            <text:p>3.449503</text:p>
          </table:table-cell>
        </table:table-row>
        <table:table-row table:style-name="ro2">
          <table:table-cell office:value-type="string" calcext:value-type="string">
            <text:p>2019-10-02 22:18:59</text:p>
          </table:table-cell>
          <table:table-cell office:value-type="float" office:value="4.846936" calcext:value-type="float">
            <text:p>4.846936</text:p>
          </table:table-cell>
          <table:table-cell office:value-type="float" office:value="3.46082" calcext:value-type="float">
            <text:p>3.46082</text:p>
          </table:table-cell>
        </table:table-row>
        <table:table-row table:style-name="ro2">
          <table:table-cell office:value-type="string" calcext:value-type="string">
            <text:p>2019-10-02 22:19:13</text:p>
          </table:table-cell>
          <table:table-cell office:value-type="float" office:value="4.853542" calcext:value-type="float">
            <text:p>4.853542</text:p>
          </table:table-cell>
          <table:table-cell office:value-type="float" office:value="3.465512" calcext:value-type="float">
            <text:p>3.465512</text:p>
          </table:table-cell>
        </table:table-row>
        <table:table-row table:style-name="ro2">
          <table:table-cell office:value-type="string" calcext:value-type="string">
            <text:p>2019-10-02 22:19:32</text:p>
          </table:table-cell>
          <table:table-cell office:value-type="float" office:value="4.860154" calcext:value-type="float">
            <text:p>4.860154</text:p>
          </table:table-cell>
          <table:table-cell office:value-type="float" office:value="3.468599" calcext:value-type="float">
            <text:p>3.468599</text:p>
          </table:table-cell>
        </table:table-row>
        <table:table-row table:style-name="ro2">
          <table:table-cell office:value-type="string" calcext:value-type="string">
            <text:p>2019-10-02 22:19:59</text:p>
          </table:table-cell>
          <table:table-cell office:value-type="float" office:value="4.874341" calcext:value-type="float">
            <text:p>4.874341</text:p>
          </table:table-cell>
          <table:table-cell office:value-type="float" office:value="3.479843" calcext:value-type="float">
            <text:p>3.479843</text:p>
          </table:table-cell>
        </table:table-row>
        <table:table-row table:style-name="ro2">
          <table:table-cell office:value-type="string" calcext:value-type="string">
            <text:p>2019-10-02 22:20:26</text:p>
          </table:table-cell>
          <table:table-cell office:value-type="float" office:value="4.889264" calcext:value-type="float">
            <text:p>4.889264</text:p>
          </table:table-cell>
          <table:table-cell office:value-type="float" office:value="3.491611" calcext:value-type="float">
            <text:p>3.491611</text:p>
          </table:table-cell>
        </table:table-row>
        <table:table-row table:style-name="ro2">
          <table:table-cell office:value-type="string" calcext:value-type="string">
            <text:p>2019-10-02 22:20:48</text:p>
          </table:table-cell>
          <table:table-cell office:value-type="float" office:value="4.903491" calcext:value-type="float">
            <text:p>4.903491</text:p>
          </table:table-cell>
          <table:table-cell office:value-type="float" office:value="3.502928" calcext:value-type="float">
            <text:p>3.502928</text:p>
          </table:table-cell>
        </table:table-row>
        <table:table-row table:style-name="ro2">
          <table:table-cell office:value-type="string" calcext:value-type="string">
            <text:p>2019-10-02 22:21:15</text:p>
          </table:table-cell>
          <table:table-cell office:value-type="float" office:value="4.918597" calcext:value-type="float">
            <text:p>4.918597</text:p>
          </table:table-cell>
          <table:table-cell office:value-type="float" office:value="3.514564" calcext:value-type="float">
            <text:p>3.514564</text:p>
          </table:table-cell>
        </table:table-row>
        <table:table-row table:style-name="ro2">
          <table:table-cell office:value-type="string" calcext:value-type="string">
            <text:p>2019-10-02 22:21:30</text:p>
          </table:table-cell>
          <table:table-cell office:value-type="float" office:value="4.92543" calcext:value-type="float">
            <text:p>4.92543</text:p>
          </table:table-cell>
          <table:table-cell office:value-type="float" office:value="3.519748" calcext:value-type="float">
            <text:p>3.519748</text:p>
          </table:table-cell>
        </table:table-row>
        <table:table-row table:style-name="ro2">
          <table:table-cell office:value-type="string" calcext:value-type="string">
            <text:p>2019-10-02 22:21:56</text:p>
          </table:table-cell>
          <table:table-cell office:value-type="float" office:value="4.939273" calcext:value-type="float">
            <text:p>4.939273</text:p>
          </table:table-cell>
          <table:table-cell office:value-type="float" office:value="3.530903" calcext:value-type="float">
            <text:p>3.530903</text:p>
          </table:table-cell>
        </table:table-row>
        <table:table-row table:style-name="ro2">
          <table:table-cell office:value-type="string" calcext:value-type="string">
            <text:p>2019-10-02 22:22:15</text:p>
          </table:table-cell>
          <table:table-cell office:value-type="float" office:value="4.946079" calcext:value-type="float">
            <text:p>4.946079</text:p>
          </table:table-cell>
          <table:table-cell office:value-type="float" office:value="3.535947" calcext:value-type="float">
            <text:p>3.535947</text:p>
          </table:table-cell>
        </table:table-row>
        <table:table-row table:style-name="ro2">
          <table:table-cell office:value-type="string" calcext:value-type="string">
            <text:p>2019-10-02 22:22:38</text:p>
          </table:table-cell>
          <table:table-cell office:value-type="float" office:value="4.961201" calcext:value-type="float">
            <text:p>4.961201</text:p>
          </table:table-cell>
          <table:table-cell office:value-type="float" office:value="3.547711" calcext:value-type="float">
            <text:p>3.547711</text:p>
          </table:table-cell>
        </table:table-row>
        <table:table-row table:style-name="ro2">
          <table:table-cell office:value-type="string" calcext:value-type="string">
            <text:p>2019-10-02 22:22:57</text:p>
          </table:table-cell>
          <table:table-cell office:value-type="float" office:value="4.968042" calcext:value-type="float">
            <text:p>4.968042</text:p>
          </table:table-cell>
          <table:table-cell office:value-type="float" office:value="3.552762" calcext:value-type="float">
            <text:p>3.552762</text:p>
          </table:table-cell>
        </table:table-row>
        <table:table-row table:style-name="ro2">
          <table:table-cell office:value-type="string" calcext:value-type="string">
            <text:p>2019-10-02 22:23:20</text:p>
          </table:table-cell>
          <table:table-cell office:value-type="float" office:value="4.983022" calcext:value-type="float">
            <text:p>4.983022</text:p>
          </table:table-cell>
          <table:table-cell office:value-type="float" office:value="3.564312" calcext:value-type="float">
            <text:p>3.564312</text:p>
          </table:table-cell>
        </table:table-row>
        <table:table-row table:style-name="ro2">
          <table:table-cell office:value-type="string" calcext:value-type="string">
            <text:p>2019-10-02 22:23:43</text:p>
          </table:table-cell>
          <table:table-cell office:value-type="float" office:value="4.997691" calcext:value-type="float">
            <text:p>4.997691</text:p>
          </table:table-cell>
          <table:table-cell office:value-type="float" office:value="3.575447" calcext:value-type="float">
            <text:p>3.575447</text:p>
          </table:table-cell>
        </table:table-row>
        <table:table-row table:style-name="ro2">
          <table:table-cell office:value-type="string" calcext:value-type="string">
            <text:p>2019-10-02 22:23:57</text:p>
          </table:table-cell>
          <table:table-cell office:value-type="float" office:value="5.0032" calcext:value-type="float">
            <text:p>5.0032</text:p>
          </table:table-cell>
          <table:table-cell office:value-type="float" office:value="3.577938" calcext:value-type="float">
            <text:p>3.577938</text:p>
          </table:table-cell>
        </table:table-row>
        <table:table-row table:style-name="ro2">
          <table:table-cell office:value-type="string" calcext:value-type="string">
            <text:p>2019-10-02 22:24:12</text:p>
          </table:table-cell>
          <table:table-cell office:value-type="float" office:value="5.009548" calcext:value-type="float">
            <text:p>5.009548</text:p>
          </table:table-cell>
          <table:table-cell office:value-type="float" office:value="3.580877" calcext:value-type="float">
            <text:p>3.580877</text:p>
          </table:table-cell>
        </table:table-row>
        <table:table-row table:style-name="ro2">
          <table:table-cell office:value-type="string" calcext:value-type="string">
            <text:p>2019-10-02 22:24:26</text:p>
          </table:table-cell>
          <table:table-cell office:value-type="float" office:value="5.016591" calcext:value-type="float">
            <text:p>5.016591</text:p>
          </table:table-cell>
          <table:table-cell office:value-type="float" office:value="3.585929" calcext:value-type="float">
            <text:p>3.585929</text:p>
          </table:table-cell>
        </table:table-row>
        <table:table-row table:style-name="ro2">
          <table:table-cell office:value-type="string" calcext:value-type="string">
            <text:p>2019-10-02 22:24:46</text:p>
          </table:table-cell>
          <table:table-cell office:value-type="float" office:value="5.031713" calcext:value-type="float">
            <text:p>5.031713</text:p>
          </table:table-cell>
          <table:table-cell office:value-type="float" office:value="3.597694" calcext:value-type="float">
            <text:p>3.597694</text:p>
          </table:table-cell>
        </table:table-row>
        <table:table-row table:style-name="ro2">
          <table:table-cell office:value-type="string" calcext:value-type="string">
            <text:p>2019-10-02 22:25:28</text:p>
          </table:table-cell>
          <table:table-cell office:value-type="float" office:value="5.058295" calcext:value-type="float">
            <text:p>5.058295</text:p>
          </table:table-cell>
          <table:table-cell office:value-type="float" office:value="3.61795" calcext:value-type="float">
            <text:p>3.61795</text:p>
          </table:table-cell>
        </table:table-row>
        <table:table-row table:style-name="ro2">
          <table:table-cell office:value-type="string" calcext:value-type="string">
            <text:p>2019-10-02 22:25:55</text:p>
          </table:table-cell>
          <table:table-cell office:value-type="float" office:value="5.072029" calcext:value-type="float">
            <text:p>5.072029</text:p>
          </table:table-cell>
          <table:table-cell office:value-type="float" office:value="3.628567" calcext:value-type="float">
            <text:p>3.628567</text:p>
          </table:table-cell>
        </table:table-row>
        <table:table-row table:style-name="ro2">
          <table:table-cell office:value-type="string" calcext:value-type="string">
            <text:p>2019-10-02 22:26:16</text:p>
          </table:table-cell>
          <table:table-cell office:value-type="float" office:value="5.087026" calcext:value-type="float">
            <text:p>5.087026</text:p>
          </table:table-cell>
          <table:table-cell office:value-type="float" office:value="3.640488" calcext:value-type="float">
            <text:p>3.640488</text:p>
          </table:table-cell>
        </table:table-row>
        <table:table-row table:style-name="ro2">
          <table:table-cell office:value-type="string" calcext:value-type="string">
            <text:p>2019-10-02 22:26:32</text:p>
          </table:table-cell>
          <table:table-cell office:value-type="float" office:value="5.094069" calcext:value-type="float">
            <text:p>5.094069</text:p>
          </table:table-cell>
          <table:table-cell office:value-type="float" office:value="3.64554" calcext:value-type="float">
            <text:p>3.64554</text:p>
          </table:table-cell>
        </table:table-row>
        <table:table-row table:style-name="ro2">
          <table:table-cell office:value-type="string" calcext:value-type="string">
            <text:p>2019-10-02 22:26:51</text:p>
          </table:table-cell>
          <table:table-cell office:value-type="float" office:value="5.108989" calcext:value-type="float">
            <text:p>5.108989</text:p>
          </table:table-cell>
          <table:table-cell office:value-type="float" office:value="3.657305" calcext:value-type="float">
            <text:p>3.657305</text:p>
          </table:table-cell>
        </table:table-row>
        <table:table-row table:style-name="ro2">
          <table:table-cell office:value-type="string" calcext:value-type="string">
            <text:p>2019-10-02 22:27:18</text:p>
          </table:table-cell>
          <table:table-cell office:value-type="float" office:value="5.122781" calcext:value-type="float">
            <text:p>5.122781</text:p>
          </table:table-cell>
          <table:table-cell office:value-type="float" office:value="3.667036" calcext:value-type="float">
            <text:p>3.667036</text:p>
          </table:table-cell>
        </table:table-row>
        <table:table-row table:style-name="ro2">
          <table:table-cell office:value-type="string" calcext:value-type="string">
            <text:p>2019-10-02 22:27:43</text:p>
          </table:table-cell>
          <table:table-cell office:value-type="float" office:value="5.136744" calcext:value-type="float">
            <text:p>5.136744</text:p>
          </table:table-cell>
          <table:table-cell office:value-type="float" office:value="3.677792" calcext:value-type="float">
            <text:p>3.677792</text:p>
          </table:table-cell>
        </table:table-row>
        <table:table-row table:style-name="ro2">
          <table:table-cell office:value-type="string" calcext:value-type="string">
            <text:p>2019-10-02 22:28:04</text:p>
          </table:table-cell>
          <table:table-cell office:value-type="float" office:value="5.150934" calcext:value-type="float">
            <text:p>5.150934</text:p>
          </table:table-cell>
          <table:table-cell office:value-type="float" office:value="3.68904" calcext:value-type="float">
            <text:p>3.68904</text:p>
          </table:table-cell>
        </table:table-row>
        <table:table-row table:style-name="ro2">
          <table:table-cell office:value-type="string" calcext:value-type="string">
            <text:p>2019-10-02 22:28:22</text:p>
          </table:table-cell>
          <table:table-cell office:value-type="float" office:value="5.157767" calcext:value-type="float">
            <text:p>5.157767</text:p>
          </table:table-cell>
          <table:table-cell office:value-type="float" office:value="3.694084" calcext:value-type="float">
            <text:p>3.694084</text:p>
          </table:table-cell>
        </table:table-row>
        <table:table-row table:style-name="ro2">
          <table:table-cell office:value-type="string" calcext:value-type="string">
            <text:p>2019-10-02 22:28:41</text:p>
          </table:table-cell>
          <table:table-cell office:value-type="float" office:value="5.164575" calcext:value-type="float">
            <text:p>5.164575</text:p>
          </table:table-cell>
          <table:table-cell office:value-type="float" office:value="3.698635" calcext:value-type="float">
            <text:p>3.698635</text:p>
          </table:table-cell>
        </table:table-row>
        <table:table-row table:style-name="ro2">
          <table:table-cell office:value-type="string" calcext:value-type="string">
            <text:p>2019-10-02 22:29:06</text:p>
          </table:table-cell>
          <table:table-cell office:value-type="float" office:value="5.179495" calcext:value-type="float">
            <text:p>5.179495</text:p>
          </table:table-cell>
          <table:table-cell office:value-type="float" office:value="3.7104" calcext:value-type="float">
            <text:p>3.7104</text:p>
          </table:table-cell>
        </table:table-row>
        <table:table-row table:style-name="ro2">
          <table:table-cell office:value-type="string" calcext:value-type="string">
            <text:p>2019-10-02 22:29:24</text:p>
          </table:table-cell>
          <table:table-cell office:value-type="float" office:value="5.185004" calcext:value-type="float">
            <text:p>5.185004</text:p>
          </table:table-cell>
          <table:table-cell office:value-type="float" office:value="3.712892" calcext:value-type="float">
            <text:p>3.712892</text:p>
          </table:table-cell>
        </table:table-row>
        <table:table-row table:style-name="ro2">
          <table:table-cell office:value-type="string" calcext:value-type="string">
            <text:p>2019-10-02 22:29:42</text:p>
          </table:table-cell>
          <table:table-cell office:value-type="float" office:value="5.191583" calcext:value-type="float">
            <text:p>5.191583</text:p>
          </table:table-cell>
          <table:table-cell office:value-type="float" office:value="3.717444" calcext:value-type="float">
            <text:p>3.717444</text:p>
          </table:table-cell>
        </table:table-row>
        <table:table-row table:style-name="ro2">
          <table:table-cell office:value-type="string" calcext:value-type="string">
            <text:p>2019-10-02 22:30:00</text:p>
          </table:table-cell>
          <table:table-cell office:value-type="float" office:value="5.205516" calcext:value-type="float">
            <text:p>5.205516</text:p>
          </table:table-cell>
          <table:table-cell office:value-type="float" office:value="3.728058" calcext:value-type="float">
            <text:p>3.728058</text:p>
          </table:table-cell>
        </table:table-row>
        <table:table-row table:style-name="ro2">
          <table:table-cell office:value-type="string" calcext:value-type="string">
            <text:p>2019-10-02 22:30:20</text:p>
          </table:table-cell>
          <table:table-cell office:value-type="float" office:value="5.220639" calcext:value-type="float">
            <text:p>5.220639</text:p>
          </table:table-cell>
          <table:table-cell office:value-type="float" office:value="3.740316" calcext:value-type="float">
            <text:p>3.740316</text:p>
          </table:table-cell>
        </table:table-row>
        <table:table-row table:style-name="ro2">
          <table:table-cell office:value-type="string" calcext:value-type="string">
            <text:p>2019-10-02 22:30:40</text:p>
          </table:table-cell>
          <table:table-cell office:value-type="float" office:value="5.235972" calcext:value-type="float">
            <text:p>5.235972</text:p>
          </table:table-cell>
          <table:table-cell office:value-type="float" office:value="3.752444" calcext:value-type="float">
            <text:p>3.752444</text:p>
          </table:table-cell>
        </table:table-row>
        <table:table-row table:style-name="ro2">
          <table:table-cell office:value-type="string" calcext:value-type="string">
            <text:p>2019-10-02 22:31:02</text:p>
          </table:table-cell>
          <table:table-cell office:value-type="float" office:value="5.249591" calcext:value-type="float">
            <text:p>5.249591</text:p>
          </table:table-cell>
          <table:table-cell office:value-type="float" office:value="3.761295" calcext:value-type="float">
            <text:p>3.761295</text:p>
          </table:table-cell>
        </table:table-row>
        <table:table-row table:style-name="ro2">
          <table:table-cell office:value-type="string" calcext:value-type="string">
            <text:p>2019-10-02 22:31:21</text:p>
          </table:table-cell>
          <table:table-cell office:value-type="float" office:value="5.263352" calcext:value-type="float">
            <text:p>5.263352</text:p>
          </table:table-cell>
          <table:table-cell office:value-type="float" office:value="3.77205" calcext:value-type="float">
            <text:p>3.77205</text:p>
          </table:table-cell>
        </table:table-row>
        <table:table-row table:style-name="ro2">
          <table:table-cell office:value-type="string" calcext:value-type="string">
            <text:p>2019-10-02 22:31:42</text:p>
          </table:table-cell>
          <table:table-cell office:value-type="float" office:value="5.277427" calcext:value-type="float">
            <text:p>5.277427</text:p>
          </table:table-cell>
          <table:table-cell office:value-type="float" office:value="3.783208" calcext:value-type="float">
            <text:p>3.783208</text:p>
          </table:table-cell>
        </table:table-row>
        <table:table-row table:style-name="ro2">
          <table:table-cell office:value-type="string" calcext:value-type="string">
            <text:p>2019-10-02 22:31:58</text:p>
          </table:table-cell>
          <table:table-cell office:value-type="float" office:value="5.284241" calcext:value-type="float">
            <text:p>5.284241</text:p>
          </table:table-cell>
          <table:table-cell office:value-type="float" office:value="3.788275" calcext:value-type="float">
            <text:p>3.788275</text:p>
          </table:table-cell>
        </table:table-row>
        <table:table-row table:style-name="ro2">
          <table:table-cell office:value-type="string" calcext:value-type="string">
            <text:p>2019-10-02 22:32:17</text:p>
          </table:table-cell>
          <table:table-cell office:value-type="float" office:value="5.290847" calcext:value-type="float">
            <text:p>5.290847</text:p>
          </table:table-cell>
          <table:table-cell office:value-type="float" office:value="3.792826" calcext:value-type="float">
            <text:p>3.792826</text:p>
          </table:table-cell>
        </table:table-row>
        <table:table-row table:style-name="ro2">
          <table:table-cell office:value-type="string" calcext:value-type="string">
            <text:p>2019-10-02 22:32:31</text:p>
          </table:table-cell>
          <table:table-cell office:value-type="float" office:value="5.296344" calcext:value-type="float">
            <text:p>5.296344</text:p>
          </table:table-cell>
          <table:table-cell office:value-type="float" office:value="3.795273" calcext:value-type="float">
            <text:p>3.795273</text:p>
          </table:table-cell>
        </table:table-row>
        <table:table-row table:style-name="ro2">
          <table:table-cell office:value-type="string" calcext:value-type="string">
            <text:p>2019-10-02 22:32:55</text:p>
          </table:table-cell>
          <table:table-cell office:value-type="float" office:value="5.310189" calcext:value-type="float">
            <text:p>5.310189</text:p>
          </table:table-cell>
          <table:table-cell office:value-type="float" office:value="3.806227" calcext:value-type="float">
            <text:p>3.806227</text:p>
          </table:table-cell>
        </table:table-row>
        <table:table-row table:style-name="ro2">
          <table:table-cell office:value-type="string" calcext:value-type="string">
            <text:p>2019-10-02 22:33:10</text:p>
          </table:table-cell>
          <table:table-cell office:value-type="float" office:value="5.316768" calcext:value-type="float">
            <text:p>5.316768</text:p>
          </table:table-cell>
          <table:table-cell office:value-type="float" office:value="3.810779" calcext:value-type="float">
            <text:p>3.810779</text:p>
          </table:table-cell>
        </table:table-row>
        <table:table-row table:style-name="ro2">
          <table:table-cell office:value-type="string" calcext:value-type="string">
            <text:p>2019-10-02 22:33:38</text:p>
          </table:table-cell>
          <table:table-cell office:value-type="float" office:value="5.332181" calcext:value-type="float">
            <text:p>5.332181</text:p>
          </table:table-cell>
          <table:table-cell office:value-type="float" office:value="3.823244" calcext:value-type="float">
            <text:p>3.823244</text:p>
          </table:table-cell>
        </table:table-row>
        <table:table-row table:style-name="ro2">
          <table:table-cell office:value-type="string" calcext:value-type="string">
            <text:p>2019-10-02 22:33:57</text:p>
          </table:table-cell>
          <table:table-cell office:value-type="float" office:value="5.338814" calcext:value-type="float">
            <text:p>5.338814</text:p>
          </table:table-cell>
          <table:table-cell office:value-type="float" office:value="3.828076" calcext:value-type="float">
            <text:p>3.828076</text:p>
          </table:table-cell>
        </table:table-row>
        <table:table-row table:style-name="ro2">
          <table:table-cell office:value-type="string" calcext:value-type="string">
            <text:p>2019-10-02 22:34:12</text:p>
          </table:table-cell>
          <table:table-cell office:value-type="float" office:value="5.345682" calcext:value-type="float">
            <text:p>5.345682</text:p>
          </table:table-cell>
          <table:table-cell office:value-type="float" office:value="3.833268" calcext:value-type="float">
            <text:p>3.833268</text:p>
          </table:table-cell>
        </table:table-row>
        <table:table-row table:style-name="ro2">
          <table:table-cell office:value-type="string" calcext:value-type="string">
            <text:p>2019-10-02 22:34:32</text:p>
          </table:table-cell>
          <table:table-cell office:value-type="float" office:value="5.359698" calcext:value-type="float">
            <text:p>5.359698</text:p>
          </table:table-cell>
          <table:table-cell office:value-type="float" office:value="3.844223" calcext:value-type="float">
            <text:p>3.844223</text:p>
          </table:table-cell>
        </table:table-row>
        <table:table-row table:style-name="ro2">
          <table:table-cell office:value-type="string" calcext:value-type="string">
            <text:p>2019-10-02 22:34:51</text:p>
          </table:table-cell>
          <table:table-cell office:value-type="float" office:value="5.366333" calcext:value-type="float">
            <text:p>5.366333</text:p>
          </table:table-cell>
          <table:table-cell office:value-type="float" office:value="3.848991" calcext:value-type="float">
            <text:p>3.848991</text:p>
          </table:table-cell>
        </table:table-row>
        <table:table-row table:style-name="ro2">
          <table:table-cell office:value-type="string" calcext:value-type="string">
            <text:p>2019-10-02 22:35:10</text:p>
          </table:table-cell>
          <table:table-cell office:value-type="float" office:value="5.373001" calcext:value-type="float">
            <text:p>5.373001</text:p>
          </table:table-cell>
          <table:table-cell office:value-type="float" office:value="3.852139" calcext:value-type="float">
            <text:p>3.852139</text:p>
          </table:table-cell>
        </table:table-row>
        <table:table-row table:style-name="ro2">
          <table:table-cell office:value-type="string" calcext:value-type="string">
            <text:p>2019-10-02 22:35:26</text:p>
          </table:table-cell>
          <table:table-cell office:value-type="float" office:value="5.378498" calcext:value-type="float">
            <text:p>5.378498</text:p>
          </table:table-cell>
          <table:table-cell office:value-type="float" office:value="3.854601" calcext:value-type="float">
            <text:p>3.854601</text:p>
          </table:table-cell>
        </table:table-row>
        <table:table-row table:style-name="ro2">
          <table:table-cell office:value-type="string" calcext:value-type="string">
            <text:p>2019-10-02 22:35:41</text:p>
          </table:table-cell>
          <table:table-cell office:value-type="float" office:value="5.385195" calcext:value-type="float">
            <text:p>5.385195</text:p>
          </table:table-cell>
          <table:table-cell office:value-type="float" office:value="3.859502" calcext:value-type="float">
            <text:p>3.859502</text:p>
          </table:table-cell>
        </table:table-row>
        <table:table-row table:style-name="ro2">
          <table:table-cell office:value-type="string" calcext:value-type="string">
            <text:p>2019-10-02 22:36:08</text:p>
          </table:table-cell>
          <table:table-cell office:value-type="float" office:value="5.399267" calcext:value-type="float">
            <text:p>5.399267</text:p>
          </table:table-cell>
          <table:table-cell office:value-type="float" office:value="3.870657" calcext:value-type="float">
            <text:p>3.870657</text:p>
          </table:table-cell>
        </table:table-row>
        <table:table-row table:style-name="ro2">
          <table:table-cell office:value-type="string" calcext:value-type="string">
            <text:p>2019-10-02 22:36:37</text:p>
          </table:table-cell>
          <table:table-cell office:value-type="float" office:value="5.414402" calcext:value-type="float">
            <text:p>5.414402</text:p>
          </table:table-cell>
          <table:table-cell office:value-type="float" office:value="3.882384" calcext:value-type="float">
            <text:p>3.882384</text:p>
          </table:table-cell>
        </table:table-row>
        <table:table-row table:style-name="ro2">
          <table:table-cell office:value-type="string" calcext:value-type="string">
            <text:p>2019-10-02 22:36:56</text:p>
          </table:table-cell>
          <table:table-cell office:value-type="float" office:value="5.421008" calcext:value-type="float">
            <text:p>5.421008</text:p>
          </table:table-cell>
          <table:table-cell office:value-type="float" office:value="3.887076" calcext:value-type="float">
            <text:p>3.887076</text:p>
          </table:table-cell>
        </table:table-row>
        <table:table-row table:style-name="ro2">
          <table:table-cell office:value-type="string" calcext:value-type="string">
            <text:p>2019-10-02 22:37:14</text:p>
          </table:table-cell>
          <table:table-cell office:value-type="float" office:value="5.427849" calcext:value-type="float">
            <text:p>5.427849</text:p>
          </table:table-cell>
          <table:table-cell office:value-type="float" office:value="3.892128" calcext:value-type="float">
            <text:p>3.892128</text:p>
          </table:table-cell>
        </table:table-row>
        <table:table-row table:style-name="ro2">
          <table:table-cell office:value-type="string" calcext:value-type="string">
            <text:p>2019-10-02 22:37:33</text:p>
          </table:table-cell>
          <table:table-cell office:value-type="float" office:value="5.442244" calcext:value-type="float">
            <text:p>5.442244</text:p>
          </table:table-cell>
          <table:table-cell office:value-type="float" office:value="3.903734" calcext:value-type="float">
            <text:p>3.903734</text:p>
          </table:table-cell>
        </table:table-row>
        <table:table-row table:style-name="ro2">
          <table:table-cell office:value-type="string" calcext:value-type="string">
            <text:p>2019-10-02 22:37:54</text:p>
          </table:table-cell>
          <table:table-cell office:value-type="float" office:value="5.456913" calcext:value-type="float">
            <text:p>5.456913</text:p>
          </table:table-cell>
          <table:table-cell office:value-type="float" office:value="3.914869" calcext:value-type="float">
            <text:p>3.914869</text:p>
          </table:table-cell>
        </table:table-row>
        <table:table-row table:style-name="ro2">
          <table:table-cell office:value-type="string" calcext:value-type="string">
            <text:p>2019-10-02 22:38:17</text:p>
          </table:table-cell>
          <table:table-cell office:value-type="float" office:value="5.471923" calcext:value-type="float">
            <text:p>5.471923</text:p>
          </table:table-cell>
          <table:table-cell office:value-type="float" office:value="3.926852" calcext:value-type="float">
            <text:p>3.926852</text:p>
          </table:table-cell>
        </table:table-row>
        <table:table-row table:style-name="ro2">
          <table:table-cell office:value-type="string" calcext:value-type="string">
            <text:p>2019-10-02 22:38:44</text:p>
          </table:table-cell>
          <table:table-cell office:value-type="float" office:value="5.486169" calcext:value-type="float">
            <text:p>5.486169</text:p>
          </table:table-cell>
          <table:table-cell office:value-type="float" office:value="3.938301" calcext:value-type="float">
            <text:p>3.938301</text:p>
          </table:table-cell>
        </table:table-row>
        <table:table-row table:style-name="ro2">
          <table:table-cell office:value-type="string" calcext:value-type="string">
            <text:p>2019-10-02 22:39:04</text:p>
          </table:table-cell>
          <table:table-cell office:value-type="float" office:value="5.501092" calcext:value-type="float">
            <text:p>5.501092</text:p>
          </table:table-cell>
          <table:table-cell office:value-type="float" office:value="3.950069" calcext:value-type="float">
            <text:p>3.950069</text:p>
          </table:table-cell>
        </table:table-row>
        <table:table-row table:style-name="ro2">
          <table:table-cell office:value-type="string" calcext:value-type="string">
            <text:p>2019-10-02 22:39:33</text:p>
          </table:table-cell>
          <table:table-cell office:value-type="float" office:value="5.516273" calcext:value-type="float">
            <text:p>5.516273</text:p>
          </table:table-cell>
          <table:table-cell office:value-type="float" office:value="3.962038" calcext:value-type="float">
            <text:p>3.962038</text:p>
          </table:table-cell>
        </table:table-row>
        <table:table-row table:style-name="ro2">
          <table:table-cell office:value-type="string" calcext:value-type="string">
            <text:p>2019-10-02 22:39:52</text:p>
          </table:table-cell>
          <table:table-cell office:value-type="float" office:value="5.523079" calcext:value-type="float">
            <text:p>5.523079</text:p>
          </table:table-cell>
          <table:table-cell office:value-type="float" office:value="3.967082" calcext:value-type="float">
            <text:p>3.967082</text:p>
          </table:table-cell>
        </table:table-row>
        <table:table-row table:style-name="ro2">
          <table:table-cell office:value-type="string" calcext:value-type="string">
            <text:p>2019-10-02 22:40:11</text:p>
          </table:table-cell>
          <table:table-cell office:value-type="float" office:value="5.530122" calcext:value-type="float">
            <text:p>5.530122</text:p>
          </table:table-cell>
          <table:table-cell office:value-type="float" office:value="3.972133" calcext:value-type="float">
            <text:p>3.972133</text:p>
          </table:table-cell>
        </table:table-row>
        <table:table-row table:style-name="ro2">
          <table:table-cell office:value-type="string" calcext:value-type="string">
            <text:p>2019-10-02 22:40:27</text:p>
          </table:table-cell>
          <table:table-cell office:value-type="float" office:value="5.536478" calcext:value-type="float">
            <text:p>5.536478</text:p>
          </table:table-cell>
          <table:table-cell office:value-type="float" office:value="3.97508" calcext:value-type="float">
            <text:p>3.97508</text:p>
          </table:table-cell>
        </table:table-row>
        <table:table-row table:style-name="ro2">
          <table:table-cell office:value-type="string" calcext:value-type="string">
            <text:p>2019-10-02 22:40:55</text:p>
          </table:table-cell>
          <table:table-cell office:value-type="float" office:value="5.550494" calcext:value-type="float">
            <text:p>5.550494</text:p>
          </table:table-cell>
          <table:table-cell office:value-type="float" office:value="3.986035" calcext:value-type="float">
            <text:p>3.986035</text:p>
          </table:table-cell>
        </table:table-row>
        <table:table-row table:style-name="ro2">
          <table:table-cell office:value-type="string" calcext:value-type="string">
            <text:p>2019-10-02 22:41:12</text:p>
          </table:table-cell>
          <table:table-cell office:value-type="float" office:value="5.557335" calcext:value-type="float">
            <text:p>5.557335</text:p>
          </table:table-cell>
          <table:table-cell office:value-type="float" office:value="3.991227" calcext:value-type="float">
            <text:p>3.991227</text:p>
          </table:table-cell>
        </table:table-row>
        <table:table-row table:style-name="ro2">
          <table:table-cell office:value-type="string" calcext:value-type="string">
            <text:p>2019-10-02 22:41:40</text:p>
          </table:table-cell>
          <table:table-cell office:value-type="float" office:value="5.571351" calcext:value-type="float">
            <text:p>5.571351</text:p>
          </table:table-cell>
          <table:table-cell office:value-type="float" office:value="4.002182" calcext:value-type="float">
            <text:p>4.002182</text:p>
          </table:table-cell>
        </table:table-row>
        <table:table-row table:style-name="ro2">
          <table:table-cell office:value-type="string" calcext:value-type="string">
            <text:p>2019-10-02 22:41:54</text:p>
          </table:table-cell>
          <table:table-cell office:value-type="float" office:value="5.578192" calcext:value-type="float">
            <text:p>5.578192</text:p>
          </table:table-cell>
          <table:table-cell office:value-type="float" office:value="4.007374" calcext:value-type="float">
            <text:p>4.007374</text:p>
          </table:table-cell>
        </table:table-row>
        <table:table-row table:style-name="ro2">
          <table:table-cell office:value-type="string" calcext:value-type="string">
            <text:p>2019-10-02 22:42:20</text:p>
          </table:table-cell>
          <table:table-cell office:value-type="float" office:value="5.592379" calcext:value-type="float">
            <text:p>5.592379</text:p>
          </table:table-cell>
          <table:table-cell office:value-type="float" office:value="4.018619" calcext:value-type="float">
            <text:p>4.018619</text:p>
          </table:table-cell>
        </table:table-row>
        <table:table-row table:style-name="ro2">
          <table:table-cell office:value-type="string" calcext:value-type="string">
            <text:p>2019-10-02 22:42:49</text:p>
          </table:table-cell>
          <table:table-cell office:value-type="float" office:value="5.607504" calcext:value-type="float">
            <text:p>5.607504</text:p>
          </table:table-cell>
          <table:table-cell office:value-type="float" office:value="4.030386" calcext:value-type="float">
            <text:p>4.030386</text:p>
          </table:table-cell>
        </table:table-row>
        <table:table-row table:style-name="ro2">
          <table:table-cell office:value-type="string" calcext:value-type="string">
            <text:p>2019-10-02 22:43:03</text:p>
          </table:table-cell>
          <table:table-cell office:value-type="float" office:value="5.614374" calcext:value-type="float">
            <text:p>5.614374</text:p>
          </table:table-cell>
          <table:table-cell office:value-type="float" office:value="4.035638" calcext:value-type="float">
            <text:p>4.035638</text:p>
          </table:table-cell>
        </table:table-row>
        <table:table-row table:style-name="ro2">
          <table:table-cell office:value-type="string" calcext:value-type="string">
            <text:p>2019-10-02 22:43:18</text:p>
          </table:table-cell>
          <table:table-cell office:value-type="float" office:value="5.621215" calcext:value-type="float">
            <text:p>5.621215</text:p>
          </table:table-cell>
          <table:table-cell office:value-type="float" office:value="4.04069" calcext:value-type="float">
            <text:p>4.04069</text:p>
          </table:table-cell>
        </table:table-row>
        <table:table-row table:style-name="ro2">
          <table:table-cell office:value-type="string" calcext:value-type="string">
            <text:p>2019-10-02 22:43:39</text:p>
          </table:table-cell>
          <table:table-cell office:value-type="float" office:value="5.636166" calcext:value-type="float">
            <text:p>5.636166</text:p>
          </table:table-cell>
          <table:table-cell office:value-type="float" office:value="4.052164" calcext:value-type="float">
            <text:p>4.052164</text:p>
          </table:table-cell>
        </table:table-row>
        <table:table-row table:style-name="ro2">
          <table:table-cell office:value-type="string" calcext:value-type="string">
            <text:p>2019-10-02 22:43:58</text:p>
          </table:table-cell>
          <table:table-cell office:value-type="float" office:value="5.643209" calcext:value-type="float">
            <text:p>5.643209</text:p>
          </table:table-cell>
          <table:table-cell office:value-type="float" office:value="4.057216" calcext:value-type="float">
            <text:p>4.057216</text:p>
          </table:table-cell>
        </table:table-row>
        <table:table-row table:style-name="ro2">
          <table:table-cell office:value-type="string" calcext:value-type="string">
            <text:p>2019-10-02 22:44:25</text:p>
          </table:table-cell>
          <table:table-cell office:value-type="float" office:value="5.657023" calcext:value-type="float">
            <text:p>5.657023</text:p>
          </table:table-cell>
          <table:table-cell office:value-type="float" office:value="4.068171" calcext:value-type="float">
            <text:p>4.068171</text:p>
          </table:table-cell>
        </table:table-row>
        <table:table-row table:style-name="ro2">
          <table:table-cell office:value-type="string" calcext:value-type="string">
            <text:p>2019-10-02 22:44:40</text:p>
          </table:table-cell>
          <table:table-cell office:value-type="float" office:value="5.66392" calcext:value-type="float">
            <text:p>5.66392</text:p>
          </table:table-cell>
          <table:table-cell office:value-type="float" office:value="4.073423" calcext:value-type="float">
            <text:p>4.073423</text:p>
          </table:table-cell>
        </table:table-row>
        <table:table-row table:style-name="ro2">
          <table:table-cell office:value-type="string" calcext:value-type="string">
            <text:p>2019-10-02 22:44:59</text:p>
          </table:table-cell>
          <table:table-cell office:value-type="float" office:value="5.678334" calcext:value-type="float">
            <text:p>5.678334</text:p>
          </table:table-cell>
          <table:table-cell office:value-type="float" office:value="4.085161" calcext:value-type="float">
            <text:p>4.085161</text:p>
          </table:table-cell>
        </table:table-row>
        <table:table-row table:style-name="ro2">
          <table:table-cell office:value-type="string" calcext:value-type="string">
            <text:p>2019-10-02 22:45:40</text:p>
          </table:table-cell>
          <table:table-cell office:value-type="float" office:value="5.704949" calcext:value-type="float">
            <text:p>5.704949</text:p>
          </table:table-cell>
          <table:table-cell office:value-type="float" office:value="4.105905" calcext:value-type="float">
            <text:p>4.105905</text:p>
          </table:table-cell>
        </table:table-row>
        <table:table-row table:style-name="ro2">
          <table:table-cell office:value-type="string" calcext:value-type="string">
            <text:p>2019-10-02 22:45:54</text:p>
          </table:table-cell>
          <table:table-cell office:value-type="float" office:value="5.711361" calcext:value-type="float">
            <text:p>5.711361</text:p>
          </table:table-cell>
          <table:table-cell office:value-type="float" office:value="4.109053" calcext:value-type="float">
            <text:p>4.109053</text:p>
          </table:table-cell>
        </table:table-row>
        <table:table-row table:style-name="ro2">
          <table:table-cell office:value-type="string" calcext:value-type="string">
            <text:p>2019-10-02 22:46:22</text:p>
          </table:table-cell>
          <table:table-cell office:value-type="float" office:value="5.725604" calcext:value-type="float">
            <text:p>5.725604</text:p>
          </table:table-cell>
          <table:table-cell office:value-type="float" office:value="4.120499" calcext:value-type="float">
            <text:p>4.120499</text:p>
          </table:table-cell>
        </table:table-row>
        <table:table-row table:style-name="ro2">
          <table:table-cell office:value-type="string" calcext:value-type="string">
            <text:p>2019-10-02 22:46:50</text:p>
          </table:table-cell>
          <table:table-cell office:value-type="float" office:value="5.739567" calcext:value-type="float">
            <text:p>5.739567</text:p>
          </table:table-cell>
          <table:table-cell office:value-type="float" office:value="4.131256" calcext:value-type="float">
            <text:p>4.131256</text:p>
          </table:table-cell>
        </table:table-row>
        <table:table-row table:style-name="ro2">
          <table:table-cell office:value-type="string" calcext:value-type="string">
            <text:p>2019-10-02 22:47:08</text:p>
          </table:table-cell>
          <table:table-cell office:value-type="float" office:value="5.746637" calcext:value-type="float">
            <text:p>5.746637</text:p>
          </table:table-cell>
          <table:table-cell office:value-type="float" office:value="4.136447" calcext:value-type="float">
            <text:p>4.136447</text:p>
          </table:table-cell>
        </table:table-row>
        <table:table-row table:style-name="ro2">
          <table:table-cell office:value-type="string" calcext:value-type="string">
            <text:p>2019-10-02 22:47:23</text:p>
          </table:table-cell>
          <table:table-cell office:value-type="float" office:value="5.753243" calcext:value-type="float">
            <text:p>5.753243</text:p>
          </table:table-cell>
          <table:table-cell office:value-type="float" office:value="4.141139" calcext:value-type="float">
            <text:p>4.141139</text:p>
          </table:table-cell>
        </table:table-row>
        <table:table-row table:style-name="ro2">
          <table:table-cell office:value-type="string" calcext:value-type="string">
            <text:p>2019-10-02 22:47:50</text:p>
          </table:table-cell>
          <table:table-cell office:value-type="float" office:value="5.767403" calcext:value-type="float">
            <text:p>5.767403</text:p>
          </table:table-cell>
          <table:table-cell office:value-type="float" office:value="4.152245" calcext:value-type="float">
            <text:p>4.152245</text:p>
          </table:table-cell>
        </table:table-row>
        <table:table-row table:style-name="ro2">
          <table:table-cell office:value-type="string" calcext:value-type="string">
            <text:p>2019-10-02 22:48:05</text:p>
          </table:table-cell>
          <table:table-cell office:value-type="float" office:value="5.774223" calcext:value-type="float">
            <text:p>5.774223</text:p>
          </table:table-cell>
          <table:table-cell office:value-type="float" office:value="4.156842" calcext:value-type="float">
            <text:p>4.156842</text:p>
          </table:table-cell>
        </table:table-row>
        <table:table-row table:style-name="ro2">
          <table:table-cell office:value-type="string" calcext:value-type="string">
            <text:p>2019-10-02 22:48:20</text:p>
          </table:table-cell>
          <table:table-cell office:value-type="float" office:value="5.781064" calcext:value-type="float">
            <text:p>5.781064</text:p>
          </table:table-cell>
          <table:table-cell office:value-type="float" office:value="4.161894" calcext:value-type="float">
            <text:p>4.161894</text:p>
          </table:table-cell>
        </table:table-row>
        <table:table-row table:style-name="ro2">
          <table:table-cell office:value-type="string" calcext:value-type="string">
            <text:p>2019-10-02 22:48:35</text:p>
          </table:table-cell>
          <table:table-cell office:value-type="float" office:value="5.787878" calcext:value-type="float">
            <text:p>5.787878</text:p>
          </table:table-cell>
          <table:table-cell office:value-type="float" office:value="4.166946" calcext:value-type="float">
            <text:p>4.166946</text:p>
          </table:table-cell>
        </table:table-row>
        <table:table-row table:style-name="ro2">
          <table:table-cell office:value-type="string" calcext:value-type="string">
            <text:p>2019-10-02 22:48:50</text:p>
          </table:table-cell>
          <table:table-cell office:value-type="float" office:value="5.794921" calcext:value-type="float">
            <text:p>5.794921</text:p>
          </table:table-cell>
          <table:table-cell office:value-type="float" office:value="4.171998" calcext:value-type="float">
            <text:p>4.171998</text:p>
          </table:table-cell>
        </table:table-row>
        <table:table-row table:style-name="ro2">
          <table:table-cell office:value-type="string" calcext:value-type="string">
            <text:p>2019-10-02 22:49:05</text:p>
          </table:table-cell>
          <table:table-cell office:value-type="float" office:value="5.801771" calcext:value-type="float">
            <text:p>5.801771</text:p>
          </table:table-cell>
          <table:table-cell office:value-type="float" office:value="4.177213" calcext:value-type="float">
            <text:p>4.177213</text:p>
          </table:table-cell>
        </table:table-row>
        <table:table-row table:style-name="ro2">
          <table:table-cell office:value-type="string" calcext:value-type="string">
            <text:p>2019-10-02 22:49:24</text:p>
          </table:table-cell>
          <table:table-cell office:value-type="float" office:value="5.816222" calcext:value-type="float">
            <text:p>5.816222</text:p>
          </table:table-cell>
          <table:table-cell office:value-type="float" office:value="4.18902" calcext:value-type="float">
            <text:p>4.18902</text:p>
          </table:table-cell>
        </table:table-row>
        <table:table-row table:style-name="ro2">
          <table:table-cell office:value-type="string" calcext:value-type="string">
            <text:p>2019-10-02 22:49:52</text:p>
          </table:table-cell>
          <table:table-cell office:value-type="float" office:value="5.830412" calcext:value-type="float">
            <text:p>5.830412</text:p>
          </table:table-cell>
          <table:table-cell office:value-type="float" office:value="4.200269" calcext:value-type="float">
            <text:p>4.200269</text:p>
          </table:table-cell>
        </table:table-row>
        <table:table-row table:style-name="ro2">
          <table:table-cell office:value-type="string" calcext:value-type="string">
            <text:p>2019-10-02 22:50:16</text:p>
          </table:table-cell>
          <table:table-cell office:value-type="float" office:value="5.844384" calcext:value-type="float">
            <text:p>5.844384</text:p>
          </table:table-cell>
          <table:table-cell office:value-type="float" office:value="4.211049" calcext:value-type="float">
            <text:p>4.211049</text:p>
          </table:table-cell>
        </table:table-row>
        <table:table-row table:style-name="ro2">
          <table:table-cell office:value-type="string" calcext:value-type="string">
            <text:p>2019-10-02 22:50:30</text:p>
          </table:table-cell>
          <table:table-cell office:value-type="float" office:value="5.851483" calcext:value-type="float">
            <text:p>5.851483</text:p>
          </table:table-cell>
          <table:table-cell office:value-type="float" office:value="4.215278" calcext:value-type="float">
            <text:p>4.215278</text:p>
          </table:table-cell>
        </table:table-row>
        <table:table-row table:style-name="ro2">
          <table:table-cell office:value-type="string" calcext:value-type="string">
            <text:p>2019-10-02 22:50:59</text:p>
          </table:table-cell>
          <table:table-cell office:value-type="float" office:value="5.866434" calcext:value-type="float">
            <text:p>5.866434</text:p>
          </table:table-cell>
          <table:table-cell office:value-type="float" office:value="4.226752" calcext:value-type="float">
            <text:p>4.226752</text:p>
          </table:table-cell>
        </table:table-row>
        <table:table-row table:style-name="ro2">
          <table:table-cell office:value-type="string" calcext:value-type="string">
            <text:p>2019-10-02 22:51:19</text:p>
          </table:table-cell>
          <table:table-cell office:value-type="float" office:value="5.880665" calcext:value-type="float">
            <text:p>5.880665</text:p>
          </table:table-cell>
          <table:table-cell office:value-type="float" office:value="4.238107" calcext:value-type="float">
            <text:p>4.238107</text:p>
          </table:table-cell>
        </table:table-row>
        <table:table-row table:style-name="ro2">
          <table:table-cell office:value-type="string" calcext:value-type="string">
            <text:p>2019-10-02 22:51:34</text:p>
          </table:table-cell>
          <table:table-cell office:value-type="float" office:value="5.887506" calcext:value-type="float">
            <text:p>5.887506</text:p>
          </table:table-cell>
          <table:table-cell office:value-type="float" office:value="4.243298" calcext:value-type="float">
            <text:p>4.243298</text:p>
          </table:table-cell>
        </table:table-row>
        <table:table-row table:style-name="ro2">
          <table:table-cell office:value-type="string" calcext:value-type="string">
            <text:p>2019-10-02 22:51:49</text:p>
          </table:table-cell>
          <table:table-cell office:value-type="float" office:value="5.89432" calcext:value-type="float">
            <text:p>5.89432</text:p>
          </table:table-cell>
          <table:table-cell office:value-type="float" office:value="4.248349" calcext:value-type="float">
            <text:p>4.248349</text:p>
          </table:table-cell>
        </table:table-row>
        <table:table-row table:style-name="ro2">
          <table:table-cell office:value-type="string" calcext:value-type="string">
            <text:p>2019-10-02 22:52:08</text:p>
          </table:table-cell>
          <table:table-cell office:value-type="float" office:value="5.908336" calcext:value-type="float">
            <text:p>5.908336</text:p>
          </table:table-cell>
          <table:table-cell office:value-type="float" office:value="4.259303" calcext:value-type="float">
            <text:p>4.259303</text:p>
          </table:table-cell>
        </table:table-row>
        <table:table-row table:style-name="ro2">
          <table:table-cell office:value-type="string" calcext:value-type="string">
            <text:p>2019-10-02 22:52:35</text:p>
          </table:table-cell>
          <table:table-cell office:value-type="float" office:value="5.922097" calcext:value-type="float">
            <text:p>5.922097</text:p>
          </table:table-cell>
          <table:table-cell office:value-type="float" office:value="4.270059" calcext:value-type="float">
            <text:p>4.270059</text:p>
          </table:table-cell>
        </table:table-row>
        <table:table-row table:style-name="ro2">
          <table:table-cell office:value-type="string" calcext:value-type="string">
            <text:p>2019-10-02 22:52:55</text:p>
          </table:table-cell>
          <table:table-cell office:value-type="float" office:value="5.936066" calcext:value-type="float">
            <text:p>5.936066</text:p>
          </table:table-cell>
          <table:table-cell office:value-type="float" office:value="4.281315" calcext:value-type="float">
            <text:p>4.281315</text:p>
          </table:table-cell>
        </table:table-row>
        <table:table-row table:style-name="ro2">
          <table:table-cell office:value-type="string" calcext:value-type="string">
            <text:p>2019-10-02 22:53:22</text:p>
          </table:table-cell>
          <table:table-cell office:value-type="float" office:value="5.950085" calcext:value-type="float">
            <text:p>5.950085</text:p>
          </table:table-cell>
          <table:table-cell office:value-type="float" office:value="4.292273" calcext:value-type="float">
            <text:p>4.292273</text:p>
          </table:table-cell>
        </table:table-row>
        <table:table-row table:style-name="ro2">
          <table:table-cell office:value-type="string" calcext:value-type="string">
            <text:p>2019-10-02 22:53:37</text:p>
          </table:table-cell>
          <table:table-cell office:value-type="float" office:value="5.956546" calcext:value-type="float">
            <text:p>5.956546</text:p>
          </table:table-cell>
          <table:table-cell office:value-type="float" office:value="4.295421" calcext:value-type="float">
            <text:p>4.295421</text:p>
          </table:table-cell>
        </table:table-row>
        <table:table-row table:style-name="ro2">
          <table:table-cell office:value-type="string" calcext:value-type="string">
            <text:p>2019-10-02 22:54:04</text:p>
          </table:table-cell>
          <table:table-cell office:value-type="float" office:value="5.970416" calcext:value-type="float">
            <text:p>5.970416</text:p>
          </table:table-cell>
          <table:table-cell office:value-type="float" office:value="4.306576" calcext:value-type="float">
            <text:p>4.306576</text:p>
          </table:table-cell>
        </table:table-row>
        <table:table-row table:style-name="ro2">
          <table:table-cell office:value-type="string" calcext:value-type="string">
            <text:p>2019-10-02 22:54:19</text:p>
          </table:table-cell>
          <table:table-cell office:value-type="float" office:value="5.977008" calcext:value-type="float">
            <text:p>5.977008</text:p>
          </table:table-cell>
          <table:table-cell office:value-type="float" office:value="4.311194" calcext:value-type="float">
            <text:p>4.311194</text:p>
          </table:table-cell>
        </table:table-row>
        <table:table-row table:style-name="ro2">
          <table:table-cell office:value-type="string" calcext:value-type="string">
            <text:p>2019-10-02 22:54:46</text:p>
          </table:table-cell>
          <table:table-cell office:value-type="float" office:value="5.991024" calcext:value-type="float">
            <text:p>5.991024</text:p>
          </table:table-cell>
          <table:table-cell office:value-type="float" office:value="4.322145" calcext:value-type="float">
            <text:p>4.322145</text:p>
          </table:table-cell>
        </table:table-row>
        <table:table-row table:style-name="ro2">
          <table:table-cell office:value-type="string" calcext:value-type="string">
            <text:p>2019-10-02 22:55:03</text:p>
          </table:table-cell>
          <table:table-cell office:value-type="float" office:value="5.997892" calcext:value-type="float">
            <text:p>5.997892</text:p>
          </table:table-cell>
          <table:table-cell office:value-type="float" office:value="4.327337" calcext:value-type="float">
            <text:p>4.327337</text:p>
          </table:table-cell>
        </table:table-row>
        <table:table-row table:style-name="ro2">
          <table:table-cell office:value-type="string" calcext:value-type="string">
            <text:p>2019-10-02 22:55:31</text:p>
          </table:table-cell>
          <table:table-cell office:value-type="float" office:value="6.013051" calcext:value-type="float">
            <text:p>6.013051</text:p>
          </table:table-cell>
          <table:table-cell office:value-type="float" office:value="4.339171" calcext:value-type="float">
            <text:p>4.339171</text:p>
          </table:table-cell>
        </table:table-row>
        <table:table-row table:style-name="ro2">
          <table:table-cell office:value-type="string" calcext:value-type="string">
            <text:p>2019-10-02 22:55:50</text:p>
          </table:table-cell>
          <table:table-cell office:value-type="float" office:value="6.019921" calcext:value-type="float">
            <text:p>6.019921</text:p>
          </table:table-cell>
          <table:table-cell office:value-type="float" office:value="4.344424" calcext:value-type="float">
            <text:p>4.344424</text:p>
          </table:table-cell>
        </table:table-row>
        <table:table-row table:style-name="ro2">
          <table:table-cell office:value-type="string" calcext:value-type="string">
            <text:p>2019-10-02 22:56:05</text:p>
          </table:table-cell>
          <table:table-cell office:value-type="float" office:value="6.026729" calcext:value-type="float">
            <text:p>6.026729</text:p>
          </table:table-cell>
          <table:table-cell office:value-type="float" office:value="4.348976" calcext:value-type="float">
            <text:p>4.348976</text:p>
          </table:table-cell>
        </table:table-row>
        <table:table-row table:style-name="ro2">
          <table:table-cell office:value-type="string" calcext:value-type="string">
            <text:p>2019-10-02 22:56:25</text:p>
          </table:table-cell>
          <table:table-cell office:value-type="float" office:value="6.041676" calcext:value-type="float">
            <text:p>6.041676</text:p>
          </table:table-cell>
          <table:table-cell office:value-type="float" office:value="4.360881" calcext:value-type="float">
            <text:p>4.360881</text:p>
          </table:table-cell>
        </table:table-row>
        <table:table-row table:style-name="ro2">
          <table:table-cell office:value-type="string" calcext:value-type="string">
            <text:p>2019-10-02 22:56:45</text:p>
          </table:table-cell>
          <table:table-cell office:value-type="float" office:value="6.056547" calcext:value-type="float">
            <text:p>6.056547</text:p>
          </table:table-cell>
          <table:table-cell office:value-type="float" office:value="4.372017" calcext:value-type="float">
            <text:p>4.372017</text:p>
          </table:table-cell>
        </table:table-row>
        <table:table-row table:style-name="ro2">
          <table:table-cell office:value-type="string" calcext:value-type="string">
            <text:p>2019-10-02 22:57:09</text:p>
          </table:table-cell>
          <table:table-cell office:value-type="float" office:value="6.071472" calcext:value-type="float">
            <text:p>6.071472</text:p>
          </table:table-cell>
          <table:table-cell office:value-type="float" office:value="4.383433" calcext:value-type="float">
            <text:p>4.383433</text:p>
          </table:table-cell>
        </table:table-row>
        <table:table-row table:style-name="ro2">
          <table:table-cell office:value-type="string" calcext:value-type="string">
            <text:p>2019-10-02 22:57:24</text:p>
          </table:table-cell>
          <table:table-cell office:value-type="float" office:value="6.078542" calcext:value-type="float">
            <text:p>6.078542</text:p>
          </table:table-cell>
          <table:table-cell office:value-type="float" office:value="4.388625" calcext:value-type="float">
            <text:p>4.388625</text:p>
          </table:table-cell>
        </table:table-row>
        <table:table-row table:style-name="ro2">
          <table:table-cell office:value-type="string" calcext:value-type="string">
            <text:p>2019-10-02 22:57:46</text:p>
          </table:table-cell>
          <table:table-cell office:value-type="float" office:value="6.093479" calcext:value-type="float">
            <text:p>6.093479</text:p>
          </table:table-cell>
          <table:table-cell office:value-type="float" office:value="4.400024" calcext:value-type="float">
            <text:p>4.400024</text:p>
          </table:table-cell>
        </table:table-row>
        <table:table-row table:style-name="ro2">
          <table:table-cell office:value-type="string" calcext:value-type="string">
            <text:p>2019-10-02 22:58:01</text:p>
          </table:table-cell>
          <table:table-cell office:value-type="float" office:value="6.100549" calcext:value-type="float">
            <text:p>6.100549</text:p>
          </table:table-cell>
          <table:table-cell office:value-type="float" office:value="4.405216" calcext:value-type="float">
            <text:p>4.405216</text:p>
          </table:table-cell>
        </table:table-row>
        <table:table-row table:style-name="ro2">
          <table:table-cell office:value-type="string" calcext:value-type="string">
            <text:p>2019-10-02 22:58:16</text:p>
          </table:table-cell>
          <table:table-cell office:value-type="float" office:value="6.107448" calcext:value-type="float">
            <text:p>6.107448</text:p>
          </table:table-cell>
          <table:table-cell office:value-type="float" office:value="4.410117" calcext:value-type="float">
            <text:p>4.410117</text:p>
          </table:table-cell>
        </table:table-row>
        <table:table-row table:style-name="ro2">
          <table:table-cell office:value-type="string" calcext:value-type="string">
            <text:p>2019-10-02 22:58:36</text:p>
          </table:table-cell>
          <table:table-cell office:value-type="float" office:value="6.12257" calcext:value-type="float">
            <text:p>6.12257</text:p>
          </table:table-cell>
          <table:table-cell office:value-type="float" office:value="4.421882" calcext:value-type="float">
            <text:p>4.421882</text:p>
          </table:table-cell>
        </table:table-row>
        <table:table-row table:style-name="ro2">
          <table:table-cell office:value-type="string" calcext:value-type="string">
            <text:p>2019-10-02 22:58:55</text:p>
          </table:table-cell>
          <table:table-cell office:value-type="float" office:value="6.128067" calcext:value-type="float">
            <text:p>6.128067</text:p>
          </table:table-cell>
          <table:table-cell office:value-type="float" office:value="4.424329" calcext:value-type="float">
            <text:p>4.424329</text:p>
          </table:table-cell>
        </table:table-row>
        <table:table-row table:style-name="ro2">
          <table:table-cell office:value-type="string" calcext:value-type="string">
            <text:p>2019-10-02 22:59:24</text:p>
          </table:table-cell>
          <table:table-cell office:value-type="float" office:value="6.143055" calcext:value-type="float">
            <text:p>6.143055</text:p>
          </table:table-cell>
          <table:table-cell office:value-type="float" office:value="4.435886" calcext:value-type="float">
            <text:p>4.435886</text:p>
          </table:table-cell>
        </table:table-row>
        <table:table-row table:style-name="ro2">
          <table:table-cell office:value-type="string" calcext:value-type="string">
            <text:p>2019-10-02 22:59:44</text:p>
          </table:table-cell>
          <table:table-cell office:value-type="float" office:value="6.157472" calcext:value-type="float">
            <text:p>6.157472</text:p>
          </table:table-cell>
          <table:table-cell office:value-type="float" office:value="4.447627" calcext:value-type="float">
            <text:p>4.447627</text:p>
          </table:table-cell>
        </table:table-row>
        <table:table-row table:style-name="ro2">
          <table:table-cell office:value-type="string" calcext:value-type="string">
            <text:p>2019-10-02 22:59:59</text:p>
          </table:table-cell>
          <table:table-cell office:value-type="float" office:value="6.164515" calcext:value-type="float">
            <text:p>6.164515</text:p>
          </table:table-cell>
          <table:table-cell office:value-type="float" office:value="4.452679" calcext:value-type="float">
            <text:p>4.452679</text:p>
          </table:table-cell>
        </table:table-row>
        <table:table-row table:style-name="ro2">
          <table:table-cell office:value-type="string" calcext:value-type="string">
            <text:p>2019-10-02 23:00:29</text:p>
          </table:table-cell>
          <table:table-cell office:value-type="float" office:value="6.179208" calcext:value-type="float">
            <text:p>6.179208</text:p>
          </table:table-cell>
          <table:table-cell office:value-type="float" office:value="4.463952" calcext:value-type="float">
            <text:p>4.463952</text:p>
          </table:table-cell>
        </table:table-row>
        <table:table-row table:style-name="ro2">
          <table:table-cell office:value-type="string" calcext:value-type="string">
            <text:p>2019-10-02 23:01:03</text:p>
          </table:table-cell>
          <table:table-cell office:value-type="float" office:value="6.198918" calcext:value-type="float">
            <text:p>6.198918</text:p>
          </table:table-cell>
          <table:table-cell office:value-type="float" office:value="4.478464" calcext:value-type="float">
            <text:p>4.478464</text:p>
          </table:table-cell>
        </table:table-row>
        <table:table-row table:style-name="ro2">
          <table:table-cell office:value-type="string" calcext:value-type="string">
            <text:p>2019-10-02 23:01:26</text:p>
          </table:table-cell>
          <table:table-cell office:value-type="float" office:value="6.212708" calcext:value-type="float">
            <text:p>6.212708</text:p>
          </table:table-cell>
          <table:table-cell office:value-type="float" office:value="4.48942" calcext:value-type="float">
            <text:p>4.48942</text:p>
          </table:table-cell>
        </table:table-row>
        <table:table-row table:style-name="ro2">
          <table:table-cell office:value-type="string" calcext:value-type="string">
            <text:p>2019-10-02 23:01:45</text:p>
          </table:table-cell>
          <table:table-cell office:value-type="float" office:value="6.219778" calcext:value-type="float">
            <text:p>6.219778</text:p>
          </table:table-cell>
          <table:table-cell office:value-type="float" office:value="4.494612" calcext:value-type="float">
            <text:p>4.494612</text:p>
          </table:table-cell>
        </table:table-row>
        <table:table-row table:style-name="ro2">
          <table:table-cell office:value-type="string" calcext:value-type="string">
            <text:p>2019-10-02 23:02:13</text:p>
          </table:table-cell>
          <table:table-cell office:value-type="float" office:value="6.234002" calcext:value-type="float">
            <text:p>6.234002</text:p>
          </table:table-cell>
          <table:table-cell office:value-type="float" office:value="4.505927" calcext:value-type="float">
            <text:p>4.505927</text:p>
          </table:table-cell>
        </table:table-row>
        <table:table-row table:style-name="ro2">
          <table:table-cell office:value-type="string" calcext:value-type="string">
            <text:p>2019-10-02 23:02:27</text:p>
          </table:table-cell>
          <table:table-cell office:value-type="float" office:value="6.240358" calcext:value-type="float">
            <text:p>6.240358</text:p>
          </table:table-cell>
          <table:table-cell office:value-type="float" office:value="4.508874" calcext:value-type="float">
            <text:p>4.508874</text:p>
          </table:table-cell>
        </table:table-row>
        <table:table-row table:style-name="ro2">
          <table:table-cell office:value-type="string" calcext:value-type="string">
            <text:p>2019-10-02 23:02:42</text:p>
          </table:table-cell>
          <table:table-cell office:value-type="float" office:value="6.247255" calcext:value-type="float">
            <text:p>6.247255</text:p>
          </table:table-cell>
          <table:table-cell office:value-type="float" office:value="4.514126" calcext:value-type="float">
            <text:p>4.514126</text:p>
          </table:table-cell>
        </table:table-row>
        <table:table-row table:style-name="ro2">
          <table:table-cell office:value-type="string" calcext:value-type="string">
            <text:p>2019-10-02 23:03:02</text:p>
          </table:table-cell>
          <table:table-cell office:value-type="float" office:value="6.262604" calcext:value-type="float">
            <text:p>6.262604</text:p>
          </table:table-cell>
          <table:table-cell office:value-type="float" office:value="4.526382" calcext:value-type="float">
            <text:p>4.526382</text:p>
          </table:table-cell>
        </table:table-row>
        <table:table-row table:style-name="ro2">
          <table:table-cell office:value-type="string" calcext:value-type="string">
            <text:p>2019-10-02 23:03:21</text:p>
          </table:table-cell>
          <table:table-cell office:value-type="float" office:value="6.276623" calcext:value-type="float">
            <text:p>6.276623</text:p>
          </table:table-cell>
          <table:table-cell office:value-type="float" office:value="4.537339" calcext:value-type="float">
            <text:p>4.537339</text:p>
          </table:table-cell>
        </table:table-row>
        <table:table-row table:style-name="ro2">
          <table:table-cell office:value-type="string" calcext:value-type="string">
            <text:p>2019-10-02 23:03:40</text:p>
          </table:table-cell>
          <table:table-cell office:value-type="float" office:value="6.29085" calcext:value-type="float">
            <text:p>6.29085</text:p>
          </table:table-cell>
          <table:table-cell office:value-type="float" office:value="4.548657" calcext:value-type="float">
            <text:p>4.548657</text:p>
          </table:table-cell>
        </table:table-row>
        <table:table-row table:style-name="ro2">
          <table:table-cell office:value-type="string" calcext:value-type="string">
            <text:p>2019-10-02 23:03:59</text:p>
          </table:table-cell>
          <table:table-cell office:value-type="float" office:value="6.297429" calcext:value-type="float">
            <text:p>6.297429</text:p>
          </table:table-cell>
          <table:table-cell office:value-type="float" office:value="4.553209" calcext:value-type="float">
            <text:p>4.553209</text:p>
          </table:table-cell>
        </table:table-row>
        <table:table-row table:style-name="ro2">
          <table:table-cell office:value-type="string" calcext:value-type="string">
            <text:p>2019-10-02 23:04:23</text:p>
          </table:table-cell>
          <table:table-cell office:value-type="float" office:value="6.311672" calcext:value-type="float">
            <text:p>6.311672</text:p>
          </table:table-cell>
          <table:table-cell office:value-type="float" office:value="4.564655" calcext:value-type="float">
            <text:p>4.564655</text:p>
          </table:table-cell>
        </table:table-row>
        <table:table-row table:style-name="ro2">
          <table:table-cell office:value-type="string" calcext:value-type="string">
            <text:p>2019-10-02 23:04:37</text:p>
          </table:table-cell>
          <table:table-cell office:value-type="float" office:value="6.31848" calcext:value-type="float">
            <text:p>6.31848</text:p>
          </table:table-cell>
          <table:table-cell office:value-type="float" office:value="4.569206" calcext:value-type="float">
            <text:p>4.569206</text:p>
          </table:table-cell>
        </table:table-row>
        <table:table-row table:style-name="ro2">
          <table:table-cell office:value-type="string" calcext:value-type="string">
            <text:p>2019-10-02 23:04:52</text:p>
          </table:table-cell>
          <table:table-cell office:value-type="float" office:value="6.325342" calcext:value-type="float">
            <text:p>6.325342</text:p>
          </table:table-cell>
          <table:table-cell office:value-type="float" office:value="4.574038" calcext:value-type="float">
            <text:p>4.574038</text:p>
          </table:table-cell>
        </table:table-row>
        <table:table-row table:style-name="ro2">
          <table:table-cell office:value-type="string" calcext:value-type="string">
            <text:p>2019-10-02 23:05:34</text:p>
          </table:table-cell>
          <table:table-cell office:value-type="float" office:value="6.351169" calcext:value-type="float">
            <text:p>6.351169</text:p>
          </table:table-cell>
          <table:table-cell office:value-type="float" office:value="4.594095" calcext:value-type="float">
            <text:p>4.594095</text:p>
          </table:table-cell>
        </table:table-row>
        <table:table-row table:style-name="ro2">
          <table:table-cell office:value-type="string" calcext:value-type="string">
            <text:p>2019-10-02 23:06:03</text:p>
          </table:table-cell>
          <table:table-cell office:value-type="float" office:value="6.365894" calcext:value-type="float">
            <text:p>6.365894</text:p>
          </table:table-cell>
          <table:table-cell office:value-type="float" office:value="4.605572" calcext:value-type="float">
            <text:p>4.605572</text:p>
          </table:table-cell>
        </table:table-row>
        <table:table-row table:style-name="ro2">
          <table:table-cell office:value-type="string" calcext:value-type="string">
            <text:p>2019-10-02 23:06:29</text:p>
          </table:table-cell>
          <table:table-cell office:value-type="float" office:value="6.380619" calcext:value-type="float">
            <text:p>6.380619</text:p>
          </table:table-cell>
          <table:table-cell office:value-type="float" office:value="4.617049" calcext:value-type="float">
            <text:p>4.617049</text:p>
          </table:table-cell>
        </table:table-row>
        <table:table-row table:style-name="ro2">
          <table:table-cell office:value-type="string" calcext:value-type="string">
            <text:p>2019-10-02 23:06:57</text:p>
          </table:table-cell>
          <table:table-cell office:value-type="float" office:value="6.394667" calcext:value-type="float">
            <text:p>6.394667</text:p>
          </table:table-cell>
          <table:table-cell office:value-type="float" office:value="4.628083" calcext:value-type="float">
            <text:p>4.628083</text:p>
          </table:table-cell>
        </table:table-row>
        <table:table-row table:style-name="ro2">
          <table:table-cell office:value-type="string" calcext:value-type="string">
            <text:p>2019-10-02 23:07:11</text:p>
          </table:table-cell>
          <table:table-cell office:value-type="float" office:value="6.401261" calcext:value-type="float">
            <text:p>6.401261</text:p>
          </table:table-cell>
          <table:table-cell office:value-type="float" office:value="4.632725" calcext:value-type="float">
            <text:p>4.632725</text:p>
          </table:table-cell>
        </table:table-row>
        <table:table-row table:style-name="ro2">
          <table:table-cell office:value-type="string" calcext:value-type="string">
            <text:p>2019-10-02 23:07:26</text:p>
          </table:table-cell>
          <table:table-cell office:value-type="float" office:value="6.408096" calcext:value-type="float">
            <text:p>6.408096</text:p>
          </table:table-cell>
          <table:table-cell office:value-type="float" office:value="4.637417" calcext:value-type="float">
            <text:p>4.637417</text:p>
          </table:table-cell>
        </table:table-row>
        <table:table-row table:style-name="ro2">
          <table:table-cell office:value-type="string" calcext:value-type="string">
            <text:p>2019-10-02 23:07:46</text:p>
          </table:table-cell>
          <table:table-cell office:value-type="float" office:value="6.423218" calcext:value-type="float">
            <text:p>6.423218</text:p>
          </table:table-cell>
          <table:table-cell office:value-type="float" office:value="4.649182" calcext:value-type="float">
            <text:p>4.649182</text:p>
          </table:table-cell>
        </table:table-row>
        <table:table-row table:style-name="ro2">
          <table:table-cell office:value-type="string" calcext:value-type="string">
            <text:p>2019-10-02 23:08:16</text:p>
          </table:table-cell>
          <table:table-cell office:value-type="float" office:value="6.43834" calcext:value-type="float">
            <text:p>6.43834</text:p>
          </table:table-cell>
          <table:table-cell office:value-type="float" office:value="4.660947" calcext:value-type="float">
            <text:p>4.660947</text:p>
          </table:table-cell>
        </table:table-row>
        <table:table-row table:style-name="ro2">
          <table:table-cell office:value-type="string" calcext:value-type="string">
            <text:p>2019-10-02 23:08:44</text:p>
          </table:table-cell>
          <table:table-cell office:value-type="float" office:value="6.452623" calcext:value-type="float">
            <text:p>6.452623</text:p>
          </table:table-cell>
          <table:table-cell office:value-type="float" office:value="4.672466" calcext:value-type="float">
            <text:p>4.672466</text:p>
          </table:table-cell>
        </table:table-row>
        <table:table-row table:style-name="ro2">
          <table:table-cell office:value-type="string" calcext:value-type="string">
            <text:p>2019-10-02 23:08:58</text:p>
          </table:table-cell>
          <table:table-cell office:value-type="float" office:value="6.459429" calcext:value-type="float">
            <text:p>6.459429</text:p>
          </table:table-cell>
          <table:table-cell office:value-type="float" office:value="4.677509" calcext:value-type="float">
            <text:p>4.677509</text:p>
          </table:table-cell>
        </table:table-row>
        <table:table-row table:style-name="ro2">
          <table:table-cell office:value-type="string" calcext:value-type="string">
            <text:p>2019-10-02 23:09:26</text:p>
          </table:table-cell>
          <table:table-cell office:value-type="float" office:value="6.473387" calcext:value-type="float">
            <text:p>6.473387</text:p>
          </table:table-cell>
          <table:table-cell office:value-type="float" office:value="4.688755" calcext:value-type="float">
            <text:p>4.688755</text:p>
          </table:table-cell>
        </table:table-row>
        <table:table-row table:style-name="ro2">
          <table:table-cell office:value-type="string" calcext:value-type="string">
            <text:p>2019-10-02 23:09:46</text:p>
          </table:table-cell>
          <table:table-cell office:value-type="float" office:value="6.488285" calcext:value-type="float">
            <text:p>6.488285</text:p>
          </table:table-cell>
          <table:table-cell office:value-type="float" office:value="4.700031" calcext:value-type="float">
            <text:p>4.700031</text:p>
          </table:table-cell>
        </table:table-row>
        <table:table-row table:style-name="ro2">
          <table:table-cell office:value-type="string" calcext:value-type="string">
            <text:p>2019-10-02 23:10:00</text:p>
          </table:table-cell>
          <table:table-cell office:value-type="float" office:value="6.494955" calcext:value-type="float">
            <text:p>6.494955</text:p>
          </table:table-cell>
          <table:table-cell office:value-type="float" office:value="4.704932" calcext:value-type="float">
            <text:p>4.704932</text:p>
          </table:table-cell>
        </table:table-row>
        <table:table-row table:style-name="ro2">
          <table:table-cell office:value-type="string" calcext:value-type="string">
            <text:p>2019-10-02 23:10:27</text:p>
          </table:table-cell>
          <table:table-cell office:value-type="float" office:value="6.509875" calcext:value-type="float">
            <text:p>6.509875</text:p>
          </table:table-cell>
          <table:table-cell office:value-type="float" office:value="4.716697" calcext:value-type="float">
            <text:p>4.716697</text:p>
          </table:table-cell>
        </table:table-row>
        <table:table-row table:style-name="ro2">
          <table:table-cell office:value-type="string" calcext:value-type="string">
            <text:p>2019-10-02 23:10:42</text:p>
          </table:table-cell>
          <table:table-cell office:value-type="float" office:value="6.516287" calcext:value-type="float">
            <text:p>6.516287</text:p>
          </table:table-cell>
          <table:table-cell office:value-type="float" office:value="4.719845" calcext:value-type="float">
            <text:p>4.719845</text:p>
          </table:table-cell>
        </table:table-row>
        <table:table-row table:style-name="ro2">
          <table:table-cell office:value-type="string" calcext:value-type="string">
            <text:p>2019-10-02 23:11:02</text:p>
          </table:table-cell>
          <table:table-cell office:value-type="float" office:value="6.530982" calcext:value-type="float">
            <text:p>6.530982</text:p>
          </table:table-cell>
          <table:table-cell office:value-type="float" office:value="4.731194" calcext:value-type="float">
            <text:p>4.731194</text:p>
          </table:table-cell>
        </table:table-row>
        <table:table-row table:style-name="ro2">
          <table:table-cell office:value-type="string" calcext:value-type="string">
            <text:p>2019-10-02 23:11:21</text:p>
          </table:table-cell>
          <table:table-cell office:value-type="float" office:value="6.545734" calcext:value-type="float">
            <text:p>6.545734</text:p>
          </table:table-cell>
          <table:table-cell office:value-type="float" office:value="4.74267" calcext:value-type="float">
            <text:p>4.74267</text:p>
          </table:table-cell>
        </table:table-row>
        <table:table-row table:style-name="ro2">
          <table:table-cell office:value-type="string" calcext:value-type="string">
            <text:p>2019-10-02 23:11:49</text:p>
          </table:table-cell>
          <table:table-cell office:value-type="float" office:value="6.559924" calcext:value-type="float">
            <text:p>6.559924</text:p>
          </table:table-cell>
          <table:table-cell office:value-type="float" office:value="4.753918" calcext:value-type="float">
            <text:p>4.753918</text:p>
          </table:table-cell>
        </table:table-row>
        <table:table-row table:style-name="ro2">
          <table:table-cell office:value-type="string" calcext:value-type="string">
            <text:p>2019-10-02 23:12:09</text:p>
          </table:table-cell>
          <table:table-cell office:value-type="float" office:value="6.57417" calcext:value-type="float">
            <text:p>6.57417</text:p>
          </table:table-cell>
          <table:table-cell office:value-type="float" office:value="4.765367" calcext:value-type="float">
            <text:p>4.765367</text:p>
          </table:table-cell>
        </table:table-row>
        <table:table-row table:style-name="ro2">
          <table:table-cell office:value-type="string" calcext:value-type="string">
            <text:p>2019-10-02 23:12:27</text:p>
          </table:table-cell>
          <table:table-cell office:value-type="float" office:value="6.581011" calcext:value-type="float">
            <text:p>6.581011</text:p>
          </table:table-cell>
          <table:table-cell office:value-type="float" office:value="4.770559" calcext:value-type="float">
            <text:p>4.770559</text:p>
          </table:table-cell>
        </table:table-row>
        <table:table-row table:style-name="ro2">
          <table:table-cell office:value-type="string" calcext:value-type="string">
            <text:p>2019-10-02 23:12:42</text:p>
          </table:table-cell>
          <table:table-cell office:value-type="float" office:value="6.58759" calcext:value-type="float">
            <text:p>6.58759</text:p>
          </table:table-cell>
          <table:table-cell office:value-type="float" office:value="4.775111" calcext:value-type="float">
            <text:p>4.775111</text:p>
          </table:table-cell>
        </table:table-row>
        <table:table-row table:style-name="ro2">
          <table:table-cell office:value-type="string" calcext:value-type="string">
            <text:p>2019-10-02 23:12:57</text:p>
          </table:table-cell>
          <table:table-cell office:value-type="float" office:value="6.59441" calcext:value-type="float">
            <text:p>6.59441</text:p>
          </table:table-cell>
          <table:table-cell office:value-type="float" office:value="4.779708" calcext:value-type="float">
            <text:p>4.779708</text:p>
          </table:table-cell>
        </table:table-row>
        <table:table-row table:style-name="ro2">
          <table:table-cell office:value-type="string" calcext:value-type="string">
            <text:p>2019-10-02 23:13:12</text:p>
          </table:table-cell>
          <table:table-cell office:value-type="float" office:value="6.599907" calcext:value-type="float">
            <text:p>6.599907</text:p>
          </table:table-cell>
          <table:table-cell office:value-type="float" office:value="4.782155" calcext:value-type="float">
            <text:p>4.782155</text:p>
          </table:table-cell>
        </table:table-row>
        <table:table-row table:style-name="ro2">
          <table:table-cell office:value-type="string" calcext:value-type="string">
            <text:p>2019-10-02 23:13:31</text:p>
          </table:table-cell>
          <table:table-cell office:value-type="float" office:value="6.606523" calcext:value-type="float">
            <text:p>6.606523</text:p>
          </table:table-cell>
          <table:table-cell office:value-type="float" office:value="4.785234" calcext:value-type="float">
            <text:p>4.785234</text:p>
          </table:table-cell>
        </table:table-row>
        <table:table-row table:style-name="ro2">
          <table:table-cell office:value-type="string" calcext:value-type="string">
            <text:p>2019-10-02 23:13:50</text:p>
          </table:table-cell>
          <table:table-cell office:value-type="float" office:value="6.613566" calcext:value-type="float">
            <text:p>6.613566</text:p>
          </table:table-cell>
          <table:table-cell office:value-type="float" office:value="4.790285" calcext:value-type="float">
            <text:p>4.790285</text:p>
          </table:table-cell>
        </table:table-row>
        <table:table-row table:style-name="ro2">
          <table:table-cell office:value-type="string" calcext:value-type="string">
            <text:p>2019-10-02 23:14:10</text:p>
          </table:table-cell>
          <table:table-cell office:value-type="float" office:value="6.628461" calcext:value-type="float">
            <text:p>6.628461</text:p>
          </table:table-cell>
          <table:table-cell office:value-type="float" office:value="4.801558" calcext:value-type="float">
            <text:p>4.801558</text:p>
          </table:table-cell>
        </table:table-row>
        <table:table-row table:style-name="ro2">
          <table:table-cell office:value-type="string" calcext:value-type="string">
            <text:p>2019-10-02 23:14:25</text:p>
          </table:table-cell>
          <table:table-cell office:value-type="float" office:value="6.635275" calcext:value-type="float">
            <text:p>6.635275</text:p>
          </table:table-cell>
          <table:table-cell office:value-type="float" office:value="4.80661" calcext:value-type="float">
            <text:p>4.80661</text:p>
          </table:table-cell>
        </table:table-row>
        <table:table-row table:style-name="ro2">
          <table:table-cell office:value-type="string" calcext:value-type="string">
            <text:p>2019-10-02 23:14:42</text:p>
          </table:table-cell>
          <table:table-cell office:value-type="float" office:value="6.642318" calcext:value-type="float">
            <text:p>6.642318</text:p>
          </table:table-cell>
          <table:table-cell office:value-type="float" office:value="4.811662" calcext:value-type="float">
            <text:p>4.811662</text:p>
          </table:table-cell>
        </table:table-row>
        <table:table-row table:style-name="ro2">
          <table:table-cell office:value-type="string" calcext:value-type="string">
            <text:p>2019-10-02 23:15:01</text:p>
          </table:table-cell>
          <table:table-cell office:value-type="float" office:value="6.649151" calcext:value-type="float">
            <text:p>6.649151</text:p>
          </table:table-cell>
          <table:table-cell office:value-type="float" office:value="4.8146" calcext:value-type="float">
            <text:p>4.8146</text:p>
          </table:table-cell>
        </table:table-row>
        <table:table-row table:style-name="ro2">
          <table:table-cell office:value-type="string" calcext:value-type="string">
            <text:p>2019-10-02 23:15:46</text:p>
          </table:table-cell>
          <table:table-cell office:value-type="float" office:value="6.675786" calcext:value-type="float">
            <text:p>6.675786</text:p>
          </table:table-cell>
          <table:table-cell office:value-type="float" office:value="4.835042" calcext:value-type="float">
            <text:p>4.835042</text:p>
          </table:table-cell>
        </table:table-row>
        <table:table-row table:style-name="ro2">
          <table:table-cell office:value-type="string" calcext:value-type="string">
            <text:p>2019-10-02 23:16:09</text:p>
          </table:table-cell>
          <table:table-cell office:value-type="float" office:value="6.690475" calcext:value-type="float">
            <text:p>6.690475</text:p>
          </table:table-cell>
          <table:table-cell office:value-type="float" office:value="4.845334" calcext:value-type="float">
            <text:p>4.845334</text:p>
          </table:table-cell>
        </table:table-row>
        <table:table-row table:style-name="ro2">
          <table:table-cell office:value-type="string" calcext:value-type="string">
            <text:p>2019-10-02 23:16:28</text:p>
          </table:table-cell>
          <table:table-cell office:value-type="float" office:value="6.704463" calcext:value-type="float">
            <text:p>6.704463</text:p>
          </table:table-cell>
          <table:table-cell office:value-type="float" office:value="4.854478" calcext:value-type="float">
            <text:p>4.854478</text:p>
          </table:table-cell>
        </table:table-row>
        <table:table-row table:style-name="ro2">
          <table:table-cell office:value-type="string" calcext:value-type="string">
            <text:p>2019-10-02 23:16:58</text:p>
          </table:table-cell>
          <table:table-cell office:value-type="float" office:value="6.719417" calcext:value-type="float">
            <text:p>6.719417</text:p>
          </table:table-cell>
          <table:table-cell office:value-type="float" office:value="4.86626" calcext:value-type="float">
            <text:p>4.86626</text:p>
          </table:table-cell>
        </table:table-row>
        <table:table-row table:style-name="ro2">
          <table:table-cell office:value-type="string" calcext:value-type="string">
            <text:p>2019-10-02 23:17:20</text:p>
          </table:table-cell>
          <table:table-cell office:value-type="float" office:value="6.736857" calcext:value-type="float">
            <text:p>6.736857</text:p>
          </table:table-cell>
          <table:table-cell office:value-type="float" office:value="4.88006" calcext:value-type="float">
            <text:p>4.88006</text:p>
          </table:table-cell>
        </table:table-row>
        <table:table-row table:style-name="ro2">
          <table:table-cell office:value-type="string" calcext:value-type="string">
            <text:p>2019-10-02 23:17:36</text:p>
          </table:table-cell>
          <table:table-cell office:value-type="float" office:value="6.743892" calcext:value-type="float">
            <text:p>6.743892</text:p>
          </table:table-cell>
          <table:table-cell office:value-type="float" office:value="4.885104" calcext:value-type="float">
            <text:p>4.885104</text:p>
          </table:table-cell>
        </table:table-row>
        <table:table-row table:style-name="ro2">
          <table:table-cell office:value-type="string" calcext:value-type="string">
            <text:p>2019-10-02 23:17:55</text:p>
          </table:table-cell>
          <table:table-cell office:value-type="float" office:value="6.750727" calcext:value-type="float">
            <text:p>6.750727</text:p>
          </table:table-cell>
          <table:table-cell office:value-type="float" office:value="4.889796" calcext:value-type="float">
            <text:p>4.889796</text:p>
          </table:table-cell>
        </table:table-row>
        <table:table-row table:style-name="ro2">
          <table:table-cell office:value-type="string" calcext:value-type="string">
            <text:p>2019-10-02 23:18:14</text:p>
          </table:table-cell>
          <table:table-cell office:value-type="float" office:value="6.764597" calcext:value-type="float">
            <text:p>6.764597</text:p>
          </table:table-cell>
          <table:table-cell office:value-type="float" office:value="4.900952" calcext:value-type="float">
            <text:p>4.900952</text:p>
          </table:table-cell>
        </table:table-row>
        <table:table-row table:style-name="ro2">
          <table:table-cell office:value-type="string" calcext:value-type="string">
            <text:p>2019-10-02 23:18:34</text:p>
          </table:table-cell>
          <table:table-cell office:value-type="float" office:value="6.771405" calcext:value-type="float">
            <text:p>6.771405</text:p>
          </table:table-cell>
          <table:table-cell office:value-type="float" office:value="4.905504" calcext:value-type="float">
            <text:p>4.905504</text:p>
          </table:table-cell>
        </table:table-row>
        <table:table-row table:style-name="ro2">
          <table:table-cell office:value-type="string" calcext:value-type="string">
            <text:p>2019-10-02 23:18:53</text:p>
          </table:table-cell>
          <table:table-cell office:value-type="float" office:value="6.778219" calcext:value-type="float">
            <text:p>6.778219</text:p>
          </table:table-cell>
          <table:table-cell office:value-type="float" office:value="4.910556" calcext:value-type="float">
            <text:p>4.910556</text:p>
          </table:table-cell>
        </table:table-row>
        <table:table-row table:style-name="ro2">
          <table:table-cell office:value-type="string" calcext:value-type="string">
            <text:p>2019-10-02 23:19:08</text:p>
          </table:table-cell>
          <table:table-cell office:value-type="float" office:value="6.785254" calcext:value-type="float">
            <text:p>6.785254</text:p>
          </table:table-cell>
          <table:table-cell office:value-type="float" office:value="4.9156" calcext:value-type="float">
            <text:p>4.9156</text:p>
          </table:table-cell>
        </table:table-row>
        <table:table-row table:style-name="ro2">
          <table:table-cell office:value-type="string" calcext:value-type="string">
            <text:p>2019-10-02 23:19:22</text:p>
          </table:table-cell>
          <table:table-cell office:value-type="float" office:value="6.792131" calcext:value-type="float">
            <text:p>6.792131</text:p>
          </table:table-cell>
          <table:table-cell office:value-type="float" office:value="4.920815" calcext:value-type="float">
            <text:p>4.920815</text:p>
          </table:table-cell>
        </table:table-row>
        <table:table-row table:style-name="ro2">
          <table:table-cell office:value-type="string" calcext:value-type="string">
            <text:p>2019-10-02 23:19:42</text:p>
          </table:table-cell>
          <table:table-cell office:value-type="float" office:value="6.807688" calcext:value-type="float">
            <text:p>6.807688</text:p>
          </table:table-cell>
          <table:table-cell office:value-type="float" office:value="4.933431" calcext:value-type="float">
            <text:p>4.933431</text:p>
          </table:table-cell>
        </table:table-row>
        <table:table-row table:style-name="ro2">
          <table:table-cell office:value-type="string" calcext:value-type="string">
            <text:p>2019-10-02 23:20:01</text:p>
          </table:table-cell>
          <table:table-cell office:value-type="float" office:value="6.814758" calcext:value-type="float">
            <text:p>6.814758</text:p>
          </table:table-cell>
          <table:table-cell office:value-type="float" office:value="4.938623" calcext:value-type="float">
            <text:p>4.938623</text:p>
          </table:table-cell>
        </table:table-row>
        <table:table-row table:style-name="ro2">
          <table:table-cell office:value-type="string" calcext:value-type="string">
            <text:p>2019-10-02 23:20:20</text:p>
          </table:table-cell>
          <table:table-cell office:value-type="float" office:value="6.821337" calcext:value-type="float">
            <text:p>6.821337</text:p>
          </table:table-cell>
          <table:table-cell office:value-type="float" office:value="4.943175" calcext:value-type="float">
            <text:p>4.943175</text:p>
          </table:table-cell>
        </table:table-row>
        <table:table-row table:style-name="ro2">
          <table:table-cell office:value-type="string" calcext:value-type="string">
            <text:p>2019-10-02 23:20:48</text:p>
          </table:table-cell>
          <table:table-cell office:value-type="float" office:value="6.835524" calcext:value-type="float">
            <text:p>6.835524</text:p>
          </table:table-cell>
          <table:table-cell office:value-type="float" office:value="4.954421" calcext:value-type="float">
            <text:p>4.954421</text:p>
          </table:table-cell>
        </table:table-row>
        <table:table-row table:style-name="ro2">
          <table:table-cell office:value-type="string" calcext:value-type="string">
            <text:p>2019-10-02 23:21:03</text:p>
          </table:table-cell>
          <table:table-cell office:value-type="float" office:value="6.841307" calcext:value-type="float">
            <text:p>6.841307</text:p>
          </table:table-cell>
          <table:table-cell office:value-type="float" office:value="4.957077" calcext:value-type="float">
            <text:p>4.957077</text:p>
          </table:table-cell>
        </table:table-row>
        <table:table-row table:style-name="ro2">
          <table:table-cell office:value-type="string" calcext:value-type="string">
            <text:p>2019-10-02 23:21:24</text:p>
          </table:table-cell>
          <table:table-cell office:value-type="float" office:value="6.855121" calcext:value-type="float">
            <text:p>6.855121</text:p>
          </table:table-cell>
          <table:table-cell office:value-type="float" office:value="4.965927" calcext:value-type="float">
            <text:p>4.965927</text:p>
          </table:table-cell>
        </table:table-row>
        <table:table-row table:style-name="ro2">
          <table:table-cell office:value-type="string" calcext:value-type="string">
            <text:p>2019-10-02 23:21:43</text:p>
          </table:table-cell>
          <table:table-cell office:value-type="float" office:value="6.862164" calcext:value-type="float">
            <text:p>6.862164</text:p>
          </table:table-cell>
          <table:table-cell office:value-type="float" office:value="4.970979" calcext:value-type="float">
            <text:p>4.970979</text:p>
          </table:table-cell>
        </table:table-row>
        <table:table-row table:style-name="ro2">
          <table:table-cell office:value-type="string" calcext:value-type="string">
            <text:p>2019-10-02 23:21:58</text:p>
          </table:table-cell>
          <table:table-cell office:value-type="float" office:value="6.869061" calcext:value-type="float">
            <text:p>6.869061</text:p>
          </table:table-cell>
          <table:table-cell office:value-type="float" office:value="4.976231" calcext:value-type="float">
            <text:p>4.976231</text:p>
          </table:table-cell>
        </table:table-row>
        <table:table-row table:style-name="ro2">
          <table:table-cell office:value-type="string" calcext:value-type="string">
            <text:p>2019-10-02 23:22:18</text:p>
          </table:table-cell>
          <table:table-cell office:value-type="float" office:value="6.884008" calcext:value-type="float">
            <text:p>6.884008</text:p>
          </table:table-cell>
          <table:table-cell office:value-type="float" office:value="4.988136" calcext:value-type="float">
            <text:p>4.988136</text:p>
          </table:table-cell>
        </table:table-row>
        <table:table-row table:style-name="ro2">
          <table:table-cell office:value-type="string" calcext:value-type="string">
            <text:p>2019-10-02 23:22:38</text:p>
          </table:table-cell>
          <table:table-cell office:value-type="float" office:value="6.898912" calcext:value-type="float">
            <text:p>6.898912</text:p>
          </table:table-cell>
          <table:table-cell office:value-type="float" office:value="4.999911" calcext:value-type="float">
            <text:p>4.999911</text:p>
          </table:table-cell>
        </table:table-row>
        <table:table-row table:style-name="ro2">
          <table:table-cell office:value-type="string" calcext:value-type="string">
            <text:p>2019-10-02 23:22:57</text:p>
          </table:table-cell>
          <table:table-cell office:value-type="float" office:value="6.905762" calcext:value-type="float">
            <text:p>6.905762</text:p>
          </table:table-cell>
          <table:table-cell office:value-type="float" office:value="5.005126" calcext:value-type="float">
            <text:p>5.005126</text:p>
          </table:table-cell>
        </table:table-row>
        <table:table-row table:style-name="ro2">
          <table:table-cell office:value-type="string" calcext:value-type="string">
            <text:p>2019-10-02 23:23:16</text:p>
          </table:table-cell>
          <table:table-cell office:value-type="float" office:value="6.912341" calcext:value-type="float">
            <text:p>6.912341</text:p>
          </table:table-cell>
          <table:table-cell office:value-type="float" office:value="5.009693" calcext:value-type="float">
            <text:p>5.009693</text:p>
          </table:table-cell>
        </table:table-row>
        <table:table-row table:style-name="ro2">
          <table:table-cell office:value-type="string" calcext:value-type="string">
            <text:p>2019-10-02 23:23:35</text:p>
          </table:table-cell>
          <table:table-cell office:value-type="float" office:value="6.926528" calcext:value-type="float">
            <text:p>6.926528</text:p>
          </table:table-cell>
          <table:table-cell office:value-type="float" office:value="5.020938" calcext:value-type="float">
            <text:p>5.020938</text:p>
          </table:table-cell>
        </table:table-row>
        <table:table-row table:style-name="ro2">
          <table:table-cell office:value-type="string" calcext:value-type="string">
            <text:p>2019-10-02 23:23:54</text:p>
          </table:table-cell>
          <table:table-cell office:value-type="float" office:value="6.940547" calcext:value-type="float">
            <text:p>6.940547</text:p>
          </table:table-cell>
          <table:table-cell office:value-type="float" office:value="5.031896" calcext:value-type="float">
            <text:p>5.031896</text:p>
          </table:table-cell>
        </table:table-row>
        <table:table-row table:style-name="ro2">
          <table:table-cell office:value-type="string" calcext:value-type="string">
            <text:p>2019-10-02 23:24:24</text:p>
          </table:table-cell>
          <table:table-cell office:value-type="float" office:value="6.955445" calcext:value-type="float">
            <text:p>6.955445</text:p>
          </table:table-cell>
          <table:table-cell office:value-type="float" office:value="5.041066" calcext:value-type="float">
            <text:p>5.041066</text:p>
          </table:table-cell>
        </table:table-row>
        <table:table-row table:style-name="ro2">
          <table:table-cell office:value-type="string" calcext:value-type="string">
            <text:p>2019-10-02 23:24:54</text:p>
          </table:table-cell>
          <table:table-cell office:value-type="float" office:value="6.970626" calcext:value-type="float">
            <text:p>6.970626</text:p>
          </table:table-cell>
          <table:table-cell office:value-type="float" office:value="5.053035" calcext:value-type="float">
            <text:p>5.053035</text:p>
          </table:table-cell>
        </table:table-row>
        <table:table-row table:style-name="ro2">
          <table:table-cell office:value-type="string" calcext:value-type="string">
            <text:p>2019-10-02 23:25:09</text:p>
          </table:table-cell>
          <table:table-cell office:value-type="float" office:value="6.977205" calcext:value-type="float">
            <text:p>6.977205</text:p>
          </table:table-cell>
          <table:table-cell office:value-type="float" office:value="5.057586" calcext:value-type="float">
            <text:p>5.057586</text:p>
          </table:table-cell>
        </table:table-row>
        <table:table-row table:style-name="ro2">
          <table:table-cell office:value-type="string" calcext:value-type="string">
            <text:p>2019-10-02 23:25:28</text:p>
          </table:table-cell>
          <table:table-cell office:value-type="float" office:value="6.991238" calcext:value-type="float">
            <text:p>6.991238</text:p>
          </table:table-cell>
          <table:table-cell office:value-type="float" office:value="5.068567" calcext:value-type="float">
            <text:p>5.068567</text:p>
          </table:table-cell>
        </table:table-row>
        <table:table-row table:style-name="ro2">
          <table:table-cell office:value-type="string" calcext:value-type="string">
            <text:p>2019-10-02 23:25:58</text:p>
          </table:table-cell>
          <table:table-cell office:value-type="float" office:value="7.006206" calcext:value-type="float">
            <text:p>7.006206</text:p>
          </table:table-cell>
          <table:table-cell office:value-type="float" office:value="5.080412" calcext:value-type="float">
            <text:p>5.080412</text:p>
          </table:table-cell>
        </table:table-row>
        <table:table-row table:style-name="ro2">
          <table:table-cell office:value-type="string" calcext:value-type="string">
            <text:p>2019-10-02 23:26:17</text:p>
          </table:table-cell>
          <table:table-cell office:value-type="float" office:value="7.020604" calcext:value-type="float">
            <text:p>7.020604</text:p>
          </table:table-cell>
          <table:table-cell office:value-type="float" office:value="5.09202" calcext:value-type="float">
            <text:p>5.09202</text:p>
          </table:table-cell>
        </table:table-row>
        <table:table-row table:style-name="ro2">
          <table:table-cell office:value-type="string" calcext:value-type="string">
            <text:p>2019-10-02 23:26:37</text:p>
          </table:table-cell>
          <table:table-cell office:value-type="float" office:value="7.027183" calcext:value-type="float">
            <text:p>7.027183</text:p>
          </table:table-cell>
          <table:table-cell office:value-type="float" office:value="5.096572" calcext:value-type="float">
            <text:p>5.096572</text:p>
          </table:table-cell>
        </table:table-row>
        <table:table-row table:style-name="ro2">
          <table:table-cell office:value-type="string" calcext:value-type="string">
            <text:p>2019-10-02 23:26:51</text:p>
          </table:table-cell>
          <table:table-cell office:value-type="float" office:value="7.034453" calcext:value-type="float">
            <text:p>7.034453</text:p>
          </table:table-cell>
          <table:table-cell office:value-type="float" office:value="5.102116" calcext:value-type="float">
            <text:p>5.102116</text:p>
          </table:table-cell>
        </table:table-row>
        <table:table-row table:style-name="ro2">
          <table:table-cell office:value-type="string" calcext:value-type="string">
            <text:p>2019-10-02 23:27:21</text:p>
          </table:table-cell>
          <table:table-cell office:value-type="float" office:value="7.049407" calcext:value-type="float">
            <text:p>7.049407</text:p>
          </table:table-cell>
          <table:table-cell office:value-type="float" office:value="5.113592" calcext:value-type="float">
            <text:p>5.113592</text:p>
          </table:table-cell>
        </table:table-row>
        <table:table-row table:style-name="ro2">
          <table:table-cell office:value-type="string" calcext:value-type="string">
            <text:p>2019-10-02 23:27:40</text:p>
          </table:table-cell>
          <table:table-cell office:value-type="float" office:value="7.063805" calcext:value-type="float">
            <text:p>7.063805</text:p>
          </table:table-cell>
          <table:table-cell office:value-type="float" office:value="5.125199" calcext:value-type="float">
            <text:p>5.125199</text:p>
          </table:table-cell>
        </table:table-row>
        <table:table-row table:style-name="ro2">
          <table:table-cell office:value-type="string" calcext:value-type="string">
            <text:p>2019-10-02 23:28:09</text:p>
          </table:table-cell>
          <table:table-cell office:value-type="float" office:value="7.078911" calcext:value-type="float">
            <text:p>7.078911</text:p>
          </table:table-cell>
          <table:table-cell office:value-type="float" office:value="5.136834" calcext:value-type="float">
            <text:p>5.136834</text:p>
          </table:table-cell>
        </table:table-row>
        <table:table-row table:style-name="ro2">
          <table:table-cell office:value-type="string" calcext:value-type="string">
            <text:p>2019-10-02 23:28:30</text:p>
          </table:table-cell>
          <table:table-cell office:value-type="float" office:value="7.093939" calcext:value-type="float">
            <text:p>7.093939</text:p>
          </table:table-cell>
          <table:table-cell office:value-type="float" office:value="5.148463" calcext:value-type="float">
            <text:p>5.148463</text:p>
          </table:table-cell>
        </table:table-row>
        <table:table-row table:style-name="ro2">
          <table:table-cell office:value-type="string" calcext:value-type="string">
            <text:p>2019-10-02 23:28:49</text:p>
          </table:table-cell>
          <table:table-cell office:value-type="float" office:value="7.099433" calcext:value-type="float">
            <text:p>7.099433</text:p>
          </table:table-cell>
          <table:table-cell office:value-type="float" office:value="5.150907" calcext:value-type="float">
            <text:p>5.150907</text:p>
          </table:table-cell>
        </table:table-row>
        <table:table-row table:style-name="ro2">
          <table:table-cell office:value-type="string" calcext:value-type="string">
            <text:p>2019-10-02 23:29:17</text:p>
          </table:table-cell>
          <table:table-cell office:value-type="float" office:value="7.113393" calcext:value-type="float">
            <text:p>7.113393</text:p>
          </table:table-cell>
          <table:table-cell office:value-type="float" office:value="5.161661" calcext:value-type="float">
            <text:p>5.161661</text:p>
          </table:table-cell>
        </table:table-row>
        <table:table-row table:style-name="ro2">
          <table:table-cell office:value-type="string" calcext:value-type="string">
            <text:p>2019-10-02 23:29:47</text:p>
          </table:table-cell>
          <table:table-cell office:value-type="float" office:value="7.128182" calcext:value-type="float">
            <text:p>7.128182</text:p>
          </table:table-cell>
          <table:table-cell office:value-type="float" office:value="5.173218" calcext:value-type="float">
            <text:p>5.173218</text:p>
          </table:table-cell>
        </table:table-row>
        <table:table-row table:style-name="ro2">
          <table:table-cell office:value-type="string" calcext:value-type="string">
            <text:p>2019-10-02 23:30:06</text:p>
          </table:table-cell>
          <table:table-cell office:value-type="float" office:value="7.134761" calcext:value-type="float">
            <text:p>7.134761</text:p>
          </table:table-cell>
          <table:table-cell office:value-type="float" office:value="5.17777" calcext:value-type="float">
            <text:p>5.17777</text:p>
          </table:table-cell>
        </table:table-row>
        <table:table-row table:style-name="ro2">
          <table:table-cell office:value-type="string" calcext:value-type="string">
            <text:p>2019-10-02 23:30:25</text:p>
          </table:table-cell>
          <table:table-cell office:value-type="float" office:value="7.141804" calcext:value-type="float">
            <text:p>7.141804</text:p>
          </table:table-cell>
          <table:table-cell office:value-type="float" office:value="5.182822" calcext:value-type="float">
            <text:p>5.182822</text:p>
          </table:table-cell>
        </table:table-row>
        <table:table-row table:style-name="ro2">
          <table:table-cell office:value-type="string" calcext:value-type="string">
            <text:p>2019-10-02 23:30:40</text:p>
          </table:table-cell>
          <table:table-cell office:value-type="float" office:value="7.14816" calcext:value-type="float">
            <text:p>7.14816</text:p>
          </table:table-cell>
          <table:table-cell office:value-type="float" office:value="5.185769" calcext:value-type="float">
            <text:p>5.185769</text:p>
          </table:table-cell>
        </table:table-row>
        <table:table-row table:style-name="ro2">
          <table:table-cell office:value-type="string" calcext:value-type="string">
            <text:p>2019-10-02 23:30:54</text:p>
          </table:table-cell>
          <table:table-cell office:value-type="float" office:value="7.155001" calcext:value-type="float">
            <text:p>7.155001</text:p>
          </table:table-cell>
          <table:table-cell office:value-type="float" office:value="5.19096" calcext:value-type="float">
            <text:p>5.19096</text:p>
          </table:table-cell>
        </table:table-row>
        <table:table-row table:style-name="ro2">
          <table:table-cell office:value-type="string" calcext:value-type="string">
            <text:p>2019-10-02 23:31:14</text:p>
          </table:table-cell>
          <table:table-cell office:value-type="float" office:value="7.161815" calcext:value-type="float">
            <text:p>7.161815</text:p>
          </table:table-cell>
          <table:table-cell office:value-type="float" office:value="5.196012" calcext:value-type="float">
            <text:p>5.196012</text:p>
          </table:table-cell>
        </table:table-row>
        <table:table-row table:style-name="ro2">
          <table:table-cell office:value-type="string" calcext:value-type="string">
            <text:p>2019-10-02 23:31:33</text:p>
          </table:table-cell>
          <table:table-cell office:value-type="float" office:value="7.175831" calcext:value-type="float">
            <text:p>7.175831</text:p>
          </table:table-cell>
          <table:table-cell office:value-type="float" office:value="5.206965" calcext:value-type="float">
            <text:p>5.206965</text:p>
          </table:table-cell>
        </table:table-row>
        <table:table-row table:style-name="ro2">
          <table:table-cell office:value-type="string" calcext:value-type="string">
            <text:p>2019-10-02 23:31:52</text:p>
          </table:table-cell>
          <table:table-cell office:value-type="float" office:value="7.189819" calcext:value-type="float">
            <text:p>7.189819</text:p>
          </table:table-cell>
          <table:table-cell office:value-type="float" office:value="5.218214" calcext:value-type="float">
            <text:p>5.218214</text:p>
          </table:table-cell>
        </table:table-row>
        <table:table-row table:style-name="ro2">
          <table:table-cell office:value-type="string" calcext:value-type="string">
            <text:p>2019-10-02 23:32:12</text:p>
          </table:table-cell>
          <table:table-cell office:value-type="float" office:value="7.204835" calcext:value-type="float">
            <text:p>7.204835</text:p>
          </table:table-cell>
          <table:table-cell office:value-type="float" office:value="5.229978" calcext:value-type="float">
            <text:p>5.229978</text:p>
          </table:table-cell>
        </table:table-row>
        <table:table-row table:style-name="ro2">
          <table:table-cell office:value-type="string" calcext:value-type="string">
            <text:p>2019-10-02 23:32:42</text:p>
          </table:table-cell>
          <table:table-cell office:value-type="float" office:value="7.219813" calcext:value-type="float">
            <text:p>7.219813</text:p>
          </table:table-cell>
          <table:table-cell office:value-type="float" office:value="5.241591" calcext:value-type="float">
            <text:p>5.241591</text:p>
          </table:table-cell>
        </table:table-row>
        <table:table-row table:style-name="ro2">
          <table:table-cell office:value-type="string" calcext:value-type="string">
            <text:p>2019-10-02 23:32:57</text:p>
          </table:table-cell>
          <table:table-cell office:value-type="float" office:value="7.226654" calcext:value-type="float">
            <text:p>7.226654</text:p>
          </table:table-cell>
          <table:table-cell office:value-type="float" office:value="5.246783" calcext:value-type="float">
            <text:p>5.246783</text:p>
          </table:table-cell>
        </table:table-row>
        <table:table-row table:style-name="ro2">
          <table:table-cell office:value-type="string" calcext:value-type="string">
            <text:p>2019-10-02 23:33:25</text:p>
          </table:table-cell>
          <table:table-cell office:value-type="float" office:value="7.240441" calcext:value-type="float">
            <text:p>7.240441</text:p>
          </table:table-cell>
          <table:table-cell office:value-type="float" office:value="5.257598" calcext:value-type="float">
            <text:p>5.257598</text:p>
          </table:table-cell>
        </table:table-row>
        <table:table-row table:style-name="ro2">
          <table:table-cell office:value-type="string" calcext:value-type="string">
            <text:p>2019-10-02 23:33:44</text:p>
          </table:table-cell>
          <table:table-cell office:value-type="float" office:value="7.247101" calcext:value-type="float">
            <text:p>7.247101</text:p>
          </table:table-cell>
          <table:table-cell office:value-type="float" office:value="5.26243" calcext:value-type="float">
            <text:p>5.26243</text:p>
          </table:table-cell>
        </table:table-row>
        <table:table-row table:style-name="ro2">
          <table:table-cell office:value-type="string" calcext:value-type="string">
            <text:p>2019-10-02 23:34:03</text:p>
          </table:table-cell>
          <table:table-cell office:value-type="float" office:value="7.253716" calcext:value-type="float">
            <text:p>7.253716</text:p>
          </table:table-cell>
          <table:table-cell office:value-type="float" office:value="5.267145" calcext:value-type="float">
            <text:p>5.267145</text:p>
          </table:table-cell>
        </table:table-row>
        <table:table-row table:style-name="ro2">
          <table:table-cell office:value-type="string" calcext:value-type="string">
            <text:p>2019-10-02 23:34:18</text:p>
          </table:table-cell>
          <table:table-cell office:value-type="float" office:value="7.260331" calcext:value-type="float">
            <text:p>7.260331</text:p>
          </table:table-cell>
          <table:table-cell office:value-type="float" office:value="5.27186" calcext:value-type="float">
            <text:p>5.27186</text:p>
          </table:table-cell>
        </table:table-row>
        <table:table-row table:style-name="ro2">
          <table:table-cell office:value-type="string" calcext:value-type="string">
            <text:p>2019-10-02 23:34:37</text:p>
          </table:table-cell>
          <table:table-cell office:value-type="float" office:value="7.26698" calcext:value-type="float">
            <text:p>7.26698</text:p>
          </table:table-cell>
          <table:table-cell office:value-type="float" office:value="5.275433" calcext:value-type="float">
            <text:p>5.275433</text:p>
          </table:table-cell>
        </table:table-row>
        <table:table-row table:style-name="ro2">
          <table:table-cell office:value-type="string" calcext:value-type="string">
            <text:p>2019-10-02 23:34:57</text:p>
          </table:table-cell>
          <table:table-cell office:value-type="float" office:value="7.280767" calcext:value-type="float">
            <text:p>7.280767</text:p>
          </table:table-cell>
          <table:table-cell office:value-type="float" office:value="5.286388" calcext:value-type="float">
            <text:p>5.286388</text:p>
          </table:table-cell>
        </table:table-row>
        <table:table-row table:style-name="ro2">
          <table:table-cell office:value-type="string" calcext:value-type="string">
            <text:p>2019-10-02 23:35:13</text:p>
          </table:table-cell>
          <table:table-cell office:value-type="float" office:value="7.290006" calcext:value-type="float">
            <text:p>7.290006</text:p>
          </table:table-cell>
          <table:table-cell office:value-type="float" office:value="5.293563" calcext:value-type="float">
            <text:p>5.293563</text:p>
          </table:table-cell>
        </table:table-row>
        <table:table-row table:style-name="ro2">
          <table:table-cell office:value-type="string" calcext:value-type="string">
            <text:p>2019-10-02 23:35:42</text:p>
          </table:table-cell>
          <table:table-cell office:value-type="float" office:value="7.303796" calcext:value-type="float">
            <text:p>7.303796</text:p>
          </table:table-cell>
          <table:table-cell office:value-type="float" office:value="5.304521" calcext:value-type="float">
            <text:p>5.304521</text:p>
          </table:table-cell>
        </table:table-row>
        <table:table-row table:style-name="ro2">
          <table:table-cell office:value-type="string" calcext:value-type="string">
            <text:p>2019-10-02 23:36:01</text:p>
          </table:table-cell>
          <table:table-cell office:value-type="float" office:value="7.317813" calcext:value-type="float">
            <text:p>7.317813</text:p>
          </table:table-cell>
          <table:table-cell office:value-type="float" office:value="5.31597" calcext:value-type="float">
            <text:p>5.31597</text:p>
          </table:table-cell>
        </table:table-row>
        <table:table-row table:style-name="ro2">
          <table:table-cell office:value-type="string" calcext:value-type="string">
            <text:p>2019-10-02 23:36:29</text:p>
          </table:table-cell>
          <table:table-cell office:value-type="float" office:value="7.331782" calcext:value-type="float">
            <text:p>7.331782</text:p>
          </table:table-cell>
          <table:table-cell office:value-type="float" office:value="5.327085" calcext:value-type="float">
            <text:p>5.327085</text:p>
          </table:table-cell>
        </table:table-row>
        <table:table-row table:style-name="ro2">
          <table:table-cell office:value-type="string" calcext:value-type="string">
            <text:p>2019-10-02 23:36:49</text:p>
          </table:table-cell>
          <table:table-cell office:value-type="float" office:value="7.34618" calcext:value-type="float">
            <text:p>7.34618</text:p>
          </table:table-cell>
          <table:table-cell office:value-type="float" office:value="5.338693" calcext:value-type="float">
            <text:p>5.338693</text:p>
          </table:table-cell>
        </table:table-row>
        <table:table-row table:style-name="ro2">
          <table:table-cell office:value-type="string" calcext:value-type="string">
            <text:p>2019-10-02 23:37:08</text:p>
          </table:table-cell>
          <table:table-cell office:value-type="float" office:value="7.352759" calcext:value-type="float">
            <text:p>7.352759</text:p>
          </table:table-cell>
          <table:table-cell office:value-type="float" office:value="5.34326" calcext:value-type="float">
            <text:p>5.34326</text:p>
          </table:table-cell>
        </table:table-row>
        <table:table-row table:style-name="ro2">
          <table:table-cell office:value-type="string" calcext:value-type="string">
            <text:p>2019-10-02 23:37:37</text:p>
          </table:table-cell>
          <table:table-cell office:value-type="float" office:value="7.36772" calcext:value-type="float">
            <text:p>7.36772</text:p>
          </table:table-cell>
          <table:table-cell office:value-type="float" office:value="5.355226" calcext:value-type="float">
            <text:p>5.355226</text:p>
          </table:table-cell>
        </table:table-row>
        <table:table-row table:style-name="ro2">
          <table:table-cell office:value-type="string" calcext:value-type="string">
            <text:p>2019-10-02 23:38:01</text:p>
          </table:table-cell>
          <table:table-cell office:value-type="float" office:value="7.382653" calcext:value-type="float">
            <text:p>7.382653</text:p>
          </table:table-cell>
          <table:table-cell office:value-type="float" office:value="5.367061" calcext:value-type="float">
            <text:p>5.367061</text:p>
          </table:table-cell>
        </table:table-row>
        <table:table-row table:style-name="ro2">
          <table:table-cell office:value-type="string" calcext:value-type="string">
            <text:p>2019-10-02 23:38:21</text:p>
          </table:table-cell>
          <table:table-cell office:value-type="float" office:value="7.389259" calcext:value-type="float">
            <text:p>7.389259</text:p>
          </table:table-cell>
          <table:table-cell office:value-type="float" office:value="5.371753" calcext:value-type="float">
            <text:p>5.371753</text:p>
          </table:table-cell>
        </table:table-row>
        <table:table-row table:style-name="ro2">
          <table:table-cell office:value-type="string" calcext:value-type="string">
            <text:p>2019-10-02 23:38:40</text:p>
          </table:table-cell>
          <table:table-cell office:value-type="float" office:value="7.396358" calcext:value-type="float">
            <text:p>7.396358</text:p>
          </table:table-cell>
          <table:table-cell office:value-type="float" office:value="5.375982" calcext:value-type="float">
            <text:p>5.375982</text:p>
          </table:table-cell>
        </table:table-row>
        <table:table-row table:style-name="ro2">
          <table:table-cell office:value-type="string" calcext:value-type="string">
            <text:p>2019-10-02 23:38:59</text:p>
          </table:table-cell>
          <table:table-cell office:value-type="float" office:value="7.403255" calcext:value-type="float">
            <text:p>7.403255</text:p>
          </table:table-cell>
          <table:table-cell office:value-type="float" office:value="5.381235" calcext:value-type="float">
            <text:p>5.381235</text:p>
          </table:table-cell>
        </table:table-row>
        <table:table-row table:style-name="ro2">
          <table:table-cell office:value-type="string" calcext:value-type="string">
            <text:p>2019-10-02 23:39:18</text:p>
          </table:table-cell>
          <table:table-cell office:value-type="float" office:value="7.410298" calcext:value-type="float">
            <text:p>7.410298</text:p>
          </table:table-cell>
          <table:table-cell office:value-type="float" office:value="5.386287" calcext:value-type="float">
            <text:p>5.386287</text:p>
          </table:table-cell>
        </table:table-row>
        <table:table-row table:style-name="ro2">
          <table:table-cell office:value-type="string" calcext:value-type="string">
            <text:p>2019-10-02 23:39:43</text:p>
          </table:table-cell>
          <table:table-cell office:value-type="float" office:value="7.424991" calcext:value-type="float">
            <text:p>7.424991</text:p>
          </table:table-cell>
          <table:table-cell office:value-type="float" office:value="5.397699" calcext:value-type="float">
            <text:p>5.397699</text:p>
          </table:table-cell>
        </table:table-row>
        <table:table-row table:style-name="ro2">
          <table:table-cell office:value-type="string" calcext:value-type="string">
            <text:p>2019-10-02 23:40:11</text:p>
          </table:table-cell>
          <table:table-cell office:value-type="float" office:value="7.439923" calcext:value-type="float">
            <text:p>7.439923</text:p>
          </table:table-cell>
          <table:table-cell office:value-type="float" office:value="5.409055" calcext:value-type="float">
            <text:p>5.409055</text:p>
          </table:table-cell>
        </table:table-row>
        <table:table-row table:style-name="ro2">
          <table:table-cell office:value-type="string" calcext:value-type="string">
            <text:p>2019-10-02 23:40:31</text:p>
          </table:table-cell>
          <table:table-cell office:value-type="float" office:value="7.447193" calcext:value-type="float">
            <text:p>7.447193</text:p>
          </table:table-cell>
          <table:table-cell office:value-type="float" office:value="5.414599" calcext:value-type="float">
            <text:p>5.414599</text:p>
          </table:table-cell>
        </table:table-row>
        <table:table-row table:style-name="ro2">
          <table:table-cell office:value-type="string" calcext:value-type="string">
            <text:p>2019-10-02 23:41:00</text:p>
          </table:table-cell>
          <table:table-cell office:value-type="float" office:value="7.462351" calcext:value-type="float">
            <text:p>7.462351</text:p>
          </table:table-cell>
          <table:table-cell office:value-type="float" office:value="5.426867" calcext:value-type="float">
            <text:p>5.426867</text:p>
          </table:table-cell>
        </table:table-row>
        <table:table-row table:style-name="ro2">
          <table:table-cell office:value-type="string" calcext:value-type="string">
            <text:p>2019-10-02 23:41:20</text:p>
          </table:table-cell>
          <table:table-cell office:value-type="float" office:value="7.468734" calcext:value-type="float">
            <text:p>7.468734</text:p>
          </table:table-cell>
          <table:table-cell office:value-type="float" office:value="5.429954" calcext:value-type="float">
            <text:p>5.429954</text:p>
          </table:table-cell>
        </table:table-row>
        <table:table-row table:style-name="ro2">
          <table:table-cell office:value-type="string" calcext:value-type="string">
            <text:p>2019-10-02 23:41:39</text:p>
          </table:table-cell>
          <table:table-cell office:value-type="float" office:value="7.475313" calcext:value-type="float">
            <text:p>7.475313</text:p>
          </table:table-cell>
          <table:table-cell office:value-type="float" office:value="5.434506" calcext:value-type="float">
            <text:p>5.434506</text:p>
          </table:table-cell>
        </table:table-row>
        <table:table-row table:style-name="ro2">
          <table:table-cell office:value-type="string" calcext:value-type="string">
            <text:p>2019-10-02 23:42:07</text:p>
          </table:table-cell>
          <table:table-cell office:value-type="float" office:value="7.489127" calcext:value-type="float">
            <text:p>7.489127</text:p>
          </table:table-cell>
          <table:table-cell office:value-type="float" office:value="5.445461" calcext:value-type="float">
            <text:p>5.445461</text:p>
          </table:table-cell>
        </table:table-row>
        <table:table-row table:style-name="ro2">
          <table:table-cell office:value-type="string" calcext:value-type="string">
            <text:p>2019-10-02 23:42:22</text:p>
          </table:table-cell>
          <table:table-cell office:value-type="float" office:value="7.495997" calcext:value-type="float">
            <text:p>7.495997</text:p>
          </table:table-cell>
          <table:table-cell office:value-type="float" office:value="5.450714" calcext:value-type="float">
            <text:p>5.450714</text:p>
          </table:table-cell>
        </table:table-row>
        <table:table-row table:style-name="ro2">
          <table:table-cell office:value-type="string" calcext:value-type="string">
            <text:p>2019-10-02 23:42:41</text:p>
          </table:table-cell>
          <table:table-cell office:value-type="float" office:value="7.509957" calcext:value-type="float">
            <text:p>7.509957</text:p>
          </table:table-cell>
          <table:table-cell office:value-type="float" office:value="5.461468" calcext:value-type="float">
            <text:p>5.461468</text:p>
          </table:table-cell>
        </table:table-row>
        <table:table-row table:style-name="ro2">
          <table:table-cell office:value-type="string" calcext:value-type="string">
            <text:p>2019-10-02 23:43:02</text:p>
          </table:table-cell>
          <table:table-cell office:value-type="float" office:value="7.524938" calcext:value-type="float">
            <text:p>7.524938</text:p>
          </table:table-cell>
          <table:table-cell office:value-type="float" office:value="5.473085" calcext:value-type="float">
            <text:p>5.473085</text:p>
          </table:table-cell>
        </table:table-row>
        <table:table-row table:style-name="ro2">
          <table:table-cell office:value-type="string" calcext:value-type="string">
            <text:p>2019-10-02 23:43:21</text:p>
          </table:table-cell>
          <table:table-cell office:value-type="float" office:value="7.539126" calcext:value-type="float">
            <text:p>7.539126</text:p>
          </table:table-cell>
          <table:table-cell office:value-type="float" office:value="5.484824" calcext:value-type="float">
            <text:p>5.484824</text:p>
          </table:table-cell>
        </table:table-row>
        <table:table-row table:style-name="ro2">
          <table:table-cell office:value-type="string" calcext:value-type="string">
            <text:p>2019-10-02 23:43:40</text:p>
          </table:table-cell>
          <table:table-cell office:value-type="float" office:value="7.553089" calcext:value-type="float">
            <text:p>7.553089</text:p>
          </table:table-cell>
          <table:table-cell office:value-type="float" office:value="5.49558" calcext:value-type="float">
            <text:p>5.49558</text:p>
          </table:table-cell>
        </table:table-row>
        <table:table-row table:style-name="ro2">
          <table:table-cell office:value-type="string" calcext:value-type="string">
            <text:p>2019-10-02 23:44:05</text:p>
          </table:table-cell>
          <table:table-cell office:value-type="float" office:value="7.567118" calcext:value-type="float">
            <text:p>7.567118</text:p>
          </table:table-cell>
          <table:table-cell office:value-type="float" office:value="5.507029" calcext:value-type="float">
            <text:p>5.507029</text:p>
          </table:table-cell>
        </table:table-row>
        <table:table-row table:style-name="ro2">
          <table:table-cell office:value-type="string" calcext:value-type="string">
            <text:p>2019-10-02 23:44:24</text:p>
          </table:table-cell>
          <table:table-cell office:value-type="float" office:value="7.580879" calcext:value-type="float">
            <text:p>7.580879</text:p>
          </table:table-cell>
          <table:table-cell office:value-type="float" office:value="5.517786" calcext:value-type="float">
            <text:p>5.517786</text:p>
          </table:table-cell>
        </table:table-row>
        <table:table-row table:style-name="ro2">
          <table:table-cell office:value-type="string" calcext:value-type="string">
            <text:p>2019-10-02 23:44:55</text:p>
          </table:table-cell>
          <table:table-cell office:value-type="float" office:value="7.595869" calcext:value-type="float">
            <text:p>7.595869</text:p>
          </table:table-cell>
          <table:table-cell office:value-type="float" office:value="5.529426" calcext:value-type="float">
            <text:p>5.529426</text:p>
          </table:table-cell>
        </table:table-row>
        <table:table-row table:style-name="ro2">
          <table:table-cell office:value-type="string" calcext:value-type="string">
            <text:p>2019-10-02 23:45:26</text:p>
          </table:table-cell>
          <table:table-cell office:value-type="float" office:value="7.62219" calcext:value-type="float">
            <text:p>7.62219</text:p>
          </table:table-cell>
          <table:table-cell office:value-type="float" office:value="5.549464" calcext:value-type="float">
            <text:p>5.549464</text:p>
          </table:table-cell>
        </table:table-row>
        <table:table-row table:style-name="ro2">
          <table:table-cell office:value-type="string" calcext:value-type="string">
            <text:p>2019-10-02 23:45:41</text:p>
          </table:table-cell>
          <table:table-cell office:value-type="float" office:value="7.629225" calcext:value-type="float">
            <text:p>7.629225</text:p>
          </table:table-cell>
          <table:table-cell office:value-type="float" office:value="5.554508" calcext:value-type="float">
            <text:p>5.554508</text:p>
          </table:table-cell>
        </table:table-row>
        <table:table-row table:style-name="ro2">
          <table:table-cell office:value-type="string" calcext:value-type="string">
            <text:p>2019-10-02 23:46:00</text:p>
          </table:table-cell>
          <table:table-cell office:value-type="float" office:value="7.636093" calcext:value-type="float">
            <text:p>7.636093</text:p>
          </table:table-cell>
          <table:table-cell office:value-type="float" office:value="5.5597" calcext:value-type="float">
            <text:p>5.5597</text:p>
          </table:table-cell>
        </table:table-row>
        <table:table-row table:style-name="ro2">
          <table:table-cell office:value-type="string" calcext:value-type="string">
            <text:p>2019-10-02 23:46:31</text:p>
          </table:table-cell>
          <table:table-cell office:value-type="float" office:value="7.650986" calcext:value-type="float">
            <text:p>7.650986</text:p>
          </table:table-cell>
          <table:table-cell office:value-type="float" office:value="5.571465" calcext:value-type="float">
            <text:p>5.571465</text:p>
          </table:table-cell>
        </table:table-row>
        <table:table-row table:style-name="ro2">
          <table:table-cell office:value-type="string" calcext:value-type="string">
            <text:p>2019-10-02 23:46:51</text:p>
          </table:table-cell>
          <table:table-cell office:value-type="float" office:value="7.666108" calcext:value-type="float">
            <text:p>7.666108</text:p>
          </table:table-cell>
          <table:table-cell office:value-type="float" office:value="5.583229" calcext:value-type="float">
            <text:p>5.583229</text:p>
          </table:table-cell>
        </table:table-row>
        <table:table-row table:style-name="ro2">
          <table:table-cell office:value-type="string" calcext:value-type="string">
            <text:p>2019-10-02 23:47:10</text:p>
          </table:table-cell>
          <table:table-cell office:value-type="float" office:value="7.672751" calcext:value-type="float">
            <text:p>7.672751</text:p>
          </table:table-cell>
          <table:table-cell office:value-type="float" office:value="5.58799" calcext:value-type="float">
            <text:p>5.58799</text:p>
          </table:table-cell>
        </table:table-row>
        <table:table-row table:style-name="ro2">
          <table:table-cell office:value-type="string" calcext:value-type="string">
            <text:p>2019-10-02 23:47:30</text:p>
          </table:table-cell>
          <table:table-cell office:value-type="float" office:value="7.679621" calcext:value-type="float">
            <text:p>7.679621</text:p>
          </table:table-cell>
          <table:table-cell office:value-type="float" office:value="5.593243" calcext:value-type="float">
            <text:p>5.593243</text:p>
          </table:table-cell>
        </table:table-row>
        <table:table-row table:style-name="ro2">
          <table:table-cell office:value-type="string" calcext:value-type="string">
            <text:p>2019-10-02 23:47:45</text:p>
          </table:table-cell>
          <table:table-cell office:value-type="float" office:value="7.6862" calcext:value-type="float">
            <text:p>7.6862</text:p>
          </table:table-cell>
          <table:table-cell office:value-type="float" office:value="5.597795" calcext:value-type="float">
            <text:p>5.597795</text:p>
          </table:table-cell>
        </table:table-row>
        <table:table-row table:style-name="ro2">
          <table:table-cell office:value-type="string" calcext:value-type="string">
            <text:p>2019-10-02 23:48:08</text:p>
          </table:table-cell>
          <table:table-cell office:value-type="float" office:value="7.700216" calcext:value-type="float">
            <text:p>7.700216</text:p>
          </table:table-cell>
          <table:table-cell office:value-type="float" office:value="5.60875" calcext:value-type="float">
            <text:p>5.60875</text:p>
          </table:table-cell>
        </table:table-row>
        <table:table-row table:style-name="ro2">
          <table:table-cell office:value-type="string" calcext:value-type="string">
            <text:p>2019-10-02 23:48:28</text:p>
          </table:table-cell>
          <table:table-cell office:value-type="float" office:value="7.714912" calcext:value-type="float">
            <text:p>7.714912</text:p>
          </table:table-cell>
          <table:table-cell office:value-type="float" office:value="5.620026" calcext:value-type="float">
            <text:p>5.620026</text:p>
          </table:table-cell>
        </table:table-row>
        <table:table-row table:style-name="ro2">
          <table:table-cell office:value-type="string" calcext:value-type="string">
            <text:p>2019-10-02 23:48:43</text:p>
          </table:table-cell>
          <table:table-cell office:value-type="float" office:value="7.720421" calcext:value-type="float">
            <text:p>7.720421</text:p>
          </table:table-cell>
          <table:table-cell office:value-type="float" office:value="5.622518" calcext:value-type="float">
            <text:p>5.622518</text:p>
          </table:table-cell>
        </table:table-row>
        <table:table-row table:style-name="ro2">
          <table:table-cell office:value-type="string" calcext:value-type="string">
            <text:p>2019-10-02 23:49:03</text:p>
          </table:table-cell>
          <table:table-cell office:value-type="float" office:value="7.734645" calcext:value-type="float">
            <text:p>7.734645</text:p>
          </table:table-cell>
          <table:table-cell office:value-type="float" office:value="5.633833" calcext:value-type="float">
            <text:p>5.633833</text:p>
          </table:table-cell>
        </table:table-row>
        <table:table-row table:style-name="ro2">
          <table:table-cell office:value-type="string" calcext:value-type="string">
            <text:p>2019-10-02 23:49:22</text:p>
          </table:table-cell>
          <table:table-cell office:value-type="float" office:value="7.748462" calcext:value-type="float">
            <text:p>7.748462</text:p>
          </table:table-cell>
          <table:table-cell office:value-type="float" office:value="5.644789" calcext:value-type="float">
            <text:p>5.644789</text:p>
          </table:table-cell>
        </table:table-row>
        <table:table-row table:style-name="ro2">
          <table:table-cell office:value-type="string" calcext:value-type="string">
            <text:p>2019-10-02 23:49:41</text:p>
          </table:table-cell>
          <table:table-cell office:value-type="float" office:value="7.755505" calcext:value-type="float">
            <text:p>7.755505</text:p>
          </table:table-cell>
          <table:table-cell office:value-type="float" office:value="5.64984" calcext:value-type="float">
            <text:p>5.64984</text:p>
          </table:table-cell>
        </table:table-row>
        <table:table-row table:style-name="ro2">
          <table:table-cell office:value-type="string" calcext:value-type="string">
            <text:p>2019-10-02 23:50:02</text:p>
          </table:table-cell>
          <table:table-cell office:value-type="float" office:value="7.770918" calcext:value-type="float">
            <text:p>7.770918</text:p>
          </table:table-cell>
          <table:table-cell office:value-type="float" office:value="5.662306" calcext:value-type="float">
            <text:p>5.662306</text:p>
          </table:table-cell>
        </table:table-row>
        <table:table-row table:style-name="ro2">
          <table:table-cell office:value-type="string" calcext:value-type="string">
            <text:p>2019-10-02 23:50:27</text:p>
          </table:table-cell>
          <table:table-cell office:value-type="float" office:value="7.785822" calcext:value-type="float">
            <text:p>7.785822</text:p>
          </table:table-cell>
          <table:table-cell office:value-type="float" office:value="5.673942" calcext:value-type="float">
            <text:p>5.673942</text:p>
          </table:table-cell>
        </table:table-row>
        <table:table-row table:style-name="ro2">
          <table:table-cell office:value-type="string" calcext:value-type="string">
            <text:p>2019-10-02 23:50:47</text:p>
          </table:table-cell>
          <table:table-cell office:value-type="float" office:value="7.800068" calcext:value-type="float">
            <text:p>7.800068</text:p>
          </table:table-cell>
          <table:table-cell office:value-type="float" office:value="5.685683" calcext:value-type="float">
            <text:p>5.685683</text:p>
          </table:table-cell>
        </table:table-row>
        <table:table-row table:style-name="ro2">
          <table:table-cell office:value-type="string" calcext:value-type="string">
            <text:p>2019-10-02 23:51:06</text:p>
          </table:table-cell>
          <table:table-cell office:value-type="float" office:value="7.806674" calcext:value-type="float">
            <text:p>7.806674</text:p>
          </table:table-cell>
          <table:table-cell office:value-type="float" office:value="5.690375" calcext:value-type="float">
            <text:p>5.690375</text:p>
          </table:table-cell>
        </table:table-row>
        <table:table-row table:style-name="ro2">
          <table:table-cell office:value-type="string" calcext:value-type="string">
            <text:p>2019-10-02 23:51:26</text:p>
          </table:table-cell>
          <table:table-cell office:value-type="float" office:value="7.813515" calcext:value-type="float">
            <text:p>7.813515</text:p>
          </table:table-cell>
          <table:table-cell office:value-type="float" office:value="5.695567" calcext:value-type="float">
            <text:p>5.695567</text:p>
          </table:table-cell>
        </table:table-row>
        <table:table-row table:style-name="ro2">
          <table:table-cell office:value-type="string" calcext:value-type="string">
            <text:p>2019-10-02 23:51:41</text:p>
          </table:table-cell>
          <table:table-cell office:value-type="float" office:value="7.820614" calcext:value-type="float">
            <text:p>7.820614</text:p>
          </table:table-cell>
          <table:table-cell office:value-type="float" office:value="5.70082" calcext:value-type="float">
            <text:p>5.70082</text:p>
          </table:table-cell>
        </table:table-row>
        <table:table-row table:style-name="ro2">
          <table:table-cell office:value-type="string" calcext:value-type="string">
            <text:p>2019-10-02 23:52:09</text:p>
          </table:table-cell>
          <table:table-cell office:value-type="float" office:value="7.83463" calcext:value-type="float">
            <text:p>7.83463</text:p>
          </table:table-cell>
          <table:table-cell office:value-type="float" office:value="5.711775" calcext:value-type="float">
            <text:p>5.711775</text:p>
          </table:table-cell>
        </table:table-row>
        <table:table-row table:style-name="ro2">
          <table:table-cell office:value-type="string" calcext:value-type="string">
            <text:p>2019-10-02 23:52:29</text:p>
          </table:table-cell>
          <table:table-cell office:value-type="float" office:value="7.849609" calcext:value-type="float">
            <text:p>7.849609</text:p>
          </table:table-cell>
          <table:table-cell office:value-type="float" office:value="5.723742" calcext:value-type="float">
            <text:p>5.723742</text:p>
          </table:table-cell>
        </table:table-row>
        <table:table-row table:style-name="ro2">
          <table:table-cell office:value-type="string" calcext:value-type="string">
            <text:p>2019-10-02 23:52:59</text:p>
          </table:table-cell>
          <table:table-cell office:value-type="float" office:value="7.864342" calcext:value-type="float">
            <text:p>7.864342</text:p>
          </table:table-cell>
          <table:table-cell office:value-type="float" office:value="5.735102" calcext:value-type="float">
            <text:p>5.735102</text:p>
          </table:table-cell>
        </table:table-row>
        <table:table-row table:style-name="ro2">
          <table:table-cell office:value-type="string" calcext:value-type="string">
            <text:p>2019-10-02 23:53:14</text:p>
          </table:table-cell>
          <table:table-cell office:value-type="float" office:value="7.871383" calcext:value-type="float">
            <text:p>7.871383</text:p>
          </table:table-cell>
          <table:table-cell office:value-type="float" office:value="5.740646" calcext:value-type="float">
            <text:p>5.740646</text:p>
          </table:table-cell>
        </table:table-row>
        <table:table-row table:style-name="ro2">
          <table:table-cell office:value-type="string" calcext:value-type="string">
            <text:p>2019-10-02 23:53:34</text:p>
          </table:table-cell>
          <table:table-cell office:value-type="float" office:value="7.885458" calcext:value-type="float">
            <text:p>7.885458</text:p>
          </table:table-cell>
          <table:table-cell office:value-type="float" office:value="5.751814" calcext:value-type="float">
            <text:p>5.751814</text:p>
          </table:table-cell>
        </table:table-row>
        <table:table-row table:style-name="ro2">
          <table:table-cell office:value-type="string" calcext:value-type="string">
            <text:p>2019-10-02 23:53:49</text:p>
          </table:table-cell>
          <table:table-cell office:value-type="float" office:value="7.890955" calcext:value-type="float">
            <text:p>7.890955</text:p>
          </table:table-cell>
          <table:table-cell office:value-type="float" office:value="5.754264" calcext:value-type="float">
            <text:p>5.754264</text:p>
          </table:table-cell>
        </table:table-row>
        <table:table-row table:style-name="ro2">
          <table:table-cell office:value-type="string" calcext:value-type="string">
            <text:p>2019-10-02 23:54:17</text:p>
          </table:table-cell>
          <table:table-cell office:value-type="float" office:value="7.904971" calcext:value-type="float">
            <text:p>7.904971</text:p>
          </table:table-cell>
          <table:table-cell office:value-type="float" office:value="5.765228" calcext:value-type="float">
            <text:p>5.765228</text:p>
          </table:table-cell>
        </table:table-row>
        <table:table-row table:style-name="ro2">
          <table:table-cell office:value-type="string" calcext:value-type="string">
            <text:p>2019-10-02 23:54:38</text:p>
          </table:table-cell>
          <table:table-cell office:value-type="float" office:value="7.918732" calcext:value-type="float">
            <text:p>7.918732</text:p>
          </table:table-cell>
          <table:table-cell office:value-type="float" office:value="5.775993" calcext:value-type="float">
            <text:p>5.775993</text:p>
          </table:table-cell>
        </table:table-row>
        <table:table-row table:style-name="ro2">
          <table:table-cell office:value-type="string" calcext:value-type="string">
            <text:p>2019-10-02 23:55:08</text:p>
          </table:table-cell>
          <table:table-cell office:value-type="float" office:value="7.933657" calcext:value-type="float">
            <text:p>7.933657</text:p>
          </table:table-cell>
          <table:table-cell office:value-type="float" office:value="5.787834" calcext:value-type="float">
            <text:p>5.787834</text:p>
          </table:table-cell>
        </table:table-row>
        <table:table-row table:style-name="ro2">
          <table:table-cell office:value-type="string" calcext:value-type="string">
            <text:p>2019-10-02 23:55:23</text:p>
          </table:table-cell>
          <table:table-cell office:value-type="float" office:value="7.940263" calcext:value-type="float">
            <text:p>7.940263</text:p>
          </table:table-cell>
          <table:table-cell office:value-type="float" office:value="5.79253" calcext:value-type="float">
            <text:p>5.79253</text:p>
          </table:table-cell>
        </table:table-row>
        <table:table-row table:style-name="ro2">
          <table:table-cell office:value-type="string" calcext:value-type="string">
            <text:p>2019-10-02 23:55:42</text:p>
          </table:table-cell>
          <table:table-cell office:value-type="float" office:value="7.947334" calcext:value-type="float">
            <text:p>7.947334</text:p>
          </table:table-cell>
          <table:table-cell office:value-type="float" office:value="5.797742" calcext:value-type="float">
            <text:p>5.797742</text:p>
          </table:table-cell>
        </table:table-row>
        <table:table-row table:style-name="ro2">
          <table:table-cell office:value-type="string" calcext:value-type="string">
            <text:p>2019-10-02 23:56:11</text:p>
          </table:table-cell>
          <table:table-cell office:value-type="float" office:value="7.96135" calcext:value-type="float">
            <text:p>7.96135</text:p>
          </table:table-cell>
          <table:table-cell office:value-type="float" office:value="5.808997" calcext:value-type="float">
            <text:p>5.808997</text:p>
          </table:table-cell>
        </table:table-row>
        <table:table-row table:style-name="ro2">
          <table:table-cell office:value-type="string" calcext:value-type="string">
            <text:p>2019-10-02 23:56:41</text:p>
          </table:table-cell>
          <table:table-cell office:value-type="float" office:value="7.97579" calcext:value-type="float">
            <text:p>7.97579</text:p>
          </table:table-cell>
          <table:table-cell office:value-type="float" office:value="5.81926" calcext:value-type="float">
            <text:p>5.81926</text:p>
          </table:table-cell>
        </table:table-row>
        <table:table-row table:style-name="ro2">
          <table:table-cell office:value-type="string" calcext:value-type="string">
            <text:p>2019-10-02 23:56:56</text:p>
          </table:table-cell>
          <table:table-cell office:value-type="float" office:value="7.982631" calcext:value-type="float">
            <text:p>7.982631</text:p>
          </table:table-cell>
          <table:table-cell office:value-type="float" office:value="5.824317" calcext:value-type="float">
            <text:p>5.824317</text:p>
          </table:table-cell>
        </table:table-row>
        <table:table-row table:style-name="ro2">
          <table:table-cell office:value-type="string" calcext:value-type="string">
            <text:p>2019-10-02 23:57:25</text:p>
          </table:table-cell>
          <table:table-cell office:value-type="float" office:value="7.996874" calcext:value-type="float">
            <text:p>7.996874</text:p>
          </table:table-cell>
          <table:table-cell office:value-type="float" office:value="5.833668" calcext:value-type="float">
            <text:p>5.833668</text:p>
          </table:table-cell>
        </table:table-row>
        <table:table-row table:style-name="ro2">
          <table:table-cell office:value-type="string" calcext:value-type="string">
            <text:p>2019-10-02 23:57:44</text:p>
          </table:table-cell>
          <table:table-cell office:value-type="float" office:value="8.003915" calcext:value-type="float">
            <text:p>8.003915</text:p>
          </table:table-cell>
          <table:table-cell office:value-type="float" office:value="5.839217" calcext:value-type="float">
            <text:p>5.839217</text:p>
          </table:table-cell>
        </table:table-row>
        <table:table-row table:style-name="ro2">
          <table:table-cell office:value-type="string" calcext:value-type="string">
            <text:p>2019-10-02 23:58:04</text:p>
          </table:table-cell>
          <table:table-cell office:value-type="float" office:value="8.010521" calcext:value-type="float">
            <text:p>8.010521</text:p>
          </table:table-cell>
          <table:table-cell office:value-type="float" office:value="5.843914" calcext:value-type="float">
            <text:p>5.843914</text:p>
          </table:table-cell>
        </table:table-row>
        <table:table-row table:style-name="ro2">
          <table:table-cell office:value-type="string" calcext:value-type="string">
            <text:p>2019-10-02 23:58:33</text:p>
          </table:table-cell>
          <table:table-cell office:value-type="float" office:value="8.024308" calcext:value-type="float">
            <text:p>8.024308</text:p>
          </table:table-cell>
          <table:table-cell office:value-type="float" office:value="5.85488" calcext:value-type="float">
            <text:p>5.85488</text:p>
          </table:table-cell>
        </table:table-row>
        <table:table-row table:style-name="ro2">
          <table:table-cell office:value-type="string" calcext:value-type="string">
            <text:p>2019-10-02 23:58:52</text:p>
          </table:table-cell>
          <table:table-cell office:value-type="float" office:value="8.031116" calcext:value-type="float">
            <text:p>8.031116</text:p>
          </table:table-cell>
          <table:table-cell office:value-type="float" office:value="5.859436" calcext:value-type="float">
            <text:p>5.859436</text:p>
          </table:table-cell>
        </table:table-row>
        <table:table-row table:style-name="ro2">
          <table:table-cell office:value-type="string" calcext:value-type="string">
            <text:p>2019-10-02 23:59:21</text:p>
          </table:table-cell>
          <table:table-cell office:value-type="float" office:value="8.045567" calcext:value-type="float">
            <text:p>8.045567</text:p>
          </table:table-cell>
          <table:table-cell office:value-type="float" office:value="5.871253" calcext:value-type="float">
            <text:p>5.871253</text:p>
          </table:table-cell>
        </table:table-row>
        <table:table-row table:style-name="ro2">
          <table:table-cell office:value-type="string" calcext:value-type="string">
            <text:p>2019-10-02 23:59:41</text:p>
          </table:table-cell>
          <table:table-cell office:value-type="float" office:value="8.059586" calcext:value-type="float">
            <text:p>8.059586</text:p>
          </table:table-cell>
          <table:table-cell office:value-type="float" office:value="5.882236" calcext:value-type="float">
            <text:p>5.882236</text:p>
          </table:table-cell>
        </table:table-row>
        <table:table-row table:style-name="ro2">
          <table:table-cell office:value-type="string" calcext:value-type="string">
            <text:p>2019-10-03 00:00:09</text:p>
          </table:table-cell>
          <table:table-cell office:value-type="float" office:value="8.073376" calcext:value-type="float">
            <text:p>8.073376</text:p>
          </table:table-cell>
          <table:table-cell office:value-type="float" office:value="5.893203" calcext:value-type="float">
            <text:p>5.893203</text:p>
          </table:table-cell>
        </table:table-row>
        <table:table-row table:style-name="ro2">
          <table:table-cell office:value-type="string" calcext:value-type="string">
            <text:p>2019-10-03 00:00:34</text:p>
          </table:table-cell>
          <table:table-cell office:value-type="float" office:value="8.093707" calcext:value-type="float">
            <text:p>8.093707</text:p>
          </table:table-cell>
          <table:table-cell office:value-type="float" office:value="5.907789" calcext:value-type="float">
            <text:p>5.907789</text:p>
          </table:table-cell>
        </table:table-row>
        <table:table-row table:style-name="ro2">
          <table:table-cell office:value-type="string" calcext:value-type="string">
            <text:p>2019-10-03 00:01:03</text:p>
          </table:table-cell>
          <table:table-cell office:value-type="float" office:value="8.10863" calcext:value-type="float">
            <text:p>8.10863</text:p>
          </table:table-cell>
          <table:table-cell office:value-type="float" office:value="5.919583" calcext:value-type="float">
            <text:p>5.919583</text:p>
          </table:table-cell>
        </table:table-row>
        <table:table-row table:style-name="ro2">
          <table:table-cell office:value-type="string" calcext:value-type="string">
            <text:p>2019-10-03 00:01:20</text:p>
          </table:table-cell>
          <table:table-cell office:value-type="float" office:value="8.115236" calcext:value-type="float">
            <text:p>8.115236</text:p>
          </table:table-cell>
          <table:table-cell office:value-type="float" office:value="5.924139" calcext:value-type="float">
            <text:p>5.924139</text:p>
          </table:table-cell>
        </table:table-row>
        <table:table-row table:style-name="ro2">
          <table:table-cell office:value-type="string" calcext:value-type="string">
            <text:p>2019-10-03 00:01:40</text:p>
          </table:table-cell>
          <table:table-cell office:value-type="float" office:value="8.12205" calcext:value-type="float">
            <text:p>8.12205</text:p>
          </table:table-cell>
          <table:table-cell office:value-type="float" office:value="5.929196" calcext:value-type="float">
            <text:p>5.929196</text:p>
          </table:table-cell>
        </table:table-row>
        <table:table-row table:style-name="ro2">
          <table:table-cell office:value-type="string" calcext:value-type="string">
            <text:p>2019-10-03 00:02:08</text:p>
          </table:table-cell>
          <table:table-cell office:value-type="float" office:value="8.13623" calcext:value-type="float">
            <text:p>8.13623</text:p>
          </table:table-cell>
          <table:table-cell office:value-type="float" office:value="5.938273" calcext:value-type="float">
            <text:p>5.938273</text:p>
          </table:table-cell>
        </table:table-row>
        <table:table-row table:style-name="ro2">
          <table:table-cell office:value-type="string" calcext:value-type="string">
            <text:p>2019-10-03 00:02:37</text:p>
          </table:table-cell>
          <table:table-cell office:value-type="float" office:value="8.149997" calcext:value-type="float">
            <text:p>8.149997</text:p>
          </table:table-cell>
          <table:table-cell office:value-type="float" office:value="5.947987" calcext:value-type="float">
            <text:p>5.947987</text:p>
          </table:table-cell>
        </table:table-row>
        <table:table-row table:style-name="ro2">
          <table:table-cell office:value-type="string" calcext:value-type="string">
            <text:p>2019-10-03 00:02:57</text:p>
          </table:table-cell>
          <table:table-cell office:value-type="float" office:value="8.15704" calcext:value-type="float">
            <text:p>8.15704</text:p>
          </table:table-cell>
          <table:table-cell office:value-type="float" office:value="5.953044" calcext:value-type="float">
            <text:p>5.953044</text:p>
          </table:table-cell>
        </table:table-row>
        <table:table-row table:style-name="ro2">
          <table:table-cell office:value-type="string" calcext:value-type="string">
            <text:p>2019-10-03 00:03:17</text:p>
          </table:table-cell>
          <table:table-cell office:value-type="float" office:value="8.163881" calcext:value-type="float">
            <text:p>8.163881</text:p>
          </table:table-cell>
          <table:table-cell office:value-type="float" office:value="5.95824" calcext:value-type="float">
            <text:p>5.95824</text:p>
          </table:table-cell>
        </table:table-row>
        <table:table-row table:style-name="ro2">
          <table:table-cell office:value-type="string" calcext:value-type="string">
            <text:p>2019-10-03 00:03:39</text:p>
          </table:table-cell>
          <table:table-cell office:value-type="float" office:value="8.178049" calcext:value-type="float">
            <text:p>8.178049</text:p>
          </table:table-cell>
          <table:table-cell office:value-type="float" office:value="5.969364" calcext:value-type="float">
            <text:p>5.969364</text:p>
          </table:table-cell>
        </table:table-row>
        <table:table-row table:style-name="ro2">
          <table:table-cell office:value-type="string" calcext:value-type="string">
            <text:p>2019-10-03 00:04:08</text:p>
          </table:table-cell>
          <table:table-cell office:value-type="float" office:value="8.192018" calcext:value-type="float">
            <text:p>8.192018</text:p>
          </table:table-cell>
          <table:table-cell office:value-type="float" office:value="5.980492" calcext:value-type="float">
            <text:p>5.980492</text:p>
          </table:table-cell>
        </table:table-row>
        <table:table-row table:style-name="ro2">
          <table:table-cell office:value-type="string" calcext:value-type="string">
            <text:p>2019-10-03 00:04:49</text:p>
          </table:table-cell>
          <table:table-cell office:value-type="float" office:value="8.213828" calcext:value-type="float">
            <text:p>8.213828</text:p>
          </table:table-cell>
          <table:table-cell office:value-type="float" office:value="5.995004" calcext:value-type="float">
            <text:p>5.995004</text:p>
          </table:table-cell>
        </table:table-row>
        <table:table-row table:style-name="ro2">
          <table:table-cell office:value-type="string" calcext:value-type="string">
            <text:p>2019-10-03 00:05:04</text:p>
          </table:table-cell>
          <table:table-cell office:value-type="float" office:value="8.220404" calcext:value-type="float">
            <text:p>8.220404</text:p>
          </table:table-cell>
          <table:table-cell office:value-type="float" office:value="5.999558" calcext:value-type="float">
            <text:p>5.999558</text:p>
          </table:table-cell>
        </table:table-row>
        <table:table-row table:style-name="ro2">
          <table:table-cell office:value-type="string" calcext:value-type="string">
            <text:p>2019-10-03 00:05:46</text:p>
          </table:table-cell>
          <table:table-cell office:value-type="float" office:value="8.259196" calcext:value-type="float">
            <text:p>8.259196</text:p>
          </table:table-cell>
          <table:table-cell office:value-type="float" office:value="6.025431" calcext:value-type="float">
            <text:p>6.025431</text:p>
          </table:table-cell>
        </table:table-row>
        <table:table-row table:style-name="ro2">
          <table:table-cell office:value-type="string" calcext:value-type="string">
            <text:p>2019-10-03 00:06:16</text:p>
          </table:table-cell>
          <table:table-cell office:value-type="float" office:value="8.273889" calcext:value-type="float">
            <text:p>8.273889</text:p>
          </table:table-cell>
          <table:table-cell office:value-type="float" office:value="6.036716" calcext:value-type="float">
            <text:p>6.036716</text:p>
          </table:table-cell>
        </table:table-row>
        <table:table-row table:style-name="ro2">
          <table:table-cell office:value-type="string" calcext:value-type="string">
            <text:p>2019-10-03 00:06:31</text:p>
          </table:table-cell>
          <table:table-cell office:value-type="float" office:value="8.280303" calcext:value-type="float">
            <text:p>8.280303</text:p>
          </table:table-cell>
          <table:table-cell office:value-type="float" office:value="6.039806" calcext:value-type="float">
            <text:p>6.039806</text:p>
          </table:table-cell>
        </table:table-row>
        <table:table-row table:style-name="ro2">
          <table:table-cell office:value-type="string" calcext:value-type="string">
            <text:p>2019-10-03 00:06:51</text:p>
          </table:table-cell>
          <table:table-cell office:value-type="float" office:value="8.295404" calcext:value-type="float">
            <text:p>8.295404</text:p>
          </table:table-cell>
          <table:table-cell office:value-type="float" office:value="6.051942" calcext:value-type="float">
            <text:p>6.051942</text:p>
          </table:table-cell>
        </table:table-row>
        <table:table-row table:style-name="ro2">
          <table:table-cell office:value-type="string" calcext:value-type="string">
            <text:p>2019-10-03 00:07:06</text:p>
          </table:table-cell>
          <table:table-cell office:value-type="float" office:value="8.302447" calcext:value-type="float">
            <text:p>8.302447</text:p>
          </table:table-cell>
          <table:table-cell office:value-type="float" office:value="6.056999" calcext:value-type="float">
            <text:p>6.056999</text:p>
          </table:table-cell>
        </table:table-row>
        <table:table-row table:style-name="ro2">
          <table:table-cell office:value-type="string" calcext:value-type="string">
            <text:p>2019-10-03 00:07:21</text:p>
          </table:table-cell>
          <table:table-cell office:value-type="float" office:value="8.309517" calcext:value-type="float">
            <text:p>8.309517</text:p>
          </table:table-cell>
          <table:table-cell office:value-type="float" office:value="6.061168" calcext:value-type="float">
            <text:p>6.061168</text:p>
          </table:table-cell>
        </table:table-row>
        <table:table-row table:style-name="ro2">
          <table:table-cell office:value-type="string" calcext:value-type="string">
            <text:p>2019-10-03 00:07:36</text:p>
          </table:table-cell>
          <table:table-cell office:value-type="float" office:value="8.316358" calcext:value-type="float">
            <text:p>8.316358</text:p>
          </table:table-cell>
          <table:table-cell office:value-type="float" office:value="6.066365" calcext:value-type="float">
            <text:p>6.066365</text:p>
          </table:table-cell>
        </table:table-row>
        <table:table-row table:style-name="ro2">
          <table:table-cell office:value-type="string" calcext:value-type="string">
            <text:p>2019-10-03 00:07:56</text:p>
          </table:table-cell>
          <table:table-cell office:value-type="float" office:value="8.330092" calcext:value-type="float">
            <text:p>8.330092</text:p>
          </table:table-cell>
          <table:table-cell office:value-type="float" office:value="6.076108" calcext:value-type="float">
            <text:p>6.076108</text:p>
          </table:table-cell>
        </table:table-row>
        <table:table-row table:style-name="ro2">
          <table:table-cell office:value-type="string" calcext:value-type="string">
            <text:p>2019-10-03 00:08:15</text:p>
          </table:table-cell>
          <table:table-cell office:value-type="float" office:value="8.336442" calcext:value-type="float">
            <text:p>8.336442</text:p>
          </table:table-cell>
          <table:table-cell office:value-type="float" office:value="6.078573" calcext:value-type="float">
            <text:p>6.078573</text:p>
          </table:table-cell>
        </table:table-row>
        <table:table-row table:style-name="ro2">
          <table:table-cell office:value-type="string" calcext:value-type="string">
            <text:p>2019-10-03 00:08:42</text:p>
          </table:table-cell>
          <table:table-cell office:value-type="float" office:value="8.350402" calcext:value-type="float">
            <text:p>8.350402</text:p>
          </table:table-cell>
          <table:table-cell office:value-type="float" office:value="6.089338" calcext:value-type="float">
            <text:p>6.089338</text:p>
          </table:table-cell>
        </table:table-row>
        <table:table-row table:style-name="ro2">
          <table:table-cell office:value-type="string" calcext:value-type="string">
            <text:p>2019-10-03 00:09:04</text:p>
          </table:table-cell>
          <table:table-cell office:value-type="float" office:value="8.364421" calcext:value-type="float">
            <text:p>8.364421</text:p>
          </table:table-cell>
          <table:table-cell office:value-type="float" office:value="6.100307" calcext:value-type="float">
            <text:p>6.100307</text:p>
          </table:table-cell>
        </table:table-row>
        <table:table-row table:style-name="ro2">
          <table:table-cell office:value-type="string" calcext:value-type="string">
            <text:p>2019-10-03 00:09:24</text:p>
          </table:table-cell>
          <table:table-cell office:value-type="float" office:value="8.380016" calcext:value-type="float">
            <text:p>8.380016</text:p>
          </table:table-cell>
          <table:table-cell office:value-type="float" office:value="6.113087" calcext:value-type="float">
            <text:p>6.113087</text:p>
          </table:table-cell>
        </table:table-row>
        <table:table-row table:style-name="ro2">
          <table:table-cell office:value-type="string" calcext:value-type="string">
            <text:p>2019-10-03 00:09:43</text:p>
          </table:table-cell>
          <table:table-cell office:value-type="float" office:value="8.387057" calcext:value-type="float">
            <text:p>8.387057</text:p>
          </table:table-cell>
          <table:table-cell office:value-type="float" office:value="6.118636" calcext:value-type="float">
            <text:p>6.118636</text:p>
          </table:table-cell>
        </table:table-row>
        <table:table-row table:style-name="ro2">
          <table:table-cell office:value-type="string" calcext:value-type="string">
            <text:p>2019-10-03 00:09:58</text:p>
          </table:table-cell>
          <table:table-cell office:value-type="float" office:value="8.393636" calcext:value-type="float">
            <text:p>8.393636</text:p>
          </table:table-cell>
          <table:table-cell office:value-type="float" office:value="6.123192" calcext:value-type="float">
            <text:p>6.123192</text:p>
          </table:table-cell>
        </table:table-row>
        <table:table-row table:style-name="ro2">
          <table:table-cell office:value-type="string" calcext:value-type="string">
            <text:p>2019-10-03 00:10:23</text:p>
          </table:table-cell>
          <table:table-cell office:value-type="float" office:value="8.408569" calcext:value-type="float">
            <text:p>8.408569</text:p>
          </table:table-cell>
          <table:table-cell office:value-type="float" office:value="6.135034" calcext:value-type="float">
            <text:p>6.135034</text:p>
          </table:table-cell>
        </table:table-row>
        <table:table-row table:style-name="ro2">
          <table:table-cell office:value-type="string" calcext:value-type="string">
            <text:p>2019-10-03 00:10:37</text:p>
          </table:table-cell>
          <table:table-cell office:value-type="float" office:value="8.415201" calcext:value-type="float">
            <text:p>8.415201</text:p>
          </table:table-cell>
          <table:table-cell office:value-type="float" office:value="6.139664" calcext:value-type="float">
            <text:p>6.139664</text:p>
          </table:table-cell>
        </table:table-row>
        <table:table-row table:style-name="ro2">
          <table:table-cell office:value-type="string" calcext:value-type="string">
            <text:p>2019-10-03 00:10:59</text:p>
          </table:table-cell>
          <table:table-cell office:value-type="float" office:value="8.428932" calcext:value-type="float">
            <text:p>8.428932</text:p>
          </table:table-cell>
          <table:table-cell office:value-type="float" office:value="6.150427" calcext:value-type="float">
            <text:p>6.150427</text:p>
          </table:table-cell>
        </table:table-row>
        <table:table-row table:style-name="ro2">
          <table:table-cell office:value-type="string" calcext:value-type="string">
            <text:p>2019-10-03 00:11:23</text:p>
          </table:table-cell>
          <table:table-cell office:value-type="float" office:value="8.444055" calcext:value-type="float">
            <text:p>8.444055</text:p>
          </table:table-cell>
          <table:table-cell office:value-type="float" office:value="6.162699" calcext:value-type="float">
            <text:p>6.162699</text:p>
          </table:table-cell>
        </table:table-row>
        <table:table-row table:style-name="ro2">
          <table:table-cell office:value-type="string" calcext:value-type="string">
            <text:p>2019-10-03 00:11:38</text:p>
          </table:table-cell>
          <table:table-cell office:value-type="float" office:value="8.451103" calcext:value-type="float">
            <text:p>8.451103</text:p>
          </table:table-cell>
          <table:table-cell office:value-type="float" office:value="6.167814" calcext:value-type="float">
            <text:p>6.167814</text:p>
          </table:table-cell>
        </table:table-row>
        <table:table-row table:style-name="ro2">
          <table:table-cell office:value-type="string" calcext:value-type="string">
            <text:p>2019-10-03 00:12:02</text:p>
          </table:table-cell>
          <table:table-cell office:value-type="float" office:value="8.464917" calcext:value-type="float">
            <text:p>8.464917</text:p>
          </table:table-cell>
          <table:table-cell office:value-type="float" office:value="6.17878" calcext:value-type="float">
            <text:p>6.17878</text:p>
          </table:table-cell>
        </table:table-row>
        <table:table-row table:style-name="ro2">
          <table:table-cell office:value-type="string" calcext:value-type="string">
            <text:p>2019-10-03 00:12:22</text:p>
          </table:table-cell>
          <table:table-cell office:value-type="float" office:value="8.471987" calcext:value-type="float">
            <text:p>8.471987</text:p>
          </table:table-cell>
          <table:table-cell office:value-type="float" office:value="6.183976" calcext:value-type="float">
            <text:p>6.183976</text:p>
          </table:table-cell>
        </table:table-row>
        <table:table-row table:style-name="ro2">
          <table:table-cell office:value-type="string" calcext:value-type="string">
            <text:p>2019-10-03 00:12:41</text:p>
          </table:table-cell>
          <table:table-cell office:value-type="float" office:value="8.486609" calcext:value-type="float">
            <text:p>8.486609</text:p>
          </table:table-cell>
          <table:table-cell office:value-type="float" office:value="6.196085" calcext:value-type="float">
            <text:p>6.196085</text:p>
          </table:table-cell>
        </table:table-row>
        <table:table-row table:style-name="ro2">
          <table:table-cell office:value-type="string" calcext:value-type="string">
            <text:p>2019-10-03 00:13:01</text:p>
          </table:table-cell>
          <table:table-cell office:value-type="float" office:value="8.501734" calcext:value-type="float">
            <text:p>8.501734</text:p>
          </table:table-cell>
          <table:table-cell office:value-type="float" office:value="6.207863" calcext:value-type="float">
            <text:p>6.207863</text:p>
          </table:table-cell>
        </table:table-row>
        <table:table-row table:style-name="ro2">
          <table:table-cell office:value-type="string" calcext:value-type="string">
            <text:p>2019-10-03 00:13:21</text:p>
          </table:table-cell>
          <table:table-cell office:value-type="float" office:value="8.516684" calcext:value-type="float">
            <text:p>8.516684</text:p>
          </table:table-cell>
          <table:table-cell office:value-type="float" office:value="6.21978" calcext:value-type="float">
            <text:p>6.21978</text:p>
          </table:table-cell>
        </table:table-row>
        <table:table-row table:style-name="ro2">
          <table:table-cell office:value-type="string" calcext:value-type="string">
            <text:p>2019-10-03 00:13:36</text:p>
          </table:table-cell>
          <table:table-cell office:value-type="float" office:value="8.523317" calcext:value-type="float">
            <text:p>8.523317</text:p>
          </table:table-cell>
          <table:table-cell office:value-type="float" office:value="6.224616" calcext:value-type="float">
            <text:p>6.224616</text:p>
          </table:table-cell>
        </table:table-row>
        <table:table-row table:style-name="ro2">
          <table:table-cell office:value-type="string" calcext:value-type="string">
            <text:p>2019-10-03 00:13:56</text:p>
          </table:table-cell>
          <table:table-cell office:value-type="float" office:value="8.537102" calcext:value-type="float">
            <text:p>8.537102</text:p>
          </table:table-cell>
          <table:table-cell office:value-type="float" office:value="6.235521" calcext:value-type="float">
            <text:p>6.235521</text:p>
          </table:table-cell>
        </table:table-row>
        <table:table-row table:style-name="ro2">
          <table:table-cell office:value-type="string" calcext:value-type="string">
            <text:p>2019-10-03 00:14:12</text:p>
          </table:table-cell>
          <table:table-cell office:value-type="float" office:value="8.543908" calcext:value-type="float">
            <text:p>8.543908</text:p>
          </table:table-cell>
          <table:table-cell office:value-type="float" office:value="6.24057" calcext:value-type="float">
            <text:p>6.24057</text:p>
          </table:table-cell>
        </table:table-row>
        <table:table-row table:style-name="ro2">
          <table:table-cell office:value-type="string" calcext:value-type="string">
            <text:p>2019-10-03 00:14:42</text:p>
          </table:table-cell>
          <table:table-cell office:value-type="float" office:value="8.55903" calcext:value-type="float">
            <text:p>8.55903</text:p>
          </table:table-cell>
          <table:table-cell office:value-type="float" office:value="6.252346" calcext:value-type="float">
            <text:p>6.252346</text:p>
          </table:table-cell>
        </table:table-row>
        <table:table-row table:style-name="ro2">
          <table:table-cell office:value-type="string" calcext:value-type="string">
            <text:p>2019-10-03 00:15:10</text:p>
          </table:table-cell>
          <table:table-cell office:value-type="float" office:value="8.58445" calcext:value-type="float">
            <text:p>8.58445</text:p>
          </table:table-cell>
          <table:table-cell office:value-type="float" office:value="6.263114" calcext:value-type="float">
            <text:p>6.263114</text:p>
          </table:table-cell>
        </table:table-row>
        <table:table-row table:style-name="ro2">
          <table:table-cell office:value-type="string" calcext:value-type="string">
            <text:p>2019-10-03 00:15:30</text:p>
          </table:table-cell>
          <table:table-cell office:value-type="float" office:value="8.598411" calcext:value-type="float">
            <text:p>8.598411</text:p>
          </table:table-cell>
          <table:table-cell office:value-type="float" office:value="6.274373" calcext:value-type="float">
            <text:p>6.274373</text:p>
          </table:table-cell>
        </table:table-row>
        <table:table-row table:style-name="ro2">
          <table:table-cell office:value-type="string" calcext:value-type="string">
            <text:p>2019-10-03 00:15:51</text:p>
          </table:table-cell>
          <table:table-cell office:value-type="float" office:value="8.61308" calcext:value-type="float">
            <text:p>8.61308</text:p>
          </table:table-cell>
          <table:table-cell office:value-type="float" office:value="6.28552" calcext:value-type="float">
            <text:p>6.28552</text:p>
          </table:table-cell>
        </table:table-row>
        <table:table-row table:style-name="ro2">
          <table:table-cell office:value-type="string" calcext:value-type="string">
            <text:p>2019-10-03 00:16:10</text:p>
          </table:table-cell>
          <table:table-cell office:value-type="float" office:value="8.620008" calcext:value-type="float">
            <text:p>8.620008</text:p>
          </table:table-cell>
          <table:table-cell office:value-type="float" office:value="6.289753" calcext:value-type="float">
            <text:p>6.289753</text:p>
          </table:table-cell>
        </table:table-row>
        <table:table-row table:style-name="ro2">
          <table:table-cell office:value-type="string" calcext:value-type="string">
            <text:p>2019-10-03 00:16:41</text:p>
          </table:table-cell>
          <table:table-cell office:value-type="float" office:value="8.635015" calcext:value-type="float">
            <text:p>8.635015</text:p>
          </table:table-cell>
          <table:table-cell office:value-type="float" office:value="6.301731" calcext:value-type="float">
            <text:p>6.301731</text:p>
          </table:table-cell>
        </table:table-row>
        <table:table-row table:style-name="ro2">
          <table:table-cell office:value-type="string" calcext:value-type="string">
            <text:p>2019-10-03 00:16:56</text:p>
          </table:table-cell>
          <table:table-cell office:value-type="float" office:value="8.641877" calcext:value-type="float">
            <text:p>8.641877</text:p>
          </table:table-cell>
          <table:table-cell office:value-type="float" office:value="6.306568" calcext:value-type="float">
            <text:p>6.306568</text:p>
          </table:table-cell>
        </table:table-row>
        <table:table-row table:style-name="ro2">
          <table:table-cell office:value-type="string" calcext:value-type="string">
            <text:p>2019-10-03 00:17:33</text:p>
          </table:table-cell>
          <table:table-cell office:value-type="float" office:value="8.660061" calcext:value-type="float">
            <text:p>8.660061</text:p>
          </table:table-cell>
          <table:table-cell office:value-type="float" office:value="6.320399" calcext:value-type="float">
            <text:p>6.320399</text:p>
          </table:table-cell>
        </table:table-row>
        <table:table-row table:style-name="ro2">
          <table:table-cell office:value-type="string" calcext:value-type="string">
            <text:p>2019-10-03 00:17:49</text:p>
          </table:table-cell>
          <table:table-cell office:value-type="float" office:value="8.66716" calcext:value-type="float">
            <text:p>8.66716</text:p>
          </table:table-cell>
          <table:table-cell office:value-type="float" office:value="6.325657" calcext:value-type="float">
            <text:p>6.325657</text:p>
          </table:table-cell>
        </table:table-row>
        <table:table-row table:style-name="ro2">
          <table:table-cell office:value-type="string" calcext:value-type="string">
            <text:p>2019-10-03 00:18:06</text:p>
          </table:table-cell>
          <table:table-cell office:value-type="float" office:value="8.674232" calcext:value-type="float">
            <text:p>8.674232</text:p>
          </table:table-cell>
          <table:table-cell office:value-type="float" office:value="6.329765" calcext:value-type="float">
            <text:p>6.329765</text:p>
          </table:table-cell>
        </table:table-row>
        <table:table-row table:style-name="ro2">
          <table:table-cell office:value-type="string" calcext:value-type="string">
            <text:p>2019-10-03 00:18:26</text:p>
          </table:table-cell>
          <table:table-cell office:value-type="float" office:value="8.689152" calcext:value-type="float">
            <text:p>8.689152</text:p>
          </table:table-cell>
          <table:table-cell office:value-type="float" office:value="6.341542" calcext:value-type="float">
            <text:p>6.341542</text:p>
          </table:table-cell>
        </table:table-row>
        <table:table-row table:style-name="ro2">
          <table:table-cell office:value-type="string" calcext:value-type="string">
            <text:p>2019-10-03 00:18:57</text:p>
          </table:table-cell>
          <table:table-cell office:value-type="float" office:value="8.70413" calcext:value-type="float">
            <text:p>8.70413</text:p>
          </table:table-cell>
          <table:table-cell office:value-type="float" office:value="6.353459" calcext:value-type="float">
            <text:p>6.353459</text:p>
          </table:table-cell>
        </table:table-row>
        <table:table-row table:style-name="ro2">
          <table:table-cell office:value-type="string" calcext:value-type="string">
            <text:p>2019-10-03 00:19:12</text:p>
          </table:table-cell>
          <table:table-cell office:value-type="float" office:value="8.710505" calcext:value-type="float">
            <text:p>8.710505</text:p>
          </table:table-cell>
          <table:table-cell office:value-type="float" office:value="6.356541" calcext:value-type="float">
            <text:p>6.356541</text:p>
          </table:table-cell>
        </table:table-row>
        <table:table-row table:style-name="ro2">
          <table:table-cell office:value-type="string" calcext:value-type="string">
            <text:p>2019-10-03 00:19:27</text:p>
          </table:table-cell>
          <table:table-cell office:value-type="float" office:value="8.717548" calcext:value-type="float">
            <text:p>8.717548</text:p>
          </table:table-cell>
          <table:table-cell office:value-type="float" office:value="6.360573" calcext:value-type="float">
            <text:p>6.360573</text:p>
          </table:table-cell>
        </table:table-row>
        <table:table-row table:style-name="ro2">
          <table:table-cell office:value-type="string" calcext:value-type="string">
            <text:p>2019-10-03 00:19:42</text:p>
          </table:table-cell>
          <table:table-cell office:value-type="float" office:value="8.724418" calcext:value-type="float">
            <text:p>8.724418</text:p>
          </table:table-cell>
          <table:table-cell office:value-type="float" office:value="6.365831" calcext:value-type="float">
            <text:p>6.365831</text:p>
          </table:table-cell>
        </table:table-row>
        <table:table-row table:style-name="ro2">
          <table:table-cell office:value-type="string" calcext:value-type="string">
            <text:p>2019-10-03 00:20:13</text:p>
          </table:table-cell>
          <table:table-cell office:value-type="float" office:value="8.739323" calcext:value-type="float">
            <text:p>8.739323</text:p>
          </table:table-cell>
          <table:table-cell office:value-type="float" office:value="6.377607" calcext:value-type="float">
            <text:p>6.377607</text:p>
          </table:table-cell>
        </table:table-row>
        <table:table-row table:style-name="ro2">
          <table:table-cell office:value-type="string" calcext:value-type="string">
            <text:p>2019-10-03 00:20:28</text:p>
          </table:table-cell>
          <table:table-cell office:value-type="float" office:value="8.746184" calcext:value-type="float">
            <text:p>8.746184</text:p>
          </table:table-cell>
          <table:table-cell office:value-type="float" office:value="6.382362" calcext:value-type="float">
            <text:p>6.382362</text:p>
          </table:table-cell>
        </table:table-row>
        <table:table-row table:style-name="ro2">
          <table:table-cell office:value-type="string" calcext:value-type="string">
            <text:p>2019-10-03 00:20:47</text:p>
          </table:table-cell>
          <table:table-cell office:value-type="float" office:value="8.75279" calcext:value-type="float">
            <text:p>8.75279</text:p>
          </table:table-cell>
          <table:table-cell office:value-type="float" office:value="6.386934" calcext:value-type="float">
            <text:p>6.386934</text:p>
          </table:table-cell>
        </table:table-row>
        <table:table-row table:style-name="ro2">
          <table:table-cell office:value-type="string" calcext:value-type="string">
            <text:p>2019-10-03 00:21:09</text:p>
          </table:table-cell>
          <table:table-cell office:value-type="float" office:value="8.767671" calcext:value-type="float">
            <text:p>8.767671</text:p>
          </table:table-cell>
          <table:table-cell office:value-type="float" office:value="6.398145" calcext:value-type="float">
            <text:p>6.398145</text:p>
          </table:table-cell>
        </table:table-row>
        <table:table-row table:style-name="ro2">
          <table:table-cell office:value-type="string" calcext:value-type="string">
            <text:p>2019-10-03 00:21:25</text:p>
          </table:table-cell>
          <table:table-cell office:value-type="float" office:value="8.77425" calcext:value-type="float">
            <text:p>8.77425</text:p>
          </table:table-cell>
          <table:table-cell office:value-type="float" office:value="6.402702" calcext:value-type="float">
            <text:p>6.402702</text:p>
          </table:table-cell>
        </table:table-row>
        <table:table-row table:style-name="ro2">
          <table:table-cell office:value-type="string" calcext:value-type="string">
            <text:p>2019-10-03 00:21:54</text:p>
          </table:table-cell>
          <table:table-cell office:value-type="float" office:value="8.788437" calcext:value-type="float">
            <text:p>8.788437</text:p>
          </table:table-cell>
          <table:table-cell office:value-type="float" office:value="6.413959" calcext:value-type="float">
            <text:p>6.413959</text:p>
          </table:table-cell>
        </table:table-row>
        <table:table-row table:style-name="ro2">
          <table:table-cell office:value-type="string" calcext:value-type="string">
            <text:p>2019-10-03 00:22:19</text:p>
          </table:table-cell>
          <table:table-cell office:value-type="float" office:value="8.803308" calcext:value-type="float">
            <text:p>8.803308</text:p>
          </table:table-cell>
          <table:table-cell office:value-type="float" office:value="6.425104" calcext:value-type="float">
            <text:p>6.425104</text:p>
          </table:table-cell>
        </table:table-row>
        <table:table-row table:style-name="ro2">
          <table:table-cell office:value-type="string" calcext:value-type="string">
            <text:p>2019-10-03 00:22:43</text:p>
          </table:table-cell>
          <table:table-cell office:value-type="float" office:value="8.816813" calcext:value-type="float">
            <text:p>8.816813</text:p>
          </table:table-cell>
          <table:table-cell office:value-type="float" office:value="6.434847" calcext:value-type="float">
            <text:p>6.434847</text:p>
          </table:table-cell>
        </table:table-row>
        <table:table-row table:style-name="ro2">
          <table:table-cell office:value-type="string" calcext:value-type="string">
            <text:p>2019-10-03 00:22:59</text:p>
          </table:table-cell>
          <table:table-cell office:value-type="float" office:value="8.823419" calcext:value-type="float">
            <text:p>8.823419</text:p>
          </table:table-cell>
          <table:table-cell office:value-type="float" office:value="6.439404" calcext:value-type="float">
            <text:p>6.439404</text:p>
          </table:table-cell>
        </table:table-row>
        <table:table-row table:style-name="ro2">
          <table:table-cell office:value-type="string" calcext:value-type="string">
            <text:p>2019-10-03 00:23:23</text:p>
          </table:table-cell>
          <table:table-cell office:value-type="float" office:value="8.837433" calcext:value-type="float">
            <text:p>8.837433</text:p>
          </table:table-cell>
          <table:table-cell office:value-type="float" office:value="6.450722" calcext:value-type="float">
            <text:p>6.450722</text:p>
          </table:table-cell>
        </table:table-row>
        <table:table-row table:style-name="ro2">
          <table:table-cell office:value-type="string" calcext:value-type="string">
            <text:p>2019-10-03 00:23:40</text:p>
          </table:table-cell>
          <table:table-cell office:value-type="float" office:value="8.844247" calcext:value-type="float">
            <text:p>8.844247</text:p>
          </table:table-cell>
          <table:table-cell office:value-type="float" office:value="6.455779" calcext:value-type="float">
            <text:p>6.455779</text:p>
          </table:table-cell>
        </table:table-row>
        <table:table-row table:style-name="ro2">
          <table:table-cell office:value-type="string" calcext:value-type="string">
            <text:p>2019-10-03 00:24:09</text:p>
          </table:table-cell>
          <table:table-cell office:value-type="float" office:value="8.858319" calcext:value-type="float">
            <text:p>8.858319</text:p>
          </table:table-cell>
          <table:table-cell office:value-type="float" office:value="6.466944" calcext:value-type="float">
            <text:p>6.466944</text:p>
          </table:table-cell>
        </table:table-row>
        <table:table-row table:style-name="ro2">
          <table:table-cell office:value-type="string" calcext:value-type="string">
            <text:p>2019-10-03 00:24:24</text:p>
          </table:table-cell>
          <table:table-cell office:value-type="float" office:value="8.865187" calcext:value-type="float">
            <text:p>8.865187</text:p>
          </table:table-cell>
          <table:table-cell office:value-type="float" office:value="6.472141" calcext:value-type="float">
            <text:p>6.472141</text:p>
          </table:table-cell>
        </table:table-row>
        <table:table-row table:style-name="ro2">
          <table:table-cell office:value-type="string" calcext:value-type="string">
            <text:p>2019-10-03 00:24:39</text:p>
          </table:table-cell>
          <table:table-cell office:value-type="float" office:value="8.872222" calcext:value-type="float">
            <text:p>8.872222</text:p>
          </table:table-cell>
          <table:table-cell office:value-type="float" office:value="6.47719" calcext:value-type="float">
            <text:p>6.47719</text:p>
          </table:table-cell>
        </table:table-row>
        <table:table-row table:style-name="ro2">
          <table:table-cell office:value-type="string" calcext:value-type="string">
            <text:p>2019-10-03 00:24:54</text:p>
          </table:table-cell>
          <table:table-cell office:value-type="float" office:value="8.87903" calcext:value-type="float">
            <text:p>8.87903</text:p>
          </table:table-cell>
          <table:table-cell office:value-type="float" office:value="6.481746" calcext:value-type="float">
            <text:p>6.481746</text:p>
          </table:table-cell>
        </table:table-row>
        <table:table-row table:style-name="ro2">
          <table:table-cell office:value-type="string" calcext:value-type="string">
            <text:p>2019-10-03 00:25:38</text:p>
          </table:table-cell>
          <table:table-cell office:value-type="float" office:value="8.904672" calcext:value-type="float">
            <text:p>8.904672</text:p>
          </table:table-cell>
          <table:table-cell office:value-type="float" office:value="6.501976" calcext:value-type="float">
            <text:p>6.501976</text:p>
          </table:table-cell>
        </table:table-row>
        <table:table-row table:style-name="ro2">
          <table:table-cell office:value-type="string" calcext:value-type="string">
            <text:p>2019-10-03 00:25:58</text:p>
          </table:table-cell>
          <table:table-cell office:value-type="float" office:value="8.918462" calcext:value-type="float">
            <text:p>8.918462</text:p>
          </table:table-cell>
          <table:table-cell office:value-type="float" office:value="6.512945" calcext:value-type="float">
            <text:p>6.512945</text:p>
          </table:table-cell>
        </table:table-row>
        <table:table-row table:style-name="ro2">
          <table:table-cell office:value-type="string" calcext:value-type="string">
            <text:p>2019-10-03 00:26:18</text:p>
          </table:table-cell>
          <table:table-cell office:value-type="float" office:value="8.925276" calcext:value-type="float">
            <text:p>8.925276</text:p>
          </table:table-cell>
          <table:table-cell office:value-type="float" office:value="6.518" calcext:value-type="float">
            <text:p>6.518</text:p>
          </table:table-cell>
        </table:table-row>
        <table:table-row table:style-name="ro2">
          <table:table-cell office:value-type="string" calcext:value-type="string">
            <text:p>2019-10-03 00:26:40</text:p>
          </table:table-cell>
          <table:table-cell office:value-type="float" office:value="8.940227" calcext:value-type="float">
            <text:p>8.940227</text:p>
          </table:table-cell>
          <table:table-cell office:value-type="float" office:value="6.529486" calcext:value-type="float">
            <text:p>6.529486</text:p>
          </table:table-cell>
        </table:table-row>
        <table:table-row table:style-name="ro2">
          <table:table-cell office:value-type="string" calcext:value-type="string">
            <text:p>2019-10-03 00:27:09</text:p>
          </table:table-cell>
          <table:table-cell office:value-type="float" office:value="8.954417" calcext:value-type="float">
            <text:p>8.954417</text:p>
          </table:table-cell>
          <table:table-cell office:value-type="float" office:value="6.540746" calcext:value-type="float">
            <text:p>6.540746</text:p>
          </table:table-cell>
        </table:table-row>
        <table:table-row table:style-name="ro2">
          <table:table-cell office:value-type="string" calcext:value-type="string">
            <text:p>2019-10-03 00:27:29</text:p>
          </table:table-cell>
          <table:table-cell office:value-type="float" office:value="8.968607" calcext:value-type="float">
            <text:p>8.968607</text:p>
          </table:table-cell>
          <table:table-cell office:value-type="float" office:value="6.552006" calcext:value-type="float">
            <text:p>6.552006</text:p>
          </table:table-cell>
        </table:table-row>
        <table:table-row table:style-name="ro2">
          <table:table-cell office:value-type="string" calcext:value-type="string">
            <text:p>2019-10-03 00:27:50</text:p>
          </table:table-cell>
          <table:table-cell office:value-type="float" office:value="8.983713" calcext:value-type="float">
            <text:p>8.983713</text:p>
          </table:table-cell>
          <table:table-cell office:value-type="float" office:value="6.563668" calcext:value-type="float">
            <text:p>6.563668</text:p>
          </table:table-cell>
        </table:table-row>
        <table:table-row table:style-name="ro2">
          <table:table-cell office:value-type="string" calcext:value-type="string">
            <text:p>2019-10-03 00:28:05</text:p>
          </table:table-cell>
          <table:table-cell office:value-type="float" office:value="8.990518" calcext:value-type="float">
            <text:p>8.990518</text:p>
          </table:table-cell>
          <table:table-cell office:value-type="float" office:value="6.568221" calcext:value-type="float">
            <text:p>6.568221</text:p>
          </table:table-cell>
        </table:table-row>
        <table:table-row table:style-name="ro2">
          <table:table-cell office:value-type="string" calcext:value-type="string">
            <text:p>2019-10-03 00:28:20</text:p>
          </table:table-cell>
          <table:table-cell office:value-type="float" office:value="8.997368" calcext:value-type="float">
            <text:p>8.997368</text:p>
          </table:table-cell>
          <table:table-cell office:value-type="float" office:value="6.573441" calcext:value-type="float">
            <text:p>6.573441</text:p>
          </table:table-cell>
        </table:table-row>
        <table:table-row table:style-name="ro2">
          <table:table-cell office:value-type="string" calcext:value-type="string">
            <text:p>2019-10-03 00:28:48</text:p>
          </table:table-cell>
          <table:table-cell office:value-type="float" office:value="9.011555" calcext:value-type="float">
            <text:p>9.011555</text:p>
          </table:table-cell>
          <table:table-cell office:value-type="float" office:value="6.584697" calcext:value-type="float">
            <text:p>6.584697</text:p>
          </table:table-cell>
        </table:table-row>
        <table:table-row table:style-name="ro2">
          <table:table-cell office:value-type="string" calcext:value-type="string">
            <text:p>2019-10-03 00:29:08</text:p>
          </table:table-cell>
          <table:table-cell office:value-type="float" office:value="9.025953" calcext:value-type="float">
            <text:p>9.025953</text:p>
          </table:table-cell>
          <table:table-cell office:value-type="float" office:value="6.596316" calcext:value-type="float">
            <text:p>6.596316</text:p>
          </table:table-cell>
        </table:table-row>
        <table:table-row table:style-name="ro2">
          <table:table-cell office:value-type="string" calcext:value-type="string">
            <text:p>2019-10-03 00:29:29</text:p>
          </table:table-cell>
          <table:table-cell office:value-type="float" office:value="9.040876" calcext:value-type="float">
            <text:p>9.040876</text:p>
          </table:table-cell>
          <table:table-cell office:value-type="float" office:value="6.608236" calcext:value-type="float">
            <text:p>6.608236</text:p>
          </table:table-cell>
        </table:table-row>
        <table:table-row table:style-name="ro2">
          <table:table-cell office:value-type="string" calcext:value-type="string">
            <text:p>2019-10-03 00:29:49</text:p>
          </table:table-cell>
          <table:table-cell office:value-type="float" office:value="9.05583" calcext:value-type="float">
            <text:p>9.05583</text:p>
          </table:table-cell>
          <table:table-cell office:value-type="float" office:value="6.619725" calcext:value-type="float">
            <text:p>6.619725</text:p>
          </table:table-cell>
        </table:table-row>
        <table:table-row table:style-name="ro2">
          <table:table-cell office:value-type="string" calcext:value-type="string">
            <text:p>2019-10-03 00:30:10</text:p>
          </table:table-cell>
          <table:table-cell office:value-type="float" office:value="9.070981" calcext:value-type="float">
            <text:p>9.070981</text:p>
          </table:table-cell>
          <table:table-cell office:value-type="float" office:value="6.631563" calcext:value-type="float">
            <text:p>6.631563</text:p>
          </table:table-cell>
        </table:table-row>
        <table:table-row table:style-name="ro2">
          <table:table-cell office:value-type="string" calcext:value-type="string">
            <text:p>2019-10-03 00:30:40</text:p>
          </table:table-cell>
          <table:table-cell office:value-type="float" office:value="9.085767" calcext:value-type="float">
            <text:p>9.085767</text:p>
          </table:table-cell>
          <table:table-cell office:value-type="float" office:value="6.643132" calcext:value-type="float">
            <text:p>6.643132</text:p>
          </table:table-cell>
        </table:table-row>
        <table:table-row table:style-name="ro2">
          <table:table-cell office:value-type="string" calcext:value-type="string">
            <text:p>2019-10-03 00:31:10</text:p>
          </table:table-cell>
          <table:table-cell office:value-type="float" office:value="9.100526" calcext:value-type="float">
            <text:p>9.100526</text:p>
          </table:table-cell>
          <table:table-cell office:value-type="float" office:value="6.654701" calcext:value-type="float">
            <text:p>6.654701</text:p>
          </table:table-cell>
        </table:table-row>
        <table:table-row table:style-name="ro2">
          <table:table-cell office:value-type="string" calcext:value-type="string">
            <text:p>2019-10-03 00:31:32</text:p>
          </table:table-cell>
          <table:table-cell office:value-type="float" office:value="9.115517" calcext:value-type="float">
            <text:p>9.115517</text:p>
          </table:table-cell>
          <table:table-cell office:value-type="float" office:value="6.666273" calcext:value-type="float">
            <text:p>6.666273</text:p>
          </table:table-cell>
        </table:table-row>
        <table:table-row table:style-name="ro2">
          <table:table-cell office:value-type="string" calcext:value-type="string">
            <text:p>2019-10-03 00:31:51</text:p>
          </table:table-cell>
          <table:table-cell office:value-type="float" office:value="9.129536" calcext:value-type="float">
            <text:p>9.129536</text:p>
          </table:table-cell>
          <table:table-cell office:value-type="float" office:value="6.677241" calcext:value-type="float">
            <text:p>6.677241</text:p>
          </table:table-cell>
        </table:table-row>
        <table:table-row table:style-name="ro2">
          <table:table-cell office:value-type="string" calcext:value-type="string">
            <text:p>2019-10-03 00:32:12</text:p>
          </table:table-cell>
          <table:table-cell office:value-type="float" office:value="9.144203" calcext:value-type="float">
            <text:p>9.144203</text:p>
          </table:table-cell>
          <table:table-cell office:value-type="float" office:value="6.686774" calcext:value-type="float">
            <text:p>6.686774</text:p>
          </table:table-cell>
        </table:table-row>
        <table:table-row table:style-name="ro2">
          <table:table-cell office:value-type="string" calcext:value-type="string">
            <text:p>2019-10-03 00:32:32</text:p>
          </table:table-cell>
          <table:table-cell office:value-type="float" office:value="9.150794" calcext:value-type="float">
            <text:p>9.150794</text:p>
          </table:table-cell>
          <table:table-cell office:value-type="float" office:value="6.691376" calcext:value-type="float">
            <text:p>6.691376</text:p>
          </table:table-cell>
        </table:table-row>
        <table:table-row table:style-name="ro2">
          <table:table-cell office:value-type="string" calcext:value-type="string">
            <text:p>2019-10-03 00:32:56</text:p>
          </table:table-cell>
          <table:table-cell office:value-type="float" office:value="9.165025" calcext:value-type="float">
            <text:p>9.165025</text:p>
          </table:table-cell>
          <table:table-cell office:value-type="float" office:value="6.701759" calcext:value-type="float">
            <text:p>6.701759</text:p>
          </table:table-cell>
        </table:table-row>
        <table:table-row table:style-name="ro2">
          <table:table-cell office:value-type="string" calcext:value-type="string">
            <text:p>2019-10-03 00:33:16</text:p>
          </table:table-cell>
          <table:table-cell office:value-type="float" office:value="9.17166" calcext:value-type="float">
            <text:p>9.17166</text:p>
          </table:table-cell>
          <table:table-cell office:value-type="float" office:value="6.706531" calcext:value-type="float">
            <text:p>6.706531</text:p>
          </table:table-cell>
        </table:table-row>
        <table:table-row table:style-name="ro2">
          <table:table-cell office:value-type="string" calcext:value-type="string">
            <text:p>2019-10-03 00:33:31</text:p>
          </table:table-cell>
          <table:table-cell office:value-type="float" office:value="9.178243" calcext:value-type="float">
            <text:p>9.178243</text:p>
          </table:table-cell>
          <table:table-cell office:value-type="float" office:value="6.709973" calcext:value-type="float">
            <text:p>6.709973</text:p>
          </table:table-cell>
        </table:table-row>
        <table:table-row table:style-name="ro2">
          <table:table-cell office:value-type="string" calcext:value-type="string">
            <text:p>2019-10-03 00:33:56</text:p>
          </table:table-cell>
          <table:table-cell office:value-type="float" office:value="9.193432" calcext:value-type="float">
            <text:p>9.193432</text:p>
          </table:table-cell>
          <table:table-cell office:value-type="float" office:value="6.721976" calcext:value-type="float">
            <text:p>6.721976</text:p>
          </table:table-cell>
        </table:table-row>
        <table:table-row table:style-name="ro2">
          <table:table-cell office:value-type="string" calcext:value-type="string">
            <text:p>2019-10-03 00:34:21</text:p>
          </table:table-cell>
          <table:table-cell office:value-type="float" office:value="9.208367" calcext:value-type="float">
            <text:p>9.208367</text:p>
          </table:table-cell>
          <table:table-cell office:value-type="float" office:value="6.733624" calcext:value-type="float">
            <text:p>6.733624</text:p>
          </table:table-cell>
        </table:table-row>
        <table:table-row table:style-name="ro2">
          <table:table-cell office:value-type="string" calcext:value-type="string">
            <text:p>2019-10-03 00:34:52</text:p>
          </table:table-cell>
          <table:table-cell office:value-type="float" office:value="9.223348" calcext:value-type="float">
            <text:p>9.223348</text:p>
          </table:table-cell>
          <table:table-cell office:value-type="float" office:value="6.745252" calcext:value-type="float">
            <text:p>6.745252</text:p>
          </table:table-cell>
        </table:table-row>
        <table:table-row table:style-name="ro2">
          <table:table-cell office:value-type="string" calcext:value-type="string">
            <text:p>2019-10-03 00:35:20</text:p>
          </table:table-cell>
          <table:table-cell office:value-type="float" office:value="9.249911" calcext:value-type="float">
            <text:p>9.249911</text:p>
          </table:table-cell>
          <table:table-cell office:value-type="float" office:value="6.765399" calcext:value-type="float">
            <text:p>6.765399</text:p>
          </table:table-cell>
        </table:table-row>
        <table:table-row table:style-name="ro2">
          <table:table-cell office:value-type="string" calcext:value-type="string">
            <text:p>2019-10-03 00:35:51</text:p>
          </table:table-cell>
          <table:table-cell office:value-type="float" office:value="9.264871" calcext:value-type="float">
            <text:p>9.264871</text:p>
          </table:table-cell>
          <table:table-cell office:value-type="float" office:value="6.777386" calcext:value-type="float">
            <text:p>6.777386</text:p>
          </table:table-cell>
        </table:table-row>
        <table:table-row table:style-name="ro2">
          <table:table-cell office:value-type="string" calcext:value-type="string">
            <text:p>2019-10-03 00:36:22</text:p>
          </table:table-cell>
          <table:table-cell office:value-type="float" office:value="9.279798" calcext:value-type="float">
            <text:p>9.279798</text:p>
          </table:table-cell>
          <table:table-cell office:value-type="float" office:value="6.788735" calcext:value-type="float">
            <text:p>6.788735</text:p>
          </table:table-cell>
        </table:table-row>
        <table:table-row table:style-name="ro2">
          <table:table-cell office:value-type="string" calcext:value-type="string">
            <text:p>2019-10-03 00:36:51</text:p>
          </table:table-cell>
          <table:table-cell office:value-type="float" office:value="9.294252" calcext:value-type="float">
            <text:p>9.294252</text:p>
          </table:table-cell>
          <table:table-cell office:value-type="float" office:value="6.800555" calcext:value-type="float">
            <text:p>6.800555</text:p>
          </table:table-cell>
        </table:table-row>
        <table:table-row table:style-name="ro2">
          <table:table-cell office:value-type="string" calcext:value-type="string">
            <text:p>2019-10-03 00:37:06</text:p>
          </table:table-cell>
          <table:table-cell office:value-type="float" office:value="9.301293" calcext:value-type="float">
            <text:p>9.301293</text:p>
          </table:table-cell>
          <table:table-cell office:value-type="float" office:value="6.806104" calcext:value-type="float">
            <text:p>6.806104</text:p>
          </table:table-cell>
        </table:table-row>
        <table:table-row table:style-name="ro2">
          <table:table-cell office:value-type="string" calcext:value-type="string">
            <text:p>2019-10-03 00:37:21</text:p>
          </table:table-cell>
          <table:table-cell office:value-type="float" office:value="9.308336" calcext:value-type="float">
            <text:p>9.308336</text:p>
          </table:table-cell>
          <table:table-cell office:value-type="float" office:value="6.811161" calcext:value-type="float">
            <text:p>6.811161</text:p>
          </table:table-cell>
        </table:table-row>
        <table:table-row table:style-name="ro2">
          <table:table-cell office:value-type="string" calcext:value-type="string">
            <text:p>2019-10-03 00:37:44</text:p>
          </table:table-cell>
          <table:table-cell office:value-type="float" office:value="9.323231" calcext:value-type="float">
            <text:p>9.323231</text:p>
          </table:table-cell>
          <table:table-cell office:value-type="float" office:value="6.822444" calcext:value-type="float">
            <text:p>6.822444</text:p>
          </table:table-cell>
        </table:table-row>
        <table:table-row table:style-name="ro2">
          <table:table-cell office:value-type="string" calcext:value-type="string">
            <text:p>2019-10-03 00:38:06</text:p>
          </table:table-cell>
          <table:table-cell office:value-type="float" office:value="9.337194" calcext:value-type="float">
            <text:p>9.337194</text:p>
          </table:table-cell>
          <table:table-cell office:value-type="float" office:value="6.833212" calcext:value-type="float">
            <text:p>6.833212</text:p>
          </table:table-cell>
        </table:table-row>
        <table:table-row table:style-name="ro2">
          <table:table-cell office:value-type="string" calcext:value-type="string">
            <text:p>2019-10-03 00:38:35</text:p>
          </table:table-cell>
          <table:table-cell office:value-type="float" office:value="9.352146" calcext:value-type="float">
            <text:p>9.352146</text:p>
          </table:table-cell>
          <table:table-cell office:value-type="float" office:value="6.845067" calcext:value-type="float">
            <text:p>6.845067</text:p>
          </table:table-cell>
        </table:table-row>
        <table:table-row table:style-name="ro2">
          <table:table-cell office:value-type="string" calcext:value-type="string">
            <text:p>2019-10-03 00:38:55</text:p>
          </table:table-cell>
          <table:table-cell office:value-type="float" office:value="9.358752" calcext:value-type="float">
            <text:p>9.358752</text:p>
          </table:table-cell>
          <table:table-cell office:value-type="float" office:value="6.849624" calcext:value-type="float">
            <text:p>6.849624</text:p>
          </table:table-cell>
        </table:table-row>
        <table:table-row table:style-name="ro2">
          <table:table-cell office:value-type="string" calcext:value-type="string">
            <text:p>2019-10-03 00:39:16</text:p>
          </table:table-cell>
          <table:table-cell office:value-type="float" office:value="9.373874" calcext:value-type="float">
            <text:p>9.373874</text:p>
          </table:table-cell>
          <table:table-cell office:value-type="float" office:value="6.861401" calcext:value-type="float">
            <text:p>6.861401</text:p>
          </table:table-cell>
        </table:table-row>
        <table:table-row table:style-name="ro2">
          <table:table-cell office:value-type="string" calcext:value-type="string">
            <text:p>2019-10-03 00:39:36</text:p>
          </table:table-cell>
          <table:table-cell office:value-type="float" office:value="9.388785" calcext:value-type="float">
            <text:p>9.388785</text:p>
          </table:table-cell>
          <table:table-cell office:value-type="float" office:value="6.871729" calcext:value-type="float">
            <text:p>6.871729</text:p>
          </table:table-cell>
        </table:table-row>
        <table:table-row table:style-name="ro2">
          <table:table-cell office:value-type="string" calcext:value-type="string">
            <text:p>2019-10-03 00:39:57</text:p>
          </table:table-cell>
          <table:table-cell office:value-type="float" office:value="9.403576" calcext:value-type="float">
            <text:p>9.403576</text:p>
          </table:table-cell>
          <table:table-cell office:value-type="float" office:value="6.883225" calcext:value-type="float">
            <text:p>6.883225</text:p>
          </table:table-cell>
        </table:table-row>
        <table:table-row table:style-name="ro2">
          <table:table-cell office:value-type="string" calcext:value-type="string">
            <text:p>2019-10-03 00:40:12</text:p>
          </table:table-cell>
          <table:table-cell office:value-type="float" office:value="9.410182" calcext:value-type="float">
            <text:p>9.410182</text:p>
          </table:table-cell>
          <table:table-cell office:value-type="float" office:value="6.887922" calcext:value-type="float">
            <text:p>6.887922</text:p>
          </table:table-cell>
        </table:table-row>
        <table:table-row table:style-name="ro2">
          <table:table-cell office:value-type="string" calcext:value-type="string">
            <text:p>2019-10-03 00:40:27</text:p>
          </table:table-cell>
          <table:table-cell office:value-type="float" office:value="9.416819" calcext:value-type="float">
            <text:p>9.416819</text:p>
          </table:table-cell>
          <table:table-cell office:value-type="float" office:value="6.890387" calcext:value-type="float">
            <text:p>6.890387</text:p>
          </table:table-cell>
        </table:table-row>
        <table:table-row table:style-name="ro2">
          <table:table-cell office:value-type="string" calcext:value-type="string">
            <text:p>2019-10-03 00:40:42</text:p>
          </table:table-cell>
          <table:table-cell office:value-type="float" office:value="9.423438" calcext:value-type="float">
            <text:p>9.423438</text:p>
          </table:table-cell>
          <table:table-cell office:value-type="float" office:value="6.895009" calcext:value-type="float">
            <text:p>6.895009</text:p>
          </table:table-cell>
        </table:table-row>
        <table:table-row table:style-name="ro2">
          <table:table-cell office:value-type="string" calcext:value-type="string">
            <text:p>2019-10-03 00:41:13</text:p>
          </table:table-cell>
          <table:table-cell office:value-type="float" office:value="9.438416" calcext:value-type="float">
            <text:p>9.438416</text:p>
          </table:table-cell>
          <table:table-cell office:value-type="float" office:value="6.906632" calcext:value-type="float">
            <text:p>6.906632</text:p>
          </table:table-cell>
        </table:table-row>
        <table:table-row table:style-name="ro2">
          <table:table-cell office:value-type="string" calcext:value-type="string">
            <text:p>2019-10-03 00:41:28</text:p>
          </table:table-cell>
          <table:table-cell office:value-type="float" office:value="9.445222" calcext:value-type="float">
            <text:p>9.445222</text:p>
          </table:table-cell>
          <table:table-cell office:value-type="float" office:value="6.911681" calcext:value-type="float">
            <text:p>6.911681</text:p>
          </table:table-cell>
        </table:table-row>
        <table:table-row table:style-name="ro2">
          <table:table-cell office:value-type="string" calcext:value-type="string">
            <text:p>2019-10-03 00:41:42</text:p>
          </table:table-cell>
          <table:table-cell office:value-type="float" office:value="9.451813" calcext:value-type="float">
            <text:p>9.451813</text:p>
          </table:table-cell>
          <table:table-cell office:value-type="float" office:value="6.916282" calcext:value-type="float">
            <text:p>6.916282</text:p>
          </table:table-cell>
        </table:table-row>
        <table:table-row table:style-name="ro2">
          <table:table-cell office:value-type="string" calcext:value-type="string">
            <text:p>2019-10-03 00:42:12</text:p>
          </table:table-cell>
          <table:table-cell office:value-type="float" office:value="9.465816" calcext:value-type="float">
            <text:p>9.465816</text:p>
          </table:table-cell>
          <table:table-cell office:value-type="float" office:value="6.927561" calcext:value-type="float">
            <text:p>6.927561</text:p>
          </table:table-cell>
        </table:table-row>
        <table:table-row table:style-name="ro2">
          <table:table-cell office:value-type="string" calcext:value-type="string">
            <text:p>2019-10-03 00:42:32</text:p>
          </table:table-cell>
          <table:table-cell office:value-type="float" office:value="9.480553" calcext:value-type="float">
            <text:p>9.480553</text:p>
          </table:table-cell>
          <table:table-cell office:value-type="float" office:value="6.939094" calcext:value-type="float">
            <text:p>6.939094</text:p>
          </table:table-cell>
        </table:table-row>
        <table:table-row table:style-name="ro2">
          <table:table-cell office:value-type="string" calcext:value-type="string">
            <text:p>2019-10-03 00:42:52</text:p>
          </table:table-cell>
          <table:table-cell office:value-type="float" office:value="9.495503" calcext:value-type="float">
            <text:p>9.495503</text:p>
          </table:table-cell>
          <table:table-cell office:value-type="float" office:value="6.951014" calcext:value-type="float">
            <text:p>6.951014</text:p>
          </table:table-cell>
        </table:table-row>
        <table:table-row table:style-name="ro2">
          <table:table-cell office:value-type="string" calcext:value-type="string">
            <text:p>2019-10-03 00:43:12</text:p>
          </table:table-cell>
          <table:table-cell office:value-type="float" office:value="9.509516" calcext:value-type="float">
            <text:p>9.509516</text:p>
          </table:table-cell>
          <table:table-cell office:value-type="float" office:value="6.962343" calcext:value-type="float">
            <text:p>6.962343</text:p>
          </table:table-cell>
        </table:table-row>
        <table:table-row table:style-name="ro2">
          <table:table-cell office:value-type="string" calcext:value-type="string">
            <text:p>2019-10-03 00:43:27</text:p>
          </table:table-cell>
          <table:table-cell office:value-type="float" office:value="9.515013" calcext:value-type="float">
            <text:p>9.515013</text:p>
          </table:table-cell>
          <table:table-cell office:value-type="float" office:value="6.964793" calcext:value-type="float">
            <text:p>6.964793</text:p>
          </table:table-cell>
        </table:table-row>
        <table:table-row table:style-name="ro2">
          <table:table-cell office:value-type="string" calcext:value-type="string">
            <text:p>2019-10-03 00:43:47</text:p>
          </table:table-cell>
          <table:table-cell office:value-type="float" office:value="9.521592" calcext:value-type="float">
            <text:p>9.521592</text:p>
          </table:table-cell>
          <table:table-cell office:value-type="float" office:value="6.96935" calcext:value-type="float">
            <text:p>6.96935</text:p>
          </table:table-cell>
        </table:table-row>
        <table:table-row table:style-name="ro2">
          <table:table-cell office:value-type="string" calcext:value-type="string">
            <text:p>2019-10-03 00:44:02</text:p>
          </table:table-cell>
          <table:table-cell office:value-type="float" office:value="9.528254" calcext:value-type="float">
            <text:p>9.528254</text:p>
          </table:table-cell>
          <table:table-cell office:value-type="float" office:value="6.974247" calcext:value-type="float">
            <text:p>6.974247</text:p>
          </table:table-cell>
        </table:table-row>
        <table:table-row table:style-name="ro2">
          <table:table-cell office:value-type="string" calcext:value-type="string">
            <text:p>2019-10-03 00:44:22</text:p>
          </table:table-cell>
          <table:table-cell office:value-type="float" office:value="9.541585" calcext:value-type="float">
            <text:p>9.541585</text:p>
          </table:table-cell>
          <table:table-cell office:value-type="float" office:value="6.982905" calcext:value-type="float">
            <text:p>6.982905</text:p>
          </table:table-cell>
        </table:table-row>
        <table:table-row table:style-name="ro2">
          <table:table-cell office:value-type="string" calcext:value-type="string">
            <text:p>2019-10-03 00:44:41</text:p>
          </table:table-cell>
          <table:table-cell office:value-type="float" office:value="9.555775" calcext:value-type="float">
            <text:p>9.555775</text:p>
          </table:table-cell>
          <table:table-cell office:value-type="float" office:value="6.994164" calcext:value-type="float">
            <text:p>6.994164</text:p>
          </table:table-cell>
        </table:table-row>
        <table:table-row table:style-name="ro2">
          <table:table-cell office:value-type="string" calcext:value-type="string">
            <text:p>2019-10-03 00:45:01</text:p>
          </table:table-cell>
          <table:table-cell office:value-type="float" office:value="9.562816" calcext:value-type="float">
            <text:p>9.562816</text:p>
          </table:table-cell>
          <table:table-cell office:value-type="float" office:value="6.999713" calcext:value-type="float">
            <text:p>6.999713</text:p>
          </table:table-cell>
        </table:table-row>
        <table:table-row table:style-name="ro2">
          <table:table-cell office:value-type="string" calcext:value-type="string">
            <text:p>2019-10-03 00:45:16</text:p>
          </table:table-cell>
          <table:table-cell office:value-type="float" office:value="9.56963" calcext:value-type="float">
            <text:p>9.56963</text:p>
          </table:table-cell>
          <table:table-cell office:value-type="float" office:value="7.00477" calcext:value-type="float">
            <text:p>7.00477</text:p>
          </table:table-cell>
        </table:table-row>
        <table:table-row table:style-name="ro2">
          <table:table-cell office:value-type="string" calcext:value-type="string">
            <text:p>2019-10-03 00:45:45</text:p>
          </table:table-cell>
          <table:table-cell office:value-type="float" office:value="9.583646" calcext:value-type="float">
            <text:p>9.583646</text:p>
          </table:table-cell>
          <table:table-cell office:value-type="float" office:value="7.015736" calcext:value-type="float">
            <text:p>7.015736</text:p>
          </table:table-cell>
        </table:table-row>
        <table:table-row table:style-name="ro2">
          <table:table-cell office:value-type="string" calcext:value-type="string">
            <text:p>2019-10-03 00:46:00</text:p>
          </table:table-cell>
          <table:table-cell office:value-type="float" office:value="9.590506" calcext:value-type="float">
            <text:p>9.590506</text:p>
          </table:table-cell>
          <table:table-cell office:value-type="float" office:value="7.020925" calcext:value-type="float">
            <text:p>7.020925</text:p>
          </table:table-cell>
        </table:table-row>
        <table:table-row table:style-name="ro2">
          <table:table-cell office:value-type="string" calcext:value-type="string">
            <text:p>2019-10-03 00:46:15</text:p>
          </table:table-cell>
          <table:table-cell office:value-type="float" office:value="9.597378" calcext:value-type="float">
            <text:p>9.597378</text:p>
          </table:table-cell>
          <table:table-cell office:value-type="float" office:value="7.025691" calcext:value-type="float">
            <text:p>7.025691</text:p>
          </table:table-cell>
        </table:table-row>
        <table:table-row table:style-name="ro2">
          <table:table-cell office:value-type="string" calcext:value-type="string">
            <text:p>2019-10-03 00:46:37</text:p>
          </table:table-cell>
          <table:table-cell office:value-type="float" office:value="9.612527" calcext:value-type="float">
            <text:p>9.612527</text:p>
          </table:table-cell>
          <table:table-cell office:value-type="float" office:value="7.037607" calcext:value-type="float">
            <text:p>7.037607</text:p>
          </table:table-cell>
        </table:table-row>
        <table:table-row table:style-name="ro2">
          <table:table-cell office:value-type="string" calcext:value-type="string">
            <text:p>2019-10-03 00:47:08</text:p>
          </table:table-cell>
          <table:table-cell office:value-type="float" office:value="9.627489" calcext:value-type="float">
            <text:p>9.627489</text:p>
          </table:table-cell>
          <table:table-cell office:value-type="float" office:value="7.049119" calcext:value-type="float">
            <text:p>7.049119</text:p>
          </table:table-cell>
        </table:table-row>
        <table:table-row table:style-name="ro2">
          <table:table-cell office:value-type="string" calcext:value-type="string">
            <text:p>2019-10-03 00:47:29</text:p>
          </table:table-cell>
          <table:table-cell office:value-type="float" office:value="9.642636" calcext:value-type="float">
            <text:p>9.642636</text:p>
          </table:table-cell>
          <table:table-cell office:value-type="float" office:value="7.061387" calcext:value-type="float">
            <text:p>7.061387</text:p>
          </table:table-cell>
        </table:table-row>
        <table:table-row table:style-name="ro2">
          <table:table-cell office:value-type="string" calcext:value-type="string">
            <text:p>2019-10-03 00:47:49</text:p>
          </table:table-cell>
          <table:table-cell office:value-type="float" office:value="9.649213" calcext:value-type="float">
            <text:p>9.649213</text:p>
          </table:table-cell>
          <table:table-cell office:value-type="float" office:value="7.064328" calcext:value-type="float">
            <text:p>7.064328</text:p>
          </table:table-cell>
        </table:table-row>
        <table:table-row table:style-name="ro2">
          <table:table-cell office:value-type="string" calcext:value-type="string">
            <text:p>2019-10-03 00:48:09</text:p>
          </table:table-cell>
          <table:table-cell office:value-type="float" office:value="9.655829" calcext:value-type="float">
            <text:p>9.655829</text:p>
          </table:table-cell>
          <table:table-cell office:value-type="float" office:value="7.068969" calcext:value-type="float">
            <text:p>7.068969</text:p>
          </table:table-cell>
        </table:table-row>
        <table:table-row table:style-name="ro2">
          <table:table-cell office:value-type="string" calcext:value-type="string">
            <text:p>2019-10-03 00:48:38</text:p>
          </table:table-cell>
          <table:table-cell office:value-type="float" office:value="9.670041" calcext:value-type="float">
            <text:p>9.670041</text:p>
          </table:table-cell>
          <table:table-cell office:value-type="float" office:value="7.080718" calcext:value-type="float">
            <text:p>7.080718</text:p>
          </table:table-cell>
        </table:table-row>
        <table:table-row table:style-name="ro2">
          <table:table-cell office:value-type="string" calcext:value-type="string">
            <text:p>2019-10-03 00:49:04</text:p>
          </table:table-cell>
          <table:table-cell office:value-type="float" office:value="9.685739" calcext:value-type="float">
            <text:p>9.685739</text:p>
          </table:table-cell>
          <table:table-cell office:value-type="float" office:value="7.093129" calcext:value-type="float">
            <text:p>7.093129</text:p>
          </table:table-cell>
        </table:table-row>
        <table:table-row table:style-name="ro2">
          <table:table-cell office:value-type="string" calcext:value-type="string">
            <text:p>2019-10-03 00:49:19</text:p>
          </table:table-cell>
          <table:table-cell office:value-type="float" office:value="9.692553" calcext:value-type="float">
            <text:p>9.692553</text:p>
          </table:table-cell>
          <table:table-cell office:value-type="float" office:value="7.098186" calcext:value-type="float">
            <text:p>7.098186</text:p>
          </table:table-cell>
        </table:table-row>
        <table:table-row table:style-name="ro2">
          <table:table-cell office:value-type="string" calcext:value-type="string">
            <text:p>2019-10-03 00:49:39</text:p>
          </table:table-cell>
          <table:table-cell office:value-type="float" office:value="9.699171" calcext:value-type="float">
            <text:p>9.699171</text:p>
          </table:table-cell>
          <table:table-cell office:value-type="float" office:value="7.100681" calcext:value-type="float">
            <text:p>7.100681</text:p>
          </table:table-cell>
        </table:table-row>
        <table:table-row table:style-name="ro2">
          <table:table-cell office:value-type="string" calcext:value-type="string">
            <text:p>2019-10-03 00:49:59</text:p>
          </table:table-cell>
          <table:table-cell office:value-type="float" office:value="9.713187" calcext:value-type="float">
            <text:p>9.713187</text:p>
          </table:table-cell>
          <table:table-cell office:value-type="float" office:value="7.111647" calcext:value-type="float">
            <text:p>7.111647</text:p>
          </table:table-cell>
        </table:table-row>
        <table:table-row table:style-name="ro2">
          <table:table-cell office:value-type="string" calcext:value-type="string">
            <text:p>2019-10-03 00:50:30</text:p>
          </table:table-cell>
          <table:table-cell office:value-type="float" office:value="9.728083" calcext:value-type="float">
            <text:p>9.728083</text:p>
          </table:table-cell>
          <table:table-cell office:value-type="float" office:value="7.123302" calcext:value-type="float">
            <text:p>7.123302</text:p>
          </table:table-cell>
        </table:table-row>
        <table:table-row table:style-name="ro2">
          <table:table-cell office:value-type="string" calcext:value-type="string">
            <text:p>2019-10-03 00:50:51</text:p>
          </table:table-cell>
          <table:table-cell office:value-type="float" office:value="9.742102" calcext:value-type="float">
            <text:p>9.742102</text:p>
          </table:table-cell>
          <table:table-cell office:value-type="float" office:value="7.134271" calcext:value-type="float">
            <text:p>7.134271</text:p>
          </table:table-cell>
        </table:table-row>
        <table:table-row table:style-name="ro2">
          <table:table-cell office:value-type="string" calcext:value-type="string">
            <text:p>2019-10-03 00:51:11</text:p>
          </table:table-cell>
          <table:table-cell office:value-type="float" office:value="9.757288" calcext:value-type="float">
            <text:p>9.757288</text:p>
          </table:table-cell>
          <table:table-cell office:value-type="float" office:value="7.146256" calcext:value-type="float">
            <text:p>7.146256</text:p>
          </table:table-cell>
        </table:table-row>
        <table:table-row table:style-name="ro2">
          <table:table-cell office:value-type="string" calcext:value-type="string">
            <text:p>2019-10-03 00:51:26</text:p>
          </table:table-cell>
          <table:table-cell office:value-type="float" office:value="9.764358" calcext:value-type="float">
            <text:p>9.764358</text:p>
          </table:table-cell>
          <table:table-cell office:value-type="float" office:value="7.151453" calcext:value-type="float">
            <text:p>7.151453</text:p>
          </table:table-cell>
        </table:table-row>
        <table:table-row table:style-name="ro2">
          <table:table-cell office:value-type="string" calcext:value-type="string">
            <text:p>2019-10-03 00:51:52</text:p>
          </table:table-cell>
          <table:table-cell office:value-type="float" office:value="9.77948" calcext:value-type="float">
            <text:p>9.77948</text:p>
          </table:table-cell>
          <table:table-cell office:value-type="float" office:value="7.163229" calcext:value-type="float">
            <text:p>7.163229</text:p>
          </table:table-cell>
        </table:table-row>
        <table:table-row table:style-name="ro2">
          <table:table-cell office:value-type="string" calcext:value-type="string">
            <text:p>2019-10-03 00:52:13</text:p>
          </table:table-cell>
          <table:table-cell office:value-type="float" office:value="9.794434" calcext:value-type="float">
            <text:p>9.794434</text:p>
          </table:table-cell>
          <table:table-cell office:value-type="float" office:value="7.174718" calcext:value-type="float">
            <text:p>7.174718</text:p>
          </table:table-cell>
        </table:table-row>
        <table:table-row table:style-name="ro2">
          <table:table-cell office:value-type="string" calcext:value-type="string">
            <text:p>2019-10-03 00:52:33</text:p>
          </table:table-cell>
          <table:table-cell office:value-type="float" office:value="9.801013" calcext:value-type="float">
            <text:p>9.801013</text:p>
          </table:table-cell>
          <table:table-cell office:value-type="float" office:value="7.179274" calcext:value-type="float">
            <text:p>7.179274</text:p>
          </table:table-cell>
        </table:table-row>
        <table:table-row table:style-name="ro2">
          <table:table-cell office:value-type="string" calcext:value-type="string">
            <text:p>2019-10-03 00:52:53</text:p>
          </table:table-cell>
          <table:table-cell office:value-type="float" office:value="9.807592" calcext:value-type="float">
            <text:p>9.807592</text:p>
          </table:table-cell>
          <table:table-cell office:value-type="float" office:value="7.183844" calcext:value-type="float">
            <text:p>7.183844</text:p>
          </table:table-cell>
        </table:table-row>
        <table:table-row table:style-name="ro2">
          <table:table-cell office:value-type="string" calcext:value-type="string">
            <text:p>2019-10-03 00:53:20</text:p>
          </table:table-cell>
          <table:table-cell office:value-type="float" office:value="9.821835" calcext:value-type="float">
            <text:p>9.821835</text:p>
          </table:table-cell>
          <table:table-cell office:value-type="float" office:value="7.195301" calcext:value-type="float">
            <text:p>7.195301</text:p>
          </table:table-cell>
        </table:table-row>
        <table:table-row table:style-name="ro2">
          <table:table-cell office:value-type="string" calcext:value-type="string">
            <text:p>2019-10-03 00:53:41</text:p>
          </table:table-cell>
          <table:table-cell office:value-type="float" office:value="9.836814" calcext:value-type="float">
            <text:p>9.836814</text:p>
          </table:table-cell>
          <table:table-cell office:value-type="float" office:value="7.207281" calcext:value-type="float">
            <text:p>7.207281</text:p>
          </table:table-cell>
        </table:table-row>
        <table:table-row table:style-name="ro2">
          <table:table-cell office:value-type="string" calcext:value-type="string">
            <text:p>2019-10-03 00:54:02</text:p>
          </table:table-cell>
          <table:table-cell office:value-type="float" office:value="9.851808" calcext:value-type="float">
            <text:p>9.851808</text:p>
          </table:table-cell>
          <table:table-cell office:value-type="float" office:value="7.218976" calcext:value-type="float">
            <text:p>7.218976</text:p>
          </table:table-cell>
        </table:table-row>
        <table:table-row table:style-name="ro2">
          <table:table-cell office:value-type="string" calcext:value-type="string">
            <text:p>2019-10-03 00:54:22</text:p>
          </table:table-cell>
          <table:table-cell office:value-type="float" office:value="9.865569" calcext:value-type="float">
            <text:p>9.865569</text:p>
          </table:table-cell>
          <table:table-cell office:value-type="float" office:value="7.229744" calcext:value-type="float">
            <text:p>7.229744</text:p>
          </table:table-cell>
        </table:table-row>
        <table:table-row table:style-name="ro2">
          <table:table-cell office:value-type="string" calcext:value-type="string">
            <text:p>2019-10-03 00:54:43</text:p>
          </table:table-cell>
          <table:table-cell office:value-type="float" office:value="9.879569" calcext:value-type="float">
            <text:p>9.879569</text:p>
          </table:table-cell>
          <table:table-cell office:value-type="float" office:value="7.240581" calcext:value-type="float">
            <text:p>7.240581</text:p>
          </table:table-cell>
        </table:table-row>
        <table:table-row table:style-name="ro2">
          <table:table-cell office:value-type="string" calcext:value-type="string">
            <text:p>2019-10-03 00:55:29</text:p>
          </table:table-cell>
          <table:table-cell office:value-type="float" office:value="9.905185" calcext:value-type="float">
            <text:p>9.905185</text:p>
          </table:table-cell>
          <table:table-cell office:value-type="float" office:value="7.260617" calcext:value-type="float">
            <text:p>7.260617</text:p>
          </table:table-cell>
        </table:table-row>
        <table:table-row table:style-name="ro2">
          <table:table-cell office:value-type="string" calcext:value-type="string">
            <text:p>2019-10-03 00:55:59</text:p>
          </table:table-cell>
          <table:table-cell office:value-type="float" office:value="9.919402" calcext:value-type="float">
            <text:p>9.919402</text:p>
          </table:table-cell>
          <table:table-cell office:value-type="float" office:value="7.272017" calcext:value-type="float">
            <text:p>7.272017</text:p>
          </table:table-cell>
        </table:table-row>
        <table:table-row table:style-name="ro2">
          <table:table-cell office:value-type="string" calcext:value-type="string">
            <text:p>2019-10-03 00:56:14</text:p>
          </table:table-cell>
          <table:table-cell office:value-type="float" office:value="9.926008" calcext:value-type="float">
            <text:p>9.926008</text:p>
          </table:table-cell>
          <table:table-cell office:value-type="float" office:value="7.276574" calcext:value-type="float">
            <text:p>7.276574</text:p>
          </table:table-cell>
        </table:table-row>
        <table:table-row table:style-name="ro2">
          <table:table-cell office:value-type="string" calcext:value-type="string">
            <text:p>2019-10-03 00:56:34</text:p>
          </table:table-cell>
          <table:table-cell office:value-type="float" office:value="9.932822" calcext:value-type="float">
            <text:p>9.932822</text:p>
          </table:table-cell>
          <table:table-cell office:value-type="float" office:value="7.281631" calcext:value-type="float">
            <text:p>7.281631</text:p>
          </table:table-cell>
        </table:table-row>
        <table:table-row table:style-name="ro2">
          <table:table-cell office:value-type="string" calcext:value-type="string">
            <text:p>2019-10-03 00:56:54</text:p>
          </table:table-cell>
          <table:table-cell office:value-type="float" office:value="9.946838" calcext:value-type="float">
            <text:p>9.946838</text:p>
          </table:table-cell>
          <table:table-cell office:value-type="float" office:value="7.292597" calcext:value-type="float">
            <text:p>7.292597</text:p>
          </table:table-cell>
        </table:table-row>
        <table:table-row table:style-name="ro2">
          <table:table-cell office:value-type="string" calcext:value-type="string">
            <text:p>2019-10-03 00:57:12</text:p>
          </table:table-cell>
          <table:table-cell office:value-type="float" office:value="9.953646" calcext:value-type="float">
            <text:p>9.953646</text:p>
          </table:table-cell>
          <table:table-cell office:value-type="float" office:value="7.297169" calcext:value-type="float">
            <text:p>7.297169</text:p>
          </table:table-cell>
        </table:table-row>
        <table:table-row table:style-name="ro2">
          <table:table-cell office:value-type="string" calcext:value-type="string">
            <text:p>2019-10-03 00:57:33</text:p>
          </table:table-cell>
          <table:table-cell office:value-type="float" office:value="9.968976" calcext:value-type="float">
            <text:p>9.968976</text:p>
          </table:table-cell>
          <table:table-cell office:value-type="float" office:value="7.309305" calcext:value-type="float">
            <text:p>7.309305</text:p>
          </table:table-cell>
        </table:table-row>
        <table:table-row table:style-name="ro2">
          <table:table-cell office:value-type="string" calcext:value-type="string">
            <text:p>2019-10-03 00:57:53</text:p>
          </table:table-cell>
          <table:table-cell office:value-type="float" office:value="9.982995" calcext:value-type="float">
            <text:p>9.982995</text:p>
          </table:table-cell>
          <table:table-cell office:value-type="float" office:value="7.320274" calcext:value-type="float">
            <text:p>7.320274</text:p>
          </table:table-cell>
        </table:table-row>
        <table:table-row table:style-name="ro2">
          <table:table-cell office:value-type="string" calcext:value-type="string">
            <text:p>2019-10-03 00:58:08</text:p>
          </table:table-cell>
          <table:table-cell office:value-type="float" office:value="9.989407" calcext:value-type="float">
            <text:p>9.989407</text:p>
          </table:table-cell>
          <table:table-cell office:value-type="float" office:value="7.323424" calcext:value-type="float">
            <text:p>7.323424</text:p>
          </table:table-cell>
        </table:table-row>
        <table:table-row table:style-name="ro2">
          <table:table-cell office:value-type="string" calcext:value-type="string">
            <text:p>2019-10-03 00:58:24</text:p>
          </table:table-cell>
          <table:table-cell office:value-type="float" office:value="9.996215" calcext:value-type="float">
            <text:p>9.996215</text:p>
          </table:table-cell>
          <table:table-cell office:value-type="float" office:value="7.327981" calcext:value-type="float">
            <text:p>7.327981</text:p>
          </table:table-cell>
        </table:table-row>
        <table:table-row table:style-name="ro2">
          <table:table-cell office:value-type="string" calcext:value-type="string">
            <text:p>2019-10-03 00:58:39</text:p>
          </table:table-cell>
          <table:table-cell office:value-type="float" office:value="10.003021" calcext:value-type="float">
            <text:p>10.003021</text:p>
          </table:table-cell>
          <table:table-cell office:value-type="float" office:value="7.33303" calcext:value-type="float">
            <text:p>7.33303</text:p>
          </table:table-cell>
        </table:table-row>
        <table:table-row table:style-name="ro2">
          <table:table-cell office:value-type="string" calcext:value-type="string">
            <text:p>2019-10-03 00:59:25</text:p>
          </table:table-cell>
          <table:table-cell office:value-type="float" office:value="10.028485" calcext:value-type="float">
            <text:p>10.028485</text:p>
          </table:table-cell>
          <table:table-cell office:value-type="float" office:value="7.352594" calcext:value-type="float">
            <text:p>7.352594</text:p>
          </table:table-cell>
        </table:table-row>
        <table:table-row table:style-name="ro2">
          <table:table-cell office:value-type="string" calcext:value-type="string">
            <text:p>2019-10-03 00:59:46</text:p>
          </table:table-cell>
          <table:table-cell office:value-type="float" office:value="10.043472" calcext:value-type="float">
            <text:p>10.043472</text:p>
          </table:table-cell>
          <table:table-cell office:value-type="float" office:value="7.364243" calcext:value-type="float">
            <text:p>7.364243</text:p>
          </table:table-cell>
        </table:table-row>
        <table:table-row table:style-name="ro2">
          <table:table-cell office:value-type="string" calcext:value-type="string">
            <text:p>2019-10-03 01:00:01</text:p>
          </table:table-cell>
          <table:table-cell office:value-type="float" office:value="10.048969" calcext:value-type="float">
            <text:p>10.048969</text:p>
          </table:table-cell>
          <table:table-cell office:value-type="float" office:value="7.366693" calcext:value-type="float">
            <text:p>7.366693</text:p>
          </table:table-cell>
        </table:table-row>
        <table:table-row table:style-name="ro2">
          <table:table-cell office:value-type="string" calcext:value-type="string">
            <text:p>2019-10-03 01:00:21</text:p>
          </table:table-cell>
          <table:table-cell office:value-type="float" office:value="10.062812" calcext:value-type="float">
            <text:p>10.062812</text:p>
          </table:table-cell>
          <table:table-cell office:value-type="float" office:value="7.37786" calcext:value-type="float">
            <text:p>7.37786</text:p>
          </table:table-cell>
        </table:table-row>
        <table:table-row table:style-name="ro2">
          <table:table-cell office:value-type="string" calcext:value-type="string">
            <text:p>2019-10-03 01:01:00</text:p>
          </table:table-cell>
          <table:table-cell office:value-type="float" office:value="10.082047" calcext:value-type="float">
            <text:p>10.082047</text:p>
          </table:table-cell>
          <table:table-cell office:value-type="float" office:value="7.391283" calcext:value-type="float">
            <text:p>7.391283</text:p>
          </table:table-cell>
        </table:table-row>
        <table:table-row table:style-name="ro2">
          <table:table-cell office:value-type="string" calcext:value-type="string">
            <text:p>2019-10-03 01:01:15</text:p>
          </table:table-cell>
          <table:table-cell office:value-type="float" office:value="10.08888" calcext:value-type="float">
            <text:p>10.08888</text:p>
          </table:table-cell>
          <table:table-cell office:value-type="float" office:value="7.396332" calcext:value-type="float">
            <text:p>7.396332</text:p>
          </table:table-cell>
        </table:table-row>
        <table:table-row table:style-name="ro2">
          <table:table-cell office:value-type="string" calcext:value-type="string">
            <text:p>2019-10-03 01:01:46</text:p>
          </table:table-cell>
          <table:table-cell office:value-type="float" office:value="10.104002" calcext:value-type="float">
            <text:p>10.104002</text:p>
          </table:table-cell>
          <table:table-cell office:value-type="float" office:value="7.408109" calcext:value-type="float">
            <text:p>7.408109</text:p>
          </table:table-cell>
        </table:table-row>
        <table:table-row table:style-name="ro2">
          <table:table-cell office:value-type="string" calcext:value-type="string">
            <text:p>2019-10-03 01:02:16</text:p>
          </table:table-cell>
          <table:table-cell office:value-type="float" office:value="10.117965" calcext:value-type="float">
            <text:p>10.117965</text:p>
          </table:table-cell>
          <table:table-cell office:value-type="float" office:value="7.418876" calcext:value-type="float">
            <text:p>7.418876</text:p>
          </table:table-cell>
        </table:table-row>
        <table:table-row table:style-name="ro2">
          <table:table-cell office:value-type="string" calcext:value-type="string">
            <text:p>2019-10-03 01:02:40</text:p>
          </table:table-cell>
          <table:table-cell office:value-type="float" office:value="10.131953" calcext:value-type="float">
            <text:p>10.131953</text:p>
          </table:table-cell>
          <table:table-cell office:value-type="float" office:value="7.430136" calcext:value-type="float">
            <text:p>7.430136</text:p>
          </table:table-cell>
        </table:table-row>
        <table:table-row table:style-name="ro2">
          <table:table-cell office:value-type="string" calcext:value-type="string">
            <text:p>2019-10-03 01:02:55</text:p>
          </table:table-cell>
          <table:table-cell office:value-type="float" office:value="10.138759" calcext:value-type="float">
            <text:p>10.138759</text:p>
          </table:table-cell>
          <table:table-cell office:value-type="float" office:value="7.435185" calcext:value-type="float">
            <text:p>7.435185</text:p>
          </table:table-cell>
        </table:table-row>
        <table:table-row table:style-name="ro2">
          <table:table-cell office:value-type="string" calcext:value-type="string">
            <text:p>2019-10-03 01:03:15</text:p>
          </table:table-cell>
          <table:table-cell office:value-type="float" office:value="10.152744" calcext:value-type="float">
            <text:p>10.152744</text:p>
          </table:table-cell>
          <table:table-cell office:value-type="float" office:value="7.446442" calcext:value-type="float">
            <text:p>7.446442</text:p>
          </table:table-cell>
        </table:table-row>
        <table:table-row table:style-name="ro2">
          <table:table-cell office:value-type="string" calcext:value-type="string">
            <text:p>2019-10-03 01:03:35</text:p>
          </table:table-cell>
          <table:table-cell office:value-type="float" office:value="10.159585" calcext:value-type="float">
            <text:p>10.159585</text:p>
          </table:table-cell>
          <table:table-cell office:value-type="float" office:value="7.451639" calcext:value-type="float">
            <text:p>7.451639</text:p>
          </table:table-cell>
        </table:table-row>
        <table:table-row table:style-name="ro2">
          <table:table-cell office:value-type="string" calcext:value-type="string">
            <text:p>2019-10-03 01:03:50</text:p>
          </table:table-cell>
          <table:table-cell office:value-type="float" office:value="10.166399" calcext:value-type="float">
            <text:p>10.166399</text:p>
          </table:table-cell>
          <table:table-cell office:value-type="float" office:value="7.456695" calcext:value-type="float">
            <text:p>7.456695</text:p>
          </table:table-cell>
        </table:table-row>
        <table:table-row table:style-name="ro2">
          <table:table-cell office:value-type="string" calcext:value-type="string">
            <text:p>2019-10-03 01:04:05</text:p>
          </table:table-cell>
          <table:table-cell office:value-type="float" office:value="10.17322" calcext:value-type="float">
            <text:p>10.17322</text:p>
          </table:table-cell>
          <table:table-cell office:value-type="float" office:value="7.461318" calcext:value-type="float">
            <text:p>7.461318</text:p>
          </table:table-cell>
        </table:table-row>
        <table:table-row table:style-name="ro2">
          <table:table-cell office:value-type="string" calcext:value-type="string">
            <text:p>2019-10-03 01:04:25</text:p>
          </table:table-cell>
          <table:table-cell office:value-type="float" office:value="10.180263" calcext:value-type="float">
            <text:p>10.180263</text:p>
          </table:table-cell>
          <table:table-cell office:value-type="float" office:value="7.466375" calcext:value-type="float">
            <text:p>7.466375</text:p>
          </table:table-cell>
        </table:table-row>
        <table:table-row table:style-name="ro2">
          <table:table-cell office:value-type="string" calcext:value-type="string">
            <text:p>2019-10-03 01:04:46</text:p>
          </table:table-cell>
          <table:table-cell office:value-type="float" office:value="10.195612" calcext:value-type="float">
            <text:p>10.195612</text:p>
          </table:table-cell>
          <table:table-cell office:value-type="float" office:value="7.478644" calcext:value-type="float">
            <text:p>7.478644</text:p>
          </table:table-cell>
        </table:table-row>
        <table:table-row table:style-name="ro2">
          <table:table-cell office:value-type="string" calcext:value-type="string">
            <text:p>2019-10-03 01:05:01</text:p>
          </table:table-cell>
          <table:table-cell office:value-type="float" office:value="10.202224" calcext:value-type="float">
            <text:p>10.202224</text:p>
          </table:table-cell>
          <table:table-cell office:value-type="float" office:value="7.481594" calcext:value-type="float">
            <text:p>7.481594</text:p>
          </table:table-cell>
        </table:table-row>
        <table:table-row table:style-name="ro2">
          <table:table-cell office:value-type="string" calcext:value-type="string">
            <text:p>2019-10-03 01:05:20</text:p>
          </table:table-cell>
          <table:table-cell office:value-type="float" office:value="10.209044" calcext:value-type="float">
            <text:p>10.209044</text:p>
          </table:table-cell>
          <table:table-cell office:value-type="float" office:value="7.486192" calcext:value-type="float">
            <text:p>7.486192</text:p>
          </table:table-cell>
        </table:table-row>
        <table:table-row table:style-name="ro2">
          <table:table-cell office:value-type="string" calcext:value-type="string">
            <text:p>2019-10-03 01:05:52</text:p>
          </table:table-cell>
          <table:table-cell office:value-type="float" office:value="10.223939" calcext:value-type="float">
            <text:p>10.223939</text:p>
          </table:table-cell>
          <table:table-cell office:value-type="float" office:value="7.497476" calcext:value-type="float">
            <text:p>7.497476</text:p>
          </table:table-cell>
        </table:table-row>
        <table:table-row table:style-name="ro2">
          <table:table-cell office:value-type="string" calcext:value-type="string">
            <text:p>2019-10-03 01:06:12</text:p>
          </table:table-cell>
          <table:table-cell office:value-type="float" office:value="10.229433" calcext:value-type="float">
            <text:p>10.229433</text:p>
          </table:table-cell>
          <table:table-cell office:value-type="float" office:value="7.499923" calcext:value-type="float">
            <text:p>7.499923</text:p>
          </table:table-cell>
        </table:table-row>
        <table:table-row table:style-name="ro2">
          <table:table-cell office:value-type="string" calcext:value-type="string">
            <text:p>2019-10-03 01:06:27</text:p>
          </table:table-cell>
          <table:table-cell office:value-type="float" office:value="10.236247" calcext:value-type="float">
            <text:p>10.236247</text:p>
          </table:table-cell>
          <table:table-cell office:value-type="float" office:value="7.50498" calcext:value-type="float">
            <text:p>7.50498</text:p>
          </table:table-cell>
        </table:table-row>
        <table:table-row table:style-name="ro2">
          <table:table-cell office:value-type="string" calcext:value-type="string">
            <text:p>2019-10-03 01:06:42</text:p>
          </table:table-cell>
          <table:table-cell office:value-type="float" office:value="10.242826" calcext:value-type="float">
            <text:p>10.242826</text:p>
          </table:table-cell>
          <table:table-cell office:value-type="float" office:value="7.509537" calcext:value-type="float">
            <text:p>7.509537</text:p>
          </table:table-cell>
        </table:table-row>
        <table:table-row table:style-name="ro2">
          <table:table-cell office:value-type="string" calcext:value-type="string">
            <text:p>2019-10-03 01:07:02</text:p>
          </table:table-cell>
          <table:table-cell office:value-type="float" office:value="10.249925" calcext:value-type="float">
            <text:p>10.249925</text:p>
          </table:table-cell>
          <table:table-cell office:value-type="float" office:value="7.514795" calcext:value-type="float">
            <text:p>7.514795</text:p>
          </table:table-cell>
        </table:table-row>
        <table:table-row table:style-name="ro2">
          <table:table-cell office:value-type="string" calcext:value-type="string">
            <text:p>2019-10-03 01:07:22</text:p>
          </table:table-cell>
          <table:table-cell office:value-type="float" office:value="10.25696" calcext:value-type="float">
            <text:p>10.25696</text:p>
          </table:table-cell>
          <table:table-cell office:value-type="float" office:value="7.519844" calcext:value-type="float">
            <text:p>7.519844</text:p>
          </table:table-cell>
        </table:table-row>
        <table:table-row table:style-name="ro2">
          <table:table-cell office:value-type="string" calcext:value-type="string">
            <text:p>2019-10-03 01:07:43</text:p>
          </table:table-cell>
          <table:table-cell office:value-type="float" office:value="10.271882" calcext:value-type="float">
            <text:p>10.271882</text:p>
          </table:table-cell>
          <table:table-cell office:value-type="float" office:value="7.531266" calcext:value-type="float">
            <text:p>7.531266</text:p>
          </table:table-cell>
        </table:table-row>
        <table:table-row table:style-name="ro2">
          <table:table-cell office:value-type="string" calcext:value-type="string">
            <text:p>2019-10-03 01:08:00</text:p>
          </table:table-cell>
          <table:table-cell office:value-type="float" office:value="10.278712" calcext:value-type="float">
            <text:p>10.278712</text:p>
          </table:table-cell>
          <table:table-cell office:value-type="float" office:value="7.536312" calcext:value-type="float">
            <text:p>7.536312</text:p>
          </table:table-cell>
        </table:table-row>
        <table:table-row table:style-name="ro2">
          <table:table-cell office:value-type="string" calcext:value-type="string">
            <text:p>2019-10-03 01:08:15</text:p>
          </table:table-cell>
          <table:table-cell office:value-type="float" office:value="10.285526" calcext:value-type="float">
            <text:p>10.285526</text:p>
          </table:table-cell>
          <table:table-cell office:value-type="float" office:value="7.541369" calcext:value-type="float">
            <text:p>7.541369</text:p>
          </table:table-cell>
        </table:table-row>
        <table:table-row table:style-name="ro2">
          <table:table-cell office:value-type="string" calcext:value-type="string">
            <text:p>2019-10-03 01:08:36</text:p>
          </table:table-cell>
          <table:table-cell office:value-type="float" office:value="10.299471" calcext:value-type="float">
            <text:p>10.299471</text:p>
          </table:table-cell>
          <table:table-cell office:value-type="float" office:value="7.552038" calcext:value-type="float">
            <text:p>7.552038</text:p>
          </table:table-cell>
        </table:table-row>
        <table:table-row table:style-name="ro2">
          <table:table-cell office:value-type="string" calcext:value-type="string">
            <text:p>2019-10-03 01:08:51</text:p>
          </table:table-cell>
          <table:table-cell office:value-type="float" office:value="10.306541" calcext:value-type="float">
            <text:p>10.306541</text:p>
          </table:table-cell>
          <table:table-cell office:value-type="float" office:value="7.557234" calcext:value-type="float">
            <text:p>7.557234</text:p>
          </table:table-cell>
        </table:table-row>
        <table:table-row table:style-name="ro2">
          <table:table-cell office:value-type="string" calcext:value-type="string">
            <text:p>2019-10-03 01:09:23</text:p>
          </table:table-cell>
          <table:table-cell office:value-type="float" office:value="10.321465" calcext:value-type="float">
            <text:p>10.321465</text:p>
          </table:table-cell>
          <table:table-cell office:value-type="float" office:value="7.568578" calcext:value-type="float">
            <text:p>7.568578</text:p>
          </table:table-cell>
        </table:table-row>
        <table:table-row table:style-name="ro2">
          <table:table-cell office:value-type="string" calcext:value-type="string">
            <text:p>2019-10-03 01:09:43</text:p>
          </table:table-cell>
          <table:table-cell office:value-type="float" office:value="10.328041" calcext:value-type="float">
            <text:p>10.328041</text:p>
          </table:table-cell>
          <table:table-cell office:value-type="float" office:value="7.573131" calcext:value-type="float">
            <text:p>7.573131</text:p>
          </table:table-cell>
        </table:table-row>
        <table:table-row table:style-name="ro2">
          <table:table-cell office:value-type="string" calcext:value-type="string">
            <text:p>2019-10-03 01:10:03</text:p>
          </table:table-cell>
          <table:table-cell office:value-type="float" office:value="10.335311" calcext:value-type="float">
            <text:p>10.335311</text:p>
          </table:table-cell>
          <table:table-cell office:value-type="float" office:value="7.57868" calcext:value-type="float">
            <text:p>7.57868</text:p>
          </table:table-cell>
        </table:table-row>
        <table:table-row table:style-name="ro2">
          <table:table-cell office:value-type="string" calcext:value-type="string">
            <text:p>2019-10-03 01:10:23</text:p>
          </table:table-cell>
          <table:table-cell office:value-type="float" office:value="10.342144" calcext:value-type="float">
            <text:p>10.342144</text:p>
          </table:table-cell>
          <table:table-cell office:value-type="float" office:value="7.583728" calcext:value-type="float">
            <text:p>7.583728</text:p>
          </table:table-cell>
        </table:table-row>
        <table:table-row table:style-name="ro2">
          <table:table-cell office:value-type="string" calcext:value-type="string">
            <text:p>2019-10-03 01:10:48</text:p>
          </table:table-cell>
          <table:table-cell office:value-type="float" office:value="10.356151" calcext:value-type="float">
            <text:p>10.356151</text:p>
          </table:table-cell>
          <table:table-cell office:value-type="float" office:value="7.595099" calcext:value-type="float">
            <text:p>7.595099</text:p>
          </table:table-cell>
        </table:table-row>
        <table:table-row table:style-name="ro2">
          <table:table-cell office:value-type="string" calcext:value-type="string">
            <text:p>2019-10-03 01:11:03</text:p>
          </table:table-cell>
          <table:table-cell office:value-type="float" office:value="10.363219" calcext:value-type="float">
            <text:p>10.363219</text:p>
          </table:table-cell>
          <table:table-cell office:value-type="float" office:value="7.600648" calcext:value-type="float">
            <text:p>7.600648</text:p>
          </table:table-cell>
        </table:table-row>
        <table:table-row table:style-name="ro2">
          <table:table-cell office:value-type="string" calcext:value-type="string">
            <text:p>2019-10-03 01:11:33</text:p>
          </table:table-cell>
          <table:table-cell office:value-type="float" office:value="10.377207" calcext:value-type="float">
            <text:p>10.377207</text:p>
          </table:table-cell>
          <table:table-cell office:value-type="float" office:value="7.611908" calcext:value-type="float">
            <text:p>7.611908</text:p>
          </table:table-cell>
        </table:table-row>
        <table:table-row table:style-name="ro2">
          <table:table-cell office:value-type="string" calcext:value-type="string">
            <text:p>2019-10-03 01:12:04</text:p>
          </table:table-cell>
          <table:table-cell office:value-type="float" office:value="10.392338" calcext:value-type="float">
            <text:p>10.392338</text:p>
          </table:table-cell>
          <table:table-cell office:value-type="float" office:value="7.624048" calcext:value-type="float">
            <text:p>7.624048</text:p>
          </table:table-cell>
        </table:table-row>
        <table:table-row table:style-name="ro2">
          <table:table-cell office:value-type="string" calcext:value-type="string">
            <text:p>2019-10-03 01:12:34</text:p>
          </table:table-cell>
          <table:table-cell office:value-type="float" office:value="10.407469" calcext:value-type="float">
            <text:p>10.407469</text:p>
          </table:table-cell>
          <table:table-cell office:value-type="float" office:value="7.636188" calcext:value-type="float">
            <text:p>7.636188</text:p>
          </table:table-cell>
        </table:table-row>
        <table:table-row table:style-name="ro2">
          <table:table-cell office:value-type="string" calcext:value-type="string">
            <text:p>2019-10-03 01:13:03</text:p>
          </table:table-cell>
          <table:table-cell office:value-type="float" office:value="10.421715" calcext:value-type="float">
            <text:p>10.421715</text:p>
          </table:table-cell>
          <table:table-cell office:value-type="float" office:value="7.647649" calcext:value-type="float">
            <text:p>7.647649</text:p>
          </table:table-cell>
        </table:table-row>
        <table:table-row table:style-name="ro2">
          <table:table-cell office:value-type="string" calcext:value-type="string">
            <text:p>2019-10-03 01:13:22</text:p>
          </table:table-cell>
          <table:table-cell office:value-type="float" office:value="10.428328" calcext:value-type="float">
            <text:p>10.428328</text:p>
          </table:table-cell>
          <table:table-cell office:value-type="float" office:value="7.652287" calcext:value-type="float">
            <text:p>7.652287</text:p>
          </table:table-cell>
        </table:table-row>
        <table:table-row table:style-name="ro2">
          <table:table-cell office:value-type="string" calcext:value-type="string">
            <text:p>2019-10-03 01:13:42</text:p>
          </table:table-cell>
          <table:table-cell office:value-type="float" office:value="10.4424" calcext:value-type="float">
            <text:p>10.4424</text:p>
          </table:table-cell>
          <table:table-cell office:value-type="float" office:value="7.663453" calcext:value-type="float">
            <text:p>7.663453</text:p>
          </table:table-cell>
        </table:table-row>
        <table:table-row table:style-name="ro2">
          <table:table-cell office:value-type="string" calcext:value-type="string">
            <text:p>2019-10-03 01:13:57</text:p>
          </table:table-cell>
          <table:table-cell office:value-type="float" office:value="10.449233" calcext:value-type="float">
            <text:p>10.449233</text:p>
          </table:table-cell>
          <table:table-cell office:value-type="float" office:value="7.668502" calcext:value-type="float">
            <text:p>7.668502</text:p>
          </table:table-cell>
        </table:table-row>
        <table:table-row table:style-name="ro2">
          <table:table-cell office:value-type="string" calcext:value-type="string">
            <text:p>2019-10-03 01:14:19</text:p>
          </table:table-cell>
          <table:table-cell office:value-type="float" office:value="10.464191" calcext:value-type="float">
            <text:p>10.464191</text:p>
          </table:table-cell>
          <table:table-cell office:value-type="float" office:value="7.680503" calcext:value-type="float">
            <text:p>7.680503</text:p>
          </table:table-cell>
        </table:table-row>
        <table:table-row table:style-name="ro2">
          <table:table-cell office:value-type="string" calcext:value-type="string">
            <text:p>2019-10-03 01:14:38</text:p>
          </table:table-cell>
          <table:table-cell office:value-type="float" office:value="10.47821" calcext:value-type="float">
            <text:p>10.47821</text:p>
          </table:table-cell>
          <table:table-cell office:value-type="float" office:value="7.691472" calcext:value-type="float">
            <text:p>7.691472</text:p>
          </table:table-cell>
        </table:table-row>
        <table:table-row table:style-name="ro2">
          <table:table-cell office:value-type="string" calcext:value-type="string">
            <text:p>2019-10-03 01:14:59</text:p>
          </table:table-cell>
          <table:table-cell office:value-type="float" office:value="10.493428" calcext:value-type="float">
            <text:p>10.493428</text:p>
          </table:table-cell>
          <table:table-cell office:value-type="float" office:value="7.703537" calcext:value-type="float">
            <text:p>7.703537</text:p>
          </table:table-cell>
        </table:table-row>
        <table:table-row table:style-name="ro2">
          <table:table-cell office:value-type="string" calcext:value-type="string">
            <text:p>2019-10-03 01:15:47</text:p>
          </table:table-cell>
          <table:table-cell office:value-type="float" office:value="10.519779" calcext:value-type="float">
            <text:p>10.519779</text:p>
          </table:table-cell>
          <table:table-cell office:value-type="float" office:value="7.723743" calcext:value-type="float">
            <text:p>7.723743</text:p>
          </table:table-cell>
        </table:table-row>
        <table:table-row table:style-name="ro2">
          <table:table-cell office:value-type="string" calcext:value-type="string">
            <text:p>2019-10-03 01:16:10</text:p>
          </table:table-cell>
          <table:table-cell office:value-type="float" office:value="10.53515" calcext:value-type="float">
            <text:p>10.53515</text:p>
          </table:table-cell>
          <table:table-cell office:value-type="float" office:value="7.735986" calcext:value-type="float">
            <text:p>7.735986</text:p>
          </table:table-cell>
        </table:table-row>
        <table:table-row table:style-name="ro2">
          <table:table-cell office:value-type="string" calcext:value-type="string">
            <text:p>2019-10-03 01:16:30</text:p>
          </table:table-cell>
          <table:table-cell office:value-type="float" office:value="10.54222" calcext:value-type="float">
            <text:p>10.54222</text:p>
          </table:table-cell>
          <table:table-cell office:value-type="float" office:value="7.741183" calcext:value-type="float">
            <text:p>7.741183</text:p>
          </table:table-cell>
        </table:table-row>
        <table:table-row table:style-name="ro2">
          <table:table-cell office:value-type="string" calcext:value-type="string">
            <text:p>2019-10-03 01:16:45</text:p>
          </table:table-cell>
          <table:table-cell office:value-type="float" office:value="10.547997" calcext:value-type="float">
            <text:p>10.547997</text:p>
          </table:table-cell>
          <table:table-cell office:value-type="float" office:value="7.743633" calcext:value-type="float">
            <text:p>7.743633</text:p>
          </table:table-cell>
        </table:table-row>
        <table:table-row table:style-name="ro2">
          <table:table-cell office:value-type="string" calcext:value-type="string">
            <text:p>2019-10-03 01:17:11</text:p>
          </table:table-cell>
          <table:table-cell office:value-type="float" office:value="10.562892" calcext:value-type="float">
            <text:p>10.562892</text:p>
          </table:table-cell>
          <table:table-cell office:value-type="float" office:value="7.754916" calcext:value-type="float">
            <text:p>7.754916</text:p>
          </table:table-cell>
        </table:table-row>
        <table:table-row table:style-name="ro2">
          <table:table-cell office:value-type="string" calcext:value-type="string">
            <text:p>2019-10-03 01:17:51</text:p>
          </table:table-cell>
          <table:table-cell office:value-type="float" office:value="10.581202" calcext:value-type="float">
            <text:p>10.581202</text:p>
          </table:table-cell>
          <table:table-cell office:value-type="float" office:value="7.769102" calcext:value-type="float">
            <text:p>7.769102</text:p>
          </table:table-cell>
        </table:table-row>
        <table:table-row table:style-name="ro2">
          <table:table-cell office:value-type="string" calcext:value-type="string">
            <text:p>2019-10-03 01:18:06</text:p>
          </table:table-cell>
          <table:table-cell office:value-type="float" office:value="10.586984" calcext:value-type="float">
            <text:p>10.586984</text:p>
          </table:table-cell>
          <table:table-cell office:value-type="float" office:value="7.771855" calcext:value-type="float">
            <text:p>7.771855</text:p>
          </table:table-cell>
        </table:table-row>
        <table:table-row table:style-name="ro2">
          <table:table-cell office:value-type="string" calcext:value-type="string">
            <text:p>2019-10-03 01:18:21</text:p>
          </table:table-cell>
          <table:table-cell office:value-type="float" office:value="10.593798" calcext:value-type="float">
            <text:p>10.593798</text:p>
          </table:table-cell>
          <table:table-cell office:value-type="float" office:value="7.776912" calcext:value-type="float">
            <text:p>7.776912</text:p>
          </table:table-cell>
        </table:table-row>
        <table:table-row table:style-name="ro2">
          <table:table-cell office:value-type="string" calcext:value-type="string">
            <text:p>2019-10-03 01:18:41</text:p>
          </table:table-cell>
          <table:table-cell office:value-type="float" office:value="10.607814" calcext:value-type="float">
            <text:p>10.607814</text:p>
          </table:table-cell>
          <table:table-cell office:value-type="float" office:value="7.787878" calcext:value-type="float">
            <text:p>7.787878</text:p>
          </table:table-cell>
        </table:table-row>
        <table:table-row table:style-name="ro2">
          <table:table-cell office:value-type="string" calcext:value-type="string">
            <text:p>2019-10-03 01:19:01</text:p>
          </table:table-cell>
          <table:table-cell office:value-type="float" office:value="10.622737" calcext:value-type="float">
            <text:p>10.622737</text:p>
          </table:table-cell>
          <table:table-cell office:value-type="float" office:value="7.799658" calcext:value-type="float">
            <text:p>7.799658</text:p>
          </table:table-cell>
        </table:table-row>
        <table:table-row table:style-name="ro2">
          <table:table-cell office:value-type="string" calcext:value-type="string">
            <text:p>2019-10-03 01:19:22</text:p>
          </table:table-cell>
          <table:table-cell office:value-type="float" office:value="10.637662" calcext:value-type="float">
            <text:p>10.637662</text:p>
          </table:table-cell>
          <table:table-cell office:value-type="float" office:value="7.811086" calcext:value-type="float">
            <text:p>7.811086</text:p>
          </table:table-cell>
        </table:table-row>
        <table:table-row table:style-name="ro2">
          <table:table-cell office:value-type="string" calcext:value-type="string">
            <text:p>2019-10-03 01:19:37</text:p>
          </table:table-cell>
          <table:table-cell office:value-type="float" office:value="10.644272" calcext:value-type="float">
            <text:p>10.644272</text:p>
          </table:table-cell>
          <table:table-cell office:value-type="float" office:value="7.815643" calcext:value-type="float">
            <text:p>7.815643</text:p>
          </table:table-cell>
        </table:table-row>
        <table:table-row table:style-name="ro2">
          <table:table-cell office:value-type="string" calcext:value-type="string">
            <text:p>2019-10-03 01:20:08</text:p>
          </table:table-cell>
          <table:table-cell office:value-type="float" office:value="10.658203" calcext:value-type="float">
            <text:p>10.658203</text:p>
          </table:table-cell>
          <table:table-cell office:value-type="float" office:value="7.82676" calcext:value-type="float">
            <text:p>7.82676</text:p>
          </table:table-cell>
        </table:table-row>
        <table:table-row table:style-name="ro2">
          <table:table-cell office:value-type="string" calcext:value-type="string">
            <text:p>2019-10-03 01:20:28</text:p>
          </table:table-cell>
          <table:table-cell office:value-type="float" office:value="10.6637" calcext:value-type="float">
            <text:p>10.6637</text:p>
          </table:table-cell>
          <table:table-cell office:value-type="float" office:value="7.82921" calcext:value-type="float">
            <text:p>7.82921</text:p>
          </table:table-cell>
        </table:table-row>
        <table:table-row table:style-name="ro2">
          <table:table-cell office:value-type="string" calcext:value-type="string">
            <text:p>2019-10-03 01:20:59</text:p>
          </table:table-cell>
          <table:table-cell office:value-type="float" office:value="10.678253" calcext:value-type="float">
            <text:p>10.678253</text:p>
          </table:table-cell>
          <table:table-cell office:value-type="float" office:value="7.839747" calcext:value-type="float">
            <text:p>7.839747</text:p>
          </table:table-cell>
        </table:table-row>
        <table:table-row table:style-name="ro2">
          <table:table-cell office:value-type="string" calcext:value-type="string">
            <text:p>2019-10-03 01:21:22</text:p>
          </table:table-cell>
          <table:table-cell office:value-type="float" office:value="10.692214" calcext:value-type="float">
            <text:p>10.692214</text:p>
          </table:table-cell>
          <table:table-cell office:value-type="float" office:value="7.851007" calcext:value-type="float">
            <text:p>7.851007</text:p>
          </table:table-cell>
        </table:table-row>
        <table:table-row table:style-name="ro2">
          <table:table-cell office:value-type="string" calcext:value-type="string">
            <text:p>2019-10-03 01:21:37</text:p>
          </table:table-cell>
          <table:table-cell office:value-type="float" office:value="10.698874" calcext:value-type="float">
            <text:p>10.698874</text:p>
          </table:table-cell>
          <table:table-cell office:value-type="float" office:value="7.855843" calcext:value-type="float">
            <text:p>7.855843</text:p>
          </table:table-cell>
        </table:table-row>
        <table:table-row table:style-name="ro2">
          <table:table-cell office:value-type="string" calcext:value-type="string">
            <text:p>2019-10-03 01:21:58</text:p>
          </table:table-cell>
          <table:table-cell office:value-type="float" office:value="10.713825" calcext:value-type="float">
            <text:p>10.713825</text:p>
          </table:table-cell>
          <table:table-cell office:value-type="float" office:value="7.867329" calcext:value-type="float">
            <text:p>7.867329</text:p>
          </table:table-cell>
        </table:table-row>
        <table:table-row table:style-name="ro2">
          <table:table-cell office:value-type="string" calcext:value-type="string">
            <text:p>2019-10-03 01:22:29</text:p>
          </table:table-cell>
          <table:table-cell office:value-type="float" office:value="10.728521" calcext:value-type="float">
            <text:p>10.728521</text:p>
          </table:table-cell>
          <table:table-cell office:value-type="float" office:value="7.878617" calcext:value-type="float">
            <text:p>7.878617</text:p>
          </table:table-cell>
        </table:table-row>
        <table:table-row table:style-name="ro2">
          <table:table-cell office:value-type="string" calcext:value-type="string">
            <text:p>2019-10-03 01:22:50</text:p>
          </table:table-cell>
          <table:table-cell office:value-type="float" office:value="10.742767" calcext:value-type="float">
            <text:p>10.742767</text:p>
          </table:table-cell>
          <table:table-cell office:value-type="float" office:value="7.890078" calcext:value-type="float">
            <text:p>7.890078</text:p>
          </table:table-cell>
        </table:table-row>
        <table:table-row table:style-name="ro2">
          <table:table-cell office:value-type="string" calcext:value-type="string">
            <text:p>2019-10-03 01:23:20</text:p>
          </table:table-cell>
          <table:table-cell office:value-type="float" office:value="10.756774" calcext:value-type="float">
            <text:p>10.756774</text:p>
          </table:table-cell>
          <table:table-cell office:value-type="float" office:value="7.900997" calcext:value-type="float">
            <text:p>7.900997</text:p>
          </table:table-cell>
        </table:table-row>
        <table:table-row table:style-name="ro2">
          <table:table-cell office:value-type="string" calcext:value-type="string">
            <text:p>2019-10-03 01:23:45</text:p>
          </table:table-cell>
          <table:table-cell office:value-type="float" office:value="10.771057" calcext:value-type="float">
            <text:p>10.771057</text:p>
          </table:table-cell>
          <table:table-cell office:value-type="float" office:value="7.912526" calcext:value-type="float">
            <text:p>7.912526</text:p>
          </table:table-cell>
        </table:table-row>
        <table:table-row table:style-name="ro2">
          <table:table-cell office:value-type="string" calcext:value-type="string">
            <text:p>2019-10-03 01:24:18</text:p>
          </table:table-cell>
          <table:table-cell office:value-type="float" office:value="10.788604" calcext:value-type="float">
            <text:p>10.788604</text:p>
          </table:table-cell>
          <table:table-cell office:value-type="float" office:value="7.925887" calcext:value-type="float">
            <text:p>7.925887</text:p>
          </table:table-cell>
        </table:table-row>
        <table:table-row table:style-name="ro2">
          <table:table-cell office:value-type="string" calcext:value-type="string">
            <text:p>2019-10-03 01:24:39</text:p>
          </table:table-cell>
          <table:table-cell office:value-type="float" office:value="10.803341" calcext:value-type="float">
            <text:p>10.803341</text:p>
          </table:table-cell>
          <table:table-cell office:value-type="float" office:value="7.937375" calcext:value-type="float">
            <text:p>7.937375</text:p>
          </table:table-cell>
        </table:table-row>
        <table:table-row table:style-name="ro2">
          <table:table-cell office:value-type="string" calcext:value-type="string">
            <text:p>2019-10-03 01:24:54</text:p>
          </table:table-cell>
          <table:table-cell office:value-type="float" office:value="10.810238" calcext:value-type="float">
            <text:p>10.810238</text:p>
          </table:table-cell>
          <table:table-cell office:value-type="float" office:value="7.942633" calcext:value-type="float">
            <text:p>7.942633</text:p>
          </table:table-cell>
        </table:table-row>
        <table:table-row table:style-name="ro2">
          <table:table-cell office:value-type="string" calcext:value-type="string">
            <text:p>2019-10-03 01:25:38</text:p>
          </table:table-cell>
          <table:table-cell office:value-type="float" office:value="10.837215" calcext:value-type="float">
            <text:p>10.837215</text:p>
          </table:table-cell>
          <table:table-cell office:value-type="float" office:value="7.963675" calcext:value-type="float">
            <text:p>7.963675</text:p>
          </table:table-cell>
        </table:table-row>
        <table:table-row table:style-name="ro2">
          <table:table-cell office:value-type="string" calcext:value-type="string">
            <text:p>2019-10-03 01:25:54</text:p>
          </table:table-cell>
          <table:table-cell office:value-type="float" office:value="10.843848" calcext:value-type="float">
            <text:p>10.843848</text:p>
          </table:table-cell>
          <table:table-cell office:value-type="float" office:value="7.968512" calcext:value-type="float">
            <text:p>7.968512</text:p>
          </table:table-cell>
        </table:table-row>
        <table:table-row table:style-name="ro2">
          <table:table-cell office:value-type="string" calcext:value-type="string">
            <text:p>2019-10-03 01:26:14</text:p>
          </table:table-cell>
          <table:table-cell office:value-type="float" office:value="10.850427" calcext:value-type="float">
            <text:p>10.850427</text:p>
          </table:table-cell>
          <table:table-cell office:value-type="float" office:value="7.973068" calcext:value-type="float">
            <text:p>7.973068</text:p>
          </table:table-cell>
        </table:table-row>
        <table:table-row table:style-name="ro2">
          <table:table-cell office:value-type="string" calcext:value-type="string">
            <text:p>2019-10-03 01:26:29</text:p>
          </table:table-cell>
          <table:table-cell office:value-type="float" office:value="10.857241" calcext:value-type="float">
            <text:p>10.857241</text:p>
          </table:table-cell>
          <table:table-cell office:value-type="float" office:value="7.978125" calcext:value-type="float">
            <text:p>7.978125</text:p>
          </table:table-cell>
        </table:table-row>
        <table:table-row table:style-name="ro2">
          <table:table-cell office:value-type="string" calcext:value-type="string">
            <text:p>2019-10-03 01:26:50</text:p>
          </table:table-cell>
          <table:table-cell office:value-type="float" office:value="10.871257" calcext:value-type="float">
            <text:p>10.871257</text:p>
          </table:table-cell>
          <table:table-cell office:value-type="float" office:value="7.989091" calcext:value-type="float">
            <text:p>7.989091</text:p>
          </table:table-cell>
        </table:table-row>
        <table:table-row table:style-name="ro2">
          <table:table-cell office:value-type="string" calcext:value-type="string">
            <text:p>2019-10-03 01:27:10</text:p>
          </table:table-cell>
          <table:table-cell office:value-type="float" office:value="10.878071" calcext:value-type="float">
            <text:p>10.878071</text:p>
          </table:table-cell>
          <table:table-cell office:value-type="float" office:value="7.994147" calcext:value-type="float">
            <text:p>7.994147</text:p>
          </table:table-cell>
        </table:table-row>
        <table:table-row table:style-name="ro2">
          <table:table-cell office:value-type="string" calcext:value-type="string">
            <text:p>2019-10-03 01:27:30</text:p>
          </table:table-cell>
          <table:table-cell office:value-type="float" office:value="10.884714" calcext:value-type="float">
            <text:p>10.884714</text:p>
          </table:table-cell>
          <table:table-cell office:value-type="float" office:value="7.998913" calcext:value-type="float">
            <text:p>7.998913</text:p>
          </table:table-cell>
        </table:table-row>
        <table:table-row table:style-name="ro2">
          <table:table-cell office:value-type="string" calcext:value-type="string">
            <text:p>2019-10-03 01:27:50</text:p>
          </table:table-cell>
          <table:table-cell office:value-type="float" office:value="10.898901" calcext:value-type="float">
            <text:p>10.898901</text:p>
          </table:table-cell>
          <table:table-cell office:value-type="float" office:value="8.010168" calcext:value-type="float">
            <text:p>8.010168</text:p>
          </table:table-cell>
        </table:table-row>
        <table:table-row table:style-name="ro2">
          <table:table-cell office:value-type="string" calcext:value-type="string">
            <text:p>2019-10-03 01:28:13</text:p>
          </table:table-cell>
          <table:table-cell office:value-type="float" office:value="10.913799" calcext:value-type="float">
            <text:p>10.913799</text:p>
          </table:table-cell>
          <table:table-cell office:value-type="float" office:value="8.021456" calcext:value-type="float">
            <text:p>8.021456</text:p>
          </table:table-cell>
        </table:table-row>
        <table:table-row table:style-name="ro2">
          <table:table-cell office:value-type="string" calcext:value-type="string">
            <text:p>2019-10-03 01:28:33</text:p>
          </table:table-cell>
          <table:table-cell office:value-type="float" office:value="10.920842" calcext:value-type="float">
            <text:p>10.920842</text:p>
          </table:table-cell>
          <table:table-cell office:value-type="float" office:value="8.026512" calcext:value-type="float">
            <text:p>8.026512</text:p>
          </table:table-cell>
        </table:table-row>
        <table:table-row table:style-name="ro2">
          <table:table-cell office:value-type="string" calcext:value-type="string">
            <text:p>2019-10-03 01:29:04</text:p>
          </table:table-cell>
          <table:table-cell office:value-type="float" office:value="10.935762" calcext:value-type="float">
            <text:p>10.935762</text:p>
          </table:table-cell>
          <table:table-cell office:value-type="float" office:value="8.038289" calcext:value-type="float">
            <text:p>8.038289</text:p>
          </table:table-cell>
        </table:table-row>
        <table:table-row table:style-name="ro2">
          <table:table-cell office:value-type="string" calcext:value-type="string">
            <text:p>2019-10-03 01:29:26</text:p>
          </table:table-cell>
          <table:table-cell office:value-type="float" office:value="10.949723" calcext:value-type="float">
            <text:p>10.949723</text:p>
          </table:table-cell>
          <table:table-cell office:value-type="float" office:value="8.049548" calcext:value-type="float">
            <text:p>8.049548</text:p>
          </table:table-cell>
        </table:table-row>
        <table:table-row table:style-name="ro2">
          <table:table-cell office:value-type="string" calcext:value-type="string">
            <text:p>2019-10-03 01:29:41</text:p>
          </table:table-cell>
          <table:table-cell office:value-type="float" office:value="10.956329" calcext:value-type="float">
            <text:p>10.956329</text:p>
          </table:table-cell>
          <table:table-cell office:value-type="float" office:value="8.054104" calcext:value-type="float">
            <text:p>8.054104</text:p>
          </table:table-cell>
        </table:table-row>
        <table:table-row table:style-name="ro2">
          <table:table-cell office:value-type="string" calcext:value-type="string">
            <text:p>2019-10-03 01:29:57</text:p>
          </table:table-cell>
          <table:table-cell office:value-type="float" office:value="10.962679" calcext:value-type="float">
            <text:p>10.962679</text:p>
          </table:table-cell>
          <table:table-cell office:value-type="float" office:value="8.056554" calcext:value-type="float">
            <text:p>8.056554</text:p>
          </table:table-cell>
        </table:table-row>
        <table:table-row table:style-name="ro2">
          <table:table-cell office:value-type="string" calcext:value-type="string">
            <text:p>2019-10-03 01:30:12</text:p>
          </table:table-cell>
          <table:table-cell office:value-type="float" office:value="10.969312" calcext:value-type="float">
            <text:p>10.969312</text:p>
          </table:table-cell>
          <table:table-cell office:value-type="float" office:value="8.06125" calcext:value-type="float">
            <text:p>8.06125</text:p>
          </table:table-cell>
        </table:table-row>
        <table:table-row table:style-name="ro2">
          <table:table-cell office:value-type="string" calcext:value-type="string">
            <text:p>2019-10-03 01:30:32</text:p>
          </table:table-cell>
          <table:table-cell office:value-type="float" office:value="10.984263" calcext:value-type="float">
            <text:p>10.984263</text:p>
          </table:table-cell>
          <table:table-cell office:value-type="float" office:value="8.072736" calcext:value-type="float">
            <text:p>8.072736</text:p>
          </table:table-cell>
        </table:table-row>
        <table:table-row table:style-name="ro2">
          <table:table-cell office:value-type="string" calcext:value-type="string">
            <text:p>2019-10-03 01:30:52</text:p>
          </table:table-cell>
          <table:table-cell office:value-type="float" office:value="10.990904" calcext:value-type="float">
            <text:p>10.990904</text:p>
          </table:table-cell>
          <table:table-cell office:value-type="float" office:value="8.076969" calcext:value-type="float">
            <text:p>8.076969</text:p>
          </table:table-cell>
        </table:table-row>
        <table:table-row table:style-name="ro2">
          <table:table-cell office:value-type="string" calcext:value-type="string">
            <text:p>2019-10-03 01:31:22</text:p>
          </table:table-cell>
          <table:table-cell office:value-type="float" office:value="11.004933" calcext:value-type="float">
            <text:p>11.004933</text:p>
          </table:table-cell>
          <table:table-cell office:value-type="float" office:value="8.088427" calcext:value-type="float">
            <text:p>8.088427</text:p>
          </table:table-cell>
        </table:table-row>
        <table:table-row table:style-name="ro2">
          <table:table-cell office:value-type="string" calcext:value-type="string">
            <text:p>2019-10-03 01:31:38</text:p>
          </table:table-cell>
          <table:table-cell office:value-type="float" office:value="11.011747" calcext:value-type="float">
            <text:p>11.011747</text:p>
          </table:table-cell>
          <table:table-cell office:value-type="float" office:value="8.092459" calcext:value-type="float">
            <text:p>8.092459</text:p>
          </table:table-cell>
        </table:table-row>
        <table:table-row table:style-name="ro2">
          <table:table-cell office:value-type="string" calcext:value-type="string">
            <text:p>2019-10-03 01:32:09</text:p>
          </table:table-cell>
          <table:table-cell office:value-type="float" office:value="11.025967" calcext:value-type="float">
            <text:p>11.025967</text:p>
          </table:table-cell>
          <table:table-cell office:value-type="float" office:value="8.101682" calcext:value-type="float">
            <text:p>8.101682</text:p>
          </table:table-cell>
        </table:table-row>
        <table:table-row table:style-name="ro2">
          <table:table-cell office:value-type="string" calcext:value-type="string">
            <text:p>2019-10-03 01:32:39</text:p>
          </table:table-cell>
          <table:table-cell office:value-type="float" office:value="11.039936" calcext:value-type="float">
            <text:p>11.039936</text:p>
          </table:table-cell>
          <table:table-cell office:value-type="float" office:value="8.11281" calcext:value-type="float">
            <text:p>8.11281</text:p>
          </table:table-cell>
        </table:table-row>
        <table:table-row table:style-name="ro2">
          <table:table-cell office:value-type="string" calcext:value-type="string">
            <text:p>2019-10-03 01:32:54</text:p>
          </table:table-cell>
          <table:table-cell office:value-type="float" office:value="11.045433" calcext:value-type="float">
            <text:p>11.045433</text:p>
          </table:table-cell>
          <table:table-cell office:value-type="float" office:value="8.115275" calcext:value-type="float">
            <text:p>8.115275</text:p>
          </table:table-cell>
        </table:table-row>
        <table:table-row table:style-name="ro2">
          <table:table-cell office:value-type="string" calcext:value-type="string">
            <text:p>2019-10-03 01:33:15</text:p>
          </table:table-cell>
          <table:table-cell office:value-type="float" office:value="11.060135" calcext:value-type="float">
            <text:p>11.060135</text:p>
          </table:table-cell>
          <table:table-cell office:value-type="float" office:value="8.126611" calcext:value-type="float">
            <text:p>8.126611</text:p>
          </table:table-cell>
        </table:table-row>
        <table:table-row table:style-name="ro2">
          <table:table-cell office:value-type="string" calcext:value-type="string">
            <text:p>2019-10-03 01:33:31</text:p>
          </table:table-cell>
          <table:table-cell office:value-type="float" office:value="11.067234" calcext:value-type="float">
            <text:p>11.067234</text:p>
          </table:table-cell>
          <table:table-cell office:value-type="float" office:value="8.131869" calcext:value-type="float">
            <text:p>8.131869</text:p>
          </table:table-cell>
        </table:table-row>
        <table:table-row table:style-name="ro2">
          <table:table-cell office:value-type="string" calcext:value-type="string">
            <text:p>2019-10-03 01:34:00</text:p>
          </table:table-cell>
          <table:table-cell office:value-type="float" office:value="11.081517" calcext:value-type="float">
            <text:p>11.081517</text:p>
          </table:table-cell>
          <table:table-cell office:value-type="float" office:value="8.143399" calcext:value-type="float">
            <text:p>8.143399</text:p>
          </table:table-cell>
        </table:table-row>
        <table:table-row table:style-name="ro2">
          <table:table-cell office:value-type="string" calcext:value-type="string">
            <text:p>2019-10-03 01:34:16</text:p>
          </table:table-cell>
          <table:table-cell office:value-type="float" office:value="11.08835" calcext:value-type="float">
            <text:p>11.08835</text:p>
          </table:table-cell>
          <table:table-cell office:value-type="float" office:value="8.148448" calcext:value-type="float">
            <text:p>8.148448</text:p>
          </table:table-cell>
        </table:table-row>
        <table:table-row table:style-name="ro2">
          <table:table-cell office:value-type="string" calcext:value-type="string">
            <text:p>2019-10-03 01:34:48</text:p>
          </table:table-cell>
          <table:table-cell office:value-type="float" office:value="11.103228" calcext:value-type="float">
            <text:p>11.103228</text:p>
          </table:table-cell>
          <table:table-cell office:value-type="float" office:value="8.16013" calcext:value-type="float">
            <text:p>8.16013</text:p>
          </table:table-cell>
        </table:table-row>
        <table:table-row table:style-name="ro2">
          <table:table-cell office:value-type="string" calcext:value-type="string">
            <text:p>2019-10-03 01:35:07</text:p>
          </table:table-cell>
          <table:table-cell office:value-type="float" office:value="11.110033" calcext:value-type="float">
            <text:p>11.110033</text:p>
          </table:table-cell>
          <table:table-cell office:value-type="float" office:value="8.164684" calcext:value-type="float">
            <text:p>8.164684</text:p>
          </table:table-cell>
        </table:table-row>
        <table:table-row table:style-name="ro2">
          <table:table-cell office:value-type="string" calcext:value-type="string">
            <text:p>2019-10-03 01:35:37</text:p>
          </table:table-cell>
          <table:table-cell office:value-type="float" office:value="11.123347" calcext:value-type="float">
            <text:p>11.123347</text:p>
          </table:table-cell>
          <table:table-cell office:value-type="float" office:value="8.173447" calcext:value-type="float">
            <text:p>8.173447</text:p>
          </table:table-cell>
        </table:table-row>
        <table:table-row table:style-name="ro2">
          <table:table-cell office:value-type="string" calcext:value-type="string">
            <text:p>2019-10-03 01:35:58</text:p>
          </table:table-cell>
          <table:table-cell office:value-type="float" office:value="11.138082" calcext:value-type="float">
            <text:p>11.138082</text:p>
          </table:table-cell>
          <table:table-cell office:value-type="float" office:value="8.184919" calcext:value-type="float">
            <text:p>8.184919</text:p>
          </table:table-cell>
        </table:table-row>
        <table:table-row table:style-name="ro2">
          <table:table-cell office:value-type="string" calcext:value-type="string">
            <text:p>2019-10-03 01:36:18</text:p>
          </table:table-cell>
          <table:table-cell office:value-type="float" office:value="11.144438" calcext:value-type="float">
            <text:p>11.144438</text:p>
          </table:table-cell>
          <table:table-cell office:value-type="float" office:value="8.187869" calcext:value-type="float">
            <text:p>8.187869</text:p>
          </table:table-cell>
        </table:table-row>
        <table:table-row table:style-name="ro2">
          <table:table-cell office:value-type="string" calcext:value-type="string">
            <text:p>2019-10-03 01:36:38</text:p>
          </table:table-cell>
          <table:table-cell office:value-type="float" office:value="11.15131" calcext:value-type="float">
            <text:p>11.15131</text:p>
          </table:table-cell>
          <table:table-cell office:value-type="float" office:value="8.192635" calcext:value-type="float">
            <text:p>8.192635</text:p>
          </table:table-cell>
        </table:table-row>
        <table:table-row table:style-name="ro2">
          <table:table-cell office:value-type="string" calcext:value-type="string">
            <text:p>2019-10-03 01:37:10</text:p>
          </table:table-cell>
          <table:table-cell office:value-type="float" office:value="11.16623" calcext:value-type="float">
            <text:p>11.16623</text:p>
          </table:table-cell>
          <table:table-cell office:value-type="float" office:value="8.204411" calcext:value-type="float">
            <text:p>8.204411</text:p>
          </table:table-cell>
        </table:table-row>
        <table:table-row table:style-name="ro2">
          <table:table-cell office:value-type="string" calcext:value-type="string">
            <text:p>2019-10-03 01:37:25</text:p>
          </table:table-cell>
          <table:table-cell office:value-type="float" office:value="11.172848" calcext:value-type="float">
            <text:p>11.172848</text:p>
          </table:table-cell>
          <table:table-cell office:value-type="float" office:value="8.209012" calcext:value-type="float">
            <text:p>8.209012</text:p>
          </table:table-cell>
        </table:table-row>
        <table:table-row table:style-name="ro2">
          <table:table-cell office:value-type="string" calcext:value-type="string">
            <text:p>2019-10-03 01:37:56</text:p>
          </table:table-cell>
          <table:table-cell office:value-type="float" office:value="11.186864" calcext:value-type="float">
            <text:p>11.186864</text:p>
          </table:table-cell>
          <table:table-cell office:value-type="float" office:value="8.219977" calcext:value-type="float">
            <text:p>8.219977</text:p>
          </table:table-cell>
        </table:table-row>
        <table:table-row table:style-name="ro2">
          <table:table-cell office:value-type="string" calcext:value-type="string">
            <text:p>2019-10-03 01:38:16</text:p>
          </table:table-cell>
          <table:table-cell office:value-type="float" office:value="11.19344" calcext:value-type="float">
            <text:p>11.19344</text:p>
          </table:table-cell>
          <table:table-cell office:value-type="float" office:value="8.22453" calcext:value-type="float">
            <text:p>8.22453</text:p>
          </table:table-cell>
        </table:table-row>
        <table:table-row table:style-name="ro2">
          <table:table-cell office:value-type="string" calcext:value-type="string">
            <text:p>2019-10-03 01:38:33</text:p>
          </table:table-cell>
          <table:table-cell office:value-type="float" office:value="11.200337" calcext:value-type="float">
            <text:p>11.200337</text:p>
          </table:table-cell>
          <table:table-cell office:value-type="float" office:value="8.229787" calcext:value-type="float">
            <text:p>8.229787</text:p>
          </table:table-cell>
        </table:table-row>
        <table:table-row table:style-name="ro2">
          <table:table-cell office:value-type="string" calcext:value-type="string">
            <text:p>2019-10-03 01:38:54</text:p>
          </table:table-cell>
          <table:table-cell office:value-type="float" office:value="11.207209" calcext:value-type="float">
            <text:p>11.207209</text:p>
          </table:table-cell>
          <table:table-cell office:value-type="float" office:value="8.234553" calcext:value-type="float">
            <text:p>8.234553</text:p>
          </table:table-cell>
        </table:table-row>
        <table:table-row table:style-name="ro2">
          <table:table-cell office:value-type="string" calcext:value-type="string">
            <text:p>2019-10-03 01:39:09</text:p>
          </table:table-cell>
          <table:table-cell office:value-type="float" office:value="11.214023" calcext:value-type="float">
            <text:p>11.214023</text:p>
          </table:table-cell>
          <table:table-cell office:value-type="float" office:value="8.23961" calcext:value-type="float">
            <text:p>8.23961</text:p>
          </table:table-cell>
        </table:table-row>
        <table:table-row table:style-name="ro2">
          <table:table-cell office:value-type="string" calcext:value-type="string">
            <text:p>2019-10-03 01:39:24</text:p>
          </table:table-cell>
          <table:table-cell office:value-type="float" office:value="11.221066" calcext:value-type="float">
            <text:p>11.221066</text:p>
          </table:table-cell>
          <table:table-cell office:value-type="float" office:value="8.244667" calcext:value-type="float">
            <text:p>8.244667</text:p>
          </table:table-cell>
        </table:table-row>
        <table:table-row table:style-name="ro2">
          <table:table-cell office:value-type="string" calcext:value-type="string">
            <text:p>2019-10-03 01:39:46</text:p>
          </table:table-cell>
          <table:table-cell office:value-type="float" office:value="11.236308" calcext:value-type="float">
            <text:p>11.236308</text:p>
          </table:table-cell>
          <table:table-cell office:value-type="float" office:value="8.256854" calcext:value-type="float">
            <text:p>8.256854</text:p>
          </table:table-cell>
        </table:table-row>
        <table:table-row table:style-name="ro2">
          <table:table-cell office:value-type="string" calcext:value-type="string">
            <text:p>2019-10-03 01:40:01</text:p>
          </table:table-cell>
          <table:table-cell office:value-type="float" office:value="11.24337" calcext:value-type="float">
            <text:p>11.24337</text:p>
          </table:table-cell>
          <table:table-cell office:value-type="float" office:value="8.262043" calcext:value-type="float">
            <text:p>8.262043</text:p>
          </table:table-cell>
        </table:table-row>
        <table:table-row table:style-name="ro2">
          <table:table-cell office:value-type="string" calcext:value-type="string">
            <text:p>2019-10-03 01:40:21</text:p>
          </table:table-cell>
          <table:table-cell office:value-type="float" office:value="11.250405" calcext:value-type="float">
            <text:p>11.250405</text:p>
          </table:table-cell>
          <table:table-cell office:value-type="float" office:value="8.267091" calcext:value-type="float">
            <text:p>8.267091</text:p>
          </table:table-cell>
        </table:table-row>
        <table:table-row table:style-name="ro2">
          <table:table-cell office:value-type="string" calcext:value-type="string">
            <text:p>2019-10-03 01:40:41</text:p>
          </table:table-cell>
          <table:table-cell office:value-type="float" office:value="11.255902" calcext:value-type="float">
            <text:p>11.255902</text:p>
          </table:table-cell>
          <table:table-cell office:value-type="float" office:value="8.269541" calcext:value-type="float">
            <text:p>8.269541</text:p>
          </table:table-cell>
        </table:table-row>
        <table:table-row table:style-name="ro2">
          <table:table-cell office:value-type="string" calcext:value-type="string">
            <text:p>2019-10-03 01:41:06</text:p>
          </table:table-cell>
          <table:table-cell office:value-type="float" office:value="11.269716" calcext:value-type="float">
            <text:p>11.269716</text:p>
          </table:table-cell>
          <table:table-cell office:value-type="float" office:value="8.280507" calcext:value-type="float">
            <text:p>8.280507</text:p>
          </table:table-cell>
        </table:table-row>
        <table:table-row table:style-name="ro2">
          <table:table-cell office:value-type="string" calcext:value-type="string">
            <text:p>2019-10-03 01:41:26</text:p>
          </table:table-cell>
          <table:table-cell office:value-type="float" office:value="11.276759" calcext:value-type="float">
            <text:p>11.276759</text:p>
          </table:table-cell>
          <table:table-cell office:value-type="float" office:value="8.285564" calcext:value-type="float">
            <text:p>8.285564</text:p>
          </table:table-cell>
        </table:table-row>
        <table:table-row table:style-name="ro2">
          <table:table-cell office:value-type="string" calcext:value-type="string">
            <text:p>2019-10-03 01:41:47</text:p>
          </table:table-cell>
          <table:table-cell office:value-type="float" office:value="11.29171" calcext:value-type="float">
            <text:p>11.29171</text:p>
          </table:table-cell>
          <table:table-cell office:value-type="float" office:value="8.29705" calcext:value-type="float">
            <text:p>8.29705</text:p>
          </table:table-cell>
        </table:table-row>
        <table:table-row table:style-name="ro2">
          <table:table-cell office:value-type="string" calcext:value-type="string">
            <text:p>2019-10-03 01:42:19</text:p>
          </table:table-cell>
          <table:table-cell office:value-type="float" office:value="11.307062" calcext:value-type="float">
            <text:p>11.307062</text:p>
          </table:table-cell>
          <table:table-cell office:value-type="float" office:value="8.309321" calcext:value-type="float">
            <text:p>8.309321</text:p>
          </table:table-cell>
        </table:table-row>
        <table:table-row table:style-name="ro2">
          <table:table-cell office:value-type="string" calcext:value-type="string">
            <text:p>2019-10-03 01:42:39</text:p>
          </table:table-cell>
          <table:table-cell office:value-type="float" office:value="11.313641" calcext:value-type="float">
            <text:p>11.313641</text:p>
          </table:table-cell>
          <table:table-cell office:value-type="float" office:value="8.313878" calcext:value-type="float">
            <text:p>8.313878</text:p>
          </table:table-cell>
        </table:table-row>
        <table:table-row table:style-name="ro2">
          <table:table-cell office:value-type="string" calcext:value-type="string">
            <text:p>2019-10-03 01:43:09</text:p>
          </table:table-cell>
          <table:table-cell office:value-type="float" office:value="11.327884" calcext:value-type="float">
            <text:p>11.327884</text:p>
          </table:table-cell>
          <table:table-cell office:value-type="float" office:value="8.325335" calcext:value-type="float">
            <text:p>8.325335</text:p>
          </table:table-cell>
        </table:table-row>
        <table:table-row table:style-name="ro2">
          <table:table-cell office:value-type="string" calcext:value-type="string">
            <text:p>2019-10-03 01:43:41</text:p>
          </table:table-cell>
          <table:table-cell office:value-type="float" office:value="11.342836" calcext:value-type="float">
            <text:p>11.342836</text:p>
          </table:table-cell>
          <table:table-cell office:value-type="float" office:value="8.337176" calcext:value-type="float">
            <text:p>8.337176</text:p>
          </table:table-cell>
        </table:table-row>
        <table:table-row table:style-name="ro2">
          <table:table-cell office:value-type="string" calcext:value-type="string">
            <text:p>2019-10-03 01:44:01</text:p>
          </table:table-cell>
          <table:table-cell office:value-type="float" office:value="11.356861" calcext:value-type="float">
            <text:p>11.356861</text:p>
          </table:table-cell>
          <table:table-cell office:value-type="float" office:value="8.348505" calcext:value-type="float">
            <text:p>8.348505</text:p>
          </table:table-cell>
        </table:table-row>
        <table:table-row table:style-name="ro2">
          <table:table-cell office:value-type="string" calcext:value-type="string">
            <text:p>2019-10-03 01:44:21</text:p>
          </table:table-cell>
          <table:table-cell office:value-type="float" office:value="11.363931" calcext:value-type="float">
            <text:p>11.363931</text:p>
          </table:table-cell>
          <table:table-cell office:value-type="float" office:value="8.353701" calcext:value-type="float">
            <text:p>8.353701</text:p>
          </table:table-cell>
        </table:table-row>
        <table:table-row table:style-name="ro2">
          <table:table-cell office:value-type="string" calcext:value-type="string">
            <text:p>2019-10-03 01:44:53</text:p>
          </table:table-cell>
          <table:table-cell office:value-type="float" office:value="11.37928" calcext:value-type="float">
            <text:p>11.37928</text:p>
          </table:table-cell>
          <table:table-cell office:value-type="float" office:value="8.36597" calcext:value-type="float">
            <text:p>8.36597</text:p>
          </table:table-cell>
        </table:table-row>
        <table:table-row table:style-name="ro2">
          <table:table-cell office:value-type="string" calcext:value-type="string">
            <text:p>2019-10-03 01:45:23</text:p>
          </table:table-cell>
          <table:table-cell office:value-type="float" office:value="11.405862" calcext:value-type="float">
            <text:p>11.405862</text:p>
          </table:table-cell>
          <table:table-cell office:value-type="float" office:value="8.386251" calcext:value-type="float">
            <text:p>8.386251</text:p>
          </table:table-cell>
        </table:table-row>
        <table:table-row table:style-name="ro2">
          <table:table-cell office:value-type="string" calcext:value-type="string">
            <text:p>2019-10-03 01:45:43</text:p>
          </table:table-cell>
          <table:table-cell office:value-type="float" office:value="11.420052" calcext:value-type="float">
            <text:p>11.420052</text:p>
          </table:table-cell>
          <table:table-cell office:value-type="float" office:value="8.397511" calcext:value-type="float">
            <text:p>8.397511</text:p>
          </table:table-cell>
        </table:table-row>
        <table:table-row table:style-name="ro2">
          <table:table-cell office:value-type="string" calcext:value-type="string">
            <text:p>2019-10-03 01:46:04</text:p>
          </table:table-cell>
          <table:table-cell office:value-type="float" office:value="11.434021" calcext:value-type="float">
            <text:p>11.434021</text:p>
          </table:table-cell>
          <table:table-cell office:value-type="float" office:value="8.408639" calcext:value-type="float">
            <text:p>8.408639</text:p>
          </table:table-cell>
        </table:table-row>
        <table:table-row table:style-name="ro2">
          <table:table-cell office:value-type="string" calcext:value-type="string">
            <text:p>2019-10-03 01:46:34</text:p>
          </table:table-cell>
          <table:table-cell office:value-type="float" office:value="11.447982" calcext:value-type="float">
            <text:p>11.447982</text:p>
          </table:table-cell>
          <table:table-cell office:value-type="float" office:value="8.419899" calcext:value-type="float">
            <text:p>8.419899</text:p>
          </table:table-cell>
        </table:table-row>
        <table:table-row table:style-name="ro2">
          <table:table-cell office:value-type="string" calcext:value-type="string">
            <text:p>2019-10-03 01:47:05</text:p>
          </table:table-cell>
          <table:table-cell office:value-type="float" office:value="11.462001" calcext:value-type="float">
            <text:p>11.462001</text:p>
          </table:table-cell>
          <table:table-cell office:value-type="float" office:value="8.430867" calcext:value-type="float">
            <text:p>8.430867</text:p>
          </table:table-cell>
        </table:table-row>
        <table:table-row table:style-name="ro2">
          <table:table-cell office:value-type="string" calcext:value-type="string">
            <text:p>2019-10-03 01:47:20</text:p>
          </table:table-cell>
          <table:table-cell office:value-type="float" office:value="11.468843" calcext:value-type="float">
            <text:p>11.468843</text:p>
          </table:table-cell>
          <table:table-cell office:value-type="float" office:value="8.436079" calcext:value-type="float">
            <text:p>8.436079</text:p>
          </table:table-cell>
        </table:table-row>
        <table:table-row table:style-name="ro2">
          <table:table-cell office:value-type="string" calcext:value-type="string">
            <text:p>2019-10-03 01:47:50</text:p>
          </table:table-cell>
          <table:table-cell office:value-type="float" office:value="11.483257" calcext:value-type="float">
            <text:p>11.483257</text:p>
          </table:table-cell>
          <table:table-cell office:value-type="float" office:value="8.447828" calcext:value-type="float">
            <text:p>8.447828</text:p>
          </table:table-cell>
        </table:table-row>
        <table:table-row table:style-name="ro2">
          <table:table-cell office:value-type="string" calcext:value-type="string">
            <text:p>2019-10-03 01:48:05</text:p>
          </table:table-cell>
          <table:table-cell office:value-type="float" office:value="11.489849" calcext:value-type="float">
            <text:p>11.489849</text:p>
          </table:table-cell>
          <table:table-cell office:value-type="float" office:value="8.452451" calcext:value-type="float">
            <text:p>8.452451</text:p>
          </table:table-cell>
        </table:table-row>
        <table:table-row table:style-name="ro2">
          <table:table-cell office:value-type="string" calcext:value-type="string">
            <text:p>2019-10-03 01:48:22</text:p>
          </table:table-cell>
          <table:table-cell office:value-type="float" office:value="11.496428" calcext:value-type="float">
            <text:p>11.496428</text:p>
          </table:table-cell>
          <table:table-cell office:value-type="float" office:value="8.457008" calcext:value-type="float">
            <text:p>8.457008</text:p>
          </table:table-cell>
        </table:table-row>
        <table:table-row table:style-name="ro2">
          <table:table-cell office:value-type="string" calcext:value-type="string">
            <text:p>2019-10-03 01:48:42</text:p>
          </table:table-cell>
          <table:table-cell office:value-type="float" office:value="11.503248" calcext:value-type="float">
            <text:p>11.503248</text:p>
          </table:table-cell>
          <table:table-cell office:value-type="float" office:value="8.46161" calcext:value-type="float">
            <text:p>8.46161</text:p>
          </table:table-cell>
        </table:table-row>
        <table:table-row table:style-name="ro2">
          <table:table-cell office:value-type="string" calcext:value-type="string">
            <text:p>2019-10-03 01:49:02</text:p>
          </table:table-cell>
          <table:table-cell office:value-type="float" office:value="11.510083" calcext:value-type="float">
            <text:p>11.510083</text:p>
          </table:table-cell>
          <table:table-cell office:value-type="float" office:value="8.466307" calcext:value-type="float">
            <text:p>8.466307</text:p>
          </table:table-cell>
        </table:table-row>
        <table:table-row table:style-name="ro2">
          <table:table-cell office:value-type="string" calcext:value-type="string">
            <text:p>2019-10-03 01:49:23</text:p>
          </table:table-cell>
          <table:table-cell office:value-type="float" office:value="11.523906" calcext:value-type="float">
            <text:p>11.523906</text:p>
          </table:table-cell>
          <table:table-cell office:value-type="float" office:value="8.477294" calcext:value-type="float">
            <text:p>8.477294</text:p>
          </table:table-cell>
        </table:table-row>
        <table:table-row table:style-name="ro2">
          <table:table-cell office:value-type="string" calcext:value-type="string">
            <text:p>2019-10-03 01:49:38</text:p>
          </table:table-cell>
          <table:table-cell office:value-type="float" office:value="11.530714" calcext:value-type="float">
            <text:p>11.530714</text:p>
          </table:table-cell>
          <table:table-cell office:value-type="float" office:value="8.48185" calcext:value-type="float">
            <text:p>8.48185</text:p>
          </table:table-cell>
        </table:table-row>
        <table:table-row table:style-name="ro2">
          <table:table-cell office:value-type="string" calcext:value-type="string">
            <text:p>2019-10-03 01:49:58</text:p>
          </table:table-cell>
          <table:table-cell office:value-type="float" office:value="11.544501" calcext:value-type="float">
            <text:p>11.544501</text:p>
          </table:table-cell>
          <table:table-cell office:value-type="float" office:value="8.492814" calcext:value-type="float">
            <text:p>8.492814</text:p>
          </table:table-cell>
        </table:table-row>
        <table:table-row table:style-name="ro2">
          <table:table-cell office:value-type="string" calcext:value-type="string">
            <text:p>2019-10-03 01:50:18</text:p>
          </table:table-cell>
          <table:table-cell office:value-type="float" office:value="11.551144" calcext:value-type="float">
            <text:p>11.551144</text:p>
          </table:table-cell>
          <table:table-cell office:value-type="float" office:value="8.497579" calcext:value-type="float">
            <text:p>8.497579</text:p>
          </table:table-cell>
        </table:table-row>
        <table:table-row table:style-name="ro2">
          <table:table-cell office:value-type="string" calcext:value-type="string">
            <text:p>2019-10-03 01:50:39</text:p>
          </table:table-cell>
          <table:table-cell office:value-type="float" office:value="11.557779" calcext:value-type="float">
            <text:p>11.557779</text:p>
          </table:table-cell>
          <table:table-cell office:value-type="float" office:value="8.502337" calcext:value-type="float">
            <text:p>8.502337</text:p>
          </table:table-cell>
        </table:table-row>
        <table:table-row table:style-name="ro2">
          <table:table-cell office:value-type="string" calcext:value-type="string">
            <text:p>2019-10-03 01:50:55</text:p>
          </table:table-cell>
          <table:table-cell office:value-type="float" office:value="11.564385" calcext:value-type="float">
            <text:p>11.564385</text:p>
          </table:table-cell>
          <table:table-cell office:value-type="float" office:value="8.506894" calcext:value-type="float">
            <text:p>8.506894</text:p>
          </table:table-cell>
        </table:table-row>
        <table:table-row table:style-name="ro2">
          <table:table-cell office:value-type="string" calcext:value-type="string">
            <text:p>2019-10-03 01:51:15</text:p>
          </table:table-cell>
          <table:table-cell office:value-type="float" office:value="11.57122" calcext:value-type="float">
            <text:p>11.57122</text:p>
          </table:table-cell>
          <table:table-cell office:value-type="float" office:value="8.511591" calcext:value-type="float">
            <text:p>8.511591</text:p>
          </table:table-cell>
        </table:table-row>
        <table:table-row table:style-name="ro2">
          <table:table-cell office:value-type="string" calcext:value-type="string">
            <text:p>2019-10-03 01:51:38</text:p>
          </table:table-cell>
          <table:table-cell office:value-type="float" office:value="11.585842" calcext:value-type="float">
            <text:p>11.585842</text:p>
          </table:table-cell>
          <table:table-cell office:value-type="float" office:value="8.5237" calcext:value-type="float">
            <text:p>8.5237</text:p>
          </table:table-cell>
        </table:table-row>
        <table:table-row table:style-name="ro2">
          <table:table-cell office:value-type="string" calcext:value-type="string">
            <text:p>2019-10-03 01:52:04</text:p>
          </table:table-cell>
          <table:table-cell office:value-type="float" office:value="11.600819" calcext:value-type="float">
            <text:p>11.600819</text:p>
          </table:table-cell>
          <table:table-cell office:value-type="float" office:value="8.53576" calcext:value-type="float">
            <text:p>8.53576</text:p>
          </table:table-cell>
        </table:table-row>
        <table:table-row table:style-name="ro2">
          <table:table-cell office:value-type="string" calcext:value-type="string">
            <text:p>2019-10-03 01:52:19</text:p>
          </table:table-cell>
          <table:table-cell office:value-type="float" office:value="11.607633" calcext:value-type="float">
            <text:p>11.607633</text:p>
          </table:table-cell>
          <table:table-cell office:value-type="float" office:value="8.540817" calcext:value-type="float">
            <text:p>8.540817</text:p>
          </table:table-cell>
        </table:table-row>
        <table:table-row table:style-name="ro2">
          <table:table-cell office:value-type="string" calcext:value-type="string">
            <text:p>2019-10-03 01:52:49</text:p>
          </table:table-cell>
          <table:table-cell office:value-type="float" office:value="11.622755" calcext:value-type="float">
            <text:p>11.622755</text:p>
          </table:table-cell>
          <table:table-cell office:value-type="float" office:value="8.552591" calcext:value-type="float">
            <text:p>8.552591</text:p>
          </table:table-cell>
        </table:table-row>
        <table:table-row table:style-name="ro2">
          <table:table-cell office:value-type="string" calcext:value-type="string">
            <text:p>2019-10-03 01:53:10</text:p>
          </table:table-cell>
          <table:table-cell office:value-type="float" office:value="11.636718" calcext:value-type="float">
            <text:p>11.636718</text:p>
          </table:table-cell>
          <table:table-cell office:value-type="float" office:value="8.563359" calcext:value-type="float">
            <text:p>8.563359</text:p>
          </table:table-cell>
        </table:table-row>
        <table:table-row table:style-name="ro2">
          <table:table-cell office:value-type="string" calcext:value-type="string">
            <text:p>2019-10-03 01:53:30</text:p>
          </table:table-cell>
          <table:table-cell office:value-type="float" office:value="11.650679" calcext:value-type="float">
            <text:p>11.650679</text:p>
          </table:table-cell>
          <table:table-cell office:value-type="float" office:value="8.574618" calcext:value-type="float">
            <text:p>8.574618</text:p>
          </table:table-cell>
        </table:table-row>
        <table:table-row table:style-name="ro2">
          <table:table-cell office:value-type="string" calcext:value-type="string">
            <text:p>2019-10-03 01:53:51</text:p>
          </table:table-cell>
          <table:table-cell office:value-type="float" office:value="11.664869" calcext:value-type="float">
            <text:p>11.664869</text:p>
          </table:table-cell>
          <table:table-cell office:value-type="float" office:value="8.585878" calcext:value-type="float">
            <text:p>8.585878</text:p>
          </table:table-cell>
        </table:table-row>
        <table:table-row table:style-name="ro2">
          <table:table-cell office:value-type="string" calcext:value-type="string">
            <text:p>2019-10-03 01:54:18</text:p>
          </table:table-cell>
          <table:table-cell office:value-type="float" office:value="11.679847" calcext:value-type="float">
            <text:p>11.679847</text:p>
          </table:table-cell>
          <table:table-cell office:value-type="float" office:value="8.597503" calcext:value-type="float">
            <text:p>8.597503</text:p>
          </table:table-cell>
        </table:table-row>
        <table:table-row table:style-name="ro2">
          <table:table-cell office:value-type="string" calcext:value-type="string">
            <text:p>2019-10-03 01:54:34</text:p>
          </table:table-cell>
          <table:table-cell office:value-type="float" office:value="11.686259" calcext:value-type="float">
            <text:p>11.686259</text:p>
          </table:table-cell>
          <table:table-cell office:value-type="float" office:value="8.600653" calcext:value-type="float">
            <text:p>8.600653</text:p>
          </table:table-cell>
        </table:table-row>
        <table:table-row table:style-name="ro2">
          <table:table-cell office:value-type="string" calcext:value-type="string">
            <text:p>2019-10-03 01:55:02</text:p>
          </table:table-cell>
          <table:table-cell office:value-type="float" office:value="11.701238" calcext:value-type="float">
            <text:p>11.701238</text:p>
          </table:table-cell>
          <table:table-cell office:value-type="float" office:value="8.612634" calcext:value-type="float">
            <text:p>8.612634</text:p>
          </table:table-cell>
        </table:table-row>
        <table:table-row table:style-name="ro2">
          <table:table-cell office:value-type="string" calcext:value-type="string">
            <text:p>2019-10-03 01:55:22</text:p>
          </table:table-cell>
          <table:table-cell office:value-type="float" office:value="11.707817" calcext:value-type="float">
            <text:p>11.707817</text:p>
          </table:table-cell>
          <table:table-cell office:value-type="float" office:value="8.617205" calcext:value-type="float">
            <text:p>8.617205</text:p>
          </table:table-cell>
        </table:table-row>
        <table:table-row table:style-name="ro2">
          <table:table-cell office:value-type="string" calcext:value-type="string">
            <text:p>2019-10-03 01:55:43</text:p>
          </table:table-cell>
          <table:table-cell office:value-type="float" office:value="11.721833" calcext:value-type="float">
            <text:p>11.721833</text:p>
          </table:table-cell>
          <table:table-cell office:value-type="float" office:value="8.628171" calcext:value-type="float">
            <text:p>8.628171</text:p>
          </table:table-cell>
        </table:table-row>
        <table:table-row table:style-name="ro2">
          <table:table-cell office:value-type="string" calcext:value-type="string">
            <text:p>2019-10-03 01:56:06</text:p>
          </table:table-cell>
          <table:table-cell office:value-type="float" office:value="11.736812" calcext:value-type="float">
            <text:p>11.736812</text:p>
          </table:table-cell>
          <table:table-cell office:value-type="float" office:value="8.640152" calcext:value-type="float">
            <text:p>8.640152</text:p>
          </table:table-cell>
        </table:table-row>
        <table:table-row table:style-name="ro2">
          <table:table-cell office:value-type="string" calcext:value-type="string">
            <text:p>2019-10-03 01:56:35</text:p>
          </table:table-cell>
          <table:table-cell office:value-type="float" office:value="11.750519" calcext:value-type="float">
            <text:p>11.750519</text:p>
          </table:table-cell>
          <table:table-cell office:value-type="float" office:value="8.65078" calcext:value-type="float">
            <text:p>8.65078</text:p>
          </table:table-cell>
        </table:table-row>
        <table:table-row table:style-name="ro2">
          <table:table-cell office:value-type="string" calcext:value-type="string">
            <text:p>2019-10-03 01:56:51</text:p>
          </table:table-cell>
          <table:table-cell office:value-type="float" office:value="11.757591" calcext:value-type="float">
            <text:p>11.757591</text:p>
          </table:table-cell>
          <table:table-cell office:value-type="float" office:value="8.655913" calcext:value-type="float">
            <text:p>8.655913</text:p>
          </table:table-cell>
        </table:table-row>
        <table:table-row table:style-name="ro2">
          <table:table-cell office:value-type="string" calcext:value-type="string">
            <text:p>2019-10-03 01:57:10</text:p>
          </table:table-cell>
          <table:table-cell office:value-type="float" office:value="11.764463" calcext:value-type="float">
            <text:p>11.764463</text:p>
          </table:table-cell>
          <table:table-cell office:value-type="float" office:value="8.660679" calcext:value-type="float">
            <text:p>8.660679</text:p>
          </table:table-cell>
        </table:table-row>
        <table:table-row table:style-name="ro2">
          <table:table-cell office:value-type="string" calcext:value-type="string">
            <text:p>2019-10-03 01:57:41</text:p>
          </table:table-cell>
          <table:table-cell office:value-type="float" office:value="11.779627" calcext:value-type="float">
            <text:p>11.779627</text:p>
          </table:table-cell>
          <table:table-cell office:value-type="float" office:value="8.672595" calcext:value-type="float">
            <text:p>8.672595</text:p>
          </table:table-cell>
        </table:table-row>
        <table:table-row table:style-name="ro2">
          <table:table-cell office:value-type="string" calcext:value-type="string">
            <text:p>2019-10-03 01:58:01</text:p>
          </table:table-cell>
          <table:table-cell office:value-type="float" office:value="11.786477" calcext:value-type="float">
            <text:p>11.786477</text:p>
          </table:table-cell>
          <table:table-cell office:value-type="float" office:value="8.677815" calcext:value-type="float">
            <text:p>8.677815</text:p>
          </table:table-cell>
        </table:table-row>
        <table:table-row table:style-name="ro2">
          <table:table-cell office:value-type="string" calcext:value-type="string">
            <text:p>2019-10-03 01:58:21</text:p>
          </table:table-cell>
          <table:table-cell office:value-type="float" office:value="11.793285" calcext:value-type="float">
            <text:p>11.793285</text:p>
          </table:table-cell>
          <table:table-cell office:value-type="float" office:value="8.682372" calcext:value-type="float">
            <text:p>8.682372</text:p>
          </table:table-cell>
        </table:table-row>
        <table:table-row table:style-name="ro2">
          <table:table-cell office:value-type="string" calcext:value-type="string">
            <text:p>2019-10-03 01:58:44</text:p>
          </table:table-cell>
          <table:table-cell office:value-type="float" office:value="11.80748" calcext:value-type="float">
            <text:p>11.80748</text:p>
          </table:table-cell>
          <table:table-cell office:value-type="float" office:value="8.693636" calcext:value-type="float">
            <text:p>8.693636</text:p>
          </table:table-cell>
        </table:table-row>
        <table:table-row table:style-name="ro2">
          <table:table-cell office:value-type="string" calcext:value-type="string">
            <text:p>2019-10-03 01:59:33</text:p>
          </table:table-cell>
          <table:table-cell office:value-type="float" office:value="11.833888" calcext:value-type="float">
            <text:p>11.833888</text:p>
          </table:table-cell>
          <table:table-cell office:value-type="float" office:value="8.714097" calcext:value-type="float">
            <text:p>8.714097</text:p>
          </table:table-cell>
        </table:table-row>
        <table:table-row table:style-name="ro2">
          <table:table-cell office:value-type="string" calcext:value-type="string">
            <text:p>2019-10-03 01:59:50</text:p>
          </table:table-cell>
          <table:table-cell office:value-type="float" office:value="11.840683" calcext:value-type="float">
            <text:p>11.840683</text:p>
          </table:table-cell>
          <table:table-cell office:value-type="float" office:value="8.718643" calcext:value-type="float">
            <text:p>8.718643</text:p>
          </table:table-cell>
        </table:table-row>
        <table:table-row table:style-name="ro2">
          <table:table-cell office:value-type="string" calcext:value-type="string">
            <text:p>2019-10-03 02:00:20</text:p>
          </table:table-cell>
          <table:table-cell office:value-type="float" office:value="11.854623" calcext:value-type="float">
            <text:p>11.854623</text:p>
          </table:table-cell>
          <table:table-cell office:value-type="float" office:value="8.729388" calcext:value-type="float">
            <text:p>8.729388</text:p>
          </table:table-cell>
        </table:table-row>
        <table:table-row table:style-name="ro2">
          <table:table-cell office:value-type="string" calcext:value-type="string">
            <text:p>2019-10-03 02:00:52</text:p>
          </table:table-cell>
          <table:table-cell office:value-type="float" office:value="11.86971" calcext:value-type="float">
            <text:p>11.86971</text:p>
          </table:table-cell>
          <table:table-cell office:value-type="float" office:value="8.741512" calcext:value-type="float">
            <text:p>8.741512</text:p>
          </table:table-cell>
        </table:table-row>
        <table:table-row table:style-name="ro2">
          <table:table-cell office:value-type="string" calcext:value-type="string">
            <text:p>2019-10-03 02:01:12</text:p>
          </table:table-cell>
          <table:table-cell office:value-type="float" office:value="11.876318" calcext:value-type="float">
            <text:p>11.876318</text:p>
          </table:table-cell>
          <table:table-cell office:value-type="float" office:value="8.746106" calcext:value-type="float">
            <text:p>8.746106</text:p>
          </table:table-cell>
        </table:table-row>
        <table:table-row table:style-name="ro2">
          <table:table-cell office:value-type="string" calcext:value-type="string">
            <text:p>2019-10-03 02:01:33</text:p>
          </table:table-cell>
          <table:table-cell office:value-type="float" office:value="11.883185" calcext:value-type="float">
            <text:p>11.883185</text:p>
          </table:table-cell>
          <table:table-cell office:value-type="float" office:value="8.751318" calcext:value-type="float">
            <text:p>8.751318</text:p>
          </table:table-cell>
        </table:table-row>
        <table:table-row table:style-name="ro2">
          <table:table-cell office:value-type="string" calcext:value-type="string">
            <text:p>2019-10-03 02:01:53</text:p>
          </table:table-cell>
          <table:table-cell office:value-type="float" office:value="11.890445" calcext:value-type="float">
            <text:p>11.890445</text:p>
          </table:table-cell>
          <table:table-cell office:value-type="float" office:value="8.756859" calcext:value-type="float">
            <text:p>8.756859</text:p>
          </table:table-cell>
        </table:table-row>
        <table:table-row table:style-name="ro2">
          <table:table-cell office:value-type="string" calcext:value-type="string">
            <text:p>2019-10-03 02:02:13</text:p>
          </table:table-cell>
          <table:table-cell office:value-type="float" office:value="11.897705" calcext:value-type="float">
            <text:p>11.897705</text:p>
          </table:table-cell>
          <table:table-cell office:value-type="float" office:value="8.7624" calcext:value-type="float">
            <text:p>8.7624</text:p>
          </table:table-cell>
        </table:table-row>
        <table:table-row table:style-name="ro2">
          <table:table-cell office:value-type="string" calcext:value-type="string">
            <text:p>2019-10-03 02:02:39</text:p>
          </table:table-cell>
          <table:table-cell office:value-type="float" office:value="11.918063" calcext:value-type="float">
            <text:p>11.918063</text:p>
          </table:table-cell>
          <table:table-cell office:value-type="float" office:value="8.776657" calcext:value-type="float">
            <text:p>8.776657</text:p>
          </table:table-cell>
        </table:table-row>
        <table:table-row table:style-name="ro2">
          <table:table-cell office:value-type="string" calcext:value-type="string">
            <text:p>2019-10-03 02:02:59</text:p>
          </table:table-cell>
          <table:table-cell office:value-type="float" office:value="11.925323" calcext:value-type="float">
            <text:p>11.925323</text:p>
          </table:table-cell>
          <table:table-cell office:value-type="float" office:value="8.782198" calcext:value-type="float">
            <text:p>8.782198</text:p>
          </table:table-cell>
        </table:table-row>
        <table:table-row table:style-name="ro2">
          <table:table-cell office:value-type="string" calcext:value-type="string">
            <text:p>2019-10-03 02:03:21</text:p>
          </table:table-cell>
          <table:table-cell office:value-type="float" office:value="11.939717" calcext:value-type="float">
            <text:p>11.939717</text:p>
          </table:table-cell>
          <table:table-cell office:value-type="float" office:value="8.791719" calcext:value-type="float">
            <text:p>8.791719</text:p>
          </table:table-cell>
        </table:table-row>
        <table:table-row table:style-name="ro2">
          <table:table-cell office:value-type="string" calcext:value-type="string">
            <text:p>2019-10-03 02:03:41</text:p>
          </table:table-cell>
          <table:table-cell office:value-type="float" office:value="11.946777" calcext:value-type="float">
            <text:p>11.946777</text:p>
          </table:table-cell>
          <table:table-cell office:value-type="float" office:value="8.796908" calcext:value-type="float">
            <text:p>8.796908</text:p>
          </table:table-cell>
        </table:table-row>
        <table:table-row table:style-name="ro2">
          <table:table-cell office:value-type="string" calcext:value-type="string">
            <text:p>2019-10-03 02:04:13</text:p>
          </table:table-cell>
          <table:table-cell office:value-type="float" office:value="11.961675" calcext:value-type="float">
            <text:p>11.961675</text:p>
          </table:table-cell>
          <table:table-cell office:value-type="float" office:value="8.80866" calcext:value-type="float">
            <text:p>8.80866</text:p>
          </table:table-cell>
        </table:table-row>
        <table:table-row table:style-name="ro2">
          <table:table-cell office:value-type="string" calcext:value-type="string">
            <text:p>2019-10-03 02:04:28</text:p>
          </table:table-cell>
          <table:table-cell office:value-type="float" office:value="11.968473" calcext:value-type="float">
            <text:p>11.968473</text:p>
          </table:table-cell>
          <table:table-cell office:value-type="float" office:value="8.813224" calcext:value-type="float">
            <text:p>8.813224</text:p>
          </table:table-cell>
        </table:table-row>
        <table:table-row table:style-name="ro2">
          <table:table-cell office:value-type="string" calcext:value-type="string">
            <text:p>2019-10-03 02:04:44</text:p>
          </table:table-cell>
          <table:table-cell office:value-type="float" office:value="11.975069" calcext:value-type="float">
            <text:p>11.975069</text:p>
          </table:table-cell>
          <table:table-cell office:value-type="float" office:value="8.817772" calcext:value-type="float">
            <text:p>8.817772</text:p>
          </table:table-cell>
        </table:table-row>
        <table:table-row table:style-name="ro2">
          <table:table-cell office:value-type="string" calcext:value-type="string">
            <text:p>2019-10-03 02:05:03</text:p>
          </table:table-cell>
          <table:table-cell office:value-type="float" office:value="11.98168" calcext:value-type="float">
            <text:p>11.98168</text:p>
          </table:table-cell>
          <table:table-cell office:value-type="float" office:value="8.822552" calcext:value-type="float">
            <text:p>8.822552</text:p>
          </table:table-cell>
        </table:table-row>
        <table:table-row table:style-name="ro2">
          <table:table-cell office:value-type="string" calcext:value-type="string">
            <text:p>2019-10-03 02:05:24</text:p>
          </table:table-cell>
          <table:table-cell office:value-type="float" office:value="11.988478" calcext:value-type="float">
            <text:p>11.988478</text:p>
          </table:table-cell>
          <table:table-cell office:value-type="float" office:value="8.827101" calcext:value-type="float">
            <text:p>8.827101</text:p>
          </table:table-cell>
        </table:table-row>
        <table:table-row table:style-name="ro2">
          <table:table-cell office:value-type="string" calcext:value-type="string">
            <text:p>2019-10-03 02:05:54</text:p>
          </table:table-cell>
          <table:table-cell office:value-type="float" office:value="12.002645" calcext:value-type="float">
            <text:p>12.002645</text:p>
          </table:table-cell>
          <table:table-cell office:value-type="float" office:value="8.838339" calcext:value-type="float">
            <text:p>8.838339</text:p>
          </table:table-cell>
        </table:table-row>
        <table:table-row table:style-name="ro2">
          <table:table-cell office:value-type="string" calcext:value-type="string">
            <text:p>2019-10-03 02:06:12</text:p>
          </table:table-cell>
          <table:table-cell office:value-type="float" office:value="12.009214" calcext:value-type="float">
            <text:p>12.009214</text:p>
          </table:table-cell>
          <table:table-cell office:value-type="float" office:value="8.842888" calcext:value-type="float">
            <text:p>8.842888</text:p>
          </table:table-cell>
        </table:table-row>
        <table:table-row table:style-name="ro2">
          <table:table-cell office:value-type="string" calcext:value-type="string">
            <text:p>2019-10-03 02:06:32</text:p>
          </table:table-cell>
          <table:table-cell office:value-type="float" office:value="12.016247" calcext:value-type="float">
            <text:p>12.016247</text:p>
          </table:table-cell>
          <table:table-cell office:value-type="float" office:value="8.847937" calcext:value-type="float">
            <text:p>8.847937</text:p>
          </table:table-cell>
        </table:table-row>
        <table:table-row table:style-name="ro2">
          <table:table-cell office:value-type="string" calcext:value-type="string">
            <text:p>2019-10-03 02:07:03</text:p>
          </table:table-cell>
          <table:table-cell office:value-type="float" office:value="12.030439" calcext:value-type="float">
            <text:p>12.030439</text:p>
          </table:table-cell>
          <table:table-cell office:value-type="float" office:value="8.859668" calcext:value-type="float">
            <text:p>8.859668</text:p>
          </table:table-cell>
        </table:table-row>
        <table:table-row table:style-name="ro2">
          <table:table-cell office:value-type="string" calcext:value-type="string">
            <text:p>2019-10-03 02:07:35</text:p>
          </table:table-cell>
          <table:table-cell office:value-type="float" office:value="12.045398" calcext:value-type="float">
            <text:p>12.045398</text:p>
          </table:table-cell>
          <table:table-cell office:value-type="float" office:value="8.869174" calcext:value-type="float">
            <text:p>8.869174</text:p>
          </table:table-cell>
        </table:table-row>
        <table:table-row table:style-name="ro2">
          <table:table-cell office:value-type="string" calcext:value-type="string">
            <text:p>2019-10-03 02:07:50</text:p>
          </table:table-cell>
          <table:table-cell office:value-type="float" office:value="12.052256" calcext:value-type="float">
            <text:p>12.052256</text:p>
          </table:table-cell>
          <table:table-cell office:value-type="float" office:value="8.874363" calcext:value-type="float">
            <text:p>8.874363</text:p>
          </table:table-cell>
        </table:table-row>
        <table:table-row table:style-name="ro2">
          <table:table-cell office:value-type="string" calcext:value-type="string">
            <text:p>2019-10-03 02:08:20</text:p>
          </table:table-cell>
          <table:table-cell office:value-type="float" office:value="12.066626" calcext:value-type="float">
            <text:p>12.066626</text:p>
          </table:table-cell>
          <table:table-cell office:value-type="float" office:value="8.885957" calcext:value-type="float">
            <text:p>8.885957</text:p>
          </table:table-cell>
        </table:table-row>
        <table:table-row table:style-name="ro2">
          <table:table-cell office:value-type="string" calcext:value-type="string">
            <text:p>2019-10-03 02:08:47</text:p>
          </table:table-cell>
          <table:table-cell office:value-type="float" office:value="12.080889" calcext:value-type="float">
            <text:p>12.080889</text:p>
          </table:table-cell>
          <table:table-cell office:value-type="float" office:value="8.897469" calcext:value-type="float">
            <text:p>8.897469</text:p>
          </table:table-cell>
        </table:table-row>
        <table:table-row table:style-name="ro2">
          <table:table-cell office:value-type="string" calcext:value-type="string">
            <text:p>2019-10-03 02:09:05</text:p>
          </table:table-cell>
          <table:table-cell office:value-type="float" office:value="12.087922" calcext:value-type="float">
            <text:p>12.087922</text:p>
          </table:table-cell>
          <table:table-cell office:value-type="float" office:value="8.902517" calcext:value-type="float">
            <text:p>8.902517</text:p>
          </table:table-cell>
        </table:table-row>
        <table:table-row table:style-name="ro2">
          <table:table-cell office:value-type="string" calcext:value-type="string">
            <text:p>2019-10-03 02:09:23</text:p>
          </table:table-cell>
          <table:table-cell office:value-type="float" office:value="12.094982" calcext:value-type="float">
            <text:p>12.094982</text:p>
          </table:table-cell>
          <table:table-cell office:value-type="float" office:value="8.907706" calcext:value-type="float">
            <text:p>8.907706</text:p>
          </table:table-cell>
        </table:table-row>
        <table:table-row table:style-name="ro2">
          <table:table-cell office:value-type="string" calcext:value-type="string">
            <text:p>2019-10-03 02:09:56</text:p>
          </table:table-cell>
          <table:table-cell office:value-type="float" office:value="12.109855" calcext:value-type="float">
            <text:p>12.109855</text:p>
          </table:table-cell>
          <table:table-cell office:value-type="float" office:value="8.91897" calcext:value-type="float">
            <text:p>8.91897</text:p>
          </table:table-cell>
        </table:table-row>
        <table:table-row table:style-name="ro2">
          <table:table-cell office:value-type="string" calcext:value-type="string">
            <text:p>2019-10-03 02:10:27</text:p>
          </table:table-cell>
          <table:table-cell office:value-type="float" office:value="12.123654" calcext:value-type="float">
            <text:p>12.123654</text:p>
          </table:table-cell>
          <table:table-cell office:value-type="float" office:value="8.929997" calcext:value-type="float">
            <text:p>8.929997</text:p>
          </table:table-cell>
        </table:table-row>
        <table:table-row table:style-name="ro2">
          <table:table-cell office:value-type="string" calcext:value-type="string">
            <text:p>2019-10-03 02:10:42</text:p>
          </table:table-cell>
          <table:table-cell office:value-type="float" office:value="12.130277" calcext:value-type="float">
            <text:p>12.130277</text:p>
          </table:table-cell>
          <table:table-cell office:value-type="float" office:value="8.934686" calcext:value-type="float">
            <text:p>8.934686</text:p>
          </table:table-cell>
        </table:table-row>
        <table:table-row table:style-name="ro2">
          <table:table-cell office:value-type="string" calcext:value-type="string">
            <text:p>2019-10-03 02:11:13</text:p>
          </table:table-cell>
          <table:table-cell office:value-type="float" office:value="12.144283" calcext:value-type="float">
            <text:p>12.144283</text:p>
          </table:table-cell>
          <table:table-cell office:value-type="float" office:value="8.945641" calcext:value-type="float">
            <text:p>8.945641</text:p>
          </table:table-cell>
        </table:table-row>
        <table:table-row table:style-name="ro2">
          <table:table-cell office:value-type="string" calcext:value-type="string">
            <text:p>2019-10-03 02:11:32</text:p>
          </table:table-cell>
          <table:table-cell office:value-type="float" office:value="12.150857" calcext:value-type="float">
            <text:p>12.150857</text:p>
          </table:table-cell>
          <table:table-cell office:value-type="float" office:value="8.950209" calcext:value-type="float">
            <text:p>8.950209</text:p>
          </table:table-cell>
        </table:table-row>
        <table:table-row table:style-name="ro2">
          <table:table-cell office:value-type="string" calcext:value-type="string">
            <text:p>2019-10-03 02:11:49</text:p>
          </table:table-cell>
          <table:table-cell office:value-type="float" office:value="12.157666" calcext:value-type="float">
            <text:p>12.157666</text:p>
          </table:table-cell>
          <table:table-cell office:value-type="float" office:value="8.955261" calcext:value-type="float">
            <text:p>8.955261</text:p>
          </table:table-cell>
        </table:table-row>
        <table:table-row table:style-name="ro2">
          <table:table-cell office:value-type="string" calcext:value-type="string">
            <text:p>2019-10-03 02:12:04</text:p>
          </table:table-cell>
          <table:table-cell office:value-type="float" office:value="12.164267" calcext:value-type="float">
            <text:p>12.164267</text:p>
          </table:table-cell>
          <table:table-cell office:value-type="float" office:value="8.959954" calcext:value-type="float">
            <text:p>8.959954</text:p>
          </table:table-cell>
        </table:table-row>
        <table:table-row table:style-name="ro2">
          <table:table-cell office:value-type="string" calcext:value-type="string">
            <text:p>2019-10-03 02:12:19</text:p>
          </table:table-cell>
          <table:table-cell office:value-type="float" office:value="12.171305" calcext:value-type="float">
            <text:p>12.171305</text:p>
          </table:table-cell>
          <table:table-cell office:value-type="float" office:value="8.963982" calcext:value-type="float">
            <text:p>8.963982</text:p>
          </table:table-cell>
        </table:table-row>
        <table:table-row table:style-name="ro2">
          <table:table-cell office:value-type="string" calcext:value-type="string">
            <text:p>2019-10-03 02:12:40</text:p>
          </table:table-cell>
          <table:table-cell office:value-type="float" office:value="12.186472" calcext:value-type="float">
            <text:p>12.186472</text:p>
          </table:table-cell>
          <table:table-cell office:value-type="float" office:value="8.975948" calcext:value-type="float">
            <text:p>8.975948</text:p>
          </table:table-cell>
        </table:table-row>
        <table:table-row table:style-name="ro2">
          <table:table-cell office:value-type="string" calcext:value-type="string">
            <text:p>2019-10-03 02:13:07</text:p>
          </table:table-cell>
          <table:table-cell office:value-type="float" office:value="12.202034" calcext:value-type="float">
            <text:p>12.202034</text:p>
          </table:table-cell>
          <table:table-cell office:value-type="float" office:value="8.987733" calcext:value-type="float">
            <text:p>8.987733</text:p>
          </table:table-cell>
        </table:table-row>
        <table:table-row table:style-name="ro2">
          <table:table-cell office:value-type="string" calcext:value-type="string">
            <text:p>2019-10-03 02:13:28</text:p>
          </table:table-cell>
          <table:table-cell office:value-type="float" office:value="12.208635" calcext:value-type="float">
            <text:p>12.208635</text:p>
          </table:table-cell>
          <table:table-cell office:value-type="float" office:value="8.990321" calcext:value-type="float">
            <text:p>8.990321</text:p>
          </table:table-cell>
        </table:table-row>
        <table:table-row table:style-name="ro2">
          <table:table-cell office:value-type="string" calcext:value-type="string">
            <text:p>2019-10-03 02:13:48</text:p>
          </table:table-cell>
          <table:table-cell office:value-type="float" office:value="12.214139" calcext:value-type="float">
            <text:p>12.214139</text:p>
          </table:table-cell>
          <table:table-cell office:value-type="float" office:value="8.992814" calcext:value-type="float">
            <text:p>8.992814</text:p>
          </table:table-cell>
        </table:table-row>
        <table:table-row table:style-name="ro2">
          <table:table-cell office:value-type="string" calcext:value-type="string">
            <text:p>2019-10-03 02:14:15</text:p>
          </table:table-cell>
          <table:table-cell office:value-type="float" office:value="12.227943" calcext:value-type="float">
            <text:p>12.227943</text:p>
          </table:table-cell>
          <table:table-cell office:value-type="float" office:value="9.003771" calcext:value-type="float">
            <text:p>9.003771</text:p>
          </table:table-cell>
        </table:table-row>
        <table:table-row table:style-name="ro2">
          <table:table-cell office:value-type="string" calcext:value-type="string">
            <text:p>2019-10-03 02:14:45</text:p>
          </table:table-cell>
          <table:table-cell office:value-type="float" office:value="12.241952" calcext:value-type="float">
            <text:p>12.241952</text:p>
          </table:table-cell>
          <table:table-cell office:value-type="float" office:value="9.01473" calcext:value-type="float">
            <text:p>9.01473</text:p>
          </table:table-cell>
        </table:table-row>
        <table:table-row table:style-name="ro2">
          <table:table-cell office:value-type="string" calcext:value-type="string">
            <text:p>2019-10-03 02:15:22</text:p>
          </table:table-cell>
          <table:table-cell office:value-type="float" office:value="12.26825" calcext:value-type="float">
            <text:p>12.26825</text:p>
          </table:table-cell>
          <table:table-cell office:value-type="float" office:value="9.034784" calcext:value-type="float">
            <text:p>9.034784</text:p>
          </table:table-cell>
        </table:table-row>
        <table:table-row table:style-name="ro2">
          <table:table-cell office:value-type="string" calcext:value-type="string">
            <text:p>2019-10-03 02:15:38</text:p>
          </table:table-cell>
          <table:table-cell office:value-type="float" office:value="12.275048" calcext:value-type="float">
            <text:p>12.275048</text:p>
          </table:table-cell>
          <table:table-cell office:value-type="float" office:value="9.039826" calcext:value-type="float">
            <text:p>9.039826</text:p>
          </table:table-cell>
        </table:table-row>
        <table:table-row table:style-name="ro2">
          <table:table-cell office:value-type="string" calcext:value-type="string">
            <text:p>2019-10-03 02:16:08</text:p>
          </table:table-cell>
          <table:table-cell office:value-type="float" office:value="12.289452" calcext:value-type="float">
            <text:p>12.289452</text:p>
          </table:table-cell>
          <table:table-cell office:value-type="float" office:value="9.051565" calcext:value-type="float">
            <text:p>9.051565</text:p>
          </table:table-cell>
        </table:table-row>
        <table:table-row table:style-name="ro2">
          <table:table-cell office:value-type="string" calcext:value-type="string">
            <text:p>2019-10-03 02:16:23</text:p>
          </table:table-cell>
          <table:table-cell office:value-type="float" office:value="12.296309" calcext:value-type="float">
            <text:p>12.296309</text:p>
          </table:table-cell>
          <table:table-cell office:value-type="float" office:value="9.056398" calcext:value-type="float">
            <text:p>9.056398</text:p>
          </table:table-cell>
        </table:table-row>
        <table:table-row table:style-name="ro2">
          <table:table-cell office:value-type="string" calcext:value-type="string">
            <text:p>2019-10-03 02:16:56</text:p>
          </table:table-cell>
          <table:table-cell office:value-type="float" office:value="12.311193" calcext:value-type="float">
            <text:p>12.311193</text:p>
          </table:table-cell>
          <table:table-cell office:value-type="float" office:value="9.067672" calcext:value-type="float">
            <text:p>9.067672</text:p>
          </table:table-cell>
        </table:table-row>
        <table:table-row table:style-name="ro2">
          <table:table-cell office:value-type="string" calcext:value-type="string">
            <text:p>2019-10-03 02:17:16</text:p>
          </table:table-cell>
          <table:table-cell office:value-type="float" office:value="12.317821" calcext:value-type="float">
            <text:p>12.317821</text:p>
          </table:table-cell>
          <table:table-cell office:value-type="float" office:value="9.072504" calcext:value-type="float">
            <text:p>9.072504</text:p>
          </table:table-cell>
        </table:table-row>
        <table:table-row table:style-name="ro2">
          <table:table-cell office:value-type="string" calcext:value-type="string">
            <text:p>2019-10-03 02:17:38</text:p>
          </table:table-cell>
          <table:table-cell office:value-type="float" office:value="12.331998" calcext:value-type="float">
            <text:p>12.331998</text:p>
          </table:table-cell>
          <table:table-cell office:value-type="float" office:value="9.083751" calcext:value-type="float">
            <text:p>9.083751</text:p>
          </table:table-cell>
        </table:table-row>
        <table:table-row table:style-name="ro2">
          <table:table-cell office:value-type="string" calcext:value-type="string">
            <text:p>2019-10-03 02:18:05</text:p>
          </table:table-cell>
          <table:table-cell office:value-type="float" office:value="12.347379" calcext:value-type="float">
            <text:p>12.347379</text:p>
          </table:table-cell>
          <table:table-cell office:value-type="float" office:value="9.096454" calcext:value-type="float">
            <text:p>9.096454</text:p>
          </table:table-cell>
        </table:table-row>
        <table:table-row table:style-name="ro2">
          <table:table-cell office:value-type="string" calcext:value-type="string">
            <text:p>2019-10-03 02:18:20</text:p>
          </table:table-cell>
          <table:table-cell office:value-type="float" office:value="12.354242" calcext:value-type="float">
            <text:p>12.354242</text:p>
          </table:table-cell>
          <table:table-cell office:value-type="float" office:value="9.101647" calcext:value-type="float">
            <text:p>9.101647</text:p>
          </table:table-cell>
        </table:table-row>
        <table:table-row table:style-name="ro2">
          <table:table-cell office:value-type="string" calcext:value-type="string">
            <text:p>2019-10-03 02:18:43</text:p>
          </table:table-cell>
          <table:table-cell office:value-type="float" office:value="12.36958" calcext:value-type="float">
            <text:p>12.36958</text:p>
          </table:table-cell>
          <table:table-cell office:value-type="float" office:value="9.113906" calcext:value-type="float">
            <text:p>9.113906</text:p>
          </table:table-cell>
        </table:table-row>
        <table:table-row table:style-name="ro2">
          <table:table-cell office:value-type="string" calcext:value-type="string">
            <text:p>2019-10-03 02:19:04</text:p>
          </table:table-cell>
          <table:table-cell office:value-type="float" office:value="12.376618" calcext:value-type="float">
            <text:p>12.376618</text:p>
          </table:table-cell>
          <table:table-cell office:value-type="float" office:value="9.118959" calcext:value-type="float">
            <text:p>9.118959</text:p>
          </table:table-cell>
        </table:table-row>
        <table:table-row table:style-name="ro2">
          <table:table-cell office:value-type="string" calcext:value-type="string">
            <text:p>2019-10-03 02:19:22</text:p>
          </table:table-cell>
          <table:table-cell office:value-type="float" office:value="12.383656" calcext:value-type="float">
            <text:p>12.383656</text:p>
          </table:table-cell>
          <table:table-cell office:value-type="float" office:value="9.124011" calcext:value-type="float">
            <text:p>9.124011</text:p>
          </table:table-cell>
        </table:table-row>
        <table:table-row table:style-name="ro2">
          <table:table-cell office:value-type="string" calcext:value-type="string">
            <text:p>2019-10-03 02:19:44</text:p>
          </table:table-cell>
          <table:table-cell office:value-type="float" office:value="12.398767" calcext:value-type="float">
            <text:p>12.398767</text:p>
          </table:table-cell>
          <table:table-cell office:value-type="float" office:value="9.135777" calcext:value-type="float">
            <text:p>9.135777</text:p>
          </table:table-cell>
        </table:table-row>
        <table:table-row table:style-name="ro2">
          <table:table-cell office:value-type="string" calcext:value-type="string">
            <text:p>2019-10-03 02:19:59</text:p>
          </table:table-cell>
          <table:table-cell office:value-type="float" office:value="12.405341" calcext:value-type="float">
            <text:p>12.405341</text:p>
          </table:table-cell>
          <table:table-cell office:value-type="float" office:value="9.14033" calcext:value-type="float">
            <text:p>9.14033</text:p>
          </table:table-cell>
        </table:table-row>
        <table:table-row table:style-name="ro2">
          <table:table-cell office:value-type="string" calcext:value-type="string">
            <text:p>2019-10-03 02:20:14</text:p>
          </table:table-cell>
          <table:table-cell office:value-type="float" office:value="12.412379" calcext:value-type="float">
            <text:p>12.412379</text:p>
          </table:table-cell>
          <table:table-cell office:value-type="float" office:value="9.145383" calcext:value-type="float">
            <text:p>9.145383</text:p>
          </table:table-cell>
        </table:table-row>
        <table:table-row table:style-name="ro2">
          <table:table-cell office:value-type="string" calcext:value-type="string">
            <text:p>2019-10-03 02:20:29</text:p>
          </table:table-cell>
          <table:table-cell office:value-type="float" office:value="12.419188" calcext:value-type="float">
            <text:p>12.419188</text:p>
          </table:table-cell>
          <table:table-cell office:value-type="float" office:value="9.150436" calcext:value-type="float">
            <text:p>9.150436</text:p>
          </table:table-cell>
        </table:table-row>
        <table:table-row table:style-name="ro2">
          <table:table-cell office:value-type="string" calcext:value-type="string">
            <text:p>2019-10-03 02:20:53</text:p>
          </table:table-cell>
          <table:table-cell office:value-type="float" office:value="12.432882" calcext:value-type="float">
            <text:p>12.432882</text:p>
          </table:table-cell>
          <table:table-cell office:value-type="float" office:value="9.161051" calcext:value-type="float">
            <text:p>9.161051</text:p>
          </table:table-cell>
        </table:table-row>
        <table:table-row table:style-name="ro2">
          <table:table-cell office:value-type="string" calcext:value-type="string">
            <text:p>2019-10-03 02:21:08</text:p>
          </table:table-cell>
          <table:table-cell office:value-type="float" office:value="12.439539" calcext:value-type="float">
            <text:p>12.439539</text:p>
          </table:table-cell>
          <table:table-cell office:value-type="float" office:value="9.165805" calcext:value-type="float">
            <text:p>9.165805</text:p>
          </table:table-cell>
        </table:table-row>
        <table:table-row table:style-name="ro2">
          <table:table-cell office:value-type="string" calcext:value-type="string">
            <text:p>2019-10-03 02:21:29</text:p>
          </table:table-cell>
          <table:table-cell office:value-type="float" office:value="12.453943" calcext:value-type="float">
            <text:p>12.453943</text:p>
          </table:table-cell>
          <table:table-cell office:value-type="float" office:value="9.177545" calcext:value-type="float">
            <text:p>9.177545</text:p>
          </table:table-cell>
        </table:table-row>
        <table:table-row table:style-name="ro2">
          <table:table-cell office:value-type="string" calcext:value-type="string">
            <text:p>2019-10-03 02:21:49</text:p>
          </table:table-cell>
          <table:table-cell office:value-type="float" office:value="12.46775" calcext:value-type="float">
            <text:p>12.46775</text:p>
          </table:table-cell>
          <table:table-cell office:value-type="float" office:value="9.188505" calcext:value-type="float">
            <text:p>9.188505</text:p>
          </table:table-cell>
        </table:table-row>
        <table:table-row table:style-name="ro2">
          <table:table-cell office:value-type="string" calcext:value-type="string">
            <text:p>2019-10-03 02:22:07</text:p>
          </table:table-cell>
          <table:table-cell office:value-type="float" office:value="12.474351" calcext:value-type="float">
            <text:p>12.474351</text:p>
          </table:table-cell>
          <table:table-cell office:value-type="float" office:value="9.193058" calcext:value-type="float">
            <text:p>9.193058</text:p>
          </table:table-cell>
        </table:table-row>
        <table:table-row table:style-name="ro2">
          <table:table-cell office:value-type="string" calcext:value-type="string">
            <text:p>2019-10-03 02:22:30</text:p>
          </table:table-cell>
          <table:table-cell office:value-type="float" office:value="12.489206" calcext:value-type="float">
            <text:p>12.489206</text:p>
          </table:table-cell>
          <table:table-cell office:value-type="float" office:value="9.2047" calcext:value-type="float">
            <text:p>9.2047</text:p>
          </table:table-cell>
        </table:table-row>
        <table:table-row table:style-name="ro2">
          <table:table-cell office:value-type="string" calcext:value-type="string">
            <text:p>2019-10-03 02:22:50</text:p>
          </table:table-cell>
          <table:table-cell office:value-type="float" office:value="12.49578" calcext:value-type="float">
            <text:p>12.49578</text:p>
          </table:table-cell>
          <table:table-cell office:value-type="float" office:value="9.209253" calcext:value-type="float">
            <text:p>9.209253</text:p>
          </table:table-cell>
        </table:table-row>
        <table:table-row table:style-name="ro2">
          <table:table-cell office:value-type="string" calcext:value-type="string">
            <text:p>2019-10-03 02:23:18</text:p>
          </table:table-cell>
          <table:table-cell office:value-type="float" office:value="12.511118" calcext:value-type="float">
            <text:p>12.511118</text:p>
          </table:table-cell>
          <table:table-cell office:value-type="float" office:value="9.221512" calcext:value-type="float">
            <text:p>9.221512</text:p>
          </table:table-cell>
        </table:table-row>
        <table:table-row table:style-name="ro2">
          <table:table-cell office:value-type="string" calcext:value-type="string">
            <text:p>2019-10-03 02:23:41</text:p>
          </table:table-cell>
          <table:table-cell office:value-type="float" office:value="12.526229" calcext:value-type="float">
            <text:p>12.526229</text:p>
          </table:table-cell>
          <table:table-cell office:value-type="float" office:value="9.233276" calcext:value-type="float">
            <text:p>9.233276</text:p>
          </table:table-cell>
        </table:table-row>
        <table:table-row table:style-name="ro2">
          <table:table-cell office:value-type="string" calcext:value-type="string">
            <text:p>2019-10-03 02:23:59</text:p>
          </table:table-cell>
          <table:table-cell office:value-type="float" office:value="12.5328" calcext:value-type="float">
            <text:p>12.5328</text:p>
          </table:table-cell>
          <table:table-cell office:value-type="float" office:value="9.237826" calcext:value-type="float">
            <text:p>9.237826</text:p>
          </table:table-cell>
        </table:table-row>
        <table:table-row table:style-name="ro2">
          <table:table-cell office:value-type="string" calcext:value-type="string">
            <text:p>2019-10-03 02:24:20</text:p>
          </table:table-cell>
          <table:table-cell office:value-type="float" office:value="12.539609" calcext:value-type="float">
            <text:p>12.539609</text:p>
          </table:table-cell>
          <table:table-cell office:value-type="float" office:value="9.242879" calcext:value-type="float">
            <text:p>9.242879</text:p>
          </table:table-cell>
        </table:table-row>
        <table:table-row table:style-name="ro2">
          <table:table-cell office:value-type="string" calcext:value-type="string">
            <text:p>2019-10-03 02:24:43</text:p>
          </table:table-cell>
          <table:table-cell office:value-type="float" office:value="12.553823" calcext:value-type="float">
            <text:p>12.553823</text:p>
          </table:table-cell>
          <table:table-cell office:value-type="float" office:value="9.254195" calcext:value-type="float">
            <text:p>9.254195</text:p>
          </table:table-cell>
        </table:table-row>
        <table:table-row table:style-name="ro2">
          <table:table-cell office:value-type="string" calcext:value-type="string">
            <text:p>2019-10-03 02:25:32</text:p>
          </table:table-cell>
          <table:table-cell office:value-type="float" office:value="12.579895" calcext:value-type="float">
            <text:p>12.579895</text:p>
          </table:table-cell>
          <table:table-cell office:value-type="float" office:value="9.274784" calcext:value-type="float">
            <text:p>9.274784</text:p>
          </table:table-cell>
        </table:table-row>
        <table:table-row table:style-name="ro2">
          <table:table-cell office:value-type="string" calcext:value-type="string">
            <text:p>2019-10-03 02:25:47</text:p>
          </table:table-cell>
          <table:table-cell office:value-type="float" office:value="12.586469" calcext:value-type="float">
            <text:p>12.586469</text:p>
          </table:table-cell>
          <table:table-cell office:value-type="float" office:value="9.279337" calcext:value-type="float">
            <text:p>9.279337</text:p>
          </table:table-cell>
        </table:table-row>
        <table:table-row table:style-name="ro2">
          <table:table-cell office:value-type="string" calcext:value-type="string">
            <text:p>2019-10-03 02:26:03</text:p>
          </table:table-cell>
          <table:table-cell office:value-type="float" office:value="12.593305" calcext:value-type="float">
            <text:p>12.593305</text:p>
          </table:table-cell>
          <table:table-cell office:value-type="float" office:value="9.28453" calcext:value-type="float">
            <text:p>9.28453</text:p>
          </table:table-cell>
        </table:table-row>
        <table:table-row table:style-name="ro2">
          <table:table-cell office:value-type="string" calcext:value-type="string">
            <text:p>2019-10-03 02:26:35</text:p>
          </table:table-cell>
          <table:table-cell office:value-type="float" office:value="12.60819" calcext:value-type="float">
            <text:p>12.60819</text:p>
          </table:table-cell>
          <table:table-cell office:value-type="float" office:value="9.295274" calcext:value-type="float">
            <text:p>9.295274</text:p>
          </table:table-cell>
        </table:table-row>
        <table:table-row table:style-name="ro2">
          <table:table-cell office:value-type="string" calcext:value-type="string">
            <text:p>2019-10-03 02:26:52</text:p>
          </table:table-cell>
          <table:table-cell office:value-type="float" office:value="12.615228" calcext:value-type="float">
            <text:p>12.615228</text:p>
          </table:table-cell>
          <table:table-cell office:value-type="float" office:value="9.300327" calcext:value-type="float">
            <text:p>9.300327</text:p>
          </table:table-cell>
        </table:table-row>
        <table:table-row table:style-name="ro2">
          <table:table-cell office:value-type="string" calcext:value-type="string">
            <text:p>2019-10-03 02:27:13</text:p>
          </table:table-cell>
          <table:table-cell office:value-type="float" office:value="12.62192" calcext:value-type="float">
            <text:p>12.62192</text:p>
          </table:table-cell>
          <table:table-cell office:value-type="float" office:value="9.305228" calcext:value-type="float">
            <text:p>9.305228</text:p>
          </table:table-cell>
        </table:table-row>
        <table:table-row table:style-name="ro2">
          <table:table-cell office:value-type="string" calcext:value-type="string">
            <text:p>2019-10-03 02:27:42</text:p>
          </table:table-cell>
          <table:table-cell office:value-type="float" office:value="12.636631" calcext:value-type="float">
            <text:p>12.636631</text:p>
          </table:table-cell>
          <table:table-cell office:value-type="float" office:value="9.316703" calcext:value-type="float">
            <text:p>9.316703</text:p>
          </table:table-cell>
        </table:table-row>
        <table:table-row table:style-name="ro2">
          <table:table-cell office:value-type="string" calcext:value-type="string">
            <text:p>2019-10-03 02:28:04</text:p>
          </table:table-cell>
          <table:table-cell office:value-type="float" office:value="12.651806" calcext:value-type="float">
            <text:p>12.651806</text:p>
          </table:table-cell>
          <table:table-cell office:value-type="float" office:value="9.328679" calcext:value-type="float">
            <text:p>9.328679</text:p>
          </table:table-cell>
        </table:table-row>
        <table:table-row table:style-name="ro2">
          <table:table-cell office:value-type="string" calcext:value-type="string">
            <text:p>2019-10-03 02:28:19</text:p>
          </table:table-cell>
          <table:table-cell office:value-type="float" office:value="12.658406" calcext:value-type="float">
            <text:p>12.658406</text:p>
          </table:table-cell>
          <table:table-cell office:value-type="float" office:value="9.332696" calcext:value-type="float">
            <text:p>9.332696</text:p>
          </table:table-cell>
        </table:table-row>
        <table:table-row table:style-name="ro2">
          <table:table-cell office:value-type="string" calcext:value-type="string">
            <text:p>2019-10-03 02:28:40</text:p>
          </table:table-cell>
          <table:table-cell office:value-type="float" office:value="12.672354" calcext:value-type="float">
            <text:p>12.672354</text:p>
          </table:table-cell>
          <table:table-cell office:value-type="float" office:value="9.343944" calcext:value-type="float">
            <text:p>9.343944</text:p>
          </table:table-cell>
        </table:table-row>
        <table:table-row table:style-name="ro2">
          <table:table-cell office:value-type="string" calcext:value-type="string">
            <text:p>2019-10-03 02:29:11</text:p>
          </table:table-cell>
          <table:table-cell office:value-type="float" office:value="12.686534" calcext:value-type="float">
            <text:p>12.686534</text:p>
          </table:table-cell>
          <table:table-cell office:value-type="float" office:value="9.355195" calcext:value-type="float">
            <text:p>9.355195</text:p>
          </table:table-cell>
        </table:table-row>
        <table:table-row table:style-name="ro2">
          <table:table-cell office:value-type="string" calcext:value-type="string">
            <text:p>2019-10-03 02:29:28</text:p>
          </table:table-cell>
          <table:table-cell office:value-type="float" office:value="12.693414" calcext:value-type="float">
            <text:p>12.693414</text:p>
          </table:table-cell>
          <table:table-cell office:value-type="float" office:value="9.360449" calcext:value-type="float">
            <text:p>9.360449</text:p>
          </table:table-cell>
        </table:table-row>
        <table:table-row table:style-name="ro2">
          <table:table-cell office:value-type="string" calcext:value-type="string">
            <text:p>2019-10-03 02:29:46</text:p>
          </table:table-cell>
          <table:table-cell office:value-type="float" office:value="12.700015" calcext:value-type="float">
            <text:p>12.700015</text:p>
          </table:table-cell>
          <table:table-cell office:value-type="float" office:value="9.365142" calcext:value-type="float">
            <text:p>9.365142</text:p>
          </table:table-cell>
        </table:table-row>
        <table:table-row table:style-name="ro2">
          <table:table-cell office:value-type="string" calcext:value-type="string">
            <text:p>2019-10-03 02:30:07</text:p>
          </table:table-cell>
          <table:table-cell office:value-type="float" office:value="12.714248" calcext:value-type="float">
            <text:p>12.714248</text:p>
          </table:table-cell>
          <table:table-cell office:value-type="float" office:value="9.376591" calcext:value-type="float">
            <text:p>9.376591</text:p>
          </table:table-cell>
        </table:table-row>
        <table:table-row table:style-name="ro2">
          <table:table-cell office:value-type="string" calcext:value-type="string">
            <text:p>2019-10-03 02:30:27</text:p>
          </table:table-cell>
          <table:table-cell office:value-type="float" office:value="12.720822" calcext:value-type="float">
            <text:p>12.720822</text:p>
          </table:table-cell>
          <table:table-cell office:value-type="float" office:value="9.381144" calcext:value-type="float">
            <text:p>9.381144</text:p>
          </table:table-cell>
        </table:table-row>
        <table:table-row table:style-name="ro2">
          <table:table-cell office:value-type="string" calcext:value-type="string">
            <text:p>2019-10-03 02:30:58</text:p>
          </table:table-cell>
          <table:table-cell office:value-type="float" office:value="12.735061" calcext:value-type="float">
            <text:p>12.735061</text:p>
          </table:table-cell>
          <table:table-cell office:value-type="float" office:value="9.392952" calcext:value-type="float">
            <text:p>9.392952</text:p>
          </table:table-cell>
        </table:table-row>
        <table:table-row table:style-name="ro2">
          <table:table-cell office:value-type="string" calcext:value-type="string">
            <text:p>2019-10-03 02:31:19</text:p>
          </table:table-cell>
          <table:table-cell office:value-type="float" office:value="12.741662" calcext:value-type="float">
            <text:p>12.741662</text:p>
          </table:table-cell>
          <table:table-cell office:value-type="float" office:value="9.397504" calcext:value-type="float">
            <text:p>9.397504</text:p>
          </table:table-cell>
        </table:table-row>
        <table:table-row table:style-name="ro2">
          <table:table-cell office:value-type="string" calcext:value-type="string">
            <text:p>2019-10-03 02:31:48</text:p>
          </table:table-cell>
          <table:table-cell office:value-type="float" office:value="12.755612" calcext:value-type="float">
            <text:p>12.755612</text:p>
          </table:table-cell>
          <table:table-cell office:value-type="float" office:value="9.40826" calcext:value-type="float">
            <text:p>9.40826</text:p>
          </table:table-cell>
        </table:table-row>
        <table:table-row table:style-name="ro2">
          <table:table-cell office:value-type="string" calcext:value-type="string">
            <text:p>2019-10-03 02:32:08</text:p>
          </table:table-cell>
          <table:table-cell office:value-type="float" office:value="12.76244" calcext:value-type="float">
            <text:p>12.76244</text:p>
          </table:table-cell>
          <table:table-cell office:value-type="float" office:value="9.413445" calcext:value-type="float">
            <text:p>9.413445</text:p>
          </table:table-cell>
        </table:table-row>
        <table:table-row table:style-name="ro2">
          <table:table-cell office:value-type="string" calcext:value-type="string">
            <text:p>2019-10-03 02:32:39</text:p>
          </table:table-cell>
          <table:table-cell office:value-type="float" office:value="12.77619" calcext:value-type="float">
            <text:p>12.77619</text:p>
          </table:table-cell>
          <table:table-cell office:value-type="float" office:value="9.424262" calcext:value-type="float">
            <text:p>9.424262</text:p>
          </table:table-cell>
        </table:table-row>
        <table:table-row table:style-name="ro2">
          <table:table-cell office:value-type="string" calcext:value-type="string">
            <text:p>2019-10-03 02:32:54</text:p>
          </table:table-cell>
          <table:table-cell office:value-type="float" office:value="12.782764" calcext:value-type="float">
            <text:p>12.782764</text:p>
          </table:table-cell>
          <table:table-cell office:value-type="float" office:value="9.428815" calcext:value-type="float">
            <text:p>9.428815</text:p>
          </table:table-cell>
        </table:table-row>
        <table:table-row table:style-name="ro2">
          <table:table-cell office:value-type="string" calcext:value-type="string">
            <text:p>2019-10-03 02:33:15</text:p>
          </table:table-cell>
          <table:table-cell office:value-type="float" office:value="12.796739" calcext:value-type="float">
            <text:p>12.796739</text:p>
          </table:table-cell>
          <table:table-cell office:value-type="float" office:value="9.440063" calcext:value-type="float">
            <text:p>9.440063</text:p>
          </table:table-cell>
        </table:table-row>
        <table:table-row table:style-name="ro2">
          <table:table-cell office:value-type="string" calcext:value-type="string">
            <text:p>2019-10-03 02:33:46</text:p>
          </table:table-cell>
          <table:table-cell office:value-type="float" office:value="12.810975" calcext:value-type="float">
            <text:p>12.810975</text:p>
          </table:table-cell>
          <table:table-cell office:value-type="float" office:value="9.451515" calcext:value-type="float">
            <text:p>9.451515</text:p>
          </table:table-cell>
        </table:table-row>
        <table:table-row table:style-name="ro2">
          <table:table-cell office:value-type="string" calcext:value-type="string">
            <text:p>2019-10-03 02:34:06</text:p>
          </table:table-cell>
          <table:table-cell office:value-type="float" office:value="12.816467" calcext:value-type="float">
            <text:p>12.816467</text:p>
          </table:table-cell>
          <table:table-cell office:value-type="float" office:value="9.453963" calcext:value-type="float">
            <text:p>9.453963</text:p>
          </table:table-cell>
        </table:table-row>
        <table:table-row table:style-name="ro2">
          <table:table-cell office:value-type="string" calcext:value-type="string">
            <text:p>2019-10-03 02:34:21</text:p>
          </table:table-cell>
          <table:table-cell office:value-type="float" office:value="12.823276" calcext:value-type="float">
            <text:p>12.823276</text:p>
          </table:table-cell>
          <table:table-cell office:value-type="float" office:value="9.459015" calcext:value-type="float">
            <text:p>9.459015</text:p>
          </table:table-cell>
        </table:table-row>
        <table:table-row table:style-name="ro2">
          <table:table-cell office:value-type="string" calcext:value-type="string">
            <text:p>2019-10-03 02:34:42</text:p>
          </table:table-cell>
          <table:table-cell office:value-type="float" office:value="12.830079" calcext:value-type="float">
            <text:p>12.830079</text:p>
          </table:table-cell>
          <table:table-cell office:value-type="float" office:value="9.463568" calcext:value-type="float">
            <text:p>9.463568</text:p>
          </table:table-cell>
        </table:table-row>
        <table:table-row table:style-name="ro2">
          <table:table-cell office:value-type="string" calcext:value-type="string">
            <text:p>2019-10-03 02:34:57</text:p>
          </table:table-cell>
          <table:table-cell office:value-type="float" office:value="12.837109" calcext:value-type="float">
            <text:p>12.837109</text:p>
          </table:table-cell>
          <table:table-cell office:value-type="float" office:value="9.468613" calcext:value-type="float">
            <text:p>9.468613</text:p>
          </table:table-cell>
        </table:table-row>
        <table:table-row table:style-name="ro2">
          <table:table-cell office:value-type="string" calcext:value-type="string">
            <text:p>2019-10-03 02:35:48</text:p>
          </table:table-cell>
          <table:table-cell office:value-type="float" office:value="12.863631" calcext:value-type="float">
            <text:p>12.863631</text:p>
          </table:table-cell>
          <table:table-cell office:value-type="float" office:value="9.489063" calcext:value-type="float">
            <text:p>9.489063</text:p>
          </table:table-cell>
        </table:table-row>
        <table:table-row table:style-name="ro2">
          <table:table-cell office:value-type="string" calcext:value-type="string">
            <text:p>2019-10-03 02:36:08</text:p>
          </table:table-cell>
          <table:table-cell office:value-type="float" office:value="12.870467" calcext:value-type="float">
            <text:p>12.870467</text:p>
          </table:table-cell>
          <table:table-cell office:value-type="float" office:value="9.494256" calcext:value-type="float">
            <text:p>9.494256</text:p>
          </table:table-cell>
        </table:table-row>
        <table:table-row table:style-name="ro2">
          <table:table-cell office:value-type="string" calcext:value-type="string">
            <text:p>2019-10-03 02:36:29</text:p>
          </table:table-cell>
          <table:table-cell office:value-type="float" office:value="12.883984" calcext:value-type="float">
            <text:p>12.883984</text:p>
          </table:table-cell>
          <table:table-cell office:value-type="float" office:value="9.503398" calcext:value-type="float">
            <text:p>9.503398</text:p>
          </table:table-cell>
        </table:table-row>
        <table:table-row table:style-name="ro2">
          <table:table-cell office:value-type="string" calcext:value-type="string">
            <text:p>2019-10-03 02:36:59</text:p>
          </table:table-cell>
          <table:table-cell office:value-type="float" office:value="12.897937" calcext:value-type="float">
            <text:p>12.897937</text:p>
          </table:table-cell>
          <table:table-cell office:value-type="float" office:value="9.514156" calcext:value-type="float">
            <text:p>9.514156</text:p>
          </table:table-cell>
        </table:table-row>
        <table:table-row table:style-name="ro2">
          <table:table-cell office:value-type="string" calcext:value-type="string">
            <text:p>2019-10-03 02:37:19</text:p>
          </table:table-cell>
          <table:table-cell office:value-type="float" office:value="12.912152" calcext:value-type="float">
            <text:p>12.912152</text:p>
          </table:table-cell>
          <table:table-cell office:value-type="float" office:value="9.525967" calcext:value-type="float">
            <text:p>9.525967</text:p>
          </table:table-cell>
        </table:table-row>
        <table:table-row table:style-name="ro2">
          <table:table-cell office:value-type="string" calcext:value-type="string">
            <text:p>2019-10-03 02:37:44</text:p>
          </table:table-cell>
          <table:table-cell office:value-type="float" office:value="12.927039" calcext:value-type="float">
            <text:p>12.927039</text:p>
          </table:table-cell>
          <table:table-cell office:value-type="float" office:value="9.537244" calcext:value-type="float">
            <text:p>9.537244</text:p>
          </table:table-cell>
        </table:table-row>
        <table:table-row table:style-name="ro2">
          <table:table-cell office:value-type="string" calcext:value-type="string">
            <text:p>2019-10-03 02:38:00</text:p>
          </table:table-cell>
          <table:table-cell office:value-type="float" office:value="12.933875" calcext:value-type="float">
            <text:p>12.933875</text:p>
          </table:table-cell>
          <table:table-cell office:value-type="float" office:value="9.542436" calcext:value-type="float">
            <text:p>9.542436</text:p>
          </table:table-cell>
        </table:table-row>
        <table:table-row table:style-name="ro2">
          <table:table-cell office:value-type="string" calcext:value-type="string">
            <text:p>2019-10-03 02:38:15</text:p>
          </table:table-cell>
          <table:table-cell office:value-type="float" office:value="12.940969" calcext:value-type="float">
            <text:p>12.940969</text:p>
          </table:table-cell>
          <table:table-cell office:value-type="float" office:value="9.54769" calcext:value-type="float">
            <text:p>9.54769</text:p>
          </table:table-cell>
        </table:table-row>
        <table:table-row table:style-name="ro2">
          <table:table-cell office:value-type="string" calcext:value-type="string">
            <text:p>2019-10-03 02:38:41</text:p>
          </table:table-cell>
          <table:table-cell office:value-type="float" office:value="12.955853" calcext:value-type="float">
            <text:p>12.955853</text:p>
          </table:table-cell>
          <table:table-cell office:value-type="float" office:value="9.558965" calcext:value-type="float">
            <text:p>9.558965</text:p>
          </table:table-cell>
        </table:table-row>
        <table:table-row table:style-name="ro2">
          <table:table-cell office:value-type="string" calcext:value-type="string">
            <text:p>2019-10-03 02:39:02</text:p>
          </table:table-cell>
          <table:table-cell office:value-type="float" office:value="12.962461" calcext:value-type="float">
            <text:p>12.962461</text:p>
          </table:table-cell>
          <table:table-cell office:value-type="float" office:value="9.563598" calcext:value-type="float">
            <text:p>9.563598</text:p>
          </table:table-cell>
        </table:table-row>
        <table:table-row table:style-name="ro2">
          <table:table-cell office:value-type="string" calcext:value-type="string">
            <text:p>2019-10-03 02:39:17</text:p>
          </table:table-cell>
          <table:table-cell office:value-type="float" office:value="12.969062" calcext:value-type="float">
            <text:p>12.969062</text:p>
          </table:table-cell>
          <table:table-cell office:value-type="float" office:value="9.568166" calcext:value-type="float">
            <text:p>9.568166</text:p>
          </table:table-cell>
        </table:table-row>
        <table:table-row table:style-name="ro2">
          <table:table-cell office:value-type="string" calcext:value-type="string">
            <text:p>2019-10-03 02:39:38</text:p>
          </table:table-cell>
          <table:table-cell office:value-type="float" office:value="12.975636" calcext:value-type="float">
            <text:p>12.975636</text:p>
          </table:table-cell>
          <table:table-cell office:value-type="float" office:value="9.572718" calcext:value-type="float">
            <text:p>9.572718</text:p>
          </table:table-cell>
        </table:table-row>
        <table:table-row table:style-name="ro2">
          <table:table-cell office:value-type="string" calcext:value-type="string">
            <text:p>2019-10-03 02:39:59</text:p>
          </table:table-cell>
          <table:table-cell office:value-type="float" office:value="12.989611" calcext:value-type="float">
            <text:p>12.989611</text:p>
          </table:table-cell>
          <table:table-cell office:value-type="float" office:value="9.583966" calcext:value-type="float">
            <text:p>9.583966</text:p>
          </table:table-cell>
        </table:table-row>
        <table:table-row table:style-name="ro2">
          <table:table-cell office:value-type="string" calcext:value-type="string">
            <text:p>2019-10-03 02:40:31</text:p>
          </table:table-cell>
          <table:table-cell office:value-type="float" office:value="13.004588" calcext:value-type="float">
            <text:p>13.004588</text:p>
          </table:table-cell>
          <table:table-cell office:value-type="float" office:value="9.595526" calcext:value-type="float">
            <text:p>9.595526</text:p>
          </table:table-cell>
        </table:table-row>
        <table:table-row table:style-name="ro2">
          <table:table-cell office:value-type="string" calcext:value-type="string">
            <text:p>2019-10-03 02:41:00</text:p>
          </table:table-cell>
          <table:table-cell office:value-type="float" office:value="13.019475" calcext:value-type="float">
            <text:p>13.019475</text:p>
          </table:table-cell>
          <table:table-cell office:value-type="float" office:value="9.606802" calcext:value-type="float">
            <text:p>9.606802</text:p>
          </table:table-cell>
        </table:table-row>
        <table:table-row table:style-name="ro2">
          <table:table-cell office:value-type="string" calcext:value-type="string">
            <text:p>2019-10-03 02:41:15</text:p>
          </table:table-cell>
          <table:table-cell office:value-type="float" office:value="13.026338" calcext:value-type="float">
            <text:p>13.026338</text:p>
          </table:table-cell>
          <table:table-cell office:value-type="float" office:value="9.611995" calcext:value-type="float">
            <text:p>9.611995</text:p>
          </table:table-cell>
        </table:table-row>
        <table:table-row table:style-name="ro2">
          <table:table-cell office:value-type="string" calcext:value-type="string">
            <text:p>2019-10-03 02:41:36</text:p>
          </table:table-cell>
          <table:table-cell office:value-type="float" office:value="13.033376" calcext:value-type="float">
            <text:p>13.033376</text:p>
          </table:table-cell>
          <table:table-cell office:value-type="float" office:value="9.617048" calcext:value-type="float">
            <text:p>9.617048</text:p>
          </table:table-cell>
        </table:table-row>
        <table:table-row table:style-name="ro2">
          <table:table-cell office:value-type="string" calcext:value-type="string">
            <text:p>2019-10-03 02:42:09</text:p>
          </table:table-cell>
          <table:table-cell office:value-type="float" office:value="13.048487" calcext:value-type="float">
            <text:p>13.048487</text:p>
          </table:table-cell>
          <table:table-cell office:value-type="float" office:value="9.628815" calcext:value-type="float">
            <text:p>9.628815</text:p>
          </table:table-cell>
        </table:table-row>
        <table:table-row table:style-name="ro2">
          <table:table-cell office:value-type="string" calcext:value-type="string">
            <text:p>2019-10-03 02:42:40</text:p>
          </table:table-cell>
          <table:table-cell office:value-type="float" office:value="13.062238" calcext:value-type="float">
            <text:p>13.062238</text:p>
          </table:table-cell>
          <table:table-cell office:value-type="float" office:value="9.639714" calcext:value-type="float">
            <text:p>9.639714</text:p>
          </table:table-cell>
        </table:table-row>
        <table:table-row table:style-name="ro2">
          <table:table-cell office:value-type="string" calcext:value-type="string">
            <text:p>2019-10-03 02:43:01</text:p>
          </table:table-cell>
          <table:table-cell office:value-type="float" office:value="13.067742" calcext:value-type="float">
            <text:p>13.067742</text:p>
          </table:table-cell>
          <table:table-cell office:value-type="float" office:value="9.642207" calcext:value-type="float">
            <text:p>9.642207</text:p>
          </table:table-cell>
        </table:table-row>
        <table:table-row table:style-name="ro2">
          <table:table-cell office:value-type="string" calcext:value-type="string">
            <text:p>2019-10-03 02:43:21</text:p>
          </table:table-cell>
          <table:table-cell office:value-type="float" office:value="13.08169" calcext:value-type="float">
            <text:p>13.08169</text:p>
          </table:table-cell>
          <table:table-cell office:value-type="float" office:value="9.653453" calcext:value-type="float">
            <text:p>9.653453</text:p>
          </table:table-cell>
        </table:table-row>
        <table:table-row table:style-name="ro2">
          <table:table-cell office:value-type="string" calcext:value-type="string">
            <text:p>2019-10-03 02:43:52</text:p>
          </table:table-cell>
          <table:table-cell office:value-type="float" office:value="13.09587" calcext:value-type="float">
            <text:p>13.09587</text:p>
          </table:table-cell>
          <table:table-cell office:value-type="float" office:value="9.664704" calcext:value-type="float">
            <text:p>9.664704</text:p>
          </table:table-cell>
        </table:table-row>
        <table:table-row table:style-name="ro2">
          <table:table-cell office:value-type="string" calcext:value-type="string">
            <text:p>2019-10-03 02:44:16</text:p>
          </table:table-cell>
          <table:table-cell office:value-type="float" office:value="13.109836" calcext:value-type="float">
            <text:p>13.109836</text:p>
          </table:table-cell>
          <table:table-cell office:value-type="float" office:value="9.675905" calcext:value-type="float">
            <text:p>9.675905</text:p>
          </table:table-cell>
        </table:table-row>
        <table:table-row table:style-name="ro2">
          <table:table-cell office:value-type="string" calcext:value-type="string">
            <text:p>2019-10-03 02:44:32</text:p>
          </table:table-cell>
          <table:table-cell office:value-type="float" office:value="13.116464" calcext:value-type="float">
            <text:p>13.116464</text:p>
          </table:table-cell>
          <table:table-cell office:value-type="float" office:value="9.680598" calcext:value-type="float">
            <text:p>9.680598</text:p>
          </table:table-cell>
        </table:table-row>
        <table:table-row table:style-name="ro2">
          <table:table-cell office:value-type="string" calcext:value-type="string">
            <text:p>2019-10-03 02:44:47</text:p>
          </table:table-cell>
          <table:table-cell office:value-type="float" office:value="13.123521" calcext:value-type="float">
            <text:p>13.123521</text:p>
          </table:table-cell>
          <table:table-cell office:value-type="float" office:value="9.685783" calcext:value-type="float">
            <text:p>9.685783</text:p>
          </table:table-cell>
        </table:table-row>
        <table:table-row table:style-name="ro2">
          <table:table-cell office:value-type="string" calcext:value-type="string">
            <text:p>2019-10-03 02:45:03</text:p>
          </table:table-cell>
          <table:table-cell office:value-type="float" office:value="13.130134" calcext:value-type="float">
            <text:p>13.130134</text:p>
          </table:table-cell>
          <table:table-cell office:value-type="float" office:value="9.690381" calcext:value-type="float">
            <text:p>9.690381</text:p>
          </table:table-cell>
        </table:table-row>
        <table:table-row table:style-name="ro2">
          <table:table-cell office:value-type="string" calcext:value-type="string">
            <text:p>2019-10-03 02:45:36</text:p>
          </table:table-cell>
          <table:table-cell office:value-type="float" office:value="13.145043" calcext:value-type="float">
            <text:p>13.145043</text:p>
          </table:table-cell>
          <table:table-cell office:value-type="float" office:value="9.702148" calcext:value-type="float">
            <text:p>9.702148</text:p>
          </table:table-cell>
        </table:table-row>
        <table:table-row table:style-name="ro2">
          <table:table-cell office:value-type="string" calcext:value-type="string">
            <text:p>2019-10-03 02:45:57</text:p>
          </table:table-cell>
          <table:table-cell office:value-type="float" office:value="13.151641" calcext:value-type="float">
            <text:p>13.151641</text:p>
          </table:table-cell>
          <table:table-cell office:value-type="float" office:value="9.706698" calcext:value-type="float">
            <text:p>9.706698</text:p>
          </table:table-cell>
        </table:table-row>
        <table:table-row table:style-name="ro2">
          <table:table-cell office:value-type="string" calcext:value-type="string">
            <text:p>2019-10-03 02:46:13</text:p>
          </table:table-cell>
          <table:table-cell office:value-type="float" office:value="13.157992" calcext:value-type="float">
            <text:p>13.157992</text:p>
          </table:table-cell>
          <table:table-cell office:value-type="float" office:value="9.709645" calcext:value-type="float">
            <text:p>9.709645</text:p>
          </table:table-cell>
        </table:table-row>
        <table:table-row table:style-name="ro2">
          <table:table-cell office:value-type="string" calcext:value-type="string">
            <text:p>2019-10-03 02:46:34</text:p>
          </table:table-cell>
          <table:table-cell office:value-type="float" office:value="13.172888" calcext:value-type="float">
            <text:p>13.172888</text:p>
          </table:table-cell>
          <table:table-cell office:value-type="float" office:value="9.72098" calcext:value-type="float">
            <text:p>9.72098</text:p>
          </table:table-cell>
        </table:table-row>
        <table:table-row table:style-name="ro2">
          <table:table-cell office:value-type="string" calcext:value-type="string">
            <text:p>2019-10-03 02:46:49</text:p>
          </table:table-cell>
          <table:table-cell office:value-type="float" office:value="13.179462" calcext:value-type="float">
            <text:p>13.179462</text:p>
          </table:table-cell>
          <table:table-cell office:value-type="float" office:value="9.725532" calcext:value-type="float">
            <text:p>9.725532</text:p>
          </table:table-cell>
        </table:table-row>
        <table:table-row table:style-name="ro2">
          <table:table-cell office:value-type="string" calcext:value-type="string">
            <text:p>2019-10-03 02:47:11</text:p>
          </table:table-cell>
          <table:table-cell office:value-type="float" office:value="13.194629" calcext:value-type="float">
            <text:p>13.194629</text:p>
          </table:table-cell>
          <table:table-cell office:value-type="float" office:value="9.7375" calcext:value-type="float">
            <text:p>9.7375</text:p>
          </table:table-cell>
        </table:table-row>
        <table:table-row table:style-name="ro2">
          <table:table-cell office:value-type="string" calcext:value-type="string">
            <text:p>2019-10-03 02:47:42</text:p>
          </table:table-cell>
          <table:table-cell office:value-type="float" office:value="13.208353" calcext:value-type="float">
            <text:p>13.208353</text:p>
          </table:table-cell>
          <table:table-cell office:value-type="float" office:value="9.748259" calcext:value-type="float">
            <text:p>9.748259</text:p>
          </table:table-cell>
        </table:table-row>
        <table:table-row table:style-name="ro2">
          <table:table-cell office:value-type="string" calcext:value-type="string">
            <text:p>2019-10-03 02:48:11</text:p>
          </table:table-cell>
          <table:table-cell office:value-type="float" office:value="13.223011" calcext:value-type="float">
            <text:p>13.223011</text:p>
          </table:table-cell>
          <table:table-cell office:value-type="float" office:value="9.759536" calcext:value-type="float">
            <text:p>9.759536</text:p>
          </table:table-cell>
        </table:table-row>
        <table:table-row table:style-name="ro2">
          <table:table-cell office:value-type="string" calcext:value-type="string">
            <text:p>2019-10-03 02:48:48</text:p>
          </table:table-cell>
          <table:table-cell office:value-type="float" office:value="13.239165" calcext:value-type="float">
            <text:p>13.239165</text:p>
          </table:table-cell>
          <table:table-cell office:value-type="float" office:value="9.77176" calcext:value-type="float">
            <text:p>9.77176</text:p>
          </table:table-cell>
        </table:table-row>
        <table:table-row table:style-name="ro2">
          <table:table-cell office:value-type="string" calcext:value-type="string">
            <text:p>2019-10-03 02:49:21</text:p>
          </table:table-cell>
          <table:table-cell office:value-type="float" office:value="13.254108" calcext:value-type="float">
            <text:p>13.254108</text:p>
          </table:table-cell>
          <table:table-cell office:value-type="float" office:value="9.783239" calcext:value-type="float">
            <text:p>9.783239</text:p>
          </table:table-cell>
        </table:table-row>
        <table:table-row table:style-name="ro2">
          <table:table-cell office:value-type="string" calcext:value-type="string">
            <text:p>2019-10-03 02:49:45</text:p>
          </table:table-cell>
          <table:table-cell office:value-type="float" office:value="13.269017" calcext:value-type="float">
            <text:p>13.269017</text:p>
          </table:table-cell>
          <table:table-cell office:value-type="float" office:value="9.795006" calcext:value-type="float">
            <text:p>9.795006</text:p>
          </table:table-cell>
        </table:table-row>
        <table:table-row table:style-name="ro2">
          <table:table-cell office:value-type="string" calcext:value-type="string">
            <text:p>2019-10-03 02:50:06</text:p>
          </table:table-cell>
          <table:table-cell office:value-type="float" office:value="13.283026" calcext:value-type="float">
            <text:p>13.283026</text:p>
          </table:table-cell>
          <table:table-cell office:value-type="float" office:value="9.805965" calcext:value-type="float">
            <text:p>9.805965</text:p>
          </table:table-cell>
        </table:table-row>
        <table:table-row table:style-name="ro2">
          <table:table-cell office:value-type="string" calcext:value-type="string">
            <text:p>2019-10-03 02:50:27</text:p>
          </table:table-cell>
          <table:table-cell office:value-type="float" office:value="13.297091" calcext:value-type="float">
            <text:p>13.297091</text:p>
          </table:table-cell>
          <table:table-cell office:value-type="float" office:value="9.817125" calcext:value-type="float">
            <text:p>9.817125</text:p>
          </table:table-cell>
        </table:table-row>
        <table:table-row table:style-name="ro2">
          <table:table-cell office:value-type="string" calcext:value-type="string">
            <text:p>2019-10-03 02:51:00</text:p>
          </table:table-cell>
          <table:table-cell office:value-type="float" office:value="13.312005" calcext:value-type="float">
            <text:p>13.312005</text:p>
          </table:table-cell>
          <table:table-cell office:value-type="float" office:value="9.828543" calcext:value-type="float">
            <text:p>9.828543</text:p>
          </table:table-cell>
        </table:table-row>
        <table:table-row table:style-name="ro2">
          <table:table-cell office:value-type="string" calcext:value-type="string">
            <text:p>2019-10-03 02:51:31</text:p>
          </table:table-cell>
          <table:table-cell office:value-type="float" office:value="13.325983" calcext:value-type="float">
            <text:p>13.325983</text:p>
          </table:table-cell>
          <table:table-cell office:value-type="float" office:value="9.839794" calcext:value-type="float">
            <text:p>9.839794</text:p>
          </table:table-cell>
        </table:table-row>
        <table:table-row table:style-name="ro2">
          <table:table-cell office:value-type="string" calcext:value-type="string">
            <text:p>2019-10-03 02:51:54</text:p>
          </table:table-cell>
          <table:table-cell office:value-type="float" office:value="13.341094" calcext:value-type="float">
            <text:p>13.341094</text:p>
          </table:table-cell>
          <table:table-cell office:value-type="float" office:value="9.851561" calcext:value-type="float">
            <text:p>9.851561</text:p>
          </table:table-cell>
        </table:table-row>
        <table:table-row table:style-name="ro2">
          <table:table-cell office:value-type="string" calcext:value-type="string">
            <text:p>2019-10-03 02:52:18</text:p>
          </table:table-cell>
          <table:table-cell office:value-type="float" office:value="13.355103" calcext:value-type="float">
            <text:p>13.355103</text:p>
          </table:table-cell>
          <table:table-cell office:value-type="float" office:value="9.862521" calcext:value-type="float">
            <text:p>9.862521</text:p>
          </table:table-cell>
        </table:table-row>
        <table:table-row table:style-name="ro2">
          <table:table-cell office:value-type="string" calcext:value-type="string">
            <text:p>2019-10-03 02:52:38</text:p>
          </table:table-cell>
          <table:table-cell office:value-type="float" office:value="13.369283" calcext:value-type="float">
            <text:p>13.369283</text:p>
          </table:table-cell>
          <table:table-cell office:value-type="float" office:value="9.873772" calcext:value-type="float">
            <text:p>9.873772</text:p>
          </table:table-cell>
        </table:table-row>
        <table:table-row table:style-name="ro2">
          <table:table-cell office:value-type="string" calcext:value-type="string">
            <text:p>2019-10-03 02:52:54</text:p>
          </table:table-cell>
          <table:table-cell office:value-type="float" office:value="13.376321" calcext:value-type="float">
            <text:p>13.376321</text:p>
          </table:table-cell>
          <table:table-cell office:value-type="float" office:value="9.878825" calcext:value-type="float">
            <text:p>9.878825</text:p>
          </table:table-cell>
        </table:table-row>
        <table:table-row table:style-name="ro2">
          <table:table-cell office:value-type="string" calcext:value-type="string">
            <text:p>2019-10-03 02:53:11</text:p>
          </table:table-cell>
          <table:table-cell office:value-type="float" office:value="13.383359" calcext:value-type="float">
            <text:p>13.383359</text:p>
          </table:table-cell>
          <table:table-cell office:value-type="float" office:value="9.883877" calcext:value-type="float">
            <text:p>9.883877</text:p>
          </table:table-cell>
        </table:table-row>
        <table:table-row table:style-name="ro2">
          <table:table-cell office:value-type="string" calcext:value-type="string">
            <text:p>2019-10-03 02:53:30</text:p>
          </table:table-cell>
          <table:table-cell office:value-type="float" office:value="13.38971" calcext:value-type="float">
            <text:p>13.38971</text:p>
          </table:table-cell>
          <table:table-cell office:value-type="float" office:value="9.886824" calcext:value-type="float">
            <text:p>9.886824</text:p>
          </table:table-cell>
        </table:table-row>
        <table:table-row table:style-name="ro2">
          <table:table-cell office:value-type="string" calcext:value-type="string">
            <text:p>2019-10-03 02:53:45</text:p>
          </table:table-cell>
          <table:table-cell office:value-type="float" office:value="13.396538" calcext:value-type="float">
            <text:p>13.396538</text:p>
          </table:table-cell>
          <table:table-cell office:value-type="float" office:value="9.891869" calcext:value-type="float">
            <text:p>9.891869</text:p>
          </table:table-cell>
        </table:table-row>
        <table:table-row table:style-name="ro2">
          <table:table-cell office:value-type="string" calcext:value-type="string">
            <text:p>2019-10-03 02:54:19</text:p>
          </table:table-cell>
          <table:table-cell office:value-type="float" office:value="13.414127" calcext:value-type="float">
            <text:p>13.414127</text:p>
          </table:table-cell>
          <table:table-cell office:value-type="float" office:value="9.905417" calcext:value-type="float">
            <text:p>9.905417</text:p>
          </table:table-cell>
        </table:table-row>
        <table:table-row table:style-name="ro2">
          <table:table-cell office:value-type="string" calcext:value-type="string">
            <text:p>2019-10-03 02:54:46</text:p>
          </table:table-cell>
          <table:table-cell office:value-type="float" office:value="13.428838" calcext:value-type="float">
            <text:p>13.428838</text:p>
          </table:table-cell>
          <table:table-cell office:value-type="float" office:value="9.916893" calcext:value-type="float">
            <text:p>9.916893</text:p>
          </table:table-cell>
        </table:table-row>
        <table:table-row table:style-name="ro2">
          <table:table-cell office:value-type="string" calcext:value-type="string">
            <text:p>2019-10-03 02:55:34</text:p>
          </table:table-cell>
          <table:table-cell office:value-type="float" office:value="13.454681" calcext:value-type="float">
            <text:p>13.454681</text:p>
          </table:table-cell>
          <table:table-cell office:value-type="float" office:value="9.937482" calcext:value-type="float">
            <text:p>9.937482</text:p>
          </table:table-cell>
        </table:table-row>
        <table:table-row table:style-name="ro2">
          <table:table-cell office:value-type="string" calcext:value-type="string">
            <text:p>2019-10-03 02:55:56</text:p>
          </table:table-cell>
          <table:table-cell office:value-type="float" office:value="13.468432" calcext:value-type="float">
            <text:p>13.468432</text:p>
          </table:table-cell>
          <table:table-cell office:value-type="float" office:value="9.94824" calcext:value-type="float">
            <text:p>9.94824</text:p>
          </table:table-cell>
        </table:table-row>
        <table:table-row table:style-name="ro2">
          <table:table-cell office:value-type="string" calcext:value-type="string">
            <text:p>2019-10-03 02:56:16</text:p>
          </table:table-cell>
          <table:table-cell office:value-type="float" office:value="13.475097" calcext:value-type="float">
            <text:p>13.475097</text:p>
          </table:table-cell>
          <table:table-cell office:value-type="float" office:value="9.953142" calcext:value-type="float">
            <text:p>9.953142</text:p>
          </table:table-cell>
        </table:table-row>
        <table:table-row table:style-name="ro2">
          <table:table-cell office:value-type="string" calcext:value-type="string">
            <text:p>2019-10-03 02:56:48</text:p>
          </table:table-cell>
          <table:table-cell office:value-type="float" office:value="13.488672" calcext:value-type="float">
            <text:p>13.488672</text:p>
          </table:table-cell>
          <table:table-cell office:value-type="float" office:value="9.963075" calcext:value-type="float">
            <text:p>9.963075</text:p>
          </table:table-cell>
        </table:table-row>
        <table:table-row table:style-name="ro2">
          <table:table-cell office:value-type="string" calcext:value-type="string">
            <text:p>2019-10-03 02:57:19</text:p>
          </table:table-cell>
          <table:table-cell office:value-type="float" office:value="13.502452" calcext:value-type="float">
            <text:p>13.502452</text:p>
          </table:table-cell>
          <table:table-cell office:value-type="float" office:value="9.974034" calcext:value-type="float">
            <text:p>9.974034</text:p>
          </table:table-cell>
        </table:table-row>
        <table:table-row table:style-name="ro2">
          <table:table-cell office:value-type="string" calcext:value-type="string">
            <text:p>2019-10-03 02:57:39</text:p>
          </table:table-cell>
          <table:table-cell office:value-type="float" office:value="13.509294" calcext:value-type="float">
            <text:p>13.509294</text:p>
          </table:table-cell>
          <table:table-cell office:value-type="float" office:value="9.978772" calcext:value-type="float">
            <text:p>9.978772</text:p>
          </table:table-cell>
        </table:table-row>
        <table:table-row table:style-name="ro2">
          <table:table-cell office:value-type="string" calcext:value-type="string">
            <text:p>2019-10-03 02:58:05</text:p>
          </table:table-cell>
          <table:table-cell office:value-type="float" office:value="13.524461" calcext:value-type="float">
            <text:p>13.524461</text:p>
          </table:table-cell>
          <table:table-cell office:value-type="float" office:value="9.990739" calcext:value-type="float">
            <text:p>9.990739</text:p>
          </table:table-cell>
        </table:table-row>
        <table:table-row table:style-name="ro2">
          <table:table-cell office:value-type="string" calcext:value-type="string">
            <text:p>2019-10-03 02:58:21</text:p>
          </table:table-cell>
          <table:table-cell office:value-type="float" office:value="13.531497" calcext:value-type="float">
            <text:p>13.531497</text:p>
          </table:table-cell>
          <table:table-cell office:value-type="float" office:value="9.996284" calcext:value-type="float">
            <text:p>9.996284</text:p>
          </table:table-cell>
        </table:table-row>
        <table:table-row table:style-name="ro2">
          <table:table-cell office:value-type="string" calcext:value-type="string">
            <text:p>2019-10-03 02:58:42</text:p>
          </table:table-cell>
          <table:table-cell office:value-type="float" office:value="13.54545" calcext:value-type="float">
            <text:p>13.54545</text:p>
          </table:table-cell>
          <table:table-cell office:value-type="float" office:value="10.007043" calcext:value-type="float">
            <text:p>10.007043</text:p>
          </table:table-cell>
        </table:table-row>
        <table:table-row table:style-name="ro2">
          <table:table-cell office:value-type="string" calcext:value-type="string">
            <text:p>2019-10-03 02:59:02</text:p>
          </table:table-cell>
          <table:table-cell office:value-type="float" office:value="13.552051" calcext:value-type="float">
            <text:p>13.552051</text:p>
          </table:table-cell>
          <table:table-cell office:value-type="float" office:value="10.011595" calcext:value-type="float">
            <text:p>10.011595</text:p>
          </table:table-cell>
        </table:table-row>
        <table:table-row table:style-name="ro2">
          <table:table-cell office:value-type="string" calcext:value-type="string">
            <text:p>2019-10-03 02:59:36</text:p>
          </table:table-cell>
          <table:table-cell office:value-type="float" office:value="13.56696" calcext:value-type="float">
            <text:p>13.56696</text:p>
          </table:table-cell>
          <table:table-cell office:value-type="float" office:value="10.023362" calcext:value-type="float">
            <text:p>10.023362</text:p>
          </table:table-cell>
        </table:table-row>
        <table:table-row table:style-name="ro2">
          <table:table-cell office:value-type="string" calcext:value-type="string">
            <text:p>2019-10-03 02:59:51</text:p>
          </table:table-cell>
          <table:table-cell office:value-type="float" office:value="13.573546" calcext:value-type="float">
            <text:p>13.573546</text:p>
          </table:table-cell>
          <table:table-cell office:value-type="float" office:value="10.02796" calcext:value-type="float">
            <text:p>10.02796</text:p>
          </table:table-cell>
        </table:table-row>
        <table:table-row table:style-name="ro2">
          <table:table-cell office:value-type="string" calcext:value-type="string">
            <text:p>2019-10-03 03:00:24</text:p>
          </table:table-cell>
          <table:table-cell office:value-type="float" office:value="13.588315" calcext:value-type="float">
            <text:p>13.588315</text:p>
          </table:table-cell>
          <table:table-cell office:value-type="float" office:value="10.039436" calcext:value-type="float">
            <text:p>10.039436</text:p>
          </table:table-cell>
        </table:table-row>
        <table:table-row table:style-name="ro2">
          <table:table-cell office:value-type="string" calcext:value-type="string">
            <text:p>2019-10-03 03:00:47</text:p>
          </table:table-cell>
          <table:table-cell office:value-type="float" office:value="13.602495" calcext:value-type="float">
            <text:p>13.602495</text:p>
          </table:table-cell>
          <table:table-cell office:value-type="float" office:value="10.050685" calcext:value-type="float">
            <text:p>10.050685</text:p>
          </table:table-cell>
        </table:table-row>
        <table:table-row table:style-name="ro2">
          <table:table-cell office:value-type="string" calcext:value-type="string">
            <text:p>2019-10-03 03:01:02</text:p>
          </table:table-cell>
          <table:table-cell office:value-type="float" office:value="13.609122" calcext:value-type="float">
            <text:p>13.609122</text:p>
          </table:table-cell>
          <table:table-cell office:value-type="float" office:value="10.055435" calcext:value-type="float">
            <text:p>10.055435</text:p>
          </table:table-cell>
        </table:table-row>
        <table:table-row table:style-name="ro2">
          <table:table-cell office:value-type="string" calcext:value-type="string">
            <text:p>2019-10-03 03:01:34</text:p>
          </table:table-cell>
          <table:table-cell office:value-type="float" office:value="13.624231" calcext:value-type="float">
            <text:p>13.624231</text:p>
          </table:table-cell>
          <table:table-cell office:value-type="float" office:value="10.067694" calcext:value-type="float">
            <text:p>10.067694</text:p>
          </table:table-cell>
        </table:table-row>
        <table:table-row table:style-name="ro2">
          <table:table-cell office:value-type="string" calcext:value-type="string">
            <text:p>2019-10-03 03:01:56</text:p>
          </table:table-cell>
          <table:table-cell office:value-type="float" office:value="13.639345" calcext:value-type="float">
            <text:p>13.639345</text:p>
          </table:table-cell>
          <table:table-cell office:value-type="float" office:value="10.079464" calcext:value-type="float">
            <text:p>10.079464</text:p>
          </table:table-cell>
        </table:table-row>
        <table:table-row table:style-name="ro2">
          <table:table-cell office:value-type="string" calcext:value-type="string">
            <text:p>2019-10-03 03:02:16</text:p>
          </table:table-cell>
          <table:table-cell office:value-type="float" office:value="13.645995" calcext:value-type="float">
            <text:p>13.645995</text:p>
          </table:table-cell>
          <table:table-cell office:value-type="float" office:value="10.084226" calcext:value-type="float">
            <text:p>10.084226</text:p>
          </table:table-cell>
        </table:table-row>
        <table:table-row table:style-name="ro2">
          <table:table-cell office:value-type="string" calcext:value-type="string">
            <text:p>2019-10-03 03:02:32</text:p>
          </table:table-cell>
          <table:table-cell office:value-type="float" office:value="13.65326" calcext:value-type="float">
            <text:p>13.65326</text:p>
          </table:table-cell>
          <table:table-cell office:value-type="float" office:value="10.08977" calcext:value-type="float">
            <text:p>10.08977</text:p>
          </table:table-cell>
        </table:table-row>
        <table:table-row table:style-name="ro2">
          <table:table-cell office:value-type="string" calcext:value-type="string">
            <text:p>2019-10-03 03:02:56</text:p>
          </table:table-cell>
          <table:table-cell office:value-type="float" office:value="13.667998" calcext:value-type="float">
            <text:p>13.667998</text:p>
          </table:table-cell>
          <table:table-cell office:value-type="float" office:value="10.101245" calcext:value-type="float">
            <text:p>10.101245</text:p>
          </table:table-cell>
        </table:table-row>
        <table:table-row table:style-name="ro2">
          <table:table-cell office:value-type="string" calcext:value-type="string">
            <text:p>2019-10-03 03:03:29</text:p>
          </table:table-cell>
          <table:table-cell office:value-type="float" office:value="13.68273" calcext:value-type="float">
            <text:p>13.68273</text:p>
          </table:table-cell>
          <table:table-cell office:value-type="float" office:value="10.110919" calcext:value-type="float">
            <text:p>10.110919</text:p>
          </table:table-cell>
        </table:table-row>
        <table:table-row table:style-name="ro2">
          <table:table-cell office:value-type="string" calcext:value-type="string">
            <text:p>2019-10-03 03:03:44</text:p>
          </table:table-cell>
          <table:table-cell office:value-type="float" office:value="13.688222" calcext:value-type="float">
            <text:p>13.688222</text:p>
          </table:table-cell>
          <table:table-cell office:value-type="float" office:value="10.113382" calcext:value-type="float">
            <text:p>10.113382</text:p>
          </table:table-cell>
        </table:table-row>
        <table:table-row table:style-name="ro2">
          <table:table-cell office:value-type="string" calcext:value-type="string">
            <text:p>2019-10-03 03:04:00</text:p>
          </table:table-cell>
          <table:table-cell office:value-type="float" office:value="13.694852" calcext:value-type="float">
            <text:p>13.694852</text:p>
          </table:table-cell>
          <table:table-cell office:value-type="float" office:value="10.118134" calcext:value-type="float">
            <text:p>10.118134</text:p>
          </table:table-cell>
        </table:table-row>
        <table:table-row table:style-name="ro2">
          <table:table-cell office:value-type="string" calcext:value-type="string">
            <text:p>2019-10-03 03:04:21</text:p>
          </table:table-cell>
          <table:table-cell office:value-type="float" office:value="13.701655" calcext:value-type="float">
            <text:p>13.701655</text:p>
          </table:table-cell>
          <table:table-cell office:value-type="float" office:value="10.121678" calcext:value-type="float">
            <text:p>10.121678</text:p>
          </table:table-cell>
        </table:table-row>
        <table:table-row table:style-name="ro2">
          <table:table-cell office:value-type="string" calcext:value-type="string">
            <text:p>2019-10-03 03:04:52</text:p>
          </table:table-cell>
          <table:table-cell office:value-type="float" office:value="13.716059" calcext:value-type="float">
            <text:p>13.716059</text:p>
          </table:table-cell>
          <table:table-cell office:value-type="float" office:value="10.133418" calcext:value-type="float">
            <text:p>10.133418</text:p>
          </table:table-cell>
        </table:table-row>
        <table:table-row table:style-name="ro2">
          <table:table-cell office:value-type="string" calcext:value-type="string">
            <text:p>2019-10-03 03:05:22</text:p>
          </table:table-cell>
          <table:table-cell office:value-type="float" office:value="13.741696" calcext:value-type="float">
            <text:p>13.741696</text:p>
          </table:table-cell>
          <table:table-cell office:value-type="float" office:value="10.153446" calcext:value-type="float">
            <text:p>10.153446</text:p>
          </table:table-cell>
        </table:table-row>
        <table:table-row table:style-name="ro2">
          <table:table-cell office:value-type="string" calcext:value-type="string">
            <text:p>2019-10-03 03:05:53</text:p>
          </table:table-cell>
          <table:table-cell office:value-type="float" office:value="13.755649" calcext:value-type="float">
            <text:p>13.755649</text:p>
          </table:table-cell>
          <table:table-cell office:value-type="float" office:value="10.164205" calcext:value-type="float">
            <text:p>10.164205</text:p>
          </table:table-cell>
        </table:table-row>
        <table:table-row table:style-name="ro2">
          <table:table-cell office:value-type="string" calcext:value-type="string">
            <text:p>2019-10-03 03:06:22</text:p>
          </table:table-cell>
          <table:table-cell office:value-type="float" office:value="13.769658" calcext:value-type="float">
            <text:p>13.769658</text:p>
          </table:table-cell>
          <table:table-cell office:value-type="float" office:value="10.175165" calcext:value-type="float">
            <text:p>10.175165</text:p>
          </table:table-cell>
        </table:table-row>
        <table:table-row table:style-name="ro2">
          <table:table-cell office:value-type="string" calcext:value-type="string">
            <text:p>2019-10-03 03:06:37</text:p>
          </table:table-cell>
          <table:table-cell office:value-type="float" office:value="13.776232" calcext:value-type="float">
            <text:p>13.776232</text:p>
          </table:table-cell>
          <table:table-cell office:value-type="float" office:value="10.179718" calcext:value-type="float">
            <text:p>10.179718</text:p>
          </table:table-cell>
        </table:table-row>
        <table:table-row table:style-name="ro2">
          <table:table-cell office:value-type="string" calcext:value-type="string">
            <text:p>2019-10-03 03:06:58</text:p>
          </table:table-cell>
          <table:table-cell office:value-type="float" office:value="13.790182" calcext:value-type="float">
            <text:p>13.790182</text:p>
          </table:table-cell>
          <table:table-cell office:value-type="float" office:value="10.190474" calcext:value-type="float">
            <text:p>10.190474</text:p>
          </table:table-cell>
        </table:table-row>
        <table:table-row table:style-name="ro2">
          <table:table-cell office:value-type="string" calcext:value-type="string">
            <text:p>2019-10-03 03:07:19</text:p>
          </table:table-cell>
          <table:table-cell office:value-type="float" office:value="13.796783" calcext:value-type="float">
            <text:p>13.796783</text:p>
          </table:table-cell>
          <table:table-cell office:value-type="float" office:value="10.195027" calcext:value-type="float">
            <text:p>10.195027</text:p>
          </table:table-cell>
        </table:table-row>
        <table:table-row table:style-name="ro2">
          <table:table-cell office:value-type="string" calcext:value-type="string">
            <text:p>2019-10-03 03:07:51</text:p>
          </table:table-cell>
          <table:table-cell office:value-type="float" office:value="13.811894" calcext:value-type="float">
            <text:p>13.811894</text:p>
          </table:table-cell>
          <table:table-cell office:value-type="float" office:value="10.206791" calcext:value-type="float">
            <text:p>10.206791</text:p>
          </table:table-cell>
        </table:table-row>
        <table:table-row table:style-name="ro2">
          <table:table-cell office:value-type="string" calcext:value-type="string">
            <text:p>2019-10-03 03:08:14</text:p>
          </table:table-cell>
          <table:table-cell office:value-type="float" office:value="13.827008" calcext:value-type="float">
            <text:p>13.827008</text:p>
          </table:table-cell>
          <table:table-cell office:value-type="float" office:value="10.218561" calcext:value-type="float">
            <text:p>10.218561</text:p>
          </table:table-cell>
        </table:table-row>
        <table:table-row table:style-name="ro2">
          <table:table-cell office:value-type="string" calcext:value-type="string">
            <text:p>2019-10-03 03:08:29</text:p>
          </table:table-cell>
          <table:table-cell office:value-type="float" office:value="13.834038" calcext:value-type="float">
            <text:p>13.834038</text:p>
          </table:table-cell>
          <table:table-cell office:value-type="float" office:value="10.223605" calcext:value-type="float">
            <text:p>10.223605</text:p>
          </table:table-cell>
        </table:table-row>
        <table:table-row table:style-name="ro2">
          <table:table-cell office:value-type="string" calcext:value-type="string">
            <text:p>2019-10-03 03:08:45</text:p>
          </table:table-cell>
          <table:table-cell office:value-type="float" office:value="13.840445" calcext:value-type="float">
            <text:p>13.840445</text:p>
          </table:table-cell>
          <table:table-cell office:value-type="float" office:value="10.226754" calcext:value-type="float">
            <text:p>10.226754</text:p>
          </table:table-cell>
        </table:table-row>
        <table:table-row table:style-name="ro2">
          <table:table-cell office:value-type="string" calcext:value-type="string">
            <text:p>2019-10-03 03:09:00</text:p>
          </table:table-cell>
          <table:table-cell office:value-type="float" office:value="13.847108" calcext:value-type="float">
            <text:p>13.847108</text:p>
          </table:table-cell>
          <table:table-cell office:value-type="float" office:value="10.229903" calcext:value-type="float">
            <text:p>10.229903</text:p>
          </table:table-cell>
        </table:table-row>
        <table:table-row table:style-name="ro2">
          <table:table-cell office:value-type="string" calcext:value-type="string">
            <text:p>2019-10-03 03:09:21</text:p>
          </table:table-cell>
          <table:table-cell office:value-type="float" office:value="13.853936" calcext:value-type="float">
            <text:p>13.853936</text:p>
          </table:table-cell>
          <table:table-cell office:value-type="float" office:value="10.234947" calcext:value-type="float">
            <text:p>10.234947</text:p>
          </table:table-cell>
        </table:table-row>
        <table:table-row table:style-name="ro2">
          <table:table-cell office:value-type="string" calcext:value-type="string">
            <text:p>2019-10-03 03:09:43</text:p>
          </table:table-cell>
          <table:table-cell office:value-type="float" office:value="13.868169" calcext:value-type="float">
            <text:p>13.868169</text:p>
          </table:table-cell>
          <table:table-cell office:value-type="float" office:value="10.246396" calcext:value-type="float">
            <text:p>10.246396</text:p>
          </table:table-cell>
        </table:table-row>
        <table:table-row table:style-name="ro2">
          <table:table-cell office:value-type="string" calcext:value-type="string">
            <text:p>2019-10-03 03:10:04</text:p>
          </table:table-cell>
          <table:table-cell office:value-type="float" office:value="13.87497" calcext:value-type="float">
            <text:p>13.87497</text:p>
          </table:table-cell>
          <table:table-cell office:value-type="float" office:value="10.251441" calcext:value-type="float">
            <text:p>10.251441</text:p>
          </table:table-cell>
        </table:table-row>
        <table:table-row table:style-name="ro2">
          <table:table-cell office:value-type="string" calcext:value-type="string">
            <text:p>2019-10-03 03:10:25</text:p>
          </table:table-cell>
          <table:table-cell office:value-type="float" office:value="13.882008" calcext:value-type="float">
            <text:p>13.882008</text:p>
          </table:table-cell>
          <table:table-cell office:value-type="float" office:value="10.256493" calcext:value-type="float">
            <text:p>10.256493</text:p>
          </table:table-cell>
        </table:table-row>
        <table:table-row table:style-name="ro2">
          <table:table-cell office:value-type="string" calcext:value-type="string">
            <text:p>2019-10-03 03:10:42</text:p>
          </table:table-cell>
          <table:table-cell office:value-type="float" office:value="13.889102" calcext:value-type="float">
            <text:p>13.889102</text:p>
          </table:table-cell>
          <table:table-cell office:value-type="float" office:value="10.260723" calcext:value-type="float">
            <text:p>10.260723</text:p>
          </table:table-cell>
        </table:table-row>
        <table:table-row table:style-name="ro2">
          <table:table-cell office:value-type="string" calcext:value-type="string">
            <text:p>2019-10-03 03:10:57</text:p>
          </table:table-cell>
          <table:table-cell office:value-type="float" office:value="13.896165" calcext:value-type="float">
            <text:p>13.896165</text:p>
          </table:table-cell>
          <table:table-cell office:value-type="float" office:value="10.266267" calcext:value-type="float">
            <text:p>10.266267</text:p>
          </table:table-cell>
        </table:table-row>
        <table:table-row table:style-name="ro2">
          <table:table-cell office:value-type="string" calcext:value-type="string">
            <text:p>2019-10-03 03:11:13</text:p>
          </table:table-cell>
          <table:table-cell office:value-type="float" office:value="13.902766" calcext:value-type="float">
            <text:p>13.902766</text:p>
          </table:table-cell>
          <table:table-cell office:value-type="float" office:value="10.27096" calcext:value-type="float">
            <text:p>10.27096</text:p>
          </table:table-cell>
        </table:table-row>
        <table:table-row table:style-name="ro2">
          <table:table-cell office:value-type="string" calcext:value-type="string">
            <text:p>2019-10-03 03:11:33</text:p>
          </table:table-cell>
          <table:table-cell office:value-type="float" office:value="13.909804" calcext:value-type="float">
            <text:p>13.909804</text:p>
          </table:table-cell>
          <table:table-cell office:value-type="float" office:value="10.276013" calcext:value-type="float">
            <text:p>10.276013</text:p>
          </table:table-cell>
        </table:table-row>
        <table:table-row table:style-name="ro2">
          <table:table-cell office:value-type="string" calcext:value-type="string">
            <text:p>2019-10-03 03:11:54</text:p>
          </table:table-cell>
          <table:table-cell office:value-type="float" office:value="13.915296" calcext:value-type="float">
            <text:p>13.915296</text:p>
          </table:table-cell>
          <table:table-cell office:value-type="float" office:value="10.278476" calcext:value-type="float">
            <text:p>10.278476</text:p>
          </table:table-cell>
        </table:table-row>
        <table:table-row table:style-name="ro2">
          <table:table-cell office:value-type="string" calcext:value-type="string">
            <text:p>2019-10-03 03:12:26</text:p>
          </table:table-cell>
          <table:table-cell office:value-type="float" office:value="13.929017" calcext:value-type="float">
            <text:p>13.929017</text:p>
          </table:table-cell>
          <table:table-cell office:value-type="float" office:value="10.289232" calcext:value-type="float">
            <text:p>10.289232</text:p>
          </table:table-cell>
        </table:table-row>
        <table:table-row table:style-name="ro2">
          <table:table-cell office:value-type="string" calcext:value-type="string">
            <text:p>2019-10-03 03:12:55</text:p>
          </table:table-cell>
          <table:table-cell office:value-type="float" office:value="13.943424" calcext:value-type="float">
            <text:p>13.943424</text:p>
          </table:table-cell>
          <table:table-cell office:value-type="float" office:value="10.300974" calcext:value-type="float">
            <text:p>10.300974</text:p>
          </table:table-cell>
        </table:table-row>
        <table:table-row table:style-name="ro2">
          <table:table-cell office:value-type="string" calcext:value-type="string">
            <text:p>2019-10-03 03:13:19</text:p>
          </table:table-cell>
          <table:table-cell office:value-type="float" office:value="13.956744" calcext:value-type="float">
            <text:p>13.956744</text:p>
          </table:table-cell>
          <table:table-cell office:value-type="float" office:value="10.309768" calcext:value-type="float">
            <text:p>10.309768</text:p>
          </table:table-cell>
        </table:table-row>
        <table:table-row table:style-name="ro2">
          <table:table-cell office:value-type="string" calcext:value-type="string">
            <text:p>2019-10-03 03:13:40</text:p>
          </table:table-cell>
          <table:table-cell office:value-type="float" office:value="13.963582" calcext:value-type="float">
            <text:p>13.963582</text:p>
          </table:table-cell>
          <table:table-cell office:value-type="float" office:value="10.314897" calcext:value-type="float">
            <text:p>10.314897</text:p>
          </table:table-cell>
        </table:table-row>
        <table:table-row table:style-name="ro2">
          <table:table-cell office:value-type="string" calcext:value-type="string">
            <text:p>2019-10-03 03:13:55</text:p>
          </table:table-cell>
          <table:table-cell office:value-type="float" office:value="13.970618" calcext:value-type="float">
            <text:p>13.970618</text:p>
          </table:table-cell>
          <table:table-cell office:value-type="float" office:value="10.320441" calcext:value-type="float">
            <text:p>10.320441</text:p>
          </table:table-cell>
        </table:table-row>
        <table:table-row table:style-name="ro2">
          <table:table-cell office:value-type="string" calcext:value-type="string">
            <text:p>2019-10-03 03:14:19</text:p>
          </table:table-cell>
          <table:table-cell office:value-type="float" office:value="13.983953" calcext:value-type="float">
            <text:p>13.983953</text:p>
          </table:table-cell>
          <table:table-cell office:value-type="float" office:value="10.329294" calcext:value-type="float">
            <text:p>10.329294</text:p>
          </table:table-cell>
        </table:table-row>
        <table:table-row table:style-name="ro2">
          <table:table-cell office:value-type="string" calcext:value-type="string">
            <text:p>2019-10-03 03:14:40</text:p>
          </table:table-cell>
          <table:table-cell office:value-type="float" office:value="13.998133" calcext:value-type="float">
            <text:p>13.998133</text:p>
          </table:table-cell>
          <table:table-cell office:value-type="float" office:value="10.340545" calcext:value-type="float">
            <text:p>10.340545</text:p>
          </table:table-cell>
        </table:table-row>
        <table:table-row table:style-name="ro2">
          <table:table-cell office:value-type="string" calcext:value-type="string">
            <text:p>2019-10-03 03:15:13</text:p>
          </table:table-cell>
          <table:table-cell office:value-type="float" office:value="14.012818" calcext:value-type="float">
            <text:p>14.012818</text:p>
          </table:table-cell>
          <table:table-cell office:value-type="float" office:value="10.351823" calcext:value-type="float">
            <text:p>10.351823</text:p>
          </table:table-cell>
        </table:table-row>
        <table:table-row table:style-name="ro2">
          <table:table-cell office:value-type="string" calcext:value-type="string">
            <text:p>2019-10-03 03:15:31</text:p>
          </table:table-cell>
          <table:table-cell office:value-type="float" office:value="14.019654" calcext:value-type="float">
            <text:p>14.019654</text:p>
          </table:table-cell>
          <table:table-cell office:value-type="float" office:value="10.357016" calcext:value-type="float">
            <text:p>10.357016</text:p>
          </table:table-cell>
        </table:table-row>
        <table:table-row table:style-name="ro2">
          <table:table-cell office:value-type="string" calcext:value-type="string">
            <text:p>2019-10-03 03:15:52</text:p>
          </table:table-cell>
          <table:table-cell office:value-type="float" office:value="14.026692" calcext:value-type="float">
            <text:p>14.026692</text:p>
          </table:table-cell>
          <table:table-cell office:value-type="float" office:value="10.362069" calcext:value-type="float">
            <text:p>10.362069</text:p>
          </table:table-cell>
        </table:table-row>
        <table:table-row table:style-name="ro2">
          <table:table-cell office:value-type="string" calcext:value-type="string">
            <text:p>2019-10-03 03:16:10</text:p>
          </table:table-cell>
          <table:table-cell office:value-type="float" office:value="14.033722" calcext:value-type="float">
            <text:p>14.033722</text:p>
          </table:table-cell>
          <table:table-cell office:value-type="float" office:value="10.367111" calcext:value-type="float">
            <text:p>10.367111</text:p>
          </table:table-cell>
        </table:table-row>
        <table:table-row table:style-name="ro2">
          <table:table-cell office:value-type="string" calcext:value-type="string">
            <text:p>2019-10-03 03:16:28</text:p>
          </table:table-cell>
          <table:table-cell office:value-type="float" office:value="14.040787" calcext:value-type="float">
            <text:p>14.040787</text:p>
          </table:table-cell>
          <table:table-cell office:value-type="float" office:value="10.372303" calcext:value-type="float">
            <text:p>10.372303</text:p>
          </table:table-cell>
        </table:table-row>
        <table:table-row table:style-name="ro2">
          <table:table-cell office:value-type="string" calcext:value-type="string">
            <text:p>2019-10-03 03:16:49</text:p>
          </table:table-cell>
          <table:table-cell office:value-type="float" office:value="14.047609" calcext:value-type="float">
            <text:p>14.047609</text:p>
          </table:table-cell>
          <table:table-cell office:value-type="float" office:value="10.376332" calcext:value-type="float">
            <text:p>10.376332</text:p>
          </table:table-cell>
        </table:table-row>
        <table:table-row table:style-name="ro2">
          <table:table-cell office:value-type="string" calcext:value-type="string">
            <text:p>2019-10-03 03:17:10</text:p>
          </table:table-cell>
          <table:table-cell office:value-type="float" office:value="14.061786" calcext:value-type="float">
            <text:p>14.061786</text:p>
          </table:table-cell>
          <table:table-cell office:value-type="float" office:value="10.387579" calcext:value-type="float">
            <text:p>10.387579</text:p>
          </table:table-cell>
        </table:table-row>
        <table:table-row table:style-name="ro2">
          <table:table-cell office:value-type="string" calcext:value-type="string">
            <text:p>2019-10-03 03:17:28</text:p>
          </table:table-cell>
          <table:table-cell office:value-type="float" office:value="14.067275" calcext:value-type="float">
            <text:p>14.067275</text:p>
          </table:table-cell>
          <table:table-cell office:value-type="float" office:value="10.390024" calcext:value-type="float">
            <text:p>10.390024</text:p>
          </table:table-cell>
        </table:table-row>
        <table:table-row table:style-name="ro2">
          <table:table-cell office:value-type="string" calcext:value-type="string">
            <text:p>2019-10-03 03:17:48</text:p>
          </table:table-cell>
          <table:table-cell office:value-type="float" office:value="14.073903" calcext:value-type="float">
            <text:p>14.073903</text:p>
          </table:table-cell>
          <table:table-cell office:value-type="float" office:value="10.394856" calcext:value-type="float">
            <text:p>10.394856</text:p>
          </table:table-cell>
        </table:table-row>
        <table:table-row table:style-name="ro2">
          <table:table-cell office:value-type="string" calcext:value-type="string">
            <text:p>2019-10-03 03:18:04</text:p>
          </table:table-cell>
          <table:table-cell office:value-type="float" office:value="14.080306" calcext:value-type="float">
            <text:p>14.080306</text:p>
          </table:table-cell>
          <table:table-cell office:value-type="float" office:value="10.397304" calcext:value-type="float">
            <text:p>10.397304</text:p>
          </table:table-cell>
        </table:table-row>
        <table:table-row table:style-name="ro2">
          <table:table-cell office:value-type="string" calcext:value-type="string">
            <text:p>2019-10-03 03:18:22</text:p>
          </table:table-cell>
          <table:table-cell office:value-type="float" office:value="14.087342" calcext:value-type="float">
            <text:p>14.087342</text:p>
          </table:table-cell>
          <table:table-cell office:value-type="float" office:value="10.402849" calcext:value-type="float">
            <text:p>10.402849</text:p>
          </table:table-cell>
        </table:table-row>
        <table:table-row table:style-name="ro2">
          <table:table-cell office:value-type="string" calcext:value-type="string">
            <text:p>2019-10-03 03:18:42</text:p>
          </table:table-cell>
          <table:table-cell office:value-type="float" office:value="14.093916" calcext:value-type="float">
            <text:p>14.093916</text:p>
          </table:table-cell>
          <table:table-cell office:value-type="float" office:value="10.407402" calcext:value-type="float">
            <text:p>10.407402</text:p>
          </table:table-cell>
        </table:table-row>
        <table:table-row table:style-name="ro2">
          <table:table-cell office:value-type="string" calcext:value-type="string">
            <text:p>2019-10-03 03:19:03</text:p>
          </table:table-cell>
          <table:table-cell office:value-type="float" office:value="14.100802" calcext:value-type="float">
            <text:p>14.100802</text:p>
          </table:table-cell>
          <table:table-cell office:value-type="float" office:value="10.412295" calcext:value-type="float">
            <text:p>10.412295</text:p>
          </table:table-cell>
        </table:table-row>
        <table:table-row table:style-name="ro2">
          <table:table-cell office:value-type="string" calcext:value-type="string">
            <text:p>2019-10-03 03:19:23</text:p>
          </table:table-cell>
          <table:table-cell office:value-type="float" office:value="14.106415" calcext:value-type="float">
            <text:p>14.106415</text:p>
          </table:table-cell>
          <table:table-cell office:value-type="float" office:value="10.414809" calcext:value-type="float">
            <text:p>10.414809</text:p>
          </table:table-cell>
        </table:table-row>
        <table:table-row table:style-name="ro2">
          <table:table-cell office:value-type="string" calcext:value-type="string">
            <text:p>2019-10-03 03:19:44</text:p>
          </table:table-cell>
          <table:table-cell office:value-type="float" office:value="14.113245" calcext:value-type="float">
            <text:p>14.113245</text:p>
          </table:table-cell>
          <table:table-cell office:value-type="float" office:value="10.419502" calcext:value-type="float">
            <text:p>10.419502</text:p>
          </table:table-cell>
        </table:table-row>
        <table:table-row table:style-name="ro2">
          <table:table-cell office:value-type="string" calcext:value-type="string">
            <text:p>2019-10-03 03:20:05</text:p>
          </table:table-cell>
          <table:table-cell office:value-type="float" office:value="14.12821" calcext:value-type="float">
            <text:p>14.12821</text:p>
          </table:table-cell>
          <table:table-cell office:value-type="float" office:value="10.431468" calcext:value-type="float">
            <text:p>10.431468</text:p>
          </table:table-cell>
        </table:table-row>
        <table:table-row table:style-name="ro2">
          <table:table-cell office:value-type="string" calcext:value-type="string">
            <text:p>2019-10-03 03:20:36</text:p>
          </table:table-cell>
          <table:table-cell office:value-type="float" office:value="14.143168" calcext:value-type="float">
            <text:p>14.143168</text:p>
          </table:table-cell>
          <table:table-cell office:value-type="float" office:value="10.443038" calcext:value-type="float">
            <text:p>10.443038</text:p>
          </table:table-cell>
        </table:table-row>
        <table:table-row table:style-name="ro2">
          <table:table-cell office:value-type="string" calcext:value-type="string">
            <text:p>2019-10-03 03:20:58</text:p>
          </table:table-cell>
          <table:table-cell office:value-type="float" office:value="14.157904" calcext:value-type="float">
            <text:p>14.157904</text:p>
          </table:table-cell>
          <table:table-cell office:value-type="float" office:value="10.454592" calcext:value-type="float">
            <text:p>10.454592</text:p>
          </table:table-cell>
        </table:table-row>
        <table:table-row table:style-name="ro2">
          <table:table-cell office:value-type="string" calcext:value-type="string">
            <text:p>2019-10-03 03:21:28</text:p>
          </table:table-cell>
          <table:table-cell office:value-type="float" office:value="14.17117" calcext:value-type="float">
            <text:p>14.17117</text:p>
          </table:table-cell>
          <table:table-cell office:value-type="float" office:value="10.463246" calcext:value-type="float">
            <text:p>10.463246</text:p>
          </table:table-cell>
        </table:table-row>
        <table:table-row table:style-name="ro2">
          <table:table-cell office:value-type="string" calcext:value-type="string">
            <text:p>2019-10-03 03:21:44</text:p>
          </table:table-cell>
          <table:table-cell office:value-type="float" office:value="14.178006" calcext:value-type="float">
            <text:p>14.178006</text:p>
          </table:table-cell>
          <table:table-cell office:value-type="float" office:value="10.468299" calcext:value-type="float">
            <text:p>10.468299</text:p>
          </table:table-cell>
        </table:table-row>
        <table:table-row table:style-name="ro2">
          <table:table-cell office:value-type="string" calcext:value-type="string">
            <text:p>2019-10-03 03:22:05</text:p>
          </table:table-cell>
          <table:table-cell office:value-type="float" office:value="14.191983" calcext:value-type="float">
            <text:p>14.191983</text:p>
          </table:table-cell>
          <table:table-cell office:value-type="float" office:value="10.479194" calcext:value-type="float">
            <text:p>10.479194</text:p>
          </table:table-cell>
        </table:table-row>
        <table:table-row table:style-name="ro2">
          <table:table-cell office:value-type="string" calcext:value-type="string">
            <text:p>2019-10-03 03:22:26</text:p>
          </table:table-cell>
          <table:table-cell office:value-type="float" office:value="14.2062" calcext:value-type="float">
            <text:p>14.2062</text:p>
          </table:table-cell>
          <table:table-cell office:value-type="float" office:value="10.490513" calcext:value-type="float">
            <text:p>10.490513</text:p>
          </table:table-cell>
        </table:table-row>
        <table:table-row table:style-name="ro2">
          <table:table-cell office:value-type="string" calcext:value-type="string">
            <text:p>2019-10-03 03:22:44</text:p>
          </table:table-cell>
          <table:table-cell office:value-type="float" office:value="14.213238" calcext:value-type="float">
            <text:p>14.213238</text:p>
          </table:table-cell>
          <table:table-cell office:value-type="float" office:value="10.493461" calcext:value-type="float">
            <text:p>10.493461</text:p>
          </table:table-cell>
        </table:table-row>
        <table:table-row table:style-name="ro2">
          <table:table-cell office:value-type="string" calcext:value-type="string">
            <text:p>2019-10-03 03:23:17</text:p>
          </table:table-cell>
          <table:table-cell office:value-type="float" office:value="14.228178" calcext:value-type="float">
            <text:p>14.228178</text:p>
          </table:table-cell>
          <table:table-cell office:value-type="float" office:value="10.504937" calcext:value-type="float">
            <text:p>10.504937</text:p>
          </table:table-cell>
        </table:table-row>
        <table:table-row table:style-name="ro2">
          <table:table-cell office:value-type="string" calcext:value-type="string">
            <text:p>2019-10-03 03:23:41</text:p>
          </table:table-cell>
          <table:table-cell office:value-type="float" office:value="14.241929" calcext:value-type="float">
            <text:p>14.241929</text:p>
          </table:table-cell>
          <table:table-cell office:value-type="float" office:value="10.515696" calcext:value-type="float">
            <text:p>10.515696</text:p>
          </table:table-cell>
        </table:table-row>
        <table:table-row table:style-name="ro2">
          <table:table-cell office:value-type="string" calcext:value-type="string">
            <text:p>2019-10-03 03:24:14</text:p>
          </table:table-cell>
          <table:table-cell office:value-type="float" office:value="14.256651" calcext:value-type="float">
            <text:p>14.256651</text:p>
          </table:table-cell>
          <table:table-cell office:value-type="float" office:value="10.527103" calcext:value-type="float">
            <text:p>10.527103</text:p>
          </table:table-cell>
        </table:table-row>
        <table:table-row table:style-name="ro2">
          <table:table-cell office:value-type="string" calcext:value-type="string">
            <text:p>2019-10-03 03:24:35</text:p>
          </table:table-cell>
          <table:table-cell office:value-type="float" office:value="14.26349" calcext:value-type="float">
            <text:p>14.26349</text:p>
          </table:table-cell>
          <table:table-cell office:value-type="float" office:value="10.531818" calcext:value-type="float">
            <text:p>10.531818</text:p>
          </table:table-cell>
        </table:table-row>
        <table:table-row table:style-name="ro2">
          <table:table-cell office:value-type="string" calcext:value-type="string">
            <text:p>2019-10-03 03:25:00</text:p>
          </table:table-cell>
          <table:table-cell office:value-type="float" office:value="14.277667" calcext:value-type="float">
            <text:p>14.277667</text:p>
          </table:table-cell>
          <table:table-cell office:value-type="float" office:value="10.543066" calcext:value-type="float">
            <text:p>10.543066</text:p>
          </table:table-cell>
        </table:table-row>
        <table:table-row table:style-name="ro2">
          <table:table-cell office:value-type="string" calcext:value-type="string">
            <text:p>2019-10-03 03:25:46</text:p>
          </table:table-cell>
          <table:table-cell office:value-type="float" office:value="14.304646" calcext:value-type="float">
            <text:p>14.304646</text:p>
          </table:table-cell>
          <table:table-cell office:value-type="float" office:value="10.564048" calcext:value-type="float">
            <text:p>10.564048</text:p>
          </table:table-cell>
        </table:table-row>
        <table:table-row table:style-name="ro2">
          <table:table-cell office:value-type="string" calcext:value-type="string">
            <text:p>2019-10-03 03:26:02</text:p>
          </table:table-cell>
          <table:table-cell office:value-type="float" office:value="14.311513" calcext:value-type="float">
            <text:p>14.311513</text:p>
          </table:table-cell>
          <table:table-cell office:value-type="float" office:value="10.56881" calcext:value-type="float">
            <text:p>10.56881</text:p>
          </table:table-cell>
        </table:table-row>
        <table:table-row table:style-name="ro2">
          <table:table-cell office:value-type="string" calcext:value-type="string">
            <text:p>2019-10-03 03:26:17</text:p>
          </table:table-cell>
          <table:table-cell office:value-type="float" office:value="14.318322" calcext:value-type="float">
            <text:p>14.318322</text:p>
          </table:table-cell>
          <table:table-cell office:value-type="float" office:value="10.573863" calcext:value-type="float">
            <text:p>10.573863</text:p>
          </table:table-cell>
        </table:table-row>
        <table:table-row table:style-name="ro2">
          <table:table-cell office:value-type="string" calcext:value-type="string">
            <text:p>2019-10-03 03:26:33</text:p>
          </table:table-cell>
          <table:table-cell office:value-type="float" office:value="14.324923" calcext:value-type="float">
            <text:p>14.324923</text:p>
          </table:table-cell>
          <table:table-cell office:value-type="float" office:value="10.578555" calcext:value-type="float">
            <text:p>10.578555</text:p>
          </table:table-cell>
        </table:table-row>
        <table:table-row table:style-name="ro2">
          <table:table-cell office:value-type="string" calcext:value-type="string">
            <text:p>2019-10-03 03:26:48</text:p>
          </table:table-cell>
          <table:table-cell office:value-type="float" office:value="14.331524" calcext:value-type="float">
            <text:p>14.331524</text:p>
          </table:table-cell>
          <table:table-cell office:value-type="float" office:value="10.583108" calcext:value-type="float">
            <text:p>10.583108</text:p>
          </table:table-cell>
        </table:table-row>
        <table:table-row table:style-name="ro2">
          <table:table-cell office:value-type="string" calcext:value-type="string">
            <text:p>2019-10-03 03:27:14</text:p>
          </table:table-cell>
          <table:table-cell office:value-type="float" office:value="14.346862" calcext:value-type="float">
            <text:p>14.346862</text:p>
          </table:table-cell>
          <table:table-cell office:value-type="float" office:value="10.595367" calcext:value-type="float">
            <text:p>10.595367</text:p>
          </table:table-cell>
        </table:table-row>
        <table:table-row table:style-name="ro2">
          <table:table-cell office:value-type="string" calcext:value-type="string">
            <text:p>2019-10-03 03:27:30</text:p>
          </table:table-cell>
          <table:table-cell office:value-type="float" office:value="14.353898" calcext:value-type="float">
            <text:p>14.353898</text:p>
          </table:table-cell>
          <table:table-cell office:value-type="float" office:value="10.600911" calcext:value-type="float">
            <text:p>10.600911</text:p>
          </table:table-cell>
        </table:table-row>
        <table:table-row table:style-name="ro2">
          <table:table-cell office:value-type="string" calcext:value-type="string">
            <text:p>2019-10-03 03:27:52</text:p>
          </table:table-cell>
          <table:table-cell office:value-type="float" office:value="14.36762" calcext:value-type="float">
            <text:p>14.36762</text:p>
          </table:table-cell>
          <table:table-cell office:value-type="float" office:value="10.611137" calcext:value-type="float">
            <text:p>10.611137</text:p>
          </table:table-cell>
        </table:table-row>
        <table:table-row table:style-name="ro2">
          <table:table-cell office:value-type="string" calcext:value-type="string">
            <text:p>2019-10-03 03:28:24</text:p>
          </table:table-cell>
          <table:table-cell office:value-type="float" office:value="14.381893" calcext:value-type="float">
            <text:p>14.381893</text:p>
          </table:table-cell>
          <table:table-cell office:value-type="float" office:value="10.622658" calcext:value-type="float">
            <text:p>10.622658</text:p>
          </table:table-cell>
        </table:table-row>
        <table:table-row table:style-name="ro2">
          <table:table-cell office:value-type="string" calcext:value-type="string">
            <text:p>2019-10-03 03:28:46</text:p>
          </table:table-cell>
          <table:table-cell office:value-type="float" office:value="14.396789" calcext:value-type="float">
            <text:p>14.396789</text:p>
          </table:table-cell>
          <table:table-cell office:value-type="float" office:value="10.633978" calcext:value-type="float">
            <text:p>10.633978</text:p>
          </table:table-cell>
        </table:table-row>
        <table:table-row table:style-name="ro2">
          <table:table-cell office:value-type="string" calcext:value-type="string">
            <text:p>2019-10-03 03:29:01</text:p>
          </table:table-cell>
          <table:table-cell office:value-type="float" office:value="14.403625" calcext:value-type="float">
            <text:p>14.403625</text:p>
          </table:table-cell>
          <table:table-cell office:value-type="float" office:value="10.63917" calcext:value-type="float">
            <text:p>10.63917</text:p>
          </table:table-cell>
        </table:table-row>
        <table:table-row table:style-name="ro2">
          <table:table-cell office:value-type="string" calcext:value-type="string">
            <text:p>2019-10-03 03:29:26</text:p>
          </table:table-cell>
          <table:table-cell office:value-type="float" office:value="14.417805" calcext:value-type="float">
            <text:p>14.417805</text:p>
          </table:table-cell>
          <table:table-cell office:value-type="float" office:value="10.650421" calcext:value-type="float">
            <text:p>10.650421</text:p>
          </table:table-cell>
        </table:table-row>
        <table:table-row table:style-name="ro2">
          <table:table-cell office:value-type="string" calcext:value-type="string">
            <text:p>2019-10-03 03:29:45</text:p>
          </table:table-cell>
          <table:table-cell office:value-type="float" office:value="14.424614" calcext:value-type="float">
            <text:p>14.424614</text:p>
          </table:table-cell>
          <table:table-cell office:value-type="float" office:value="10.655474" calcext:value-type="float">
            <text:p>10.655474</text:p>
          </table:table-cell>
        </table:table-row>
        <table:table-row table:style-name="ro2">
          <table:table-cell office:value-type="string" calcext:value-type="string">
            <text:p>2019-10-03 03:30:09</text:p>
          </table:table-cell>
          <table:table-cell office:value-type="float" office:value="14.439498" calcext:value-type="float">
            <text:p>14.439498</text:p>
          </table:table-cell>
          <table:table-cell office:value-type="float" office:value="10.666749" calcext:value-type="float">
            <text:p>10.666749</text:p>
          </table:table-cell>
        </table:table-row>
        <table:table-row table:style-name="ro2">
          <table:table-cell office:value-type="string" calcext:value-type="string">
            <text:p>2019-10-03 03:30:26</text:p>
          </table:table-cell>
          <table:table-cell office:value-type="float" office:value="14.447716" calcext:value-type="float">
            <text:p>14.447716</text:p>
          </table:table-cell>
          <table:table-cell office:value-type="float" office:value="10.672831" calcext:value-type="float">
            <text:p>10.672831</text:p>
          </table:table-cell>
        </table:table-row>
        <table:table-row table:style-name="ro2">
          <table:table-cell office:value-type="string" calcext:value-type="string">
            <text:p>2019-10-03 03:30:59</text:p>
          </table:table-cell>
          <table:table-cell office:value-type="float" office:value="14.462886" calcext:value-type="float">
            <text:p>14.462886</text:p>
          </table:table-cell>
          <table:table-cell office:value-type="float" office:value="10.685092" calcext:value-type="float">
            <text:p>10.685092</text:p>
          </table:table-cell>
        </table:table-row>
        <table:table-row table:style-name="ro2">
          <table:table-cell office:value-type="string" calcext:value-type="string">
            <text:p>2019-10-03 03:31:20</text:p>
          </table:table-cell>
          <table:table-cell office:value-type="float" office:value="14.469951" calcext:value-type="float">
            <text:p>14.469951</text:p>
          </table:table-cell>
          <table:table-cell office:value-type="float" office:value="10.690285" calcext:value-type="float">
            <text:p>10.690285</text:p>
          </table:table-cell>
        </table:table-row>
        <table:table-row table:style-name="ro2">
          <table:table-cell office:value-type="string" calcext:value-type="string">
            <text:p>2019-10-03 03:31:41</text:p>
          </table:table-cell>
          <table:table-cell office:value-type="float" office:value="14.484101" calcext:value-type="float">
            <text:p>14.484101</text:p>
          </table:table-cell>
          <table:table-cell office:value-type="float" office:value="10.701393" calcext:value-type="float">
            <text:p>10.701393</text:p>
          </table:table-cell>
        </table:table-row>
        <table:table-row table:style-name="ro2">
          <table:table-cell office:value-type="string" calcext:value-type="string">
            <text:p>2019-10-03 03:32:02</text:p>
          </table:table-cell>
          <table:table-cell office:value-type="float" office:value="14.49091" calcext:value-type="float">
            <text:p>14.49091</text:p>
          </table:table-cell>
          <table:table-cell office:value-type="float" office:value="10.706446" calcext:value-type="float">
            <text:p>10.706446</text:p>
          </table:table-cell>
        </table:table-row>
        <table:table-row table:style-name="ro2">
          <table:table-cell office:value-type="string" calcext:value-type="string">
            <text:p>2019-10-03 03:32:18</text:p>
          </table:table-cell>
          <table:table-cell office:value-type="float" office:value="14.497775" calcext:value-type="float">
            <text:p>14.497775</text:p>
          </table:table-cell>
          <table:table-cell office:value-type="float" office:value="10.711575" calcext:value-type="float">
            <text:p>10.711575</text:p>
          </table:table-cell>
        </table:table-row>
        <table:table-row table:style-name="ro2">
          <table:table-cell office:value-type="string" calcext:value-type="string">
            <text:p>2019-10-03 03:32:36</text:p>
          </table:table-cell>
          <table:table-cell office:value-type="float" office:value="14.503547" calcext:value-type="float">
            <text:p>14.503547</text:p>
          </table:table-cell>
          <table:table-cell office:value-type="float" office:value="10.714023" calcext:value-type="float">
            <text:p>10.714023</text:p>
          </table:table-cell>
        </table:table-row>
        <table:table-row table:style-name="ro2">
          <table:table-cell office:value-type="string" calcext:value-type="string">
            <text:p>2019-10-03 03:33:05</text:p>
          </table:table-cell>
          <table:table-cell office:value-type="float" office:value="14.51747" calcext:value-type="float">
            <text:p>14.51747</text:p>
          </table:table-cell>
          <table:table-cell office:value-type="float" office:value="10.724639" calcext:value-type="float">
            <text:p>10.724639</text:p>
          </table:table-cell>
        </table:table-row>
        <table:table-row table:style-name="ro2">
          <table:table-cell office:value-type="string" calcext:value-type="string">
            <text:p>2019-10-03 03:33:21</text:p>
          </table:table-cell>
          <table:table-cell office:value-type="float" office:value="14.524497" calcext:value-type="float">
            <text:p>14.524497</text:p>
          </table:table-cell>
          <table:table-cell office:value-type="float" office:value="10.729681" calcext:value-type="float">
            <text:p>10.729681</text:p>
          </table:table-cell>
        </table:table-row>
        <table:table-row table:style-name="ro2">
          <table:table-cell office:value-type="string" calcext:value-type="string">
            <text:p>2019-10-03 03:33:36</text:p>
          </table:table-cell>
          <table:table-cell office:value-type="float" office:value="14.531354" calcext:value-type="float">
            <text:p>14.531354</text:p>
          </table:table-cell>
          <table:table-cell office:value-type="float" office:value="10.734514" calcext:value-type="float">
            <text:p>10.734514</text:p>
          </table:table-cell>
        </table:table-row>
        <table:table-row table:style-name="ro2">
          <table:table-cell office:value-type="string" calcext:value-type="string">
            <text:p>2019-10-03 03:33:57</text:p>
          </table:table-cell>
          <table:table-cell office:value-type="float" office:value="14.537138" calcext:value-type="float">
            <text:p>14.537138</text:p>
          </table:table-cell>
          <table:table-cell office:value-type="float" office:value="10.737007" calcext:value-type="float">
            <text:p>10.737007</text:p>
          </table:table-cell>
        </table:table-row>
        <table:table-row table:style-name="ro2">
          <table:table-cell office:value-type="string" calcext:value-type="string">
            <text:p>2019-10-03 03:34:13</text:p>
          </table:table-cell>
          <table:table-cell office:value-type="float" office:value="14.543745" calcext:value-type="float">
            <text:p>14.543745</text:p>
          </table:table-cell>
          <table:table-cell office:value-type="float" office:value="10.740095" calcext:value-type="float">
            <text:p>10.740095</text:p>
          </table:table-cell>
        </table:table-row>
        <table:table-row table:style-name="ro2">
          <table:table-cell office:value-type="string" calcext:value-type="string">
            <text:p>2019-10-03 03:34:31</text:p>
          </table:table-cell>
          <table:table-cell office:value-type="float" office:value="14.550783" calcext:value-type="float">
            <text:p>14.550783</text:p>
          </table:table-cell>
          <table:table-cell office:value-type="float" office:value="10.745147" calcext:value-type="float">
            <text:p>10.745147</text:p>
          </table:table-cell>
        </table:table-row>
        <table:table-row table:style-name="ro2">
          <table:table-cell office:value-type="string" calcext:value-type="string">
            <text:p>2019-10-03 03:34:47</text:p>
          </table:table-cell>
          <table:table-cell office:value-type="float" office:value="14.557628" calcext:value-type="float">
            <text:p>14.557628</text:p>
          </table:table-cell>
          <table:table-cell office:value-type="float" office:value="10.750363" calcext:value-type="float">
            <text:p>10.750363</text:p>
          </table:table-cell>
        </table:table-row>
        <table:table-row table:style-name="ro2">
          <table:table-cell office:value-type="string" calcext:value-type="string">
            <text:p>2019-10-03 03:35:03</text:p>
          </table:table-cell>
          <table:table-cell office:value-type="float" office:value="14.564666" calcext:value-type="float">
            <text:p>14.564666</text:p>
          </table:table-cell>
          <table:table-cell office:value-type="float" office:value="10.755416" calcext:value-type="float">
            <text:p>10.755416</text:p>
          </table:table-cell>
        </table:table-row>
        <table:table-row table:style-name="ro2">
          <table:table-cell office:value-type="string" calcext:value-type="string">
            <text:p>2019-10-03 03:35:25</text:p>
          </table:table-cell>
          <table:table-cell office:value-type="float" office:value="14.579777" calcext:value-type="float">
            <text:p>14.579777</text:p>
          </table:table-cell>
          <table:table-cell office:value-type="float" office:value="10.767182" calcext:value-type="float">
            <text:p>10.767182</text:p>
          </table:table-cell>
        </table:table-row>
        <table:table-row table:style-name="ro2">
          <table:table-cell office:value-type="string" calcext:value-type="string">
            <text:p>2019-10-03 03:35:47</text:p>
          </table:table-cell>
          <table:table-cell office:value-type="float" office:value="14.593572" calcext:value-type="float">
            <text:p>14.593572</text:p>
          </table:table-cell>
          <table:table-cell office:value-type="float" office:value="10.778141" calcext:value-type="float">
            <text:p>10.778141</text:p>
          </table:table-cell>
        </table:table-row>
        <table:table-row table:style-name="ro2">
          <table:table-cell office:value-type="string" calcext:value-type="string">
            <text:p>2019-10-03 03:36:08</text:p>
          </table:table-cell>
          <table:table-cell office:value-type="float" office:value="14.607523" calcext:value-type="float">
            <text:p>14.607523</text:p>
          </table:table-cell>
          <table:table-cell office:value-type="float" office:value="10.789391" calcext:value-type="float">
            <text:p>10.789391</text:p>
          </table:table-cell>
        </table:table-row>
        <table:table-row table:style-name="ro2">
          <table:table-cell office:value-type="string" calcext:value-type="string">
            <text:p>2019-10-03 03:36:40</text:p>
          </table:table-cell>
          <table:table-cell office:value-type="float" office:value="14.620845" calcext:value-type="float">
            <text:p>14.620845</text:p>
          </table:table-cell>
          <table:table-cell office:value-type="float" office:value="10.798245" calcext:value-type="float">
            <text:p>10.798245</text:p>
          </table:table-cell>
        </table:table-row>
        <table:table-row table:style-name="ro2">
          <table:table-cell office:value-type="string" calcext:value-type="string">
            <text:p>2019-10-03 03:36:58</text:p>
          </table:table-cell>
          <table:table-cell office:value-type="float" office:value="14.62723" calcext:value-type="float">
            <text:p>14.62723</text:p>
          </table:table-cell>
          <table:table-cell office:value-type="float" office:value="10.801771" calcext:value-type="float">
            <text:p>10.801771</text:p>
          </table:table-cell>
        </table:table-row>
        <table:table-row table:style-name="ro2">
          <table:table-cell office:value-type="string" calcext:value-type="string">
            <text:p>2019-10-03 03:37:19</text:p>
          </table:table-cell>
          <table:table-cell office:value-type="float" office:value="14.633895" calcext:value-type="float">
            <text:p>14.633895</text:p>
          </table:table-cell>
          <table:table-cell office:value-type="float" office:value="10.806533" calcext:value-type="float">
            <text:p>10.806533</text:p>
          </table:table-cell>
        </table:table-row>
        <table:table-row table:style-name="ro2">
          <table:table-cell office:value-type="string" calcext:value-type="string">
            <text:p>2019-10-03 03:37:39</text:p>
          </table:table-cell>
          <table:table-cell office:value-type="float" office:value="14.640931" calcext:value-type="float">
            <text:p>14.640931</text:p>
          </table:table-cell>
          <table:table-cell office:value-type="float" office:value="10.812078" calcext:value-type="float">
            <text:p>10.812078</text:p>
          </table:table-cell>
        </table:table-row>
        <table:table-row table:style-name="ro2">
          <table:table-cell office:value-type="string" calcext:value-type="string">
            <text:p>2019-10-03 03:38:00</text:p>
          </table:table-cell>
          <table:table-cell office:value-type="float" office:value="14.647969" calcext:value-type="float">
            <text:p>14.647969</text:p>
          </table:table-cell>
          <table:table-cell office:value-type="float" office:value="10.81713" calcext:value-type="float">
            <text:p>10.81713</text:p>
          </table:table-cell>
        </table:table-row>
        <table:table-row table:style-name="ro2">
          <table:table-cell office:value-type="string" calcext:value-type="string">
            <text:p>2019-10-03 03:38:27</text:p>
          </table:table-cell>
          <table:table-cell office:value-type="float" office:value="14.66268" calcext:value-type="float">
            <text:p>14.66268</text:p>
          </table:table-cell>
          <table:table-cell office:value-type="float" office:value="10.828604" calcext:value-type="float">
            <text:p>10.828604</text:p>
          </table:table-cell>
        </table:table-row>
        <table:table-row table:style-name="ro2">
          <table:table-cell office:value-type="string" calcext:value-type="string">
            <text:p>2019-10-03 03:38:48</text:p>
          </table:table-cell>
          <table:table-cell office:value-type="float" office:value="14.676916" calcext:value-type="float">
            <text:p>14.676916</text:p>
          </table:table-cell>
          <table:table-cell office:value-type="float" office:value="10.840056" calcext:value-type="float">
            <text:p>10.840056</text:p>
          </table:table-cell>
        </table:table-row>
        <table:table-row table:style-name="ro2">
          <table:table-cell office:value-type="string" calcext:value-type="string">
            <text:p>2019-10-03 03:39:08</text:p>
          </table:table-cell>
          <table:table-cell office:value-type="float" office:value="14.6827" calcext:value-type="float">
            <text:p>14.6827</text:p>
          </table:table-cell>
          <table:table-cell office:value-type="float" office:value="10.842548" calcext:value-type="float">
            <text:p>10.842548</text:p>
          </table:table-cell>
        </table:table-row>
        <table:table-row table:style-name="ro2">
          <table:table-cell office:value-type="string" calcext:value-type="string">
            <text:p>2019-10-03 03:39:42</text:p>
          </table:table-cell>
          <table:table-cell office:value-type="float" office:value="14.697688" calcext:value-type="float">
            <text:p>14.697688</text:p>
          </table:table-cell>
          <table:table-cell office:value-type="float" office:value="10.854649" calcext:value-type="float">
            <text:p>10.854649</text:p>
          </table:table-cell>
        </table:table-row>
        <table:table-row table:style-name="ro2">
          <table:table-cell office:value-type="string" calcext:value-type="string">
            <text:p>2019-10-03 03:40:03</text:p>
          </table:table-cell>
          <table:table-cell office:value-type="float" office:value="14.70426" calcext:value-type="float">
            <text:p>14.70426</text:p>
          </table:table-cell>
          <table:table-cell office:value-type="float" office:value="10.85867" calcext:value-type="float">
            <text:p>10.85867</text:p>
          </table:table-cell>
        </table:table-row>
        <table:table-row table:style-name="ro2">
          <table:table-cell office:value-type="string" calcext:value-type="string">
            <text:p>2019-10-03 03:40:18</text:p>
          </table:table-cell>
          <table:table-cell office:value-type="float" office:value="14.711298" calcext:value-type="float">
            <text:p>14.711298</text:p>
          </table:table-cell>
          <table:table-cell office:value-type="float" office:value="10.863723" calcext:value-type="float">
            <text:p>10.863723</text:p>
          </table:table-cell>
        </table:table-row>
        <table:table-row table:style-name="ro2">
          <table:table-cell office:value-type="string" calcext:value-type="string">
            <text:p>2019-10-03 03:40:44</text:p>
          </table:table-cell>
          <table:table-cell office:value-type="float" office:value="14.725475" calcext:value-type="float">
            <text:p>14.725475</text:p>
          </table:table-cell>
          <table:table-cell office:value-type="float" office:value="10.874971" calcext:value-type="float">
            <text:p>10.874971</text:p>
          </table:table-cell>
        </table:table-row>
        <table:table-row table:style-name="ro2">
          <table:table-cell office:value-type="string" calcext:value-type="string">
            <text:p>2019-10-03 03:41:12</text:p>
          </table:table-cell>
          <table:table-cell office:value-type="float" office:value="14.74027" calcext:value-type="float">
            <text:p>14.74027</text:p>
          </table:table-cell>
          <table:table-cell office:value-type="float" office:value="10.886729" calcext:value-type="float">
            <text:p>10.886729</text:p>
          </table:table-cell>
        </table:table-row>
        <table:table-row table:style-name="ro2">
          <table:table-cell office:value-type="string" calcext:value-type="string">
            <text:p>2019-10-03 03:41:39</text:p>
          </table:table-cell>
          <table:table-cell office:value-type="float" office:value="14.754248" calcext:value-type="float">
            <text:p>14.754248</text:p>
          </table:table-cell>
          <table:table-cell office:value-type="float" office:value="10.89798" calcext:value-type="float">
            <text:p>10.89798</text:p>
          </table:table-cell>
        </table:table-row>
        <table:table-row table:style-name="ro2">
          <table:table-cell office:value-type="string" calcext:value-type="string">
            <text:p>2019-10-03 03:42:00</text:p>
          </table:table-cell>
          <table:table-cell office:value-type="float" office:value="14.761084" calcext:value-type="float">
            <text:p>14.761084</text:p>
          </table:table-cell>
          <table:table-cell office:value-type="float" office:value="10.903033" calcext:value-type="float">
            <text:p>10.903033</text:p>
          </table:table-cell>
        </table:table-row>
        <table:table-row table:style-name="ro2">
          <table:table-cell office:value-type="string" calcext:value-type="string">
            <text:p>2019-10-03 03:42:21</text:p>
          </table:table-cell>
          <table:table-cell office:value-type="float" office:value="14.766588" calcext:value-type="float">
            <text:p>14.766588</text:p>
          </table:table-cell>
          <table:table-cell office:value-type="float" office:value="10.905526" calcext:value-type="float">
            <text:p>10.905526</text:p>
          </table:table-cell>
        </table:table-row>
        <table:table-row table:style-name="ro2">
          <table:table-cell office:value-type="string" calcext:value-type="string">
            <text:p>2019-10-03 03:42:36</text:p>
          </table:table-cell>
          <table:table-cell office:value-type="float" office:value="14.773853" calcext:value-type="float">
            <text:p>14.773853</text:p>
          </table:table-cell>
          <table:table-cell office:value-type="float" office:value="10.908966" calcext:value-type="float">
            <text:p>10.908966</text:p>
          </table:table-cell>
        </table:table-row>
        <table:table-row table:style-name="ro2">
          <table:table-cell office:value-type="string" calcext:value-type="string">
            <text:p>2019-10-03 03:43:02</text:p>
          </table:table-cell>
          <table:table-cell office:value-type="float" office:value="14.787862" calcext:value-type="float">
            <text:p>14.787862</text:p>
          </table:table-cell>
          <table:table-cell office:value-type="float" office:value="10.919924" calcext:value-type="float">
            <text:p>10.919924</text:p>
          </table:table-cell>
        </table:table-row>
        <table:table-row table:style-name="ro2">
          <table:table-cell office:value-type="string" calcext:value-type="string">
            <text:p>2019-10-03 03:43:32</text:p>
          </table:table-cell>
          <table:table-cell office:value-type="float" office:value="14.802809" calcext:value-type="float">
            <text:p>14.802809</text:p>
          </table:table-cell>
          <table:table-cell office:value-type="float" office:value="10.931841" calcext:value-type="float">
            <text:p>10.931841</text:p>
          </table:table-cell>
        </table:table-row>
        <table:table-row table:style-name="ro2">
          <table:table-cell office:value-type="string" calcext:value-type="string">
            <text:p>2019-10-03 03:43:53</text:p>
          </table:table-cell>
          <table:table-cell office:value-type="float" office:value="14.809622" calcext:value-type="float">
            <text:p>14.809622</text:p>
          </table:table-cell>
          <table:table-cell office:value-type="float" office:value="10.93693" calcext:value-type="float">
            <text:p>10.93693</text:p>
          </table:table-cell>
        </table:table-row>
        <table:table-row table:style-name="ro2">
          <table:table-cell office:value-type="string" calcext:value-type="string">
            <text:p>2019-10-03 03:44:24</text:p>
          </table:table-cell>
          <table:table-cell office:value-type="float" office:value="14.823799" calcext:value-type="float">
            <text:p>14.823799</text:p>
          </table:table-cell>
          <table:table-cell office:value-type="float" office:value="10.948177" calcext:value-type="float">
            <text:p>10.948177</text:p>
          </table:table-cell>
        </table:table-row>
        <table:table-row table:style-name="ro2">
          <table:table-cell office:value-type="string" calcext:value-type="string">
            <text:p>2019-10-03 03:44:48</text:p>
          </table:table-cell>
          <table:table-cell office:value-type="float" office:value="14.83895" calcext:value-type="float">
            <text:p>14.83895</text:p>
          </table:table-cell>
          <table:table-cell office:value-type="float" office:value="10.960015" calcext:value-type="float">
            <text:p>10.960015</text:p>
          </table:table-cell>
        </table:table-row>
        <table:table-row table:style-name="ro2">
          <table:table-cell office:value-type="string" calcext:value-type="string">
            <text:p>2019-10-03 03:45:37</text:p>
          </table:table-cell>
          <table:table-cell office:value-type="float" office:value="14.865022" calcext:value-type="float">
            <text:p>14.865022</text:p>
          </table:table-cell>
          <table:table-cell office:value-type="float" office:value="10.980605" calcext:value-type="float">
            <text:p>10.980605</text:p>
          </table:table-cell>
        </table:table-row>
        <table:table-row table:style-name="ro2">
          <table:table-cell office:value-type="string" calcext:value-type="string">
            <text:p>2019-10-03 03:46:09</text:p>
          </table:table-cell>
          <table:table-cell office:value-type="float" office:value="14.879202" calcext:value-type="float">
            <text:p>14.879202</text:p>
          </table:table-cell>
          <table:table-cell office:value-type="float" office:value="10.991856" calcext:value-type="float">
            <text:p>10.991856</text:p>
          </table:table-cell>
        </table:table-row>
        <table:table-row table:style-name="ro2">
          <table:table-cell office:value-type="string" calcext:value-type="string">
            <text:p>2019-10-03 03:46:39</text:p>
          </table:table-cell>
          <table:table-cell office:value-type="float" office:value="14.894129" calcext:value-type="float">
            <text:p>14.894129</text:p>
          </table:table-cell>
          <table:table-cell office:value-type="float" office:value="11.003717" calcext:value-type="float">
            <text:p>11.003717</text:p>
          </table:table-cell>
        </table:table-row>
        <table:table-row table:style-name="ro2">
          <table:table-cell office:value-type="string" calcext:value-type="string">
            <text:p>2019-10-03 03:47:13</text:p>
          </table:table-cell>
          <table:table-cell office:value-type="float" office:value="14.908811" calcext:value-type="float">
            <text:p>14.908811</text:p>
          </table:table-cell>
          <table:table-cell office:value-type="float" office:value="11.014991" calcext:value-type="float">
            <text:p>11.014991</text:p>
          </table:table-cell>
        </table:table-row>
        <table:table-row table:style-name="ro2">
          <table:table-cell office:value-type="string" calcext:value-type="string">
            <text:p>2019-10-03 03:47:46</text:p>
          </table:table-cell>
          <table:table-cell office:value-type="float" office:value="14.92352" calcext:value-type="float">
            <text:p>14.92352</text:p>
          </table:table-cell>
          <table:table-cell office:value-type="float" office:value="11.026406" calcext:value-type="float">
            <text:p>11.026406</text:p>
          </table:table-cell>
        </table:table-row>
        <table:table-row table:style-name="ro2">
          <table:table-cell office:value-type="string" calcext:value-type="string">
            <text:p>2019-10-03 03:48:05</text:p>
          </table:table-cell>
          <table:table-cell office:value-type="float" office:value="14.930558" calcext:value-type="float">
            <text:p>14.930558</text:p>
          </table:table-cell>
          <table:table-cell office:value-type="float" office:value="11.031459" calcext:value-type="float">
            <text:p>11.031459</text:p>
          </table:table-cell>
        </table:table-row>
        <table:table-row table:style-name="ro2">
          <table:table-cell office:value-type="string" calcext:value-type="string">
            <text:p>2019-10-03 03:48:21</text:p>
          </table:table-cell>
          <table:table-cell office:value-type="float" office:value="14.937394" calcext:value-type="float">
            <text:p>14.937394</text:p>
          </table:table-cell>
          <table:table-cell office:value-type="float" office:value="11.036512" calcext:value-type="float">
            <text:p>11.036512</text:p>
          </table:table-cell>
        </table:table-row>
        <table:table-row table:style-name="ro2">
          <table:table-cell office:value-type="string" calcext:value-type="string">
            <text:p>2019-10-03 03:48:58</text:p>
          </table:table-cell>
          <table:table-cell office:value-type="float" office:value="14.953977" calcext:value-type="float">
            <text:p>14.953977</text:p>
          </table:table-cell>
          <table:table-cell office:value-type="float" office:value="11.049229" calcext:value-type="float">
            <text:p>11.049229</text:p>
          </table:table-cell>
        </table:table-row>
        <table:table-row table:style-name="ro2">
          <table:table-cell office:value-type="string" calcext:value-type="string">
            <text:p>2019-10-03 03:49:31</text:p>
          </table:table-cell>
          <table:table-cell office:value-type="float" office:value="14.967769" calcext:value-type="float">
            <text:p>14.967769</text:p>
          </table:table-cell>
          <table:table-cell office:value-type="float" office:value="11.060188" calcext:value-type="float">
            <text:p>11.060188</text:p>
          </table:table-cell>
        </table:table-row>
        <table:table-row table:style-name="ro2">
          <table:table-cell office:value-type="string" calcext:value-type="string">
            <text:p>2019-10-03 03:49:52</text:p>
          </table:table-cell>
          <table:table-cell office:value-type="float" office:value="14.974594" calcext:value-type="float">
            <text:p>14.974594</text:p>
          </table:table-cell>
          <table:table-cell office:value-type="float" office:value="11.06523" calcext:value-type="float">
            <text:p>11.06523</text:p>
          </table:table-cell>
        </table:table-row>
        <table:table-row table:style-name="ro2">
          <table:table-cell office:value-type="string" calcext:value-type="string">
            <text:p>2019-10-03 03:50:15</text:p>
          </table:table-cell>
          <table:table-cell office:value-type="float" office:value="14.98994" calcext:value-type="float">
            <text:p>14.98994</text:p>
          </table:table-cell>
          <table:table-cell office:value-type="float" office:value="11.077497" calcext:value-type="float">
            <text:p>11.077497</text:p>
          </table:table-cell>
        </table:table-row>
        <table:table-row table:style-name="ro2">
          <table:table-cell office:value-type="string" calcext:value-type="string">
            <text:p>2019-10-03 03:50:37</text:p>
          </table:table-cell>
          <table:table-cell office:value-type="float" office:value="15.005079" calcext:value-type="float">
            <text:p>15.005079</text:p>
          </table:table-cell>
          <table:table-cell office:value-type="float" office:value="11.089758" calcext:value-type="float">
            <text:p>11.089758</text:p>
          </table:table-cell>
        </table:table-row>
        <table:table-row table:style-name="ro2">
          <table:table-cell office:value-type="string" calcext:value-type="string">
            <text:p>2019-10-03 03:50:58</text:p>
          </table:table-cell>
          <table:table-cell office:value-type="float" office:value="15.011687" calcext:value-type="float">
            <text:p>15.011687</text:p>
          </table:table-cell>
          <table:table-cell office:value-type="float" office:value="11.094391" calcext:value-type="float">
            <text:p>11.094391</text:p>
          </table:table-cell>
        </table:table-row>
        <table:table-row table:style-name="ro2">
          <table:table-cell office:value-type="string" calcext:value-type="string">
            <text:p>2019-10-03 03:51:14</text:p>
          </table:table-cell>
          <table:table-cell office:value-type="float" office:value="15.018725" calcext:value-type="float">
            <text:p>15.018725</text:p>
          </table:table-cell>
          <table:table-cell office:value-type="float" office:value="11.099444" calcext:value-type="float">
            <text:p>11.099444</text:p>
          </table:table-cell>
        </table:table-row>
        <table:table-row table:style-name="ro2">
          <table:table-cell office:value-type="string" calcext:value-type="string">
            <text:p>2019-10-03 03:51:30</text:p>
          </table:table-cell>
          <table:table-cell office:value-type="float" office:value="15.025561" calcext:value-type="float">
            <text:p>15.025561</text:p>
          </table:table-cell>
          <table:table-cell office:value-type="float" office:value="11.104636" calcext:value-type="float">
            <text:p>11.104636</text:p>
          </table:table-cell>
        </table:table-row>
        <table:table-row table:style-name="ro2">
          <table:table-cell office:value-type="string" calcext:value-type="string">
            <text:p>2019-10-03 03:51:56</text:p>
          </table:table-cell>
          <table:table-cell office:value-type="float" office:value="15.039721" calcext:value-type="float">
            <text:p>15.039721</text:p>
          </table:table-cell>
          <table:table-cell office:value-type="float" office:value="11.114131" calcext:value-type="float">
            <text:p>11.114131</text:p>
          </table:table-cell>
        </table:table-row>
        <table:table-row table:style-name="ro2">
          <table:table-cell office:value-type="string" calcext:value-type="string">
            <text:p>2019-10-03 03:52:17</text:p>
          </table:table-cell>
          <table:table-cell office:value-type="float" office:value="15.046322" calcext:value-type="float">
            <text:p>15.046322</text:p>
          </table:table-cell>
          <table:table-cell office:value-type="float" office:value="11.116579" calcext:value-type="float">
            <text:p>11.116579</text:p>
          </table:table-cell>
        </table:table-row>
        <table:table-row table:style-name="ro2">
          <table:table-cell office:value-type="string" calcext:value-type="string">
            <text:p>2019-10-03 03:52:37</text:p>
          </table:table-cell>
          <table:table-cell office:value-type="float" office:value="15.053131" calcext:value-type="float">
            <text:p>15.053131</text:p>
          </table:table-cell>
          <table:table-cell office:value-type="float" office:value="11.121632" calcext:value-type="float">
            <text:p>11.121632</text:p>
          </table:table-cell>
        </table:table-row>
        <table:table-row table:style-name="ro2">
          <table:table-cell office:value-type="string" calcext:value-type="string">
            <text:p>2019-10-03 03:52:58</text:p>
          </table:table-cell>
          <table:table-cell office:value-type="float" office:value="15.059967" calcext:value-type="float">
            <text:p>15.059967</text:p>
          </table:table-cell>
          <table:table-cell office:value-type="float" office:value="11.126684" calcext:value-type="float">
            <text:p>11.126684</text:p>
          </table:table-cell>
        </table:table-row>
        <table:table-row table:style-name="ro2">
          <table:table-cell office:value-type="string" calcext:value-type="string">
            <text:p>2019-10-03 03:53:26</text:p>
          </table:table-cell>
          <table:table-cell office:value-type="float" office:value="15.074996" calcext:value-type="float">
            <text:p>15.074996</text:p>
          </table:table-cell>
          <table:table-cell office:value-type="float" office:value="11.13886" calcext:value-type="float">
            <text:p>11.13886</text:p>
          </table:table-cell>
        </table:table-row>
        <table:table-row table:style-name="ro2">
          <table:table-cell office:value-type="string" calcext:value-type="string">
            <text:p>2019-10-03 03:53:50</text:p>
          </table:table-cell>
          <table:table-cell office:value-type="float" office:value="15.088846" calcext:value-type="float">
            <text:p>15.088846</text:p>
          </table:table-cell>
          <table:table-cell office:value-type="float" office:value="11.149864" calcext:value-type="float">
            <text:p>11.149864</text:p>
          </table:table-cell>
        </table:table-row>
        <table:table-row table:style-name="ro2">
          <table:table-cell office:value-type="string" calcext:value-type="string">
            <text:p>2019-10-03 03:54:12</text:p>
          </table:table-cell>
          <table:table-cell office:value-type="float" office:value="15.103938" calcext:value-type="float">
            <text:p>15.103938</text:p>
          </table:table-cell>
          <table:table-cell office:value-type="float" office:value="11.161498" calcext:value-type="float">
            <text:p>11.161498</text:p>
          </table:table-cell>
        </table:table-row>
        <table:table-row table:style-name="ro2">
          <table:table-cell office:value-type="string" calcext:value-type="string">
            <text:p>2019-10-03 03:54:33</text:p>
          </table:table-cell>
          <table:table-cell office:value-type="float" office:value="15.109442" calcext:value-type="float">
            <text:p>15.109442</text:p>
          </table:table-cell>
          <table:table-cell office:value-type="float" office:value="11.163946" calcext:value-type="float">
            <text:p>11.163946</text:p>
          </table:table-cell>
        </table:table-row>
        <table:table-row table:style-name="ro2">
          <table:table-cell office:value-type="string" calcext:value-type="string">
            <text:p>2019-10-03 03:54:51</text:p>
          </table:table-cell>
          <table:table-cell office:value-type="float" office:value="15.114934" calcext:value-type="float">
            <text:p>15.114934</text:p>
          </table:table-cell>
          <table:table-cell office:value-type="float" office:value="11.166409" calcext:value-type="float">
            <text:p>11.166409</text:p>
          </table:table-cell>
        </table:table-row>
        <table:table-row table:style-name="ro2">
          <table:table-cell office:value-type="string" calcext:value-type="string">
            <text:p>2019-10-03 03:55:07</text:p>
          </table:table-cell>
          <table:table-cell office:value-type="float" office:value="15.121743" calcext:value-type="float">
            <text:p>15.121743</text:p>
          </table:table-cell>
          <table:table-cell office:value-type="float" office:value="11.171462" calcext:value-type="float">
            <text:p>11.171462</text:p>
          </table:table-cell>
        </table:table-row>
        <table:table-row table:style-name="ro2">
          <table:table-cell office:value-type="string" calcext:value-type="string">
            <text:p>2019-10-03 03:55:28</text:p>
          </table:table-cell>
          <table:table-cell office:value-type="float" office:value="15.128837" calcext:value-type="float">
            <text:p>15.128837</text:p>
          </table:table-cell>
          <table:table-cell office:value-type="float" office:value="11.176716" calcext:value-type="float">
            <text:p>11.176716</text:p>
          </table:table-cell>
        </table:table-row>
        <table:table-row table:style-name="ro2">
          <table:table-cell office:value-type="string" calcext:value-type="string">
            <text:p>2019-10-03 03:56:00</text:p>
          </table:table-cell>
          <table:table-cell office:value-type="float" office:value="15.142383" calcext:value-type="float">
            <text:p>15.142383</text:p>
          </table:table-cell>
          <table:table-cell office:value-type="float" office:value="11.186058" calcext:value-type="float">
            <text:p>11.186058</text:p>
          </table:table-cell>
        </table:table-row>
        <table:table-row table:style-name="ro2">
          <table:table-cell office:value-type="string" calcext:value-type="string">
            <text:p>2019-10-03 03:56:17</text:p>
          </table:table-cell>
          <table:table-cell office:value-type="float" office:value="15.149421" calcext:value-type="float">
            <text:p>15.149421</text:p>
          </table:table-cell>
          <table:table-cell office:value-type="float" office:value="11.19111" calcext:value-type="float">
            <text:p>11.19111</text:p>
          </table:table-cell>
        </table:table-row>
        <table:table-row table:style-name="ro2">
          <table:table-cell office:value-type="string" calcext:value-type="string">
            <text:p>2019-10-03 03:56:38</text:p>
          </table:table-cell>
          <table:table-cell office:value-type="float" office:value="15.156224" calcext:value-type="float">
            <text:p>15.156224</text:p>
          </table:table-cell>
          <table:table-cell office:value-type="float" office:value="11.195662" calcext:value-type="float">
            <text:p>11.195662</text:p>
          </table:table-cell>
        </table:table-row>
        <table:table-row table:style-name="ro2">
          <table:table-cell office:value-type="string" calcext:value-type="string">
            <text:p>2019-10-03 03:57:00</text:p>
          </table:table-cell>
          <table:table-cell office:value-type="float" office:value="15.163079" calcext:value-type="float">
            <text:p>15.163079</text:p>
          </table:table-cell>
          <table:table-cell office:value-type="float" office:value="11.200846" calcext:value-type="float">
            <text:p>11.200846</text:p>
          </table:table-cell>
        </table:table-row>
        <table:table-row table:style-name="ro2">
          <table:table-cell office:value-type="string" calcext:value-type="string">
            <text:p>2019-10-03 03:57:21</text:p>
          </table:table-cell>
          <table:table-cell office:value-type="float" office:value="15.177961" calcext:value-type="float">
            <text:p>15.177961</text:p>
          </table:table-cell>
          <table:table-cell office:value-type="float" office:value="11.212472" calcext:value-type="float">
            <text:p>11.212472</text:p>
          </table:table-cell>
        </table:table-row>
        <table:table-row table:style-name="ro2">
          <table:table-cell office:value-type="string" calcext:value-type="string">
            <text:p>2019-10-03 03:57:42</text:p>
          </table:table-cell>
          <table:table-cell office:value-type="float" office:value="15.184764" calcext:value-type="float">
            <text:p>15.184764</text:p>
          </table:table-cell>
          <table:table-cell office:value-type="float" office:value="11.217025" calcext:value-type="float">
            <text:p>11.217025</text:p>
          </table:table-cell>
        </table:table-row>
        <table:table-row table:style-name="ro2">
          <table:table-cell office:value-type="string" calcext:value-type="string">
            <text:p>2019-10-03 03:58:04</text:p>
          </table:table-cell>
          <table:table-cell office:value-type="float" office:value="15.191794" calcext:value-type="float">
            <text:p>15.191794</text:p>
          </table:table-cell>
          <table:table-cell office:value-type="float" office:value="11.22207" calcext:value-type="float">
            <text:p>11.22207</text:p>
          </table:table-cell>
        </table:table-row>
        <table:table-row table:style-name="ro2">
          <table:table-cell office:value-type="string" calcext:value-type="string">
            <text:p>2019-10-03 03:58:19</text:p>
          </table:table-cell>
          <table:table-cell office:value-type="float" office:value="15.198434" calcext:value-type="float">
            <text:p>15.198434</text:p>
          </table:table-cell>
          <table:table-cell office:value-type="float" office:value="11.226902" calcext:value-type="float">
            <text:p>11.226902</text:p>
          </table:table-cell>
        </table:table-row>
        <table:table-row table:style-name="ro2">
          <table:table-cell office:value-type="string" calcext:value-type="string">
            <text:p>2019-10-03 03:58:40</text:p>
          </table:table-cell>
          <table:table-cell office:value-type="float" office:value="15.212611" calcext:value-type="float">
            <text:p>15.212611</text:p>
          </table:table-cell>
          <table:table-cell office:value-type="float" office:value="11.238149" calcext:value-type="float">
            <text:p>11.238149</text:p>
          </table:table-cell>
        </table:table-row>
        <table:table-row table:style-name="ro2">
          <table:table-cell office:value-type="string" calcext:value-type="string">
            <text:p>2019-10-03 03:59:01</text:p>
          </table:table-cell>
          <table:table-cell office:value-type="float" office:value="15.219649" calcext:value-type="float">
            <text:p>15.219649</text:p>
          </table:table-cell>
          <table:table-cell office:value-type="float" office:value="11.243202" calcext:value-type="float">
            <text:p>11.243202</text:p>
          </table:table-cell>
        </table:table-row>
        <table:table-row table:style-name="ro2">
          <table:table-cell office:value-type="string" calcext:value-type="string">
            <text:p>2019-10-03 03:59:22</text:p>
          </table:table-cell>
          <table:table-cell office:value-type="float" office:value="15.226512" calcext:value-type="float">
            <text:p>15.226512</text:p>
          </table:table-cell>
          <table:table-cell office:value-type="float" office:value="11.248393" calcext:value-type="float">
            <text:p>11.248393</text:p>
          </table:table-cell>
        </table:table-row>
        <table:table-row table:style-name="ro2">
          <table:table-cell office:value-type="string" calcext:value-type="string">
            <text:p>2019-10-03 03:59:55</text:p>
          </table:table-cell>
          <table:table-cell office:value-type="float" office:value="15.240701" calcext:value-type="float">
            <text:p>15.240701</text:p>
          </table:table-cell>
          <table:table-cell office:value-type="float" office:value="11.259686" calcext:value-type="float">
            <text:p>11.259686</text:p>
          </table:table-cell>
        </table:table-row>
        <table:table-row table:style-name="ro2">
          <table:table-cell office:value-type="string" calcext:value-type="string">
            <text:p>2019-10-03 04:00:12</text:p>
          </table:table-cell>
          <table:table-cell office:value-type="float" office:value="15.247299" calcext:value-type="float">
            <text:p>15.247299</text:p>
          </table:table-cell>
          <table:table-cell office:value-type="float" office:value="11.264235" calcext:value-type="float">
            <text:p>11.264235</text:p>
          </table:table-cell>
        </table:table-row>
        <table:table-row table:style-name="ro2">
          <table:table-cell office:value-type="string" calcext:value-type="string">
            <text:p>2019-10-03 04:00:46</text:p>
          </table:table-cell>
          <table:table-cell office:value-type="float" office:value="15.262418" calcext:value-type="float">
            <text:p>15.262418</text:p>
          </table:table-cell>
          <table:table-cell office:value-type="float" office:value="11.27601" calcext:value-type="float">
            <text:p>11.27601</text:p>
          </table:table-cell>
        </table:table-row>
        <table:table-row table:style-name="ro2">
          <table:table-cell office:value-type="string" calcext:value-type="string">
            <text:p>2019-10-03 04:01:18</text:p>
          </table:table-cell>
          <table:table-cell office:value-type="float" office:value="15.276406" calcext:value-type="float">
            <text:p>15.276406</text:p>
          </table:table-cell>
          <table:table-cell office:value-type="float" office:value="11.287329" calcext:value-type="float">
            <text:p>11.287329</text:p>
          </table:table-cell>
        </table:table-row>
        <table:table-row table:style-name="ro2">
          <table:table-cell office:value-type="string" calcext:value-type="string">
            <text:p>2019-10-03 04:01:40</text:p>
          </table:table-cell>
          <table:table-cell office:value-type="float" office:value="15.290186" calcext:value-type="float">
            <text:p>15.290186</text:p>
          </table:table-cell>
          <table:table-cell office:value-type="float" office:value="11.298288" calcext:value-type="float">
            <text:p>11.298288</text:p>
          </table:table-cell>
        </table:table-row>
        <table:table-row table:style-name="ro2">
          <table:table-cell office:value-type="string" calcext:value-type="string">
            <text:p>2019-10-03 04:02:01</text:p>
          </table:table-cell>
          <table:table-cell office:value-type="float" office:value="15.304195" calcext:value-type="float">
            <text:p>15.304195</text:p>
          </table:table-cell>
          <table:table-cell office:value-type="float" office:value="11.309248" calcext:value-type="float">
            <text:p>11.309248</text:p>
          </table:table-cell>
        </table:table-row>
        <table:table-row table:style-name="ro2">
          <table:table-cell office:value-type="string" calcext:value-type="string">
            <text:p>2019-10-03 04:02:23</text:p>
          </table:table-cell>
          <table:table-cell office:value-type="float" office:value="15.319371" calcext:value-type="float">
            <text:p>15.319371</text:p>
          </table:table-cell>
          <table:table-cell office:value-type="float" office:value="11.321593" calcext:value-type="float">
            <text:p>11.321593</text:p>
          </table:table-cell>
        </table:table-row>
        <table:table-row table:style-name="ro2">
          <table:table-cell office:value-type="string" calcext:value-type="string">
            <text:p>2019-10-03 04:02:55</text:p>
          </table:table-cell>
          <table:table-cell office:value-type="float" office:value="15.333351" calcext:value-type="float">
            <text:p>15.333351</text:p>
          </table:table-cell>
          <table:table-cell office:value-type="float" office:value="11.332492" calcext:value-type="float">
            <text:p>11.332492</text:p>
          </table:table-cell>
        </table:table-row>
        <table:table-row table:style-name="ro2">
          <table:table-cell office:value-type="string" calcext:value-type="string">
            <text:p>2019-10-03 04:03:38</text:p>
          </table:table-cell>
          <table:table-cell office:value-type="float" office:value="15.352584" calcext:value-type="float">
            <text:p>15.352584</text:p>
          </table:table-cell>
          <table:table-cell office:value-type="float" office:value="11.34605" calcext:value-type="float">
            <text:p>11.34605</text:p>
          </table:table-cell>
        </table:table-row>
        <table:table-row table:style-name="ro2">
          <table:table-cell office:value-type="string" calcext:value-type="string">
            <text:p>2019-10-03 04:04:10</text:p>
          </table:table-cell>
          <table:table-cell office:value-type="float" office:value="15.366335" calcext:value-type="float">
            <text:p>15.366335</text:p>
          </table:table-cell>
          <table:table-cell office:value-type="float" office:value="11.356808" calcext:value-type="float">
            <text:p>11.356808</text:p>
          </table:table-cell>
        </table:table-row>
        <table:table-row table:style-name="ro2">
          <table:table-cell office:value-type="string" calcext:value-type="string">
            <text:p>2019-10-03 04:04:36</text:p>
          </table:table-cell>
          <table:table-cell office:value-type="float" office:value="15.380173" calcext:value-type="float">
            <text:p>15.380173</text:p>
          </table:table-cell>
          <table:table-cell office:value-type="float" office:value="11.367767" calcext:value-type="float">
            <text:p>11.367767</text:p>
          </table:table-cell>
        </table:table-row>
        <table:table-row table:style-name="ro2">
          <table:table-cell office:value-type="string" calcext:value-type="string">
            <text:p>2019-10-03 04:04:57</text:p>
          </table:table-cell>
          <table:table-cell office:value-type="float" office:value="15.39398" calcext:value-type="float">
            <text:p>15.39398</text:p>
          </table:table-cell>
          <table:table-cell office:value-type="float" office:value="11.378726" calcext:value-type="float">
            <text:p>11.378726</text:p>
          </table:table-cell>
        </table:table-row>
        <table:table-row table:style-name="ro2">
          <table:table-cell office:value-type="string" calcext:value-type="string">
            <text:p>2019-10-03 04:05:15</text:p>
          </table:table-cell>
          <table:table-cell office:value-type="float" office:value="15.400381" calcext:value-type="float">
            <text:p>15.400381</text:p>
          </table:table-cell>
          <table:table-cell office:value-type="float" office:value="11.381666" calcext:value-type="float">
            <text:p>11.381666</text:p>
          </table:table-cell>
        </table:table-row>
        <table:table-row table:style-name="ro2">
          <table:table-cell office:value-type="string" calcext:value-type="string">
            <text:p>2019-10-03 04:05:37</text:p>
          </table:table-cell>
          <table:table-cell office:value-type="float" office:value="15.407419" calcext:value-type="float">
            <text:p>15.407419</text:p>
          </table:table-cell>
          <table:table-cell office:value-type="float" office:value="11.386719" calcext:value-type="float">
            <text:p>11.386719</text:p>
          </table:table-cell>
        </table:table-row>
        <table:table-row table:style-name="ro2">
          <table:table-cell office:value-type="string" calcext:value-type="string">
            <text:p>2019-10-03 04:05:58</text:p>
          </table:table-cell>
          <table:table-cell office:value-type="float" office:value="15.412923" calcext:value-type="float">
            <text:p>15.412923</text:p>
          </table:table-cell>
          <table:table-cell office:value-type="float" office:value="11.389212" calcext:value-type="float">
            <text:p>11.389212</text:p>
          </table:table-cell>
        </table:table-row>
        <table:table-row table:style-name="ro2">
          <table:table-cell office:value-type="string" calcext:value-type="string">
            <text:p>2019-10-03 04:06:25</text:p>
          </table:table-cell>
          <table:table-cell office:value-type="float" office:value="15.426898" calcext:value-type="float">
            <text:p>15.426898</text:p>
          </table:table-cell>
          <table:table-cell office:value-type="float" office:value="11.40046" calcext:value-type="float">
            <text:p>11.40046</text:p>
          </table:table-cell>
        </table:table-row>
        <table:table-row table:style-name="ro2">
          <table:table-cell office:value-type="string" calcext:value-type="string">
            <text:p>2019-10-03 04:06:41</text:p>
          </table:table-cell>
          <table:table-cell office:value-type="float" office:value="15.433696" calcext:value-type="float">
            <text:p>15.433696</text:p>
          </table:table-cell>
          <table:table-cell office:value-type="float" office:value="11.405502" calcext:value-type="float">
            <text:p>11.405502</text:p>
          </table:table-cell>
        </table:table-row>
        <table:table-row table:style-name="ro2">
          <table:table-cell office:value-type="string" calcext:value-type="string">
            <text:p>2019-10-03 04:06:57</text:p>
          </table:table-cell>
          <table:table-cell office:value-type="float" office:value="15.440076" calcext:value-type="float">
            <text:p>15.440076</text:p>
          </table:table-cell>
          <table:table-cell office:value-type="float" office:value="11.408526" calcext:value-type="float">
            <text:p>11.408526</text:p>
          </table:table-cell>
        </table:table-row>
        <table:table-row table:style-name="ro2">
          <table:table-cell office:value-type="string" calcext:value-type="string">
            <text:p>2019-10-03 04:07:13</text:p>
          </table:table-cell>
          <table:table-cell office:value-type="float" office:value="15.446689" calcext:value-type="float">
            <text:p>15.446689</text:p>
          </table:table-cell>
          <table:table-cell office:value-type="float" office:value="11.413123" calcext:value-type="float">
            <text:p>11.413123</text:p>
          </table:table-cell>
        </table:table-row>
        <table:table-row table:style-name="ro2">
          <table:table-cell office:value-type="string" calcext:value-type="string">
            <text:p>2019-10-03 04:07:30</text:p>
          </table:table-cell>
          <table:table-cell office:value-type="float" office:value="15.453303" calcext:value-type="float">
            <text:p>15.453303</text:p>
          </table:table-cell>
          <table:table-cell office:value-type="float" office:value="11.417815" calcext:value-type="float">
            <text:p>11.417815</text:p>
          </table:table-cell>
        </table:table-row>
        <table:table-row table:style-name="ro2">
          <table:table-cell office:value-type="string" calcext:value-type="string">
            <text:p>2019-10-03 04:07:58</text:p>
          </table:table-cell>
          <table:table-cell office:value-type="float" office:value="15.468014" calcext:value-type="float">
            <text:p>15.468014</text:p>
          </table:table-cell>
          <table:table-cell office:value-type="float" office:value="11.42929" calcext:value-type="float">
            <text:p>11.42929</text:p>
          </table:table-cell>
        </table:table-row>
        <table:table-row table:style-name="ro2">
          <table:table-cell office:value-type="string" calcext:value-type="string">
            <text:p>2019-10-03 04:08:22</text:p>
          </table:table-cell>
          <table:table-cell office:value-type="float" office:value="15.482048" calcext:value-type="float">
            <text:p>15.482048</text:p>
          </table:table-cell>
          <table:table-cell office:value-type="float" office:value="11.440742" calcext:value-type="float">
            <text:p>11.440742</text:p>
          </table:table-cell>
        </table:table-row>
        <table:table-row table:style-name="ro2">
          <table:table-cell office:value-type="string" calcext:value-type="string">
            <text:p>2019-10-03 04:08:38</text:p>
          </table:table-cell>
          <table:table-cell office:value-type="float" office:value="15.489086" calcext:value-type="float">
            <text:p>15.489086</text:p>
          </table:table-cell>
          <table:table-cell office:value-type="float" office:value="11.444771" calcext:value-type="float">
            <text:p>11.444771</text:p>
          </table:table-cell>
        </table:table-row>
        <table:table-row table:style-name="ro2">
          <table:table-cell office:value-type="string" calcext:value-type="string">
            <text:p>2019-10-03 04:09:02</text:p>
          </table:table-cell>
          <table:table-cell office:value-type="float" office:value="15.506625" calcext:value-type="float">
            <text:p>15.506625</text:p>
          </table:table-cell>
          <table:table-cell office:value-type="float" office:value="11.458478" calcext:value-type="float">
            <text:p>11.458478</text:p>
          </table:table-cell>
        </table:table-row>
        <table:table-row table:style-name="ro2">
          <table:table-cell office:value-type="string" calcext:value-type="string">
            <text:p>2019-10-03 04:09:25</text:p>
          </table:table-cell>
          <table:table-cell office:value-type="float" office:value="15.520576" calcext:value-type="float">
            <text:p>15.520576</text:p>
          </table:table-cell>
          <table:table-cell office:value-type="float" office:value="11.469729" calcext:value-type="float">
            <text:p>11.469729</text:p>
          </table:table-cell>
        </table:table-row>
        <table:table-row table:style-name="ro2">
          <table:table-cell office:value-type="string" calcext:value-type="string">
            <text:p>2019-10-03 04:09:42</text:p>
          </table:table-cell>
          <table:table-cell office:value-type="float" office:value="15.527204" calcext:value-type="float">
            <text:p>15.527204</text:p>
          </table:table-cell>
          <table:table-cell office:value-type="float" office:value="11.474561" calcext:value-type="float">
            <text:p>11.474561</text:p>
          </table:table-cell>
        </table:table-row>
        <table:table-row table:style-name="ro2">
          <table:table-cell office:value-type="string" calcext:value-type="string">
            <text:p>2019-10-03 04:10:03</text:p>
          </table:table-cell>
          <table:table-cell office:value-type="float" office:value="15.533842" calcext:value-type="float">
            <text:p>15.533842</text:p>
          </table:table-cell>
          <table:table-cell office:value-type="float" office:value="11.47859" calcext:value-type="float">
            <text:p>11.47859</text:p>
          </table:table-cell>
        </table:table-row>
        <table:table-row table:style-name="ro2">
          <table:table-cell office:value-type="string" calcext:value-type="string">
            <text:p>2019-10-03 04:10:18</text:p>
          </table:table-cell>
          <table:table-cell office:value-type="float" office:value="15.540422" calcext:value-type="float">
            <text:p>15.540422</text:p>
          </table:table-cell>
          <table:table-cell office:value-type="float" office:value="11.482619" calcext:value-type="float">
            <text:p>11.482619</text:p>
          </table:table-cell>
        </table:table-row>
        <table:table-row table:style-name="ro2">
          <table:table-cell office:value-type="string" calcext:value-type="string">
            <text:p>2019-10-03 04:10:34</text:p>
          </table:table-cell>
          <table:table-cell office:value-type="float" office:value="15.547287" calcext:value-type="float">
            <text:p>15.547287</text:p>
          </table:table-cell>
          <table:table-cell office:value-type="float" office:value="11.487873" calcext:value-type="float">
            <text:p>11.487873</text:p>
          </table:table-cell>
        </table:table-row>
        <table:table-row table:style-name="ro2">
          <table:table-cell office:value-type="string" calcext:value-type="string">
            <text:p>2019-10-03 04:10:57</text:p>
          </table:table-cell>
          <table:table-cell office:value-type="float" office:value="15.561035" calcext:value-type="float">
            <text:p>15.561035</text:p>
          </table:table-cell>
          <table:table-cell office:value-type="float" office:value="11.498629" calcext:value-type="float">
            <text:p>11.498629</text:p>
          </table:table-cell>
        </table:table-row>
        <table:table-row table:style-name="ro2">
          <table:table-cell office:value-type="string" calcext:value-type="string">
            <text:p>2019-10-03 04:11:13</text:p>
          </table:table-cell>
          <table:table-cell office:value-type="float" office:value="15.567377" calcext:value-type="float">
            <text:p>15.567377</text:p>
          </table:table-cell>
          <table:table-cell office:value-type="float" office:value="11.502155" calcext:value-type="float">
            <text:p>11.502155</text:p>
          </table:table-cell>
        </table:table-row>
        <table:table-row table:style-name="ro2">
          <table:table-cell office:value-type="string" calcext:value-type="string">
            <text:p>2019-10-03 04:11:45</text:p>
          </table:table-cell>
          <table:table-cell office:value-type="float" office:value="15.581781" calcext:value-type="float">
            <text:p>15.581781</text:p>
          </table:table-cell>
          <table:table-cell office:value-type="float" office:value="11.513895" calcext:value-type="float">
            <text:p>11.513895</text:p>
          </table:table-cell>
        </table:table-row>
        <table:table-row table:style-name="ro2">
          <table:table-cell office:value-type="string" calcext:value-type="string">
            <text:p>2019-10-03 04:12:11</text:p>
          </table:table-cell>
          <table:table-cell office:value-type="float" office:value="15.595561" calcext:value-type="float">
            <text:p>15.595561</text:p>
          </table:table-cell>
          <table:table-cell office:value-type="float" office:value="11.524855" calcext:value-type="float">
            <text:p>11.524855</text:p>
          </table:table-cell>
        </table:table-row>
        <table:table-row table:style-name="ro2">
          <table:table-cell office:value-type="string" calcext:value-type="string">
            <text:p>2019-10-03 04:12:26</text:p>
          </table:table-cell>
          <table:table-cell office:value-type="float" office:value="15.602599" calcext:value-type="float">
            <text:p>15.602599</text:p>
          </table:table-cell>
          <table:table-cell office:value-type="float" office:value="11.529908" calcext:value-type="float">
            <text:p>11.529908</text:p>
          </table:table-cell>
        </table:table-row>
        <table:table-row table:style-name="ro2">
          <table:table-cell office:value-type="string" calcext:value-type="string">
            <text:p>2019-10-03 04:12:47</text:p>
          </table:table-cell>
          <table:table-cell office:value-type="float" office:value="15.609408" calcext:value-type="float">
            <text:p>15.609408</text:p>
          </table:table-cell>
          <table:table-cell office:value-type="float" office:value="11.534961" calcext:value-type="float">
            <text:p>11.534961</text:p>
          </table:table-cell>
        </table:table-row>
        <table:table-row table:style-name="ro2">
          <table:table-cell office:value-type="string" calcext:value-type="string">
            <text:p>2019-10-03 04:13:19</text:p>
          </table:table-cell>
          <table:table-cell office:value-type="float" office:value="15.623785" calcext:value-type="float">
            <text:p>15.623785</text:p>
          </table:table-cell>
          <table:table-cell office:value-type="float" office:value="11.544456" calcext:value-type="float">
            <text:p>11.544456</text:p>
          </table:table-cell>
        </table:table-row>
        <table:table-row table:style-name="ro2">
          <table:table-cell office:value-type="string" calcext:value-type="string">
            <text:p>2019-10-03 04:13:51</text:p>
          </table:table-cell>
          <table:table-cell office:value-type="float" office:value="15.637763" calcext:value-type="float">
            <text:p>15.637763</text:p>
          </table:table-cell>
          <table:table-cell office:value-type="float" office:value="11.555706" calcext:value-type="float">
            <text:p>11.555706</text:p>
          </table:table-cell>
        </table:table-row>
        <table:table-row table:style-name="ro2">
          <table:table-cell office:value-type="string" calcext:value-type="string">
            <text:p>2019-10-03 04:14:20</text:p>
          </table:table-cell>
          <table:table-cell office:value-type="float" office:value="15.652951" calcext:value-type="float">
            <text:p>15.652951</text:p>
          </table:table-cell>
          <table:table-cell office:value-type="float" office:value="11.567629" calcext:value-type="float">
            <text:p>11.567629</text:p>
          </table:table-cell>
        </table:table-row>
        <table:table-row table:style-name="ro2">
          <table:table-cell office:value-type="string" calcext:value-type="string">
            <text:p>2019-10-03 04:14:38</text:p>
          </table:table-cell>
          <table:table-cell office:value-type="float" office:value="15.659787" calcext:value-type="float">
            <text:p>15.659787</text:p>
          </table:table-cell>
          <table:table-cell office:value-type="float" office:value="11.572682" calcext:value-type="float">
            <text:p>11.572682</text:p>
          </table:table-cell>
        </table:table-row>
        <table:table-row table:style-name="ro2">
          <table:table-cell office:value-type="string" calcext:value-type="string">
            <text:p>2019-10-03 04:15:11</text:p>
          </table:table-cell>
          <table:table-cell office:value-type="float" office:value="15.674696" calcext:value-type="float">
            <text:p>15.674696</text:p>
          </table:table-cell>
          <table:table-cell office:value-type="float" office:value="11.584449" calcext:value-type="float">
            <text:p>11.584449</text:p>
          </table:table-cell>
        </table:table-row>
        <table:table-row table:style-name="ro2">
          <table:table-cell office:value-type="string" calcext:value-type="string">
            <text:p>2019-10-03 04:15:53</text:p>
          </table:table-cell>
          <table:table-cell office:value-type="float" office:value="15.700131" calcext:value-type="float">
            <text:p>15.700131</text:p>
          </table:table-cell>
          <table:table-cell office:value-type="float" office:value="11.604186" calcext:value-type="float">
            <text:p>11.604186</text:p>
          </table:table-cell>
        </table:table-row>
        <table:table-row table:style-name="ro2">
          <table:table-cell office:value-type="string" calcext:value-type="string">
            <text:p>2019-10-03 04:16:11</text:p>
          </table:table-cell>
          <table:table-cell office:value-type="float" office:value="15.706796" calcext:value-type="float">
            <text:p>15.706796</text:p>
          </table:table-cell>
          <table:table-cell office:value-type="float" office:value="11.609088" calcext:value-type="float">
            <text:p>11.609088</text:p>
          </table:table-cell>
        </table:table-row>
        <table:table-row table:style-name="ro2">
          <table:table-cell office:value-type="string" calcext:value-type="string">
            <text:p>2019-10-03 04:16:43</text:p>
          </table:table-cell>
          <table:table-cell office:value-type="float" office:value="15.7206" calcext:value-type="float">
            <text:p>15.7206</text:p>
          </table:table-cell>
          <table:table-cell office:value-type="float" office:value="11.620045" calcext:value-type="float">
            <text:p>11.620045</text:p>
          </table:table-cell>
        </table:table-row>
        <table:table-row table:style-name="ro2">
          <table:table-cell office:value-type="string" calcext:value-type="string">
            <text:p>2019-10-03 04:17:08</text:p>
          </table:table-cell>
          <table:table-cell office:value-type="float" office:value="15.735596" calcext:value-type="float">
            <text:p>15.735596</text:p>
          </table:table-cell>
          <table:table-cell office:value-type="float" office:value="11.631721" calcext:value-type="float">
            <text:p>11.631721</text:p>
          </table:table-cell>
        </table:table-row>
        <table:table-row table:style-name="ro2">
          <table:table-cell office:value-type="string" calcext:value-type="string">
            <text:p>2019-10-03 04:17:29</text:p>
          </table:table-cell>
          <table:table-cell office:value-type="float" office:value="15.74217" calcext:value-type="float">
            <text:p>15.74217</text:p>
          </table:table-cell>
          <table:table-cell office:value-type="float" office:value="11.636272" calcext:value-type="float">
            <text:p>11.636272</text:p>
          </table:table-cell>
        </table:table-row>
        <table:table-row table:style-name="ro2">
          <table:table-cell office:value-type="string" calcext:value-type="string">
            <text:p>2019-10-03 04:18:01</text:p>
          </table:table-cell>
          <table:table-cell office:value-type="float" office:value="15.756174" calcext:value-type="float">
            <text:p>15.756174</text:p>
          </table:table-cell>
          <table:table-cell office:value-type="float" office:value="11.64772" calcext:value-type="float">
            <text:p>11.64772</text:p>
          </table:table-cell>
        </table:table-row>
        <table:table-row table:style-name="ro2">
          <table:table-cell office:value-type="string" calcext:value-type="string">
            <text:p>2019-10-03 04:18:17</text:p>
          </table:table-cell>
          <table:table-cell office:value-type="float" office:value="15.762974" calcext:value-type="float">
            <text:p>15.762974</text:p>
          </table:table-cell>
          <table:table-cell office:value-type="float" office:value="11.65227" calcext:value-type="float">
            <text:p>11.65227</text:p>
          </table:table-cell>
        </table:table-row>
        <table:table-row table:style-name="ro2">
          <table:table-cell office:value-type="string" calcext:value-type="string">
            <text:p>2019-10-03 04:18:38</text:p>
          </table:table-cell>
          <table:table-cell office:value-type="float" office:value="15.76981" calcext:value-type="float">
            <text:p>15.76981</text:p>
          </table:table-cell>
          <table:table-cell office:value-type="float" office:value="11.657322" calcext:value-type="float">
            <text:p>11.657322</text:p>
          </table:table-cell>
        </table:table-row>
        <table:table-row table:style-name="ro2">
          <table:table-cell office:value-type="string" calcext:value-type="string">
            <text:p>2019-10-03 04:18:54</text:p>
          </table:table-cell>
          <table:table-cell office:value-type="float" office:value="15.776848" calcext:value-type="float">
            <text:p>15.776848</text:p>
          </table:table-cell>
          <table:table-cell office:value-type="float" office:value="11.662374" calcext:value-type="float">
            <text:p>11.662374</text:p>
          </table:table-cell>
        </table:table-row>
        <table:table-row table:style-name="ro2">
          <table:table-cell office:value-type="string" calcext:value-type="string">
            <text:p>2019-10-03 04:19:28</text:p>
          </table:table-cell>
          <table:table-cell office:value-type="float" office:value="15.791561" calcext:value-type="float">
            <text:p>15.791561</text:p>
          </table:table-cell>
          <table:table-cell office:value-type="float" office:value="11.673649" calcext:value-type="float">
            <text:p>11.673649</text:p>
          </table:table-cell>
        </table:table-row>
        <table:table-row table:style-name="ro2">
          <table:table-cell office:value-type="string" calcext:value-type="string">
            <text:p>2019-10-03 04:19:56</text:p>
          </table:table-cell>
          <table:table-cell office:value-type="float" office:value="15.806481" calcext:value-type="float">
            <text:p>15.806481</text:p>
          </table:table-cell>
          <table:table-cell office:value-type="float" office:value="11.685426" calcext:value-type="float">
            <text:p>11.685426</text:p>
          </table:table-cell>
        </table:table-row>
        <table:table-row table:style-name="ro2">
          <table:table-cell office:value-type="string" calcext:value-type="string">
            <text:p>2019-10-03 04:20:12</text:p>
          </table:table-cell>
          <table:table-cell office:value-type="float" office:value="15.811973" calcext:value-type="float">
            <text:p>15.811973</text:p>
          </table:table-cell>
          <table:table-cell office:value-type="float" office:value="11.687874" calcext:value-type="float">
            <text:p>11.687874</text:p>
          </table:table-cell>
        </table:table-row>
        <table:table-row table:style-name="ro2">
          <table:table-cell office:value-type="string" calcext:value-type="string">
            <text:p>2019-10-03 04:20:41</text:p>
          </table:table-cell>
          <table:table-cell office:value-type="float" office:value="15.825908" calcext:value-type="float">
            <text:p>15.825908</text:p>
          </table:table-cell>
          <table:table-cell office:value-type="float" office:value="11.698535" calcext:value-type="float">
            <text:p>11.698535</text:p>
          </table:table-cell>
        </table:table-row>
        <table:table-row table:style-name="ro2">
          <table:table-cell office:value-type="string" calcext:value-type="string">
            <text:p>2019-10-03 04:20:57</text:p>
          </table:table-cell>
          <table:table-cell office:value-type="float" office:value="15.833173" calcext:value-type="float">
            <text:p>15.833173</text:p>
          </table:table-cell>
          <table:table-cell office:value-type="float" office:value="11.70408" calcext:value-type="float">
            <text:p>11.70408</text:p>
          </table:table-cell>
        </table:table-row>
        <table:table-row table:style-name="ro2">
          <table:table-cell office:value-type="string" calcext:value-type="string">
            <text:p>2019-10-03 04:21:21</text:p>
          </table:table-cell>
          <table:table-cell office:value-type="float" office:value="15.847148" calcext:value-type="float">
            <text:p>15.847148</text:p>
          </table:table-cell>
          <table:table-cell office:value-type="float" office:value="11.715327" calcext:value-type="float">
            <text:p>11.715327</text:p>
          </table:table-cell>
        </table:table-row>
        <table:table-row table:style-name="ro2">
          <table:table-cell office:value-type="string" calcext:value-type="string">
            <text:p>2019-10-03 04:21:36</text:p>
          </table:table-cell>
          <table:table-cell office:value-type="float" office:value="15.854199" calcext:value-type="float">
            <text:p>15.854199</text:p>
          </table:table-cell>
          <table:table-cell office:value-type="float" office:value="11.720446" calcext:value-type="float">
            <text:p>11.720446</text:p>
          </table:table-cell>
        </table:table-row>
        <table:table-row table:style-name="ro2">
          <table:table-cell office:value-type="string" calcext:value-type="string">
            <text:p>2019-10-03 04:21:58</text:p>
          </table:table-cell>
          <table:table-cell office:value-type="float" office:value="15.861093" calcext:value-type="float">
            <text:p>15.861093</text:p>
          </table:table-cell>
          <table:table-cell office:value-type="float" office:value="11.725347" calcext:value-type="float">
            <text:p>11.725347</text:p>
          </table:table-cell>
        </table:table-row>
        <table:table-row table:style-name="ro2">
          <table:table-cell office:value-type="string" calcext:value-type="string">
            <text:p>2019-10-03 04:22:19</text:p>
          </table:table-cell>
          <table:table-cell office:value-type="float" office:value="15.867929" calcext:value-type="float">
            <text:p>15.867929</text:p>
          </table:table-cell>
          <table:table-cell office:value-type="float" office:value="11.7304" calcext:value-type="float">
            <text:p>11.7304</text:p>
          </table:table-cell>
        </table:table-row>
        <table:table-row table:style-name="ro2">
          <table:table-cell office:value-type="string" calcext:value-type="string">
            <text:p>2019-10-03 04:22:35</text:p>
          </table:table-cell>
          <table:table-cell office:value-type="float" office:value="15.874503" calcext:value-type="float">
            <text:p>15.874503</text:p>
          </table:table-cell>
          <table:table-cell office:value-type="float" office:value="11.734968" calcext:value-type="float">
            <text:p>11.734968</text:p>
          </table:table-cell>
        </table:table-row>
        <table:table-row table:style-name="ro2">
          <table:table-cell office:value-type="string" calcext:value-type="string">
            <text:p>2019-10-03 04:22:54</text:p>
          </table:table-cell>
          <table:table-cell office:value-type="float" office:value="15.88136" calcext:value-type="float">
            <text:p>15.88136</text:p>
          </table:table-cell>
          <table:table-cell office:value-type="float" office:value="11.739801" calcext:value-type="float">
            <text:p>11.739801</text:p>
          </table:table-cell>
        </table:table-row>
        <table:table-row table:style-name="ro2">
          <table:table-cell office:value-type="string" calcext:value-type="string">
            <text:p>2019-10-03 04:23:18</text:p>
          </table:table-cell>
          <table:table-cell office:value-type="float" office:value="15.896498" calcext:value-type="float">
            <text:p>15.896498</text:p>
          </table:table-cell>
          <table:table-cell office:value-type="float" office:value="11.751708" calcext:value-type="float">
            <text:p>11.751708</text:p>
          </table:table-cell>
        </table:table-row>
        <table:table-row table:style-name="ro2">
          <table:table-cell office:value-type="string" calcext:value-type="string">
            <text:p>2019-10-03 04:23:52</text:p>
          </table:table-cell>
          <table:table-cell office:value-type="float" office:value="15.911646" calcext:value-type="float">
            <text:p>15.911646</text:p>
          </table:table-cell>
          <table:table-cell office:value-type="float" office:value="11.763544" calcext:value-type="float">
            <text:p>11.763544</text:p>
          </table:table-cell>
        </table:table-row>
        <table:table-row table:style-name="ro2">
          <table:table-cell office:value-type="string" calcext:value-type="string">
            <text:p>2019-10-03 04:24:15</text:p>
          </table:table-cell>
          <table:table-cell office:value-type="float" office:value="15.926506" calcext:value-type="float">
            <text:p>15.926506</text:p>
          </table:table-cell>
          <table:table-cell office:value-type="float" office:value="11.774682" calcext:value-type="float">
            <text:p>11.774682</text:p>
          </table:table-cell>
        </table:table-row>
        <table:table-row table:style-name="ro2">
          <table:table-cell office:value-type="string" calcext:value-type="string">
            <text:p>2019-10-03 04:24:36</text:p>
          </table:table-cell>
          <table:table-cell office:value-type="float" office:value="15.93308" calcext:value-type="float">
            <text:p>15.93308</text:p>
          </table:table-cell>
          <table:table-cell office:value-type="float" office:value="11.777129" calcext:value-type="float">
            <text:p>11.777129</text:p>
          </table:table-cell>
        </table:table-row>
        <table:table-row table:style-name="ro2">
          <table:table-cell office:value-type="string" calcext:value-type="string">
            <text:p>2019-10-03 04:24:59</text:p>
          </table:table-cell>
          <table:table-cell office:value-type="float" office:value="15.947294" calcext:value-type="float">
            <text:p>15.947294</text:p>
          </table:table-cell>
          <table:table-cell office:value-type="float" office:value="11.788446" calcext:value-type="float">
            <text:p>11.788446</text:p>
          </table:table-cell>
        </table:table-row>
        <table:table-row table:style-name="ro2">
          <table:table-cell office:value-type="string" calcext:value-type="string">
            <text:p>2019-10-03 04:25:15</text:p>
          </table:table-cell>
          <table:table-cell office:value-type="float" office:value="15.953868" calcext:value-type="float">
            <text:p>15.953868</text:p>
          </table:table-cell>
          <table:table-cell office:value-type="float" office:value="11.793004" calcext:value-type="float">
            <text:p>11.793004</text:p>
          </table:table-cell>
        </table:table-row>
        <table:table-row table:style-name="ro2">
          <table:table-cell office:value-type="string" calcext:value-type="string">
            <text:p>2019-10-03 04:25:37</text:p>
          </table:table-cell>
          <table:table-cell office:value-type="float" office:value="15.968101" calcext:value-type="float">
            <text:p>15.968101</text:p>
          </table:table-cell>
          <table:table-cell office:value-type="float" office:value="11.804464" calcext:value-type="float">
            <text:p>11.804464</text:p>
          </table:table-cell>
        </table:table-row>
        <table:table-row table:style-name="ro2">
          <table:table-cell office:value-type="string" calcext:value-type="string">
            <text:p>2019-10-03 04:25:53</text:p>
          </table:table-cell>
          <table:table-cell office:value-type="float" office:value="15.974702" calcext:value-type="float">
            <text:p>15.974702</text:p>
          </table:table-cell>
          <table:table-cell office:value-type="float" office:value="11.809177" calcext:value-type="float">
            <text:p>11.809177</text:p>
          </table:table-cell>
        </table:table-row>
        <table:table-row table:style-name="ro2">
          <table:table-cell office:value-type="string" calcext:value-type="string">
            <text:p>2019-10-03 04:26:12</text:p>
          </table:table-cell>
          <table:table-cell office:value-type="float" office:value="15.981511" calcext:value-type="float">
            <text:p>15.981511</text:p>
          </table:table-cell>
          <table:table-cell office:value-type="float" office:value="11.814235" calcext:value-type="float">
            <text:p>11.814235</text:p>
          </table:table-cell>
        </table:table-row>
        <table:table-row table:style-name="ro2">
          <table:table-cell office:value-type="string" calcext:value-type="string">
            <text:p>2019-10-03 04:26:34</text:p>
          </table:table-cell>
          <table:table-cell office:value-type="float" office:value="15.995744" calcext:value-type="float">
            <text:p>15.995744</text:p>
          </table:table-cell>
          <table:table-cell office:value-type="float" office:value="11.825695" calcext:value-type="float">
            <text:p>11.825695</text:p>
          </table:table-cell>
        </table:table-row>
        <table:table-row table:style-name="ro2">
          <table:table-cell office:value-type="string" calcext:value-type="string">
            <text:p>2019-10-03 04:27:06</text:p>
          </table:table-cell>
          <table:table-cell office:value-type="float" office:value="16.00958" calcext:value-type="float">
            <text:p>16.00958</text:p>
          </table:table-cell>
          <table:table-cell office:value-type="float" office:value="11.836866" calcext:value-type="float">
            <text:p>11.836866</text:p>
          </table:table-cell>
        </table:table-row>
        <table:table-row table:style-name="ro2">
          <table:table-cell office:value-type="string" calcext:value-type="string">
            <text:p>2019-10-03 04:27:31</text:p>
          </table:table-cell>
          <table:table-cell office:value-type="float" office:value="16.023539" calcext:value-type="float">
            <text:p>16.023539</text:p>
          </table:table-cell>
          <table:table-cell office:value-type="float" office:value="11.847996" calcext:value-type="float">
            <text:p>11.847996</text:p>
          </table:table-cell>
        </table:table-row>
        <table:table-row table:style-name="ro2">
          <table:table-cell office:value-type="string" calcext:value-type="string">
            <text:p>2019-10-03 04:28:01</text:p>
          </table:table-cell>
          <table:table-cell office:value-type="float" office:value="16.038653" calcext:value-type="float">
            <text:p>16.038653</text:p>
          </table:table-cell>
          <table:table-cell office:value-type="float" office:value="11.859778" calcext:value-type="float">
            <text:p>11.859778</text:p>
          </table:table-cell>
        </table:table-row>
        <table:table-row table:style-name="ro2">
          <table:table-cell office:value-type="string" calcext:value-type="string">
            <text:p>2019-10-03 04:28:33</text:p>
          </table:table-cell>
          <table:table-cell office:value-type="float" office:value="16.052639" calcext:value-type="float">
            <text:p>16.052639</text:p>
          </table:table-cell>
          <table:table-cell office:value-type="float" office:value="11.871048" calcext:value-type="float">
            <text:p>11.871048</text:p>
          </table:table-cell>
        </table:table-row>
        <table:table-row table:style-name="ro2">
          <table:table-cell office:value-type="string" calcext:value-type="string">
            <text:p>2019-10-03 04:29:00</text:p>
          </table:table-cell>
          <table:table-cell office:value-type="float" office:value="16.069695" calcext:value-type="float">
            <text:p>16.069695</text:p>
          </table:table-cell>
          <table:table-cell office:value-type="float" office:value="11.884877" calcext:value-type="float">
            <text:p>11.884877</text:p>
          </table:table-cell>
        </table:table-row>
        <table:table-row table:style-name="ro2">
          <table:table-cell office:value-type="string" calcext:value-type="string">
            <text:p>2019-10-03 04:29:16</text:p>
          </table:table-cell>
          <table:table-cell office:value-type="float" office:value="16.076551" calcext:value-type="float">
            <text:p>16.076551</text:p>
          </table:table-cell>
          <table:table-cell office:value-type="float" office:value="11.889633" calcext:value-type="float">
            <text:p>11.889633</text:p>
          </table:table-cell>
        </table:table-row>
        <table:table-row table:style-name="ro2">
          <table:table-cell office:value-type="string" calcext:value-type="string">
            <text:p>2019-10-03 04:29:44</text:p>
          </table:table-cell>
          <table:table-cell office:value-type="float" office:value="16.09132" calcext:value-type="float">
            <text:p>16.09132</text:p>
          </table:table-cell>
          <table:table-cell office:value-type="float" office:value="11.901121" calcext:value-type="float">
            <text:p>11.901121</text:p>
          </table:table-cell>
        </table:table-row>
        <table:table-row table:style-name="ro2">
          <table:table-cell office:value-type="string" calcext:value-type="string">
            <text:p>2019-10-03 04:30:18</text:p>
          </table:table-cell>
          <table:table-cell office:value-type="float" office:value="16.106058" calcext:value-type="float">
            <text:p>16.106058</text:p>
          </table:table-cell>
          <table:table-cell office:value-type="float" office:value="11.912609" calcext:value-type="float">
            <text:p>11.912609</text:p>
          </table:table-cell>
        </table:table-row>
        <table:table-row table:style-name="ro2">
          <table:table-cell office:value-type="string" calcext:value-type="string">
            <text:p>2019-10-03 04:30:34</text:p>
          </table:table-cell>
          <table:table-cell office:value-type="float" office:value="16.112723" calcext:value-type="float">
            <text:p>16.112723</text:p>
          </table:table-cell>
          <table:table-cell office:value-type="float" office:value="11.917516" calcext:value-type="float">
            <text:p>11.917516</text:p>
          </table:table-cell>
        </table:table-row>
        <table:table-row table:style-name="ro2">
          <table:table-cell office:value-type="string" calcext:value-type="string">
            <text:p>2019-10-03 04:30:55</text:p>
          </table:table-cell>
          <table:table-cell office:value-type="float" office:value="16.119588" calcext:value-type="float">
            <text:p>16.119588</text:p>
          </table:table-cell>
          <table:table-cell office:value-type="float" office:value="11.922775" calcext:value-type="float">
            <text:p>11.922775</text:p>
          </table:table-cell>
        </table:table-row>
        <table:table-row table:style-name="ro2">
          <table:table-cell office:value-type="string" calcext:value-type="string">
            <text:p>2019-10-03 04:31:18</text:p>
          </table:table-cell>
          <table:table-cell office:value-type="float" office:value="16.134555" calcext:value-type="float">
            <text:p>16.134555</text:p>
          </table:table-cell>
          <table:table-cell office:value-type="float" office:value="11.934402" calcext:value-type="float">
            <text:p>11.934402</text:p>
          </table:table-cell>
        </table:table-row>
        <table:table-row table:style-name="ro2">
          <table:table-cell office:value-type="string" calcext:value-type="string">
            <text:p>2019-10-03 04:31:51</text:p>
          </table:table-cell>
          <table:table-cell office:value-type="float" office:value="16.148791" calcext:value-type="float">
            <text:p>16.148791</text:p>
          </table:table-cell>
          <table:table-cell office:value-type="float" office:value="11.945865" calcext:value-type="float">
            <text:p>11.945865</text:p>
          </table:table-cell>
        </table:table-row>
        <table:table-row table:style-name="ro2">
          <table:table-cell office:value-type="string" calcext:value-type="string">
            <text:p>2019-10-03 04:32:07</text:p>
          </table:table-cell>
          <table:table-cell office:value-type="float" office:value="16.155616" calcext:value-type="float">
            <text:p>16.155616</text:p>
          </table:table-cell>
          <table:table-cell office:value-type="float" office:value="11.950912" calcext:value-type="float">
            <text:p>11.950912</text:p>
          </table:table-cell>
        </table:table-row>
        <table:table-row table:style-name="ro2">
          <table:table-cell office:value-type="string" calcext:value-type="string">
            <text:p>2019-10-03 04:32:36</text:p>
          </table:table-cell>
          <table:table-cell office:value-type="float" office:value="16.170498" calcext:value-type="float">
            <text:p>16.170498</text:p>
          </table:table-cell>
          <table:table-cell office:value-type="float" office:value="11.96269" calcext:value-type="float">
            <text:p>11.96269</text:p>
          </table:table-cell>
        </table:table-row>
        <table:table-row table:style-name="ro2">
          <table:table-cell office:value-type="string" calcext:value-type="string">
            <text:p>2019-10-03 04:32:58</text:p>
          </table:table-cell>
          <table:table-cell office:value-type="float" office:value="16.177334" calcext:value-type="float">
            <text:p>16.177334</text:p>
          </table:table-cell>
          <table:table-cell office:value-type="float" office:value="11.967748" calcext:value-type="float">
            <text:p>11.967748</text:p>
          </table:table-cell>
        </table:table-row>
        <table:table-row table:style-name="ro2">
          <table:table-cell office:value-type="string" calcext:value-type="string">
            <text:p>2019-10-03 04:33:19</text:p>
          </table:table-cell>
          <table:table-cell office:value-type="float" office:value="16.18417" calcext:value-type="float">
            <text:p>16.18417</text:p>
          </table:table-cell>
          <table:table-cell office:value-type="float" office:value="11.972806" calcext:value-type="float">
            <text:p>11.972806</text:p>
          </table:table-cell>
        </table:table-row>
        <table:table-row table:style-name="ro2">
          <table:table-cell office:value-type="string" calcext:value-type="string">
            <text:p>2019-10-03 04:33:41</text:p>
          </table:table-cell>
          <table:table-cell office:value-type="float" office:value="16.198384" calcext:value-type="float">
            <text:p>16.198384</text:p>
          </table:table-cell>
          <table:table-cell office:value-type="float" office:value="11.984134" calcext:value-type="float">
            <text:p>11.984134</text:p>
          </table:table-cell>
        </table:table-row>
        <table:table-row table:style-name="ro2">
          <table:table-cell office:value-type="string" calcext:value-type="string">
            <text:p>2019-10-03 04:33:57</text:p>
          </table:table-cell>
          <table:table-cell office:value-type="float" office:value="16.203888" calcext:value-type="float">
            <text:p>16.203888</text:p>
          </table:table-cell>
          <table:table-cell office:value-type="float" office:value="11.98663" calcext:value-type="float">
            <text:p>11.98663</text:p>
          </table:table-cell>
        </table:table-row>
        <table:table-row table:style-name="ro2">
          <table:table-cell office:value-type="string" calcext:value-type="string">
            <text:p>2019-10-03 04:34:22</text:p>
          </table:table-cell>
          <table:table-cell office:value-type="float" office:value="16.219226" calcext:value-type="float">
            <text:p>16.219226</text:p>
          </table:table-cell>
          <table:table-cell office:value-type="float" office:value="11.998897" calcext:value-type="float">
            <text:p>11.998897</text:p>
          </table:table-cell>
        </table:table-row>
        <table:table-row table:style-name="ro2">
          <table:table-cell office:value-type="string" calcext:value-type="string">
            <text:p>2019-10-03 04:34:56</text:p>
          </table:table-cell>
          <table:table-cell office:value-type="float" office:value="16.234396" calcext:value-type="float">
            <text:p>16.234396</text:p>
          </table:table-cell>
          <table:table-cell office:value-type="float" office:value="12.010878" calcext:value-type="float">
            <text:p>12.010878</text:p>
          </table:table-cell>
        </table:table-row>
        <table:table-row table:style-name="ro2">
          <table:table-cell office:value-type="string" calcext:value-type="string">
            <text:p>2019-10-03 04:35:39</text:p>
          </table:table-cell>
          <table:table-cell office:value-type="float" office:value="16.259802" calcext:value-type="float">
            <text:p>16.259802</text:p>
          </table:table-cell>
          <table:table-cell office:value-type="float" office:value="12.030574" calcext:value-type="float">
            <text:p>12.030574</text:p>
          </table:table-cell>
        </table:table-row>
        <table:table-row table:style-name="ro2">
          <table:table-cell office:value-type="string" calcext:value-type="string">
            <text:p>2019-10-03 04:36:04</text:p>
          </table:table-cell>
          <table:table-cell office:value-type="float" office:value="16.275121" calcext:value-type="float">
            <text:p>16.275121</text:p>
          </table:table-cell>
          <table:table-cell office:value-type="float" office:value="12.042712" calcext:value-type="float">
            <text:p>12.042712</text:p>
          </table:table-cell>
        </table:table-row>
        <table:table-row table:style-name="ro2">
          <table:table-cell office:value-type="string" calcext:value-type="string">
            <text:p>2019-10-03 04:36:25</text:p>
          </table:table-cell>
          <table:table-cell office:value-type="float" office:value="16.289072" calcext:value-type="float">
            <text:p>16.289072</text:p>
          </table:table-cell>
          <table:table-cell office:value-type="float" office:value="12.053973" calcext:value-type="float">
            <text:p>12.053973</text:p>
          </table:table-cell>
        </table:table-row>
        <table:table-row table:style-name="ro2">
          <table:table-cell office:value-type="string" calcext:value-type="string">
            <text:p>2019-10-03 04:36:47</text:p>
          </table:table-cell>
          <table:table-cell office:value-type="float" office:value="16.303081" calcext:value-type="float">
            <text:p>16.303081</text:p>
          </table:table-cell>
          <table:table-cell office:value-type="float" office:value="12.064944" calcext:value-type="float">
            <text:p>12.064944</text:p>
          </table:table-cell>
        </table:table-row>
        <table:table-row table:style-name="ro2">
          <table:table-cell office:value-type="string" calcext:value-type="string">
            <text:p>2019-10-03 04:37:10</text:p>
          </table:table-cell>
          <table:table-cell office:value-type="float" office:value="16.318021" calcext:value-type="float">
            <text:p>16.318021</text:p>
          </table:table-cell>
          <table:table-cell office:value-type="float" office:value="12.076446" calcext:value-type="float">
            <text:p>12.076446</text:p>
          </table:table-cell>
        </table:table-row>
        <table:table-row table:style-name="ro2">
          <table:table-cell office:value-type="string" calcext:value-type="string">
            <text:p>2019-10-03 04:37:42</text:p>
          </table:table-cell>
          <table:table-cell office:value-type="float" office:value="16.331772" calcext:value-type="float">
            <text:p>16.331772</text:p>
          </table:table-cell>
          <table:table-cell office:value-type="float" office:value="12.087216" calcext:value-type="float">
            <text:p>12.087216</text:p>
          </table:table-cell>
        </table:table-row>
        <table:table-row table:style-name="ro2">
          <table:table-cell office:value-type="string" calcext:value-type="string">
            <text:p>2019-10-03 04:38:14</text:p>
          </table:table-cell>
          <table:table-cell office:value-type="float" office:value="16.34595" calcext:value-type="float">
            <text:p>16.34595</text:p>
          </table:table-cell>
          <table:table-cell office:value-type="float" office:value="12.09897" calcext:value-type="float">
            <text:p>12.09897</text:p>
          </table:table-cell>
        </table:table-row>
        <table:table-row table:style-name="ro2">
          <table:table-cell office:value-type="string" calcext:value-type="string">
            <text:p>2019-10-03 04:38:38</text:p>
          </table:table-cell>
          <table:table-cell office:value-type="float" office:value="16.359757" calcext:value-type="float">
            <text:p>16.359757</text:p>
          </table:table-cell>
          <table:table-cell office:value-type="float" office:value="12.109941" calcext:value-type="float">
            <text:p>12.109941</text:p>
          </table:table-cell>
        </table:table-row>
        <table:table-row table:style-name="ro2">
          <table:table-cell office:value-type="string" calcext:value-type="string">
            <text:p>2019-10-03 04:39:00</text:p>
          </table:table-cell>
          <table:table-cell office:value-type="float" office:value="16.37462" calcext:value-type="float">
            <text:p>16.37462</text:p>
          </table:table-cell>
          <table:table-cell office:value-type="float" office:value="12.121586" calcext:value-type="float">
            <text:p>12.121586</text:p>
          </table:table-cell>
        </table:table-row>
        <table:table-row table:style-name="ro2">
          <table:table-cell office:value-type="string" calcext:value-type="string">
            <text:p>2019-10-03 04:39:16</text:p>
          </table:table-cell>
          <table:table-cell office:value-type="float" office:value="16.381435" calcext:value-type="float">
            <text:p>16.381435</text:p>
          </table:table-cell>
          <table:table-cell office:value-type="float" office:value="12.124082" calcext:value-type="float">
            <text:p>12.124082</text:p>
          </table:table-cell>
        </table:table-row>
        <table:table-row table:style-name="ro2">
          <table:table-cell office:value-type="string" calcext:value-type="string">
            <text:p>2019-10-03 04:39:41</text:p>
          </table:table-cell>
          <table:table-cell office:value-type="float" office:value="16.395612" calcext:value-type="float">
            <text:p>16.395612</text:p>
          </table:table-cell>
          <table:table-cell office:value-type="float" office:value="12.135341" calcext:value-type="float">
            <text:p>12.135341</text:p>
          </table:table-cell>
        </table:table-row>
        <table:table-row table:style-name="ro2">
          <table:table-cell office:value-type="string" calcext:value-type="string">
            <text:p>2019-10-03 04:40:09</text:p>
          </table:table-cell>
          <table:table-cell office:value-type="float" office:value="16.40959" calcext:value-type="float">
            <text:p>16.40959</text:p>
          </table:table-cell>
          <table:table-cell office:value-type="float" office:value="12.146602" calcext:value-type="float">
            <text:p>12.146602</text:p>
          </table:table-cell>
        </table:table-row>
        <table:table-row table:style-name="ro2">
          <table:table-cell office:value-type="string" calcext:value-type="string">
            <text:p>2019-10-03 04:40:31</text:p>
          </table:table-cell>
          <table:table-cell office:value-type="float" office:value="16.416435" calcext:value-type="float">
            <text:p>16.416435</text:p>
          </table:table-cell>
          <table:table-cell office:value-type="float" office:value="12.151823" calcext:value-type="float">
            <text:p>12.151823</text:p>
          </table:table-cell>
        </table:table-row>
        <table:table-row table:style-name="ro2">
          <table:table-cell office:value-type="string" calcext:value-type="string">
            <text:p>2019-10-03 04:41:04</text:p>
          </table:table-cell>
          <table:table-cell office:value-type="float" office:value="16.430239" calcext:value-type="float">
            <text:p>16.430239</text:p>
          </table:table-cell>
          <table:table-cell office:value-type="float" office:value="12.16279" calcext:value-type="float">
            <text:p>12.16279</text:p>
          </table:table-cell>
        </table:table-row>
        <table:table-row table:style-name="ro2">
          <table:table-cell office:value-type="string" calcext:value-type="string">
            <text:p>2019-10-03 04:41:37</text:p>
          </table:table-cell>
          <table:table-cell office:value-type="float" office:value="16.44399" calcext:value-type="float">
            <text:p>16.44399</text:p>
          </table:table-cell>
          <table:table-cell office:value-type="float" office:value="12.17356" calcext:value-type="float">
            <text:p>12.17356</text:p>
          </table:table-cell>
        </table:table-row>
        <table:table-row table:style-name="ro2">
          <table:table-cell office:value-type="string" calcext:value-type="string">
            <text:p>2019-10-03 04:42:02</text:p>
          </table:table-cell>
          <table:table-cell office:value-type="float" office:value="16.458416" calcext:value-type="float">
            <text:p>16.458416</text:p>
          </table:table-cell>
          <table:table-cell office:value-type="float" office:value="12.183822" calcext:value-type="float">
            <text:p>12.183822</text:p>
          </table:table-cell>
        </table:table-row>
        <table:table-row table:style-name="ro2">
          <table:table-cell office:value-type="string" calcext:value-type="string">
            <text:p>2019-10-03 04:42:24</text:p>
          </table:table-cell>
          <table:table-cell office:value-type="float" office:value="16.46499" calcext:value-type="float">
            <text:p>16.46499</text:p>
          </table:table-cell>
          <table:table-cell office:value-type="float" office:value="12.188379" calcext:value-type="float">
            <text:p>12.188379</text:p>
          </table:table-cell>
        </table:table-row>
        <table:table-row table:style-name="ro2">
          <table:table-cell office:value-type="string" calcext:value-type="string">
            <text:p>2019-10-03 04:42:53</text:p>
          </table:table-cell>
          <table:table-cell office:value-type="float" office:value="16.47973" calcext:value-type="float">
            <text:p>16.47973</text:p>
          </table:table-cell>
          <table:table-cell office:value-type="float" office:value="12.199805" calcext:value-type="float">
            <text:p>12.199805</text:p>
          </table:table-cell>
        </table:table-row>
        <table:table-row table:style-name="ro2">
          <table:table-cell office:value-type="string" calcext:value-type="string">
            <text:p>2019-10-03 04:43:15</text:p>
          </table:table-cell>
          <table:table-cell office:value-type="float" office:value="16.486595" calcext:value-type="float">
            <text:p>16.486595</text:p>
          </table:table-cell>
          <table:table-cell office:value-type="float" office:value="12.205063" calcext:value-type="float">
            <text:p>12.205063</text:p>
          </table:table-cell>
        </table:table-row>
        <table:table-row table:style-name="ro2">
          <table:table-cell office:value-type="string" calcext:value-type="string">
            <text:p>2019-10-03 04:43:36</text:p>
          </table:table-cell>
          <table:table-cell office:value-type="float" office:value="16.493404" calcext:value-type="float">
            <text:p>16.493404</text:p>
          </table:table-cell>
          <table:table-cell office:value-type="float" office:value="12.21012" calcext:value-type="float">
            <text:p>12.21012</text:p>
          </table:table-cell>
        </table:table-row>
        <table:table-row table:style-name="ro2">
          <table:table-cell office:value-type="string" calcext:value-type="string">
            <text:p>2019-10-03 04:43:58</text:p>
          </table:table-cell>
          <table:table-cell office:value-type="float" office:value="16.500442" calcext:value-type="float">
            <text:p>16.500442</text:p>
          </table:table-cell>
          <table:table-cell office:value-type="float" office:value="12.215178" calcext:value-type="float">
            <text:p>12.215178</text:p>
          </table:table-cell>
        </table:table-row>
        <table:table-row table:style-name="ro2">
          <table:table-cell office:value-type="string" calcext:value-type="string">
            <text:p>2019-10-03 04:44:21</text:p>
          </table:table-cell>
          <table:table-cell office:value-type="float" office:value="16.514473" calcext:value-type="float">
            <text:p>16.514473</text:p>
          </table:table-cell>
          <table:table-cell office:value-type="float" office:value="12.226636" calcext:value-type="float">
            <text:p>12.226636</text:p>
          </table:table-cell>
        </table:table-row>
        <table:table-row table:style-name="ro2">
          <table:table-cell office:value-type="string" calcext:value-type="string">
            <text:p>2019-10-03 04:44:49</text:p>
          </table:table-cell>
          <table:table-cell office:value-type="float" office:value="16.52888" calcext:value-type="float">
            <text:p>16.52888</text:p>
          </table:table-cell>
          <table:table-cell office:value-type="float" office:value="12.23839" calcext:value-type="float">
            <text:p>12.23839</text:p>
          </table:table-cell>
        </table:table-row>
        <table:table-row table:style-name="ro2">
          <table:table-cell office:value-type="string" calcext:value-type="string">
            <text:p>2019-10-03 04:45:42</text:p>
          </table:table-cell>
          <table:table-cell office:value-type="float" office:value="16.555224" calcext:value-type="float">
            <text:p>16.555224</text:p>
          </table:table-cell>
          <table:table-cell office:value-type="float" office:value="12.258465" calcext:value-type="float">
            <text:p>12.258465</text:p>
          </table:table-cell>
        </table:table-row>
        <table:table-row table:style-name="ro2">
          <table:table-cell office:value-type="string" calcext:value-type="string">
            <text:p>2019-10-03 04:45:57</text:p>
          </table:table-cell>
          <table:table-cell office:value-type="float" office:value="16.561834" calcext:value-type="float">
            <text:p>16.561834</text:p>
          </table:table-cell>
          <table:table-cell office:value-type="float" office:value="12.263065" calcext:value-type="float">
            <text:p>12.263065</text:p>
          </table:table-cell>
        </table:table-row>
        <table:table-row table:style-name="ro2">
          <table:table-cell office:value-type="string" calcext:value-type="string">
            <text:p>2019-10-03 04:46:32</text:p>
          </table:table-cell>
          <table:table-cell office:value-type="float" office:value="16.576788" calcext:value-type="float">
            <text:p>16.576788</text:p>
          </table:table-cell>
          <table:table-cell office:value-type="float" office:value="12.274921" calcext:value-type="float">
            <text:p>12.274921</text:p>
          </table:table-cell>
        </table:table-row>
        <table:table-row table:style-name="ro2">
          <table:table-cell office:value-type="string" calcext:value-type="string">
            <text:p>2019-10-03 04:46:54</text:p>
          </table:table-cell>
          <table:table-cell office:value-type="float" office:value="16.590739" calcext:value-type="float">
            <text:p>16.590739</text:p>
          </table:table-cell>
          <table:table-cell office:value-type="float" office:value="12.286182" calcext:value-type="float">
            <text:p>12.286182</text:p>
          </table:table-cell>
        </table:table-row>
        <table:table-row table:style-name="ro2">
          <table:table-cell office:value-type="string" calcext:value-type="string">
            <text:p>2019-10-03 04:47:10</text:p>
          </table:table-cell>
          <table:table-cell office:value-type="float" office:value="16.597777" calcext:value-type="float">
            <text:p>16.597777</text:p>
          </table:table-cell>
          <table:table-cell office:value-type="float" office:value="12.29124" calcext:value-type="float">
            <text:p>12.29124</text:p>
          </table:table-cell>
        </table:table-row>
        <table:table-row table:style-name="ro2">
          <table:table-cell office:value-type="string" calcext:value-type="string">
            <text:p>2019-10-03 04:47:33</text:p>
          </table:table-cell>
          <table:table-cell office:value-type="float" office:value="16.613115" calcext:value-type="float">
            <text:p>16.613115</text:p>
          </table:table-cell>
          <table:table-cell office:value-type="float" office:value="12.30351" calcext:value-type="float">
            <text:p>12.30351</text:p>
          </table:table-cell>
        </table:table-row>
        <table:table-row table:style-name="ro2">
          <table:table-cell office:value-type="string" calcext:value-type="string">
            <text:p>2019-10-03 04:48:03</text:p>
          </table:table-cell>
          <table:table-cell office:value-type="float" office:value="16.628224" calcext:value-type="float">
            <text:p>16.628224</text:p>
          </table:table-cell>
          <table:table-cell office:value-type="float" office:value="12.314756" calcext:value-type="float">
            <text:p>12.314756</text:p>
          </table:table-cell>
        </table:table-row>
        <table:table-row table:style-name="ro2">
          <table:table-cell office:value-type="string" calcext:value-type="string">
            <text:p>2019-10-03 04:48:29</text:p>
          </table:table-cell>
          <table:table-cell office:value-type="float" office:value="16.64336" calcext:value-type="float">
            <text:p>16.64336</text:p>
          </table:table-cell>
          <table:table-cell office:value-type="float" office:value="12.327026" calcext:value-type="float">
            <text:p>12.327026</text:p>
          </table:table-cell>
        </table:table-row>
        <table:table-row table:style-name="ro2">
          <table:table-cell office:value-type="string" calcext:value-type="string">
            <text:p>2019-10-03 04:49:36</text:p>
          </table:table-cell>
          <table:table-cell office:value-type="float" office:value="16.679362" calcext:value-type="float">
            <text:p>16.679362</text:p>
          </table:table-cell>
          <table:table-cell office:value-type="float" office:value="12.354059" calcext:value-type="float">
            <text:p>12.354059</text:p>
          </table:table-cell>
        </table:table-row>
        <table:table-row table:style-name="ro2">
          <table:table-cell office:value-type="string" calcext:value-type="string">
            <text:p>2019-10-03 04:49:52</text:p>
          </table:table-cell>
          <table:table-cell office:value-type="float" office:value="16.686259" calcext:value-type="float">
            <text:p>16.686259</text:p>
          </table:table-cell>
          <table:table-cell office:value-type="float" office:value="12.359322" calcext:value-type="float">
            <text:p>12.359322</text:p>
          </table:table-cell>
        </table:table-row>
        <table:table-row table:style-name="ro2">
          <table:table-cell office:value-type="string" calcext:value-type="string">
            <text:p>2019-10-03 04:50:22</text:p>
          </table:table-cell>
          <table:table-cell office:value-type="float" office:value="16.700502" calcext:value-type="float">
            <text:p>16.700502</text:p>
          </table:table-cell>
          <table:table-cell office:value-type="float" office:value="12.371081" calcext:value-type="float">
            <text:p>12.371081</text:p>
          </table:table-cell>
        </table:table-row>
        <table:table-row table:style-name="ro2">
          <table:table-cell office:value-type="string" calcext:value-type="string">
            <text:p>2019-10-03 04:50:43</text:p>
          </table:table-cell>
          <table:table-cell office:value-type="float" office:value="16.707078" calcext:value-type="float">
            <text:p>16.707078</text:p>
          </table:table-cell>
          <table:table-cell office:value-type="float" office:value="12.37564" calcext:value-type="float">
            <text:p>12.37564</text:p>
          </table:table-cell>
        </table:table-row>
        <table:table-row table:style-name="ro2">
          <table:table-cell office:value-type="string" calcext:value-type="string">
            <text:p>2019-10-03 04:51:05</text:p>
          </table:table-cell>
          <table:table-cell office:value-type="float" office:value="16.721771" calcext:value-type="float">
            <text:p>16.721771</text:p>
          </table:table-cell>
          <table:table-cell office:value-type="float" office:value="12.386952" calcext:value-type="float">
            <text:p>12.386952</text:p>
          </table:table-cell>
        </table:table-row>
        <table:table-row table:style-name="ro2">
          <table:table-cell office:value-type="string" calcext:value-type="string">
            <text:p>2019-10-03 04:51:21</text:p>
          </table:table-cell>
          <table:table-cell office:value-type="float" office:value="16.728841" calcext:value-type="float">
            <text:p>16.728841</text:p>
          </table:table-cell>
          <table:table-cell office:value-type="float" office:value="12.392153" calcext:value-type="float">
            <text:p>12.392153</text:p>
          </table:table-cell>
        </table:table-row>
        <table:table-row table:style-name="ro2">
          <table:table-cell office:value-type="string" calcext:value-type="string">
            <text:p>2019-10-03 04:51:52</text:p>
          </table:table-cell>
          <table:table-cell office:value-type="float" office:value="16.743765" calcext:value-type="float">
            <text:p>16.743765</text:p>
          </table:table-cell>
          <table:table-cell office:value-type="float" office:value="12.403525" calcext:value-type="float">
            <text:p>12.403525</text:p>
          </table:table-cell>
        </table:table-row>
        <table:table-row table:style-name="ro2">
          <table:table-cell office:value-type="string" calcext:value-type="string">
            <text:p>2019-10-03 04:52:13</text:p>
          </table:table-cell>
          <table:table-cell office:value-type="float" office:value="16.750585" calcext:value-type="float">
            <text:p>16.750585</text:p>
          </table:table-cell>
          <table:table-cell office:value-type="float" office:value="12.408175" calcext:value-type="float">
            <text:p>12.408175</text:p>
          </table:table-cell>
        </table:table-row>
        <table:table-row table:style-name="ro2">
          <table:table-cell office:value-type="string" calcext:value-type="string">
            <text:p>2019-10-03 04:52:46</text:p>
          </table:table-cell>
          <table:table-cell office:value-type="float" office:value="16.765536" calcext:value-type="float">
            <text:p>16.765536</text:p>
          </table:table-cell>
          <table:table-cell office:value-type="float" office:value="12.419688" calcext:value-type="float">
            <text:p>12.419688</text:p>
          </table:table-cell>
        </table:table-row>
        <table:table-row table:style-name="ro2">
          <table:table-cell office:value-type="string" calcext:value-type="string">
            <text:p>2019-10-03 04:53:02</text:p>
          </table:table-cell>
          <table:table-cell office:value-type="float" office:value="16.7724" calcext:value-type="float">
            <text:p>16.7724</text:p>
          </table:table-cell>
          <table:table-cell office:value-type="float" office:value="12.422633" calcext:value-type="float">
            <text:p>12.422633</text:p>
          </table:table-cell>
        </table:table-row>
        <table:table-row table:style-name="ro2">
          <table:table-cell office:value-type="string" calcext:value-type="string">
            <text:p>2019-10-03 04:53:18</text:p>
          </table:table-cell>
          <table:table-cell office:value-type="float" office:value="16.779443" calcext:value-type="float">
            <text:p>16.779443</text:p>
          </table:table-cell>
          <table:table-cell office:value-type="float" office:value="12.427695" calcext:value-type="float">
            <text:p>12.427695</text:p>
          </table:table-cell>
        </table:table-row>
        <table:table-row table:style-name="ro2">
          <table:table-cell office:value-type="string" calcext:value-type="string">
            <text:p>2019-10-03 04:53:51</text:p>
          </table:table-cell>
          <table:table-cell office:value-type="float" office:value="16.794602" calcext:value-type="float">
            <text:p>16.794602</text:p>
          </table:table-cell>
          <table:table-cell office:value-type="float" office:value="12.439551" calcext:value-type="float">
            <text:p>12.439551</text:p>
          </table:table-cell>
        </table:table-row>
        <table:table-row table:style-name="ro2">
          <table:table-cell office:value-type="string" calcext:value-type="string">
            <text:p>2019-10-03 04:54:28</text:p>
          </table:table-cell>
          <table:table-cell office:value-type="float" office:value="16.811068" calcext:value-type="float">
            <text:p>16.811068</text:p>
          </table:table-cell>
          <table:table-cell office:value-type="float" office:value="12.452606" calcext:value-type="float">
            <text:p>12.452606</text:p>
          </table:table-cell>
        </table:table-row>
        <table:table-row table:style-name="ro2">
          <table:table-cell office:value-type="string" calcext:value-type="string">
            <text:p>2019-10-03 04:54:45</text:p>
          </table:table-cell>
          <table:table-cell office:value-type="float" office:value="16.817703" calcext:value-type="float">
            <text:p>16.817703</text:p>
          </table:table-cell>
          <table:table-cell office:value-type="float" office:value="12.457369" calcext:value-type="float">
            <text:p>12.457369</text:p>
          </table:table-cell>
        </table:table-row>
        <table:table-row table:style-name="ro2">
          <table:table-cell office:value-type="string" calcext:value-type="string">
            <text:p>2019-10-03 04:55:36</text:p>
          </table:table-cell>
          <table:table-cell office:value-type="float" office:value="16.843406" calcext:value-type="float">
            <text:p>16.843406</text:p>
          </table:table-cell>
          <table:table-cell office:value-type="float" office:value="12.476309" calcext:value-type="float">
            <text:p>12.476309</text:p>
          </table:table-cell>
        </table:table-row>
        <table:table-row table:style-name="ro2">
          <table:table-cell office:value-type="string" calcext:value-type="string">
            <text:p>2019-10-03 04:55:59</text:p>
          </table:table-cell>
          <table:table-cell office:value-type="float" office:value="16.858219" calcext:value-type="float">
            <text:p>16.858219</text:p>
          </table:table-cell>
          <table:table-cell office:value-type="float" office:value="12.488016" calcext:value-type="float">
            <text:p>12.488016</text:p>
          </table:table-cell>
        </table:table-row>
        <table:table-row table:style-name="ro2">
          <table:table-cell office:value-type="string" calcext:value-type="string">
            <text:p>2019-10-03 04:56:22</text:p>
          </table:table-cell>
          <table:table-cell office:value-type="float" office:value="16.872188" calcext:value-type="float">
            <text:p>16.872188</text:p>
          </table:table-cell>
          <table:table-cell office:value-type="float" office:value="12.49915" calcext:value-type="float">
            <text:p>12.49915</text:p>
          </table:table-cell>
        </table:table-row>
        <table:table-row table:style-name="ro2">
          <table:table-cell office:value-type="string" calcext:value-type="string">
            <text:p>2019-10-03 04:56:46</text:p>
          </table:table-cell>
          <table:table-cell office:value-type="float" office:value="16.886151" calcext:value-type="float">
            <text:p>16.886151</text:p>
          </table:table-cell>
          <table:table-cell office:value-type="float" office:value="12.509929" calcext:value-type="float">
            <text:p>12.509929</text:p>
          </table:table-cell>
        </table:table-row>
        <table:table-row table:style-name="ro2">
          <table:table-cell office:value-type="string" calcext:value-type="string">
            <text:p>2019-10-03 04:57:04</text:p>
          </table:table-cell>
          <table:table-cell office:value-type="float" office:value="16.892984" calcext:value-type="float">
            <text:p>16.892984</text:p>
          </table:table-cell>
          <table:table-cell office:value-type="float" office:value="12.514983" calcext:value-type="float">
            <text:p>12.514983</text:p>
          </table:table-cell>
        </table:table-row>
        <table:table-row table:style-name="ro2">
          <table:table-cell office:value-type="string" calcext:value-type="string">
            <text:p>2019-10-03 04:57:35</text:p>
          </table:table-cell>
          <table:table-cell office:value-type="float" office:value="16.907764" calcext:value-type="float">
            <text:p>16.907764</text:p>
          </table:table-cell>
          <table:table-cell office:value-type="float" office:value="12.52648" calcext:value-type="float">
            <text:p>12.52648</text:p>
          </table:table-cell>
        </table:table-row>
        <table:table-row table:style-name="ro2">
          <table:table-cell office:value-type="string" calcext:value-type="string">
            <text:p>2019-10-03 04:57:57</text:p>
          </table:table-cell>
          <table:table-cell office:value-type="float" office:value="16.922716" calcext:value-type="float">
            <text:p>16.922716</text:p>
          </table:table-cell>
          <table:table-cell office:value-type="float" office:value="12.538473" calcext:value-type="float">
            <text:p>12.538473</text:p>
          </table:table-cell>
        </table:table-row>
        <table:table-row table:style-name="ro2">
          <table:table-cell office:value-type="string" calcext:value-type="string">
            <text:p>2019-10-03 04:58:19</text:p>
          </table:table-cell>
          <table:table-cell office:value-type="float" office:value="16.936463" calcext:value-type="float">
            <text:p>16.936463</text:p>
          </table:table-cell>
          <table:table-cell office:value-type="float" office:value="12.549252" calcext:value-type="float">
            <text:p>12.549252</text:p>
          </table:table-cell>
        </table:table-row>
        <table:table-row table:style-name="ro2">
          <table:table-cell office:value-type="string" calcext:value-type="string">
            <text:p>2019-10-03 04:58:41</text:p>
          </table:table-cell>
          <table:table-cell office:value-type="float" office:value="16.950509" calcext:value-type="float">
            <text:p>16.950509</text:p>
          </table:table-cell>
          <table:table-cell office:value-type="float" office:value="12.560372" calcext:value-type="float">
            <text:p>12.560372</text:p>
          </table:table-cell>
        </table:table-row>
        <table:table-row table:style-name="ro2">
          <table:table-cell office:value-type="string" calcext:value-type="string">
            <text:p>2019-10-03 04:59:02</text:p>
          </table:table-cell>
          <table:table-cell office:value-type="float" office:value="16.956006" calcext:value-type="float">
            <text:p>16.956006</text:p>
          </table:table-cell>
          <table:table-cell office:value-type="float" office:value="12.56284" calcext:value-type="float">
            <text:p>12.56284</text:p>
          </table:table-cell>
        </table:table-row>
        <table:table-row table:style-name="ro2">
          <table:table-cell office:value-type="string" calcext:value-type="string">
            <text:p>2019-10-03 04:59:34</text:p>
          </table:table-cell>
          <table:table-cell office:value-type="float" office:value="16.969764" calcext:value-type="float">
            <text:p>16.969764</text:p>
          </table:table-cell>
          <table:table-cell office:value-type="float" office:value="12.573616" calcext:value-type="float">
            <text:p>12.573616</text:p>
          </table:table-cell>
        </table:table-row>
        <table:table-row table:style-name="ro2">
          <table:table-cell office:value-type="string" calcext:value-type="string">
            <text:p>2019-10-03 04:59:50</text:p>
          </table:table-cell>
          <table:table-cell office:value-type="float" office:value="16.976807" calcext:value-type="float">
            <text:p>16.976807</text:p>
          </table:table-cell>
          <table:table-cell office:value-type="float" office:value="12.578678" calcext:value-type="float">
            <text:p>12.578678</text:p>
          </table:table-cell>
        </table:table-row>
        <table:table-row table:style-name="ro2">
          <table:table-cell office:value-type="string" calcext:value-type="string">
            <text:p>2019-10-03 05:00:07</text:p>
          </table:table-cell>
          <table:table-cell office:value-type="float" office:value="16.983157" calcext:value-type="float">
            <text:p>16.983157</text:p>
          </table:table-cell>
          <table:table-cell office:value-type="float" office:value="12.581146" calcext:value-type="float">
            <text:p>12.581146</text:p>
          </table:table-cell>
        </table:table-row>
        <table:table-row table:style-name="ro2">
          <table:table-cell office:value-type="string" calcext:value-type="string">
            <text:p>2019-10-03 05:00:28</text:p>
          </table:table-cell>
          <table:table-cell office:value-type="float" office:value="16.996942" calcext:value-type="float">
            <text:p>16.996942</text:p>
          </table:table-cell>
          <table:table-cell office:value-type="float" office:value="12.591588" calcext:value-type="float">
            <text:p>12.591588</text:p>
          </table:table-cell>
        </table:table-row>
        <table:table-row table:style-name="ro2">
          <table:table-cell office:value-type="string" calcext:value-type="string">
            <text:p>2019-10-03 05:01:08</text:p>
          </table:table-cell>
          <table:table-cell office:value-type="float" office:value="17.017491" calcext:value-type="float">
            <text:p>17.017491</text:p>
          </table:table-cell>
          <table:table-cell office:value-type="float" office:value="12.606428" calcext:value-type="float">
            <text:p>12.606428</text:p>
          </table:table-cell>
        </table:table-row>
        <table:table-row table:style-name="ro2">
          <table:table-cell office:value-type="string" calcext:value-type="string">
            <text:p>2019-10-03 05:01:30</text:p>
          </table:table-cell>
          <table:table-cell office:value-type="float" office:value="17.031308" calcext:value-type="float">
            <text:p>17.031308</text:p>
          </table:table-cell>
          <table:table-cell office:value-type="float" office:value="12.617408" calcext:value-type="float">
            <text:p>12.617408</text:p>
          </table:table-cell>
        </table:table-row>
        <table:table-row table:style-name="ro2">
          <table:table-cell office:value-type="string" calcext:value-type="string">
            <text:p>2019-10-03 05:02:01</text:p>
          </table:table-cell>
          <table:table-cell office:value-type="float" office:value="17.04603" calcext:value-type="float">
            <text:p>17.04603</text:p>
          </table:table-cell>
          <table:table-cell office:value-type="float" office:value="12.628906" calcext:value-type="float">
            <text:p>12.628906</text:p>
          </table:table-cell>
        </table:table-row>
        <table:table-row table:style-name="ro2">
          <table:table-cell office:value-type="string" calcext:value-type="string">
            <text:p>2019-10-03 05:02:20</text:p>
          </table:table-cell>
          <table:table-cell office:value-type="float" office:value="17.052606" calcext:value-type="float">
            <text:p>17.052606</text:p>
          </table:table-cell>
          <table:table-cell office:value-type="float" office:value="12.633465" calcext:value-type="float">
            <text:p>12.633465</text:p>
          </table:table-cell>
        </table:table-row>
        <table:table-row table:style-name="ro2">
          <table:table-cell office:value-type="string" calcext:value-type="string">
            <text:p>2019-10-03 05:02:41</text:p>
          </table:table-cell>
          <table:table-cell office:value-type="float" office:value="17.059426" calcext:value-type="float">
            <text:p>17.059426</text:p>
          </table:table-cell>
          <table:table-cell office:value-type="float" office:value="12.638072" calcext:value-type="float">
            <text:p>12.638072</text:p>
          </table:table-cell>
        </table:table-row>
        <table:table-row table:style-name="ro2">
          <table:table-cell office:value-type="string" calcext:value-type="string">
            <text:p>2019-10-03 05:03:16</text:p>
          </table:table-cell>
          <table:table-cell office:value-type="float" office:value="17.074187" calcext:value-type="float">
            <text:p>17.074187</text:p>
          </table:table-cell>
          <table:table-cell office:value-type="float" office:value="12.649452" calcext:value-type="float">
            <text:p>12.649452</text:p>
          </table:table-cell>
        </table:table-row>
        <table:table-row table:style-name="ro2">
          <table:table-cell office:value-type="string" calcext:value-type="string">
            <text:p>2019-10-03 05:03:51</text:p>
          </table:table-cell>
          <table:table-cell office:value-type="float" office:value="17.091523" calcext:value-type="float">
            <text:p>17.091523</text:p>
          </table:table-cell>
          <table:table-cell office:value-type="float" office:value="12.662588" calcext:value-type="float">
            <text:p>12.662588</text:p>
          </table:table-cell>
        </table:table-row>
        <table:table-row table:style-name="ro2">
          <table:table-cell office:value-type="string" calcext:value-type="string">
            <text:p>2019-10-03 05:04:07</text:p>
          </table:table-cell>
          <table:table-cell office:value-type="float" office:value="17.098099" calcext:value-type="float">
            <text:p>17.098099</text:p>
          </table:table-cell>
          <table:table-cell office:value-type="float" office:value="12.667162" calcext:value-type="float">
            <text:p>12.667162</text:p>
          </table:table-cell>
        </table:table-row>
        <table:table-row table:style-name="ro2">
          <table:table-cell office:value-type="string" calcext:value-type="string">
            <text:p>2019-10-03 05:04:32</text:p>
          </table:table-cell>
          <table:table-cell office:value-type="float" office:value="17.112721" calcext:value-type="float">
            <text:p>17.112721</text:p>
          </table:table-cell>
          <table:table-cell office:value-type="float" office:value="12.679281" calcext:value-type="float">
            <text:p>12.679281</text:p>
          </table:table-cell>
        </table:table-row>
        <table:table-row table:style-name="ro2">
          <table:table-cell office:value-type="string" calcext:value-type="string">
            <text:p>2019-10-03 05:04:53</text:p>
          </table:table-cell>
          <table:table-cell office:value-type="float" office:value="17.119297" calcext:value-type="float">
            <text:p>17.119297</text:p>
          </table:table-cell>
          <table:table-cell office:value-type="float" office:value="12.68384" calcext:value-type="float">
            <text:p>12.68384</text:p>
          </table:table-cell>
        </table:table-row>
        <table:table-row table:style-name="ro2">
          <table:table-cell office:value-type="string" calcext:value-type="string">
            <text:p>2019-10-03 05:05:10</text:p>
          </table:table-cell>
          <table:table-cell office:value-type="float" office:value="17.12613" calcext:value-type="float">
            <text:p>17.12613</text:p>
          </table:table-cell>
          <table:table-cell office:value-type="float" office:value="12.688894" calcext:value-type="float">
            <text:p>12.688894</text:p>
          </table:table-cell>
        </table:table-row>
        <table:table-row table:style-name="ro2">
          <table:table-cell office:value-type="string" calcext:value-type="string">
            <text:p>2019-10-03 05:05:28</text:p>
          </table:table-cell>
          <table:table-cell office:value-type="float" office:value="17.132736" calcext:value-type="float">
            <text:p>17.132736</text:p>
          </table:table-cell>
          <table:table-cell office:value-type="float" office:value="12.69347" calcext:value-type="float">
            <text:p>12.69347</text:p>
          </table:table-cell>
        </table:table-row>
        <table:table-row table:style-name="ro2">
          <table:table-cell office:value-type="string" calcext:value-type="string">
            <text:p>2019-10-03 05:05:55</text:p>
          </table:table-cell>
          <table:table-cell office:value-type="float" office:value="17.147129" calcext:value-type="float">
            <text:p>17.147129</text:p>
          </table:table-cell>
          <table:table-cell office:value-type="float" office:value="12.70559" calcext:value-type="float">
            <text:p>12.70559</text:p>
          </table:table-cell>
        </table:table-row>
        <table:table-row table:style-name="ro2">
          <table:table-cell office:value-type="string" calcext:value-type="string">
            <text:p>2019-10-03 05:06:17</text:p>
          </table:table-cell>
          <table:table-cell office:value-type="float" office:value="17.161117" calcext:value-type="float">
            <text:p>17.161117</text:p>
          </table:table-cell>
          <table:table-cell office:value-type="float" office:value="12.716861" calcext:value-type="float">
            <text:p>12.716861</text:p>
          </table:table-cell>
        </table:table-row>
        <table:table-row table:style-name="ro2">
          <table:table-cell office:value-type="string" calcext:value-type="string">
            <text:p>2019-10-03 05:06:37</text:p>
          </table:table-cell>
          <table:table-cell office:value-type="float" office:value="17.167922" calcext:value-type="float">
            <text:p>17.167922</text:p>
          </table:table-cell>
          <table:table-cell office:value-type="float" office:value="12.72142" calcext:value-type="float">
            <text:p>12.72142</text:p>
          </table:table-cell>
        </table:table-row>
        <table:table-row table:style-name="ro2">
          <table:table-cell office:value-type="string" calcext:value-type="string">
            <text:p>2019-10-03 05:06:59</text:p>
          </table:table-cell>
          <table:table-cell office:value-type="float" office:value="17.182871" calcext:value-type="float">
            <text:p>17.182871</text:p>
          </table:table-cell>
          <table:table-cell office:value-type="float" office:value="12.73341" calcext:value-type="float">
            <text:p>12.73341</text:p>
          </table:table-cell>
        </table:table-row>
        <table:table-row table:style-name="ro2">
          <table:table-cell office:value-type="string" calcext:value-type="string">
            <text:p>2019-10-03 05:07:22</text:p>
          </table:table-cell>
          <table:table-cell office:value-type="float" office:value="17.197794" calcext:value-type="float">
            <text:p>17.197794</text:p>
          </table:table-cell>
          <table:table-cell office:value-type="float" office:value="12.745202" calcext:value-type="float">
            <text:p>12.745202</text:p>
          </table:table-cell>
        </table:table-row>
        <table:table-row table:style-name="ro2">
          <table:table-cell office:value-type="string" calcext:value-type="string">
            <text:p>2019-10-03 05:07:56</text:p>
          </table:table-cell>
          <table:table-cell office:value-type="float" office:value="17.212983" calcext:value-type="float">
            <text:p>17.212983</text:p>
          </table:table-cell>
          <table:table-cell office:value-type="float" office:value="12.757202" calcext:value-type="float">
            <text:p>12.757202</text:p>
          </table:table-cell>
        </table:table-row>
        <table:table-row table:style-name="ro2">
          <table:table-cell office:value-type="string" calcext:value-type="string">
            <text:p>2019-10-03 05:08:21</text:p>
          </table:table-cell>
          <table:table-cell office:value-type="float" office:value="17.226981" calcext:value-type="float">
            <text:p>17.226981</text:p>
          </table:table-cell>
          <table:table-cell office:value-type="float" office:value="12.768541" calcext:value-type="float">
            <text:p>12.768541</text:p>
          </table:table-cell>
        </table:table-row>
        <table:table-row table:style-name="ro2">
          <table:table-cell office:value-type="string" calcext:value-type="string">
            <text:p>2019-10-03 05:08:47</text:p>
          </table:table-cell>
          <table:table-cell office:value-type="float" office:value="17.242568" calcext:value-type="float">
            <text:p>17.242568</text:p>
          </table:table-cell>
          <table:table-cell office:value-type="float" office:value="12.781325" calcext:value-type="float">
            <text:p>12.781325</text:p>
          </table:table-cell>
        </table:table-row>
        <table:table-row table:style-name="ro2">
          <table:table-cell office:value-type="string" calcext:value-type="string">
            <text:p>2019-10-03 05:09:22</text:p>
          </table:table-cell>
          <table:table-cell office:value-type="float" office:value="17.257461" calcext:value-type="float">
            <text:p>17.257461</text:p>
          </table:table-cell>
          <table:table-cell office:value-type="float" office:value="12.793114" calcext:value-type="float">
            <text:p>12.793114</text:p>
          </table:table-cell>
        </table:table-row>
        <table:table-row table:style-name="ro2">
          <table:table-cell office:value-type="string" calcext:value-type="string">
            <text:p>2019-10-03 05:09:57</text:p>
          </table:table-cell>
          <table:table-cell office:value-type="float" office:value="17.272583" calcext:value-type="float">
            <text:p>17.272583</text:p>
          </table:table-cell>
          <table:table-cell office:value-type="float" office:value="12.804902" calcext:value-type="float">
            <text:p>12.804902</text:p>
          </table:table-cell>
        </table:table-row>
        <table:table-row table:style-name="ro2">
          <table:table-cell office:value-type="string" calcext:value-type="string">
            <text:p>2019-10-03 05:10:19</text:p>
          </table:table-cell>
          <table:table-cell office:value-type="float" office:value="17.286115" calcext:value-type="float">
            <text:p>17.286115</text:p>
          </table:table-cell>
          <table:table-cell office:value-type="float" office:value="12.813572" calcext:value-type="float">
            <text:p>12.813572</text:p>
          </table:table-cell>
        </table:table-row>
        <table:table-row table:style-name="ro2">
          <table:table-cell office:value-type="string" calcext:value-type="string">
            <text:p>2019-10-03 05:10:54</text:p>
          </table:table-cell>
          <table:table-cell office:value-type="float" office:value="17.301237" calcext:value-type="float">
            <text:p>17.301237</text:p>
          </table:table-cell>
          <table:table-cell office:value-type="float" office:value="12.82536" calcext:value-type="float">
            <text:p>12.82536</text:p>
          </table:table-cell>
        </table:table-row>
        <table:table-row table:style-name="ro2">
          <table:table-cell office:value-type="string" calcext:value-type="string">
            <text:p>2019-10-03 05:11:10</text:p>
          </table:table-cell>
          <table:table-cell office:value-type="float" office:value="17.307813" calcext:value-type="float">
            <text:p>17.307813</text:p>
          </table:table-cell>
          <table:table-cell office:value-type="float" office:value="12.829934" calcext:value-type="float">
            <text:p>12.829934</text:p>
          </table:table-cell>
        </table:table-row>
        <table:table-row table:style-name="ro2">
          <table:table-cell office:value-type="string" calcext:value-type="string">
            <text:p>2019-10-03 05:11:40</text:p>
          </table:table-cell>
          <table:table-cell office:value-type="float" office:value="17.321829" calcext:value-type="float">
            <text:p>17.321829</text:p>
          </table:table-cell>
          <table:table-cell office:value-type="float" office:value="12.840909" calcext:value-type="float">
            <text:p>12.840909</text:p>
          </table:table-cell>
        </table:table-row>
        <table:table-row table:style-name="ro2">
          <table:table-cell office:value-type="string" calcext:value-type="string">
            <text:p>2019-10-03 05:12:13</text:p>
          </table:table-cell>
          <table:table-cell office:value-type="float" office:value="17.335817" calcext:value-type="float">
            <text:p>17.335817</text:p>
          </table:table-cell>
          <table:table-cell office:value-type="float" office:value="12.85218" calcext:value-type="float">
            <text:p>12.85218</text:p>
          </table:table-cell>
        </table:table-row>
        <table:table-row table:style-name="ro2">
          <table:table-cell office:value-type="string" calcext:value-type="string">
            <text:p>2019-10-03 05:12:36</text:p>
          </table:table-cell>
          <table:table-cell office:value-type="float" office:value="17.350713" calcext:value-type="float">
            <text:p>17.350713</text:p>
          </table:table-cell>
          <table:table-cell office:value-type="float" office:value="12.863972" calcext:value-type="float">
            <text:p>12.863972</text:p>
          </table:table-cell>
        </table:table-row>
        <table:table-row table:style-name="ro2">
          <table:table-cell office:value-type="string" calcext:value-type="string">
            <text:p>2019-10-03 05:12:57</text:p>
          </table:table-cell>
          <table:table-cell office:value-type="float" office:value="17.357133" calcext:value-type="float">
            <text:p>17.357133</text:p>
          </table:table-cell>
          <table:table-cell office:value-type="float" office:value="12.866469" calcext:value-type="float">
            <text:p>12.866469</text:p>
          </table:table-cell>
        </table:table-row>
        <table:table-row table:style-name="ro2">
          <table:table-cell office:value-type="string" calcext:value-type="string">
            <text:p>2019-10-03 05:13:19</text:p>
          </table:table-cell>
          <table:table-cell office:value-type="float" office:value="17.370701" calcext:value-type="float">
            <text:p>17.370701</text:p>
          </table:table-cell>
          <table:table-cell office:value-type="float" office:value="12.875734" calcext:value-type="float">
            <text:p>12.875734</text:p>
          </table:table-cell>
        </table:table-row>
        <table:table-row table:style-name="ro2">
          <table:table-cell office:value-type="string" calcext:value-type="string">
            <text:p>2019-10-03 05:13:51</text:p>
          </table:table-cell>
          <table:table-cell office:value-type="float" office:value="17.385772" calcext:value-type="float">
            <text:p>17.385772</text:p>
          </table:table-cell>
          <table:table-cell office:value-type="float" office:value="12.887933" calcext:value-type="float">
            <text:p>12.887933</text:p>
          </table:table-cell>
        </table:table-row>
        <table:table-row table:style-name="ro2">
          <table:table-cell office:value-type="string" calcext:value-type="string">
            <text:p>2019-10-03 05:14:13</text:p>
          </table:table-cell>
          <table:table-cell office:value-type="float" office:value="17.400726" calcext:value-type="float">
            <text:p>17.400726</text:p>
          </table:table-cell>
          <table:table-cell office:value-type="float" office:value="12.899434" calcext:value-type="float">
            <text:p>12.899434</text:p>
          </table:table-cell>
        </table:table-row>
        <table:table-row table:style-name="ro2">
          <table:table-cell office:value-type="string" calcext:value-type="string">
            <text:p>2019-10-03 05:14:46</text:p>
          </table:table-cell>
          <table:table-cell office:value-type="float" office:value="17.414472" calcext:value-type="float">
            <text:p>17.414472</text:p>
          </table:table-cell>
          <table:table-cell office:value-type="float" office:value="12.910213" calcext:value-type="float">
            <text:p>12.910213</text:p>
          </table:table-cell>
        </table:table-row>
        <table:table-row table:style-name="ro2">
          <table:table-cell office:value-type="string" calcext:value-type="string">
            <text:p>2019-10-03 05:15:08</text:p>
          </table:table-cell>
          <table:table-cell office:value-type="float" office:value="17.421051" calcext:value-type="float">
            <text:p>17.421051</text:p>
          </table:table-cell>
          <table:table-cell office:value-type="float" office:value="12.914774" calcext:value-type="float">
            <text:p>12.914774</text:p>
          </table:table-cell>
        </table:table-row>
        <table:table-row table:style-name="ro2">
          <table:table-cell office:value-type="string" calcext:value-type="string">
            <text:p>2019-10-03 05:15:29</text:p>
          </table:table-cell>
          <table:table-cell office:value-type="float" office:value="17.435248" calcext:value-type="float">
            <text:p>17.435248</text:p>
          </table:table-cell>
          <table:table-cell office:value-type="float" office:value="12.925986" calcext:value-type="float">
            <text:p>12.925986</text:p>
          </table:table-cell>
        </table:table-row>
        <table:table-row table:style-name="ro2">
          <table:table-cell office:value-type="string" calcext:value-type="string">
            <text:p>2019-10-03 05:16:04</text:p>
          </table:table-cell>
          <table:table-cell office:value-type="float" office:value="17.450398" calcext:value-type="float">
            <text:p>17.450398</text:p>
          </table:table-cell>
          <table:table-cell office:value-type="float" office:value="12.937798" calcext:value-type="float">
            <text:p>12.937798</text:p>
          </table:table-cell>
        </table:table-row>
        <table:table-row table:style-name="ro2">
          <table:table-cell office:value-type="string" calcext:value-type="string">
            <text:p>2019-10-03 05:16:26</text:p>
          </table:table-cell>
          <table:table-cell office:value-type="float" office:value="17.457212" calcext:value-type="float">
            <text:p>17.457212</text:p>
          </table:table-cell>
          <table:table-cell office:value-type="float" office:value="12.942859" calcext:value-type="float">
            <text:p>12.942859</text:p>
          </table:table-cell>
        </table:table-row>
        <table:table-row table:style-name="ro2">
          <table:table-cell office:value-type="string" calcext:value-type="string">
            <text:p>2019-10-03 05:16:58</text:p>
          </table:table-cell>
          <table:table-cell office:value-type="float" office:value="17.471428" calcext:value-type="float">
            <text:p>17.471428</text:p>
          </table:table-cell>
          <table:table-cell office:value-type="float" office:value="12.954187" calcext:value-type="float">
            <text:p>12.954187</text:p>
          </table:table-cell>
        </table:table-row>
        <table:table-row table:style-name="ro2">
          <table:table-cell office:value-type="string" calcext:value-type="string">
            <text:p>2019-10-03 05:17:39</text:p>
          </table:table-cell>
          <table:table-cell office:value-type="float" office:value="17.48874" calcext:value-type="float">
            <text:p>17.48874</text:p>
          </table:table-cell>
          <table:table-cell office:value-type="float" office:value="12.967785" calcext:value-type="float">
            <text:p>12.967785</text:p>
          </table:table-cell>
        </table:table-row>
        <table:table-row table:style-name="ro2">
          <table:table-cell office:value-type="string" calcext:value-type="string">
            <text:p>2019-10-03 05:18:01</text:p>
          </table:table-cell>
          <table:table-cell office:value-type="float" office:value="17.502784" calcext:value-type="float">
            <text:p>17.502784</text:p>
          </table:table-cell>
          <table:table-cell office:value-type="float" office:value="12.979257" calcext:value-type="float">
            <text:p>12.979257</text:p>
          </table:table-cell>
        </table:table-row>
        <table:table-row table:style-name="ro2">
          <table:table-cell office:value-type="string" calcext:value-type="string">
            <text:p>2019-10-03 05:18:17</text:p>
          </table:table-cell>
          <table:table-cell office:value-type="float" office:value="17.509592" calcext:value-type="float">
            <text:p>17.509592</text:p>
          </table:table-cell>
          <table:table-cell office:value-type="float" office:value="12.983819" calcext:value-type="float">
            <text:p>12.983819</text:p>
          </table:table-cell>
        </table:table-row>
        <table:table-row table:style-name="ro2">
          <table:table-cell office:value-type="string" calcext:value-type="string">
            <text:p>2019-10-03 05:18:34</text:p>
          </table:table-cell>
          <table:table-cell office:value-type="float" office:value="17.516418" calcext:value-type="float">
            <text:p>17.516418</text:p>
          </table:table-cell>
          <table:table-cell office:value-type="float" office:value="12.988881" calcext:value-type="float">
            <text:p>12.988881</text:p>
          </table:table-cell>
        </table:table-row>
        <table:table-row table:style-name="ro2">
          <table:table-cell office:value-type="string" calcext:value-type="string">
            <text:p>2019-10-03 05:18:59</text:p>
          </table:table-cell>
          <table:table-cell office:value-type="float" office:value="17.534189" calcext:value-type="float">
            <text:p>17.534189</text:p>
          </table:table-cell>
          <table:table-cell office:value-type="float" office:value="13.002745" calcext:value-type="float">
            <text:p>13.002745</text:p>
          </table:table-cell>
        </table:table-row>
        <table:table-row table:style-name="ro2">
          <table:table-cell office:value-type="string" calcext:value-type="string">
            <text:p>2019-10-03 05:19:21</text:p>
          </table:table-cell>
          <table:table-cell office:value-type="float" office:value="17.54103" calcext:value-type="float">
            <text:p>17.54103</text:p>
          </table:table-cell>
          <table:table-cell office:value-type="float" office:value="13.007807" calcext:value-type="float">
            <text:p>13.007807</text:p>
          </table:table-cell>
        </table:table-row>
        <table:table-row table:style-name="ro2">
          <table:table-cell office:value-type="string" calcext:value-type="string">
            <text:p>2019-10-03 05:19:49</text:p>
          </table:table-cell>
          <table:table-cell office:value-type="float" office:value="17.555444" calcext:value-type="float">
            <text:p>17.555444</text:p>
          </table:table-cell>
          <table:table-cell office:value-type="float" office:value="13.019567" calcext:value-type="float">
            <text:p>13.019567</text:p>
          </table:table-cell>
        </table:table-row>
        <table:table-row table:style-name="ro2">
          <table:table-cell office:value-type="string" calcext:value-type="string">
            <text:p>2019-10-03 05:20:22</text:p>
          </table:table-cell>
          <table:table-cell office:value-type="float" office:value="17.569407" calcext:value-type="float">
            <text:p>17.569407</text:p>
          </table:table-cell>
          <table:table-cell office:value-type="float" office:value="13.030345" calcext:value-type="float">
            <text:p>13.030345</text:p>
          </table:table-cell>
        </table:table-row>
        <table:table-row table:style-name="ro2">
          <table:table-cell office:value-type="string" calcext:value-type="string">
            <text:p>2019-10-03 05:20:44</text:p>
          </table:table-cell>
          <table:table-cell office:value-type="float" office:value="17.583578" calcext:value-type="float">
            <text:p>17.583578</text:p>
          </table:table-cell>
          <table:table-cell office:value-type="float" office:value="13.041483" calcext:value-type="float">
            <text:p>13.041483</text:p>
          </table:table-cell>
        </table:table-row>
        <table:table-row table:style-name="ro2">
          <table:table-cell office:value-type="string" calcext:value-type="string">
            <text:p>2019-10-03 05:21:16</text:p>
          </table:table-cell>
          <table:table-cell office:value-type="float" office:value="17.597777" calcext:value-type="float">
            <text:p>17.597777</text:p>
          </table:table-cell>
          <table:table-cell office:value-type="float" office:value="13.052792" calcext:value-type="float">
            <text:p>13.052792</text:p>
          </table:table-cell>
        </table:table-row>
        <table:table-row table:style-name="ro2">
          <table:table-cell office:value-type="string" calcext:value-type="string">
            <text:p>2019-10-03 05:21:49</text:p>
          </table:table-cell>
          <table:table-cell office:value-type="float" office:value="17.61271" calcext:value-type="float">
            <text:p>17.61271</text:p>
          </table:table-cell>
          <table:table-cell office:value-type="float" office:value="13.064668" calcext:value-type="float">
            <text:p>13.064668</text:p>
          </table:table-cell>
        </table:table-row>
        <table:table-row table:style-name="ro2">
          <table:table-cell office:value-type="string" calcext:value-type="string">
            <text:p>2019-10-03 05:22:10</text:p>
          </table:table-cell>
          <table:table-cell office:value-type="float" office:value="17.619347" calcext:value-type="float">
            <text:p>17.619347</text:p>
          </table:table-cell>
          <table:table-cell office:value-type="float" office:value="13.06923" calcext:value-type="float">
            <text:p>13.06923</text:p>
          </table:table-cell>
        </table:table-row>
        <table:table-row table:style-name="ro2">
          <table:table-cell office:value-type="string" calcext:value-type="string">
            <text:p>2019-10-03 05:22:32</text:p>
          </table:table-cell>
          <table:table-cell office:value-type="float" office:value="17.626161" calcext:value-type="float">
            <text:p>17.626161</text:p>
          </table:table-cell>
          <table:table-cell office:value-type="float" office:value="13.074292" calcext:value-type="float">
            <text:p>13.074292</text:p>
          </table:table-cell>
        </table:table-row>
        <table:table-row table:style-name="ro2">
          <table:table-cell office:value-type="string" calcext:value-type="string">
            <text:p>2019-10-03 05:23:00</text:p>
          </table:table-cell>
          <table:table-cell office:value-type="float" office:value="17.639975" calcext:value-type="float">
            <text:p>17.639975</text:p>
          </table:table-cell>
          <table:table-cell office:value-type="float" office:value="13.085269" calcext:value-type="float">
            <text:p>13.085269</text:p>
          </table:table-cell>
        </table:table-row>
        <table:table-row table:style-name="ro2">
          <table:table-cell office:value-type="string" calcext:value-type="string">
            <text:p>2019-10-03 05:23:22</text:p>
          </table:table-cell>
          <table:table-cell office:value-type="float" office:value="17.646816" calcext:value-type="float">
            <text:p>17.646816</text:p>
          </table:table-cell>
          <table:table-cell office:value-type="float" office:value="13.090471" calcext:value-type="float">
            <text:p>13.090471</text:p>
          </table:table-cell>
        </table:table-row>
        <table:table-row table:style-name="ro2">
          <table:table-cell office:value-type="string" calcext:value-type="string">
            <text:p>2019-10-03 05:23:54</text:p>
          </table:table-cell>
          <table:table-cell office:value-type="float" office:value="17.660867" calcext:value-type="float">
            <text:p>17.660867</text:p>
          </table:table-cell>
          <table:table-cell office:value-type="float" office:value="13.102008" calcext:value-type="float">
            <text:p>13.102008</text:p>
          </table:table-cell>
        </table:table-row>
        <table:table-row table:style-name="ro2">
          <table:table-cell office:value-type="string" calcext:value-type="string">
            <text:p>2019-10-03 05:24:27</text:p>
          </table:table-cell>
          <table:table-cell office:value-type="float" office:value="17.674628" calcext:value-type="float">
            <text:p>17.674628</text:p>
          </table:table-cell>
          <table:table-cell office:value-type="float" office:value="13.112787" calcext:value-type="float">
            <text:p>13.112787</text:p>
          </table:table-cell>
        </table:table-row>
        <table:table-row table:style-name="ro2">
          <table:table-cell office:value-type="string" calcext:value-type="string">
            <text:p>2019-10-03 05:24:49</text:p>
          </table:table-cell>
          <table:table-cell office:value-type="float" office:value="17.681204" calcext:value-type="float">
            <text:p>17.681204</text:p>
          </table:table-cell>
          <table:table-cell office:value-type="float" office:value="13.117346" calcext:value-type="float">
            <text:p>13.117346</text:p>
          </table:table-cell>
        </table:table-row>
        <table:table-row table:style-name="ro2">
          <table:table-cell office:value-type="string" calcext:value-type="string">
            <text:p>2019-10-03 05:25:05</text:p>
          </table:table-cell>
          <table:table-cell office:value-type="float" office:value="17.688072" calcext:value-type="float">
            <text:p>17.688072</text:p>
          </table:table-cell>
          <table:table-cell office:value-type="float" office:value="13.122548" calcext:value-type="float">
            <text:p>13.122548</text:p>
          </table:table-cell>
        </table:table-row>
        <table:table-row table:style-name="ro2">
          <table:table-cell office:value-type="string" calcext:value-type="string">
            <text:p>2019-10-03 05:25:28</text:p>
          </table:table-cell>
          <table:table-cell office:value-type="float" office:value="17.702794" calcext:value-type="float">
            <text:p>17.702794</text:p>
          </table:table-cell>
          <table:table-cell office:value-type="float" office:value="13.134046" calcext:value-type="float">
            <text:p>13.134046</text:p>
          </table:table-cell>
        </table:table-row>
        <table:table-row table:style-name="ro2">
          <table:table-cell office:value-type="string" calcext:value-type="string">
            <text:p>2019-10-03 05:25:44</text:p>
          </table:table-cell>
          <table:table-cell office:value-type="float" office:value="17.709849" calcext:value-type="float">
            <text:p>17.709849</text:p>
          </table:table-cell>
          <table:table-cell office:value-type="float" office:value="13.139153" calcext:value-type="float">
            <text:p>13.139153</text:p>
          </table:table-cell>
        </table:table-row>
        <table:table-row table:style-name="ro2">
          <table:table-cell office:value-type="string" calcext:value-type="string">
            <text:p>2019-10-03 05:26:00</text:p>
          </table:table-cell>
          <table:table-cell office:value-type="float" office:value="17.716884" calcext:value-type="float">
            <text:p>17.716884</text:p>
          </table:table-cell>
          <table:table-cell office:value-type="float" office:value="13.144206" calcext:value-type="float">
            <text:p>13.144206</text:p>
          </table:table-cell>
        </table:table-row>
        <table:table-row table:style-name="ro2">
          <table:table-cell office:value-type="string" calcext:value-type="string">
            <text:p>2019-10-03 05:26:16</text:p>
          </table:table-cell>
          <table:table-cell office:value-type="float" office:value="17.723748" calcext:value-type="float">
            <text:p>17.723748</text:p>
          </table:table-cell>
          <table:table-cell office:value-type="float" office:value="13.149259" calcext:value-type="float">
            <text:p>13.149259</text:p>
          </table:table-cell>
        </table:table-row>
        <table:table-row table:style-name="ro2">
          <table:table-cell office:value-type="string" calcext:value-type="string">
            <text:p>2019-10-03 05:26:32</text:p>
          </table:table-cell>
          <table:table-cell office:value-type="float" office:value="17.730416" calcext:value-type="float">
            <text:p>17.730416</text:p>
          </table:table-cell>
          <table:table-cell office:value-type="float" office:value="13.152413" calcext:value-type="float">
            <text:p>13.152413</text:p>
          </table:table-cell>
        </table:table-row>
        <table:table-row table:style-name="ro2">
          <table:table-cell office:value-type="string" calcext:value-type="string">
            <text:p>2019-10-03 05:26:59</text:p>
          </table:table-cell>
          <table:table-cell office:value-type="float" office:value="17.744286" calcext:value-type="float">
            <text:p>17.744286</text:p>
          </table:table-cell>
          <table:table-cell office:value-type="float" office:value="13.163591" calcext:value-type="float">
            <text:p>13.163591</text:p>
          </table:table-cell>
        </table:table-row>
        <table:table-row table:style-name="ro2">
          <table:table-cell office:value-type="string" calcext:value-type="string">
            <text:p>2019-10-03 05:27:15</text:p>
          </table:table-cell>
          <table:table-cell office:value-type="float" office:value="17.751321" calcext:value-type="float">
            <text:p>17.751321</text:p>
          </table:table-cell>
          <table:table-cell office:value-type="float" office:value="13.168645" calcext:value-type="float">
            <text:p>13.168645</text:p>
          </table:table-cell>
        </table:table-row>
        <table:table-row table:style-name="ro2">
          <table:table-cell office:value-type="string" calcext:value-type="string">
            <text:p>2019-10-03 05:27:36</text:p>
          </table:table-cell>
          <table:table-cell office:value-type="float" office:value="17.757913" calcext:value-type="float">
            <text:p>17.757913</text:p>
          </table:table-cell>
          <table:table-cell office:value-type="float" office:value="13.172181" calcext:value-type="float">
            <text:p>13.172181</text:p>
          </table:table-cell>
        </table:table-row>
        <table:table-row table:style-name="ro2">
          <table:table-cell office:value-type="string" calcext:value-type="string">
            <text:p>2019-10-03 05:27:58</text:p>
          </table:table-cell>
          <table:table-cell office:value-type="float" office:value="17.764948" calcext:value-type="float">
            <text:p>17.764948</text:p>
          </table:table-cell>
          <table:table-cell office:value-type="float" office:value="13.177234" calcext:value-type="float">
            <text:p>13.177234</text:p>
          </table:table-cell>
        </table:table-row>
        <table:table-row table:style-name="ro2">
          <table:table-cell office:value-type="string" calcext:value-type="string">
            <text:p>2019-10-03 05:28:17</text:p>
          </table:table-cell>
          <table:table-cell office:value-type="float" office:value="17.771989" calcext:value-type="float">
            <text:p>17.771989</text:p>
          </table:table-cell>
          <table:table-cell office:value-type="float" office:value="13.182787" calcext:value-type="float">
            <text:p>13.182787</text:p>
          </table:table-cell>
        </table:table-row>
        <table:table-row table:style-name="ro2">
          <table:table-cell office:value-type="string" calcext:value-type="string">
            <text:p>2019-10-03 05:28:38</text:p>
          </table:table-cell>
          <table:table-cell office:value-type="float" office:value="17.779032" calcext:value-type="float">
            <text:p>17.779032</text:p>
          </table:table-cell>
          <table:table-cell office:value-type="float" office:value="13.187849" calcext:value-type="float">
            <text:p>13.187849</text:p>
          </table:table-cell>
        </table:table-row>
        <table:table-row table:style-name="ro2">
          <table:table-cell office:value-type="string" calcext:value-type="string">
            <text:p>2019-10-03 05:29:11</text:p>
          </table:table-cell>
          <table:table-cell office:value-type="float" office:value="17.793017" calcext:value-type="float">
            <text:p>17.793017</text:p>
          </table:table-cell>
          <table:table-cell office:value-type="float" office:value="13.199117" calcext:value-type="float">
            <text:p>13.199117</text:p>
          </table:table-cell>
        </table:table-row>
        <table:table-row table:style-name="ro2">
          <table:table-cell office:value-type="string" calcext:value-type="string">
            <text:p>2019-10-03 05:29:27</text:p>
          </table:table-cell>
          <table:table-cell office:value-type="float" office:value="17.800049" calcext:value-type="float">
            <text:p>17.800049</text:p>
          </table:table-cell>
          <table:table-cell office:value-type="float" office:value="13.202059" calcext:value-type="float">
            <text:p>13.202059</text:p>
          </table:table-cell>
        </table:table-row>
        <table:table-row table:style-name="ro2">
          <table:table-cell office:value-type="string" calcext:value-type="string">
            <text:p>2019-10-03 05:30:02</text:p>
          </table:table-cell>
          <table:table-cell office:value-type="float" office:value="17.815171" calcext:value-type="float">
            <text:p>17.815171</text:p>
          </table:table-cell>
          <table:table-cell office:value-type="float" office:value="13.213848" calcext:value-type="float">
            <text:p>13.213848</text:p>
          </table:table-cell>
        </table:table-row>
        <table:table-row table:style-name="ro2">
          <table:table-cell office:value-type="string" calcext:value-type="string">
            <text:p>2019-10-03 05:30:23</text:p>
          </table:table-cell>
          <table:table-cell office:value-type="float" office:value="17.828932" calcext:value-type="float">
            <text:p>17.828932</text:p>
          </table:table-cell>
          <table:table-cell office:value-type="float" office:value="13.224627" calcext:value-type="float">
            <text:p>13.224627</text:p>
          </table:table-cell>
        </table:table-row>
        <table:table-row table:style-name="ro2">
          <table:table-cell office:value-type="string" calcext:value-type="string">
            <text:p>2019-10-03 05:30:45</text:p>
          </table:table-cell>
          <table:table-cell office:value-type="float" office:value="17.836002" calcext:value-type="float">
            <text:p>17.836002</text:p>
          </table:table-cell>
          <table:table-cell office:value-type="float" office:value="13.229828" calcext:value-type="float">
            <text:p>13.229828</text:p>
          </table:table-cell>
        </table:table-row>
        <table:table-row table:style-name="ro2">
          <table:table-cell office:value-type="string" calcext:value-type="string">
            <text:p>2019-10-03 05:31:01</text:p>
          </table:table-cell>
          <table:table-cell office:value-type="float" office:value="17.842816" calcext:value-type="float">
            <text:p>17.842816</text:p>
          </table:table-cell>
          <table:table-cell office:value-type="float" office:value="13.23489" calcext:value-type="float">
            <text:p>13.23489</text:p>
          </table:table-cell>
        </table:table-row>
        <table:table-row table:style-name="ro2">
          <table:table-cell office:value-type="string" calcext:value-type="string">
            <text:p>2019-10-03 05:31:17</text:p>
          </table:table-cell>
          <table:table-cell office:value-type="float" office:value="17.849859" calcext:value-type="float">
            <text:p>17.849859</text:p>
          </table:table-cell>
          <table:table-cell office:value-type="float" office:value="13.239952" calcext:value-type="float">
            <text:p>13.239952</text:p>
          </table:table-cell>
        </table:table-row>
        <table:table-row table:style-name="ro2">
          <table:table-cell office:value-type="string" calcext:value-type="string">
            <text:p>2019-10-03 05:31:44</text:p>
          </table:table-cell>
          <table:table-cell office:value-type="float" office:value="17.864866" calcext:value-type="float">
            <text:p>17.864866</text:p>
          </table:table-cell>
          <table:table-cell office:value-type="float" office:value="13.251651" calcext:value-type="float">
            <text:p>13.251651</text:p>
          </table:table-cell>
        </table:table-row>
        <table:table-row table:style-name="ro2">
          <table:table-cell office:value-type="string" calcext:value-type="string">
            <text:p>2019-10-03 05:32:06</text:p>
          </table:table-cell>
          <table:table-cell office:value-type="float" office:value="17.871274" calcext:value-type="float">
            <text:p>17.871274</text:p>
          </table:table-cell>
          <table:table-cell office:value-type="float" office:value="13.254103" calcext:value-type="float">
            <text:p>13.254103</text:p>
          </table:table-cell>
        </table:table-row>
        <table:table-row table:style-name="ro2">
          <table:table-cell office:value-type="string" calcext:value-type="string">
            <text:p>2019-10-03 05:32:39</text:p>
          </table:table-cell>
          <table:table-cell office:value-type="float" office:value="17.885496" calcext:value-type="float">
            <text:p>17.885496</text:p>
          </table:table-cell>
          <table:table-cell office:value-type="float" office:value="13.265931" calcext:value-type="float">
            <text:p>13.265931</text:p>
          </table:table-cell>
        </table:table-row>
        <table:table-row table:style-name="ro2">
          <table:table-cell office:value-type="string" calcext:value-type="string">
            <text:p>2019-10-03 05:33:09</text:p>
          </table:table-cell>
          <table:table-cell office:value-type="float" office:value="17.900201" calcext:value-type="float">
            <text:p>17.900201</text:p>
          </table:table-cell>
          <table:table-cell office:value-type="float" office:value="13.277272" calcext:value-type="float">
            <text:p>13.277272</text:p>
          </table:table-cell>
        </table:table-row>
        <table:table-row table:style-name="ro2">
          <table:table-cell office:value-type="string" calcext:value-type="string">
            <text:p>2019-10-03 05:33:29</text:p>
          </table:table-cell>
          <table:table-cell office:value-type="float" office:value="17.905698" calcext:value-type="float">
            <text:p>17.905698</text:p>
          </table:table-cell>
          <table:table-cell office:value-type="float" office:value="13.279725" calcext:value-type="float">
            <text:p>13.279725</text:p>
          </table:table-cell>
        </table:table-row>
        <table:table-row table:style-name="ro2">
          <table:table-cell office:value-type="string" calcext:value-type="string">
            <text:p>2019-10-03 05:33:51</text:p>
          </table:table-cell>
          <table:table-cell office:value-type="float" office:value="17.912335" calcext:value-type="float">
            <text:p>17.912335</text:p>
          </table:table-cell>
          <table:table-cell office:value-type="float" office:value="13.282178" calcext:value-type="float">
            <text:p>13.282178</text:p>
          </table:table-cell>
        </table:table-row>
        <table:table-row table:style-name="ro2">
          <table:table-cell office:value-type="string" calcext:value-type="string">
            <text:p>2019-10-03 05:34:08</text:p>
          </table:table-cell>
          <table:table-cell office:value-type="float" office:value="17.919405" calcext:value-type="float">
            <text:p>17.919405</text:p>
          </table:table-cell>
          <table:table-cell office:value-type="float" office:value="13.28738" calcext:value-type="float">
            <text:p>13.28738</text:p>
          </table:table-cell>
        </table:table-row>
        <table:table-row table:style-name="ro2">
          <table:table-cell office:value-type="string" calcext:value-type="string">
            <text:p>2019-10-03 05:34:24</text:p>
          </table:table-cell>
          <table:table-cell office:value-type="float" office:value="17.92599" calcext:value-type="float">
            <text:p>17.92599</text:p>
          </table:table-cell>
          <table:table-cell office:value-type="float" office:value="13.291416" calcext:value-type="float">
            <text:p>13.291416</text:p>
          </table:table-cell>
        </table:table-row>
        <table:table-row table:style-name="ro2">
          <table:table-cell office:value-type="string" calcext:value-type="string">
            <text:p>2019-10-03 05:34:57</text:p>
          </table:table-cell>
          <table:table-cell office:value-type="float" office:value="17.940177" calcext:value-type="float">
            <text:p>17.940177</text:p>
          </table:table-cell>
          <table:table-cell office:value-type="float" office:value="13.302681" calcext:value-type="float">
            <text:p>13.302681</text:p>
          </table:table-cell>
        </table:table-row>
        <table:table-row table:style-name="ro2">
          <table:table-cell office:value-type="string" calcext:value-type="string">
            <text:p>2019-10-03 05:35:17</text:p>
          </table:table-cell>
          <table:table-cell office:value-type="float" office:value="17.947012" calcext:value-type="float">
            <text:p>17.947012</text:p>
          </table:table-cell>
          <table:table-cell office:value-type="float" office:value="13.307383" calcext:value-type="float">
            <text:p>13.307383</text:p>
          </table:table-cell>
        </table:table-row>
        <table:table-row table:style-name="ro2">
          <table:table-cell office:value-type="string" calcext:value-type="string">
            <text:p>2019-10-03 05:35:39</text:p>
          </table:table-cell>
          <table:table-cell office:value-type="float" office:value="17.953826" calcext:value-type="float">
            <text:p>17.953826</text:p>
          </table:table-cell>
          <table:table-cell office:value-type="float" office:value="13.312445" calcext:value-type="float">
            <text:p>13.312445</text:p>
          </table:table-cell>
        </table:table-row>
        <table:table-row table:style-name="ro2">
          <table:table-cell office:value-type="string" calcext:value-type="string">
            <text:p>2019-10-03 05:36:12</text:p>
          </table:table-cell>
          <table:table-cell office:value-type="float" office:value="17.968075" calcext:value-type="float">
            <text:p>17.968075</text:p>
          </table:table-cell>
          <table:table-cell office:value-type="float" office:value="13.324272" calcext:value-type="float">
            <text:p>13.324272</text:p>
          </table:table-cell>
        </table:table-row>
        <table:table-row table:style-name="ro2">
          <table:table-cell office:value-type="string" calcext:value-type="string">
            <text:p>2019-10-03 05:36:32</text:p>
          </table:table-cell>
          <table:table-cell office:value-type="float" office:value="17.975116" calcext:value-type="float">
            <text:p>17.975116</text:p>
          </table:table-cell>
          <table:table-cell office:value-type="float" office:value="13.329826" calcext:value-type="float">
            <text:p>13.329826</text:p>
          </table:table-cell>
        </table:table-row>
        <table:table-row table:style-name="ro2">
          <table:table-cell office:value-type="string" calcext:value-type="string">
            <text:p>2019-10-03 05:36:50</text:p>
          </table:table-cell>
          <table:table-cell office:value-type="float" office:value="17.981776" calcext:value-type="float">
            <text:p>17.981776</text:p>
          </table:table-cell>
          <table:table-cell office:value-type="float" office:value="13.334668" calcext:value-type="float">
            <text:p>13.334668</text:p>
          </table:table-cell>
        </table:table-row>
        <table:table-row table:style-name="ro2">
          <table:table-cell office:value-type="string" calcext:value-type="string">
            <text:p>2019-10-03 05:37:24</text:p>
          </table:table-cell>
          <table:table-cell office:value-type="float" office:value="17.995765" calcext:value-type="float">
            <text:p>17.995765</text:p>
          </table:table-cell>
          <table:table-cell office:value-type="float" office:value="13.345519" calcext:value-type="float">
            <text:p>13.345519</text:p>
          </table:table-cell>
        </table:table-row>
        <table:table-row table:style-name="ro2">
          <table:table-cell office:value-type="string" calcext:value-type="string">
            <text:p>2019-10-03 05:37:40</text:p>
          </table:table-cell>
          <table:table-cell office:value-type="float" office:value="18.002806" calcext:value-type="float">
            <text:p>18.002806</text:p>
          </table:table-cell>
          <table:table-cell office:value-type="float" office:value="13.351073" calcext:value-type="float">
            <text:p>13.351073</text:p>
          </table:table-cell>
        </table:table-row>
        <table:table-row table:style-name="ro2">
          <table:table-cell office:value-type="string" calcext:value-type="string">
            <text:p>2019-10-03 05:38:01</text:p>
          </table:table-cell>
          <table:table-cell office:value-type="float" office:value="18.016822" calcext:value-type="float">
            <text:p>18.016822</text:p>
          </table:table-cell>
          <table:table-cell office:value-type="float" office:value="13.362049" calcext:value-type="float">
            <text:p>13.362049</text:p>
          </table:table-cell>
        </table:table-row>
        <table:table-row table:style-name="ro2">
          <table:table-cell office:value-type="string" calcext:value-type="string">
            <text:p>2019-10-03 05:38:23</text:p>
          </table:table-cell>
          <table:table-cell office:value-type="float" office:value="18.023628" calcext:value-type="float">
            <text:p>18.023628</text:p>
          </table:table-cell>
          <table:table-cell office:value-type="float" office:value="13.367103" calcext:value-type="float">
            <text:p>13.367103</text:p>
          </table:table-cell>
        </table:table-row>
        <table:table-row table:style-name="ro2">
          <table:table-cell office:value-type="string" calcext:value-type="string">
            <text:p>2019-10-03 05:38:53</text:p>
          </table:table-cell>
          <table:table-cell office:value-type="float" office:value="18.038579" calcext:value-type="float">
            <text:p>18.038579</text:p>
          </table:table-cell>
          <table:table-cell office:value-type="float" office:value="13.378892" calcext:value-type="float">
            <text:p>13.378892</text:p>
          </table:table-cell>
        </table:table-row>
        <table:table-row table:style-name="ro2">
          <table:table-cell office:value-type="string" calcext:value-type="string">
            <text:p>2019-10-03 05:39:15</text:p>
          </table:table-cell>
          <table:table-cell office:value-type="float" office:value="18.045158" calcext:value-type="float">
            <text:p>18.045158</text:p>
          </table:table-cell>
          <table:table-cell office:value-type="float" office:value="13.383469" calcext:value-type="float">
            <text:p>13.383469</text:p>
          </table:table-cell>
        </table:table-row>
        <table:table-row table:style-name="ro2">
          <table:table-cell office:value-type="string" calcext:value-type="string">
            <text:p>2019-10-03 05:39:35</text:p>
          </table:table-cell>
          <table:table-cell office:value-type="float" office:value="18.052026" calcext:value-type="float">
            <text:p>18.052026</text:p>
          </table:table-cell>
          <table:table-cell office:value-type="float" office:value="13.38867" calcext:value-type="float">
            <text:p>13.38867</text:p>
          </table:table-cell>
        </table:table-row>
        <table:table-row table:style-name="ro2">
          <table:table-cell office:value-type="string" calcext:value-type="string">
            <text:p>2019-10-03 05:40:05</text:p>
          </table:table-cell>
          <table:table-cell office:value-type="float" office:value="18.066934" calcext:value-type="float">
            <text:p>18.066934</text:p>
          </table:table-cell>
          <table:table-cell office:value-type="float" office:value="13.399943" calcext:value-type="float">
            <text:p>13.399943</text:p>
          </table:table-cell>
        </table:table-row>
        <table:table-row table:style-name="ro2">
          <table:table-cell office:value-type="string" calcext:value-type="string">
            <text:p>2019-10-03 05:40:38</text:p>
          </table:table-cell>
          <table:table-cell office:value-type="float" office:value="18.080695" calcext:value-type="float">
            <text:p>18.080695</text:p>
          </table:table-cell>
          <table:table-cell office:value-type="float" office:value="13.41072" calcext:value-type="float">
            <text:p>13.41072</text:p>
          </table:table-cell>
        </table:table-row>
        <table:table-row table:style-name="ro2">
          <table:table-cell office:value-type="string" calcext:value-type="string">
            <text:p>2019-10-03 05:40:54</text:p>
          </table:table-cell>
          <table:table-cell office:value-type="float" office:value="18.087557" calcext:value-type="float">
            <text:p>18.087557</text:p>
          </table:table-cell>
          <table:table-cell office:value-type="float" office:value="13.415562" calcext:value-type="float">
            <text:p>13.415562</text:p>
          </table:table-cell>
        </table:table-row>
        <table:table-row table:style-name="ro2">
          <table:table-cell office:value-type="string" calcext:value-type="string">
            <text:p>2019-10-03 05:41:16</text:p>
          </table:table-cell>
          <table:table-cell office:value-type="float" office:value="18.09419" calcext:value-type="float">
            <text:p>18.09419</text:p>
          </table:table-cell>
          <table:table-cell office:value-type="float" office:value="13.420264" calcext:value-type="float">
            <text:p>13.420264</text:p>
          </table:table-cell>
        </table:table-row>
        <table:table-row table:style-name="ro2">
          <table:table-cell office:value-type="string" calcext:value-type="string">
            <text:p>2019-10-03 05:41:38</text:p>
          </table:table-cell>
          <table:table-cell office:value-type="float" office:value="18.101233" calcext:value-type="float">
            <text:p>18.101233</text:p>
          </table:table-cell>
          <table:table-cell office:value-type="float" office:value="13.425326" calcext:value-type="float">
            <text:p>13.425326</text:p>
          </table:table-cell>
        </table:table-row>
        <table:table-row table:style-name="ro2">
          <table:table-cell office:value-type="string" calcext:value-type="string">
            <text:p>2019-10-03 05:42:03</text:p>
          </table:table-cell>
          <table:table-cell office:value-type="float" office:value="18.118209" calcext:value-type="float">
            <text:p>18.118209</text:p>
          </table:table-cell>
          <table:table-cell office:value-type="float" office:value="13.438534" calcext:value-type="float">
            <text:p>13.438534</text:p>
          </table:table-cell>
        </table:table-row>
        <table:table-row table:style-name="ro2">
          <table:table-cell office:value-type="string" calcext:value-type="string">
            <text:p>2019-10-03 05:42:24</text:p>
          </table:table-cell>
          <table:table-cell office:value-type="float" office:value="18.125252" calcext:value-type="float">
            <text:p>18.125252</text:p>
          </table:table-cell>
          <table:table-cell office:value-type="float" office:value="13.443596" calcext:value-type="float">
            <text:p>13.443596</text:p>
          </table:table-cell>
        </table:table-row>
        <table:table-row table:style-name="ro2">
          <table:table-cell office:value-type="string" calcext:value-type="string">
            <text:p>2019-10-03 05:42:46</text:p>
          </table:table-cell>
          <table:table-cell office:value-type="float" office:value="18.132122" calcext:value-type="float">
            <text:p>18.132122</text:p>
          </table:table-cell>
          <table:table-cell office:value-type="float" office:value="13.448859" calcext:value-type="float">
            <text:p>13.448859</text:p>
          </table:table-cell>
        </table:table-row>
        <table:table-row table:style-name="ro2">
          <table:table-cell office:value-type="string" calcext:value-type="string">
            <text:p>2019-10-03 05:43:19</text:p>
          </table:table-cell>
          <table:table-cell office:value-type="float" office:value="18.146346" calcext:value-type="float">
            <text:p>18.146346</text:p>
          </table:table-cell>
          <table:table-cell office:value-type="float" office:value="13.460196" calcext:value-type="float">
            <text:p>13.460196</text:p>
          </table:table-cell>
        </table:table-row>
        <table:table-row table:style-name="ro2">
          <table:table-cell office:value-type="string" calcext:value-type="string">
            <text:p>2019-10-03 05:43:52</text:p>
          </table:table-cell>
          <table:table-cell office:value-type="float" office:value="18.16008" calcext:value-type="float">
            <text:p>18.16008</text:p>
          </table:table-cell>
          <table:table-cell office:value-type="float" office:value="13.470974" calcext:value-type="float">
            <text:p>13.470974</text:p>
          </table:table-cell>
        </table:table-row>
        <table:table-row table:style-name="ro2">
          <table:table-cell office:value-type="string" calcext:value-type="string">
            <text:p>2019-10-03 05:44:15</text:p>
          </table:table-cell>
          <table:table-cell office:value-type="float" office:value="18.17427" calcext:value-type="float">
            <text:p>18.17427</text:p>
          </table:table-cell>
          <table:table-cell office:value-type="float" office:value="13.482244" calcext:value-type="float">
            <text:p>13.482244</text:p>
          </table:table-cell>
        </table:table-row>
        <table:table-row table:style-name="ro2">
          <table:table-cell office:value-type="string" calcext:value-type="string">
            <text:p>2019-10-03 05:44:38</text:p>
          </table:table-cell>
          <table:table-cell office:value-type="float" office:value="18.189277" calcext:value-type="float">
            <text:p>18.189277</text:p>
          </table:table-cell>
          <table:table-cell office:value-type="float" office:value="13.493941" calcext:value-type="float">
            <text:p>13.493941</text:p>
          </table:table-cell>
        </table:table-row>
        <table:table-row table:style-name="ro2">
          <table:table-cell office:value-type="string" calcext:value-type="string">
            <text:p>2019-10-03 05:45:00</text:p>
          </table:table-cell>
          <table:table-cell office:value-type="float" office:value="18.196347" calcext:value-type="float">
            <text:p>18.196347</text:p>
          </table:table-cell>
          <table:table-cell office:value-type="float" office:value="13.499143" calcext:value-type="float">
            <text:p>13.499143</text:p>
          </table:table-cell>
        </table:table-row>
        <table:table-row table:style-name="ro2">
          <table:table-cell office:value-type="string" calcext:value-type="string">
            <text:p>2019-10-03 05:45:33</text:p>
          </table:table-cell>
          <table:table-cell office:value-type="float" office:value="18.222895" calcext:value-type="float">
            <text:p>18.222895</text:p>
          </table:table-cell>
          <table:table-cell office:value-type="float" office:value="13.519719" calcext:value-type="float">
            <text:p>13.519719</text:p>
          </table:table-cell>
        </table:table-row>
        <table:table-row table:style-name="ro2">
          <table:table-cell office:value-type="string" calcext:value-type="string">
            <text:p>2019-10-03 05:45:55</text:p>
          </table:table-cell>
          <table:table-cell office:value-type="float" office:value="18.236627" calcext:value-type="float">
            <text:p>18.236627</text:p>
          </table:table-cell>
          <table:table-cell office:value-type="float" office:value="13.529962" calcext:value-type="float">
            <text:p>13.529962</text:p>
          </table:table-cell>
        </table:table-row>
        <table:table-row table:style-name="ro2">
          <table:table-cell office:value-type="string" calcext:value-type="string">
            <text:p>2019-10-03 05:46:17</text:p>
          </table:table-cell>
          <table:table-cell office:value-type="float" office:value="18.24346" calcext:value-type="float">
            <text:p>18.24346</text:p>
          </table:table-cell>
          <table:table-cell office:value-type="float" office:value="13.535016" calcext:value-type="float">
            <text:p>13.535016</text:p>
          </table:table-cell>
        </table:table-row>
        <table:table-row table:style-name="ro2">
          <table:table-cell office:value-type="string" calcext:value-type="string">
            <text:p>2019-10-03 05:46:40</text:p>
          </table:table-cell>
          <table:table-cell office:value-type="float" office:value="18.258638" calcext:value-type="float">
            <text:p>18.258638</text:p>
          </table:table-cell>
          <table:table-cell office:value-type="float" office:value="13.547004" calcext:value-type="float">
            <text:p>13.547004</text:p>
          </table:table-cell>
        </table:table-row>
        <table:table-row table:style-name="ro2">
          <table:table-cell office:value-type="string" calcext:value-type="string">
            <text:p>2019-10-03 05:46:56</text:p>
          </table:table-cell>
          <table:table-cell office:value-type="float" office:value="18.265681" calcext:value-type="float">
            <text:p>18.265681</text:p>
          </table:table-cell>
          <table:table-cell office:value-type="float" office:value="13.552066" calcext:value-type="float">
            <text:p>13.552066</text:p>
          </table:table-cell>
        </table:table-row>
        <table:table-row table:style-name="ro2">
          <table:table-cell office:value-type="string" calcext:value-type="string">
            <text:p>2019-10-03 05:47:19</text:p>
          </table:table-cell>
          <table:table-cell office:value-type="float" office:value="18.279666" calcext:value-type="float">
            <text:p>18.279666</text:p>
          </table:table-cell>
          <table:table-cell office:value-type="float" office:value="13.563333" calcext:value-type="float">
            <text:p>13.563333</text:p>
          </table:table-cell>
        </table:table-row>
        <table:table-row table:style-name="ro2">
          <table:table-cell office:value-type="string" calcext:value-type="string">
            <text:p>2019-10-03 05:47:35</text:p>
          </table:table-cell>
          <table:table-cell office:value-type="float" office:value="18.286258" calcext:value-type="float">
            <text:p>18.286258</text:p>
          </table:table-cell>
          <table:table-cell office:value-type="float" office:value="13.567961" calcext:value-type="float">
            <text:p>13.567961</text:p>
          </table:table-cell>
        </table:table-row>
        <table:table-row table:style-name="ro2">
          <table:table-cell office:value-type="string" calcext:value-type="string">
            <text:p>2019-10-03 05:47:51</text:p>
          </table:table-cell>
          <table:table-cell office:value-type="float" office:value="18.293301" calcext:value-type="float">
            <text:p>18.293301</text:p>
          </table:table-cell>
          <table:table-cell office:value-type="float" office:value="13.573023" calcext:value-type="float">
            <text:p>13.573023</text:p>
          </table:table-cell>
        </table:table-row>
        <table:table-row table:style-name="ro2">
          <table:table-cell office:value-type="string" calcext:value-type="string">
            <text:p>2019-10-03 05:48:13</text:p>
          </table:table-cell>
          <table:table-cell office:value-type="float" office:value="18.307317" calcext:value-type="float">
            <text:p>18.307317</text:p>
          </table:table-cell>
          <table:table-cell office:value-type="float" office:value="13.583999" calcext:value-type="float">
            <text:p>13.583999</text:p>
          </table:table-cell>
        </table:table-row>
        <table:table-row table:style-name="ro2">
          <table:table-cell office:value-type="string" calcext:value-type="string">
            <text:p>2019-10-03 05:48:30</text:p>
          </table:table-cell>
          <table:table-cell office:value-type="float" office:value="18.314208" calcext:value-type="float">
            <text:p>18.314208</text:p>
          </table:table-cell>
          <table:table-cell office:value-type="float" office:value="13.588902" calcext:value-type="float">
            <text:p>13.588902</text:p>
          </table:table-cell>
        </table:table-row>
        <table:table-row table:style-name="ro2">
          <table:table-cell office:value-type="string" calcext:value-type="string">
            <text:p>2019-10-03 05:48:52</text:p>
          </table:table-cell>
          <table:table-cell office:value-type="float" office:value="18.321085" calcext:value-type="float">
            <text:p>18.321085</text:p>
          </table:table-cell>
          <table:table-cell office:value-type="float" office:value="13.594127" calcext:value-type="float">
            <text:p>13.594127</text:p>
          </table:table-cell>
        </table:table-row>
        <table:table-row table:style-name="ro2">
          <table:table-cell office:value-type="string" calcext:value-type="string">
            <text:p>2019-10-03 05:49:20</text:p>
          </table:table-cell>
          <table:table-cell office:value-type="float" office:value="18.335072" calcext:value-type="float">
            <text:p>18.335072</text:p>
          </table:table-cell>
          <table:table-cell office:value-type="float" office:value="13.605455" calcext:value-type="float">
            <text:p>13.605455</text:p>
          </table:table-cell>
        </table:table-row>
        <table:table-row table:style-name="ro2">
          <table:table-cell office:value-type="string" calcext:value-type="string">
            <text:p>2019-10-03 05:49:43</text:p>
          </table:table-cell>
          <table:table-cell office:value-type="float" office:value="18.348833" calcext:value-type="float">
            <text:p>18.348833</text:p>
          </table:table-cell>
          <table:table-cell office:value-type="float" office:value="13.616234" calcext:value-type="float">
            <text:p>13.616234</text:p>
          </table:table-cell>
        </table:table-row>
        <table:table-row table:style-name="ro2">
          <table:table-cell office:value-type="string" calcext:value-type="string">
            <text:p>2019-10-03 05:50:15</text:p>
          </table:table-cell>
          <table:table-cell office:value-type="float" office:value="18.363784" calcext:value-type="float">
            <text:p>18.363784</text:p>
          </table:table-cell>
          <table:table-cell office:value-type="float" office:value="13.627747" calcext:value-type="float">
            <text:p>13.627747</text:p>
          </table:table-cell>
        </table:table-row>
        <table:table-row table:style-name="ro2">
          <table:table-cell office:value-type="string" calcext:value-type="string">
            <text:p>2019-10-03 05:50:37</text:p>
          </table:table-cell>
          <table:table-cell office:value-type="float" office:value="18.370363" calcext:value-type="float">
            <text:p>18.370363</text:p>
          </table:table-cell>
          <table:table-cell office:value-type="float" office:value="13.632324" calcext:value-type="float">
            <text:p>13.632324</text:p>
          </table:table-cell>
        </table:table-row>
        <table:table-row table:style-name="ro2">
          <table:table-cell office:value-type="string" calcext:value-type="string">
            <text:p>2019-10-03 05:50:59</text:p>
          </table:table-cell>
          <table:table-cell office:value-type="float" office:value="18.376996" calcext:value-type="float">
            <text:p>18.376996</text:p>
          </table:table-cell>
          <table:table-cell office:value-type="float" office:value="13.637166" calcext:value-type="float">
            <text:p>13.637166</text:p>
          </table:table-cell>
        </table:table-row>
        <table:table-row table:style-name="ro2">
          <table:table-cell office:value-type="string" calcext:value-type="string">
            <text:p>2019-10-03 05:51:21</text:p>
          </table:table-cell>
          <table:table-cell office:value-type="float" office:value="18.390822" calcext:value-type="float">
            <text:p>18.390822</text:p>
          </table:table-cell>
          <table:table-cell office:value-type="float" office:value="13.648186" calcext:value-type="float">
            <text:p>13.648186</text:p>
          </table:table-cell>
        </table:table-row>
        <table:table-row table:style-name="ro2">
          <table:table-cell office:value-type="string" calcext:value-type="string">
            <text:p>2019-10-03 05:51:52</text:p>
          </table:table-cell>
          <table:table-cell office:value-type="float" office:value="18.405012" calcext:value-type="float">
            <text:p>18.405012</text:p>
          </table:table-cell>
          <table:table-cell office:value-type="float" office:value="13.659457" calcext:value-type="float">
            <text:p>13.659457</text:p>
          </table:table-cell>
        </table:table-row>
        <table:table-row table:style-name="ro2">
          <table:table-cell office:value-type="string" calcext:value-type="string">
            <text:p>2019-10-03 05:52:15</text:p>
          </table:table-cell>
          <table:table-cell office:value-type="float" office:value="18.420159" calcext:value-type="float">
            <text:p>18.420159</text:p>
          </table:table-cell>
          <table:table-cell office:value-type="float" office:value="13.671738" calcext:value-type="float">
            <text:p>13.671738</text:p>
          </table:table-cell>
        </table:table-row>
        <table:table-row table:style-name="ro2">
          <table:table-cell office:value-type="string" calcext:value-type="string">
            <text:p>2019-10-03 05:52:47</text:p>
          </table:table-cell>
          <table:table-cell office:value-type="float" office:value="18.435281" calcext:value-type="float">
            <text:p>18.435281</text:p>
          </table:table-cell>
          <table:table-cell office:value-type="float" office:value="13.681418" calcext:value-type="float">
            <text:p>13.681418</text:p>
          </table:table-cell>
        </table:table-row>
        <table:table-row table:style-name="ro2">
          <table:table-cell office:value-type="string" calcext:value-type="string">
            <text:p>2019-10-03 05:53:20</text:p>
          </table:table-cell>
          <table:table-cell office:value-type="float" office:value="18.4493" calcext:value-type="float">
            <text:p>18.4493</text:p>
          </table:table-cell>
          <table:table-cell office:value-type="float" office:value="13.692398" calcext:value-type="float">
            <text:p>13.692398</text:p>
          </table:table-cell>
        </table:table-row>
        <table:table-row table:style-name="ro2">
          <table:table-cell office:value-type="string" calcext:value-type="string">
            <text:p>2019-10-03 05:53:47</text:p>
          </table:table-cell>
          <table:table-cell office:value-type="float" office:value="18.464302" calcext:value-type="float">
            <text:p>18.464302</text:p>
          </table:table-cell>
          <table:table-cell office:value-type="float" office:value="13.704537" calcext:value-type="float">
            <text:p>13.704537</text:p>
          </table:table-cell>
        </table:table-row>
        <table:table-row table:style-name="ro2">
          <table:table-cell office:value-type="string" calcext:value-type="string">
            <text:p>2019-10-03 05:54:05</text:p>
          </table:table-cell>
          <table:table-cell office:value-type="float" office:value="18.471337" calcext:value-type="float">
            <text:p>18.471337</text:p>
          </table:table-cell>
          <table:table-cell office:value-type="float" office:value="13.709591" calcext:value-type="float">
            <text:p>13.709591</text:p>
          </table:table-cell>
        </table:table-row>
        <table:table-row table:style-name="ro2">
          <table:table-cell office:value-type="string" calcext:value-type="string">
            <text:p>2019-10-03 05:54:32</text:p>
          </table:table-cell>
          <table:table-cell office:value-type="float" office:value="18.486038" calcext:value-type="float">
            <text:p>18.486038</text:p>
          </table:table-cell>
          <table:table-cell office:value-type="float" office:value="13.720438" calcext:value-type="float">
            <text:p>13.720438</text:p>
          </table:table-cell>
        </table:table-row>
        <table:table-row table:style-name="ro2">
          <table:table-cell office:value-type="string" calcext:value-type="string">
            <text:p>2019-10-03 05:54:55</text:p>
          </table:table-cell>
          <table:table-cell office:value-type="float" office:value="18.500958" calcext:value-type="float">
            <text:p>18.500958</text:p>
          </table:table-cell>
          <table:table-cell office:value-type="float" office:value="13.731117" calcext:value-type="float">
            <text:p>13.731117</text:p>
          </table:table-cell>
        </table:table-row>
        <table:table-row table:style-name="ro2">
          <table:table-cell office:value-type="string" calcext:value-type="string">
            <text:p>2019-10-03 05:55:50</text:p>
          </table:table-cell>
          <table:table-cell office:value-type="float" office:value="18.527802" calcext:value-type="float">
            <text:p>18.527802</text:p>
          </table:table-cell>
          <table:table-cell office:value-type="float" office:value="13.752046" calcext:value-type="float">
            <text:p>13.752046</text:p>
          </table:table-cell>
        </table:table-row>
        <table:table-row table:style-name="ro2">
          <table:table-cell office:value-type="string" calcext:value-type="string">
            <text:p>2019-10-03 05:56:23</text:p>
          </table:table-cell>
          <table:table-cell office:value-type="float" office:value="18.542797" calcext:value-type="float">
            <text:p>18.542797</text:p>
          </table:table-cell>
          <table:table-cell office:value-type="float" office:value="13.763696" calcext:value-type="float">
            <text:p>13.763696</text:p>
          </table:table-cell>
        </table:table-row>
        <table:table-row table:style-name="ro2">
          <table:table-cell office:value-type="string" calcext:value-type="string">
            <text:p>2019-10-03 05:56:51</text:p>
          </table:table-cell>
          <table:table-cell office:value-type="float" office:value="18.557959" calcext:value-type="float">
            <text:p>18.557959</text:p>
          </table:table-cell>
          <table:table-cell office:value-type="float" office:value="13.775571" calcext:value-type="float">
            <text:p>13.775571</text:p>
          </table:table-cell>
        </table:table-row>
        <table:table-row table:style-name="ro2">
          <table:table-cell office:value-type="string" calcext:value-type="string">
            <text:p>2019-10-03 05:57:21</text:p>
          </table:table-cell>
          <table:table-cell office:value-type="float" office:value="18.572435" calcext:value-type="float">
            <text:p>18.572435</text:p>
          </table:table-cell>
          <table:table-cell office:value-type="float" office:value="13.786007" calcext:value-type="float">
            <text:p>13.786007</text:p>
          </table:table-cell>
        </table:table-row>
        <table:table-row table:style-name="ro2">
          <table:table-cell office:value-type="string" calcext:value-type="string">
            <text:p>2019-10-03 05:57:53</text:p>
          </table:table-cell>
          <table:table-cell office:value-type="float" office:value="18.586625" calcext:value-type="float">
            <text:p>18.586625</text:p>
          </table:table-cell>
          <table:table-cell office:value-type="float" office:value="13.797278" calcext:value-type="float">
            <text:p>13.797278</text:p>
          </table:table-cell>
        </table:table-row>
        <table:table-row table:style-name="ro2">
          <table:table-cell office:value-type="string" calcext:value-type="string">
            <text:p>2019-10-03 05:58:20</text:p>
          </table:table-cell>
          <table:table-cell office:value-type="float" office:value="18.601818" calcext:value-type="float">
            <text:p>18.601818</text:p>
          </table:table-cell>
          <table:table-cell office:value-type="float" office:value="13.809316" calcext:value-type="float">
            <text:p>13.809316</text:p>
          </table:table-cell>
        </table:table-row>
        <table:table-row table:style-name="ro2">
          <table:table-cell office:value-type="string" calcext:value-type="string">
            <text:p>2019-10-03 05:58:53</text:p>
          </table:table-cell>
          <table:table-cell office:value-type="float" office:value="18.615206" calcext:value-type="float">
            <text:p>18.615206</text:p>
          </table:table-cell>
          <table:table-cell office:value-type="float" office:value="13.818388" calcext:value-type="float">
            <text:p>13.818388</text:p>
          </table:table-cell>
        </table:table-row>
        <table:table-row table:style-name="ro2">
          <table:table-cell office:value-type="string" calcext:value-type="string">
            <text:p>2019-10-03 05:59:44</text:p>
          </table:table-cell>
          <table:table-cell office:value-type="float" office:value="18.641606" calcext:value-type="float">
            <text:p>18.641606</text:p>
          </table:table-cell>
          <table:table-cell office:value-type="float" office:value="13.838576" calcext:value-type="float">
            <text:p>13.838576</text:p>
          </table:table-cell>
        </table:table-row>
        <table:table-row table:style-name="ro2">
          <table:table-cell office:value-type="string" calcext:value-type="string">
            <text:p>2019-10-03 06:00:06</text:p>
          </table:table-cell>
          <table:table-cell office:value-type="float" office:value="18.648182" calcext:value-type="float">
            <text:p>18.648182</text:p>
          </table:table-cell>
          <table:table-cell office:value-type="float" office:value="13.843135" calcext:value-type="float">
            <text:p>13.843135</text:p>
          </table:table-cell>
        </table:table-row>
        <table:table-row table:style-name="ro2">
          <table:table-cell office:value-type="string" calcext:value-type="string">
            <text:p>2019-10-03 06:00:26</text:p>
          </table:table-cell>
          <table:table-cell office:value-type="float" office:value="18.65499" calcext:value-type="float">
            <text:p>18.65499</text:p>
          </table:table-cell>
          <table:table-cell office:value-type="float" office:value="13.847711" calcext:value-type="float">
            <text:p>13.847711</text:p>
          </table:table-cell>
        </table:table-row>
        <table:table-row table:style-name="ro2">
          <table:table-cell office:value-type="string" calcext:value-type="string">
            <text:p>2019-10-03 06:00:42</text:p>
          </table:table-cell>
          <table:table-cell office:value-type="float" office:value="18.661796" calcext:value-type="float">
            <text:p>18.661796</text:p>
          </table:table-cell>
          <table:table-cell office:value-type="float" office:value="13.852765" calcext:value-type="float">
            <text:p>13.852765</text:p>
          </table:table-cell>
        </table:table-row>
        <table:table-row table:style-name="ro2">
          <table:table-cell office:value-type="string" calcext:value-type="string">
            <text:p>2019-10-03 06:01:05</text:p>
          </table:table-cell>
          <table:table-cell office:value-type="float" office:value="18.675754" calcext:value-type="float">
            <text:p>18.675754</text:p>
          </table:table-cell>
          <table:table-cell office:value-type="float" office:value="13.863893" calcext:value-type="float">
            <text:p>13.863893</text:p>
          </table:table-cell>
        </table:table-row>
        <table:table-row table:style-name="ro2">
          <table:table-cell office:value-type="string" calcext:value-type="string">
            <text:p>2019-10-03 06:01:47</text:p>
          </table:table-cell>
          <table:table-cell office:value-type="float" office:value="18.695142" calcext:value-type="float">
            <text:p>18.695142</text:p>
          </table:table-cell>
          <table:table-cell office:value-type="float" office:value="13.877772" calcext:value-type="float">
            <text:p>13.877772</text:p>
          </table:table-cell>
        </table:table-row>
        <table:table-row table:style-name="ro2">
          <table:table-cell office:value-type="string" calcext:value-type="string">
            <text:p>2019-10-03 06:02:21</text:p>
          </table:table-cell>
          <table:table-cell office:value-type="float" office:value="18.709217" calcext:value-type="float">
            <text:p>18.709217</text:p>
          </table:table-cell>
          <table:table-cell office:value-type="float" office:value="13.888952" calcext:value-type="float">
            <text:p>13.888952</text:p>
          </table:table-cell>
        </table:table-row>
        <table:table-row table:style-name="ro2">
          <table:table-cell office:value-type="string" calcext:value-type="string">
            <text:p>2019-10-03 06:02:43</text:p>
          </table:table-cell>
          <table:table-cell office:value-type="float" office:value="18.716031" calcext:value-type="float">
            <text:p>18.716031</text:p>
          </table:table-cell>
          <table:table-cell office:value-type="float" office:value="13.894014" calcext:value-type="float">
            <text:p>13.894014</text:p>
          </table:table-cell>
        </table:table-row>
        <table:table-row table:style-name="ro2">
          <table:table-cell office:value-type="string" calcext:value-type="string">
            <text:p>2019-10-03 06:03:09</text:p>
          </table:table-cell>
          <table:table-cell office:value-type="float" office:value="18.730724" calcext:value-type="float">
            <text:p>18.730724</text:p>
          </table:table-cell>
          <table:table-cell office:value-type="float" office:value="13.905311" calcext:value-type="float">
            <text:p>13.905311</text:p>
          </table:table-cell>
        </table:table-row>
        <table:table-row table:style-name="ro2">
          <table:table-cell office:value-type="string" calcext:value-type="string">
            <text:p>2019-10-03 06:03:31</text:p>
          </table:table-cell>
          <table:table-cell office:value-type="float" office:value="18.737574" calcext:value-type="float">
            <text:p>18.737574</text:p>
          </table:table-cell>
          <table:table-cell office:value-type="float" office:value="13.910536" calcext:value-type="float">
            <text:p>13.910536</text:p>
          </table:table-cell>
        </table:table-row>
        <table:table-row table:style-name="ro2">
          <table:table-cell office:value-type="string" calcext:value-type="string">
            <text:p>2019-10-03 06:03:47</text:p>
          </table:table-cell>
          <table:table-cell office:value-type="float" office:value="18.744382" calcext:value-type="float">
            <text:p>18.744382</text:p>
          </table:table-cell>
          <table:table-cell office:value-type="float" office:value="13.915098" calcext:value-type="float">
            <text:p>13.915098</text:p>
          </table:table-cell>
        </table:table-row>
        <table:table-row table:style-name="ro2">
          <table:table-cell office:value-type="string" calcext:value-type="string">
            <text:p>2019-10-03 06:04:09</text:p>
          </table:table-cell>
          <table:table-cell office:value-type="float" office:value="18.751196" calcext:value-type="float">
            <text:p>18.751196</text:p>
          </table:table-cell>
          <table:table-cell office:value-type="float" office:value="13.92016" calcext:value-type="float">
            <text:p>13.92016</text:p>
          </table:table-cell>
        </table:table-row>
        <table:table-row table:style-name="ro2">
          <table:table-cell office:value-type="string" calcext:value-type="string">
            <text:p>2019-10-03 06:04:31</text:p>
          </table:table-cell>
          <table:table-cell office:value-type="float" office:value="18.757829" calcext:value-type="float">
            <text:p>18.757829</text:p>
          </table:table-cell>
          <table:table-cell office:value-type="float" office:value="13.924862" calcext:value-type="float">
            <text:p>13.924862</text:p>
          </table:table-cell>
        </table:table-row>
        <table:table-row table:style-name="ro2">
          <table:table-cell office:value-type="string" calcext:value-type="string">
            <text:p>2019-10-03 06:04:52</text:p>
          </table:table-cell>
          <table:table-cell office:value-type="float" office:value="18.764928" calcext:value-type="float">
            <text:p>18.764928</text:p>
          </table:table-cell>
          <table:table-cell office:value-type="float" office:value="13.929099" calcext:value-type="float">
            <text:p>13.929099</text:p>
          </table:table-cell>
        </table:table-row>
        <table:table-row table:style-name="ro2">
          <table:table-cell office:value-type="string" calcext:value-type="string">
            <text:p>2019-10-03 06:05:09</text:p>
          </table:table-cell>
          <table:table-cell office:value-type="float" office:value="18.771546" calcext:value-type="float">
            <text:p>18.771546</text:p>
          </table:table-cell>
          <table:table-cell office:value-type="float" office:value="13.933706" calcext:value-type="float">
            <text:p>13.933706</text:p>
          </table:table-cell>
        </table:table-row>
        <table:table-row table:style-name="ro2">
          <table:table-cell office:value-type="string" calcext:value-type="string">
            <text:p>2019-10-03 06:05:39</text:p>
          </table:table-cell>
          <table:table-cell office:value-type="float" office:value="18.786549" calcext:value-type="float">
            <text:p>18.786549</text:p>
          </table:table-cell>
          <table:table-cell office:value-type="float" office:value="13.945835" calcext:value-type="float">
            <text:p>13.945835</text:p>
          </table:table-cell>
        </table:table-row>
        <table:table-row table:style-name="ro2">
          <table:table-cell office:value-type="string" calcext:value-type="string">
            <text:p>2019-10-03 06:06:01</text:p>
          </table:table-cell>
          <table:table-cell office:value-type="float" office:value="18.793363" calcext:value-type="float">
            <text:p>18.793363</text:p>
          </table:table-cell>
          <table:table-cell office:value-type="float" office:value="13.950897" calcext:value-type="float">
            <text:p>13.950897</text:p>
          </table:table-cell>
        </table:table-row>
        <table:table-row table:style-name="ro2">
          <table:table-cell office:value-type="string" calcext:value-type="string">
            <text:p>2019-10-03 06:06:24</text:p>
          </table:table-cell>
          <table:table-cell office:value-type="float" office:value="18.807779" calcext:value-type="float">
            <text:p>18.807779</text:p>
          </table:table-cell>
          <table:table-cell office:value-type="float" office:value="13.959924" calcext:value-type="float">
            <text:p>13.959924</text:p>
          </table:table-cell>
        </table:table-row>
        <table:table-row table:style-name="ro2">
          <table:table-cell office:value-type="string" calcext:value-type="string">
            <text:p>2019-10-03 06:06:46</text:p>
          </table:table-cell>
          <table:table-cell office:value-type="float" office:value="18.814389" calcext:value-type="float">
            <text:p>18.814389</text:p>
          </table:table-cell>
          <table:table-cell office:value-type="float" office:value="13.963949" calcext:value-type="float">
            <text:p>13.963949</text:p>
          </table:table-cell>
        </table:table-row>
        <table:table-row table:style-name="ro2">
          <table:table-cell office:value-type="string" calcext:value-type="string">
            <text:p>2019-10-03 06:07:20</text:p>
          </table:table-cell>
          <table:table-cell office:value-type="float" office:value="18.828176" calcext:value-type="float">
            <text:p>18.828176</text:p>
          </table:table-cell>
          <table:table-cell office:value-type="float" office:value="13.974785" calcext:value-type="float">
            <text:p>13.974785</text:p>
          </table:table-cell>
        </table:table-row>
        <table:table-row table:style-name="ro2">
          <table:table-cell office:value-type="string" calcext:value-type="string">
            <text:p>2019-10-03 06:07:51</text:p>
          </table:table-cell>
          <table:table-cell office:value-type="float" office:value="18.84222" calcext:value-type="float">
            <text:p>18.84222</text:p>
          </table:table-cell>
          <table:table-cell office:value-type="float" office:value="13.986256" calcext:value-type="float">
            <text:p>13.986256</text:p>
          </table:table-cell>
        </table:table-row>
        <table:table-row table:style-name="ro2">
          <table:table-cell office:value-type="string" calcext:value-type="string">
            <text:p>2019-10-03 06:08:19</text:p>
          </table:table-cell>
          <table:table-cell office:value-type="float" office:value="18.858775" calcext:value-type="float">
            <text:p>18.858775</text:p>
          </table:table-cell>
          <table:table-cell office:value-type="float" office:value="13.998402" calcext:value-type="float">
            <text:p>13.998402</text:p>
          </table:table-cell>
        </table:table-row>
        <table:table-row table:style-name="ro2">
          <table:table-cell office:value-type="string" calcext:value-type="string">
            <text:p>2019-10-03 06:08:41</text:p>
          </table:table-cell>
          <table:table-cell office:value-type="float" office:value="18.865441" calcext:value-type="float">
            <text:p>18.865441</text:p>
          </table:table-cell>
          <table:table-cell office:value-type="float" office:value="14.003164" calcext:value-type="float">
            <text:p>14.003164</text:p>
          </table:table-cell>
        </table:table-row>
        <table:table-row table:style-name="ro2">
          <table:table-cell office:value-type="string" calcext:value-type="string">
            <text:p>2019-10-03 06:09:03</text:p>
          </table:table-cell>
          <table:table-cell office:value-type="float" office:value="18.871218" calcext:value-type="float">
            <text:p>18.871218</text:p>
          </table:table-cell>
          <table:table-cell office:value-type="float" office:value="14.005617" calcext:value-type="float">
            <text:p>14.005617</text:p>
          </table:table-cell>
        </table:table-row>
        <table:table-row table:style-name="ro2">
          <table:table-cell office:value-type="string" calcext:value-type="string">
            <text:p>2019-10-03 06:09:39</text:p>
          </table:table-cell>
          <table:table-cell office:value-type="float" office:value="18.886233" calcext:value-type="float">
            <text:p>18.886233</text:p>
          </table:table-cell>
          <table:table-cell office:value-type="float" office:value="14.017614" calcext:value-type="float">
            <text:p>14.017614</text:p>
          </table:table-cell>
        </table:table-row>
        <table:table-row table:style-name="ro2">
          <table:table-cell office:value-type="string" calcext:value-type="string">
            <text:p>2019-10-03 06:10:09</text:p>
          </table:table-cell>
          <table:table-cell office:value-type="float" office:value="18.901153" calcext:value-type="float">
            <text:p>18.901153</text:p>
          </table:table-cell>
          <table:table-cell office:value-type="float" office:value="14.029403" calcext:value-type="float">
            <text:p>14.029403</text:p>
          </table:table-cell>
        </table:table-row>
        <table:table-row table:style-name="ro2">
          <table:table-cell office:value-type="string" calcext:value-type="string">
            <text:p>2019-10-03 06:10:31</text:p>
          </table:table-cell>
          <table:table-cell office:value-type="float" office:value="18.907759" calcext:value-type="float">
            <text:p>18.907759</text:p>
          </table:table-cell>
          <table:table-cell office:value-type="float" office:value="14.033964" calcext:value-type="float">
            <text:p>14.033964</text:p>
          </table:table-cell>
        </table:table-row>
        <table:table-row table:style-name="ro2">
          <table:table-cell office:value-type="string" calcext:value-type="string">
            <text:p>2019-10-03 06:10:56</text:p>
          </table:table-cell>
          <table:table-cell office:value-type="float" office:value="18.922708" calcext:value-type="float">
            <text:p>18.922708</text:p>
          </table:table-cell>
          <table:table-cell office:value-type="float" office:value="14.045953" calcext:value-type="float">
            <text:p>14.045953</text:p>
          </table:table-cell>
        </table:table-row>
        <table:table-row table:style-name="ro2">
          <table:table-cell office:value-type="string" calcext:value-type="string">
            <text:p>2019-10-03 06:11:15</text:p>
          </table:table-cell>
          <table:table-cell office:value-type="float" office:value="18.929522" calcext:value-type="float">
            <text:p>18.929522</text:p>
          </table:table-cell>
          <table:table-cell office:value-type="float" office:value="14.051015" calcext:value-type="float">
            <text:p>14.051015</text:p>
          </table:table-cell>
        </table:table-row>
        <table:table-row table:style-name="ro2">
          <table:table-cell office:value-type="string" calcext:value-type="string">
            <text:p>2019-10-03 06:11:32</text:p>
          </table:table-cell>
          <table:table-cell office:value-type="float" office:value="18.935905" calcext:value-type="float">
            <text:p>18.935905</text:p>
          </table:table-cell>
          <table:table-cell office:value-type="float" office:value="14.054108" calcext:value-type="float">
            <text:p>14.054108</text:p>
          </table:table-cell>
        </table:table-row>
        <table:table-row table:style-name="ro2">
          <table:table-cell office:value-type="string" calcext:value-type="string">
            <text:p>2019-10-03 06:12:06</text:p>
          </table:table-cell>
          <table:table-cell office:value-type="float" office:value="18.949958" calcext:value-type="float">
            <text:p>18.949958</text:p>
          </table:table-cell>
          <table:table-cell office:value-type="float" office:value="14.065151" calcext:value-type="float">
            <text:p>14.065151</text:p>
          </table:table-cell>
        </table:table-row>
        <table:table-row table:style-name="ro2">
          <table:table-cell office:value-type="string" calcext:value-type="string">
            <text:p>2019-10-03 06:12:41</text:p>
          </table:table-cell>
          <table:table-cell office:value-type="float" office:value="18.96471" calcext:value-type="float">
            <text:p>18.96471</text:p>
          </table:table-cell>
          <table:table-cell office:value-type="float" office:value="14.076651" calcext:value-type="float">
            <text:p>14.076651</text:p>
          </table:table-cell>
        </table:table-row>
        <table:table-row table:style-name="ro2">
          <table:table-cell office:value-type="string" calcext:value-type="string">
            <text:p>2019-10-03 06:13:02</text:p>
          </table:table-cell>
          <table:table-cell office:value-type="float" office:value="18.971778" calcext:value-type="float">
            <text:p>18.971778</text:p>
          </table:table-cell>
          <table:table-cell office:value-type="float" office:value="14.082205" calcext:value-type="float">
            <text:p>14.082205</text:p>
          </table:table-cell>
        </table:table-row>
        <table:table-row table:style-name="ro2">
          <table:table-cell office:value-type="string" calcext:value-type="string">
            <text:p>2019-10-03 06:13:26</text:p>
          </table:table-cell>
          <table:table-cell office:value-type="float" office:value="18.986244" calcext:value-type="float">
            <text:p>18.986244</text:p>
          </table:table-cell>
          <table:table-cell office:value-type="float" office:value="14.092567" calcext:value-type="float">
            <text:p>14.092567</text:p>
          </table:table-cell>
        </table:table-row>
        <table:table-row table:style-name="ro2">
          <table:table-cell office:value-type="string" calcext:value-type="string">
            <text:p>2019-10-03 06:13:58</text:p>
          </table:table-cell>
          <table:table-cell office:value-type="float" office:value="19.000434" calcext:value-type="float">
            <text:p>19.000434</text:p>
          </table:table-cell>
          <table:table-cell office:value-type="float" office:value="14.102812" calcext:value-type="float">
            <text:p>14.102812</text:p>
          </table:table-cell>
        </table:table-row>
        <table:table-row table:style-name="ro2">
          <table:table-cell office:value-type="string" calcext:value-type="string">
            <text:p>2019-10-03 06:14:19</text:p>
          </table:table-cell>
          <table:table-cell office:value-type="float" office:value="19.007342" calcext:value-type="float">
            <text:p>19.007342</text:p>
          </table:table-cell>
          <table:table-cell office:value-type="float" office:value="14.107745" calcext:value-type="float">
            <text:p>14.107745</text:p>
          </table:table-cell>
        </table:table-row>
        <table:table-row table:style-name="ro2">
          <table:table-cell office:value-type="string" calcext:value-type="string">
            <text:p>2019-10-03 06:14:36</text:p>
          </table:table-cell>
          <table:table-cell office:value-type="float" office:value="19.013948" calcext:value-type="float">
            <text:p>19.013948</text:p>
          </table:table-cell>
          <table:table-cell office:value-type="float" office:value="14.112307" calcext:value-type="float">
            <text:p>14.112307</text:p>
          </table:table-cell>
        </table:table-row>
        <table:table-row table:style-name="ro2">
          <table:table-cell office:value-type="string" calcext:value-type="string">
            <text:p>2019-10-03 06:15:11</text:p>
          </table:table-cell>
          <table:table-cell office:value-type="float" office:value="19.028841" calcext:value-type="float">
            <text:p>19.028841</text:p>
          </table:table-cell>
          <table:table-cell office:value-type="float" office:value="14.123956" calcext:value-type="float">
            <text:p>14.123956</text:p>
          </table:table-cell>
        </table:table-row>
        <table:table-row table:style-name="ro2">
          <table:table-cell office:value-type="string" calcext:value-type="string">
            <text:p>2019-10-03 06:15:33</text:p>
          </table:table-cell>
          <table:table-cell office:value-type="float" office:value="19.03435" calcext:value-type="float">
            <text:p>19.03435</text:p>
          </table:table-cell>
          <table:table-cell office:value-type="float" office:value="14.126454" calcext:value-type="float">
            <text:p>14.126454</text:p>
          </table:table-cell>
        </table:table-row>
        <table:table-row table:style-name="ro2">
          <table:table-cell office:value-type="string" calcext:value-type="string">
            <text:p>2019-10-03 06:16:07</text:p>
          </table:table-cell>
          <table:table-cell office:value-type="float" office:value="19.04831" calcext:value-type="float">
            <text:p>19.04831</text:p>
          </table:table-cell>
          <table:table-cell office:value-type="float" office:value="14.137229" calcext:value-type="float">
            <text:p>14.137229</text:p>
          </table:table-cell>
        </table:table-row>
        <table:table-row table:style-name="ro2">
          <table:table-cell office:value-type="string" calcext:value-type="string">
            <text:p>2019-10-03 06:16:25</text:p>
          </table:table-cell>
          <table:table-cell office:value-type="float" office:value="19.057773" calcext:value-type="float">
            <text:p>19.057773</text:p>
          </table:table-cell>
          <table:table-cell office:value-type="float" office:value="14.144906" calcext:value-type="float">
            <text:p>14.144906</text:p>
          </table:table-cell>
        </table:table-row>
        <table:table-row table:style-name="ro2">
          <table:table-cell office:value-type="string" calcext:value-type="string">
            <text:p>2019-10-03 06:16:59</text:p>
          </table:table-cell>
          <table:table-cell office:value-type="float" office:value="19.071792" calcext:value-type="float">
            <text:p>19.071792</text:p>
          </table:table-cell>
          <table:table-cell office:value-type="float" office:value="14.155886" calcext:value-type="float">
            <text:p>14.155886</text:p>
          </table:table-cell>
        </table:table-row>
        <table:table-row table:style-name="ro2">
          <table:table-cell office:value-type="string" calcext:value-type="string">
            <text:p>2019-10-03 06:17:15</text:p>
          </table:table-cell>
          <table:table-cell office:value-type="float" office:value="19.078368" calcext:value-type="float">
            <text:p>19.078368</text:p>
          </table:table-cell>
          <table:table-cell office:value-type="float" office:value="14.160444" calcext:value-type="float">
            <text:p>14.160444</text:p>
          </table:table-cell>
        </table:table-row>
        <table:table-row table:style-name="ro2">
          <table:table-cell office:value-type="string" calcext:value-type="string">
            <text:p>2019-10-03 06:17:31</text:p>
          </table:table-cell>
          <table:table-cell office:value-type="float" office:value="19.085411" calcext:value-type="float">
            <text:p>19.085411</text:p>
          </table:table-cell>
          <table:table-cell office:value-type="float" office:value="14.165506" calcext:value-type="float">
            <text:p>14.165506</text:p>
          </table:table-cell>
        </table:table-row>
        <table:table-row table:style-name="ro2">
          <table:table-cell office:value-type="string" calcext:value-type="string">
            <text:p>2019-10-03 06:18:07</text:p>
          </table:table-cell>
          <table:table-cell office:value-type="float" office:value="19.100104" calcext:value-type="float">
            <text:p>19.100104</text:p>
          </table:table-cell>
          <table:table-cell office:value-type="float" office:value="14.176817" calcext:value-type="float">
            <text:p>14.176817</text:p>
          </table:table-cell>
        </table:table-row>
        <table:table-row table:style-name="ro2">
          <table:table-cell office:value-type="string" calcext:value-type="string">
            <text:p>2019-10-03 06:18:29</text:p>
          </table:table-cell>
          <table:table-cell office:value-type="float" office:value="19.114121" calcext:value-type="float">
            <text:p>19.114121</text:p>
          </table:table-cell>
          <table:table-cell office:value-type="float" office:value="14.188289" calcext:value-type="float">
            <text:p>14.188289</text:p>
          </table:table-cell>
        </table:table-row>
        <table:table-row table:style-name="ro2">
          <table:table-cell office:value-type="string" calcext:value-type="string">
            <text:p>2019-10-03 06:18:53</text:p>
          </table:table-cell>
          <table:table-cell office:value-type="float" office:value="19.129086" calcext:value-type="float">
            <text:p>19.129086</text:p>
          </table:table-cell>
          <table:table-cell office:value-type="float" office:value="14.200208" calcext:value-type="float">
            <text:p>14.200208</text:p>
          </table:table-cell>
        </table:table-row>
        <table:table-row table:style-name="ro2">
          <table:table-cell office:value-type="string" calcext:value-type="string">
            <text:p>2019-10-03 06:19:16</text:p>
          </table:table-cell>
          <table:table-cell office:value-type="float" office:value="19.142876" calcext:value-type="float">
            <text:p>19.142876</text:p>
          </table:table-cell>
          <table:table-cell office:value-type="float" office:value="14.211187" calcext:value-type="float">
            <text:p>14.211187</text:p>
          </table:table-cell>
        </table:table-row>
        <table:table-row table:style-name="ro2">
          <table:table-cell office:value-type="string" calcext:value-type="string">
            <text:p>2019-10-03 06:19:38</text:p>
          </table:table-cell>
          <table:table-cell office:value-type="float" office:value="19.157274" calcext:value-type="float">
            <text:p>19.157274</text:p>
          </table:table-cell>
          <table:table-cell office:value-type="float" office:value="14.222817" calcext:value-type="float">
            <text:p>14.222817</text:p>
          </table:table-cell>
        </table:table-row>
        <table:table-row table:style-name="ro2">
          <table:table-cell office:value-type="string" calcext:value-type="string">
            <text:p>2019-10-03 06:19:55</text:p>
          </table:table-cell>
          <table:table-cell office:value-type="float" office:value="19.164077" calcext:value-type="float">
            <text:p>19.164077</text:p>
          </table:table-cell>
          <table:table-cell office:value-type="float" office:value="14.227868" calcext:value-type="float">
            <text:p>14.227868</text:p>
          </table:table-cell>
        </table:table-row>
        <table:table-row table:style-name="ro2">
          <table:table-cell office:value-type="string" calcext:value-type="string">
            <text:p>2019-10-03 06:20:22</text:p>
          </table:table-cell>
          <table:table-cell office:value-type="float" office:value="19.178062" calcext:value-type="float">
            <text:p>19.178062</text:p>
          </table:table-cell>
          <table:table-cell office:value-type="float" office:value="14.239134" calcext:value-type="float">
            <text:p>14.239134</text:p>
          </table:table-cell>
        </table:table-row>
        <table:table-row table:style-name="ro2">
          <table:table-cell office:value-type="string" calcext:value-type="string">
            <text:p>2019-10-03 06:20:45</text:p>
          </table:table-cell>
          <table:table-cell office:value-type="float" office:value="19.193214" calcext:value-type="float">
            <text:p>19.193214</text:p>
          </table:table-cell>
          <table:table-cell office:value-type="float" office:value="14.251066" calcext:value-type="float">
            <text:p>14.251066</text:p>
          </table:table-cell>
        </table:table-row>
        <table:table-row table:style-name="ro2">
          <table:table-cell office:value-type="string" calcext:value-type="string">
            <text:p>2019-10-03 06:21:07</text:p>
          </table:table-cell>
          <table:table-cell office:value-type="float" office:value="19.199847" calcext:value-type="float">
            <text:p>19.199847</text:p>
          </table:table-cell>
          <table:table-cell office:value-type="float" office:value="14.255908" calcext:value-type="float">
            <text:p>14.255908</text:p>
          </table:table-cell>
        </table:table-row>
        <table:table-row table:style-name="ro2">
          <table:table-cell office:value-type="string" calcext:value-type="string">
            <text:p>2019-10-03 06:21:29</text:p>
          </table:table-cell>
          <table:table-cell office:value-type="float" office:value="19.206888" calcext:value-type="float">
            <text:p>19.206888</text:p>
          </table:table-cell>
          <table:table-cell office:value-type="float" office:value="14.261462" calcext:value-type="float">
            <text:p>14.261462</text:p>
          </table:table-cell>
        </table:table-row>
        <table:table-row table:style-name="ro2">
          <table:table-cell office:value-type="string" calcext:value-type="string">
            <text:p>2019-10-03 06:21:46</text:p>
          </table:table-cell>
          <table:table-cell office:value-type="float" office:value="19.213494" calcext:value-type="float">
            <text:p>19.213494</text:p>
          </table:table-cell>
          <table:table-cell office:value-type="float" office:value="14.266164" calcext:value-type="float">
            <text:p>14.266164</text:p>
          </table:table-cell>
        </table:table-row>
        <table:table-row table:style-name="ro2">
          <table:table-cell office:value-type="string" calcext:value-type="string">
            <text:p>2019-10-03 06:22:19</text:p>
          </table:table-cell>
          <table:table-cell office:value-type="float" office:value="19.227908" calcext:value-type="float">
            <text:p>19.227908</text:p>
          </table:table-cell>
          <table:table-cell office:value-type="float" office:value="14.277924" calcext:value-type="float">
            <text:p>14.277924</text:p>
          </table:table-cell>
        </table:table-row>
        <table:table-row table:style-name="ro2">
          <table:table-cell office:value-type="string" calcext:value-type="string">
            <text:p>2019-10-03 06:22:35</text:p>
          </table:table-cell>
          <table:table-cell office:value-type="float" office:value="19.234578" calcext:value-type="float">
            <text:p>19.234578</text:p>
          </table:table-cell>
          <table:table-cell office:value-type="float" office:value="14.282695" calcext:value-type="float">
            <text:p>14.282695</text:p>
          </table:table-cell>
        </table:table-row>
        <table:table-row table:style-name="ro2">
          <table:table-cell office:value-type="string" calcext:value-type="string">
            <text:p>2019-10-03 06:22:57</text:p>
          </table:table-cell>
          <table:table-cell office:value-type="float" office:value="19.241446" calcext:value-type="float">
            <text:p>19.241446</text:p>
          </table:table-cell>
          <table:table-cell office:value-type="float" office:value="14.287897" calcext:value-type="float">
            <text:p>14.287897</text:p>
          </table:table-cell>
        </table:table-row>
        <table:table-row table:style-name="ro2">
          <table:table-cell office:value-type="string" calcext:value-type="string">
            <text:p>2019-10-03 06:23:21</text:p>
          </table:table-cell>
          <table:table-cell office:value-type="float" office:value="19.256397" calcext:value-type="float">
            <text:p>19.256397</text:p>
          </table:table-cell>
          <table:table-cell office:value-type="float" office:value="14.299393" calcext:value-type="float">
            <text:p>14.299393</text:p>
          </table:table-cell>
        </table:table-row>
        <table:table-row table:style-name="ro2">
          <table:table-cell office:value-type="string" calcext:value-type="string">
            <text:p>2019-10-03 06:23:43</text:p>
          </table:table-cell>
          <table:table-cell office:value-type="float" office:value="19.263003" calcext:value-type="float">
            <text:p>19.263003</text:p>
          </table:table-cell>
          <table:table-cell office:value-type="float" office:value="14.303955" calcext:value-type="float">
            <text:p>14.303955</text:p>
          </table:table-cell>
        </table:table-row>
        <table:table-row table:style-name="ro2">
          <table:table-cell office:value-type="string" calcext:value-type="string">
            <text:p>2019-10-03 06:24:16</text:p>
          </table:table-cell>
          <table:table-cell office:value-type="float" office:value="19.279895" calcext:value-type="float">
            <text:p>19.279895</text:p>
          </table:table-cell>
          <table:table-cell office:value-type="float" office:value="14.316473" calcext:value-type="float">
            <text:p>14.316473</text:p>
          </table:table-cell>
        </table:table-row>
        <table:table-row table:style-name="ro2">
          <table:table-cell office:value-type="string" calcext:value-type="string">
            <text:p>2019-10-03 06:24:33</text:p>
          </table:table-cell>
          <table:table-cell office:value-type="float" office:value="19.286741" calcext:value-type="float">
            <text:p>19.286741</text:p>
          </table:table-cell>
          <table:table-cell office:value-type="float" office:value="14.321666" calcext:value-type="float">
            <text:p>14.321666</text:p>
          </table:table-cell>
        </table:table-row>
        <table:table-row table:style-name="ro2">
          <table:table-cell office:value-type="string" calcext:value-type="string">
            <text:p>2019-10-03 06:24:55</text:p>
          </table:table-cell>
          <table:table-cell office:value-type="float" office:value="19.29225" calcext:value-type="float">
            <text:p>19.29225</text:p>
          </table:table-cell>
          <table:table-cell office:value-type="float" office:value="14.324164" calcext:value-type="float">
            <text:p>14.324164</text:p>
          </table:table-cell>
        </table:table-row>
        <table:table-row table:style-name="ro2">
          <table:table-cell office:value-type="string" calcext:value-type="string">
            <text:p>2019-10-03 06:25:17</text:p>
          </table:table-cell>
          <table:table-cell office:value-type="float" office:value="19.298856" calcext:value-type="float">
            <text:p>19.298856</text:p>
          </table:table-cell>
          <table:table-cell office:value-type="float" office:value="14.328725" calcext:value-type="float">
            <text:p>14.328725</text:p>
          </table:table-cell>
        </table:table-row>
        <table:table-row table:style-name="ro2">
          <table:table-cell office:value-type="string" calcext:value-type="string">
            <text:p>2019-10-03 06:25:39</text:p>
          </table:table-cell>
          <table:table-cell office:value-type="float" office:value="19.312872" calcext:value-type="float">
            <text:p>19.312872</text:p>
          </table:table-cell>
          <table:table-cell office:value-type="float" office:value="14.339702" calcext:value-type="float">
            <text:p>14.339702</text:p>
          </table:table-cell>
        </table:table-row>
        <table:table-row table:style-name="ro2">
          <table:table-cell office:value-type="string" calcext:value-type="string">
            <text:p>2019-10-03 06:26:13</text:p>
          </table:table-cell>
          <table:table-cell office:value-type="float" office:value="19.327804" calcext:value-type="float">
            <text:p>19.327804</text:p>
          </table:table-cell>
          <table:table-cell office:value-type="float" office:value="14.351083" calcext:value-type="float">
            <text:p>14.351083</text:p>
          </table:table-cell>
        </table:table-row>
        <table:table-row table:style-name="ro2">
          <table:table-cell office:value-type="string" calcext:value-type="string">
            <text:p>2019-10-03 06:26:36</text:p>
          </table:table-cell>
          <table:table-cell office:value-type="float" office:value="19.342788" calcext:value-type="float">
            <text:p>19.342788</text:p>
          </table:table-cell>
          <table:table-cell office:value-type="float" office:value="14.363218" calcext:value-type="float">
            <text:p>14.363218</text:p>
          </table:table-cell>
        </table:table-row>
        <table:table-row table:style-name="ro2">
          <table:table-cell office:value-type="string" calcext:value-type="string">
            <text:p>2019-10-03 06:26:55</text:p>
          </table:table-cell>
          <table:table-cell office:value-type="float" office:value="19.349364" calcext:value-type="float">
            <text:p>19.349364</text:p>
          </table:table-cell>
          <table:table-cell office:value-type="float" office:value="14.367777" calcext:value-type="float">
            <text:p>14.367777</text:p>
          </table:table-cell>
        </table:table-row>
        <table:table-row table:style-name="ro2">
          <table:table-cell office:value-type="string" calcext:value-type="string">
            <text:p>2019-10-03 06:27:31</text:p>
          </table:table-cell>
          <table:table-cell office:value-type="float" office:value="19.364113" calcext:value-type="float">
            <text:p>19.364113</text:p>
          </table:table-cell>
          <table:table-cell office:value-type="float" office:value="14.379275" calcext:value-type="float">
            <text:p>14.379275</text:p>
          </table:table-cell>
        </table:table-row>
        <table:table-row table:style-name="ro2">
          <table:table-cell office:value-type="string" calcext:value-type="string">
            <text:p>2019-10-03 06:28:07</text:p>
          </table:table-cell>
          <table:table-cell office:value-type="float" office:value="19.379275" calcext:value-type="float">
            <text:p>19.379275</text:p>
          </table:table-cell>
          <table:table-cell office:value-type="float" office:value="14.391151" calcext:value-type="float">
            <text:p>14.391151</text:p>
          </table:table-cell>
        </table:table-row>
        <table:table-row table:style-name="ro2">
          <table:table-cell office:value-type="string" calcext:value-type="string">
            <text:p>2019-10-03 06:28:29</text:p>
          </table:table-cell>
          <table:table-cell office:value-type="float" office:value="19.386117" calcext:value-type="float">
            <text:p>19.386117</text:p>
          </table:table-cell>
          <table:table-cell office:value-type="float" office:value="14.396368" calcext:value-type="float">
            <text:p>14.396368</text:p>
          </table:table-cell>
        </table:table-row>
        <table:table-row table:style-name="ro2">
          <table:table-cell office:value-type="string" calcext:value-type="string">
            <text:p>2019-10-03 06:28:46</text:p>
          </table:table-cell>
          <table:table-cell office:value-type="float" office:value="19.392465" calcext:value-type="float">
            <text:p>19.392465</text:p>
          </table:table-cell>
          <table:table-cell office:value-type="float" office:value="14.399312" calcext:value-type="float">
            <text:p>14.399312</text:p>
          </table:table-cell>
        </table:table-row>
        <table:table-row table:style-name="ro2">
          <table:table-cell office:value-type="string" calcext:value-type="string">
            <text:p>2019-10-03 06:29:15</text:p>
          </table:table-cell>
          <table:table-cell office:value-type="float" office:value="19.407814" calcext:value-type="float">
            <text:p>19.407814</text:p>
          </table:table-cell>
          <table:table-cell office:value-type="float" office:value="14.411589" calcext:value-type="float">
            <text:p>14.411589</text:p>
          </table:table-cell>
        </table:table-row>
        <table:table-row table:style-name="ro2">
          <table:table-cell office:value-type="string" calcext:value-type="string">
            <text:p>2019-10-03 06:29:50</text:p>
          </table:table-cell>
          <table:table-cell office:value-type="float" office:value="19.422768" calcext:value-type="float">
            <text:p>19.422768</text:p>
          </table:table-cell>
          <table:table-cell office:value-type="float" office:value="14.423089" calcext:value-type="float">
            <text:p>14.423089</text:p>
          </table:table-cell>
        </table:table-row>
        <table:table-row table:style-name="ro2">
          <table:table-cell office:value-type="string" calcext:value-type="string">
            <text:p>2019-10-03 06:30:12</text:p>
          </table:table-cell>
          <table:table-cell office:value-type="float" office:value="19.429401" calcext:value-type="float">
            <text:p>19.429401</text:p>
          </table:table-cell>
          <table:table-cell office:value-type="float" office:value="14.427929" calcext:value-type="float">
            <text:p>14.427929</text:p>
          </table:table-cell>
        </table:table-row>
        <table:table-row table:style-name="ro2">
          <table:table-cell office:value-type="string" calcext:value-type="string">
            <text:p>2019-10-03 06:30:45</text:p>
          </table:table-cell>
          <table:table-cell office:value-type="float" office:value="19.44456" calcext:value-type="float">
            <text:p>19.44456</text:p>
          </table:table-cell>
          <table:table-cell office:value-type="float" office:value="14.439787" calcext:value-type="float">
            <text:p>14.439787</text:p>
          </table:table-cell>
        </table:table-row>
        <table:table-row table:style-name="ro2">
          <table:table-cell office:value-type="string" calcext:value-type="string">
            <text:p>2019-10-03 06:31:20</text:p>
          </table:table-cell>
          <table:table-cell office:value-type="float" office:value="19.459685" calcext:value-type="float">
            <text:p>19.459685</text:p>
          </table:table-cell>
          <table:table-cell office:value-type="float" office:value="14.451579" calcext:value-type="float">
            <text:p>14.451579</text:p>
          </table:table-cell>
        </table:table-row>
        <table:table-row table:style-name="ro2">
          <table:table-cell office:value-type="string" calcext:value-type="string">
            <text:p>2019-10-03 06:31:42</text:p>
          </table:table-cell>
          <table:table-cell office:value-type="float" office:value="19.466955" calcext:value-type="float">
            <text:p>19.466955</text:p>
          </table:table-cell>
          <table:table-cell office:value-type="float" office:value="14.456107" calcext:value-type="float">
            <text:p>14.456107</text:p>
          </table:table-cell>
        </table:table-row>
        <table:table-row table:style-name="ro2">
          <table:table-cell office:value-type="string" calcext:value-type="string">
            <text:p>2019-10-03 06:32:15</text:p>
          </table:table-cell>
          <table:table-cell office:value-type="float" office:value="19.481126" calcext:value-type="float">
            <text:p>19.481126</text:p>
          </table:table-cell>
          <table:table-cell office:value-type="float" office:value="14.467245" calcext:value-type="float">
            <text:p>14.467245</text:p>
          </table:table-cell>
        </table:table-row>
        <table:table-row table:style-name="ro2">
          <table:table-cell office:value-type="string" calcext:value-type="string">
            <text:p>2019-10-03 06:32:39</text:p>
          </table:table-cell>
          <table:table-cell office:value-type="float" office:value="19.495372" calcext:value-type="float">
            <text:p>19.495372</text:p>
          </table:table-cell>
          <table:table-cell office:value-type="float" office:value="14.478716" calcext:value-type="float">
            <text:p>14.478716</text:p>
          </table:table-cell>
        </table:table-row>
        <table:table-row table:style-name="ro2">
          <table:table-cell office:value-type="string" calcext:value-type="string">
            <text:p>2019-10-03 06:33:03</text:p>
          </table:table-cell>
          <table:table-cell office:value-type="float" office:value="19.510721" calcext:value-type="float">
            <text:p>19.510721</text:p>
          </table:table-cell>
          <table:table-cell office:value-type="float" office:value="14.490997" calcext:value-type="float">
            <text:p>14.490997</text:p>
          </table:table-cell>
        </table:table-row>
        <table:table-row table:style-name="ro2">
          <table:table-cell office:value-type="string" calcext:value-type="string">
            <text:p>2019-10-03 06:33:19</text:p>
          </table:table-cell>
          <table:table-cell office:value-type="float" office:value="19.517324" calcext:value-type="float">
            <text:p>19.517324</text:p>
          </table:table-cell>
          <table:table-cell office:value-type="float" office:value="14.495555" calcext:value-type="float">
            <text:p>14.495555</text:p>
          </table:table-cell>
        </table:table-row>
        <table:table-row table:style-name="ro2">
          <table:table-cell office:value-type="string" calcext:value-type="string">
            <text:p>2019-10-03 06:33:36</text:p>
          </table:table-cell>
          <table:table-cell office:value-type="float" office:value="19.52393" calcext:value-type="float">
            <text:p>19.52393</text:p>
          </table:table-cell>
          <table:table-cell office:value-type="float" office:value="14.500257" calcext:value-type="float">
            <text:p>14.500257</text:p>
          </table:table-cell>
        </table:table-row>
        <table:table-row table:style-name="ro2">
          <table:table-cell office:value-type="string" calcext:value-type="string">
            <text:p>2019-10-03 06:34:05</text:p>
          </table:table-cell>
          <table:table-cell office:value-type="float" office:value="19.538117" calcext:value-type="float">
            <text:p>19.538117</text:p>
          </table:table-cell>
          <table:table-cell office:value-type="float" office:value="14.511523" calcext:value-type="float">
            <text:p>14.511523</text:p>
          </table:table-cell>
        </table:table-row>
        <table:table-row table:style-name="ro2">
          <table:table-cell office:value-type="string" calcext:value-type="string">
            <text:p>2019-10-03 06:34:36</text:p>
          </table:table-cell>
          <table:table-cell office:value-type="float" office:value="19.554528" calcext:value-type="float">
            <text:p>19.554528</text:p>
          </table:table-cell>
          <table:table-cell office:value-type="float" office:value="14.524265" calcext:value-type="float">
            <text:p>14.524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0/00/0000</text:date>, <text:time style:data-style-name="N2" text:time-value="08:55:36.691069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06:44.469296176</meta:creation-date>
    <dc:date>2019-10-03T12:09:07.857721151</dc:date>
    <meta:editing-duration>PT2H12M32S</meta:editing-duration>
    <meta:editing-cycles>3</meta:editing-cycles>
    <meta:generator>LibreOffice/5.2.7.2$Linux_X86_64 LibreOffice_project/20m0$Build-2</meta:generator>
    <meta:document-statistic meta:table-count="2" meta:cell-count="113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true" loext:try-staggering-first="false" chart:link-data-style-to-source="true" chart:axis-position="0" style:rotation-angle="2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svg:stroke-color="#b3b3b3" draw:fill="none" draw:fill-color="#e6e6e6" draw:opacity="50%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03cm" svg:height="14.185cm" xlink:href=".." xlink:type="simple" chart:class="chart:line" chart:style-name="ch1">
        <chart:title svg:x="9.184cm" svg:y="0.419cm" chart:style-name="ch2">
          <text:p>Log and journald size generated in MB</text:p>
        </chart:title>
        <chart:legend chart:legend-position="end" svg:x="22.007cm" svg:y="6.544cm" style:legend-expansion="high" chart:style-name="ch3"/>
        <chart:plot-area chart:style-name="ch4" table:cell-range-address="Sheet2.A1:Sheet2.C1619" chart:data-source-has-labels="both" svg:x="1.533cm" svg:y="1.481cm" svg:width="19.952cm" svg:height="11.44cm">
          <chartooo:coordinate-region svg:x="4.417cm" svg:y="1.68cm" svg:width="17.068cm" svg:height="9.311cm"/>
          <chart:axis chart:dimension="x" chart:name="primary-x" chart:style-name="ch5" chartooo:axis-type="auto">
            <chartooo:date-scale/>
            <chart:title svg:x="11.108cm" svg:y="13.204cm" chart:style-name="ch6">
              <text:p>Time</text:p>
            </chart:title>
            <chart:categories table:cell-range-address="Sheet2.A2:Sheet2.A1619"/>
          </chart:axis>
          <chart:axis chart:dimension="y" chart:name="primary-y" chart:style-name="ch7">
            <chart:title svg:x="0.451cm" svg:y="7.959cm" chart:style-name="ch8">
              <text:p>Size (MB)</text:p>
            </chart:title>
            <chart:grid chart:style-name="ch9" chart:class="major"/>
          </chart:axis>
          <chart:series chart:style-name="ch10" chart:values-cell-range-address="Sheet2.B2:Sheet2.B1619" chart:label-cell-address="Sheet2.B1:Sheet2.B1" chart:class="chart:line">
            <chart:data-point chart:repeated="1618"/>
          </chart:series>
          <chart:series chart:style-name="ch11" chart:values-cell-range-address="Sheet2.C2:Sheet2.C1619" chart:label-cell-address="Sheet2.C1:Sheet2.C1" chart:class="chart:line">
            <chart:data-point chart:repeated="16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Size (MB)</text:p>
                <draw:g>
                  <svg:desc>Sheet2.B1:Sheet2.B1</svg:desc>
                </draw:g>
              </table:table-cell>
              <table:table-cell office:value-type="string">
                <text:p>Journal Size (MB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10-02 15:47:19</text:p>
                <draw:g>
                  <svg:desc>Sheet2.A2:Sheet2.A1619</svg:desc>
                </draw:g>
              </table:table-cell>
              <table:table-cell office:value-type="float" office:value="0.086218">
                <text:p>0.086218</text:p>
                <draw:g>
                  <svg:desc>Sheet2.B2:Sheet2.B1619</svg:desc>
                </draw:g>
              </table:table-cell>
              <table:table-cell office:value-type="float" office:value="0.064506">
                <text:p>0.064506</text:p>
                <draw:g>
                  <svg:desc>Sheet2.C2:Sheet2.C1619</svg:desc>
                </draw:g>
              </table:table-cell>
            </table:table-row>
            <table:table-row>
              <table:table-cell office:value-type="string">
                <text:p>2019-10-02 15:47:33</text:p>
              </table:table-cell>
              <table:table-cell office:value-type="float" office:value="0.093027">
                <text:p>0.093027</text:p>
              </table:table-cell>
              <table:table-cell office:value-type="float" office:value="0.069554">
                <text:p>0.069554</text:p>
              </table:table-cell>
            </table:table-row>
            <table:table-row>
              <table:table-cell office:value-type="string">
                <text:p>2019-10-02 15:47:55</text:p>
              </table:table-cell>
              <table:table-cell office:value-type="float" office:value="0.106833">
                <text:p>0.106833</text:p>
              </table:table-cell>
              <table:table-cell office:value-type="float" office:value="0.080574">
                <text:p>0.080574</text:p>
              </table:table-cell>
            </table:table-row>
            <table:table-row>
              <table:table-cell office:value-type="string">
                <text:p>2019-10-02 15:48:16</text:p>
              </table:table-cell>
              <table:table-cell office:value-type="float" office:value="0.120823">
                <text:p>0.120823</text:p>
              </table:table-cell>
              <table:table-cell office:value-type="float" office:value="0.091859">
                <text:p>0.091859</text:p>
              </table:table-cell>
            </table:table-row>
            <table:table-row>
              <table:table-cell office:value-type="string">
                <text:p>2019-10-02 15:48:34</text:p>
              </table:table-cell>
              <table:table-cell office:value-type="float" office:value="0.134634">
                <text:p>0.134634</text:p>
              </table:table-cell>
              <table:table-cell office:value-type="float" office:value="0.102808">
                <text:p>0.102808</text:p>
              </table:table-cell>
            </table:table-row>
            <table:table-row>
              <table:table-cell office:value-type="string">
                <text:p>2019-10-02 15:48:54</text:p>
              </table:table-cell>
              <table:table-cell office:value-type="float" office:value="0.14856">
                <text:p>0.14856</text:p>
              </table:table-cell>
              <table:table-cell office:value-type="float" office:value="0.11343">
                <text:p>0.11343</text:p>
              </table:table-cell>
            </table:table-row>
            <table:table-row>
              <table:table-cell office:value-type="string">
                <text:p>2019-10-02 15:49:08</text:p>
              </table:table-cell>
              <table:table-cell office:value-type="float" office:value="0.154932">
                <text:p>0.154932</text:p>
              </table:table-cell>
              <table:table-cell office:value-type="float" office:value="0.11589">
                <text:p>0.11589</text:p>
              </table:table-cell>
            </table:table-row>
            <table:table-row>
              <table:table-cell office:value-type="string">
                <text:p>2019-10-02 15:49:36</text:p>
              </table:table-cell>
              <table:table-cell office:value-type="float" office:value="0.17129">
                <text:p>0.17129</text:p>
              </table:table-cell>
              <table:table-cell office:value-type="float" office:value="0.129049">
                <text:p>0.129049</text:p>
              </table:table-cell>
            </table:table-row>
            <table:table-row>
              <table:table-cell office:value-type="string">
                <text:p>2019-10-02 15:49:57</text:p>
              </table:table-cell>
              <table:table-cell office:value-type="float" office:value="0.185136">
                <text:p>0.185136</text:p>
              </table:table-cell>
              <table:table-cell office:value-type="float" office:value="0.140208">
                <text:p>0.140208</text:p>
              </table:table-cell>
            </table:table-row>
            <table:table-row>
              <table:table-cell office:value-type="string">
                <text:p>2019-10-02 15:50:16</text:p>
              </table:table-cell>
              <table:table-cell office:value-type="float" office:value="0.199155">
                <text:p>0.199155</text:p>
              </table:table-cell>
              <table:table-cell office:value-type="float" office:value="0.14906">
                <text:p>0.14906</text:p>
              </table:table-cell>
            </table:table-row>
            <table:table-row>
              <table:table-cell office:value-type="string">
                <text:p>2019-10-02 15:50:34</text:p>
              </table:table-cell>
              <table:table-cell office:value-type="float" office:value="0.20621">
                <text:p>0.20621</text:p>
              </table:table-cell>
              <table:table-cell office:value-type="float" office:value="0.154156">
                <text:p>0.154156</text:p>
              </table:table-cell>
            </table:table-row>
            <table:table-row>
              <table:table-cell office:value-type="string">
                <text:p>2019-10-02 16:04:29</text:p>
              </table:table-cell>
              <table:table-cell office:value-type="float" office:value="0.514567">
                <text:p>0.514567</text:p>
              </table:table-cell>
              <table:table-cell office:value-type="float" office:value="0.318078">
                <text:p>0.318078</text:p>
              </table:table-cell>
            </table:table-row>
            <table:table-row>
              <table:table-cell office:value-type="string">
                <text:p>2019-10-02 16:04:44</text:p>
              </table:table-cell>
              <table:table-cell office:value-type="float" office:value="0.521372">
                <text:p>0.521372</text:p>
              </table:table-cell>
              <table:table-cell office:value-type="float" office:value="0.322627">
                <text:p>0.322627</text:p>
              </table:table-cell>
            </table:table-row>
            <table:table-row>
              <table:table-cell office:value-type="string">
                <text:p>2019-10-02 16:04:59</text:p>
              </table:table-cell>
              <table:table-cell office:value-type="float" office:value="0.528213">
                <text:p>0.528213</text:p>
              </table:table-cell>
              <table:table-cell office:value-type="float" office:value="0.327679">
                <text:p>0.327679</text:p>
              </table:table-cell>
            </table:table-row>
            <table:table-row>
              <table:table-cell office:value-type="string">
                <text:p>2019-10-02 16:05:27</text:p>
              </table:table-cell>
              <table:table-cell office:value-type="float" office:value="0.545824">
                <text:p>0.545824</text:p>
              </table:table-cell>
              <table:table-cell office:value-type="float" office:value="0.341776">
                <text:p>0.341776</text:p>
              </table:table-cell>
            </table:table-row>
            <table:table-row>
              <table:table-cell office:value-type="string">
                <text:p>2019-10-02 16:05:46</text:p>
              </table:table-cell>
              <table:table-cell office:value-type="float" office:value="0.559856">
                <text:p>0.559856</text:p>
              </table:table-cell>
              <table:table-cell office:value-type="float" office:value="0.352798">
                <text:p>0.352798</text:p>
              </table:table-cell>
            </table:table-row>
            <table:table-row>
              <table:table-cell office:value-type="string">
                <text:p>2019-10-02 16:06:04</text:p>
              </table:table-cell>
              <table:table-cell office:value-type="float" office:value="0.574102">
                <text:p>0.574102</text:p>
              </table:table-cell>
              <table:table-cell office:value-type="float" office:value="0.364247">
                <text:p>0.364247</text:p>
              </table:table-cell>
            </table:table-row>
            <table:table-row>
              <table:table-cell office:value-type="string">
                <text:p>2019-10-02 16:06:18</text:p>
              </table:table-cell>
              <table:table-cell office:value-type="float" office:value="0.580937">
                <text:p>0.580937</text:p>
              </table:table-cell>
              <table:table-cell office:value-type="float" office:value="0.368939">
                <text:p>0.368939</text:p>
              </table:table-cell>
            </table:table-row>
            <table:table-row>
              <table:table-cell office:value-type="string">
                <text:p>2019-10-02 16:06:45</text:p>
              </table:table-cell>
              <table:table-cell office:value-type="float" office:value="0.595888">
                <text:p>0.595888</text:p>
              </table:table-cell>
              <table:table-cell office:value-type="float" office:value="0.380412">
                <text:p>0.380412</text:p>
              </table:table-cell>
            </table:table-row>
            <table:table-row>
              <table:table-cell office:value-type="string">
                <text:p>2019-10-02 16:07:02</text:p>
              </table:table-cell>
              <table:table-cell office:value-type="float" office:value="0.602696">
                <text:p>0.602696</text:p>
              </table:table-cell>
              <table:table-cell office:value-type="float" office:value="0.384964">
                <text:p>0.384964</text:p>
              </table:table-cell>
            </table:table-row>
            <table:table-row>
              <table:table-cell office:value-type="string">
                <text:p>2019-10-02 16:07:17</text:p>
              </table:table-cell>
              <table:table-cell office:value-type="float" office:value="0.609739">
                <text:p>0.609739</text:p>
              </table:table-cell>
              <table:table-cell office:value-type="float" office:value="0.390016">
                <text:p>0.390016</text:p>
              </table:table-cell>
            </table:table-row>
            <table:table-row>
              <table:table-cell office:value-type="string">
                <text:p>2019-10-02 16:07:34</text:p>
              </table:table-cell>
              <table:table-cell office:value-type="float" office:value="0.616547">
                <text:p>0.616547</text:p>
              </table:table-cell>
              <table:table-cell office:value-type="float" office:value="0.394568">
                <text:p>0.394568</text:p>
              </table:table-cell>
            </table:table-row>
            <table:table-row>
              <table:table-cell office:value-type="string">
                <text:p>2019-10-02 16:07:53</text:p>
              </table:table-cell>
              <table:table-cell office:value-type="float" office:value="0.631457">
                <text:p>0.631457</text:p>
              </table:table-cell>
              <table:table-cell office:value-type="float" office:value="0.405931">
                <text:p>0.405931</text:p>
              </table:table-cell>
            </table:table-row>
            <table:table-row>
              <table:table-cell office:value-type="string">
                <text:p>2019-10-02 16:08:07</text:p>
              </table:table-cell>
              <table:table-cell office:value-type="float" office:value="0.638292">
                <text:p>0.638292</text:p>
              </table:table-cell>
              <table:table-cell office:value-type="float" office:value="0.410638">
                <text:p>0.410638</text:p>
              </table:table-cell>
            </table:table-row>
            <table:table-row>
              <table:table-cell office:value-type="string">
                <text:p>2019-10-02 16:08:21</text:p>
              </table:table-cell>
              <table:table-cell office:value-type="float" office:value="0.644956">
                <text:p>0.644956</text:p>
              </table:table-cell>
              <table:table-cell office:value-type="float" office:value="0.41533">
                <text:p>0.41533</text:p>
              </table:table-cell>
            </table:table-row>
            <table:table-row>
              <table:table-cell office:value-type="string">
                <text:p>2019-10-02 16:08:40</text:p>
              </table:table-cell>
              <table:table-cell office:value-type="float" office:value="0.660078">
                <text:p>0.660078</text:p>
              </table:table-cell>
              <table:table-cell office:value-type="float" office:value="0.42711">
                <text:p>0.42711</text:p>
              </table:table-cell>
            </table:table-row>
            <table:table-row>
              <table:table-cell office:value-type="string">
                <text:p>2019-10-02 16:08:59</text:p>
              </table:table-cell>
              <table:table-cell office:value-type="float" office:value="0.674976">
                <text:p>0.674976</text:p>
              </table:table-cell>
              <table:table-cell office:value-type="float" office:value="0.438401">
                <text:p>0.438401</text:p>
              </table:table-cell>
            </table:table-row>
            <table:table-row>
              <table:table-cell office:value-type="string">
                <text:p>2019-10-02 16:09:13</text:p>
              </table:table-cell>
              <table:table-cell office:value-type="float" office:value="0.681784">
                <text:p>0.681784</text:p>
              </table:table-cell>
              <table:table-cell office:value-type="float" office:value="0.442953">
                <text:p>0.442953</text:p>
              </table:table-cell>
            </table:table-row>
            <table:table-row>
              <table:table-cell office:value-type="string">
                <text:p>2019-10-02 16:09:28</text:p>
              </table:table-cell>
              <table:table-cell office:value-type="float" office:value="0.688652">
                <text:p>0.688652</text:p>
              </table:table-cell>
              <table:table-cell office:value-type="float" office:value="0.448145">
                <text:p>0.448145</text:p>
              </table:table-cell>
            </table:table-row>
            <table:table-row>
              <table:table-cell office:value-type="string">
                <text:p>2019-10-02 16:09:51</text:p>
              </table:table-cell>
              <table:table-cell office:value-type="float" office:value="0.702849">
                <text:p>0.702849</text:p>
              </table:table-cell>
              <table:table-cell office:value-type="float" office:value="0.459334">
                <text:p>0.459334</text:p>
              </table:table-cell>
            </table:table-row>
            <table:table-row>
              <table:table-cell office:value-type="string">
                <text:p>2019-10-02 16:10:14</text:p>
              </table:table-cell>
              <table:table-cell office:value-type="float" office:value="0.717247">
                <text:p>0.717247</text:p>
              </table:table-cell>
              <table:table-cell office:value-type="float" office:value="0.470943">
                <text:p>0.470943</text:p>
              </table:table-cell>
            </table:table-row>
            <table:table-row>
              <table:table-cell office:value-type="string">
                <text:p>2019-10-02 16:10:28</text:p>
              </table:table-cell>
              <table:table-cell office:value-type="float" office:value="0.72429">
                <text:p>0.72429</text:p>
              </table:table-cell>
              <table:table-cell office:value-type="float" office:value="0.475995">
                <text:p>0.475995</text:p>
              </table:table-cell>
            </table:table-row>
            <table:table-row>
              <table:table-cell office:value-type="string">
                <text:p>2019-10-02 16:10:42</text:p>
              </table:table-cell>
              <table:table-cell office:value-type="float" office:value="0.731333">
                <text:p>0.731333</text:p>
              </table:table-cell>
              <table:table-cell office:value-type="float" office:value="0.481047">
                <text:p>0.481047</text:p>
              </table:table-cell>
            </table:table-row>
            <table:table-row>
              <table:table-cell office:value-type="string">
                <text:p>2019-10-02 16:10:59</text:p>
              </table:table-cell>
              <table:table-cell office:value-type="float" office:value="0.738168">
                <text:p>0.738168</text:p>
              </table:table-cell>
              <table:table-cell office:value-type="float" office:value="0.485739">
                <text:p>0.485739</text:p>
              </table:table-cell>
            </table:table-row>
            <table:table-row>
              <table:table-cell office:value-type="string">
                <text:p>2019-10-02 20:44:31</text:p>
              </table:table-cell>
              <table:table-cell office:value-type="float" office:value="1.404727">
                <text:p>1.404727</text:p>
              </table:table-cell>
              <table:table-cell office:value-type="float" office:value="0.866543">
                <text:p>0.866543</text:p>
              </table:table-cell>
            </table:table-row>
            <table:table-row>
              <table:table-cell office:value-type="string">
                <text:p>2019-10-02 20:45:46</text:p>
              </table:table-cell>
              <table:table-cell office:value-type="float" office:value="1.496298">
                <text:p>1.496298</text:p>
              </table:table-cell>
              <table:table-cell office:value-type="float" office:value="0.934076">
                <text:p>0.934076</text:p>
              </table:table-cell>
            </table:table-row>
            <table:table-row>
              <table:table-cell office:value-type="string">
                <text:p>2019-10-02 20:46:01</text:p>
              </table:table-cell>
              <table:table-cell office:value-type="float" office:value="1.503118">
                <text:p>1.503118</text:p>
              </table:table-cell>
              <table:table-cell office:value-type="float" office:value="0.938673">
                <text:p>0.938673</text:p>
              </table:table-cell>
            </table:table-row>
            <table:table-row>
              <table:table-cell office:value-type="string">
                <text:p>2019-10-02 20:46:21</text:p>
              </table:table-cell>
              <table:table-cell office:value-type="float" office:value="1.517107">
                <text:p>1.517107</text:p>
              </table:table-cell>
              <table:table-cell office:value-type="float" office:value="0.949503">
                <text:p>0.949503</text:p>
              </table:table-cell>
            </table:table-row>
            <table:table-row>
              <table:table-cell office:value-type="string">
                <text:p>2019-10-02 20:46:36</text:p>
              </table:table-cell>
              <table:table-cell office:value-type="float" office:value="1.523915">
                <text:p>1.523915</text:p>
              </table:table-cell>
              <table:table-cell office:value-type="float" office:value="0.954055">
                <text:p>0.954055</text:p>
              </table:table-cell>
            </table:table-row>
            <table:table-row>
              <table:table-cell office:value-type="string">
                <text:p>2019-10-02 20:46:59</text:p>
              </table:table-cell>
              <table:table-cell office:value-type="float" office:value="1.539064">
                <text:p>1.539064</text:p>
              </table:table-cell>
              <table:table-cell office:value-type="float" office:value="0.965959">
                <text:p>0.965959</text:p>
              </table:table-cell>
            </table:table-row>
            <table:table-row>
              <table:table-cell office:value-type="string">
                <text:p>2019-10-02 20:47:19</text:p>
              </table:table-cell>
              <table:table-cell office:value-type="float" office:value="1.553064">
                <text:p>1.553064</text:p>
              </table:table-cell>
              <table:table-cell office:value-type="float" office:value="0.977074">
                <text:p>0.977074</text:p>
              </table:table-cell>
            </table:table-row>
            <table:table-row>
              <table:table-cell office:value-type="string">
                <text:p>2019-10-02 20:47:57</text:p>
              </table:table-cell>
              <table:table-cell office:value-type="float" office:value="1.593776">
                <text:p>1.593776</text:p>
              </table:table-cell>
              <table:table-cell office:value-type="float" office:value="1.006457">
                <text:p>1.006457</text:p>
              </table:table-cell>
            </table:table-row>
            <table:table-row>
              <table:table-cell office:value-type="string">
                <text:p>2019-10-02 20:48:17</text:p>
              </table:table-cell>
              <table:table-cell office:value-type="float" office:value="1.609593">
                <text:p>1.609593</text:p>
              </table:table-cell>
              <table:table-cell office:value-type="float" office:value="1.019008">
                <text:p>1.019008</text:p>
              </table:table-cell>
            </table:table-row>
            <table:table-row>
              <table:table-cell office:value-type="string">
                <text:p>2019-10-02 20:48:37</text:p>
              </table:table-cell>
              <table:table-cell office:value-type="float" office:value="1.625054">
                <text:p>1.625054</text:p>
              </table:table-cell>
              <table:table-cell office:value-type="float" office:value="1.030807">
                <text:p>1.030807</text:p>
              </table:table-cell>
            </table:table-row>
            <table:table-row>
              <table:table-cell office:value-type="string">
                <text:p>2019-10-02 20:49:00</text:p>
              </table:table-cell>
              <table:table-cell office:value-type="float" office:value="1.638844">
                <text:p>1.638844</text:p>
              </table:table-cell>
              <table:table-cell office:value-type="float" office:value="1.041764">
                <text:p>1.041764</text:p>
              </table:table-cell>
            </table:table-row>
            <table:table-row>
              <table:table-cell office:value-type="string">
                <text:p>2019-10-02 20:49:16</text:p>
              </table:table-cell>
              <table:table-cell office:value-type="float" office:value="1.645887">
                <text:p>1.645887</text:p>
              </table:table-cell>
              <table:table-cell office:value-type="float" office:value="1.045792">
                <text:p>1.045792</text:p>
              </table:table-cell>
            </table:table-row>
            <table:table-row>
              <table:table-cell office:value-type="string">
                <text:p>2019-10-02 20:49:36</text:p>
              </table:table-cell>
              <table:table-cell office:value-type="float" office:value="1.659683">
                <text:p>1.659683</text:p>
              </table:table-cell>
              <table:table-cell office:value-type="float" office:value="1.056785">
                <text:p>1.056785</text:p>
              </table:table-cell>
            </table:table-row>
            <table:table-row>
              <table:table-cell office:value-type="string">
                <text:p>2019-10-02 20:50:19</text:p>
              </table:table-cell>
              <table:table-cell office:value-type="float" office:value="1.70022">
                <text:p>1.70022</text:p>
              </table:table-cell>
              <table:table-cell office:value-type="float" office:value="1.086308">
                <text:p>1.086308</text:p>
              </table:table-cell>
            </table:table-row>
            <table:table-row>
              <table:table-cell office:value-type="string">
                <text:p>2019-10-02 20:50:38</text:p>
              </table:table-cell>
              <table:table-cell office:value-type="float" office:value="1.715569">
                <text:p>1.715569</text:p>
              </table:table-cell>
              <table:table-cell office:value-type="float" office:value="1.098565">
                <text:p>1.098565</text:p>
              </table:table-cell>
            </table:table-row>
            <table:table-row>
              <table:table-cell office:value-type="string">
                <text:p>2019-10-02 20:50:52</text:p>
              </table:table-cell>
              <table:table-cell office:value-type="float" office:value="1.722175">
                <text:p>1.722175</text:p>
              </table:table-cell>
              <table:table-cell office:value-type="float" office:value="1.103257">
                <text:p>1.103257</text:p>
              </table:table-cell>
            </table:table-row>
            <table:table-row>
              <table:table-cell office:value-type="string">
                <text:p>2019-10-02 20:51:11</text:p>
              </table:table-cell>
              <table:table-cell office:value-type="float" office:value="1.736174">
                <text:p>1.736174</text:p>
              </table:table-cell>
              <table:table-cell office:value-type="float" office:value="1.114608">
                <text:p>1.114608</text:p>
              </table:table-cell>
            </table:table-row>
            <table:table-row>
              <table:table-cell office:value-type="string">
                <text:p>2019-10-02 20:51:35</text:p>
              </table:table-cell>
              <table:table-cell office:value-type="float" office:value="1.751128">
                <text:p>1.751128</text:p>
              </table:table-cell>
              <table:table-cell office:value-type="float" office:value="1.126376">
                <text:p>1.126376</text:p>
              </table:table-cell>
            </table:table-row>
            <table:table-row>
              <table:table-cell office:value-type="string">
                <text:p>2019-10-02 20:52:14</text:p>
              </table:table-cell>
              <table:table-cell office:value-type="float" office:value="1.79317">
                <text:p>1.79317</text:p>
              </table:table-cell>
              <table:table-cell office:value-type="float" office:value="1.15679">
                <text:p>1.15679</text:p>
              </table:table-cell>
            </table:table-row>
            <table:table-row>
              <table:table-cell office:value-type="string">
                <text:p>2019-10-02 20:52:28</text:p>
              </table:table-cell>
              <table:table-cell office:value-type="float" office:value="1.799749">
                <text:p>1.799749</text:p>
              </table:table-cell>
              <table:table-cell office:value-type="float" office:value="1.161342">
                <text:p>1.161342</text:p>
              </table:table-cell>
            </table:table-row>
            <table:table-row>
              <table:table-cell office:value-type="string">
                <text:p>2019-10-02 20:52:45</text:p>
              </table:table-cell>
              <table:table-cell office:value-type="float" office:value="1.806141">
                <text:p>1.806141</text:p>
              </table:table-cell>
              <table:table-cell office:value-type="float" office:value="1.164452">
                <text:p>1.164452</text:p>
              </table:table-cell>
            </table:table-row>
            <table:table-row>
              <table:table-cell office:value-type="string">
                <text:p>2019-10-02 20:53:08</text:p>
              </table:table-cell>
              <table:table-cell office:value-type="float" office:value="1.819926">
                <text:p>1.819926</text:p>
              </table:table-cell>
              <table:table-cell office:value-type="float" office:value="1.175346">
                <text:p>1.175346</text:p>
              </table:table-cell>
            </table:table-row>
            <table:table-row>
              <table:table-cell office:value-type="string">
                <text:p>2019-10-02 20:53:24</text:p>
              </table:table-cell>
              <table:table-cell office:value-type="float" office:value="1.826988">
                <text:p>1.826988</text:p>
              </table:table-cell>
              <table:table-cell office:value-type="float" office:value="1.18053">
                <text:p>1.18053</text:p>
              </table:table-cell>
            </table:table-row>
            <table:table-row>
              <table:table-cell office:value-type="string">
                <text:p>2019-10-02 20:53:58</text:p>
              </table:table-cell>
              <table:table-cell office:value-type="float" office:value="1.868856">
                <text:p>1.868856</text:p>
              </table:table-cell>
              <table:table-cell office:value-type="float" office:value="1.210634">
                <text:p>1.210634</text:p>
              </table:table-cell>
            </table:table-row>
            <table:table-row>
              <table:table-cell office:value-type="string">
                <text:p>2019-10-02 20:54:13</text:p>
              </table:table-cell>
              <table:table-cell office:value-type="float" office:value="1.87567">
                <text:p>1.87567</text:p>
              </table:table-cell>
              <table:table-cell office:value-type="float" office:value="1.215686">
                <text:p>1.215686</text:p>
              </table:table-cell>
            </table:table-row>
            <table:table-row>
              <table:table-cell office:value-type="string">
                <text:p>2019-10-02 20:54:27</text:p>
              </table:table-cell>
              <table:table-cell office:value-type="float" office:value="1.882713">
                <text:p>1.882713</text:p>
              </table:table-cell>
              <table:table-cell office:value-type="float" office:value="1.220738">
                <text:p>1.220738</text:p>
              </table:table-cell>
            </table:table-row>
            <table:table-row>
              <table:table-cell office:value-type="string">
                <text:p>2019-10-02 20:54:50</text:p>
              </table:table-cell>
              <table:table-cell office:value-type="float" office:value="1.897175">
                <text:p>1.897175</text:p>
              </table:table-cell>
              <table:table-cell office:value-type="float" office:value="1.230538">
                <text:p>1.230538</text:p>
              </table:table-cell>
            </table:table-row>
            <table:table-row>
              <table:table-cell office:value-type="string">
                <text:p>2019-10-02 20:55:07</text:p>
              </table:table-cell>
              <table:table-cell office:value-type="float" office:value="1.904218">
                <text:p>1.904218</text:p>
              </table:table-cell>
              <table:table-cell office:value-type="float" office:value="1.23559">
                <text:p>1.23559</text:p>
              </table:table-cell>
            </table:table-row>
            <table:table-row>
              <table:table-cell office:value-type="string">
                <text:p>2019-10-02 20:55:21</text:p>
              </table:table-cell>
              <table:table-cell office:value-type="float" office:value="1.910851">
                <text:p>1.910851</text:p>
              </table:table-cell>
              <table:table-cell office:value-type="float" office:value="1.240281">
                <text:p>1.240281</text:p>
              </table:table-cell>
            </table:table-row>
            <table:table-row>
              <table:table-cell office:value-type="string">
                <text:p>2019-10-02 20:55:35</text:p>
              </table:table-cell>
              <table:table-cell office:value-type="float" office:value="1.917457">
                <text:p>1.917457</text:p>
              </table:table-cell>
              <table:table-cell office:value-type="float" office:value="1.244833">
                <text:p>1.244833</text:p>
              </table:table-cell>
            </table:table-row>
            <table:table-row>
              <table:table-cell office:value-type="string">
                <text:p>2019-10-02 20:55:58</text:p>
              </table:table-cell>
              <table:table-cell office:value-type="float" office:value="1.934875">
                <text:p>1.934875</text:p>
              </table:table-cell>
              <table:table-cell office:value-type="float" office:value="1.259091">
                <text:p>1.259091</text:p>
              </table:table-cell>
            </table:table-row>
            <table:table-row>
              <table:table-cell office:value-type="string">
                <text:p>2019-10-02 20:56:23</text:p>
              </table:table-cell>
              <table:table-cell office:value-type="float" office:value="1.948867">
                <text:p>1.948867</text:p>
              </table:table-cell>
              <table:table-cell office:value-type="float" office:value="1.269908">
                <text:p>1.269908</text:p>
              </table:table-cell>
            </table:table-row>
            <table:table-row>
              <table:table-cell office:value-type="string">
                <text:p>2019-10-02 20:56:51</text:p>
              </table:table-cell>
              <table:table-cell office:value-type="float" office:value="1.963806">
                <text:p>1.963806</text:p>
              </table:table-cell>
              <table:table-cell office:value-type="float" office:value="1.28129">
                <text:p>1.28129</text:p>
              </table:table-cell>
            </table:table-row>
            <table:table-row>
              <table:table-cell office:value-type="string">
                <text:p>2019-10-02 20:57:11</text:p>
              </table:table-cell>
              <table:table-cell office:value-type="float" office:value="1.979904">
                <text:p>1.979904</text:p>
              </table:table-cell>
              <table:table-cell office:value-type="float" office:value="1.293466">
                <text:p>1.293466</text:p>
              </table:table-cell>
            </table:table-row>
            <table:table-row>
              <table:table-cell office:value-type="string">
                <text:p>2019-10-02 20:57:45</text:p>
              </table:table-cell>
              <table:table-cell office:value-type="float" office:value="2.024017">
                <text:p>2.024017</text:p>
              </table:table-cell>
              <table:table-cell office:value-type="float" office:value="1.324314">
                <text:p>1.324314</text:p>
              </table:table-cell>
            </table:table-row>
            <table:table-row>
              <table:table-cell office:value-type="string">
                <text:p>2019-10-02 20:57:59</text:p>
              </table:table-cell>
              <table:table-cell office:value-type="float" office:value="2.031049">
                <text:p>2.031049</text:p>
              </table:table-cell>
              <table:table-cell office:value-type="float" office:value="1.329354">
                <text:p>1.329354</text:p>
              </table:table-cell>
            </table:table-row>
            <table:table-row>
              <table:table-cell office:value-type="string">
                <text:p>2019-10-02 20:58:18</text:p>
              </table:table-cell>
              <table:table-cell office:value-type="float" office:value="2.046171">
                <text:p>2.046171</text:p>
              </table:table-cell>
              <table:table-cell office:value-type="float" office:value="1.341119">
                <text:p>1.341119</text:p>
              </table:table-cell>
            </table:table-row>
            <table:table-row>
              <table:table-cell office:value-type="string">
                <text:p>2019-10-02 20:58:32</text:p>
              </table:table-cell>
              <table:table-cell office:value-type="float" office:value="2.053024">
                <text:p>2.053024</text:p>
              </table:table-cell>
              <table:table-cell office:value-type="float" office:value="1.346311">
                <text:p>1.346311</text:p>
              </table:table-cell>
            </table:table-row>
            <table:table-row>
              <table:table-cell office:value-type="string">
                <text:p>2019-10-02 20:58:49</text:p>
              </table:table-cell>
              <table:table-cell office:value-type="float" office:value="2.059642">
                <text:p>2.059642</text:p>
              </table:table-cell>
              <table:table-cell office:value-type="float" office:value="1.348803">
                <text:p>1.348803</text:p>
              </table:table-cell>
            </table:table-row>
            <table:table-row>
              <table:table-cell office:value-type="string">
                <text:p>2019-10-02 20:59:07</text:p>
              </table:table-cell>
              <table:table-cell office:value-type="float" office:value="2.066275">
                <text:p>2.066275</text:p>
              </table:table-cell>
              <table:table-cell office:value-type="float" office:value="1.353635">
                <text:p>1.353635</text:p>
              </table:table-cell>
            </table:table-row>
            <table:table-row>
              <table:table-cell office:value-type="string">
                <text:p>2019-10-02 20:59:38</text:p>
              </table:table-cell>
              <table:table-cell office:value-type="float" office:value="2.106877">
                <text:p>2.106877</text:p>
              </table:table-cell>
              <table:table-cell office:value-type="float" office:value="1.382931">
                <text:p>1.382931</text:p>
              </table:table-cell>
            </table:table-row>
            <table:table-row>
              <table:table-cell office:value-type="string">
                <text:p>2019-10-02 21:00:04</text:p>
              </table:table-cell>
              <table:table-cell office:value-type="float" office:value="2.120896">
                <text:p>2.120896</text:p>
              </table:table-cell>
              <table:table-cell office:value-type="float" office:value="1.393888">
                <text:p>1.393888</text:p>
              </table:table-cell>
            </table:table-row>
            <table:table-row>
              <table:table-cell office:value-type="string">
                <text:p>2019-10-02 21:00:23</text:p>
              </table:table-cell>
              <table:table-cell office:value-type="float" office:value="2.134915">
                <text:p>2.134915</text:p>
              </table:table-cell>
              <table:table-cell office:value-type="float" office:value="1.404846">
                <text:p>1.404846</text:p>
              </table:table-cell>
            </table:table-row>
            <table:table-row>
              <table:table-cell office:value-type="string">
                <text:p>2019-10-02 21:00:41</text:p>
              </table:table-cell>
              <table:table-cell office:value-type="float" office:value="2.149813">
                <text:p>2.149813</text:p>
              </table:table-cell>
              <table:table-cell office:value-type="float" office:value="1.416122">
                <text:p>1.416122</text:p>
              </table:table-cell>
            </table:table-row>
            <table:table-row>
              <table:table-cell office:value-type="string">
                <text:p>2019-10-02 21:00:58</text:p>
              </table:table-cell>
              <table:table-cell office:value-type="float" office:value="2.160199">
                <text:p>2.160199</text:p>
              </table:table-cell>
              <table:table-cell office:value-type="float" office:value="1.423215">
                <text:p>1.423215</text:p>
              </table:table-cell>
            </table:table-row>
            <table:table-row>
              <table:table-cell office:value-type="string">
                <text:p>2019-10-02 21:01:34</text:p>
              </table:table-cell>
              <table:table-cell office:value-type="float" office:value="2.187972">
                <text:p>2.187972</text:p>
              </table:table-cell>
              <table:table-cell office:value-type="float" office:value="1.445588">
                <text:p>1.445588</text:p>
              </table:table-cell>
            </table:table-row>
            <table:table-row>
              <table:table-cell office:value-type="string">
                <text:p>2019-10-02 21:01:52</text:p>
              </table:table-cell>
              <table:table-cell office:value-type="float" office:value="2.195044">
                <text:p>2.195044</text:p>
              </table:table-cell>
              <table:table-cell office:value-type="float" office:value="1.449692">
                <text:p>1.449692</text:p>
              </table:table-cell>
            </table:table-row>
            <table:table-row>
              <table:table-cell office:value-type="string">
                <text:p>2019-10-02 21:02:18</text:p>
              </table:table-cell>
              <table:table-cell office:value-type="float" office:value="2.209231">
                <text:p>2.209231</text:p>
              </table:table-cell>
              <table:table-cell office:value-type="float" office:value="1.460936">
                <text:p>1.460936</text:p>
              </table:table-cell>
            </table:table-row>
            <table:table-row>
              <table:table-cell office:value-type="string">
                <text:p>2019-10-02 21:02:32</text:p>
              </table:table-cell>
              <table:table-cell office:value-type="float" office:value="2.21633">
                <text:p>2.21633</text:p>
              </table:table-cell>
              <table:table-cell office:value-type="float" office:value="1.466189">
                <text:p>1.466189</text:p>
              </table:table-cell>
            </table:table-row>
            <table:table-row>
              <table:table-cell office:value-type="string">
                <text:p>2019-10-02 21:02:56</text:p>
              </table:table-cell>
              <table:table-cell office:value-type="float" office:value="2.230517">
                <text:p>2.230517</text:p>
              </table:table-cell>
              <table:table-cell office:value-type="float" office:value="1.477435">
                <text:p>1.477435</text:p>
              </table:table-cell>
            </table:table-row>
            <table:table-row>
              <table:table-cell office:value-type="string">
                <text:p>2019-10-02 21:03:10</text:p>
              </table:table-cell>
              <table:table-cell office:value-type="float" office:value="2.237616">
                <text:p>2.237616</text:p>
              </table:table-cell>
              <table:table-cell office:value-type="float" office:value="1.482688">
                <text:p>1.482688</text:p>
              </table:table-cell>
            </table:table-row>
            <table:table-row>
              <table:table-cell office:value-type="string">
                <text:p>2019-10-02 21:03:37</text:p>
              </table:table-cell>
              <table:table-cell office:value-type="float" office:value="2.251632">
                <text:p>2.251632</text:p>
              </table:table-cell>
              <table:table-cell office:value-type="float" office:value="1.493643">
                <text:p>1.493643</text:p>
              </table:table-cell>
            </table:table-row>
            <table:table-row>
              <table:table-cell office:value-type="string">
                <text:p>2019-10-02 21:03:51</text:p>
              </table:table-cell>
              <table:table-cell office:value-type="float" office:value="2.258265">
                <text:p>2.258265</text:p>
              </table:table-cell>
              <table:table-cell office:value-type="float" office:value="1.498475">
                <text:p>1.498475</text:p>
              </table:table-cell>
            </table:table-row>
            <table:table-row>
              <table:table-cell office:value-type="string">
                <text:p>2019-10-02 21:04:05</text:p>
              </table:table-cell>
              <table:table-cell office:value-type="float" office:value="2.265079">
                <text:p>2.265079</text:p>
              </table:table-cell>
              <table:table-cell office:value-type="float" office:value="1.503527">
                <text:p>1.503527</text:p>
              </table:table-cell>
            </table:table-row>
            <table:table-row>
              <table:table-cell office:value-type="string">
                <text:p>2019-10-02 21:04:23</text:p>
              </table:table-cell>
              <table:table-cell office:value-type="float" office:value="2.279068">
                <text:p>2.279068</text:p>
              </table:table-cell>
              <table:table-cell office:value-type="float" office:value="1.514357">
                <text:p>1.514357</text:p>
              </table:table-cell>
            </table:table-row>
            <table:table-row>
              <table:table-cell office:value-type="string">
                <text:p>2019-10-02 21:04:37</text:p>
              </table:table-cell>
              <table:table-cell office:value-type="float" office:value="2.285965">
                <text:p>2.285965</text:p>
              </table:table-cell>
              <table:table-cell office:value-type="float" office:value="1.51961">
                <text:p>1.51961</text:p>
              </table:table-cell>
            </table:table-row>
            <table:table-row>
              <table:table-cell office:value-type="string">
                <text:p>2019-10-02 21:04:52</text:p>
              </table:table-cell>
              <table:table-cell office:value-type="float" office:value="2.293008">
                <text:p>2.293008</text:p>
              </table:table-cell>
              <table:table-cell office:value-type="float" office:value="1.524662">
                <text:p>1.524662</text:p>
              </table:table-cell>
            </table:table-row>
            <table:table-row>
              <table:table-cell office:value-type="string">
                <text:p>2019-10-02 21:05:16</text:p>
              </table:table-cell>
              <table:table-cell office:value-type="float" office:value="2.318823">
                <text:p>2.318823</text:p>
              </table:table-cell>
              <table:table-cell office:value-type="float" office:value="1.544676">
                <text:p>1.544676</text:p>
              </table:table-cell>
            </table:table-row>
            <table:table-row>
              <table:table-cell office:value-type="string">
                <text:p>2019-10-02 21:05:30</text:p>
              </table:table-cell>
              <table:table-cell office:value-type="float" office:value="2.325637">
                <text:p>2.325637</text:p>
              </table:table-cell>
              <table:table-cell office:value-type="float" office:value="1.549728">
                <text:p>1.549728</text:p>
              </table:table-cell>
            </table:table-row>
            <table:table-row>
              <table:table-cell office:value-type="string">
                <text:p>2019-10-02 21:05:45</text:p>
              </table:table-cell>
              <table:table-cell office:value-type="float" office:value="2.332707">
                <text:p>2.332707</text:p>
              </table:table-cell>
              <table:table-cell office:value-type="float" office:value="1.55492">
                <text:p>1.55492</text:p>
              </table:table-cell>
            </table:table-row>
            <table:table-row>
              <table:table-cell office:value-type="string">
                <text:p>2019-10-02 21:06:03</text:p>
              </table:table-cell>
              <table:table-cell office:value-type="float" office:value="2.339513">
                <text:p>2.339513</text:p>
              </table:table-cell>
              <table:table-cell office:value-type="float" office:value="1.559964">
                <text:p>1.559964</text:p>
              </table:table-cell>
            </table:table-row>
            <table:table-row>
              <table:table-cell office:value-type="string">
                <text:p>2019-10-02 21:06:17</text:p>
              </table:table-cell>
              <table:table-cell office:value-type="float" office:value="2.346092">
                <text:p>2.346092</text:p>
              </table:table-cell>
              <table:table-cell office:value-type="float" office:value="1.564516">
                <text:p>1.564516</text:p>
              </table:table-cell>
            </table:table-row>
            <table:table-row>
              <table:table-cell office:value-type="string">
                <text:p>2019-10-02 21:06:44</text:p>
              </table:table-cell>
              <table:table-cell office:value-type="float" office:value="2.361212">
                <text:p>2.361212</text:p>
              </table:table-cell>
              <table:table-cell office:value-type="float" office:value="1.576773">
                <text:p>1.576773</text:p>
              </table:table-cell>
            </table:table-row>
            <table:table-row>
              <table:table-cell office:value-type="string">
                <text:p>2019-10-02 21:07:08</text:p>
              </table:table-cell>
              <table:table-cell office:value-type="float" office:value="2.376166">
                <text:p>2.376166</text:p>
              </table:table-cell>
              <table:table-cell office:value-type="float" office:value="1.588541">
                <text:p>1.588541</text:p>
              </table:table-cell>
            </table:table-row>
            <table:table-row>
              <table:table-cell office:value-type="string">
                <text:p>2019-10-02 21:07:26</text:p>
              </table:table-cell>
              <table:table-cell office:value-type="float" office:value="2.382816">
                <text:p>2.382816</text:p>
              </table:table-cell>
              <table:table-cell office:value-type="float" office:value="1.593385">
                <text:p>1.593385</text:p>
              </table:table-cell>
            </table:table-row>
            <table:table-row>
              <table:table-cell office:value-type="string">
                <text:p>2019-10-02 21:07:51</text:p>
              </table:table-cell>
              <table:table-cell office:value-type="float" office:value="2.396832">
                <text:p>2.396832</text:p>
              </table:table-cell>
              <table:table-cell office:value-type="float" office:value="1.604339">
                <text:p>1.604339</text:p>
              </table:table-cell>
            </table:table-row>
            <table:table-row>
              <table:table-cell office:value-type="string">
                <text:p>2019-10-02 21:08:05</text:p>
              </table:table-cell>
              <table:table-cell office:value-type="float" office:value="2.403673">
                <text:p>2.403673</text:p>
              </table:table-cell>
              <table:table-cell office:value-type="float" office:value="1.609531">
                <text:p>1.609531</text:p>
              </table:table-cell>
            </table:table-row>
            <table:table-row>
              <table:table-cell office:value-type="string">
                <text:p>2019-10-02 21:08:24</text:p>
              </table:table-cell>
              <table:table-cell office:value-type="float" office:value="2.417434">
                <text:p>2.417434</text:p>
              </table:table-cell>
              <table:table-cell office:value-type="float" office:value="1.620288">
                <text:p>1.620288</text:p>
              </table:table-cell>
            </table:table-row>
            <table:table-row>
              <table:table-cell office:value-type="string">
                <text:p>2019-10-02 21:08:38</text:p>
              </table:table-cell>
              <table:table-cell office:value-type="float" office:value="2.424302">
                <text:p>2.424302</text:p>
              </table:table-cell>
              <table:table-cell office:value-type="float" office:value="1.62548">
                <text:p>1.62548</text:p>
              </table:table-cell>
            </table:table-row>
            <table:table-row>
              <table:table-cell office:value-type="string">
                <text:p>2019-10-02 21:09:07</text:p>
              </table:table-cell>
              <table:table-cell office:value-type="float" office:value="2.440461">
                <text:p>2.440461</text:p>
              </table:table-cell>
              <table:table-cell office:value-type="float" office:value="1.638123">
                <text:p>1.638123</text:p>
              </table:table-cell>
            </table:table-row>
            <table:table-row>
              <table:table-cell office:value-type="string">
                <text:p>2019-10-02 21:09:30</text:p>
              </table:table-cell>
              <table:table-cell office:value-type="float" office:value="2.455213">
                <text:p>2.455213</text:p>
              </table:table-cell>
              <table:table-cell office:value-type="float" office:value="1.649598">
                <text:p>1.649598</text:p>
              </table:table-cell>
            </table:table-row>
            <table:table-row>
              <table:table-cell office:value-type="string">
                <text:p>2019-10-02 21:09:45</text:p>
              </table:table-cell>
              <table:table-cell office:value-type="float" office:value="2.461792">
                <text:p>2.461792</text:p>
              </table:table-cell>
              <table:table-cell office:value-type="float" office:value="1.65415">
                <text:p>1.65415</text:p>
              </table:table-cell>
            </table:table-row>
            <table:table-row>
              <table:table-cell office:value-type="string">
                <text:p>2019-10-02 21:10:03</text:p>
              </table:table-cell>
              <table:table-cell office:value-type="float" office:value="2.476206">
                <text:p>2.476206</text:p>
              </table:table-cell>
              <table:table-cell office:value-type="float" office:value="1.665888">
                <text:p>1.665888</text:p>
              </table:table-cell>
            </table:table-row>
            <table:table-row>
              <table:table-cell office:value-type="string">
                <text:p>2019-10-02 21:10:20</text:p>
              </table:table-cell>
              <table:table-cell office:value-type="float" office:value="2.481703">
                <text:p>2.481703</text:p>
              </table:table-cell>
              <table:table-cell office:value-type="float" office:value="1.668335">
                <text:p>1.668335</text:p>
              </table:table-cell>
            </table:table-row>
            <table:table-row>
              <table:table-cell office:value-type="string">
                <text:p>2019-10-02 21:10:36</text:p>
              </table:table-cell>
              <table:table-cell office:value-type="float" office:value="2.488122">
                <text:p>2.488122</text:p>
              </table:table-cell>
              <table:table-cell office:value-type="float" office:value="1.671444">
                <text:p>1.671444</text:p>
              </table:table-cell>
            </table:table-row>
            <table:table-row>
              <table:table-cell office:value-type="string">
                <text:p>2019-10-02 21:11:02</text:p>
              </table:table-cell>
              <table:table-cell office:value-type="float" office:value="2.502138">
                <text:p>2.502138</text:p>
              </table:table-cell>
              <table:table-cell office:value-type="float" office:value="1.682399">
                <text:p>1.682399</text:p>
              </table:table-cell>
            </table:table-row>
            <table:table-row>
              <table:table-cell office:value-type="string">
                <text:p>2019-10-02 21:11:26</text:p>
              </table:table-cell>
              <table:table-cell office:value-type="float" office:value="2.516107">
                <text:p>2.516107</text:p>
              </table:table-cell>
              <table:table-cell office:value-type="float" office:value="1.693516">
                <text:p>1.693516</text:p>
              </table:table-cell>
            </table:table-row>
            <table:table-row>
              <table:table-cell office:value-type="string">
                <text:p>2019-10-02 21:11:40</text:p>
              </table:table-cell>
              <table:table-cell office:value-type="float" office:value="2.52249">
                <text:p>2.52249</text:p>
              </table:table-cell>
              <table:table-cell office:value-type="float" office:value="1.696603">
                <text:p>1.696603</text:p>
              </table:table-cell>
            </table:table-row>
            <table:table-row>
              <table:table-cell office:value-type="string">
                <text:p>2019-10-02 21:11:58</text:p>
              </table:table-cell>
              <table:table-cell office:value-type="float" office:value="2.529533">
                <text:p>2.529533</text:p>
              </table:table-cell>
              <table:table-cell office:value-type="float" office:value="1.701653">
                <text:p>1.701653</text:p>
              </table:table-cell>
            </table:table-row>
            <table:table-row>
              <table:table-cell office:value-type="string">
                <text:p>2019-10-02 21:12:16</text:p>
              </table:table-cell>
              <table:table-cell office:value-type="float" office:value="2.536395">
                <text:p>2.536395</text:p>
              </table:table-cell>
              <table:table-cell office:value-type="float" office:value="1.706485">
                <text:p>1.706485</text:p>
              </table:table-cell>
            </table:table-row>
            <table:table-row>
              <table:table-cell office:value-type="string">
                <text:p>2019-10-02 21:12:34</text:p>
              </table:table-cell>
              <table:table-cell office:value-type="float" office:value="2.550411">
                <text:p>2.550411</text:p>
              </table:table-cell>
              <table:table-cell office:value-type="float" office:value="1.71744">
                <text:p>1.71744</text:p>
              </table:table-cell>
            </table:table-row>
            <table:table-row>
              <table:table-cell office:value-type="string">
                <text:p>2019-10-02 21:12:48</text:p>
              </table:table-cell>
              <table:table-cell office:value-type="float" office:value="2.557225">
                <text:p>2.557225</text:p>
              </table:table-cell>
              <table:table-cell office:value-type="float" office:value="1.722492">
                <text:p>1.722492</text:p>
              </table:table-cell>
            </table:table-row>
            <table:table-row>
              <table:table-cell office:value-type="string">
                <text:p>2019-10-02 21:13:06</text:p>
              </table:table-cell>
              <table:table-cell office:value-type="float" office:value="2.571158">
                <text:p>2.571158</text:p>
              </table:table-cell>
              <table:table-cell office:value-type="float" office:value="1.733104">
                <text:p>1.733104</text:p>
              </table:table-cell>
            </table:table-row>
            <table:table-row>
              <table:table-cell office:value-type="string">
                <text:p>2019-10-02 21:13:21</text:p>
              </table:table-cell>
              <table:table-cell office:value-type="float" office:value="2.577972">
                <text:p>2.577972</text:p>
              </table:table-cell>
              <table:table-cell office:value-type="float" office:value="1.738156">
                <text:p>1.738156</text:p>
              </table:table-cell>
            </table:table-row>
            <table:table-row>
              <table:table-cell office:value-type="string">
                <text:p>2019-10-02 21:13:47</text:p>
              </table:table-cell>
              <table:table-cell office:value-type="float" office:value="2.59193">
                <text:p>2.59193</text:p>
              </table:table-cell>
              <table:table-cell office:value-type="float" office:value="1.748377">
                <text:p>1.748377</text:p>
              </table:table-cell>
            </table:table-row>
            <table:table-row>
              <table:table-cell office:value-type="string">
                <text:p>2019-10-02 21:14:05</text:p>
              </table:table-cell>
              <table:table-cell office:value-type="float" office:value="2.606369">
                <text:p>2.606369</text:p>
              </table:table-cell>
              <table:table-cell office:value-type="float" office:value="1.760092">
                <text:p>1.760092</text:p>
              </table:table-cell>
            </table:table-row>
            <table:table-row>
              <table:table-cell office:value-type="string">
                <text:p>2019-10-02 21:14:24</text:p>
              </table:table-cell>
              <table:table-cell office:value-type="float" office:value="2.620399">
                <text:p>2.620399</text:p>
              </table:table-cell>
              <table:table-cell office:value-type="float" office:value="1.771542">
                <text:p>1.771542</text:p>
              </table:table-cell>
            </table:table-row>
            <table:table-row>
              <table:table-cell office:value-type="string">
                <text:p>2019-10-02 21:14:46</text:p>
              </table:table-cell>
              <table:table-cell office:value-type="float" office:value="2.63538">
                <text:p>2.63538</text:p>
              </table:table-cell>
              <table:table-cell office:value-type="float" office:value="1.783173">
                <text:p>1.783173</text:p>
              </table:table-cell>
            </table:table-row>
            <table:table-row>
              <table:table-cell office:value-type="string">
                <text:p>2019-10-02 21:15:12</text:p>
              </table:table-cell>
              <table:table-cell office:value-type="float" office:value="2.662106">
                <text:p>2.662106</text:p>
              </table:table-cell>
              <table:table-cell office:value-type="float" office:value="1.803584">
                <text:p>1.803584</text:p>
              </table:table-cell>
            </table:table-row>
            <table:table-row>
              <table:table-cell office:value-type="string">
                <text:p>2019-10-02 21:15:31</text:p>
              </table:table-cell>
              <table:table-cell office:value-type="float" office:value="2.677255">
                <text:p>2.677255</text:p>
              </table:table-cell>
              <table:table-cell office:value-type="float" office:value="1.815489">
                <text:p>1.815489</text:p>
              </table:table-cell>
            </table:table-row>
            <table:table-row>
              <table:table-cell office:value-type="string">
                <text:p>2019-10-02 21:15:49</text:p>
              </table:table-cell>
              <table:table-cell office:value-type="float" office:value="2.690989">
                <text:p>2.690989</text:p>
              </table:table-cell>
              <table:table-cell office:value-type="float" office:value="1.826245">
                <text:p>1.826245</text:p>
              </table:table-cell>
            </table:table-row>
            <table:table-row>
              <table:table-cell office:value-type="string">
                <text:p>2019-10-02 21:16:07</text:p>
              </table:table-cell>
              <table:table-cell office:value-type="float" office:value="2.70475">
                <text:p>2.70475</text:p>
              </table:table-cell>
              <table:table-cell office:value-type="float" office:value="1.837002">
                <text:p>1.837002</text:p>
              </table:table-cell>
            </table:table-row>
            <table:table-row>
              <table:table-cell office:value-type="string">
                <text:p>2019-10-02 21:16:30</text:p>
              </table:table-cell>
              <table:table-cell office:value-type="float" office:value="2.719167">
                <text:p>2.719167</text:p>
              </table:table-cell>
              <table:table-cell office:value-type="float" office:value="1.848742">
                <text:p>1.848742</text:p>
              </table:table-cell>
            </table:table-row>
            <table:table-row>
              <table:table-cell office:value-type="string">
                <text:p>2019-10-02 21:16:56</text:p>
              </table:table-cell>
              <table:table-cell office:value-type="float" office:value="2.733394">
                <text:p>2.733394</text:p>
              </table:table-cell>
              <table:table-cell office:value-type="float" office:value="1.860059">
                <text:p>1.860059</text:p>
              </table:table-cell>
            </table:table-row>
            <table:table-row>
              <table:table-cell office:value-type="string">
                <text:p>2019-10-02 21:17:18</text:p>
              </table:table-cell>
              <table:table-cell office:value-type="float" office:value="2.752061">
                <text:p>2.752061</text:p>
              </table:table-cell>
              <table:table-cell office:value-type="float" office:value="1.874439">
                <text:p>1.874439</text:p>
              </table:table-cell>
            </table:table-row>
            <table:table-row>
              <table:table-cell office:value-type="string">
                <text:p>2019-10-02 21:17:34</text:p>
              </table:table-cell>
              <table:table-cell office:value-type="float" office:value="2.758946">
                <text:p>2.758946</text:p>
              </table:table-cell>
              <table:table-cell office:value-type="float" office:value="1.877587">
                <text:p>1.877587</text:p>
              </table:table-cell>
            </table:table-row>
            <table:table-row>
              <table:table-cell office:value-type="string">
                <text:p>2019-10-02 21:17:48</text:p>
              </table:table-cell>
              <table:table-cell office:value-type="float" office:value="2.76576">
                <text:p>2.76576</text:p>
              </table:table-cell>
              <table:table-cell office:value-type="float" office:value="1.882639">
                <text:p>1.882639</text:p>
              </table:table-cell>
            </table:table-row>
            <table:table-row>
              <table:table-cell office:value-type="string">
                <text:p>2019-10-02 21:18:06</text:p>
              </table:table-cell>
              <table:table-cell office:value-type="float" office:value="2.779947">
                <text:p>2.779947</text:p>
              </table:table-cell>
              <table:table-cell office:value-type="float" office:value="1.893885">
                <text:p>1.893885</text:p>
              </table:table-cell>
            </table:table-row>
            <table:table-row>
              <table:table-cell office:value-type="string">
                <text:p>2019-10-02 21:18:25</text:p>
              </table:table-cell>
              <table:table-cell office:value-type="float" office:value="2.795363">
                <text:p>2.795363</text:p>
              </table:table-cell>
              <table:table-cell office:value-type="float" office:value="1.906354">
                <text:p>1.906354</text:p>
              </table:table-cell>
            </table:table-row>
            <table:table-row>
              <table:table-cell office:value-type="string">
                <text:p>2019-10-02 21:18:44</text:p>
              </table:table-cell>
              <table:table-cell office:value-type="float" office:value="2.810481">
                <text:p>2.810481</text:p>
              </table:table-cell>
              <table:table-cell office:value-type="float" office:value="1.918035">
                <text:p>1.918035</text:p>
              </table:table-cell>
            </table:table-row>
            <table:table-row>
              <table:table-cell office:value-type="string">
                <text:p>2019-10-02 21:18:58</text:p>
              </table:table-cell>
              <table:table-cell office:value-type="float" office:value="2.817287">
                <text:p>2.817287</text:p>
              </table:table-cell>
              <table:table-cell office:value-type="float" office:value="1.923078">
                <text:p>1.923078</text:p>
              </table:table-cell>
            </table:table-row>
            <table:table-row>
              <table:table-cell office:value-type="string">
                <text:p>2019-10-02 21:19:24</text:p>
              </table:table-cell>
              <table:table-cell office:value-type="float" office:value="2.83111">
                <text:p>2.83111</text:p>
              </table:table-cell>
              <table:table-cell office:value-type="float" office:value="1.934033">
                <text:p>1.934033</text:p>
              </table:table-cell>
            </table:table-row>
            <table:table-row>
              <table:table-cell office:value-type="string">
                <text:p>2019-10-02 21:19:38</text:p>
              </table:table-cell>
              <table:table-cell office:value-type="float" office:value="2.838178">
                <text:p>2.838178</text:p>
              </table:table-cell>
              <table:table-cell office:value-type="float" office:value="1.939577">
                <text:p>1.939577</text:p>
              </table:table-cell>
            </table:table-row>
            <table:table-row>
              <table:table-cell office:value-type="string">
                <text:p>2019-10-02 21:20:06</text:p>
              </table:table-cell>
              <table:table-cell office:value-type="float" office:value="2.853073">
                <text:p>2.853073</text:p>
              </table:table-cell>
              <table:table-cell office:value-type="float" office:value="1.950847">
                <text:p>1.950847</text:p>
              </table:table-cell>
            </table:table-row>
            <table:table-row>
              <table:table-cell office:value-type="string">
                <text:p>2019-10-02 21:20:20</text:p>
              </table:table-cell>
              <table:table-cell office:value-type="float" office:value="2.85857">
                <text:p>2.85857</text:p>
              </table:table-cell>
              <table:table-cell office:value-type="float" office:value="1.953294">
                <text:p>1.953294</text:p>
              </table:table-cell>
            </table:table-row>
            <table:table-row>
              <table:table-cell office:value-type="string">
                <text:p>2019-10-02 21:20:39</text:p>
              </table:table-cell>
              <table:table-cell office:value-type="float" office:value="2.865162">
                <text:p>2.865162</text:p>
              </table:table-cell>
              <table:table-cell office:value-type="float" office:value="1.957912">
                <text:p>1.957912</text:p>
              </table:table-cell>
            </table:table-row>
            <table:table-row>
              <table:table-cell office:value-type="string">
                <text:p>2019-10-02 21:20:57</text:p>
              </table:table-cell>
              <table:table-cell office:value-type="float" office:value="2.872205">
                <text:p>2.872205</text:p>
              </table:table-cell>
              <table:table-cell office:value-type="float" office:value="1.96194">
                <text:p>1.96194</text:p>
              </table:table-cell>
            </table:table-row>
            <table:table-row>
              <table:table-cell office:value-type="string">
                <text:p>2019-10-02 21:21:15</text:p>
              </table:table-cell>
              <table:table-cell office:value-type="float" office:value="2.879275">
                <text:p>2.879275</text:p>
              </table:table-cell>
              <table:table-cell office:value-type="float" office:value="1.967131">
                <text:p>1.967131</text:p>
              </table:table-cell>
            </table:table-row>
            <table:table-row>
              <table:table-cell office:value-type="string">
                <text:p>2019-10-02 21:21:42</text:p>
              </table:table-cell>
              <table:table-cell office:value-type="float" office:value="2.894185">
                <text:p>2.894185</text:p>
              </table:table-cell>
              <table:table-cell office:value-type="float" office:value="1.978493">
                <text:p>1.978493</text:p>
              </table:table-cell>
            </table:table-row>
            <table:table-row>
              <table:table-cell office:value-type="string">
                <text:p>2019-10-02 21:22:09</text:p>
              </table:table-cell>
              <table:table-cell office:value-type="float" office:value="2.90821">
                <text:p>2.90821</text:p>
              </table:table-cell>
              <table:table-cell office:value-type="float" office:value="1.98981">
                <text:p>1.98981</text:p>
              </table:table-cell>
            </table:table-row>
            <table:table-row>
              <table:table-cell office:value-type="string">
                <text:p>2019-10-02 21:22:36</text:p>
              </table:table-cell>
              <table:table-cell office:value-type="float" office:value="2.923626">
                <text:p>2.923626</text:p>
              </table:table-cell>
              <table:table-cell office:value-type="float" office:value="2.002278">
                <text:p>2.002278</text:p>
              </table:table-cell>
            </table:table-row>
            <table:table-row>
              <table:table-cell office:value-type="string">
                <text:p>2019-10-02 21:22:56</text:p>
              </table:table-cell>
              <table:table-cell office:value-type="float" office:value="2.938436">
                <text:p>2.938436</text:p>
              </table:table-cell>
              <table:table-cell office:value-type="float" office:value="2.013894">
                <text:p>2.013894</text:p>
              </table:table-cell>
            </table:table-row>
            <table:table-row>
              <table:table-cell office:value-type="string">
                <text:p>2019-10-02 21:23:14</text:p>
              </table:table-cell>
              <table:table-cell office:value-type="float" office:value="2.952434">
                <text:p>2.952434</text:p>
              </table:table-cell>
              <table:table-cell office:value-type="float" office:value="2.025211">
                <text:p>2.025211</text:p>
              </table:table-cell>
            </table:table-row>
            <table:table-row>
              <table:table-cell office:value-type="string">
                <text:p>2019-10-02 21:23:32</text:p>
              </table:table-cell>
              <table:table-cell office:value-type="float" office:value="2.959053">
                <text:p>2.959053</text:p>
              </table:table-cell>
              <table:table-cell office:value-type="float" office:value="2.029827">
                <text:p>2.029827</text:p>
              </table:table-cell>
            </table:table-row>
            <table:table-row>
              <table:table-cell office:value-type="string">
                <text:p>2019-10-02 21:23:47</text:p>
              </table:table-cell>
              <table:table-cell office:value-type="float" office:value="2.965659">
                <text:p>2.965659</text:p>
              </table:table-cell>
              <table:table-cell office:value-type="float" office:value="2.034379">
                <text:p>2.034379</text:p>
              </table:table-cell>
            </table:table-row>
            <table:table-row>
              <table:table-cell office:value-type="string">
                <text:p>2019-10-02 21:24:01</text:p>
              </table:table-cell>
              <table:table-cell office:value-type="float" office:value="2.972528">
                <text:p>2.972528</text:p>
              </table:table-cell>
              <table:table-cell office:value-type="float" office:value="2.038562">
                <text:p>2.038562</text:p>
              </table:table-cell>
            </table:table-row>
            <table:table-row>
              <table:table-cell office:value-type="string">
                <text:p>2019-10-02 21:24:20</text:p>
              </table:table-cell>
              <table:table-cell office:value-type="float" office:value="2.979369">
                <text:p>2.979369</text:p>
              </table:table-cell>
              <table:table-cell office:value-type="float" office:value="2.043754">
                <text:p>2.043754</text:p>
              </table:table-cell>
            </table:table-row>
            <table:table-row>
              <table:table-cell office:value-type="string">
                <text:p>2019-10-02 21:24:37</text:p>
              </table:table-cell>
              <table:table-cell office:value-type="float" office:value="2.986175">
                <text:p>2.986175</text:p>
              </table:table-cell>
              <table:table-cell office:value-type="float" office:value="2.048798">
                <text:p>2.048798</text:p>
              </table:table-cell>
            </table:table-row>
            <table:table-row>
              <table:table-cell office:value-type="string">
                <text:p>2019-10-02 21:25:03</text:p>
              </table:table-cell>
              <table:table-cell office:value-type="float" office:value="3.000135">
                <text:p>3.000135</text:p>
              </table:table-cell>
              <table:table-cell office:value-type="float" office:value="2.059552">
                <text:p>2.059552</text:p>
              </table:table-cell>
            </table:table-row>
            <table:table-row>
              <table:table-cell office:value-type="string">
                <text:p>2019-10-02 21:25:43</text:p>
              </table:table-cell>
              <table:table-cell office:value-type="float" office:value="3.025782">
                <text:p>3.025782</text:p>
              </table:table-cell>
              <table:table-cell office:value-type="float" office:value="2.079277">
                <text:p>2.079277</text:p>
              </table:table-cell>
            </table:table-row>
            <table:table-row>
              <table:table-cell office:value-type="string">
                <text:p>2019-10-02 21:26:03</text:p>
              </table:table-cell>
              <table:table-cell office:value-type="float" office:value="3.040733">
                <text:p>3.040733</text:p>
              </table:table-cell>
              <table:table-cell office:value-type="float" office:value="2.090751">
                <text:p>2.090751</text:p>
              </table:table-cell>
            </table:table-row>
            <table:table-row>
              <table:table-cell office:value-type="string">
                <text:p>2019-10-02 21:26:17</text:p>
              </table:table-cell>
              <table:table-cell office:value-type="float" office:value="3.047776">
                <text:p>3.047776</text:p>
              </table:table-cell>
              <table:table-cell office:value-type="float" office:value="2.095818">
                <text:p>2.095818</text:p>
              </table:table-cell>
            </table:table-row>
            <table:table-row>
              <table:table-cell office:value-type="string">
                <text:p>2019-10-02 21:26:36</text:p>
              </table:table-cell>
              <table:table-cell office:value-type="float" office:value="3.062954">
                <text:p>3.062954</text:p>
              </table:table-cell>
              <table:table-cell office:value-type="float" office:value="2.107784">
                <text:p>2.107784</text:p>
              </table:table-cell>
            </table:table-row>
            <table:table-row>
              <table:table-cell office:value-type="string">
                <text:p>2019-10-02 21:26:54</text:p>
              </table:table-cell>
              <table:table-cell office:value-type="float" office:value="3.069302">
                <text:p>3.069302</text:p>
              </table:table-cell>
              <table:table-cell office:value-type="float" office:value="2.110723">
                <text:p>2.110723</text:p>
              </table:table-cell>
            </table:table-row>
            <table:table-row>
              <table:table-cell office:value-type="string">
                <text:p>2019-10-02 21:27:12</text:p>
              </table:table-cell>
              <table:table-cell office:value-type="float" office:value="3.083497">
                <text:p>3.083497</text:p>
              </table:table-cell>
              <table:table-cell office:value-type="float" office:value="2.121977">
                <text:p>2.121977</text:p>
              </table:table-cell>
            </table:table-row>
            <table:table-row>
              <table:table-cell office:value-type="string">
                <text:p>2019-10-02 21:27:31</text:p>
              </table:table-cell>
              <table:table-cell office:value-type="float" office:value="3.098197">
                <text:p>3.098197</text:p>
              </table:table-cell>
              <table:table-cell office:value-type="float" office:value="2.133253">
                <text:p>2.133253</text:p>
              </table:table-cell>
            </table:table-row>
            <table:table-row>
              <table:table-cell office:value-type="string">
                <text:p>2019-10-02 21:27:49</text:p>
              </table:table-cell>
              <table:table-cell office:value-type="float" office:value="3.105267">
                <text:p>3.105267</text:p>
              </table:table-cell>
              <table:table-cell office:value-type="float" office:value="2.138445">
                <text:p>2.138445</text:p>
              </table:table-cell>
            </table:table-row>
            <table:table-row>
              <table:table-cell office:value-type="string">
                <text:p>2019-10-02 21:28:07</text:p>
              </table:table-cell>
              <table:table-cell office:value-type="float" office:value="3.119662">
                <text:p>3.119662</text:p>
              </table:table-cell>
              <table:table-cell office:value-type="float" office:value="2.150051">
                <text:p>2.150051</text:p>
              </table:table-cell>
            </table:table-row>
            <table:table-row>
              <table:table-cell office:value-type="string">
                <text:p>2019-10-02 21:28:35</text:p>
              </table:table-cell>
              <table:table-cell office:value-type="float" office:value="3.134356">
                <text:p>3.134356</text:p>
              </table:table-cell>
              <table:table-cell office:value-type="float" office:value="2.160795">
                <text:p>2.160795</text:p>
              </table:table-cell>
            </table:table-row>
            <table:table-row>
              <table:table-cell office:value-type="string">
                <text:p>2019-10-02 21:28:53</text:p>
              </table:table-cell>
              <table:table-cell office:value-type="float" office:value="3.140706">
                <text:p>3.140706</text:p>
              </table:table-cell>
              <table:table-cell office:value-type="float" office:value="2.164338">
                <text:p>2.164338</text:p>
              </table:table-cell>
            </table:table-row>
            <table:table-row>
              <table:table-cell office:value-type="string">
                <text:p>2019-10-02 21:29:11</text:p>
              </table:table-cell>
              <table:table-cell office:value-type="float" office:value="3.15452">
                <text:p>3.15452</text:p>
              </table:table-cell>
              <table:table-cell office:value-type="float" office:value="2.175292">
                <text:p>2.175292</text:p>
              </table:table-cell>
            </table:table-row>
            <table:table-row>
              <table:table-cell office:value-type="string">
                <text:p>2019-10-02 21:29:26</text:p>
              </table:table-cell>
              <table:table-cell office:value-type="float" office:value="3.16139">
                <text:p>3.16139</text:p>
              </table:table-cell>
              <table:table-cell office:value-type="float" office:value="2.18042">
                <text:p>2.18042</text:p>
              </table:table-cell>
            </table:table-row>
            <table:table-row>
              <table:table-cell office:value-type="string">
                <text:p>2019-10-02 21:29:40</text:p>
              </table:table-cell>
              <table:table-cell office:value-type="float" office:value="3.168004">
                <text:p>3.168004</text:p>
              </table:table-cell>
              <table:table-cell office:value-type="float" office:value="2.184524">
                <text:p>2.184524</text:p>
              </table:table-cell>
            </table:table-row>
            <table:table-row>
              <table:table-cell office:value-type="string">
                <text:p>2019-10-02 21:29:54</text:p>
              </table:table-cell>
              <table:table-cell office:value-type="float" office:value="3.174837">
                <text:p>3.174837</text:p>
              </table:table-cell>
              <table:table-cell office:value-type="float" office:value="2.189567">
                <text:p>2.189567</text:p>
              </table:table-cell>
            </table:table-row>
            <table:table-row>
              <table:table-cell office:value-type="string">
                <text:p>2019-10-02 21:30:09</text:p>
              </table:table-cell>
              <table:table-cell office:value-type="float" office:value="3.181705">
                <text:p>3.181705</text:p>
              </table:table-cell>
              <table:table-cell office:value-type="float" office:value="2.194759">
                <text:p>2.194759</text:p>
              </table:table-cell>
            </table:table-row>
            <table:table-row>
              <table:table-cell office:value-type="string">
                <text:p>2019-10-02 21:30:35</text:p>
              </table:table-cell>
              <table:table-cell office:value-type="float" office:value="3.195948">
                <text:p>3.195948</text:p>
              </table:table-cell>
              <table:table-cell office:value-type="float" office:value="2.206497">
                <text:p>2.206497</text:p>
              </table:table-cell>
            </table:table-row>
            <table:table-row>
              <table:table-cell office:value-type="string">
                <text:p>2019-10-02 21:30:53</text:p>
              </table:table-cell>
              <table:table-cell office:value-type="float" office:value="3.202762">
                <text:p>3.202762</text:p>
              </table:table-cell>
              <table:table-cell office:value-type="float" office:value="2.211549">
                <text:p>2.211549</text:p>
              </table:table-cell>
            </table:table-row>
            <table:table-row>
              <table:table-cell office:value-type="string">
                <text:p>2019-10-02 21:31:08</text:p>
              </table:table-cell>
              <table:table-cell office:value-type="float" office:value="3.209568">
                <text:p>3.209568</text:p>
              </table:table-cell>
              <table:table-cell office:value-type="float" office:value="2.216593">
                <text:p>2.216593</text:p>
              </table:table-cell>
            </table:table-row>
            <table:table-row>
              <table:table-cell office:value-type="string">
                <text:p>2019-10-02 21:31:26</text:p>
              </table:table-cell>
              <table:table-cell office:value-type="float" office:value="3.223982">
                <text:p>3.223982</text:p>
              </table:table-cell>
              <table:table-cell office:value-type="float" office:value="2.228331">
                <text:p>2.228331</text:p>
              </table:table-cell>
            </table:table-row>
            <table:table-row>
              <table:table-cell office:value-type="string">
                <text:p>2019-10-02 21:31:54</text:p>
              </table:table-cell>
              <table:table-cell office:value-type="float" office:value="3.238651">
                <text:p>3.238651</text:p>
              </table:table-cell>
              <table:table-cell office:value-type="float" office:value="2.239466">
                <text:p>2.239466</text:p>
              </table:table-cell>
            </table:table-row>
            <table:table-row>
              <table:table-cell office:value-type="string">
                <text:p>2019-10-02 21:32:13</text:p>
              </table:table-cell>
              <table:table-cell office:value-type="float" office:value="3.253776">
                <text:p>3.253776</text:p>
              </table:table-cell>
              <table:table-cell office:value-type="float" office:value="2.251234">
                <text:p>2.251234</text:p>
              </table:table-cell>
            </table:table-row>
            <table:table-row>
              <table:table-cell office:value-type="string">
                <text:p>2019-10-02 21:32:31</text:p>
              </table:table-cell>
              <table:table-cell office:value-type="float" office:value="3.260382">
                <text:p>3.260382</text:p>
              </table:table-cell>
              <table:table-cell office:value-type="float" office:value="2.255786">
                <text:p>2.255786</text:p>
              </table:table-cell>
            </table:table-row>
            <table:table-row>
              <table:table-cell office:value-type="string">
                <text:p>2019-10-02 21:32:49</text:p>
              </table:table-cell>
              <table:table-cell office:value-type="float" office:value="3.26745">
                <text:p>3.26745</text:p>
              </table:table-cell>
              <table:table-cell office:value-type="float" office:value="2.26133">
                <text:p>2.26133</text:p>
              </table:table-cell>
            </table:table-row>
            <table:table-row>
              <table:table-cell office:value-type="string">
                <text:p>2019-10-02 21:33:08</text:p>
              </table:table-cell>
              <table:table-cell office:value-type="float" office:value="3.274054">
                <text:p>3.274054</text:p>
              </table:table-cell>
              <table:table-cell office:value-type="float" office:value="2.26535">
                <text:p>2.26535</text:p>
              </table:table-cell>
            </table:table-row>
            <table:table-row>
              <table:table-cell office:value-type="string">
                <text:p>2019-10-02 21:33:26</text:p>
              </table:table-cell>
              <table:table-cell office:value-type="float" office:value="3.28066">
                <text:p>3.28066</text:p>
              </table:table-cell>
              <table:table-cell office:value-type="float" office:value="2.270042">
                <text:p>2.270042</text:p>
              </table:table-cell>
            </table:table-row>
            <table:table-row>
              <table:table-cell office:value-type="string">
                <text:p>2019-10-02 21:33:44</text:p>
              </table:table-cell>
              <table:table-cell office:value-type="float" office:value="3.287466">
                <text:p>3.287466</text:p>
              </table:table-cell>
              <table:table-cell office:value-type="float" office:value="2.275086">
                <text:p>2.275086</text:p>
              </table:table-cell>
            </table:table-row>
            <table:table-row>
              <table:table-cell office:value-type="string">
                <text:p>2019-10-02 21:34:12</text:p>
              </table:table-cell>
              <table:table-cell office:value-type="float" office:value="3.302569">
                <text:p>3.302569</text:p>
              </table:table-cell>
              <table:table-cell office:value-type="float" office:value="2.286734">
                <text:p>2.286734</text:p>
              </table:table-cell>
            </table:table-row>
            <table:table-row>
              <table:table-cell office:value-type="string">
                <text:p>2019-10-02 21:34:38</text:p>
              </table:table-cell>
              <table:table-cell office:value-type="float" office:value="3.317265">
                <text:p>3.317265</text:p>
              </table:table-cell>
              <table:table-cell office:value-type="float" office:value="2.298009">
                <text:p>2.298009</text:p>
              </table:table-cell>
            </table:table-row>
            <table:table-row>
              <table:table-cell office:value-type="string">
                <text:p>2019-10-02 21:35:05</text:p>
              </table:table-cell>
              <table:table-cell office:value-type="float" office:value="3.33239">
                <text:p>3.33239</text:p>
              </table:table-cell>
              <table:table-cell office:value-type="float" office:value="2.309777">
                <text:p>2.309777</text:p>
              </table:table-cell>
            </table:table-row>
            <table:table-row>
              <table:table-cell office:value-type="string">
                <text:p>2019-10-02 21:35:24</text:p>
              </table:table-cell>
              <table:table-cell office:value-type="float" office:value="3.339289">
                <text:p>3.339289</text:p>
              </table:table-cell>
              <table:table-cell office:value-type="float" office:value="2.314678">
                <text:p>2.314678</text:p>
              </table:table-cell>
            </table:table-row>
            <table:table-row>
              <table:table-cell office:value-type="string">
                <text:p>2019-10-02 21:35:38</text:p>
              </table:table-cell>
              <table:table-cell office:value-type="float" office:value="3.345959">
                <text:p>3.345959</text:p>
              </table:table-cell>
              <table:table-cell office:value-type="float" office:value="2.319579">
                <text:p>2.319579</text:p>
              </table:table-cell>
            </table:table-row>
            <table:table-row>
              <table:table-cell office:value-type="string">
                <text:p>2019-10-02 21:35:57</text:p>
              </table:table-cell>
              <table:table-cell office:value-type="float" office:value="3.359984">
                <text:p>3.359984</text:p>
              </table:table-cell>
              <table:table-cell office:value-type="float" office:value="2.330556">
                <text:p>2.330556</text:p>
              </table:table-cell>
            </table:table-row>
            <table:table-row>
              <table:table-cell office:value-type="string">
                <text:p>2019-10-02 21:36:13</text:p>
              </table:table-cell>
              <table:table-cell office:value-type="float" office:value="3.366803">
                <text:p>3.366803</text:p>
              </table:table-cell>
              <table:table-cell office:value-type="float" office:value="2.3356">
                <text:p>2.3356</text:p>
              </table:table-cell>
            </table:table-row>
            <table:table-row>
              <table:table-cell office:value-type="string">
                <text:p>2019-10-02 21:36:32</text:p>
              </table:table-cell>
              <table:table-cell office:value-type="float" office:value="3.373617">
                <text:p>3.373617</text:p>
              </table:table-cell>
              <table:table-cell office:value-type="float" office:value="2.340652">
                <text:p>2.340652</text:p>
              </table:table-cell>
            </table:table-row>
            <table:table-row>
              <table:table-cell office:value-type="string">
                <text:p>2019-10-02 21:36:55</text:p>
              </table:table-cell>
              <table:table-cell office:value-type="float" office:value="3.386863">
                <text:p>3.386863</text:p>
              </table:table-cell>
              <table:table-cell office:value-type="float" office:value="2.34916">
                <text:p>2.34916</text:p>
              </table:table-cell>
            </table:table-row>
            <table:table-row>
              <table:table-cell office:value-type="string">
                <text:p>2019-10-02 21:37:09</text:p>
              </table:table-cell>
              <table:table-cell office:value-type="float" office:value="3.392403">
                <text:p>3.392403</text:p>
              </table:table-cell>
              <table:table-cell office:value-type="float" office:value="2.351652">
                <text:p>2.351652</text:p>
              </table:table-cell>
            </table:table-row>
            <table:table-row>
              <table:table-cell office:value-type="string">
                <text:p>2019-10-02 21:37:24</text:p>
              </table:table-cell>
              <table:table-cell office:value-type="float" office:value="3.399244">
                <text:p>3.399244</text:p>
              </table:table-cell>
              <table:table-cell office:value-type="float" office:value="2.356844">
                <text:p>2.356844</text:p>
              </table:table-cell>
            </table:table-row>
            <table:table-row>
              <table:table-cell office:value-type="string">
                <text:p>2019-10-02 21:37:38</text:p>
              </table:table-cell>
              <table:table-cell office:value-type="float" office:value="3.40499">
                <text:p>3.40499</text:p>
              </table:table-cell>
              <table:table-cell office:value-type="float" office:value="2.359431">
                <text:p>2.359431</text:p>
              </table:table-cell>
            </table:table-row>
            <table:table-row>
              <table:table-cell office:value-type="string">
                <text:p>2019-10-02 21:37:56</text:p>
              </table:table-cell>
              <table:table-cell office:value-type="float" office:value="3.419177">
                <text:p>3.419177</text:p>
              </table:table-cell>
              <table:table-cell office:value-type="float" office:value="2.370676">
                <text:p>2.370676</text:p>
              </table:table-cell>
            </table:table-row>
            <table:table-row>
              <table:table-cell office:value-type="string">
                <text:p>2019-10-02 21:38:14</text:p>
              </table:table-cell>
              <table:table-cell office:value-type="float" office:value="3.433196">
                <text:p>3.433196</text:p>
              </table:table-cell>
              <table:table-cell office:value-type="float" office:value="2.381633">
                <text:p>2.381633</text:p>
              </table:table-cell>
            </table:table-row>
            <table:table-row>
              <table:table-cell office:value-type="string">
                <text:p>2019-10-02 21:38:34</text:p>
              </table:table-cell>
              <table:table-cell office:value-type="float" office:value="3.44815">
                <text:p>3.44815</text:p>
              </table:table-cell>
              <table:table-cell office:value-type="float" office:value="2.3934">
                <text:p>2.3934</text:p>
              </table:table-cell>
            </table:table-row>
            <table:table-row>
              <table:table-cell office:value-type="string">
                <text:p>2019-10-02 21:39:00</text:p>
              </table:table-cell>
              <table:table-cell office:value-type="float" office:value="3.462396">
                <text:p>3.462396</text:p>
              </table:table-cell>
              <table:table-cell office:value-type="float" office:value="2.404849">
                <text:p>2.404849</text:p>
              </table:table-cell>
            </table:table-row>
            <table:table-row>
              <table:table-cell office:value-type="string">
                <text:p>2019-10-02 21:39:14</text:p>
              </table:table-cell>
              <table:table-cell office:value-type="float" office:value="3.467905">
                <text:p>3.467905</text:p>
              </table:table-cell>
              <table:table-cell office:value-type="float" office:value="2.407341">
                <text:p>2.407341</text:p>
              </table:table-cell>
            </table:table-row>
            <table:table-row>
              <table:table-cell office:value-type="string">
                <text:p>2019-10-02 21:39:28</text:p>
              </table:table-cell>
              <table:table-cell office:value-type="float" office:value="3.474773">
                <text:p>3.474773</text:p>
              </table:table-cell>
              <table:table-cell office:value-type="float" office:value="2.412533">
                <text:p>2.412533</text:p>
              </table:table-cell>
            </table:table-row>
            <table:table-row>
              <table:table-cell office:value-type="string">
                <text:p>2019-10-02 21:39:43</text:p>
              </table:table-cell>
              <table:table-cell office:value-type="float" office:value="3.481843">
                <text:p>3.481843</text:p>
              </table:table-cell>
              <table:table-cell office:value-type="float" office:value="2.417725">
                <text:p>2.417725</text:p>
              </table:table-cell>
            </table:table-row>
            <table:table-row>
              <table:table-cell office:value-type="string">
                <text:p>2019-10-02 21:40:04</text:p>
              </table:table-cell>
              <table:table-cell office:value-type="float" office:value="3.497192">
                <text:p>3.497192</text:p>
              </table:table-cell>
              <table:table-cell office:value-type="float" office:value="2.429982">
                <text:p>2.429982</text:p>
              </table:table-cell>
            </table:table-row>
            <table:table-row>
              <table:table-cell office:value-type="string">
                <text:p>2019-10-02 21:40:22</text:p>
              </table:table-cell>
              <table:table-cell office:value-type="float" office:value="3.511009">
                <text:p>3.511009</text:p>
              </table:table-cell>
              <table:table-cell office:value-type="float" office:value="2.44094">
                <text:p>2.44094</text:p>
              </table:table-cell>
            </table:table-row>
            <table:table-row>
              <table:table-cell office:value-type="string">
                <text:p>2019-10-02 21:40:36</text:p>
              </table:table-cell>
              <table:table-cell office:value-type="float" office:value="3.517815">
                <text:p>3.517815</text:p>
              </table:table-cell>
              <table:table-cell office:value-type="float" office:value="2.445983">
                <text:p>2.445983</text:p>
              </table:table-cell>
            </table:table-row>
            <table:table-row>
              <table:table-cell office:value-type="string">
                <text:p>2019-10-02 21:40:56</text:p>
              </table:table-cell>
              <table:table-cell office:value-type="float" office:value="3.532937">
                <text:p>3.532937</text:p>
              </table:table-cell>
              <table:table-cell office:value-type="float" office:value="2.457748">
                <text:p>2.457748</text:p>
              </table:table-cell>
            </table:table-row>
            <table:table-row>
              <table:table-cell office:value-type="string">
                <text:p>2019-10-02 21:41:22</text:p>
              </table:table-cell>
              <table:table-cell office:value-type="float" office:value="3.547127">
                <text:p>3.547127</text:p>
              </table:table-cell>
              <table:table-cell office:value-type="float" office:value="2.468997">
                <text:p>2.468997</text:p>
              </table:table-cell>
            </table:table-row>
            <table:table-row>
              <table:table-cell office:value-type="string">
                <text:p>2019-10-02 21:41:41</text:p>
              </table:table-cell>
              <table:table-cell office:value-type="float" office:value="3.561352">
                <text:p>3.561352</text:p>
              </table:table-cell>
              <table:table-cell office:value-type="float" office:value="2.480807">
                <text:p>2.480807</text:p>
              </table:table-cell>
            </table:table-row>
            <table:table-row>
              <table:table-cell office:value-type="string">
                <text:p>2019-10-02 21:41:59</text:p>
              </table:table-cell>
              <table:table-cell office:value-type="float" office:value="3.575315">
                <text:p>3.575315</text:p>
              </table:table-cell>
              <table:table-cell office:value-type="float" office:value="2.491563">
                <text:p>2.491563</text:p>
              </table:table-cell>
            </table:table-row>
            <table:table-row>
              <table:table-cell office:value-type="string">
                <text:p>2019-10-02 21:42:26</text:p>
              </table:table-cell>
              <table:table-cell office:value-type="float" office:value="3.589503">
                <text:p>3.589503</text:p>
              </table:table-cell>
              <table:table-cell office:value-type="float" office:value="2.503303">
                <text:p>2.503303</text:p>
              </table:table-cell>
            </table:table-row>
            <table:table-row>
              <table:table-cell office:value-type="string">
                <text:p>2019-10-02 21:42:44</text:p>
              </table:table-cell>
              <table:table-cell office:value-type="float" office:value="3.60321">
                <text:p>3.60321</text:p>
              </table:table-cell>
              <table:table-cell office:value-type="float" office:value="2.51392">
                <text:p>2.51392</text:p>
              </table:table-cell>
            </table:table-row>
            <table:table-row>
              <table:table-cell office:value-type="string">
                <text:p>2019-10-02 21:43:03</text:p>
              </table:table-cell>
              <table:table-cell office:value-type="float" office:value="3.617229">
                <text:p>3.617229</text:p>
              </table:table-cell>
              <table:table-cell office:value-type="float" office:value="2.524878">
                <text:p>2.524878</text:p>
              </table:table-cell>
            </table:table-row>
            <table:table-row>
              <table:table-cell office:value-type="string">
                <text:p>2019-10-02 21:43:22</text:p>
              </table:table-cell>
              <table:table-cell office:value-type="float" office:value="3.63119">
                <text:p>3.63119</text:p>
              </table:table-cell>
              <table:table-cell office:value-type="float" office:value="2.536127">
                <text:p>2.536127</text:p>
              </table:table-cell>
            </table:table-row>
            <table:table-row>
              <table:table-cell office:value-type="string">
                <text:p>2019-10-02 21:43:48</text:p>
              </table:table-cell>
              <table:table-cell office:value-type="float" office:value="3.645409">
                <text:p>3.645409</text:p>
              </table:table-cell>
              <table:table-cell office:value-type="float" office:value="2.547452">
                <text:p>2.547452</text:p>
              </table:table-cell>
            </table:table-row>
            <table:table-row>
              <table:table-cell office:value-type="string">
                <text:p>2019-10-02 21:44:16</text:p>
              </table:table-cell>
              <table:table-cell office:value-type="float" office:value="3.660977">
                <text:p>3.660977</text:p>
              </table:table-cell>
              <table:table-cell office:value-type="float" office:value="2.56008">
                <text:p>2.56008</text:p>
              </table:table-cell>
            </table:table-row>
            <table:table-row>
              <table:table-cell office:value-type="string">
                <text:p>2019-10-02 21:44:35</text:p>
              </table:table-cell>
              <table:table-cell office:value-type="float" office:value="3.676102">
                <text:p>3.676102</text:p>
              </table:table-cell>
              <table:table-cell office:value-type="float" office:value="2.571847">
                <text:p>2.571847</text:p>
              </table:table-cell>
            </table:table-row>
            <table:table-row>
              <table:table-cell office:value-type="string">
                <text:p>2019-10-02 21:44:54</text:p>
              </table:table-cell>
              <table:table-cell office:value-type="float" office:value="3.691">
                <text:p>3.691</text:p>
              </table:table-cell>
              <table:table-cell office:value-type="float" office:value="2.583123">
                <text:p>2.583123</text:p>
              </table:table-cell>
            </table:table-row>
            <table:table-row>
              <table:table-cell office:value-type="string">
                <text:p>2019-10-02 21:45:12</text:p>
              </table:table-cell>
              <table:table-cell office:value-type="float" office:value="3.697606">
                <text:p>3.697606</text:p>
              </table:table-cell>
              <table:table-cell office:value-type="float" office:value="2.587674">
                <text:p>2.587674</text:p>
              </table:table-cell>
            </table:table-row>
            <table:table-row>
              <table:table-cell office:value-type="string">
                <text:p>2019-10-02 21:45:27</text:p>
              </table:table-cell>
              <table:table-cell office:value-type="float" office:value="3.704676">
                <text:p>3.704676</text:p>
              </table:table-cell>
              <table:table-cell office:value-type="float" office:value="2.592866">
                <text:p>2.592866</text:p>
              </table:table-cell>
            </table:table-row>
            <table:table-row>
              <table:table-cell office:value-type="string">
                <text:p>2019-10-02 21:45:46</text:p>
              </table:table-cell>
              <table:table-cell office:value-type="float" office:value="3.718896">
                <text:p>3.718896</text:p>
              </table:table-cell>
              <table:table-cell office:value-type="float" office:value="2.602078">
                <text:p>2.602078</text:p>
              </table:table-cell>
            </table:table-row>
            <table:table-row>
              <table:table-cell office:value-type="string">
                <text:p>2019-10-02 21:46:06</text:p>
              </table:table-cell>
              <table:table-cell office:value-type="float" office:value="3.732915">
                <text:p>3.732915</text:p>
              </table:table-cell>
              <table:table-cell office:value-type="float" office:value="2.613036">
                <text:p>2.613036</text:p>
              </table:table-cell>
            </table:table-row>
            <table:table-row>
              <table:table-cell office:value-type="string">
                <text:p>2019-10-02 21:46:34</text:p>
              </table:table-cell>
              <table:table-cell office:value-type="float" office:value="3.747667">
                <text:p>3.747667</text:p>
              </table:table-cell>
              <table:table-cell office:value-type="float" office:value="2.624512">
                <text:p>2.624512</text:p>
              </table:table-cell>
            </table:table-row>
            <table:table-row>
              <table:table-cell office:value-type="string">
                <text:p>2019-10-02 21:46:54</text:p>
              </table:table-cell>
              <table:table-cell office:value-type="float" office:value="3.762815">
                <text:p>3.762815</text:p>
              </table:table-cell>
              <table:table-cell office:value-type="float" office:value="2.636274">
                <text:p>2.636274</text:p>
              </table:table-cell>
            </table:table-row>
            <table:table-row>
              <table:table-cell office:value-type="string">
                <text:p>2019-10-02 21:47:08</text:p>
              </table:table-cell>
              <table:table-cell office:value-type="float" office:value="3.769677">
                <text:p>3.769677</text:p>
              </table:table-cell>
              <table:table-cell office:value-type="float" office:value="2.641106">
                <text:p>2.641106</text:p>
              </table:table-cell>
            </table:table-row>
            <table:table-row>
              <table:table-cell office:value-type="string">
                <text:p>2019-10-02 21:47:36</text:p>
              </table:table-cell>
              <table:table-cell office:value-type="float" office:value="3.785007">
                <text:p>3.785007</text:p>
              </table:table-cell>
              <table:table-cell office:value-type="float" office:value="2.653231">
                <text:p>2.653231</text:p>
              </table:table-cell>
            </table:table-row>
            <table:table-row>
              <table:table-cell office:value-type="string">
                <text:p>2019-10-02 21:48:04</text:p>
              </table:table-cell>
              <table:table-cell office:value-type="float" office:value="3.800169">
                <text:p>3.800169</text:p>
              </table:table-cell>
              <table:table-cell office:value-type="float" office:value="2.665068">
                <text:p>2.665068</text:p>
              </table:table-cell>
            </table:table-row>
            <table:table-row>
              <table:table-cell office:value-type="string">
                <text:p>2019-10-02 21:48:31</text:p>
              </table:table-cell>
              <table:table-cell office:value-type="float" office:value="3.814384">
                <text:p>3.814384</text:p>
              </table:table-cell>
              <table:table-cell office:value-type="float" office:value="2.676809">
                <text:p>2.676809</text:p>
              </table:table-cell>
            </table:table-row>
            <table:table-row>
              <table:table-cell office:value-type="string">
                <text:p>2019-10-02 21:48:51</text:p>
              </table:table-cell>
              <table:table-cell office:value-type="float" office:value="3.830253">
                <text:p>3.830253</text:p>
              </table:table-cell>
              <table:table-cell office:value-type="float" office:value="2.689499">
                <text:p>2.689499</text:p>
              </table:table-cell>
            </table:table-row>
            <table:table-row>
              <table:table-cell office:value-type="string">
                <text:p>2019-10-02 21:49:11</text:p>
              </table:table-cell>
              <table:table-cell office:value-type="float" office:value="3.845378">
                <text:p>3.845378</text:p>
              </table:table-cell>
              <table:table-cell office:value-type="float" office:value="2.701267">
                <text:p>2.701267</text:p>
              </table:table-cell>
            </table:table-row>
            <table:table-row>
              <table:table-cell office:value-type="string">
                <text:p>2019-10-02 21:49:29</text:p>
              </table:table-cell>
              <table:table-cell office:value-type="float" office:value="3.859593">
                <text:p>3.859593</text:p>
              </table:table-cell>
              <table:table-cell office:value-type="float" office:value="2.713004">
                <text:p>2.713004</text:p>
              </table:table-cell>
            </table:table-row>
            <table:table-row>
              <table:table-cell office:value-type="string">
                <text:p>2019-10-02 21:49:47</text:p>
              </table:table-cell>
              <table:table-cell office:value-type="float" office:value="3.866463">
                <text:p>3.866463</text:p>
              </table:table-cell>
              <table:table-cell office:value-type="float" office:value="2.718257">
                <text:p>2.718257</text:p>
              </table:table-cell>
            </table:table-row>
            <table:table-row>
              <table:table-cell office:value-type="string">
                <text:p>2019-10-02 21:50:14</text:p>
              </table:table-cell>
              <table:table-cell office:value-type="float" office:value="3.880279">
                <text:p>3.880279</text:p>
              </table:table-cell>
              <table:table-cell office:value-type="float" office:value="2.729151">
                <text:p>2.729151</text:p>
              </table:table-cell>
            </table:table-row>
            <table:table-row>
              <table:table-cell office:value-type="string">
                <text:p>2019-10-02 21:50:29</text:p>
              </table:table-cell>
              <table:table-cell office:value-type="float" office:value="3.887314">
                <text:p>3.887314</text:p>
              </table:table-cell>
              <table:table-cell office:value-type="float" office:value="2.734195">
                <text:p>2.734195</text:p>
              </table:table-cell>
            </table:table-row>
            <table:table-row>
              <table:table-cell office:value-type="string">
                <text:p>2019-10-02 21:50:43</text:p>
              </table:table-cell>
              <table:table-cell office:value-type="float" office:value="3.893984">
                <text:p>3.893984</text:p>
              </table:table-cell>
              <table:table-cell office:value-type="float" office:value="2.738971">
                <text:p>2.738971</text:p>
              </table:table-cell>
            </table:table-row>
            <table:table-row>
              <table:table-cell office:value-type="string">
                <text:p>2019-10-02 21:51:11</text:p>
              </table:table-cell>
              <table:table-cell office:value-type="float" office:value="3.909333">
                <text:p>3.909333</text:p>
              </table:table-cell>
              <table:table-cell office:value-type="float" office:value="2.751228">
                <text:p>2.751228</text:p>
              </table:table-cell>
            </table:table-row>
            <table:table-row>
              <table:table-cell office:value-type="string">
                <text:p>2019-10-02 21:51:29</text:p>
              </table:table-cell>
              <table:table-cell office:value-type="float" office:value="3.916405">
                <text:p>3.916405</text:p>
              </table:table-cell>
              <table:table-cell office:value-type="float" office:value="2.756356">
                <text:p>2.756356</text:p>
              </table:table-cell>
            </table:table-row>
            <table:table-row>
              <table:table-cell office:value-type="string">
                <text:p>2019-10-02 21:51:56</text:p>
              </table:table-cell>
              <table:table-cell office:value-type="float" office:value="3.930657">
                <text:p>3.930657</text:p>
              </table:table-cell>
              <table:table-cell office:value-type="float" office:value="2.768165">
                <text:p>2.768165</text:p>
              </table:table-cell>
            </table:table-row>
            <table:table-row>
              <table:table-cell office:value-type="string">
                <text:p>2019-10-02 21:52:10</text:p>
              </table:table-cell>
              <table:table-cell office:value-type="float" office:value="3.937927">
                <text:p>3.937927</text:p>
              </table:table-cell>
              <table:table-cell office:value-type="float" office:value="2.773709">
                <text:p>2.773709</text:p>
              </table:table-cell>
            </table:table-row>
            <table:table-row>
              <table:table-cell office:value-type="string">
                <text:p>2019-10-02 21:52:39</text:p>
              </table:table-cell>
              <table:table-cell office:value-type="float" office:value="3.953105">
                <text:p>3.953105</text:p>
              </table:table-cell>
              <table:table-cell office:value-type="float" office:value="2.785673">
                <text:p>2.785673</text:p>
              </table:table-cell>
            </table:table-row>
            <table:table-row>
              <table:table-cell office:value-type="string">
                <text:p>2019-10-02 21:52:53</text:p>
              </table:table-cell>
              <table:table-cell office:value-type="float" office:value="3.960375">
                <text:p>3.960375</text:p>
              </table:table-cell>
              <table:table-cell office:value-type="float" office:value="2.791217">
                <text:p>2.791217</text:p>
              </table:table-cell>
            </table:table-row>
            <table:table-row>
              <table:table-cell office:value-type="string">
                <text:p>2019-10-02 21:53:17</text:p>
              </table:table-cell>
              <table:table-cell office:value-type="float" office:value="3.974571">
                <text:p>3.974571</text:p>
              </table:table-cell>
              <table:table-cell office:value-type="float" office:value="2.802499">
                <text:p>2.802499</text:p>
              </table:table-cell>
            </table:table-row>
            <table:table-row>
              <table:table-cell office:value-type="string">
                <text:p>2019-10-02 21:53:37</text:p>
              </table:table-cell>
              <table:table-cell office:value-type="float" office:value="3.989581">
                <text:p>3.989581</text:p>
              </table:table-cell>
              <table:table-cell office:value-type="float" office:value="2.814177">
                <text:p>2.814177</text:p>
              </table:table-cell>
            </table:table-row>
            <table:table-row>
              <table:table-cell office:value-type="string">
                <text:p>2019-10-02 21:54:04</text:p>
              </table:table-cell>
              <table:table-cell office:value-type="float" office:value="4.003542">
                <text:p>4.003542</text:p>
              </table:table-cell>
              <table:table-cell office:value-type="float" office:value="2.825425">
                <text:p>2.825425</text:p>
              </table:table-cell>
            </table:table-row>
            <table:table-row>
              <table:table-cell office:value-type="string">
                <text:p>2019-10-02 21:54:23</text:p>
              </table:table-cell>
              <table:table-cell office:value-type="float" office:value="4.017505">
                <text:p>4.017505</text:p>
              </table:table-cell>
              <table:table-cell office:value-type="float" office:value="2.836179">
                <text:p>2.836179</text:p>
              </table:table-cell>
            </table:table-row>
            <table:table-row>
              <table:table-cell office:value-type="string">
                <text:p>2019-10-02 21:54:41</text:p>
              </table:table-cell>
              <table:table-cell office:value-type="float" office:value="4.024313">
                <text:p>4.024313</text:p>
              </table:table-cell>
              <table:table-cell office:value-type="float" office:value="2.840746">
                <text:p>2.840746</text:p>
              </table:table-cell>
            </table:table-row>
            <table:table-row>
              <table:table-cell office:value-type="string">
                <text:p>2019-10-02 21:55:00</text:p>
              </table:table-cell>
              <table:table-cell office:value-type="float" office:value="4.0387">
                <text:p>4.0387</text:p>
              </table:table-cell>
              <table:table-cell office:value-type="float" office:value="2.852344">
                <text:p>2.852344</text:p>
              </table:table-cell>
            </table:table-row>
            <table:table-row>
              <table:table-cell office:value-type="string">
                <text:p>2019-10-02 21:55:33</text:p>
              </table:table-cell>
              <table:table-cell office:value-type="float" office:value="4.064347">
                <text:p>4.064347</text:p>
              </table:table-cell>
              <table:table-cell office:value-type="float" office:value="2.871046">
                <text:p>2.871046</text:p>
              </table:table-cell>
            </table:table-row>
            <table:table-row>
              <table:table-cell office:value-type="string">
                <text:p>2019-10-02 21:55:51</text:p>
              </table:table-cell>
              <table:table-cell office:value-type="float" office:value="4.078108">
                <text:p>4.078108</text:p>
              </table:table-cell>
              <table:table-cell office:value-type="float" office:value="2.8818">
                <text:p>2.8818</text:p>
              </table:table-cell>
            </table:table-row>
            <table:table-row>
              <table:table-cell office:value-type="string">
                <text:p>2019-10-02 21:56:14</text:p>
              </table:table-cell>
              <table:table-cell office:value-type="float" office:value="4.092831">
                <text:p>4.092831</text:p>
              </table:table-cell>
              <table:table-cell office:value-type="float" office:value="2.893216">
                <text:p>2.893216</text:p>
              </table:table-cell>
            </table:table-row>
            <table:table-row>
              <table:table-cell office:value-type="string">
                <text:p>2019-10-02 21:56:29</text:p>
              </table:table-cell>
              <table:table-cell office:value-type="float" office:value="4.099243">
                <text:p>4.099243</text:p>
              </table:table-cell>
              <table:table-cell office:value-type="float" office:value="2.896364">
                <text:p>2.896364</text:p>
              </table:table-cell>
            </table:table-row>
            <table:table-row>
              <table:table-cell office:value-type="string">
                <text:p>2019-10-02 21:56:47</text:p>
              </table:table-cell>
              <table:table-cell office:value-type="float" office:value="4.106286">
                <text:p>4.106286</text:p>
              </table:table-cell>
              <table:table-cell office:value-type="float" office:value="2.901416">
                <text:p>2.901416</text:p>
              </table:table-cell>
            </table:table-row>
            <table:table-row>
              <table:table-cell office:value-type="string">
                <text:p>2019-10-02 21:57:01</text:p>
              </table:table-cell>
              <table:table-cell office:value-type="float" office:value="4.113556">
                <text:p>4.113556</text:p>
              </table:table-cell>
              <table:table-cell office:value-type="float" office:value="2.90696">
                <text:p>2.90696</text:p>
              </table:table-cell>
            </table:table-row>
            <table:table-row>
              <table:table-cell office:value-type="string">
                <text:p>2019-10-02 21:57:30</text:p>
              </table:table-cell>
              <table:table-cell office:value-type="float" office:value="4.128678">
                <text:p>4.128678</text:p>
              </table:table-cell>
              <table:table-cell office:value-type="float" office:value="2.918725">
                <text:p>2.918725</text:p>
              </table:table-cell>
            </table:table-row>
            <table:table-row>
              <table:table-cell office:value-type="string">
                <text:p>2019-10-02 21:57:57</text:p>
              </table:table-cell>
              <table:table-cell office:value-type="float" office:value="4.143811">
                <text:p>4.143811</text:p>
              </table:table-cell>
              <table:table-cell office:value-type="float" office:value="2.9305">
                <text:p>2.9305</text:p>
              </table:table-cell>
            </table:table-row>
            <table:table-row>
              <table:table-cell office:value-type="string">
                <text:p>2019-10-02 21:58:15</text:p>
              </table:table-cell>
              <table:table-cell office:value-type="float" office:value="4.150854">
                <text:p>4.150854</text:p>
              </table:table-cell>
              <table:table-cell office:value-type="float" office:value="2.935552">
                <text:p>2.935552</text:p>
              </table:table-cell>
            </table:table-row>
            <table:table-row>
              <table:table-cell office:value-type="string">
                <text:p>2019-10-02 21:58:30</text:p>
              </table:table-cell>
              <table:table-cell office:value-type="float" office:value="4.158124">
                <text:p>4.158124</text:p>
              </table:table-cell>
              <table:table-cell office:value-type="float" office:value="2.941096">
                <text:p>2.941096</text:p>
              </table:table-cell>
            </table:table-row>
            <table:table-row>
              <table:table-cell office:value-type="string">
                <text:p>2019-10-02 21:58:49</text:p>
              </table:table-cell>
              <table:table-cell office:value-type="float" office:value="4.16473">
                <text:p>4.16473</text:p>
              </table:table-cell>
              <table:table-cell office:value-type="float" office:value="2.945788">
                <text:p>2.945788</text:p>
              </table:table-cell>
            </table:table-row>
            <table:table-row>
              <table:table-cell office:value-type="string">
                <text:p>2019-10-02 21:59:17</text:p>
              </table:table-cell>
              <table:table-cell office:value-type="float" office:value="4.18006">
                <text:p>4.18006</text:p>
              </table:table-cell>
              <table:table-cell office:value-type="float" office:value="2.957912">
                <text:p>2.957912</text:p>
              </table:table-cell>
            </table:table-row>
            <table:table-row>
              <table:table-cell office:value-type="string">
                <text:p>2019-10-02 21:59:45</text:p>
              </table:table-cell>
              <table:table-cell office:value-type="float" office:value="4.195185">
                <text:p>4.195185</text:p>
              </table:table-cell>
              <table:table-cell office:value-type="float" office:value="2.96968">
                <text:p>2.96968</text:p>
              </table:table-cell>
            </table:table-row>
            <table:table-row>
              <table:table-cell office:value-type="string">
                <text:p>2019-10-02 22:00:07</text:p>
              </table:table-cell>
              <table:table-cell office:value-type="float" office:value="4.209356">
                <text:p>4.209356</text:p>
              </table:table-cell>
              <table:table-cell office:value-type="float" office:value="2.980797">
                <text:p>2.980797</text:p>
              </table:table-cell>
            </table:table-row>
            <table:table-row>
              <table:table-cell office:value-type="string">
                <text:p>2019-10-02 22:00:22</text:p>
              </table:table-cell>
              <table:table-cell office:value-type="float" office:value="4.216224">
                <text:p>4.216224</text:p>
              </table:table-cell>
              <table:table-cell office:value-type="float" office:value="2.985989">
                <text:p>2.985989</text:p>
              </table:table-cell>
            </table:table-row>
            <table:table-row>
              <table:table-cell office:value-type="string">
                <text:p>2019-10-02 22:00:36</text:p>
              </table:table-cell>
              <table:table-cell office:value-type="float" office:value="4.223267">
                <text:p>4.223267</text:p>
              </table:table-cell>
              <table:table-cell office:value-type="float" office:value="2.991041">
                <text:p>2.991041</text:p>
              </table:table-cell>
            </table:table-row>
            <table:table-row>
              <table:table-cell office:value-type="string">
                <text:p>2019-10-02 22:01:03</text:p>
              </table:table-cell>
              <table:table-cell office:value-type="float" office:value="4.237283">
                <text:p>4.237283</text:p>
              </table:table-cell>
              <table:table-cell office:value-type="float" office:value="3.001996">
                <text:p>3.001996</text:p>
              </table:table-cell>
            </table:table-row>
            <table:table-row>
              <table:table-cell office:value-type="string">
                <text:p>2019-10-02 22:01:22</text:p>
              </table:table-cell>
              <table:table-cell office:value-type="float" office:value="4.25268">
                <text:p>4.25268</text:p>
              </table:table-cell>
              <table:table-cell office:value-type="float" office:value="3.014332">
                <text:p>3.014332</text:p>
              </table:table-cell>
            </table:table-row>
            <table:table-row>
              <table:table-cell office:value-type="string">
                <text:p>2019-10-02 22:01:50</text:p>
              </table:table-cell>
              <table:table-cell office:value-type="float" office:value="4.26804">
                <text:p>4.26804</text:p>
              </table:table-cell>
              <table:table-cell office:value-type="float" office:value="3.026598">
                <text:p>3.026598</text:p>
              </table:table-cell>
            </table:table-row>
            <table:table-row>
              <table:table-cell office:value-type="string">
                <text:p>2019-10-02 22:02:10</text:p>
              </table:table-cell>
              <table:table-cell office:value-type="float" office:value="4.283373">
                <text:p>4.283373</text:p>
              </table:table-cell>
              <table:table-cell office:value-type="float" office:value="3.038724">
                <text:p>3.038724</text:p>
              </table:table-cell>
            </table:table-row>
            <table:table-row>
              <table:table-cell office:value-type="string">
                <text:p>2019-10-02 22:02:38</text:p>
              </table:table-cell>
              <table:table-cell office:value-type="float" office:value="4.298554">
                <text:p>4.298554</text:p>
              </table:table-cell>
              <table:table-cell office:value-type="float" office:value="3.050708">
                <text:p>3.050708</text:p>
              </table:table-cell>
            </table:table-row>
            <table:table-row>
              <table:table-cell office:value-type="string">
                <text:p>2019-10-02 22:03:06</text:p>
              </table:table-cell>
              <table:table-cell office:value-type="float" office:value="4.312517">
                <text:p>4.312517</text:p>
              </table:table-cell>
              <table:table-cell office:value-type="float" office:value="3.061464">
                <text:p>3.061464</text:p>
              </table:table-cell>
            </table:table-row>
            <table:table-row>
              <table:table-cell office:value-type="string">
                <text:p>2019-10-02 22:03:21</text:p>
              </table:table-cell>
              <table:table-cell office:value-type="float" office:value="4.319379">
                <text:p>4.319379</text:p>
              </table:table-cell>
              <table:table-cell office:value-type="float" office:value="3.066296">
                <text:p>3.066296</text:p>
              </table:table-cell>
            </table:table-row>
            <table:table-row>
              <table:table-cell office:value-type="string">
                <text:p>2019-10-02 22:03:40</text:p>
              </table:table-cell>
              <table:table-cell office:value-type="float" office:value="4.333622">
                <text:p>4.333622</text:p>
              </table:table-cell>
              <table:table-cell office:value-type="float" office:value="3.077743">
                <text:p>3.077743</text:p>
              </table:table-cell>
            </table:table-row>
            <table:table-row>
              <table:table-cell office:value-type="string">
                <text:p>2019-10-02 22:03:56</text:p>
              </table:table-cell>
              <table:table-cell office:value-type="float" office:value="4.340521">
                <text:p>4.340521</text:p>
              </table:table-cell>
              <table:table-cell office:value-type="float" office:value="3.081911">
                <text:p>3.081911</text:p>
              </table:table-cell>
            </table:table-row>
            <table:table-row>
              <table:table-cell office:value-type="string">
                <text:p>2019-10-02 22:04:15</text:p>
              </table:table-cell>
              <table:table-cell office:value-type="float" office:value="4.354935">
                <text:p>4.354935</text:p>
              </table:table-cell>
              <table:table-cell office:value-type="float" office:value="3.093648">
                <text:p>3.093648</text:p>
              </table:table-cell>
            </table:table-row>
            <table:table-row>
              <table:table-cell office:value-type="string">
                <text:p>2019-10-02 22:04:38</text:p>
              </table:table-cell>
              <table:table-cell office:value-type="float" office:value="4.375227">
                <text:p>4.375227</text:p>
              </table:table-cell>
              <table:table-cell office:value-type="float" office:value="3.1078">
                <text:p>3.1078</text:p>
              </table:table-cell>
            </table:table-row>
            <table:table-row>
              <table:table-cell office:value-type="string">
                <text:p>2019-10-02 22:04:53</text:p>
              </table:table-cell>
              <table:table-cell office:value-type="float" office:value="4.382104">
                <text:p>4.382104</text:p>
              </table:table-cell>
              <table:table-cell office:value-type="float" office:value="3.113015">
                <text:p>3.113015</text:p>
              </table:table-cell>
            </table:table-row>
            <table:table-row>
              <table:table-cell office:value-type="string">
                <text:p>2019-10-02 22:05:35</text:p>
              </table:table-cell>
              <table:table-cell office:value-type="float" office:value="4.408683">
                <text:p>4.408683</text:p>
              </table:table-cell>
              <table:table-cell office:value-type="float" office:value="3.133255">
                <text:p>3.133255</text:p>
              </table:table-cell>
            </table:table-row>
            <table:table-row>
              <table:table-cell office:value-type="string">
                <text:p>2019-10-02 22:05:54</text:p>
              </table:table-cell>
              <table:table-cell office:value-type="float" office:value="4.422646">
                <text:p>4.422646</text:p>
              </table:table-cell>
              <table:table-cell office:value-type="float" office:value="3.144009">
                <text:p>3.144009</text:p>
              </table:table-cell>
            </table:table-row>
            <table:table-row>
              <table:table-cell office:value-type="string">
                <text:p>2019-10-02 22:06:12</text:p>
              </table:table-cell>
              <table:table-cell office:value-type="float" office:value="4.429466">
                <text:p>4.429466</text:p>
              </table:table-cell>
              <table:table-cell office:value-type="float" office:value="3.148606">
                <text:p>3.148606</text:p>
              </table:table-cell>
            </table:table-row>
            <table:table-row>
              <table:table-cell office:value-type="string">
                <text:p>2019-10-02 22:06:27</text:p>
              </table:table-cell>
              <table:table-cell office:value-type="float" office:value="4.435212">
                <text:p>4.435212</text:p>
              </table:table-cell>
              <table:table-cell office:value-type="float" office:value="3.151053">
                <text:p>3.151053</text:p>
              </table:table-cell>
            </table:table-row>
            <table:table-row>
              <table:table-cell office:value-type="string">
                <text:p>2019-10-02 22:06:56</text:p>
              </table:table-cell>
              <table:table-cell office:value-type="float" office:value="4.450346">
                <text:p>4.450346</text:p>
              </table:table-cell>
              <table:table-cell office:value-type="float" office:value="3.162862">
                <text:p>3.162862</text:p>
              </table:table-cell>
            </table:table-row>
            <table:table-row>
              <table:table-cell office:value-type="string">
                <text:p>2019-10-02 22:07:21</text:p>
              </table:table-cell>
              <table:table-cell office:value-type="float" office:value="4.465535">
                <text:p>4.465535</text:p>
              </table:table-cell>
              <table:table-cell office:value-type="float" office:value="3.174839">
                <text:p>3.174839</text:p>
              </table:table-cell>
            </table:table-row>
            <table:table-row>
              <table:table-cell office:value-type="string">
                <text:p>2019-10-02 22:07:39</text:p>
              </table:table-cell>
              <table:table-cell office:value-type="float" office:value="4.47257">
                <text:p>4.47257</text:p>
              </table:table-cell>
              <table:table-cell office:value-type="float" office:value="3.179882">
                <text:p>3.179882</text:p>
              </table:table-cell>
            </table:table-row>
            <table:table-row>
              <table:table-cell office:value-type="string">
                <text:p>2019-10-02 22:07:54</text:p>
              </table:table-cell>
              <table:table-cell office:value-type="float" office:value="4.479438">
                <text:p>4.479438</text:p>
              </table:table-cell>
              <table:table-cell office:value-type="float" office:value="3.185073">
                <text:p>3.185073</text:p>
              </table:table-cell>
            </table:table-row>
            <table:table-row>
              <table:table-cell office:value-type="string">
                <text:p>2019-10-02 22:08:08</text:p>
              </table:table-cell>
              <table:table-cell office:value-type="float" office:value="4.486493">
                <text:p>4.486493</text:p>
              </table:table-cell>
              <table:table-cell office:value-type="float" office:value="3.19017">
                <text:p>3.19017</text:p>
              </table:table-cell>
            </table:table-row>
            <table:table-row>
              <table:table-cell office:value-type="string">
                <text:p>2019-10-02 22:08:37</text:p>
              </table:table-cell>
              <table:table-cell office:value-type="float" office:value="4.501615">
                <text:p>4.501615</text:p>
              </table:table-cell>
              <table:table-cell office:value-type="float" office:value="3.201935">
                <text:p>3.201935</text:p>
              </table:table-cell>
            </table:table-row>
            <table:table-row>
              <table:table-cell office:value-type="string">
                <text:p>2019-10-02 22:08:59</text:p>
              </table:table-cell>
              <table:table-cell office:value-type="float" office:value="4.51687">
                <text:p>4.51687</text:p>
              </table:table-cell>
              <table:table-cell office:value-type="float" office:value="3.214057">
                <text:p>3.214057</text:p>
              </table:table-cell>
            </table:table-row>
            <table:table-row>
              <table:table-cell office:value-type="string">
                <text:p>2019-10-02 22:09:13</text:p>
              </table:table-cell>
              <table:table-cell office:value-type="float" office:value="4.523461">
                <text:p>4.523461</text:p>
              </table:table-cell>
              <table:table-cell office:value-type="float" office:value="3.218654">
                <text:p>3.218654</text:p>
              </table:table-cell>
            </table:table-row>
            <table:table-row>
              <table:table-cell office:value-type="string">
                <text:p>2019-10-02 22:09:28</text:p>
              </table:table-cell>
              <table:table-cell office:value-type="float" office:value="4.53004">
                <text:p>4.53004</text:p>
              </table:table-cell>
              <table:table-cell office:value-type="float" office:value="3.223206">
                <text:p>3.223206</text:p>
              </table:table-cell>
            </table:table-row>
            <table:table-row>
              <table:table-cell office:value-type="string">
                <text:p>2019-10-02 22:09:42</text:p>
              </table:table-cell>
              <table:table-cell office:value-type="float" office:value="4.53691">
                <text:p>4.53691</text:p>
              </table:table-cell>
              <table:table-cell office:value-type="float" office:value="3.228459">
                <text:p>3.228459</text:p>
              </table:table-cell>
            </table:table-row>
            <table:table-row>
              <table:table-cell office:value-type="string">
                <text:p>2019-10-02 22:09:57</text:p>
              </table:table-cell>
              <table:table-cell office:value-type="float" office:value="4.543945">
                <text:p>4.543945</text:p>
              </table:table-cell>
              <table:table-cell office:value-type="float" office:value="3.233503">
                <text:p>3.233503</text:p>
              </table:table-cell>
            </table:table-row>
            <table:table-row>
              <table:table-cell office:value-type="string">
                <text:p>2019-10-02 22:10:11</text:p>
              </table:table-cell>
              <table:table-cell office:value-type="float" office:value="4.55098">
                <text:p>4.55098</text:p>
              </table:table-cell>
              <table:table-cell office:value-type="float" office:value="3.238547">
                <text:p>3.238547</text:p>
              </table:table-cell>
            </table:table-row>
            <table:table-row>
              <table:table-cell office:value-type="string">
                <text:p>2019-10-02 22:10:34</text:p>
              </table:table-cell>
              <table:table-cell office:value-type="float" office:value="4.565223">
                <text:p>4.565223</text:p>
              </table:table-cell>
              <table:table-cell office:value-type="float" office:value="3.249993">
                <text:p>3.249993</text:p>
              </table:table-cell>
            </table:table-row>
            <table:table-row>
              <table:table-cell office:value-type="string">
                <text:p>2019-10-02 22:10:51</text:p>
              </table:table-cell>
              <table:table-cell office:value-type="float" office:value="4.571802">
                <text:p>4.571802</text:p>
              </table:table-cell>
              <table:table-cell office:value-type="float" office:value="3.254545">
                <text:p>3.254545</text:p>
              </table:table-cell>
            </table:table-row>
            <table:table-row>
              <table:table-cell office:value-type="string">
                <text:p>2019-10-02 22:11:12</text:p>
              </table:table-cell>
              <table:table-cell office:value-type="float" office:value="4.585989">
                <text:p>4.585989</text:p>
              </table:table-cell>
              <table:table-cell office:value-type="float" office:value="3.265791">
                <text:p>3.265791</text:p>
              </table:table-cell>
            </table:table-row>
            <table:table-row>
              <table:table-cell office:value-type="string">
                <text:p>2019-10-02 22:11:26</text:p>
              </table:table-cell>
              <table:table-cell office:value-type="float" office:value="4.592803">
                <text:p>4.592803</text:p>
              </table:table-cell>
              <table:table-cell office:value-type="float" office:value="3.270843">
                <text:p>3.270843</text:p>
              </table:table-cell>
            </table:table-row>
            <table:table-row>
              <table:table-cell office:value-type="string">
                <text:p>2019-10-02 22:11:45</text:p>
              </table:table-cell>
              <table:table-cell office:value-type="float" office:value="4.598549">
                <text:p>4.598549</text:p>
              </table:table-cell>
              <table:table-cell office:value-type="float" office:value="3.27343">
                <text:p>3.27343</text:p>
              </table:table-cell>
            </table:table-row>
            <table:table-row>
              <table:table-cell office:value-type="string">
                <text:p>2019-10-02 22:12:09</text:p>
              </table:table-cell>
              <table:table-cell office:value-type="float" office:value="4.612944">
                <text:p>4.612944</text:p>
              </table:table-cell>
              <table:table-cell office:value-type="float" office:value="3.285035">
                <text:p>3.285035</text:p>
              </table:table-cell>
            </table:table-row>
            <table:table-row>
              <table:table-cell office:value-type="string">
                <text:p>2019-10-02 22:12:23</text:p>
              </table:table-cell>
              <table:table-cell office:value-type="float" office:value="4.619785">
                <text:p>4.619785</text:p>
              </table:table-cell>
              <table:table-cell office:value-type="float" office:value="3.290087">
                <text:p>3.290087</text:p>
              </table:table-cell>
            </table:table-row>
            <table:table-row>
              <table:table-cell office:value-type="string">
                <text:p>2019-10-02 22:12:42</text:p>
              </table:table-cell>
              <table:table-cell office:value-type="float" office:value="4.634028">
                <text:p>4.634028</text:p>
              </table:table-cell>
              <table:table-cell office:value-type="float" office:value="3.301533">
                <text:p>3.301533</text:p>
              </table:table-cell>
            </table:table-row>
            <table:table-row>
              <table:table-cell office:value-type="string">
                <text:p>2019-10-02 22:13:01</text:p>
              </table:table-cell>
              <table:table-cell office:value-type="float" office:value="4.648255">
                <text:p>4.648255</text:p>
              </table:table-cell>
              <table:table-cell office:value-type="float" office:value="3.31285">
                <text:p>3.31285</text:p>
              </table:table-cell>
            </table:table-row>
            <table:table-row>
              <table:table-cell office:value-type="string">
                <text:p>2019-10-02 22:13:20</text:p>
              </table:table-cell>
              <table:table-cell office:value-type="float" office:value="4.663016">
                <text:p>4.663016</text:p>
              </table:table-cell>
              <table:table-cell office:value-type="float" office:value="3.324325">
                <text:p>3.324325</text:p>
              </table:table-cell>
            </table:table-row>
            <table:table-row>
              <table:table-cell office:value-type="string">
                <text:p>2019-10-02 22:13:39</text:p>
              </table:table-cell>
              <table:table-cell office:value-type="float" office:value="4.678141">
                <text:p>4.678141</text:p>
              </table:table-cell>
              <table:table-cell office:value-type="float" office:value="3.336092">
                <text:p>3.336092</text:p>
              </table:table-cell>
            </table:table-row>
            <table:table-row>
              <table:table-cell office:value-type="string">
                <text:p>2019-10-02 22:13:58</text:p>
              </table:table-cell>
              <table:table-cell office:value-type="float" office:value="4.692331">
                <text:p>4.692331</text:p>
              </table:table-cell>
              <table:table-cell office:value-type="float" office:value="3.347341">
                <text:p>3.347341</text:p>
              </table:table-cell>
            </table:table-row>
            <table:table-row>
              <table:table-cell office:value-type="string">
                <text:p>2019-10-02 22:14:25</text:p>
              </table:table-cell>
              <table:table-cell office:value-type="float" office:value="4.706748">
                <text:p>4.706748</text:p>
              </table:table-cell>
              <table:table-cell office:value-type="float" office:value="3.359082">
                <text:p>3.359082</text:p>
              </table:table-cell>
            </table:table-row>
            <table:table-row>
              <table:table-cell office:value-type="string">
                <text:p>2019-10-02 22:14:44</text:p>
              </table:table-cell>
              <table:table-cell office:value-type="float" office:value="4.721966">
                <text:p>4.721966</text:p>
              </table:table-cell>
              <table:table-cell office:value-type="float" office:value="3.37112">
                <text:p>3.37112</text:p>
              </table:table-cell>
            </table:table-row>
            <table:table-row>
              <table:table-cell office:value-type="string">
                <text:p>2019-10-02 22:15:00</text:p>
              </table:table-cell>
              <table:table-cell office:value-type="float" office:value="4.728328">
                <text:p>4.728328</text:p>
              </table:table-cell>
              <table:table-cell office:value-type="float" office:value="3.373612">
                <text:p>3.373612</text:p>
              </table:table-cell>
            </table:table-row>
            <table:table-row>
              <table:table-cell office:value-type="string">
                <text:p>2019-10-02 22:15:28</text:p>
              </table:table-cell>
              <table:table-cell office:value-type="float" office:value="4.743506">
                <text:p>4.743506</text:p>
              </table:table-cell>
              <table:table-cell office:value-type="float" office:value="3.385578">
                <text:p>3.385578</text:p>
              </table:table-cell>
            </table:table-row>
            <table:table-row>
              <table:table-cell office:value-type="string">
                <text:p>2019-10-02 22:15:42</text:p>
              </table:table-cell>
              <table:table-cell office:value-type="float" office:value="4.750549">
                <text:p>4.750549</text:p>
              </table:table-cell>
              <table:table-cell office:value-type="float" office:value="3.389606">
                <text:p>3.389606</text:p>
              </table:table-cell>
            </table:table-row>
            <table:table-row>
              <table:table-cell office:value-type="string">
                <text:p>2019-10-02 22:16:01</text:p>
              </table:table-cell>
              <table:table-cell office:value-type="float" office:value="4.75714">
                <text:p>4.75714</text:p>
              </table:table-cell>
              <table:table-cell office:value-type="float" office:value="3.394203">
                <text:p>3.394203</text:p>
              </table:table-cell>
            </table:table-row>
            <table:table-row>
              <table:table-cell office:value-type="string">
                <text:p>2019-10-02 22:16:19</text:p>
              </table:table-cell>
              <table:table-cell office:value-type="float" office:value="4.763773">
                <text:p>4.763773</text:p>
              </table:table-cell>
              <table:table-cell office:value-type="float" office:value="3.399034">
                <text:p>3.399034</text:p>
              </table:table-cell>
            </table:table-row>
            <table:table-row>
              <table:table-cell office:value-type="string">
                <text:p>2019-10-02 22:16:38</text:p>
              </table:table-cell>
              <table:table-cell office:value-type="float" office:value="4.777789">
                <text:p>4.777789</text:p>
              </table:table-cell>
              <table:table-cell office:value-type="float" office:value="3.410004">
                <text:p>3.410004</text:p>
              </table:table-cell>
            </table:table-row>
            <table:table-row>
              <table:table-cell office:value-type="string">
                <text:p>2019-10-02 22:16:53</text:p>
              </table:table-cell>
              <table:table-cell office:value-type="float" office:value="4.784395">
                <text:p>4.784395</text:p>
              </table:table-cell>
              <table:table-cell office:value-type="float" office:value="3.414696">
                <text:p>3.414696</text:p>
              </table:table-cell>
            </table:table-row>
            <table:table-row>
              <table:table-cell office:value-type="string">
                <text:p>2019-10-02 22:17:07</text:p>
              </table:table-cell>
              <table:table-cell office:value-type="float" office:value="4.791001">
                <text:p>4.791001</text:p>
              </table:table-cell>
              <table:table-cell office:value-type="float" office:value="3.419388">
                <text:p>3.419388</text:p>
              </table:table-cell>
            </table:table-row>
            <table:table-row>
              <table:table-cell office:value-type="string">
                <text:p>2019-10-02 22:17:30</text:p>
              </table:table-cell>
              <table:table-cell office:value-type="float" office:value="4.805017">
                <text:p>4.805017</text:p>
              </table:table-cell>
              <table:table-cell office:value-type="float" office:value="3.430343">
                <text:p>3.430343</text:p>
              </table:table-cell>
            </table:table-row>
            <table:table-row>
              <table:table-cell office:value-type="string">
                <text:p>2019-10-02 22:17:46</text:p>
              </table:table-cell>
              <table:table-cell office:value-type="float" office:value="4.811867">
                <text:p>4.811867</text:p>
              </table:table-cell>
              <table:table-cell office:value-type="float" office:value="3.435558">
                <text:p>3.435558</text:p>
              </table:table-cell>
            </table:table-row>
            <table:table-row>
              <table:table-cell office:value-type="string">
                <text:p>2019-10-02 22:18:04</text:p>
              </table:table-cell>
              <table:table-cell office:value-type="float" office:value="4.818485">
                <text:p>4.818485</text:p>
              </table:table-cell>
              <table:table-cell office:value-type="float" office:value="3.440293">
                <text:p>3.440293</text:p>
              </table:table-cell>
            </table:table-row>
            <table:table-row>
              <table:table-cell office:value-type="string">
                <text:p>2019-10-02 22:18:32</text:p>
              </table:table-cell>
              <table:table-cell office:value-type="float" office:value="4.832709">
                <text:p>4.832709</text:p>
              </table:table-cell>
              <table:table-cell office:value-type="float" office:value="3.449503">
                <text:p>3.449503</text:p>
              </table:table-cell>
            </table:table-row>
            <table:table-row>
              <table:table-cell office:value-type="string">
                <text:p>2019-10-02 22:18:59</text:p>
              </table:table-cell>
              <table:table-cell office:value-type="float" office:value="4.846936">
                <text:p>4.846936</text:p>
              </table:table-cell>
              <table:table-cell office:value-type="float" office:value="3.46082">
                <text:p>3.46082</text:p>
              </table:table-cell>
            </table:table-row>
            <table:table-row>
              <table:table-cell office:value-type="string">
                <text:p>2019-10-02 22:19:13</text:p>
              </table:table-cell>
              <table:table-cell office:value-type="float" office:value="4.853542">
                <text:p>4.853542</text:p>
              </table:table-cell>
              <table:table-cell office:value-type="float" office:value="3.465512">
                <text:p>3.465512</text:p>
              </table:table-cell>
            </table:table-row>
            <table:table-row>
              <table:table-cell office:value-type="string">
                <text:p>2019-10-02 22:19:32</text:p>
              </table:table-cell>
              <table:table-cell office:value-type="float" office:value="4.860154">
                <text:p>4.860154</text:p>
              </table:table-cell>
              <table:table-cell office:value-type="float" office:value="3.468599">
                <text:p>3.468599</text:p>
              </table:table-cell>
            </table:table-row>
            <table:table-row>
              <table:table-cell office:value-type="string">
                <text:p>2019-10-02 22:19:59</text:p>
              </table:table-cell>
              <table:table-cell office:value-type="float" office:value="4.874341">
                <text:p>4.874341</text:p>
              </table:table-cell>
              <table:table-cell office:value-type="float" office:value="3.479843">
                <text:p>3.479843</text:p>
              </table:table-cell>
            </table:table-row>
            <table:table-row>
              <table:table-cell office:value-type="string">
                <text:p>2019-10-02 22:20:26</text:p>
              </table:table-cell>
              <table:table-cell office:value-type="float" office:value="4.889264">
                <text:p>4.889264</text:p>
              </table:table-cell>
              <table:table-cell office:value-type="float" office:value="3.491611">
                <text:p>3.491611</text:p>
              </table:table-cell>
            </table:table-row>
            <table:table-row>
              <table:table-cell office:value-type="string">
                <text:p>2019-10-02 22:20:48</text:p>
              </table:table-cell>
              <table:table-cell office:value-type="float" office:value="4.903491">
                <text:p>4.903491</text:p>
              </table:table-cell>
              <table:table-cell office:value-type="float" office:value="3.502928">
                <text:p>3.502928</text:p>
              </table:table-cell>
            </table:table-row>
            <table:table-row>
              <table:table-cell office:value-type="string">
                <text:p>2019-10-02 22:21:15</text:p>
              </table:table-cell>
              <table:table-cell office:value-type="float" office:value="4.918597">
                <text:p>4.918597</text:p>
              </table:table-cell>
              <table:table-cell office:value-type="float" office:value="3.514564">
                <text:p>3.514564</text:p>
              </table:table-cell>
            </table:table-row>
            <table:table-row>
              <table:table-cell office:value-type="string">
                <text:p>2019-10-02 22:21:30</text:p>
              </table:table-cell>
              <table:table-cell office:value-type="float" office:value="4.92543">
                <text:p>4.92543</text:p>
              </table:table-cell>
              <table:table-cell office:value-type="float" office:value="3.519748">
                <text:p>3.519748</text:p>
              </table:table-cell>
            </table:table-row>
            <table:table-row>
              <table:table-cell office:value-type="string">
                <text:p>2019-10-02 22:21:56</text:p>
              </table:table-cell>
              <table:table-cell office:value-type="float" office:value="4.939273">
                <text:p>4.939273</text:p>
              </table:table-cell>
              <table:table-cell office:value-type="float" office:value="3.530903">
                <text:p>3.530903</text:p>
              </table:table-cell>
            </table:table-row>
            <table:table-row>
              <table:table-cell office:value-type="string">
                <text:p>2019-10-02 22:22:15</text:p>
              </table:table-cell>
              <table:table-cell office:value-type="float" office:value="4.946079">
                <text:p>4.946079</text:p>
              </table:table-cell>
              <table:table-cell office:value-type="float" office:value="3.535947">
                <text:p>3.535947</text:p>
              </table:table-cell>
            </table:table-row>
            <table:table-row>
              <table:table-cell office:value-type="string">
                <text:p>2019-10-02 22:22:38</text:p>
              </table:table-cell>
              <table:table-cell office:value-type="float" office:value="4.961201">
                <text:p>4.961201</text:p>
              </table:table-cell>
              <table:table-cell office:value-type="float" office:value="3.547711">
                <text:p>3.547711</text:p>
              </table:table-cell>
            </table:table-row>
            <table:table-row>
              <table:table-cell office:value-type="string">
                <text:p>2019-10-02 22:22:57</text:p>
              </table:table-cell>
              <table:table-cell office:value-type="float" office:value="4.968042">
                <text:p>4.968042</text:p>
              </table:table-cell>
              <table:table-cell office:value-type="float" office:value="3.552762">
                <text:p>3.552762</text:p>
              </table:table-cell>
            </table:table-row>
            <table:table-row>
              <table:table-cell office:value-type="string">
                <text:p>2019-10-02 22:23:20</text:p>
              </table:table-cell>
              <table:table-cell office:value-type="float" office:value="4.983022">
                <text:p>4.983022</text:p>
              </table:table-cell>
              <table:table-cell office:value-type="float" office:value="3.564312">
                <text:p>3.564312</text:p>
              </table:table-cell>
            </table:table-row>
            <table:table-row>
              <table:table-cell office:value-type="string">
                <text:p>2019-10-02 22:23:43</text:p>
              </table:table-cell>
              <table:table-cell office:value-type="float" office:value="4.997691">
                <text:p>4.997691</text:p>
              </table:table-cell>
              <table:table-cell office:value-type="float" office:value="3.575447">
                <text:p>3.575447</text:p>
              </table:table-cell>
            </table:table-row>
            <table:table-row>
              <table:table-cell office:value-type="string">
                <text:p>2019-10-02 22:23:57</text:p>
              </table:table-cell>
              <table:table-cell office:value-type="float" office:value="5.0032">
                <text:p>5.0032</text:p>
              </table:table-cell>
              <table:table-cell office:value-type="float" office:value="3.577938">
                <text:p>3.577938</text:p>
              </table:table-cell>
            </table:table-row>
            <table:table-row>
              <table:table-cell office:value-type="string">
                <text:p>2019-10-02 22:24:12</text:p>
              </table:table-cell>
              <table:table-cell office:value-type="float" office:value="5.009548">
                <text:p>5.009548</text:p>
              </table:table-cell>
              <table:table-cell office:value-type="float" office:value="3.580877">
                <text:p>3.580877</text:p>
              </table:table-cell>
            </table:table-row>
            <table:table-row>
              <table:table-cell office:value-type="string">
                <text:p>2019-10-02 22:24:26</text:p>
              </table:table-cell>
              <table:table-cell office:value-type="float" office:value="5.016591">
                <text:p>5.016591</text:p>
              </table:table-cell>
              <table:table-cell office:value-type="float" office:value="3.585929">
                <text:p>3.585929</text:p>
              </table:table-cell>
            </table:table-row>
            <table:table-row>
              <table:table-cell office:value-type="string">
                <text:p>2019-10-02 22:24:46</text:p>
              </table:table-cell>
              <table:table-cell office:value-type="float" office:value="5.031713">
                <text:p>5.031713</text:p>
              </table:table-cell>
              <table:table-cell office:value-type="float" office:value="3.597694">
                <text:p>3.597694</text:p>
              </table:table-cell>
            </table:table-row>
            <table:table-row>
              <table:table-cell office:value-type="string">
                <text:p>2019-10-02 22:25:28</text:p>
              </table:table-cell>
              <table:table-cell office:value-type="float" office:value="5.058295">
                <text:p>5.058295</text:p>
              </table:table-cell>
              <table:table-cell office:value-type="float" office:value="3.61795">
                <text:p>3.61795</text:p>
              </table:table-cell>
            </table:table-row>
            <table:table-row>
              <table:table-cell office:value-type="string">
                <text:p>2019-10-02 22:25:55</text:p>
              </table:table-cell>
              <table:table-cell office:value-type="float" office:value="5.072029">
                <text:p>5.072029</text:p>
              </table:table-cell>
              <table:table-cell office:value-type="float" office:value="3.628567">
                <text:p>3.628567</text:p>
              </table:table-cell>
            </table:table-row>
            <table:table-row>
              <table:table-cell office:value-type="string">
                <text:p>2019-10-02 22:26:16</text:p>
              </table:table-cell>
              <table:table-cell office:value-type="float" office:value="5.087026">
                <text:p>5.087026</text:p>
              </table:table-cell>
              <table:table-cell office:value-type="float" office:value="3.640488">
                <text:p>3.640488</text:p>
              </table:table-cell>
            </table:table-row>
            <table:table-row>
              <table:table-cell office:value-type="string">
                <text:p>2019-10-02 22:26:32</text:p>
              </table:table-cell>
              <table:table-cell office:value-type="float" office:value="5.094069">
                <text:p>5.094069</text:p>
              </table:table-cell>
              <table:table-cell office:value-type="float" office:value="3.64554">
                <text:p>3.64554</text:p>
              </table:table-cell>
            </table:table-row>
            <table:table-row>
              <table:table-cell office:value-type="string">
                <text:p>2019-10-02 22:26:51</text:p>
              </table:table-cell>
              <table:table-cell office:value-type="float" office:value="5.108989">
                <text:p>5.108989</text:p>
              </table:table-cell>
              <table:table-cell office:value-type="float" office:value="3.657305">
                <text:p>3.657305</text:p>
              </table:table-cell>
            </table:table-row>
            <table:table-row>
              <table:table-cell office:value-type="string">
                <text:p>2019-10-02 22:27:18</text:p>
              </table:table-cell>
              <table:table-cell office:value-type="float" office:value="5.122781">
                <text:p>5.122781</text:p>
              </table:table-cell>
              <table:table-cell office:value-type="float" office:value="3.667036">
                <text:p>3.667036</text:p>
              </table:table-cell>
            </table:table-row>
            <table:table-row>
              <table:table-cell office:value-type="string">
                <text:p>2019-10-02 22:27:43</text:p>
              </table:table-cell>
              <table:table-cell office:value-type="float" office:value="5.136744">
                <text:p>5.136744</text:p>
              </table:table-cell>
              <table:table-cell office:value-type="float" office:value="3.677792">
                <text:p>3.677792</text:p>
              </table:table-cell>
            </table:table-row>
            <table:table-row>
              <table:table-cell office:value-type="string">
                <text:p>2019-10-02 22:28:04</text:p>
              </table:table-cell>
              <table:table-cell office:value-type="float" office:value="5.150934">
                <text:p>5.150934</text:p>
              </table:table-cell>
              <table:table-cell office:value-type="float" office:value="3.68904">
                <text:p>3.68904</text:p>
              </table:table-cell>
            </table:table-row>
            <table:table-row>
              <table:table-cell office:value-type="string">
                <text:p>2019-10-02 22:28:22</text:p>
              </table:table-cell>
              <table:table-cell office:value-type="float" office:value="5.157767">
                <text:p>5.157767</text:p>
              </table:table-cell>
              <table:table-cell office:value-type="float" office:value="3.694084">
                <text:p>3.694084</text:p>
              </table:table-cell>
            </table:table-row>
            <table:table-row>
              <table:table-cell office:value-type="string">
                <text:p>2019-10-02 22:28:41</text:p>
              </table:table-cell>
              <table:table-cell office:value-type="float" office:value="5.164575">
                <text:p>5.164575</text:p>
              </table:table-cell>
              <table:table-cell office:value-type="float" office:value="3.698635">
                <text:p>3.698635</text:p>
              </table:table-cell>
            </table:table-row>
            <table:table-row>
              <table:table-cell office:value-type="string">
                <text:p>2019-10-02 22:29:06</text:p>
              </table:table-cell>
              <table:table-cell office:value-type="float" office:value="5.179495">
                <text:p>5.179495</text:p>
              </table:table-cell>
              <table:table-cell office:value-type="float" office:value="3.7104">
                <text:p>3.7104</text:p>
              </table:table-cell>
            </table:table-row>
            <table:table-row>
              <table:table-cell office:value-type="string">
                <text:p>2019-10-02 22:29:24</text:p>
              </table:table-cell>
              <table:table-cell office:value-type="float" office:value="5.185004">
                <text:p>5.185004</text:p>
              </table:table-cell>
              <table:table-cell office:value-type="float" office:value="3.712892">
                <text:p>3.712892</text:p>
              </table:table-cell>
            </table:table-row>
            <table:table-row>
              <table:table-cell office:value-type="string">
                <text:p>2019-10-02 22:29:42</text:p>
              </table:table-cell>
              <table:table-cell office:value-type="float" office:value="5.191583">
                <text:p>5.191583</text:p>
              </table:table-cell>
              <table:table-cell office:value-type="float" office:value="3.717444">
                <text:p>3.717444</text:p>
              </table:table-cell>
            </table:table-row>
            <table:table-row>
              <table:table-cell office:value-type="string">
                <text:p>2019-10-02 22:30:00</text:p>
              </table:table-cell>
              <table:table-cell office:value-type="float" office:value="5.205516">
                <text:p>5.205516</text:p>
              </table:table-cell>
              <table:table-cell office:value-type="float" office:value="3.728058">
                <text:p>3.728058</text:p>
              </table:table-cell>
            </table:table-row>
            <table:table-row>
              <table:table-cell office:value-type="string">
                <text:p>2019-10-02 22:30:20</text:p>
              </table:table-cell>
              <table:table-cell office:value-type="float" office:value="5.220639">
                <text:p>5.220639</text:p>
              </table:table-cell>
              <table:table-cell office:value-type="float" office:value="3.740316">
                <text:p>3.740316</text:p>
              </table:table-cell>
            </table:table-row>
            <table:table-row>
              <table:table-cell office:value-type="string">
                <text:p>2019-10-02 22:30:40</text:p>
              </table:table-cell>
              <table:table-cell office:value-type="float" office:value="5.235972">
                <text:p>5.235972</text:p>
              </table:table-cell>
              <table:table-cell office:value-type="float" office:value="3.752444">
                <text:p>3.752444</text:p>
              </table:table-cell>
            </table:table-row>
            <table:table-row>
              <table:table-cell office:value-type="string">
                <text:p>2019-10-02 22:31:02</text:p>
              </table:table-cell>
              <table:table-cell office:value-type="float" office:value="5.249591">
                <text:p>5.249591</text:p>
              </table:table-cell>
              <table:table-cell office:value-type="float" office:value="3.761295">
                <text:p>3.761295</text:p>
              </table:table-cell>
            </table:table-row>
            <table:table-row>
              <table:table-cell office:value-type="string">
                <text:p>2019-10-02 22:31:21</text:p>
              </table:table-cell>
              <table:table-cell office:value-type="float" office:value="5.263352">
                <text:p>5.263352</text:p>
              </table:table-cell>
              <table:table-cell office:value-type="float" office:value="3.77205">
                <text:p>3.77205</text:p>
              </table:table-cell>
            </table:table-row>
            <table:table-row>
              <table:table-cell office:value-type="string">
                <text:p>2019-10-02 22:31:42</text:p>
              </table:table-cell>
              <table:table-cell office:value-type="float" office:value="5.277427">
                <text:p>5.277427</text:p>
              </table:table-cell>
              <table:table-cell office:value-type="float" office:value="3.783208">
                <text:p>3.783208</text:p>
              </table:table-cell>
            </table:table-row>
            <table:table-row>
              <table:table-cell office:value-type="string">
                <text:p>2019-10-02 22:31:58</text:p>
              </table:table-cell>
              <table:table-cell office:value-type="float" office:value="5.284241">
                <text:p>5.284241</text:p>
              </table:table-cell>
              <table:table-cell office:value-type="float" office:value="3.788275">
                <text:p>3.788275</text:p>
              </table:table-cell>
            </table:table-row>
            <table:table-row>
              <table:table-cell office:value-type="string">
                <text:p>2019-10-02 22:32:17</text:p>
              </table:table-cell>
              <table:table-cell office:value-type="float" office:value="5.290847">
                <text:p>5.290847</text:p>
              </table:table-cell>
              <table:table-cell office:value-type="float" office:value="3.792826">
                <text:p>3.792826</text:p>
              </table:table-cell>
            </table:table-row>
            <table:table-row>
              <table:table-cell office:value-type="string">
                <text:p>2019-10-02 22:32:31</text:p>
              </table:table-cell>
              <table:table-cell office:value-type="float" office:value="5.296344">
                <text:p>5.296344</text:p>
              </table:table-cell>
              <table:table-cell office:value-type="float" office:value="3.795273">
                <text:p>3.795273</text:p>
              </table:table-cell>
            </table:table-row>
            <table:table-row>
              <table:table-cell office:value-type="string">
                <text:p>2019-10-02 22:32:55</text:p>
              </table:table-cell>
              <table:table-cell office:value-type="float" office:value="5.310189">
                <text:p>5.310189</text:p>
              </table:table-cell>
              <table:table-cell office:value-type="float" office:value="3.806227">
                <text:p>3.806227</text:p>
              </table:table-cell>
            </table:table-row>
            <table:table-row>
              <table:table-cell office:value-type="string">
                <text:p>2019-10-02 22:33:10</text:p>
              </table:table-cell>
              <table:table-cell office:value-type="float" office:value="5.316768">
                <text:p>5.316768</text:p>
              </table:table-cell>
              <table:table-cell office:value-type="float" office:value="3.810779">
                <text:p>3.810779</text:p>
              </table:table-cell>
            </table:table-row>
            <table:table-row>
              <table:table-cell office:value-type="string">
                <text:p>2019-10-02 22:33:38</text:p>
              </table:table-cell>
              <table:table-cell office:value-type="float" office:value="5.332181">
                <text:p>5.332181</text:p>
              </table:table-cell>
              <table:table-cell office:value-type="float" office:value="3.823244">
                <text:p>3.823244</text:p>
              </table:table-cell>
            </table:table-row>
            <table:table-row>
              <table:table-cell office:value-type="string">
                <text:p>2019-10-02 22:33:57</text:p>
              </table:table-cell>
              <table:table-cell office:value-type="float" office:value="5.338814">
                <text:p>5.338814</text:p>
              </table:table-cell>
              <table:table-cell office:value-type="float" office:value="3.828076">
                <text:p>3.828076</text:p>
              </table:table-cell>
            </table:table-row>
            <table:table-row>
              <table:table-cell office:value-type="string">
                <text:p>2019-10-02 22:34:12</text:p>
              </table:table-cell>
              <table:table-cell office:value-type="float" office:value="5.345682">
                <text:p>5.345682</text:p>
              </table:table-cell>
              <table:table-cell office:value-type="float" office:value="3.833268">
                <text:p>3.833268</text:p>
              </table:table-cell>
            </table:table-row>
            <table:table-row>
              <table:table-cell office:value-type="string">
                <text:p>2019-10-02 22:34:32</text:p>
              </table:table-cell>
              <table:table-cell office:value-type="float" office:value="5.359698">
                <text:p>5.359698</text:p>
              </table:table-cell>
              <table:table-cell office:value-type="float" office:value="3.844223">
                <text:p>3.844223</text:p>
              </table:table-cell>
            </table:table-row>
            <table:table-row>
              <table:table-cell office:value-type="string">
                <text:p>2019-10-02 22:34:51</text:p>
              </table:table-cell>
              <table:table-cell office:value-type="float" office:value="5.366333">
                <text:p>5.366333</text:p>
              </table:table-cell>
              <table:table-cell office:value-type="float" office:value="3.848991">
                <text:p>3.848991</text:p>
              </table:table-cell>
            </table:table-row>
            <table:table-row>
              <table:table-cell office:value-type="string">
                <text:p>2019-10-02 22:35:10</text:p>
              </table:table-cell>
              <table:table-cell office:value-type="float" office:value="5.373001">
                <text:p>5.373001</text:p>
              </table:table-cell>
              <table:table-cell office:value-type="float" office:value="3.852139">
                <text:p>3.852139</text:p>
              </table:table-cell>
            </table:table-row>
            <table:table-row>
              <table:table-cell office:value-type="string">
                <text:p>2019-10-02 22:35:26</text:p>
              </table:table-cell>
              <table:table-cell office:value-type="float" office:value="5.378498">
                <text:p>5.378498</text:p>
              </table:table-cell>
              <table:table-cell office:value-type="float" office:value="3.854601">
                <text:p>3.854601</text:p>
              </table:table-cell>
            </table:table-row>
            <table:table-row>
              <table:table-cell office:value-type="string">
                <text:p>2019-10-02 22:35:41</text:p>
              </table:table-cell>
              <table:table-cell office:value-type="float" office:value="5.385195">
                <text:p>5.385195</text:p>
              </table:table-cell>
              <table:table-cell office:value-type="float" office:value="3.859502">
                <text:p>3.859502</text:p>
              </table:table-cell>
            </table:table-row>
            <table:table-row>
              <table:table-cell office:value-type="string">
                <text:p>2019-10-02 22:36:08</text:p>
              </table:table-cell>
              <table:table-cell office:value-type="float" office:value="5.399267">
                <text:p>5.399267</text:p>
              </table:table-cell>
              <table:table-cell office:value-type="float" office:value="3.870657">
                <text:p>3.870657</text:p>
              </table:table-cell>
            </table:table-row>
            <table:table-row>
              <table:table-cell office:value-type="string">
                <text:p>2019-10-02 22:36:37</text:p>
              </table:table-cell>
              <table:table-cell office:value-type="float" office:value="5.414402">
                <text:p>5.414402</text:p>
              </table:table-cell>
              <table:table-cell office:value-type="float" office:value="3.882384">
                <text:p>3.882384</text:p>
              </table:table-cell>
            </table:table-row>
            <table:table-row>
              <table:table-cell office:value-type="string">
                <text:p>2019-10-02 22:36:56</text:p>
              </table:table-cell>
              <table:table-cell office:value-type="float" office:value="5.421008">
                <text:p>5.421008</text:p>
              </table:table-cell>
              <table:table-cell office:value-type="float" office:value="3.887076">
                <text:p>3.887076</text:p>
              </table:table-cell>
            </table:table-row>
            <table:table-row>
              <table:table-cell office:value-type="string">
                <text:p>2019-10-02 22:37:14</text:p>
              </table:table-cell>
              <table:table-cell office:value-type="float" office:value="5.427849">
                <text:p>5.427849</text:p>
              </table:table-cell>
              <table:table-cell office:value-type="float" office:value="3.892128">
                <text:p>3.892128</text:p>
              </table:table-cell>
            </table:table-row>
            <table:table-row>
              <table:table-cell office:value-type="string">
                <text:p>2019-10-02 22:37:33</text:p>
              </table:table-cell>
              <table:table-cell office:value-type="float" office:value="5.442244">
                <text:p>5.442244</text:p>
              </table:table-cell>
              <table:table-cell office:value-type="float" office:value="3.903734">
                <text:p>3.903734</text:p>
              </table:table-cell>
            </table:table-row>
            <table:table-row>
              <table:table-cell office:value-type="string">
                <text:p>2019-10-02 22:37:54</text:p>
              </table:table-cell>
              <table:table-cell office:value-type="float" office:value="5.456913">
                <text:p>5.456913</text:p>
              </table:table-cell>
              <table:table-cell office:value-type="float" office:value="3.914869">
                <text:p>3.914869</text:p>
              </table:table-cell>
            </table:table-row>
            <table:table-row>
              <table:table-cell office:value-type="string">
                <text:p>2019-10-02 22:38:17</text:p>
              </table:table-cell>
              <table:table-cell office:value-type="float" office:value="5.471923">
                <text:p>5.471923</text:p>
              </table:table-cell>
              <table:table-cell office:value-type="float" office:value="3.926852">
                <text:p>3.926852</text:p>
              </table:table-cell>
            </table:table-row>
            <table:table-row>
              <table:table-cell office:value-type="string">
                <text:p>2019-10-02 22:38:44</text:p>
              </table:table-cell>
              <table:table-cell office:value-type="float" office:value="5.486169">
                <text:p>5.486169</text:p>
              </table:table-cell>
              <table:table-cell office:value-type="float" office:value="3.938301">
                <text:p>3.938301</text:p>
              </table:table-cell>
            </table:table-row>
            <table:table-row>
              <table:table-cell office:value-type="string">
                <text:p>2019-10-02 22:39:04</text:p>
              </table:table-cell>
              <table:table-cell office:value-type="float" office:value="5.501092">
                <text:p>5.501092</text:p>
              </table:table-cell>
              <table:table-cell office:value-type="float" office:value="3.950069">
                <text:p>3.950069</text:p>
              </table:table-cell>
            </table:table-row>
            <table:table-row>
              <table:table-cell office:value-type="string">
                <text:p>2019-10-02 22:39:33</text:p>
              </table:table-cell>
              <table:table-cell office:value-type="float" office:value="5.516273">
                <text:p>5.516273</text:p>
              </table:table-cell>
              <table:table-cell office:value-type="float" office:value="3.962038">
                <text:p>3.962038</text:p>
              </table:table-cell>
            </table:table-row>
            <table:table-row>
              <table:table-cell office:value-type="string">
                <text:p>2019-10-02 22:39:52</text:p>
              </table:table-cell>
              <table:table-cell office:value-type="float" office:value="5.523079">
                <text:p>5.523079</text:p>
              </table:table-cell>
              <table:table-cell office:value-type="float" office:value="3.967082">
                <text:p>3.967082</text:p>
              </table:table-cell>
            </table:table-row>
            <table:table-row>
              <table:table-cell office:value-type="string">
                <text:p>2019-10-02 22:40:11</text:p>
              </table:table-cell>
              <table:table-cell office:value-type="float" office:value="5.530122">
                <text:p>5.530122</text:p>
              </table:table-cell>
              <table:table-cell office:value-type="float" office:value="3.972133">
                <text:p>3.972133</text:p>
              </table:table-cell>
            </table:table-row>
            <table:table-row>
              <table:table-cell office:value-type="string">
                <text:p>2019-10-02 22:40:27</text:p>
              </table:table-cell>
              <table:table-cell office:value-type="float" office:value="5.536478">
                <text:p>5.536478</text:p>
              </table:table-cell>
              <table:table-cell office:value-type="float" office:value="3.97508">
                <text:p>3.97508</text:p>
              </table:table-cell>
            </table:table-row>
            <table:table-row>
              <table:table-cell office:value-type="string">
                <text:p>2019-10-02 22:40:55</text:p>
              </table:table-cell>
              <table:table-cell office:value-type="float" office:value="5.550494">
                <text:p>5.550494</text:p>
              </table:table-cell>
              <table:table-cell office:value-type="float" office:value="3.986035">
                <text:p>3.986035</text:p>
              </table:table-cell>
            </table:table-row>
            <table:table-row>
              <table:table-cell office:value-type="string">
                <text:p>2019-10-02 22:41:12</text:p>
              </table:table-cell>
              <table:table-cell office:value-type="float" office:value="5.557335">
                <text:p>5.557335</text:p>
              </table:table-cell>
              <table:table-cell office:value-type="float" office:value="3.991227">
                <text:p>3.991227</text:p>
              </table:table-cell>
            </table:table-row>
            <table:table-row>
              <table:table-cell office:value-type="string">
                <text:p>2019-10-02 22:41:40</text:p>
              </table:table-cell>
              <table:table-cell office:value-type="float" office:value="5.571351">
                <text:p>5.571351</text:p>
              </table:table-cell>
              <table:table-cell office:value-type="float" office:value="4.002182">
                <text:p>4.002182</text:p>
              </table:table-cell>
            </table:table-row>
            <table:table-row>
              <table:table-cell office:value-type="string">
                <text:p>2019-10-02 22:41:54</text:p>
              </table:table-cell>
              <table:table-cell office:value-type="float" office:value="5.578192">
                <text:p>5.578192</text:p>
              </table:table-cell>
              <table:table-cell office:value-type="float" office:value="4.007374">
                <text:p>4.007374</text:p>
              </table:table-cell>
            </table:table-row>
            <table:table-row>
              <table:table-cell office:value-type="string">
                <text:p>2019-10-02 22:42:20</text:p>
              </table:table-cell>
              <table:table-cell office:value-type="float" office:value="5.592379">
                <text:p>5.592379</text:p>
              </table:table-cell>
              <table:table-cell office:value-type="float" office:value="4.018619">
                <text:p>4.018619</text:p>
              </table:table-cell>
            </table:table-row>
            <table:table-row>
              <table:table-cell office:value-type="string">
                <text:p>2019-10-02 22:42:49</text:p>
              </table:table-cell>
              <table:table-cell office:value-type="float" office:value="5.607504">
                <text:p>5.607504</text:p>
              </table:table-cell>
              <table:table-cell office:value-type="float" office:value="4.030386">
                <text:p>4.030386</text:p>
              </table:table-cell>
            </table:table-row>
            <table:table-row>
              <table:table-cell office:value-type="string">
                <text:p>2019-10-02 22:43:03</text:p>
              </table:table-cell>
              <table:table-cell office:value-type="float" office:value="5.614374">
                <text:p>5.614374</text:p>
              </table:table-cell>
              <table:table-cell office:value-type="float" office:value="4.035638">
                <text:p>4.035638</text:p>
              </table:table-cell>
            </table:table-row>
            <table:table-row>
              <table:table-cell office:value-type="string">
                <text:p>2019-10-02 22:43:18</text:p>
              </table:table-cell>
              <table:table-cell office:value-type="float" office:value="5.621215">
                <text:p>5.621215</text:p>
              </table:table-cell>
              <table:table-cell office:value-type="float" office:value="4.04069">
                <text:p>4.04069</text:p>
              </table:table-cell>
            </table:table-row>
            <table:table-row>
              <table:table-cell office:value-type="string">
                <text:p>2019-10-02 22:43:39</text:p>
              </table:table-cell>
              <table:table-cell office:value-type="float" office:value="5.636166">
                <text:p>5.636166</text:p>
              </table:table-cell>
              <table:table-cell office:value-type="float" office:value="4.052164">
                <text:p>4.052164</text:p>
              </table:table-cell>
            </table:table-row>
            <table:table-row>
              <table:table-cell office:value-type="string">
                <text:p>2019-10-02 22:43:58</text:p>
              </table:table-cell>
              <table:table-cell office:value-type="float" office:value="5.643209">
                <text:p>5.643209</text:p>
              </table:table-cell>
              <table:table-cell office:value-type="float" office:value="4.057216">
                <text:p>4.057216</text:p>
              </table:table-cell>
            </table:table-row>
            <table:table-row>
              <table:table-cell office:value-type="string">
                <text:p>2019-10-02 22:44:25</text:p>
              </table:table-cell>
              <table:table-cell office:value-type="float" office:value="5.657023">
                <text:p>5.657023</text:p>
              </table:table-cell>
              <table:table-cell office:value-type="float" office:value="4.068171">
                <text:p>4.068171</text:p>
              </table:table-cell>
            </table:table-row>
            <table:table-row>
              <table:table-cell office:value-type="string">
                <text:p>2019-10-02 22:44:40</text:p>
              </table:table-cell>
              <table:table-cell office:value-type="float" office:value="5.66392">
                <text:p>5.66392</text:p>
              </table:table-cell>
              <table:table-cell office:value-type="float" office:value="4.073423">
                <text:p>4.073423</text:p>
              </table:table-cell>
            </table:table-row>
            <table:table-row>
              <table:table-cell office:value-type="string">
                <text:p>2019-10-02 22:44:59</text:p>
              </table:table-cell>
              <table:table-cell office:value-type="float" office:value="5.678334">
                <text:p>5.678334</text:p>
              </table:table-cell>
              <table:table-cell office:value-type="float" office:value="4.085161">
                <text:p>4.085161</text:p>
              </table:table-cell>
            </table:table-row>
            <table:table-row>
              <table:table-cell office:value-type="string">
                <text:p>2019-10-02 22:45:40</text:p>
              </table:table-cell>
              <table:table-cell office:value-type="float" office:value="5.704949">
                <text:p>5.704949</text:p>
              </table:table-cell>
              <table:table-cell office:value-type="float" office:value="4.105905">
                <text:p>4.105905</text:p>
              </table:table-cell>
            </table:table-row>
            <table:table-row>
              <table:table-cell office:value-type="string">
                <text:p>2019-10-02 22:45:54</text:p>
              </table:table-cell>
              <table:table-cell office:value-type="float" office:value="5.711361">
                <text:p>5.711361</text:p>
              </table:table-cell>
              <table:table-cell office:value-type="float" office:value="4.109053">
                <text:p>4.109053</text:p>
              </table:table-cell>
            </table:table-row>
            <table:table-row>
              <table:table-cell office:value-type="string">
                <text:p>2019-10-02 22:46:22</text:p>
              </table:table-cell>
              <table:table-cell office:value-type="float" office:value="5.725604">
                <text:p>5.725604</text:p>
              </table:table-cell>
              <table:table-cell office:value-type="float" office:value="4.120499">
                <text:p>4.120499</text:p>
              </table:table-cell>
            </table:table-row>
            <table:table-row>
              <table:table-cell office:value-type="string">
                <text:p>2019-10-02 22:46:50</text:p>
              </table:table-cell>
              <table:table-cell office:value-type="float" office:value="5.739567">
                <text:p>5.739567</text:p>
              </table:table-cell>
              <table:table-cell office:value-type="float" office:value="4.131256">
                <text:p>4.131256</text:p>
              </table:table-cell>
            </table:table-row>
            <table:table-row>
              <table:table-cell office:value-type="string">
                <text:p>2019-10-02 22:47:08</text:p>
              </table:table-cell>
              <table:table-cell office:value-type="float" office:value="5.746637">
                <text:p>5.746637</text:p>
              </table:table-cell>
              <table:table-cell office:value-type="float" office:value="4.136447">
                <text:p>4.136447</text:p>
              </table:table-cell>
            </table:table-row>
            <table:table-row>
              <table:table-cell office:value-type="string">
                <text:p>2019-10-02 22:47:23</text:p>
              </table:table-cell>
              <table:table-cell office:value-type="float" office:value="5.753243">
                <text:p>5.753243</text:p>
              </table:table-cell>
              <table:table-cell office:value-type="float" office:value="4.141139">
                <text:p>4.141139</text:p>
              </table:table-cell>
            </table:table-row>
            <table:table-row>
              <table:table-cell office:value-type="string">
                <text:p>2019-10-02 22:47:50</text:p>
              </table:table-cell>
              <table:table-cell office:value-type="float" office:value="5.767403">
                <text:p>5.767403</text:p>
              </table:table-cell>
              <table:table-cell office:value-type="float" office:value="4.152245">
                <text:p>4.152245</text:p>
              </table:table-cell>
            </table:table-row>
            <table:table-row>
              <table:table-cell office:value-type="string">
                <text:p>2019-10-02 22:48:05</text:p>
              </table:table-cell>
              <table:table-cell office:value-type="float" office:value="5.774223">
                <text:p>5.774223</text:p>
              </table:table-cell>
              <table:table-cell office:value-type="float" office:value="4.156842">
                <text:p>4.156842</text:p>
              </table:table-cell>
            </table:table-row>
            <table:table-row>
              <table:table-cell office:value-type="string">
                <text:p>2019-10-02 22:48:20</text:p>
              </table:table-cell>
              <table:table-cell office:value-type="float" office:value="5.781064">
                <text:p>5.781064</text:p>
              </table:table-cell>
              <table:table-cell office:value-type="float" office:value="4.161894">
                <text:p>4.161894</text:p>
              </table:table-cell>
            </table:table-row>
            <table:table-row>
              <table:table-cell office:value-type="string">
                <text:p>2019-10-02 22:48:35</text:p>
              </table:table-cell>
              <table:table-cell office:value-type="float" office:value="5.787878">
                <text:p>5.787878</text:p>
              </table:table-cell>
              <table:table-cell office:value-type="float" office:value="4.166946">
                <text:p>4.166946</text:p>
              </table:table-cell>
            </table:table-row>
            <table:table-row>
              <table:table-cell office:value-type="string">
                <text:p>2019-10-02 22:48:50</text:p>
              </table:table-cell>
              <table:table-cell office:value-type="float" office:value="5.794921">
                <text:p>5.794921</text:p>
              </table:table-cell>
              <table:table-cell office:value-type="float" office:value="4.171998">
                <text:p>4.171998</text:p>
              </table:table-cell>
            </table:table-row>
            <table:table-row>
              <table:table-cell office:value-type="string">
                <text:p>2019-10-02 22:49:05</text:p>
              </table:table-cell>
              <table:table-cell office:value-type="float" office:value="5.801771">
                <text:p>5.801771</text:p>
              </table:table-cell>
              <table:table-cell office:value-type="float" office:value="4.177213">
                <text:p>4.177213</text:p>
              </table:table-cell>
            </table:table-row>
            <table:table-row>
              <table:table-cell office:value-type="string">
                <text:p>2019-10-02 22:49:24</text:p>
              </table:table-cell>
              <table:table-cell office:value-type="float" office:value="5.816222">
                <text:p>5.816222</text:p>
              </table:table-cell>
              <table:table-cell office:value-type="float" office:value="4.18902">
                <text:p>4.18902</text:p>
              </table:table-cell>
            </table:table-row>
            <table:table-row>
              <table:table-cell office:value-type="string">
                <text:p>2019-10-02 22:49:52</text:p>
              </table:table-cell>
              <table:table-cell office:value-type="float" office:value="5.830412">
                <text:p>5.830412</text:p>
              </table:table-cell>
              <table:table-cell office:value-type="float" office:value="4.200269">
                <text:p>4.200269</text:p>
              </table:table-cell>
            </table:table-row>
            <table:table-row>
              <table:table-cell office:value-type="string">
                <text:p>2019-10-02 22:50:16</text:p>
              </table:table-cell>
              <table:table-cell office:value-type="float" office:value="5.844384">
                <text:p>5.844384</text:p>
              </table:table-cell>
              <table:table-cell office:value-type="float" office:value="4.211049">
                <text:p>4.211049</text:p>
              </table:table-cell>
            </table:table-row>
            <table:table-row>
              <table:table-cell office:value-type="string">
                <text:p>2019-10-02 22:50:30</text:p>
              </table:table-cell>
              <table:table-cell office:value-type="float" office:value="5.851483">
                <text:p>5.851483</text:p>
              </table:table-cell>
              <table:table-cell office:value-type="float" office:value="4.215278">
                <text:p>4.215278</text:p>
              </table:table-cell>
            </table:table-row>
            <table:table-row>
              <table:table-cell office:value-type="string">
                <text:p>2019-10-02 22:50:59</text:p>
              </table:table-cell>
              <table:table-cell office:value-type="float" office:value="5.866434">
                <text:p>5.866434</text:p>
              </table:table-cell>
              <table:table-cell office:value-type="float" office:value="4.226752">
                <text:p>4.226752</text:p>
              </table:table-cell>
            </table:table-row>
            <table:table-row>
              <table:table-cell office:value-type="string">
                <text:p>2019-10-02 22:51:19</text:p>
              </table:table-cell>
              <table:table-cell office:value-type="float" office:value="5.880665">
                <text:p>5.880665</text:p>
              </table:table-cell>
              <table:table-cell office:value-type="float" office:value="4.238107">
                <text:p>4.238107</text:p>
              </table:table-cell>
            </table:table-row>
            <table:table-row>
              <table:table-cell office:value-type="string">
                <text:p>2019-10-02 22:51:34</text:p>
              </table:table-cell>
              <table:table-cell office:value-type="float" office:value="5.887506">
                <text:p>5.887506</text:p>
              </table:table-cell>
              <table:table-cell office:value-type="float" office:value="4.243298">
                <text:p>4.243298</text:p>
              </table:table-cell>
            </table:table-row>
            <table:table-row>
              <table:table-cell office:value-type="string">
                <text:p>2019-10-02 22:51:49</text:p>
              </table:table-cell>
              <table:table-cell office:value-type="float" office:value="5.89432">
                <text:p>5.89432</text:p>
              </table:table-cell>
              <table:table-cell office:value-type="float" office:value="4.248349">
                <text:p>4.248349</text:p>
              </table:table-cell>
            </table:table-row>
            <table:table-row>
              <table:table-cell office:value-type="string">
                <text:p>2019-10-02 22:52:08</text:p>
              </table:table-cell>
              <table:table-cell office:value-type="float" office:value="5.908336">
                <text:p>5.908336</text:p>
              </table:table-cell>
              <table:table-cell office:value-type="float" office:value="4.259303">
                <text:p>4.259303</text:p>
              </table:table-cell>
            </table:table-row>
            <table:table-row>
              <table:table-cell office:value-type="string">
                <text:p>2019-10-02 22:52:35</text:p>
              </table:table-cell>
              <table:table-cell office:value-type="float" office:value="5.922097">
                <text:p>5.922097</text:p>
              </table:table-cell>
              <table:table-cell office:value-type="float" office:value="4.270059">
                <text:p>4.270059</text:p>
              </table:table-cell>
            </table:table-row>
            <table:table-row>
              <table:table-cell office:value-type="string">
                <text:p>2019-10-02 22:52:55</text:p>
              </table:table-cell>
              <table:table-cell office:value-type="float" office:value="5.936066">
                <text:p>5.936066</text:p>
              </table:table-cell>
              <table:table-cell office:value-type="float" office:value="4.281315">
                <text:p>4.281315</text:p>
              </table:table-cell>
            </table:table-row>
            <table:table-row>
              <table:table-cell office:value-type="string">
                <text:p>2019-10-02 22:53:22</text:p>
              </table:table-cell>
              <table:table-cell office:value-type="float" office:value="5.950085">
                <text:p>5.950085</text:p>
              </table:table-cell>
              <table:table-cell office:value-type="float" office:value="4.292273">
                <text:p>4.292273</text:p>
              </table:table-cell>
            </table:table-row>
            <table:table-row>
              <table:table-cell office:value-type="string">
                <text:p>2019-10-02 22:53:37</text:p>
              </table:table-cell>
              <table:table-cell office:value-type="float" office:value="5.956546">
                <text:p>5.956546</text:p>
              </table:table-cell>
              <table:table-cell office:value-type="float" office:value="4.295421">
                <text:p>4.295421</text:p>
              </table:table-cell>
            </table:table-row>
            <table:table-row>
              <table:table-cell office:value-type="string">
                <text:p>2019-10-02 22:54:04</text:p>
              </table:table-cell>
              <table:table-cell office:value-type="float" office:value="5.970416">
                <text:p>5.970416</text:p>
              </table:table-cell>
              <table:table-cell office:value-type="float" office:value="4.306576">
                <text:p>4.306576</text:p>
              </table:table-cell>
            </table:table-row>
            <table:table-row>
              <table:table-cell office:value-type="string">
                <text:p>2019-10-02 22:54:19</text:p>
              </table:table-cell>
              <table:table-cell office:value-type="float" office:value="5.977008">
                <text:p>5.977008</text:p>
              </table:table-cell>
              <table:table-cell office:value-type="float" office:value="4.311194">
                <text:p>4.311194</text:p>
              </table:table-cell>
            </table:table-row>
            <table:table-row>
              <table:table-cell office:value-type="string">
                <text:p>2019-10-02 22:54:46</text:p>
              </table:table-cell>
              <table:table-cell office:value-type="float" office:value="5.991024">
                <text:p>5.991024</text:p>
              </table:table-cell>
              <table:table-cell office:value-type="float" office:value="4.322145">
                <text:p>4.322145</text:p>
              </table:table-cell>
            </table:table-row>
            <table:table-row>
              <table:table-cell office:value-type="string">
                <text:p>2019-10-02 22:55:03</text:p>
              </table:table-cell>
              <table:table-cell office:value-type="float" office:value="5.997892">
                <text:p>5.997892</text:p>
              </table:table-cell>
              <table:table-cell office:value-type="float" office:value="4.327337">
                <text:p>4.327337</text:p>
              </table:table-cell>
            </table:table-row>
            <table:table-row>
              <table:table-cell office:value-type="string">
                <text:p>2019-10-02 22:55:31</text:p>
              </table:table-cell>
              <table:table-cell office:value-type="float" office:value="6.013051">
                <text:p>6.013051</text:p>
              </table:table-cell>
              <table:table-cell office:value-type="float" office:value="4.339171">
                <text:p>4.339171</text:p>
              </table:table-cell>
            </table:table-row>
            <table:table-row>
              <table:table-cell office:value-type="string">
                <text:p>2019-10-02 22:55:50</text:p>
              </table:table-cell>
              <table:table-cell office:value-type="float" office:value="6.019921">
                <text:p>6.019921</text:p>
              </table:table-cell>
              <table:table-cell office:value-type="float" office:value="4.344424">
                <text:p>4.344424</text:p>
              </table:table-cell>
            </table:table-row>
            <table:table-row>
              <table:table-cell office:value-type="string">
                <text:p>2019-10-02 22:56:05</text:p>
              </table:table-cell>
              <table:table-cell office:value-type="float" office:value="6.026729">
                <text:p>6.026729</text:p>
              </table:table-cell>
              <table:table-cell office:value-type="float" office:value="4.348976">
                <text:p>4.348976</text:p>
              </table:table-cell>
            </table:table-row>
            <table:table-row>
              <table:table-cell office:value-type="string">
                <text:p>2019-10-02 22:56:25</text:p>
              </table:table-cell>
              <table:table-cell office:value-type="float" office:value="6.041676">
                <text:p>6.041676</text:p>
              </table:table-cell>
              <table:table-cell office:value-type="float" office:value="4.360881">
                <text:p>4.360881</text:p>
              </table:table-cell>
            </table:table-row>
            <table:table-row>
              <table:table-cell office:value-type="string">
                <text:p>2019-10-02 22:56:45</text:p>
              </table:table-cell>
              <table:table-cell office:value-type="float" office:value="6.056547">
                <text:p>6.056547</text:p>
              </table:table-cell>
              <table:table-cell office:value-type="float" office:value="4.372017">
                <text:p>4.372017</text:p>
              </table:table-cell>
            </table:table-row>
            <table:table-row>
              <table:table-cell office:value-type="string">
                <text:p>2019-10-02 22:57:09</text:p>
              </table:table-cell>
              <table:table-cell office:value-type="float" office:value="6.071472">
                <text:p>6.071472</text:p>
              </table:table-cell>
              <table:table-cell office:value-type="float" office:value="4.383433">
                <text:p>4.383433</text:p>
              </table:table-cell>
            </table:table-row>
            <table:table-row>
              <table:table-cell office:value-type="string">
                <text:p>2019-10-02 22:57:24</text:p>
              </table:table-cell>
              <table:table-cell office:value-type="float" office:value="6.078542">
                <text:p>6.078542</text:p>
              </table:table-cell>
              <table:table-cell office:value-type="float" office:value="4.388625">
                <text:p>4.388625</text:p>
              </table:table-cell>
            </table:table-row>
            <table:table-row>
              <table:table-cell office:value-type="string">
                <text:p>2019-10-02 22:57:46</text:p>
              </table:table-cell>
              <table:table-cell office:value-type="float" office:value="6.093479">
                <text:p>6.093479</text:p>
              </table:table-cell>
              <table:table-cell office:value-type="float" office:value="4.400024">
                <text:p>4.400024</text:p>
              </table:table-cell>
            </table:table-row>
            <table:table-row>
              <table:table-cell office:value-type="string">
                <text:p>2019-10-02 22:58:01</text:p>
              </table:table-cell>
              <table:table-cell office:value-type="float" office:value="6.100549">
                <text:p>6.100549</text:p>
              </table:table-cell>
              <table:table-cell office:value-type="float" office:value="4.405216">
                <text:p>4.405216</text:p>
              </table:table-cell>
            </table:table-row>
            <table:table-row>
              <table:table-cell office:value-type="string">
                <text:p>2019-10-02 22:58:16</text:p>
              </table:table-cell>
              <table:table-cell office:value-type="float" office:value="6.107448">
                <text:p>6.107448</text:p>
              </table:table-cell>
              <table:table-cell office:value-type="float" office:value="4.410117">
                <text:p>4.410117</text:p>
              </table:table-cell>
            </table:table-row>
            <table:table-row>
              <table:table-cell office:value-type="string">
                <text:p>2019-10-02 22:58:36</text:p>
              </table:table-cell>
              <table:table-cell office:value-type="float" office:value="6.12257">
                <text:p>6.12257</text:p>
              </table:table-cell>
              <table:table-cell office:value-type="float" office:value="4.421882">
                <text:p>4.421882</text:p>
              </table:table-cell>
            </table:table-row>
            <table:table-row>
              <table:table-cell office:value-type="string">
                <text:p>2019-10-02 22:58:55</text:p>
              </table:table-cell>
              <table:table-cell office:value-type="float" office:value="6.128067">
                <text:p>6.128067</text:p>
              </table:table-cell>
              <table:table-cell office:value-type="float" office:value="4.424329">
                <text:p>4.424329</text:p>
              </table:table-cell>
            </table:table-row>
            <table:table-row>
              <table:table-cell office:value-type="string">
                <text:p>2019-10-02 22:59:24</text:p>
              </table:table-cell>
              <table:table-cell office:value-type="float" office:value="6.143055">
                <text:p>6.143055</text:p>
              </table:table-cell>
              <table:table-cell office:value-type="float" office:value="4.435886">
                <text:p>4.435886</text:p>
              </table:table-cell>
            </table:table-row>
            <table:table-row>
              <table:table-cell office:value-type="string">
                <text:p>2019-10-02 22:59:44</text:p>
              </table:table-cell>
              <table:table-cell office:value-type="float" office:value="6.157472">
                <text:p>6.157472</text:p>
              </table:table-cell>
              <table:table-cell office:value-type="float" office:value="4.447627">
                <text:p>4.447627</text:p>
              </table:table-cell>
            </table:table-row>
            <table:table-row>
              <table:table-cell office:value-type="string">
                <text:p>2019-10-02 22:59:59</text:p>
              </table:table-cell>
              <table:table-cell office:value-type="float" office:value="6.164515">
                <text:p>6.164515</text:p>
              </table:table-cell>
              <table:table-cell office:value-type="float" office:value="4.452679">
                <text:p>4.452679</text:p>
              </table:table-cell>
            </table:table-row>
            <table:table-row>
              <table:table-cell office:value-type="string">
                <text:p>2019-10-02 23:00:29</text:p>
              </table:table-cell>
              <table:table-cell office:value-type="float" office:value="6.179208">
                <text:p>6.179208</text:p>
              </table:table-cell>
              <table:table-cell office:value-type="float" office:value="4.463952">
                <text:p>4.463952</text:p>
              </table:table-cell>
            </table:table-row>
            <table:table-row>
              <table:table-cell office:value-type="string">
                <text:p>2019-10-02 23:01:03</text:p>
              </table:table-cell>
              <table:table-cell office:value-type="float" office:value="6.198918">
                <text:p>6.198918</text:p>
              </table:table-cell>
              <table:table-cell office:value-type="float" office:value="4.478464">
                <text:p>4.478464</text:p>
              </table:table-cell>
            </table:table-row>
            <table:table-row>
              <table:table-cell office:value-type="string">
                <text:p>2019-10-02 23:01:26</text:p>
              </table:table-cell>
              <table:table-cell office:value-type="float" office:value="6.212708">
                <text:p>6.212708</text:p>
              </table:table-cell>
              <table:table-cell office:value-type="float" office:value="4.48942">
                <text:p>4.48942</text:p>
              </table:table-cell>
            </table:table-row>
            <table:table-row>
              <table:table-cell office:value-type="string">
                <text:p>2019-10-02 23:01:45</text:p>
              </table:table-cell>
              <table:table-cell office:value-type="float" office:value="6.219778">
                <text:p>6.219778</text:p>
              </table:table-cell>
              <table:table-cell office:value-type="float" office:value="4.494612">
                <text:p>4.494612</text:p>
              </table:table-cell>
            </table:table-row>
            <table:table-row>
              <table:table-cell office:value-type="string">
                <text:p>2019-10-02 23:02:13</text:p>
              </table:table-cell>
              <table:table-cell office:value-type="float" office:value="6.234002">
                <text:p>6.234002</text:p>
              </table:table-cell>
              <table:table-cell office:value-type="float" office:value="4.505927">
                <text:p>4.505927</text:p>
              </table:table-cell>
            </table:table-row>
            <table:table-row>
              <table:table-cell office:value-type="string">
                <text:p>2019-10-02 23:02:27</text:p>
              </table:table-cell>
              <table:table-cell office:value-type="float" office:value="6.240358">
                <text:p>6.240358</text:p>
              </table:table-cell>
              <table:table-cell office:value-type="float" office:value="4.508874">
                <text:p>4.508874</text:p>
              </table:table-cell>
            </table:table-row>
            <table:table-row>
              <table:table-cell office:value-type="string">
                <text:p>2019-10-02 23:02:42</text:p>
              </table:table-cell>
              <table:table-cell office:value-type="float" office:value="6.247255">
                <text:p>6.247255</text:p>
              </table:table-cell>
              <table:table-cell office:value-type="float" office:value="4.514126">
                <text:p>4.514126</text:p>
              </table:table-cell>
            </table:table-row>
            <table:table-row>
              <table:table-cell office:value-type="string">
                <text:p>2019-10-02 23:03:02</text:p>
              </table:table-cell>
              <table:table-cell office:value-type="float" office:value="6.262604">
                <text:p>6.262604</text:p>
              </table:table-cell>
              <table:table-cell office:value-type="float" office:value="4.526382">
                <text:p>4.526382</text:p>
              </table:table-cell>
            </table:table-row>
            <table:table-row>
              <table:table-cell office:value-type="string">
                <text:p>2019-10-02 23:03:21</text:p>
              </table:table-cell>
              <table:table-cell office:value-type="float" office:value="6.276623">
                <text:p>6.276623</text:p>
              </table:table-cell>
              <table:table-cell office:value-type="float" office:value="4.537339">
                <text:p>4.537339</text:p>
              </table:table-cell>
            </table:table-row>
            <table:table-row>
              <table:table-cell office:value-type="string">
                <text:p>2019-10-02 23:03:40</text:p>
              </table:table-cell>
              <table:table-cell office:value-type="float" office:value="6.29085">
                <text:p>6.29085</text:p>
              </table:table-cell>
              <table:table-cell office:value-type="float" office:value="4.548657">
                <text:p>4.548657</text:p>
              </table:table-cell>
            </table:table-row>
            <table:table-row>
              <table:table-cell office:value-type="string">
                <text:p>2019-10-02 23:03:59</text:p>
              </table:table-cell>
              <table:table-cell office:value-type="float" office:value="6.297429">
                <text:p>6.297429</text:p>
              </table:table-cell>
              <table:table-cell office:value-type="float" office:value="4.553209">
                <text:p>4.553209</text:p>
              </table:table-cell>
            </table:table-row>
            <table:table-row>
              <table:table-cell office:value-type="string">
                <text:p>2019-10-02 23:04:23</text:p>
              </table:table-cell>
              <table:table-cell office:value-type="float" office:value="6.311672">
                <text:p>6.311672</text:p>
              </table:table-cell>
              <table:table-cell office:value-type="float" office:value="4.564655">
                <text:p>4.564655</text:p>
              </table:table-cell>
            </table:table-row>
            <table:table-row>
              <table:table-cell office:value-type="string">
                <text:p>2019-10-02 23:04:37</text:p>
              </table:table-cell>
              <table:table-cell office:value-type="float" office:value="6.31848">
                <text:p>6.31848</text:p>
              </table:table-cell>
              <table:table-cell office:value-type="float" office:value="4.569206">
                <text:p>4.569206</text:p>
              </table:table-cell>
            </table:table-row>
            <table:table-row>
              <table:table-cell office:value-type="string">
                <text:p>2019-10-02 23:04:52</text:p>
              </table:table-cell>
              <table:table-cell office:value-type="float" office:value="6.325342">
                <text:p>6.325342</text:p>
              </table:table-cell>
              <table:table-cell office:value-type="float" office:value="4.574038">
                <text:p>4.574038</text:p>
              </table:table-cell>
            </table:table-row>
            <table:table-row>
              <table:table-cell office:value-type="string">
                <text:p>2019-10-02 23:05:34</text:p>
              </table:table-cell>
              <table:table-cell office:value-type="float" office:value="6.351169">
                <text:p>6.351169</text:p>
              </table:table-cell>
              <table:table-cell office:value-type="float" office:value="4.594095">
                <text:p>4.594095</text:p>
              </table:table-cell>
            </table:table-row>
            <table:table-row>
              <table:table-cell office:value-type="string">
                <text:p>2019-10-02 23:06:03</text:p>
              </table:table-cell>
              <table:table-cell office:value-type="float" office:value="6.365894">
                <text:p>6.365894</text:p>
              </table:table-cell>
              <table:table-cell office:value-type="float" office:value="4.605572">
                <text:p>4.605572</text:p>
              </table:table-cell>
            </table:table-row>
            <table:table-row>
              <table:table-cell office:value-type="string">
                <text:p>2019-10-02 23:06:29</text:p>
              </table:table-cell>
              <table:table-cell office:value-type="float" office:value="6.380619">
                <text:p>6.380619</text:p>
              </table:table-cell>
              <table:table-cell office:value-type="float" office:value="4.617049">
                <text:p>4.617049</text:p>
              </table:table-cell>
            </table:table-row>
            <table:table-row>
              <table:table-cell office:value-type="string">
                <text:p>2019-10-02 23:06:57</text:p>
              </table:table-cell>
              <table:table-cell office:value-type="float" office:value="6.394667">
                <text:p>6.394667</text:p>
              </table:table-cell>
              <table:table-cell office:value-type="float" office:value="4.628083">
                <text:p>4.628083</text:p>
              </table:table-cell>
            </table:table-row>
            <table:table-row>
              <table:table-cell office:value-type="string">
                <text:p>2019-10-02 23:07:11</text:p>
              </table:table-cell>
              <table:table-cell office:value-type="float" office:value="6.401261">
                <text:p>6.401261</text:p>
              </table:table-cell>
              <table:table-cell office:value-type="float" office:value="4.632725">
                <text:p>4.632725</text:p>
              </table:table-cell>
            </table:table-row>
            <table:table-row>
              <table:table-cell office:value-type="string">
                <text:p>2019-10-02 23:07:26</text:p>
              </table:table-cell>
              <table:table-cell office:value-type="float" office:value="6.408096">
                <text:p>6.408096</text:p>
              </table:table-cell>
              <table:table-cell office:value-type="float" office:value="4.637417">
                <text:p>4.637417</text:p>
              </table:table-cell>
            </table:table-row>
            <table:table-row>
              <table:table-cell office:value-type="string">
                <text:p>2019-10-02 23:07:46</text:p>
              </table:table-cell>
              <table:table-cell office:value-type="float" office:value="6.423218">
                <text:p>6.423218</text:p>
              </table:table-cell>
              <table:table-cell office:value-type="float" office:value="4.649182">
                <text:p>4.649182</text:p>
              </table:table-cell>
            </table:table-row>
            <table:table-row>
              <table:table-cell office:value-type="string">
                <text:p>2019-10-02 23:08:16</text:p>
              </table:table-cell>
              <table:table-cell office:value-type="float" office:value="6.43834">
                <text:p>6.43834</text:p>
              </table:table-cell>
              <table:table-cell office:value-type="float" office:value="4.660947">
                <text:p>4.660947</text:p>
              </table:table-cell>
            </table:table-row>
            <table:table-row>
              <table:table-cell office:value-type="string">
                <text:p>2019-10-02 23:08:44</text:p>
              </table:table-cell>
              <table:table-cell office:value-type="float" office:value="6.452623">
                <text:p>6.452623</text:p>
              </table:table-cell>
              <table:table-cell office:value-type="float" office:value="4.672466">
                <text:p>4.672466</text:p>
              </table:table-cell>
            </table:table-row>
            <table:table-row>
              <table:table-cell office:value-type="string">
                <text:p>2019-10-02 23:08:58</text:p>
              </table:table-cell>
              <table:table-cell office:value-type="float" office:value="6.459429">
                <text:p>6.459429</text:p>
              </table:table-cell>
              <table:table-cell office:value-type="float" office:value="4.677509">
                <text:p>4.677509</text:p>
              </table:table-cell>
            </table:table-row>
            <table:table-row>
              <table:table-cell office:value-type="string">
                <text:p>2019-10-02 23:09:26</text:p>
              </table:table-cell>
              <table:table-cell office:value-type="float" office:value="6.473387">
                <text:p>6.473387</text:p>
              </table:table-cell>
              <table:table-cell office:value-type="float" office:value="4.688755">
                <text:p>4.688755</text:p>
              </table:table-cell>
            </table:table-row>
            <table:table-row>
              <table:table-cell office:value-type="string">
                <text:p>2019-10-02 23:09:46</text:p>
              </table:table-cell>
              <table:table-cell office:value-type="float" office:value="6.488285">
                <text:p>6.488285</text:p>
              </table:table-cell>
              <table:table-cell office:value-type="float" office:value="4.700031">
                <text:p>4.700031</text:p>
              </table:table-cell>
            </table:table-row>
            <table:table-row>
              <table:table-cell office:value-type="string">
                <text:p>2019-10-02 23:10:00</text:p>
              </table:table-cell>
              <table:table-cell office:value-type="float" office:value="6.494955">
                <text:p>6.494955</text:p>
              </table:table-cell>
              <table:table-cell office:value-type="float" office:value="4.704932">
                <text:p>4.704932</text:p>
              </table:table-cell>
            </table:table-row>
            <table:table-row>
              <table:table-cell office:value-type="string">
                <text:p>2019-10-02 23:10:27</text:p>
              </table:table-cell>
              <table:table-cell office:value-type="float" office:value="6.509875">
                <text:p>6.509875</text:p>
              </table:table-cell>
              <table:table-cell office:value-type="float" office:value="4.716697">
                <text:p>4.716697</text:p>
              </table:table-cell>
            </table:table-row>
            <table:table-row>
              <table:table-cell office:value-type="string">
                <text:p>2019-10-02 23:10:42</text:p>
              </table:table-cell>
              <table:table-cell office:value-type="float" office:value="6.516287">
                <text:p>6.516287</text:p>
              </table:table-cell>
              <table:table-cell office:value-type="float" office:value="4.719845">
                <text:p>4.719845</text:p>
              </table:table-cell>
            </table:table-row>
            <table:table-row>
              <table:table-cell office:value-type="string">
                <text:p>2019-10-02 23:11:02</text:p>
              </table:table-cell>
              <table:table-cell office:value-type="float" office:value="6.530982">
                <text:p>6.530982</text:p>
              </table:table-cell>
              <table:table-cell office:value-type="float" office:value="4.731194">
                <text:p>4.731194</text:p>
              </table:table-cell>
            </table:table-row>
            <table:table-row>
              <table:table-cell office:value-type="string">
                <text:p>2019-10-02 23:11:21</text:p>
              </table:table-cell>
              <table:table-cell office:value-type="float" office:value="6.545734">
                <text:p>6.545734</text:p>
              </table:table-cell>
              <table:table-cell office:value-type="float" office:value="4.74267">
                <text:p>4.74267</text:p>
              </table:table-cell>
            </table:table-row>
            <table:table-row>
              <table:table-cell office:value-type="string">
                <text:p>2019-10-02 23:11:49</text:p>
              </table:table-cell>
              <table:table-cell office:value-type="float" office:value="6.559924">
                <text:p>6.559924</text:p>
              </table:table-cell>
              <table:table-cell office:value-type="float" office:value="4.753918">
                <text:p>4.753918</text:p>
              </table:table-cell>
            </table:table-row>
            <table:table-row>
              <table:table-cell office:value-type="string">
                <text:p>2019-10-02 23:12:09</text:p>
              </table:table-cell>
              <table:table-cell office:value-type="float" office:value="6.57417">
                <text:p>6.57417</text:p>
              </table:table-cell>
              <table:table-cell office:value-type="float" office:value="4.765367">
                <text:p>4.765367</text:p>
              </table:table-cell>
            </table:table-row>
            <table:table-row>
              <table:table-cell office:value-type="string">
                <text:p>2019-10-02 23:12:27</text:p>
              </table:table-cell>
              <table:table-cell office:value-type="float" office:value="6.581011">
                <text:p>6.581011</text:p>
              </table:table-cell>
              <table:table-cell office:value-type="float" office:value="4.770559">
                <text:p>4.770559</text:p>
              </table:table-cell>
            </table:table-row>
            <table:table-row>
              <table:table-cell office:value-type="string">
                <text:p>2019-10-02 23:12:42</text:p>
              </table:table-cell>
              <table:table-cell office:value-type="float" office:value="6.58759">
                <text:p>6.58759</text:p>
              </table:table-cell>
              <table:table-cell office:value-type="float" office:value="4.775111">
                <text:p>4.775111</text:p>
              </table:table-cell>
            </table:table-row>
            <table:table-row>
              <table:table-cell office:value-type="string">
                <text:p>2019-10-02 23:12:57</text:p>
              </table:table-cell>
              <table:table-cell office:value-type="float" office:value="6.59441">
                <text:p>6.59441</text:p>
              </table:table-cell>
              <table:table-cell office:value-type="float" office:value="4.779708">
                <text:p>4.779708</text:p>
              </table:table-cell>
            </table:table-row>
            <table:table-row>
              <table:table-cell office:value-type="string">
                <text:p>2019-10-02 23:13:12</text:p>
              </table:table-cell>
              <table:table-cell office:value-type="float" office:value="6.599907">
                <text:p>6.599907</text:p>
              </table:table-cell>
              <table:table-cell office:value-type="float" office:value="4.782155">
                <text:p>4.782155</text:p>
              </table:table-cell>
            </table:table-row>
            <table:table-row>
              <table:table-cell office:value-type="string">
                <text:p>2019-10-02 23:13:31</text:p>
              </table:table-cell>
              <table:table-cell office:value-type="float" office:value="6.606523">
                <text:p>6.606523</text:p>
              </table:table-cell>
              <table:table-cell office:value-type="float" office:value="4.785234">
                <text:p>4.785234</text:p>
              </table:table-cell>
            </table:table-row>
            <table:table-row>
              <table:table-cell office:value-type="string">
                <text:p>2019-10-02 23:13:50</text:p>
              </table:table-cell>
              <table:table-cell office:value-type="float" office:value="6.613566">
                <text:p>6.613566</text:p>
              </table:table-cell>
              <table:table-cell office:value-type="float" office:value="4.790285">
                <text:p>4.790285</text:p>
              </table:table-cell>
            </table:table-row>
            <table:table-row>
              <table:table-cell office:value-type="string">
                <text:p>2019-10-02 23:14:10</text:p>
              </table:table-cell>
              <table:table-cell office:value-type="float" office:value="6.628461">
                <text:p>6.628461</text:p>
              </table:table-cell>
              <table:table-cell office:value-type="float" office:value="4.801558">
                <text:p>4.801558</text:p>
              </table:table-cell>
            </table:table-row>
            <table:table-row>
              <table:table-cell office:value-type="string">
                <text:p>2019-10-02 23:14:25</text:p>
              </table:table-cell>
              <table:table-cell office:value-type="float" office:value="6.635275">
                <text:p>6.635275</text:p>
              </table:table-cell>
              <table:table-cell office:value-type="float" office:value="4.80661">
                <text:p>4.80661</text:p>
              </table:table-cell>
            </table:table-row>
            <table:table-row>
              <table:table-cell office:value-type="string">
                <text:p>2019-10-02 23:14:42</text:p>
              </table:table-cell>
              <table:table-cell office:value-type="float" office:value="6.642318">
                <text:p>6.642318</text:p>
              </table:table-cell>
              <table:table-cell office:value-type="float" office:value="4.811662">
                <text:p>4.811662</text:p>
              </table:table-cell>
            </table:table-row>
            <table:table-row>
              <table:table-cell office:value-type="string">
                <text:p>2019-10-02 23:15:01</text:p>
              </table:table-cell>
              <table:table-cell office:value-type="float" office:value="6.649151">
                <text:p>6.649151</text:p>
              </table:table-cell>
              <table:table-cell office:value-type="float" office:value="4.8146">
                <text:p>4.8146</text:p>
              </table:table-cell>
            </table:table-row>
            <table:table-row>
              <table:table-cell office:value-type="string">
                <text:p>2019-10-02 23:15:46</text:p>
              </table:table-cell>
              <table:table-cell office:value-type="float" office:value="6.675786">
                <text:p>6.675786</text:p>
              </table:table-cell>
              <table:table-cell office:value-type="float" office:value="4.835042">
                <text:p>4.835042</text:p>
              </table:table-cell>
            </table:table-row>
            <table:table-row>
              <table:table-cell office:value-type="string">
                <text:p>2019-10-02 23:16:09</text:p>
              </table:table-cell>
              <table:table-cell office:value-type="float" office:value="6.690475">
                <text:p>6.690475</text:p>
              </table:table-cell>
              <table:table-cell office:value-type="float" office:value="4.845334">
                <text:p>4.845334</text:p>
              </table:table-cell>
            </table:table-row>
            <table:table-row>
              <table:table-cell office:value-type="string">
                <text:p>2019-10-02 23:16:28</text:p>
              </table:table-cell>
              <table:table-cell office:value-type="float" office:value="6.704463">
                <text:p>6.704463</text:p>
              </table:table-cell>
              <table:table-cell office:value-type="float" office:value="4.854478">
                <text:p>4.854478</text:p>
              </table:table-cell>
            </table:table-row>
            <table:table-row>
              <table:table-cell office:value-type="string">
                <text:p>2019-10-02 23:16:58</text:p>
              </table:table-cell>
              <table:table-cell office:value-type="float" office:value="6.719417">
                <text:p>6.719417</text:p>
              </table:table-cell>
              <table:table-cell office:value-type="float" office:value="4.86626">
                <text:p>4.86626</text:p>
              </table:table-cell>
            </table:table-row>
            <table:table-row>
              <table:table-cell office:value-type="string">
                <text:p>2019-10-02 23:17:20</text:p>
              </table:table-cell>
              <table:table-cell office:value-type="float" office:value="6.736857">
                <text:p>6.736857</text:p>
              </table:table-cell>
              <table:table-cell office:value-type="float" office:value="4.88006">
                <text:p>4.88006</text:p>
              </table:table-cell>
            </table:table-row>
            <table:table-row>
              <table:table-cell office:value-type="string">
                <text:p>2019-10-02 23:17:36</text:p>
              </table:table-cell>
              <table:table-cell office:value-type="float" office:value="6.743892">
                <text:p>6.743892</text:p>
              </table:table-cell>
              <table:table-cell office:value-type="float" office:value="4.885104">
                <text:p>4.885104</text:p>
              </table:table-cell>
            </table:table-row>
            <table:table-row>
              <table:table-cell office:value-type="string">
                <text:p>2019-10-02 23:17:55</text:p>
              </table:table-cell>
              <table:table-cell office:value-type="float" office:value="6.750727">
                <text:p>6.750727</text:p>
              </table:table-cell>
              <table:table-cell office:value-type="float" office:value="4.889796">
                <text:p>4.889796</text:p>
              </table:table-cell>
            </table:table-row>
            <table:table-row>
              <table:table-cell office:value-type="string">
                <text:p>2019-10-02 23:18:14</text:p>
              </table:table-cell>
              <table:table-cell office:value-type="float" office:value="6.764597">
                <text:p>6.764597</text:p>
              </table:table-cell>
              <table:table-cell office:value-type="float" office:value="4.900952">
                <text:p>4.900952</text:p>
              </table:table-cell>
            </table:table-row>
            <table:table-row>
              <table:table-cell office:value-type="string">
                <text:p>2019-10-02 23:18:34</text:p>
              </table:table-cell>
              <table:table-cell office:value-type="float" office:value="6.771405">
                <text:p>6.771405</text:p>
              </table:table-cell>
              <table:table-cell office:value-type="float" office:value="4.905504">
                <text:p>4.905504</text:p>
              </table:table-cell>
            </table:table-row>
            <table:table-row>
              <table:table-cell office:value-type="string">
                <text:p>2019-10-02 23:18:53</text:p>
              </table:table-cell>
              <table:table-cell office:value-type="float" office:value="6.778219">
                <text:p>6.778219</text:p>
              </table:table-cell>
              <table:table-cell office:value-type="float" office:value="4.910556">
                <text:p>4.910556</text:p>
              </table:table-cell>
            </table:table-row>
            <table:table-row>
              <table:table-cell office:value-type="string">
                <text:p>2019-10-02 23:19:08</text:p>
              </table:table-cell>
              <table:table-cell office:value-type="float" office:value="6.785254">
                <text:p>6.785254</text:p>
              </table:table-cell>
              <table:table-cell office:value-type="float" office:value="4.9156">
                <text:p>4.9156</text:p>
              </table:table-cell>
            </table:table-row>
            <table:table-row>
              <table:table-cell office:value-type="string">
                <text:p>2019-10-02 23:19:22</text:p>
              </table:table-cell>
              <table:table-cell office:value-type="float" office:value="6.792131">
                <text:p>6.792131</text:p>
              </table:table-cell>
              <table:table-cell office:value-type="float" office:value="4.920815">
                <text:p>4.920815</text:p>
              </table:table-cell>
            </table:table-row>
            <table:table-row>
              <table:table-cell office:value-type="string">
                <text:p>2019-10-02 23:19:42</text:p>
              </table:table-cell>
              <table:table-cell office:value-type="float" office:value="6.807688">
                <text:p>6.807688</text:p>
              </table:table-cell>
              <table:table-cell office:value-type="float" office:value="4.933431">
                <text:p>4.933431</text:p>
              </table:table-cell>
            </table:table-row>
            <table:table-row>
              <table:table-cell office:value-type="string">
                <text:p>2019-10-02 23:20:01</text:p>
              </table:table-cell>
              <table:table-cell office:value-type="float" office:value="6.814758">
                <text:p>6.814758</text:p>
              </table:table-cell>
              <table:table-cell office:value-type="float" office:value="4.938623">
                <text:p>4.938623</text:p>
              </table:table-cell>
            </table:table-row>
            <table:table-row>
              <table:table-cell office:value-type="string">
                <text:p>2019-10-02 23:20:20</text:p>
              </table:table-cell>
              <table:table-cell office:value-type="float" office:value="6.821337">
                <text:p>6.821337</text:p>
              </table:table-cell>
              <table:table-cell office:value-type="float" office:value="4.943175">
                <text:p>4.943175</text:p>
              </table:table-cell>
            </table:table-row>
            <table:table-row>
              <table:table-cell office:value-type="string">
                <text:p>2019-10-02 23:20:48</text:p>
              </table:table-cell>
              <table:table-cell office:value-type="float" office:value="6.835524">
                <text:p>6.835524</text:p>
              </table:table-cell>
              <table:table-cell office:value-type="float" office:value="4.954421">
                <text:p>4.954421</text:p>
              </table:table-cell>
            </table:table-row>
            <table:table-row>
              <table:table-cell office:value-type="string">
                <text:p>2019-10-02 23:21:03</text:p>
              </table:table-cell>
              <table:table-cell office:value-type="float" office:value="6.841307">
                <text:p>6.841307</text:p>
              </table:table-cell>
              <table:table-cell office:value-type="float" office:value="4.957077">
                <text:p>4.957077</text:p>
              </table:table-cell>
            </table:table-row>
            <table:table-row>
              <table:table-cell office:value-type="string">
                <text:p>2019-10-02 23:21:24</text:p>
              </table:table-cell>
              <table:table-cell office:value-type="float" office:value="6.855121">
                <text:p>6.855121</text:p>
              </table:table-cell>
              <table:table-cell office:value-type="float" office:value="4.965927">
                <text:p>4.965927</text:p>
              </table:table-cell>
            </table:table-row>
            <table:table-row>
              <table:table-cell office:value-type="string">
                <text:p>2019-10-02 23:21:43</text:p>
              </table:table-cell>
              <table:table-cell office:value-type="float" office:value="6.862164">
                <text:p>6.862164</text:p>
              </table:table-cell>
              <table:table-cell office:value-type="float" office:value="4.970979">
                <text:p>4.970979</text:p>
              </table:table-cell>
            </table:table-row>
            <table:table-row>
              <table:table-cell office:value-type="string">
                <text:p>2019-10-02 23:21:58</text:p>
              </table:table-cell>
              <table:table-cell office:value-type="float" office:value="6.869061">
                <text:p>6.869061</text:p>
              </table:table-cell>
              <table:table-cell office:value-type="float" office:value="4.976231">
                <text:p>4.976231</text:p>
              </table:table-cell>
            </table:table-row>
            <table:table-row>
              <table:table-cell office:value-type="string">
                <text:p>2019-10-02 23:22:18</text:p>
              </table:table-cell>
              <table:table-cell office:value-type="float" office:value="6.884008">
                <text:p>6.884008</text:p>
              </table:table-cell>
              <table:table-cell office:value-type="float" office:value="4.988136">
                <text:p>4.988136</text:p>
              </table:table-cell>
            </table:table-row>
            <table:table-row>
              <table:table-cell office:value-type="string">
                <text:p>2019-10-02 23:22:38</text:p>
              </table:table-cell>
              <table:table-cell office:value-type="float" office:value="6.898912">
                <text:p>6.898912</text:p>
              </table:table-cell>
              <table:table-cell office:value-type="float" office:value="4.999911">
                <text:p>4.999911</text:p>
              </table:table-cell>
            </table:table-row>
            <table:table-row>
              <table:table-cell office:value-type="string">
                <text:p>2019-10-02 23:22:57</text:p>
              </table:table-cell>
              <table:table-cell office:value-type="float" office:value="6.905762">
                <text:p>6.905762</text:p>
              </table:table-cell>
              <table:table-cell office:value-type="float" office:value="5.005126">
                <text:p>5.005126</text:p>
              </table:table-cell>
            </table:table-row>
            <table:table-row>
              <table:table-cell office:value-type="string">
                <text:p>2019-10-02 23:23:16</text:p>
              </table:table-cell>
              <table:table-cell office:value-type="float" office:value="6.912341">
                <text:p>6.912341</text:p>
              </table:table-cell>
              <table:table-cell office:value-type="float" office:value="5.009693">
                <text:p>5.009693</text:p>
              </table:table-cell>
            </table:table-row>
            <table:table-row>
              <table:table-cell office:value-type="string">
                <text:p>2019-10-02 23:23:35</text:p>
              </table:table-cell>
              <table:table-cell office:value-type="float" office:value="6.926528">
                <text:p>6.926528</text:p>
              </table:table-cell>
              <table:table-cell office:value-type="float" office:value="5.020938">
                <text:p>5.020938</text:p>
              </table:table-cell>
            </table:table-row>
            <table:table-row>
              <table:table-cell office:value-type="string">
                <text:p>2019-10-02 23:23:54</text:p>
              </table:table-cell>
              <table:table-cell office:value-type="float" office:value="6.940547">
                <text:p>6.940547</text:p>
              </table:table-cell>
              <table:table-cell office:value-type="float" office:value="5.031896">
                <text:p>5.031896</text:p>
              </table:table-cell>
            </table:table-row>
            <table:table-row>
              <table:table-cell office:value-type="string">
                <text:p>2019-10-02 23:24:24</text:p>
              </table:table-cell>
              <table:table-cell office:value-type="float" office:value="6.955445">
                <text:p>6.955445</text:p>
              </table:table-cell>
              <table:table-cell office:value-type="float" office:value="5.041066">
                <text:p>5.041066</text:p>
              </table:table-cell>
            </table:table-row>
            <table:table-row>
              <table:table-cell office:value-type="string">
                <text:p>2019-10-02 23:24:54</text:p>
              </table:table-cell>
              <table:table-cell office:value-type="float" office:value="6.970626">
                <text:p>6.970626</text:p>
              </table:table-cell>
              <table:table-cell office:value-type="float" office:value="5.053035">
                <text:p>5.053035</text:p>
              </table:table-cell>
            </table:table-row>
            <table:table-row>
              <table:table-cell office:value-type="string">
                <text:p>2019-10-02 23:25:09</text:p>
              </table:table-cell>
              <table:table-cell office:value-type="float" office:value="6.977205">
                <text:p>6.977205</text:p>
              </table:table-cell>
              <table:table-cell office:value-type="float" office:value="5.057586">
                <text:p>5.057586</text:p>
              </table:table-cell>
            </table:table-row>
            <table:table-row>
              <table:table-cell office:value-type="string">
                <text:p>2019-10-02 23:25:28</text:p>
              </table:table-cell>
              <table:table-cell office:value-type="float" office:value="6.991238">
                <text:p>6.991238</text:p>
              </table:table-cell>
              <table:table-cell office:value-type="float" office:value="5.068567">
                <text:p>5.068567</text:p>
              </table:table-cell>
            </table:table-row>
            <table:table-row>
              <table:table-cell office:value-type="string">
                <text:p>2019-10-02 23:25:58</text:p>
              </table:table-cell>
              <table:table-cell office:value-type="float" office:value="7.006206">
                <text:p>7.006206</text:p>
              </table:table-cell>
              <table:table-cell office:value-type="float" office:value="5.080412">
                <text:p>5.080412</text:p>
              </table:table-cell>
            </table:table-row>
            <table:table-row>
              <table:table-cell office:value-type="string">
                <text:p>2019-10-02 23:26:17</text:p>
              </table:table-cell>
              <table:table-cell office:value-type="float" office:value="7.020604">
                <text:p>7.020604</text:p>
              </table:table-cell>
              <table:table-cell office:value-type="float" office:value="5.09202">
                <text:p>5.09202</text:p>
              </table:table-cell>
            </table:table-row>
            <table:table-row>
              <table:table-cell office:value-type="string">
                <text:p>2019-10-02 23:26:37</text:p>
              </table:table-cell>
              <table:table-cell office:value-type="float" office:value="7.027183">
                <text:p>7.027183</text:p>
              </table:table-cell>
              <table:table-cell office:value-type="float" office:value="5.096572">
                <text:p>5.096572</text:p>
              </table:table-cell>
            </table:table-row>
            <table:table-row>
              <table:table-cell office:value-type="string">
                <text:p>2019-10-02 23:26:51</text:p>
              </table:table-cell>
              <table:table-cell office:value-type="float" office:value="7.034453">
                <text:p>7.034453</text:p>
              </table:table-cell>
              <table:table-cell office:value-type="float" office:value="5.102116">
                <text:p>5.102116</text:p>
              </table:table-cell>
            </table:table-row>
            <table:table-row>
              <table:table-cell office:value-type="string">
                <text:p>2019-10-02 23:27:21</text:p>
              </table:table-cell>
              <table:table-cell office:value-type="float" office:value="7.049407">
                <text:p>7.049407</text:p>
              </table:table-cell>
              <table:table-cell office:value-type="float" office:value="5.113592">
                <text:p>5.113592</text:p>
              </table:table-cell>
            </table:table-row>
            <table:table-row>
              <table:table-cell office:value-type="string">
                <text:p>2019-10-02 23:27:40</text:p>
              </table:table-cell>
              <table:table-cell office:value-type="float" office:value="7.063805">
                <text:p>7.063805</text:p>
              </table:table-cell>
              <table:table-cell office:value-type="float" office:value="5.125199">
                <text:p>5.125199</text:p>
              </table:table-cell>
            </table:table-row>
            <table:table-row>
              <table:table-cell office:value-type="string">
                <text:p>2019-10-02 23:28:09</text:p>
              </table:table-cell>
              <table:table-cell office:value-type="float" office:value="7.078911">
                <text:p>7.078911</text:p>
              </table:table-cell>
              <table:table-cell office:value-type="float" office:value="5.136834">
                <text:p>5.136834</text:p>
              </table:table-cell>
            </table:table-row>
            <table:table-row>
              <table:table-cell office:value-type="string">
                <text:p>2019-10-02 23:28:30</text:p>
              </table:table-cell>
              <table:table-cell office:value-type="float" office:value="7.093939">
                <text:p>7.093939</text:p>
              </table:table-cell>
              <table:table-cell office:value-type="float" office:value="5.148463">
                <text:p>5.148463</text:p>
              </table:table-cell>
            </table:table-row>
            <table:table-row>
              <table:table-cell office:value-type="string">
                <text:p>2019-10-02 23:28:49</text:p>
              </table:table-cell>
              <table:table-cell office:value-type="float" office:value="7.099433">
                <text:p>7.099433</text:p>
              </table:table-cell>
              <table:table-cell office:value-type="float" office:value="5.150907">
                <text:p>5.150907</text:p>
              </table:table-cell>
            </table:table-row>
            <table:table-row>
              <table:table-cell office:value-type="string">
                <text:p>2019-10-02 23:29:17</text:p>
              </table:table-cell>
              <table:table-cell office:value-type="float" office:value="7.113393">
                <text:p>7.113393</text:p>
              </table:table-cell>
              <table:table-cell office:value-type="float" office:value="5.161661">
                <text:p>5.161661</text:p>
              </table:table-cell>
            </table:table-row>
            <table:table-row>
              <table:table-cell office:value-type="string">
                <text:p>2019-10-02 23:29:47</text:p>
              </table:table-cell>
              <table:table-cell office:value-type="float" office:value="7.128182">
                <text:p>7.128182</text:p>
              </table:table-cell>
              <table:table-cell office:value-type="float" office:value="5.173218">
                <text:p>5.173218</text:p>
              </table:table-cell>
            </table:table-row>
            <table:table-row>
              <table:table-cell office:value-type="string">
                <text:p>2019-10-02 23:30:06</text:p>
              </table:table-cell>
              <table:table-cell office:value-type="float" office:value="7.134761">
                <text:p>7.134761</text:p>
              </table:table-cell>
              <table:table-cell office:value-type="float" office:value="5.17777">
                <text:p>5.17777</text:p>
              </table:table-cell>
            </table:table-row>
            <table:table-row>
              <table:table-cell office:value-type="string">
                <text:p>2019-10-02 23:30:25</text:p>
              </table:table-cell>
              <table:table-cell office:value-type="float" office:value="7.141804">
                <text:p>7.141804</text:p>
              </table:table-cell>
              <table:table-cell office:value-type="float" office:value="5.182822">
                <text:p>5.182822</text:p>
              </table:table-cell>
            </table:table-row>
            <table:table-row>
              <table:table-cell office:value-type="string">
                <text:p>2019-10-02 23:30:40</text:p>
              </table:table-cell>
              <table:table-cell office:value-type="float" office:value="7.14816">
                <text:p>7.14816</text:p>
              </table:table-cell>
              <table:table-cell office:value-type="float" office:value="5.185769">
                <text:p>5.185769</text:p>
              </table:table-cell>
            </table:table-row>
            <table:table-row>
              <table:table-cell office:value-type="string">
                <text:p>2019-10-02 23:30:54</text:p>
              </table:table-cell>
              <table:table-cell office:value-type="float" office:value="7.155001">
                <text:p>7.155001</text:p>
              </table:table-cell>
              <table:table-cell office:value-type="float" office:value="5.19096">
                <text:p>5.19096</text:p>
              </table:table-cell>
            </table:table-row>
            <table:table-row>
              <table:table-cell office:value-type="string">
                <text:p>2019-10-02 23:31:14</text:p>
              </table:table-cell>
              <table:table-cell office:value-type="float" office:value="7.161815">
                <text:p>7.161815</text:p>
              </table:table-cell>
              <table:table-cell office:value-type="float" office:value="5.196012">
                <text:p>5.196012</text:p>
              </table:table-cell>
            </table:table-row>
            <table:table-row>
              <table:table-cell office:value-type="string">
                <text:p>2019-10-02 23:31:33</text:p>
              </table:table-cell>
              <table:table-cell office:value-type="float" office:value="7.175831">
                <text:p>7.175831</text:p>
              </table:table-cell>
              <table:table-cell office:value-type="float" office:value="5.206965">
                <text:p>5.206965</text:p>
              </table:table-cell>
            </table:table-row>
            <table:table-row>
              <table:table-cell office:value-type="string">
                <text:p>2019-10-02 23:31:52</text:p>
              </table:table-cell>
              <table:table-cell office:value-type="float" office:value="7.189819">
                <text:p>7.189819</text:p>
              </table:table-cell>
              <table:table-cell office:value-type="float" office:value="5.218214">
                <text:p>5.218214</text:p>
              </table:table-cell>
            </table:table-row>
            <table:table-row>
              <table:table-cell office:value-type="string">
                <text:p>2019-10-02 23:32:12</text:p>
              </table:table-cell>
              <table:table-cell office:value-type="float" office:value="7.204835">
                <text:p>7.204835</text:p>
              </table:table-cell>
              <table:table-cell office:value-type="float" office:value="5.229978">
                <text:p>5.229978</text:p>
              </table:table-cell>
            </table:table-row>
            <table:table-row>
              <table:table-cell office:value-type="string">
                <text:p>2019-10-02 23:32:42</text:p>
              </table:table-cell>
              <table:table-cell office:value-type="float" office:value="7.219813">
                <text:p>7.219813</text:p>
              </table:table-cell>
              <table:table-cell office:value-type="float" office:value="5.241591">
                <text:p>5.241591</text:p>
              </table:table-cell>
            </table:table-row>
            <table:table-row>
              <table:table-cell office:value-type="string">
                <text:p>2019-10-02 23:32:57</text:p>
              </table:table-cell>
              <table:table-cell office:value-type="float" office:value="7.226654">
                <text:p>7.226654</text:p>
              </table:table-cell>
              <table:table-cell office:value-type="float" office:value="5.246783">
                <text:p>5.246783</text:p>
              </table:table-cell>
            </table:table-row>
            <table:table-row>
              <table:table-cell office:value-type="string">
                <text:p>2019-10-02 23:33:25</text:p>
              </table:table-cell>
              <table:table-cell office:value-type="float" office:value="7.240441">
                <text:p>7.240441</text:p>
              </table:table-cell>
              <table:table-cell office:value-type="float" office:value="5.257598">
                <text:p>5.257598</text:p>
              </table:table-cell>
            </table:table-row>
            <table:table-row>
              <table:table-cell office:value-type="string">
                <text:p>2019-10-02 23:33:44</text:p>
              </table:table-cell>
              <table:table-cell office:value-type="float" office:value="7.247101">
                <text:p>7.247101</text:p>
              </table:table-cell>
              <table:table-cell office:value-type="float" office:value="5.26243">
                <text:p>5.26243</text:p>
              </table:table-cell>
            </table:table-row>
            <table:table-row>
              <table:table-cell office:value-type="string">
                <text:p>2019-10-02 23:34:03</text:p>
              </table:table-cell>
              <table:table-cell office:value-type="float" office:value="7.253716">
                <text:p>7.253716</text:p>
              </table:table-cell>
              <table:table-cell office:value-type="float" office:value="5.267145">
                <text:p>5.267145</text:p>
              </table:table-cell>
            </table:table-row>
            <table:table-row>
              <table:table-cell office:value-type="string">
                <text:p>2019-10-02 23:34:18</text:p>
              </table:table-cell>
              <table:table-cell office:value-type="float" office:value="7.260331">
                <text:p>7.260331</text:p>
              </table:table-cell>
              <table:table-cell office:value-type="float" office:value="5.27186">
                <text:p>5.27186</text:p>
              </table:table-cell>
            </table:table-row>
            <table:table-row>
              <table:table-cell office:value-type="string">
                <text:p>2019-10-02 23:34:37</text:p>
              </table:table-cell>
              <table:table-cell office:value-type="float" office:value="7.26698">
                <text:p>7.26698</text:p>
              </table:table-cell>
              <table:table-cell office:value-type="float" office:value="5.275433">
                <text:p>5.275433</text:p>
              </table:table-cell>
            </table:table-row>
            <table:table-row>
              <table:table-cell office:value-type="string">
                <text:p>2019-10-02 23:34:57</text:p>
              </table:table-cell>
              <table:table-cell office:value-type="float" office:value="7.280767">
                <text:p>7.280767</text:p>
              </table:table-cell>
              <table:table-cell office:value-type="float" office:value="5.286388">
                <text:p>5.286388</text:p>
              </table:table-cell>
            </table:table-row>
            <table:table-row>
              <table:table-cell office:value-type="string">
                <text:p>2019-10-02 23:35:13</text:p>
              </table:table-cell>
              <table:table-cell office:value-type="float" office:value="7.290006">
                <text:p>7.290006</text:p>
              </table:table-cell>
              <table:table-cell office:value-type="float" office:value="5.293563">
                <text:p>5.293563</text:p>
              </table:table-cell>
            </table:table-row>
            <table:table-row>
              <table:table-cell office:value-type="string">
                <text:p>2019-10-02 23:35:42</text:p>
              </table:table-cell>
              <table:table-cell office:value-type="float" office:value="7.303796">
                <text:p>7.303796</text:p>
              </table:table-cell>
              <table:table-cell office:value-type="float" office:value="5.304521">
                <text:p>5.304521</text:p>
              </table:table-cell>
            </table:table-row>
            <table:table-row>
              <table:table-cell office:value-type="string">
                <text:p>2019-10-02 23:36:01</text:p>
              </table:table-cell>
              <table:table-cell office:value-type="float" office:value="7.317813">
                <text:p>7.317813</text:p>
              </table:table-cell>
              <table:table-cell office:value-type="float" office:value="5.31597">
                <text:p>5.31597</text:p>
              </table:table-cell>
            </table:table-row>
            <table:table-row>
              <table:table-cell office:value-type="string">
                <text:p>2019-10-02 23:36:29</text:p>
              </table:table-cell>
              <table:table-cell office:value-type="float" office:value="7.331782">
                <text:p>7.331782</text:p>
              </table:table-cell>
              <table:table-cell office:value-type="float" office:value="5.327085">
                <text:p>5.327085</text:p>
              </table:table-cell>
            </table:table-row>
            <table:table-row>
              <table:table-cell office:value-type="string">
                <text:p>2019-10-02 23:36:49</text:p>
              </table:table-cell>
              <table:table-cell office:value-type="float" office:value="7.34618">
                <text:p>7.34618</text:p>
              </table:table-cell>
              <table:table-cell office:value-type="float" office:value="5.338693">
                <text:p>5.338693</text:p>
              </table:table-cell>
            </table:table-row>
            <table:table-row>
              <table:table-cell office:value-type="string">
                <text:p>2019-10-02 23:37:08</text:p>
              </table:table-cell>
              <table:table-cell office:value-type="float" office:value="7.352759">
                <text:p>7.352759</text:p>
              </table:table-cell>
              <table:table-cell office:value-type="float" office:value="5.34326">
                <text:p>5.34326</text:p>
              </table:table-cell>
            </table:table-row>
            <table:table-row>
              <table:table-cell office:value-type="string">
                <text:p>2019-10-02 23:37:37</text:p>
              </table:table-cell>
              <table:table-cell office:value-type="float" office:value="7.36772">
                <text:p>7.36772</text:p>
              </table:table-cell>
              <table:table-cell office:value-type="float" office:value="5.355226">
                <text:p>5.355226</text:p>
              </table:table-cell>
            </table:table-row>
            <table:table-row>
              <table:table-cell office:value-type="string">
                <text:p>2019-10-02 23:38:01</text:p>
              </table:table-cell>
              <table:table-cell office:value-type="float" office:value="7.382653">
                <text:p>7.382653</text:p>
              </table:table-cell>
              <table:table-cell office:value-type="float" office:value="5.367061">
                <text:p>5.367061</text:p>
              </table:table-cell>
            </table:table-row>
            <table:table-row>
              <table:table-cell office:value-type="string">
                <text:p>2019-10-02 23:38:21</text:p>
              </table:table-cell>
              <table:table-cell office:value-type="float" office:value="7.389259">
                <text:p>7.389259</text:p>
              </table:table-cell>
              <table:table-cell office:value-type="float" office:value="5.371753">
                <text:p>5.371753</text:p>
              </table:table-cell>
            </table:table-row>
            <table:table-row>
              <table:table-cell office:value-type="string">
                <text:p>2019-10-02 23:38:40</text:p>
              </table:table-cell>
              <table:table-cell office:value-type="float" office:value="7.396358">
                <text:p>7.396358</text:p>
              </table:table-cell>
              <table:table-cell office:value-type="float" office:value="5.375982">
                <text:p>5.375982</text:p>
              </table:table-cell>
            </table:table-row>
            <table:table-row>
              <table:table-cell office:value-type="string">
                <text:p>2019-10-02 23:38:59</text:p>
              </table:table-cell>
              <table:table-cell office:value-type="float" office:value="7.403255">
                <text:p>7.403255</text:p>
              </table:table-cell>
              <table:table-cell office:value-type="float" office:value="5.381235">
                <text:p>5.381235</text:p>
              </table:table-cell>
            </table:table-row>
            <table:table-row>
              <table:table-cell office:value-type="string">
                <text:p>2019-10-02 23:39:18</text:p>
              </table:table-cell>
              <table:table-cell office:value-type="float" office:value="7.410298">
                <text:p>7.410298</text:p>
              </table:table-cell>
              <table:table-cell office:value-type="float" office:value="5.386287">
                <text:p>5.386287</text:p>
              </table:table-cell>
            </table:table-row>
            <table:table-row>
              <table:table-cell office:value-type="string">
                <text:p>2019-10-02 23:39:43</text:p>
              </table:table-cell>
              <table:table-cell office:value-type="float" office:value="7.424991">
                <text:p>7.424991</text:p>
              </table:table-cell>
              <table:table-cell office:value-type="float" office:value="5.397699">
                <text:p>5.397699</text:p>
              </table:table-cell>
            </table:table-row>
            <table:table-row>
              <table:table-cell office:value-type="string">
                <text:p>2019-10-02 23:40:11</text:p>
              </table:table-cell>
              <table:table-cell office:value-type="float" office:value="7.439923">
                <text:p>7.439923</text:p>
              </table:table-cell>
              <table:table-cell office:value-type="float" office:value="5.409055">
                <text:p>5.409055</text:p>
              </table:table-cell>
            </table:table-row>
            <table:table-row>
              <table:table-cell office:value-type="string">
                <text:p>2019-10-02 23:40:31</text:p>
              </table:table-cell>
              <table:table-cell office:value-type="float" office:value="7.447193">
                <text:p>7.447193</text:p>
              </table:table-cell>
              <table:table-cell office:value-type="float" office:value="5.414599">
                <text:p>5.414599</text:p>
              </table:table-cell>
            </table:table-row>
            <table:table-row>
              <table:table-cell office:value-type="string">
                <text:p>2019-10-02 23:41:00</text:p>
              </table:table-cell>
              <table:table-cell office:value-type="float" office:value="7.462351">
                <text:p>7.462351</text:p>
              </table:table-cell>
              <table:table-cell office:value-type="float" office:value="5.426867">
                <text:p>5.426867</text:p>
              </table:table-cell>
            </table:table-row>
            <table:table-row>
              <table:table-cell office:value-type="string">
                <text:p>2019-10-02 23:41:20</text:p>
              </table:table-cell>
              <table:table-cell office:value-type="float" office:value="7.468734">
                <text:p>7.468734</text:p>
              </table:table-cell>
              <table:table-cell office:value-type="float" office:value="5.429954">
                <text:p>5.429954</text:p>
              </table:table-cell>
            </table:table-row>
            <table:table-row>
              <table:table-cell office:value-type="string">
                <text:p>2019-10-02 23:41:39</text:p>
              </table:table-cell>
              <table:table-cell office:value-type="float" office:value="7.475313">
                <text:p>7.475313</text:p>
              </table:table-cell>
              <table:table-cell office:value-type="float" office:value="5.434506">
                <text:p>5.434506</text:p>
              </table:table-cell>
            </table:table-row>
            <table:table-row>
              <table:table-cell office:value-type="string">
                <text:p>2019-10-02 23:42:07</text:p>
              </table:table-cell>
              <table:table-cell office:value-type="float" office:value="7.489127">
                <text:p>7.489127</text:p>
              </table:table-cell>
              <table:table-cell office:value-type="float" office:value="5.445461">
                <text:p>5.445461</text:p>
              </table:table-cell>
            </table:table-row>
            <table:table-row>
              <table:table-cell office:value-type="string">
                <text:p>2019-10-02 23:42:22</text:p>
              </table:table-cell>
              <table:table-cell office:value-type="float" office:value="7.495997">
                <text:p>7.495997</text:p>
              </table:table-cell>
              <table:table-cell office:value-type="float" office:value="5.450714">
                <text:p>5.450714</text:p>
              </table:table-cell>
            </table:table-row>
            <table:table-row>
              <table:table-cell office:value-type="string">
                <text:p>2019-10-02 23:42:41</text:p>
              </table:table-cell>
              <table:table-cell office:value-type="float" office:value="7.509957">
                <text:p>7.509957</text:p>
              </table:table-cell>
              <table:table-cell office:value-type="float" office:value="5.461468">
                <text:p>5.461468</text:p>
              </table:table-cell>
            </table:table-row>
            <table:table-row>
              <table:table-cell office:value-type="string">
                <text:p>2019-10-02 23:43:02</text:p>
              </table:table-cell>
              <table:table-cell office:value-type="float" office:value="7.524938">
                <text:p>7.524938</text:p>
              </table:table-cell>
              <table:table-cell office:value-type="float" office:value="5.473085">
                <text:p>5.473085</text:p>
              </table:table-cell>
            </table:table-row>
            <table:table-row>
              <table:table-cell office:value-type="string">
                <text:p>2019-10-02 23:43:21</text:p>
              </table:table-cell>
              <table:table-cell office:value-type="float" office:value="7.539126">
                <text:p>7.539126</text:p>
              </table:table-cell>
              <table:table-cell office:value-type="float" office:value="5.484824">
                <text:p>5.484824</text:p>
              </table:table-cell>
            </table:table-row>
            <table:table-row>
              <table:table-cell office:value-type="string">
                <text:p>2019-10-02 23:43:40</text:p>
              </table:table-cell>
              <table:table-cell office:value-type="float" office:value="7.553089">
                <text:p>7.553089</text:p>
              </table:table-cell>
              <table:table-cell office:value-type="float" office:value="5.49558">
                <text:p>5.49558</text:p>
              </table:table-cell>
            </table:table-row>
            <table:table-row>
              <table:table-cell office:value-type="string">
                <text:p>2019-10-02 23:44:05</text:p>
              </table:table-cell>
              <table:table-cell office:value-type="float" office:value="7.567118">
                <text:p>7.567118</text:p>
              </table:table-cell>
              <table:table-cell office:value-type="float" office:value="5.507029">
                <text:p>5.507029</text:p>
              </table:table-cell>
            </table:table-row>
            <table:table-row>
              <table:table-cell office:value-type="string">
                <text:p>2019-10-02 23:44:24</text:p>
              </table:table-cell>
              <table:table-cell office:value-type="float" office:value="7.580879">
                <text:p>7.580879</text:p>
              </table:table-cell>
              <table:table-cell office:value-type="float" office:value="5.517786">
                <text:p>5.517786</text:p>
              </table:table-cell>
            </table:table-row>
            <table:table-row>
              <table:table-cell office:value-type="string">
                <text:p>2019-10-02 23:44:55</text:p>
              </table:table-cell>
              <table:table-cell office:value-type="float" office:value="7.595869">
                <text:p>7.595869</text:p>
              </table:table-cell>
              <table:table-cell office:value-type="float" office:value="5.529426">
                <text:p>5.529426</text:p>
              </table:table-cell>
            </table:table-row>
            <table:table-row>
              <table:table-cell office:value-type="string">
                <text:p>2019-10-02 23:45:26</text:p>
              </table:table-cell>
              <table:table-cell office:value-type="float" office:value="7.62219">
                <text:p>7.62219</text:p>
              </table:table-cell>
              <table:table-cell office:value-type="float" office:value="5.549464">
                <text:p>5.549464</text:p>
              </table:table-cell>
            </table:table-row>
            <table:table-row>
              <table:table-cell office:value-type="string">
                <text:p>2019-10-02 23:45:41</text:p>
              </table:table-cell>
              <table:table-cell office:value-type="float" office:value="7.629225">
                <text:p>7.629225</text:p>
              </table:table-cell>
              <table:table-cell office:value-type="float" office:value="5.554508">
                <text:p>5.554508</text:p>
              </table:table-cell>
            </table:table-row>
            <table:table-row>
              <table:table-cell office:value-type="string">
                <text:p>2019-10-02 23:46:00</text:p>
              </table:table-cell>
              <table:table-cell office:value-type="float" office:value="7.636093">
                <text:p>7.636093</text:p>
              </table:table-cell>
              <table:table-cell office:value-type="float" office:value="5.5597">
                <text:p>5.5597</text:p>
              </table:table-cell>
            </table:table-row>
            <table:table-row>
              <table:table-cell office:value-type="string">
                <text:p>2019-10-02 23:46:31</text:p>
              </table:table-cell>
              <table:table-cell office:value-type="float" office:value="7.650986">
                <text:p>7.650986</text:p>
              </table:table-cell>
              <table:table-cell office:value-type="float" office:value="5.571465">
                <text:p>5.571465</text:p>
              </table:table-cell>
            </table:table-row>
            <table:table-row>
              <table:table-cell office:value-type="string">
                <text:p>2019-10-02 23:46:51</text:p>
              </table:table-cell>
              <table:table-cell office:value-type="float" office:value="7.666108">
                <text:p>7.666108</text:p>
              </table:table-cell>
              <table:table-cell office:value-type="float" office:value="5.583229">
                <text:p>5.583229</text:p>
              </table:table-cell>
            </table:table-row>
            <table:table-row>
              <table:table-cell office:value-type="string">
                <text:p>2019-10-02 23:47:10</text:p>
              </table:table-cell>
              <table:table-cell office:value-type="float" office:value="7.672751">
                <text:p>7.672751</text:p>
              </table:table-cell>
              <table:table-cell office:value-type="float" office:value="5.58799">
                <text:p>5.58799</text:p>
              </table:table-cell>
            </table:table-row>
            <table:table-row>
              <table:table-cell office:value-type="string">
                <text:p>2019-10-02 23:47:30</text:p>
              </table:table-cell>
              <table:table-cell office:value-type="float" office:value="7.679621">
                <text:p>7.679621</text:p>
              </table:table-cell>
              <table:table-cell office:value-type="float" office:value="5.593243">
                <text:p>5.593243</text:p>
              </table:table-cell>
            </table:table-row>
            <table:table-row>
              <table:table-cell office:value-type="string">
                <text:p>2019-10-02 23:47:45</text:p>
              </table:table-cell>
              <table:table-cell office:value-type="float" office:value="7.6862">
                <text:p>7.6862</text:p>
              </table:table-cell>
              <table:table-cell office:value-type="float" office:value="5.597795">
                <text:p>5.597795</text:p>
              </table:table-cell>
            </table:table-row>
            <table:table-row>
              <table:table-cell office:value-type="string">
                <text:p>2019-10-02 23:48:08</text:p>
              </table:table-cell>
              <table:table-cell office:value-type="float" office:value="7.700216">
                <text:p>7.700216</text:p>
              </table:table-cell>
              <table:table-cell office:value-type="float" office:value="5.60875">
                <text:p>5.60875</text:p>
              </table:table-cell>
            </table:table-row>
            <table:table-row>
              <table:table-cell office:value-type="string">
                <text:p>2019-10-02 23:48:28</text:p>
              </table:table-cell>
              <table:table-cell office:value-type="float" office:value="7.714912">
                <text:p>7.714912</text:p>
              </table:table-cell>
              <table:table-cell office:value-type="float" office:value="5.620026">
                <text:p>5.620026</text:p>
              </table:table-cell>
            </table:table-row>
            <table:table-row>
              <table:table-cell office:value-type="string">
                <text:p>2019-10-02 23:48:43</text:p>
              </table:table-cell>
              <table:table-cell office:value-type="float" office:value="7.720421">
                <text:p>7.720421</text:p>
              </table:table-cell>
              <table:table-cell office:value-type="float" office:value="5.622518">
                <text:p>5.622518</text:p>
              </table:table-cell>
            </table:table-row>
            <table:table-row>
              <table:table-cell office:value-type="string">
                <text:p>2019-10-02 23:49:03</text:p>
              </table:table-cell>
              <table:table-cell office:value-type="float" office:value="7.734645">
                <text:p>7.734645</text:p>
              </table:table-cell>
              <table:table-cell office:value-type="float" office:value="5.633833">
                <text:p>5.633833</text:p>
              </table:table-cell>
            </table:table-row>
            <table:table-row>
              <table:table-cell office:value-type="string">
                <text:p>2019-10-02 23:49:22</text:p>
              </table:table-cell>
              <table:table-cell office:value-type="float" office:value="7.748462">
                <text:p>7.748462</text:p>
              </table:table-cell>
              <table:table-cell office:value-type="float" office:value="5.644789">
                <text:p>5.644789</text:p>
              </table:table-cell>
            </table:table-row>
            <table:table-row>
              <table:table-cell office:value-type="string">
                <text:p>2019-10-02 23:49:41</text:p>
              </table:table-cell>
              <table:table-cell office:value-type="float" office:value="7.755505">
                <text:p>7.755505</text:p>
              </table:table-cell>
              <table:table-cell office:value-type="float" office:value="5.64984">
                <text:p>5.64984</text:p>
              </table:table-cell>
            </table:table-row>
            <table:table-row>
              <table:table-cell office:value-type="string">
                <text:p>2019-10-02 23:50:02</text:p>
              </table:table-cell>
              <table:table-cell office:value-type="float" office:value="7.770918">
                <text:p>7.770918</text:p>
              </table:table-cell>
              <table:table-cell office:value-type="float" office:value="5.662306">
                <text:p>5.662306</text:p>
              </table:table-cell>
            </table:table-row>
            <table:table-row>
              <table:table-cell office:value-type="string">
                <text:p>2019-10-02 23:50:27</text:p>
              </table:table-cell>
              <table:table-cell office:value-type="float" office:value="7.785822">
                <text:p>7.785822</text:p>
              </table:table-cell>
              <table:table-cell office:value-type="float" office:value="5.673942">
                <text:p>5.673942</text:p>
              </table:table-cell>
            </table:table-row>
            <table:table-row>
              <table:table-cell office:value-type="string">
                <text:p>2019-10-02 23:50:47</text:p>
              </table:table-cell>
              <table:table-cell office:value-type="float" office:value="7.800068">
                <text:p>7.800068</text:p>
              </table:table-cell>
              <table:table-cell office:value-type="float" office:value="5.685683">
                <text:p>5.685683</text:p>
              </table:table-cell>
            </table:table-row>
            <table:table-row>
              <table:table-cell office:value-type="string">
                <text:p>2019-10-02 23:51:06</text:p>
              </table:table-cell>
              <table:table-cell office:value-type="float" office:value="7.806674">
                <text:p>7.806674</text:p>
              </table:table-cell>
              <table:table-cell office:value-type="float" office:value="5.690375">
                <text:p>5.690375</text:p>
              </table:table-cell>
            </table:table-row>
            <table:table-row>
              <table:table-cell office:value-type="string">
                <text:p>2019-10-02 23:51:26</text:p>
              </table:table-cell>
              <table:table-cell office:value-type="float" office:value="7.813515">
                <text:p>7.813515</text:p>
              </table:table-cell>
              <table:table-cell office:value-type="float" office:value="5.695567">
                <text:p>5.695567</text:p>
              </table:table-cell>
            </table:table-row>
            <table:table-row>
              <table:table-cell office:value-type="string">
                <text:p>2019-10-02 23:51:41</text:p>
              </table:table-cell>
              <table:table-cell office:value-type="float" office:value="7.820614">
                <text:p>7.820614</text:p>
              </table:table-cell>
              <table:table-cell office:value-type="float" office:value="5.70082">
                <text:p>5.70082</text:p>
              </table:table-cell>
            </table:table-row>
            <table:table-row>
              <table:table-cell office:value-type="string">
                <text:p>2019-10-02 23:52:09</text:p>
              </table:table-cell>
              <table:table-cell office:value-type="float" office:value="7.83463">
                <text:p>7.83463</text:p>
              </table:table-cell>
              <table:table-cell office:value-type="float" office:value="5.711775">
                <text:p>5.711775</text:p>
              </table:table-cell>
            </table:table-row>
            <table:table-row>
              <table:table-cell office:value-type="string">
                <text:p>2019-10-02 23:52:29</text:p>
              </table:table-cell>
              <table:table-cell office:value-type="float" office:value="7.849609">
                <text:p>7.849609</text:p>
              </table:table-cell>
              <table:table-cell office:value-type="float" office:value="5.723742">
                <text:p>5.723742</text:p>
              </table:table-cell>
            </table:table-row>
            <table:table-row>
              <table:table-cell office:value-type="string">
                <text:p>2019-10-02 23:52:59</text:p>
              </table:table-cell>
              <table:table-cell office:value-type="float" office:value="7.864342">
                <text:p>7.864342</text:p>
              </table:table-cell>
              <table:table-cell office:value-type="float" office:value="5.735102">
                <text:p>5.735102</text:p>
              </table:table-cell>
            </table:table-row>
            <table:table-row>
              <table:table-cell office:value-type="string">
                <text:p>2019-10-02 23:53:14</text:p>
              </table:table-cell>
              <table:table-cell office:value-type="float" office:value="7.871383">
                <text:p>7.871383</text:p>
              </table:table-cell>
              <table:table-cell office:value-type="float" office:value="5.740646">
                <text:p>5.740646</text:p>
              </table:table-cell>
            </table:table-row>
            <table:table-row>
              <table:table-cell office:value-type="string">
                <text:p>2019-10-02 23:53:34</text:p>
              </table:table-cell>
              <table:table-cell office:value-type="float" office:value="7.885458">
                <text:p>7.885458</text:p>
              </table:table-cell>
              <table:table-cell office:value-type="float" office:value="5.751814">
                <text:p>5.751814</text:p>
              </table:table-cell>
            </table:table-row>
            <table:table-row>
              <table:table-cell office:value-type="string">
                <text:p>2019-10-02 23:53:49</text:p>
              </table:table-cell>
              <table:table-cell office:value-type="float" office:value="7.890955">
                <text:p>7.890955</text:p>
              </table:table-cell>
              <table:table-cell office:value-type="float" office:value="5.754264">
                <text:p>5.754264</text:p>
              </table:table-cell>
            </table:table-row>
            <table:table-row>
              <table:table-cell office:value-type="string">
                <text:p>2019-10-02 23:54:17</text:p>
              </table:table-cell>
              <table:table-cell office:value-type="float" office:value="7.904971">
                <text:p>7.904971</text:p>
              </table:table-cell>
              <table:table-cell office:value-type="float" office:value="5.765228">
                <text:p>5.765228</text:p>
              </table:table-cell>
            </table:table-row>
            <table:table-row>
              <table:table-cell office:value-type="string">
                <text:p>2019-10-02 23:54:38</text:p>
              </table:table-cell>
              <table:table-cell office:value-type="float" office:value="7.918732">
                <text:p>7.918732</text:p>
              </table:table-cell>
              <table:table-cell office:value-type="float" office:value="5.775993">
                <text:p>5.775993</text:p>
              </table:table-cell>
            </table:table-row>
            <table:table-row>
              <table:table-cell office:value-type="string">
                <text:p>2019-10-02 23:55:08</text:p>
              </table:table-cell>
              <table:table-cell office:value-type="float" office:value="7.933657">
                <text:p>7.933657</text:p>
              </table:table-cell>
              <table:table-cell office:value-type="float" office:value="5.787834">
                <text:p>5.787834</text:p>
              </table:table-cell>
            </table:table-row>
            <table:table-row>
              <table:table-cell office:value-type="string">
                <text:p>2019-10-02 23:55:23</text:p>
              </table:table-cell>
              <table:table-cell office:value-type="float" office:value="7.940263">
                <text:p>7.940263</text:p>
              </table:table-cell>
              <table:table-cell office:value-type="float" office:value="5.79253">
                <text:p>5.79253</text:p>
              </table:table-cell>
            </table:table-row>
            <table:table-row>
              <table:table-cell office:value-type="string">
                <text:p>2019-10-02 23:55:42</text:p>
              </table:table-cell>
              <table:table-cell office:value-type="float" office:value="7.947334">
                <text:p>7.947334</text:p>
              </table:table-cell>
              <table:table-cell office:value-type="float" office:value="5.797742">
                <text:p>5.797742</text:p>
              </table:table-cell>
            </table:table-row>
            <table:table-row>
              <table:table-cell office:value-type="string">
                <text:p>2019-10-02 23:56:11</text:p>
              </table:table-cell>
              <table:table-cell office:value-type="float" office:value="7.96135">
                <text:p>7.96135</text:p>
              </table:table-cell>
              <table:table-cell office:value-type="float" office:value="5.808997">
                <text:p>5.808997</text:p>
              </table:table-cell>
            </table:table-row>
            <table:table-row>
              <table:table-cell office:value-type="string">
                <text:p>2019-10-02 23:56:41</text:p>
              </table:table-cell>
              <table:table-cell office:value-type="float" office:value="7.97579">
                <text:p>7.97579</text:p>
              </table:table-cell>
              <table:table-cell office:value-type="float" office:value="5.81926">
                <text:p>5.81926</text:p>
              </table:table-cell>
            </table:table-row>
            <table:table-row>
              <table:table-cell office:value-type="string">
                <text:p>2019-10-02 23:56:56</text:p>
              </table:table-cell>
              <table:table-cell office:value-type="float" office:value="7.982631">
                <text:p>7.982631</text:p>
              </table:table-cell>
              <table:table-cell office:value-type="float" office:value="5.824317">
                <text:p>5.824317</text:p>
              </table:table-cell>
            </table:table-row>
            <table:table-row>
              <table:table-cell office:value-type="string">
                <text:p>2019-10-02 23:57:25</text:p>
              </table:table-cell>
              <table:table-cell office:value-type="float" office:value="7.996874">
                <text:p>7.996874</text:p>
              </table:table-cell>
              <table:table-cell office:value-type="float" office:value="5.833668">
                <text:p>5.833668</text:p>
              </table:table-cell>
            </table:table-row>
            <table:table-row>
              <table:table-cell office:value-type="string">
                <text:p>2019-10-02 23:57:44</text:p>
              </table:table-cell>
              <table:table-cell office:value-type="float" office:value="8.003915">
                <text:p>8.003915</text:p>
              </table:table-cell>
              <table:table-cell office:value-type="float" office:value="5.839217">
                <text:p>5.839217</text:p>
              </table:table-cell>
            </table:table-row>
            <table:table-row>
              <table:table-cell office:value-type="string">
                <text:p>2019-10-02 23:58:04</text:p>
              </table:table-cell>
              <table:table-cell office:value-type="float" office:value="8.010521">
                <text:p>8.010521</text:p>
              </table:table-cell>
              <table:table-cell office:value-type="float" office:value="5.843914">
                <text:p>5.843914</text:p>
              </table:table-cell>
            </table:table-row>
            <table:table-row>
              <table:table-cell office:value-type="string">
                <text:p>2019-10-02 23:58:33</text:p>
              </table:table-cell>
              <table:table-cell office:value-type="float" office:value="8.024308">
                <text:p>8.024308</text:p>
              </table:table-cell>
              <table:table-cell office:value-type="float" office:value="5.85488">
                <text:p>5.85488</text:p>
              </table:table-cell>
            </table:table-row>
            <table:table-row>
              <table:table-cell office:value-type="string">
                <text:p>2019-10-02 23:58:52</text:p>
              </table:table-cell>
              <table:table-cell office:value-type="float" office:value="8.031116">
                <text:p>8.031116</text:p>
              </table:table-cell>
              <table:table-cell office:value-type="float" office:value="5.859436">
                <text:p>5.859436</text:p>
              </table:table-cell>
            </table:table-row>
            <table:table-row>
              <table:table-cell office:value-type="string">
                <text:p>2019-10-02 23:59:21</text:p>
              </table:table-cell>
              <table:table-cell office:value-type="float" office:value="8.045567">
                <text:p>8.045567</text:p>
              </table:table-cell>
              <table:table-cell office:value-type="float" office:value="5.871253">
                <text:p>5.871253</text:p>
              </table:table-cell>
            </table:table-row>
            <table:table-row>
              <table:table-cell office:value-type="string">
                <text:p>2019-10-02 23:59:41</text:p>
              </table:table-cell>
              <table:table-cell office:value-type="float" office:value="8.059586">
                <text:p>8.059586</text:p>
              </table:table-cell>
              <table:table-cell office:value-type="float" office:value="5.882236">
                <text:p>5.882236</text:p>
              </table:table-cell>
            </table:table-row>
            <table:table-row>
              <table:table-cell office:value-type="string">
                <text:p>2019-10-03 00:00:09</text:p>
              </table:table-cell>
              <table:table-cell office:value-type="float" office:value="8.073376">
                <text:p>8.073376</text:p>
              </table:table-cell>
              <table:table-cell office:value-type="float" office:value="5.893203">
                <text:p>5.893203</text:p>
              </table:table-cell>
            </table:table-row>
            <table:table-row>
              <table:table-cell office:value-type="string">
                <text:p>2019-10-03 00:00:34</text:p>
              </table:table-cell>
              <table:table-cell office:value-type="float" office:value="8.093707">
                <text:p>8.093707</text:p>
              </table:table-cell>
              <table:table-cell office:value-type="float" office:value="5.907789">
                <text:p>5.907789</text:p>
              </table:table-cell>
            </table:table-row>
            <table:table-row>
              <table:table-cell office:value-type="string">
                <text:p>2019-10-03 00:01:03</text:p>
              </table:table-cell>
              <table:table-cell office:value-type="float" office:value="8.10863">
                <text:p>8.10863</text:p>
              </table:table-cell>
              <table:table-cell office:value-type="float" office:value="5.919583">
                <text:p>5.919583</text:p>
              </table:table-cell>
            </table:table-row>
            <table:table-row>
              <table:table-cell office:value-type="string">
                <text:p>2019-10-03 00:01:20</text:p>
              </table:table-cell>
              <table:table-cell office:value-type="float" office:value="8.115236">
                <text:p>8.115236</text:p>
              </table:table-cell>
              <table:table-cell office:value-type="float" office:value="5.924139">
                <text:p>5.924139</text:p>
              </table:table-cell>
            </table:table-row>
            <table:table-row>
              <table:table-cell office:value-type="string">
                <text:p>2019-10-03 00:01:40</text:p>
              </table:table-cell>
              <table:table-cell office:value-type="float" office:value="8.12205">
                <text:p>8.12205</text:p>
              </table:table-cell>
              <table:table-cell office:value-type="float" office:value="5.929196">
                <text:p>5.929196</text:p>
              </table:table-cell>
            </table:table-row>
            <table:table-row>
              <table:table-cell office:value-type="string">
                <text:p>2019-10-03 00:02:08</text:p>
              </table:table-cell>
              <table:table-cell office:value-type="float" office:value="8.13623">
                <text:p>8.13623</text:p>
              </table:table-cell>
              <table:table-cell office:value-type="float" office:value="5.938273">
                <text:p>5.938273</text:p>
              </table:table-cell>
            </table:table-row>
            <table:table-row>
              <table:table-cell office:value-type="string">
                <text:p>2019-10-03 00:02:37</text:p>
              </table:table-cell>
              <table:table-cell office:value-type="float" office:value="8.149997">
                <text:p>8.149997</text:p>
              </table:table-cell>
              <table:table-cell office:value-type="float" office:value="5.947987">
                <text:p>5.947987</text:p>
              </table:table-cell>
            </table:table-row>
            <table:table-row>
              <table:table-cell office:value-type="string">
                <text:p>2019-10-03 00:02:57</text:p>
              </table:table-cell>
              <table:table-cell office:value-type="float" office:value="8.15704">
                <text:p>8.15704</text:p>
              </table:table-cell>
              <table:table-cell office:value-type="float" office:value="5.953044">
                <text:p>5.953044</text:p>
              </table:table-cell>
            </table:table-row>
            <table:table-row>
              <table:table-cell office:value-type="string">
                <text:p>2019-10-03 00:03:17</text:p>
              </table:table-cell>
              <table:table-cell office:value-type="float" office:value="8.163881">
                <text:p>8.163881</text:p>
              </table:table-cell>
              <table:table-cell office:value-type="float" office:value="5.95824">
                <text:p>5.95824</text:p>
              </table:table-cell>
            </table:table-row>
            <table:table-row>
              <table:table-cell office:value-type="string">
                <text:p>2019-10-03 00:03:39</text:p>
              </table:table-cell>
              <table:table-cell office:value-type="float" office:value="8.178049">
                <text:p>8.178049</text:p>
              </table:table-cell>
              <table:table-cell office:value-type="float" office:value="5.969364">
                <text:p>5.969364</text:p>
              </table:table-cell>
            </table:table-row>
            <table:table-row>
              <table:table-cell office:value-type="string">
                <text:p>2019-10-03 00:04:08</text:p>
              </table:table-cell>
              <table:table-cell office:value-type="float" office:value="8.192018">
                <text:p>8.192018</text:p>
              </table:table-cell>
              <table:table-cell office:value-type="float" office:value="5.980492">
                <text:p>5.980492</text:p>
              </table:table-cell>
            </table:table-row>
            <table:table-row>
              <table:table-cell office:value-type="string">
                <text:p>2019-10-03 00:04:49</text:p>
              </table:table-cell>
              <table:table-cell office:value-type="float" office:value="8.213828">
                <text:p>8.213828</text:p>
              </table:table-cell>
              <table:table-cell office:value-type="float" office:value="5.995004">
                <text:p>5.995004</text:p>
              </table:table-cell>
            </table:table-row>
            <table:table-row>
              <table:table-cell office:value-type="string">
                <text:p>2019-10-03 00:05:04</text:p>
              </table:table-cell>
              <table:table-cell office:value-type="float" office:value="8.220404">
                <text:p>8.220404</text:p>
              </table:table-cell>
              <table:table-cell office:value-type="float" office:value="5.999558">
                <text:p>5.999558</text:p>
              </table:table-cell>
            </table:table-row>
            <table:table-row>
              <table:table-cell office:value-type="string">
                <text:p>2019-10-03 00:05:46</text:p>
              </table:table-cell>
              <table:table-cell office:value-type="float" office:value="8.259196">
                <text:p>8.259196</text:p>
              </table:table-cell>
              <table:table-cell office:value-type="float" office:value="6.025431">
                <text:p>6.025431</text:p>
              </table:table-cell>
            </table:table-row>
            <table:table-row>
              <table:table-cell office:value-type="string">
                <text:p>2019-10-03 00:06:16</text:p>
              </table:table-cell>
              <table:table-cell office:value-type="float" office:value="8.273889">
                <text:p>8.273889</text:p>
              </table:table-cell>
              <table:table-cell office:value-type="float" office:value="6.036716">
                <text:p>6.036716</text:p>
              </table:table-cell>
            </table:table-row>
            <table:table-row>
              <table:table-cell office:value-type="string">
                <text:p>2019-10-03 00:06:31</text:p>
              </table:table-cell>
              <table:table-cell office:value-type="float" office:value="8.280303">
                <text:p>8.280303</text:p>
              </table:table-cell>
              <table:table-cell office:value-type="float" office:value="6.039806">
                <text:p>6.039806</text:p>
              </table:table-cell>
            </table:table-row>
            <table:table-row>
              <table:table-cell office:value-type="string">
                <text:p>2019-10-03 00:06:51</text:p>
              </table:table-cell>
              <table:table-cell office:value-type="float" office:value="8.295404">
                <text:p>8.295404</text:p>
              </table:table-cell>
              <table:table-cell office:value-type="float" office:value="6.051942">
                <text:p>6.051942</text:p>
              </table:table-cell>
            </table:table-row>
            <table:table-row>
              <table:table-cell office:value-type="string">
                <text:p>2019-10-03 00:07:06</text:p>
              </table:table-cell>
              <table:table-cell office:value-type="float" office:value="8.302447">
                <text:p>8.302447</text:p>
              </table:table-cell>
              <table:table-cell office:value-type="float" office:value="6.056999">
                <text:p>6.056999</text:p>
              </table:table-cell>
            </table:table-row>
            <table:table-row>
              <table:table-cell office:value-type="string">
                <text:p>2019-10-03 00:07:21</text:p>
              </table:table-cell>
              <table:table-cell office:value-type="float" office:value="8.309517">
                <text:p>8.309517</text:p>
              </table:table-cell>
              <table:table-cell office:value-type="float" office:value="6.061168">
                <text:p>6.061168</text:p>
              </table:table-cell>
            </table:table-row>
            <table:table-row>
              <table:table-cell office:value-type="string">
                <text:p>2019-10-03 00:07:36</text:p>
              </table:table-cell>
              <table:table-cell office:value-type="float" office:value="8.316358">
                <text:p>8.316358</text:p>
              </table:table-cell>
              <table:table-cell office:value-type="float" office:value="6.066365">
                <text:p>6.066365</text:p>
              </table:table-cell>
            </table:table-row>
            <table:table-row>
              <table:table-cell office:value-type="string">
                <text:p>2019-10-03 00:07:56</text:p>
              </table:table-cell>
              <table:table-cell office:value-type="float" office:value="8.330092">
                <text:p>8.330092</text:p>
              </table:table-cell>
              <table:table-cell office:value-type="float" office:value="6.076108">
                <text:p>6.076108</text:p>
              </table:table-cell>
            </table:table-row>
            <table:table-row>
              <table:table-cell office:value-type="string">
                <text:p>2019-10-03 00:08:15</text:p>
              </table:table-cell>
              <table:table-cell office:value-type="float" office:value="8.336442">
                <text:p>8.336442</text:p>
              </table:table-cell>
              <table:table-cell office:value-type="float" office:value="6.078573">
                <text:p>6.078573</text:p>
              </table:table-cell>
            </table:table-row>
            <table:table-row>
              <table:table-cell office:value-type="string">
                <text:p>2019-10-03 00:08:42</text:p>
              </table:table-cell>
              <table:table-cell office:value-type="float" office:value="8.350402">
                <text:p>8.350402</text:p>
              </table:table-cell>
              <table:table-cell office:value-type="float" office:value="6.089338">
                <text:p>6.089338</text:p>
              </table:table-cell>
            </table:table-row>
            <table:table-row>
              <table:table-cell office:value-type="string">
                <text:p>2019-10-03 00:09:04</text:p>
              </table:table-cell>
              <table:table-cell office:value-type="float" office:value="8.364421">
                <text:p>8.364421</text:p>
              </table:table-cell>
              <table:table-cell office:value-type="float" office:value="6.100307">
                <text:p>6.100307</text:p>
              </table:table-cell>
            </table:table-row>
            <table:table-row>
              <table:table-cell office:value-type="string">
                <text:p>2019-10-03 00:09:24</text:p>
              </table:table-cell>
              <table:table-cell office:value-type="float" office:value="8.380016">
                <text:p>8.380016</text:p>
              </table:table-cell>
              <table:table-cell office:value-type="float" office:value="6.113087">
                <text:p>6.113087</text:p>
              </table:table-cell>
            </table:table-row>
            <table:table-row>
              <table:table-cell office:value-type="string">
                <text:p>2019-10-03 00:09:43</text:p>
              </table:table-cell>
              <table:table-cell office:value-type="float" office:value="8.387057">
                <text:p>8.387057</text:p>
              </table:table-cell>
              <table:table-cell office:value-type="float" office:value="6.118636">
                <text:p>6.118636</text:p>
              </table:table-cell>
            </table:table-row>
            <table:table-row>
              <table:table-cell office:value-type="string">
                <text:p>2019-10-03 00:09:58</text:p>
              </table:table-cell>
              <table:table-cell office:value-type="float" office:value="8.393636">
                <text:p>8.393636</text:p>
              </table:table-cell>
              <table:table-cell office:value-type="float" office:value="6.123192">
                <text:p>6.123192</text:p>
              </table:table-cell>
            </table:table-row>
            <table:table-row>
              <table:table-cell office:value-type="string">
                <text:p>2019-10-03 00:10:23</text:p>
              </table:table-cell>
              <table:table-cell office:value-type="float" office:value="8.408569">
                <text:p>8.408569</text:p>
              </table:table-cell>
              <table:table-cell office:value-type="float" office:value="6.135034">
                <text:p>6.135034</text:p>
              </table:table-cell>
            </table:table-row>
            <table:table-row>
              <table:table-cell office:value-type="string">
                <text:p>2019-10-03 00:10:37</text:p>
              </table:table-cell>
              <table:table-cell office:value-type="float" office:value="8.415201">
                <text:p>8.415201</text:p>
              </table:table-cell>
              <table:table-cell office:value-type="float" office:value="6.139664">
                <text:p>6.139664</text:p>
              </table:table-cell>
            </table:table-row>
            <table:table-row>
              <table:table-cell office:value-type="string">
                <text:p>2019-10-03 00:10:59</text:p>
              </table:table-cell>
              <table:table-cell office:value-type="float" office:value="8.428932">
                <text:p>8.428932</text:p>
              </table:table-cell>
              <table:table-cell office:value-type="float" office:value="6.150427">
                <text:p>6.150427</text:p>
              </table:table-cell>
            </table:table-row>
            <table:table-row>
              <table:table-cell office:value-type="string">
                <text:p>2019-10-03 00:11:23</text:p>
              </table:table-cell>
              <table:table-cell office:value-type="float" office:value="8.444055">
                <text:p>8.444055</text:p>
              </table:table-cell>
              <table:table-cell office:value-type="float" office:value="6.162699">
                <text:p>6.162699</text:p>
              </table:table-cell>
            </table:table-row>
            <table:table-row>
              <table:table-cell office:value-type="string">
                <text:p>2019-10-03 00:11:38</text:p>
              </table:table-cell>
              <table:table-cell office:value-type="float" office:value="8.451103">
                <text:p>8.451103</text:p>
              </table:table-cell>
              <table:table-cell office:value-type="float" office:value="6.167814">
                <text:p>6.167814</text:p>
              </table:table-cell>
            </table:table-row>
            <table:table-row>
              <table:table-cell office:value-type="string">
                <text:p>2019-10-03 00:12:02</text:p>
              </table:table-cell>
              <table:table-cell office:value-type="float" office:value="8.464917">
                <text:p>8.464917</text:p>
              </table:table-cell>
              <table:table-cell office:value-type="float" office:value="6.17878">
                <text:p>6.17878</text:p>
              </table:table-cell>
            </table:table-row>
            <table:table-row>
              <table:table-cell office:value-type="string">
                <text:p>2019-10-03 00:12:22</text:p>
              </table:table-cell>
              <table:table-cell office:value-type="float" office:value="8.471987">
                <text:p>8.471987</text:p>
              </table:table-cell>
              <table:table-cell office:value-type="float" office:value="6.183976">
                <text:p>6.183976</text:p>
              </table:table-cell>
            </table:table-row>
            <table:table-row>
              <table:table-cell office:value-type="string">
                <text:p>2019-10-03 00:12:41</text:p>
              </table:table-cell>
              <table:table-cell office:value-type="float" office:value="8.486609">
                <text:p>8.486609</text:p>
              </table:table-cell>
              <table:table-cell office:value-type="float" office:value="6.196085">
                <text:p>6.196085</text:p>
              </table:table-cell>
            </table:table-row>
            <table:table-row>
              <table:table-cell office:value-type="string">
                <text:p>2019-10-03 00:13:01</text:p>
              </table:table-cell>
              <table:table-cell office:value-type="float" office:value="8.501734">
                <text:p>8.501734</text:p>
              </table:table-cell>
              <table:table-cell office:value-type="float" office:value="6.207863">
                <text:p>6.207863</text:p>
              </table:table-cell>
            </table:table-row>
            <table:table-row>
              <table:table-cell office:value-type="string">
                <text:p>2019-10-03 00:13:21</text:p>
              </table:table-cell>
              <table:table-cell office:value-type="float" office:value="8.516684">
                <text:p>8.516684</text:p>
              </table:table-cell>
              <table:table-cell office:value-type="float" office:value="6.21978">
                <text:p>6.21978</text:p>
              </table:table-cell>
            </table:table-row>
            <table:table-row>
              <table:table-cell office:value-type="string">
                <text:p>2019-10-03 00:13:36</text:p>
              </table:table-cell>
              <table:table-cell office:value-type="float" office:value="8.523317">
                <text:p>8.523317</text:p>
              </table:table-cell>
              <table:table-cell office:value-type="float" office:value="6.224616">
                <text:p>6.224616</text:p>
              </table:table-cell>
            </table:table-row>
            <table:table-row>
              <table:table-cell office:value-type="string">
                <text:p>2019-10-03 00:13:56</text:p>
              </table:table-cell>
              <table:table-cell office:value-type="float" office:value="8.537102">
                <text:p>8.537102</text:p>
              </table:table-cell>
              <table:table-cell office:value-type="float" office:value="6.235521">
                <text:p>6.235521</text:p>
              </table:table-cell>
            </table:table-row>
            <table:table-row>
              <table:table-cell office:value-type="string">
                <text:p>2019-10-03 00:14:12</text:p>
              </table:table-cell>
              <table:table-cell office:value-type="float" office:value="8.543908">
                <text:p>8.543908</text:p>
              </table:table-cell>
              <table:table-cell office:value-type="float" office:value="6.24057">
                <text:p>6.24057</text:p>
              </table:table-cell>
            </table:table-row>
            <table:table-row>
              <table:table-cell office:value-type="string">
                <text:p>2019-10-03 00:14:42</text:p>
              </table:table-cell>
              <table:table-cell office:value-type="float" office:value="8.55903">
                <text:p>8.55903</text:p>
              </table:table-cell>
              <table:table-cell office:value-type="float" office:value="6.252346">
                <text:p>6.252346</text:p>
              </table:table-cell>
            </table:table-row>
            <table:table-row>
              <table:table-cell office:value-type="string">
                <text:p>2019-10-03 00:15:10</text:p>
              </table:table-cell>
              <table:table-cell office:value-type="float" office:value="8.58445">
                <text:p>8.58445</text:p>
              </table:table-cell>
              <table:table-cell office:value-type="float" office:value="6.263114">
                <text:p>6.263114</text:p>
              </table:table-cell>
            </table:table-row>
            <table:table-row>
              <table:table-cell office:value-type="string">
                <text:p>2019-10-03 00:15:30</text:p>
              </table:table-cell>
              <table:table-cell office:value-type="float" office:value="8.598411">
                <text:p>8.598411</text:p>
              </table:table-cell>
              <table:table-cell office:value-type="float" office:value="6.274373">
                <text:p>6.274373</text:p>
              </table:table-cell>
            </table:table-row>
            <table:table-row>
              <table:table-cell office:value-type="string">
                <text:p>2019-10-03 00:15:51</text:p>
              </table:table-cell>
              <table:table-cell office:value-type="float" office:value="8.61308">
                <text:p>8.61308</text:p>
              </table:table-cell>
              <table:table-cell office:value-type="float" office:value="6.28552">
                <text:p>6.28552</text:p>
              </table:table-cell>
            </table:table-row>
            <table:table-row>
              <table:table-cell office:value-type="string">
                <text:p>2019-10-03 00:16:10</text:p>
              </table:table-cell>
              <table:table-cell office:value-type="float" office:value="8.620008">
                <text:p>8.620008</text:p>
              </table:table-cell>
              <table:table-cell office:value-type="float" office:value="6.289753">
                <text:p>6.289753</text:p>
              </table:table-cell>
            </table:table-row>
            <table:table-row>
              <table:table-cell office:value-type="string">
                <text:p>2019-10-03 00:16:41</text:p>
              </table:table-cell>
              <table:table-cell office:value-type="float" office:value="8.635015">
                <text:p>8.635015</text:p>
              </table:table-cell>
              <table:table-cell office:value-type="float" office:value="6.301731">
                <text:p>6.301731</text:p>
              </table:table-cell>
            </table:table-row>
            <table:table-row>
              <table:table-cell office:value-type="string">
                <text:p>2019-10-03 00:16:56</text:p>
              </table:table-cell>
              <table:table-cell office:value-type="float" office:value="8.641877">
                <text:p>8.641877</text:p>
              </table:table-cell>
              <table:table-cell office:value-type="float" office:value="6.306568">
                <text:p>6.306568</text:p>
              </table:table-cell>
            </table:table-row>
            <table:table-row>
              <table:table-cell office:value-type="string">
                <text:p>2019-10-03 00:17:33</text:p>
              </table:table-cell>
              <table:table-cell office:value-type="float" office:value="8.660061">
                <text:p>8.660061</text:p>
              </table:table-cell>
              <table:table-cell office:value-type="float" office:value="6.320399">
                <text:p>6.320399</text:p>
              </table:table-cell>
            </table:table-row>
            <table:table-row>
              <table:table-cell office:value-type="string">
                <text:p>2019-10-03 00:17:49</text:p>
              </table:table-cell>
              <table:table-cell office:value-type="float" office:value="8.66716">
                <text:p>8.66716</text:p>
              </table:table-cell>
              <table:table-cell office:value-type="float" office:value="6.325657">
                <text:p>6.325657</text:p>
              </table:table-cell>
            </table:table-row>
            <table:table-row>
              <table:table-cell office:value-type="string">
                <text:p>2019-10-03 00:18:06</text:p>
              </table:table-cell>
              <table:table-cell office:value-type="float" office:value="8.674232">
                <text:p>8.674232</text:p>
              </table:table-cell>
              <table:table-cell office:value-type="float" office:value="6.329765">
                <text:p>6.329765</text:p>
              </table:table-cell>
            </table:table-row>
            <table:table-row>
              <table:table-cell office:value-type="string">
                <text:p>2019-10-03 00:18:26</text:p>
              </table:table-cell>
              <table:table-cell office:value-type="float" office:value="8.689152">
                <text:p>8.689152</text:p>
              </table:table-cell>
              <table:table-cell office:value-type="float" office:value="6.341542">
                <text:p>6.341542</text:p>
              </table:table-cell>
            </table:table-row>
            <table:table-row>
              <table:table-cell office:value-type="string">
                <text:p>2019-10-03 00:18:57</text:p>
              </table:table-cell>
              <table:table-cell office:value-type="float" office:value="8.70413">
                <text:p>8.70413</text:p>
              </table:table-cell>
              <table:table-cell office:value-type="float" office:value="6.353459">
                <text:p>6.353459</text:p>
              </table:table-cell>
            </table:table-row>
            <table:table-row>
              <table:table-cell office:value-type="string">
                <text:p>2019-10-03 00:19:12</text:p>
              </table:table-cell>
              <table:table-cell office:value-type="float" office:value="8.710505">
                <text:p>8.710505</text:p>
              </table:table-cell>
              <table:table-cell office:value-type="float" office:value="6.356541">
                <text:p>6.356541</text:p>
              </table:table-cell>
            </table:table-row>
            <table:table-row>
              <table:table-cell office:value-type="string">
                <text:p>2019-10-03 00:19:27</text:p>
              </table:table-cell>
              <table:table-cell office:value-type="float" office:value="8.717548">
                <text:p>8.717548</text:p>
              </table:table-cell>
              <table:table-cell office:value-type="float" office:value="6.360573">
                <text:p>6.360573</text:p>
              </table:table-cell>
            </table:table-row>
            <table:table-row>
              <table:table-cell office:value-type="string">
                <text:p>2019-10-03 00:19:42</text:p>
              </table:table-cell>
              <table:table-cell office:value-type="float" office:value="8.724418">
                <text:p>8.724418</text:p>
              </table:table-cell>
              <table:table-cell office:value-type="float" office:value="6.365831">
                <text:p>6.365831</text:p>
              </table:table-cell>
            </table:table-row>
            <table:table-row>
              <table:table-cell office:value-type="string">
                <text:p>2019-10-03 00:20:13</text:p>
              </table:table-cell>
              <table:table-cell office:value-type="float" office:value="8.739323">
                <text:p>8.739323</text:p>
              </table:table-cell>
              <table:table-cell office:value-type="float" office:value="6.377607">
                <text:p>6.377607</text:p>
              </table:table-cell>
            </table:table-row>
            <table:table-row>
              <table:table-cell office:value-type="string">
                <text:p>2019-10-03 00:20:28</text:p>
              </table:table-cell>
              <table:table-cell office:value-type="float" office:value="8.746184">
                <text:p>8.746184</text:p>
              </table:table-cell>
              <table:table-cell office:value-type="float" office:value="6.382362">
                <text:p>6.382362</text:p>
              </table:table-cell>
            </table:table-row>
            <table:table-row>
              <table:table-cell office:value-type="string">
                <text:p>2019-10-03 00:20:47</text:p>
              </table:table-cell>
              <table:table-cell office:value-type="float" office:value="8.75279">
                <text:p>8.75279</text:p>
              </table:table-cell>
              <table:table-cell office:value-type="float" office:value="6.386934">
                <text:p>6.386934</text:p>
              </table:table-cell>
            </table:table-row>
            <table:table-row>
              <table:table-cell office:value-type="string">
                <text:p>2019-10-03 00:21:09</text:p>
              </table:table-cell>
              <table:table-cell office:value-type="float" office:value="8.767671">
                <text:p>8.767671</text:p>
              </table:table-cell>
              <table:table-cell office:value-type="float" office:value="6.398145">
                <text:p>6.398145</text:p>
              </table:table-cell>
            </table:table-row>
            <table:table-row>
              <table:table-cell office:value-type="string">
                <text:p>2019-10-03 00:21:25</text:p>
              </table:table-cell>
              <table:table-cell office:value-type="float" office:value="8.77425">
                <text:p>8.77425</text:p>
              </table:table-cell>
              <table:table-cell office:value-type="float" office:value="6.402702">
                <text:p>6.402702</text:p>
              </table:table-cell>
            </table:table-row>
            <table:table-row>
              <table:table-cell office:value-type="string">
                <text:p>2019-10-03 00:21:54</text:p>
              </table:table-cell>
              <table:table-cell office:value-type="float" office:value="8.788437">
                <text:p>8.788437</text:p>
              </table:table-cell>
              <table:table-cell office:value-type="float" office:value="6.413959">
                <text:p>6.413959</text:p>
              </table:table-cell>
            </table:table-row>
            <table:table-row>
              <table:table-cell office:value-type="string">
                <text:p>2019-10-03 00:22:19</text:p>
              </table:table-cell>
              <table:table-cell office:value-type="float" office:value="8.803308">
                <text:p>8.803308</text:p>
              </table:table-cell>
              <table:table-cell office:value-type="float" office:value="6.425104">
                <text:p>6.425104</text:p>
              </table:table-cell>
            </table:table-row>
            <table:table-row>
              <table:table-cell office:value-type="string">
                <text:p>2019-10-03 00:22:43</text:p>
              </table:table-cell>
              <table:table-cell office:value-type="float" office:value="8.816813">
                <text:p>8.816813</text:p>
              </table:table-cell>
              <table:table-cell office:value-type="float" office:value="6.434847">
                <text:p>6.434847</text:p>
              </table:table-cell>
            </table:table-row>
            <table:table-row>
              <table:table-cell office:value-type="string">
                <text:p>2019-10-03 00:22:59</text:p>
              </table:table-cell>
              <table:table-cell office:value-type="float" office:value="8.823419">
                <text:p>8.823419</text:p>
              </table:table-cell>
              <table:table-cell office:value-type="float" office:value="6.439404">
                <text:p>6.439404</text:p>
              </table:table-cell>
            </table:table-row>
            <table:table-row>
              <table:table-cell office:value-type="string">
                <text:p>2019-10-03 00:23:23</text:p>
              </table:table-cell>
              <table:table-cell office:value-type="float" office:value="8.837433">
                <text:p>8.837433</text:p>
              </table:table-cell>
              <table:table-cell office:value-type="float" office:value="6.450722">
                <text:p>6.450722</text:p>
              </table:table-cell>
            </table:table-row>
            <table:table-row>
              <table:table-cell office:value-type="string">
                <text:p>2019-10-03 00:23:40</text:p>
              </table:table-cell>
              <table:table-cell office:value-type="float" office:value="8.844247">
                <text:p>8.844247</text:p>
              </table:table-cell>
              <table:table-cell office:value-type="float" office:value="6.455779">
                <text:p>6.455779</text:p>
              </table:table-cell>
            </table:table-row>
            <table:table-row>
              <table:table-cell office:value-type="string">
                <text:p>2019-10-03 00:24:09</text:p>
              </table:table-cell>
              <table:table-cell office:value-type="float" office:value="8.858319">
                <text:p>8.858319</text:p>
              </table:table-cell>
              <table:table-cell office:value-type="float" office:value="6.466944">
                <text:p>6.466944</text:p>
              </table:table-cell>
            </table:table-row>
            <table:table-row>
              <table:table-cell office:value-type="string">
                <text:p>2019-10-03 00:24:24</text:p>
              </table:table-cell>
              <table:table-cell office:value-type="float" office:value="8.865187">
                <text:p>8.865187</text:p>
              </table:table-cell>
              <table:table-cell office:value-type="float" office:value="6.472141">
                <text:p>6.472141</text:p>
              </table:table-cell>
            </table:table-row>
            <table:table-row>
              <table:table-cell office:value-type="string">
                <text:p>2019-10-03 00:24:39</text:p>
              </table:table-cell>
              <table:table-cell office:value-type="float" office:value="8.872222">
                <text:p>8.872222</text:p>
              </table:table-cell>
              <table:table-cell office:value-type="float" office:value="6.47719">
                <text:p>6.47719</text:p>
              </table:table-cell>
            </table:table-row>
            <table:table-row>
              <table:table-cell office:value-type="string">
                <text:p>2019-10-03 00:24:54</text:p>
              </table:table-cell>
              <table:table-cell office:value-type="float" office:value="8.87903">
                <text:p>8.87903</text:p>
              </table:table-cell>
              <table:table-cell office:value-type="float" office:value="6.481746">
                <text:p>6.481746</text:p>
              </table:table-cell>
            </table:table-row>
            <table:table-row>
              <table:table-cell office:value-type="string">
                <text:p>2019-10-03 00:25:38</text:p>
              </table:table-cell>
              <table:table-cell office:value-type="float" office:value="8.904672">
                <text:p>8.904672</text:p>
              </table:table-cell>
              <table:table-cell office:value-type="float" office:value="6.501976">
                <text:p>6.501976</text:p>
              </table:table-cell>
            </table:table-row>
            <table:table-row>
              <table:table-cell office:value-type="string">
                <text:p>2019-10-03 00:25:58</text:p>
              </table:table-cell>
              <table:table-cell office:value-type="float" office:value="8.918462">
                <text:p>8.918462</text:p>
              </table:table-cell>
              <table:table-cell office:value-type="float" office:value="6.512945">
                <text:p>6.512945</text:p>
              </table:table-cell>
            </table:table-row>
            <table:table-row>
              <table:table-cell office:value-type="string">
                <text:p>2019-10-03 00:26:18</text:p>
              </table:table-cell>
              <table:table-cell office:value-type="float" office:value="8.925276">
                <text:p>8.925276</text:p>
              </table:table-cell>
              <table:table-cell office:value-type="float" office:value="6.518">
                <text:p>6.518</text:p>
              </table:table-cell>
            </table:table-row>
            <table:table-row>
              <table:table-cell office:value-type="string">
                <text:p>2019-10-03 00:26:40</text:p>
              </table:table-cell>
              <table:table-cell office:value-type="float" office:value="8.940227">
                <text:p>8.940227</text:p>
              </table:table-cell>
              <table:table-cell office:value-type="float" office:value="6.529486">
                <text:p>6.529486</text:p>
              </table:table-cell>
            </table:table-row>
            <table:table-row>
              <table:table-cell office:value-type="string">
                <text:p>2019-10-03 00:27:09</text:p>
              </table:table-cell>
              <table:table-cell office:value-type="float" office:value="8.954417">
                <text:p>8.954417</text:p>
              </table:table-cell>
              <table:table-cell office:value-type="float" office:value="6.540746">
                <text:p>6.540746</text:p>
              </table:table-cell>
            </table:table-row>
            <table:table-row>
              <table:table-cell office:value-type="string">
                <text:p>2019-10-03 00:27:29</text:p>
              </table:table-cell>
              <table:table-cell office:value-type="float" office:value="8.968607">
                <text:p>8.968607</text:p>
              </table:table-cell>
              <table:table-cell office:value-type="float" office:value="6.552006">
                <text:p>6.552006</text:p>
              </table:table-cell>
            </table:table-row>
            <table:table-row>
              <table:table-cell office:value-type="string">
                <text:p>2019-10-03 00:27:50</text:p>
              </table:table-cell>
              <table:table-cell office:value-type="float" office:value="8.983713">
                <text:p>8.983713</text:p>
              </table:table-cell>
              <table:table-cell office:value-type="float" office:value="6.563668">
                <text:p>6.563668</text:p>
              </table:table-cell>
            </table:table-row>
            <table:table-row>
              <table:table-cell office:value-type="string">
                <text:p>2019-10-03 00:28:05</text:p>
              </table:table-cell>
              <table:table-cell office:value-type="float" office:value="8.990518">
                <text:p>8.990518</text:p>
              </table:table-cell>
              <table:table-cell office:value-type="float" office:value="6.568221">
                <text:p>6.568221</text:p>
              </table:table-cell>
            </table:table-row>
            <table:table-row>
              <table:table-cell office:value-type="string">
                <text:p>2019-10-03 00:28:20</text:p>
              </table:table-cell>
              <table:table-cell office:value-type="float" office:value="8.997368">
                <text:p>8.997368</text:p>
              </table:table-cell>
              <table:table-cell office:value-type="float" office:value="6.573441">
                <text:p>6.573441</text:p>
              </table:table-cell>
            </table:table-row>
            <table:table-row>
              <table:table-cell office:value-type="string">
                <text:p>2019-10-03 00:28:48</text:p>
              </table:table-cell>
              <table:table-cell office:value-type="float" office:value="9.011555">
                <text:p>9.011555</text:p>
              </table:table-cell>
              <table:table-cell office:value-type="float" office:value="6.584697">
                <text:p>6.584697</text:p>
              </table:table-cell>
            </table:table-row>
            <table:table-row>
              <table:table-cell office:value-type="string">
                <text:p>2019-10-03 00:29:08</text:p>
              </table:table-cell>
              <table:table-cell office:value-type="float" office:value="9.025953">
                <text:p>9.025953</text:p>
              </table:table-cell>
              <table:table-cell office:value-type="float" office:value="6.596316">
                <text:p>6.596316</text:p>
              </table:table-cell>
            </table:table-row>
            <table:table-row>
              <table:table-cell office:value-type="string">
                <text:p>2019-10-03 00:29:29</text:p>
              </table:table-cell>
              <table:table-cell office:value-type="float" office:value="9.040876">
                <text:p>9.040876</text:p>
              </table:table-cell>
              <table:table-cell office:value-type="float" office:value="6.608236">
                <text:p>6.608236</text:p>
              </table:table-cell>
            </table:table-row>
            <table:table-row>
              <table:table-cell office:value-type="string">
                <text:p>2019-10-03 00:29:49</text:p>
              </table:table-cell>
              <table:table-cell office:value-type="float" office:value="9.05583">
                <text:p>9.05583</text:p>
              </table:table-cell>
              <table:table-cell office:value-type="float" office:value="6.619725">
                <text:p>6.619725</text:p>
              </table:table-cell>
            </table:table-row>
            <table:table-row>
              <table:table-cell office:value-type="string">
                <text:p>2019-10-03 00:30:10</text:p>
              </table:table-cell>
              <table:table-cell office:value-type="float" office:value="9.070981">
                <text:p>9.070981</text:p>
              </table:table-cell>
              <table:table-cell office:value-type="float" office:value="6.631563">
                <text:p>6.631563</text:p>
              </table:table-cell>
            </table:table-row>
            <table:table-row>
              <table:table-cell office:value-type="string">
                <text:p>2019-10-03 00:30:40</text:p>
              </table:table-cell>
              <table:table-cell office:value-type="float" office:value="9.085767">
                <text:p>9.085767</text:p>
              </table:table-cell>
              <table:table-cell office:value-type="float" office:value="6.643132">
                <text:p>6.643132</text:p>
              </table:table-cell>
            </table:table-row>
            <table:table-row>
              <table:table-cell office:value-type="string">
                <text:p>2019-10-03 00:31:10</text:p>
              </table:table-cell>
              <table:table-cell office:value-type="float" office:value="9.100526">
                <text:p>9.100526</text:p>
              </table:table-cell>
              <table:table-cell office:value-type="float" office:value="6.654701">
                <text:p>6.654701</text:p>
              </table:table-cell>
            </table:table-row>
            <table:table-row>
              <table:table-cell office:value-type="string">
                <text:p>2019-10-03 00:31:32</text:p>
              </table:table-cell>
              <table:table-cell office:value-type="float" office:value="9.115517">
                <text:p>9.115517</text:p>
              </table:table-cell>
              <table:table-cell office:value-type="float" office:value="6.666273">
                <text:p>6.666273</text:p>
              </table:table-cell>
            </table:table-row>
            <table:table-row>
              <table:table-cell office:value-type="string">
                <text:p>2019-10-03 00:31:51</text:p>
              </table:table-cell>
              <table:table-cell office:value-type="float" office:value="9.129536">
                <text:p>9.129536</text:p>
              </table:table-cell>
              <table:table-cell office:value-type="float" office:value="6.677241">
                <text:p>6.677241</text:p>
              </table:table-cell>
            </table:table-row>
            <table:table-row>
              <table:table-cell office:value-type="string">
                <text:p>2019-10-03 00:32:12</text:p>
              </table:table-cell>
              <table:table-cell office:value-type="float" office:value="9.144203">
                <text:p>9.144203</text:p>
              </table:table-cell>
              <table:table-cell office:value-type="float" office:value="6.686774">
                <text:p>6.686774</text:p>
              </table:table-cell>
            </table:table-row>
            <table:table-row>
              <table:table-cell office:value-type="string">
                <text:p>2019-10-03 00:32:32</text:p>
              </table:table-cell>
              <table:table-cell office:value-type="float" office:value="9.150794">
                <text:p>9.150794</text:p>
              </table:table-cell>
              <table:table-cell office:value-type="float" office:value="6.691376">
                <text:p>6.691376</text:p>
              </table:table-cell>
            </table:table-row>
            <table:table-row>
              <table:table-cell office:value-type="string">
                <text:p>2019-10-03 00:32:56</text:p>
              </table:table-cell>
              <table:table-cell office:value-type="float" office:value="9.165025">
                <text:p>9.165025</text:p>
              </table:table-cell>
              <table:table-cell office:value-type="float" office:value="6.701759">
                <text:p>6.701759</text:p>
              </table:table-cell>
            </table:table-row>
            <table:table-row>
              <table:table-cell office:value-type="string">
                <text:p>2019-10-03 00:33:16</text:p>
              </table:table-cell>
              <table:table-cell office:value-type="float" office:value="9.17166">
                <text:p>9.17166</text:p>
              </table:table-cell>
              <table:table-cell office:value-type="float" office:value="6.706531">
                <text:p>6.706531</text:p>
              </table:table-cell>
            </table:table-row>
            <table:table-row>
              <table:table-cell office:value-type="string">
                <text:p>2019-10-03 00:33:31</text:p>
              </table:table-cell>
              <table:table-cell office:value-type="float" office:value="9.178243">
                <text:p>9.178243</text:p>
              </table:table-cell>
              <table:table-cell office:value-type="float" office:value="6.709973">
                <text:p>6.709973</text:p>
              </table:table-cell>
            </table:table-row>
            <table:table-row>
              <table:table-cell office:value-type="string">
                <text:p>2019-10-03 00:33:56</text:p>
              </table:table-cell>
              <table:table-cell office:value-type="float" office:value="9.193432">
                <text:p>9.193432</text:p>
              </table:table-cell>
              <table:table-cell office:value-type="float" office:value="6.721976">
                <text:p>6.721976</text:p>
              </table:table-cell>
            </table:table-row>
            <table:table-row>
              <table:table-cell office:value-type="string">
                <text:p>2019-10-03 00:34:21</text:p>
              </table:table-cell>
              <table:table-cell office:value-type="float" office:value="9.208367">
                <text:p>9.208367</text:p>
              </table:table-cell>
              <table:table-cell office:value-type="float" office:value="6.733624">
                <text:p>6.733624</text:p>
              </table:table-cell>
            </table:table-row>
            <table:table-row>
              <table:table-cell office:value-type="string">
                <text:p>2019-10-03 00:34:52</text:p>
              </table:table-cell>
              <table:table-cell office:value-type="float" office:value="9.223348">
                <text:p>9.223348</text:p>
              </table:table-cell>
              <table:table-cell office:value-type="float" office:value="6.745252">
                <text:p>6.745252</text:p>
              </table:table-cell>
            </table:table-row>
            <table:table-row>
              <table:table-cell office:value-type="string">
                <text:p>2019-10-03 00:35:20</text:p>
              </table:table-cell>
              <table:table-cell office:value-type="float" office:value="9.249911">
                <text:p>9.249911</text:p>
              </table:table-cell>
              <table:table-cell office:value-type="float" office:value="6.765399">
                <text:p>6.765399</text:p>
              </table:table-cell>
            </table:table-row>
            <table:table-row>
              <table:table-cell office:value-type="string">
                <text:p>2019-10-03 00:35:51</text:p>
              </table:table-cell>
              <table:table-cell office:value-type="float" office:value="9.264871">
                <text:p>9.264871</text:p>
              </table:table-cell>
              <table:table-cell office:value-type="float" office:value="6.777386">
                <text:p>6.777386</text:p>
              </table:table-cell>
            </table:table-row>
            <table:table-row>
              <table:table-cell office:value-type="string">
                <text:p>2019-10-03 00:36:22</text:p>
              </table:table-cell>
              <table:table-cell office:value-type="float" office:value="9.279798">
                <text:p>9.279798</text:p>
              </table:table-cell>
              <table:table-cell office:value-type="float" office:value="6.788735">
                <text:p>6.788735</text:p>
              </table:table-cell>
            </table:table-row>
            <table:table-row>
              <table:table-cell office:value-type="string">
                <text:p>2019-10-03 00:36:51</text:p>
              </table:table-cell>
              <table:table-cell office:value-type="float" office:value="9.294252">
                <text:p>9.294252</text:p>
              </table:table-cell>
              <table:table-cell office:value-type="float" office:value="6.800555">
                <text:p>6.800555</text:p>
              </table:table-cell>
            </table:table-row>
            <table:table-row>
              <table:table-cell office:value-type="string">
                <text:p>2019-10-03 00:37:06</text:p>
              </table:table-cell>
              <table:table-cell office:value-type="float" office:value="9.301293">
                <text:p>9.301293</text:p>
              </table:table-cell>
              <table:table-cell office:value-type="float" office:value="6.806104">
                <text:p>6.806104</text:p>
              </table:table-cell>
            </table:table-row>
            <table:table-row>
              <table:table-cell office:value-type="string">
                <text:p>2019-10-03 00:37:21</text:p>
              </table:table-cell>
              <table:table-cell office:value-type="float" office:value="9.308336">
                <text:p>9.308336</text:p>
              </table:table-cell>
              <table:table-cell office:value-type="float" office:value="6.811161">
                <text:p>6.811161</text:p>
              </table:table-cell>
            </table:table-row>
            <table:table-row>
              <table:table-cell office:value-type="string">
                <text:p>2019-10-03 00:37:44</text:p>
              </table:table-cell>
              <table:table-cell office:value-type="float" office:value="9.323231">
                <text:p>9.323231</text:p>
              </table:table-cell>
              <table:table-cell office:value-type="float" office:value="6.822444">
                <text:p>6.822444</text:p>
              </table:table-cell>
            </table:table-row>
            <table:table-row>
              <table:table-cell office:value-type="string">
                <text:p>2019-10-03 00:38:06</text:p>
              </table:table-cell>
              <table:table-cell office:value-type="float" office:value="9.337194">
                <text:p>9.337194</text:p>
              </table:table-cell>
              <table:table-cell office:value-type="float" office:value="6.833212">
                <text:p>6.833212</text:p>
              </table:table-cell>
            </table:table-row>
            <table:table-row>
              <table:table-cell office:value-type="string">
                <text:p>2019-10-03 00:38:35</text:p>
              </table:table-cell>
              <table:table-cell office:value-type="float" office:value="9.352146">
                <text:p>9.352146</text:p>
              </table:table-cell>
              <table:table-cell office:value-type="float" office:value="6.845067">
                <text:p>6.845067</text:p>
              </table:table-cell>
            </table:table-row>
            <table:table-row>
              <table:table-cell office:value-type="string">
                <text:p>2019-10-03 00:38:55</text:p>
              </table:table-cell>
              <table:table-cell office:value-type="float" office:value="9.358752">
                <text:p>9.358752</text:p>
              </table:table-cell>
              <table:table-cell office:value-type="float" office:value="6.849624">
                <text:p>6.849624</text:p>
              </table:table-cell>
            </table:table-row>
            <table:table-row>
              <table:table-cell office:value-type="string">
                <text:p>2019-10-03 00:39:16</text:p>
              </table:table-cell>
              <table:table-cell office:value-type="float" office:value="9.373874">
                <text:p>9.373874</text:p>
              </table:table-cell>
              <table:table-cell office:value-type="float" office:value="6.861401">
                <text:p>6.861401</text:p>
              </table:table-cell>
            </table:table-row>
            <table:table-row>
              <table:table-cell office:value-type="string">
                <text:p>2019-10-03 00:39:36</text:p>
              </table:table-cell>
              <table:table-cell office:value-type="float" office:value="9.388785">
                <text:p>9.388785</text:p>
              </table:table-cell>
              <table:table-cell office:value-type="float" office:value="6.871729">
                <text:p>6.871729</text:p>
              </table:table-cell>
            </table:table-row>
            <table:table-row>
              <table:table-cell office:value-type="string">
                <text:p>2019-10-03 00:39:57</text:p>
              </table:table-cell>
              <table:table-cell office:value-type="float" office:value="9.403576">
                <text:p>9.403576</text:p>
              </table:table-cell>
              <table:table-cell office:value-type="float" office:value="6.883225">
                <text:p>6.883225</text:p>
              </table:table-cell>
            </table:table-row>
            <table:table-row>
              <table:table-cell office:value-type="string">
                <text:p>2019-10-03 00:40:12</text:p>
              </table:table-cell>
              <table:table-cell office:value-type="float" office:value="9.410182">
                <text:p>9.410182</text:p>
              </table:table-cell>
              <table:table-cell office:value-type="float" office:value="6.887922">
                <text:p>6.887922</text:p>
              </table:table-cell>
            </table:table-row>
            <table:table-row>
              <table:table-cell office:value-type="string">
                <text:p>2019-10-03 00:40:27</text:p>
              </table:table-cell>
              <table:table-cell office:value-type="float" office:value="9.416819">
                <text:p>9.416819</text:p>
              </table:table-cell>
              <table:table-cell office:value-type="float" office:value="6.890387">
                <text:p>6.890387</text:p>
              </table:table-cell>
            </table:table-row>
            <table:table-row>
              <table:table-cell office:value-type="string">
                <text:p>2019-10-03 00:40:42</text:p>
              </table:table-cell>
              <table:table-cell office:value-type="float" office:value="9.423438">
                <text:p>9.423438</text:p>
              </table:table-cell>
              <table:table-cell office:value-type="float" office:value="6.895009">
                <text:p>6.895009</text:p>
              </table:table-cell>
            </table:table-row>
            <table:table-row>
              <table:table-cell office:value-type="string">
                <text:p>2019-10-03 00:41:13</text:p>
              </table:table-cell>
              <table:table-cell office:value-type="float" office:value="9.438416">
                <text:p>9.438416</text:p>
              </table:table-cell>
              <table:table-cell office:value-type="float" office:value="6.906632">
                <text:p>6.906632</text:p>
              </table:table-cell>
            </table:table-row>
            <table:table-row>
              <table:table-cell office:value-type="string">
                <text:p>2019-10-03 00:41:28</text:p>
              </table:table-cell>
              <table:table-cell office:value-type="float" office:value="9.445222">
                <text:p>9.445222</text:p>
              </table:table-cell>
              <table:table-cell office:value-type="float" office:value="6.911681">
                <text:p>6.911681</text:p>
              </table:table-cell>
            </table:table-row>
            <table:table-row>
              <table:table-cell office:value-type="string">
                <text:p>2019-10-03 00:41:42</text:p>
              </table:table-cell>
              <table:table-cell office:value-type="float" office:value="9.451813">
                <text:p>9.451813</text:p>
              </table:table-cell>
              <table:table-cell office:value-type="float" office:value="6.916282">
                <text:p>6.916282</text:p>
              </table:table-cell>
            </table:table-row>
            <table:table-row>
              <table:table-cell office:value-type="string">
                <text:p>2019-10-03 00:42:12</text:p>
              </table:table-cell>
              <table:table-cell office:value-type="float" office:value="9.465816">
                <text:p>9.465816</text:p>
              </table:table-cell>
              <table:table-cell office:value-type="float" office:value="6.927561">
                <text:p>6.927561</text:p>
              </table:table-cell>
            </table:table-row>
            <table:table-row>
              <table:table-cell office:value-type="string">
                <text:p>2019-10-03 00:42:32</text:p>
              </table:table-cell>
              <table:table-cell office:value-type="float" office:value="9.480553">
                <text:p>9.480553</text:p>
              </table:table-cell>
              <table:table-cell office:value-type="float" office:value="6.939094">
                <text:p>6.939094</text:p>
              </table:table-cell>
            </table:table-row>
            <table:table-row>
              <table:table-cell office:value-type="string">
                <text:p>2019-10-03 00:42:52</text:p>
              </table:table-cell>
              <table:table-cell office:value-type="float" office:value="9.495503">
                <text:p>9.495503</text:p>
              </table:table-cell>
              <table:table-cell office:value-type="float" office:value="6.951014">
                <text:p>6.951014</text:p>
              </table:table-cell>
            </table:table-row>
            <table:table-row>
              <table:table-cell office:value-type="string">
                <text:p>2019-10-03 00:43:12</text:p>
              </table:table-cell>
              <table:table-cell office:value-type="float" office:value="9.509516">
                <text:p>9.509516</text:p>
              </table:table-cell>
              <table:table-cell office:value-type="float" office:value="6.962343">
                <text:p>6.962343</text:p>
              </table:table-cell>
            </table:table-row>
            <table:table-row>
              <table:table-cell office:value-type="string">
                <text:p>2019-10-03 00:43:27</text:p>
              </table:table-cell>
              <table:table-cell office:value-type="float" office:value="9.515013">
                <text:p>9.515013</text:p>
              </table:table-cell>
              <table:table-cell office:value-type="float" office:value="6.964793">
                <text:p>6.964793</text:p>
              </table:table-cell>
            </table:table-row>
            <table:table-row>
              <table:table-cell office:value-type="string">
                <text:p>2019-10-03 00:43:47</text:p>
              </table:table-cell>
              <table:table-cell office:value-type="float" office:value="9.521592">
                <text:p>9.521592</text:p>
              </table:table-cell>
              <table:table-cell office:value-type="float" office:value="6.96935">
                <text:p>6.96935</text:p>
              </table:table-cell>
            </table:table-row>
            <table:table-row>
              <table:table-cell office:value-type="string">
                <text:p>2019-10-03 00:44:02</text:p>
              </table:table-cell>
              <table:table-cell office:value-type="float" office:value="9.528254">
                <text:p>9.528254</text:p>
              </table:table-cell>
              <table:table-cell office:value-type="float" office:value="6.974247">
                <text:p>6.974247</text:p>
              </table:table-cell>
            </table:table-row>
            <table:table-row>
              <table:table-cell office:value-type="string">
                <text:p>2019-10-03 00:44:22</text:p>
              </table:table-cell>
              <table:table-cell office:value-type="float" office:value="9.541585">
                <text:p>9.541585</text:p>
              </table:table-cell>
              <table:table-cell office:value-type="float" office:value="6.982905">
                <text:p>6.982905</text:p>
              </table:table-cell>
            </table:table-row>
            <table:table-row>
              <table:table-cell office:value-type="string">
                <text:p>2019-10-03 00:44:41</text:p>
              </table:table-cell>
              <table:table-cell office:value-type="float" office:value="9.555775">
                <text:p>9.555775</text:p>
              </table:table-cell>
              <table:table-cell office:value-type="float" office:value="6.994164">
                <text:p>6.994164</text:p>
              </table:table-cell>
            </table:table-row>
            <table:table-row>
              <table:table-cell office:value-type="string">
                <text:p>2019-10-03 00:45:01</text:p>
              </table:table-cell>
              <table:table-cell office:value-type="float" office:value="9.562816">
                <text:p>9.562816</text:p>
              </table:table-cell>
              <table:table-cell office:value-type="float" office:value="6.999713">
                <text:p>6.999713</text:p>
              </table:table-cell>
            </table:table-row>
            <table:table-row>
              <table:table-cell office:value-type="string">
                <text:p>2019-10-03 00:45:16</text:p>
              </table:table-cell>
              <table:table-cell office:value-type="float" office:value="9.56963">
                <text:p>9.56963</text:p>
              </table:table-cell>
              <table:table-cell office:value-type="float" office:value="7.00477">
                <text:p>7.00477</text:p>
              </table:table-cell>
            </table:table-row>
            <table:table-row>
              <table:table-cell office:value-type="string">
                <text:p>2019-10-03 00:45:45</text:p>
              </table:table-cell>
              <table:table-cell office:value-type="float" office:value="9.583646">
                <text:p>9.583646</text:p>
              </table:table-cell>
              <table:table-cell office:value-type="float" office:value="7.015736">
                <text:p>7.015736</text:p>
              </table:table-cell>
            </table:table-row>
            <table:table-row>
              <table:table-cell office:value-type="string">
                <text:p>2019-10-03 00:46:00</text:p>
              </table:table-cell>
              <table:table-cell office:value-type="float" office:value="9.590506">
                <text:p>9.590506</text:p>
              </table:table-cell>
              <table:table-cell office:value-type="float" office:value="7.020925">
                <text:p>7.020925</text:p>
              </table:table-cell>
            </table:table-row>
            <table:table-row>
              <table:table-cell office:value-type="string">
                <text:p>2019-10-03 00:46:15</text:p>
              </table:table-cell>
              <table:table-cell office:value-type="float" office:value="9.597378">
                <text:p>9.597378</text:p>
              </table:table-cell>
              <table:table-cell office:value-type="float" office:value="7.025691">
                <text:p>7.025691</text:p>
              </table:table-cell>
            </table:table-row>
            <table:table-row>
              <table:table-cell office:value-type="string">
                <text:p>2019-10-03 00:46:37</text:p>
              </table:table-cell>
              <table:table-cell office:value-type="float" office:value="9.612527">
                <text:p>9.612527</text:p>
              </table:table-cell>
              <table:table-cell office:value-type="float" office:value="7.037607">
                <text:p>7.037607</text:p>
              </table:table-cell>
            </table:table-row>
            <table:table-row>
              <table:table-cell office:value-type="string">
                <text:p>2019-10-03 00:47:08</text:p>
              </table:table-cell>
              <table:table-cell office:value-type="float" office:value="9.627489">
                <text:p>9.627489</text:p>
              </table:table-cell>
              <table:table-cell office:value-type="float" office:value="7.049119">
                <text:p>7.049119</text:p>
              </table:table-cell>
            </table:table-row>
            <table:table-row>
              <table:table-cell office:value-type="string">
                <text:p>2019-10-03 00:47:29</text:p>
              </table:table-cell>
              <table:table-cell office:value-type="float" office:value="9.642636">
                <text:p>9.642636</text:p>
              </table:table-cell>
              <table:table-cell office:value-type="float" office:value="7.061387">
                <text:p>7.061387</text:p>
              </table:table-cell>
            </table:table-row>
            <table:table-row>
              <table:table-cell office:value-type="string">
                <text:p>2019-10-03 00:47:49</text:p>
              </table:table-cell>
              <table:table-cell office:value-type="float" office:value="9.649213">
                <text:p>9.649213</text:p>
              </table:table-cell>
              <table:table-cell office:value-type="float" office:value="7.064328">
                <text:p>7.064328</text:p>
              </table:table-cell>
            </table:table-row>
            <table:table-row>
              <table:table-cell office:value-type="string">
                <text:p>2019-10-03 00:48:09</text:p>
              </table:table-cell>
              <table:table-cell office:value-type="float" office:value="9.655829">
                <text:p>9.655829</text:p>
              </table:table-cell>
              <table:table-cell office:value-type="float" office:value="7.068969">
                <text:p>7.068969</text:p>
              </table:table-cell>
            </table:table-row>
            <table:table-row>
              <table:table-cell office:value-type="string">
                <text:p>2019-10-03 00:48:38</text:p>
              </table:table-cell>
              <table:table-cell office:value-type="float" office:value="9.670041">
                <text:p>9.670041</text:p>
              </table:table-cell>
              <table:table-cell office:value-type="float" office:value="7.080718">
                <text:p>7.080718</text:p>
              </table:table-cell>
            </table:table-row>
            <table:table-row>
              <table:table-cell office:value-type="string">
                <text:p>2019-10-03 00:49:04</text:p>
              </table:table-cell>
              <table:table-cell office:value-type="float" office:value="9.685739">
                <text:p>9.685739</text:p>
              </table:table-cell>
              <table:table-cell office:value-type="float" office:value="7.093129">
                <text:p>7.093129</text:p>
              </table:table-cell>
            </table:table-row>
            <table:table-row>
              <table:table-cell office:value-type="string">
                <text:p>2019-10-03 00:49:19</text:p>
              </table:table-cell>
              <table:table-cell office:value-type="float" office:value="9.692553">
                <text:p>9.692553</text:p>
              </table:table-cell>
              <table:table-cell office:value-type="float" office:value="7.098186">
                <text:p>7.098186</text:p>
              </table:table-cell>
            </table:table-row>
            <table:table-row>
              <table:table-cell office:value-type="string">
                <text:p>2019-10-03 00:49:39</text:p>
              </table:table-cell>
              <table:table-cell office:value-type="float" office:value="9.699171">
                <text:p>9.699171</text:p>
              </table:table-cell>
              <table:table-cell office:value-type="float" office:value="7.100681">
                <text:p>7.100681</text:p>
              </table:table-cell>
            </table:table-row>
            <table:table-row>
              <table:table-cell office:value-type="string">
                <text:p>2019-10-03 00:49:59</text:p>
              </table:table-cell>
              <table:table-cell office:value-type="float" office:value="9.713187">
                <text:p>9.713187</text:p>
              </table:table-cell>
              <table:table-cell office:value-type="float" office:value="7.111647">
                <text:p>7.111647</text:p>
              </table:table-cell>
            </table:table-row>
            <table:table-row>
              <table:table-cell office:value-type="string">
                <text:p>2019-10-03 00:50:30</text:p>
              </table:table-cell>
              <table:table-cell office:value-type="float" office:value="9.728083">
                <text:p>9.728083</text:p>
              </table:table-cell>
              <table:table-cell office:value-type="float" office:value="7.123302">
                <text:p>7.123302</text:p>
              </table:table-cell>
            </table:table-row>
            <table:table-row>
              <table:table-cell office:value-type="string">
                <text:p>2019-10-03 00:50:51</text:p>
              </table:table-cell>
              <table:table-cell office:value-type="float" office:value="9.742102">
                <text:p>9.742102</text:p>
              </table:table-cell>
              <table:table-cell office:value-type="float" office:value="7.134271">
                <text:p>7.134271</text:p>
              </table:table-cell>
            </table:table-row>
            <table:table-row>
              <table:table-cell office:value-type="string">
                <text:p>2019-10-03 00:51:11</text:p>
              </table:table-cell>
              <table:table-cell office:value-type="float" office:value="9.757288">
                <text:p>9.757288</text:p>
              </table:table-cell>
              <table:table-cell office:value-type="float" office:value="7.146256">
                <text:p>7.146256</text:p>
              </table:table-cell>
            </table:table-row>
            <table:table-row>
              <table:table-cell office:value-type="string">
                <text:p>2019-10-03 00:51:26</text:p>
              </table:table-cell>
              <table:table-cell office:value-type="float" office:value="9.764358">
                <text:p>9.764358</text:p>
              </table:table-cell>
              <table:table-cell office:value-type="float" office:value="7.151453">
                <text:p>7.151453</text:p>
              </table:table-cell>
            </table:table-row>
            <table:table-row>
              <table:table-cell office:value-type="string">
                <text:p>2019-10-03 00:51:52</text:p>
              </table:table-cell>
              <table:table-cell office:value-type="float" office:value="9.77948">
                <text:p>9.77948</text:p>
              </table:table-cell>
              <table:table-cell office:value-type="float" office:value="7.163229">
                <text:p>7.163229</text:p>
              </table:table-cell>
            </table:table-row>
            <table:table-row>
              <table:table-cell office:value-type="string">
                <text:p>2019-10-03 00:52:13</text:p>
              </table:table-cell>
              <table:table-cell office:value-type="float" office:value="9.794434">
                <text:p>9.794434</text:p>
              </table:table-cell>
              <table:table-cell office:value-type="float" office:value="7.174718">
                <text:p>7.174718</text:p>
              </table:table-cell>
            </table:table-row>
            <table:table-row>
              <table:table-cell office:value-type="string">
                <text:p>2019-10-03 00:52:33</text:p>
              </table:table-cell>
              <table:table-cell office:value-type="float" office:value="9.801013">
                <text:p>9.801013</text:p>
              </table:table-cell>
              <table:table-cell office:value-type="float" office:value="7.179274">
                <text:p>7.179274</text:p>
              </table:table-cell>
            </table:table-row>
            <table:table-row>
              <table:table-cell office:value-type="string">
                <text:p>2019-10-03 00:52:53</text:p>
              </table:table-cell>
              <table:table-cell office:value-type="float" office:value="9.807592">
                <text:p>9.807592</text:p>
              </table:table-cell>
              <table:table-cell office:value-type="float" office:value="7.183844">
                <text:p>7.183844</text:p>
              </table:table-cell>
            </table:table-row>
            <table:table-row>
              <table:table-cell office:value-type="string">
                <text:p>2019-10-03 00:53:20</text:p>
              </table:table-cell>
              <table:table-cell office:value-type="float" office:value="9.821835">
                <text:p>9.821835</text:p>
              </table:table-cell>
              <table:table-cell office:value-type="float" office:value="7.195301">
                <text:p>7.195301</text:p>
              </table:table-cell>
            </table:table-row>
            <table:table-row>
              <table:table-cell office:value-type="string">
                <text:p>2019-10-03 00:53:41</text:p>
              </table:table-cell>
              <table:table-cell office:value-type="float" office:value="9.836814">
                <text:p>9.836814</text:p>
              </table:table-cell>
              <table:table-cell office:value-type="float" office:value="7.207281">
                <text:p>7.207281</text:p>
              </table:table-cell>
            </table:table-row>
            <table:table-row>
              <table:table-cell office:value-type="string">
                <text:p>2019-10-03 00:54:02</text:p>
              </table:table-cell>
              <table:table-cell office:value-type="float" office:value="9.851808">
                <text:p>9.851808</text:p>
              </table:table-cell>
              <table:table-cell office:value-type="float" office:value="7.218976">
                <text:p>7.218976</text:p>
              </table:table-cell>
            </table:table-row>
            <table:table-row>
              <table:table-cell office:value-type="string">
                <text:p>2019-10-03 00:54:22</text:p>
              </table:table-cell>
              <table:table-cell office:value-type="float" office:value="9.865569">
                <text:p>9.865569</text:p>
              </table:table-cell>
              <table:table-cell office:value-type="float" office:value="7.229744">
                <text:p>7.229744</text:p>
              </table:table-cell>
            </table:table-row>
            <table:table-row>
              <table:table-cell office:value-type="string">
                <text:p>2019-10-03 00:54:43</text:p>
              </table:table-cell>
              <table:table-cell office:value-type="float" office:value="9.879569">
                <text:p>9.879569</text:p>
              </table:table-cell>
              <table:table-cell office:value-type="float" office:value="7.240581">
                <text:p>7.240581</text:p>
              </table:table-cell>
            </table:table-row>
            <table:table-row>
              <table:table-cell office:value-type="string">
                <text:p>2019-10-03 00:55:29</text:p>
              </table:table-cell>
              <table:table-cell office:value-type="float" office:value="9.905185">
                <text:p>9.905185</text:p>
              </table:table-cell>
              <table:table-cell office:value-type="float" office:value="7.260617">
                <text:p>7.260617</text:p>
              </table:table-cell>
            </table:table-row>
            <table:table-row>
              <table:table-cell office:value-type="string">
                <text:p>2019-10-03 00:55:59</text:p>
              </table:table-cell>
              <table:table-cell office:value-type="float" office:value="9.919402">
                <text:p>9.919402</text:p>
              </table:table-cell>
              <table:table-cell office:value-type="float" office:value="7.272017">
                <text:p>7.272017</text:p>
              </table:table-cell>
            </table:table-row>
            <table:table-row>
              <table:table-cell office:value-type="string">
                <text:p>2019-10-03 00:56:14</text:p>
              </table:table-cell>
              <table:table-cell office:value-type="float" office:value="9.926008">
                <text:p>9.926008</text:p>
              </table:table-cell>
              <table:table-cell office:value-type="float" office:value="7.276574">
                <text:p>7.276574</text:p>
              </table:table-cell>
            </table:table-row>
            <table:table-row>
              <table:table-cell office:value-type="string">
                <text:p>2019-10-03 00:56:34</text:p>
              </table:table-cell>
              <table:table-cell office:value-type="float" office:value="9.932822">
                <text:p>9.932822</text:p>
              </table:table-cell>
              <table:table-cell office:value-type="float" office:value="7.281631">
                <text:p>7.281631</text:p>
              </table:table-cell>
            </table:table-row>
            <table:table-row>
              <table:table-cell office:value-type="string">
                <text:p>2019-10-03 00:56:54</text:p>
              </table:table-cell>
              <table:table-cell office:value-type="float" office:value="9.946838">
                <text:p>9.946838</text:p>
              </table:table-cell>
              <table:table-cell office:value-type="float" office:value="7.292597">
                <text:p>7.292597</text:p>
              </table:table-cell>
            </table:table-row>
            <table:table-row>
              <table:table-cell office:value-type="string">
                <text:p>2019-10-03 00:57:12</text:p>
              </table:table-cell>
              <table:table-cell office:value-type="float" office:value="9.953646">
                <text:p>9.953646</text:p>
              </table:table-cell>
              <table:table-cell office:value-type="float" office:value="7.297169">
                <text:p>7.297169</text:p>
              </table:table-cell>
            </table:table-row>
            <table:table-row>
              <table:table-cell office:value-type="string">
                <text:p>2019-10-03 00:57:33</text:p>
              </table:table-cell>
              <table:table-cell office:value-type="float" office:value="9.968976">
                <text:p>9.968976</text:p>
              </table:table-cell>
              <table:table-cell office:value-type="float" office:value="7.309305">
                <text:p>7.309305</text:p>
              </table:table-cell>
            </table:table-row>
            <table:table-row>
              <table:table-cell office:value-type="string">
                <text:p>2019-10-03 00:57:53</text:p>
              </table:table-cell>
              <table:table-cell office:value-type="float" office:value="9.982995">
                <text:p>9.982995</text:p>
              </table:table-cell>
              <table:table-cell office:value-type="float" office:value="7.320274">
                <text:p>7.320274</text:p>
              </table:table-cell>
            </table:table-row>
            <table:table-row>
              <table:table-cell office:value-type="string">
                <text:p>2019-10-03 00:58:08</text:p>
              </table:table-cell>
              <table:table-cell office:value-type="float" office:value="9.989407">
                <text:p>9.989407</text:p>
              </table:table-cell>
              <table:table-cell office:value-type="float" office:value="7.323424">
                <text:p>7.323424</text:p>
              </table:table-cell>
            </table:table-row>
            <table:table-row>
              <table:table-cell office:value-type="string">
                <text:p>2019-10-03 00:58:24</text:p>
              </table:table-cell>
              <table:table-cell office:value-type="float" office:value="9.996215">
                <text:p>9.996215</text:p>
              </table:table-cell>
              <table:table-cell office:value-type="float" office:value="7.327981">
                <text:p>7.327981</text:p>
              </table:table-cell>
            </table:table-row>
            <table:table-row>
              <table:table-cell office:value-type="string">
                <text:p>2019-10-03 00:58:39</text:p>
              </table:table-cell>
              <table:table-cell office:value-type="float" office:value="10.003021">
                <text:p>10.003021</text:p>
              </table:table-cell>
              <table:table-cell office:value-type="float" office:value="7.33303">
                <text:p>7.33303</text:p>
              </table:table-cell>
            </table:table-row>
            <table:table-row>
              <table:table-cell office:value-type="string">
                <text:p>2019-10-03 00:59:25</text:p>
              </table:table-cell>
              <table:table-cell office:value-type="float" office:value="10.028485">
                <text:p>10.028485</text:p>
              </table:table-cell>
              <table:table-cell office:value-type="float" office:value="7.352594">
                <text:p>7.352594</text:p>
              </table:table-cell>
            </table:table-row>
            <table:table-row>
              <table:table-cell office:value-type="string">
                <text:p>2019-10-03 00:59:46</text:p>
              </table:table-cell>
              <table:table-cell office:value-type="float" office:value="10.043472">
                <text:p>10.043472</text:p>
              </table:table-cell>
              <table:table-cell office:value-type="float" office:value="7.364243">
                <text:p>7.364243</text:p>
              </table:table-cell>
            </table:table-row>
            <table:table-row>
              <table:table-cell office:value-type="string">
                <text:p>2019-10-03 01:00:01</text:p>
              </table:table-cell>
              <table:table-cell office:value-type="float" office:value="10.048969">
                <text:p>10.048969</text:p>
              </table:table-cell>
              <table:table-cell office:value-type="float" office:value="7.366693">
                <text:p>7.366693</text:p>
              </table:table-cell>
            </table:table-row>
            <table:table-row>
              <table:table-cell office:value-type="string">
                <text:p>2019-10-03 01:00:21</text:p>
              </table:table-cell>
              <table:table-cell office:value-type="float" office:value="10.062812">
                <text:p>10.062812</text:p>
              </table:table-cell>
              <table:table-cell office:value-type="float" office:value="7.37786">
                <text:p>7.37786</text:p>
              </table:table-cell>
            </table:table-row>
            <table:table-row>
              <table:table-cell office:value-type="string">
                <text:p>2019-10-03 01:01:00</text:p>
              </table:table-cell>
              <table:table-cell office:value-type="float" office:value="10.082047">
                <text:p>10.082047</text:p>
              </table:table-cell>
              <table:table-cell office:value-type="float" office:value="7.391283">
                <text:p>7.391283</text:p>
              </table:table-cell>
            </table:table-row>
            <table:table-row>
              <table:table-cell office:value-type="string">
                <text:p>2019-10-03 01:01:15</text:p>
              </table:table-cell>
              <table:table-cell office:value-type="float" office:value="10.08888">
                <text:p>10.08888</text:p>
              </table:table-cell>
              <table:table-cell office:value-type="float" office:value="7.396332">
                <text:p>7.396332</text:p>
              </table:table-cell>
            </table:table-row>
            <table:table-row>
              <table:table-cell office:value-type="string">
                <text:p>2019-10-03 01:01:46</text:p>
              </table:table-cell>
              <table:table-cell office:value-type="float" office:value="10.104002">
                <text:p>10.104002</text:p>
              </table:table-cell>
              <table:table-cell office:value-type="float" office:value="7.408109">
                <text:p>7.408109</text:p>
              </table:table-cell>
            </table:table-row>
            <table:table-row>
              <table:table-cell office:value-type="string">
                <text:p>2019-10-03 01:02:16</text:p>
              </table:table-cell>
              <table:table-cell office:value-type="float" office:value="10.117965">
                <text:p>10.117965</text:p>
              </table:table-cell>
              <table:table-cell office:value-type="float" office:value="7.418876">
                <text:p>7.418876</text:p>
              </table:table-cell>
            </table:table-row>
            <table:table-row>
              <table:table-cell office:value-type="string">
                <text:p>2019-10-03 01:02:40</text:p>
              </table:table-cell>
              <table:table-cell office:value-type="float" office:value="10.131953">
                <text:p>10.131953</text:p>
              </table:table-cell>
              <table:table-cell office:value-type="float" office:value="7.430136">
                <text:p>7.430136</text:p>
              </table:table-cell>
            </table:table-row>
            <table:table-row>
              <table:table-cell office:value-type="string">
                <text:p>2019-10-03 01:02:55</text:p>
              </table:table-cell>
              <table:table-cell office:value-type="float" office:value="10.138759">
                <text:p>10.138759</text:p>
              </table:table-cell>
              <table:table-cell office:value-type="float" office:value="7.435185">
                <text:p>7.435185</text:p>
              </table:table-cell>
            </table:table-row>
            <table:table-row>
              <table:table-cell office:value-type="string">
                <text:p>2019-10-03 01:03:15</text:p>
              </table:table-cell>
              <table:table-cell office:value-type="float" office:value="10.152744">
                <text:p>10.152744</text:p>
              </table:table-cell>
              <table:table-cell office:value-type="float" office:value="7.446442">
                <text:p>7.446442</text:p>
              </table:table-cell>
            </table:table-row>
            <table:table-row>
              <table:table-cell office:value-type="string">
                <text:p>2019-10-03 01:03:35</text:p>
              </table:table-cell>
              <table:table-cell office:value-type="float" office:value="10.159585">
                <text:p>10.159585</text:p>
              </table:table-cell>
              <table:table-cell office:value-type="float" office:value="7.451639">
                <text:p>7.451639</text:p>
              </table:table-cell>
            </table:table-row>
            <table:table-row>
              <table:table-cell office:value-type="string">
                <text:p>2019-10-03 01:03:50</text:p>
              </table:table-cell>
              <table:table-cell office:value-type="float" office:value="10.166399">
                <text:p>10.166399</text:p>
              </table:table-cell>
              <table:table-cell office:value-type="float" office:value="7.456695">
                <text:p>7.456695</text:p>
              </table:table-cell>
            </table:table-row>
            <table:table-row>
              <table:table-cell office:value-type="string">
                <text:p>2019-10-03 01:04:05</text:p>
              </table:table-cell>
              <table:table-cell office:value-type="float" office:value="10.17322">
                <text:p>10.17322</text:p>
              </table:table-cell>
              <table:table-cell office:value-type="float" office:value="7.461318">
                <text:p>7.461318</text:p>
              </table:table-cell>
            </table:table-row>
            <table:table-row>
              <table:table-cell office:value-type="string">
                <text:p>2019-10-03 01:04:25</text:p>
              </table:table-cell>
              <table:table-cell office:value-type="float" office:value="10.180263">
                <text:p>10.180263</text:p>
              </table:table-cell>
              <table:table-cell office:value-type="float" office:value="7.466375">
                <text:p>7.466375</text:p>
              </table:table-cell>
            </table:table-row>
            <table:table-row>
              <table:table-cell office:value-type="string">
                <text:p>2019-10-03 01:04:46</text:p>
              </table:table-cell>
              <table:table-cell office:value-type="float" office:value="10.195612">
                <text:p>10.195612</text:p>
              </table:table-cell>
              <table:table-cell office:value-type="float" office:value="7.478644">
                <text:p>7.478644</text:p>
              </table:table-cell>
            </table:table-row>
            <table:table-row>
              <table:table-cell office:value-type="string">
                <text:p>2019-10-03 01:05:01</text:p>
              </table:table-cell>
              <table:table-cell office:value-type="float" office:value="10.202224">
                <text:p>10.202224</text:p>
              </table:table-cell>
              <table:table-cell office:value-type="float" office:value="7.481594">
                <text:p>7.481594</text:p>
              </table:table-cell>
            </table:table-row>
            <table:table-row>
              <table:table-cell office:value-type="string">
                <text:p>2019-10-03 01:05:20</text:p>
              </table:table-cell>
              <table:table-cell office:value-type="float" office:value="10.209044">
                <text:p>10.209044</text:p>
              </table:table-cell>
              <table:table-cell office:value-type="float" office:value="7.486192">
                <text:p>7.486192</text:p>
              </table:table-cell>
            </table:table-row>
            <table:table-row>
              <table:table-cell office:value-type="string">
                <text:p>2019-10-03 01:05:52</text:p>
              </table:table-cell>
              <table:table-cell office:value-type="float" office:value="10.223939">
                <text:p>10.223939</text:p>
              </table:table-cell>
              <table:table-cell office:value-type="float" office:value="7.497476">
                <text:p>7.497476</text:p>
              </table:table-cell>
            </table:table-row>
            <table:table-row>
              <table:table-cell office:value-type="string">
                <text:p>2019-10-03 01:06:12</text:p>
              </table:table-cell>
              <table:table-cell office:value-type="float" office:value="10.229433">
                <text:p>10.229433</text:p>
              </table:table-cell>
              <table:table-cell office:value-type="float" office:value="7.499923">
                <text:p>7.499923</text:p>
              </table:table-cell>
            </table:table-row>
            <table:table-row>
              <table:table-cell office:value-type="string">
                <text:p>2019-10-03 01:06:27</text:p>
              </table:table-cell>
              <table:table-cell office:value-type="float" office:value="10.236247">
                <text:p>10.236247</text:p>
              </table:table-cell>
              <table:table-cell office:value-type="float" office:value="7.50498">
                <text:p>7.50498</text:p>
              </table:table-cell>
            </table:table-row>
            <table:table-row>
              <table:table-cell office:value-type="string">
                <text:p>2019-10-03 01:06:42</text:p>
              </table:table-cell>
              <table:table-cell office:value-type="float" office:value="10.242826">
                <text:p>10.242826</text:p>
              </table:table-cell>
              <table:table-cell office:value-type="float" office:value="7.509537">
                <text:p>7.509537</text:p>
              </table:table-cell>
            </table:table-row>
            <table:table-row>
              <table:table-cell office:value-type="string">
                <text:p>2019-10-03 01:07:02</text:p>
              </table:table-cell>
              <table:table-cell office:value-type="float" office:value="10.249925">
                <text:p>10.249925</text:p>
              </table:table-cell>
              <table:table-cell office:value-type="float" office:value="7.514795">
                <text:p>7.514795</text:p>
              </table:table-cell>
            </table:table-row>
            <table:table-row>
              <table:table-cell office:value-type="string">
                <text:p>2019-10-03 01:07:22</text:p>
              </table:table-cell>
              <table:table-cell office:value-type="float" office:value="10.25696">
                <text:p>10.25696</text:p>
              </table:table-cell>
              <table:table-cell office:value-type="float" office:value="7.519844">
                <text:p>7.519844</text:p>
              </table:table-cell>
            </table:table-row>
            <table:table-row>
              <table:table-cell office:value-type="string">
                <text:p>2019-10-03 01:07:43</text:p>
              </table:table-cell>
              <table:table-cell office:value-type="float" office:value="10.271882">
                <text:p>10.271882</text:p>
              </table:table-cell>
              <table:table-cell office:value-type="float" office:value="7.531266">
                <text:p>7.531266</text:p>
              </table:table-cell>
            </table:table-row>
            <table:table-row>
              <table:table-cell office:value-type="string">
                <text:p>2019-10-03 01:08:00</text:p>
              </table:table-cell>
              <table:table-cell office:value-type="float" office:value="10.278712">
                <text:p>10.278712</text:p>
              </table:table-cell>
              <table:table-cell office:value-type="float" office:value="7.536312">
                <text:p>7.536312</text:p>
              </table:table-cell>
            </table:table-row>
            <table:table-row>
              <table:table-cell office:value-type="string">
                <text:p>2019-10-03 01:08:15</text:p>
              </table:table-cell>
              <table:table-cell office:value-type="float" office:value="10.285526">
                <text:p>10.285526</text:p>
              </table:table-cell>
              <table:table-cell office:value-type="float" office:value="7.541369">
                <text:p>7.541369</text:p>
              </table:table-cell>
            </table:table-row>
            <table:table-row>
              <table:table-cell office:value-type="string">
                <text:p>2019-10-03 01:08:36</text:p>
              </table:table-cell>
              <table:table-cell office:value-type="float" office:value="10.299471">
                <text:p>10.299471</text:p>
              </table:table-cell>
              <table:table-cell office:value-type="float" office:value="7.552038">
                <text:p>7.552038</text:p>
              </table:table-cell>
            </table:table-row>
            <table:table-row>
              <table:table-cell office:value-type="string">
                <text:p>2019-10-03 01:08:51</text:p>
              </table:table-cell>
              <table:table-cell office:value-type="float" office:value="10.306541">
                <text:p>10.306541</text:p>
              </table:table-cell>
              <table:table-cell office:value-type="float" office:value="7.557234">
                <text:p>7.557234</text:p>
              </table:table-cell>
            </table:table-row>
            <table:table-row>
              <table:table-cell office:value-type="string">
                <text:p>2019-10-03 01:09:23</text:p>
              </table:table-cell>
              <table:table-cell office:value-type="float" office:value="10.321465">
                <text:p>10.321465</text:p>
              </table:table-cell>
              <table:table-cell office:value-type="float" office:value="7.568578">
                <text:p>7.568578</text:p>
              </table:table-cell>
            </table:table-row>
            <table:table-row>
              <table:table-cell office:value-type="string">
                <text:p>2019-10-03 01:09:43</text:p>
              </table:table-cell>
              <table:table-cell office:value-type="float" office:value="10.328041">
                <text:p>10.328041</text:p>
              </table:table-cell>
              <table:table-cell office:value-type="float" office:value="7.573131">
                <text:p>7.573131</text:p>
              </table:table-cell>
            </table:table-row>
            <table:table-row>
              <table:table-cell office:value-type="string">
                <text:p>2019-10-03 01:10:03</text:p>
              </table:table-cell>
              <table:table-cell office:value-type="float" office:value="10.335311">
                <text:p>10.335311</text:p>
              </table:table-cell>
              <table:table-cell office:value-type="float" office:value="7.57868">
                <text:p>7.57868</text:p>
              </table:table-cell>
            </table:table-row>
            <table:table-row>
              <table:table-cell office:value-type="string">
                <text:p>2019-10-03 01:10:23</text:p>
              </table:table-cell>
              <table:table-cell office:value-type="float" office:value="10.342144">
                <text:p>10.342144</text:p>
              </table:table-cell>
              <table:table-cell office:value-type="float" office:value="7.583728">
                <text:p>7.583728</text:p>
              </table:table-cell>
            </table:table-row>
            <table:table-row>
              <table:table-cell office:value-type="string">
                <text:p>2019-10-03 01:10:48</text:p>
              </table:table-cell>
              <table:table-cell office:value-type="float" office:value="10.356151">
                <text:p>10.356151</text:p>
              </table:table-cell>
              <table:table-cell office:value-type="float" office:value="7.595099">
                <text:p>7.595099</text:p>
              </table:table-cell>
            </table:table-row>
            <table:table-row>
              <table:table-cell office:value-type="string">
                <text:p>2019-10-03 01:11:03</text:p>
              </table:table-cell>
              <table:table-cell office:value-type="float" office:value="10.363219">
                <text:p>10.363219</text:p>
              </table:table-cell>
              <table:table-cell office:value-type="float" office:value="7.600648">
                <text:p>7.600648</text:p>
              </table:table-cell>
            </table:table-row>
            <table:table-row>
              <table:table-cell office:value-type="string">
                <text:p>2019-10-03 01:11:33</text:p>
              </table:table-cell>
              <table:table-cell office:value-type="float" office:value="10.377207">
                <text:p>10.377207</text:p>
              </table:table-cell>
              <table:table-cell office:value-type="float" office:value="7.611908">
                <text:p>7.611908</text:p>
              </table:table-cell>
            </table:table-row>
            <table:table-row>
              <table:table-cell office:value-type="string">
                <text:p>2019-10-03 01:12:04</text:p>
              </table:table-cell>
              <table:table-cell office:value-type="float" office:value="10.392338">
                <text:p>10.392338</text:p>
              </table:table-cell>
              <table:table-cell office:value-type="float" office:value="7.624048">
                <text:p>7.624048</text:p>
              </table:table-cell>
            </table:table-row>
            <table:table-row>
              <table:table-cell office:value-type="string">
                <text:p>2019-10-03 01:12:34</text:p>
              </table:table-cell>
              <table:table-cell office:value-type="float" office:value="10.407469">
                <text:p>10.407469</text:p>
              </table:table-cell>
              <table:table-cell office:value-type="float" office:value="7.636188">
                <text:p>7.636188</text:p>
              </table:table-cell>
            </table:table-row>
            <table:table-row>
              <table:table-cell office:value-type="string">
                <text:p>2019-10-03 01:13:03</text:p>
              </table:table-cell>
              <table:table-cell office:value-type="float" office:value="10.421715">
                <text:p>10.421715</text:p>
              </table:table-cell>
              <table:table-cell office:value-type="float" office:value="7.647649">
                <text:p>7.647649</text:p>
              </table:table-cell>
            </table:table-row>
            <table:table-row>
              <table:table-cell office:value-type="string">
                <text:p>2019-10-03 01:13:22</text:p>
              </table:table-cell>
              <table:table-cell office:value-type="float" office:value="10.428328">
                <text:p>10.428328</text:p>
              </table:table-cell>
              <table:table-cell office:value-type="float" office:value="7.652287">
                <text:p>7.652287</text:p>
              </table:table-cell>
            </table:table-row>
            <table:table-row>
              <table:table-cell office:value-type="string">
                <text:p>2019-10-03 01:13:42</text:p>
              </table:table-cell>
              <table:table-cell office:value-type="float" office:value="10.4424">
                <text:p>10.4424</text:p>
              </table:table-cell>
              <table:table-cell office:value-type="float" office:value="7.663453">
                <text:p>7.663453</text:p>
              </table:table-cell>
            </table:table-row>
            <table:table-row>
              <table:table-cell office:value-type="string">
                <text:p>2019-10-03 01:13:57</text:p>
              </table:table-cell>
              <table:table-cell office:value-type="float" office:value="10.449233">
                <text:p>10.449233</text:p>
              </table:table-cell>
              <table:table-cell office:value-type="float" office:value="7.668502">
                <text:p>7.668502</text:p>
              </table:table-cell>
            </table:table-row>
            <table:table-row>
              <table:table-cell office:value-type="string">
                <text:p>2019-10-03 01:14:19</text:p>
              </table:table-cell>
              <table:table-cell office:value-type="float" office:value="10.464191">
                <text:p>10.464191</text:p>
              </table:table-cell>
              <table:table-cell office:value-type="float" office:value="7.680503">
                <text:p>7.680503</text:p>
              </table:table-cell>
            </table:table-row>
            <table:table-row>
              <table:table-cell office:value-type="string">
                <text:p>2019-10-03 01:14:38</text:p>
              </table:table-cell>
              <table:table-cell office:value-type="float" office:value="10.47821">
                <text:p>10.47821</text:p>
              </table:table-cell>
              <table:table-cell office:value-type="float" office:value="7.691472">
                <text:p>7.691472</text:p>
              </table:table-cell>
            </table:table-row>
            <table:table-row>
              <table:table-cell office:value-type="string">
                <text:p>2019-10-03 01:14:59</text:p>
              </table:table-cell>
              <table:table-cell office:value-type="float" office:value="10.493428">
                <text:p>10.493428</text:p>
              </table:table-cell>
              <table:table-cell office:value-type="float" office:value="7.703537">
                <text:p>7.703537</text:p>
              </table:table-cell>
            </table:table-row>
            <table:table-row>
              <table:table-cell office:value-type="string">
                <text:p>2019-10-03 01:15:47</text:p>
              </table:table-cell>
              <table:table-cell office:value-type="float" office:value="10.519779">
                <text:p>10.519779</text:p>
              </table:table-cell>
              <table:table-cell office:value-type="float" office:value="7.723743">
                <text:p>7.723743</text:p>
              </table:table-cell>
            </table:table-row>
            <table:table-row>
              <table:table-cell office:value-type="string">
                <text:p>2019-10-03 01:16:10</text:p>
              </table:table-cell>
              <table:table-cell office:value-type="float" office:value="10.53515">
                <text:p>10.53515</text:p>
              </table:table-cell>
              <table:table-cell office:value-type="float" office:value="7.735986">
                <text:p>7.735986</text:p>
              </table:table-cell>
            </table:table-row>
            <table:table-row>
              <table:table-cell office:value-type="string">
                <text:p>2019-10-03 01:16:30</text:p>
              </table:table-cell>
              <table:table-cell office:value-type="float" office:value="10.54222">
                <text:p>10.54222</text:p>
              </table:table-cell>
              <table:table-cell office:value-type="float" office:value="7.741183">
                <text:p>7.741183</text:p>
              </table:table-cell>
            </table:table-row>
            <table:table-row>
              <table:table-cell office:value-type="string">
                <text:p>2019-10-03 01:16:45</text:p>
              </table:table-cell>
              <table:table-cell office:value-type="float" office:value="10.547997">
                <text:p>10.547997</text:p>
              </table:table-cell>
              <table:table-cell office:value-type="float" office:value="7.743633">
                <text:p>7.743633</text:p>
              </table:table-cell>
            </table:table-row>
            <table:table-row>
              <table:table-cell office:value-type="string">
                <text:p>2019-10-03 01:17:11</text:p>
              </table:table-cell>
              <table:table-cell office:value-type="float" office:value="10.562892">
                <text:p>10.562892</text:p>
              </table:table-cell>
              <table:table-cell office:value-type="float" office:value="7.754916">
                <text:p>7.754916</text:p>
              </table:table-cell>
            </table:table-row>
            <table:table-row>
              <table:table-cell office:value-type="string">
                <text:p>2019-10-03 01:17:51</text:p>
              </table:table-cell>
              <table:table-cell office:value-type="float" office:value="10.581202">
                <text:p>10.581202</text:p>
              </table:table-cell>
              <table:table-cell office:value-type="float" office:value="7.769102">
                <text:p>7.769102</text:p>
              </table:table-cell>
            </table:table-row>
            <table:table-row>
              <table:table-cell office:value-type="string">
                <text:p>2019-10-03 01:18:06</text:p>
              </table:table-cell>
              <table:table-cell office:value-type="float" office:value="10.586984">
                <text:p>10.586984</text:p>
              </table:table-cell>
              <table:table-cell office:value-type="float" office:value="7.771855">
                <text:p>7.771855</text:p>
              </table:table-cell>
            </table:table-row>
            <table:table-row>
              <table:table-cell office:value-type="string">
                <text:p>2019-10-03 01:18:21</text:p>
              </table:table-cell>
              <table:table-cell office:value-type="float" office:value="10.593798">
                <text:p>10.593798</text:p>
              </table:table-cell>
              <table:table-cell office:value-type="float" office:value="7.776912">
                <text:p>7.776912</text:p>
              </table:table-cell>
            </table:table-row>
            <table:table-row>
              <table:table-cell office:value-type="string">
                <text:p>2019-10-03 01:18:41</text:p>
              </table:table-cell>
              <table:table-cell office:value-type="float" office:value="10.607814">
                <text:p>10.607814</text:p>
              </table:table-cell>
              <table:table-cell office:value-type="float" office:value="7.787878">
                <text:p>7.787878</text:p>
              </table:table-cell>
            </table:table-row>
            <table:table-row>
              <table:table-cell office:value-type="string">
                <text:p>2019-10-03 01:19:01</text:p>
              </table:table-cell>
              <table:table-cell office:value-type="float" office:value="10.622737">
                <text:p>10.622737</text:p>
              </table:table-cell>
              <table:table-cell office:value-type="float" office:value="7.799658">
                <text:p>7.799658</text:p>
              </table:table-cell>
            </table:table-row>
            <table:table-row>
              <table:table-cell office:value-type="string">
                <text:p>2019-10-03 01:19:22</text:p>
              </table:table-cell>
              <table:table-cell office:value-type="float" office:value="10.637662">
                <text:p>10.637662</text:p>
              </table:table-cell>
              <table:table-cell office:value-type="float" office:value="7.811086">
                <text:p>7.811086</text:p>
              </table:table-cell>
            </table:table-row>
            <table:table-row>
              <table:table-cell office:value-type="string">
                <text:p>2019-10-03 01:19:37</text:p>
              </table:table-cell>
              <table:table-cell office:value-type="float" office:value="10.644272">
                <text:p>10.644272</text:p>
              </table:table-cell>
              <table:table-cell office:value-type="float" office:value="7.815643">
                <text:p>7.815643</text:p>
              </table:table-cell>
            </table:table-row>
            <table:table-row>
              <table:table-cell office:value-type="string">
                <text:p>2019-10-03 01:20:08</text:p>
              </table:table-cell>
              <table:table-cell office:value-type="float" office:value="10.658203">
                <text:p>10.658203</text:p>
              </table:table-cell>
              <table:table-cell office:value-type="float" office:value="7.82676">
                <text:p>7.82676</text:p>
              </table:table-cell>
            </table:table-row>
            <table:table-row>
              <table:table-cell office:value-type="string">
                <text:p>2019-10-03 01:20:28</text:p>
              </table:table-cell>
              <table:table-cell office:value-type="float" office:value="10.6637">
                <text:p>10.6637</text:p>
              </table:table-cell>
              <table:table-cell office:value-type="float" office:value="7.82921">
                <text:p>7.82921</text:p>
              </table:table-cell>
            </table:table-row>
            <table:table-row>
              <table:table-cell office:value-type="string">
                <text:p>2019-10-03 01:20:59</text:p>
              </table:table-cell>
              <table:table-cell office:value-type="float" office:value="10.678253">
                <text:p>10.678253</text:p>
              </table:table-cell>
              <table:table-cell office:value-type="float" office:value="7.839747">
                <text:p>7.839747</text:p>
              </table:table-cell>
            </table:table-row>
            <table:table-row>
              <table:table-cell office:value-type="string">
                <text:p>2019-10-03 01:21:22</text:p>
              </table:table-cell>
              <table:table-cell office:value-type="float" office:value="10.692214">
                <text:p>10.692214</text:p>
              </table:table-cell>
              <table:table-cell office:value-type="float" office:value="7.851007">
                <text:p>7.851007</text:p>
              </table:table-cell>
            </table:table-row>
            <table:table-row>
              <table:table-cell office:value-type="string">
                <text:p>2019-10-03 01:21:37</text:p>
              </table:table-cell>
              <table:table-cell office:value-type="float" office:value="10.698874">
                <text:p>10.698874</text:p>
              </table:table-cell>
              <table:table-cell office:value-type="float" office:value="7.855843">
                <text:p>7.855843</text:p>
              </table:table-cell>
            </table:table-row>
            <table:table-row>
              <table:table-cell office:value-type="string">
                <text:p>2019-10-03 01:21:58</text:p>
              </table:table-cell>
              <table:table-cell office:value-type="float" office:value="10.713825">
                <text:p>10.713825</text:p>
              </table:table-cell>
              <table:table-cell office:value-type="float" office:value="7.867329">
                <text:p>7.867329</text:p>
              </table:table-cell>
            </table:table-row>
            <table:table-row>
              <table:table-cell office:value-type="string">
                <text:p>2019-10-03 01:22:29</text:p>
              </table:table-cell>
              <table:table-cell office:value-type="float" office:value="10.728521">
                <text:p>10.728521</text:p>
              </table:table-cell>
              <table:table-cell office:value-type="float" office:value="7.878617">
                <text:p>7.878617</text:p>
              </table:table-cell>
            </table:table-row>
            <table:table-row>
              <table:table-cell office:value-type="string">
                <text:p>2019-10-03 01:22:50</text:p>
              </table:table-cell>
              <table:table-cell office:value-type="float" office:value="10.742767">
                <text:p>10.742767</text:p>
              </table:table-cell>
              <table:table-cell office:value-type="float" office:value="7.890078">
                <text:p>7.890078</text:p>
              </table:table-cell>
            </table:table-row>
            <table:table-row>
              <table:table-cell office:value-type="string">
                <text:p>2019-10-03 01:23:20</text:p>
              </table:table-cell>
              <table:table-cell office:value-type="float" office:value="10.756774">
                <text:p>10.756774</text:p>
              </table:table-cell>
              <table:table-cell office:value-type="float" office:value="7.900997">
                <text:p>7.900997</text:p>
              </table:table-cell>
            </table:table-row>
            <table:table-row>
              <table:table-cell office:value-type="string">
                <text:p>2019-10-03 01:23:45</text:p>
              </table:table-cell>
              <table:table-cell office:value-type="float" office:value="10.771057">
                <text:p>10.771057</text:p>
              </table:table-cell>
              <table:table-cell office:value-type="float" office:value="7.912526">
                <text:p>7.912526</text:p>
              </table:table-cell>
            </table:table-row>
            <table:table-row>
              <table:table-cell office:value-type="string">
                <text:p>2019-10-03 01:24:18</text:p>
              </table:table-cell>
              <table:table-cell office:value-type="float" office:value="10.788604">
                <text:p>10.788604</text:p>
              </table:table-cell>
              <table:table-cell office:value-type="float" office:value="7.925887">
                <text:p>7.925887</text:p>
              </table:table-cell>
            </table:table-row>
            <table:table-row>
              <table:table-cell office:value-type="string">
                <text:p>2019-10-03 01:24:39</text:p>
              </table:table-cell>
              <table:table-cell office:value-type="float" office:value="10.803341">
                <text:p>10.803341</text:p>
              </table:table-cell>
              <table:table-cell office:value-type="float" office:value="7.937375">
                <text:p>7.937375</text:p>
              </table:table-cell>
            </table:table-row>
            <table:table-row>
              <table:table-cell office:value-type="string">
                <text:p>2019-10-03 01:24:54</text:p>
              </table:table-cell>
              <table:table-cell office:value-type="float" office:value="10.810238">
                <text:p>10.810238</text:p>
              </table:table-cell>
              <table:table-cell office:value-type="float" office:value="7.942633">
                <text:p>7.942633</text:p>
              </table:table-cell>
            </table:table-row>
            <table:table-row>
              <table:table-cell office:value-type="string">
                <text:p>2019-10-03 01:25:38</text:p>
              </table:table-cell>
              <table:table-cell office:value-type="float" office:value="10.837215">
                <text:p>10.837215</text:p>
              </table:table-cell>
              <table:table-cell office:value-type="float" office:value="7.963675">
                <text:p>7.963675</text:p>
              </table:table-cell>
            </table:table-row>
            <table:table-row>
              <table:table-cell office:value-type="string">
                <text:p>2019-10-03 01:25:54</text:p>
              </table:table-cell>
              <table:table-cell office:value-type="float" office:value="10.843848">
                <text:p>10.843848</text:p>
              </table:table-cell>
              <table:table-cell office:value-type="float" office:value="7.968512">
                <text:p>7.968512</text:p>
              </table:table-cell>
            </table:table-row>
            <table:table-row>
              <table:table-cell office:value-type="string">
                <text:p>2019-10-03 01:26:14</text:p>
              </table:table-cell>
              <table:table-cell office:value-type="float" office:value="10.850427">
                <text:p>10.850427</text:p>
              </table:table-cell>
              <table:table-cell office:value-type="float" office:value="7.973068">
                <text:p>7.973068</text:p>
              </table:table-cell>
            </table:table-row>
            <table:table-row>
              <table:table-cell office:value-type="string">
                <text:p>2019-10-03 01:26:29</text:p>
              </table:table-cell>
              <table:table-cell office:value-type="float" office:value="10.857241">
                <text:p>10.857241</text:p>
              </table:table-cell>
              <table:table-cell office:value-type="float" office:value="7.978125">
                <text:p>7.978125</text:p>
              </table:table-cell>
            </table:table-row>
            <table:table-row>
              <table:table-cell office:value-type="string">
                <text:p>2019-10-03 01:26:50</text:p>
              </table:table-cell>
              <table:table-cell office:value-type="float" office:value="10.871257">
                <text:p>10.871257</text:p>
              </table:table-cell>
              <table:table-cell office:value-type="float" office:value="7.989091">
                <text:p>7.989091</text:p>
              </table:table-cell>
            </table:table-row>
            <table:table-row>
              <table:table-cell office:value-type="string">
                <text:p>2019-10-03 01:27:10</text:p>
              </table:table-cell>
              <table:table-cell office:value-type="float" office:value="10.878071">
                <text:p>10.878071</text:p>
              </table:table-cell>
              <table:table-cell office:value-type="float" office:value="7.994147">
                <text:p>7.994147</text:p>
              </table:table-cell>
            </table:table-row>
            <table:table-row>
              <table:table-cell office:value-type="string">
                <text:p>2019-10-03 01:27:30</text:p>
              </table:table-cell>
              <table:table-cell office:value-type="float" office:value="10.884714">
                <text:p>10.884714</text:p>
              </table:table-cell>
              <table:table-cell office:value-type="float" office:value="7.998913">
                <text:p>7.998913</text:p>
              </table:table-cell>
            </table:table-row>
            <table:table-row>
              <table:table-cell office:value-type="string">
                <text:p>2019-10-03 01:27:50</text:p>
              </table:table-cell>
              <table:table-cell office:value-type="float" office:value="10.898901">
                <text:p>10.898901</text:p>
              </table:table-cell>
              <table:table-cell office:value-type="float" office:value="8.010168">
                <text:p>8.010168</text:p>
              </table:table-cell>
            </table:table-row>
            <table:table-row>
              <table:table-cell office:value-type="string">
                <text:p>2019-10-03 01:28:13</text:p>
              </table:table-cell>
              <table:table-cell office:value-type="float" office:value="10.913799">
                <text:p>10.913799</text:p>
              </table:table-cell>
              <table:table-cell office:value-type="float" office:value="8.021456">
                <text:p>8.021456</text:p>
              </table:table-cell>
            </table:table-row>
            <table:table-row>
              <table:table-cell office:value-type="string">
                <text:p>2019-10-03 01:28:33</text:p>
              </table:table-cell>
              <table:table-cell office:value-type="float" office:value="10.920842">
                <text:p>10.920842</text:p>
              </table:table-cell>
              <table:table-cell office:value-type="float" office:value="8.026512">
                <text:p>8.026512</text:p>
              </table:table-cell>
            </table:table-row>
            <table:table-row>
              <table:table-cell office:value-type="string">
                <text:p>2019-10-03 01:29:04</text:p>
              </table:table-cell>
              <table:table-cell office:value-type="float" office:value="10.935762">
                <text:p>10.935762</text:p>
              </table:table-cell>
              <table:table-cell office:value-type="float" office:value="8.038289">
                <text:p>8.038289</text:p>
              </table:table-cell>
            </table:table-row>
            <table:table-row>
              <table:table-cell office:value-type="string">
                <text:p>2019-10-03 01:29:26</text:p>
              </table:table-cell>
              <table:table-cell office:value-type="float" office:value="10.949723">
                <text:p>10.949723</text:p>
              </table:table-cell>
              <table:table-cell office:value-type="float" office:value="8.049548">
                <text:p>8.049548</text:p>
              </table:table-cell>
            </table:table-row>
            <table:table-row>
              <table:table-cell office:value-type="string">
                <text:p>2019-10-03 01:29:41</text:p>
              </table:table-cell>
              <table:table-cell office:value-type="float" office:value="10.956329">
                <text:p>10.956329</text:p>
              </table:table-cell>
              <table:table-cell office:value-type="float" office:value="8.054104">
                <text:p>8.054104</text:p>
              </table:table-cell>
            </table:table-row>
            <table:table-row>
              <table:table-cell office:value-type="string">
                <text:p>2019-10-03 01:29:57</text:p>
              </table:table-cell>
              <table:table-cell office:value-type="float" office:value="10.962679">
                <text:p>10.962679</text:p>
              </table:table-cell>
              <table:table-cell office:value-type="float" office:value="8.056554">
                <text:p>8.056554</text:p>
              </table:table-cell>
            </table:table-row>
            <table:table-row>
              <table:table-cell office:value-type="string">
                <text:p>2019-10-03 01:30:12</text:p>
              </table:table-cell>
              <table:table-cell office:value-type="float" office:value="10.969312">
                <text:p>10.969312</text:p>
              </table:table-cell>
              <table:table-cell office:value-type="float" office:value="8.06125">
                <text:p>8.06125</text:p>
              </table:table-cell>
            </table:table-row>
            <table:table-row>
              <table:table-cell office:value-type="string">
                <text:p>2019-10-03 01:30:32</text:p>
              </table:table-cell>
              <table:table-cell office:value-type="float" office:value="10.984263">
                <text:p>10.984263</text:p>
              </table:table-cell>
              <table:table-cell office:value-type="float" office:value="8.072736">
                <text:p>8.072736</text:p>
              </table:table-cell>
            </table:table-row>
            <table:table-row>
              <table:table-cell office:value-type="string">
                <text:p>2019-10-03 01:30:52</text:p>
              </table:table-cell>
              <table:table-cell office:value-type="float" office:value="10.990904">
                <text:p>10.990904</text:p>
              </table:table-cell>
              <table:table-cell office:value-type="float" office:value="8.076969">
                <text:p>8.076969</text:p>
              </table:table-cell>
            </table:table-row>
            <table:table-row>
              <table:table-cell office:value-type="string">
                <text:p>2019-10-03 01:31:22</text:p>
              </table:table-cell>
              <table:table-cell office:value-type="float" office:value="11.004933">
                <text:p>11.004933</text:p>
              </table:table-cell>
              <table:table-cell office:value-type="float" office:value="8.088427">
                <text:p>8.088427</text:p>
              </table:table-cell>
            </table:table-row>
            <table:table-row>
              <table:table-cell office:value-type="string">
                <text:p>2019-10-03 01:31:38</text:p>
              </table:table-cell>
              <table:table-cell office:value-type="float" office:value="11.011747">
                <text:p>11.011747</text:p>
              </table:table-cell>
              <table:table-cell office:value-type="float" office:value="8.092459">
                <text:p>8.092459</text:p>
              </table:table-cell>
            </table:table-row>
            <table:table-row>
              <table:table-cell office:value-type="string">
                <text:p>2019-10-03 01:32:09</text:p>
              </table:table-cell>
              <table:table-cell office:value-type="float" office:value="11.025967">
                <text:p>11.025967</text:p>
              </table:table-cell>
              <table:table-cell office:value-type="float" office:value="8.101682">
                <text:p>8.101682</text:p>
              </table:table-cell>
            </table:table-row>
            <table:table-row>
              <table:table-cell office:value-type="string">
                <text:p>2019-10-03 01:32:39</text:p>
              </table:table-cell>
              <table:table-cell office:value-type="float" office:value="11.039936">
                <text:p>11.039936</text:p>
              </table:table-cell>
              <table:table-cell office:value-type="float" office:value="8.11281">
                <text:p>8.11281</text:p>
              </table:table-cell>
            </table:table-row>
            <table:table-row>
              <table:table-cell office:value-type="string">
                <text:p>2019-10-03 01:32:54</text:p>
              </table:table-cell>
              <table:table-cell office:value-type="float" office:value="11.045433">
                <text:p>11.045433</text:p>
              </table:table-cell>
              <table:table-cell office:value-type="float" office:value="8.115275">
                <text:p>8.115275</text:p>
              </table:table-cell>
            </table:table-row>
            <table:table-row>
              <table:table-cell office:value-type="string">
                <text:p>2019-10-03 01:33:15</text:p>
              </table:table-cell>
              <table:table-cell office:value-type="float" office:value="11.060135">
                <text:p>11.060135</text:p>
              </table:table-cell>
              <table:table-cell office:value-type="float" office:value="8.126611">
                <text:p>8.126611</text:p>
              </table:table-cell>
            </table:table-row>
            <table:table-row>
              <table:table-cell office:value-type="string">
                <text:p>2019-10-03 01:33:31</text:p>
              </table:table-cell>
              <table:table-cell office:value-type="float" office:value="11.067234">
                <text:p>11.067234</text:p>
              </table:table-cell>
              <table:table-cell office:value-type="float" office:value="8.131869">
                <text:p>8.131869</text:p>
              </table:table-cell>
            </table:table-row>
            <table:table-row>
              <table:table-cell office:value-type="string">
                <text:p>2019-10-03 01:34:00</text:p>
              </table:table-cell>
              <table:table-cell office:value-type="float" office:value="11.081517">
                <text:p>11.081517</text:p>
              </table:table-cell>
              <table:table-cell office:value-type="float" office:value="8.143399">
                <text:p>8.143399</text:p>
              </table:table-cell>
            </table:table-row>
            <table:table-row>
              <table:table-cell office:value-type="string">
                <text:p>2019-10-03 01:34:16</text:p>
              </table:table-cell>
              <table:table-cell office:value-type="float" office:value="11.08835">
                <text:p>11.08835</text:p>
              </table:table-cell>
              <table:table-cell office:value-type="float" office:value="8.148448">
                <text:p>8.148448</text:p>
              </table:table-cell>
            </table:table-row>
            <table:table-row>
              <table:table-cell office:value-type="string">
                <text:p>2019-10-03 01:34:48</text:p>
              </table:table-cell>
              <table:table-cell office:value-type="float" office:value="11.103228">
                <text:p>11.103228</text:p>
              </table:table-cell>
              <table:table-cell office:value-type="float" office:value="8.16013">
                <text:p>8.16013</text:p>
              </table:table-cell>
            </table:table-row>
            <table:table-row>
              <table:table-cell office:value-type="string">
                <text:p>2019-10-03 01:35:07</text:p>
              </table:table-cell>
              <table:table-cell office:value-type="float" office:value="11.110033">
                <text:p>11.110033</text:p>
              </table:table-cell>
              <table:table-cell office:value-type="float" office:value="8.164684">
                <text:p>8.164684</text:p>
              </table:table-cell>
            </table:table-row>
            <table:table-row>
              <table:table-cell office:value-type="string">
                <text:p>2019-10-03 01:35:37</text:p>
              </table:table-cell>
              <table:table-cell office:value-type="float" office:value="11.123347">
                <text:p>11.123347</text:p>
              </table:table-cell>
              <table:table-cell office:value-type="float" office:value="8.173447">
                <text:p>8.173447</text:p>
              </table:table-cell>
            </table:table-row>
            <table:table-row>
              <table:table-cell office:value-type="string">
                <text:p>2019-10-03 01:35:58</text:p>
              </table:table-cell>
              <table:table-cell office:value-type="float" office:value="11.138082">
                <text:p>11.138082</text:p>
              </table:table-cell>
              <table:table-cell office:value-type="float" office:value="8.184919">
                <text:p>8.184919</text:p>
              </table:table-cell>
            </table:table-row>
            <table:table-row>
              <table:table-cell office:value-type="string">
                <text:p>2019-10-03 01:36:18</text:p>
              </table:table-cell>
              <table:table-cell office:value-type="float" office:value="11.144438">
                <text:p>11.144438</text:p>
              </table:table-cell>
              <table:table-cell office:value-type="float" office:value="8.187869">
                <text:p>8.187869</text:p>
              </table:table-cell>
            </table:table-row>
            <table:table-row>
              <table:table-cell office:value-type="string">
                <text:p>2019-10-03 01:36:38</text:p>
              </table:table-cell>
              <table:table-cell office:value-type="float" office:value="11.15131">
                <text:p>11.15131</text:p>
              </table:table-cell>
              <table:table-cell office:value-type="float" office:value="8.192635">
                <text:p>8.192635</text:p>
              </table:table-cell>
            </table:table-row>
            <table:table-row>
              <table:table-cell office:value-type="string">
                <text:p>2019-10-03 01:37:10</text:p>
              </table:table-cell>
              <table:table-cell office:value-type="float" office:value="11.16623">
                <text:p>11.16623</text:p>
              </table:table-cell>
              <table:table-cell office:value-type="float" office:value="8.204411">
                <text:p>8.204411</text:p>
              </table:table-cell>
            </table:table-row>
            <table:table-row>
              <table:table-cell office:value-type="string">
                <text:p>2019-10-03 01:37:25</text:p>
              </table:table-cell>
              <table:table-cell office:value-type="float" office:value="11.172848">
                <text:p>11.172848</text:p>
              </table:table-cell>
              <table:table-cell office:value-type="float" office:value="8.209012">
                <text:p>8.209012</text:p>
              </table:table-cell>
            </table:table-row>
            <table:table-row>
              <table:table-cell office:value-type="string">
                <text:p>2019-10-03 01:37:56</text:p>
              </table:table-cell>
              <table:table-cell office:value-type="float" office:value="11.186864">
                <text:p>11.186864</text:p>
              </table:table-cell>
              <table:table-cell office:value-type="float" office:value="8.219977">
                <text:p>8.219977</text:p>
              </table:table-cell>
            </table:table-row>
            <table:table-row>
              <table:table-cell office:value-type="string">
                <text:p>2019-10-03 01:38:16</text:p>
              </table:table-cell>
              <table:table-cell office:value-type="float" office:value="11.19344">
                <text:p>11.19344</text:p>
              </table:table-cell>
              <table:table-cell office:value-type="float" office:value="8.22453">
                <text:p>8.22453</text:p>
              </table:table-cell>
            </table:table-row>
            <table:table-row>
              <table:table-cell office:value-type="string">
                <text:p>2019-10-03 01:38:33</text:p>
              </table:table-cell>
              <table:table-cell office:value-type="float" office:value="11.200337">
                <text:p>11.200337</text:p>
              </table:table-cell>
              <table:table-cell office:value-type="float" office:value="8.229787">
                <text:p>8.229787</text:p>
              </table:table-cell>
            </table:table-row>
            <table:table-row>
              <table:table-cell office:value-type="string">
                <text:p>2019-10-03 01:38:54</text:p>
              </table:table-cell>
              <table:table-cell office:value-type="float" office:value="11.207209">
                <text:p>11.207209</text:p>
              </table:table-cell>
              <table:table-cell office:value-type="float" office:value="8.234553">
                <text:p>8.234553</text:p>
              </table:table-cell>
            </table:table-row>
            <table:table-row>
              <table:table-cell office:value-type="string">
                <text:p>2019-10-03 01:39:09</text:p>
              </table:table-cell>
              <table:table-cell office:value-type="float" office:value="11.214023">
                <text:p>11.214023</text:p>
              </table:table-cell>
              <table:table-cell office:value-type="float" office:value="8.23961">
                <text:p>8.23961</text:p>
              </table:table-cell>
            </table:table-row>
            <table:table-row>
              <table:table-cell office:value-type="string">
                <text:p>2019-10-03 01:39:24</text:p>
              </table:table-cell>
              <table:table-cell office:value-type="float" office:value="11.221066">
                <text:p>11.221066</text:p>
              </table:table-cell>
              <table:table-cell office:value-type="float" office:value="8.244667">
                <text:p>8.244667</text:p>
              </table:table-cell>
            </table:table-row>
            <table:table-row>
              <table:table-cell office:value-type="string">
                <text:p>2019-10-03 01:39:46</text:p>
              </table:table-cell>
              <table:table-cell office:value-type="float" office:value="11.236308">
                <text:p>11.236308</text:p>
              </table:table-cell>
              <table:table-cell office:value-type="float" office:value="8.256854">
                <text:p>8.256854</text:p>
              </table:table-cell>
            </table:table-row>
            <table:table-row>
              <table:table-cell office:value-type="string">
                <text:p>2019-10-03 01:40:01</text:p>
              </table:table-cell>
              <table:table-cell office:value-type="float" office:value="11.24337">
                <text:p>11.24337</text:p>
              </table:table-cell>
              <table:table-cell office:value-type="float" office:value="8.262043">
                <text:p>8.262043</text:p>
              </table:table-cell>
            </table:table-row>
            <table:table-row>
              <table:table-cell office:value-type="string">
                <text:p>2019-10-03 01:40:21</text:p>
              </table:table-cell>
              <table:table-cell office:value-type="float" office:value="11.250405">
                <text:p>11.250405</text:p>
              </table:table-cell>
              <table:table-cell office:value-type="float" office:value="8.267091">
                <text:p>8.267091</text:p>
              </table:table-cell>
            </table:table-row>
            <table:table-row>
              <table:table-cell office:value-type="string">
                <text:p>2019-10-03 01:40:41</text:p>
              </table:table-cell>
              <table:table-cell office:value-type="float" office:value="11.255902">
                <text:p>11.255902</text:p>
              </table:table-cell>
              <table:table-cell office:value-type="float" office:value="8.269541">
                <text:p>8.269541</text:p>
              </table:table-cell>
            </table:table-row>
            <table:table-row>
              <table:table-cell office:value-type="string">
                <text:p>2019-10-03 01:41:06</text:p>
              </table:table-cell>
              <table:table-cell office:value-type="float" office:value="11.269716">
                <text:p>11.269716</text:p>
              </table:table-cell>
              <table:table-cell office:value-type="float" office:value="8.280507">
                <text:p>8.280507</text:p>
              </table:table-cell>
            </table:table-row>
            <table:table-row>
              <table:table-cell office:value-type="string">
                <text:p>2019-10-03 01:41:26</text:p>
              </table:table-cell>
              <table:table-cell office:value-type="float" office:value="11.276759">
                <text:p>11.276759</text:p>
              </table:table-cell>
              <table:table-cell office:value-type="float" office:value="8.285564">
                <text:p>8.285564</text:p>
              </table:table-cell>
            </table:table-row>
            <table:table-row>
              <table:table-cell office:value-type="string">
                <text:p>2019-10-03 01:41:47</text:p>
              </table:table-cell>
              <table:table-cell office:value-type="float" office:value="11.29171">
                <text:p>11.29171</text:p>
              </table:table-cell>
              <table:table-cell office:value-type="float" office:value="8.29705">
                <text:p>8.29705</text:p>
              </table:table-cell>
            </table:table-row>
            <table:table-row>
              <table:table-cell office:value-type="string">
                <text:p>2019-10-03 01:42:19</text:p>
              </table:table-cell>
              <table:table-cell office:value-type="float" office:value="11.307062">
                <text:p>11.307062</text:p>
              </table:table-cell>
              <table:table-cell office:value-type="float" office:value="8.309321">
                <text:p>8.309321</text:p>
              </table:table-cell>
            </table:table-row>
            <table:table-row>
              <table:table-cell office:value-type="string">
                <text:p>2019-10-03 01:42:39</text:p>
              </table:table-cell>
              <table:table-cell office:value-type="float" office:value="11.313641">
                <text:p>11.313641</text:p>
              </table:table-cell>
              <table:table-cell office:value-type="float" office:value="8.313878">
                <text:p>8.313878</text:p>
              </table:table-cell>
            </table:table-row>
            <table:table-row>
              <table:table-cell office:value-type="string">
                <text:p>2019-10-03 01:43:09</text:p>
              </table:table-cell>
              <table:table-cell office:value-type="float" office:value="11.327884">
                <text:p>11.327884</text:p>
              </table:table-cell>
              <table:table-cell office:value-type="float" office:value="8.325335">
                <text:p>8.325335</text:p>
              </table:table-cell>
            </table:table-row>
            <table:table-row>
              <table:table-cell office:value-type="string">
                <text:p>2019-10-03 01:43:41</text:p>
              </table:table-cell>
              <table:table-cell office:value-type="float" office:value="11.342836">
                <text:p>11.342836</text:p>
              </table:table-cell>
              <table:table-cell office:value-type="float" office:value="8.337176">
                <text:p>8.337176</text:p>
              </table:table-cell>
            </table:table-row>
            <table:table-row>
              <table:table-cell office:value-type="string">
                <text:p>2019-10-03 01:44:01</text:p>
              </table:table-cell>
              <table:table-cell office:value-type="float" office:value="11.356861">
                <text:p>11.356861</text:p>
              </table:table-cell>
              <table:table-cell office:value-type="float" office:value="8.348505">
                <text:p>8.348505</text:p>
              </table:table-cell>
            </table:table-row>
            <table:table-row>
              <table:table-cell office:value-type="string">
                <text:p>2019-10-03 01:44:21</text:p>
              </table:table-cell>
              <table:table-cell office:value-type="float" office:value="11.363931">
                <text:p>11.363931</text:p>
              </table:table-cell>
              <table:table-cell office:value-type="float" office:value="8.353701">
                <text:p>8.353701</text:p>
              </table:table-cell>
            </table:table-row>
            <table:table-row>
              <table:table-cell office:value-type="string">
                <text:p>2019-10-03 01:44:53</text:p>
              </table:table-cell>
              <table:table-cell office:value-type="float" office:value="11.37928">
                <text:p>11.37928</text:p>
              </table:table-cell>
              <table:table-cell office:value-type="float" office:value="8.36597">
                <text:p>8.36597</text:p>
              </table:table-cell>
            </table:table-row>
            <table:table-row>
              <table:table-cell office:value-type="string">
                <text:p>2019-10-03 01:45:23</text:p>
              </table:table-cell>
              <table:table-cell office:value-type="float" office:value="11.405862">
                <text:p>11.405862</text:p>
              </table:table-cell>
              <table:table-cell office:value-type="float" office:value="8.386251">
                <text:p>8.386251</text:p>
              </table:table-cell>
            </table:table-row>
            <table:table-row>
              <table:table-cell office:value-type="string">
                <text:p>2019-10-03 01:45:43</text:p>
              </table:table-cell>
              <table:table-cell office:value-type="float" office:value="11.420052">
                <text:p>11.420052</text:p>
              </table:table-cell>
              <table:table-cell office:value-type="float" office:value="8.397511">
                <text:p>8.397511</text:p>
              </table:table-cell>
            </table:table-row>
            <table:table-row>
              <table:table-cell office:value-type="string">
                <text:p>2019-10-03 01:46:04</text:p>
              </table:table-cell>
              <table:table-cell office:value-type="float" office:value="11.434021">
                <text:p>11.434021</text:p>
              </table:table-cell>
              <table:table-cell office:value-type="float" office:value="8.408639">
                <text:p>8.408639</text:p>
              </table:table-cell>
            </table:table-row>
            <table:table-row>
              <table:table-cell office:value-type="string">
                <text:p>2019-10-03 01:46:34</text:p>
              </table:table-cell>
              <table:table-cell office:value-type="float" office:value="11.447982">
                <text:p>11.447982</text:p>
              </table:table-cell>
              <table:table-cell office:value-type="float" office:value="8.419899">
                <text:p>8.419899</text:p>
              </table:table-cell>
            </table:table-row>
            <table:table-row>
              <table:table-cell office:value-type="string">
                <text:p>2019-10-03 01:47:05</text:p>
              </table:table-cell>
              <table:table-cell office:value-type="float" office:value="11.462001">
                <text:p>11.462001</text:p>
              </table:table-cell>
              <table:table-cell office:value-type="float" office:value="8.430867">
                <text:p>8.430867</text:p>
              </table:table-cell>
            </table:table-row>
            <table:table-row>
              <table:table-cell office:value-type="string">
                <text:p>2019-10-03 01:47:20</text:p>
              </table:table-cell>
              <table:table-cell office:value-type="float" office:value="11.468843">
                <text:p>11.468843</text:p>
              </table:table-cell>
              <table:table-cell office:value-type="float" office:value="8.436079">
                <text:p>8.436079</text:p>
              </table:table-cell>
            </table:table-row>
            <table:table-row>
              <table:table-cell office:value-type="string">
                <text:p>2019-10-03 01:47:50</text:p>
              </table:table-cell>
              <table:table-cell office:value-type="float" office:value="11.483257">
                <text:p>11.483257</text:p>
              </table:table-cell>
              <table:table-cell office:value-type="float" office:value="8.447828">
                <text:p>8.447828</text:p>
              </table:table-cell>
            </table:table-row>
            <table:table-row>
              <table:table-cell office:value-type="string">
                <text:p>2019-10-03 01:48:05</text:p>
              </table:table-cell>
              <table:table-cell office:value-type="float" office:value="11.489849">
                <text:p>11.489849</text:p>
              </table:table-cell>
              <table:table-cell office:value-type="float" office:value="8.452451">
                <text:p>8.452451</text:p>
              </table:table-cell>
            </table:table-row>
            <table:table-row>
              <table:table-cell office:value-type="string">
                <text:p>2019-10-03 01:48:22</text:p>
              </table:table-cell>
              <table:table-cell office:value-type="float" office:value="11.496428">
                <text:p>11.496428</text:p>
              </table:table-cell>
              <table:table-cell office:value-type="float" office:value="8.457008">
                <text:p>8.457008</text:p>
              </table:table-cell>
            </table:table-row>
            <table:table-row>
              <table:table-cell office:value-type="string">
                <text:p>2019-10-03 01:48:42</text:p>
              </table:table-cell>
              <table:table-cell office:value-type="float" office:value="11.503248">
                <text:p>11.503248</text:p>
              </table:table-cell>
              <table:table-cell office:value-type="float" office:value="8.46161">
                <text:p>8.46161</text:p>
              </table:table-cell>
            </table:table-row>
            <table:table-row>
              <table:table-cell office:value-type="string">
                <text:p>2019-10-03 01:49:02</text:p>
              </table:table-cell>
              <table:table-cell office:value-type="float" office:value="11.510083">
                <text:p>11.510083</text:p>
              </table:table-cell>
              <table:table-cell office:value-type="float" office:value="8.466307">
                <text:p>8.466307</text:p>
              </table:table-cell>
            </table:table-row>
            <table:table-row>
              <table:table-cell office:value-type="string">
                <text:p>2019-10-03 01:49:23</text:p>
              </table:table-cell>
              <table:table-cell office:value-type="float" office:value="11.523906">
                <text:p>11.523906</text:p>
              </table:table-cell>
              <table:table-cell office:value-type="float" office:value="8.477294">
                <text:p>8.477294</text:p>
              </table:table-cell>
            </table:table-row>
            <table:table-row>
              <table:table-cell office:value-type="string">
                <text:p>2019-10-03 01:49:38</text:p>
              </table:table-cell>
              <table:table-cell office:value-type="float" office:value="11.530714">
                <text:p>11.530714</text:p>
              </table:table-cell>
              <table:table-cell office:value-type="float" office:value="8.48185">
                <text:p>8.48185</text:p>
              </table:table-cell>
            </table:table-row>
            <table:table-row>
              <table:table-cell office:value-type="string">
                <text:p>2019-10-03 01:49:58</text:p>
              </table:table-cell>
              <table:table-cell office:value-type="float" office:value="11.544501">
                <text:p>11.544501</text:p>
              </table:table-cell>
              <table:table-cell office:value-type="float" office:value="8.492814">
                <text:p>8.492814</text:p>
              </table:table-cell>
            </table:table-row>
            <table:table-row>
              <table:table-cell office:value-type="string">
                <text:p>2019-10-03 01:50:18</text:p>
              </table:table-cell>
              <table:table-cell office:value-type="float" office:value="11.551144">
                <text:p>11.551144</text:p>
              </table:table-cell>
              <table:table-cell office:value-type="float" office:value="8.497579">
                <text:p>8.497579</text:p>
              </table:table-cell>
            </table:table-row>
            <table:table-row>
              <table:table-cell office:value-type="string">
                <text:p>2019-10-03 01:50:39</text:p>
              </table:table-cell>
              <table:table-cell office:value-type="float" office:value="11.557779">
                <text:p>11.557779</text:p>
              </table:table-cell>
              <table:table-cell office:value-type="float" office:value="8.502337">
                <text:p>8.502337</text:p>
              </table:table-cell>
            </table:table-row>
            <table:table-row>
              <table:table-cell office:value-type="string">
                <text:p>2019-10-03 01:50:55</text:p>
              </table:table-cell>
              <table:table-cell office:value-type="float" office:value="11.564385">
                <text:p>11.564385</text:p>
              </table:table-cell>
              <table:table-cell office:value-type="float" office:value="8.506894">
                <text:p>8.506894</text:p>
              </table:table-cell>
            </table:table-row>
            <table:table-row>
              <table:table-cell office:value-type="string">
                <text:p>2019-10-03 01:51:15</text:p>
              </table:table-cell>
              <table:table-cell office:value-type="float" office:value="11.57122">
                <text:p>11.57122</text:p>
              </table:table-cell>
              <table:table-cell office:value-type="float" office:value="8.511591">
                <text:p>8.511591</text:p>
              </table:table-cell>
            </table:table-row>
            <table:table-row>
              <table:table-cell office:value-type="string">
                <text:p>2019-10-03 01:51:38</text:p>
              </table:table-cell>
              <table:table-cell office:value-type="float" office:value="11.585842">
                <text:p>11.585842</text:p>
              </table:table-cell>
              <table:table-cell office:value-type="float" office:value="8.5237">
                <text:p>8.5237</text:p>
              </table:table-cell>
            </table:table-row>
            <table:table-row>
              <table:table-cell office:value-type="string">
                <text:p>2019-10-03 01:52:04</text:p>
              </table:table-cell>
              <table:table-cell office:value-type="float" office:value="11.600819">
                <text:p>11.600819</text:p>
              </table:table-cell>
              <table:table-cell office:value-type="float" office:value="8.53576">
                <text:p>8.53576</text:p>
              </table:table-cell>
            </table:table-row>
            <table:table-row>
              <table:table-cell office:value-type="string">
                <text:p>2019-10-03 01:52:19</text:p>
              </table:table-cell>
              <table:table-cell office:value-type="float" office:value="11.607633">
                <text:p>11.607633</text:p>
              </table:table-cell>
              <table:table-cell office:value-type="float" office:value="8.540817">
                <text:p>8.540817</text:p>
              </table:table-cell>
            </table:table-row>
            <table:table-row>
              <table:table-cell office:value-type="string">
                <text:p>2019-10-03 01:52:49</text:p>
              </table:table-cell>
              <table:table-cell office:value-type="float" office:value="11.622755">
                <text:p>11.622755</text:p>
              </table:table-cell>
              <table:table-cell office:value-type="float" office:value="8.552591">
                <text:p>8.552591</text:p>
              </table:table-cell>
            </table:table-row>
            <table:table-row>
              <table:table-cell office:value-type="string">
                <text:p>2019-10-03 01:53:10</text:p>
              </table:table-cell>
              <table:table-cell office:value-type="float" office:value="11.636718">
                <text:p>11.636718</text:p>
              </table:table-cell>
              <table:table-cell office:value-type="float" office:value="8.563359">
                <text:p>8.563359</text:p>
              </table:table-cell>
            </table:table-row>
            <table:table-row>
              <table:table-cell office:value-type="string">
                <text:p>2019-10-03 01:53:30</text:p>
              </table:table-cell>
              <table:table-cell office:value-type="float" office:value="11.650679">
                <text:p>11.650679</text:p>
              </table:table-cell>
              <table:table-cell office:value-type="float" office:value="8.574618">
                <text:p>8.574618</text:p>
              </table:table-cell>
            </table:table-row>
            <table:table-row>
              <table:table-cell office:value-type="string">
                <text:p>2019-10-03 01:53:51</text:p>
              </table:table-cell>
              <table:table-cell office:value-type="float" office:value="11.664869">
                <text:p>11.664869</text:p>
              </table:table-cell>
              <table:table-cell office:value-type="float" office:value="8.585878">
                <text:p>8.585878</text:p>
              </table:table-cell>
            </table:table-row>
            <table:table-row>
              <table:table-cell office:value-type="string">
                <text:p>2019-10-03 01:54:18</text:p>
              </table:table-cell>
              <table:table-cell office:value-type="float" office:value="11.679847">
                <text:p>11.679847</text:p>
              </table:table-cell>
              <table:table-cell office:value-type="float" office:value="8.597503">
                <text:p>8.597503</text:p>
              </table:table-cell>
            </table:table-row>
            <table:table-row>
              <table:table-cell office:value-type="string">
                <text:p>2019-10-03 01:54:34</text:p>
              </table:table-cell>
              <table:table-cell office:value-type="float" office:value="11.686259">
                <text:p>11.686259</text:p>
              </table:table-cell>
              <table:table-cell office:value-type="float" office:value="8.600653">
                <text:p>8.600653</text:p>
              </table:table-cell>
            </table:table-row>
            <table:table-row>
              <table:table-cell office:value-type="string">
                <text:p>2019-10-03 01:55:02</text:p>
              </table:table-cell>
              <table:table-cell office:value-type="float" office:value="11.701238">
                <text:p>11.701238</text:p>
              </table:table-cell>
              <table:table-cell office:value-type="float" office:value="8.612634">
                <text:p>8.612634</text:p>
              </table:table-cell>
            </table:table-row>
            <table:table-row>
              <table:table-cell office:value-type="string">
                <text:p>2019-10-03 01:55:22</text:p>
              </table:table-cell>
              <table:table-cell office:value-type="float" office:value="11.707817">
                <text:p>11.707817</text:p>
              </table:table-cell>
              <table:table-cell office:value-type="float" office:value="8.617205">
                <text:p>8.617205</text:p>
              </table:table-cell>
            </table:table-row>
            <table:table-row>
              <table:table-cell office:value-type="string">
                <text:p>2019-10-03 01:55:43</text:p>
              </table:table-cell>
              <table:table-cell office:value-type="float" office:value="11.721833">
                <text:p>11.721833</text:p>
              </table:table-cell>
              <table:table-cell office:value-type="float" office:value="8.628171">
                <text:p>8.628171</text:p>
              </table:table-cell>
            </table:table-row>
            <table:table-row>
              <table:table-cell office:value-type="string">
                <text:p>2019-10-03 01:56:06</text:p>
              </table:table-cell>
              <table:table-cell office:value-type="float" office:value="11.736812">
                <text:p>11.736812</text:p>
              </table:table-cell>
              <table:table-cell office:value-type="float" office:value="8.640152">
                <text:p>8.640152</text:p>
              </table:table-cell>
            </table:table-row>
            <table:table-row>
              <table:table-cell office:value-type="string">
                <text:p>2019-10-03 01:56:35</text:p>
              </table:table-cell>
              <table:table-cell office:value-type="float" office:value="11.750519">
                <text:p>11.750519</text:p>
              </table:table-cell>
              <table:table-cell office:value-type="float" office:value="8.65078">
                <text:p>8.65078</text:p>
              </table:table-cell>
            </table:table-row>
            <table:table-row>
              <table:table-cell office:value-type="string">
                <text:p>2019-10-03 01:56:51</text:p>
              </table:table-cell>
              <table:table-cell office:value-type="float" office:value="11.757591">
                <text:p>11.757591</text:p>
              </table:table-cell>
              <table:table-cell office:value-type="float" office:value="8.655913">
                <text:p>8.655913</text:p>
              </table:table-cell>
            </table:table-row>
            <table:table-row>
              <table:table-cell office:value-type="string">
                <text:p>2019-10-03 01:57:10</text:p>
              </table:table-cell>
              <table:table-cell office:value-type="float" office:value="11.764463">
                <text:p>11.764463</text:p>
              </table:table-cell>
              <table:table-cell office:value-type="float" office:value="8.660679">
                <text:p>8.660679</text:p>
              </table:table-cell>
            </table:table-row>
            <table:table-row>
              <table:table-cell office:value-type="string">
                <text:p>2019-10-03 01:57:41</text:p>
              </table:table-cell>
              <table:table-cell office:value-type="float" office:value="11.779627">
                <text:p>11.779627</text:p>
              </table:table-cell>
              <table:table-cell office:value-type="float" office:value="8.672595">
                <text:p>8.672595</text:p>
              </table:table-cell>
            </table:table-row>
            <table:table-row>
              <table:table-cell office:value-type="string">
                <text:p>2019-10-03 01:58:01</text:p>
              </table:table-cell>
              <table:table-cell office:value-type="float" office:value="11.786477">
                <text:p>11.786477</text:p>
              </table:table-cell>
              <table:table-cell office:value-type="float" office:value="8.677815">
                <text:p>8.677815</text:p>
              </table:table-cell>
            </table:table-row>
            <table:table-row>
              <table:table-cell office:value-type="string">
                <text:p>2019-10-03 01:58:21</text:p>
              </table:table-cell>
              <table:table-cell office:value-type="float" office:value="11.793285">
                <text:p>11.793285</text:p>
              </table:table-cell>
              <table:table-cell office:value-type="float" office:value="8.682372">
                <text:p>8.682372</text:p>
              </table:table-cell>
            </table:table-row>
            <table:table-row>
              <table:table-cell office:value-type="string">
                <text:p>2019-10-03 01:58:44</text:p>
              </table:table-cell>
              <table:table-cell office:value-type="float" office:value="11.80748">
                <text:p>11.80748</text:p>
              </table:table-cell>
              <table:table-cell office:value-type="float" office:value="8.693636">
                <text:p>8.693636</text:p>
              </table:table-cell>
            </table:table-row>
            <table:table-row>
              <table:table-cell office:value-type="string">
                <text:p>2019-10-03 01:59:33</text:p>
              </table:table-cell>
              <table:table-cell office:value-type="float" office:value="11.833888">
                <text:p>11.833888</text:p>
              </table:table-cell>
              <table:table-cell office:value-type="float" office:value="8.714097">
                <text:p>8.714097</text:p>
              </table:table-cell>
            </table:table-row>
            <table:table-row>
              <table:table-cell office:value-type="string">
                <text:p>2019-10-03 01:59:50</text:p>
              </table:table-cell>
              <table:table-cell office:value-type="float" office:value="11.840683">
                <text:p>11.840683</text:p>
              </table:table-cell>
              <table:table-cell office:value-type="float" office:value="8.718643">
                <text:p>8.718643</text:p>
              </table:table-cell>
            </table:table-row>
            <table:table-row>
              <table:table-cell office:value-type="string">
                <text:p>2019-10-03 02:00:20</text:p>
              </table:table-cell>
              <table:table-cell office:value-type="float" office:value="11.854623">
                <text:p>11.854623</text:p>
              </table:table-cell>
              <table:table-cell office:value-type="float" office:value="8.729388">
                <text:p>8.729388</text:p>
              </table:table-cell>
            </table:table-row>
            <table:table-row>
              <table:table-cell office:value-type="string">
                <text:p>2019-10-03 02:00:52</text:p>
              </table:table-cell>
              <table:table-cell office:value-type="float" office:value="11.86971">
                <text:p>11.86971</text:p>
              </table:table-cell>
              <table:table-cell office:value-type="float" office:value="8.741512">
                <text:p>8.741512</text:p>
              </table:table-cell>
            </table:table-row>
            <table:table-row>
              <table:table-cell office:value-type="string">
                <text:p>2019-10-03 02:01:12</text:p>
              </table:table-cell>
              <table:table-cell office:value-type="float" office:value="11.876318">
                <text:p>11.876318</text:p>
              </table:table-cell>
              <table:table-cell office:value-type="float" office:value="8.746106">
                <text:p>8.746106</text:p>
              </table:table-cell>
            </table:table-row>
            <table:table-row>
              <table:table-cell office:value-type="string">
                <text:p>2019-10-03 02:01:33</text:p>
              </table:table-cell>
              <table:table-cell office:value-type="float" office:value="11.883185">
                <text:p>11.883185</text:p>
              </table:table-cell>
              <table:table-cell office:value-type="float" office:value="8.751318">
                <text:p>8.751318</text:p>
              </table:table-cell>
            </table:table-row>
            <table:table-row>
              <table:table-cell office:value-type="string">
                <text:p>2019-10-03 02:01:53</text:p>
              </table:table-cell>
              <table:table-cell office:value-type="float" office:value="11.890445">
                <text:p>11.890445</text:p>
              </table:table-cell>
              <table:table-cell office:value-type="float" office:value="8.756859">
                <text:p>8.756859</text:p>
              </table:table-cell>
            </table:table-row>
            <table:table-row>
              <table:table-cell office:value-type="string">
                <text:p>2019-10-03 02:02:13</text:p>
              </table:table-cell>
              <table:table-cell office:value-type="float" office:value="11.897705">
                <text:p>11.897705</text:p>
              </table:table-cell>
              <table:table-cell office:value-type="float" office:value="8.7624">
                <text:p>8.7624</text:p>
              </table:table-cell>
            </table:table-row>
            <table:table-row>
              <table:table-cell office:value-type="string">
                <text:p>2019-10-03 02:02:39</text:p>
              </table:table-cell>
              <table:table-cell office:value-type="float" office:value="11.918063">
                <text:p>11.918063</text:p>
              </table:table-cell>
              <table:table-cell office:value-type="float" office:value="8.776657">
                <text:p>8.776657</text:p>
              </table:table-cell>
            </table:table-row>
            <table:table-row>
              <table:table-cell office:value-type="string">
                <text:p>2019-10-03 02:02:59</text:p>
              </table:table-cell>
              <table:table-cell office:value-type="float" office:value="11.925323">
                <text:p>11.925323</text:p>
              </table:table-cell>
              <table:table-cell office:value-type="float" office:value="8.782198">
                <text:p>8.782198</text:p>
              </table:table-cell>
            </table:table-row>
            <table:table-row>
              <table:table-cell office:value-type="string">
                <text:p>2019-10-03 02:03:21</text:p>
              </table:table-cell>
              <table:table-cell office:value-type="float" office:value="11.939717">
                <text:p>11.939717</text:p>
              </table:table-cell>
              <table:table-cell office:value-type="float" office:value="8.791719">
                <text:p>8.791719</text:p>
              </table:table-cell>
            </table:table-row>
            <table:table-row>
              <table:table-cell office:value-type="string">
                <text:p>2019-10-03 02:03:41</text:p>
              </table:table-cell>
              <table:table-cell office:value-type="float" office:value="11.946777">
                <text:p>11.946777</text:p>
              </table:table-cell>
              <table:table-cell office:value-type="float" office:value="8.796908">
                <text:p>8.796908</text:p>
              </table:table-cell>
            </table:table-row>
            <table:table-row>
              <table:table-cell office:value-type="string">
                <text:p>2019-10-03 02:04:13</text:p>
              </table:table-cell>
              <table:table-cell office:value-type="float" office:value="11.961675">
                <text:p>11.961675</text:p>
              </table:table-cell>
              <table:table-cell office:value-type="float" office:value="8.80866">
                <text:p>8.80866</text:p>
              </table:table-cell>
            </table:table-row>
            <table:table-row>
              <table:table-cell office:value-type="string">
                <text:p>2019-10-03 02:04:28</text:p>
              </table:table-cell>
              <table:table-cell office:value-type="float" office:value="11.968473">
                <text:p>11.968473</text:p>
              </table:table-cell>
              <table:table-cell office:value-type="float" office:value="8.813224">
                <text:p>8.813224</text:p>
              </table:table-cell>
            </table:table-row>
            <table:table-row>
              <table:table-cell office:value-type="string">
                <text:p>2019-10-03 02:04:44</text:p>
              </table:table-cell>
              <table:table-cell office:value-type="float" office:value="11.975069">
                <text:p>11.975069</text:p>
              </table:table-cell>
              <table:table-cell office:value-type="float" office:value="8.817772">
                <text:p>8.817772</text:p>
              </table:table-cell>
            </table:table-row>
            <table:table-row>
              <table:table-cell office:value-type="string">
                <text:p>2019-10-03 02:05:03</text:p>
              </table:table-cell>
              <table:table-cell office:value-type="float" office:value="11.98168">
                <text:p>11.98168</text:p>
              </table:table-cell>
              <table:table-cell office:value-type="float" office:value="8.822552">
                <text:p>8.822552</text:p>
              </table:table-cell>
            </table:table-row>
            <table:table-row>
              <table:table-cell office:value-type="string">
                <text:p>2019-10-03 02:05:24</text:p>
              </table:table-cell>
              <table:table-cell office:value-type="float" office:value="11.988478">
                <text:p>11.988478</text:p>
              </table:table-cell>
              <table:table-cell office:value-type="float" office:value="8.827101">
                <text:p>8.827101</text:p>
              </table:table-cell>
            </table:table-row>
            <table:table-row>
              <table:table-cell office:value-type="string">
                <text:p>2019-10-03 02:05:54</text:p>
              </table:table-cell>
              <table:table-cell office:value-type="float" office:value="12.002645">
                <text:p>12.002645</text:p>
              </table:table-cell>
              <table:table-cell office:value-type="float" office:value="8.838339">
                <text:p>8.838339</text:p>
              </table:table-cell>
            </table:table-row>
            <table:table-row>
              <table:table-cell office:value-type="string">
                <text:p>2019-10-03 02:06:12</text:p>
              </table:table-cell>
              <table:table-cell office:value-type="float" office:value="12.009214">
                <text:p>12.009214</text:p>
              </table:table-cell>
              <table:table-cell office:value-type="float" office:value="8.842888">
                <text:p>8.842888</text:p>
              </table:table-cell>
            </table:table-row>
            <table:table-row>
              <table:table-cell office:value-type="string">
                <text:p>2019-10-03 02:06:32</text:p>
              </table:table-cell>
              <table:table-cell office:value-type="float" office:value="12.016247">
                <text:p>12.016247</text:p>
              </table:table-cell>
              <table:table-cell office:value-type="float" office:value="8.847937">
                <text:p>8.847937</text:p>
              </table:table-cell>
            </table:table-row>
            <table:table-row>
              <table:table-cell office:value-type="string">
                <text:p>2019-10-03 02:07:03</text:p>
              </table:table-cell>
              <table:table-cell office:value-type="float" office:value="12.030439">
                <text:p>12.030439</text:p>
              </table:table-cell>
              <table:table-cell office:value-type="float" office:value="8.859668">
                <text:p>8.859668</text:p>
              </table:table-cell>
            </table:table-row>
            <table:table-row>
              <table:table-cell office:value-type="string">
                <text:p>2019-10-03 02:07:35</text:p>
              </table:table-cell>
              <table:table-cell office:value-type="float" office:value="12.045398">
                <text:p>12.045398</text:p>
              </table:table-cell>
              <table:table-cell office:value-type="float" office:value="8.869174">
                <text:p>8.869174</text:p>
              </table:table-cell>
            </table:table-row>
            <table:table-row>
              <table:table-cell office:value-type="string">
                <text:p>2019-10-03 02:07:50</text:p>
              </table:table-cell>
              <table:table-cell office:value-type="float" office:value="12.052256">
                <text:p>12.052256</text:p>
              </table:table-cell>
              <table:table-cell office:value-type="float" office:value="8.874363">
                <text:p>8.874363</text:p>
              </table:table-cell>
            </table:table-row>
            <table:table-row>
              <table:table-cell office:value-type="string">
                <text:p>2019-10-03 02:08:20</text:p>
              </table:table-cell>
              <table:table-cell office:value-type="float" office:value="12.066626">
                <text:p>12.066626</text:p>
              </table:table-cell>
              <table:table-cell office:value-type="float" office:value="8.885957">
                <text:p>8.885957</text:p>
              </table:table-cell>
            </table:table-row>
            <table:table-row>
              <table:table-cell office:value-type="string">
                <text:p>2019-10-03 02:08:47</text:p>
              </table:table-cell>
              <table:table-cell office:value-type="float" office:value="12.080889">
                <text:p>12.080889</text:p>
              </table:table-cell>
              <table:table-cell office:value-type="float" office:value="8.897469">
                <text:p>8.897469</text:p>
              </table:table-cell>
            </table:table-row>
            <table:table-row>
              <table:table-cell office:value-type="string">
                <text:p>2019-10-03 02:09:05</text:p>
              </table:table-cell>
              <table:table-cell office:value-type="float" office:value="12.087922">
                <text:p>12.087922</text:p>
              </table:table-cell>
              <table:table-cell office:value-type="float" office:value="8.902517">
                <text:p>8.902517</text:p>
              </table:table-cell>
            </table:table-row>
            <table:table-row>
              <table:table-cell office:value-type="string">
                <text:p>2019-10-03 02:09:23</text:p>
              </table:table-cell>
              <table:table-cell office:value-type="float" office:value="12.094982">
                <text:p>12.094982</text:p>
              </table:table-cell>
              <table:table-cell office:value-type="float" office:value="8.907706">
                <text:p>8.907706</text:p>
              </table:table-cell>
            </table:table-row>
            <table:table-row>
              <table:table-cell office:value-type="string">
                <text:p>2019-10-03 02:09:56</text:p>
              </table:table-cell>
              <table:table-cell office:value-type="float" office:value="12.109855">
                <text:p>12.109855</text:p>
              </table:table-cell>
              <table:table-cell office:value-type="float" office:value="8.91897">
                <text:p>8.91897</text:p>
              </table:table-cell>
            </table:table-row>
            <table:table-row>
              <table:table-cell office:value-type="string">
                <text:p>2019-10-03 02:10:27</text:p>
              </table:table-cell>
              <table:table-cell office:value-type="float" office:value="12.123654">
                <text:p>12.123654</text:p>
              </table:table-cell>
              <table:table-cell office:value-type="float" office:value="8.929997">
                <text:p>8.929997</text:p>
              </table:table-cell>
            </table:table-row>
            <table:table-row>
              <table:table-cell office:value-type="string">
                <text:p>2019-10-03 02:10:42</text:p>
              </table:table-cell>
              <table:table-cell office:value-type="float" office:value="12.130277">
                <text:p>12.130277</text:p>
              </table:table-cell>
              <table:table-cell office:value-type="float" office:value="8.934686">
                <text:p>8.934686</text:p>
              </table:table-cell>
            </table:table-row>
            <table:table-row>
              <table:table-cell office:value-type="string">
                <text:p>2019-10-03 02:11:13</text:p>
              </table:table-cell>
              <table:table-cell office:value-type="float" office:value="12.144283">
                <text:p>12.144283</text:p>
              </table:table-cell>
              <table:table-cell office:value-type="float" office:value="8.945641">
                <text:p>8.945641</text:p>
              </table:table-cell>
            </table:table-row>
            <table:table-row>
              <table:table-cell office:value-type="string">
                <text:p>2019-10-03 02:11:32</text:p>
              </table:table-cell>
              <table:table-cell office:value-type="float" office:value="12.150857">
                <text:p>12.150857</text:p>
              </table:table-cell>
              <table:table-cell office:value-type="float" office:value="8.950209">
                <text:p>8.950209</text:p>
              </table:table-cell>
            </table:table-row>
            <table:table-row>
              <table:table-cell office:value-type="string">
                <text:p>2019-10-03 02:11:49</text:p>
              </table:table-cell>
              <table:table-cell office:value-type="float" office:value="12.157666">
                <text:p>12.157666</text:p>
              </table:table-cell>
              <table:table-cell office:value-type="float" office:value="8.955261">
                <text:p>8.955261</text:p>
              </table:table-cell>
            </table:table-row>
            <table:table-row>
              <table:table-cell office:value-type="string">
                <text:p>2019-10-03 02:12:04</text:p>
              </table:table-cell>
              <table:table-cell office:value-type="float" office:value="12.164267">
                <text:p>12.164267</text:p>
              </table:table-cell>
              <table:table-cell office:value-type="float" office:value="8.959954">
                <text:p>8.959954</text:p>
              </table:table-cell>
            </table:table-row>
            <table:table-row>
              <table:table-cell office:value-type="string">
                <text:p>2019-10-03 02:12:19</text:p>
              </table:table-cell>
              <table:table-cell office:value-type="float" office:value="12.171305">
                <text:p>12.171305</text:p>
              </table:table-cell>
              <table:table-cell office:value-type="float" office:value="8.963982">
                <text:p>8.963982</text:p>
              </table:table-cell>
            </table:table-row>
            <table:table-row>
              <table:table-cell office:value-type="string">
                <text:p>2019-10-03 02:12:40</text:p>
              </table:table-cell>
              <table:table-cell office:value-type="float" office:value="12.186472">
                <text:p>12.186472</text:p>
              </table:table-cell>
              <table:table-cell office:value-type="float" office:value="8.975948">
                <text:p>8.975948</text:p>
              </table:table-cell>
            </table:table-row>
            <table:table-row>
              <table:table-cell office:value-type="string">
                <text:p>2019-10-03 02:13:07</text:p>
              </table:table-cell>
              <table:table-cell office:value-type="float" office:value="12.202034">
                <text:p>12.202034</text:p>
              </table:table-cell>
              <table:table-cell office:value-type="float" office:value="8.987733">
                <text:p>8.987733</text:p>
              </table:table-cell>
            </table:table-row>
            <table:table-row>
              <table:table-cell office:value-type="string">
                <text:p>2019-10-03 02:13:28</text:p>
              </table:table-cell>
              <table:table-cell office:value-type="float" office:value="12.208635">
                <text:p>12.208635</text:p>
              </table:table-cell>
              <table:table-cell office:value-type="float" office:value="8.990321">
                <text:p>8.990321</text:p>
              </table:table-cell>
            </table:table-row>
            <table:table-row>
              <table:table-cell office:value-type="string">
                <text:p>2019-10-03 02:13:48</text:p>
              </table:table-cell>
              <table:table-cell office:value-type="float" office:value="12.214139">
                <text:p>12.214139</text:p>
              </table:table-cell>
              <table:table-cell office:value-type="float" office:value="8.992814">
                <text:p>8.992814</text:p>
              </table:table-cell>
            </table:table-row>
            <table:table-row>
              <table:table-cell office:value-type="string">
                <text:p>2019-10-03 02:14:15</text:p>
              </table:table-cell>
              <table:table-cell office:value-type="float" office:value="12.227943">
                <text:p>12.227943</text:p>
              </table:table-cell>
              <table:table-cell office:value-type="float" office:value="9.003771">
                <text:p>9.003771</text:p>
              </table:table-cell>
            </table:table-row>
            <table:table-row>
              <table:table-cell office:value-type="string">
                <text:p>2019-10-03 02:14:45</text:p>
              </table:table-cell>
              <table:table-cell office:value-type="float" office:value="12.241952">
                <text:p>12.241952</text:p>
              </table:table-cell>
              <table:table-cell office:value-type="float" office:value="9.01473">
                <text:p>9.01473</text:p>
              </table:table-cell>
            </table:table-row>
            <table:table-row>
              <table:table-cell office:value-type="string">
                <text:p>2019-10-03 02:15:22</text:p>
              </table:table-cell>
              <table:table-cell office:value-type="float" office:value="12.26825">
                <text:p>12.26825</text:p>
              </table:table-cell>
              <table:table-cell office:value-type="float" office:value="9.034784">
                <text:p>9.034784</text:p>
              </table:table-cell>
            </table:table-row>
            <table:table-row>
              <table:table-cell office:value-type="string">
                <text:p>2019-10-03 02:15:38</text:p>
              </table:table-cell>
              <table:table-cell office:value-type="float" office:value="12.275048">
                <text:p>12.275048</text:p>
              </table:table-cell>
              <table:table-cell office:value-type="float" office:value="9.039826">
                <text:p>9.039826</text:p>
              </table:table-cell>
            </table:table-row>
            <table:table-row>
              <table:table-cell office:value-type="string">
                <text:p>2019-10-03 02:16:08</text:p>
              </table:table-cell>
              <table:table-cell office:value-type="float" office:value="12.289452">
                <text:p>12.289452</text:p>
              </table:table-cell>
              <table:table-cell office:value-type="float" office:value="9.051565">
                <text:p>9.051565</text:p>
              </table:table-cell>
            </table:table-row>
            <table:table-row>
              <table:table-cell office:value-type="string">
                <text:p>2019-10-03 02:16:23</text:p>
              </table:table-cell>
              <table:table-cell office:value-type="float" office:value="12.296309">
                <text:p>12.296309</text:p>
              </table:table-cell>
              <table:table-cell office:value-type="float" office:value="9.056398">
                <text:p>9.056398</text:p>
              </table:table-cell>
            </table:table-row>
            <table:table-row>
              <table:table-cell office:value-type="string">
                <text:p>2019-10-03 02:16:56</text:p>
              </table:table-cell>
              <table:table-cell office:value-type="float" office:value="12.311193">
                <text:p>12.311193</text:p>
              </table:table-cell>
              <table:table-cell office:value-type="float" office:value="9.067672">
                <text:p>9.067672</text:p>
              </table:table-cell>
            </table:table-row>
            <table:table-row>
              <table:table-cell office:value-type="string">
                <text:p>2019-10-03 02:17:16</text:p>
              </table:table-cell>
              <table:table-cell office:value-type="float" office:value="12.317821">
                <text:p>12.317821</text:p>
              </table:table-cell>
              <table:table-cell office:value-type="float" office:value="9.072504">
                <text:p>9.072504</text:p>
              </table:table-cell>
            </table:table-row>
            <table:table-row>
              <table:table-cell office:value-type="string">
                <text:p>2019-10-03 02:17:38</text:p>
              </table:table-cell>
              <table:table-cell office:value-type="float" office:value="12.331998">
                <text:p>12.331998</text:p>
              </table:table-cell>
              <table:table-cell office:value-type="float" office:value="9.083751">
                <text:p>9.083751</text:p>
              </table:table-cell>
            </table:table-row>
            <table:table-row>
              <table:table-cell office:value-type="string">
                <text:p>2019-10-03 02:18:05</text:p>
              </table:table-cell>
              <table:table-cell office:value-type="float" office:value="12.347379">
                <text:p>12.347379</text:p>
              </table:table-cell>
              <table:table-cell office:value-type="float" office:value="9.096454">
                <text:p>9.096454</text:p>
              </table:table-cell>
            </table:table-row>
            <table:table-row>
              <table:table-cell office:value-type="string">
                <text:p>2019-10-03 02:18:20</text:p>
              </table:table-cell>
              <table:table-cell office:value-type="float" office:value="12.354242">
                <text:p>12.354242</text:p>
              </table:table-cell>
              <table:table-cell office:value-type="float" office:value="9.101647">
                <text:p>9.101647</text:p>
              </table:table-cell>
            </table:table-row>
            <table:table-row>
              <table:table-cell office:value-type="string">
                <text:p>2019-10-03 02:18:43</text:p>
              </table:table-cell>
              <table:table-cell office:value-type="float" office:value="12.36958">
                <text:p>12.36958</text:p>
              </table:table-cell>
              <table:table-cell office:value-type="float" office:value="9.113906">
                <text:p>9.113906</text:p>
              </table:table-cell>
            </table:table-row>
            <table:table-row>
              <table:table-cell office:value-type="string">
                <text:p>2019-10-03 02:19:04</text:p>
              </table:table-cell>
              <table:table-cell office:value-type="float" office:value="12.376618">
                <text:p>12.376618</text:p>
              </table:table-cell>
              <table:table-cell office:value-type="float" office:value="9.118959">
                <text:p>9.118959</text:p>
              </table:table-cell>
            </table:table-row>
            <table:table-row>
              <table:table-cell office:value-type="string">
                <text:p>2019-10-03 02:19:22</text:p>
              </table:table-cell>
              <table:table-cell office:value-type="float" office:value="12.383656">
                <text:p>12.383656</text:p>
              </table:table-cell>
              <table:table-cell office:value-type="float" office:value="9.124011">
                <text:p>9.124011</text:p>
              </table:table-cell>
            </table:table-row>
            <table:table-row>
              <table:table-cell office:value-type="string">
                <text:p>2019-10-03 02:19:44</text:p>
              </table:table-cell>
              <table:table-cell office:value-type="float" office:value="12.398767">
                <text:p>12.398767</text:p>
              </table:table-cell>
              <table:table-cell office:value-type="float" office:value="9.135777">
                <text:p>9.135777</text:p>
              </table:table-cell>
            </table:table-row>
            <table:table-row>
              <table:table-cell office:value-type="string">
                <text:p>2019-10-03 02:19:59</text:p>
              </table:table-cell>
              <table:table-cell office:value-type="float" office:value="12.405341">
                <text:p>12.405341</text:p>
              </table:table-cell>
              <table:table-cell office:value-type="float" office:value="9.14033">
                <text:p>9.14033</text:p>
              </table:table-cell>
            </table:table-row>
            <table:table-row>
              <table:table-cell office:value-type="string">
                <text:p>2019-10-03 02:20:14</text:p>
              </table:table-cell>
              <table:table-cell office:value-type="float" office:value="12.412379">
                <text:p>12.412379</text:p>
              </table:table-cell>
              <table:table-cell office:value-type="float" office:value="9.145383">
                <text:p>9.145383</text:p>
              </table:table-cell>
            </table:table-row>
            <table:table-row>
              <table:table-cell office:value-type="string">
                <text:p>2019-10-03 02:20:29</text:p>
              </table:table-cell>
              <table:table-cell office:value-type="float" office:value="12.419188">
                <text:p>12.419188</text:p>
              </table:table-cell>
              <table:table-cell office:value-type="float" office:value="9.150436">
                <text:p>9.150436</text:p>
              </table:table-cell>
            </table:table-row>
            <table:table-row>
              <table:table-cell office:value-type="string">
                <text:p>2019-10-03 02:20:53</text:p>
              </table:table-cell>
              <table:table-cell office:value-type="float" office:value="12.432882">
                <text:p>12.432882</text:p>
              </table:table-cell>
              <table:table-cell office:value-type="float" office:value="9.161051">
                <text:p>9.161051</text:p>
              </table:table-cell>
            </table:table-row>
            <table:table-row>
              <table:table-cell office:value-type="string">
                <text:p>2019-10-03 02:21:08</text:p>
              </table:table-cell>
              <table:table-cell office:value-type="float" office:value="12.439539">
                <text:p>12.439539</text:p>
              </table:table-cell>
              <table:table-cell office:value-type="float" office:value="9.165805">
                <text:p>9.165805</text:p>
              </table:table-cell>
            </table:table-row>
            <table:table-row>
              <table:table-cell office:value-type="string">
                <text:p>2019-10-03 02:21:29</text:p>
              </table:table-cell>
              <table:table-cell office:value-type="float" office:value="12.453943">
                <text:p>12.453943</text:p>
              </table:table-cell>
              <table:table-cell office:value-type="float" office:value="9.177545">
                <text:p>9.177545</text:p>
              </table:table-cell>
            </table:table-row>
            <table:table-row>
              <table:table-cell office:value-type="string">
                <text:p>2019-10-03 02:21:49</text:p>
              </table:table-cell>
              <table:table-cell office:value-type="float" office:value="12.46775">
                <text:p>12.46775</text:p>
              </table:table-cell>
              <table:table-cell office:value-type="float" office:value="9.188505">
                <text:p>9.188505</text:p>
              </table:table-cell>
            </table:table-row>
            <table:table-row>
              <table:table-cell office:value-type="string">
                <text:p>2019-10-03 02:22:07</text:p>
              </table:table-cell>
              <table:table-cell office:value-type="float" office:value="12.474351">
                <text:p>12.474351</text:p>
              </table:table-cell>
              <table:table-cell office:value-type="float" office:value="9.193058">
                <text:p>9.193058</text:p>
              </table:table-cell>
            </table:table-row>
            <table:table-row>
              <table:table-cell office:value-type="string">
                <text:p>2019-10-03 02:22:30</text:p>
              </table:table-cell>
              <table:table-cell office:value-type="float" office:value="12.489206">
                <text:p>12.489206</text:p>
              </table:table-cell>
              <table:table-cell office:value-type="float" office:value="9.2047">
                <text:p>9.2047</text:p>
              </table:table-cell>
            </table:table-row>
            <table:table-row>
              <table:table-cell office:value-type="string">
                <text:p>2019-10-03 02:22:50</text:p>
              </table:table-cell>
              <table:table-cell office:value-type="float" office:value="12.49578">
                <text:p>12.49578</text:p>
              </table:table-cell>
              <table:table-cell office:value-type="float" office:value="9.209253">
                <text:p>9.209253</text:p>
              </table:table-cell>
            </table:table-row>
            <table:table-row>
              <table:table-cell office:value-type="string">
                <text:p>2019-10-03 02:23:18</text:p>
              </table:table-cell>
              <table:table-cell office:value-type="float" office:value="12.511118">
                <text:p>12.511118</text:p>
              </table:table-cell>
              <table:table-cell office:value-type="float" office:value="9.221512">
                <text:p>9.221512</text:p>
              </table:table-cell>
            </table:table-row>
            <table:table-row>
              <table:table-cell office:value-type="string">
                <text:p>2019-10-03 02:23:41</text:p>
              </table:table-cell>
              <table:table-cell office:value-type="float" office:value="12.526229">
                <text:p>12.526229</text:p>
              </table:table-cell>
              <table:table-cell office:value-type="float" office:value="9.233276">
                <text:p>9.233276</text:p>
              </table:table-cell>
            </table:table-row>
            <table:table-row>
              <table:table-cell office:value-type="string">
                <text:p>2019-10-03 02:23:59</text:p>
              </table:table-cell>
              <table:table-cell office:value-type="float" office:value="12.5328">
                <text:p>12.5328</text:p>
              </table:table-cell>
              <table:table-cell office:value-type="float" office:value="9.237826">
                <text:p>9.237826</text:p>
              </table:table-cell>
            </table:table-row>
            <table:table-row>
              <table:table-cell office:value-type="string">
                <text:p>2019-10-03 02:24:20</text:p>
              </table:table-cell>
              <table:table-cell office:value-type="float" office:value="12.539609">
                <text:p>12.539609</text:p>
              </table:table-cell>
              <table:table-cell office:value-type="float" office:value="9.242879">
                <text:p>9.242879</text:p>
              </table:table-cell>
            </table:table-row>
            <table:table-row>
              <table:table-cell office:value-type="string">
                <text:p>2019-10-03 02:24:43</text:p>
              </table:table-cell>
              <table:table-cell office:value-type="float" office:value="12.553823">
                <text:p>12.553823</text:p>
              </table:table-cell>
              <table:table-cell office:value-type="float" office:value="9.254195">
                <text:p>9.254195</text:p>
              </table:table-cell>
            </table:table-row>
            <table:table-row>
              <table:table-cell office:value-type="string">
                <text:p>2019-10-03 02:25:32</text:p>
              </table:table-cell>
              <table:table-cell office:value-type="float" office:value="12.579895">
                <text:p>12.579895</text:p>
              </table:table-cell>
              <table:table-cell office:value-type="float" office:value="9.274784">
                <text:p>9.274784</text:p>
              </table:table-cell>
            </table:table-row>
            <table:table-row>
              <table:table-cell office:value-type="string">
                <text:p>2019-10-03 02:25:47</text:p>
              </table:table-cell>
              <table:table-cell office:value-type="float" office:value="12.586469">
                <text:p>12.586469</text:p>
              </table:table-cell>
              <table:table-cell office:value-type="float" office:value="9.279337">
                <text:p>9.279337</text:p>
              </table:table-cell>
            </table:table-row>
            <table:table-row>
              <table:table-cell office:value-type="string">
                <text:p>2019-10-03 02:26:03</text:p>
              </table:table-cell>
              <table:table-cell office:value-type="float" office:value="12.593305">
                <text:p>12.593305</text:p>
              </table:table-cell>
              <table:table-cell office:value-type="float" office:value="9.28453">
                <text:p>9.28453</text:p>
              </table:table-cell>
            </table:table-row>
            <table:table-row>
              <table:table-cell office:value-type="string">
                <text:p>2019-10-03 02:26:35</text:p>
              </table:table-cell>
              <table:table-cell office:value-type="float" office:value="12.60819">
                <text:p>12.60819</text:p>
              </table:table-cell>
              <table:table-cell office:value-type="float" office:value="9.295274">
                <text:p>9.295274</text:p>
              </table:table-cell>
            </table:table-row>
            <table:table-row>
              <table:table-cell office:value-type="string">
                <text:p>2019-10-03 02:26:52</text:p>
              </table:table-cell>
              <table:table-cell office:value-type="float" office:value="12.615228">
                <text:p>12.615228</text:p>
              </table:table-cell>
              <table:table-cell office:value-type="float" office:value="9.300327">
                <text:p>9.300327</text:p>
              </table:table-cell>
            </table:table-row>
            <table:table-row>
              <table:table-cell office:value-type="string">
                <text:p>2019-10-03 02:27:13</text:p>
              </table:table-cell>
              <table:table-cell office:value-type="float" office:value="12.62192">
                <text:p>12.62192</text:p>
              </table:table-cell>
              <table:table-cell office:value-type="float" office:value="9.305228">
                <text:p>9.305228</text:p>
              </table:table-cell>
            </table:table-row>
            <table:table-row>
              <table:table-cell office:value-type="string">
                <text:p>2019-10-03 02:27:42</text:p>
              </table:table-cell>
              <table:table-cell office:value-type="float" office:value="12.636631">
                <text:p>12.636631</text:p>
              </table:table-cell>
              <table:table-cell office:value-type="float" office:value="9.316703">
                <text:p>9.316703</text:p>
              </table:table-cell>
            </table:table-row>
            <table:table-row>
              <table:table-cell office:value-type="string">
                <text:p>2019-10-03 02:28:04</text:p>
              </table:table-cell>
              <table:table-cell office:value-type="float" office:value="12.651806">
                <text:p>12.651806</text:p>
              </table:table-cell>
              <table:table-cell office:value-type="float" office:value="9.328679">
                <text:p>9.328679</text:p>
              </table:table-cell>
            </table:table-row>
            <table:table-row>
              <table:table-cell office:value-type="string">
                <text:p>2019-10-03 02:28:19</text:p>
              </table:table-cell>
              <table:table-cell office:value-type="float" office:value="12.658406">
                <text:p>12.658406</text:p>
              </table:table-cell>
              <table:table-cell office:value-type="float" office:value="9.332696">
                <text:p>9.332696</text:p>
              </table:table-cell>
            </table:table-row>
            <table:table-row>
              <table:table-cell office:value-type="string">
                <text:p>2019-10-03 02:28:40</text:p>
              </table:table-cell>
              <table:table-cell office:value-type="float" office:value="12.672354">
                <text:p>12.672354</text:p>
              </table:table-cell>
              <table:table-cell office:value-type="float" office:value="9.343944">
                <text:p>9.343944</text:p>
              </table:table-cell>
            </table:table-row>
            <table:table-row>
              <table:table-cell office:value-type="string">
                <text:p>2019-10-03 02:29:11</text:p>
              </table:table-cell>
              <table:table-cell office:value-type="float" office:value="12.686534">
                <text:p>12.686534</text:p>
              </table:table-cell>
              <table:table-cell office:value-type="float" office:value="9.355195">
                <text:p>9.355195</text:p>
              </table:table-cell>
            </table:table-row>
            <table:table-row>
              <table:table-cell office:value-type="string">
                <text:p>2019-10-03 02:29:28</text:p>
              </table:table-cell>
              <table:table-cell office:value-type="float" office:value="12.693414">
                <text:p>12.693414</text:p>
              </table:table-cell>
              <table:table-cell office:value-type="float" office:value="9.360449">
                <text:p>9.360449</text:p>
              </table:table-cell>
            </table:table-row>
            <table:table-row>
              <table:table-cell office:value-type="string">
                <text:p>2019-10-03 02:29:46</text:p>
              </table:table-cell>
              <table:table-cell office:value-type="float" office:value="12.700015">
                <text:p>12.700015</text:p>
              </table:table-cell>
              <table:table-cell office:value-type="float" office:value="9.365142">
                <text:p>9.365142</text:p>
              </table:table-cell>
            </table:table-row>
            <table:table-row>
              <table:table-cell office:value-type="string">
                <text:p>2019-10-03 02:30:07</text:p>
              </table:table-cell>
              <table:table-cell office:value-type="float" office:value="12.714248">
                <text:p>12.714248</text:p>
              </table:table-cell>
              <table:table-cell office:value-type="float" office:value="9.376591">
                <text:p>9.376591</text:p>
              </table:table-cell>
            </table:table-row>
            <table:table-row>
              <table:table-cell office:value-type="string">
                <text:p>2019-10-03 02:30:27</text:p>
              </table:table-cell>
              <table:table-cell office:value-type="float" office:value="12.720822">
                <text:p>12.720822</text:p>
              </table:table-cell>
              <table:table-cell office:value-type="float" office:value="9.381144">
                <text:p>9.381144</text:p>
              </table:table-cell>
            </table:table-row>
            <table:table-row>
              <table:table-cell office:value-type="string">
                <text:p>2019-10-03 02:30:58</text:p>
              </table:table-cell>
              <table:table-cell office:value-type="float" office:value="12.735061">
                <text:p>12.735061</text:p>
              </table:table-cell>
              <table:table-cell office:value-type="float" office:value="9.392952">
                <text:p>9.392952</text:p>
              </table:table-cell>
            </table:table-row>
            <table:table-row>
              <table:table-cell office:value-type="string">
                <text:p>2019-10-03 02:31:19</text:p>
              </table:table-cell>
              <table:table-cell office:value-type="float" office:value="12.741662">
                <text:p>12.741662</text:p>
              </table:table-cell>
              <table:table-cell office:value-type="float" office:value="9.397504">
                <text:p>9.397504</text:p>
              </table:table-cell>
            </table:table-row>
            <table:table-row>
              <table:table-cell office:value-type="string">
                <text:p>2019-10-03 02:31:48</text:p>
              </table:table-cell>
              <table:table-cell office:value-type="float" office:value="12.755612">
                <text:p>12.755612</text:p>
              </table:table-cell>
              <table:table-cell office:value-type="float" office:value="9.40826">
                <text:p>9.40826</text:p>
              </table:table-cell>
            </table:table-row>
            <table:table-row>
              <table:table-cell office:value-type="string">
                <text:p>2019-10-03 02:32:08</text:p>
              </table:table-cell>
              <table:table-cell office:value-type="float" office:value="12.76244">
                <text:p>12.76244</text:p>
              </table:table-cell>
              <table:table-cell office:value-type="float" office:value="9.413445">
                <text:p>9.413445</text:p>
              </table:table-cell>
            </table:table-row>
            <table:table-row>
              <table:table-cell office:value-type="string">
                <text:p>2019-10-03 02:32:39</text:p>
              </table:table-cell>
              <table:table-cell office:value-type="float" office:value="12.77619">
                <text:p>12.77619</text:p>
              </table:table-cell>
              <table:table-cell office:value-type="float" office:value="9.424262">
                <text:p>9.424262</text:p>
              </table:table-cell>
            </table:table-row>
            <table:table-row>
              <table:table-cell office:value-type="string">
                <text:p>2019-10-03 02:32:54</text:p>
              </table:table-cell>
              <table:table-cell office:value-type="float" office:value="12.782764">
                <text:p>12.782764</text:p>
              </table:table-cell>
              <table:table-cell office:value-type="float" office:value="9.428815">
                <text:p>9.428815</text:p>
              </table:table-cell>
            </table:table-row>
            <table:table-row>
              <table:table-cell office:value-type="string">
                <text:p>2019-10-03 02:33:15</text:p>
              </table:table-cell>
              <table:table-cell office:value-type="float" office:value="12.796739">
                <text:p>12.796739</text:p>
              </table:table-cell>
              <table:table-cell office:value-type="float" office:value="9.440063">
                <text:p>9.440063</text:p>
              </table:table-cell>
            </table:table-row>
            <table:table-row>
              <table:table-cell office:value-type="string">
                <text:p>2019-10-03 02:33:46</text:p>
              </table:table-cell>
              <table:table-cell office:value-type="float" office:value="12.810975">
                <text:p>12.810975</text:p>
              </table:table-cell>
              <table:table-cell office:value-type="float" office:value="9.451515">
                <text:p>9.451515</text:p>
              </table:table-cell>
            </table:table-row>
            <table:table-row>
              <table:table-cell office:value-type="string">
                <text:p>2019-10-03 02:34:06</text:p>
              </table:table-cell>
              <table:table-cell office:value-type="float" office:value="12.816467">
                <text:p>12.816467</text:p>
              </table:table-cell>
              <table:table-cell office:value-type="float" office:value="9.453963">
                <text:p>9.453963</text:p>
              </table:table-cell>
            </table:table-row>
            <table:table-row>
              <table:table-cell office:value-type="string">
                <text:p>2019-10-03 02:34:21</text:p>
              </table:table-cell>
              <table:table-cell office:value-type="float" office:value="12.823276">
                <text:p>12.823276</text:p>
              </table:table-cell>
              <table:table-cell office:value-type="float" office:value="9.459015">
                <text:p>9.459015</text:p>
              </table:table-cell>
            </table:table-row>
            <table:table-row>
              <table:table-cell office:value-type="string">
                <text:p>2019-10-03 02:34:42</text:p>
              </table:table-cell>
              <table:table-cell office:value-type="float" office:value="12.830079">
                <text:p>12.830079</text:p>
              </table:table-cell>
              <table:table-cell office:value-type="float" office:value="9.463568">
                <text:p>9.463568</text:p>
              </table:table-cell>
            </table:table-row>
            <table:table-row>
              <table:table-cell office:value-type="string">
                <text:p>2019-10-03 02:34:57</text:p>
              </table:table-cell>
              <table:table-cell office:value-type="float" office:value="12.837109">
                <text:p>12.837109</text:p>
              </table:table-cell>
              <table:table-cell office:value-type="float" office:value="9.468613">
                <text:p>9.468613</text:p>
              </table:table-cell>
            </table:table-row>
            <table:table-row>
              <table:table-cell office:value-type="string">
                <text:p>2019-10-03 02:35:48</text:p>
              </table:table-cell>
              <table:table-cell office:value-type="float" office:value="12.863631">
                <text:p>12.863631</text:p>
              </table:table-cell>
              <table:table-cell office:value-type="float" office:value="9.489063">
                <text:p>9.489063</text:p>
              </table:table-cell>
            </table:table-row>
            <table:table-row>
              <table:table-cell office:value-type="string">
                <text:p>2019-10-03 02:36:08</text:p>
              </table:table-cell>
              <table:table-cell office:value-type="float" office:value="12.870467">
                <text:p>12.870467</text:p>
              </table:table-cell>
              <table:table-cell office:value-type="float" office:value="9.494256">
                <text:p>9.494256</text:p>
              </table:table-cell>
            </table:table-row>
            <table:table-row>
              <table:table-cell office:value-type="string">
                <text:p>2019-10-03 02:36:29</text:p>
              </table:table-cell>
              <table:table-cell office:value-type="float" office:value="12.883984">
                <text:p>12.883984</text:p>
              </table:table-cell>
              <table:table-cell office:value-type="float" office:value="9.503398">
                <text:p>9.503398</text:p>
              </table:table-cell>
            </table:table-row>
            <table:table-row>
              <table:table-cell office:value-type="string">
                <text:p>2019-10-03 02:36:59</text:p>
              </table:table-cell>
              <table:table-cell office:value-type="float" office:value="12.897937">
                <text:p>12.897937</text:p>
              </table:table-cell>
              <table:table-cell office:value-type="float" office:value="9.514156">
                <text:p>9.514156</text:p>
              </table:table-cell>
            </table:table-row>
            <table:table-row>
              <table:table-cell office:value-type="string">
                <text:p>2019-10-03 02:37:19</text:p>
              </table:table-cell>
              <table:table-cell office:value-type="float" office:value="12.912152">
                <text:p>12.912152</text:p>
              </table:table-cell>
              <table:table-cell office:value-type="float" office:value="9.525967">
                <text:p>9.525967</text:p>
              </table:table-cell>
            </table:table-row>
            <table:table-row>
              <table:table-cell office:value-type="string">
                <text:p>2019-10-03 02:37:44</text:p>
              </table:table-cell>
              <table:table-cell office:value-type="float" office:value="12.927039">
                <text:p>12.927039</text:p>
              </table:table-cell>
              <table:table-cell office:value-type="float" office:value="9.537244">
                <text:p>9.537244</text:p>
              </table:table-cell>
            </table:table-row>
            <table:table-row>
              <table:table-cell office:value-type="string">
                <text:p>2019-10-03 02:38:00</text:p>
              </table:table-cell>
              <table:table-cell office:value-type="float" office:value="12.933875">
                <text:p>12.933875</text:p>
              </table:table-cell>
              <table:table-cell office:value-type="float" office:value="9.542436">
                <text:p>9.542436</text:p>
              </table:table-cell>
            </table:table-row>
            <table:table-row>
              <table:table-cell office:value-type="string">
                <text:p>2019-10-03 02:38:15</text:p>
              </table:table-cell>
              <table:table-cell office:value-type="float" office:value="12.940969">
                <text:p>12.940969</text:p>
              </table:table-cell>
              <table:table-cell office:value-type="float" office:value="9.54769">
                <text:p>9.54769</text:p>
              </table:table-cell>
            </table:table-row>
            <table:table-row>
              <table:table-cell office:value-type="string">
                <text:p>2019-10-03 02:38:41</text:p>
              </table:table-cell>
              <table:table-cell office:value-type="float" office:value="12.955853">
                <text:p>12.955853</text:p>
              </table:table-cell>
              <table:table-cell office:value-type="float" office:value="9.558965">
                <text:p>9.558965</text:p>
              </table:table-cell>
            </table:table-row>
            <table:table-row>
              <table:table-cell office:value-type="string">
                <text:p>2019-10-03 02:39:02</text:p>
              </table:table-cell>
              <table:table-cell office:value-type="float" office:value="12.962461">
                <text:p>12.962461</text:p>
              </table:table-cell>
              <table:table-cell office:value-type="float" office:value="9.563598">
                <text:p>9.563598</text:p>
              </table:table-cell>
            </table:table-row>
            <table:table-row>
              <table:table-cell office:value-type="string">
                <text:p>2019-10-03 02:39:17</text:p>
              </table:table-cell>
              <table:table-cell office:value-type="float" office:value="12.969062">
                <text:p>12.969062</text:p>
              </table:table-cell>
              <table:table-cell office:value-type="float" office:value="9.568166">
                <text:p>9.568166</text:p>
              </table:table-cell>
            </table:table-row>
            <table:table-row>
              <table:table-cell office:value-type="string">
                <text:p>2019-10-03 02:39:38</text:p>
              </table:table-cell>
              <table:table-cell office:value-type="float" office:value="12.975636">
                <text:p>12.975636</text:p>
              </table:table-cell>
              <table:table-cell office:value-type="float" office:value="9.572718">
                <text:p>9.572718</text:p>
              </table:table-cell>
            </table:table-row>
            <table:table-row>
              <table:table-cell office:value-type="string">
                <text:p>2019-10-03 02:39:59</text:p>
              </table:table-cell>
              <table:table-cell office:value-type="float" office:value="12.989611">
                <text:p>12.989611</text:p>
              </table:table-cell>
              <table:table-cell office:value-type="float" office:value="9.583966">
                <text:p>9.583966</text:p>
              </table:table-cell>
            </table:table-row>
            <table:table-row>
              <table:table-cell office:value-type="string">
                <text:p>2019-10-03 02:40:31</text:p>
              </table:table-cell>
              <table:table-cell office:value-type="float" office:value="13.004588">
                <text:p>13.004588</text:p>
              </table:table-cell>
              <table:table-cell office:value-type="float" office:value="9.595526">
                <text:p>9.595526</text:p>
              </table:table-cell>
            </table:table-row>
            <table:table-row>
              <table:table-cell office:value-type="string">
                <text:p>2019-10-03 02:41:00</text:p>
              </table:table-cell>
              <table:table-cell office:value-type="float" office:value="13.019475">
                <text:p>13.019475</text:p>
              </table:table-cell>
              <table:table-cell office:value-type="float" office:value="9.606802">
                <text:p>9.606802</text:p>
              </table:table-cell>
            </table:table-row>
            <table:table-row>
              <table:table-cell office:value-type="string">
                <text:p>2019-10-03 02:41:15</text:p>
              </table:table-cell>
              <table:table-cell office:value-type="float" office:value="13.026338">
                <text:p>13.026338</text:p>
              </table:table-cell>
              <table:table-cell office:value-type="float" office:value="9.611995">
                <text:p>9.611995</text:p>
              </table:table-cell>
            </table:table-row>
            <table:table-row>
              <table:table-cell office:value-type="string">
                <text:p>2019-10-03 02:41:36</text:p>
              </table:table-cell>
              <table:table-cell office:value-type="float" office:value="13.033376">
                <text:p>13.033376</text:p>
              </table:table-cell>
              <table:table-cell office:value-type="float" office:value="9.617048">
                <text:p>9.617048</text:p>
              </table:table-cell>
            </table:table-row>
            <table:table-row>
              <table:table-cell office:value-type="string">
                <text:p>2019-10-03 02:42:09</text:p>
              </table:table-cell>
              <table:table-cell office:value-type="float" office:value="13.048487">
                <text:p>13.048487</text:p>
              </table:table-cell>
              <table:table-cell office:value-type="float" office:value="9.628815">
                <text:p>9.628815</text:p>
              </table:table-cell>
            </table:table-row>
            <table:table-row>
              <table:table-cell office:value-type="string">
                <text:p>2019-10-03 02:42:40</text:p>
              </table:table-cell>
              <table:table-cell office:value-type="float" office:value="13.062238">
                <text:p>13.062238</text:p>
              </table:table-cell>
              <table:table-cell office:value-type="float" office:value="9.639714">
                <text:p>9.639714</text:p>
              </table:table-cell>
            </table:table-row>
            <table:table-row>
              <table:table-cell office:value-type="string">
                <text:p>2019-10-03 02:43:01</text:p>
              </table:table-cell>
              <table:table-cell office:value-type="float" office:value="13.067742">
                <text:p>13.067742</text:p>
              </table:table-cell>
              <table:table-cell office:value-type="float" office:value="9.642207">
                <text:p>9.642207</text:p>
              </table:table-cell>
            </table:table-row>
            <table:table-row>
              <table:table-cell office:value-type="string">
                <text:p>2019-10-03 02:43:21</text:p>
              </table:table-cell>
              <table:table-cell office:value-type="float" office:value="13.08169">
                <text:p>13.08169</text:p>
              </table:table-cell>
              <table:table-cell office:value-type="float" office:value="9.653453">
                <text:p>9.653453</text:p>
              </table:table-cell>
            </table:table-row>
            <table:table-row>
              <table:table-cell office:value-type="string">
                <text:p>2019-10-03 02:43:52</text:p>
              </table:table-cell>
              <table:table-cell office:value-type="float" office:value="13.09587">
                <text:p>13.09587</text:p>
              </table:table-cell>
              <table:table-cell office:value-type="float" office:value="9.664704">
                <text:p>9.664704</text:p>
              </table:table-cell>
            </table:table-row>
            <table:table-row>
              <table:table-cell office:value-type="string">
                <text:p>2019-10-03 02:44:16</text:p>
              </table:table-cell>
              <table:table-cell office:value-type="float" office:value="13.109836">
                <text:p>13.109836</text:p>
              </table:table-cell>
              <table:table-cell office:value-type="float" office:value="9.675905">
                <text:p>9.675905</text:p>
              </table:table-cell>
            </table:table-row>
            <table:table-row>
              <table:table-cell office:value-type="string">
                <text:p>2019-10-03 02:44:32</text:p>
              </table:table-cell>
              <table:table-cell office:value-type="float" office:value="13.116464">
                <text:p>13.116464</text:p>
              </table:table-cell>
              <table:table-cell office:value-type="float" office:value="9.680598">
                <text:p>9.680598</text:p>
              </table:table-cell>
            </table:table-row>
            <table:table-row>
              <table:table-cell office:value-type="string">
                <text:p>2019-10-03 02:44:47</text:p>
              </table:table-cell>
              <table:table-cell office:value-type="float" office:value="13.123521">
                <text:p>13.123521</text:p>
              </table:table-cell>
              <table:table-cell office:value-type="float" office:value="9.685783">
                <text:p>9.685783</text:p>
              </table:table-cell>
            </table:table-row>
            <table:table-row>
              <table:table-cell office:value-type="string">
                <text:p>2019-10-03 02:45:03</text:p>
              </table:table-cell>
              <table:table-cell office:value-type="float" office:value="13.130134">
                <text:p>13.130134</text:p>
              </table:table-cell>
              <table:table-cell office:value-type="float" office:value="9.690381">
                <text:p>9.690381</text:p>
              </table:table-cell>
            </table:table-row>
            <table:table-row>
              <table:table-cell office:value-type="string">
                <text:p>2019-10-03 02:45:36</text:p>
              </table:table-cell>
              <table:table-cell office:value-type="float" office:value="13.145043">
                <text:p>13.145043</text:p>
              </table:table-cell>
              <table:table-cell office:value-type="float" office:value="9.702148">
                <text:p>9.702148</text:p>
              </table:table-cell>
            </table:table-row>
            <table:table-row>
              <table:table-cell office:value-type="string">
                <text:p>2019-10-03 02:45:57</text:p>
              </table:table-cell>
              <table:table-cell office:value-type="float" office:value="13.151641">
                <text:p>13.151641</text:p>
              </table:table-cell>
              <table:table-cell office:value-type="float" office:value="9.706698">
                <text:p>9.706698</text:p>
              </table:table-cell>
            </table:table-row>
            <table:table-row>
              <table:table-cell office:value-type="string">
                <text:p>2019-10-03 02:46:13</text:p>
              </table:table-cell>
              <table:table-cell office:value-type="float" office:value="13.157992">
                <text:p>13.157992</text:p>
              </table:table-cell>
              <table:table-cell office:value-type="float" office:value="9.709645">
                <text:p>9.709645</text:p>
              </table:table-cell>
            </table:table-row>
            <table:table-row>
              <table:table-cell office:value-type="string">
                <text:p>2019-10-03 02:46:34</text:p>
              </table:table-cell>
              <table:table-cell office:value-type="float" office:value="13.172888">
                <text:p>13.172888</text:p>
              </table:table-cell>
              <table:table-cell office:value-type="float" office:value="9.72098">
                <text:p>9.72098</text:p>
              </table:table-cell>
            </table:table-row>
            <table:table-row>
              <table:table-cell office:value-type="string">
                <text:p>2019-10-03 02:46:49</text:p>
              </table:table-cell>
              <table:table-cell office:value-type="float" office:value="13.179462">
                <text:p>13.179462</text:p>
              </table:table-cell>
              <table:table-cell office:value-type="float" office:value="9.725532">
                <text:p>9.725532</text:p>
              </table:table-cell>
            </table:table-row>
            <table:table-row>
              <table:table-cell office:value-type="string">
                <text:p>2019-10-03 02:47:11</text:p>
              </table:table-cell>
              <table:table-cell office:value-type="float" office:value="13.194629">
                <text:p>13.194629</text:p>
              </table:table-cell>
              <table:table-cell office:value-type="float" office:value="9.7375">
                <text:p>9.7375</text:p>
              </table:table-cell>
            </table:table-row>
            <table:table-row>
              <table:table-cell office:value-type="string">
                <text:p>2019-10-03 02:47:42</text:p>
              </table:table-cell>
              <table:table-cell office:value-type="float" office:value="13.208353">
                <text:p>13.208353</text:p>
              </table:table-cell>
              <table:table-cell office:value-type="float" office:value="9.748259">
                <text:p>9.748259</text:p>
              </table:table-cell>
            </table:table-row>
            <table:table-row>
              <table:table-cell office:value-type="string">
                <text:p>2019-10-03 02:48:11</text:p>
              </table:table-cell>
              <table:table-cell office:value-type="float" office:value="13.223011">
                <text:p>13.223011</text:p>
              </table:table-cell>
              <table:table-cell office:value-type="float" office:value="9.759536">
                <text:p>9.759536</text:p>
              </table:table-cell>
            </table:table-row>
            <table:table-row>
              <table:table-cell office:value-type="string">
                <text:p>2019-10-03 02:48:48</text:p>
              </table:table-cell>
              <table:table-cell office:value-type="float" office:value="13.239165">
                <text:p>13.239165</text:p>
              </table:table-cell>
              <table:table-cell office:value-type="float" office:value="9.77176">
                <text:p>9.77176</text:p>
              </table:table-cell>
            </table:table-row>
            <table:table-row>
              <table:table-cell office:value-type="string">
                <text:p>2019-10-03 02:49:21</text:p>
              </table:table-cell>
              <table:table-cell office:value-type="float" office:value="13.254108">
                <text:p>13.254108</text:p>
              </table:table-cell>
              <table:table-cell office:value-type="float" office:value="9.783239">
                <text:p>9.783239</text:p>
              </table:table-cell>
            </table:table-row>
            <table:table-row>
              <table:table-cell office:value-type="string">
                <text:p>2019-10-03 02:49:45</text:p>
              </table:table-cell>
              <table:table-cell office:value-type="float" office:value="13.269017">
                <text:p>13.269017</text:p>
              </table:table-cell>
              <table:table-cell office:value-type="float" office:value="9.795006">
                <text:p>9.795006</text:p>
              </table:table-cell>
            </table:table-row>
            <table:table-row>
              <table:table-cell office:value-type="string">
                <text:p>2019-10-03 02:50:06</text:p>
              </table:table-cell>
              <table:table-cell office:value-type="float" office:value="13.283026">
                <text:p>13.283026</text:p>
              </table:table-cell>
              <table:table-cell office:value-type="float" office:value="9.805965">
                <text:p>9.805965</text:p>
              </table:table-cell>
            </table:table-row>
            <table:table-row>
              <table:table-cell office:value-type="string">
                <text:p>2019-10-03 02:50:27</text:p>
              </table:table-cell>
              <table:table-cell office:value-type="float" office:value="13.297091">
                <text:p>13.297091</text:p>
              </table:table-cell>
              <table:table-cell office:value-type="float" office:value="9.817125">
                <text:p>9.817125</text:p>
              </table:table-cell>
            </table:table-row>
            <table:table-row>
              <table:table-cell office:value-type="string">
                <text:p>2019-10-03 02:51:00</text:p>
              </table:table-cell>
              <table:table-cell office:value-type="float" office:value="13.312005">
                <text:p>13.312005</text:p>
              </table:table-cell>
              <table:table-cell office:value-type="float" office:value="9.828543">
                <text:p>9.828543</text:p>
              </table:table-cell>
            </table:table-row>
            <table:table-row>
              <table:table-cell office:value-type="string">
                <text:p>2019-10-03 02:51:31</text:p>
              </table:table-cell>
              <table:table-cell office:value-type="float" office:value="13.325983">
                <text:p>13.325983</text:p>
              </table:table-cell>
              <table:table-cell office:value-type="float" office:value="9.839794">
                <text:p>9.839794</text:p>
              </table:table-cell>
            </table:table-row>
            <table:table-row>
              <table:table-cell office:value-type="string">
                <text:p>2019-10-03 02:51:54</text:p>
              </table:table-cell>
              <table:table-cell office:value-type="float" office:value="13.341094">
                <text:p>13.341094</text:p>
              </table:table-cell>
              <table:table-cell office:value-type="float" office:value="9.851561">
                <text:p>9.851561</text:p>
              </table:table-cell>
            </table:table-row>
            <table:table-row>
              <table:table-cell office:value-type="string">
                <text:p>2019-10-03 02:52:18</text:p>
              </table:table-cell>
              <table:table-cell office:value-type="float" office:value="13.355103">
                <text:p>13.355103</text:p>
              </table:table-cell>
              <table:table-cell office:value-type="float" office:value="9.862521">
                <text:p>9.862521</text:p>
              </table:table-cell>
            </table:table-row>
            <table:table-row>
              <table:table-cell office:value-type="string">
                <text:p>2019-10-03 02:52:38</text:p>
              </table:table-cell>
              <table:table-cell office:value-type="float" office:value="13.369283">
                <text:p>13.369283</text:p>
              </table:table-cell>
              <table:table-cell office:value-type="float" office:value="9.873772">
                <text:p>9.873772</text:p>
              </table:table-cell>
            </table:table-row>
            <table:table-row>
              <table:table-cell office:value-type="string">
                <text:p>2019-10-03 02:52:54</text:p>
              </table:table-cell>
              <table:table-cell office:value-type="float" office:value="13.376321">
                <text:p>13.376321</text:p>
              </table:table-cell>
              <table:table-cell office:value-type="float" office:value="9.878825">
                <text:p>9.878825</text:p>
              </table:table-cell>
            </table:table-row>
            <table:table-row>
              <table:table-cell office:value-type="string">
                <text:p>2019-10-03 02:53:11</text:p>
              </table:table-cell>
              <table:table-cell office:value-type="float" office:value="13.383359">
                <text:p>13.383359</text:p>
              </table:table-cell>
              <table:table-cell office:value-type="float" office:value="9.883877">
                <text:p>9.883877</text:p>
              </table:table-cell>
            </table:table-row>
            <table:table-row>
              <table:table-cell office:value-type="string">
                <text:p>2019-10-03 02:53:30</text:p>
              </table:table-cell>
              <table:table-cell office:value-type="float" office:value="13.38971">
                <text:p>13.38971</text:p>
              </table:table-cell>
              <table:table-cell office:value-type="float" office:value="9.886824">
                <text:p>9.886824</text:p>
              </table:table-cell>
            </table:table-row>
            <table:table-row>
              <table:table-cell office:value-type="string">
                <text:p>2019-10-03 02:53:45</text:p>
              </table:table-cell>
              <table:table-cell office:value-type="float" office:value="13.396538">
                <text:p>13.396538</text:p>
              </table:table-cell>
              <table:table-cell office:value-type="float" office:value="9.891869">
                <text:p>9.891869</text:p>
              </table:table-cell>
            </table:table-row>
            <table:table-row>
              <table:table-cell office:value-type="string">
                <text:p>2019-10-03 02:54:19</text:p>
              </table:table-cell>
              <table:table-cell office:value-type="float" office:value="13.414127">
                <text:p>13.414127</text:p>
              </table:table-cell>
              <table:table-cell office:value-type="float" office:value="9.905417">
                <text:p>9.905417</text:p>
              </table:table-cell>
            </table:table-row>
            <table:table-row>
              <table:table-cell office:value-type="string">
                <text:p>2019-10-03 02:54:46</text:p>
              </table:table-cell>
              <table:table-cell office:value-type="float" office:value="13.428838">
                <text:p>13.428838</text:p>
              </table:table-cell>
              <table:table-cell office:value-type="float" office:value="9.916893">
                <text:p>9.916893</text:p>
              </table:table-cell>
            </table:table-row>
            <table:table-row>
              <table:table-cell office:value-type="string">
                <text:p>2019-10-03 02:55:34</text:p>
              </table:table-cell>
              <table:table-cell office:value-type="float" office:value="13.454681">
                <text:p>13.454681</text:p>
              </table:table-cell>
              <table:table-cell office:value-type="float" office:value="9.937482">
                <text:p>9.937482</text:p>
              </table:table-cell>
            </table:table-row>
            <table:table-row>
              <table:table-cell office:value-type="string">
                <text:p>2019-10-03 02:55:56</text:p>
              </table:table-cell>
              <table:table-cell office:value-type="float" office:value="13.468432">
                <text:p>13.468432</text:p>
              </table:table-cell>
              <table:table-cell office:value-type="float" office:value="9.94824">
                <text:p>9.94824</text:p>
              </table:table-cell>
            </table:table-row>
            <table:table-row>
              <table:table-cell office:value-type="string">
                <text:p>2019-10-03 02:56:16</text:p>
              </table:table-cell>
              <table:table-cell office:value-type="float" office:value="13.475097">
                <text:p>13.475097</text:p>
              </table:table-cell>
              <table:table-cell office:value-type="float" office:value="9.953142">
                <text:p>9.953142</text:p>
              </table:table-cell>
            </table:table-row>
            <table:table-row>
              <table:table-cell office:value-type="string">
                <text:p>2019-10-03 02:56:48</text:p>
              </table:table-cell>
              <table:table-cell office:value-type="float" office:value="13.488672">
                <text:p>13.488672</text:p>
              </table:table-cell>
              <table:table-cell office:value-type="float" office:value="9.963075">
                <text:p>9.963075</text:p>
              </table:table-cell>
            </table:table-row>
            <table:table-row>
              <table:table-cell office:value-type="string">
                <text:p>2019-10-03 02:57:19</text:p>
              </table:table-cell>
              <table:table-cell office:value-type="float" office:value="13.502452">
                <text:p>13.502452</text:p>
              </table:table-cell>
              <table:table-cell office:value-type="float" office:value="9.974034">
                <text:p>9.974034</text:p>
              </table:table-cell>
            </table:table-row>
            <table:table-row>
              <table:table-cell office:value-type="string">
                <text:p>2019-10-03 02:57:39</text:p>
              </table:table-cell>
              <table:table-cell office:value-type="float" office:value="13.509294">
                <text:p>13.509294</text:p>
              </table:table-cell>
              <table:table-cell office:value-type="float" office:value="9.978772">
                <text:p>9.978772</text:p>
              </table:table-cell>
            </table:table-row>
            <table:table-row>
              <table:table-cell office:value-type="string">
                <text:p>2019-10-03 02:58:05</text:p>
              </table:table-cell>
              <table:table-cell office:value-type="float" office:value="13.524461">
                <text:p>13.524461</text:p>
              </table:table-cell>
              <table:table-cell office:value-type="float" office:value="9.990739">
                <text:p>9.990739</text:p>
              </table:table-cell>
            </table:table-row>
            <table:table-row>
              <table:table-cell office:value-type="string">
                <text:p>2019-10-03 02:58:21</text:p>
              </table:table-cell>
              <table:table-cell office:value-type="float" office:value="13.531497">
                <text:p>13.531497</text:p>
              </table:table-cell>
              <table:table-cell office:value-type="float" office:value="9.996284">
                <text:p>9.996284</text:p>
              </table:table-cell>
            </table:table-row>
            <table:table-row>
              <table:table-cell office:value-type="string">
                <text:p>2019-10-03 02:58:42</text:p>
              </table:table-cell>
              <table:table-cell office:value-type="float" office:value="13.54545">
                <text:p>13.54545</text:p>
              </table:table-cell>
              <table:table-cell office:value-type="float" office:value="10.007043">
                <text:p>10.007043</text:p>
              </table:table-cell>
            </table:table-row>
            <table:table-row>
              <table:table-cell office:value-type="string">
                <text:p>2019-10-03 02:59:02</text:p>
              </table:table-cell>
              <table:table-cell office:value-type="float" office:value="13.552051">
                <text:p>13.552051</text:p>
              </table:table-cell>
              <table:table-cell office:value-type="float" office:value="10.011595">
                <text:p>10.011595</text:p>
              </table:table-cell>
            </table:table-row>
            <table:table-row>
              <table:table-cell office:value-type="string">
                <text:p>2019-10-03 02:59:36</text:p>
              </table:table-cell>
              <table:table-cell office:value-type="float" office:value="13.56696">
                <text:p>13.56696</text:p>
              </table:table-cell>
              <table:table-cell office:value-type="float" office:value="10.023362">
                <text:p>10.023362</text:p>
              </table:table-cell>
            </table:table-row>
            <table:table-row>
              <table:table-cell office:value-type="string">
                <text:p>2019-10-03 02:59:51</text:p>
              </table:table-cell>
              <table:table-cell office:value-type="float" office:value="13.573546">
                <text:p>13.573546</text:p>
              </table:table-cell>
              <table:table-cell office:value-type="float" office:value="10.02796">
                <text:p>10.02796</text:p>
              </table:table-cell>
            </table:table-row>
            <table:table-row>
              <table:table-cell office:value-type="string">
                <text:p>2019-10-03 03:00:24</text:p>
              </table:table-cell>
              <table:table-cell office:value-type="float" office:value="13.588315">
                <text:p>13.588315</text:p>
              </table:table-cell>
              <table:table-cell office:value-type="float" office:value="10.039436">
                <text:p>10.039436</text:p>
              </table:table-cell>
            </table:table-row>
            <table:table-row>
              <table:table-cell office:value-type="string">
                <text:p>2019-10-03 03:00:47</text:p>
              </table:table-cell>
              <table:table-cell office:value-type="float" office:value="13.602495">
                <text:p>13.602495</text:p>
              </table:table-cell>
              <table:table-cell office:value-type="float" office:value="10.050685">
                <text:p>10.050685</text:p>
              </table:table-cell>
            </table:table-row>
            <table:table-row>
              <table:table-cell office:value-type="string">
                <text:p>2019-10-03 03:01:02</text:p>
              </table:table-cell>
              <table:table-cell office:value-type="float" office:value="13.609122">
                <text:p>13.609122</text:p>
              </table:table-cell>
              <table:table-cell office:value-type="float" office:value="10.055435">
                <text:p>10.055435</text:p>
              </table:table-cell>
            </table:table-row>
            <table:table-row>
              <table:table-cell office:value-type="string">
                <text:p>2019-10-03 03:01:34</text:p>
              </table:table-cell>
              <table:table-cell office:value-type="float" office:value="13.624231">
                <text:p>13.624231</text:p>
              </table:table-cell>
              <table:table-cell office:value-type="float" office:value="10.067694">
                <text:p>10.067694</text:p>
              </table:table-cell>
            </table:table-row>
            <table:table-row>
              <table:table-cell office:value-type="string">
                <text:p>2019-10-03 03:01:56</text:p>
              </table:table-cell>
              <table:table-cell office:value-type="float" office:value="13.639345">
                <text:p>13.639345</text:p>
              </table:table-cell>
              <table:table-cell office:value-type="float" office:value="10.079464">
                <text:p>10.079464</text:p>
              </table:table-cell>
            </table:table-row>
            <table:table-row>
              <table:table-cell office:value-type="string">
                <text:p>2019-10-03 03:02:16</text:p>
              </table:table-cell>
              <table:table-cell office:value-type="float" office:value="13.645995">
                <text:p>13.645995</text:p>
              </table:table-cell>
              <table:table-cell office:value-type="float" office:value="10.084226">
                <text:p>10.084226</text:p>
              </table:table-cell>
            </table:table-row>
            <table:table-row>
              <table:table-cell office:value-type="string">
                <text:p>2019-10-03 03:02:32</text:p>
              </table:table-cell>
              <table:table-cell office:value-type="float" office:value="13.65326">
                <text:p>13.65326</text:p>
              </table:table-cell>
              <table:table-cell office:value-type="float" office:value="10.08977">
                <text:p>10.08977</text:p>
              </table:table-cell>
            </table:table-row>
            <table:table-row>
              <table:table-cell office:value-type="string">
                <text:p>2019-10-03 03:02:56</text:p>
              </table:table-cell>
              <table:table-cell office:value-type="float" office:value="13.667998">
                <text:p>13.667998</text:p>
              </table:table-cell>
              <table:table-cell office:value-type="float" office:value="10.101245">
                <text:p>10.101245</text:p>
              </table:table-cell>
            </table:table-row>
            <table:table-row>
              <table:table-cell office:value-type="string">
                <text:p>2019-10-03 03:03:29</text:p>
              </table:table-cell>
              <table:table-cell office:value-type="float" office:value="13.68273">
                <text:p>13.68273</text:p>
              </table:table-cell>
              <table:table-cell office:value-type="float" office:value="10.110919">
                <text:p>10.110919</text:p>
              </table:table-cell>
            </table:table-row>
            <table:table-row>
              <table:table-cell office:value-type="string">
                <text:p>2019-10-03 03:03:44</text:p>
              </table:table-cell>
              <table:table-cell office:value-type="float" office:value="13.688222">
                <text:p>13.688222</text:p>
              </table:table-cell>
              <table:table-cell office:value-type="float" office:value="10.113382">
                <text:p>10.113382</text:p>
              </table:table-cell>
            </table:table-row>
            <table:table-row>
              <table:table-cell office:value-type="string">
                <text:p>2019-10-03 03:04:00</text:p>
              </table:table-cell>
              <table:table-cell office:value-type="float" office:value="13.694852">
                <text:p>13.694852</text:p>
              </table:table-cell>
              <table:table-cell office:value-type="float" office:value="10.118134">
                <text:p>10.118134</text:p>
              </table:table-cell>
            </table:table-row>
            <table:table-row>
              <table:table-cell office:value-type="string">
                <text:p>2019-10-03 03:04:21</text:p>
              </table:table-cell>
              <table:table-cell office:value-type="float" office:value="13.701655">
                <text:p>13.701655</text:p>
              </table:table-cell>
              <table:table-cell office:value-type="float" office:value="10.121678">
                <text:p>10.121678</text:p>
              </table:table-cell>
            </table:table-row>
            <table:table-row>
              <table:table-cell office:value-type="string">
                <text:p>2019-10-03 03:04:52</text:p>
              </table:table-cell>
              <table:table-cell office:value-type="float" office:value="13.716059">
                <text:p>13.716059</text:p>
              </table:table-cell>
              <table:table-cell office:value-type="float" office:value="10.133418">
                <text:p>10.133418</text:p>
              </table:table-cell>
            </table:table-row>
            <table:table-row>
              <table:table-cell office:value-type="string">
                <text:p>2019-10-03 03:05:22</text:p>
              </table:table-cell>
              <table:table-cell office:value-type="float" office:value="13.741696">
                <text:p>13.741696</text:p>
              </table:table-cell>
              <table:table-cell office:value-type="float" office:value="10.153446">
                <text:p>10.153446</text:p>
              </table:table-cell>
            </table:table-row>
            <table:table-row>
              <table:table-cell office:value-type="string">
                <text:p>2019-10-03 03:05:53</text:p>
              </table:table-cell>
              <table:table-cell office:value-type="float" office:value="13.755649">
                <text:p>13.755649</text:p>
              </table:table-cell>
              <table:table-cell office:value-type="float" office:value="10.164205">
                <text:p>10.164205</text:p>
              </table:table-cell>
            </table:table-row>
            <table:table-row>
              <table:table-cell office:value-type="string">
                <text:p>2019-10-03 03:06:22</text:p>
              </table:table-cell>
              <table:table-cell office:value-type="float" office:value="13.769658">
                <text:p>13.769658</text:p>
              </table:table-cell>
              <table:table-cell office:value-type="float" office:value="10.175165">
                <text:p>10.175165</text:p>
              </table:table-cell>
            </table:table-row>
            <table:table-row>
              <table:table-cell office:value-type="string">
                <text:p>2019-10-03 03:06:37</text:p>
              </table:table-cell>
              <table:table-cell office:value-type="float" office:value="13.776232">
                <text:p>13.776232</text:p>
              </table:table-cell>
              <table:table-cell office:value-type="float" office:value="10.179718">
                <text:p>10.179718</text:p>
              </table:table-cell>
            </table:table-row>
            <table:table-row>
              <table:table-cell office:value-type="string">
                <text:p>2019-10-03 03:06:58</text:p>
              </table:table-cell>
              <table:table-cell office:value-type="float" office:value="13.790182">
                <text:p>13.790182</text:p>
              </table:table-cell>
              <table:table-cell office:value-type="float" office:value="10.190474">
                <text:p>10.190474</text:p>
              </table:table-cell>
            </table:table-row>
            <table:table-row>
              <table:table-cell office:value-type="string">
                <text:p>2019-10-03 03:07:19</text:p>
              </table:table-cell>
              <table:table-cell office:value-type="float" office:value="13.796783">
                <text:p>13.796783</text:p>
              </table:table-cell>
              <table:table-cell office:value-type="float" office:value="10.195027">
                <text:p>10.195027</text:p>
              </table:table-cell>
            </table:table-row>
            <table:table-row>
              <table:table-cell office:value-type="string">
                <text:p>2019-10-03 03:07:51</text:p>
              </table:table-cell>
              <table:table-cell office:value-type="float" office:value="13.811894">
                <text:p>13.811894</text:p>
              </table:table-cell>
              <table:table-cell office:value-type="float" office:value="10.206791">
                <text:p>10.206791</text:p>
              </table:table-cell>
            </table:table-row>
            <table:table-row>
              <table:table-cell office:value-type="string">
                <text:p>2019-10-03 03:08:14</text:p>
              </table:table-cell>
              <table:table-cell office:value-type="float" office:value="13.827008">
                <text:p>13.827008</text:p>
              </table:table-cell>
              <table:table-cell office:value-type="float" office:value="10.218561">
                <text:p>10.218561</text:p>
              </table:table-cell>
            </table:table-row>
            <table:table-row>
              <table:table-cell office:value-type="string">
                <text:p>2019-10-03 03:08:29</text:p>
              </table:table-cell>
              <table:table-cell office:value-type="float" office:value="13.834038">
                <text:p>13.834038</text:p>
              </table:table-cell>
              <table:table-cell office:value-type="float" office:value="10.223605">
                <text:p>10.223605</text:p>
              </table:table-cell>
            </table:table-row>
            <table:table-row>
              <table:table-cell office:value-type="string">
                <text:p>2019-10-03 03:08:45</text:p>
              </table:table-cell>
              <table:table-cell office:value-type="float" office:value="13.840445">
                <text:p>13.840445</text:p>
              </table:table-cell>
              <table:table-cell office:value-type="float" office:value="10.226754">
                <text:p>10.226754</text:p>
              </table:table-cell>
            </table:table-row>
            <table:table-row>
              <table:table-cell office:value-type="string">
                <text:p>2019-10-03 03:09:00</text:p>
              </table:table-cell>
              <table:table-cell office:value-type="float" office:value="13.847108">
                <text:p>13.847108</text:p>
              </table:table-cell>
              <table:table-cell office:value-type="float" office:value="10.229903">
                <text:p>10.229903</text:p>
              </table:table-cell>
            </table:table-row>
            <table:table-row>
              <table:table-cell office:value-type="string">
                <text:p>2019-10-03 03:09:21</text:p>
              </table:table-cell>
              <table:table-cell office:value-type="float" office:value="13.853936">
                <text:p>13.853936</text:p>
              </table:table-cell>
              <table:table-cell office:value-type="float" office:value="10.234947">
                <text:p>10.234947</text:p>
              </table:table-cell>
            </table:table-row>
            <table:table-row>
              <table:table-cell office:value-type="string">
                <text:p>2019-10-03 03:09:43</text:p>
              </table:table-cell>
              <table:table-cell office:value-type="float" office:value="13.868169">
                <text:p>13.868169</text:p>
              </table:table-cell>
              <table:table-cell office:value-type="float" office:value="10.246396">
                <text:p>10.246396</text:p>
              </table:table-cell>
            </table:table-row>
            <table:table-row>
              <table:table-cell office:value-type="string">
                <text:p>2019-10-03 03:10:04</text:p>
              </table:table-cell>
              <table:table-cell office:value-type="float" office:value="13.87497">
                <text:p>13.87497</text:p>
              </table:table-cell>
              <table:table-cell office:value-type="float" office:value="10.251441">
                <text:p>10.251441</text:p>
              </table:table-cell>
            </table:table-row>
            <table:table-row>
              <table:table-cell office:value-type="string">
                <text:p>2019-10-03 03:10:25</text:p>
              </table:table-cell>
              <table:table-cell office:value-type="float" office:value="13.882008">
                <text:p>13.882008</text:p>
              </table:table-cell>
              <table:table-cell office:value-type="float" office:value="10.256493">
                <text:p>10.256493</text:p>
              </table:table-cell>
            </table:table-row>
            <table:table-row>
              <table:table-cell office:value-type="string">
                <text:p>2019-10-03 03:10:42</text:p>
              </table:table-cell>
              <table:table-cell office:value-type="float" office:value="13.889102">
                <text:p>13.889102</text:p>
              </table:table-cell>
              <table:table-cell office:value-type="float" office:value="10.260723">
                <text:p>10.260723</text:p>
              </table:table-cell>
            </table:table-row>
            <table:table-row>
              <table:table-cell office:value-type="string">
                <text:p>2019-10-03 03:10:57</text:p>
              </table:table-cell>
              <table:table-cell office:value-type="float" office:value="13.896165">
                <text:p>13.896165</text:p>
              </table:table-cell>
              <table:table-cell office:value-type="float" office:value="10.266267">
                <text:p>10.266267</text:p>
              </table:table-cell>
            </table:table-row>
            <table:table-row>
              <table:table-cell office:value-type="string">
                <text:p>2019-10-03 03:11:13</text:p>
              </table:table-cell>
              <table:table-cell office:value-type="float" office:value="13.902766">
                <text:p>13.902766</text:p>
              </table:table-cell>
              <table:table-cell office:value-type="float" office:value="10.27096">
                <text:p>10.27096</text:p>
              </table:table-cell>
            </table:table-row>
            <table:table-row>
              <table:table-cell office:value-type="string">
                <text:p>2019-10-03 03:11:33</text:p>
              </table:table-cell>
              <table:table-cell office:value-type="float" office:value="13.909804">
                <text:p>13.909804</text:p>
              </table:table-cell>
              <table:table-cell office:value-type="float" office:value="10.276013">
                <text:p>10.276013</text:p>
              </table:table-cell>
            </table:table-row>
            <table:table-row>
              <table:table-cell office:value-type="string">
                <text:p>2019-10-03 03:11:54</text:p>
              </table:table-cell>
              <table:table-cell office:value-type="float" office:value="13.915296">
                <text:p>13.915296</text:p>
              </table:table-cell>
              <table:table-cell office:value-type="float" office:value="10.278476">
                <text:p>10.278476</text:p>
              </table:table-cell>
            </table:table-row>
            <table:table-row>
              <table:table-cell office:value-type="string">
                <text:p>2019-10-03 03:12:26</text:p>
              </table:table-cell>
              <table:table-cell office:value-type="float" office:value="13.929017">
                <text:p>13.929017</text:p>
              </table:table-cell>
              <table:table-cell office:value-type="float" office:value="10.289232">
                <text:p>10.289232</text:p>
              </table:table-cell>
            </table:table-row>
            <table:table-row>
              <table:table-cell office:value-type="string">
                <text:p>2019-10-03 03:12:55</text:p>
              </table:table-cell>
              <table:table-cell office:value-type="float" office:value="13.943424">
                <text:p>13.943424</text:p>
              </table:table-cell>
              <table:table-cell office:value-type="float" office:value="10.300974">
                <text:p>10.300974</text:p>
              </table:table-cell>
            </table:table-row>
            <table:table-row>
              <table:table-cell office:value-type="string">
                <text:p>2019-10-03 03:13:19</text:p>
              </table:table-cell>
              <table:table-cell office:value-type="float" office:value="13.956744">
                <text:p>13.956744</text:p>
              </table:table-cell>
              <table:table-cell office:value-type="float" office:value="10.309768">
                <text:p>10.309768</text:p>
              </table:table-cell>
            </table:table-row>
            <table:table-row>
              <table:table-cell office:value-type="string">
                <text:p>2019-10-03 03:13:40</text:p>
              </table:table-cell>
              <table:table-cell office:value-type="float" office:value="13.963582">
                <text:p>13.963582</text:p>
              </table:table-cell>
              <table:table-cell office:value-type="float" office:value="10.314897">
                <text:p>10.314897</text:p>
              </table:table-cell>
            </table:table-row>
            <table:table-row>
              <table:table-cell office:value-type="string">
                <text:p>2019-10-03 03:13:55</text:p>
              </table:table-cell>
              <table:table-cell office:value-type="float" office:value="13.970618">
                <text:p>13.970618</text:p>
              </table:table-cell>
              <table:table-cell office:value-type="float" office:value="10.320441">
                <text:p>10.320441</text:p>
              </table:table-cell>
            </table:table-row>
            <table:table-row>
              <table:table-cell office:value-type="string">
                <text:p>2019-10-03 03:14:19</text:p>
              </table:table-cell>
              <table:table-cell office:value-type="float" office:value="13.983953">
                <text:p>13.983953</text:p>
              </table:table-cell>
              <table:table-cell office:value-type="float" office:value="10.329294">
                <text:p>10.329294</text:p>
              </table:table-cell>
            </table:table-row>
            <table:table-row>
              <table:table-cell office:value-type="string">
                <text:p>2019-10-03 03:14:40</text:p>
              </table:table-cell>
              <table:table-cell office:value-type="float" office:value="13.998133">
                <text:p>13.998133</text:p>
              </table:table-cell>
              <table:table-cell office:value-type="float" office:value="10.340545">
                <text:p>10.340545</text:p>
              </table:table-cell>
            </table:table-row>
            <table:table-row>
              <table:table-cell office:value-type="string">
                <text:p>2019-10-03 03:15:13</text:p>
              </table:table-cell>
              <table:table-cell office:value-type="float" office:value="14.012818">
                <text:p>14.012818</text:p>
              </table:table-cell>
              <table:table-cell office:value-type="float" office:value="10.351823">
                <text:p>10.351823</text:p>
              </table:table-cell>
            </table:table-row>
            <table:table-row>
              <table:table-cell office:value-type="string">
                <text:p>2019-10-03 03:15:31</text:p>
              </table:table-cell>
              <table:table-cell office:value-type="float" office:value="14.019654">
                <text:p>14.019654</text:p>
              </table:table-cell>
              <table:table-cell office:value-type="float" office:value="10.357016">
                <text:p>10.357016</text:p>
              </table:table-cell>
            </table:table-row>
            <table:table-row>
              <table:table-cell office:value-type="string">
                <text:p>2019-10-03 03:15:52</text:p>
              </table:table-cell>
              <table:table-cell office:value-type="float" office:value="14.026692">
                <text:p>14.026692</text:p>
              </table:table-cell>
              <table:table-cell office:value-type="float" office:value="10.362069">
                <text:p>10.362069</text:p>
              </table:table-cell>
            </table:table-row>
            <table:table-row>
              <table:table-cell office:value-type="string">
                <text:p>2019-10-03 03:16:10</text:p>
              </table:table-cell>
              <table:table-cell office:value-type="float" office:value="14.033722">
                <text:p>14.033722</text:p>
              </table:table-cell>
              <table:table-cell office:value-type="float" office:value="10.367111">
                <text:p>10.367111</text:p>
              </table:table-cell>
            </table:table-row>
            <table:table-row>
              <table:table-cell office:value-type="string">
                <text:p>2019-10-03 03:16:28</text:p>
              </table:table-cell>
              <table:table-cell office:value-type="float" office:value="14.040787">
                <text:p>14.040787</text:p>
              </table:table-cell>
              <table:table-cell office:value-type="float" office:value="10.372303">
                <text:p>10.372303</text:p>
              </table:table-cell>
            </table:table-row>
            <table:table-row>
              <table:table-cell office:value-type="string">
                <text:p>2019-10-03 03:16:49</text:p>
              </table:table-cell>
              <table:table-cell office:value-type="float" office:value="14.047609">
                <text:p>14.047609</text:p>
              </table:table-cell>
              <table:table-cell office:value-type="float" office:value="10.376332">
                <text:p>10.376332</text:p>
              </table:table-cell>
            </table:table-row>
            <table:table-row>
              <table:table-cell office:value-type="string">
                <text:p>2019-10-03 03:17:10</text:p>
              </table:table-cell>
              <table:table-cell office:value-type="float" office:value="14.061786">
                <text:p>14.061786</text:p>
              </table:table-cell>
              <table:table-cell office:value-type="float" office:value="10.387579">
                <text:p>10.387579</text:p>
              </table:table-cell>
            </table:table-row>
            <table:table-row>
              <table:table-cell office:value-type="string">
                <text:p>2019-10-03 03:17:28</text:p>
              </table:table-cell>
              <table:table-cell office:value-type="float" office:value="14.067275">
                <text:p>14.067275</text:p>
              </table:table-cell>
              <table:table-cell office:value-type="float" office:value="10.390024">
                <text:p>10.390024</text:p>
              </table:table-cell>
            </table:table-row>
            <table:table-row>
              <table:table-cell office:value-type="string">
                <text:p>2019-10-03 03:17:48</text:p>
              </table:table-cell>
              <table:table-cell office:value-type="float" office:value="14.073903">
                <text:p>14.073903</text:p>
              </table:table-cell>
              <table:table-cell office:value-type="float" office:value="10.394856">
                <text:p>10.394856</text:p>
              </table:table-cell>
            </table:table-row>
            <table:table-row>
              <table:table-cell office:value-type="string">
                <text:p>2019-10-03 03:18:04</text:p>
              </table:table-cell>
              <table:table-cell office:value-type="float" office:value="14.080306">
                <text:p>14.080306</text:p>
              </table:table-cell>
              <table:table-cell office:value-type="float" office:value="10.397304">
                <text:p>10.397304</text:p>
              </table:table-cell>
            </table:table-row>
            <table:table-row>
              <table:table-cell office:value-type="string">
                <text:p>2019-10-03 03:18:22</text:p>
              </table:table-cell>
              <table:table-cell office:value-type="float" office:value="14.087342">
                <text:p>14.087342</text:p>
              </table:table-cell>
              <table:table-cell office:value-type="float" office:value="10.402849">
                <text:p>10.402849</text:p>
              </table:table-cell>
            </table:table-row>
            <table:table-row>
              <table:table-cell office:value-type="string">
                <text:p>2019-10-03 03:18:42</text:p>
              </table:table-cell>
              <table:table-cell office:value-type="float" office:value="14.093916">
                <text:p>14.093916</text:p>
              </table:table-cell>
              <table:table-cell office:value-type="float" office:value="10.407402">
                <text:p>10.407402</text:p>
              </table:table-cell>
            </table:table-row>
            <table:table-row>
              <table:table-cell office:value-type="string">
                <text:p>2019-10-03 03:19:03</text:p>
              </table:table-cell>
              <table:table-cell office:value-type="float" office:value="14.100802">
                <text:p>14.100802</text:p>
              </table:table-cell>
              <table:table-cell office:value-type="float" office:value="10.412295">
                <text:p>10.412295</text:p>
              </table:table-cell>
            </table:table-row>
            <table:table-row>
              <table:table-cell office:value-type="string">
                <text:p>2019-10-03 03:19:23</text:p>
              </table:table-cell>
              <table:table-cell office:value-type="float" office:value="14.106415">
                <text:p>14.106415</text:p>
              </table:table-cell>
              <table:table-cell office:value-type="float" office:value="10.414809">
                <text:p>10.414809</text:p>
              </table:table-cell>
            </table:table-row>
            <table:table-row>
              <table:table-cell office:value-type="string">
                <text:p>2019-10-03 03:19:44</text:p>
              </table:table-cell>
              <table:table-cell office:value-type="float" office:value="14.113245">
                <text:p>14.113245</text:p>
              </table:table-cell>
              <table:table-cell office:value-type="float" office:value="10.419502">
                <text:p>10.419502</text:p>
              </table:table-cell>
            </table:table-row>
            <table:table-row>
              <table:table-cell office:value-type="string">
                <text:p>2019-10-03 03:20:05</text:p>
              </table:table-cell>
              <table:table-cell office:value-type="float" office:value="14.12821">
                <text:p>14.12821</text:p>
              </table:table-cell>
              <table:table-cell office:value-type="float" office:value="10.431468">
                <text:p>10.431468</text:p>
              </table:table-cell>
            </table:table-row>
            <table:table-row>
              <table:table-cell office:value-type="string">
                <text:p>2019-10-03 03:20:36</text:p>
              </table:table-cell>
              <table:table-cell office:value-type="float" office:value="14.143168">
                <text:p>14.143168</text:p>
              </table:table-cell>
              <table:table-cell office:value-type="float" office:value="10.443038">
                <text:p>10.443038</text:p>
              </table:table-cell>
            </table:table-row>
            <table:table-row>
              <table:table-cell office:value-type="string">
                <text:p>2019-10-03 03:20:58</text:p>
              </table:table-cell>
              <table:table-cell office:value-type="float" office:value="14.157904">
                <text:p>14.157904</text:p>
              </table:table-cell>
              <table:table-cell office:value-type="float" office:value="10.454592">
                <text:p>10.454592</text:p>
              </table:table-cell>
            </table:table-row>
            <table:table-row>
              <table:table-cell office:value-type="string">
                <text:p>2019-10-03 03:21:28</text:p>
              </table:table-cell>
              <table:table-cell office:value-type="float" office:value="14.17117">
                <text:p>14.17117</text:p>
              </table:table-cell>
              <table:table-cell office:value-type="float" office:value="10.463246">
                <text:p>10.463246</text:p>
              </table:table-cell>
            </table:table-row>
            <table:table-row>
              <table:table-cell office:value-type="string">
                <text:p>2019-10-03 03:21:44</text:p>
              </table:table-cell>
              <table:table-cell office:value-type="float" office:value="14.178006">
                <text:p>14.178006</text:p>
              </table:table-cell>
              <table:table-cell office:value-type="float" office:value="10.468299">
                <text:p>10.468299</text:p>
              </table:table-cell>
            </table:table-row>
            <table:table-row>
              <table:table-cell office:value-type="string">
                <text:p>2019-10-03 03:22:05</text:p>
              </table:table-cell>
              <table:table-cell office:value-type="float" office:value="14.191983">
                <text:p>14.191983</text:p>
              </table:table-cell>
              <table:table-cell office:value-type="float" office:value="10.479194">
                <text:p>10.479194</text:p>
              </table:table-cell>
            </table:table-row>
            <table:table-row>
              <table:table-cell office:value-type="string">
                <text:p>2019-10-03 03:22:26</text:p>
              </table:table-cell>
              <table:table-cell office:value-type="float" office:value="14.2062">
                <text:p>14.2062</text:p>
              </table:table-cell>
              <table:table-cell office:value-type="float" office:value="10.490513">
                <text:p>10.490513</text:p>
              </table:table-cell>
            </table:table-row>
            <table:table-row>
              <table:table-cell office:value-type="string">
                <text:p>2019-10-03 03:22:44</text:p>
              </table:table-cell>
              <table:table-cell office:value-type="float" office:value="14.213238">
                <text:p>14.213238</text:p>
              </table:table-cell>
              <table:table-cell office:value-type="float" office:value="10.493461">
                <text:p>10.493461</text:p>
              </table:table-cell>
            </table:table-row>
            <table:table-row>
              <table:table-cell office:value-type="string">
                <text:p>2019-10-03 03:23:17</text:p>
              </table:table-cell>
              <table:table-cell office:value-type="float" office:value="14.228178">
                <text:p>14.228178</text:p>
              </table:table-cell>
              <table:table-cell office:value-type="float" office:value="10.504937">
                <text:p>10.504937</text:p>
              </table:table-cell>
            </table:table-row>
            <table:table-row>
              <table:table-cell office:value-type="string">
                <text:p>2019-10-03 03:23:41</text:p>
              </table:table-cell>
              <table:table-cell office:value-type="float" office:value="14.241929">
                <text:p>14.241929</text:p>
              </table:table-cell>
              <table:table-cell office:value-type="float" office:value="10.515696">
                <text:p>10.515696</text:p>
              </table:table-cell>
            </table:table-row>
            <table:table-row>
              <table:table-cell office:value-type="string">
                <text:p>2019-10-03 03:24:14</text:p>
              </table:table-cell>
              <table:table-cell office:value-type="float" office:value="14.256651">
                <text:p>14.256651</text:p>
              </table:table-cell>
              <table:table-cell office:value-type="float" office:value="10.527103">
                <text:p>10.527103</text:p>
              </table:table-cell>
            </table:table-row>
            <table:table-row>
              <table:table-cell office:value-type="string">
                <text:p>2019-10-03 03:24:35</text:p>
              </table:table-cell>
              <table:table-cell office:value-type="float" office:value="14.26349">
                <text:p>14.26349</text:p>
              </table:table-cell>
              <table:table-cell office:value-type="float" office:value="10.531818">
                <text:p>10.531818</text:p>
              </table:table-cell>
            </table:table-row>
            <table:table-row>
              <table:table-cell office:value-type="string">
                <text:p>2019-10-03 03:25:00</text:p>
              </table:table-cell>
              <table:table-cell office:value-type="float" office:value="14.277667">
                <text:p>14.277667</text:p>
              </table:table-cell>
              <table:table-cell office:value-type="float" office:value="10.543066">
                <text:p>10.543066</text:p>
              </table:table-cell>
            </table:table-row>
            <table:table-row>
              <table:table-cell office:value-type="string">
                <text:p>2019-10-03 03:25:46</text:p>
              </table:table-cell>
              <table:table-cell office:value-type="float" office:value="14.304646">
                <text:p>14.304646</text:p>
              </table:table-cell>
              <table:table-cell office:value-type="float" office:value="10.564048">
                <text:p>10.564048</text:p>
              </table:table-cell>
            </table:table-row>
            <table:table-row>
              <table:table-cell office:value-type="string">
                <text:p>2019-10-03 03:26:02</text:p>
              </table:table-cell>
              <table:table-cell office:value-type="float" office:value="14.311513">
                <text:p>14.311513</text:p>
              </table:table-cell>
              <table:table-cell office:value-type="float" office:value="10.56881">
                <text:p>10.56881</text:p>
              </table:table-cell>
            </table:table-row>
            <table:table-row>
              <table:table-cell office:value-type="string">
                <text:p>2019-10-03 03:26:17</text:p>
              </table:table-cell>
              <table:table-cell office:value-type="float" office:value="14.318322">
                <text:p>14.318322</text:p>
              </table:table-cell>
              <table:table-cell office:value-type="float" office:value="10.573863">
                <text:p>10.573863</text:p>
              </table:table-cell>
            </table:table-row>
            <table:table-row>
              <table:table-cell office:value-type="string">
                <text:p>2019-10-03 03:26:33</text:p>
              </table:table-cell>
              <table:table-cell office:value-type="float" office:value="14.324923">
                <text:p>14.324923</text:p>
              </table:table-cell>
              <table:table-cell office:value-type="float" office:value="10.578555">
                <text:p>10.578555</text:p>
              </table:table-cell>
            </table:table-row>
            <table:table-row>
              <table:table-cell office:value-type="string">
                <text:p>2019-10-03 03:26:48</text:p>
              </table:table-cell>
              <table:table-cell office:value-type="float" office:value="14.331524">
                <text:p>14.331524</text:p>
              </table:table-cell>
              <table:table-cell office:value-type="float" office:value="10.583108">
                <text:p>10.583108</text:p>
              </table:table-cell>
            </table:table-row>
            <table:table-row>
              <table:table-cell office:value-type="string">
                <text:p>2019-10-03 03:27:14</text:p>
              </table:table-cell>
              <table:table-cell office:value-type="float" office:value="14.346862">
                <text:p>14.346862</text:p>
              </table:table-cell>
              <table:table-cell office:value-type="float" office:value="10.595367">
                <text:p>10.595367</text:p>
              </table:table-cell>
            </table:table-row>
            <table:table-row>
              <table:table-cell office:value-type="string">
                <text:p>2019-10-03 03:27:30</text:p>
              </table:table-cell>
              <table:table-cell office:value-type="float" office:value="14.353898">
                <text:p>14.353898</text:p>
              </table:table-cell>
              <table:table-cell office:value-type="float" office:value="10.600911">
                <text:p>10.600911</text:p>
              </table:table-cell>
            </table:table-row>
            <table:table-row>
              <table:table-cell office:value-type="string">
                <text:p>2019-10-03 03:27:52</text:p>
              </table:table-cell>
              <table:table-cell office:value-type="float" office:value="14.36762">
                <text:p>14.36762</text:p>
              </table:table-cell>
              <table:table-cell office:value-type="float" office:value="10.611137">
                <text:p>10.611137</text:p>
              </table:table-cell>
            </table:table-row>
            <table:table-row>
              <table:table-cell office:value-type="string">
                <text:p>2019-10-03 03:28:24</text:p>
              </table:table-cell>
              <table:table-cell office:value-type="float" office:value="14.381893">
                <text:p>14.381893</text:p>
              </table:table-cell>
              <table:table-cell office:value-type="float" office:value="10.622658">
                <text:p>10.622658</text:p>
              </table:table-cell>
            </table:table-row>
            <table:table-row>
              <table:table-cell office:value-type="string">
                <text:p>2019-10-03 03:28:46</text:p>
              </table:table-cell>
              <table:table-cell office:value-type="float" office:value="14.396789">
                <text:p>14.396789</text:p>
              </table:table-cell>
              <table:table-cell office:value-type="float" office:value="10.633978">
                <text:p>10.633978</text:p>
              </table:table-cell>
            </table:table-row>
            <table:table-row>
              <table:table-cell office:value-type="string">
                <text:p>2019-10-03 03:29:01</text:p>
              </table:table-cell>
              <table:table-cell office:value-type="float" office:value="14.403625">
                <text:p>14.403625</text:p>
              </table:table-cell>
              <table:table-cell office:value-type="float" office:value="10.63917">
                <text:p>10.63917</text:p>
              </table:table-cell>
            </table:table-row>
            <table:table-row>
              <table:table-cell office:value-type="string">
                <text:p>2019-10-03 03:29:26</text:p>
              </table:table-cell>
              <table:table-cell office:value-type="float" office:value="14.417805">
                <text:p>14.417805</text:p>
              </table:table-cell>
              <table:table-cell office:value-type="float" office:value="10.650421">
                <text:p>10.650421</text:p>
              </table:table-cell>
            </table:table-row>
            <table:table-row>
              <table:table-cell office:value-type="string">
                <text:p>2019-10-03 03:29:45</text:p>
              </table:table-cell>
              <table:table-cell office:value-type="float" office:value="14.424614">
                <text:p>14.424614</text:p>
              </table:table-cell>
              <table:table-cell office:value-type="float" office:value="10.655474">
                <text:p>10.655474</text:p>
              </table:table-cell>
            </table:table-row>
            <table:table-row>
              <table:table-cell office:value-type="string">
                <text:p>2019-10-03 03:30:09</text:p>
              </table:table-cell>
              <table:table-cell office:value-type="float" office:value="14.439498">
                <text:p>14.439498</text:p>
              </table:table-cell>
              <table:table-cell office:value-type="float" office:value="10.666749">
                <text:p>10.666749</text:p>
              </table:table-cell>
            </table:table-row>
            <table:table-row>
              <table:table-cell office:value-type="string">
                <text:p>2019-10-03 03:30:26</text:p>
              </table:table-cell>
              <table:table-cell office:value-type="float" office:value="14.447716">
                <text:p>14.447716</text:p>
              </table:table-cell>
              <table:table-cell office:value-type="float" office:value="10.672831">
                <text:p>10.672831</text:p>
              </table:table-cell>
            </table:table-row>
            <table:table-row>
              <table:table-cell office:value-type="string">
                <text:p>2019-10-03 03:30:59</text:p>
              </table:table-cell>
              <table:table-cell office:value-type="float" office:value="14.462886">
                <text:p>14.462886</text:p>
              </table:table-cell>
              <table:table-cell office:value-type="float" office:value="10.685092">
                <text:p>10.685092</text:p>
              </table:table-cell>
            </table:table-row>
            <table:table-row>
              <table:table-cell office:value-type="string">
                <text:p>2019-10-03 03:31:20</text:p>
              </table:table-cell>
              <table:table-cell office:value-type="float" office:value="14.469951">
                <text:p>14.469951</text:p>
              </table:table-cell>
              <table:table-cell office:value-type="float" office:value="10.690285">
                <text:p>10.690285</text:p>
              </table:table-cell>
            </table:table-row>
            <table:table-row>
              <table:table-cell office:value-type="string">
                <text:p>2019-10-03 03:31:41</text:p>
              </table:table-cell>
              <table:table-cell office:value-type="float" office:value="14.484101">
                <text:p>14.484101</text:p>
              </table:table-cell>
              <table:table-cell office:value-type="float" office:value="10.701393">
                <text:p>10.701393</text:p>
              </table:table-cell>
            </table:table-row>
            <table:table-row>
              <table:table-cell office:value-type="string">
                <text:p>2019-10-03 03:32:02</text:p>
              </table:table-cell>
              <table:table-cell office:value-type="float" office:value="14.49091">
                <text:p>14.49091</text:p>
              </table:table-cell>
              <table:table-cell office:value-type="float" office:value="10.706446">
                <text:p>10.706446</text:p>
              </table:table-cell>
            </table:table-row>
            <table:table-row>
              <table:table-cell office:value-type="string">
                <text:p>2019-10-03 03:32:18</text:p>
              </table:table-cell>
              <table:table-cell office:value-type="float" office:value="14.497775">
                <text:p>14.497775</text:p>
              </table:table-cell>
              <table:table-cell office:value-type="float" office:value="10.711575">
                <text:p>10.711575</text:p>
              </table:table-cell>
            </table:table-row>
            <table:table-row>
              <table:table-cell office:value-type="string">
                <text:p>2019-10-03 03:32:36</text:p>
              </table:table-cell>
              <table:table-cell office:value-type="float" office:value="14.503547">
                <text:p>14.503547</text:p>
              </table:table-cell>
              <table:table-cell office:value-type="float" office:value="10.714023">
                <text:p>10.714023</text:p>
              </table:table-cell>
            </table:table-row>
            <table:table-row>
              <table:table-cell office:value-type="string">
                <text:p>2019-10-03 03:33:05</text:p>
              </table:table-cell>
              <table:table-cell office:value-type="float" office:value="14.51747">
                <text:p>14.51747</text:p>
              </table:table-cell>
              <table:table-cell office:value-type="float" office:value="10.724639">
                <text:p>10.724639</text:p>
              </table:table-cell>
            </table:table-row>
            <table:table-row>
              <table:table-cell office:value-type="string">
                <text:p>2019-10-03 03:33:21</text:p>
              </table:table-cell>
              <table:table-cell office:value-type="float" office:value="14.524497">
                <text:p>14.524497</text:p>
              </table:table-cell>
              <table:table-cell office:value-type="float" office:value="10.729681">
                <text:p>10.729681</text:p>
              </table:table-cell>
            </table:table-row>
            <table:table-row>
              <table:table-cell office:value-type="string">
                <text:p>2019-10-03 03:33:36</text:p>
              </table:table-cell>
              <table:table-cell office:value-type="float" office:value="14.531354">
                <text:p>14.531354</text:p>
              </table:table-cell>
              <table:table-cell office:value-type="float" office:value="10.734514">
                <text:p>10.734514</text:p>
              </table:table-cell>
            </table:table-row>
            <table:table-row>
              <table:table-cell office:value-type="string">
                <text:p>2019-10-03 03:33:57</text:p>
              </table:table-cell>
              <table:table-cell office:value-type="float" office:value="14.537138">
                <text:p>14.537138</text:p>
              </table:table-cell>
              <table:table-cell office:value-type="float" office:value="10.737007">
                <text:p>10.737007</text:p>
              </table:table-cell>
            </table:table-row>
            <table:table-row>
              <table:table-cell office:value-type="string">
                <text:p>2019-10-03 03:34:13</text:p>
              </table:table-cell>
              <table:table-cell office:value-type="float" office:value="14.543745">
                <text:p>14.543745</text:p>
              </table:table-cell>
              <table:table-cell office:value-type="float" office:value="10.740095">
                <text:p>10.740095</text:p>
              </table:table-cell>
            </table:table-row>
            <table:table-row>
              <table:table-cell office:value-type="string">
                <text:p>2019-10-03 03:34:31</text:p>
              </table:table-cell>
              <table:table-cell office:value-type="float" office:value="14.550783">
                <text:p>14.550783</text:p>
              </table:table-cell>
              <table:table-cell office:value-type="float" office:value="10.745147">
                <text:p>10.745147</text:p>
              </table:table-cell>
            </table:table-row>
            <table:table-row>
              <table:table-cell office:value-type="string">
                <text:p>2019-10-03 03:34:47</text:p>
              </table:table-cell>
              <table:table-cell office:value-type="float" office:value="14.557628">
                <text:p>14.557628</text:p>
              </table:table-cell>
              <table:table-cell office:value-type="float" office:value="10.750363">
                <text:p>10.750363</text:p>
              </table:table-cell>
            </table:table-row>
            <table:table-row>
              <table:table-cell office:value-type="string">
                <text:p>2019-10-03 03:35:03</text:p>
              </table:table-cell>
              <table:table-cell office:value-type="float" office:value="14.564666">
                <text:p>14.564666</text:p>
              </table:table-cell>
              <table:table-cell office:value-type="float" office:value="10.755416">
                <text:p>10.755416</text:p>
              </table:table-cell>
            </table:table-row>
            <table:table-row>
              <table:table-cell office:value-type="string">
                <text:p>2019-10-03 03:35:25</text:p>
              </table:table-cell>
              <table:table-cell office:value-type="float" office:value="14.579777">
                <text:p>14.579777</text:p>
              </table:table-cell>
              <table:table-cell office:value-type="float" office:value="10.767182">
                <text:p>10.767182</text:p>
              </table:table-cell>
            </table:table-row>
            <table:table-row>
              <table:table-cell office:value-type="string">
                <text:p>2019-10-03 03:35:47</text:p>
              </table:table-cell>
              <table:table-cell office:value-type="float" office:value="14.593572">
                <text:p>14.593572</text:p>
              </table:table-cell>
              <table:table-cell office:value-type="float" office:value="10.778141">
                <text:p>10.778141</text:p>
              </table:table-cell>
            </table:table-row>
            <table:table-row>
              <table:table-cell office:value-type="string">
                <text:p>2019-10-03 03:36:08</text:p>
              </table:table-cell>
              <table:table-cell office:value-type="float" office:value="14.607523">
                <text:p>14.607523</text:p>
              </table:table-cell>
              <table:table-cell office:value-type="float" office:value="10.789391">
                <text:p>10.789391</text:p>
              </table:table-cell>
            </table:table-row>
            <table:table-row>
              <table:table-cell office:value-type="string">
                <text:p>2019-10-03 03:36:40</text:p>
              </table:table-cell>
              <table:table-cell office:value-type="float" office:value="14.620845">
                <text:p>14.620845</text:p>
              </table:table-cell>
              <table:table-cell office:value-type="float" office:value="10.798245">
                <text:p>10.798245</text:p>
              </table:table-cell>
            </table:table-row>
            <table:table-row>
              <table:table-cell office:value-type="string">
                <text:p>2019-10-03 03:36:58</text:p>
              </table:table-cell>
              <table:table-cell office:value-type="float" office:value="14.62723">
                <text:p>14.62723</text:p>
              </table:table-cell>
              <table:table-cell office:value-type="float" office:value="10.801771">
                <text:p>10.801771</text:p>
              </table:table-cell>
            </table:table-row>
            <table:table-row>
              <table:table-cell office:value-type="string">
                <text:p>2019-10-03 03:37:19</text:p>
              </table:table-cell>
              <table:table-cell office:value-type="float" office:value="14.633895">
                <text:p>14.633895</text:p>
              </table:table-cell>
              <table:table-cell office:value-type="float" office:value="10.806533">
                <text:p>10.806533</text:p>
              </table:table-cell>
            </table:table-row>
            <table:table-row>
              <table:table-cell office:value-type="string">
                <text:p>2019-10-03 03:37:39</text:p>
              </table:table-cell>
              <table:table-cell office:value-type="float" office:value="14.640931">
                <text:p>14.640931</text:p>
              </table:table-cell>
              <table:table-cell office:value-type="float" office:value="10.812078">
                <text:p>10.812078</text:p>
              </table:table-cell>
            </table:table-row>
            <table:table-row>
              <table:table-cell office:value-type="string">
                <text:p>2019-10-03 03:38:00</text:p>
              </table:table-cell>
              <table:table-cell office:value-type="float" office:value="14.647969">
                <text:p>14.647969</text:p>
              </table:table-cell>
              <table:table-cell office:value-type="float" office:value="10.81713">
                <text:p>10.81713</text:p>
              </table:table-cell>
            </table:table-row>
            <table:table-row>
              <table:table-cell office:value-type="string">
                <text:p>2019-10-03 03:38:27</text:p>
              </table:table-cell>
              <table:table-cell office:value-type="float" office:value="14.66268">
                <text:p>14.66268</text:p>
              </table:table-cell>
              <table:table-cell office:value-type="float" office:value="10.828604">
                <text:p>10.828604</text:p>
              </table:table-cell>
            </table:table-row>
            <table:table-row>
              <table:table-cell office:value-type="string">
                <text:p>2019-10-03 03:38:48</text:p>
              </table:table-cell>
              <table:table-cell office:value-type="float" office:value="14.676916">
                <text:p>14.676916</text:p>
              </table:table-cell>
              <table:table-cell office:value-type="float" office:value="10.840056">
                <text:p>10.840056</text:p>
              </table:table-cell>
            </table:table-row>
            <table:table-row>
              <table:table-cell office:value-type="string">
                <text:p>2019-10-03 03:39:08</text:p>
              </table:table-cell>
              <table:table-cell office:value-type="float" office:value="14.6827">
                <text:p>14.6827</text:p>
              </table:table-cell>
              <table:table-cell office:value-type="float" office:value="10.842548">
                <text:p>10.842548</text:p>
              </table:table-cell>
            </table:table-row>
            <table:table-row>
              <table:table-cell office:value-type="string">
                <text:p>2019-10-03 03:39:42</text:p>
              </table:table-cell>
              <table:table-cell office:value-type="float" office:value="14.697688">
                <text:p>14.697688</text:p>
              </table:table-cell>
              <table:table-cell office:value-type="float" office:value="10.854649">
                <text:p>10.854649</text:p>
              </table:table-cell>
            </table:table-row>
            <table:table-row>
              <table:table-cell office:value-type="string">
                <text:p>2019-10-03 03:40:03</text:p>
              </table:table-cell>
              <table:table-cell office:value-type="float" office:value="14.70426">
                <text:p>14.70426</text:p>
              </table:table-cell>
              <table:table-cell office:value-type="float" office:value="10.85867">
                <text:p>10.85867</text:p>
              </table:table-cell>
            </table:table-row>
            <table:table-row>
              <table:table-cell office:value-type="string">
                <text:p>2019-10-03 03:40:18</text:p>
              </table:table-cell>
              <table:table-cell office:value-type="float" office:value="14.711298">
                <text:p>14.711298</text:p>
              </table:table-cell>
              <table:table-cell office:value-type="float" office:value="10.863723">
                <text:p>10.863723</text:p>
              </table:table-cell>
            </table:table-row>
            <table:table-row>
              <table:table-cell office:value-type="string">
                <text:p>2019-10-03 03:40:44</text:p>
              </table:table-cell>
              <table:table-cell office:value-type="float" office:value="14.725475">
                <text:p>14.725475</text:p>
              </table:table-cell>
              <table:table-cell office:value-type="float" office:value="10.874971">
                <text:p>10.874971</text:p>
              </table:table-cell>
            </table:table-row>
            <table:table-row>
              <table:table-cell office:value-type="string">
                <text:p>2019-10-03 03:41:12</text:p>
              </table:table-cell>
              <table:table-cell office:value-type="float" office:value="14.74027">
                <text:p>14.74027</text:p>
              </table:table-cell>
              <table:table-cell office:value-type="float" office:value="10.886729">
                <text:p>10.886729</text:p>
              </table:table-cell>
            </table:table-row>
            <table:table-row>
              <table:table-cell office:value-type="string">
                <text:p>2019-10-03 03:41:39</text:p>
              </table:table-cell>
              <table:table-cell office:value-type="float" office:value="14.754248">
                <text:p>14.754248</text:p>
              </table:table-cell>
              <table:table-cell office:value-type="float" office:value="10.89798">
                <text:p>10.89798</text:p>
              </table:table-cell>
            </table:table-row>
            <table:table-row>
              <table:table-cell office:value-type="string">
                <text:p>2019-10-03 03:42:00</text:p>
              </table:table-cell>
              <table:table-cell office:value-type="float" office:value="14.761084">
                <text:p>14.761084</text:p>
              </table:table-cell>
              <table:table-cell office:value-type="float" office:value="10.903033">
                <text:p>10.903033</text:p>
              </table:table-cell>
            </table:table-row>
            <table:table-row>
              <table:table-cell office:value-type="string">
                <text:p>2019-10-03 03:42:21</text:p>
              </table:table-cell>
              <table:table-cell office:value-type="float" office:value="14.766588">
                <text:p>14.766588</text:p>
              </table:table-cell>
              <table:table-cell office:value-type="float" office:value="10.905526">
                <text:p>10.905526</text:p>
              </table:table-cell>
            </table:table-row>
            <table:table-row>
              <table:table-cell office:value-type="string">
                <text:p>2019-10-03 03:42:36</text:p>
              </table:table-cell>
              <table:table-cell office:value-type="float" office:value="14.773853">
                <text:p>14.773853</text:p>
              </table:table-cell>
              <table:table-cell office:value-type="float" office:value="10.908966">
                <text:p>10.908966</text:p>
              </table:table-cell>
            </table:table-row>
            <table:table-row>
              <table:table-cell office:value-type="string">
                <text:p>2019-10-03 03:43:02</text:p>
              </table:table-cell>
              <table:table-cell office:value-type="float" office:value="14.787862">
                <text:p>14.787862</text:p>
              </table:table-cell>
              <table:table-cell office:value-type="float" office:value="10.919924">
                <text:p>10.919924</text:p>
              </table:table-cell>
            </table:table-row>
            <table:table-row>
              <table:table-cell office:value-type="string">
                <text:p>2019-10-03 03:43:32</text:p>
              </table:table-cell>
              <table:table-cell office:value-type="float" office:value="14.802809">
                <text:p>14.802809</text:p>
              </table:table-cell>
              <table:table-cell office:value-type="float" office:value="10.931841">
                <text:p>10.931841</text:p>
              </table:table-cell>
            </table:table-row>
            <table:table-row>
              <table:table-cell office:value-type="string">
                <text:p>2019-10-03 03:43:53</text:p>
              </table:table-cell>
              <table:table-cell office:value-type="float" office:value="14.809622">
                <text:p>14.809622</text:p>
              </table:table-cell>
              <table:table-cell office:value-type="float" office:value="10.93693">
                <text:p>10.93693</text:p>
              </table:table-cell>
            </table:table-row>
            <table:table-row>
              <table:table-cell office:value-type="string">
                <text:p>2019-10-03 03:44:24</text:p>
              </table:table-cell>
              <table:table-cell office:value-type="float" office:value="14.823799">
                <text:p>14.823799</text:p>
              </table:table-cell>
              <table:table-cell office:value-type="float" office:value="10.948177">
                <text:p>10.948177</text:p>
              </table:table-cell>
            </table:table-row>
            <table:table-row>
              <table:table-cell office:value-type="string">
                <text:p>2019-10-03 03:44:48</text:p>
              </table:table-cell>
              <table:table-cell office:value-type="float" office:value="14.83895">
                <text:p>14.83895</text:p>
              </table:table-cell>
              <table:table-cell office:value-type="float" office:value="10.960015">
                <text:p>10.960015</text:p>
              </table:table-cell>
            </table:table-row>
            <table:table-row>
              <table:table-cell office:value-type="string">
                <text:p>2019-10-03 03:45:37</text:p>
              </table:table-cell>
              <table:table-cell office:value-type="float" office:value="14.865022">
                <text:p>14.865022</text:p>
              </table:table-cell>
              <table:table-cell office:value-type="float" office:value="10.980605">
                <text:p>10.980605</text:p>
              </table:table-cell>
            </table:table-row>
            <table:table-row>
              <table:table-cell office:value-type="string">
                <text:p>2019-10-03 03:46:09</text:p>
              </table:table-cell>
              <table:table-cell office:value-type="float" office:value="14.879202">
                <text:p>14.879202</text:p>
              </table:table-cell>
              <table:table-cell office:value-type="float" office:value="10.991856">
                <text:p>10.991856</text:p>
              </table:table-cell>
            </table:table-row>
            <table:table-row>
              <table:table-cell office:value-type="string">
                <text:p>2019-10-03 03:46:39</text:p>
              </table:table-cell>
              <table:table-cell office:value-type="float" office:value="14.894129">
                <text:p>14.894129</text:p>
              </table:table-cell>
              <table:table-cell office:value-type="float" office:value="11.003717">
                <text:p>11.003717</text:p>
              </table:table-cell>
            </table:table-row>
            <table:table-row>
              <table:table-cell office:value-type="string">
                <text:p>2019-10-03 03:47:13</text:p>
              </table:table-cell>
              <table:table-cell office:value-type="float" office:value="14.908811">
                <text:p>14.908811</text:p>
              </table:table-cell>
              <table:table-cell office:value-type="float" office:value="11.014991">
                <text:p>11.014991</text:p>
              </table:table-cell>
            </table:table-row>
            <table:table-row>
              <table:table-cell office:value-type="string">
                <text:p>2019-10-03 03:47:46</text:p>
              </table:table-cell>
              <table:table-cell office:value-type="float" office:value="14.92352">
                <text:p>14.92352</text:p>
              </table:table-cell>
              <table:table-cell office:value-type="float" office:value="11.026406">
                <text:p>11.026406</text:p>
              </table:table-cell>
            </table:table-row>
            <table:table-row>
              <table:table-cell office:value-type="string">
                <text:p>2019-10-03 03:48:05</text:p>
              </table:table-cell>
              <table:table-cell office:value-type="float" office:value="14.930558">
                <text:p>14.930558</text:p>
              </table:table-cell>
              <table:table-cell office:value-type="float" office:value="11.031459">
                <text:p>11.031459</text:p>
              </table:table-cell>
            </table:table-row>
            <table:table-row>
              <table:table-cell office:value-type="string">
                <text:p>2019-10-03 03:48:21</text:p>
              </table:table-cell>
              <table:table-cell office:value-type="float" office:value="14.937394">
                <text:p>14.937394</text:p>
              </table:table-cell>
              <table:table-cell office:value-type="float" office:value="11.036512">
                <text:p>11.036512</text:p>
              </table:table-cell>
            </table:table-row>
            <table:table-row>
              <table:table-cell office:value-type="string">
                <text:p>2019-10-03 03:48:58</text:p>
              </table:table-cell>
              <table:table-cell office:value-type="float" office:value="14.953977">
                <text:p>14.953977</text:p>
              </table:table-cell>
              <table:table-cell office:value-type="float" office:value="11.049229">
                <text:p>11.049229</text:p>
              </table:table-cell>
            </table:table-row>
            <table:table-row>
              <table:table-cell office:value-type="string">
                <text:p>2019-10-03 03:49:31</text:p>
              </table:table-cell>
              <table:table-cell office:value-type="float" office:value="14.967769">
                <text:p>14.967769</text:p>
              </table:table-cell>
              <table:table-cell office:value-type="float" office:value="11.060188">
                <text:p>11.060188</text:p>
              </table:table-cell>
            </table:table-row>
            <table:table-row>
              <table:table-cell office:value-type="string">
                <text:p>2019-10-03 03:49:52</text:p>
              </table:table-cell>
              <table:table-cell office:value-type="float" office:value="14.974594">
                <text:p>14.974594</text:p>
              </table:table-cell>
              <table:table-cell office:value-type="float" office:value="11.06523">
                <text:p>11.06523</text:p>
              </table:table-cell>
            </table:table-row>
            <table:table-row>
              <table:table-cell office:value-type="string">
                <text:p>2019-10-03 03:50:15</text:p>
              </table:table-cell>
              <table:table-cell office:value-type="float" office:value="14.98994">
                <text:p>14.98994</text:p>
              </table:table-cell>
              <table:table-cell office:value-type="float" office:value="11.077497">
                <text:p>11.077497</text:p>
              </table:table-cell>
            </table:table-row>
            <table:table-row>
              <table:table-cell office:value-type="string">
                <text:p>2019-10-03 03:50:37</text:p>
              </table:table-cell>
              <table:table-cell office:value-type="float" office:value="15.005079">
                <text:p>15.005079</text:p>
              </table:table-cell>
              <table:table-cell office:value-type="float" office:value="11.089758">
                <text:p>11.089758</text:p>
              </table:table-cell>
            </table:table-row>
            <table:table-row>
              <table:table-cell office:value-type="string">
                <text:p>2019-10-03 03:50:58</text:p>
              </table:table-cell>
              <table:table-cell office:value-type="float" office:value="15.011687">
                <text:p>15.011687</text:p>
              </table:table-cell>
              <table:table-cell office:value-type="float" office:value="11.094391">
                <text:p>11.094391</text:p>
              </table:table-cell>
            </table:table-row>
            <table:table-row>
              <table:table-cell office:value-type="string">
                <text:p>2019-10-03 03:51:14</text:p>
              </table:table-cell>
              <table:table-cell office:value-type="float" office:value="15.018725">
                <text:p>15.018725</text:p>
              </table:table-cell>
              <table:table-cell office:value-type="float" office:value="11.099444">
                <text:p>11.099444</text:p>
              </table:table-cell>
            </table:table-row>
            <table:table-row>
              <table:table-cell office:value-type="string">
                <text:p>2019-10-03 03:51:30</text:p>
              </table:table-cell>
              <table:table-cell office:value-type="float" office:value="15.025561">
                <text:p>15.025561</text:p>
              </table:table-cell>
              <table:table-cell office:value-type="float" office:value="11.104636">
                <text:p>11.104636</text:p>
              </table:table-cell>
            </table:table-row>
            <table:table-row>
              <table:table-cell office:value-type="string">
                <text:p>2019-10-03 03:51:56</text:p>
              </table:table-cell>
              <table:table-cell office:value-type="float" office:value="15.039721">
                <text:p>15.039721</text:p>
              </table:table-cell>
              <table:table-cell office:value-type="float" office:value="11.114131">
                <text:p>11.114131</text:p>
              </table:table-cell>
            </table:table-row>
            <table:table-row>
              <table:table-cell office:value-type="string">
                <text:p>2019-10-03 03:52:17</text:p>
              </table:table-cell>
              <table:table-cell office:value-type="float" office:value="15.046322">
                <text:p>15.046322</text:p>
              </table:table-cell>
              <table:table-cell office:value-type="float" office:value="11.116579">
                <text:p>11.116579</text:p>
              </table:table-cell>
            </table:table-row>
            <table:table-row>
              <table:table-cell office:value-type="string">
                <text:p>2019-10-03 03:52:37</text:p>
              </table:table-cell>
              <table:table-cell office:value-type="float" office:value="15.053131">
                <text:p>15.053131</text:p>
              </table:table-cell>
              <table:table-cell office:value-type="float" office:value="11.121632">
                <text:p>11.121632</text:p>
              </table:table-cell>
            </table:table-row>
            <table:table-row>
              <table:table-cell office:value-type="string">
                <text:p>2019-10-03 03:52:58</text:p>
              </table:table-cell>
              <table:table-cell office:value-type="float" office:value="15.059967">
                <text:p>15.059967</text:p>
              </table:table-cell>
              <table:table-cell office:value-type="float" office:value="11.126684">
                <text:p>11.126684</text:p>
              </table:table-cell>
            </table:table-row>
            <table:table-row>
              <table:table-cell office:value-type="string">
                <text:p>2019-10-03 03:53:26</text:p>
              </table:table-cell>
              <table:table-cell office:value-type="float" office:value="15.074996">
                <text:p>15.074996</text:p>
              </table:table-cell>
              <table:table-cell office:value-type="float" office:value="11.13886">
                <text:p>11.13886</text:p>
              </table:table-cell>
            </table:table-row>
            <table:table-row>
              <table:table-cell office:value-type="string">
                <text:p>2019-10-03 03:53:50</text:p>
              </table:table-cell>
              <table:table-cell office:value-type="float" office:value="15.088846">
                <text:p>15.088846</text:p>
              </table:table-cell>
              <table:table-cell office:value-type="float" office:value="11.149864">
                <text:p>11.149864</text:p>
              </table:table-cell>
            </table:table-row>
            <table:table-row>
              <table:table-cell office:value-type="string">
                <text:p>2019-10-03 03:54:12</text:p>
              </table:table-cell>
              <table:table-cell office:value-type="float" office:value="15.103938">
                <text:p>15.103938</text:p>
              </table:table-cell>
              <table:table-cell office:value-type="float" office:value="11.161498">
                <text:p>11.161498</text:p>
              </table:table-cell>
            </table:table-row>
            <table:table-row>
              <table:table-cell office:value-type="string">
                <text:p>2019-10-03 03:54:33</text:p>
              </table:table-cell>
              <table:table-cell office:value-type="float" office:value="15.109442">
                <text:p>15.109442</text:p>
              </table:table-cell>
              <table:table-cell office:value-type="float" office:value="11.163946">
                <text:p>11.163946</text:p>
              </table:table-cell>
            </table:table-row>
            <table:table-row>
              <table:table-cell office:value-type="string">
                <text:p>2019-10-03 03:54:51</text:p>
              </table:table-cell>
              <table:table-cell office:value-type="float" office:value="15.114934">
                <text:p>15.114934</text:p>
              </table:table-cell>
              <table:table-cell office:value-type="float" office:value="11.166409">
                <text:p>11.166409</text:p>
              </table:table-cell>
            </table:table-row>
            <table:table-row>
              <table:table-cell office:value-type="string">
                <text:p>2019-10-03 03:55:07</text:p>
              </table:table-cell>
              <table:table-cell office:value-type="float" office:value="15.121743">
                <text:p>15.121743</text:p>
              </table:table-cell>
              <table:table-cell office:value-type="float" office:value="11.171462">
                <text:p>11.171462</text:p>
              </table:table-cell>
            </table:table-row>
            <table:table-row>
              <table:table-cell office:value-type="string">
                <text:p>2019-10-03 03:55:28</text:p>
              </table:table-cell>
              <table:table-cell office:value-type="float" office:value="15.128837">
                <text:p>15.128837</text:p>
              </table:table-cell>
              <table:table-cell office:value-type="float" office:value="11.176716">
                <text:p>11.176716</text:p>
              </table:table-cell>
            </table:table-row>
            <table:table-row>
              <table:table-cell office:value-type="string">
                <text:p>2019-10-03 03:56:00</text:p>
              </table:table-cell>
              <table:table-cell office:value-type="float" office:value="15.142383">
                <text:p>15.142383</text:p>
              </table:table-cell>
              <table:table-cell office:value-type="float" office:value="11.186058">
                <text:p>11.186058</text:p>
              </table:table-cell>
            </table:table-row>
            <table:table-row>
              <table:table-cell office:value-type="string">
                <text:p>2019-10-03 03:56:17</text:p>
              </table:table-cell>
              <table:table-cell office:value-type="float" office:value="15.149421">
                <text:p>15.149421</text:p>
              </table:table-cell>
              <table:table-cell office:value-type="float" office:value="11.19111">
                <text:p>11.19111</text:p>
              </table:table-cell>
            </table:table-row>
            <table:table-row>
              <table:table-cell office:value-type="string">
                <text:p>2019-10-03 03:56:38</text:p>
              </table:table-cell>
              <table:table-cell office:value-type="float" office:value="15.156224">
                <text:p>15.156224</text:p>
              </table:table-cell>
              <table:table-cell office:value-type="float" office:value="11.195662">
                <text:p>11.195662</text:p>
              </table:table-cell>
            </table:table-row>
            <table:table-row>
              <table:table-cell office:value-type="string">
                <text:p>2019-10-03 03:57:00</text:p>
              </table:table-cell>
              <table:table-cell office:value-type="float" office:value="15.163079">
                <text:p>15.163079</text:p>
              </table:table-cell>
              <table:table-cell office:value-type="float" office:value="11.200846">
                <text:p>11.200846</text:p>
              </table:table-cell>
            </table:table-row>
            <table:table-row>
              <table:table-cell office:value-type="string">
                <text:p>2019-10-03 03:57:21</text:p>
              </table:table-cell>
              <table:table-cell office:value-type="float" office:value="15.177961">
                <text:p>15.177961</text:p>
              </table:table-cell>
              <table:table-cell office:value-type="float" office:value="11.212472">
                <text:p>11.212472</text:p>
              </table:table-cell>
            </table:table-row>
            <table:table-row>
              <table:table-cell office:value-type="string">
                <text:p>2019-10-03 03:57:42</text:p>
              </table:table-cell>
              <table:table-cell office:value-type="float" office:value="15.184764">
                <text:p>15.184764</text:p>
              </table:table-cell>
              <table:table-cell office:value-type="float" office:value="11.217025">
                <text:p>11.217025</text:p>
              </table:table-cell>
            </table:table-row>
            <table:table-row>
              <table:table-cell office:value-type="string">
                <text:p>2019-10-03 03:58:04</text:p>
              </table:table-cell>
              <table:table-cell office:value-type="float" office:value="15.191794">
                <text:p>15.191794</text:p>
              </table:table-cell>
              <table:table-cell office:value-type="float" office:value="11.22207">
                <text:p>11.22207</text:p>
              </table:table-cell>
            </table:table-row>
            <table:table-row>
              <table:table-cell office:value-type="string">
                <text:p>2019-10-03 03:58:19</text:p>
              </table:table-cell>
              <table:table-cell office:value-type="float" office:value="15.198434">
                <text:p>15.198434</text:p>
              </table:table-cell>
              <table:table-cell office:value-type="float" office:value="11.226902">
                <text:p>11.226902</text:p>
              </table:table-cell>
            </table:table-row>
            <table:table-row>
              <table:table-cell office:value-type="string">
                <text:p>2019-10-03 03:58:40</text:p>
              </table:table-cell>
              <table:table-cell office:value-type="float" office:value="15.212611">
                <text:p>15.212611</text:p>
              </table:table-cell>
              <table:table-cell office:value-type="float" office:value="11.238149">
                <text:p>11.238149</text:p>
              </table:table-cell>
            </table:table-row>
            <table:table-row>
              <table:table-cell office:value-type="string">
                <text:p>2019-10-03 03:59:01</text:p>
              </table:table-cell>
              <table:table-cell office:value-type="float" office:value="15.219649">
                <text:p>15.219649</text:p>
              </table:table-cell>
              <table:table-cell office:value-type="float" office:value="11.243202">
                <text:p>11.243202</text:p>
              </table:table-cell>
            </table:table-row>
            <table:table-row>
              <table:table-cell office:value-type="string">
                <text:p>2019-10-03 03:59:22</text:p>
              </table:table-cell>
              <table:table-cell office:value-type="float" office:value="15.226512">
                <text:p>15.226512</text:p>
              </table:table-cell>
              <table:table-cell office:value-type="float" office:value="11.248393">
                <text:p>11.248393</text:p>
              </table:table-cell>
            </table:table-row>
            <table:table-row>
              <table:table-cell office:value-type="string">
                <text:p>2019-10-03 03:59:55</text:p>
              </table:table-cell>
              <table:table-cell office:value-type="float" office:value="15.240701">
                <text:p>15.240701</text:p>
              </table:table-cell>
              <table:table-cell office:value-type="float" office:value="11.259686">
                <text:p>11.259686</text:p>
              </table:table-cell>
            </table:table-row>
            <table:table-row>
              <table:table-cell office:value-type="string">
                <text:p>2019-10-03 04:00:12</text:p>
              </table:table-cell>
              <table:table-cell office:value-type="float" office:value="15.247299">
                <text:p>15.247299</text:p>
              </table:table-cell>
              <table:table-cell office:value-type="float" office:value="11.264235">
                <text:p>11.264235</text:p>
              </table:table-cell>
            </table:table-row>
            <table:table-row>
              <table:table-cell office:value-type="string">
                <text:p>2019-10-03 04:00:46</text:p>
              </table:table-cell>
              <table:table-cell office:value-type="float" office:value="15.262418">
                <text:p>15.262418</text:p>
              </table:table-cell>
              <table:table-cell office:value-type="float" office:value="11.27601">
                <text:p>11.27601</text:p>
              </table:table-cell>
            </table:table-row>
            <table:table-row>
              <table:table-cell office:value-type="string">
                <text:p>2019-10-03 04:01:18</text:p>
              </table:table-cell>
              <table:table-cell office:value-type="float" office:value="15.276406">
                <text:p>15.276406</text:p>
              </table:table-cell>
              <table:table-cell office:value-type="float" office:value="11.287329">
                <text:p>11.287329</text:p>
              </table:table-cell>
            </table:table-row>
            <table:table-row>
              <table:table-cell office:value-type="string">
                <text:p>2019-10-03 04:01:40</text:p>
              </table:table-cell>
              <table:table-cell office:value-type="float" office:value="15.290186">
                <text:p>15.290186</text:p>
              </table:table-cell>
              <table:table-cell office:value-type="float" office:value="11.298288">
                <text:p>11.298288</text:p>
              </table:table-cell>
            </table:table-row>
            <table:table-row>
              <table:table-cell office:value-type="string">
                <text:p>2019-10-03 04:02:01</text:p>
              </table:table-cell>
              <table:table-cell office:value-type="float" office:value="15.304195">
                <text:p>15.304195</text:p>
              </table:table-cell>
              <table:table-cell office:value-type="float" office:value="11.309248">
                <text:p>11.309248</text:p>
              </table:table-cell>
            </table:table-row>
            <table:table-row>
              <table:table-cell office:value-type="string">
                <text:p>2019-10-03 04:02:23</text:p>
              </table:table-cell>
              <table:table-cell office:value-type="float" office:value="15.319371">
                <text:p>15.319371</text:p>
              </table:table-cell>
              <table:table-cell office:value-type="float" office:value="11.321593">
                <text:p>11.321593</text:p>
              </table:table-cell>
            </table:table-row>
            <table:table-row>
              <table:table-cell office:value-type="string">
                <text:p>2019-10-03 04:02:55</text:p>
              </table:table-cell>
              <table:table-cell office:value-type="float" office:value="15.333351">
                <text:p>15.333351</text:p>
              </table:table-cell>
              <table:table-cell office:value-type="float" office:value="11.332492">
                <text:p>11.332492</text:p>
              </table:table-cell>
            </table:table-row>
            <table:table-row>
              <table:table-cell office:value-type="string">
                <text:p>2019-10-03 04:03:38</text:p>
              </table:table-cell>
              <table:table-cell office:value-type="float" office:value="15.352584">
                <text:p>15.352584</text:p>
              </table:table-cell>
              <table:table-cell office:value-type="float" office:value="11.34605">
                <text:p>11.34605</text:p>
              </table:table-cell>
            </table:table-row>
            <table:table-row>
              <table:table-cell office:value-type="string">
                <text:p>2019-10-03 04:04:10</text:p>
              </table:table-cell>
              <table:table-cell office:value-type="float" office:value="15.366335">
                <text:p>15.366335</text:p>
              </table:table-cell>
              <table:table-cell office:value-type="float" office:value="11.356808">
                <text:p>11.356808</text:p>
              </table:table-cell>
            </table:table-row>
            <table:table-row>
              <table:table-cell office:value-type="string">
                <text:p>2019-10-03 04:04:36</text:p>
              </table:table-cell>
              <table:table-cell office:value-type="float" office:value="15.380173">
                <text:p>15.380173</text:p>
              </table:table-cell>
              <table:table-cell office:value-type="float" office:value="11.367767">
                <text:p>11.367767</text:p>
              </table:table-cell>
            </table:table-row>
            <table:table-row>
              <table:table-cell office:value-type="string">
                <text:p>2019-10-03 04:04:57</text:p>
              </table:table-cell>
              <table:table-cell office:value-type="float" office:value="15.39398">
                <text:p>15.39398</text:p>
              </table:table-cell>
              <table:table-cell office:value-type="float" office:value="11.378726">
                <text:p>11.378726</text:p>
              </table:table-cell>
            </table:table-row>
            <table:table-row>
              <table:table-cell office:value-type="string">
                <text:p>2019-10-03 04:05:15</text:p>
              </table:table-cell>
              <table:table-cell office:value-type="float" office:value="15.400381">
                <text:p>15.400381</text:p>
              </table:table-cell>
              <table:table-cell office:value-type="float" office:value="11.381666">
                <text:p>11.381666</text:p>
              </table:table-cell>
            </table:table-row>
            <table:table-row>
              <table:table-cell office:value-type="string">
                <text:p>2019-10-03 04:05:37</text:p>
              </table:table-cell>
              <table:table-cell office:value-type="float" office:value="15.407419">
                <text:p>15.407419</text:p>
              </table:table-cell>
              <table:table-cell office:value-type="float" office:value="11.386719">
                <text:p>11.386719</text:p>
              </table:table-cell>
            </table:table-row>
            <table:table-row>
              <table:table-cell office:value-type="string">
                <text:p>2019-10-03 04:05:58</text:p>
              </table:table-cell>
              <table:table-cell office:value-type="float" office:value="15.412923">
                <text:p>15.412923</text:p>
              </table:table-cell>
              <table:table-cell office:value-type="float" office:value="11.389212">
                <text:p>11.389212</text:p>
              </table:table-cell>
            </table:table-row>
            <table:table-row>
              <table:table-cell office:value-type="string">
                <text:p>2019-10-03 04:06:25</text:p>
              </table:table-cell>
              <table:table-cell office:value-type="float" office:value="15.426898">
                <text:p>15.426898</text:p>
              </table:table-cell>
              <table:table-cell office:value-type="float" office:value="11.40046">
                <text:p>11.40046</text:p>
              </table:table-cell>
            </table:table-row>
            <table:table-row>
              <table:table-cell office:value-type="string">
                <text:p>2019-10-03 04:06:41</text:p>
              </table:table-cell>
              <table:table-cell office:value-type="float" office:value="15.433696">
                <text:p>15.433696</text:p>
              </table:table-cell>
              <table:table-cell office:value-type="float" office:value="11.405502">
                <text:p>11.405502</text:p>
              </table:table-cell>
            </table:table-row>
            <table:table-row>
              <table:table-cell office:value-type="string">
                <text:p>2019-10-03 04:06:57</text:p>
              </table:table-cell>
              <table:table-cell office:value-type="float" office:value="15.440076">
                <text:p>15.440076</text:p>
              </table:table-cell>
              <table:table-cell office:value-type="float" office:value="11.408526">
                <text:p>11.408526</text:p>
              </table:table-cell>
            </table:table-row>
            <table:table-row>
              <table:table-cell office:value-type="string">
                <text:p>2019-10-03 04:07:13</text:p>
              </table:table-cell>
              <table:table-cell office:value-type="float" office:value="15.446689">
                <text:p>15.446689</text:p>
              </table:table-cell>
              <table:table-cell office:value-type="float" office:value="11.413123">
                <text:p>11.413123</text:p>
              </table:table-cell>
            </table:table-row>
            <table:table-row>
              <table:table-cell office:value-type="string">
                <text:p>2019-10-03 04:07:30</text:p>
              </table:table-cell>
              <table:table-cell office:value-type="float" office:value="15.453303">
                <text:p>15.453303</text:p>
              </table:table-cell>
              <table:table-cell office:value-type="float" office:value="11.417815">
                <text:p>11.417815</text:p>
              </table:table-cell>
            </table:table-row>
            <table:table-row>
              <table:table-cell office:value-type="string">
                <text:p>2019-10-03 04:07:58</text:p>
              </table:table-cell>
              <table:table-cell office:value-type="float" office:value="15.468014">
                <text:p>15.468014</text:p>
              </table:table-cell>
              <table:table-cell office:value-type="float" office:value="11.42929">
                <text:p>11.42929</text:p>
              </table:table-cell>
            </table:table-row>
            <table:table-row>
              <table:table-cell office:value-type="string">
                <text:p>2019-10-03 04:08:22</text:p>
              </table:table-cell>
              <table:table-cell office:value-type="float" office:value="15.482048">
                <text:p>15.482048</text:p>
              </table:table-cell>
              <table:table-cell office:value-type="float" office:value="11.440742">
                <text:p>11.440742</text:p>
              </table:table-cell>
            </table:table-row>
            <table:table-row>
              <table:table-cell office:value-type="string">
                <text:p>2019-10-03 04:08:38</text:p>
              </table:table-cell>
              <table:table-cell office:value-type="float" office:value="15.489086">
                <text:p>15.489086</text:p>
              </table:table-cell>
              <table:table-cell office:value-type="float" office:value="11.444771">
                <text:p>11.444771</text:p>
              </table:table-cell>
            </table:table-row>
            <table:table-row>
              <table:table-cell office:value-type="string">
                <text:p>2019-10-03 04:09:02</text:p>
              </table:table-cell>
              <table:table-cell office:value-type="float" office:value="15.506625">
                <text:p>15.506625</text:p>
              </table:table-cell>
              <table:table-cell office:value-type="float" office:value="11.458478">
                <text:p>11.458478</text:p>
              </table:table-cell>
            </table:table-row>
            <table:table-row>
              <table:table-cell office:value-type="string">
                <text:p>2019-10-03 04:09:25</text:p>
              </table:table-cell>
              <table:table-cell office:value-type="float" office:value="15.520576">
                <text:p>15.520576</text:p>
              </table:table-cell>
              <table:table-cell office:value-type="float" office:value="11.469729">
                <text:p>11.469729</text:p>
              </table:table-cell>
            </table:table-row>
            <table:table-row>
              <table:table-cell office:value-type="string">
                <text:p>2019-10-03 04:09:42</text:p>
              </table:table-cell>
              <table:table-cell office:value-type="float" office:value="15.527204">
                <text:p>15.527204</text:p>
              </table:table-cell>
              <table:table-cell office:value-type="float" office:value="11.474561">
                <text:p>11.474561</text:p>
              </table:table-cell>
            </table:table-row>
            <table:table-row>
              <table:table-cell office:value-type="string">
                <text:p>2019-10-03 04:10:03</text:p>
              </table:table-cell>
              <table:table-cell office:value-type="float" office:value="15.533842">
                <text:p>15.533842</text:p>
              </table:table-cell>
              <table:table-cell office:value-type="float" office:value="11.47859">
                <text:p>11.47859</text:p>
              </table:table-cell>
            </table:table-row>
            <table:table-row>
              <table:table-cell office:value-type="string">
                <text:p>2019-10-03 04:10:18</text:p>
              </table:table-cell>
              <table:table-cell office:value-type="float" office:value="15.540422">
                <text:p>15.540422</text:p>
              </table:table-cell>
              <table:table-cell office:value-type="float" office:value="11.482619">
                <text:p>11.482619</text:p>
              </table:table-cell>
            </table:table-row>
            <table:table-row>
              <table:table-cell office:value-type="string">
                <text:p>2019-10-03 04:10:34</text:p>
              </table:table-cell>
              <table:table-cell office:value-type="float" office:value="15.547287">
                <text:p>15.547287</text:p>
              </table:table-cell>
              <table:table-cell office:value-type="float" office:value="11.487873">
                <text:p>11.487873</text:p>
              </table:table-cell>
            </table:table-row>
            <table:table-row>
              <table:table-cell office:value-type="string">
                <text:p>2019-10-03 04:10:57</text:p>
              </table:table-cell>
              <table:table-cell office:value-type="float" office:value="15.561035">
                <text:p>15.561035</text:p>
              </table:table-cell>
              <table:table-cell office:value-type="float" office:value="11.498629">
                <text:p>11.498629</text:p>
              </table:table-cell>
            </table:table-row>
            <table:table-row>
              <table:table-cell office:value-type="string">
                <text:p>2019-10-03 04:11:13</text:p>
              </table:table-cell>
              <table:table-cell office:value-type="float" office:value="15.567377">
                <text:p>15.567377</text:p>
              </table:table-cell>
              <table:table-cell office:value-type="float" office:value="11.502155">
                <text:p>11.502155</text:p>
              </table:table-cell>
            </table:table-row>
            <table:table-row>
              <table:table-cell office:value-type="string">
                <text:p>2019-10-03 04:11:45</text:p>
              </table:table-cell>
              <table:table-cell office:value-type="float" office:value="15.581781">
                <text:p>15.581781</text:p>
              </table:table-cell>
              <table:table-cell office:value-type="float" office:value="11.513895">
                <text:p>11.513895</text:p>
              </table:table-cell>
            </table:table-row>
            <table:table-row>
              <table:table-cell office:value-type="string">
                <text:p>2019-10-03 04:12:11</text:p>
              </table:table-cell>
              <table:table-cell office:value-type="float" office:value="15.595561">
                <text:p>15.595561</text:p>
              </table:table-cell>
              <table:table-cell office:value-type="float" office:value="11.524855">
                <text:p>11.524855</text:p>
              </table:table-cell>
            </table:table-row>
            <table:table-row>
              <table:table-cell office:value-type="string">
                <text:p>2019-10-03 04:12:26</text:p>
              </table:table-cell>
              <table:table-cell office:value-type="float" office:value="15.602599">
                <text:p>15.602599</text:p>
              </table:table-cell>
              <table:table-cell office:value-type="float" office:value="11.529908">
                <text:p>11.529908</text:p>
              </table:table-cell>
            </table:table-row>
            <table:table-row>
              <table:table-cell office:value-type="string">
                <text:p>2019-10-03 04:12:47</text:p>
              </table:table-cell>
              <table:table-cell office:value-type="float" office:value="15.609408">
                <text:p>15.609408</text:p>
              </table:table-cell>
              <table:table-cell office:value-type="float" office:value="11.534961">
                <text:p>11.534961</text:p>
              </table:table-cell>
            </table:table-row>
            <table:table-row>
              <table:table-cell office:value-type="string">
                <text:p>2019-10-03 04:13:19</text:p>
              </table:table-cell>
              <table:table-cell office:value-type="float" office:value="15.623785">
                <text:p>15.623785</text:p>
              </table:table-cell>
              <table:table-cell office:value-type="float" office:value="11.544456">
                <text:p>11.544456</text:p>
              </table:table-cell>
            </table:table-row>
            <table:table-row>
              <table:table-cell office:value-type="string">
                <text:p>2019-10-03 04:13:51</text:p>
              </table:table-cell>
              <table:table-cell office:value-type="float" office:value="15.637763">
                <text:p>15.637763</text:p>
              </table:table-cell>
              <table:table-cell office:value-type="float" office:value="11.555706">
                <text:p>11.555706</text:p>
              </table:table-cell>
            </table:table-row>
            <table:table-row>
              <table:table-cell office:value-type="string">
                <text:p>2019-10-03 04:14:20</text:p>
              </table:table-cell>
              <table:table-cell office:value-type="float" office:value="15.652951">
                <text:p>15.652951</text:p>
              </table:table-cell>
              <table:table-cell office:value-type="float" office:value="11.567629">
                <text:p>11.567629</text:p>
              </table:table-cell>
            </table:table-row>
            <table:table-row>
              <table:table-cell office:value-type="string">
                <text:p>2019-10-03 04:14:38</text:p>
              </table:table-cell>
              <table:table-cell office:value-type="float" office:value="15.659787">
                <text:p>15.659787</text:p>
              </table:table-cell>
              <table:table-cell office:value-type="float" office:value="11.572682">
                <text:p>11.572682</text:p>
              </table:table-cell>
            </table:table-row>
            <table:table-row>
              <table:table-cell office:value-type="string">
                <text:p>2019-10-03 04:15:11</text:p>
              </table:table-cell>
              <table:table-cell office:value-type="float" office:value="15.674696">
                <text:p>15.674696</text:p>
              </table:table-cell>
              <table:table-cell office:value-type="float" office:value="11.584449">
                <text:p>11.584449</text:p>
              </table:table-cell>
            </table:table-row>
            <table:table-row>
              <table:table-cell office:value-type="string">
                <text:p>2019-10-03 04:15:53</text:p>
              </table:table-cell>
              <table:table-cell office:value-type="float" office:value="15.700131">
                <text:p>15.700131</text:p>
              </table:table-cell>
              <table:table-cell office:value-type="float" office:value="11.604186">
                <text:p>11.604186</text:p>
              </table:table-cell>
            </table:table-row>
            <table:table-row>
              <table:table-cell office:value-type="string">
                <text:p>2019-10-03 04:16:11</text:p>
              </table:table-cell>
              <table:table-cell office:value-type="float" office:value="15.706796">
                <text:p>15.706796</text:p>
              </table:table-cell>
              <table:table-cell office:value-type="float" office:value="11.609088">
                <text:p>11.609088</text:p>
              </table:table-cell>
            </table:table-row>
            <table:table-row>
              <table:table-cell office:value-type="string">
                <text:p>2019-10-03 04:16:43</text:p>
              </table:table-cell>
              <table:table-cell office:value-type="float" office:value="15.7206">
                <text:p>15.7206</text:p>
              </table:table-cell>
              <table:table-cell office:value-type="float" office:value="11.620045">
                <text:p>11.620045</text:p>
              </table:table-cell>
            </table:table-row>
            <table:table-row>
              <table:table-cell office:value-type="string">
                <text:p>2019-10-03 04:17:08</text:p>
              </table:table-cell>
              <table:table-cell office:value-type="float" office:value="15.735596">
                <text:p>15.735596</text:p>
              </table:table-cell>
              <table:table-cell office:value-type="float" office:value="11.631721">
                <text:p>11.631721</text:p>
              </table:table-cell>
            </table:table-row>
            <table:table-row>
              <table:table-cell office:value-type="string">
                <text:p>2019-10-03 04:17:29</text:p>
              </table:table-cell>
              <table:table-cell office:value-type="float" office:value="15.74217">
                <text:p>15.74217</text:p>
              </table:table-cell>
              <table:table-cell office:value-type="float" office:value="11.636272">
                <text:p>11.636272</text:p>
              </table:table-cell>
            </table:table-row>
            <table:table-row>
              <table:table-cell office:value-type="string">
                <text:p>2019-10-03 04:18:01</text:p>
              </table:table-cell>
              <table:table-cell office:value-type="float" office:value="15.756174">
                <text:p>15.756174</text:p>
              </table:table-cell>
              <table:table-cell office:value-type="float" office:value="11.64772">
                <text:p>11.64772</text:p>
              </table:table-cell>
            </table:table-row>
            <table:table-row>
              <table:table-cell office:value-type="string">
                <text:p>2019-10-03 04:18:17</text:p>
              </table:table-cell>
              <table:table-cell office:value-type="float" office:value="15.762974">
                <text:p>15.762974</text:p>
              </table:table-cell>
              <table:table-cell office:value-type="float" office:value="11.65227">
                <text:p>11.65227</text:p>
              </table:table-cell>
            </table:table-row>
            <table:table-row>
              <table:table-cell office:value-type="string">
                <text:p>2019-10-03 04:18:38</text:p>
              </table:table-cell>
              <table:table-cell office:value-type="float" office:value="15.76981">
                <text:p>15.76981</text:p>
              </table:table-cell>
              <table:table-cell office:value-type="float" office:value="11.657322">
                <text:p>11.657322</text:p>
              </table:table-cell>
            </table:table-row>
            <table:table-row>
              <table:table-cell office:value-type="string">
                <text:p>2019-10-03 04:18:54</text:p>
              </table:table-cell>
              <table:table-cell office:value-type="float" office:value="15.776848">
                <text:p>15.776848</text:p>
              </table:table-cell>
              <table:table-cell office:value-type="float" office:value="11.662374">
                <text:p>11.662374</text:p>
              </table:table-cell>
            </table:table-row>
            <table:table-row>
              <table:table-cell office:value-type="string">
                <text:p>2019-10-03 04:19:28</text:p>
              </table:table-cell>
              <table:table-cell office:value-type="float" office:value="15.791561">
                <text:p>15.791561</text:p>
              </table:table-cell>
              <table:table-cell office:value-type="float" office:value="11.673649">
                <text:p>11.673649</text:p>
              </table:table-cell>
            </table:table-row>
            <table:table-row>
              <table:table-cell office:value-type="string">
                <text:p>2019-10-03 04:19:56</text:p>
              </table:table-cell>
              <table:table-cell office:value-type="float" office:value="15.806481">
                <text:p>15.806481</text:p>
              </table:table-cell>
              <table:table-cell office:value-type="float" office:value="11.685426">
                <text:p>11.685426</text:p>
              </table:table-cell>
            </table:table-row>
            <table:table-row>
              <table:table-cell office:value-type="string">
                <text:p>2019-10-03 04:20:12</text:p>
              </table:table-cell>
              <table:table-cell office:value-type="float" office:value="15.811973">
                <text:p>15.811973</text:p>
              </table:table-cell>
              <table:table-cell office:value-type="float" office:value="11.687874">
                <text:p>11.687874</text:p>
              </table:table-cell>
            </table:table-row>
            <table:table-row>
              <table:table-cell office:value-type="string">
                <text:p>2019-10-03 04:20:41</text:p>
              </table:table-cell>
              <table:table-cell office:value-type="float" office:value="15.825908">
                <text:p>15.825908</text:p>
              </table:table-cell>
              <table:table-cell office:value-type="float" office:value="11.698535">
                <text:p>11.698535</text:p>
              </table:table-cell>
            </table:table-row>
            <table:table-row>
              <table:table-cell office:value-type="string">
                <text:p>2019-10-03 04:20:57</text:p>
              </table:table-cell>
              <table:table-cell office:value-type="float" office:value="15.833173">
                <text:p>15.833173</text:p>
              </table:table-cell>
              <table:table-cell office:value-type="float" office:value="11.70408">
                <text:p>11.70408</text:p>
              </table:table-cell>
            </table:table-row>
            <table:table-row>
              <table:table-cell office:value-type="string">
                <text:p>2019-10-03 04:21:21</text:p>
              </table:table-cell>
              <table:table-cell office:value-type="float" office:value="15.847148">
                <text:p>15.847148</text:p>
              </table:table-cell>
              <table:table-cell office:value-type="float" office:value="11.715327">
                <text:p>11.715327</text:p>
              </table:table-cell>
            </table:table-row>
            <table:table-row>
              <table:table-cell office:value-type="string">
                <text:p>2019-10-03 04:21:36</text:p>
              </table:table-cell>
              <table:table-cell office:value-type="float" office:value="15.854199">
                <text:p>15.854199</text:p>
              </table:table-cell>
              <table:table-cell office:value-type="float" office:value="11.720446">
                <text:p>11.720446</text:p>
              </table:table-cell>
            </table:table-row>
            <table:table-row>
              <table:table-cell office:value-type="string">
                <text:p>2019-10-03 04:21:58</text:p>
              </table:table-cell>
              <table:table-cell office:value-type="float" office:value="15.861093">
                <text:p>15.861093</text:p>
              </table:table-cell>
              <table:table-cell office:value-type="float" office:value="11.725347">
                <text:p>11.725347</text:p>
              </table:table-cell>
            </table:table-row>
            <table:table-row>
              <table:table-cell office:value-type="string">
                <text:p>2019-10-03 04:22:19</text:p>
              </table:table-cell>
              <table:table-cell office:value-type="float" office:value="15.867929">
                <text:p>15.867929</text:p>
              </table:table-cell>
              <table:table-cell office:value-type="float" office:value="11.7304">
                <text:p>11.7304</text:p>
              </table:table-cell>
            </table:table-row>
            <table:table-row>
              <table:table-cell office:value-type="string">
                <text:p>2019-10-03 04:22:35</text:p>
              </table:table-cell>
              <table:table-cell office:value-type="float" office:value="15.874503">
                <text:p>15.874503</text:p>
              </table:table-cell>
              <table:table-cell office:value-type="float" office:value="11.734968">
                <text:p>11.734968</text:p>
              </table:table-cell>
            </table:table-row>
            <table:table-row>
              <table:table-cell office:value-type="string">
                <text:p>2019-10-03 04:22:54</text:p>
              </table:table-cell>
              <table:table-cell office:value-type="float" office:value="15.88136">
                <text:p>15.88136</text:p>
              </table:table-cell>
              <table:table-cell office:value-type="float" office:value="11.739801">
                <text:p>11.739801</text:p>
              </table:table-cell>
            </table:table-row>
            <table:table-row>
              <table:table-cell office:value-type="string">
                <text:p>2019-10-03 04:23:18</text:p>
              </table:table-cell>
              <table:table-cell office:value-type="float" office:value="15.896498">
                <text:p>15.896498</text:p>
              </table:table-cell>
              <table:table-cell office:value-type="float" office:value="11.751708">
                <text:p>11.751708</text:p>
              </table:table-cell>
            </table:table-row>
            <table:table-row>
              <table:table-cell office:value-type="string">
                <text:p>2019-10-03 04:23:52</text:p>
              </table:table-cell>
              <table:table-cell office:value-type="float" office:value="15.911646">
                <text:p>15.911646</text:p>
              </table:table-cell>
              <table:table-cell office:value-type="float" office:value="11.763544">
                <text:p>11.763544</text:p>
              </table:table-cell>
            </table:table-row>
            <table:table-row>
              <table:table-cell office:value-type="string">
                <text:p>2019-10-03 04:24:15</text:p>
              </table:table-cell>
              <table:table-cell office:value-type="float" office:value="15.926506">
                <text:p>15.926506</text:p>
              </table:table-cell>
              <table:table-cell office:value-type="float" office:value="11.774682">
                <text:p>11.774682</text:p>
              </table:table-cell>
            </table:table-row>
            <table:table-row>
              <table:table-cell office:value-type="string">
                <text:p>2019-10-03 04:24:36</text:p>
              </table:table-cell>
              <table:table-cell office:value-type="float" office:value="15.93308">
                <text:p>15.93308</text:p>
              </table:table-cell>
              <table:table-cell office:value-type="float" office:value="11.777129">
                <text:p>11.777129</text:p>
              </table:table-cell>
            </table:table-row>
            <table:table-row>
              <table:table-cell office:value-type="string">
                <text:p>2019-10-03 04:24:59</text:p>
              </table:table-cell>
              <table:table-cell office:value-type="float" office:value="15.947294">
                <text:p>15.947294</text:p>
              </table:table-cell>
              <table:table-cell office:value-type="float" office:value="11.788446">
                <text:p>11.788446</text:p>
              </table:table-cell>
            </table:table-row>
            <table:table-row>
              <table:table-cell office:value-type="string">
                <text:p>2019-10-03 04:25:15</text:p>
              </table:table-cell>
              <table:table-cell office:value-type="float" office:value="15.953868">
                <text:p>15.953868</text:p>
              </table:table-cell>
              <table:table-cell office:value-type="float" office:value="11.793004">
                <text:p>11.793004</text:p>
              </table:table-cell>
            </table:table-row>
            <table:table-row>
              <table:table-cell office:value-type="string">
                <text:p>2019-10-03 04:25:37</text:p>
              </table:table-cell>
              <table:table-cell office:value-type="float" office:value="15.968101">
                <text:p>15.968101</text:p>
              </table:table-cell>
              <table:table-cell office:value-type="float" office:value="11.804464">
                <text:p>11.804464</text:p>
              </table:table-cell>
            </table:table-row>
            <table:table-row>
              <table:table-cell office:value-type="string">
                <text:p>2019-10-03 04:25:53</text:p>
              </table:table-cell>
              <table:table-cell office:value-type="float" office:value="15.974702">
                <text:p>15.974702</text:p>
              </table:table-cell>
              <table:table-cell office:value-type="float" office:value="11.809177">
                <text:p>11.809177</text:p>
              </table:table-cell>
            </table:table-row>
            <table:table-row>
              <table:table-cell office:value-type="string">
                <text:p>2019-10-03 04:26:12</text:p>
              </table:table-cell>
              <table:table-cell office:value-type="float" office:value="15.981511">
                <text:p>15.981511</text:p>
              </table:table-cell>
              <table:table-cell office:value-type="float" office:value="11.814235">
                <text:p>11.814235</text:p>
              </table:table-cell>
            </table:table-row>
            <table:table-row>
              <table:table-cell office:value-type="string">
                <text:p>2019-10-03 04:26:34</text:p>
              </table:table-cell>
              <table:table-cell office:value-type="float" office:value="15.995744">
                <text:p>15.995744</text:p>
              </table:table-cell>
              <table:table-cell office:value-type="float" office:value="11.825695">
                <text:p>11.825695</text:p>
              </table:table-cell>
            </table:table-row>
            <table:table-row>
              <table:table-cell office:value-type="string">
                <text:p>2019-10-03 04:27:06</text:p>
              </table:table-cell>
              <table:table-cell office:value-type="float" office:value="16.00958">
                <text:p>16.00958</text:p>
              </table:table-cell>
              <table:table-cell office:value-type="float" office:value="11.836866">
                <text:p>11.836866</text:p>
              </table:table-cell>
            </table:table-row>
            <table:table-row>
              <table:table-cell office:value-type="string">
                <text:p>2019-10-03 04:27:31</text:p>
              </table:table-cell>
              <table:table-cell office:value-type="float" office:value="16.023539">
                <text:p>16.023539</text:p>
              </table:table-cell>
              <table:table-cell office:value-type="float" office:value="11.847996">
                <text:p>11.847996</text:p>
              </table:table-cell>
            </table:table-row>
            <table:table-row>
              <table:table-cell office:value-type="string">
                <text:p>2019-10-03 04:28:01</text:p>
              </table:table-cell>
              <table:table-cell office:value-type="float" office:value="16.038653">
                <text:p>16.038653</text:p>
              </table:table-cell>
              <table:table-cell office:value-type="float" office:value="11.859778">
                <text:p>11.859778</text:p>
              </table:table-cell>
            </table:table-row>
            <table:table-row>
              <table:table-cell office:value-type="string">
                <text:p>2019-10-03 04:28:33</text:p>
              </table:table-cell>
              <table:table-cell office:value-type="float" office:value="16.052639">
                <text:p>16.052639</text:p>
              </table:table-cell>
              <table:table-cell office:value-type="float" office:value="11.871048">
                <text:p>11.871048</text:p>
              </table:table-cell>
            </table:table-row>
            <table:table-row>
              <table:table-cell office:value-type="string">
                <text:p>2019-10-03 04:29:00</text:p>
              </table:table-cell>
              <table:table-cell office:value-type="float" office:value="16.069695">
                <text:p>16.069695</text:p>
              </table:table-cell>
              <table:table-cell office:value-type="float" office:value="11.884877">
                <text:p>11.884877</text:p>
              </table:table-cell>
            </table:table-row>
            <table:table-row>
              <table:table-cell office:value-type="string">
                <text:p>2019-10-03 04:29:16</text:p>
              </table:table-cell>
              <table:table-cell office:value-type="float" office:value="16.076551">
                <text:p>16.076551</text:p>
              </table:table-cell>
              <table:table-cell office:value-type="float" office:value="11.889633">
                <text:p>11.889633</text:p>
              </table:table-cell>
            </table:table-row>
            <table:table-row>
              <table:table-cell office:value-type="string">
                <text:p>2019-10-03 04:29:44</text:p>
              </table:table-cell>
              <table:table-cell office:value-type="float" office:value="16.09132">
                <text:p>16.09132</text:p>
              </table:table-cell>
              <table:table-cell office:value-type="float" office:value="11.901121">
                <text:p>11.901121</text:p>
              </table:table-cell>
            </table:table-row>
            <table:table-row>
              <table:table-cell office:value-type="string">
                <text:p>2019-10-03 04:30:18</text:p>
              </table:table-cell>
              <table:table-cell office:value-type="float" office:value="16.106058">
                <text:p>16.106058</text:p>
              </table:table-cell>
              <table:table-cell office:value-type="float" office:value="11.912609">
                <text:p>11.912609</text:p>
              </table:table-cell>
            </table:table-row>
            <table:table-row>
              <table:table-cell office:value-type="string">
                <text:p>2019-10-03 04:30:34</text:p>
              </table:table-cell>
              <table:table-cell office:value-type="float" office:value="16.112723">
                <text:p>16.112723</text:p>
              </table:table-cell>
              <table:table-cell office:value-type="float" office:value="11.917516">
                <text:p>11.917516</text:p>
              </table:table-cell>
            </table:table-row>
            <table:table-row>
              <table:table-cell office:value-type="string">
                <text:p>2019-10-03 04:30:55</text:p>
              </table:table-cell>
              <table:table-cell office:value-type="float" office:value="16.119588">
                <text:p>16.119588</text:p>
              </table:table-cell>
              <table:table-cell office:value-type="float" office:value="11.922775">
                <text:p>11.922775</text:p>
              </table:table-cell>
            </table:table-row>
            <table:table-row>
              <table:table-cell office:value-type="string">
                <text:p>2019-10-03 04:31:18</text:p>
              </table:table-cell>
              <table:table-cell office:value-type="float" office:value="16.134555">
                <text:p>16.134555</text:p>
              </table:table-cell>
              <table:table-cell office:value-type="float" office:value="11.934402">
                <text:p>11.934402</text:p>
              </table:table-cell>
            </table:table-row>
            <table:table-row>
              <table:table-cell office:value-type="string">
                <text:p>2019-10-03 04:31:51</text:p>
              </table:table-cell>
              <table:table-cell office:value-type="float" office:value="16.148791">
                <text:p>16.148791</text:p>
              </table:table-cell>
              <table:table-cell office:value-type="float" office:value="11.945865">
                <text:p>11.945865</text:p>
              </table:table-cell>
            </table:table-row>
            <table:table-row>
              <table:table-cell office:value-type="string">
                <text:p>2019-10-03 04:32:07</text:p>
              </table:table-cell>
              <table:table-cell office:value-type="float" office:value="16.155616">
                <text:p>16.155616</text:p>
              </table:table-cell>
              <table:table-cell office:value-type="float" office:value="11.950912">
                <text:p>11.950912</text:p>
              </table:table-cell>
            </table:table-row>
            <table:table-row>
              <table:table-cell office:value-type="string">
                <text:p>2019-10-03 04:32:36</text:p>
              </table:table-cell>
              <table:table-cell office:value-type="float" office:value="16.170498">
                <text:p>16.170498</text:p>
              </table:table-cell>
              <table:table-cell office:value-type="float" office:value="11.96269">
                <text:p>11.96269</text:p>
              </table:table-cell>
            </table:table-row>
            <table:table-row>
              <table:table-cell office:value-type="string">
                <text:p>2019-10-03 04:32:58</text:p>
              </table:table-cell>
              <table:table-cell office:value-type="float" office:value="16.177334">
                <text:p>16.177334</text:p>
              </table:table-cell>
              <table:table-cell office:value-type="float" office:value="11.967748">
                <text:p>11.967748</text:p>
              </table:table-cell>
            </table:table-row>
            <table:table-row>
              <table:table-cell office:value-type="string">
                <text:p>2019-10-03 04:33:19</text:p>
              </table:table-cell>
              <table:table-cell office:value-type="float" office:value="16.18417">
                <text:p>16.18417</text:p>
              </table:table-cell>
              <table:table-cell office:value-type="float" office:value="11.972806">
                <text:p>11.972806</text:p>
              </table:table-cell>
            </table:table-row>
            <table:table-row>
              <table:table-cell office:value-type="string">
                <text:p>2019-10-03 04:33:41</text:p>
              </table:table-cell>
              <table:table-cell office:value-type="float" office:value="16.198384">
                <text:p>16.198384</text:p>
              </table:table-cell>
              <table:table-cell office:value-type="float" office:value="11.984134">
                <text:p>11.984134</text:p>
              </table:table-cell>
            </table:table-row>
            <table:table-row>
              <table:table-cell office:value-type="string">
                <text:p>2019-10-03 04:33:57</text:p>
              </table:table-cell>
              <table:table-cell office:value-type="float" office:value="16.203888">
                <text:p>16.203888</text:p>
              </table:table-cell>
              <table:table-cell office:value-type="float" office:value="11.98663">
                <text:p>11.98663</text:p>
              </table:table-cell>
            </table:table-row>
            <table:table-row>
              <table:table-cell office:value-type="string">
                <text:p>2019-10-03 04:34:22</text:p>
              </table:table-cell>
              <table:table-cell office:value-type="float" office:value="16.219226">
                <text:p>16.219226</text:p>
              </table:table-cell>
              <table:table-cell office:value-type="float" office:value="11.998897">
                <text:p>11.998897</text:p>
              </table:table-cell>
            </table:table-row>
            <table:table-row>
              <table:table-cell office:value-type="string">
                <text:p>2019-10-03 04:34:56</text:p>
              </table:table-cell>
              <table:table-cell office:value-type="float" office:value="16.234396">
                <text:p>16.234396</text:p>
              </table:table-cell>
              <table:table-cell office:value-type="float" office:value="12.010878">
                <text:p>12.010878</text:p>
              </table:table-cell>
            </table:table-row>
            <table:table-row>
              <table:table-cell office:value-type="string">
                <text:p>2019-10-03 04:35:39</text:p>
              </table:table-cell>
              <table:table-cell office:value-type="float" office:value="16.259802">
                <text:p>16.259802</text:p>
              </table:table-cell>
              <table:table-cell office:value-type="float" office:value="12.030574">
                <text:p>12.030574</text:p>
              </table:table-cell>
            </table:table-row>
            <table:table-row>
              <table:table-cell office:value-type="string">
                <text:p>2019-10-03 04:36:04</text:p>
              </table:table-cell>
              <table:table-cell office:value-type="float" office:value="16.275121">
                <text:p>16.275121</text:p>
              </table:table-cell>
              <table:table-cell office:value-type="float" office:value="12.042712">
                <text:p>12.042712</text:p>
              </table:table-cell>
            </table:table-row>
            <table:table-row>
              <table:table-cell office:value-type="string">
                <text:p>2019-10-03 04:36:25</text:p>
              </table:table-cell>
              <table:table-cell office:value-type="float" office:value="16.289072">
                <text:p>16.289072</text:p>
              </table:table-cell>
              <table:table-cell office:value-type="float" office:value="12.053973">
                <text:p>12.053973</text:p>
              </table:table-cell>
            </table:table-row>
            <table:table-row>
              <table:table-cell office:value-type="string">
                <text:p>2019-10-03 04:36:47</text:p>
              </table:table-cell>
              <table:table-cell office:value-type="float" office:value="16.303081">
                <text:p>16.303081</text:p>
              </table:table-cell>
              <table:table-cell office:value-type="float" office:value="12.064944">
                <text:p>12.064944</text:p>
              </table:table-cell>
            </table:table-row>
            <table:table-row>
              <table:table-cell office:value-type="string">
                <text:p>2019-10-03 04:37:10</text:p>
              </table:table-cell>
              <table:table-cell office:value-type="float" office:value="16.318021">
                <text:p>16.318021</text:p>
              </table:table-cell>
              <table:table-cell office:value-type="float" office:value="12.076446">
                <text:p>12.076446</text:p>
              </table:table-cell>
            </table:table-row>
            <table:table-row>
              <table:table-cell office:value-type="string">
                <text:p>2019-10-03 04:37:42</text:p>
              </table:table-cell>
              <table:table-cell office:value-type="float" office:value="16.331772">
                <text:p>16.331772</text:p>
              </table:table-cell>
              <table:table-cell office:value-type="float" office:value="12.087216">
                <text:p>12.087216</text:p>
              </table:table-cell>
            </table:table-row>
            <table:table-row>
              <table:table-cell office:value-type="string">
                <text:p>2019-10-03 04:38:14</text:p>
              </table:table-cell>
              <table:table-cell office:value-type="float" office:value="16.34595">
                <text:p>16.34595</text:p>
              </table:table-cell>
              <table:table-cell office:value-type="float" office:value="12.09897">
                <text:p>12.09897</text:p>
              </table:table-cell>
            </table:table-row>
            <table:table-row>
              <table:table-cell office:value-type="string">
                <text:p>2019-10-03 04:38:38</text:p>
              </table:table-cell>
              <table:table-cell office:value-type="float" office:value="16.359757">
                <text:p>16.359757</text:p>
              </table:table-cell>
              <table:table-cell office:value-type="float" office:value="12.109941">
                <text:p>12.109941</text:p>
              </table:table-cell>
            </table:table-row>
            <table:table-row>
              <table:table-cell office:value-type="string">
                <text:p>2019-10-03 04:39:00</text:p>
              </table:table-cell>
              <table:table-cell office:value-type="float" office:value="16.37462">
                <text:p>16.37462</text:p>
              </table:table-cell>
              <table:table-cell office:value-type="float" office:value="12.121586">
                <text:p>12.121586</text:p>
              </table:table-cell>
            </table:table-row>
            <table:table-row>
              <table:table-cell office:value-type="string">
                <text:p>2019-10-03 04:39:16</text:p>
              </table:table-cell>
              <table:table-cell office:value-type="float" office:value="16.381435">
                <text:p>16.381435</text:p>
              </table:table-cell>
              <table:table-cell office:value-type="float" office:value="12.124082">
                <text:p>12.124082</text:p>
              </table:table-cell>
            </table:table-row>
            <table:table-row>
              <table:table-cell office:value-type="string">
                <text:p>2019-10-03 04:39:41</text:p>
              </table:table-cell>
              <table:table-cell office:value-type="float" office:value="16.395612">
                <text:p>16.395612</text:p>
              </table:table-cell>
              <table:table-cell office:value-type="float" office:value="12.135341">
                <text:p>12.135341</text:p>
              </table:table-cell>
            </table:table-row>
            <table:table-row>
              <table:table-cell office:value-type="string">
                <text:p>2019-10-03 04:40:09</text:p>
              </table:table-cell>
              <table:table-cell office:value-type="float" office:value="16.40959">
                <text:p>16.40959</text:p>
              </table:table-cell>
              <table:table-cell office:value-type="float" office:value="12.146602">
                <text:p>12.146602</text:p>
              </table:table-cell>
            </table:table-row>
            <table:table-row>
              <table:table-cell office:value-type="string">
                <text:p>2019-10-03 04:40:31</text:p>
              </table:table-cell>
              <table:table-cell office:value-type="float" office:value="16.416435">
                <text:p>16.416435</text:p>
              </table:table-cell>
              <table:table-cell office:value-type="float" office:value="12.151823">
                <text:p>12.151823</text:p>
              </table:table-cell>
            </table:table-row>
            <table:table-row>
              <table:table-cell office:value-type="string">
                <text:p>2019-10-03 04:41:04</text:p>
              </table:table-cell>
              <table:table-cell office:value-type="float" office:value="16.430239">
                <text:p>16.430239</text:p>
              </table:table-cell>
              <table:table-cell office:value-type="float" office:value="12.16279">
                <text:p>12.16279</text:p>
              </table:table-cell>
            </table:table-row>
            <table:table-row>
              <table:table-cell office:value-type="string">
                <text:p>2019-10-03 04:41:37</text:p>
              </table:table-cell>
              <table:table-cell office:value-type="float" office:value="16.44399">
                <text:p>16.44399</text:p>
              </table:table-cell>
              <table:table-cell office:value-type="float" office:value="12.17356">
                <text:p>12.17356</text:p>
              </table:table-cell>
            </table:table-row>
            <table:table-row>
              <table:table-cell office:value-type="string">
                <text:p>2019-10-03 04:42:02</text:p>
              </table:table-cell>
              <table:table-cell office:value-type="float" office:value="16.458416">
                <text:p>16.458416</text:p>
              </table:table-cell>
              <table:table-cell office:value-type="float" office:value="12.183822">
                <text:p>12.183822</text:p>
              </table:table-cell>
            </table:table-row>
            <table:table-row>
              <table:table-cell office:value-type="string">
                <text:p>2019-10-03 04:42:24</text:p>
              </table:table-cell>
              <table:table-cell office:value-type="float" office:value="16.46499">
                <text:p>16.46499</text:p>
              </table:table-cell>
              <table:table-cell office:value-type="float" office:value="12.188379">
                <text:p>12.188379</text:p>
              </table:table-cell>
            </table:table-row>
            <table:table-row>
              <table:table-cell office:value-type="string">
                <text:p>2019-10-03 04:42:53</text:p>
              </table:table-cell>
              <table:table-cell office:value-type="float" office:value="16.47973">
                <text:p>16.47973</text:p>
              </table:table-cell>
              <table:table-cell office:value-type="float" office:value="12.199805">
                <text:p>12.199805</text:p>
              </table:table-cell>
            </table:table-row>
            <table:table-row>
              <table:table-cell office:value-type="string">
                <text:p>2019-10-03 04:43:15</text:p>
              </table:table-cell>
              <table:table-cell office:value-type="float" office:value="16.486595">
                <text:p>16.486595</text:p>
              </table:table-cell>
              <table:table-cell office:value-type="float" office:value="12.205063">
                <text:p>12.205063</text:p>
              </table:table-cell>
            </table:table-row>
            <table:table-row>
              <table:table-cell office:value-type="string">
                <text:p>2019-10-03 04:43:36</text:p>
              </table:table-cell>
              <table:table-cell office:value-type="float" office:value="16.493404">
                <text:p>16.493404</text:p>
              </table:table-cell>
              <table:table-cell office:value-type="float" office:value="12.21012">
                <text:p>12.21012</text:p>
              </table:table-cell>
            </table:table-row>
            <table:table-row>
              <table:table-cell office:value-type="string">
                <text:p>2019-10-03 04:43:58</text:p>
              </table:table-cell>
              <table:table-cell office:value-type="float" office:value="16.500442">
                <text:p>16.500442</text:p>
              </table:table-cell>
              <table:table-cell office:value-type="float" office:value="12.215178">
                <text:p>12.215178</text:p>
              </table:table-cell>
            </table:table-row>
            <table:table-row>
              <table:table-cell office:value-type="string">
                <text:p>2019-10-03 04:44:21</text:p>
              </table:table-cell>
              <table:table-cell office:value-type="float" office:value="16.514473">
                <text:p>16.514473</text:p>
              </table:table-cell>
              <table:table-cell office:value-type="float" office:value="12.226636">
                <text:p>12.226636</text:p>
              </table:table-cell>
            </table:table-row>
            <table:table-row>
              <table:table-cell office:value-type="string">
                <text:p>2019-10-03 04:44:49</text:p>
              </table:table-cell>
              <table:table-cell office:value-type="float" office:value="16.52888">
                <text:p>16.52888</text:p>
              </table:table-cell>
              <table:table-cell office:value-type="float" office:value="12.23839">
                <text:p>12.23839</text:p>
              </table:table-cell>
            </table:table-row>
            <table:table-row>
              <table:table-cell office:value-type="string">
                <text:p>2019-10-03 04:45:42</text:p>
              </table:table-cell>
              <table:table-cell office:value-type="float" office:value="16.555224">
                <text:p>16.555224</text:p>
              </table:table-cell>
              <table:table-cell office:value-type="float" office:value="12.258465">
                <text:p>12.258465</text:p>
              </table:table-cell>
            </table:table-row>
            <table:table-row>
              <table:table-cell office:value-type="string">
                <text:p>2019-10-03 04:45:57</text:p>
              </table:table-cell>
              <table:table-cell office:value-type="float" office:value="16.561834">
                <text:p>16.561834</text:p>
              </table:table-cell>
              <table:table-cell office:value-type="float" office:value="12.263065">
                <text:p>12.263065</text:p>
              </table:table-cell>
            </table:table-row>
            <table:table-row>
              <table:table-cell office:value-type="string">
                <text:p>2019-10-03 04:46:32</text:p>
              </table:table-cell>
              <table:table-cell office:value-type="float" office:value="16.576788">
                <text:p>16.576788</text:p>
              </table:table-cell>
              <table:table-cell office:value-type="float" office:value="12.274921">
                <text:p>12.274921</text:p>
              </table:table-cell>
            </table:table-row>
            <table:table-row>
              <table:table-cell office:value-type="string">
                <text:p>2019-10-03 04:46:54</text:p>
              </table:table-cell>
              <table:table-cell office:value-type="float" office:value="16.590739">
                <text:p>16.590739</text:p>
              </table:table-cell>
              <table:table-cell office:value-type="float" office:value="12.286182">
                <text:p>12.286182</text:p>
              </table:table-cell>
            </table:table-row>
            <table:table-row>
              <table:table-cell office:value-type="string">
                <text:p>2019-10-03 04:47:10</text:p>
              </table:table-cell>
              <table:table-cell office:value-type="float" office:value="16.597777">
                <text:p>16.597777</text:p>
              </table:table-cell>
              <table:table-cell office:value-type="float" office:value="12.29124">
                <text:p>12.29124</text:p>
              </table:table-cell>
            </table:table-row>
            <table:table-row>
              <table:table-cell office:value-type="string">
                <text:p>2019-10-03 04:47:33</text:p>
              </table:table-cell>
              <table:table-cell office:value-type="float" office:value="16.613115">
                <text:p>16.613115</text:p>
              </table:table-cell>
              <table:table-cell office:value-type="float" office:value="12.30351">
                <text:p>12.30351</text:p>
              </table:table-cell>
            </table:table-row>
            <table:table-row>
              <table:table-cell office:value-type="string">
                <text:p>2019-10-03 04:48:03</text:p>
              </table:table-cell>
              <table:table-cell office:value-type="float" office:value="16.628224">
                <text:p>16.628224</text:p>
              </table:table-cell>
              <table:table-cell office:value-type="float" office:value="12.314756">
                <text:p>12.314756</text:p>
              </table:table-cell>
            </table:table-row>
            <table:table-row>
              <table:table-cell office:value-type="string">
                <text:p>2019-10-03 04:48:29</text:p>
              </table:table-cell>
              <table:table-cell office:value-type="float" office:value="16.64336">
                <text:p>16.64336</text:p>
              </table:table-cell>
              <table:table-cell office:value-type="float" office:value="12.327026">
                <text:p>12.327026</text:p>
              </table:table-cell>
            </table:table-row>
            <table:table-row>
              <table:table-cell office:value-type="string">
                <text:p>2019-10-03 04:49:36</text:p>
              </table:table-cell>
              <table:table-cell office:value-type="float" office:value="16.679362">
                <text:p>16.679362</text:p>
              </table:table-cell>
              <table:table-cell office:value-type="float" office:value="12.354059">
                <text:p>12.354059</text:p>
              </table:table-cell>
            </table:table-row>
            <table:table-row>
              <table:table-cell office:value-type="string">
                <text:p>2019-10-03 04:49:52</text:p>
              </table:table-cell>
              <table:table-cell office:value-type="float" office:value="16.686259">
                <text:p>16.686259</text:p>
              </table:table-cell>
              <table:table-cell office:value-type="float" office:value="12.359322">
                <text:p>12.359322</text:p>
              </table:table-cell>
            </table:table-row>
            <table:table-row>
              <table:table-cell office:value-type="string">
                <text:p>2019-10-03 04:50:22</text:p>
              </table:table-cell>
              <table:table-cell office:value-type="float" office:value="16.700502">
                <text:p>16.700502</text:p>
              </table:table-cell>
              <table:table-cell office:value-type="float" office:value="12.371081">
                <text:p>12.371081</text:p>
              </table:table-cell>
            </table:table-row>
            <table:table-row>
              <table:table-cell office:value-type="string">
                <text:p>2019-10-03 04:50:43</text:p>
              </table:table-cell>
              <table:table-cell office:value-type="float" office:value="16.707078">
                <text:p>16.707078</text:p>
              </table:table-cell>
              <table:table-cell office:value-type="float" office:value="12.37564">
                <text:p>12.37564</text:p>
              </table:table-cell>
            </table:table-row>
            <table:table-row>
              <table:table-cell office:value-type="string">
                <text:p>2019-10-03 04:51:05</text:p>
              </table:table-cell>
              <table:table-cell office:value-type="float" office:value="16.721771">
                <text:p>16.721771</text:p>
              </table:table-cell>
              <table:table-cell office:value-type="float" office:value="12.386952">
                <text:p>12.386952</text:p>
              </table:table-cell>
            </table:table-row>
            <table:table-row>
              <table:table-cell office:value-type="string">
                <text:p>2019-10-03 04:51:21</text:p>
              </table:table-cell>
              <table:table-cell office:value-type="float" office:value="16.728841">
                <text:p>16.728841</text:p>
              </table:table-cell>
              <table:table-cell office:value-type="float" office:value="12.392153">
                <text:p>12.392153</text:p>
              </table:table-cell>
            </table:table-row>
            <table:table-row>
              <table:table-cell office:value-type="string">
                <text:p>2019-10-03 04:51:52</text:p>
              </table:table-cell>
              <table:table-cell office:value-type="float" office:value="16.743765">
                <text:p>16.743765</text:p>
              </table:table-cell>
              <table:table-cell office:value-type="float" office:value="12.403525">
                <text:p>12.403525</text:p>
              </table:table-cell>
            </table:table-row>
            <table:table-row>
              <table:table-cell office:value-type="string">
                <text:p>2019-10-03 04:52:13</text:p>
              </table:table-cell>
              <table:table-cell office:value-type="float" office:value="16.750585">
                <text:p>16.750585</text:p>
              </table:table-cell>
              <table:table-cell office:value-type="float" office:value="12.408175">
                <text:p>12.408175</text:p>
              </table:table-cell>
            </table:table-row>
            <table:table-row>
              <table:table-cell office:value-type="string">
                <text:p>2019-10-03 04:52:46</text:p>
              </table:table-cell>
              <table:table-cell office:value-type="float" office:value="16.765536">
                <text:p>16.765536</text:p>
              </table:table-cell>
              <table:table-cell office:value-type="float" office:value="12.419688">
                <text:p>12.419688</text:p>
              </table:table-cell>
            </table:table-row>
            <table:table-row>
              <table:table-cell office:value-type="string">
                <text:p>2019-10-03 04:53:02</text:p>
              </table:table-cell>
              <table:table-cell office:value-type="float" office:value="16.7724">
                <text:p>16.7724</text:p>
              </table:table-cell>
              <table:table-cell office:value-type="float" office:value="12.422633">
                <text:p>12.422633</text:p>
              </table:table-cell>
            </table:table-row>
            <table:table-row>
              <table:table-cell office:value-type="string">
                <text:p>2019-10-03 04:53:18</text:p>
              </table:table-cell>
              <table:table-cell office:value-type="float" office:value="16.779443">
                <text:p>16.779443</text:p>
              </table:table-cell>
              <table:table-cell office:value-type="float" office:value="12.427695">
                <text:p>12.427695</text:p>
              </table:table-cell>
            </table:table-row>
            <table:table-row>
              <table:table-cell office:value-type="string">
                <text:p>2019-10-03 04:53:51</text:p>
              </table:table-cell>
              <table:table-cell office:value-type="float" office:value="16.794602">
                <text:p>16.794602</text:p>
              </table:table-cell>
              <table:table-cell office:value-type="float" office:value="12.439551">
                <text:p>12.439551</text:p>
              </table:table-cell>
            </table:table-row>
            <table:table-row>
              <table:table-cell office:value-type="string">
                <text:p>2019-10-03 04:54:28</text:p>
              </table:table-cell>
              <table:table-cell office:value-type="float" office:value="16.811068">
                <text:p>16.811068</text:p>
              </table:table-cell>
              <table:table-cell office:value-type="float" office:value="12.452606">
                <text:p>12.452606</text:p>
              </table:table-cell>
            </table:table-row>
            <table:table-row>
              <table:table-cell office:value-type="string">
                <text:p>2019-10-03 04:54:45</text:p>
              </table:table-cell>
              <table:table-cell office:value-type="float" office:value="16.817703">
                <text:p>16.817703</text:p>
              </table:table-cell>
              <table:table-cell office:value-type="float" office:value="12.457369">
                <text:p>12.457369</text:p>
              </table:table-cell>
            </table:table-row>
            <table:table-row>
              <table:table-cell office:value-type="string">
                <text:p>2019-10-03 04:55:36</text:p>
              </table:table-cell>
              <table:table-cell office:value-type="float" office:value="16.843406">
                <text:p>16.843406</text:p>
              </table:table-cell>
              <table:table-cell office:value-type="float" office:value="12.476309">
                <text:p>12.476309</text:p>
              </table:table-cell>
            </table:table-row>
            <table:table-row>
              <table:table-cell office:value-type="string">
                <text:p>2019-10-03 04:55:59</text:p>
              </table:table-cell>
              <table:table-cell office:value-type="float" office:value="16.858219">
                <text:p>16.858219</text:p>
              </table:table-cell>
              <table:table-cell office:value-type="float" office:value="12.488016">
                <text:p>12.488016</text:p>
              </table:table-cell>
            </table:table-row>
            <table:table-row>
              <table:table-cell office:value-type="string">
                <text:p>2019-10-03 04:56:22</text:p>
              </table:table-cell>
              <table:table-cell office:value-type="float" office:value="16.872188">
                <text:p>16.872188</text:p>
              </table:table-cell>
              <table:table-cell office:value-type="float" office:value="12.49915">
                <text:p>12.49915</text:p>
              </table:table-cell>
            </table:table-row>
            <table:table-row>
              <table:table-cell office:value-type="string">
                <text:p>2019-10-03 04:56:46</text:p>
              </table:table-cell>
              <table:table-cell office:value-type="float" office:value="16.886151">
                <text:p>16.886151</text:p>
              </table:table-cell>
              <table:table-cell office:value-type="float" office:value="12.509929">
                <text:p>12.509929</text:p>
              </table:table-cell>
            </table:table-row>
            <table:table-row>
              <table:table-cell office:value-type="string">
                <text:p>2019-10-03 04:57:04</text:p>
              </table:table-cell>
              <table:table-cell office:value-type="float" office:value="16.892984">
                <text:p>16.892984</text:p>
              </table:table-cell>
              <table:table-cell office:value-type="float" office:value="12.514983">
                <text:p>12.514983</text:p>
              </table:table-cell>
            </table:table-row>
            <table:table-row>
              <table:table-cell office:value-type="string">
                <text:p>2019-10-03 04:57:35</text:p>
              </table:table-cell>
              <table:table-cell office:value-type="float" office:value="16.907764">
                <text:p>16.907764</text:p>
              </table:table-cell>
              <table:table-cell office:value-type="float" office:value="12.52648">
                <text:p>12.52648</text:p>
              </table:table-cell>
            </table:table-row>
            <table:table-row>
              <table:table-cell office:value-type="string">
                <text:p>2019-10-03 04:57:57</text:p>
              </table:table-cell>
              <table:table-cell office:value-type="float" office:value="16.922716">
                <text:p>16.922716</text:p>
              </table:table-cell>
              <table:table-cell office:value-type="float" office:value="12.538473">
                <text:p>12.538473</text:p>
              </table:table-cell>
            </table:table-row>
            <table:table-row>
              <table:table-cell office:value-type="string">
                <text:p>2019-10-03 04:58:19</text:p>
              </table:table-cell>
              <table:table-cell office:value-type="float" office:value="16.936463">
                <text:p>16.936463</text:p>
              </table:table-cell>
              <table:table-cell office:value-type="float" office:value="12.549252">
                <text:p>12.549252</text:p>
              </table:table-cell>
            </table:table-row>
            <table:table-row>
              <table:table-cell office:value-type="string">
                <text:p>2019-10-03 04:58:41</text:p>
              </table:table-cell>
              <table:table-cell office:value-type="float" office:value="16.950509">
                <text:p>16.950509</text:p>
              </table:table-cell>
              <table:table-cell office:value-type="float" office:value="12.560372">
                <text:p>12.560372</text:p>
              </table:table-cell>
            </table:table-row>
            <table:table-row>
              <table:table-cell office:value-type="string">
                <text:p>2019-10-03 04:59:02</text:p>
              </table:table-cell>
              <table:table-cell office:value-type="float" office:value="16.956006">
                <text:p>16.956006</text:p>
              </table:table-cell>
              <table:table-cell office:value-type="float" office:value="12.56284">
                <text:p>12.56284</text:p>
              </table:table-cell>
            </table:table-row>
            <table:table-row>
              <table:table-cell office:value-type="string">
                <text:p>2019-10-03 04:59:34</text:p>
              </table:table-cell>
              <table:table-cell office:value-type="float" office:value="16.969764">
                <text:p>16.969764</text:p>
              </table:table-cell>
              <table:table-cell office:value-type="float" office:value="12.573616">
                <text:p>12.573616</text:p>
              </table:table-cell>
            </table:table-row>
            <table:table-row>
              <table:table-cell office:value-type="string">
                <text:p>2019-10-03 04:59:50</text:p>
              </table:table-cell>
              <table:table-cell office:value-type="float" office:value="16.976807">
                <text:p>16.976807</text:p>
              </table:table-cell>
              <table:table-cell office:value-type="float" office:value="12.578678">
                <text:p>12.578678</text:p>
              </table:table-cell>
            </table:table-row>
            <table:table-row>
              <table:table-cell office:value-type="string">
                <text:p>2019-10-03 05:00:07</text:p>
              </table:table-cell>
              <table:table-cell office:value-type="float" office:value="16.983157">
                <text:p>16.983157</text:p>
              </table:table-cell>
              <table:table-cell office:value-type="float" office:value="12.581146">
                <text:p>12.581146</text:p>
              </table:table-cell>
            </table:table-row>
            <table:table-row>
              <table:table-cell office:value-type="string">
                <text:p>2019-10-03 05:00:28</text:p>
              </table:table-cell>
              <table:table-cell office:value-type="float" office:value="16.996942">
                <text:p>16.996942</text:p>
              </table:table-cell>
              <table:table-cell office:value-type="float" office:value="12.591588">
                <text:p>12.591588</text:p>
              </table:table-cell>
            </table:table-row>
            <table:table-row>
              <table:table-cell office:value-type="string">
                <text:p>2019-10-03 05:01:08</text:p>
              </table:table-cell>
              <table:table-cell office:value-type="float" office:value="17.017491">
                <text:p>17.017491</text:p>
              </table:table-cell>
              <table:table-cell office:value-type="float" office:value="12.606428">
                <text:p>12.606428</text:p>
              </table:table-cell>
            </table:table-row>
            <table:table-row>
              <table:table-cell office:value-type="string">
                <text:p>2019-10-03 05:01:30</text:p>
              </table:table-cell>
              <table:table-cell office:value-type="float" office:value="17.031308">
                <text:p>17.031308</text:p>
              </table:table-cell>
              <table:table-cell office:value-type="float" office:value="12.617408">
                <text:p>12.617408</text:p>
              </table:table-cell>
            </table:table-row>
            <table:table-row>
              <table:table-cell office:value-type="string">
                <text:p>2019-10-03 05:02:01</text:p>
              </table:table-cell>
              <table:table-cell office:value-type="float" office:value="17.04603">
                <text:p>17.04603</text:p>
              </table:table-cell>
              <table:table-cell office:value-type="float" office:value="12.628906">
                <text:p>12.628906</text:p>
              </table:table-cell>
            </table:table-row>
            <table:table-row>
              <table:table-cell office:value-type="string">
                <text:p>2019-10-03 05:02:20</text:p>
              </table:table-cell>
              <table:table-cell office:value-type="float" office:value="17.052606">
                <text:p>17.052606</text:p>
              </table:table-cell>
              <table:table-cell office:value-type="float" office:value="12.633465">
                <text:p>12.633465</text:p>
              </table:table-cell>
            </table:table-row>
            <table:table-row>
              <table:table-cell office:value-type="string">
                <text:p>2019-10-03 05:02:41</text:p>
              </table:table-cell>
              <table:table-cell office:value-type="float" office:value="17.059426">
                <text:p>17.059426</text:p>
              </table:table-cell>
              <table:table-cell office:value-type="float" office:value="12.638072">
                <text:p>12.638072</text:p>
              </table:table-cell>
            </table:table-row>
            <table:table-row>
              <table:table-cell office:value-type="string">
                <text:p>2019-10-03 05:03:16</text:p>
              </table:table-cell>
              <table:table-cell office:value-type="float" office:value="17.074187">
                <text:p>17.074187</text:p>
              </table:table-cell>
              <table:table-cell office:value-type="float" office:value="12.649452">
                <text:p>12.649452</text:p>
              </table:table-cell>
            </table:table-row>
            <table:table-row>
              <table:table-cell office:value-type="string">
                <text:p>2019-10-03 05:03:51</text:p>
              </table:table-cell>
              <table:table-cell office:value-type="float" office:value="17.091523">
                <text:p>17.091523</text:p>
              </table:table-cell>
              <table:table-cell office:value-type="float" office:value="12.662588">
                <text:p>12.662588</text:p>
              </table:table-cell>
            </table:table-row>
            <table:table-row>
              <table:table-cell office:value-type="string">
                <text:p>2019-10-03 05:04:07</text:p>
              </table:table-cell>
              <table:table-cell office:value-type="float" office:value="17.098099">
                <text:p>17.098099</text:p>
              </table:table-cell>
              <table:table-cell office:value-type="float" office:value="12.667162">
                <text:p>12.667162</text:p>
              </table:table-cell>
            </table:table-row>
            <table:table-row>
              <table:table-cell office:value-type="string">
                <text:p>2019-10-03 05:04:32</text:p>
              </table:table-cell>
              <table:table-cell office:value-type="float" office:value="17.112721">
                <text:p>17.112721</text:p>
              </table:table-cell>
              <table:table-cell office:value-type="float" office:value="12.679281">
                <text:p>12.679281</text:p>
              </table:table-cell>
            </table:table-row>
            <table:table-row>
              <table:table-cell office:value-type="string">
                <text:p>2019-10-03 05:04:53</text:p>
              </table:table-cell>
              <table:table-cell office:value-type="float" office:value="17.119297">
                <text:p>17.119297</text:p>
              </table:table-cell>
              <table:table-cell office:value-type="float" office:value="12.68384">
                <text:p>12.68384</text:p>
              </table:table-cell>
            </table:table-row>
            <table:table-row>
              <table:table-cell office:value-type="string">
                <text:p>2019-10-03 05:05:10</text:p>
              </table:table-cell>
              <table:table-cell office:value-type="float" office:value="17.12613">
                <text:p>17.12613</text:p>
              </table:table-cell>
              <table:table-cell office:value-type="float" office:value="12.688894">
                <text:p>12.688894</text:p>
              </table:table-cell>
            </table:table-row>
            <table:table-row>
              <table:table-cell office:value-type="string">
                <text:p>2019-10-03 05:05:28</text:p>
              </table:table-cell>
              <table:table-cell office:value-type="float" office:value="17.132736">
                <text:p>17.132736</text:p>
              </table:table-cell>
              <table:table-cell office:value-type="float" office:value="12.69347">
                <text:p>12.69347</text:p>
              </table:table-cell>
            </table:table-row>
            <table:table-row>
              <table:table-cell office:value-type="string">
                <text:p>2019-10-03 05:05:55</text:p>
              </table:table-cell>
              <table:table-cell office:value-type="float" office:value="17.147129">
                <text:p>17.147129</text:p>
              </table:table-cell>
              <table:table-cell office:value-type="float" office:value="12.70559">
                <text:p>12.70559</text:p>
              </table:table-cell>
            </table:table-row>
            <table:table-row>
              <table:table-cell office:value-type="string">
                <text:p>2019-10-03 05:06:17</text:p>
              </table:table-cell>
              <table:table-cell office:value-type="float" office:value="17.161117">
                <text:p>17.161117</text:p>
              </table:table-cell>
              <table:table-cell office:value-type="float" office:value="12.716861">
                <text:p>12.716861</text:p>
              </table:table-cell>
            </table:table-row>
            <table:table-row>
              <table:table-cell office:value-type="string">
                <text:p>2019-10-03 05:06:37</text:p>
              </table:table-cell>
              <table:table-cell office:value-type="float" office:value="17.167922">
                <text:p>17.167922</text:p>
              </table:table-cell>
              <table:table-cell office:value-type="float" office:value="12.72142">
                <text:p>12.72142</text:p>
              </table:table-cell>
            </table:table-row>
            <table:table-row>
              <table:table-cell office:value-type="string">
                <text:p>2019-10-03 05:06:59</text:p>
              </table:table-cell>
              <table:table-cell office:value-type="float" office:value="17.182871">
                <text:p>17.182871</text:p>
              </table:table-cell>
              <table:table-cell office:value-type="float" office:value="12.73341">
                <text:p>12.73341</text:p>
              </table:table-cell>
            </table:table-row>
            <table:table-row>
              <table:table-cell office:value-type="string">
                <text:p>2019-10-03 05:07:22</text:p>
              </table:table-cell>
              <table:table-cell office:value-type="float" office:value="17.197794">
                <text:p>17.197794</text:p>
              </table:table-cell>
              <table:table-cell office:value-type="float" office:value="12.745202">
                <text:p>12.745202</text:p>
              </table:table-cell>
            </table:table-row>
            <table:table-row>
              <table:table-cell office:value-type="string">
                <text:p>2019-10-03 05:07:56</text:p>
              </table:table-cell>
              <table:table-cell office:value-type="float" office:value="17.212983">
                <text:p>17.212983</text:p>
              </table:table-cell>
              <table:table-cell office:value-type="float" office:value="12.757202">
                <text:p>12.757202</text:p>
              </table:table-cell>
            </table:table-row>
            <table:table-row>
              <table:table-cell office:value-type="string">
                <text:p>2019-10-03 05:08:21</text:p>
              </table:table-cell>
              <table:table-cell office:value-type="float" office:value="17.226981">
                <text:p>17.226981</text:p>
              </table:table-cell>
              <table:table-cell office:value-type="float" office:value="12.768541">
                <text:p>12.768541</text:p>
              </table:table-cell>
            </table:table-row>
            <table:table-row>
              <table:table-cell office:value-type="string">
                <text:p>2019-10-03 05:08:47</text:p>
              </table:table-cell>
              <table:table-cell office:value-type="float" office:value="17.242568">
                <text:p>17.242568</text:p>
              </table:table-cell>
              <table:table-cell office:value-type="float" office:value="12.781325">
                <text:p>12.781325</text:p>
              </table:table-cell>
            </table:table-row>
            <table:table-row>
              <table:table-cell office:value-type="string">
                <text:p>2019-10-03 05:09:22</text:p>
              </table:table-cell>
              <table:table-cell office:value-type="float" office:value="17.257461">
                <text:p>17.257461</text:p>
              </table:table-cell>
              <table:table-cell office:value-type="float" office:value="12.793114">
                <text:p>12.793114</text:p>
              </table:table-cell>
            </table:table-row>
            <table:table-row>
              <table:table-cell office:value-type="string">
                <text:p>2019-10-03 05:09:57</text:p>
              </table:table-cell>
              <table:table-cell office:value-type="float" office:value="17.272583">
                <text:p>17.272583</text:p>
              </table:table-cell>
              <table:table-cell office:value-type="float" office:value="12.804902">
                <text:p>12.804902</text:p>
              </table:table-cell>
            </table:table-row>
            <table:table-row>
              <table:table-cell office:value-type="string">
                <text:p>2019-10-03 05:10:19</text:p>
              </table:table-cell>
              <table:table-cell office:value-type="float" office:value="17.286115">
                <text:p>17.286115</text:p>
              </table:table-cell>
              <table:table-cell office:value-type="float" office:value="12.813572">
                <text:p>12.813572</text:p>
              </table:table-cell>
            </table:table-row>
            <table:table-row>
              <table:table-cell office:value-type="string">
                <text:p>2019-10-03 05:10:54</text:p>
              </table:table-cell>
              <table:table-cell office:value-type="float" office:value="17.301237">
                <text:p>17.301237</text:p>
              </table:table-cell>
              <table:table-cell office:value-type="float" office:value="12.82536">
                <text:p>12.82536</text:p>
              </table:table-cell>
            </table:table-row>
            <table:table-row>
              <table:table-cell office:value-type="string">
                <text:p>2019-10-03 05:11:10</text:p>
              </table:table-cell>
              <table:table-cell office:value-type="float" office:value="17.307813">
                <text:p>17.307813</text:p>
              </table:table-cell>
              <table:table-cell office:value-type="float" office:value="12.829934">
                <text:p>12.829934</text:p>
              </table:table-cell>
            </table:table-row>
            <table:table-row>
              <table:table-cell office:value-type="string">
                <text:p>2019-10-03 05:11:40</text:p>
              </table:table-cell>
              <table:table-cell office:value-type="float" office:value="17.321829">
                <text:p>17.321829</text:p>
              </table:table-cell>
              <table:table-cell office:value-type="float" office:value="12.840909">
                <text:p>12.840909</text:p>
              </table:table-cell>
            </table:table-row>
            <table:table-row>
              <table:table-cell office:value-type="string">
                <text:p>2019-10-03 05:12:13</text:p>
              </table:table-cell>
              <table:table-cell office:value-type="float" office:value="17.335817">
                <text:p>17.335817</text:p>
              </table:table-cell>
              <table:table-cell office:value-type="float" office:value="12.85218">
                <text:p>12.85218</text:p>
              </table:table-cell>
            </table:table-row>
            <table:table-row>
              <table:table-cell office:value-type="string">
                <text:p>2019-10-03 05:12:36</text:p>
              </table:table-cell>
              <table:table-cell office:value-type="float" office:value="17.350713">
                <text:p>17.350713</text:p>
              </table:table-cell>
              <table:table-cell office:value-type="float" office:value="12.863972">
                <text:p>12.863972</text:p>
              </table:table-cell>
            </table:table-row>
            <table:table-row>
              <table:table-cell office:value-type="string">
                <text:p>2019-10-03 05:12:57</text:p>
              </table:table-cell>
              <table:table-cell office:value-type="float" office:value="17.357133">
                <text:p>17.357133</text:p>
              </table:table-cell>
              <table:table-cell office:value-type="float" office:value="12.866469">
                <text:p>12.866469</text:p>
              </table:table-cell>
            </table:table-row>
            <table:table-row>
              <table:table-cell office:value-type="string">
                <text:p>2019-10-03 05:13:19</text:p>
              </table:table-cell>
              <table:table-cell office:value-type="float" office:value="17.370701">
                <text:p>17.370701</text:p>
              </table:table-cell>
              <table:table-cell office:value-type="float" office:value="12.875734">
                <text:p>12.875734</text:p>
              </table:table-cell>
            </table:table-row>
            <table:table-row>
              <table:table-cell office:value-type="string">
                <text:p>2019-10-03 05:13:51</text:p>
              </table:table-cell>
              <table:table-cell office:value-type="float" office:value="17.385772">
                <text:p>17.385772</text:p>
              </table:table-cell>
              <table:table-cell office:value-type="float" office:value="12.887933">
                <text:p>12.887933</text:p>
              </table:table-cell>
            </table:table-row>
            <table:table-row>
              <table:table-cell office:value-type="string">
                <text:p>2019-10-03 05:14:13</text:p>
              </table:table-cell>
              <table:table-cell office:value-type="float" office:value="17.400726">
                <text:p>17.400726</text:p>
              </table:table-cell>
              <table:table-cell office:value-type="float" office:value="12.899434">
                <text:p>12.899434</text:p>
              </table:table-cell>
            </table:table-row>
            <table:table-row>
              <table:table-cell office:value-type="string">
                <text:p>2019-10-03 05:14:46</text:p>
              </table:table-cell>
              <table:table-cell office:value-type="float" office:value="17.414472">
                <text:p>17.414472</text:p>
              </table:table-cell>
              <table:table-cell office:value-type="float" office:value="12.910213">
                <text:p>12.910213</text:p>
              </table:table-cell>
            </table:table-row>
            <table:table-row>
              <table:table-cell office:value-type="string">
                <text:p>2019-10-03 05:15:08</text:p>
              </table:table-cell>
              <table:table-cell office:value-type="float" office:value="17.421051">
                <text:p>17.421051</text:p>
              </table:table-cell>
              <table:table-cell office:value-type="float" office:value="12.914774">
                <text:p>12.914774</text:p>
              </table:table-cell>
            </table:table-row>
            <table:table-row>
              <table:table-cell office:value-type="string">
                <text:p>2019-10-03 05:15:29</text:p>
              </table:table-cell>
              <table:table-cell office:value-type="float" office:value="17.435248">
                <text:p>17.435248</text:p>
              </table:table-cell>
              <table:table-cell office:value-type="float" office:value="12.925986">
                <text:p>12.925986</text:p>
              </table:table-cell>
            </table:table-row>
            <table:table-row>
              <table:table-cell office:value-type="string">
                <text:p>2019-10-03 05:16:04</text:p>
              </table:table-cell>
              <table:table-cell office:value-type="float" office:value="17.450398">
                <text:p>17.450398</text:p>
              </table:table-cell>
              <table:table-cell office:value-type="float" office:value="12.937798">
                <text:p>12.937798</text:p>
              </table:table-cell>
            </table:table-row>
            <table:table-row>
              <table:table-cell office:value-type="string">
                <text:p>2019-10-03 05:16:26</text:p>
              </table:table-cell>
              <table:table-cell office:value-type="float" office:value="17.457212">
                <text:p>17.457212</text:p>
              </table:table-cell>
              <table:table-cell office:value-type="float" office:value="12.942859">
                <text:p>12.942859</text:p>
              </table:table-cell>
            </table:table-row>
            <table:table-row>
              <table:table-cell office:value-type="string">
                <text:p>2019-10-03 05:16:58</text:p>
              </table:table-cell>
              <table:table-cell office:value-type="float" office:value="17.471428">
                <text:p>17.471428</text:p>
              </table:table-cell>
              <table:table-cell office:value-type="float" office:value="12.954187">
                <text:p>12.954187</text:p>
              </table:table-cell>
            </table:table-row>
            <table:table-row>
              <table:table-cell office:value-type="string">
                <text:p>2019-10-03 05:17:39</text:p>
              </table:table-cell>
              <table:table-cell office:value-type="float" office:value="17.48874">
                <text:p>17.48874</text:p>
              </table:table-cell>
              <table:table-cell office:value-type="float" office:value="12.967785">
                <text:p>12.967785</text:p>
              </table:table-cell>
            </table:table-row>
            <table:table-row>
              <table:table-cell office:value-type="string">
                <text:p>2019-10-03 05:18:01</text:p>
              </table:table-cell>
              <table:table-cell office:value-type="float" office:value="17.502784">
                <text:p>17.502784</text:p>
              </table:table-cell>
              <table:table-cell office:value-type="float" office:value="12.979257">
                <text:p>12.979257</text:p>
              </table:table-cell>
            </table:table-row>
            <table:table-row>
              <table:table-cell office:value-type="string">
                <text:p>2019-10-03 05:18:17</text:p>
              </table:table-cell>
              <table:table-cell office:value-type="float" office:value="17.509592">
                <text:p>17.509592</text:p>
              </table:table-cell>
              <table:table-cell office:value-type="float" office:value="12.983819">
                <text:p>12.983819</text:p>
              </table:table-cell>
            </table:table-row>
            <table:table-row>
              <table:table-cell office:value-type="string">
                <text:p>2019-10-03 05:18:34</text:p>
              </table:table-cell>
              <table:table-cell office:value-type="float" office:value="17.516418">
                <text:p>17.516418</text:p>
              </table:table-cell>
              <table:table-cell office:value-type="float" office:value="12.988881">
                <text:p>12.988881</text:p>
              </table:table-cell>
            </table:table-row>
            <table:table-row>
              <table:table-cell office:value-type="string">
                <text:p>2019-10-03 05:18:59</text:p>
              </table:table-cell>
              <table:table-cell office:value-type="float" office:value="17.534189">
                <text:p>17.534189</text:p>
              </table:table-cell>
              <table:table-cell office:value-type="float" office:value="13.002745">
                <text:p>13.002745</text:p>
              </table:table-cell>
            </table:table-row>
            <table:table-row>
              <table:table-cell office:value-type="string">
                <text:p>2019-10-03 05:19:21</text:p>
              </table:table-cell>
              <table:table-cell office:value-type="float" office:value="17.54103">
                <text:p>17.54103</text:p>
              </table:table-cell>
              <table:table-cell office:value-type="float" office:value="13.007807">
                <text:p>13.007807</text:p>
              </table:table-cell>
            </table:table-row>
            <table:table-row>
              <table:table-cell office:value-type="string">
                <text:p>2019-10-03 05:19:49</text:p>
              </table:table-cell>
              <table:table-cell office:value-type="float" office:value="17.555444">
                <text:p>17.555444</text:p>
              </table:table-cell>
              <table:table-cell office:value-type="float" office:value="13.019567">
                <text:p>13.019567</text:p>
              </table:table-cell>
            </table:table-row>
            <table:table-row>
              <table:table-cell office:value-type="string">
                <text:p>2019-10-03 05:20:22</text:p>
              </table:table-cell>
              <table:table-cell office:value-type="float" office:value="17.569407">
                <text:p>17.569407</text:p>
              </table:table-cell>
              <table:table-cell office:value-type="float" office:value="13.030345">
                <text:p>13.030345</text:p>
              </table:table-cell>
            </table:table-row>
            <table:table-row>
              <table:table-cell office:value-type="string">
                <text:p>2019-10-03 05:20:44</text:p>
              </table:table-cell>
              <table:table-cell office:value-type="float" office:value="17.583578">
                <text:p>17.583578</text:p>
              </table:table-cell>
              <table:table-cell office:value-type="float" office:value="13.041483">
                <text:p>13.041483</text:p>
              </table:table-cell>
            </table:table-row>
            <table:table-row>
              <table:table-cell office:value-type="string">
                <text:p>2019-10-03 05:21:16</text:p>
              </table:table-cell>
              <table:table-cell office:value-type="float" office:value="17.597777">
                <text:p>17.597777</text:p>
              </table:table-cell>
              <table:table-cell office:value-type="float" office:value="13.052792">
                <text:p>13.052792</text:p>
              </table:table-cell>
            </table:table-row>
            <table:table-row>
              <table:table-cell office:value-type="string">
                <text:p>2019-10-03 05:21:49</text:p>
              </table:table-cell>
              <table:table-cell office:value-type="float" office:value="17.61271">
                <text:p>17.61271</text:p>
              </table:table-cell>
              <table:table-cell office:value-type="float" office:value="13.064668">
                <text:p>13.064668</text:p>
              </table:table-cell>
            </table:table-row>
            <table:table-row>
              <table:table-cell office:value-type="string">
                <text:p>2019-10-03 05:22:10</text:p>
              </table:table-cell>
              <table:table-cell office:value-type="float" office:value="17.619347">
                <text:p>17.619347</text:p>
              </table:table-cell>
              <table:table-cell office:value-type="float" office:value="13.06923">
                <text:p>13.06923</text:p>
              </table:table-cell>
            </table:table-row>
            <table:table-row>
              <table:table-cell office:value-type="string">
                <text:p>2019-10-03 05:22:32</text:p>
              </table:table-cell>
              <table:table-cell office:value-type="float" office:value="17.626161">
                <text:p>17.626161</text:p>
              </table:table-cell>
              <table:table-cell office:value-type="float" office:value="13.074292">
                <text:p>13.074292</text:p>
              </table:table-cell>
            </table:table-row>
            <table:table-row>
              <table:table-cell office:value-type="string">
                <text:p>2019-10-03 05:23:00</text:p>
              </table:table-cell>
              <table:table-cell office:value-type="float" office:value="17.639975">
                <text:p>17.639975</text:p>
              </table:table-cell>
              <table:table-cell office:value-type="float" office:value="13.085269">
                <text:p>13.085269</text:p>
              </table:table-cell>
            </table:table-row>
            <table:table-row>
              <table:table-cell office:value-type="string">
                <text:p>2019-10-03 05:23:22</text:p>
              </table:table-cell>
              <table:table-cell office:value-type="float" office:value="17.646816">
                <text:p>17.646816</text:p>
              </table:table-cell>
              <table:table-cell office:value-type="float" office:value="13.090471">
                <text:p>13.090471</text:p>
              </table:table-cell>
            </table:table-row>
            <table:table-row>
              <table:table-cell office:value-type="string">
                <text:p>2019-10-03 05:23:54</text:p>
              </table:table-cell>
              <table:table-cell office:value-type="float" office:value="17.660867">
                <text:p>17.660867</text:p>
              </table:table-cell>
              <table:table-cell office:value-type="float" office:value="13.102008">
                <text:p>13.102008</text:p>
              </table:table-cell>
            </table:table-row>
            <table:table-row>
              <table:table-cell office:value-type="string">
                <text:p>2019-10-03 05:24:27</text:p>
              </table:table-cell>
              <table:table-cell office:value-type="float" office:value="17.674628">
                <text:p>17.674628</text:p>
              </table:table-cell>
              <table:table-cell office:value-type="float" office:value="13.112787">
                <text:p>13.112787</text:p>
              </table:table-cell>
            </table:table-row>
            <table:table-row>
              <table:table-cell office:value-type="string">
                <text:p>2019-10-03 05:24:49</text:p>
              </table:table-cell>
              <table:table-cell office:value-type="float" office:value="17.681204">
                <text:p>17.681204</text:p>
              </table:table-cell>
              <table:table-cell office:value-type="float" office:value="13.117346">
                <text:p>13.117346</text:p>
              </table:table-cell>
            </table:table-row>
            <table:table-row>
              <table:table-cell office:value-type="string">
                <text:p>2019-10-03 05:25:05</text:p>
              </table:table-cell>
              <table:table-cell office:value-type="float" office:value="17.688072">
                <text:p>17.688072</text:p>
              </table:table-cell>
              <table:table-cell office:value-type="float" office:value="13.122548">
                <text:p>13.122548</text:p>
              </table:table-cell>
            </table:table-row>
            <table:table-row>
              <table:table-cell office:value-type="string">
                <text:p>2019-10-03 05:25:28</text:p>
              </table:table-cell>
              <table:table-cell office:value-type="float" office:value="17.702794">
                <text:p>17.702794</text:p>
              </table:table-cell>
              <table:table-cell office:value-type="float" office:value="13.134046">
                <text:p>13.134046</text:p>
              </table:table-cell>
            </table:table-row>
            <table:table-row>
              <table:table-cell office:value-type="string">
                <text:p>2019-10-03 05:25:44</text:p>
              </table:table-cell>
              <table:table-cell office:value-type="float" office:value="17.709849">
                <text:p>17.709849</text:p>
              </table:table-cell>
              <table:table-cell office:value-type="float" office:value="13.139153">
                <text:p>13.139153</text:p>
              </table:table-cell>
            </table:table-row>
            <table:table-row>
              <table:table-cell office:value-type="string">
                <text:p>2019-10-03 05:26:00</text:p>
              </table:table-cell>
              <table:table-cell office:value-type="float" office:value="17.716884">
                <text:p>17.716884</text:p>
              </table:table-cell>
              <table:table-cell office:value-type="float" office:value="13.144206">
                <text:p>13.144206</text:p>
              </table:table-cell>
            </table:table-row>
            <table:table-row>
              <table:table-cell office:value-type="string">
                <text:p>2019-10-03 05:26:16</text:p>
              </table:table-cell>
              <table:table-cell office:value-type="float" office:value="17.723748">
                <text:p>17.723748</text:p>
              </table:table-cell>
              <table:table-cell office:value-type="float" office:value="13.149259">
                <text:p>13.149259</text:p>
              </table:table-cell>
            </table:table-row>
            <table:table-row>
              <table:table-cell office:value-type="string">
                <text:p>2019-10-03 05:26:32</text:p>
              </table:table-cell>
              <table:table-cell office:value-type="float" office:value="17.730416">
                <text:p>17.730416</text:p>
              </table:table-cell>
              <table:table-cell office:value-type="float" office:value="13.152413">
                <text:p>13.152413</text:p>
              </table:table-cell>
            </table:table-row>
            <table:table-row>
              <table:table-cell office:value-type="string">
                <text:p>2019-10-03 05:26:59</text:p>
              </table:table-cell>
              <table:table-cell office:value-type="float" office:value="17.744286">
                <text:p>17.744286</text:p>
              </table:table-cell>
              <table:table-cell office:value-type="float" office:value="13.163591">
                <text:p>13.163591</text:p>
              </table:table-cell>
            </table:table-row>
            <table:table-row>
              <table:table-cell office:value-type="string">
                <text:p>2019-10-03 05:27:15</text:p>
              </table:table-cell>
              <table:table-cell office:value-type="float" office:value="17.751321">
                <text:p>17.751321</text:p>
              </table:table-cell>
              <table:table-cell office:value-type="float" office:value="13.168645">
                <text:p>13.168645</text:p>
              </table:table-cell>
            </table:table-row>
            <table:table-row>
              <table:table-cell office:value-type="string">
                <text:p>2019-10-03 05:27:36</text:p>
              </table:table-cell>
              <table:table-cell office:value-type="float" office:value="17.757913">
                <text:p>17.757913</text:p>
              </table:table-cell>
              <table:table-cell office:value-type="float" office:value="13.172181">
                <text:p>13.172181</text:p>
              </table:table-cell>
            </table:table-row>
            <table:table-row>
              <table:table-cell office:value-type="string">
                <text:p>2019-10-03 05:27:58</text:p>
              </table:table-cell>
              <table:table-cell office:value-type="float" office:value="17.764948">
                <text:p>17.764948</text:p>
              </table:table-cell>
              <table:table-cell office:value-type="float" office:value="13.177234">
                <text:p>13.177234</text:p>
              </table:table-cell>
            </table:table-row>
            <table:table-row>
              <table:table-cell office:value-type="string">
                <text:p>2019-10-03 05:28:17</text:p>
              </table:table-cell>
              <table:table-cell office:value-type="float" office:value="17.771989">
                <text:p>17.771989</text:p>
              </table:table-cell>
              <table:table-cell office:value-type="float" office:value="13.182787">
                <text:p>13.182787</text:p>
              </table:table-cell>
            </table:table-row>
            <table:table-row>
              <table:table-cell office:value-type="string">
                <text:p>2019-10-03 05:28:38</text:p>
              </table:table-cell>
              <table:table-cell office:value-type="float" office:value="17.779032">
                <text:p>17.779032</text:p>
              </table:table-cell>
              <table:table-cell office:value-type="float" office:value="13.187849">
                <text:p>13.187849</text:p>
              </table:table-cell>
            </table:table-row>
            <table:table-row>
              <table:table-cell office:value-type="string">
                <text:p>2019-10-03 05:29:11</text:p>
              </table:table-cell>
              <table:table-cell office:value-type="float" office:value="17.793017">
                <text:p>17.793017</text:p>
              </table:table-cell>
              <table:table-cell office:value-type="float" office:value="13.199117">
                <text:p>13.199117</text:p>
              </table:table-cell>
            </table:table-row>
            <table:table-row>
              <table:table-cell office:value-type="string">
                <text:p>2019-10-03 05:29:27</text:p>
              </table:table-cell>
              <table:table-cell office:value-type="float" office:value="17.800049">
                <text:p>17.800049</text:p>
              </table:table-cell>
              <table:table-cell office:value-type="float" office:value="13.202059">
                <text:p>13.202059</text:p>
              </table:table-cell>
            </table:table-row>
            <table:table-row>
              <table:table-cell office:value-type="string">
                <text:p>2019-10-03 05:30:02</text:p>
              </table:table-cell>
              <table:table-cell office:value-type="float" office:value="17.815171">
                <text:p>17.815171</text:p>
              </table:table-cell>
              <table:table-cell office:value-type="float" office:value="13.213848">
                <text:p>13.213848</text:p>
              </table:table-cell>
            </table:table-row>
            <table:table-row>
              <table:table-cell office:value-type="string">
                <text:p>2019-10-03 05:30:23</text:p>
              </table:table-cell>
              <table:table-cell office:value-type="float" office:value="17.828932">
                <text:p>17.828932</text:p>
              </table:table-cell>
              <table:table-cell office:value-type="float" office:value="13.224627">
                <text:p>13.224627</text:p>
              </table:table-cell>
            </table:table-row>
            <table:table-row>
              <table:table-cell office:value-type="string">
                <text:p>2019-10-03 05:30:45</text:p>
              </table:table-cell>
              <table:table-cell office:value-type="float" office:value="17.836002">
                <text:p>17.836002</text:p>
              </table:table-cell>
              <table:table-cell office:value-type="float" office:value="13.229828">
                <text:p>13.229828</text:p>
              </table:table-cell>
            </table:table-row>
            <table:table-row>
              <table:table-cell office:value-type="string">
                <text:p>2019-10-03 05:31:01</text:p>
              </table:table-cell>
              <table:table-cell office:value-type="float" office:value="17.842816">
                <text:p>17.842816</text:p>
              </table:table-cell>
              <table:table-cell office:value-type="float" office:value="13.23489">
                <text:p>13.23489</text:p>
              </table:table-cell>
            </table:table-row>
            <table:table-row>
              <table:table-cell office:value-type="string">
                <text:p>2019-10-03 05:31:17</text:p>
              </table:table-cell>
              <table:table-cell office:value-type="float" office:value="17.849859">
                <text:p>17.849859</text:p>
              </table:table-cell>
              <table:table-cell office:value-type="float" office:value="13.239952">
                <text:p>13.239952</text:p>
              </table:table-cell>
            </table:table-row>
            <table:table-row>
              <table:table-cell office:value-type="string">
                <text:p>2019-10-03 05:31:44</text:p>
              </table:table-cell>
              <table:table-cell office:value-type="float" office:value="17.864866">
                <text:p>17.864866</text:p>
              </table:table-cell>
              <table:table-cell office:value-type="float" office:value="13.251651">
                <text:p>13.251651</text:p>
              </table:table-cell>
            </table:table-row>
            <table:table-row>
              <table:table-cell office:value-type="string">
                <text:p>2019-10-03 05:32:06</text:p>
              </table:table-cell>
              <table:table-cell office:value-type="float" office:value="17.871274">
                <text:p>17.871274</text:p>
              </table:table-cell>
              <table:table-cell office:value-type="float" office:value="13.254103">
                <text:p>13.254103</text:p>
              </table:table-cell>
            </table:table-row>
            <table:table-row>
              <table:table-cell office:value-type="string">
                <text:p>2019-10-03 05:32:39</text:p>
              </table:table-cell>
              <table:table-cell office:value-type="float" office:value="17.885496">
                <text:p>17.885496</text:p>
              </table:table-cell>
              <table:table-cell office:value-type="float" office:value="13.265931">
                <text:p>13.265931</text:p>
              </table:table-cell>
            </table:table-row>
            <table:table-row>
              <table:table-cell office:value-type="string">
                <text:p>2019-10-03 05:33:09</text:p>
              </table:table-cell>
              <table:table-cell office:value-type="float" office:value="17.900201">
                <text:p>17.900201</text:p>
              </table:table-cell>
              <table:table-cell office:value-type="float" office:value="13.277272">
                <text:p>13.277272</text:p>
              </table:table-cell>
            </table:table-row>
            <table:table-row>
              <table:table-cell office:value-type="string">
                <text:p>2019-10-03 05:33:29</text:p>
              </table:table-cell>
              <table:table-cell office:value-type="float" office:value="17.905698">
                <text:p>17.905698</text:p>
              </table:table-cell>
              <table:table-cell office:value-type="float" office:value="13.279725">
                <text:p>13.279725</text:p>
              </table:table-cell>
            </table:table-row>
            <table:table-row>
              <table:table-cell office:value-type="string">
                <text:p>2019-10-03 05:33:51</text:p>
              </table:table-cell>
              <table:table-cell office:value-type="float" office:value="17.912335">
                <text:p>17.912335</text:p>
              </table:table-cell>
              <table:table-cell office:value-type="float" office:value="13.282178">
                <text:p>13.282178</text:p>
              </table:table-cell>
            </table:table-row>
            <table:table-row>
              <table:table-cell office:value-type="string">
                <text:p>2019-10-03 05:34:08</text:p>
              </table:table-cell>
              <table:table-cell office:value-type="float" office:value="17.919405">
                <text:p>17.919405</text:p>
              </table:table-cell>
              <table:table-cell office:value-type="float" office:value="13.28738">
                <text:p>13.28738</text:p>
              </table:table-cell>
            </table:table-row>
            <table:table-row>
              <table:table-cell office:value-type="string">
                <text:p>2019-10-03 05:34:24</text:p>
              </table:table-cell>
              <table:table-cell office:value-type="float" office:value="17.92599">
                <text:p>17.92599</text:p>
              </table:table-cell>
              <table:table-cell office:value-type="float" office:value="13.291416">
                <text:p>13.291416</text:p>
              </table:table-cell>
            </table:table-row>
            <table:table-row>
              <table:table-cell office:value-type="string">
                <text:p>2019-10-03 05:34:57</text:p>
              </table:table-cell>
              <table:table-cell office:value-type="float" office:value="17.940177">
                <text:p>17.940177</text:p>
              </table:table-cell>
              <table:table-cell office:value-type="float" office:value="13.302681">
                <text:p>13.302681</text:p>
              </table:table-cell>
            </table:table-row>
            <table:table-row>
              <table:table-cell office:value-type="string">
                <text:p>2019-10-03 05:35:17</text:p>
              </table:table-cell>
              <table:table-cell office:value-type="float" office:value="17.947012">
                <text:p>17.947012</text:p>
              </table:table-cell>
              <table:table-cell office:value-type="float" office:value="13.307383">
                <text:p>13.307383</text:p>
              </table:table-cell>
            </table:table-row>
            <table:table-row>
              <table:table-cell office:value-type="string">
                <text:p>2019-10-03 05:35:39</text:p>
              </table:table-cell>
              <table:table-cell office:value-type="float" office:value="17.953826">
                <text:p>17.953826</text:p>
              </table:table-cell>
              <table:table-cell office:value-type="float" office:value="13.312445">
                <text:p>13.312445</text:p>
              </table:table-cell>
            </table:table-row>
            <table:table-row>
              <table:table-cell office:value-type="string">
                <text:p>2019-10-03 05:36:12</text:p>
              </table:table-cell>
              <table:table-cell office:value-type="float" office:value="17.968075">
                <text:p>17.968075</text:p>
              </table:table-cell>
              <table:table-cell office:value-type="float" office:value="13.324272">
                <text:p>13.324272</text:p>
              </table:table-cell>
            </table:table-row>
            <table:table-row>
              <table:table-cell office:value-type="string">
                <text:p>2019-10-03 05:36:32</text:p>
              </table:table-cell>
              <table:table-cell office:value-type="float" office:value="17.975116">
                <text:p>17.975116</text:p>
              </table:table-cell>
              <table:table-cell office:value-type="float" office:value="13.329826">
                <text:p>13.329826</text:p>
              </table:table-cell>
            </table:table-row>
            <table:table-row>
              <table:table-cell office:value-type="string">
                <text:p>2019-10-03 05:36:50</text:p>
              </table:table-cell>
              <table:table-cell office:value-type="float" office:value="17.981776">
                <text:p>17.981776</text:p>
              </table:table-cell>
              <table:table-cell office:value-type="float" office:value="13.334668">
                <text:p>13.334668</text:p>
              </table:table-cell>
            </table:table-row>
            <table:table-row>
              <table:table-cell office:value-type="string">
                <text:p>2019-10-03 05:37:24</text:p>
              </table:table-cell>
              <table:table-cell office:value-type="float" office:value="17.995765">
                <text:p>17.995765</text:p>
              </table:table-cell>
              <table:table-cell office:value-type="float" office:value="13.345519">
                <text:p>13.345519</text:p>
              </table:table-cell>
            </table:table-row>
            <table:table-row>
              <table:table-cell office:value-type="string">
                <text:p>2019-10-03 05:37:40</text:p>
              </table:table-cell>
              <table:table-cell office:value-type="float" office:value="18.002806">
                <text:p>18.002806</text:p>
              </table:table-cell>
              <table:table-cell office:value-type="float" office:value="13.351073">
                <text:p>13.351073</text:p>
              </table:table-cell>
            </table:table-row>
            <table:table-row>
              <table:table-cell office:value-type="string">
                <text:p>2019-10-03 05:38:01</text:p>
              </table:table-cell>
              <table:table-cell office:value-type="float" office:value="18.016822">
                <text:p>18.016822</text:p>
              </table:table-cell>
              <table:table-cell office:value-type="float" office:value="13.362049">
                <text:p>13.362049</text:p>
              </table:table-cell>
            </table:table-row>
            <table:table-row>
              <table:table-cell office:value-type="string">
                <text:p>2019-10-03 05:38:23</text:p>
              </table:table-cell>
              <table:table-cell office:value-type="float" office:value="18.023628">
                <text:p>18.023628</text:p>
              </table:table-cell>
              <table:table-cell office:value-type="float" office:value="13.367103">
                <text:p>13.367103</text:p>
              </table:table-cell>
            </table:table-row>
            <table:table-row>
              <table:table-cell office:value-type="string">
                <text:p>2019-10-03 05:38:53</text:p>
              </table:table-cell>
              <table:table-cell office:value-type="float" office:value="18.038579">
                <text:p>18.038579</text:p>
              </table:table-cell>
              <table:table-cell office:value-type="float" office:value="13.378892">
                <text:p>13.378892</text:p>
              </table:table-cell>
            </table:table-row>
            <table:table-row>
              <table:table-cell office:value-type="string">
                <text:p>2019-10-03 05:39:15</text:p>
              </table:table-cell>
              <table:table-cell office:value-type="float" office:value="18.045158">
                <text:p>18.045158</text:p>
              </table:table-cell>
              <table:table-cell office:value-type="float" office:value="13.383469">
                <text:p>13.383469</text:p>
              </table:table-cell>
            </table:table-row>
            <table:table-row>
              <table:table-cell office:value-type="string">
                <text:p>2019-10-03 05:39:35</text:p>
              </table:table-cell>
              <table:table-cell office:value-type="float" office:value="18.052026">
                <text:p>18.052026</text:p>
              </table:table-cell>
              <table:table-cell office:value-type="float" office:value="13.38867">
                <text:p>13.38867</text:p>
              </table:table-cell>
            </table:table-row>
            <table:table-row>
              <table:table-cell office:value-type="string">
                <text:p>2019-10-03 05:40:05</text:p>
              </table:table-cell>
              <table:table-cell office:value-type="float" office:value="18.066934">
                <text:p>18.066934</text:p>
              </table:table-cell>
              <table:table-cell office:value-type="float" office:value="13.399943">
                <text:p>13.399943</text:p>
              </table:table-cell>
            </table:table-row>
            <table:table-row>
              <table:table-cell office:value-type="string">
                <text:p>2019-10-03 05:40:38</text:p>
              </table:table-cell>
              <table:table-cell office:value-type="float" office:value="18.080695">
                <text:p>18.080695</text:p>
              </table:table-cell>
              <table:table-cell office:value-type="float" office:value="13.41072">
                <text:p>13.41072</text:p>
              </table:table-cell>
            </table:table-row>
            <table:table-row>
              <table:table-cell office:value-type="string">
                <text:p>2019-10-03 05:40:54</text:p>
              </table:table-cell>
              <table:table-cell office:value-type="float" office:value="18.087557">
                <text:p>18.087557</text:p>
              </table:table-cell>
              <table:table-cell office:value-type="float" office:value="13.415562">
                <text:p>13.415562</text:p>
              </table:table-cell>
            </table:table-row>
            <table:table-row>
              <table:table-cell office:value-type="string">
                <text:p>2019-10-03 05:41:16</text:p>
              </table:table-cell>
              <table:table-cell office:value-type="float" office:value="18.09419">
                <text:p>18.09419</text:p>
              </table:table-cell>
              <table:table-cell office:value-type="float" office:value="13.420264">
                <text:p>13.420264</text:p>
              </table:table-cell>
            </table:table-row>
            <table:table-row>
              <table:table-cell office:value-type="string">
                <text:p>2019-10-03 05:41:38</text:p>
              </table:table-cell>
              <table:table-cell office:value-type="float" office:value="18.101233">
                <text:p>18.101233</text:p>
              </table:table-cell>
              <table:table-cell office:value-type="float" office:value="13.425326">
                <text:p>13.425326</text:p>
              </table:table-cell>
            </table:table-row>
            <table:table-row>
              <table:table-cell office:value-type="string">
                <text:p>2019-10-03 05:42:03</text:p>
              </table:table-cell>
              <table:table-cell office:value-type="float" office:value="18.118209">
                <text:p>18.118209</text:p>
              </table:table-cell>
              <table:table-cell office:value-type="float" office:value="13.438534">
                <text:p>13.438534</text:p>
              </table:table-cell>
            </table:table-row>
            <table:table-row>
              <table:table-cell office:value-type="string">
                <text:p>2019-10-03 05:42:24</text:p>
              </table:table-cell>
              <table:table-cell office:value-type="float" office:value="18.125252">
                <text:p>18.125252</text:p>
              </table:table-cell>
              <table:table-cell office:value-type="float" office:value="13.443596">
                <text:p>13.443596</text:p>
              </table:table-cell>
            </table:table-row>
            <table:table-row>
              <table:table-cell office:value-type="string">
                <text:p>2019-10-03 05:42:46</text:p>
              </table:table-cell>
              <table:table-cell office:value-type="float" office:value="18.132122">
                <text:p>18.132122</text:p>
              </table:table-cell>
              <table:table-cell office:value-type="float" office:value="13.448859">
                <text:p>13.448859</text:p>
              </table:table-cell>
            </table:table-row>
            <table:table-row>
              <table:table-cell office:value-type="string">
                <text:p>2019-10-03 05:43:19</text:p>
              </table:table-cell>
              <table:table-cell office:value-type="float" office:value="18.146346">
                <text:p>18.146346</text:p>
              </table:table-cell>
              <table:table-cell office:value-type="float" office:value="13.460196">
                <text:p>13.460196</text:p>
              </table:table-cell>
            </table:table-row>
            <table:table-row>
              <table:table-cell office:value-type="string">
                <text:p>2019-10-03 05:43:52</text:p>
              </table:table-cell>
              <table:table-cell office:value-type="float" office:value="18.16008">
                <text:p>18.16008</text:p>
              </table:table-cell>
              <table:table-cell office:value-type="float" office:value="13.470974">
                <text:p>13.470974</text:p>
              </table:table-cell>
            </table:table-row>
            <table:table-row>
              <table:table-cell office:value-type="string">
                <text:p>2019-10-03 05:44:15</text:p>
              </table:table-cell>
              <table:table-cell office:value-type="float" office:value="18.17427">
                <text:p>18.17427</text:p>
              </table:table-cell>
              <table:table-cell office:value-type="float" office:value="13.482244">
                <text:p>13.482244</text:p>
              </table:table-cell>
            </table:table-row>
            <table:table-row>
              <table:table-cell office:value-type="string">
                <text:p>2019-10-03 05:44:38</text:p>
              </table:table-cell>
              <table:table-cell office:value-type="float" office:value="18.189277">
                <text:p>18.189277</text:p>
              </table:table-cell>
              <table:table-cell office:value-type="float" office:value="13.493941">
                <text:p>13.493941</text:p>
              </table:table-cell>
            </table:table-row>
            <table:table-row>
              <table:table-cell office:value-type="string">
                <text:p>2019-10-03 05:45:00</text:p>
              </table:table-cell>
              <table:table-cell office:value-type="float" office:value="18.196347">
                <text:p>18.196347</text:p>
              </table:table-cell>
              <table:table-cell office:value-type="float" office:value="13.499143">
                <text:p>13.499143</text:p>
              </table:table-cell>
            </table:table-row>
            <table:table-row>
              <table:table-cell office:value-type="string">
                <text:p>2019-10-03 05:45:33</text:p>
              </table:table-cell>
              <table:table-cell office:value-type="float" office:value="18.222895">
                <text:p>18.222895</text:p>
              </table:table-cell>
              <table:table-cell office:value-type="float" office:value="13.519719">
                <text:p>13.519719</text:p>
              </table:table-cell>
            </table:table-row>
            <table:table-row>
              <table:table-cell office:value-type="string">
                <text:p>2019-10-03 05:45:55</text:p>
              </table:table-cell>
              <table:table-cell office:value-type="float" office:value="18.236627">
                <text:p>18.236627</text:p>
              </table:table-cell>
              <table:table-cell office:value-type="float" office:value="13.529962">
                <text:p>13.529962</text:p>
              </table:table-cell>
            </table:table-row>
            <table:table-row>
              <table:table-cell office:value-type="string">
                <text:p>2019-10-03 05:46:17</text:p>
              </table:table-cell>
              <table:table-cell office:value-type="float" office:value="18.24346">
                <text:p>18.24346</text:p>
              </table:table-cell>
              <table:table-cell office:value-type="float" office:value="13.535016">
                <text:p>13.535016</text:p>
              </table:table-cell>
            </table:table-row>
            <table:table-row>
              <table:table-cell office:value-type="string">
                <text:p>2019-10-03 05:46:40</text:p>
              </table:table-cell>
              <table:table-cell office:value-type="float" office:value="18.258638">
                <text:p>18.258638</text:p>
              </table:table-cell>
              <table:table-cell office:value-type="float" office:value="13.547004">
                <text:p>13.547004</text:p>
              </table:table-cell>
            </table:table-row>
            <table:table-row>
              <table:table-cell office:value-type="string">
                <text:p>2019-10-03 05:46:56</text:p>
              </table:table-cell>
              <table:table-cell office:value-type="float" office:value="18.265681">
                <text:p>18.265681</text:p>
              </table:table-cell>
              <table:table-cell office:value-type="float" office:value="13.552066">
                <text:p>13.552066</text:p>
              </table:table-cell>
            </table:table-row>
            <table:table-row>
              <table:table-cell office:value-type="string">
                <text:p>2019-10-03 05:47:19</text:p>
              </table:table-cell>
              <table:table-cell office:value-type="float" office:value="18.279666">
                <text:p>18.279666</text:p>
              </table:table-cell>
              <table:table-cell office:value-type="float" office:value="13.563333">
                <text:p>13.563333</text:p>
              </table:table-cell>
            </table:table-row>
            <table:table-row>
              <table:table-cell office:value-type="string">
                <text:p>2019-10-03 05:47:35</text:p>
              </table:table-cell>
              <table:table-cell office:value-type="float" office:value="18.286258">
                <text:p>18.286258</text:p>
              </table:table-cell>
              <table:table-cell office:value-type="float" office:value="13.567961">
                <text:p>13.567961</text:p>
              </table:table-cell>
            </table:table-row>
            <table:table-row>
              <table:table-cell office:value-type="string">
                <text:p>2019-10-03 05:47:51</text:p>
              </table:table-cell>
              <table:table-cell office:value-type="float" office:value="18.293301">
                <text:p>18.293301</text:p>
              </table:table-cell>
              <table:table-cell office:value-type="float" office:value="13.573023">
                <text:p>13.573023</text:p>
              </table:table-cell>
            </table:table-row>
            <table:table-row>
              <table:table-cell office:value-type="string">
                <text:p>2019-10-03 05:48:13</text:p>
              </table:table-cell>
              <table:table-cell office:value-type="float" office:value="18.307317">
                <text:p>18.307317</text:p>
              </table:table-cell>
              <table:table-cell office:value-type="float" office:value="13.583999">
                <text:p>13.583999</text:p>
              </table:table-cell>
            </table:table-row>
            <table:table-row>
              <table:table-cell office:value-type="string">
                <text:p>2019-10-03 05:48:30</text:p>
              </table:table-cell>
              <table:table-cell office:value-type="float" office:value="18.314208">
                <text:p>18.314208</text:p>
              </table:table-cell>
              <table:table-cell office:value-type="float" office:value="13.588902">
                <text:p>13.588902</text:p>
              </table:table-cell>
            </table:table-row>
            <table:table-row>
              <table:table-cell office:value-type="string">
                <text:p>2019-10-03 05:48:52</text:p>
              </table:table-cell>
              <table:table-cell office:value-type="float" office:value="18.321085">
                <text:p>18.321085</text:p>
              </table:table-cell>
              <table:table-cell office:value-type="float" office:value="13.594127">
                <text:p>13.594127</text:p>
              </table:table-cell>
            </table:table-row>
            <table:table-row>
              <table:table-cell office:value-type="string">
                <text:p>2019-10-03 05:49:20</text:p>
              </table:table-cell>
              <table:table-cell office:value-type="float" office:value="18.335072">
                <text:p>18.335072</text:p>
              </table:table-cell>
              <table:table-cell office:value-type="float" office:value="13.605455">
                <text:p>13.605455</text:p>
              </table:table-cell>
            </table:table-row>
            <table:table-row>
              <table:table-cell office:value-type="string">
                <text:p>2019-10-03 05:49:43</text:p>
              </table:table-cell>
              <table:table-cell office:value-type="float" office:value="18.348833">
                <text:p>18.348833</text:p>
              </table:table-cell>
              <table:table-cell office:value-type="float" office:value="13.616234">
                <text:p>13.616234</text:p>
              </table:table-cell>
            </table:table-row>
            <table:table-row>
              <table:table-cell office:value-type="string">
                <text:p>2019-10-03 05:50:15</text:p>
              </table:table-cell>
              <table:table-cell office:value-type="float" office:value="18.363784">
                <text:p>18.363784</text:p>
              </table:table-cell>
              <table:table-cell office:value-type="float" office:value="13.627747">
                <text:p>13.627747</text:p>
              </table:table-cell>
            </table:table-row>
            <table:table-row>
              <table:table-cell office:value-type="string">
                <text:p>2019-10-03 05:50:37</text:p>
              </table:table-cell>
              <table:table-cell office:value-type="float" office:value="18.370363">
                <text:p>18.370363</text:p>
              </table:table-cell>
              <table:table-cell office:value-type="float" office:value="13.632324">
                <text:p>13.632324</text:p>
              </table:table-cell>
            </table:table-row>
            <table:table-row>
              <table:table-cell office:value-type="string">
                <text:p>2019-10-03 05:50:59</text:p>
              </table:table-cell>
              <table:table-cell office:value-type="float" office:value="18.376996">
                <text:p>18.376996</text:p>
              </table:table-cell>
              <table:table-cell office:value-type="float" office:value="13.637166">
                <text:p>13.637166</text:p>
              </table:table-cell>
            </table:table-row>
            <table:table-row>
              <table:table-cell office:value-type="string">
                <text:p>2019-10-03 05:51:21</text:p>
              </table:table-cell>
              <table:table-cell office:value-type="float" office:value="18.390822">
                <text:p>18.390822</text:p>
              </table:table-cell>
              <table:table-cell office:value-type="float" office:value="13.648186">
                <text:p>13.648186</text:p>
              </table:table-cell>
            </table:table-row>
            <table:table-row>
              <table:table-cell office:value-type="string">
                <text:p>2019-10-03 05:51:52</text:p>
              </table:table-cell>
              <table:table-cell office:value-type="float" office:value="18.405012">
                <text:p>18.405012</text:p>
              </table:table-cell>
              <table:table-cell office:value-type="float" office:value="13.659457">
                <text:p>13.659457</text:p>
              </table:table-cell>
            </table:table-row>
            <table:table-row>
              <table:table-cell office:value-type="string">
                <text:p>2019-10-03 05:52:15</text:p>
              </table:table-cell>
              <table:table-cell office:value-type="float" office:value="18.420159">
                <text:p>18.420159</text:p>
              </table:table-cell>
              <table:table-cell office:value-type="float" office:value="13.671738">
                <text:p>13.671738</text:p>
              </table:table-cell>
            </table:table-row>
            <table:table-row>
              <table:table-cell office:value-type="string">
                <text:p>2019-10-03 05:52:47</text:p>
              </table:table-cell>
              <table:table-cell office:value-type="float" office:value="18.435281">
                <text:p>18.435281</text:p>
              </table:table-cell>
              <table:table-cell office:value-type="float" office:value="13.681418">
                <text:p>13.681418</text:p>
              </table:table-cell>
            </table:table-row>
            <table:table-row>
              <table:table-cell office:value-type="string">
                <text:p>2019-10-03 05:53:20</text:p>
              </table:table-cell>
              <table:table-cell office:value-type="float" office:value="18.4493">
                <text:p>18.4493</text:p>
              </table:table-cell>
              <table:table-cell office:value-type="float" office:value="13.692398">
                <text:p>13.692398</text:p>
              </table:table-cell>
            </table:table-row>
            <table:table-row>
              <table:table-cell office:value-type="string">
                <text:p>2019-10-03 05:53:47</text:p>
              </table:table-cell>
              <table:table-cell office:value-type="float" office:value="18.464302">
                <text:p>18.464302</text:p>
              </table:table-cell>
              <table:table-cell office:value-type="float" office:value="13.704537">
                <text:p>13.704537</text:p>
              </table:table-cell>
            </table:table-row>
            <table:table-row>
              <table:table-cell office:value-type="string">
                <text:p>2019-10-03 05:54:05</text:p>
              </table:table-cell>
              <table:table-cell office:value-type="float" office:value="18.471337">
                <text:p>18.471337</text:p>
              </table:table-cell>
              <table:table-cell office:value-type="float" office:value="13.709591">
                <text:p>13.709591</text:p>
              </table:table-cell>
            </table:table-row>
            <table:table-row>
              <table:table-cell office:value-type="string">
                <text:p>2019-10-03 05:54:32</text:p>
              </table:table-cell>
              <table:table-cell office:value-type="float" office:value="18.486038">
                <text:p>18.486038</text:p>
              </table:table-cell>
              <table:table-cell office:value-type="float" office:value="13.720438">
                <text:p>13.720438</text:p>
              </table:table-cell>
            </table:table-row>
            <table:table-row>
              <table:table-cell office:value-type="string">
                <text:p>2019-10-03 05:54:55</text:p>
              </table:table-cell>
              <table:table-cell office:value-type="float" office:value="18.500958">
                <text:p>18.500958</text:p>
              </table:table-cell>
              <table:table-cell office:value-type="float" office:value="13.731117">
                <text:p>13.731117</text:p>
              </table:table-cell>
            </table:table-row>
            <table:table-row>
              <table:table-cell office:value-type="string">
                <text:p>2019-10-03 05:55:50</text:p>
              </table:table-cell>
              <table:table-cell office:value-type="float" office:value="18.527802">
                <text:p>18.527802</text:p>
              </table:table-cell>
              <table:table-cell office:value-type="float" office:value="13.752046">
                <text:p>13.752046</text:p>
              </table:table-cell>
            </table:table-row>
            <table:table-row>
              <table:table-cell office:value-type="string">
                <text:p>2019-10-03 05:56:23</text:p>
              </table:table-cell>
              <table:table-cell office:value-type="float" office:value="18.542797">
                <text:p>18.542797</text:p>
              </table:table-cell>
              <table:table-cell office:value-type="float" office:value="13.763696">
                <text:p>13.763696</text:p>
              </table:table-cell>
            </table:table-row>
            <table:table-row>
              <table:table-cell office:value-type="string">
                <text:p>2019-10-03 05:56:51</text:p>
              </table:table-cell>
              <table:table-cell office:value-type="float" office:value="18.557959">
                <text:p>18.557959</text:p>
              </table:table-cell>
              <table:table-cell office:value-type="float" office:value="13.775571">
                <text:p>13.775571</text:p>
              </table:table-cell>
            </table:table-row>
            <table:table-row>
              <table:table-cell office:value-type="string">
                <text:p>2019-10-03 05:57:21</text:p>
              </table:table-cell>
              <table:table-cell office:value-type="float" office:value="18.572435">
                <text:p>18.572435</text:p>
              </table:table-cell>
              <table:table-cell office:value-type="float" office:value="13.786007">
                <text:p>13.786007</text:p>
              </table:table-cell>
            </table:table-row>
            <table:table-row>
              <table:table-cell office:value-type="string">
                <text:p>2019-10-03 05:57:53</text:p>
              </table:table-cell>
              <table:table-cell office:value-type="float" office:value="18.586625">
                <text:p>18.586625</text:p>
              </table:table-cell>
              <table:table-cell office:value-type="float" office:value="13.797278">
                <text:p>13.797278</text:p>
              </table:table-cell>
            </table:table-row>
            <table:table-row>
              <table:table-cell office:value-type="string">
                <text:p>2019-10-03 05:58:20</text:p>
              </table:table-cell>
              <table:table-cell office:value-type="float" office:value="18.601818">
                <text:p>18.601818</text:p>
              </table:table-cell>
              <table:table-cell office:value-type="float" office:value="13.809316">
                <text:p>13.809316</text:p>
              </table:table-cell>
            </table:table-row>
            <table:table-row>
              <table:table-cell office:value-type="string">
                <text:p>2019-10-03 05:58:53</text:p>
              </table:table-cell>
              <table:table-cell office:value-type="float" office:value="18.615206">
                <text:p>18.615206</text:p>
              </table:table-cell>
              <table:table-cell office:value-type="float" office:value="13.818388">
                <text:p>13.818388</text:p>
              </table:table-cell>
            </table:table-row>
            <table:table-row>
              <table:table-cell office:value-type="string">
                <text:p>2019-10-03 05:59:44</text:p>
              </table:table-cell>
              <table:table-cell office:value-type="float" office:value="18.641606">
                <text:p>18.641606</text:p>
              </table:table-cell>
              <table:table-cell office:value-type="float" office:value="13.838576">
                <text:p>13.838576</text:p>
              </table:table-cell>
            </table:table-row>
            <table:table-row>
              <table:table-cell office:value-type="string">
                <text:p>2019-10-03 06:00:06</text:p>
              </table:table-cell>
              <table:table-cell office:value-type="float" office:value="18.648182">
                <text:p>18.648182</text:p>
              </table:table-cell>
              <table:table-cell office:value-type="float" office:value="13.843135">
                <text:p>13.843135</text:p>
              </table:table-cell>
            </table:table-row>
            <table:table-row>
              <table:table-cell office:value-type="string">
                <text:p>2019-10-03 06:00:26</text:p>
              </table:table-cell>
              <table:table-cell office:value-type="float" office:value="18.65499">
                <text:p>18.65499</text:p>
              </table:table-cell>
              <table:table-cell office:value-type="float" office:value="13.847711">
                <text:p>13.847711</text:p>
              </table:table-cell>
            </table:table-row>
            <table:table-row>
              <table:table-cell office:value-type="string">
                <text:p>2019-10-03 06:00:42</text:p>
              </table:table-cell>
              <table:table-cell office:value-type="float" office:value="18.661796">
                <text:p>18.661796</text:p>
              </table:table-cell>
              <table:table-cell office:value-type="float" office:value="13.852765">
                <text:p>13.852765</text:p>
              </table:table-cell>
            </table:table-row>
            <table:table-row>
              <table:table-cell office:value-type="string">
                <text:p>2019-10-03 06:01:05</text:p>
              </table:table-cell>
              <table:table-cell office:value-type="float" office:value="18.675754">
                <text:p>18.675754</text:p>
              </table:table-cell>
              <table:table-cell office:value-type="float" office:value="13.863893">
                <text:p>13.863893</text:p>
              </table:table-cell>
            </table:table-row>
            <table:table-row>
              <table:table-cell office:value-type="string">
                <text:p>2019-10-03 06:01:47</text:p>
              </table:table-cell>
              <table:table-cell office:value-type="float" office:value="18.695142">
                <text:p>18.695142</text:p>
              </table:table-cell>
              <table:table-cell office:value-type="float" office:value="13.877772">
                <text:p>13.877772</text:p>
              </table:table-cell>
            </table:table-row>
            <table:table-row>
              <table:table-cell office:value-type="string">
                <text:p>2019-10-03 06:02:21</text:p>
              </table:table-cell>
              <table:table-cell office:value-type="float" office:value="18.709217">
                <text:p>18.709217</text:p>
              </table:table-cell>
              <table:table-cell office:value-type="float" office:value="13.888952">
                <text:p>13.888952</text:p>
              </table:table-cell>
            </table:table-row>
            <table:table-row>
              <table:table-cell office:value-type="string">
                <text:p>2019-10-03 06:02:43</text:p>
              </table:table-cell>
              <table:table-cell office:value-type="float" office:value="18.716031">
                <text:p>18.716031</text:p>
              </table:table-cell>
              <table:table-cell office:value-type="float" office:value="13.894014">
                <text:p>13.894014</text:p>
              </table:table-cell>
            </table:table-row>
            <table:table-row>
              <table:table-cell office:value-type="string">
                <text:p>2019-10-03 06:03:09</text:p>
              </table:table-cell>
              <table:table-cell office:value-type="float" office:value="18.730724">
                <text:p>18.730724</text:p>
              </table:table-cell>
              <table:table-cell office:value-type="float" office:value="13.905311">
                <text:p>13.905311</text:p>
              </table:table-cell>
            </table:table-row>
            <table:table-row>
              <table:table-cell office:value-type="string">
                <text:p>2019-10-03 06:03:31</text:p>
              </table:table-cell>
              <table:table-cell office:value-type="float" office:value="18.737574">
                <text:p>18.737574</text:p>
              </table:table-cell>
              <table:table-cell office:value-type="float" office:value="13.910536">
                <text:p>13.910536</text:p>
              </table:table-cell>
            </table:table-row>
            <table:table-row>
              <table:table-cell office:value-type="string">
                <text:p>2019-10-03 06:03:47</text:p>
              </table:table-cell>
              <table:table-cell office:value-type="float" office:value="18.744382">
                <text:p>18.744382</text:p>
              </table:table-cell>
              <table:table-cell office:value-type="float" office:value="13.915098">
                <text:p>13.915098</text:p>
              </table:table-cell>
            </table:table-row>
            <table:table-row>
              <table:table-cell office:value-type="string">
                <text:p>2019-10-03 06:04:09</text:p>
              </table:table-cell>
              <table:table-cell office:value-type="float" office:value="18.751196">
                <text:p>18.751196</text:p>
              </table:table-cell>
              <table:table-cell office:value-type="float" office:value="13.92016">
                <text:p>13.92016</text:p>
              </table:table-cell>
            </table:table-row>
            <table:table-row>
              <table:table-cell office:value-type="string">
                <text:p>2019-10-03 06:04:31</text:p>
              </table:table-cell>
              <table:table-cell office:value-type="float" office:value="18.757829">
                <text:p>18.757829</text:p>
              </table:table-cell>
              <table:table-cell office:value-type="float" office:value="13.924862">
                <text:p>13.924862</text:p>
              </table:table-cell>
            </table:table-row>
            <table:table-row>
              <table:table-cell office:value-type="string">
                <text:p>2019-10-03 06:04:52</text:p>
              </table:table-cell>
              <table:table-cell office:value-type="float" office:value="18.764928">
                <text:p>18.764928</text:p>
              </table:table-cell>
              <table:table-cell office:value-type="float" office:value="13.929099">
                <text:p>13.929099</text:p>
              </table:table-cell>
            </table:table-row>
            <table:table-row>
              <table:table-cell office:value-type="string">
                <text:p>2019-10-03 06:05:09</text:p>
              </table:table-cell>
              <table:table-cell office:value-type="float" office:value="18.771546">
                <text:p>18.771546</text:p>
              </table:table-cell>
              <table:table-cell office:value-type="float" office:value="13.933706">
                <text:p>13.933706</text:p>
              </table:table-cell>
            </table:table-row>
            <table:table-row>
              <table:table-cell office:value-type="string">
                <text:p>2019-10-03 06:05:39</text:p>
              </table:table-cell>
              <table:table-cell office:value-type="float" office:value="18.786549">
                <text:p>18.786549</text:p>
              </table:table-cell>
              <table:table-cell office:value-type="float" office:value="13.945835">
                <text:p>13.945835</text:p>
              </table:table-cell>
            </table:table-row>
            <table:table-row>
              <table:table-cell office:value-type="string">
                <text:p>2019-10-03 06:06:01</text:p>
              </table:table-cell>
              <table:table-cell office:value-type="float" office:value="18.793363">
                <text:p>18.793363</text:p>
              </table:table-cell>
              <table:table-cell office:value-type="float" office:value="13.950897">
                <text:p>13.950897</text:p>
              </table:table-cell>
            </table:table-row>
            <table:table-row>
              <table:table-cell office:value-type="string">
                <text:p>2019-10-03 06:06:24</text:p>
              </table:table-cell>
              <table:table-cell office:value-type="float" office:value="18.807779">
                <text:p>18.807779</text:p>
              </table:table-cell>
              <table:table-cell office:value-type="float" office:value="13.959924">
                <text:p>13.959924</text:p>
              </table:table-cell>
            </table:table-row>
            <table:table-row>
              <table:table-cell office:value-type="string">
                <text:p>2019-10-03 06:06:46</text:p>
              </table:table-cell>
              <table:table-cell office:value-type="float" office:value="18.814389">
                <text:p>18.814389</text:p>
              </table:table-cell>
              <table:table-cell office:value-type="float" office:value="13.963949">
                <text:p>13.963949</text:p>
              </table:table-cell>
            </table:table-row>
            <table:table-row>
              <table:table-cell office:value-type="string">
                <text:p>2019-10-03 06:07:20</text:p>
              </table:table-cell>
              <table:table-cell office:value-type="float" office:value="18.828176">
                <text:p>18.828176</text:p>
              </table:table-cell>
              <table:table-cell office:value-type="float" office:value="13.974785">
                <text:p>13.974785</text:p>
              </table:table-cell>
            </table:table-row>
            <table:table-row>
              <table:table-cell office:value-type="string">
                <text:p>2019-10-03 06:07:51</text:p>
              </table:table-cell>
              <table:table-cell office:value-type="float" office:value="18.84222">
                <text:p>18.84222</text:p>
              </table:table-cell>
              <table:table-cell office:value-type="float" office:value="13.986256">
                <text:p>13.986256</text:p>
              </table:table-cell>
            </table:table-row>
            <table:table-row>
              <table:table-cell office:value-type="string">
                <text:p>2019-10-03 06:08:19</text:p>
              </table:table-cell>
              <table:table-cell office:value-type="float" office:value="18.858775">
                <text:p>18.858775</text:p>
              </table:table-cell>
              <table:table-cell office:value-type="float" office:value="13.998402">
                <text:p>13.998402</text:p>
              </table:table-cell>
            </table:table-row>
            <table:table-row>
              <table:table-cell office:value-type="string">
                <text:p>2019-10-03 06:08:41</text:p>
              </table:table-cell>
              <table:table-cell office:value-type="float" office:value="18.865441">
                <text:p>18.865441</text:p>
              </table:table-cell>
              <table:table-cell office:value-type="float" office:value="14.003164">
                <text:p>14.003164</text:p>
              </table:table-cell>
            </table:table-row>
            <table:table-row>
              <table:table-cell office:value-type="string">
                <text:p>2019-10-03 06:09:03</text:p>
              </table:table-cell>
              <table:table-cell office:value-type="float" office:value="18.871218">
                <text:p>18.871218</text:p>
              </table:table-cell>
              <table:table-cell office:value-type="float" office:value="14.005617">
                <text:p>14.005617</text:p>
              </table:table-cell>
            </table:table-row>
            <table:table-row>
              <table:table-cell office:value-type="string">
                <text:p>2019-10-03 06:09:39</text:p>
              </table:table-cell>
              <table:table-cell office:value-type="float" office:value="18.886233">
                <text:p>18.886233</text:p>
              </table:table-cell>
              <table:table-cell office:value-type="float" office:value="14.017614">
                <text:p>14.017614</text:p>
              </table:table-cell>
            </table:table-row>
            <table:table-row>
              <table:table-cell office:value-type="string">
                <text:p>2019-10-03 06:10:09</text:p>
              </table:table-cell>
              <table:table-cell office:value-type="float" office:value="18.901153">
                <text:p>18.901153</text:p>
              </table:table-cell>
              <table:table-cell office:value-type="float" office:value="14.029403">
                <text:p>14.029403</text:p>
              </table:table-cell>
            </table:table-row>
            <table:table-row>
              <table:table-cell office:value-type="string">
                <text:p>2019-10-03 06:10:31</text:p>
              </table:table-cell>
              <table:table-cell office:value-type="float" office:value="18.907759">
                <text:p>18.907759</text:p>
              </table:table-cell>
              <table:table-cell office:value-type="float" office:value="14.033964">
                <text:p>14.033964</text:p>
              </table:table-cell>
            </table:table-row>
            <table:table-row>
              <table:table-cell office:value-type="string">
                <text:p>2019-10-03 06:10:56</text:p>
              </table:table-cell>
              <table:table-cell office:value-type="float" office:value="18.922708">
                <text:p>18.922708</text:p>
              </table:table-cell>
              <table:table-cell office:value-type="float" office:value="14.045953">
                <text:p>14.045953</text:p>
              </table:table-cell>
            </table:table-row>
            <table:table-row>
              <table:table-cell office:value-type="string">
                <text:p>2019-10-03 06:11:15</text:p>
              </table:table-cell>
              <table:table-cell office:value-type="float" office:value="18.929522">
                <text:p>18.929522</text:p>
              </table:table-cell>
              <table:table-cell office:value-type="float" office:value="14.051015">
                <text:p>14.051015</text:p>
              </table:table-cell>
            </table:table-row>
            <table:table-row>
              <table:table-cell office:value-type="string">
                <text:p>2019-10-03 06:11:32</text:p>
              </table:table-cell>
              <table:table-cell office:value-type="float" office:value="18.935905">
                <text:p>18.935905</text:p>
              </table:table-cell>
              <table:table-cell office:value-type="float" office:value="14.054108">
                <text:p>14.054108</text:p>
              </table:table-cell>
            </table:table-row>
            <table:table-row>
              <table:table-cell office:value-type="string">
                <text:p>2019-10-03 06:12:06</text:p>
              </table:table-cell>
              <table:table-cell office:value-type="float" office:value="18.949958">
                <text:p>18.949958</text:p>
              </table:table-cell>
              <table:table-cell office:value-type="float" office:value="14.065151">
                <text:p>14.065151</text:p>
              </table:table-cell>
            </table:table-row>
            <table:table-row>
              <table:table-cell office:value-type="string">
                <text:p>2019-10-03 06:12:41</text:p>
              </table:table-cell>
              <table:table-cell office:value-type="float" office:value="18.96471">
                <text:p>18.96471</text:p>
              </table:table-cell>
              <table:table-cell office:value-type="float" office:value="14.076651">
                <text:p>14.076651</text:p>
              </table:table-cell>
            </table:table-row>
            <table:table-row>
              <table:table-cell office:value-type="string">
                <text:p>2019-10-03 06:13:02</text:p>
              </table:table-cell>
              <table:table-cell office:value-type="float" office:value="18.971778">
                <text:p>18.971778</text:p>
              </table:table-cell>
              <table:table-cell office:value-type="float" office:value="14.082205">
                <text:p>14.082205</text:p>
              </table:table-cell>
            </table:table-row>
            <table:table-row>
              <table:table-cell office:value-type="string">
                <text:p>2019-10-03 06:13:26</text:p>
              </table:table-cell>
              <table:table-cell office:value-type="float" office:value="18.986244">
                <text:p>18.986244</text:p>
              </table:table-cell>
              <table:table-cell office:value-type="float" office:value="14.092567">
                <text:p>14.092567</text:p>
              </table:table-cell>
            </table:table-row>
            <table:table-row>
              <table:table-cell office:value-type="string">
                <text:p>2019-10-03 06:13:58</text:p>
              </table:table-cell>
              <table:table-cell office:value-type="float" office:value="19.000434">
                <text:p>19.000434</text:p>
              </table:table-cell>
              <table:table-cell office:value-type="float" office:value="14.102812">
                <text:p>14.102812</text:p>
              </table:table-cell>
            </table:table-row>
            <table:table-row>
              <table:table-cell office:value-type="string">
                <text:p>2019-10-03 06:14:19</text:p>
              </table:table-cell>
              <table:table-cell office:value-type="float" office:value="19.007342">
                <text:p>19.007342</text:p>
              </table:table-cell>
              <table:table-cell office:value-type="float" office:value="14.107745">
                <text:p>14.107745</text:p>
              </table:table-cell>
            </table:table-row>
            <table:table-row>
              <table:table-cell office:value-type="string">
                <text:p>2019-10-03 06:14:36</text:p>
              </table:table-cell>
              <table:table-cell office:value-type="float" office:value="19.013948">
                <text:p>19.013948</text:p>
              </table:table-cell>
              <table:table-cell office:value-type="float" office:value="14.112307">
                <text:p>14.112307</text:p>
              </table:table-cell>
            </table:table-row>
            <table:table-row>
              <table:table-cell office:value-type="string">
                <text:p>2019-10-03 06:15:11</text:p>
              </table:table-cell>
              <table:table-cell office:value-type="float" office:value="19.028841">
                <text:p>19.028841</text:p>
              </table:table-cell>
              <table:table-cell office:value-type="float" office:value="14.123956">
                <text:p>14.123956</text:p>
              </table:table-cell>
            </table:table-row>
            <table:table-row>
              <table:table-cell office:value-type="string">
                <text:p>2019-10-03 06:15:33</text:p>
              </table:table-cell>
              <table:table-cell office:value-type="float" office:value="19.03435">
                <text:p>19.03435</text:p>
              </table:table-cell>
              <table:table-cell office:value-type="float" office:value="14.126454">
                <text:p>14.126454</text:p>
              </table:table-cell>
            </table:table-row>
            <table:table-row>
              <table:table-cell office:value-type="string">
                <text:p>2019-10-03 06:16:07</text:p>
              </table:table-cell>
              <table:table-cell office:value-type="float" office:value="19.04831">
                <text:p>19.04831</text:p>
              </table:table-cell>
              <table:table-cell office:value-type="float" office:value="14.137229">
                <text:p>14.137229</text:p>
              </table:table-cell>
            </table:table-row>
            <table:table-row>
              <table:table-cell office:value-type="string">
                <text:p>2019-10-03 06:16:25</text:p>
              </table:table-cell>
              <table:table-cell office:value-type="float" office:value="19.057773">
                <text:p>19.057773</text:p>
              </table:table-cell>
              <table:table-cell office:value-type="float" office:value="14.144906">
                <text:p>14.144906</text:p>
              </table:table-cell>
            </table:table-row>
            <table:table-row>
              <table:table-cell office:value-type="string">
                <text:p>2019-10-03 06:16:59</text:p>
              </table:table-cell>
              <table:table-cell office:value-type="float" office:value="19.071792">
                <text:p>19.071792</text:p>
              </table:table-cell>
              <table:table-cell office:value-type="float" office:value="14.155886">
                <text:p>14.155886</text:p>
              </table:table-cell>
            </table:table-row>
            <table:table-row>
              <table:table-cell office:value-type="string">
                <text:p>2019-10-03 06:17:15</text:p>
              </table:table-cell>
              <table:table-cell office:value-type="float" office:value="19.078368">
                <text:p>19.078368</text:p>
              </table:table-cell>
              <table:table-cell office:value-type="float" office:value="14.160444">
                <text:p>14.160444</text:p>
              </table:table-cell>
            </table:table-row>
            <table:table-row>
              <table:table-cell office:value-type="string">
                <text:p>2019-10-03 06:17:31</text:p>
              </table:table-cell>
              <table:table-cell office:value-type="float" office:value="19.085411">
                <text:p>19.085411</text:p>
              </table:table-cell>
              <table:table-cell office:value-type="float" office:value="14.165506">
                <text:p>14.165506</text:p>
              </table:table-cell>
            </table:table-row>
            <table:table-row>
              <table:table-cell office:value-type="string">
                <text:p>2019-10-03 06:18:07</text:p>
              </table:table-cell>
              <table:table-cell office:value-type="float" office:value="19.100104">
                <text:p>19.100104</text:p>
              </table:table-cell>
              <table:table-cell office:value-type="float" office:value="14.176817">
                <text:p>14.176817</text:p>
              </table:table-cell>
            </table:table-row>
            <table:table-row>
              <table:table-cell office:value-type="string">
                <text:p>2019-10-03 06:18:29</text:p>
              </table:table-cell>
              <table:table-cell office:value-type="float" office:value="19.114121">
                <text:p>19.114121</text:p>
              </table:table-cell>
              <table:table-cell office:value-type="float" office:value="14.188289">
                <text:p>14.188289</text:p>
              </table:table-cell>
            </table:table-row>
            <table:table-row>
              <table:table-cell office:value-type="string">
                <text:p>2019-10-03 06:18:53</text:p>
              </table:table-cell>
              <table:table-cell office:value-type="float" office:value="19.129086">
                <text:p>19.129086</text:p>
              </table:table-cell>
              <table:table-cell office:value-type="float" office:value="14.200208">
                <text:p>14.200208</text:p>
              </table:table-cell>
            </table:table-row>
            <table:table-row>
              <table:table-cell office:value-type="string">
                <text:p>2019-10-03 06:19:16</text:p>
              </table:table-cell>
              <table:table-cell office:value-type="float" office:value="19.142876">
                <text:p>19.142876</text:p>
              </table:table-cell>
              <table:table-cell office:value-type="float" office:value="14.211187">
                <text:p>14.211187</text:p>
              </table:table-cell>
            </table:table-row>
            <table:table-row>
              <table:table-cell office:value-type="string">
                <text:p>2019-10-03 06:19:38</text:p>
              </table:table-cell>
              <table:table-cell office:value-type="float" office:value="19.157274">
                <text:p>19.157274</text:p>
              </table:table-cell>
              <table:table-cell office:value-type="float" office:value="14.222817">
                <text:p>14.222817</text:p>
              </table:table-cell>
            </table:table-row>
            <table:table-row>
              <table:table-cell office:value-type="string">
                <text:p>2019-10-03 06:19:55</text:p>
              </table:table-cell>
              <table:table-cell office:value-type="float" office:value="19.164077">
                <text:p>19.164077</text:p>
              </table:table-cell>
              <table:table-cell office:value-type="float" office:value="14.227868">
                <text:p>14.227868</text:p>
              </table:table-cell>
            </table:table-row>
            <table:table-row>
              <table:table-cell office:value-type="string">
                <text:p>2019-10-03 06:20:22</text:p>
              </table:table-cell>
              <table:table-cell office:value-type="float" office:value="19.178062">
                <text:p>19.178062</text:p>
              </table:table-cell>
              <table:table-cell office:value-type="float" office:value="14.239134">
                <text:p>14.239134</text:p>
              </table:table-cell>
            </table:table-row>
            <table:table-row>
              <table:table-cell office:value-type="string">
                <text:p>2019-10-03 06:20:45</text:p>
              </table:table-cell>
              <table:table-cell office:value-type="float" office:value="19.193214">
                <text:p>19.193214</text:p>
              </table:table-cell>
              <table:table-cell office:value-type="float" office:value="14.251066">
                <text:p>14.251066</text:p>
              </table:table-cell>
            </table:table-row>
            <table:table-row>
              <table:table-cell office:value-type="string">
                <text:p>2019-10-03 06:21:07</text:p>
              </table:table-cell>
              <table:table-cell office:value-type="float" office:value="19.199847">
                <text:p>19.199847</text:p>
              </table:table-cell>
              <table:table-cell office:value-type="float" office:value="14.255908">
                <text:p>14.255908</text:p>
              </table:table-cell>
            </table:table-row>
            <table:table-row>
              <table:table-cell office:value-type="string">
                <text:p>2019-10-03 06:21:29</text:p>
              </table:table-cell>
              <table:table-cell office:value-type="float" office:value="19.206888">
                <text:p>19.206888</text:p>
              </table:table-cell>
              <table:table-cell office:value-type="float" office:value="14.261462">
                <text:p>14.261462</text:p>
              </table:table-cell>
            </table:table-row>
            <table:table-row>
              <table:table-cell office:value-type="string">
                <text:p>2019-10-03 06:21:46</text:p>
              </table:table-cell>
              <table:table-cell office:value-type="float" office:value="19.213494">
                <text:p>19.213494</text:p>
              </table:table-cell>
              <table:table-cell office:value-type="float" office:value="14.266164">
                <text:p>14.266164</text:p>
              </table:table-cell>
            </table:table-row>
            <table:table-row>
              <table:table-cell office:value-type="string">
                <text:p>2019-10-03 06:22:19</text:p>
              </table:table-cell>
              <table:table-cell office:value-type="float" office:value="19.227908">
                <text:p>19.227908</text:p>
              </table:table-cell>
              <table:table-cell office:value-type="float" office:value="14.277924">
                <text:p>14.277924</text:p>
              </table:table-cell>
            </table:table-row>
            <table:table-row>
              <table:table-cell office:value-type="string">
                <text:p>2019-10-03 06:22:35</text:p>
              </table:table-cell>
              <table:table-cell office:value-type="float" office:value="19.234578">
                <text:p>19.234578</text:p>
              </table:table-cell>
              <table:table-cell office:value-type="float" office:value="14.282695">
                <text:p>14.282695</text:p>
              </table:table-cell>
            </table:table-row>
            <table:table-row>
              <table:table-cell office:value-type="string">
                <text:p>2019-10-03 06:22:57</text:p>
              </table:table-cell>
              <table:table-cell office:value-type="float" office:value="19.241446">
                <text:p>19.241446</text:p>
              </table:table-cell>
              <table:table-cell office:value-type="float" office:value="14.287897">
                <text:p>14.287897</text:p>
              </table:table-cell>
            </table:table-row>
            <table:table-row>
              <table:table-cell office:value-type="string">
                <text:p>2019-10-03 06:23:21</text:p>
              </table:table-cell>
              <table:table-cell office:value-type="float" office:value="19.256397">
                <text:p>19.256397</text:p>
              </table:table-cell>
              <table:table-cell office:value-type="float" office:value="14.299393">
                <text:p>14.299393</text:p>
              </table:table-cell>
            </table:table-row>
            <table:table-row>
              <table:table-cell office:value-type="string">
                <text:p>2019-10-03 06:23:43</text:p>
              </table:table-cell>
              <table:table-cell office:value-type="float" office:value="19.263003">
                <text:p>19.263003</text:p>
              </table:table-cell>
              <table:table-cell office:value-type="float" office:value="14.303955">
                <text:p>14.303955</text:p>
              </table:table-cell>
            </table:table-row>
            <table:table-row>
              <table:table-cell office:value-type="string">
                <text:p>2019-10-03 06:24:16</text:p>
              </table:table-cell>
              <table:table-cell office:value-type="float" office:value="19.279895">
                <text:p>19.279895</text:p>
              </table:table-cell>
              <table:table-cell office:value-type="float" office:value="14.316473">
                <text:p>14.316473</text:p>
              </table:table-cell>
            </table:table-row>
            <table:table-row>
              <table:table-cell office:value-type="string">
                <text:p>2019-10-03 06:24:33</text:p>
              </table:table-cell>
              <table:table-cell office:value-type="float" office:value="19.286741">
                <text:p>19.286741</text:p>
              </table:table-cell>
              <table:table-cell office:value-type="float" office:value="14.321666">
                <text:p>14.321666</text:p>
              </table:table-cell>
            </table:table-row>
            <table:table-row>
              <table:table-cell office:value-type="string">
                <text:p>2019-10-03 06:24:55</text:p>
              </table:table-cell>
              <table:table-cell office:value-type="float" office:value="19.29225">
                <text:p>19.29225</text:p>
              </table:table-cell>
              <table:table-cell office:value-type="float" office:value="14.324164">
                <text:p>14.324164</text:p>
              </table:table-cell>
            </table:table-row>
            <table:table-row>
              <table:table-cell office:value-type="string">
                <text:p>2019-10-03 06:25:17</text:p>
              </table:table-cell>
              <table:table-cell office:value-type="float" office:value="19.298856">
                <text:p>19.298856</text:p>
              </table:table-cell>
              <table:table-cell office:value-type="float" office:value="14.328725">
                <text:p>14.328725</text:p>
              </table:table-cell>
            </table:table-row>
            <table:table-row>
              <table:table-cell office:value-type="string">
                <text:p>2019-10-03 06:25:39</text:p>
              </table:table-cell>
              <table:table-cell office:value-type="float" office:value="19.312872">
                <text:p>19.312872</text:p>
              </table:table-cell>
              <table:table-cell office:value-type="float" office:value="14.339702">
                <text:p>14.339702</text:p>
              </table:table-cell>
            </table:table-row>
            <table:table-row>
              <table:table-cell office:value-type="string">
                <text:p>2019-10-03 06:26:13</text:p>
              </table:table-cell>
              <table:table-cell office:value-type="float" office:value="19.327804">
                <text:p>19.327804</text:p>
              </table:table-cell>
              <table:table-cell office:value-type="float" office:value="14.351083">
                <text:p>14.351083</text:p>
              </table:table-cell>
            </table:table-row>
            <table:table-row>
              <table:table-cell office:value-type="string">
                <text:p>2019-10-03 06:26:36</text:p>
              </table:table-cell>
              <table:table-cell office:value-type="float" office:value="19.342788">
                <text:p>19.342788</text:p>
              </table:table-cell>
              <table:table-cell office:value-type="float" office:value="14.363218">
                <text:p>14.363218</text:p>
              </table:table-cell>
            </table:table-row>
            <table:table-row>
              <table:table-cell office:value-type="string">
                <text:p>2019-10-03 06:26:55</text:p>
              </table:table-cell>
              <table:table-cell office:value-type="float" office:value="19.349364">
                <text:p>19.349364</text:p>
              </table:table-cell>
              <table:table-cell office:value-type="float" office:value="14.367777">
                <text:p>14.367777</text:p>
              </table:table-cell>
            </table:table-row>
            <table:table-row>
              <table:table-cell office:value-type="string">
                <text:p>2019-10-03 06:27:31</text:p>
              </table:table-cell>
              <table:table-cell office:value-type="float" office:value="19.364113">
                <text:p>19.364113</text:p>
              </table:table-cell>
              <table:table-cell office:value-type="float" office:value="14.379275">
                <text:p>14.379275</text:p>
              </table:table-cell>
            </table:table-row>
            <table:table-row>
              <table:table-cell office:value-type="string">
                <text:p>2019-10-03 06:28:07</text:p>
              </table:table-cell>
              <table:table-cell office:value-type="float" office:value="19.379275">
                <text:p>19.379275</text:p>
              </table:table-cell>
              <table:table-cell office:value-type="float" office:value="14.391151">
                <text:p>14.391151</text:p>
              </table:table-cell>
            </table:table-row>
            <table:table-row>
              <table:table-cell office:value-type="string">
                <text:p>2019-10-03 06:28:29</text:p>
              </table:table-cell>
              <table:table-cell office:value-type="float" office:value="19.386117">
                <text:p>19.386117</text:p>
              </table:table-cell>
              <table:table-cell office:value-type="float" office:value="14.396368">
                <text:p>14.396368</text:p>
              </table:table-cell>
            </table:table-row>
            <table:table-row>
              <table:table-cell office:value-type="string">
                <text:p>2019-10-03 06:28:46</text:p>
              </table:table-cell>
              <table:table-cell office:value-type="float" office:value="19.392465">
                <text:p>19.392465</text:p>
              </table:table-cell>
              <table:table-cell office:value-type="float" office:value="14.399312">
                <text:p>14.399312</text:p>
              </table:table-cell>
            </table:table-row>
            <table:table-row>
              <table:table-cell office:value-type="string">
                <text:p>2019-10-03 06:29:15</text:p>
              </table:table-cell>
              <table:table-cell office:value-type="float" office:value="19.407814">
                <text:p>19.407814</text:p>
              </table:table-cell>
              <table:table-cell office:value-type="float" office:value="14.411589">
                <text:p>14.411589</text:p>
              </table:table-cell>
            </table:table-row>
            <table:table-row>
              <table:table-cell office:value-type="string">
                <text:p>2019-10-03 06:29:50</text:p>
              </table:table-cell>
              <table:table-cell office:value-type="float" office:value="19.422768">
                <text:p>19.422768</text:p>
              </table:table-cell>
              <table:table-cell office:value-type="float" office:value="14.423089">
                <text:p>14.423089</text:p>
              </table:table-cell>
            </table:table-row>
            <table:table-row>
              <table:table-cell office:value-type="string">
                <text:p>2019-10-03 06:30:12</text:p>
              </table:table-cell>
              <table:table-cell office:value-type="float" office:value="19.429401">
                <text:p>19.429401</text:p>
              </table:table-cell>
              <table:table-cell office:value-type="float" office:value="14.427929">
                <text:p>14.427929</text:p>
              </table:table-cell>
            </table:table-row>
            <table:table-row>
              <table:table-cell office:value-type="string">
                <text:p>2019-10-03 06:30:45</text:p>
              </table:table-cell>
              <table:table-cell office:value-type="float" office:value="19.44456">
                <text:p>19.44456</text:p>
              </table:table-cell>
              <table:table-cell office:value-type="float" office:value="14.439787">
                <text:p>14.439787</text:p>
              </table:table-cell>
            </table:table-row>
            <table:table-row>
              <table:table-cell office:value-type="string">
                <text:p>2019-10-03 06:31:20</text:p>
              </table:table-cell>
              <table:table-cell office:value-type="float" office:value="19.459685">
                <text:p>19.459685</text:p>
              </table:table-cell>
              <table:table-cell office:value-type="float" office:value="14.451579">
                <text:p>14.451579</text:p>
              </table:table-cell>
            </table:table-row>
            <table:table-row>
              <table:table-cell office:value-type="string">
                <text:p>2019-10-03 06:31:42</text:p>
              </table:table-cell>
              <table:table-cell office:value-type="float" office:value="19.466955">
                <text:p>19.466955</text:p>
              </table:table-cell>
              <table:table-cell office:value-type="float" office:value="14.456107">
                <text:p>14.456107</text:p>
              </table:table-cell>
            </table:table-row>
            <table:table-row>
              <table:table-cell office:value-type="string">
                <text:p>2019-10-03 06:32:15</text:p>
              </table:table-cell>
              <table:table-cell office:value-type="float" office:value="19.481126">
                <text:p>19.481126</text:p>
              </table:table-cell>
              <table:table-cell office:value-type="float" office:value="14.467245">
                <text:p>14.467245</text:p>
              </table:table-cell>
            </table:table-row>
            <table:table-row>
              <table:table-cell office:value-type="string">
                <text:p>2019-10-03 06:32:39</text:p>
              </table:table-cell>
              <table:table-cell office:value-type="float" office:value="19.495372">
                <text:p>19.495372</text:p>
              </table:table-cell>
              <table:table-cell office:value-type="float" office:value="14.478716">
                <text:p>14.478716</text:p>
              </table:table-cell>
            </table:table-row>
            <table:table-row>
              <table:table-cell office:value-type="string">
                <text:p>2019-10-03 06:33:03</text:p>
              </table:table-cell>
              <table:table-cell office:value-type="float" office:value="19.510721">
                <text:p>19.510721</text:p>
              </table:table-cell>
              <table:table-cell office:value-type="float" office:value="14.490997">
                <text:p>14.490997</text:p>
              </table:table-cell>
            </table:table-row>
            <table:table-row>
              <table:table-cell office:value-type="string">
                <text:p>2019-10-03 06:33:19</text:p>
              </table:table-cell>
              <table:table-cell office:value-type="float" office:value="19.517324">
                <text:p>19.517324</text:p>
              </table:table-cell>
              <table:table-cell office:value-type="float" office:value="14.495555">
                <text:p>14.495555</text:p>
              </table:table-cell>
            </table:table-row>
            <table:table-row>
              <table:table-cell office:value-type="string">
                <text:p>2019-10-03 06:33:36</text:p>
              </table:table-cell>
              <table:table-cell office:value-type="float" office:value="19.52393">
                <text:p>19.52393</text:p>
              </table:table-cell>
              <table:table-cell office:value-type="float" office:value="14.500257">
                <text:p>14.500257</text:p>
              </table:table-cell>
            </table:table-row>
            <table:table-row>
              <table:table-cell office:value-type="string">
                <text:p>2019-10-03 06:34:05</text:p>
              </table:table-cell>
              <table:table-cell office:value-type="float" office:value="19.538117">
                <text:p>19.538117</text:p>
              </table:table-cell>
              <table:table-cell office:value-type="float" office:value="14.511523">
                <text:p>14.511523</text:p>
              </table:table-cell>
            </table:table-row>
            <table:table-row>
              <table:table-cell office:value-type="string">
                <text:p>2019-10-03 06:34:36</text:p>
              </table:table-cell>
              <table:table-cell office:value-type="float" office:value="19.554528">
                <text:p>19.554528</text:p>
              </table:table-cell>
              <table:table-cell office:value-type="float" office:value="14.524265">
                <text:p>14.524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